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075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1.989in"/>
    </style:style>
    <style:style style:name="co4" style:family="table-column">
      <style:table-column-properties fo:break-before="auto" style:column-width="0.961in"/>
    </style:style>
    <style:style style:name="co5" style:family="table-column">
      <style:table-column-properties fo:break-before="auto" style:column-width="1.711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8319in"/>
    </style:style>
    <style:style style:name="co8" style:family="table-column">
      <style:table-column-properties fo:break-before="auto" style:column-width="1.61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" style:font-name-complex="Lohit Hindi"/>
    </style:style>
    <style:style style:name="ce4" style:family="table-cell" style:parent-style-name="Default" style:data-style-name="N100"/>
  </office:automatic-styles>
  <office:body>
    <office:spreadsheet>
      <table:calculation-settings table:case-sensitive="false" table:automatic-find-labels="false"/>
      <table:table table:name="Aggregated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Aggregated Result All</text:p>
          </table:table-cell>
          <table:table-cell table:style-name="ce3" office:value-type="string">
            <text:p>Aggregated Result Default</text:p>
          </table:table-cell>
          <table:table-cell table:style-name="ce3" office:value-type="string">
            <text:p>Aggregated Result Heuristic</text:p>
          </table:table-cell>
          <table:table-cell office:value-type="string">
            <text:p>ValueNoRef</text:p>
          </table:table-cell>
          <table:table-cell office:value-type="string">
            <text:p>ValueDefaultDynamicItp</text:p>
          </table:table-cell>
          <table:table-cell table:style-name="ce3" office:value-type="string">
            <text:p>ValueDefaultStaticItp</text:p>
          </table:table-cell>
          <table:table-cell office:value-type="string">
            <text:p>ValueHeuristicDynamicItp</text:p>
          </table:table-cell>
          <table:table-cell table:style-name="ce3" office:value-type="string">
            <text:p>ValueHeuristicStaticItp</text:p>
          </table:table-cell>
          <table:table-cell office:value-type="string">
            <text:p>PredicateAnalysis</text:p>
          </table:table-cell>
        </table:table-row>
        <table:table-row table:style-name="ro2">
          <table:table-cell office:value-type="string">
            <text:p>../benchmarks/ECA2014/ </text:p>
          </table:table-cell>
          <table:table-cell table:number-columns-repeated="3"/>
          <table:table-cell table:number-columns-repeated="4" office:value-type="string">
            <text:p>status </text:p>
          </table:table-cell>
          <table:table-cell office:value-type="string">
            <text:p>status</text:p>
          </table:table-cell>
          <table:table-cell/>
        </table:table-row>
        <table:table-row table:style-name="ro3">
          <table:table-cell office:value-type="string">
            <text:p>Problem01_00.c.i </text:p>
          </table:table-cell>
          <table:table-cell table:formula="of:=IF(OR([.E3]=&quot;true&quot;; [.F3]=&quot;true&quot;; [.G3]=&quot;true&quot;; [.H3]=&quot;true&quot;; [.I3]=&quot;true&quot;; [.J3]=&quot;true&quot;); &quot;true&quot;; IF(OR([.E3]=&quot;false reach&quot;; [.F3]=&quot;false reach&quot;; [.G3]=&quot;false reach&quot;; [.H3]=&quot;false reach&quot;; [.I3]=&quot;false reach&quot;; [.J3]=&quot;false reach&quot;); &quot;false&quot;; &quot;unknown&quot;))" office:value-type="string" office:string-value="true">
            <text:p>true</text:p>
          </table:table-cell>
          <table:table-cell table:style-name="ce3" table:formula="of:=IF(OR([.F3]=&quot;true&quot;; [.G3]=&quot;true&quot;); &quot;true&quot;; IF(OR([.F3]=&quot;false reach&quot;; [.G3]=&quot;false reach&quot;); &quot;false&quot;; &quot;unknown&quot;))" office:value-type="string" office:string-value="true">
            <text:p>true</text:p>
          </table:table-cell>
          <table:table-cell table:style-name="ce3" table:formula="of:=IF(OR([.H3]=&quot;true&quot;; [.I3]=&quot;true&quot;); &quot;true&quot;; IF(OR([.H3]=&quot;false reach&quot;; [.I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01.c.i </text:p>
          </table:table-cell>
          <table:table-cell table:formula="of:=IF(OR([.E4]=&quot;true&quot;; [.F4]=&quot;true&quot;; [.G4]=&quot;true&quot;; [.H4]=&quot;true&quot;; [.I4]=&quot;true&quot;; [.J4]=&quot;true&quot;); &quot;true&quot;; IF(OR([.E4]=&quot;false reach&quot;; [.F4]=&quot;false reach&quot;; [.G4]=&quot;false reach&quot;; [.H4]=&quot;false reach&quot;; [.I4]=&quot;false reach&quot;; [.J4]=&quot;false reach&quot;); &quot;false&quot;; &quot;unknown&quot;))" office:value-type="string" office:string-value="true">
            <text:p>true</text:p>
          </table:table-cell>
          <table:table-cell table:style-name="ce3" table:formula="of:=IF(OR([.F4]=&quot;true&quot;; [.G4]=&quot;true&quot;); &quot;true&quot;; IF(OR([.F4]=&quot;false reach&quot;; [.G4]=&quot;false reach&quot;); &quot;false&quot;; &quot;unknown&quot;))" office:value-type="string" office:string-value="true">
            <text:p>true</text:p>
          </table:table-cell>
          <table:table-cell table:style-name="ce3" table:formula="of:=IF(OR([.H4]=&quot;true&quot;; [.I4]=&quot;true&quot;); &quot;true&quot;; IF(OR([.H4]=&quot;false reach&quot;; [.I4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02.c.i </text:p>
          </table:table-cell>
          <table:table-cell table:formula="of:=IF(OR([.E5]=&quot;true&quot;; [.F5]=&quot;true&quot;; [.G5]=&quot;true&quot;; [.H5]=&quot;true&quot;; [.I5]=&quot;true&quot;; [.J5]=&quot;true&quot;); &quot;true&quot;; IF(OR([.E5]=&quot;false reach&quot;; [.F5]=&quot;false reach&quot;; [.G5]=&quot;false reach&quot;; [.H5]=&quot;false reach&quot;; [.I5]=&quot;false reach&quot;; [.J5]=&quot;false reach&quot;); &quot;false&quot;; &quot;unknown&quot;))" office:value-type="string" office:string-value="true">
            <text:p>true</text:p>
          </table:table-cell>
          <table:table-cell table:style-name="ce3" table:formula="of:=IF(OR([.F5]=&quot;true&quot;; [.G5]=&quot;true&quot;); &quot;true&quot;; IF(OR([.F5]=&quot;false reach&quot;; [.G5]=&quot;false reach&quot;); &quot;false&quot;; &quot;unknown&quot;))" office:value-type="string" office:string-value="true">
            <text:p>true</text:p>
          </table:table-cell>
          <table:table-cell table:style-name="ce3" table:formula="of:=IF(OR([.H5]=&quot;true&quot;; [.I5]=&quot;true&quot;); &quot;true&quot;; IF(OR([.H5]=&quot;false reach&quot;; [.I5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03.c.i </text:p>
          </table:table-cell>
          <table:table-cell table:formula="of:=IF(OR([.E6]=&quot;true&quot;; [.F6]=&quot;true&quot;; [.G6]=&quot;true&quot;; [.H6]=&quot;true&quot;; [.I6]=&quot;true&quot;; [.J6]=&quot;true&quot;); &quot;true&quot;; IF(OR([.E6]=&quot;false reach&quot;; [.F6]=&quot;false reach&quot;; [.G6]=&quot;false reach&quot;; [.H6]=&quot;false reach&quot;; [.I6]=&quot;false reach&quot;; [.J6]=&quot;false reach&quot;); &quot;false&quot;; &quot;unknown&quot;))" office:value-type="string" office:string-value="false">
            <text:p>false</text:p>
          </table:table-cell>
          <table:table-cell table:style-name="ce3" table:formula="of:=IF(OR([.F6]=&quot;true&quot;; [.G6]=&quot;true&quot;); &quot;true&quot;; IF(OR([.F6]=&quot;false reach&quot;; [.G6]=&quot;false reach&quot;); &quot;false&quot;; &quot;unknown&quot;))" office:value-type="string" office:string-value="false">
            <text:p>false</text:p>
          </table:table-cell>
          <table:table-cell table:style-name="ce3" table:formula="of:=IF(OR([.H6]=&quot;true&quot;; [.I6]=&quot;true&quot;); &quot;true&quot;; IF(OR([.H6]=&quot;false reach&quot;; [.I6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04.c.i </text:p>
          </table:table-cell>
          <table:table-cell table:formula="of:=IF(OR([.E7]=&quot;true&quot;; [.F7]=&quot;true&quot;; [.G7]=&quot;true&quot;; [.H7]=&quot;true&quot;; [.I7]=&quot;true&quot;; [.J7]=&quot;true&quot;); &quot;true&quot;; IF(OR([.E7]=&quot;false reach&quot;; [.F7]=&quot;false reach&quot;; [.G7]=&quot;false reach&quot;; [.H7]=&quot;false reach&quot;; [.I7]=&quot;false reach&quot;; [.J7]=&quot;false reach&quot;); &quot;false&quot;; &quot;unknown&quot;))" office:value-type="string" office:string-value="false">
            <text:p>false</text:p>
          </table:table-cell>
          <table:table-cell table:style-name="ce3" table:formula="of:=IF(OR([.F7]=&quot;true&quot;; [.G7]=&quot;true&quot;); &quot;true&quot;; IF(OR([.F7]=&quot;false reach&quot;; [.G7]=&quot;false reach&quot;); &quot;false&quot;; &quot;unknown&quot;))" office:value-type="string" office:string-value="false">
            <text:p>false</text:p>
          </table:table-cell>
          <table:table-cell table:style-name="ce3" table:formula="of:=IF(OR([.H7]=&quot;true&quot;; [.I7]=&quot;true&quot;); &quot;true&quot;; IF(OR([.H7]=&quot;false reach&quot;; [.I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05.c.i </text:p>
          </table:table-cell>
          <table:table-cell table:formula="of:=IF(OR([.E8]=&quot;true&quot;; [.F8]=&quot;true&quot;; [.G8]=&quot;true&quot;; [.H8]=&quot;true&quot;; [.I8]=&quot;true&quot;; [.J8]=&quot;true&quot;); &quot;true&quot;; IF(OR([.E8]=&quot;false reach&quot;; [.F8]=&quot;false reach&quot;; [.G8]=&quot;false reach&quot;; [.H8]=&quot;false reach&quot;; [.I8]=&quot;false reach&quot;; [.J8]=&quot;false reach&quot;); &quot;false&quot;; &quot;unknown&quot;))" office:value-type="string" office:string-value="true">
            <text:p>true</text:p>
          </table:table-cell>
          <table:table-cell table:style-name="ce3" table:formula="of:=IF(OR([.F8]=&quot;true&quot;; [.G8]=&quot;true&quot;); &quot;true&quot;; IF(OR([.F8]=&quot;false reach&quot;; [.G8]=&quot;false reach&quot;); &quot;false&quot;; &quot;unknown&quot;))" office:value-type="string" office:string-value="true">
            <text:p>true</text:p>
          </table:table-cell>
          <table:table-cell table:style-name="ce3" table:formula="of:=IF(OR([.H8]=&quot;true&quot;; [.I8]=&quot;true&quot;); &quot;true&quot;; IF(OR([.H8]=&quot;false reach&quot;; [.I8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06.c.i </text:p>
          </table:table-cell>
          <table:table-cell table:formula="of:=IF(OR([.E9]=&quot;true&quot;; [.F9]=&quot;true&quot;; [.G9]=&quot;true&quot;; [.H9]=&quot;true&quot;; [.I9]=&quot;true&quot;; [.J9]=&quot;true&quot;); &quot;true&quot;; IF(OR([.E9]=&quot;false reach&quot;; [.F9]=&quot;false reach&quot;; [.G9]=&quot;false reach&quot;; [.H9]=&quot;false reach&quot;; [.I9]=&quot;false reach&quot;; [.J9]=&quot;false reach&quot;); &quot;false&quot;; &quot;unknown&quot;))" office:value-type="string" office:string-value="false">
            <text:p>false</text:p>
          </table:table-cell>
          <table:table-cell table:style-name="ce3" table:formula="of:=IF(OR([.F9]=&quot;true&quot;; [.G9]=&quot;true&quot;); &quot;true&quot;; IF(OR([.F9]=&quot;false reach&quot;; [.G9]=&quot;false reach&quot;); &quot;false&quot;; &quot;unknown&quot;))" office:value-type="string" office:string-value="false">
            <text:p>false</text:p>
          </table:table-cell>
          <table:table-cell table:style-name="ce3" table:formula="of:=IF(OR([.H9]=&quot;true&quot;; [.I9]=&quot;true&quot;); &quot;true&quot;; IF(OR([.H9]=&quot;false reach&quot;; [.I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07.c.i </text:p>
          </table:table-cell>
          <table:table-cell table:formula="of:=IF(OR([.E10]=&quot;true&quot;; [.F10]=&quot;true&quot;; [.G10]=&quot;true&quot;; [.H10]=&quot;true&quot;; [.I10]=&quot;true&quot;; [.J10]=&quot;true&quot;); &quot;true&quot;; IF(OR([.E10]=&quot;false reach&quot;; [.F10]=&quot;false reach&quot;; [.G10]=&quot;false reach&quot;; [.H10]=&quot;false reach&quot;; [.I10]=&quot;false reach&quot;; [.J10]=&quot;false reach&quot;); &quot;false&quot;; &quot;unknown&quot;))" office:value-type="string" office:string-value="true">
            <text:p>true</text:p>
          </table:table-cell>
          <table:table-cell table:style-name="ce3" table:formula="of:=IF(OR([.F10]=&quot;true&quot;; [.G10]=&quot;true&quot;); &quot;true&quot;; IF(OR([.F10]=&quot;false reach&quot;; [.G10]=&quot;false reach&quot;); &quot;false&quot;; &quot;unknown&quot;))" office:value-type="string" office:string-value="true">
            <text:p>true</text:p>
          </table:table-cell>
          <table:table-cell table:style-name="ce3" table:formula="of:=IF(OR([.H10]=&quot;true&quot;; [.I10]=&quot;true&quot;); &quot;true&quot;; IF(OR([.H10]=&quot;false reach&quot;; [.I10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08.c.i </text:p>
          </table:table-cell>
          <table:table-cell table:formula="of:=IF(OR([.E11]=&quot;true&quot;; [.F11]=&quot;true&quot;; [.G11]=&quot;true&quot;; [.H11]=&quot;true&quot;; [.I11]=&quot;true&quot;; [.J11]=&quot;true&quot;); &quot;true&quot;; IF(OR([.E11]=&quot;false reach&quot;; [.F11]=&quot;false reach&quot;; [.G11]=&quot;false reach&quot;; [.H11]=&quot;false reach&quot;; [.I11]=&quot;false reach&quot;; [.J11]=&quot;false reach&quot;); &quot;false&quot;; &quot;unknown&quot;))" office:value-type="string" office:string-value="true">
            <text:p>true</text:p>
          </table:table-cell>
          <table:table-cell table:style-name="ce3" table:formula="of:=IF(OR([.F11]=&quot;true&quot;; [.G11]=&quot;true&quot;); &quot;true&quot;; IF(OR([.F11]=&quot;false reach&quot;; [.G11]=&quot;false reach&quot;); &quot;false&quot;; &quot;unknown&quot;))" office:value-type="string" office:string-value="true">
            <text:p>true</text:p>
          </table:table-cell>
          <table:table-cell table:style-name="ce3" table:formula="of:=IF(OR([.H11]=&quot;true&quot;; [.I11]=&quot;true&quot;); &quot;true&quot;; IF(OR([.H11]=&quot;false reach&quot;; [.I1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09.c.i </text:p>
          </table:table-cell>
          <table:table-cell table:formula="of:=IF(OR([.E12]=&quot;true&quot;; [.F12]=&quot;true&quot;; [.G12]=&quot;true&quot;; [.H12]=&quot;true&quot;; [.I12]=&quot;true&quot;; [.J12]=&quot;true&quot;); &quot;true&quot;; IF(OR([.E12]=&quot;false reach&quot;; [.F12]=&quot;false reach&quot;; [.G12]=&quot;false reach&quot;; [.H12]=&quot;false reach&quot;; [.I12]=&quot;false reach&quot;; [.J12]=&quot;false reach&quot;); &quot;false&quot;; &quot;unknown&quot;))" office:value-type="string" office:string-value="false">
            <text:p>false</text:p>
          </table:table-cell>
          <table:table-cell table:style-name="ce3" table:formula="of:=IF(OR([.F12]=&quot;true&quot;; [.G12]=&quot;true&quot;); &quot;true&quot;; IF(OR([.F12]=&quot;false reach&quot;; [.G12]=&quot;false reach&quot;); &quot;false&quot;; &quot;unknown&quot;))" office:value-type="string" office:string-value="false">
            <text:p>false</text:p>
          </table:table-cell>
          <table:table-cell table:style-name="ce3" table:formula="of:=IF(OR([.H12]=&quot;true&quot;; [.I12]=&quot;true&quot;); &quot;true&quot;; IF(OR([.H12]=&quot;false reach&quot;; [.I1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1_10.c.i </text:p>
          </table:table-cell>
          <table:table-cell table:formula="of:=IF(OR([.E13]=&quot;true&quot;; [.F13]=&quot;true&quot;; [.G13]=&quot;true&quot;; [.H13]=&quot;true&quot;; [.I13]=&quot;true&quot;; [.J13]=&quot;true&quot;); &quot;true&quot;; IF(OR([.E13]=&quot;false reach&quot;; [.F13]=&quot;false reach&quot;; [.G13]=&quot;false reach&quot;; [.H13]=&quot;false reach&quot;; [.I13]=&quot;false reach&quot;; [.J13]=&quot;false reach&quot;); &quot;false&quot;; &quot;unknown&quot;))" office:value-type="string" office:string-value="true">
            <text:p>true</text:p>
          </table:table-cell>
          <table:table-cell table:style-name="ce3" table:formula="of:=IF(OR([.F13]=&quot;true&quot;; [.G13]=&quot;true&quot;); &quot;true&quot;; IF(OR([.F13]=&quot;false reach&quot;; [.G13]=&quot;false reach&quot;); &quot;false&quot;; &quot;unknown&quot;))" office:value-type="string" office:string-value="true">
            <text:p>true</text:p>
          </table:table-cell>
          <table:table-cell table:style-name="ce3" table:formula="of:=IF(OR([.H13]=&quot;true&quot;; [.I13]=&quot;true&quot;); &quot;true&quot;; IF(OR([.H13]=&quot;false reach&quot;; [.I1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11.c.i </text:p>
          </table:table-cell>
          <table:table-cell table:formula="of:=IF(OR([.E14]=&quot;true&quot;; [.F14]=&quot;true&quot;; [.G14]=&quot;true&quot;; [.H14]=&quot;true&quot;; [.I14]=&quot;true&quot;; [.J14]=&quot;true&quot;); &quot;true&quot;; IF(OR([.E14]=&quot;false reach&quot;; [.F14]=&quot;false reach&quot;; [.G14]=&quot;false reach&quot;; [.H14]=&quot;false reach&quot;; [.I14]=&quot;false reach&quot;; [.J14]=&quot;false reach&quot;); &quot;false&quot;; &quot;unknown&quot;))" office:value-type="string" office:string-value="false">
            <text:p>false</text:p>
          </table:table-cell>
          <table:table-cell table:style-name="ce3" table:formula="of:=IF(OR([.F14]=&quot;true&quot;; [.G14]=&quot;true&quot;); &quot;true&quot;; IF(OR([.F14]=&quot;false reach&quot;; [.G14]=&quot;false reach&quot;); &quot;false&quot;; &quot;unknown&quot;))" office:value-type="string" office:string-value="false">
            <text:p>false</text:p>
          </table:table-cell>
          <table:table-cell table:style-name="ce3" table:formula="of:=IF(OR([.H14]=&quot;true&quot;; [.I14]=&quot;true&quot;); &quot;true&quot;; IF(OR([.H14]=&quot;false reach&quot;; [.I14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12.c.i </text:p>
          </table:table-cell>
          <table:table-cell table:formula="of:=IF(OR([.E15]=&quot;true&quot;; [.F15]=&quot;true&quot;; [.G15]=&quot;true&quot;; [.H15]=&quot;true&quot;; [.I15]=&quot;true&quot;; [.J15]=&quot;true&quot;); &quot;true&quot;; IF(OR([.E15]=&quot;false reach&quot;; [.F15]=&quot;false reach&quot;; [.G15]=&quot;false reach&quot;; [.H15]=&quot;false reach&quot;; [.I15]=&quot;false reach&quot;; [.J15]=&quot;false reach&quot;); &quot;false&quot;; &quot;unknown&quot;))" office:value-type="string" office:string-value="true">
            <text:p>true</text:p>
          </table:table-cell>
          <table:table-cell table:style-name="ce3" table:formula="of:=IF(OR([.F15]=&quot;true&quot;; [.G15]=&quot;true&quot;); &quot;true&quot;; IF(OR([.F15]=&quot;false reach&quot;; [.G15]=&quot;false reach&quot;); &quot;false&quot;; &quot;unknown&quot;))" office:value-type="string" office:string-value="true">
            <text:p>true</text:p>
          </table:table-cell>
          <table:table-cell table:style-name="ce3" table:formula="of:=IF(OR([.H15]=&quot;true&quot;; [.I15]=&quot;true&quot;); &quot;true&quot;; IF(OR([.H15]=&quot;false reach&quot;; [.I15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13.c.i </text:p>
          </table:table-cell>
          <table:table-cell table:formula="of:=IF(OR([.E16]=&quot;true&quot;; [.F16]=&quot;true&quot;; [.G16]=&quot;true&quot;; [.H16]=&quot;true&quot;; [.I16]=&quot;true&quot;; [.J16]=&quot;true&quot;); &quot;true&quot;; IF(OR([.E16]=&quot;false reach&quot;; [.F16]=&quot;false reach&quot;; [.G16]=&quot;false reach&quot;; [.H16]=&quot;false reach&quot;; [.I16]=&quot;false reach&quot;; [.J16]=&quot;false reach&quot;); &quot;false&quot;; &quot;unknown&quot;))" office:value-type="string" office:string-value="true">
            <text:p>true</text:p>
          </table:table-cell>
          <table:table-cell table:style-name="ce3" table:formula="of:=IF(OR([.F16]=&quot;true&quot;; [.G16]=&quot;true&quot;); &quot;true&quot;; IF(OR([.F16]=&quot;false reach&quot;; [.G16]=&quot;false reach&quot;); &quot;false&quot;; &quot;unknown&quot;))" office:value-type="string" office:string-value="true">
            <text:p>true</text:p>
          </table:table-cell>
          <table:table-cell table:style-name="ce3" table:formula="of:=IF(OR([.H16]=&quot;true&quot;; [.I16]=&quot;true&quot;); &quot;true&quot;; IF(OR([.H16]=&quot;false reach&quot;; [.I16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14.c.i </text:p>
          </table:table-cell>
          <table:table-cell table:formula="of:=IF(OR([.E17]=&quot;true&quot;; [.F17]=&quot;true&quot;; [.G17]=&quot;true&quot;; [.H17]=&quot;true&quot;; [.I17]=&quot;true&quot;; [.J17]=&quot;true&quot;); &quot;true&quot;; IF(OR([.E17]=&quot;false reach&quot;; [.F17]=&quot;false reach&quot;; [.G17]=&quot;false reach&quot;; [.H17]=&quot;false reach&quot;; [.I17]=&quot;false reach&quot;; [.J17]=&quot;false reach&quot;); &quot;false&quot;; &quot;unknown&quot;))" office:value-type="string" office:string-value="false">
            <text:p>false</text:p>
          </table:table-cell>
          <table:table-cell table:style-name="ce3" table:formula="of:=IF(OR([.F17]=&quot;true&quot;; [.G17]=&quot;true&quot;); &quot;true&quot;; IF(OR([.F17]=&quot;false reach&quot;; [.G17]=&quot;false reach&quot;); &quot;false&quot;; &quot;unknown&quot;))" office:value-type="string" office:string-value="false">
            <text:p>false</text:p>
          </table:table-cell>
          <table:table-cell table:style-name="ce3" table:formula="of:=IF(OR([.H17]=&quot;true&quot;; [.I17]=&quot;true&quot;); &quot;true&quot;; IF(OR([.H17]=&quot;false reach&quot;; [.I1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15.c.i </text:p>
          </table:table-cell>
          <table:table-cell table:formula="of:=IF(OR([.E18]=&quot;true&quot;; [.F18]=&quot;true&quot;; [.G18]=&quot;true&quot;; [.H18]=&quot;true&quot;; [.I18]=&quot;true&quot;; [.J18]=&quot;true&quot;); &quot;true&quot;; IF(OR([.E18]=&quot;false reach&quot;; [.F18]=&quot;false reach&quot;; [.G18]=&quot;false reach&quot;; [.H18]=&quot;false reach&quot;; [.I18]=&quot;false reach&quot;; [.J18]=&quot;false reach&quot;); &quot;false&quot;; &quot;unknown&quot;))" office:value-type="string" office:string-value="false">
            <text:p>false</text:p>
          </table:table-cell>
          <table:table-cell table:style-name="ce3" table:formula="of:=IF(OR([.F18]=&quot;true&quot;; [.G18]=&quot;true&quot;); &quot;true&quot;; IF(OR([.F18]=&quot;false reach&quot;; [.G18]=&quot;false reach&quot;); &quot;false&quot;; &quot;unknown&quot;))" office:value-type="string" office:string-value="false">
            <text:p>false</text:p>
          </table:table-cell>
          <table:table-cell table:style-name="ce3" table:formula="of:=IF(OR([.H18]=&quot;true&quot;; [.I18]=&quot;true&quot;); &quot;true&quot;; IF(OR([.H18]=&quot;false reach&quot;; [.I18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16.c.i </text:p>
          </table:table-cell>
          <table:table-cell table:formula="of:=IF(OR([.E19]=&quot;true&quot;; [.F19]=&quot;true&quot;; [.G19]=&quot;true&quot;; [.H19]=&quot;true&quot;; [.I19]=&quot;true&quot;; [.J19]=&quot;true&quot;); &quot;true&quot;; IF(OR([.E19]=&quot;false reach&quot;; [.F19]=&quot;false reach&quot;; [.G19]=&quot;false reach&quot;; [.H19]=&quot;false reach&quot;; [.I19]=&quot;false reach&quot;; [.J19]=&quot;false reach&quot;); &quot;false&quot;; &quot;unknown&quot;))" office:value-type="string" office:string-value="true">
            <text:p>true</text:p>
          </table:table-cell>
          <table:table-cell table:style-name="ce3" table:formula="of:=IF(OR([.F19]=&quot;true&quot;; [.G19]=&quot;true&quot;); &quot;true&quot;; IF(OR([.F19]=&quot;false reach&quot;; [.G19]=&quot;false reach&quot;); &quot;false&quot;; &quot;unknown&quot;))" office:value-type="string" office:string-value="true">
            <text:p>true</text:p>
          </table:table-cell>
          <table:table-cell table:style-name="ce3" table:formula="of:=IF(OR([.H19]=&quot;true&quot;; [.I19]=&quot;true&quot;); &quot;true&quot;; IF(OR([.H19]=&quot;false reach&quot;; [.I19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17.c.i </text:p>
          </table:table-cell>
          <table:table-cell table:formula="of:=IF(OR([.E20]=&quot;true&quot;; [.F20]=&quot;true&quot;; [.G20]=&quot;true&quot;; [.H20]=&quot;true&quot;; [.I20]=&quot;true&quot;; [.J20]=&quot;true&quot;); &quot;true&quot;; IF(OR([.E20]=&quot;false reach&quot;; [.F20]=&quot;false reach&quot;; [.G20]=&quot;false reach&quot;; [.H20]=&quot;false reach&quot;; [.I20]=&quot;false reach&quot;; [.J20]=&quot;false reach&quot;); &quot;false&quot;; &quot;unknown&quot;))" office:value-type="string" office:string-value="false">
            <text:p>false</text:p>
          </table:table-cell>
          <table:table-cell table:style-name="ce3" table:formula="of:=IF(OR([.F20]=&quot;true&quot;; [.G20]=&quot;true&quot;); &quot;true&quot;; IF(OR([.F20]=&quot;false reach&quot;; [.G20]=&quot;false reach&quot;); &quot;false&quot;; &quot;unknown&quot;))" office:value-type="string" office:string-value="false">
            <text:p>false</text:p>
          </table:table-cell>
          <table:table-cell table:style-name="ce3" table:formula="of:=IF(OR([.H20]=&quot;true&quot;; [.I20]=&quot;true&quot;); &quot;true&quot;; IF(OR([.H20]=&quot;false reach&quot;; [.I20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18.c.i </text:p>
          </table:table-cell>
          <table:table-cell table:formula="of:=IF(OR([.E21]=&quot;true&quot;; [.F21]=&quot;true&quot;; [.G21]=&quot;true&quot;; [.H21]=&quot;true&quot;; [.I21]=&quot;true&quot;; [.J21]=&quot;true&quot;); &quot;true&quot;; IF(OR([.E21]=&quot;false reach&quot;; [.F21]=&quot;false reach&quot;; [.G21]=&quot;false reach&quot;; [.H21]=&quot;false reach&quot;; [.I21]=&quot;false reach&quot;; [.J21]=&quot;false reach&quot;); &quot;false&quot;; &quot;unknown&quot;))" office:value-type="string" office:string-value="true">
            <text:p>true</text:p>
          </table:table-cell>
          <table:table-cell table:style-name="ce3" table:formula="of:=IF(OR([.F21]=&quot;true&quot;; [.G21]=&quot;true&quot;); &quot;true&quot;; IF(OR([.F21]=&quot;false reach&quot;; [.G21]=&quot;false reach&quot;); &quot;false&quot;; &quot;unknown&quot;))" office:value-type="string" office:string-value="true">
            <text:p>true</text:p>
          </table:table-cell>
          <table:table-cell table:style-name="ce3" table:formula="of:=IF(OR([.H21]=&quot;true&quot;; [.I21]=&quot;true&quot;); &quot;true&quot;; IF(OR([.H21]=&quot;false reach&quot;; [.I2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19.c.i </text:p>
          </table:table-cell>
          <table:table-cell table:formula="of:=IF(OR([.E22]=&quot;true&quot;; [.F22]=&quot;true&quot;; [.G22]=&quot;true&quot;; [.H22]=&quot;true&quot;; [.I22]=&quot;true&quot;; [.J22]=&quot;true&quot;); &quot;true&quot;; IF(OR([.E22]=&quot;false reach&quot;; [.F22]=&quot;false reach&quot;; [.G22]=&quot;false reach&quot;; [.H22]=&quot;false reach&quot;; [.I22]=&quot;false reach&quot;; [.J22]=&quot;false reach&quot;); &quot;false&quot;; &quot;unknown&quot;))" office:value-type="string" office:string-value="true">
            <text:p>true</text:p>
          </table:table-cell>
          <table:table-cell table:style-name="ce3" table:formula="of:=IF(OR([.F22]=&quot;true&quot;; [.G22]=&quot;true&quot;); &quot;true&quot;; IF(OR([.F22]=&quot;false reach&quot;; [.G22]=&quot;false reach&quot;); &quot;false&quot;; &quot;unknown&quot;))" office:value-type="string" office:string-value="true">
            <text:p>true</text:p>
          </table:table-cell>
          <table:table-cell table:style-name="ce3" table:formula="of:=IF(OR([.H22]=&quot;true&quot;; [.I22]=&quot;true&quot;); &quot;true&quot;; IF(OR([.H22]=&quot;false reach&quot;; [.I22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20.c.i </text:p>
          </table:table-cell>
          <table:table-cell table:formula="of:=IF(OR([.E23]=&quot;true&quot;; [.F23]=&quot;true&quot;; [.G23]=&quot;true&quot;; [.H23]=&quot;true&quot;; [.I23]=&quot;true&quot;; [.J23]=&quot;true&quot;); &quot;true&quot;; IF(OR([.E23]=&quot;false reach&quot;; [.F23]=&quot;false reach&quot;; [.G23]=&quot;false reach&quot;; [.H23]=&quot;false reach&quot;; [.I23]=&quot;false reach&quot;; [.J23]=&quot;false reach&quot;); &quot;false&quot;; &quot;unknown&quot;))" office:value-type="string" office:string-value="false">
            <text:p>false</text:p>
          </table:table-cell>
          <table:table-cell table:style-name="ce3" table:formula="of:=IF(OR([.F23]=&quot;true&quot;; [.G23]=&quot;true&quot;); &quot;true&quot;; IF(OR([.F23]=&quot;false reach&quot;; [.G23]=&quot;false reach&quot;); &quot;false&quot;; &quot;unknown&quot;))" office:value-type="string" office:string-value="false">
            <text:p>false</text:p>
          </table:table-cell>
          <table:table-cell table:style-name="ce3" table:formula="of:=IF(OR([.H23]=&quot;true&quot;; [.I23]=&quot;true&quot;); &quot;true&quot;; IF(OR([.H23]=&quot;false reach&quot;; [.I23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1_21.c.i </text:p>
          </table:table-cell>
          <table:table-cell table:formula="of:=IF(OR([.E24]=&quot;true&quot;; [.F24]=&quot;true&quot;; [.G24]=&quot;true&quot;; [.H24]=&quot;true&quot;; [.I24]=&quot;true&quot;; [.J24]=&quot;true&quot;); &quot;true&quot;; IF(OR([.E24]=&quot;false reach&quot;; [.F24]=&quot;false reach&quot;; [.G24]=&quot;false reach&quot;; [.H24]=&quot;false reach&quot;; [.I24]=&quot;false reach&quot;; [.J24]=&quot;false reach&quot;); &quot;false&quot;; &quot;unknown&quot;))" office:value-type="string" office:string-value="false">
            <text:p>false</text:p>
          </table:table-cell>
          <table:table-cell table:style-name="ce3" table:formula="of:=IF(OR([.F24]=&quot;true&quot;; [.G24]=&quot;true&quot;); &quot;true&quot;; IF(OR([.F24]=&quot;false reach&quot;; [.G24]=&quot;false reach&quot;); &quot;false&quot;; &quot;unknown&quot;))" office:value-type="string" office:string-value="false">
            <text:p>false</text:p>
          </table:table-cell>
          <table:table-cell table:style-name="ce3" table:formula="of:=IF(OR([.H24]=&quot;true&quot;; [.I24]=&quot;true&quot;); &quot;true&quot;; IF(OR([.H24]=&quot;false reach&quot;; [.I24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22.c.i </text:p>
          </table:table-cell>
          <table:table-cell table:formula="of:=IF(OR([.E25]=&quot;true&quot;; [.F25]=&quot;true&quot;; [.G25]=&quot;true&quot;; [.H25]=&quot;true&quot;; [.I25]=&quot;true&quot;; [.J25]=&quot;true&quot;); &quot;true&quot;; IF(OR([.E25]=&quot;false reach&quot;; [.F25]=&quot;false reach&quot;; [.G25]=&quot;false reach&quot;; [.H25]=&quot;false reach&quot;; [.I25]=&quot;false reach&quot;; [.J25]=&quot;false reach&quot;); &quot;false&quot;; &quot;unknown&quot;))" office:value-type="string" office:string-value="true">
            <text:p>true</text:p>
          </table:table-cell>
          <table:table-cell table:style-name="ce3" table:formula="of:=IF(OR([.F25]=&quot;true&quot;; [.G25]=&quot;true&quot;); &quot;true&quot;; IF(OR([.F25]=&quot;false reach&quot;; [.G25]=&quot;false reach&quot;); &quot;false&quot;; &quot;unknown&quot;))" office:value-type="string" office:string-value="true">
            <text:p>true</text:p>
          </table:table-cell>
          <table:table-cell table:style-name="ce3" table:formula="of:=IF(OR([.H25]=&quot;true&quot;; [.I25]=&quot;true&quot;); &quot;true&quot;; IF(OR([.H25]=&quot;false reach&quot;; [.I25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23.c.i </text:p>
          </table:table-cell>
          <table:table-cell table:formula="of:=IF(OR([.E26]=&quot;true&quot;; [.F26]=&quot;true&quot;; [.G26]=&quot;true&quot;; [.H26]=&quot;true&quot;; [.I26]=&quot;true&quot;; [.J26]=&quot;true&quot;); &quot;true&quot;; IF(OR([.E26]=&quot;false reach&quot;; [.F26]=&quot;false reach&quot;; [.G26]=&quot;false reach&quot;; [.H26]=&quot;false reach&quot;; [.I26]=&quot;false reach&quot;; [.J26]=&quot;false reach&quot;); &quot;false&quot;; &quot;unknown&quot;))" office:value-type="string" office:string-value="true">
            <text:p>true</text:p>
          </table:table-cell>
          <table:table-cell table:style-name="ce3" table:formula="of:=IF(OR([.F26]=&quot;true&quot;; [.G26]=&quot;true&quot;); &quot;true&quot;; IF(OR([.F26]=&quot;false reach&quot;; [.G26]=&quot;false reach&quot;); &quot;false&quot;; &quot;unknown&quot;))" office:value-type="string" office:string-value="true">
            <text:p>true</text:p>
          </table:table-cell>
          <table:table-cell table:style-name="ce3" table:formula="of:=IF(OR([.H26]=&quot;true&quot;; [.I26]=&quot;true&quot;); &quot;true&quot;; IF(OR([.H26]=&quot;false reach&quot;; [.I26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24.c.i </text:p>
          </table:table-cell>
          <table:table-cell table:formula="of:=IF(OR([.E27]=&quot;true&quot;; [.F27]=&quot;true&quot;; [.G27]=&quot;true&quot;; [.H27]=&quot;true&quot;; [.I27]=&quot;true&quot;; [.J27]=&quot;true&quot;); &quot;true&quot;; IF(OR([.E27]=&quot;false reach&quot;; [.F27]=&quot;false reach&quot;; [.G27]=&quot;false reach&quot;; [.H27]=&quot;false reach&quot;; [.I27]=&quot;false reach&quot;; [.J27]=&quot;false reach&quot;); &quot;false&quot;; &quot;unknown&quot;))" office:value-type="string" office:string-value="false">
            <text:p>false</text:p>
          </table:table-cell>
          <table:table-cell table:style-name="ce3" table:formula="of:=IF(OR([.F27]=&quot;true&quot;; [.G27]=&quot;true&quot;); &quot;true&quot;; IF(OR([.F27]=&quot;false reach&quot;; [.G27]=&quot;false reach&quot;); &quot;false&quot;; &quot;unknown&quot;))" office:value-type="string" office:string-value="false">
            <text:p>false</text:p>
          </table:table-cell>
          <table:table-cell table:style-name="ce3" table:formula="of:=IF(OR([.H27]=&quot;true&quot;; [.I27]=&quot;true&quot;); &quot;true&quot;; IF(OR([.H27]=&quot;false reach&quot;; [.I27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25.c.i </text:p>
          </table:table-cell>
          <table:table-cell table:formula="of:=IF(OR([.E28]=&quot;true&quot;; [.F28]=&quot;true&quot;; [.G28]=&quot;true&quot;; [.H28]=&quot;true&quot;; [.I28]=&quot;true&quot;; [.J28]=&quot;true&quot;); &quot;true&quot;; IF(OR([.E28]=&quot;false reach&quot;; [.F28]=&quot;false reach&quot;; [.G28]=&quot;false reach&quot;; [.H28]=&quot;false reach&quot;; [.I28]=&quot;false reach&quot;; [.J28]=&quot;false reach&quot;); &quot;false&quot;; &quot;unknown&quot;))" office:value-type="string" office:string-value="true">
            <text:p>true</text:p>
          </table:table-cell>
          <table:table-cell table:style-name="ce3" table:formula="of:=IF(OR([.F28]=&quot;true&quot;; [.G28]=&quot;true&quot;); &quot;true&quot;; IF(OR([.F28]=&quot;false reach&quot;; [.G28]=&quot;false reach&quot;); &quot;false&quot;; &quot;unknown&quot;))" office:value-type="string" office:string-value="true">
            <text:p>true</text:p>
          </table:table-cell>
          <table:table-cell table:style-name="ce3" table:formula="of:=IF(OR([.H28]=&quot;true&quot;; [.I28]=&quot;true&quot;); &quot;true&quot;; IF(OR([.H28]=&quot;false reach&quot;; [.I28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26.c.i </text:p>
          </table:table-cell>
          <table:table-cell table:formula="of:=IF(OR([.E29]=&quot;true&quot;; [.F29]=&quot;true&quot;; [.G29]=&quot;true&quot;; [.H29]=&quot;true&quot;; [.I29]=&quot;true&quot;; [.J29]=&quot;true&quot;); &quot;true&quot;; IF(OR([.E29]=&quot;false reach&quot;; [.F29]=&quot;false reach&quot;; [.G29]=&quot;false reach&quot;; [.H29]=&quot;false reach&quot;; [.I29]=&quot;false reach&quot;; [.J29]=&quot;false reach&quot;); &quot;false&quot;; &quot;unknown&quot;))" office:value-type="string" office:string-value="false">
            <text:p>false</text:p>
          </table:table-cell>
          <table:table-cell table:style-name="ce3" table:formula="of:=IF(OR([.F29]=&quot;true&quot;; [.G29]=&quot;true&quot;); &quot;true&quot;; IF(OR([.F29]=&quot;false reach&quot;; [.G29]=&quot;false reach&quot;); &quot;false&quot;; &quot;unknown&quot;))" office:value-type="string" office:string-value="false">
            <text:p>false</text:p>
          </table:table-cell>
          <table:table-cell table:style-name="ce3" table:formula="of:=IF(OR([.H29]=&quot;true&quot;; [.I29]=&quot;true&quot;); &quot;true&quot;; IF(OR([.H29]=&quot;false reach&quot;; [.I29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27.c.i </text:p>
          </table:table-cell>
          <table:table-cell table:formula="of:=IF(OR([.E30]=&quot;true&quot;; [.F30]=&quot;true&quot;; [.G30]=&quot;true&quot;; [.H30]=&quot;true&quot;; [.I30]=&quot;true&quot;; [.J30]=&quot;true&quot;); &quot;true&quot;; IF(OR([.E30]=&quot;false reach&quot;; [.F30]=&quot;false reach&quot;; [.G30]=&quot;false reach&quot;; [.H30]=&quot;false reach&quot;; [.I30]=&quot;false reach&quot;; [.J30]=&quot;false reach&quot;); &quot;false&quot;; &quot;unknown&quot;))" office:value-type="string" office:string-value="true">
            <text:p>true</text:p>
          </table:table-cell>
          <table:table-cell table:style-name="ce3" table:formula="of:=IF(OR([.F30]=&quot;true&quot;; [.G30]=&quot;true&quot;); &quot;true&quot;; IF(OR([.F30]=&quot;false reach&quot;; [.G30]=&quot;false reach&quot;); &quot;false&quot;; &quot;unknown&quot;))" office:value-type="string" office:string-value="true">
            <text:p>true</text:p>
          </table:table-cell>
          <table:table-cell table:style-name="ce3" table:formula="of:=IF(OR([.H30]=&quot;true&quot;; [.I30]=&quot;true&quot;); &quot;true&quot;; IF(OR([.H30]=&quot;false reach&quot;; [.I30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28.c.i </text:p>
          </table:table-cell>
          <table:table-cell table:formula="of:=IF(OR([.E31]=&quot;true&quot;; [.F31]=&quot;true&quot;; [.G31]=&quot;true&quot;; [.H31]=&quot;true&quot;; [.I31]=&quot;true&quot;; [.J31]=&quot;true&quot;); &quot;true&quot;; IF(OR([.E31]=&quot;false reach&quot;; [.F31]=&quot;false reach&quot;; [.G31]=&quot;false reach&quot;; [.H31]=&quot;false reach&quot;; [.I31]=&quot;false reach&quot;; [.J31]=&quot;false reach&quot;); &quot;false&quot;; &quot;unknown&quot;))" office:value-type="string" office:string-value="false">
            <text:p>false</text:p>
          </table:table-cell>
          <table:table-cell table:style-name="ce3" table:formula="of:=IF(OR([.F31]=&quot;true&quot;; [.G31]=&quot;true&quot;); &quot;true&quot;; IF(OR([.F31]=&quot;false reach&quot;; [.G31]=&quot;false reach&quot;); &quot;false&quot;; &quot;unknown&quot;))" office:value-type="string" office:string-value="false">
            <text:p>false</text:p>
          </table:table-cell>
          <table:table-cell table:style-name="ce3" table:formula="of:=IF(OR([.H31]=&quot;true&quot;; [.I31]=&quot;true&quot;); &quot;true&quot;; IF(OR([.H31]=&quot;false reach&quot;; [.I31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29.c.i </text:p>
          </table:table-cell>
          <table:table-cell table:formula="of:=IF(OR([.E32]=&quot;true&quot;; [.F32]=&quot;true&quot;; [.G32]=&quot;true&quot;; [.H32]=&quot;true&quot;; [.I32]=&quot;true&quot;; [.J32]=&quot;true&quot;); &quot;true&quot;; IF(OR([.E32]=&quot;false reach&quot;; [.F32]=&quot;false reach&quot;; [.G32]=&quot;false reach&quot;; [.H32]=&quot;false reach&quot;; [.I32]=&quot;false reach&quot;; [.J32]=&quot;false reach&quot;); &quot;false&quot;; &quot;unknown&quot;))" office:value-type="string" office:string-value="true">
            <text:p>true</text:p>
          </table:table-cell>
          <table:table-cell table:style-name="ce3" table:formula="of:=IF(OR([.F32]=&quot;true&quot;; [.G32]=&quot;true&quot;); &quot;true&quot;; IF(OR([.F32]=&quot;false reach&quot;; [.G32]=&quot;false reach&quot;); &quot;false&quot;; &quot;unknown&quot;))" office:value-type="string" office:string-value="true">
            <text:p>true</text:p>
          </table:table-cell>
          <table:table-cell table:style-name="ce3" table:formula="of:=IF(OR([.H32]=&quot;true&quot;; [.I32]=&quot;true&quot;); &quot;true&quot;; IF(OR([.H32]=&quot;false reach&quot;; [.I32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0.c.i </text:p>
          </table:table-cell>
          <table:table-cell table:formula="of:=IF(OR([.E33]=&quot;true&quot;; [.F33]=&quot;true&quot;; [.G33]=&quot;true&quot;; [.H33]=&quot;true&quot;; [.I33]=&quot;true&quot;; [.J33]=&quot;true&quot;); &quot;true&quot;; IF(OR([.E33]=&quot;false reach&quot;; [.F33]=&quot;false reach&quot;; [.G33]=&quot;false reach&quot;; [.H33]=&quot;false reach&quot;; [.I33]=&quot;false reach&quot;; [.J33]=&quot;false reach&quot;); &quot;false&quot;; &quot;unknown&quot;))" office:value-type="string" office:string-value="true">
            <text:p>true</text:p>
          </table:table-cell>
          <table:table-cell table:style-name="ce3" table:formula="of:=IF(OR([.F33]=&quot;true&quot;; [.G33]=&quot;true&quot;); &quot;true&quot;; IF(OR([.F33]=&quot;false reach&quot;; [.G33]=&quot;false reach&quot;); &quot;false&quot;; &quot;unknown&quot;))" office:value-type="string" office:string-value="true">
            <text:p>true</text:p>
          </table:table-cell>
          <table:table-cell table:style-name="ce3" table:formula="of:=IF(OR([.H33]=&quot;true&quot;; [.I33]=&quot;true&quot;); &quot;true&quot;; IF(OR([.H33]=&quot;false reach&quot;; [.I3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1.c.i </text:p>
          </table:table-cell>
          <table:table-cell table:formula="of:=IF(OR([.E34]=&quot;true&quot;; [.F34]=&quot;true&quot;; [.G34]=&quot;true&quot;; [.H34]=&quot;true&quot;; [.I34]=&quot;true&quot;; [.J34]=&quot;true&quot;); &quot;true&quot;; IF(OR([.E34]=&quot;false reach&quot;; [.F34]=&quot;false reach&quot;; [.G34]=&quot;false reach&quot;; [.H34]=&quot;false reach&quot;; [.I34]=&quot;false reach&quot;; [.J34]=&quot;false reach&quot;); &quot;false&quot;; &quot;unknown&quot;))" office:value-type="string" office:string-value="true">
            <text:p>true</text:p>
          </table:table-cell>
          <table:table-cell table:style-name="ce3" table:formula="of:=IF(OR([.F34]=&quot;true&quot;; [.G34]=&quot;true&quot;); &quot;true&quot;; IF(OR([.F34]=&quot;false reach&quot;; [.G34]=&quot;false reach&quot;); &quot;false&quot;; &quot;unknown&quot;))" office:value-type="string" office:string-value="true">
            <text:p>true</text:p>
          </table:table-cell>
          <table:table-cell table:style-name="ce3" table:formula="of:=IF(OR([.H34]=&quot;true&quot;; [.I34]=&quot;true&quot;); &quot;true&quot;; IF(OR([.H34]=&quot;false reach&quot;; [.I34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2.c.i </text:p>
          </table:table-cell>
          <table:table-cell table:formula="of:=IF(OR([.E35]=&quot;true&quot;; [.F35]=&quot;true&quot;; [.G35]=&quot;true&quot;; [.H35]=&quot;true&quot;; [.I35]=&quot;true&quot;; [.J35]=&quot;true&quot;); &quot;true&quot;; IF(OR([.E35]=&quot;false reach&quot;; [.F35]=&quot;false reach&quot;; [.G35]=&quot;false reach&quot;; [.H35]=&quot;false reach&quot;; [.I35]=&quot;false reach&quot;; [.J35]=&quot;false reach&quot;); &quot;false&quot;; &quot;unknown&quot;))" office:value-type="string" office:string-value="false">
            <text:p>false</text:p>
          </table:table-cell>
          <table:table-cell table:style-name="ce3" table:formula="of:=IF(OR([.F35]=&quot;true&quot;; [.G35]=&quot;true&quot;); &quot;true&quot;; IF(OR([.F35]=&quot;false reach&quot;; [.G35]=&quot;false reach&quot;); &quot;false&quot;; &quot;unknown&quot;))" office:value-type="string" office:string-value="false">
            <text:p>false</text:p>
          </table:table-cell>
          <table:table-cell table:style-name="ce3" table:formula="of:=IF(OR([.H35]=&quot;true&quot;; [.I35]=&quot;true&quot;); &quot;true&quot;; IF(OR([.H35]=&quot;false reach&quot;; [.I35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33.c.i </text:p>
          </table:table-cell>
          <table:table-cell table:formula="of:=IF(OR([.E36]=&quot;true&quot;; [.F36]=&quot;true&quot;; [.G36]=&quot;true&quot;; [.H36]=&quot;true&quot;; [.I36]=&quot;true&quot;; [.J36]=&quot;true&quot;); &quot;true&quot;; IF(OR([.E36]=&quot;false reach&quot;; [.F36]=&quot;false reach&quot;; [.G36]=&quot;false reach&quot;; [.H36]=&quot;false reach&quot;; [.I36]=&quot;false reach&quot;; [.J36]=&quot;false reach&quot;); &quot;false&quot;; &quot;unknown&quot;))" office:value-type="string" office:string-value="true">
            <text:p>true</text:p>
          </table:table-cell>
          <table:table-cell table:style-name="ce3" table:formula="of:=IF(OR([.F36]=&quot;true&quot;; [.G36]=&quot;true&quot;); &quot;true&quot;; IF(OR([.F36]=&quot;false reach&quot;; [.G36]=&quot;false reach&quot;); &quot;false&quot;; &quot;unknown&quot;))" office:value-type="string" office:string-value="true">
            <text:p>true</text:p>
          </table:table-cell>
          <table:table-cell table:style-name="ce3" table:formula="of:=IF(OR([.H36]=&quot;true&quot;; [.I36]=&quot;true&quot;); &quot;true&quot;; IF(OR([.H36]=&quot;false reach&quot;; [.I36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4.c.i </text:p>
          </table:table-cell>
          <table:table-cell table:formula="of:=IF(OR([.E37]=&quot;true&quot;; [.F37]=&quot;true&quot;; [.G37]=&quot;true&quot;; [.H37]=&quot;true&quot;; [.I37]=&quot;true&quot;; [.J37]=&quot;true&quot;); &quot;true&quot;; IF(OR([.E37]=&quot;false reach&quot;; [.F37]=&quot;false reach&quot;; [.G37]=&quot;false reach&quot;; [.H37]=&quot;false reach&quot;; [.I37]=&quot;false reach&quot;; [.J37]=&quot;false reach&quot;); &quot;false&quot;; &quot;unknown&quot;))" office:value-type="string" office:string-value="true">
            <text:p>true</text:p>
          </table:table-cell>
          <table:table-cell table:style-name="ce3" table:formula="of:=IF(OR([.F37]=&quot;true&quot;; [.G37]=&quot;true&quot;); &quot;true&quot;; IF(OR([.F37]=&quot;false reach&quot;; [.G37]=&quot;false reach&quot;); &quot;false&quot;; &quot;unknown&quot;))" office:value-type="string" office:string-value="true">
            <text:p>true</text:p>
          </table:table-cell>
          <table:table-cell table:style-name="ce3" table:formula="of:=IF(OR([.H37]=&quot;true&quot;; [.I37]=&quot;true&quot;); &quot;true&quot;; IF(OR([.H37]=&quot;false reach&quot;; [.I37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35.c.i </text:p>
          </table:table-cell>
          <table:table-cell table:formula="of:=IF(OR([.E38]=&quot;true&quot;; [.F38]=&quot;true&quot;; [.G38]=&quot;true&quot;; [.H38]=&quot;true&quot;; [.I38]=&quot;true&quot;; [.J38]=&quot;true&quot;); &quot;true&quot;; IF(OR([.E38]=&quot;false reach&quot;; [.F38]=&quot;false reach&quot;; [.G38]=&quot;false reach&quot;; [.H38]=&quot;false reach&quot;; [.I38]=&quot;false reach&quot;; [.J38]=&quot;false reach&quot;); &quot;false&quot;; &quot;unknown&quot;))" office:value-type="string" office:string-value="true">
            <text:p>true</text:p>
          </table:table-cell>
          <table:table-cell table:style-name="ce3" table:formula="of:=IF(OR([.F38]=&quot;true&quot;; [.G38]=&quot;true&quot;); &quot;true&quot;; IF(OR([.F38]=&quot;false reach&quot;; [.G38]=&quot;false reach&quot;); &quot;false&quot;; &quot;unknown&quot;))" office:value-type="string" office:string-value="true">
            <text:p>true</text:p>
          </table:table-cell>
          <table:table-cell table:style-name="ce3" table:formula="of:=IF(OR([.H38]=&quot;true&quot;; [.I38]=&quot;true&quot;); &quot;true&quot;; IF(OR([.H38]=&quot;false reach&quot;; [.I38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6.c.i </text:p>
          </table:table-cell>
          <table:table-cell table:formula="of:=IF(OR([.E39]=&quot;true&quot;; [.F39]=&quot;true&quot;; [.G39]=&quot;true&quot;; [.H39]=&quot;true&quot;; [.I39]=&quot;true&quot;; [.J39]=&quot;true&quot;); &quot;true&quot;; IF(OR([.E39]=&quot;false reach&quot;; [.F39]=&quot;false reach&quot;; [.G39]=&quot;false reach&quot;; [.H39]=&quot;false reach&quot;; [.I39]=&quot;false reach&quot;; [.J39]=&quot;false reach&quot;); &quot;false&quot;; &quot;unknown&quot;))" office:value-type="string" office:string-value="true">
            <text:p>true</text:p>
          </table:table-cell>
          <table:table-cell table:style-name="ce3" table:formula="of:=IF(OR([.F39]=&quot;true&quot;; [.G39]=&quot;true&quot;); &quot;true&quot;; IF(OR([.F39]=&quot;false reach&quot;; [.G39]=&quot;false reach&quot;); &quot;false&quot;; &quot;unknown&quot;))" office:value-type="string" office:string-value="true">
            <text:p>true</text:p>
          </table:table-cell>
          <table:table-cell table:style-name="ce3" table:formula="of:=IF(OR([.H39]=&quot;true&quot;; [.I39]=&quot;true&quot;); &quot;true&quot;; IF(OR([.H39]=&quot;false reach&quot;; [.I39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7.c.i </text:p>
          </table:table-cell>
          <table:table-cell table:formula="of:=IF(OR([.E40]=&quot;true&quot;; [.F40]=&quot;true&quot;; [.G40]=&quot;true&quot;; [.H40]=&quot;true&quot;; [.I40]=&quot;true&quot;; [.J40]=&quot;true&quot;); &quot;true&quot;; IF(OR([.E40]=&quot;false reach&quot;; [.F40]=&quot;false reach&quot;; [.G40]=&quot;false reach&quot;; [.H40]=&quot;false reach&quot;; [.I40]=&quot;false reach&quot;; [.J40]=&quot;false reach&quot;); &quot;false&quot;; &quot;unknown&quot;))" office:value-type="string" office:string-value="true">
            <text:p>true</text:p>
          </table:table-cell>
          <table:table-cell table:style-name="ce3" table:formula="of:=IF(OR([.F40]=&quot;true&quot;; [.G40]=&quot;true&quot;); &quot;true&quot;; IF(OR([.F40]=&quot;false reach&quot;; [.G40]=&quot;false reach&quot;); &quot;false&quot;; &quot;unknown&quot;))" office:value-type="string" office:string-value="true">
            <text:p>true</text:p>
          </table:table-cell>
          <table:table-cell table:style-name="ce3" table:formula="of:=IF(OR([.H40]=&quot;true&quot;; [.I40]=&quot;true&quot;); &quot;true&quot;; IF(OR([.H40]=&quot;false reach&quot;; [.I40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38.c.i </text:p>
          </table:table-cell>
          <table:table-cell table:formula="of:=IF(OR([.E41]=&quot;true&quot;; [.F41]=&quot;true&quot;; [.G41]=&quot;true&quot;; [.H41]=&quot;true&quot;; [.I41]=&quot;true&quot;; [.J41]=&quot;true&quot;); &quot;true&quot;; IF(OR([.E41]=&quot;false reach&quot;; [.F41]=&quot;false reach&quot;; [.G41]=&quot;false reach&quot;; [.H41]=&quot;false reach&quot;; [.I41]=&quot;false reach&quot;; [.J41]=&quot;false reach&quot;); &quot;false&quot;; &quot;unknown&quot;))" office:value-type="string" office:string-value="true">
            <text:p>true</text:p>
          </table:table-cell>
          <table:table-cell table:style-name="ce3" table:formula="of:=IF(OR([.F41]=&quot;true&quot;; [.G41]=&quot;true&quot;); &quot;true&quot;; IF(OR([.F41]=&quot;false reach&quot;; [.G41]=&quot;false reach&quot;); &quot;false&quot;; &quot;unknown&quot;))" office:value-type="string" office:string-value="true">
            <text:p>true</text:p>
          </table:table-cell>
          <table:table-cell table:style-name="ce3" table:formula="of:=IF(OR([.H41]=&quot;true&quot;; [.I41]=&quot;true&quot;); &quot;true&quot;; IF(OR([.H41]=&quot;false reach&quot;; [.I4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39.c.i </text:p>
          </table:table-cell>
          <table:table-cell table:formula="of:=IF(OR([.E42]=&quot;true&quot;; [.F42]=&quot;true&quot;; [.G42]=&quot;true&quot;; [.H42]=&quot;true&quot;; [.I42]=&quot;true&quot;; [.J42]=&quot;true&quot;); &quot;true&quot;; IF(OR([.E42]=&quot;false reach&quot;; [.F42]=&quot;false reach&quot;; [.G42]=&quot;false reach&quot;; [.H42]=&quot;false reach&quot;; [.I42]=&quot;false reach&quot;; [.J42]=&quot;false reach&quot;); &quot;false&quot;; &quot;unknown&quot;))" office:value-type="string" office:string-value="false">
            <text:p>false</text:p>
          </table:table-cell>
          <table:table-cell table:style-name="ce3" table:formula="of:=IF(OR([.F42]=&quot;true&quot;; [.G42]=&quot;true&quot;); &quot;true&quot;; IF(OR([.F42]=&quot;false reach&quot;; [.G42]=&quot;false reach&quot;); &quot;false&quot;; &quot;unknown&quot;))" office:value-type="string" office:string-value="false">
            <text:p>false</text:p>
          </table:table-cell>
          <table:table-cell table:style-name="ce3" table:formula="of:=IF(OR([.H42]=&quot;true&quot;; [.I42]=&quot;true&quot;); &quot;true&quot;; IF(OR([.H42]=&quot;false reach&quot;; [.I4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40.c.i </text:p>
          </table:table-cell>
          <table:table-cell table:formula="of:=IF(OR([.E43]=&quot;true&quot;; [.F43]=&quot;true&quot;; [.G43]=&quot;true&quot;; [.H43]=&quot;true&quot;; [.I43]=&quot;true&quot;; [.J43]=&quot;true&quot;); &quot;true&quot;; IF(OR([.E43]=&quot;false reach&quot;; [.F43]=&quot;false reach&quot;; [.G43]=&quot;false reach&quot;; [.H43]=&quot;false reach&quot;; [.I43]=&quot;false reach&quot;; [.J43]=&quot;false reach&quot;); &quot;false&quot;; &quot;unknown&quot;))" office:value-type="string" office:string-value="true">
            <text:p>true</text:p>
          </table:table-cell>
          <table:table-cell table:style-name="ce3" table:formula="of:=IF(OR([.F43]=&quot;true&quot;; [.G43]=&quot;true&quot;); &quot;true&quot;; IF(OR([.F43]=&quot;false reach&quot;; [.G43]=&quot;false reach&quot;); &quot;false&quot;; &quot;unknown&quot;))" office:value-type="string" office:string-value="true">
            <text:p>true</text:p>
          </table:table-cell>
          <table:table-cell table:style-name="ce3" table:formula="of:=IF(OR([.H43]=&quot;true&quot;; [.I43]=&quot;true&quot;); &quot;true&quot;; IF(OR([.H43]=&quot;false reach&quot;; [.I4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41.c.i </text:p>
          </table:table-cell>
          <table:table-cell table:formula="of:=IF(OR([.E44]=&quot;true&quot;; [.F44]=&quot;true&quot;; [.G44]=&quot;true&quot;; [.H44]=&quot;true&quot;; [.I44]=&quot;true&quot;; [.J44]=&quot;true&quot;); &quot;true&quot;; IF(OR([.E44]=&quot;false reach&quot;; [.F44]=&quot;false reach&quot;; [.G44]=&quot;false reach&quot;; [.H44]=&quot;false reach&quot;; [.I44]=&quot;false reach&quot;; [.J44]=&quot;false reach&quot;); &quot;false&quot;; &quot;unknown&quot;))" office:value-type="string" office:string-value="false">
            <text:p>false</text:p>
          </table:table-cell>
          <table:table-cell table:style-name="ce3" table:formula="of:=IF(OR([.F44]=&quot;true&quot;; [.G44]=&quot;true&quot;); &quot;true&quot;; IF(OR([.F44]=&quot;false reach&quot;; [.G44]=&quot;false reach&quot;); &quot;false&quot;; &quot;unknown&quot;))" office:value-type="string" office:string-value="false">
            <text:p>false</text:p>
          </table:table-cell>
          <table:table-cell table:style-name="ce3" table:formula="of:=IF(OR([.H44]=&quot;true&quot;; [.I44]=&quot;true&quot;); &quot;true&quot;; IF(OR([.H44]=&quot;false reach&quot;; [.I44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42.c.i </text:p>
          </table:table-cell>
          <table:table-cell table:formula="of:=IF(OR([.E45]=&quot;true&quot;; [.F45]=&quot;true&quot;; [.G45]=&quot;true&quot;; [.H45]=&quot;true&quot;; [.I45]=&quot;true&quot;; [.J45]=&quot;true&quot;); &quot;true&quot;; IF(OR([.E45]=&quot;false reach&quot;; [.F45]=&quot;false reach&quot;; [.G45]=&quot;false reach&quot;; [.H45]=&quot;false reach&quot;; [.I45]=&quot;false reach&quot;; [.J45]=&quot;false reach&quot;); &quot;false&quot;; &quot;unknown&quot;))" office:value-type="string" office:string-value="false">
            <text:p>false</text:p>
          </table:table-cell>
          <table:table-cell table:style-name="ce3" table:formula="of:=IF(OR([.F45]=&quot;true&quot;; [.G45]=&quot;true&quot;); &quot;true&quot;; IF(OR([.F45]=&quot;false reach&quot;; [.G45]=&quot;false reach&quot;); &quot;false&quot;; &quot;unknown&quot;))" office:value-type="string" office:string-value="false">
            <text:p>false</text:p>
          </table:table-cell>
          <table:table-cell table:style-name="ce3" table:formula="of:=IF(OR([.H45]=&quot;true&quot;; [.I45]=&quot;true&quot;); &quot;true&quot;; IF(OR([.H45]=&quot;false reach&quot;; [.I45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43.c.i </text:p>
          </table:table-cell>
          <table:table-cell table:formula="of:=IF(OR([.E46]=&quot;true&quot;; [.F46]=&quot;true&quot;; [.G46]=&quot;true&quot;; [.H46]=&quot;true&quot;; [.I46]=&quot;true&quot;; [.J46]=&quot;true&quot;); &quot;true&quot;; IF(OR([.E46]=&quot;false reach&quot;; [.F46]=&quot;false reach&quot;; [.G46]=&quot;false reach&quot;; [.H46]=&quot;false reach&quot;; [.I46]=&quot;false reach&quot;; [.J46]=&quot;false reach&quot;); &quot;false&quot;; &quot;unknown&quot;))" office:value-type="string" office:string-value="false">
            <text:p>false</text:p>
          </table:table-cell>
          <table:table-cell table:style-name="ce3" table:formula="of:=IF(OR([.F46]=&quot;true&quot;; [.G46]=&quot;true&quot;); &quot;true&quot;; IF(OR([.F46]=&quot;false reach&quot;; [.G46]=&quot;false reach&quot;); &quot;false&quot;; &quot;unknown&quot;))" office:value-type="string" office:string-value="false">
            <text:p>false</text:p>
          </table:table-cell>
          <table:table-cell table:style-name="ce3" table:formula="of:=IF(OR([.H46]=&quot;true&quot;; [.I46]=&quot;true&quot;); &quot;true&quot;; IF(OR([.H46]=&quot;false reach&quot;; [.I46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44.c.i </text:p>
          </table:table-cell>
          <table:table-cell table:formula="of:=IF(OR([.E47]=&quot;true&quot;; [.F47]=&quot;true&quot;; [.G47]=&quot;true&quot;; [.H47]=&quot;true&quot;; [.I47]=&quot;true&quot;; [.J47]=&quot;true&quot;); &quot;true&quot;; IF(OR([.E47]=&quot;false reach&quot;; [.F47]=&quot;false reach&quot;; [.G47]=&quot;false reach&quot;; [.H47]=&quot;false reach&quot;; [.I47]=&quot;false reach&quot;; [.J47]=&quot;false reach&quot;); &quot;false&quot;; &quot;unknown&quot;))" office:value-type="string" office:string-value="true">
            <text:p>true</text:p>
          </table:table-cell>
          <table:table-cell table:style-name="ce3" table:formula="of:=IF(OR([.F47]=&quot;true&quot;; [.G47]=&quot;true&quot;); &quot;true&quot;; IF(OR([.F47]=&quot;false reach&quot;; [.G47]=&quot;false reach&quot;); &quot;false&quot;; &quot;unknown&quot;))" office:value-type="string" office:string-value="true">
            <text:p>true</text:p>
          </table:table-cell>
          <table:table-cell table:style-name="ce3" table:formula="of:=IF(OR([.H47]=&quot;true&quot;; [.I47]=&quot;true&quot;); &quot;true&quot;; IF(OR([.H47]=&quot;false reach&quot;; [.I47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45.c.i </text:p>
          </table:table-cell>
          <table:table-cell table:formula="of:=IF(OR([.E48]=&quot;true&quot;; [.F48]=&quot;true&quot;; [.G48]=&quot;true&quot;; [.H48]=&quot;true&quot;; [.I48]=&quot;true&quot;; [.J48]=&quot;true&quot;); &quot;true&quot;; IF(OR([.E48]=&quot;false reach&quot;; [.F48]=&quot;false reach&quot;; [.G48]=&quot;false reach&quot;; [.H48]=&quot;false reach&quot;; [.I48]=&quot;false reach&quot;; [.J48]=&quot;false reach&quot;); &quot;false&quot;; &quot;unknown&quot;))" office:value-type="string" office:string-value="true">
            <text:p>true</text:p>
          </table:table-cell>
          <table:table-cell table:style-name="ce3" table:formula="of:=IF(OR([.F48]=&quot;true&quot;; [.G48]=&quot;true&quot;); &quot;true&quot;; IF(OR([.F48]=&quot;false reach&quot;; [.G48]=&quot;false reach&quot;); &quot;false&quot;; &quot;unknown&quot;))" office:value-type="string" office:string-value="true">
            <text:p>true</text:p>
          </table:table-cell>
          <table:table-cell table:style-name="ce3" table:formula="of:=IF(OR([.H48]=&quot;true&quot;; [.I48]=&quot;true&quot;); &quot;true&quot;; IF(OR([.H48]=&quot;false reach&quot;; [.I48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46.c.i </text:p>
          </table:table-cell>
          <table:table-cell table:formula="of:=IF(OR([.E49]=&quot;true&quot;; [.F49]=&quot;true&quot;; [.G49]=&quot;true&quot;; [.H49]=&quot;true&quot;; [.I49]=&quot;true&quot;; [.J49]=&quot;true&quot;); &quot;true&quot;; IF(OR([.E49]=&quot;false reach&quot;; [.F49]=&quot;false reach&quot;; [.G49]=&quot;false reach&quot;; [.H49]=&quot;false reach&quot;; [.I49]=&quot;false reach&quot;; [.J49]=&quot;false reach&quot;); &quot;false&quot;; &quot;unknown&quot;))" office:value-type="string" office:string-value="true">
            <text:p>true</text:p>
          </table:table-cell>
          <table:table-cell table:style-name="ce3" table:formula="of:=IF(OR([.F49]=&quot;true&quot;; [.G49]=&quot;true&quot;); &quot;true&quot;; IF(OR([.F49]=&quot;false reach&quot;; [.G49]=&quot;false reach&quot;); &quot;false&quot;; &quot;unknown&quot;))" office:value-type="string" office:string-value="true">
            <text:p>true</text:p>
          </table:table-cell>
          <table:table-cell table:style-name="ce3" table:formula="of:=IF(OR([.H49]=&quot;true&quot;; [.I49]=&quot;true&quot;); &quot;true&quot;; IF(OR([.H49]=&quot;false reach&quot;; [.I49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47.c.i </text:p>
          </table:table-cell>
          <table:table-cell table:formula="of:=IF(OR([.E50]=&quot;true&quot;; [.F50]=&quot;true&quot;; [.G50]=&quot;true&quot;; [.H50]=&quot;true&quot;; [.I50]=&quot;true&quot;; [.J50]=&quot;true&quot;); &quot;true&quot;; IF(OR([.E50]=&quot;false reach&quot;; [.F50]=&quot;false reach&quot;; [.G50]=&quot;false reach&quot;; [.H50]=&quot;false reach&quot;; [.I50]=&quot;false reach&quot;; [.J50]=&quot;false reach&quot;); &quot;false&quot;; &quot;unknown&quot;))" office:value-type="string" office:string-value="true">
            <text:p>true</text:p>
          </table:table-cell>
          <table:table-cell table:style-name="ce3" table:formula="of:=IF(OR([.F50]=&quot;true&quot;; [.G50]=&quot;true&quot;); &quot;true&quot;; IF(OR([.F50]=&quot;false reach&quot;; [.G50]=&quot;false reach&quot;); &quot;false&quot;; &quot;unknown&quot;))" office:value-type="string" office:string-value="true">
            <text:p>true</text:p>
          </table:table-cell>
          <table:table-cell table:style-name="ce3" table:formula="of:=IF(OR([.H50]=&quot;true&quot;; [.I50]=&quot;true&quot;); &quot;true&quot;; IF(OR([.H50]=&quot;false reach&quot;; [.I50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48.c.i </text:p>
          </table:table-cell>
          <table:table-cell table:formula="of:=IF(OR([.E51]=&quot;true&quot;; [.F51]=&quot;true&quot;; [.G51]=&quot;true&quot;; [.H51]=&quot;true&quot;; [.I51]=&quot;true&quot;; [.J51]=&quot;true&quot;); &quot;true&quot;; IF(OR([.E51]=&quot;false reach&quot;; [.F51]=&quot;false reach&quot;; [.G51]=&quot;false reach&quot;; [.H51]=&quot;false reach&quot;; [.I51]=&quot;false reach&quot;; [.J51]=&quot;false reach&quot;); &quot;false&quot;; &quot;unknown&quot;))" office:value-type="string" office:string-value="false">
            <text:p>false</text:p>
          </table:table-cell>
          <table:table-cell table:style-name="ce3" table:formula="of:=IF(OR([.F51]=&quot;true&quot;; [.G51]=&quot;true&quot;); &quot;true&quot;; IF(OR([.F51]=&quot;false reach&quot;; [.G51]=&quot;false reach&quot;); &quot;false&quot;; &quot;unknown&quot;))" office:value-type="string" office:string-value="false">
            <text:p>false</text:p>
          </table:table-cell>
          <table:table-cell table:style-name="ce3" table:formula="of:=IF(OR([.H51]=&quot;true&quot;; [.I51]=&quot;true&quot;); &quot;true&quot;; IF(OR([.H51]=&quot;false reach&quot;; [.I51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49.c.i </text:p>
          </table:table-cell>
          <table:table-cell table:formula="of:=IF(OR([.E52]=&quot;true&quot;; [.F52]=&quot;true&quot;; [.G52]=&quot;true&quot;; [.H52]=&quot;true&quot;; [.I52]=&quot;true&quot;; [.J52]=&quot;true&quot;); &quot;true&quot;; IF(OR([.E52]=&quot;false reach&quot;; [.F52]=&quot;false reach&quot;; [.G52]=&quot;false reach&quot;; [.H52]=&quot;false reach&quot;; [.I52]=&quot;false reach&quot;; [.J52]=&quot;false reach&quot;); &quot;false&quot;; &quot;unknown&quot;))" office:value-type="string" office:string-value="false">
            <text:p>false</text:p>
          </table:table-cell>
          <table:table-cell table:style-name="ce3" table:formula="of:=IF(OR([.F52]=&quot;true&quot;; [.G52]=&quot;true&quot;); &quot;true&quot;; IF(OR([.F52]=&quot;false reach&quot;; [.G52]=&quot;false reach&quot;); &quot;false&quot;; &quot;unknown&quot;))" office:value-type="string" office:string-value="false">
            <text:p>false</text:p>
          </table:table-cell>
          <table:table-cell table:style-name="ce3" table:formula="of:=IF(OR([.H52]=&quot;true&quot;; [.I52]=&quot;true&quot;); &quot;true&quot;; IF(OR([.H52]=&quot;false reach&quot;; [.I52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50.c.i </text:p>
          </table:table-cell>
          <table:table-cell table:formula="of:=IF(OR([.E53]=&quot;true&quot;; [.F53]=&quot;true&quot;; [.G53]=&quot;true&quot;; [.H53]=&quot;true&quot;; [.I53]=&quot;true&quot;; [.J53]=&quot;true&quot;); &quot;true&quot;; IF(OR([.E53]=&quot;false reach&quot;; [.F53]=&quot;false reach&quot;; [.G53]=&quot;false reach&quot;; [.H53]=&quot;false reach&quot;; [.I53]=&quot;false reach&quot;; [.J53]=&quot;false reach&quot;); &quot;false&quot;; &quot;unknown&quot;))" office:value-type="string" office:string-value="true">
            <text:p>true</text:p>
          </table:table-cell>
          <table:table-cell table:style-name="ce3" table:formula="of:=IF(OR([.F53]=&quot;true&quot;; [.G53]=&quot;true&quot;); &quot;true&quot;; IF(OR([.F53]=&quot;false reach&quot;; [.G53]=&quot;false reach&quot;); &quot;false&quot;; &quot;unknown&quot;))" office:value-type="string" office:string-value="true">
            <text:p>true</text:p>
          </table:table-cell>
          <table:table-cell table:style-name="ce3" table:formula="of:=IF(OR([.H53]=&quot;true&quot;; [.I53]=&quot;true&quot;); &quot;true&quot;; IF(OR([.H53]=&quot;false reach&quot;; [.I5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51.c.i </text:p>
          </table:table-cell>
          <table:table-cell table:formula="of:=IF(OR([.E54]=&quot;true&quot;; [.F54]=&quot;true&quot;; [.G54]=&quot;true&quot;; [.H54]=&quot;true&quot;; [.I54]=&quot;true&quot;; [.J54]=&quot;true&quot;); &quot;true&quot;; IF(OR([.E54]=&quot;false reach&quot;; [.F54]=&quot;false reach&quot;; [.G54]=&quot;false reach&quot;; [.H54]=&quot;false reach&quot;; [.I54]=&quot;false reach&quot;; [.J54]=&quot;false reach&quot;); &quot;false&quot;; &quot;unknown&quot;))" office:value-type="string" office:string-value="false">
            <text:p>false</text:p>
          </table:table-cell>
          <table:table-cell table:style-name="ce3" table:formula="of:=IF(OR([.F54]=&quot;true&quot;; [.G54]=&quot;true&quot;); &quot;true&quot;; IF(OR([.F54]=&quot;false reach&quot;; [.G54]=&quot;false reach&quot;); &quot;false&quot;; &quot;unknown&quot;))" office:value-type="string" office:string-value="false">
            <text:p>false</text:p>
          </table:table-cell>
          <table:table-cell table:style-name="ce3" table:formula="of:=IF(OR([.H54]=&quot;true&quot;; [.I54]=&quot;true&quot;); &quot;true&quot;; IF(OR([.H54]=&quot;false reach&quot;; [.I54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52.c.i </text:p>
          </table:table-cell>
          <table:table-cell table:formula="of:=IF(OR([.E55]=&quot;true&quot;; [.F55]=&quot;true&quot;; [.G55]=&quot;true&quot;; [.H55]=&quot;true&quot;; [.I55]=&quot;true&quot;; [.J55]=&quot;true&quot;); &quot;true&quot;; IF(OR([.E55]=&quot;false reach&quot;; [.F55]=&quot;false reach&quot;; [.G55]=&quot;false reach&quot;; [.H55]=&quot;false reach&quot;; [.I55]=&quot;false reach&quot;; [.J55]=&quot;false reach&quot;); &quot;false&quot;; &quot;unknown&quot;))" office:value-type="string" office:string-value="false">
            <text:p>false</text:p>
          </table:table-cell>
          <table:table-cell table:style-name="ce3" table:formula="of:=IF(OR([.F55]=&quot;true&quot;; [.G55]=&quot;true&quot;); &quot;true&quot;; IF(OR([.F55]=&quot;false reach&quot;; [.G55]=&quot;false reach&quot;); &quot;false&quot;; &quot;unknown&quot;))" office:value-type="string" office:string-value="false">
            <text:p>false</text:p>
          </table:table-cell>
          <table:table-cell table:style-name="ce3" table:formula="of:=IF(OR([.H55]=&quot;true&quot;; [.I55]=&quot;true&quot;); &quot;true&quot;; IF(OR([.H55]=&quot;false reach&quot;; [.I55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53.c.i </text:p>
          </table:table-cell>
          <table:table-cell table:formula="of:=IF(OR([.E56]=&quot;true&quot;; [.F56]=&quot;true&quot;; [.G56]=&quot;true&quot;; [.H56]=&quot;true&quot;; [.I56]=&quot;true&quot;; [.J56]=&quot;true&quot;); &quot;true&quot;; IF(OR([.E56]=&quot;false reach&quot;; [.F56]=&quot;false reach&quot;; [.G56]=&quot;false reach&quot;; [.H56]=&quot;false reach&quot;; [.I56]=&quot;false reach&quot;; [.J56]=&quot;false reach&quot;); &quot;false&quot;; &quot;unknown&quot;))" office:value-type="string" office:string-value="true">
            <text:p>true</text:p>
          </table:table-cell>
          <table:table-cell table:style-name="ce3" table:formula="of:=IF(OR([.F56]=&quot;true&quot;; [.G56]=&quot;true&quot;); &quot;true&quot;; IF(OR([.F56]=&quot;false reach&quot;; [.G56]=&quot;false reach&quot;); &quot;false&quot;; &quot;unknown&quot;))" office:value-type="string" office:string-value="true">
            <text:p>true</text:p>
          </table:table-cell>
          <table:table-cell table:style-name="ce3" table:formula="of:=IF(OR([.H56]=&quot;true&quot;; [.I56]=&quot;true&quot;); &quot;true&quot;; IF(OR([.H56]=&quot;false reach&quot;; [.I56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54.c.i </text:p>
          </table:table-cell>
          <table:table-cell table:formula="of:=IF(OR([.E57]=&quot;true&quot;; [.F57]=&quot;true&quot;; [.G57]=&quot;true&quot;; [.H57]=&quot;true&quot;; [.I57]=&quot;true&quot;; [.J57]=&quot;true&quot;); &quot;true&quot;; IF(OR([.E57]=&quot;false reach&quot;; [.F57]=&quot;false reach&quot;; [.G57]=&quot;false reach&quot;; [.H57]=&quot;false reach&quot;; [.I57]=&quot;false reach&quot;; [.J57]=&quot;false reach&quot;); &quot;false&quot;; &quot;unknown&quot;))" office:value-type="string" office:string-value="true">
            <text:p>true</text:p>
          </table:table-cell>
          <table:table-cell table:style-name="ce3" table:formula="of:=IF(OR([.F57]=&quot;true&quot;; [.G57]=&quot;true&quot;); &quot;true&quot;; IF(OR([.F57]=&quot;false reach&quot;; [.G57]=&quot;false reach&quot;); &quot;false&quot;; &quot;unknown&quot;))" office:value-type="string" office:string-value="true">
            <text:p>true</text:p>
          </table:table-cell>
          <table:table-cell table:style-name="ce3" table:formula="of:=IF(OR([.H57]=&quot;true&quot;; [.I57]=&quot;true&quot;); &quot;true&quot;; IF(OR([.H57]=&quot;false reach&quot;; [.I57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55.c.i </text:p>
          </table:table-cell>
          <table:table-cell table:formula="of:=IF(OR([.E58]=&quot;true&quot;; [.F58]=&quot;true&quot;; [.G58]=&quot;true&quot;; [.H58]=&quot;true&quot;; [.I58]=&quot;true&quot;; [.J58]=&quot;true&quot;); &quot;true&quot;; IF(OR([.E58]=&quot;false reach&quot;; [.F58]=&quot;false reach&quot;; [.G58]=&quot;false reach&quot;; [.H58]=&quot;false reach&quot;; [.I58]=&quot;false reach&quot;; [.J58]=&quot;false reach&quot;); &quot;false&quot;; &quot;unknown&quot;))" office:value-type="string" office:string-value="true">
            <text:p>true</text:p>
          </table:table-cell>
          <table:table-cell table:style-name="ce3" table:formula="of:=IF(OR([.F58]=&quot;true&quot;; [.G58]=&quot;true&quot;); &quot;true&quot;; IF(OR([.F58]=&quot;false reach&quot;; [.G58]=&quot;false reach&quot;); &quot;false&quot;; &quot;unknown&quot;))" office:value-type="string" office:string-value="true">
            <text:p>true</text:p>
          </table:table-cell>
          <table:table-cell table:style-name="ce3" table:formula="of:=IF(OR([.H58]=&quot;true&quot;; [.I58]=&quot;true&quot;); &quot;true&quot;; IF(OR([.H58]=&quot;false reach&quot;; [.I58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56.c.i </text:p>
          </table:table-cell>
          <table:table-cell table:formula="of:=IF(OR([.E59]=&quot;true&quot;; [.F59]=&quot;true&quot;; [.G59]=&quot;true&quot;; [.H59]=&quot;true&quot;; [.I59]=&quot;true&quot;; [.J59]=&quot;true&quot;); &quot;true&quot;; IF(OR([.E59]=&quot;false reach&quot;; [.F59]=&quot;false reach&quot;; [.G59]=&quot;false reach&quot;; [.H59]=&quot;false reach&quot;; [.I59]=&quot;false reach&quot;; [.J59]=&quot;false reach&quot;); &quot;false&quot;; &quot;unknown&quot;))" office:value-type="string" office:string-value="false">
            <text:p>false</text:p>
          </table:table-cell>
          <table:table-cell table:style-name="ce3" table:formula="of:=IF(OR([.F59]=&quot;true&quot;; [.G59]=&quot;true&quot;); &quot;true&quot;; IF(OR([.F59]=&quot;false reach&quot;; [.G59]=&quot;false reach&quot;); &quot;false&quot;; &quot;unknown&quot;))" office:value-type="string" office:string-value="false">
            <text:p>false</text:p>
          </table:table-cell>
          <table:table-cell table:style-name="ce3" table:formula="of:=IF(OR([.H59]=&quot;true&quot;; [.I59]=&quot;true&quot;); &quot;true&quot;; IF(OR([.H59]=&quot;false reach&quot;; [.I59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1_57.c.i </text:p>
          </table:table-cell>
          <table:table-cell table:formula="of:=IF(OR([.E60]=&quot;true&quot;; [.F60]=&quot;true&quot;; [.G60]=&quot;true&quot;; [.H60]=&quot;true&quot;; [.I60]=&quot;true&quot;; [.J60]=&quot;true&quot;); &quot;true&quot;; IF(OR([.E60]=&quot;false reach&quot;; [.F60]=&quot;false reach&quot;; [.G60]=&quot;false reach&quot;; [.H60]=&quot;false reach&quot;; [.I60]=&quot;false reach&quot;; [.J60]=&quot;false reach&quot;); &quot;false&quot;; &quot;unknown&quot;))" office:value-type="string" office:string-value="false">
            <text:p>false</text:p>
          </table:table-cell>
          <table:table-cell table:style-name="ce3" table:formula="of:=IF(OR([.F60]=&quot;true&quot;; [.G60]=&quot;true&quot;); &quot;true&quot;; IF(OR([.F60]=&quot;false reach&quot;; [.G60]=&quot;false reach&quot;); &quot;false&quot;; &quot;unknown&quot;))" office:value-type="string" office:string-value="false">
            <text:p>false</text:p>
          </table:table-cell>
          <table:table-cell table:style-name="ce3" table:formula="of:=IF(OR([.H60]=&quot;true&quot;; [.I60]=&quot;true&quot;); &quot;true&quot;; IF(OR([.H60]=&quot;false reach&quot;; [.I60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58.c.i </text:p>
          </table:table-cell>
          <table:table-cell table:formula="of:=IF(OR([.E61]=&quot;true&quot;; [.F61]=&quot;true&quot;; [.G61]=&quot;true&quot;; [.H61]=&quot;true&quot;; [.I61]=&quot;true&quot;; [.J61]=&quot;true&quot;); &quot;true&quot;; IF(OR([.E61]=&quot;false reach&quot;; [.F61]=&quot;false reach&quot;; [.G61]=&quot;false reach&quot;; [.H61]=&quot;false reach&quot;; [.I61]=&quot;false reach&quot;; [.J61]=&quot;false reach&quot;); &quot;false&quot;; &quot;unknown&quot;))" office:value-type="string" office:string-value="true">
            <text:p>true</text:p>
          </table:table-cell>
          <table:table-cell table:style-name="ce3" table:formula="of:=IF(OR([.F61]=&quot;true&quot;; [.G61]=&quot;true&quot;); &quot;true&quot;; IF(OR([.F61]=&quot;false reach&quot;; [.G61]=&quot;false reach&quot;); &quot;false&quot;; &quot;unknown&quot;))" office:value-type="string" office:string-value="true">
            <text:p>true</text:p>
          </table:table-cell>
          <table:table-cell table:style-name="ce3" table:formula="of:=IF(OR([.H61]=&quot;true&quot;; [.I61]=&quot;true&quot;); &quot;true&quot;; IF(OR([.H61]=&quot;false reach&quot;; [.I6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59.c.i </text:p>
          </table:table-cell>
          <table:table-cell table:formula="of:=IF(OR([.E62]=&quot;true&quot;; [.F62]=&quot;true&quot;; [.G62]=&quot;true&quot;; [.H62]=&quot;true&quot;; [.I62]=&quot;true&quot;; [.J62]=&quot;true&quot;); &quot;true&quot;; IF(OR([.E62]=&quot;false reach&quot;; [.F62]=&quot;false reach&quot;; [.G62]=&quot;false reach&quot;; [.H62]=&quot;false reach&quot;; [.I62]=&quot;false reach&quot;; [.J62]=&quot;false reach&quot;); &quot;false&quot;; &quot;unknown&quot;))" office:value-type="string" office:string-value="true">
            <text:p>true</text:p>
          </table:table-cell>
          <table:table-cell table:style-name="ce3" table:formula="of:=IF(OR([.F62]=&quot;true&quot;; [.G62]=&quot;true&quot;); &quot;true&quot;; IF(OR([.F62]=&quot;false reach&quot;; [.G62]=&quot;false reach&quot;); &quot;false&quot;; &quot;unknown&quot;))" office:value-type="string" office:string-value="true">
            <text:p>true</text:p>
          </table:table-cell>
          <table:table-cell table:style-name="ce3" table:formula="of:=IF(OR([.H62]=&quot;true&quot;; [.I62]=&quot;true&quot;); &quot;true&quot;; IF(OR([.H62]=&quot;false reach&quot;; [.I62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60.c.i </text:p>
          </table:table-cell>
          <table:table-cell table:formula="of:=IF(OR([.E63]=&quot;true&quot;; [.F63]=&quot;true&quot;; [.G63]=&quot;true&quot;; [.H63]=&quot;true&quot;; [.I63]=&quot;true&quot;; [.J63]=&quot;true&quot;); &quot;true&quot;; IF(OR([.E63]=&quot;false reach&quot;; [.F63]=&quot;false reach&quot;; [.G63]=&quot;false reach&quot;; [.H63]=&quot;false reach&quot;; [.I63]=&quot;false reach&quot;; [.J63]=&quot;false reach&quot;); &quot;false&quot;; &quot;unknown&quot;))" office:value-type="string" office:string-value="false">
            <text:p>false</text:p>
          </table:table-cell>
          <table:table-cell table:style-name="ce3" table:formula="of:=IF(OR([.F63]=&quot;true&quot;; [.G63]=&quot;true&quot;); &quot;true&quot;; IF(OR([.F63]=&quot;false reach&quot;; [.G63]=&quot;false reach&quot;); &quot;false&quot;; &quot;unknown&quot;))" office:value-type="string" office:string-value="false">
            <text:p>false</text:p>
          </table:table-cell>
          <table:table-cell table:style-name="ce3" table:formula="of:=IF(OR([.H63]=&quot;true&quot;; [.I63]=&quot;true&quot;); &quot;true&quot;; IF(OR([.H63]=&quot;false reach&quot;; [.I63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61.c.i </text:p>
          </table:table-cell>
          <table:table-cell table:formula="of:=IF(OR([.E64]=&quot;true&quot;; [.F64]=&quot;true&quot;; [.G64]=&quot;true&quot;; [.H64]=&quot;true&quot;; [.I64]=&quot;true&quot;; [.J64]=&quot;true&quot;); &quot;true&quot;; IF(OR([.E64]=&quot;false reach&quot;; [.F64]=&quot;false reach&quot;; [.G64]=&quot;false reach&quot;; [.H64]=&quot;false reach&quot;; [.I64]=&quot;false reach&quot;; [.J64]=&quot;false reach&quot;); &quot;false&quot;; &quot;unknown&quot;))" office:value-type="string" office:string-value="false">
            <text:p>false</text:p>
          </table:table-cell>
          <table:table-cell table:style-name="ce3" table:formula="of:=IF(OR([.F64]=&quot;true&quot;; [.G64]=&quot;true&quot;); &quot;true&quot;; IF(OR([.F64]=&quot;false reach&quot;; [.G64]=&quot;false reach&quot;); &quot;false&quot;; &quot;unknown&quot;))" office:value-type="string" office:string-value="false">
            <text:p>false</text:p>
          </table:table-cell>
          <table:table-cell table:style-name="ce3" table:formula="of:=IF(OR([.H64]=&quot;true&quot;; [.I64]=&quot;true&quot;); &quot;true&quot;; IF(OR([.H64]=&quot;false reach&quot;; [.I6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62.c.i </text:p>
          </table:table-cell>
          <table:table-cell table:formula="of:=IF(OR([.E65]=&quot;true&quot;; [.F65]=&quot;true&quot;; [.G65]=&quot;true&quot;; [.H65]=&quot;true&quot;; [.I65]=&quot;true&quot;; [.J65]=&quot;true&quot;); &quot;true&quot;; IF(OR([.E65]=&quot;false reach&quot;; [.F65]=&quot;false reach&quot;; [.G65]=&quot;false reach&quot;; [.H65]=&quot;false reach&quot;; [.I65]=&quot;false reach&quot;; [.J65]=&quot;false reach&quot;); &quot;false&quot;; &quot;unknown&quot;))" office:value-type="string" office:string-value="false">
            <text:p>false</text:p>
          </table:table-cell>
          <table:table-cell table:style-name="ce3" table:formula="of:=IF(OR([.F65]=&quot;true&quot;; [.G65]=&quot;true&quot;); &quot;true&quot;; IF(OR([.F65]=&quot;false reach&quot;; [.G65]=&quot;false reach&quot;); &quot;false&quot;; &quot;unknown&quot;))" office:value-type="string" office:string-value="false">
            <text:p>false</text:p>
          </table:table-cell>
          <table:table-cell table:style-name="ce3" table:formula="of:=IF(OR([.H65]=&quot;true&quot;; [.I65]=&quot;true&quot;); &quot;true&quot;; IF(OR([.H65]=&quot;false reach&quot;; [.I65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63.c.i </text:p>
          </table:table-cell>
          <table:table-cell table:formula="of:=IF(OR([.E66]=&quot;true&quot;; [.F66]=&quot;true&quot;; [.G66]=&quot;true&quot;; [.H66]=&quot;true&quot;; [.I66]=&quot;true&quot;; [.J66]=&quot;true&quot;); &quot;true&quot;; IF(OR([.E66]=&quot;false reach&quot;; [.F66]=&quot;false reach&quot;; [.G66]=&quot;false reach&quot;; [.H66]=&quot;false reach&quot;; [.I66]=&quot;false reach&quot;; [.J66]=&quot;false reach&quot;); &quot;false&quot;; &quot;unknown&quot;))" office:value-type="string" office:string-value="true">
            <text:p>true</text:p>
          </table:table-cell>
          <table:table-cell table:style-name="ce3" table:formula="of:=IF(OR([.F66]=&quot;true&quot;; [.G66]=&quot;true&quot;); &quot;true&quot;; IF(OR([.F66]=&quot;false reach&quot;; [.G66]=&quot;false reach&quot;); &quot;false&quot;; &quot;unknown&quot;))" office:value-type="string" office:string-value="true">
            <text:p>true</text:p>
          </table:table-cell>
          <table:table-cell table:style-name="ce3" table:formula="of:=IF(OR([.H66]=&quot;true&quot;; [.I66]=&quot;true&quot;); &quot;true&quot;; IF(OR([.H66]=&quot;false reach&quot;; [.I66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64.c.i </text:p>
          </table:table-cell>
          <table:table-cell table:formula="of:=IF(OR([.E67]=&quot;true&quot;; [.F67]=&quot;true&quot;; [.G67]=&quot;true&quot;; [.H67]=&quot;true&quot;; [.I67]=&quot;true&quot;; [.J67]=&quot;true&quot;); &quot;true&quot;; IF(OR([.E67]=&quot;false reach&quot;; [.F67]=&quot;false reach&quot;; [.G67]=&quot;false reach&quot;; [.H67]=&quot;false reach&quot;; [.I67]=&quot;false reach&quot;; [.J67]=&quot;false reach&quot;); &quot;false&quot;; &quot;unknown&quot;))" office:value-type="string" office:string-value="false">
            <text:p>false</text:p>
          </table:table-cell>
          <table:table-cell table:style-name="ce3" table:formula="of:=IF(OR([.F67]=&quot;true&quot;; [.G67]=&quot;true&quot;); &quot;true&quot;; IF(OR([.F67]=&quot;false reach&quot;; [.G67]=&quot;false reach&quot;); &quot;false&quot;; &quot;unknown&quot;))" office:value-type="string" office:string-value="false">
            <text:p>false</text:p>
          </table:table-cell>
          <table:table-cell table:style-name="ce3" table:formula="of:=IF(OR([.H67]=&quot;true&quot;; [.I67]=&quot;true&quot;); &quot;true&quot;; IF(OR([.H67]=&quot;false reach&quot;; [.I6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1_65.c.i </text:p>
          </table:table-cell>
          <table:table-cell table:formula="of:=IF(OR([.E68]=&quot;true&quot;; [.F68]=&quot;true&quot;; [.G68]=&quot;true&quot;; [.H68]=&quot;true&quot;; [.I68]=&quot;true&quot;; [.J68]=&quot;true&quot;); &quot;true&quot;; IF(OR([.E68]=&quot;false reach&quot;; [.F68]=&quot;false reach&quot;; [.G68]=&quot;false reach&quot;; [.H68]=&quot;false reach&quot;; [.I68]=&quot;false reach&quot;; [.J68]=&quot;false reach&quot;); &quot;false&quot;; &quot;unknown&quot;))" office:value-type="string" office:string-value="true">
            <text:p>true</text:p>
          </table:table-cell>
          <table:table-cell table:style-name="ce3" table:formula="of:=IF(OR([.F68]=&quot;true&quot;; [.G68]=&quot;true&quot;); &quot;true&quot;; IF(OR([.F68]=&quot;false reach&quot;; [.G68]=&quot;false reach&quot;); &quot;false&quot;; &quot;unknown&quot;))" office:value-type="string" office:string-value="true">
            <text:p>true</text:p>
          </table:table-cell>
          <table:table-cell table:style-name="ce3" table:formula="of:=IF(OR([.H68]=&quot;true&quot;; [.I68]=&quot;true&quot;); &quot;true&quot;; IF(OR([.H68]=&quot;false reach&quot;; [.I68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66.c.i </text:p>
          </table:table-cell>
          <table:table-cell table:formula="of:=IF(OR([.E69]=&quot;true&quot;; [.F69]=&quot;true&quot;; [.G69]=&quot;true&quot;; [.H69]=&quot;true&quot;; [.I69]=&quot;true&quot;; [.J69]=&quot;true&quot;); &quot;true&quot;; IF(OR([.E69]=&quot;false reach&quot;; [.F69]=&quot;false reach&quot;; [.G69]=&quot;false reach&quot;; [.H69]=&quot;false reach&quot;; [.I69]=&quot;false reach&quot;; [.J69]=&quot;false reach&quot;); &quot;false&quot;; &quot;unknown&quot;))" office:value-type="string" office:string-value="false">
            <text:p>false</text:p>
          </table:table-cell>
          <table:table-cell table:style-name="ce3" table:formula="of:=IF(OR([.F69]=&quot;true&quot;; [.G69]=&quot;true&quot;); &quot;true&quot;; IF(OR([.F69]=&quot;false reach&quot;; [.G69]=&quot;false reach&quot;); &quot;false&quot;; &quot;unknown&quot;))" office:value-type="string" office:string-value="false">
            <text:p>false</text:p>
          </table:table-cell>
          <table:table-cell table:style-name="ce3" table:formula="of:=IF(OR([.H69]=&quot;true&quot;; [.I69]=&quot;true&quot;); &quot;true&quot;; IF(OR([.H69]=&quot;false reach&quot;; [.I69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67.c.i </text:p>
          </table:table-cell>
          <table:table-cell table:formula="of:=IF(OR([.E70]=&quot;true&quot;; [.F70]=&quot;true&quot;; [.G70]=&quot;true&quot;; [.H70]=&quot;true&quot;; [.I70]=&quot;true&quot;; [.J70]=&quot;true&quot;); &quot;true&quot;; IF(OR([.E70]=&quot;false reach&quot;; [.F70]=&quot;false reach&quot;; [.G70]=&quot;false reach&quot;; [.H70]=&quot;false reach&quot;; [.I70]=&quot;false reach&quot;; [.J70]=&quot;false reach&quot;); &quot;false&quot;; &quot;unknown&quot;))" office:value-type="string" office:string-value="false">
            <text:p>false</text:p>
          </table:table-cell>
          <table:table-cell table:style-name="ce3" table:formula="of:=IF(OR([.F70]=&quot;true&quot;; [.G70]=&quot;true&quot;); &quot;true&quot;; IF(OR([.F70]=&quot;false reach&quot;; [.G70]=&quot;false reach&quot;); &quot;false&quot;; &quot;unknown&quot;))" office:value-type="string" office:string-value="false">
            <text:p>false</text:p>
          </table:table-cell>
          <table:table-cell table:style-name="ce3" table:formula="of:=IF(OR([.H70]=&quot;true&quot;; [.I70]=&quot;true&quot;); &quot;true&quot;; IF(OR([.H70]=&quot;false reach&quot;; [.I70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68.c.i </text:p>
          </table:table-cell>
          <table:table-cell table:formula="of:=IF(OR([.E71]=&quot;true&quot;; [.F71]=&quot;true&quot;; [.G71]=&quot;true&quot;; [.H71]=&quot;true&quot;; [.I71]=&quot;true&quot;; [.J71]=&quot;true&quot;); &quot;true&quot;; IF(OR([.E71]=&quot;false reach&quot;; [.F71]=&quot;false reach&quot;; [.G71]=&quot;false reach&quot;; [.H71]=&quot;false reach&quot;; [.I71]=&quot;false reach&quot;; [.J71]=&quot;false reach&quot;); &quot;false&quot;; &quot;unknown&quot;))" office:value-type="string" office:string-value="true">
            <text:p>true</text:p>
          </table:table-cell>
          <table:table-cell table:style-name="ce3" table:formula="of:=IF(OR([.F71]=&quot;true&quot;; [.G71]=&quot;true&quot;); &quot;true&quot;; IF(OR([.F71]=&quot;false reach&quot;; [.G71]=&quot;false reach&quot;); &quot;false&quot;; &quot;unknown&quot;))" office:value-type="string" office:string-value="true">
            <text:p>true</text:p>
          </table:table-cell>
          <table:table-cell table:style-name="ce3" table:formula="of:=IF(OR([.H71]=&quot;true&quot;; [.I71]=&quot;true&quot;); &quot;true&quot;; IF(OR([.H71]=&quot;false reach&quot;; [.I7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69.c.i </text:p>
          </table:table-cell>
          <table:table-cell table:formula="of:=IF(OR([.E72]=&quot;true&quot;; [.F72]=&quot;true&quot;; [.G72]=&quot;true&quot;; [.H72]=&quot;true&quot;; [.I72]=&quot;true&quot;; [.J72]=&quot;true&quot;); &quot;true&quot;; IF(OR([.E72]=&quot;false reach&quot;; [.F72]=&quot;false reach&quot;; [.G72]=&quot;false reach&quot;; [.H72]=&quot;false reach&quot;; [.I72]=&quot;false reach&quot;; [.J72]=&quot;false reach&quot;); &quot;false&quot;; &quot;unknown&quot;))" office:value-type="string" office:string-value="true">
            <text:p>true</text:p>
          </table:table-cell>
          <table:table-cell table:style-name="ce3" table:formula="of:=IF(OR([.F72]=&quot;true&quot;; [.G72]=&quot;true&quot;); &quot;true&quot;; IF(OR([.F72]=&quot;false reach&quot;; [.G72]=&quot;false reach&quot;); &quot;false&quot;; &quot;unknown&quot;))" office:value-type="string" office:string-value="true">
            <text:p>true</text:p>
          </table:table-cell>
          <table:table-cell table:style-name="ce3" table:formula="of:=IF(OR([.H72]=&quot;true&quot;; [.I72]=&quot;true&quot;); &quot;true&quot;; IF(OR([.H72]=&quot;false reach&quot;; [.I72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1_70.c.i </text:p>
          </table:table-cell>
          <table:table-cell table:formula="of:=IF(OR([.E73]=&quot;true&quot;; [.F73]=&quot;true&quot;; [.G73]=&quot;true&quot;; [.H73]=&quot;true&quot;; [.I73]=&quot;true&quot;; [.J73]=&quot;true&quot;); &quot;true&quot;; IF(OR([.E73]=&quot;false reach&quot;; [.F73]=&quot;false reach&quot;; [.G73]=&quot;false reach&quot;; [.H73]=&quot;false reach&quot;; [.I73]=&quot;false reach&quot;; [.J73]=&quot;false reach&quot;); &quot;false&quot;; &quot;unknown&quot;))" office:value-type="string" office:string-value="true">
            <text:p>true</text:p>
          </table:table-cell>
          <table:table-cell table:style-name="ce3" table:formula="of:=IF(OR([.F73]=&quot;true&quot;; [.G73]=&quot;true&quot;); &quot;true&quot;; IF(OR([.F73]=&quot;false reach&quot;; [.G73]=&quot;false reach&quot;); &quot;false&quot;; &quot;unknown&quot;))" office:value-type="string" office:string-value="true">
            <text:p>true</text:p>
          </table:table-cell>
          <table:table-cell table:style-name="ce3" table:formula="of:=IF(OR([.H73]=&quot;true&quot;; [.I73]=&quot;true&quot;); &quot;true&quot;; IF(OR([.H73]=&quot;false reach&quot;; [.I7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71.c.i </text:p>
          </table:table-cell>
          <table:table-cell table:formula="of:=IF(OR([.E74]=&quot;true&quot;; [.F74]=&quot;true&quot;; [.G74]=&quot;true&quot;; [.H74]=&quot;true&quot;; [.I74]=&quot;true&quot;; [.J74]=&quot;true&quot;); &quot;true&quot;; IF(OR([.E74]=&quot;false reach&quot;; [.F74]=&quot;false reach&quot;; [.G74]=&quot;false reach&quot;; [.H74]=&quot;false reach&quot;; [.I74]=&quot;false reach&quot;; [.J74]=&quot;false reach&quot;); &quot;false&quot;; &quot;unknown&quot;))" office:value-type="string" office:string-value="true">
            <text:p>true</text:p>
          </table:table-cell>
          <table:table-cell table:style-name="ce3" table:formula="of:=IF(OR([.F74]=&quot;true&quot;; [.G74]=&quot;true&quot;); &quot;true&quot;; IF(OR([.F74]=&quot;false reach&quot;; [.G74]=&quot;false reach&quot;); &quot;false&quot;; &quot;unknown&quot;))" office:value-type="string" office:string-value="true">
            <text:p>true</text:p>
          </table:table-cell>
          <table:table-cell table:style-name="ce3" table:formula="of:=IF(OR([.H74]=&quot;true&quot;; [.I74]=&quot;true&quot;); &quot;true&quot;; IF(OR([.H74]=&quot;false reach&quot;; [.I74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72.c.i </text:p>
          </table:table-cell>
          <table:table-cell table:formula="of:=IF(OR([.E75]=&quot;true&quot;; [.F75]=&quot;true&quot;; [.G75]=&quot;true&quot;; [.H75]=&quot;true&quot;; [.I75]=&quot;true&quot;; [.J75]=&quot;true&quot;); &quot;true&quot;; IF(OR([.E75]=&quot;false reach&quot;; [.F75]=&quot;false reach&quot;; [.G75]=&quot;false reach&quot;; [.H75]=&quot;false reach&quot;; [.I75]=&quot;false reach&quot;; [.J75]=&quot;false reach&quot;); &quot;false&quot;; &quot;unknown&quot;))" office:value-type="string" office:string-value="true">
            <text:p>true</text:p>
          </table:table-cell>
          <table:table-cell table:style-name="ce3" table:formula="of:=IF(OR([.F75]=&quot;true&quot;; [.G75]=&quot;true&quot;); &quot;true&quot;; IF(OR([.F75]=&quot;false reach&quot;; [.G75]=&quot;false reach&quot;); &quot;false&quot;; &quot;unknown&quot;))" office:value-type="string" office:string-value="true">
            <text:p>true</text:p>
          </table:table-cell>
          <table:table-cell table:style-name="ce3" table:formula="of:=IF(OR([.H75]=&quot;true&quot;; [.I75]=&quot;true&quot;); &quot;true&quot;; IF(OR([.H75]=&quot;false reach&quot;; [.I75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73.c.i </text:p>
          </table:table-cell>
          <table:table-cell table:formula="of:=IF(OR([.E76]=&quot;true&quot;; [.F76]=&quot;true&quot;; [.G76]=&quot;true&quot;; [.H76]=&quot;true&quot;; [.I76]=&quot;true&quot;; [.J76]=&quot;true&quot;); &quot;true&quot;; IF(OR([.E76]=&quot;false reach&quot;; [.F76]=&quot;false reach&quot;; [.G76]=&quot;false reach&quot;; [.H76]=&quot;false reach&quot;; [.I76]=&quot;false reach&quot;; [.J76]=&quot;false reach&quot;); &quot;false&quot;; &quot;unknown&quot;))" office:value-type="string" office:string-value="true">
            <text:p>true</text:p>
          </table:table-cell>
          <table:table-cell table:style-name="ce3" table:formula="of:=IF(OR([.F76]=&quot;true&quot;; [.G76]=&quot;true&quot;); &quot;true&quot;; IF(OR([.F76]=&quot;false reach&quot;; [.G76]=&quot;false reach&quot;); &quot;false&quot;; &quot;unknown&quot;))" office:value-type="string" office:string-value="true">
            <text:p>true</text:p>
          </table:table-cell>
          <table:table-cell table:style-name="ce3" table:formula="of:=IF(OR([.H76]=&quot;true&quot;; [.I76]=&quot;true&quot;); &quot;true&quot;; IF(OR([.H76]=&quot;false reach&quot;; [.I76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74.c.i </text:p>
          </table:table-cell>
          <table:table-cell table:formula="of:=IF(OR([.E77]=&quot;true&quot;; [.F77]=&quot;true&quot;; [.G77]=&quot;true&quot;; [.H77]=&quot;true&quot;; [.I77]=&quot;true&quot;; [.J77]=&quot;true&quot;); &quot;true&quot;; IF(OR([.E77]=&quot;false reach&quot;; [.F77]=&quot;false reach&quot;; [.G77]=&quot;false reach&quot;; [.H77]=&quot;false reach&quot;; [.I77]=&quot;false reach&quot;; [.J77]=&quot;false reach&quot;); &quot;false&quot;; &quot;unknown&quot;))" office:value-type="string" office:string-value="false">
            <text:p>false</text:p>
          </table:table-cell>
          <table:table-cell table:style-name="ce3" table:formula="of:=IF(OR([.F77]=&quot;true&quot;; [.G77]=&quot;true&quot;); &quot;true&quot;; IF(OR([.F77]=&quot;false reach&quot;; [.G77]=&quot;false reach&quot;); &quot;false&quot;; &quot;unknown&quot;))" office:value-type="string" office:string-value="false">
            <text:p>false</text:p>
          </table:table-cell>
          <table:table-cell table:style-name="ce3" table:formula="of:=IF(OR([.H77]=&quot;true&quot;; [.I77]=&quot;true&quot;); &quot;true&quot;; IF(OR([.H77]=&quot;false reach&quot;; [.I77]=&quot;false reach&quot;); &quot;false&quot;; &quot;unknown&quot;))" office:value-type="string" office:string-value="false">
            <text:p>false</text:p>
          </table:table-cell>
          <table:table-cell table:number-columns-repeated="5"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75.c.i </text:p>
          </table:table-cell>
          <table:table-cell table:formula="of:=IF(OR([.E78]=&quot;true&quot;; [.F78]=&quot;true&quot;; [.G78]=&quot;true&quot;; [.H78]=&quot;true&quot;; [.I78]=&quot;true&quot;; [.J78]=&quot;true&quot;); &quot;true&quot;; IF(OR([.E78]=&quot;false reach&quot;; [.F78]=&quot;false reach&quot;; [.G78]=&quot;false reach&quot;; [.H78]=&quot;false reach&quot;; [.I78]=&quot;false reach&quot;; [.J78]=&quot;false reach&quot;); &quot;false&quot;; &quot;unknown&quot;))" office:value-type="string" office:string-value="true">
            <text:p>true</text:p>
          </table:table-cell>
          <table:table-cell table:style-name="ce3" table:formula="of:=IF(OR([.F78]=&quot;true&quot;; [.G78]=&quot;true&quot;); &quot;true&quot;; IF(OR([.F78]=&quot;false reach&quot;; [.G78]=&quot;false reach&quot;); &quot;false&quot;; &quot;unknown&quot;))" office:value-type="string" office:string-value="true">
            <text:p>true</text:p>
          </table:table-cell>
          <table:table-cell table:style-name="ce3" table:formula="of:=IF(OR([.H78]=&quot;true&quot;; [.I78]=&quot;true&quot;); &quot;true&quot;; IF(OR([.H78]=&quot;false reach&quot;; [.I78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76.c.i </text:p>
          </table:table-cell>
          <table:table-cell table:formula="of:=IF(OR([.E79]=&quot;true&quot;; [.F79]=&quot;true&quot;; [.G79]=&quot;true&quot;; [.H79]=&quot;true&quot;; [.I79]=&quot;true&quot;; [.J79]=&quot;true&quot;); &quot;true&quot;; IF(OR([.E79]=&quot;false reach&quot;; [.F79]=&quot;false reach&quot;; [.G79]=&quot;false reach&quot;; [.H79]=&quot;false reach&quot;; [.I79]=&quot;false reach&quot;; [.J79]=&quot;false reach&quot;); &quot;false&quot;; &quot;unknown&quot;))" office:value-type="string" office:string-value="true">
            <text:p>true</text:p>
          </table:table-cell>
          <table:table-cell table:style-name="ce3" table:formula="of:=IF(OR([.F79]=&quot;true&quot;; [.G79]=&quot;true&quot;); &quot;true&quot;; IF(OR([.F79]=&quot;false reach&quot;; [.G79]=&quot;false reach&quot;); &quot;false&quot;; &quot;unknown&quot;))" office:value-type="string" office:string-value="true">
            <text:p>true</text:p>
          </table:table-cell>
          <table:table-cell table:style-name="ce3" table:formula="of:=IF(OR([.H79]=&quot;true&quot;; [.I79]=&quot;true&quot;); &quot;true&quot;; IF(OR([.H79]=&quot;false reach&quot;; [.I79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77.c.i </text:p>
          </table:table-cell>
          <table:table-cell table:formula="of:=IF(OR([.E80]=&quot;true&quot;; [.F80]=&quot;true&quot;; [.G80]=&quot;true&quot;; [.H80]=&quot;true&quot;; [.I80]=&quot;true&quot;; [.J80]=&quot;true&quot;); &quot;true&quot;; IF(OR([.E80]=&quot;false reach&quot;; [.F80]=&quot;false reach&quot;; [.G80]=&quot;false reach&quot;; [.H80]=&quot;false reach&quot;; [.I80]=&quot;false reach&quot;; [.J80]=&quot;false reach&quot;); &quot;false&quot;; &quot;unknown&quot;))" office:value-type="string" office:string-value="true">
            <text:p>true</text:p>
          </table:table-cell>
          <table:table-cell table:style-name="ce3" table:formula="of:=IF(OR([.F80]=&quot;true&quot;; [.G80]=&quot;true&quot;); &quot;true&quot;; IF(OR([.F80]=&quot;false reach&quot;; [.G80]=&quot;false reach&quot;); &quot;false&quot;; &quot;unknown&quot;))" office:value-type="string" office:string-value="true">
            <text:p>true</text:p>
          </table:table-cell>
          <table:table-cell table:style-name="ce3" table:formula="of:=IF(OR([.H80]=&quot;true&quot;; [.I80]=&quot;true&quot;); &quot;true&quot;; IF(OR([.H80]=&quot;false reach&quot;; [.I80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78.c.i </text:p>
          </table:table-cell>
          <table:table-cell table:formula="of:=IF(OR([.E81]=&quot;true&quot;; [.F81]=&quot;true&quot;; [.G81]=&quot;true&quot;; [.H81]=&quot;true&quot;; [.I81]=&quot;true&quot;; [.J81]=&quot;true&quot;); &quot;true&quot;; IF(OR([.E81]=&quot;false reach&quot;; [.F81]=&quot;false reach&quot;; [.G81]=&quot;false reach&quot;; [.H81]=&quot;false reach&quot;; [.I81]=&quot;false reach&quot;; [.J81]=&quot;false reach&quot;); &quot;false&quot;; &quot;unknown&quot;))" office:value-type="string" office:string-value="true">
            <text:p>true</text:p>
          </table:table-cell>
          <table:table-cell table:style-name="ce3" table:formula="of:=IF(OR([.F81]=&quot;true&quot;; [.G81]=&quot;true&quot;); &quot;true&quot;; IF(OR([.F81]=&quot;false reach&quot;; [.G81]=&quot;false reach&quot;); &quot;false&quot;; &quot;unknown&quot;))" office:value-type="string" office:string-value="true">
            <text:p>true</text:p>
          </table:table-cell>
          <table:table-cell table:style-name="ce3" table:formula="of:=IF(OR([.H81]=&quot;true&quot;; [.I81]=&quot;true&quot;); &quot;true&quot;; IF(OR([.H81]=&quot;false reach&quot;; [.I8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79.c.i </text:p>
          </table:table-cell>
          <table:table-cell table:formula="of:=IF(OR([.E82]=&quot;true&quot;; [.F82]=&quot;true&quot;; [.G82]=&quot;true&quot;; [.H82]=&quot;true&quot;; [.I82]=&quot;true&quot;; [.J82]=&quot;true&quot;); &quot;true&quot;; IF(OR([.E82]=&quot;false reach&quot;; [.F82]=&quot;false reach&quot;; [.G82]=&quot;false reach&quot;; [.H82]=&quot;false reach&quot;; [.I82]=&quot;false reach&quot;; [.J82]=&quot;false reach&quot;); &quot;false&quot;; &quot;unknown&quot;))" office:value-type="string" office:string-value="false">
            <text:p>false</text:p>
          </table:table-cell>
          <table:table-cell table:style-name="ce3" table:formula="of:=IF(OR([.F82]=&quot;true&quot;; [.G82]=&quot;true&quot;); &quot;true&quot;; IF(OR([.F82]=&quot;false reach&quot;; [.G82]=&quot;false reach&quot;); &quot;false&quot;; &quot;unknown&quot;))" office:value-type="string" office:string-value="false">
            <text:p>false</text:p>
          </table:table-cell>
          <table:table-cell table:style-name="ce3" table:formula="of:=IF(OR([.H82]=&quot;true&quot;; [.I82]=&quot;true&quot;); &quot;true&quot;; IF(OR([.H82]=&quot;false reach&quot;; [.I8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80.c.i </text:p>
          </table:table-cell>
          <table:table-cell table:formula="of:=IF(OR([.E83]=&quot;true&quot;; [.F83]=&quot;true&quot;; [.G83]=&quot;true&quot;; [.H83]=&quot;true&quot;; [.I83]=&quot;true&quot;; [.J83]=&quot;true&quot;); &quot;true&quot;; IF(OR([.E83]=&quot;false reach&quot;; [.F83]=&quot;false reach&quot;; [.G83]=&quot;false reach&quot;; [.H83]=&quot;false reach&quot;; [.I83]=&quot;false reach&quot;; [.J83]=&quot;false reach&quot;); &quot;false&quot;; &quot;unknown&quot;))" office:value-type="string" office:string-value="true">
            <text:p>true</text:p>
          </table:table-cell>
          <table:table-cell table:style-name="ce3" table:formula="of:=IF(OR([.F83]=&quot;true&quot;; [.G83]=&quot;true&quot;); &quot;true&quot;; IF(OR([.F83]=&quot;false reach&quot;; [.G83]=&quot;false reach&quot;); &quot;false&quot;; &quot;unknown&quot;))" office:value-type="string" office:string-value="true">
            <text:p>true</text:p>
          </table:table-cell>
          <table:table-cell table:style-name="ce3" table:formula="of:=IF(OR([.H83]=&quot;true&quot;; [.I83]=&quot;true&quot;); &quot;true&quot;; IF(OR([.H83]=&quot;false reach&quot;; [.I83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81.c.i </text:p>
          </table:table-cell>
          <table:table-cell table:formula="of:=IF(OR([.E84]=&quot;true&quot;; [.F84]=&quot;true&quot;; [.G84]=&quot;true&quot;; [.H84]=&quot;true&quot;; [.I84]=&quot;true&quot;; [.J84]=&quot;true&quot;); &quot;true&quot;; IF(OR([.E84]=&quot;false reach&quot;; [.F84]=&quot;false reach&quot;; [.G84]=&quot;false reach&quot;; [.H84]=&quot;false reach&quot;; [.I84]=&quot;false reach&quot;; [.J84]=&quot;false reach&quot;); &quot;false&quot;; &quot;unknown&quot;))" office:value-type="string" office:string-value="true">
            <text:p>true</text:p>
          </table:table-cell>
          <table:table-cell table:style-name="ce3" table:formula="of:=IF(OR([.F84]=&quot;true&quot;; [.G84]=&quot;true&quot;); &quot;true&quot;; IF(OR([.F84]=&quot;false reach&quot;; [.G84]=&quot;false reach&quot;); &quot;false&quot;; &quot;unknown&quot;))" office:value-type="string" office:string-value="true">
            <text:p>true</text:p>
          </table:table-cell>
          <table:table-cell table:style-name="ce3" table:formula="of:=IF(OR([.H84]=&quot;true&quot;; [.I84]=&quot;true&quot;); &quot;true&quot;; IF(OR([.H84]=&quot;false reach&quot;; [.I84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82.c.i </text:p>
          </table:table-cell>
          <table:table-cell table:formula="of:=IF(OR([.E85]=&quot;true&quot;; [.F85]=&quot;true&quot;; [.G85]=&quot;true&quot;; [.H85]=&quot;true&quot;; [.I85]=&quot;true&quot;; [.J85]=&quot;true&quot;); &quot;true&quot;; IF(OR([.E85]=&quot;false reach&quot;; [.F85]=&quot;false reach&quot;; [.G85]=&quot;false reach&quot;; [.H85]=&quot;false reach&quot;; [.I85]=&quot;false reach&quot;; [.J85]=&quot;false reach&quot;); &quot;false&quot;; &quot;unknown&quot;))" office:value-type="string" office:string-value="true">
            <text:p>true</text:p>
          </table:table-cell>
          <table:table-cell table:style-name="ce3" table:formula="of:=IF(OR([.F85]=&quot;true&quot;; [.G85]=&quot;true&quot;); &quot;true&quot;; IF(OR([.F85]=&quot;false reach&quot;; [.G85]=&quot;false reach&quot;); &quot;false&quot;; &quot;unknown&quot;))" office:value-type="string" office:string-value="true">
            <text:p>true</text:p>
          </table:table-cell>
          <table:table-cell table:style-name="ce3" table:formula="of:=IF(OR([.H85]=&quot;true&quot;; [.I85]=&quot;true&quot;); &quot;true&quot;; IF(OR([.H85]=&quot;false reach&quot;; [.I85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83.c.i </text:p>
          </table:table-cell>
          <table:table-cell table:formula="of:=IF(OR([.E86]=&quot;true&quot;; [.F86]=&quot;true&quot;; [.G86]=&quot;true&quot;; [.H86]=&quot;true&quot;; [.I86]=&quot;true&quot;; [.J86]=&quot;true&quot;); &quot;true&quot;; IF(OR([.E86]=&quot;false reach&quot;; [.F86]=&quot;false reach&quot;; [.G86]=&quot;false reach&quot;; [.H86]=&quot;false reach&quot;; [.I86]=&quot;false reach&quot;; [.J86]=&quot;false reach&quot;); &quot;false&quot;; &quot;unknown&quot;))" office:value-type="string" office:string-value="true">
            <text:p>true</text:p>
          </table:table-cell>
          <table:table-cell table:style-name="ce3" table:formula="of:=IF(OR([.F86]=&quot;true&quot;; [.G86]=&quot;true&quot;); &quot;true&quot;; IF(OR([.F86]=&quot;false reach&quot;; [.G86]=&quot;false reach&quot;); &quot;false&quot;; &quot;unknown&quot;))" office:value-type="string" office:string-value="true">
            <text:p>true</text:p>
          </table:table-cell>
          <table:table-cell table:style-name="ce3" table:formula="of:=IF(OR([.H86]=&quot;true&quot;; [.I86]=&quot;true&quot;); &quot;true&quot;; IF(OR([.H86]=&quot;false reach&quot;; [.I86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84.c.i </text:p>
          </table:table-cell>
          <table:table-cell table:formula="of:=IF(OR([.E87]=&quot;true&quot;; [.F87]=&quot;true&quot;; [.G87]=&quot;true&quot;; [.H87]=&quot;true&quot;; [.I87]=&quot;true&quot;; [.J87]=&quot;true&quot;); &quot;true&quot;; IF(OR([.E87]=&quot;false reach&quot;; [.F87]=&quot;false reach&quot;; [.G87]=&quot;false reach&quot;; [.H87]=&quot;false reach&quot;; [.I87]=&quot;false reach&quot;; [.J87]=&quot;false reach&quot;); &quot;false&quot;; &quot;unknown&quot;))" office:value-type="string" office:string-value="false">
            <text:p>false</text:p>
          </table:table-cell>
          <table:table-cell table:style-name="ce3" table:formula="of:=IF(OR([.F87]=&quot;true&quot;; [.G87]=&quot;true&quot;); &quot;true&quot;; IF(OR([.F87]=&quot;false reach&quot;; [.G87]=&quot;false reach&quot;); &quot;false&quot;; &quot;unknown&quot;))" office:value-type="string" office:string-value="false">
            <text:p>false</text:p>
          </table:table-cell>
          <table:table-cell table:style-name="ce3" table:formula="of:=IF(OR([.H87]=&quot;true&quot;; [.I87]=&quot;true&quot;); &quot;true&quot;; IF(OR([.H87]=&quot;false reach&quot;; [.I8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85.c.i </text:p>
          </table:table-cell>
          <table:table-cell table:formula="of:=IF(OR([.E88]=&quot;true&quot;; [.F88]=&quot;true&quot;; [.G88]=&quot;true&quot;; [.H88]=&quot;true&quot;; [.I88]=&quot;true&quot;; [.J88]=&quot;true&quot;); &quot;true&quot;; IF(OR([.E88]=&quot;false reach&quot;; [.F88]=&quot;false reach&quot;; [.G88]=&quot;false reach&quot;; [.H88]=&quot;false reach&quot;; [.I88]=&quot;false reach&quot;; [.J88]=&quot;false reach&quot;); &quot;false&quot;; &quot;unknown&quot;))" office:value-type="string" office:string-value="false">
            <text:p>false</text:p>
          </table:table-cell>
          <table:table-cell table:style-name="ce3" table:formula="of:=IF(OR([.F88]=&quot;true&quot;; [.G88]=&quot;true&quot;); &quot;true&quot;; IF(OR([.F88]=&quot;false reach&quot;; [.G88]=&quot;false reach&quot;); &quot;false&quot;; &quot;unknown&quot;))" office:value-type="string" office:string-value="false">
            <text:p>false</text:p>
          </table:table-cell>
          <table:table-cell table:style-name="ce3" table:formula="of:=IF(OR([.H88]=&quot;true&quot;; [.I88]=&quot;true&quot;); &quot;true&quot;; IF(OR([.H88]=&quot;false reach&quot;; [.I88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86.c.i </text:p>
          </table:table-cell>
          <table:table-cell table:formula="of:=IF(OR([.E89]=&quot;true&quot;; [.F89]=&quot;true&quot;; [.G89]=&quot;true&quot;; [.H89]=&quot;true&quot;; [.I89]=&quot;true&quot;; [.J89]=&quot;true&quot;); &quot;true&quot;; IF(OR([.E89]=&quot;false reach&quot;; [.F89]=&quot;false reach&quot;; [.G89]=&quot;false reach&quot;; [.H89]=&quot;false reach&quot;; [.I89]=&quot;false reach&quot;; [.J89]=&quot;false reach&quot;); &quot;false&quot;; &quot;unknown&quot;))" office:value-type="string" office:string-value="true">
            <text:p>true</text:p>
          </table:table-cell>
          <table:table-cell table:style-name="ce3" table:formula="of:=IF(OR([.F89]=&quot;true&quot;; [.G89]=&quot;true&quot;); &quot;true&quot;; IF(OR([.F89]=&quot;false reach&quot;; [.G89]=&quot;false reach&quot;); &quot;false&quot;; &quot;unknown&quot;))" office:value-type="string" office:string-value="true">
            <text:p>true</text:p>
          </table:table-cell>
          <table:table-cell table:style-name="ce3" table:formula="of:=IF(OR([.H89]=&quot;true&quot;; [.I89]=&quot;true&quot;); &quot;true&quot;; IF(OR([.H89]=&quot;false reach&quot;; [.I89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87.c.i </text:p>
          </table:table-cell>
          <table:table-cell table:formula="of:=IF(OR([.E90]=&quot;true&quot;; [.F90]=&quot;true&quot;; [.G90]=&quot;true&quot;; [.H90]=&quot;true&quot;; [.I90]=&quot;true&quot;; [.J90]=&quot;true&quot;); &quot;true&quot;; IF(OR([.E90]=&quot;false reach&quot;; [.F90]=&quot;false reach&quot;; [.G90]=&quot;false reach&quot;; [.H90]=&quot;false reach&quot;; [.I90]=&quot;false reach&quot;; [.J90]=&quot;false reach&quot;); &quot;false&quot;; &quot;unknown&quot;))" office:value-type="string" office:string-value="true">
            <text:p>true</text:p>
          </table:table-cell>
          <table:table-cell table:style-name="ce3" table:formula="of:=IF(OR([.F90]=&quot;true&quot;; [.G90]=&quot;true&quot;); &quot;true&quot;; IF(OR([.F90]=&quot;false reach&quot;; [.G90]=&quot;false reach&quot;); &quot;false&quot;; &quot;unknown&quot;))" office:value-type="string" office:string-value="true">
            <text:p>true</text:p>
          </table:table-cell>
          <table:table-cell table:style-name="ce3" table:formula="of:=IF(OR([.H90]=&quot;true&quot;; [.I90]=&quot;true&quot;); &quot;true&quot;; IF(OR([.H90]=&quot;false reach&quot;; [.I90]=&quot;false reach&quot;); &quot;false&quot;; &quot;unknown&quot;))" office:value-type="string" office:string-value="true">
            <text:p>true</text:p>
          </table:table-cell>
          <table:table-cell table:number-columns-repeated="4" table:style-name="ce4" office:value-type="string">
            <text:p>true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1_88.c.i </text:p>
          </table:table-cell>
          <table:table-cell table:formula="of:=IF(OR([.E91]=&quot;true&quot;; [.F91]=&quot;true&quot;; [.G91]=&quot;true&quot;; [.H91]=&quot;true&quot;; [.I91]=&quot;true&quot;; [.J91]=&quot;true&quot;); &quot;true&quot;; IF(OR([.E91]=&quot;false reach&quot;; [.F91]=&quot;false reach&quot;; [.G91]=&quot;false reach&quot;; [.H91]=&quot;false reach&quot;; [.I91]=&quot;false reach&quot;; [.J91]=&quot;false reach&quot;); &quot;false&quot;; &quot;unknown&quot;))" office:value-type="string" office:string-value="true">
            <text:p>true</text:p>
          </table:table-cell>
          <table:table-cell table:style-name="ce3" table:formula="of:=IF(OR([.F91]=&quot;true&quot;; [.G91]=&quot;true&quot;); &quot;true&quot;; IF(OR([.F91]=&quot;false reach&quot;; [.G91]=&quot;false reach&quot;); &quot;false&quot;; &quot;unknown&quot;))" office:value-type="string" office:string-value="true">
            <text:p>true</text:p>
          </table:table-cell>
          <table:table-cell table:style-name="ce3" table:formula="of:=IF(OR([.H91]=&quot;true&quot;; [.I91]=&quot;true&quot;); &quot;true&quot;; IF(OR([.H91]=&quot;false reach&quot;; [.I9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89.c.i </text:p>
          </table:table-cell>
          <table:table-cell table:formula="of:=IF(OR([.E92]=&quot;true&quot;; [.F92]=&quot;true&quot;; [.G92]=&quot;true&quot;; [.H92]=&quot;true&quot;; [.I92]=&quot;true&quot;; [.J92]=&quot;true&quot;); &quot;true&quot;; IF(OR([.E92]=&quot;false reach&quot;; [.F92]=&quot;false reach&quot;; [.G92]=&quot;false reach&quot;; [.H92]=&quot;false reach&quot;; [.I92]=&quot;false reach&quot;; [.J92]=&quot;false reach&quot;); &quot;false&quot;; &quot;unknown&quot;))" office:value-type="string" office:string-value="false">
            <text:p>false</text:p>
          </table:table-cell>
          <table:table-cell table:style-name="ce3" table:formula="of:=IF(OR([.F92]=&quot;true&quot;; [.G92]=&quot;true&quot;); &quot;true&quot;; IF(OR([.F92]=&quot;false reach&quot;; [.G92]=&quot;false reach&quot;); &quot;false&quot;; &quot;unknown&quot;))" office:value-type="string" office:string-value="false">
            <text:p>false</text:p>
          </table:table-cell>
          <table:table-cell table:style-name="ce3" table:formula="of:=IF(OR([.H92]=&quot;true&quot;; [.I92]=&quot;true&quot;); &quot;true&quot;; IF(OR([.H92]=&quot;false reach&quot;; [.I92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90.c.i </text:p>
          </table:table-cell>
          <table:table-cell table:formula="of:=IF(OR([.E93]=&quot;true&quot;; [.F93]=&quot;true&quot;; [.G93]=&quot;true&quot;; [.H93]=&quot;true&quot;; [.I93]=&quot;true&quot;; [.J93]=&quot;true&quot;); &quot;true&quot;; IF(OR([.E93]=&quot;false reach&quot;; [.F93]=&quot;false reach&quot;; [.G93]=&quot;false reach&quot;; [.H93]=&quot;false reach&quot;; [.I93]=&quot;false reach&quot;; [.J93]=&quot;false reach&quot;); &quot;false&quot;; &quot;unknown&quot;))" office:value-type="string" office:string-value="true">
            <text:p>true</text:p>
          </table:table-cell>
          <table:table-cell table:style-name="ce3" table:formula="of:=IF(OR([.F93]=&quot;true&quot;; [.G93]=&quot;true&quot;); &quot;true&quot;; IF(OR([.F93]=&quot;false reach&quot;; [.G93]=&quot;false reach&quot;); &quot;false&quot;; &quot;unknown&quot;))" office:value-type="string" office:string-value="true">
            <text:p>true</text:p>
          </table:table-cell>
          <table:table-cell table:style-name="ce3" table:formula="of:=IF(OR([.H93]=&quot;true&quot;; [.I93]=&quot;true&quot;); &quot;true&quot;; IF(OR([.H93]=&quot;false reach&quot;; [.I93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91.c.i </text:p>
          </table:table-cell>
          <table:table-cell table:formula="of:=IF(OR([.E94]=&quot;true&quot;; [.F94]=&quot;true&quot;; [.G94]=&quot;true&quot;; [.H94]=&quot;true&quot;; [.I94]=&quot;true&quot;; [.J94]=&quot;true&quot;); &quot;true&quot;; IF(OR([.E94]=&quot;false reach&quot;; [.F94]=&quot;false reach&quot;; [.G94]=&quot;false reach&quot;; [.H94]=&quot;false reach&quot;; [.I94]=&quot;false reach&quot;; [.J94]=&quot;false reach&quot;); &quot;false&quot;; &quot;unknown&quot;))" office:value-type="string" office:string-value="true">
            <text:p>true</text:p>
          </table:table-cell>
          <table:table-cell table:style-name="ce3" table:formula="of:=IF(OR([.F94]=&quot;true&quot;; [.G94]=&quot;true&quot;); &quot;true&quot;; IF(OR([.F94]=&quot;false reach&quot;; [.G94]=&quot;false reach&quot;); &quot;false&quot;; &quot;unknown&quot;))" office:value-type="string" office:string-value="true">
            <text:p>true</text:p>
          </table:table-cell>
          <table:table-cell table:style-name="ce3" table:formula="of:=IF(OR([.H94]=&quot;true&quot;; [.I94]=&quot;true&quot;); &quot;true&quot;; IF(OR([.H94]=&quot;false reach&quot;; [.I94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92.c.i </text:p>
          </table:table-cell>
          <table:table-cell table:formula="of:=IF(OR([.E95]=&quot;true&quot;; [.F95]=&quot;true&quot;; [.G95]=&quot;true&quot;; [.H95]=&quot;true&quot;; [.I95]=&quot;true&quot;; [.J95]=&quot;true&quot;); &quot;true&quot;; IF(OR([.E95]=&quot;false reach&quot;; [.F95]=&quot;false reach&quot;; [.G95]=&quot;false reach&quot;; [.H95]=&quot;false reach&quot;; [.I95]=&quot;false reach&quot;; [.J95]=&quot;false reach&quot;); &quot;false&quot;; &quot;unknown&quot;))" office:value-type="string" office:string-value="false">
            <text:p>false</text:p>
          </table:table-cell>
          <table:table-cell table:style-name="ce3" table:formula="of:=IF(OR([.F95]=&quot;true&quot;; [.G95]=&quot;true&quot;); &quot;true&quot;; IF(OR([.F95]=&quot;false reach&quot;; [.G95]=&quot;false reach&quot;); &quot;false&quot;; &quot;unknown&quot;))" office:value-type="string" office:string-value="false">
            <text:p>false</text:p>
          </table:table-cell>
          <table:table-cell table:style-name="ce3" table:formula="of:=IF(OR([.H95]=&quot;true&quot;; [.I95]=&quot;true&quot;); &quot;true&quot;; IF(OR([.H95]=&quot;false reach&quot;; [.I95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93.c.i </text:p>
          </table:table-cell>
          <table:table-cell table:formula="of:=IF(OR([.E96]=&quot;true&quot;; [.F96]=&quot;true&quot;; [.G96]=&quot;true&quot;; [.H96]=&quot;true&quot;; [.I96]=&quot;true&quot;; [.J96]=&quot;true&quot;); &quot;true&quot;; IF(OR([.E96]=&quot;false reach&quot;; [.F96]=&quot;false reach&quot;; [.G96]=&quot;false reach&quot;; [.H96]=&quot;false reach&quot;; [.I96]=&quot;false reach&quot;; [.J96]=&quot;false reach&quot;); &quot;false&quot;; &quot;unknown&quot;))" office:value-type="string" office:string-value="false">
            <text:p>false</text:p>
          </table:table-cell>
          <table:table-cell table:style-name="ce3" table:formula="of:=IF(OR([.F96]=&quot;true&quot;; [.G96]=&quot;true&quot;); &quot;true&quot;; IF(OR([.F96]=&quot;false reach&quot;; [.G96]=&quot;false reach&quot;); &quot;false&quot;; &quot;unknown&quot;))" office:value-type="string" office:string-value="false">
            <text:p>false</text:p>
          </table:table-cell>
          <table:table-cell table:style-name="ce3" table:formula="of:=IF(OR([.H96]=&quot;true&quot;; [.I96]=&quot;true&quot;); &quot;true&quot;; IF(OR([.H96]=&quot;false reach&quot;; [.I96]=&quot;false reach&quot;); &quot;false&quot;; &quot;unknown&quot;))" office:value-type="string" office:string-value="false">
            <text:p>false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style-name="ce1" office:value-type="string">
            <text:p>false reach</text:p>
          </table:table-cell>
          <table:table-cell/>
        </table:table-row>
        <table:table-row table:style-name="ro3">
          <table:table-cell office:value-type="string">
            <text:p>Problem01_94.c.i </text:p>
          </table:table-cell>
          <table:table-cell table:formula="of:=IF(OR([.E97]=&quot;true&quot;; [.F97]=&quot;true&quot;; [.G97]=&quot;true&quot;; [.H97]=&quot;true&quot;; [.I97]=&quot;true&quot;; [.J97]=&quot;true&quot;); &quot;true&quot;; IF(OR([.E97]=&quot;false reach&quot;; [.F97]=&quot;false reach&quot;; [.G97]=&quot;false reach&quot;; [.H97]=&quot;false reach&quot;; [.I97]=&quot;false reach&quot;; [.J97]=&quot;false reach&quot;); &quot;false&quot;; &quot;unknown&quot;))" office:value-type="string" office:string-value="false">
            <text:p>false</text:p>
          </table:table-cell>
          <table:table-cell table:style-name="ce3" table:formula="of:=IF(OR([.F97]=&quot;true&quot;; [.G97]=&quot;true&quot;); &quot;true&quot;; IF(OR([.F97]=&quot;false reach&quot;; [.G97]=&quot;false reach&quot;); &quot;false&quot;; &quot;unknown&quot;))" office:value-type="string" office:string-value="false">
            <text:p>false</text:p>
          </table:table-cell>
          <table:table-cell table:style-name="ce3" table:formula="of:=IF(OR([.H97]=&quot;true&quot;; [.I97]=&quot;true&quot;); &quot;true&quot;; IF(OR([.H97]=&quot;false reach&quot;; [.I97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1_95.c.i </text:p>
          </table:table-cell>
          <table:table-cell table:formula="of:=IF(OR([.E98]=&quot;true&quot;; [.F98]=&quot;true&quot;; [.G98]=&quot;true&quot;; [.H98]=&quot;true&quot;; [.I98]=&quot;true&quot;; [.J98]=&quot;true&quot;); &quot;true&quot;; IF(OR([.E98]=&quot;false reach&quot;; [.F98]=&quot;false reach&quot;; [.G98]=&quot;false reach&quot;; [.H98]=&quot;false reach&quot;; [.I98]=&quot;false reach&quot;; [.J98]=&quot;false reach&quot;); &quot;false&quot;; &quot;unknown&quot;))" office:value-type="string" office:string-value="false">
            <text:p>false</text:p>
          </table:table-cell>
          <table:table-cell table:style-name="ce3" table:formula="of:=IF(OR([.F98]=&quot;true&quot;; [.G98]=&quot;true&quot;); &quot;true&quot;; IF(OR([.F98]=&quot;false reach&quot;; [.G98]=&quot;false reach&quot;); &quot;false&quot;; &quot;unknown&quot;))" office:value-type="string" office:string-value="false">
            <text:p>false</text:p>
          </table:table-cell>
          <table:table-cell table:style-name="ce3" table:formula="of:=IF(OR([.H98]=&quot;true&quot;; [.I98]=&quot;true&quot;); &quot;true&quot;; IF(OR([.H98]=&quot;false reach&quot;; [.I98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1_96.c.i </text:p>
          </table:table-cell>
          <table:table-cell table:formula="of:=IF(OR([.E99]=&quot;true&quot;; [.F99]=&quot;true&quot;; [.G99]=&quot;true&quot;; [.H99]=&quot;true&quot;; [.I99]=&quot;true&quot;; [.J99]=&quot;true&quot;); &quot;true&quot;; IF(OR([.E99]=&quot;false reach&quot;; [.F99]=&quot;false reach&quot;; [.G99]=&quot;false reach&quot;; [.H99]=&quot;false reach&quot;; [.I99]=&quot;false reach&quot;; [.J99]=&quot;false reach&quot;); &quot;false&quot;; &quot;unknown&quot;))" office:value-type="string" office:string-value="true">
            <text:p>true</text:p>
          </table:table-cell>
          <table:table-cell table:style-name="ce3" table:formula="of:=IF(OR([.F99]=&quot;true&quot;; [.G99]=&quot;true&quot;); &quot;true&quot;; IF(OR([.F99]=&quot;false reach&quot;; [.G99]=&quot;false reach&quot;); &quot;false&quot;; &quot;unknown&quot;))" office:value-type="string" office:string-value="true">
            <text:p>true</text:p>
          </table:table-cell>
          <table:table-cell table:style-name="ce3" table:formula="of:=IF(OR([.H99]=&quot;true&quot;; [.I99]=&quot;true&quot;); &quot;true&quot;; IF(OR([.H99]=&quot;false reach&quot;; [.I99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97.c.i </text:p>
          </table:table-cell>
          <table:table-cell table:formula="of:=IF(OR([.E100]=&quot;true&quot;; [.F100]=&quot;true&quot;; [.G100]=&quot;true&quot;; [.H100]=&quot;true&quot;; [.I100]=&quot;true&quot;; [.J100]=&quot;true&quot;); &quot;true&quot;; IF(OR([.E100]=&quot;false reach&quot;; [.F100]=&quot;false reach&quot;; [.G100]=&quot;false reach&quot;; [.H100]=&quot;false reach&quot;; [.I100]=&quot;false reach&quot;; [.J100]=&quot;false reach&quot;); &quot;false&quot;; &quot;unknown&quot;))" office:value-type="string" office:string-value="true">
            <text:p>true</text:p>
          </table:table-cell>
          <table:table-cell table:style-name="ce3" table:formula="of:=IF(OR([.F100]=&quot;true&quot;; [.G100]=&quot;true&quot;); &quot;true&quot;; IF(OR([.F100]=&quot;false reach&quot;; [.G100]=&quot;false reach&quot;); &quot;false&quot;; &quot;unknown&quot;))" office:value-type="string" office:string-value="true">
            <text:p>true</text:p>
          </table:table-cell>
          <table:table-cell table:style-name="ce3" table:formula="of:=IF(OR([.H100]=&quot;true&quot;; [.I100]=&quot;true&quot;); &quot;true&quot;; IF(OR([.H100]=&quot;false reach&quot;; [.I100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98.c.i </text:p>
          </table:table-cell>
          <table:table-cell table:formula="of:=IF(OR([.E101]=&quot;true&quot;; [.F101]=&quot;true&quot;; [.G101]=&quot;true&quot;; [.H101]=&quot;true&quot;; [.I101]=&quot;true&quot;; [.J101]=&quot;true&quot;); &quot;true&quot;; IF(OR([.E101]=&quot;false reach&quot;; [.F101]=&quot;false reach&quot;; [.G101]=&quot;false reach&quot;; [.H101]=&quot;false reach&quot;; [.I101]=&quot;false reach&quot;; [.J101]=&quot;false reach&quot;); &quot;false&quot;; &quot;unknown&quot;))" office:value-type="string" office:string-value="true">
            <text:p>true</text:p>
          </table:table-cell>
          <table:table-cell table:style-name="ce3" table:formula="of:=IF(OR([.F101]=&quot;true&quot;; [.G101]=&quot;true&quot;); &quot;true&quot;; IF(OR([.F101]=&quot;false reach&quot;; [.G101]=&quot;false reach&quot;); &quot;false&quot;; &quot;unknown&quot;))" office:value-type="string" office:string-value="true">
            <text:p>true</text:p>
          </table:table-cell>
          <table:table-cell table:style-name="ce3" table:formula="of:=IF(OR([.H101]=&quot;true&quot;; [.I101]=&quot;true&quot;); &quot;true&quot;; IF(OR([.H101]=&quot;false reach&quot;; [.I101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1_99.c.i </text:p>
          </table:table-cell>
          <table:table-cell table:formula="of:=IF(OR([.E102]=&quot;true&quot;; [.F102]=&quot;true&quot;; [.G102]=&quot;true&quot;; [.H102]=&quot;true&quot;; [.I102]=&quot;true&quot;; [.J102]=&quot;true&quot;); &quot;true&quot;; IF(OR([.E102]=&quot;false reach&quot;; [.F102]=&quot;false reach&quot;; [.G102]=&quot;false reach&quot;; [.H102]=&quot;false reach&quot;; [.I102]=&quot;false reach&quot;; [.J102]=&quot;false reach&quot;); &quot;false&quot;; &quot;unknown&quot;))" office:value-type="string" office:string-value="true">
            <text:p>true</text:p>
          </table:table-cell>
          <table:table-cell table:style-name="ce3" table:formula="of:=IF(OR([.F102]=&quot;true&quot;; [.G102]=&quot;true&quot;); &quot;true&quot;; IF(OR([.F102]=&quot;false reach&quot;; [.G102]=&quot;false reach&quot;); &quot;false&quot;; &quot;unknown&quot;))" office:value-type="string" office:string-value="true">
            <text:p>true</text:p>
          </table:table-cell>
          <table:table-cell table:style-name="ce3" table:formula="of:=IF(OR([.H102]=&quot;true&quot;; [.I102]=&quot;true&quot;); &quot;true&quot;; IF(OR([.H102]=&quot;false reach&quot;; [.I102]=&quot;false reach&quot;); &quot;false&quot;; &quot;unknown&quot;))" office:value-type="string" office:string-value="true">
            <text:p>true</text:p>
          </table:table-cell>
          <table:table-cell table:number-columns-repeated="5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00.c.i </text:p>
          </table:table-cell>
          <table:table-cell table:formula="of:=IF(OR([.E103]=&quot;true&quot;; [.F103]=&quot;true&quot;; [.G103]=&quot;true&quot;; [.H103]=&quot;true&quot;; [.I103]=&quot;true&quot;; [.J103]=&quot;true&quot;); &quot;true&quot;; IF(OR([.E103]=&quot;false reach&quot;; [.F103]=&quot;false reach&quot;; [.G103]=&quot;false reach&quot;; [.H103]=&quot;false reach&quot;; [.I103]=&quot;false reach&quot;; [.J103]=&quot;false reach&quot;); &quot;false&quot;; &quot;unknown&quot;))" office:value-type="string" office:string-value="true">
            <text:p>true</text:p>
          </table:table-cell>
          <table:table-cell table:style-name="ce3" table:formula="of:=IF(OR([.F103]=&quot;true&quot;; [.G103]=&quot;true&quot;); &quot;true&quot;; IF(OR([.F103]=&quot;false reach&quot;; [.G103]=&quot;false reach&quot;); &quot;false&quot;; &quot;unknown&quot;))" office:value-type="string" office:string-value="true">
            <text:p>true</text:p>
          </table:table-cell>
          <table:table-cell table:style-name="ce3" table:formula="of:=IF(OR([.H103]=&quot;true&quot;; [.I103]=&quot;true&quot;); &quot;true&quot;; IF(OR([.H103]=&quot;false reach&quot;; [.I1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01.c.i </text:p>
          </table:table-cell>
          <table:table-cell table:formula="of:=IF(OR([.E104]=&quot;true&quot;; [.F104]=&quot;true&quot;; [.G104]=&quot;true&quot;; [.H104]=&quot;true&quot;; [.I104]=&quot;true&quot;; [.J104]=&quot;true&quot;); &quot;true&quot;; IF(OR([.E104]=&quot;false reach&quot;; [.F104]=&quot;false reach&quot;; [.G104]=&quot;false reach&quot;; [.H104]=&quot;false reach&quot;; [.I104]=&quot;false reach&quot;; [.J104]=&quot;false reach&quot;); &quot;false&quot;; &quot;unknown&quot;))" office:value-type="string" office:string-value="true">
            <text:p>true</text:p>
          </table:table-cell>
          <table:table-cell table:style-name="ce3" table:formula="of:=IF(OR([.F104]=&quot;true&quot;; [.G104]=&quot;true&quot;); &quot;true&quot;; IF(OR([.F104]=&quot;false reach&quot;; [.G104]=&quot;false reach&quot;); &quot;false&quot;; &quot;unknown&quot;))" office:value-type="string" office:string-value="true">
            <text:p>true</text:p>
          </table:table-cell>
          <table:table-cell table:style-name="ce3" table:formula="of:=IF(OR([.H104]=&quot;true&quot;; [.I104]=&quot;true&quot;); &quot;true&quot;; IF(OR([.H104]=&quot;false reach&quot;; [.I1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02.c.i </text:p>
          </table:table-cell>
          <table:table-cell table:formula="of:=IF(OR([.E105]=&quot;true&quot;; [.F105]=&quot;true&quot;; [.G105]=&quot;true&quot;; [.H105]=&quot;true&quot;; [.I105]=&quot;true&quot;; [.J105]=&quot;true&quot;); &quot;true&quot;; IF(OR([.E105]=&quot;false reach&quot;; [.F105]=&quot;false reach&quot;; [.G105]=&quot;false reach&quot;; [.H105]=&quot;false reach&quot;; [.I105]=&quot;false reach&quot;; [.J105]=&quot;false reach&quot;); &quot;false&quot;; &quot;unknown&quot;))" office:value-type="string" office:string-value="unknown">
            <text:p>unknown</text:p>
          </table:table-cell>
          <table:table-cell table:style-name="ce3" table:formula="of:=IF(OR([.F105]=&quot;true&quot;; [.G105]=&quot;true&quot;); &quot;true&quot;; IF(OR([.F105]=&quot;false reach&quot;; [.G105]=&quot;false reach&quot;); &quot;false&quot;; &quot;unknown&quot;))" office:value-type="string" office:string-value="unknown">
            <text:p>unknown</text:p>
          </table:table-cell>
          <table:table-cell table:style-name="ce3" table:formula="of:=IF(OR([.H105]=&quot;true&quot;; [.I105]=&quot;true&quot;); &quot;true&quot;; IF(OR([.H105]=&quot;false reach&quot;; [.I10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03.c.i </text:p>
          </table:table-cell>
          <table:table-cell table:formula="of:=IF(OR([.E106]=&quot;true&quot;; [.F106]=&quot;true&quot;; [.G106]=&quot;true&quot;; [.H106]=&quot;true&quot;; [.I106]=&quot;true&quot;; [.J106]=&quot;true&quot;); &quot;true&quot;; IF(OR([.E106]=&quot;false reach&quot;; [.F106]=&quot;false reach&quot;; [.G106]=&quot;false reach&quot;; [.H106]=&quot;false reach&quot;; [.I106]=&quot;false reach&quot;; [.J106]=&quot;false reach&quot;); &quot;false&quot;; &quot;unknown&quot;))" office:value-type="string" office:string-value="true">
            <text:p>true</text:p>
          </table:table-cell>
          <table:table-cell table:style-name="ce3" table:formula="of:=IF(OR([.F106]=&quot;true&quot;; [.G106]=&quot;true&quot;); &quot;true&quot;; IF(OR([.F106]=&quot;false reach&quot;; [.G106]=&quot;false reach&quot;); &quot;false&quot;; &quot;unknown&quot;))" office:value-type="string" office:string-value="true">
            <text:p>true</text:p>
          </table:table-cell>
          <table:table-cell table:style-name="ce3" table:formula="of:=IF(OR([.H106]=&quot;true&quot;; [.I106]=&quot;true&quot;); &quot;true&quot;; IF(OR([.H106]=&quot;false reach&quot;; [.I1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04.c.i </text:p>
          </table:table-cell>
          <table:table-cell table:formula="of:=IF(OR([.E107]=&quot;true&quot;; [.F107]=&quot;true&quot;; [.G107]=&quot;true&quot;; [.H107]=&quot;true&quot;; [.I107]=&quot;true&quot;; [.J107]=&quot;true&quot;); &quot;true&quot;; IF(OR([.E107]=&quot;false reach&quot;; [.F107]=&quot;false reach&quot;; [.G107]=&quot;false reach&quot;; [.H107]=&quot;false reach&quot;; [.I107]=&quot;false reach&quot;; [.J107]=&quot;false reach&quot;); &quot;false&quot;; &quot;unknown&quot;))" office:value-type="string" office:string-value="unknown">
            <text:p>unknown</text:p>
          </table:table-cell>
          <table:table-cell table:style-name="ce3" table:formula="of:=IF(OR([.F107]=&quot;true&quot;; [.G107]=&quot;true&quot;); &quot;true&quot;; IF(OR([.F107]=&quot;false reach&quot;; [.G107]=&quot;false reach&quot;); &quot;false&quot;; &quot;unknown&quot;))" office:value-type="string" office:string-value="unknown">
            <text:p>unknown</text:p>
          </table:table-cell>
          <table:table-cell table:style-name="ce3" table:formula="of:=IF(OR([.H107]=&quot;true&quot;; [.I107]=&quot;true&quot;); &quot;true&quot;; IF(OR([.H107]=&quot;false reach&quot;; [.I10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05.c.i </text:p>
          </table:table-cell>
          <table:table-cell table:formula="of:=IF(OR([.E108]=&quot;true&quot;; [.F108]=&quot;true&quot;; [.G108]=&quot;true&quot;; [.H108]=&quot;true&quot;; [.I108]=&quot;true&quot;; [.J108]=&quot;true&quot;); &quot;true&quot;; IF(OR([.E108]=&quot;false reach&quot;; [.F108]=&quot;false reach&quot;; [.G108]=&quot;false reach&quot;; [.H108]=&quot;false reach&quot;; [.I108]=&quot;false reach&quot;; [.J108]=&quot;false reach&quot;); &quot;false&quot;; &quot;unknown&quot;))" office:value-type="string" office:string-value="true">
            <text:p>true</text:p>
          </table:table-cell>
          <table:table-cell table:style-name="ce3" table:formula="of:=IF(OR([.F108]=&quot;true&quot;; [.G108]=&quot;true&quot;); &quot;true&quot;; IF(OR([.F108]=&quot;false reach&quot;; [.G108]=&quot;false reach&quot;); &quot;false&quot;; &quot;unknown&quot;))" office:value-type="string" office:string-value="true">
            <text:p>true</text:p>
          </table:table-cell>
          <table:table-cell table:style-name="ce3" table:formula="of:=IF(OR([.H108]=&quot;true&quot;; [.I108]=&quot;true&quot;); &quot;true&quot;; IF(OR([.H108]=&quot;false reach&quot;; [.I1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06.c.i </text:p>
          </table:table-cell>
          <table:table-cell table:formula="of:=IF(OR([.E109]=&quot;true&quot;; [.F109]=&quot;true&quot;; [.G109]=&quot;true&quot;; [.H109]=&quot;true&quot;; [.I109]=&quot;true&quot;; [.J109]=&quot;true&quot;); &quot;true&quot;; IF(OR([.E109]=&quot;false reach&quot;; [.F109]=&quot;false reach&quot;; [.G109]=&quot;false reach&quot;; [.H109]=&quot;false reach&quot;; [.I109]=&quot;false reach&quot;; [.J109]=&quot;false reach&quot;); &quot;false&quot;; &quot;unknown&quot;))" office:value-type="string" office:string-value="false">
            <text:p>false</text:p>
          </table:table-cell>
          <table:table-cell table:style-name="ce3" table:formula="of:=IF(OR([.F109]=&quot;true&quot;; [.G109]=&quot;true&quot;); &quot;true&quot;; IF(OR([.F109]=&quot;false reach&quot;; [.G109]=&quot;false reach&quot;); &quot;false&quot;; &quot;unknown&quot;))" office:value-type="string" office:string-value="false">
            <text:p>false</text:p>
          </table:table-cell>
          <table:table-cell table:style-name="ce3" table:formula="of:=IF(OR([.H109]=&quot;true&quot;; [.I109]=&quot;true&quot;); &quot;true&quot;; IF(OR([.H109]=&quot;false reach&quot;; [.I109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07.c.i </text:p>
          </table:table-cell>
          <table:table-cell table:formula="of:=IF(OR([.E110]=&quot;true&quot;; [.F110]=&quot;true&quot;; [.G110]=&quot;true&quot;; [.H110]=&quot;true&quot;; [.I110]=&quot;true&quot;; [.J110]=&quot;true&quot;); &quot;true&quot;; IF(OR([.E110]=&quot;false reach&quot;; [.F110]=&quot;false reach&quot;; [.G110]=&quot;false reach&quot;; [.H110]=&quot;false reach&quot;; [.I110]=&quot;false reach&quot;; [.J110]=&quot;false reach&quot;); &quot;false&quot;; &quot;unknown&quot;))" office:value-type="string" office:string-value="true">
            <text:p>true</text:p>
          </table:table-cell>
          <table:table-cell table:style-name="ce3" table:formula="of:=IF(OR([.F110]=&quot;true&quot;; [.G110]=&quot;true&quot;); &quot;true&quot;; IF(OR([.F110]=&quot;false reach&quot;; [.G110]=&quot;false reach&quot;); &quot;false&quot;; &quot;unknown&quot;))" office:value-type="string" office:string-value="true">
            <text:p>true</text:p>
          </table:table-cell>
          <table:table-cell table:style-name="ce3" table:formula="of:=IF(OR([.H110]=&quot;true&quot;; [.I110]=&quot;true&quot;); &quot;true&quot;; IF(OR([.H110]=&quot;false reach&quot;; [.I1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08.c.i </text:p>
          </table:table-cell>
          <table:table-cell table:formula="of:=IF(OR([.E111]=&quot;true&quot;; [.F111]=&quot;true&quot;; [.G111]=&quot;true&quot;; [.H111]=&quot;true&quot;; [.I111]=&quot;true&quot;; [.J111]=&quot;true&quot;); &quot;true&quot;; IF(OR([.E111]=&quot;false reach&quot;; [.F111]=&quot;false reach&quot;; [.G111]=&quot;false reach&quot;; [.H111]=&quot;false reach&quot;; [.I111]=&quot;false reach&quot;; [.J111]=&quot;false reach&quot;); &quot;false&quot;; &quot;unknown&quot;))" office:value-type="string" office:string-value="false">
            <text:p>false</text:p>
          </table:table-cell>
          <table:table-cell table:style-name="ce3" table:formula="of:=IF(OR([.F111]=&quot;true&quot;; [.G111]=&quot;true&quot;); &quot;true&quot;; IF(OR([.F111]=&quot;false reach&quot;; [.G111]=&quot;false reach&quot;); &quot;false&quot;; &quot;unknown&quot;))" office:value-type="string" office:string-value="false">
            <text:p>false</text:p>
          </table:table-cell>
          <table:table-cell table:style-name="ce3" table:formula="of:=IF(OR([.H111]=&quot;true&quot;; [.I111]=&quot;true&quot;); &quot;true&quot;; IF(OR([.H111]=&quot;false reach&quot;; [.I111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09.c.i </text:p>
          </table:table-cell>
          <table:table-cell table:formula="of:=IF(OR([.E112]=&quot;true&quot;; [.F112]=&quot;true&quot;; [.G112]=&quot;true&quot;; [.H112]=&quot;true&quot;; [.I112]=&quot;true&quot;; [.J112]=&quot;true&quot;); &quot;true&quot;; IF(OR([.E112]=&quot;false reach&quot;; [.F112]=&quot;false reach&quot;; [.G112]=&quot;false reach&quot;; [.H112]=&quot;false reach&quot;; [.I112]=&quot;false reach&quot;; [.J112]=&quot;false reach&quot;); &quot;false&quot;; &quot;unknown&quot;))" office:value-type="string" office:string-value="true">
            <text:p>true</text:p>
          </table:table-cell>
          <table:table-cell table:style-name="ce3" table:formula="of:=IF(OR([.F112]=&quot;true&quot;; [.G112]=&quot;true&quot;); &quot;true&quot;; IF(OR([.F112]=&quot;false reach&quot;; [.G112]=&quot;false reach&quot;); &quot;false&quot;; &quot;unknown&quot;))" office:value-type="string" office:string-value="true">
            <text:p>true</text:p>
          </table:table-cell>
          <table:table-cell table:style-name="ce3" table:formula="of:=IF(OR([.H112]=&quot;true&quot;; [.I112]=&quot;true&quot;); &quot;true&quot;; IF(OR([.H112]=&quot;false reach&quot;; [.I11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0.c.i </text:p>
          </table:table-cell>
          <table:table-cell table:formula="of:=IF(OR([.E113]=&quot;true&quot;; [.F113]=&quot;true&quot;; [.G113]=&quot;true&quot;; [.H113]=&quot;true&quot;; [.I113]=&quot;true&quot;; [.J113]=&quot;true&quot;); &quot;true&quot;; IF(OR([.E113]=&quot;false reach&quot;; [.F113]=&quot;false reach&quot;; [.G113]=&quot;false reach&quot;; [.H113]=&quot;false reach&quot;; [.I113]=&quot;false reach&quot;; [.J113]=&quot;false reach&quot;); &quot;false&quot;; &quot;unknown&quot;))" office:value-type="string" office:string-value="true">
            <text:p>true</text:p>
          </table:table-cell>
          <table:table-cell table:style-name="ce3" table:formula="of:=IF(OR([.F113]=&quot;true&quot;; [.G113]=&quot;true&quot;); &quot;true&quot;; IF(OR([.F113]=&quot;false reach&quot;; [.G113]=&quot;false reach&quot;); &quot;false&quot;; &quot;unknown&quot;))" office:value-type="string" office:string-value="true">
            <text:p>true</text:p>
          </table:table-cell>
          <table:table-cell table:style-name="ce3" table:formula="of:=IF(OR([.H113]=&quot;true&quot;; [.I113]=&quot;true&quot;); &quot;true&quot;; IF(OR([.H113]=&quot;false reach&quot;; [.I1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1.c.i </text:p>
          </table:table-cell>
          <table:table-cell table:formula="of:=IF(OR([.E114]=&quot;true&quot;; [.F114]=&quot;true&quot;; [.G114]=&quot;true&quot;; [.H114]=&quot;true&quot;; [.I114]=&quot;true&quot;; [.J114]=&quot;true&quot;); &quot;true&quot;; IF(OR([.E114]=&quot;false reach&quot;; [.F114]=&quot;false reach&quot;; [.G114]=&quot;false reach&quot;; [.H114]=&quot;false reach&quot;; [.I114]=&quot;false reach&quot;; [.J114]=&quot;false reach&quot;); &quot;false&quot;; &quot;unknown&quot;))" office:value-type="string" office:string-value="false">
            <text:p>false</text:p>
          </table:table-cell>
          <table:table-cell table:style-name="ce3" table:formula="of:=IF(OR([.F114]=&quot;true&quot;; [.G114]=&quot;true&quot;); &quot;true&quot;; IF(OR([.F114]=&quot;false reach&quot;; [.G114]=&quot;false reach&quot;); &quot;false&quot;; &quot;unknown&quot;))" office:value-type="string" office:string-value="false">
            <text:p>false</text:p>
          </table:table-cell>
          <table:table-cell table:style-name="ce3" table:formula="of:=IF(OR([.H114]=&quot;true&quot;; [.I114]=&quot;true&quot;); &quot;true&quot;; IF(OR([.H114]=&quot;false reach&quot;; [.I11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12.c.i </text:p>
          </table:table-cell>
          <table:table-cell table:formula="of:=IF(OR([.E115]=&quot;true&quot;; [.F115]=&quot;true&quot;; [.G115]=&quot;true&quot;; [.H115]=&quot;true&quot;; [.I115]=&quot;true&quot;; [.J115]=&quot;true&quot;); &quot;true&quot;; IF(OR([.E115]=&quot;false reach&quot;; [.F115]=&quot;false reach&quot;; [.G115]=&quot;false reach&quot;; [.H115]=&quot;false reach&quot;; [.I115]=&quot;false reach&quot;; [.J115]=&quot;false reach&quot;); &quot;false&quot;; &quot;unknown&quot;))" office:value-type="string" office:string-value="true">
            <text:p>true</text:p>
          </table:table-cell>
          <table:table-cell table:style-name="ce3" table:formula="of:=IF(OR([.F115]=&quot;true&quot;; [.G115]=&quot;true&quot;); &quot;true&quot;; IF(OR([.F115]=&quot;false reach&quot;; [.G115]=&quot;false reach&quot;); &quot;false&quot;; &quot;unknown&quot;))" office:value-type="string" office:string-value="true">
            <text:p>true</text:p>
          </table:table-cell>
          <table:table-cell table:style-name="ce3" table:formula="of:=IF(OR([.H115]=&quot;true&quot;; [.I115]=&quot;true&quot;); &quot;true&quot;; IF(OR([.H115]=&quot;false reach&quot;; [.I1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3.c.i </text:p>
          </table:table-cell>
          <table:table-cell table:formula="of:=IF(OR([.E116]=&quot;true&quot;; [.F116]=&quot;true&quot;; [.G116]=&quot;true&quot;; [.H116]=&quot;true&quot;; [.I116]=&quot;true&quot;; [.J116]=&quot;true&quot;); &quot;true&quot;; IF(OR([.E116]=&quot;false reach&quot;; [.F116]=&quot;false reach&quot;; [.G116]=&quot;false reach&quot;; [.H116]=&quot;false reach&quot;; [.I116]=&quot;false reach&quot;; [.J116]=&quot;false reach&quot;); &quot;false&quot;; &quot;unknown&quot;))" office:value-type="string" office:string-value="true">
            <text:p>true</text:p>
          </table:table-cell>
          <table:table-cell table:style-name="ce3" table:formula="of:=IF(OR([.F116]=&quot;true&quot;; [.G116]=&quot;true&quot;); &quot;true&quot;; IF(OR([.F116]=&quot;false reach&quot;; [.G116]=&quot;false reach&quot;); &quot;false&quot;; &quot;unknown&quot;))" office:value-type="string" office:string-value="unknown">
            <text:p>unknown</text:p>
          </table:table-cell>
          <table:table-cell table:style-name="ce3" table:formula="of:=IF(OR([.H116]=&quot;true&quot;; [.I116]=&quot;true&quot;); &quot;true&quot;; IF(OR([.H116]=&quot;false reach&quot;; [.I11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4" office:value-type="string">
            <text:p>true</text:p>
          </table:table-cell>
        </table:table-row>
        <table:table-row table:style-name="ro3">
          <table:table-cell office:value-type="string">
            <text:p>Problem02_14.c.i </text:p>
          </table:table-cell>
          <table:table-cell table:formula="of:=IF(OR([.E117]=&quot;true&quot;; [.F117]=&quot;true&quot;; [.G117]=&quot;true&quot;; [.H117]=&quot;true&quot;; [.I117]=&quot;true&quot;; [.J117]=&quot;true&quot;); &quot;true&quot;; IF(OR([.E117]=&quot;false reach&quot;; [.F117]=&quot;false reach&quot;; [.G117]=&quot;false reach&quot;; [.H117]=&quot;false reach&quot;; [.I117]=&quot;false reach&quot;; [.J117]=&quot;false reach&quot;); &quot;false&quot;; &quot;unknown&quot;))" office:value-type="string" office:string-value="true">
            <text:p>true</text:p>
          </table:table-cell>
          <table:table-cell table:style-name="ce3" table:formula="of:=IF(OR([.F117]=&quot;true&quot;; [.G117]=&quot;true&quot;); &quot;true&quot;; IF(OR([.F117]=&quot;false reach&quot;; [.G117]=&quot;false reach&quot;); &quot;false&quot;; &quot;unknown&quot;))" office:value-type="string" office:string-value="true">
            <text:p>true</text:p>
          </table:table-cell>
          <table:table-cell table:style-name="ce3" table:formula="of:=IF(OR([.H117]=&quot;true&quot;; [.I117]=&quot;true&quot;); &quot;true&quot;; IF(OR([.H117]=&quot;false reach&quot;; [.I1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5.c.i </text:p>
          </table:table-cell>
          <table:table-cell table:formula="of:=IF(OR([.E118]=&quot;true&quot;; [.F118]=&quot;true&quot;; [.G118]=&quot;true&quot;; [.H118]=&quot;true&quot;; [.I118]=&quot;true&quot;; [.J118]=&quot;true&quot;); &quot;true&quot;; IF(OR([.E118]=&quot;false reach&quot;; [.F118]=&quot;false reach&quot;; [.G118]=&quot;false reach&quot;; [.H118]=&quot;false reach&quot;; [.I118]=&quot;false reach&quot;; [.J118]=&quot;false reach&quot;); &quot;false&quot;; &quot;unknown&quot;))" office:value-type="string" office:string-value="false">
            <text:p>false</text:p>
          </table:table-cell>
          <table:table-cell table:style-name="ce3" table:formula="of:=IF(OR([.F118]=&quot;true&quot;; [.G118]=&quot;true&quot;); &quot;true&quot;; IF(OR([.F118]=&quot;false reach&quot;; [.G118]=&quot;false reach&quot;); &quot;false&quot;; &quot;unknown&quot;))" office:value-type="string" office:string-value="false">
            <text:p>false</text:p>
          </table:table-cell>
          <table:table-cell table:style-name="ce3" table:formula="of:=IF(OR([.H118]=&quot;true&quot;; [.I118]=&quot;true&quot;); &quot;true&quot;; IF(OR([.H118]=&quot;false reach&quot;; [.I118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16.c.i </text:p>
          </table:table-cell>
          <table:table-cell table:formula="of:=IF(OR([.E119]=&quot;true&quot;; [.F119]=&quot;true&quot;; [.G119]=&quot;true&quot;; [.H119]=&quot;true&quot;; [.I119]=&quot;true&quot;; [.J119]=&quot;true&quot;); &quot;true&quot;; IF(OR([.E119]=&quot;false reach&quot;; [.F119]=&quot;false reach&quot;; [.G119]=&quot;false reach&quot;; [.H119]=&quot;false reach&quot;; [.I119]=&quot;false reach&quot;; [.J119]=&quot;false reach&quot;); &quot;false&quot;; &quot;unknown&quot;))" office:value-type="string" office:string-value="true">
            <text:p>true</text:p>
          </table:table-cell>
          <table:table-cell table:style-name="ce3" table:formula="of:=IF(OR([.F119]=&quot;true&quot;; [.G119]=&quot;true&quot;); &quot;true&quot;; IF(OR([.F119]=&quot;false reach&quot;; [.G119]=&quot;false reach&quot;); &quot;false&quot;; &quot;unknown&quot;))" office:value-type="string" office:string-value="true">
            <text:p>true</text:p>
          </table:table-cell>
          <table:table-cell table:style-name="ce3" table:formula="of:=IF(OR([.H119]=&quot;true&quot;; [.I119]=&quot;true&quot;); &quot;true&quot;; IF(OR([.H119]=&quot;false reach&quot;; [.I1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7.c.i </text:p>
          </table:table-cell>
          <table:table-cell table:formula="of:=IF(OR([.E120]=&quot;true&quot;; [.F120]=&quot;true&quot;; [.G120]=&quot;true&quot;; [.H120]=&quot;true&quot;; [.I120]=&quot;true&quot;; [.J120]=&quot;true&quot;); &quot;true&quot;; IF(OR([.E120]=&quot;false reach&quot;; [.F120]=&quot;false reach&quot;; [.G120]=&quot;false reach&quot;; [.H120]=&quot;false reach&quot;; [.I120]=&quot;false reach&quot;; [.J120]=&quot;false reach&quot;); &quot;false&quot;; &quot;unknown&quot;))" office:value-type="string" office:string-value="true">
            <text:p>true</text:p>
          </table:table-cell>
          <table:table-cell table:style-name="ce3" table:formula="of:=IF(OR([.F120]=&quot;true&quot;; [.G120]=&quot;true&quot;); &quot;true&quot;; IF(OR([.F120]=&quot;false reach&quot;; [.G120]=&quot;false reach&quot;); &quot;false&quot;; &quot;unknown&quot;))" office:value-type="string" office:string-value="true">
            <text:p>true</text:p>
          </table:table-cell>
          <table:table-cell table:style-name="ce3" table:formula="of:=IF(OR([.H120]=&quot;true&quot;; [.I120]=&quot;true&quot;); &quot;true&quot;; IF(OR([.H120]=&quot;false reach&quot;; [.I1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8.c.i </text:p>
          </table:table-cell>
          <table:table-cell table:formula="of:=IF(OR([.E121]=&quot;true&quot;; [.F121]=&quot;true&quot;; [.G121]=&quot;true&quot;; [.H121]=&quot;true&quot;; [.I121]=&quot;true&quot;; [.J121]=&quot;true&quot;); &quot;true&quot;; IF(OR([.E121]=&quot;false reach&quot;; [.F121]=&quot;false reach&quot;; [.G121]=&quot;false reach&quot;; [.H121]=&quot;false reach&quot;; [.I121]=&quot;false reach&quot;; [.J121]=&quot;false reach&quot;); &quot;false&quot;; &quot;unknown&quot;))" office:value-type="string" office:string-value="true">
            <text:p>true</text:p>
          </table:table-cell>
          <table:table-cell table:style-name="ce3" table:formula="of:=IF(OR([.F121]=&quot;true&quot;; [.G121]=&quot;true&quot;); &quot;true&quot;; IF(OR([.F121]=&quot;false reach&quot;; [.G121]=&quot;false reach&quot;); &quot;false&quot;; &quot;unknown&quot;))" office:value-type="string" office:string-value="true">
            <text:p>true</text:p>
          </table:table-cell>
          <table:table-cell table:style-name="ce3" table:formula="of:=IF(OR([.H121]=&quot;true&quot;; [.I121]=&quot;true&quot;); &quot;true&quot;; IF(OR([.H121]=&quot;false reach&quot;; [.I1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19.c.i </text:p>
          </table:table-cell>
          <table:table-cell table:formula="of:=IF(OR([.E122]=&quot;true&quot;; [.F122]=&quot;true&quot;; [.G122]=&quot;true&quot;; [.H122]=&quot;true&quot;; [.I122]=&quot;true&quot;; [.J122]=&quot;true&quot;); &quot;true&quot;; IF(OR([.E122]=&quot;false reach&quot;; [.F122]=&quot;false reach&quot;; [.G122]=&quot;false reach&quot;; [.H122]=&quot;false reach&quot;; [.I122]=&quot;false reach&quot;; [.J122]=&quot;false reach&quot;); &quot;false&quot;; &quot;unknown&quot;))" office:value-type="string" office:string-value="false">
            <text:p>false</text:p>
          </table:table-cell>
          <table:table-cell table:style-name="ce3" table:formula="of:=IF(OR([.F122]=&quot;true&quot;; [.G122]=&quot;true&quot;); &quot;true&quot;; IF(OR([.F122]=&quot;false reach&quot;; [.G122]=&quot;false reach&quot;); &quot;false&quot;; &quot;unknown&quot;))" office:value-type="string" office:string-value="false">
            <text:p>false</text:p>
          </table:table-cell>
          <table:table-cell table:style-name="ce3" table:formula="of:=IF(OR([.H122]=&quot;true&quot;; [.I122]=&quot;true&quot;); &quot;true&quot;; IF(OR([.H122]=&quot;false reach&quot;; [.I122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20.c.i </text:p>
          </table:table-cell>
          <table:table-cell table:formula="of:=IF(OR([.E123]=&quot;true&quot;; [.F123]=&quot;true&quot;; [.G123]=&quot;true&quot;; [.H123]=&quot;true&quot;; [.I123]=&quot;true&quot;; [.J123]=&quot;true&quot;); &quot;true&quot;; IF(OR([.E123]=&quot;false reach&quot;; [.F123]=&quot;false reach&quot;; [.G123]=&quot;false reach&quot;; [.H123]=&quot;false reach&quot;; [.I123]=&quot;false reach&quot;; [.J123]=&quot;false reach&quot;); &quot;false&quot;; &quot;unknown&quot;))" office:value-type="string" office:string-value="unknown">
            <text:p>unknown</text:p>
          </table:table-cell>
          <table:table-cell table:style-name="ce3" table:formula="of:=IF(OR([.F123]=&quot;true&quot;; [.G123]=&quot;true&quot;); &quot;true&quot;; IF(OR([.F123]=&quot;false reach&quot;; [.G123]=&quot;false reach&quot;); &quot;false&quot;; &quot;unknown&quot;))" office:value-type="string" office:string-value="unknown">
            <text:p>unknown</text:p>
          </table:table-cell>
          <table:table-cell table:style-name="ce3" table:formula="of:=IF(OR([.H123]=&quot;true&quot;; [.I123]=&quot;true&quot;); &quot;true&quot;; IF(OR([.H123]=&quot;false reach&quot;; [.I12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21.c.i </text:p>
          </table:table-cell>
          <table:table-cell table:formula="of:=IF(OR([.E124]=&quot;true&quot;; [.F124]=&quot;true&quot;; [.G124]=&quot;true&quot;; [.H124]=&quot;true&quot;; [.I124]=&quot;true&quot;; [.J124]=&quot;true&quot;); &quot;true&quot;; IF(OR([.E124]=&quot;false reach&quot;; [.F124]=&quot;false reach&quot;; [.G124]=&quot;false reach&quot;; [.H124]=&quot;false reach&quot;; [.I124]=&quot;false reach&quot;; [.J124]=&quot;false reach&quot;); &quot;false&quot;; &quot;unknown&quot;))" office:value-type="string" office:string-value="true">
            <text:p>true</text:p>
          </table:table-cell>
          <table:table-cell table:style-name="ce3" table:formula="of:=IF(OR([.F124]=&quot;true&quot;; [.G124]=&quot;true&quot;); &quot;true&quot;; IF(OR([.F124]=&quot;false reach&quot;; [.G124]=&quot;false reach&quot;); &quot;false&quot;; &quot;unknown&quot;))" office:value-type="string" office:string-value="true">
            <text:p>true</text:p>
          </table:table-cell>
          <table:table-cell table:style-name="ce3" table:formula="of:=IF(OR([.H124]=&quot;true&quot;; [.I124]=&quot;true&quot;); &quot;true&quot;; IF(OR([.H124]=&quot;false reach&quot;; [.I1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22.c.i </text:p>
          </table:table-cell>
          <table:table-cell table:formula="of:=IF(OR([.E125]=&quot;true&quot;; [.F125]=&quot;true&quot;; [.G125]=&quot;true&quot;; [.H125]=&quot;true&quot;; [.I125]=&quot;true&quot;; [.J125]=&quot;true&quot;); &quot;true&quot;; IF(OR([.E125]=&quot;false reach&quot;; [.F125]=&quot;false reach&quot;; [.G125]=&quot;false reach&quot;; [.H125]=&quot;false reach&quot;; [.I125]=&quot;false reach&quot;; [.J125]=&quot;false reach&quot;); &quot;false&quot;; &quot;unknown&quot;))" office:value-type="string" office:string-value="unknown">
            <text:p>unknown</text:p>
          </table:table-cell>
          <table:table-cell table:style-name="ce3" table:formula="of:=IF(OR([.F125]=&quot;true&quot;; [.G125]=&quot;true&quot;); &quot;true&quot;; IF(OR([.F125]=&quot;false reach&quot;; [.G125]=&quot;false reach&quot;); &quot;false&quot;; &quot;unknown&quot;))" office:value-type="string" office:string-value="unknown">
            <text:p>unknown</text:p>
          </table:table-cell>
          <table:table-cell table:style-name="ce3" table:formula="of:=IF(OR([.H125]=&quot;true&quot;; [.I125]=&quot;true&quot;); &quot;true&quot;; IF(OR([.H125]=&quot;false reach&quot;; [.I12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23.c.i </text:p>
          </table:table-cell>
          <table:table-cell table:formula="of:=IF(OR([.E126]=&quot;true&quot;; [.F126]=&quot;true&quot;; [.G126]=&quot;true&quot;; [.H126]=&quot;true&quot;; [.I126]=&quot;true&quot;; [.J126]=&quot;true&quot;); &quot;true&quot;; IF(OR([.E126]=&quot;false reach&quot;; [.F126]=&quot;false reach&quot;; [.G126]=&quot;false reach&quot;; [.H126]=&quot;false reach&quot;; [.I126]=&quot;false reach&quot;; [.J126]=&quot;false reach&quot;); &quot;false&quot;; &quot;unknown&quot;))" office:value-type="string" office:string-value="unknown">
            <text:p>unknown</text:p>
          </table:table-cell>
          <table:table-cell table:style-name="ce3" table:formula="of:=IF(OR([.F126]=&quot;true&quot;; [.G126]=&quot;true&quot;); &quot;true&quot;; IF(OR([.F126]=&quot;false reach&quot;; [.G126]=&quot;false reach&quot;); &quot;false&quot;; &quot;unknown&quot;))" office:value-type="string" office:string-value="unknown">
            <text:p>unknown</text:p>
          </table:table-cell>
          <table:table-cell table:style-name="ce3" table:formula="of:=IF(OR([.H126]=&quot;true&quot;; [.I126]=&quot;true&quot;); &quot;true&quot;; IF(OR([.H126]=&quot;false reach&quot;; [.I12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24.c.i </text:p>
          </table:table-cell>
          <table:table-cell table:formula="of:=IF(OR([.E127]=&quot;true&quot;; [.F127]=&quot;true&quot;; [.G127]=&quot;true&quot;; [.H127]=&quot;true&quot;; [.I127]=&quot;true&quot;; [.J127]=&quot;true&quot;); &quot;true&quot;; IF(OR([.E127]=&quot;false reach&quot;; [.F127]=&quot;false reach&quot;; [.G127]=&quot;false reach&quot;; [.H127]=&quot;false reach&quot;; [.I127]=&quot;false reach&quot;; [.J127]=&quot;false reach&quot;); &quot;false&quot;; &quot;unknown&quot;))" office:value-type="string" office:string-value="false">
            <text:p>false</text:p>
          </table:table-cell>
          <table:table-cell table:style-name="ce3" table:formula="of:=IF(OR([.F127]=&quot;true&quot;; [.G127]=&quot;true&quot;); &quot;true&quot;; IF(OR([.F127]=&quot;false reach&quot;; [.G127]=&quot;false reach&quot;); &quot;false&quot;; &quot;unknown&quot;))" office:value-type="string" office:string-value="false">
            <text:p>false</text:p>
          </table:table-cell>
          <table:table-cell table:style-name="ce3" table:formula="of:=IF(OR([.H127]=&quot;true&quot;; [.I127]=&quot;true&quot;); &quot;true&quot;; IF(OR([.H127]=&quot;false reach&quot;; [.I127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25.c.i </text:p>
          </table:table-cell>
          <table:table-cell table:formula="of:=IF(OR([.E128]=&quot;true&quot;; [.F128]=&quot;true&quot;; [.G128]=&quot;true&quot;; [.H128]=&quot;true&quot;; [.I128]=&quot;true&quot;; [.J128]=&quot;true&quot;); &quot;true&quot;; IF(OR([.E128]=&quot;false reach&quot;; [.F128]=&quot;false reach&quot;; [.G128]=&quot;false reach&quot;; [.H128]=&quot;false reach&quot;; [.I128]=&quot;false reach&quot;; [.J128]=&quot;false reach&quot;); &quot;false&quot;; &quot;unknown&quot;))" office:value-type="string" office:string-value="true">
            <text:p>true</text:p>
          </table:table-cell>
          <table:table-cell table:style-name="ce3" table:formula="of:=IF(OR([.F128]=&quot;true&quot;; [.G128]=&quot;true&quot;); &quot;true&quot;; IF(OR([.F128]=&quot;false reach&quot;; [.G128]=&quot;false reach&quot;); &quot;false&quot;; &quot;unknown&quot;))" office:value-type="string" office:string-value="true">
            <text:p>true</text:p>
          </table:table-cell>
          <table:table-cell table:style-name="ce3" table:formula="of:=IF(OR([.H128]=&quot;true&quot;; [.I128]=&quot;true&quot;); &quot;true&quot;; IF(OR([.H128]=&quot;false reach&quot;; [.I1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26.c.i </text:p>
          </table:table-cell>
          <table:table-cell table:formula="of:=IF(OR([.E129]=&quot;true&quot;; [.F129]=&quot;true&quot;; [.G129]=&quot;true&quot;; [.H129]=&quot;true&quot;; [.I129]=&quot;true&quot;; [.J129]=&quot;true&quot;); &quot;true&quot;; IF(OR([.E129]=&quot;false reach&quot;; [.F129]=&quot;false reach&quot;; [.G129]=&quot;false reach&quot;; [.H129]=&quot;false reach&quot;; [.I129]=&quot;false reach&quot;; [.J129]=&quot;false reach&quot;); &quot;false&quot;; &quot;unknown&quot;))" office:value-type="string" office:string-value="true">
            <text:p>true</text:p>
          </table:table-cell>
          <table:table-cell table:style-name="ce3" table:formula="of:=IF(OR([.F129]=&quot;true&quot;; [.G129]=&quot;true&quot;); &quot;true&quot;; IF(OR([.F129]=&quot;false reach&quot;; [.G129]=&quot;false reach&quot;); &quot;false&quot;; &quot;unknown&quot;))" office:value-type="string" office:string-value="true">
            <text:p>true</text:p>
          </table:table-cell>
          <table:table-cell table:style-name="ce3" table:formula="of:=IF(OR([.H129]=&quot;true&quot;; [.I129]=&quot;true&quot;); &quot;true&quot;; IF(OR([.H129]=&quot;false reach&quot;; [.I1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27.c.i </text:p>
          </table:table-cell>
          <table:table-cell table:formula="of:=IF(OR([.E130]=&quot;true&quot;; [.F130]=&quot;true&quot;; [.G130]=&quot;true&quot;; [.H130]=&quot;true&quot;; [.I130]=&quot;true&quot;; [.J130]=&quot;true&quot;); &quot;true&quot;; IF(OR([.E130]=&quot;false reach&quot;; [.F130]=&quot;false reach&quot;; [.G130]=&quot;false reach&quot;; [.H130]=&quot;false reach&quot;; [.I130]=&quot;false reach&quot;; [.J130]=&quot;false reach&quot;); &quot;false&quot;; &quot;unknown&quot;))" office:value-type="string" office:string-value="true">
            <text:p>true</text:p>
          </table:table-cell>
          <table:table-cell table:style-name="ce3" table:formula="of:=IF(OR([.F130]=&quot;true&quot;; [.G130]=&quot;true&quot;); &quot;true&quot;; IF(OR([.F130]=&quot;false reach&quot;; [.G130]=&quot;false reach&quot;); &quot;false&quot;; &quot;unknown&quot;))" office:value-type="string" office:string-value="true">
            <text:p>true</text:p>
          </table:table-cell>
          <table:table-cell table:style-name="ce3" table:formula="of:=IF(OR([.H130]=&quot;true&quot;; [.I130]=&quot;true&quot;); &quot;true&quot;; IF(OR([.H130]=&quot;false reach&quot;; [.I1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28.c.i </text:p>
          </table:table-cell>
          <table:table-cell table:formula="of:=IF(OR([.E131]=&quot;true&quot;; [.F131]=&quot;true&quot;; [.G131]=&quot;true&quot;; [.H131]=&quot;true&quot;; [.I131]=&quot;true&quot;; [.J131]=&quot;true&quot;); &quot;true&quot;; IF(OR([.E131]=&quot;false reach&quot;; [.F131]=&quot;false reach&quot;; [.G131]=&quot;false reach&quot;; [.H131]=&quot;false reach&quot;; [.I131]=&quot;false reach&quot;; [.J131]=&quot;false reach&quot;); &quot;false&quot;; &quot;unknown&quot;))" office:value-type="string" office:string-value="unknown">
            <text:p>unknown</text:p>
          </table:table-cell>
          <table:table-cell table:style-name="ce3" table:formula="of:=IF(OR([.F131]=&quot;true&quot;; [.G131]=&quot;true&quot;); &quot;true&quot;; IF(OR([.F131]=&quot;false reach&quot;; [.G131]=&quot;false reach&quot;); &quot;false&quot;; &quot;unknown&quot;))" office:value-type="string" office:string-value="unknown">
            <text:p>unknown</text:p>
          </table:table-cell>
          <table:table-cell table:style-name="ce3" table:formula="of:=IF(OR([.H131]=&quot;true&quot;; [.I131]=&quot;true&quot;); &quot;true&quot;; IF(OR([.H131]=&quot;false reach&quot;; [.I13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29.c.i </text:p>
          </table:table-cell>
          <table:table-cell table:formula="of:=IF(OR([.E132]=&quot;true&quot;; [.F132]=&quot;true&quot;; [.G132]=&quot;true&quot;; [.H132]=&quot;true&quot;; [.I132]=&quot;true&quot;; [.J132]=&quot;true&quot;); &quot;true&quot;; IF(OR([.E132]=&quot;false reach&quot;; [.F132]=&quot;false reach&quot;; [.G132]=&quot;false reach&quot;; [.H132]=&quot;false reach&quot;; [.I132]=&quot;false reach&quot;; [.J132]=&quot;false reach&quot;); &quot;false&quot;; &quot;unknown&quot;))" office:value-type="string" office:string-value="true">
            <text:p>true</text:p>
          </table:table-cell>
          <table:table-cell table:style-name="ce3" table:formula="of:=IF(OR([.F132]=&quot;true&quot;; [.G132]=&quot;true&quot;); &quot;true&quot;; IF(OR([.F132]=&quot;false reach&quot;; [.G132]=&quot;false reach&quot;); &quot;false&quot;; &quot;unknown&quot;))" office:value-type="string" office:string-value="unknown">
            <text:p>unknown</text:p>
          </table:table-cell>
          <table:table-cell table:style-name="ce3" table:formula="of:=IF(OR([.H132]=&quot;true&quot;; [.I132]=&quot;true&quot;); &quot;true&quot;; IF(OR([.H132]=&quot;false reach&quot;; [.I13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4" office:value-type="string">
            <text:p>true</text:p>
          </table:table-cell>
        </table:table-row>
        <table:table-row table:style-name="ro3">
          <table:table-cell office:value-type="string">
            <text:p>Problem02_30.c.i </text:p>
          </table:table-cell>
          <table:table-cell table:formula="of:=IF(OR([.E133]=&quot;true&quot;; [.F133]=&quot;true&quot;; [.G133]=&quot;true&quot;; [.H133]=&quot;true&quot;; [.I133]=&quot;true&quot;; [.J133]=&quot;true&quot;); &quot;true&quot;; IF(OR([.E133]=&quot;false reach&quot;; [.F133]=&quot;false reach&quot;; [.G133]=&quot;false reach&quot;; [.H133]=&quot;false reach&quot;; [.I133]=&quot;false reach&quot;; [.J133]=&quot;false reach&quot;); &quot;false&quot;; &quot;unknown&quot;))" office:value-type="string" office:string-value="true">
            <text:p>true</text:p>
          </table:table-cell>
          <table:table-cell table:style-name="ce3" table:formula="of:=IF(OR([.F133]=&quot;true&quot;; [.G133]=&quot;true&quot;); &quot;true&quot;; IF(OR([.F133]=&quot;false reach&quot;; [.G133]=&quot;false reach&quot;); &quot;false&quot;; &quot;unknown&quot;))" office:value-type="string" office:string-value="unknown">
            <text:p>unknown</text:p>
          </table:table-cell>
          <table:table-cell table:style-name="ce3" table:formula="of:=IF(OR([.H133]=&quot;true&quot;; [.I133]=&quot;true&quot;); &quot;true&quot;; IF(OR([.H133]=&quot;false reach&quot;; [.I13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4" office:value-type="string">
            <text:p>true</text:p>
          </table:table-cell>
        </table:table-row>
        <table:table-row table:style-name="ro3">
          <table:table-cell office:value-type="string">
            <text:p>Problem02_31.c.i </text:p>
          </table:table-cell>
          <table:table-cell table:formula="of:=IF(OR([.E134]=&quot;true&quot;; [.F134]=&quot;true&quot;; [.G134]=&quot;true&quot;; [.H134]=&quot;true&quot;; [.I134]=&quot;true&quot;; [.J134]=&quot;true&quot;); &quot;true&quot;; IF(OR([.E134]=&quot;false reach&quot;; [.F134]=&quot;false reach&quot;; [.G134]=&quot;false reach&quot;; [.H134]=&quot;false reach&quot;; [.I134]=&quot;false reach&quot;; [.J134]=&quot;false reach&quot;); &quot;false&quot;; &quot;unknown&quot;))" office:value-type="string" office:string-value="true">
            <text:p>true</text:p>
          </table:table-cell>
          <table:table-cell table:style-name="ce3" table:formula="of:=IF(OR([.F134]=&quot;true&quot;; [.G134]=&quot;true&quot;); &quot;true&quot;; IF(OR([.F134]=&quot;false reach&quot;; [.G134]=&quot;false reach&quot;); &quot;false&quot;; &quot;unknown&quot;))" office:value-type="string" office:string-value="true">
            <text:p>true</text:p>
          </table:table-cell>
          <table:table-cell table:style-name="ce3" table:formula="of:=IF(OR([.H134]=&quot;true&quot;; [.I134]=&quot;true&quot;); &quot;true&quot;; IF(OR([.H134]=&quot;false reach&quot;; [.I1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32.c.i </text:p>
          </table:table-cell>
          <table:table-cell table:formula="of:=IF(OR([.E135]=&quot;true&quot;; [.F135]=&quot;true&quot;; [.G135]=&quot;true&quot;; [.H135]=&quot;true&quot;; [.I135]=&quot;true&quot;; [.J135]=&quot;true&quot;); &quot;true&quot;; IF(OR([.E135]=&quot;false reach&quot;; [.F135]=&quot;false reach&quot;; [.G135]=&quot;false reach&quot;; [.H135]=&quot;false reach&quot;; [.I135]=&quot;false reach&quot;; [.J135]=&quot;false reach&quot;); &quot;false&quot;; &quot;unknown&quot;))" office:value-type="string" office:string-value="true">
            <text:p>true</text:p>
          </table:table-cell>
          <table:table-cell table:style-name="ce3" table:formula="of:=IF(OR([.F135]=&quot;true&quot;; [.G135]=&quot;true&quot;); &quot;true&quot;; IF(OR([.F135]=&quot;false reach&quot;; [.G135]=&quot;false reach&quot;); &quot;false&quot;; &quot;unknown&quot;))" office:value-type="string" office:string-value="true">
            <text:p>true</text:p>
          </table:table-cell>
          <table:table-cell table:style-name="ce3" table:formula="of:=IF(OR([.H135]=&quot;true&quot;; [.I135]=&quot;true&quot;); &quot;true&quot;; IF(OR([.H135]=&quot;false reach&quot;; [.I1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33.c.i </text:p>
          </table:table-cell>
          <table:table-cell table:formula="of:=IF(OR([.E136]=&quot;true&quot;; [.F136]=&quot;true&quot;; [.G136]=&quot;true&quot;; [.H136]=&quot;true&quot;; [.I136]=&quot;true&quot;; [.J136]=&quot;true&quot;); &quot;true&quot;; IF(OR([.E136]=&quot;false reach&quot;; [.F136]=&quot;false reach&quot;; [.G136]=&quot;false reach&quot;; [.H136]=&quot;false reach&quot;; [.I136]=&quot;false reach&quot;; [.J136]=&quot;false reach&quot;); &quot;false&quot;; &quot;unknown&quot;))" office:value-type="string" office:string-value="false">
            <text:p>false</text:p>
          </table:table-cell>
          <table:table-cell table:style-name="ce3" table:formula="of:=IF(OR([.F136]=&quot;true&quot;; [.G136]=&quot;true&quot;); &quot;true&quot;; IF(OR([.F136]=&quot;false reach&quot;; [.G136]=&quot;false reach&quot;); &quot;false&quot;; &quot;unknown&quot;))" office:value-type="string" office:string-value="false">
            <text:p>false</text:p>
          </table:table-cell>
          <table:table-cell table:style-name="ce3" table:formula="of:=IF(OR([.H136]=&quot;true&quot;; [.I136]=&quot;true&quot;); &quot;true&quot;; IF(OR([.H136]=&quot;false reach&quot;; [.I136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34.c.i </text:p>
          </table:table-cell>
          <table:table-cell table:formula="of:=IF(OR([.E137]=&quot;true&quot;; [.F137]=&quot;true&quot;; [.G137]=&quot;true&quot;; [.H137]=&quot;true&quot;; [.I137]=&quot;true&quot;; [.J137]=&quot;true&quot;); &quot;true&quot;; IF(OR([.E137]=&quot;false reach&quot;; [.F137]=&quot;false reach&quot;; [.G137]=&quot;false reach&quot;; [.H137]=&quot;false reach&quot;; [.I137]=&quot;false reach&quot;; [.J137]=&quot;false reach&quot;); &quot;false&quot;; &quot;unknown&quot;))" office:value-type="string" office:string-value="true">
            <text:p>true</text:p>
          </table:table-cell>
          <table:table-cell table:style-name="ce3" table:formula="of:=IF(OR([.F137]=&quot;true&quot;; [.G137]=&quot;true&quot;); &quot;true&quot;; IF(OR([.F137]=&quot;false reach&quot;; [.G137]=&quot;false reach&quot;); &quot;false&quot;; &quot;unknown&quot;))" office:value-type="string" office:string-value="true">
            <text:p>true</text:p>
          </table:table-cell>
          <table:table-cell table:style-name="ce3" table:formula="of:=IF(OR([.H137]=&quot;true&quot;; [.I137]=&quot;true&quot;); &quot;true&quot;; IF(OR([.H137]=&quot;false reach&quot;; [.I1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35.c.i </text:p>
          </table:table-cell>
          <table:table-cell table:formula="of:=IF(OR([.E138]=&quot;true&quot;; [.F138]=&quot;true&quot;; [.G138]=&quot;true&quot;; [.H138]=&quot;true&quot;; [.I138]=&quot;true&quot;; [.J138]=&quot;true&quot;); &quot;true&quot;; IF(OR([.E138]=&quot;false reach&quot;; [.F138]=&quot;false reach&quot;; [.G138]=&quot;false reach&quot;; [.H138]=&quot;false reach&quot;; [.I138]=&quot;false reach&quot;; [.J138]=&quot;false reach&quot;); &quot;false&quot;; &quot;unknown&quot;))" office:value-type="string" office:string-value="true">
            <text:p>true</text:p>
          </table:table-cell>
          <table:table-cell table:style-name="ce3" table:formula="of:=IF(OR([.F138]=&quot;true&quot;; [.G138]=&quot;true&quot;); &quot;true&quot;; IF(OR([.F138]=&quot;false reach&quot;; [.G138]=&quot;false reach&quot;); &quot;false&quot;; &quot;unknown&quot;))" office:value-type="string" office:string-value="true">
            <text:p>true</text:p>
          </table:table-cell>
          <table:table-cell table:style-name="ce3" table:formula="of:=IF(OR([.H138]=&quot;true&quot;; [.I138]=&quot;true&quot;); &quot;true&quot;; IF(OR([.H138]=&quot;false reach&quot;; [.I1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36.c.i </text:p>
          </table:table-cell>
          <table:table-cell table:formula="of:=IF(OR([.E139]=&quot;true&quot;; [.F139]=&quot;true&quot;; [.G139]=&quot;true&quot;; [.H139]=&quot;true&quot;; [.I139]=&quot;true&quot;; [.J139]=&quot;true&quot;); &quot;true&quot;; IF(OR([.E139]=&quot;false reach&quot;; [.F139]=&quot;false reach&quot;; [.G139]=&quot;false reach&quot;; [.H139]=&quot;false reach&quot;; [.I139]=&quot;false reach&quot;; [.J139]=&quot;false reach&quot;); &quot;false&quot;; &quot;unknown&quot;))" office:value-type="string" office:string-value="false">
            <text:p>false</text:p>
          </table:table-cell>
          <table:table-cell table:style-name="ce3" table:formula="of:=IF(OR([.F139]=&quot;true&quot;; [.G139]=&quot;true&quot;); &quot;true&quot;; IF(OR([.F139]=&quot;false reach&quot;; [.G139]=&quot;false reach&quot;); &quot;false&quot;; &quot;unknown&quot;))" office:value-type="string" office:string-value="false">
            <text:p>false</text:p>
          </table:table-cell>
          <table:table-cell table:style-name="ce3" table:formula="of:=IF(OR([.H139]=&quot;true&quot;; [.I139]=&quot;true&quot;); &quot;true&quot;; IF(OR([.H139]=&quot;false reach&quot;; [.I139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2_37.c.i </text:p>
          </table:table-cell>
          <table:table-cell table:formula="of:=IF(OR([.E140]=&quot;true&quot;; [.F140]=&quot;true&quot;; [.G140]=&quot;true&quot;; [.H140]=&quot;true&quot;; [.I140]=&quot;true&quot;; [.J140]=&quot;true&quot;); &quot;true&quot;; IF(OR([.E140]=&quot;false reach&quot;; [.F140]=&quot;false reach&quot;; [.G140]=&quot;false reach&quot;; [.H140]=&quot;false reach&quot;; [.I140]=&quot;false reach&quot;; [.J140]=&quot;false reach&quot;); &quot;false&quot;; &quot;unknown&quot;))" office:value-type="string" office:string-value="false">
            <text:p>false</text:p>
          </table:table-cell>
          <table:table-cell table:style-name="ce3" table:formula="of:=IF(OR([.F140]=&quot;true&quot;; [.G140]=&quot;true&quot;); &quot;true&quot;; IF(OR([.F140]=&quot;false reach&quot;; [.G140]=&quot;false reach&quot;); &quot;false&quot;; &quot;unknown&quot;))" office:value-type="string" office:string-value="false">
            <text:p>false</text:p>
          </table:table-cell>
          <table:table-cell table:style-name="ce3" table:formula="of:=IF(OR([.H140]=&quot;true&quot;; [.I140]=&quot;true&quot;); &quot;true&quot;; IF(OR([.H140]=&quot;false reach&quot;; [.I140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38.c.i </text:p>
          </table:table-cell>
          <table:table-cell table:formula="of:=IF(OR([.E141]=&quot;true&quot;; [.F141]=&quot;true&quot;; [.G141]=&quot;true&quot;; [.H141]=&quot;true&quot;; [.I141]=&quot;true&quot;; [.J141]=&quot;true&quot;); &quot;true&quot;; IF(OR([.E141]=&quot;false reach&quot;; [.F141]=&quot;false reach&quot;; [.G141]=&quot;false reach&quot;; [.H141]=&quot;false reach&quot;; [.I141]=&quot;false reach&quot;; [.J141]=&quot;false reach&quot;); &quot;false&quot;; &quot;unknown&quot;))" office:value-type="string" office:string-value="true">
            <text:p>true</text:p>
          </table:table-cell>
          <table:table-cell table:style-name="ce3" table:formula="of:=IF(OR([.F141]=&quot;true&quot;; [.G141]=&quot;true&quot;); &quot;true&quot;; IF(OR([.F141]=&quot;false reach&quot;; [.G141]=&quot;false reach&quot;); &quot;false&quot;; &quot;unknown&quot;))" office:value-type="string" office:string-value="true">
            <text:p>true</text:p>
          </table:table-cell>
          <table:table-cell table:style-name="ce3" table:formula="of:=IF(OR([.H141]=&quot;true&quot;; [.I141]=&quot;true&quot;); &quot;true&quot;; IF(OR([.H141]=&quot;false reach&quot;; [.I1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39.c.i </text:p>
          </table:table-cell>
          <table:table-cell table:formula="of:=IF(OR([.E142]=&quot;true&quot;; [.F142]=&quot;true&quot;; [.G142]=&quot;true&quot;; [.H142]=&quot;true&quot;; [.I142]=&quot;true&quot;; [.J142]=&quot;true&quot;); &quot;true&quot;; IF(OR([.E142]=&quot;false reach&quot;; [.F142]=&quot;false reach&quot;; [.G142]=&quot;false reach&quot;; [.H142]=&quot;false reach&quot;; [.I142]=&quot;false reach&quot;; [.J142]=&quot;false reach&quot;); &quot;false&quot;; &quot;unknown&quot;))" office:value-type="string" office:string-value="false">
            <text:p>false</text:p>
          </table:table-cell>
          <table:table-cell table:style-name="ce3" table:formula="of:=IF(OR([.F142]=&quot;true&quot;; [.G142]=&quot;true&quot;); &quot;true&quot;; IF(OR([.F142]=&quot;false reach&quot;; [.G142]=&quot;false reach&quot;); &quot;false&quot;; &quot;unknown&quot;))" office:value-type="string" office:string-value="false">
            <text:p>false</text:p>
          </table:table-cell>
          <table:table-cell table:style-name="ce3" table:formula="of:=IF(OR([.H142]=&quot;true&quot;; [.I142]=&quot;true&quot;); &quot;true&quot;; IF(OR([.H142]=&quot;false reach&quot;; [.I142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40.c.i </text:p>
          </table:table-cell>
          <table:table-cell table:formula="of:=IF(OR([.E143]=&quot;true&quot;; [.F143]=&quot;true&quot;; [.G143]=&quot;true&quot;; [.H143]=&quot;true&quot;; [.I143]=&quot;true&quot;; [.J143]=&quot;true&quot;); &quot;true&quot;; IF(OR([.E143]=&quot;false reach&quot;; [.F143]=&quot;false reach&quot;; [.G143]=&quot;false reach&quot;; [.H143]=&quot;false reach&quot;; [.I143]=&quot;false reach&quot;; [.J143]=&quot;false reach&quot;); &quot;false&quot;; &quot;unknown&quot;))" office:value-type="string" office:string-value="false">
            <text:p>false</text:p>
          </table:table-cell>
          <table:table-cell table:style-name="ce3" table:formula="of:=IF(OR([.F143]=&quot;true&quot;; [.G143]=&quot;true&quot;); &quot;true&quot;; IF(OR([.F143]=&quot;false reach&quot;; [.G143]=&quot;false reach&quot;); &quot;false&quot;; &quot;unknown&quot;))" office:value-type="string" office:string-value="false">
            <text:p>false</text:p>
          </table:table-cell>
          <table:table-cell table:style-name="ce3" table:formula="of:=IF(OR([.H143]=&quot;true&quot;; [.I143]=&quot;true&quot;); &quot;true&quot;; IF(OR([.H143]=&quot;false reach&quot;; [.I143]=&quot;false reach&quot;); &quot;false&quot;; &quot;unknown&quot;))" office:value-type="string" office:string-value="unknown">
            <text:p>unknown</text:p>
          </table:table-cell>
          <table:table-cell table:number-columns-repeated="2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41.c.i </text:p>
          </table:table-cell>
          <table:table-cell table:formula="of:=IF(OR([.E144]=&quot;true&quot;; [.F144]=&quot;true&quot;; [.G144]=&quot;true&quot;; [.H144]=&quot;true&quot;; [.I144]=&quot;true&quot;; [.J144]=&quot;true&quot;); &quot;true&quot;; IF(OR([.E144]=&quot;false reach&quot;; [.F144]=&quot;false reach&quot;; [.G144]=&quot;false reach&quot;; [.H144]=&quot;false reach&quot;; [.I144]=&quot;false reach&quot;; [.J144]=&quot;false reach&quot;); &quot;false&quot;; &quot;unknown&quot;))" office:value-type="string" office:string-value="unknown">
            <text:p>unknown</text:p>
          </table:table-cell>
          <table:table-cell table:style-name="ce3" table:formula="of:=IF(OR([.F144]=&quot;true&quot;; [.G144]=&quot;true&quot;); &quot;true&quot;; IF(OR([.F144]=&quot;false reach&quot;; [.G144]=&quot;false reach&quot;); &quot;false&quot;; &quot;unknown&quot;))" office:value-type="string" office:string-value="unknown">
            <text:p>unknown</text:p>
          </table:table-cell>
          <table:table-cell table:style-name="ce3" table:formula="of:=IF(OR([.H144]=&quot;true&quot;; [.I144]=&quot;true&quot;); &quot;true&quot;; IF(OR([.H144]=&quot;false reach&quot;; [.I14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42.c.i </text:p>
          </table:table-cell>
          <table:table-cell table:formula="of:=IF(OR([.E145]=&quot;true&quot;; [.F145]=&quot;true&quot;; [.G145]=&quot;true&quot;; [.H145]=&quot;true&quot;; [.I145]=&quot;true&quot;; [.J145]=&quot;true&quot;); &quot;true&quot;; IF(OR([.E145]=&quot;false reach&quot;; [.F145]=&quot;false reach&quot;; [.G145]=&quot;false reach&quot;; [.H145]=&quot;false reach&quot;; [.I145]=&quot;false reach&quot;; [.J145]=&quot;false reach&quot;); &quot;false&quot;; &quot;unknown&quot;))" office:value-type="string" office:string-value="unknown">
            <text:p>unknown</text:p>
          </table:table-cell>
          <table:table-cell table:style-name="ce3" table:formula="of:=IF(OR([.F145]=&quot;true&quot;; [.G145]=&quot;true&quot;); &quot;true&quot;; IF(OR([.F145]=&quot;false reach&quot;; [.G145]=&quot;false reach&quot;); &quot;false&quot;; &quot;unknown&quot;))" office:value-type="string" office:string-value="unknown">
            <text:p>unknown</text:p>
          </table:table-cell>
          <table:table-cell table:style-name="ce3" table:formula="of:=IF(OR([.H145]=&quot;true&quot;; [.I145]=&quot;true&quot;); &quot;true&quot;; IF(OR([.H145]=&quot;false reach&quot;; [.I14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43.c.i </text:p>
          </table:table-cell>
          <table:table-cell table:formula="of:=IF(OR([.E146]=&quot;true&quot;; [.F146]=&quot;true&quot;; [.G146]=&quot;true&quot;; [.H146]=&quot;true&quot;; [.I146]=&quot;true&quot;; [.J146]=&quot;true&quot;); &quot;true&quot;; IF(OR([.E146]=&quot;false reach&quot;; [.F146]=&quot;false reach&quot;; [.G146]=&quot;false reach&quot;; [.H146]=&quot;false reach&quot;; [.I146]=&quot;false reach&quot;; [.J146]=&quot;false reach&quot;); &quot;false&quot;; &quot;unknown&quot;))" office:value-type="string" office:string-value="true">
            <text:p>true</text:p>
          </table:table-cell>
          <table:table-cell table:style-name="ce3" table:formula="of:=IF(OR([.F146]=&quot;true&quot;; [.G146]=&quot;true&quot;); &quot;true&quot;; IF(OR([.F146]=&quot;false reach&quot;; [.G146]=&quot;false reach&quot;); &quot;false&quot;; &quot;unknown&quot;))" office:value-type="string" office:string-value="true">
            <text:p>true</text:p>
          </table:table-cell>
          <table:table-cell table:style-name="ce3" table:formula="of:=IF(OR([.H146]=&quot;true&quot;; [.I146]=&quot;true&quot;); &quot;true&quot;; IF(OR([.H146]=&quot;false reach&quot;; [.I1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44.c.i </text:p>
          </table:table-cell>
          <table:table-cell table:formula="of:=IF(OR([.E147]=&quot;true&quot;; [.F147]=&quot;true&quot;; [.G147]=&quot;true&quot;; [.H147]=&quot;true&quot;; [.I147]=&quot;true&quot;; [.J147]=&quot;true&quot;); &quot;true&quot;; IF(OR([.E147]=&quot;false reach&quot;; [.F147]=&quot;false reach&quot;; [.G147]=&quot;false reach&quot;; [.H147]=&quot;false reach&quot;; [.I147]=&quot;false reach&quot;; [.J147]=&quot;false reach&quot;); &quot;false&quot;; &quot;unknown&quot;))" office:value-type="string" office:string-value="unknown">
            <text:p>unknown</text:p>
          </table:table-cell>
          <table:table-cell table:style-name="ce3" table:formula="of:=IF(OR([.F147]=&quot;true&quot;; [.G147]=&quot;true&quot;); &quot;true&quot;; IF(OR([.F147]=&quot;false reach&quot;; [.G147]=&quot;false reach&quot;); &quot;false&quot;; &quot;unknown&quot;))" office:value-type="string" office:string-value="unknown">
            <text:p>unknown</text:p>
          </table:table-cell>
          <table:table-cell table:style-name="ce3" table:formula="of:=IF(OR([.H147]=&quot;true&quot;; [.I147]=&quot;true&quot;); &quot;true&quot;; IF(OR([.H147]=&quot;false reach&quot;; [.I14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45.c.i </text:p>
          </table:table-cell>
          <table:table-cell table:formula="of:=IF(OR([.E148]=&quot;true&quot;; [.F148]=&quot;true&quot;; [.G148]=&quot;true&quot;; [.H148]=&quot;true&quot;; [.I148]=&quot;true&quot;; [.J148]=&quot;true&quot;); &quot;true&quot;; IF(OR([.E148]=&quot;false reach&quot;; [.F148]=&quot;false reach&quot;; [.G148]=&quot;false reach&quot;; [.H148]=&quot;false reach&quot;; [.I148]=&quot;false reach&quot;; [.J148]=&quot;false reach&quot;); &quot;false&quot;; &quot;unknown&quot;))" office:value-type="string" office:string-value="true">
            <text:p>true</text:p>
          </table:table-cell>
          <table:table-cell table:style-name="ce3" table:formula="of:=IF(OR([.F148]=&quot;true&quot;; [.G148]=&quot;true&quot;); &quot;true&quot;; IF(OR([.F148]=&quot;false reach&quot;; [.G148]=&quot;false reach&quot;); &quot;false&quot;; &quot;unknown&quot;))" office:value-type="string" office:string-value="true">
            <text:p>true</text:p>
          </table:table-cell>
          <table:table-cell table:style-name="ce3" table:formula="of:=IF(OR([.H148]=&quot;true&quot;; [.I148]=&quot;true&quot;); &quot;true&quot;; IF(OR([.H148]=&quot;false reach&quot;; [.I1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46.c.i </text:p>
          </table:table-cell>
          <table:table-cell table:formula="of:=IF(OR([.E149]=&quot;true&quot;; [.F149]=&quot;true&quot;; [.G149]=&quot;true&quot;; [.H149]=&quot;true&quot;; [.I149]=&quot;true&quot;; [.J149]=&quot;true&quot;); &quot;true&quot;; IF(OR([.E149]=&quot;false reach&quot;; [.F149]=&quot;false reach&quot;; [.G149]=&quot;false reach&quot;; [.H149]=&quot;false reach&quot;; [.I149]=&quot;false reach&quot;; [.J149]=&quot;false reach&quot;); &quot;false&quot;; &quot;unknown&quot;))" office:value-type="string" office:string-value="true">
            <text:p>true</text:p>
          </table:table-cell>
          <table:table-cell table:style-name="ce3" table:formula="of:=IF(OR([.F149]=&quot;true&quot;; [.G149]=&quot;true&quot;); &quot;true&quot;; IF(OR([.F149]=&quot;false reach&quot;; [.G149]=&quot;false reach&quot;); &quot;false&quot;; &quot;unknown&quot;))" office:value-type="string" office:string-value="true">
            <text:p>true</text:p>
          </table:table-cell>
          <table:table-cell table:style-name="ce3" table:formula="of:=IF(OR([.H149]=&quot;true&quot;; [.I149]=&quot;true&quot;); &quot;true&quot;; IF(OR([.H149]=&quot;false reach&quot;; [.I1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47.c.i </text:p>
          </table:table-cell>
          <table:table-cell table:formula="of:=IF(OR([.E150]=&quot;true&quot;; [.F150]=&quot;true&quot;; [.G150]=&quot;true&quot;; [.H150]=&quot;true&quot;; [.I150]=&quot;true&quot;; [.J150]=&quot;true&quot;); &quot;true&quot;; IF(OR([.E150]=&quot;false reach&quot;; [.F150]=&quot;false reach&quot;; [.G150]=&quot;false reach&quot;; [.H150]=&quot;false reach&quot;; [.I150]=&quot;false reach&quot;; [.J150]=&quot;false reach&quot;); &quot;false&quot;; &quot;unknown&quot;))" office:value-type="string" office:string-value="true">
            <text:p>true</text:p>
          </table:table-cell>
          <table:table-cell table:style-name="ce3" table:formula="of:=IF(OR([.F150]=&quot;true&quot;; [.G150]=&quot;true&quot;); &quot;true&quot;; IF(OR([.F150]=&quot;false reach&quot;; [.G150]=&quot;false reach&quot;); &quot;false&quot;; &quot;unknown&quot;))" office:value-type="string" office:string-value="true">
            <text:p>true</text:p>
          </table:table-cell>
          <table:table-cell table:style-name="ce3" table:formula="of:=IF(OR([.H150]=&quot;true&quot;; [.I150]=&quot;true&quot;); &quot;true&quot;; IF(OR([.H150]=&quot;false reach&quot;; [.I1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48.c.i </text:p>
          </table:table-cell>
          <table:table-cell table:formula="of:=IF(OR([.E151]=&quot;true&quot;; [.F151]=&quot;true&quot;; [.G151]=&quot;true&quot;; [.H151]=&quot;true&quot;; [.I151]=&quot;true&quot;; [.J151]=&quot;true&quot;); &quot;true&quot;; IF(OR([.E151]=&quot;false reach&quot;; [.F151]=&quot;false reach&quot;; [.G151]=&quot;false reach&quot;; [.H151]=&quot;false reach&quot;; [.I151]=&quot;false reach&quot;; [.J151]=&quot;false reach&quot;); &quot;false&quot;; &quot;unknown&quot;))" office:value-type="string" office:string-value="unknown">
            <text:p>unknown</text:p>
          </table:table-cell>
          <table:table-cell table:style-name="ce3" table:formula="of:=IF(OR([.F151]=&quot;true&quot;; [.G151]=&quot;true&quot;); &quot;true&quot;; IF(OR([.F151]=&quot;false reach&quot;; [.G151]=&quot;false reach&quot;); &quot;false&quot;; &quot;unknown&quot;))" office:value-type="string" office:string-value="unknown">
            <text:p>unknown</text:p>
          </table:table-cell>
          <table:table-cell table:style-name="ce3" table:formula="of:=IF(OR([.H151]=&quot;true&quot;; [.I151]=&quot;true&quot;); &quot;true&quot;; IF(OR([.H151]=&quot;false reach&quot;; [.I15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49.c.i </text:p>
          </table:table-cell>
          <table:table-cell table:formula="of:=IF(OR([.E152]=&quot;true&quot;; [.F152]=&quot;true&quot;; [.G152]=&quot;true&quot;; [.H152]=&quot;true&quot;; [.I152]=&quot;true&quot;; [.J152]=&quot;true&quot;); &quot;true&quot;; IF(OR([.E152]=&quot;false reach&quot;; [.F152]=&quot;false reach&quot;; [.G152]=&quot;false reach&quot;; [.H152]=&quot;false reach&quot;; [.I152]=&quot;false reach&quot;; [.J152]=&quot;false reach&quot;); &quot;false&quot;; &quot;unknown&quot;))" office:value-type="string" office:string-value="unknown">
            <text:p>unknown</text:p>
          </table:table-cell>
          <table:table-cell table:style-name="ce3" table:formula="of:=IF(OR([.F152]=&quot;true&quot;; [.G152]=&quot;true&quot;); &quot;true&quot;; IF(OR([.F152]=&quot;false reach&quot;; [.G152]=&quot;false reach&quot;); &quot;false&quot;; &quot;unknown&quot;))" office:value-type="string" office:string-value="unknown">
            <text:p>unknown</text:p>
          </table:table-cell>
          <table:table-cell table:style-name="ce3" table:formula="of:=IF(OR([.H152]=&quot;true&quot;; [.I152]=&quot;true&quot;); &quot;true&quot;; IF(OR([.H152]=&quot;false reach&quot;; [.I15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50.c.i </text:p>
          </table:table-cell>
          <table:table-cell table:formula="of:=IF(OR([.E153]=&quot;true&quot;; [.F153]=&quot;true&quot;; [.G153]=&quot;true&quot;; [.H153]=&quot;true&quot;; [.I153]=&quot;true&quot;; [.J153]=&quot;true&quot;); &quot;true&quot;; IF(OR([.E153]=&quot;false reach&quot;; [.F153]=&quot;false reach&quot;; [.G153]=&quot;false reach&quot;; [.H153]=&quot;false reach&quot;; [.I153]=&quot;false reach&quot;; [.J153]=&quot;false reach&quot;); &quot;false&quot;; &quot;unknown&quot;))" office:value-type="string" office:string-value="true">
            <text:p>true</text:p>
          </table:table-cell>
          <table:table-cell table:style-name="ce3" table:formula="of:=IF(OR([.F153]=&quot;true&quot;; [.G153]=&quot;true&quot;); &quot;true&quot;; IF(OR([.F153]=&quot;false reach&quot;; [.G153]=&quot;false reach&quot;); &quot;false&quot;; &quot;unknown&quot;))" office:value-type="string" office:string-value="true">
            <text:p>true</text:p>
          </table:table-cell>
          <table:table-cell table:style-name="ce3" table:formula="of:=IF(OR([.H153]=&quot;true&quot;; [.I153]=&quot;true&quot;); &quot;true&quot;; IF(OR([.H153]=&quot;false reach&quot;; [.I1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51.c.i </text:p>
          </table:table-cell>
          <table:table-cell table:formula="of:=IF(OR([.E154]=&quot;true&quot;; [.F154]=&quot;true&quot;; [.G154]=&quot;true&quot;; [.H154]=&quot;true&quot;; [.I154]=&quot;true&quot;; [.J154]=&quot;true&quot;); &quot;true&quot;; IF(OR([.E154]=&quot;false reach&quot;; [.F154]=&quot;false reach&quot;; [.G154]=&quot;false reach&quot;; [.H154]=&quot;false reach&quot;; [.I154]=&quot;false reach&quot;; [.J154]=&quot;false reach&quot;); &quot;false&quot;; &quot;unknown&quot;))" office:value-type="string" office:string-value="true">
            <text:p>true</text:p>
          </table:table-cell>
          <table:table-cell table:style-name="ce3" table:formula="of:=IF(OR([.F154]=&quot;true&quot;; [.G154]=&quot;true&quot;); &quot;true&quot;; IF(OR([.F154]=&quot;false reach&quot;; [.G154]=&quot;false reach&quot;); &quot;false&quot;; &quot;unknown&quot;))" office:value-type="string" office:string-value="true">
            <text:p>true</text:p>
          </table:table-cell>
          <table:table-cell table:style-name="ce3" table:formula="of:=IF(OR([.H154]=&quot;true&quot;; [.I154]=&quot;true&quot;); &quot;true&quot;; IF(OR([.H154]=&quot;false reach&quot;; [.I1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52.c.i </text:p>
          </table:table-cell>
          <table:table-cell table:formula="of:=IF(OR([.E155]=&quot;true&quot;; [.F155]=&quot;true&quot;; [.G155]=&quot;true&quot;; [.H155]=&quot;true&quot;; [.I155]=&quot;true&quot;; [.J155]=&quot;true&quot;); &quot;true&quot;; IF(OR([.E155]=&quot;false reach&quot;; [.F155]=&quot;false reach&quot;; [.G155]=&quot;false reach&quot;; [.H155]=&quot;false reach&quot;; [.I155]=&quot;false reach&quot;; [.J155]=&quot;false reach&quot;); &quot;false&quot;; &quot;unknown&quot;))" office:value-type="string" office:string-value="false">
            <text:p>false</text:p>
          </table:table-cell>
          <table:table-cell table:style-name="ce3" table:formula="of:=IF(OR([.F155]=&quot;true&quot;; [.G155]=&quot;true&quot;); &quot;true&quot;; IF(OR([.F155]=&quot;false reach&quot;; [.G155]=&quot;false reach&quot;); &quot;false&quot;; &quot;unknown&quot;))" office:value-type="string" office:string-value="false">
            <text:p>false</text:p>
          </table:table-cell>
          <table:table-cell table:style-name="ce3" table:formula="of:=IF(OR([.H155]=&quot;true&quot;; [.I155]=&quot;true&quot;); &quot;true&quot;; IF(OR([.H155]=&quot;false reach&quot;; [.I155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53.c.i </text:p>
          </table:table-cell>
          <table:table-cell table:formula="of:=IF(OR([.E156]=&quot;true&quot;; [.F156]=&quot;true&quot;; [.G156]=&quot;true&quot;; [.H156]=&quot;true&quot;; [.I156]=&quot;true&quot;; [.J156]=&quot;true&quot;); &quot;true&quot;; IF(OR([.E156]=&quot;false reach&quot;; [.F156]=&quot;false reach&quot;; [.G156]=&quot;false reach&quot;; [.H156]=&quot;false reach&quot;; [.I156]=&quot;false reach&quot;; [.J156]=&quot;false reach&quot;); &quot;false&quot;; &quot;unknown&quot;))" office:value-type="string" office:string-value="true">
            <text:p>true</text:p>
          </table:table-cell>
          <table:table-cell table:style-name="ce3" table:formula="of:=IF(OR([.F156]=&quot;true&quot;; [.G156]=&quot;true&quot;); &quot;true&quot;; IF(OR([.F156]=&quot;false reach&quot;; [.G156]=&quot;false reach&quot;); &quot;false&quot;; &quot;unknown&quot;))" office:value-type="string" office:string-value="true">
            <text:p>true</text:p>
          </table:table-cell>
          <table:table-cell table:style-name="ce3" table:formula="of:=IF(OR([.H156]=&quot;true&quot;; [.I156]=&quot;true&quot;); &quot;true&quot;; IF(OR([.H156]=&quot;false reach&quot;; [.I1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54.c.i </text:p>
          </table:table-cell>
          <table:table-cell table:formula="of:=IF(OR([.E157]=&quot;true&quot;; [.F157]=&quot;true&quot;; [.G157]=&quot;true&quot;; [.H157]=&quot;true&quot;; [.I157]=&quot;true&quot;; [.J157]=&quot;true&quot;); &quot;true&quot;; IF(OR([.E157]=&quot;false reach&quot;; [.F157]=&quot;false reach&quot;; [.G157]=&quot;false reach&quot;; [.H157]=&quot;false reach&quot;; [.I157]=&quot;false reach&quot;; [.J157]=&quot;false reach&quot;); &quot;false&quot;; &quot;unknown&quot;))" office:value-type="string" office:string-value="true">
            <text:p>true</text:p>
          </table:table-cell>
          <table:table-cell table:style-name="ce3" table:formula="of:=IF(OR([.F157]=&quot;true&quot;; [.G157]=&quot;true&quot;); &quot;true&quot;; IF(OR([.F157]=&quot;false reach&quot;; [.G157]=&quot;false reach&quot;); &quot;false&quot;; &quot;unknown&quot;))" office:value-type="string" office:string-value="true">
            <text:p>true</text:p>
          </table:table-cell>
          <table:table-cell table:style-name="ce3" table:formula="of:=IF(OR([.H157]=&quot;true&quot;; [.I157]=&quot;true&quot;); &quot;true&quot;; IF(OR([.H157]=&quot;false reach&quot;; [.I1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55.c.i </text:p>
          </table:table-cell>
          <table:table-cell table:formula="of:=IF(OR([.E158]=&quot;true&quot;; [.F158]=&quot;true&quot;; [.G158]=&quot;true&quot;; [.H158]=&quot;true&quot;; [.I158]=&quot;true&quot;; [.J158]=&quot;true&quot;); &quot;true&quot;; IF(OR([.E158]=&quot;false reach&quot;; [.F158]=&quot;false reach&quot;; [.G158]=&quot;false reach&quot;; [.H158]=&quot;false reach&quot;; [.I158]=&quot;false reach&quot;; [.J158]=&quot;false reach&quot;); &quot;false&quot;; &quot;unknown&quot;))" office:value-type="string" office:string-value="unknown">
            <text:p>unknown</text:p>
          </table:table-cell>
          <table:table-cell table:style-name="ce3" table:formula="of:=IF(OR([.F158]=&quot;true&quot;; [.G158]=&quot;true&quot;); &quot;true&quot;; IF(OR([.F158]=&quot;false reach&quot;; [.G158]=&quot;false reach&quot;); &quot;false&quot;; &quot;unknown&quot;))" office:value-type="string" office:string-value="unknown">
            <text:p>unknown</text:p>
          </table:table-cell>
          <table:table-cell table:style-name="ce3" table:formula="of:=IF(OR([.H158]=&quot;true&quot;; [.I158]=&quot;true&quot;); &quot;true&quot;; IF(OR([.H158]=&quot;false reach&quot;; [.I158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56.c.i </text:p>
          </table:table-cell>
          <table:table-cell table:formula="of:=IF(OR([.E159]=&quot;true&quot;; [.F159]=&quot;true&quot;; [.G159]=&quot;true&quot;; [.H159]=&quot;true&quot;; [.I159]=&quot;true&quot;; [.J159]=&quot;true&quot;); &quot;true&quot;; IF(OR([.E159]=&quot;false reach&quot;; [.F159]=&quot;false reach&quot;; [.G159]=&quot;false reach&quot;; [.H159]=&quot;false reach&quot;; [.I159]=&quot;false reach&quot;; [.J159]=&quot;false reach&quot;); &quot;false&quot;; &quot;unknown&quot;))" office:value-type="string" office:string-value="unknown">
            <text:p>unknown</text:p>
          </table:table-cell>
          <table:table-cell table:style-name="ce3" table:formula="of:=IF(OR([.F159]=&quot;true&quot;; [.G159]=&quot;true&quot;); &quot;true&quot;; IF(OR([.F159]=&quot;false reach&quot;; [.G159]=&quot;false reach&quot;); &quot;false&quot;; &quot;unknown&quot;))" office:value-type="string" office:string-value="unknown">
            <text:p>unknown</text:p>
          </table:table-cell>
          <table:table-cell table:style-name="ce3" table:formula="of:=IF(OR([.H159]=&quot;true&quot;; [.I159]=&quot;true&quot;); &quot;true&quot;; IF(OR([.H159]=&quot;false reach&quot;; [.I15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57.c.i </text:p>
          </table:table-cell>
          <table:table-cell table:formula="of:=IF(OR([.E160]=&quot;true&quot;; [.F160]=&quot;true&quot;; [.G160]=&quot;true&quot;; [.H160]=&quot;true&quot;; [.I160]=&quot;true&quot;; [.J160]=&quot;true&quot;); &quot;true&quot;; IF(OR([.E160]=&quot;false reach&quot;; [.F160]=&quot;false reach&quot;; [.G160]=&quot;false reach&quot;; [.H160]=&quot;false reach&quot;; [.I160]=&quot;false reach&quot;; [.J160]=&quot;false reach&quot;); &quot;false&quot;; &quot;unknown&quot;))" office:value-type="string" office:string-value="true">
            <text:p>true</text:p>
          </table:table-cell>
          <table:table-cell table:style-name="ce3" table:formula="of:=IF(OR([.F160]=&quot;true&quot;; [.G160]=&quot;true&quot;); &quot;true&quot;; IF(OR([.F160]=&quot;false reach&quot;; [.G160]=&quot;false reach&quot;); &quot;false&quot;; &quot;unknown&quot;))" office:value-type="string" office:string-value="true">
            <text:p>true</text:p>
          </table:table-cell>
          <table:table-cell table:style-name="ce3" table:formula="of:=IF(OR([.H160]=&quot;true&quot;; [.I160]=&quot;true&quot;); &quot;true&quot;; IF(OR([.H160]=&quot;false reach&quot;; [.I1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58.c.i </text:p>
          </table:table-cell>
          <table:table-cell table:formula="of:=IF(OR([.E161]=&quot;true&quot;; [.F161]=&quot;true&quot;; [.G161]=&quot;true&quot;; [.H161]=&quot;true&quot;; [.I161]=&quot;true&quot;; [.J161]=&quot;true&quot;); &quot;true&quot;; IF(OR([.E161]=&quot;false reach&quot;; [.F161]=&quot;false reach&quot;; [.G161]=&quot;false reach&quot;; [.H161]=&quot;false reach&quot;; [.I161]=&quot;false reach&quot;; [.J161]=&quot;false reach&quot;); &quot;false&quot;; &quot;unknown&quot;))" office:value-type="string" office:string-value="unknown">
            <text:p>unknown</text:p>
          </table:table-cell>
          <table:table-cell table:style-name="ce3" table:formula="of:=IF(OR([.F161]=&quot;true&quot;; [.G161]=&quot;true&quot;); &quot;true&quot;; IF(OR([.F161]=&quot;false reach&quot;; [.G161]=&quot;false reach&quot;); &quot;false&quot;; &quot;unknown&quot;))" office:value-type="string" office:string-value="unknown">
            <text:p>unknown</text:p>
          </table:table-cell>
          <table:table-cell table:style-name="ce3" table:formula="of:=IF(OR([.H161]=&quot;true&quot;; [.I161]=&quot;true&quot;); &quot;true&quot;; IF(OR([.H161]=&quot;false reach&quot;; [.I16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59.c.i </text:p>
          </table:table-cell>
          <table:table-cell table:formula="of:=IF(OR([.E162]=&quot;true&quot;; [.F162]=&quot;true&quot;; [.G162]=&quot;true&quot;; [.H162]=&quot;true&quot;; [.I162]=&quot;true&quot;; [.J162]=&quot;true&quot;); &quot;true&quot;; IF(OR([.E162]=&quot;false reach&quot;; [.F162]=&quot;false reach&quot;; [.G162]=&quot;false reach&quot;; [.H162]=&quot;false reach&quot;; [.I162]=&quot;false reach&quot;; [.J162]=&quot;false reach&quot;); &quot;false&quot;; &quot;unknown&quot;))" office:value-type="string" office:string-value="true">
            <text:p>true</text:p>
          </table:table-cell>
          <table:table-cell table:style-name="ce3" table:formula="of:=IF(OR([.F162]=&quot;true&quot;; [.G162]=&quot;true&quot;); &quot;true&quot;; IF(OR([.F162]=&quot;false reach&quot;; [.G162]=&quot;false reach&quot;); &quot;false&quot;; &quot;unknown&quot;))" office:value-type="string" office:string-value="true">
            <text:p>true</text:p>
          </table:table-cell>
          <table:table-cell table:style-name="ce3" table:formula="of:=IF(OR([.H162]=&quot;true&quot;; [.I162]=&quot;true&quot;); &quot;true&quot;; IF(OR([.H162]=&quot;false reach&quot;; [.I1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60.c.i </text:p>
          </table:table-cell>
          <table:table-cell table:formula="of:=IF(OR([.E163]=&quot;true&quot;; [.F163]=&quot;true&quot;; [.G163]=&quot;true&quot;; [.H163]=&quot;true&quot;; [.I163]=&quot;true&quot;; [.J163]=&quot;true&quot;); &quot;true&quot;; IF(OR([.E163]=&quot;false reach&quot;; [.F163]=&quot;false reach&quot;; [.G163]=&quot;false reach&quot;; [.H163]=&quot;false reach&quot;; [.I163]=&quot;false reach&quot;; [.J163]=&quot;false reach&quot;); &quot;false&quot;; &quot;unknown&quot;))" office:value-type="string" office:string-value="true">
            <text:p>true</text:p>
          </table:table-cell>
          <table:table-cell table:style-name="ce3" table:formula="of:=IF(OR([.F163]=&quot;true&quot;; [.G163]=&quot;true&quot;); &quot;true&quot;; IF(OR([.F163]=&quot;false reach&quot;; [.G163]=&quot;false reach&quot;); &quot;false&quot;; &quot;unknown&quot;))" office:value-type="string" office:string-value="true">
            <text:p>true</text:p>
          </table:table-cell>
          <table:table-cell table:style-name="ce3" table:formula="of:=IF(OR([.H163]=&quot;true&quot;; [.I163]=&quot;true&quot;); &quot;true&quot;; IF(OR([.H163]=&quot;false reach&quot;; [.I1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61.c.i </text:p>
          </table:table-cell>
          <table:table-cell table:formula="of:=IF(OR([.E164]=&quot;true&quot;; [.F164]=&quot;true&quot;; [.G164]=&quot;true&quot;; [.H164]=&quot;true&quot;; [.I164]=&quot;true&quot;; [.J164]=&quot;true&quot;); &quot;true&quot;; IF(OR([.E164]=&quot;false reach&quot;; [.F164]=&quot;false reach&quot;; [.G164]=&quot;false reach&quot;; [.H164]=&quot;false reach&quot;; [.I164]=&quot;false reach&quot;; [.J164]=&quot;false reach&quot;); &quot;false&quot;; &quot;unknown&quot;))" office:value-type="string" office:string-value="false">
            <text:p>false</text:p>
          </table:table-cell>
          <table:table-cell table:style-name="ce3" table:formula="of:=IF(OR([.F164]=&quot;true&quot;; [.G164]=&quot;true&quot;); &quot;true&quot;; IF(OR([.F164]=&quot;false reach&quot;; [.G164]=&quot;false reach&quot;); &quot;false&quot;; &quot;unknown&quot;))" office:value-type="string" office:string-value="false">
            <text:p>false</text:p>
          </table:table-cell>
          <table:table-cell table:style-name="ce3" table:formula="of:=IF(OR([.H164]=&quot;true&quot;; [.I164]=&quot;true&quot;); &quot;true&quot;; IF(OR([.H164]=&quot;false reach&quot;; [.I16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62.c.i </text:p>
          </table:table-cell>
          <table:table-cell table:formula="of:=IF(OR([.E165]=&quot;true&quot;; [.F165]=&quot;true&quot;; [.G165]=&quot;true&quot;; [.H165]=&quot;true&quot;; [.I165]=&quot;true&quot;; [.J165]=&quot;true&quot;); &quot;true&quot;; IF(OR([.E165]=&quot;false reach&quot;; [.F165]=&quot;false reach&quot;; [.G165]=&quot;false reach&quot;; [.H165]=&quot;false reach&quot;; [.I165]=&quot;false reach&quot;; [.J165]=&quot;false reach&quot;); &quot;false&quot;; &quot;unknown&quot;))" office:value-type="string" office:string-value="true">
            <text:p>true</text:p>
          </table:table-cell>
          <table:table-cell table:style-name="ce3" table:formula="of:=IF(OR([.F165]=&quot;true&quot;; [.G165]=&quot;true&quot;); &quot;true&quot;; IF(OR([.F165]=&quot;false reach&quot;; [.G165]=&quot;false reach&quot;); &quot;false&quot;; &quot;unknown&quot;))" office:value-type="string" office:string-value="true">
            <text:p>true</text:p>
          </table:table-cell>
          <table:table-cell table:style-name="ce3" table:formula="of:=IF(OR([.H165]=&quot;true&quot;; [.I165]=&quot;true&quot;); &quot;true&quot;; IF(OR([.H165]=&quot;false reach&quot;; [.I1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63.c.i </text:p>
          </table:table-cell>
          <table:table-cell table:formula="of:=IF(OR([.E166]=&quot;true&quot;; [.F166]=&quot;true&quot;; [.G166]=&quot;true&quot;; [.H166]=&quot;true&quot;; [.I166]=&quot;true&quot;; [.J166]=&quot;true&quot;); &quot;true&quot;; IF(OR([.E166]=&quot;false reach&quot;; [.F166]=&quot;false reach&quot;; [.G166]=&quot;false reach&quot;; [.H166]=&quot;false reach&quot;; [.I166]=&quot;false reach&quot;; [.J166]=&quot;false reach&quot;); &quot;false&quot;; &quot;unknown&quot;))" office:value-type="string" office:string-value="false">
            <text:p>false</text:p>
          </table:table-cell>
          <table:table-cell table:style-name="ce3" table:formula="of:=IF(OR([.F166]=&quot;true&quot;; [.G166]=&quot;true&quot;); &quot;true&quot;; IF(OR([.F166]=&quot;false reach&quot;; [.G166]=&quot;false reach&quot;); &quot;false&quot;; &quot;unknown&quot;))" office:value-type="string" office:string-value="false">
            <text:p>false</text:p>
          </table:table-cell>
          <table:table-cell table:style-name="ce3" table:formula="of:=IF(OR([.H166]=&quot;true&quot;; [.I166]=&quot;true&quot;); &quot;true&quot;; IF(OR([.H166]=&quot;false reach&quot;; [.I166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64.c.i </text:p>
          </table:table-cell>
          <table:table-cell table:formula="of:=IF(OR([.E167]=&quot;true&quot;; [.F167]=&quot;true&quot;; [.G167]=&quot;true&quot;; [.H167]=&quot;true&quot;; [.I167]=&quot;true&quot;; [.J167]=&quot;true&quot;); &quot;true&quot;; IF(OR([.E167]=&quot;false reach&quot;; [.F167]=&quot;false reach&quot;; [.G167]=&quot;false reach&quot;; [.H167]=&quot;false reach&quot;; [.I167]=&quot;false reach&quot;; [.J167]=&quot;false reach&quot;); &quot;false&quot;; &quot;unknown&quot;))" office:value-type="string" office:string-value="true">
            <text:p>true</text:p>
          </table:table-cell>
          <table:table-cell table:style-name="ce3" table:formula="of:=IF(OR([.F167]=&quot;true&quot;; [.G167]=&quot;true&quot;); &quot;true&quot;; IF(OR([.F167]=&quot;false reach&quot;; [.G167]=&quot;false reach&quot;); &quot;false&quot;; &quot;unknown&quot;))" office:value-type="string" office:string-value="true">
            <text:p>true</text:p>
          </table:table-cell>
          <table:table-cell table:style-name="ce3" table:formula="of:=IF(OR([.H167]=&quot;true&quot;; [.I167]=&quot;true&quot;); &quot;true&quot;; IF(OR([.H167]=&quot;false reach&quot;; [.I1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65.c.i </text:p>
          </table:table-cell>
          <table:table-cell table:formula="of:=IF(OR([.E168]=&quot;true&quot;; [.F168]=&quot;true&quot;; [.G168]=&quot;true&quot;; [.H168]=&quot;true&quot;; [.I168]=&quot;true&quot;; [.J168]=&quot;true&quot;); &quot;true&quot;; IF(OR([.E168]=&quot;false reach&quot;; [.F168]=&quot;false reach&quot;; [.G168]=&quot;false reach&quot;; [.H168]=&quot;false reach&quot;; [.I168]=&quot;false reach&quot;; [.J168]=&quot;false reach&quot;); &quot;false&quot;; &quot;unknown&quot;))" office:value-type="string" office:string-value="true">
            <text:p>true</text:p>
          </table:table-cell>
          <table:table-cell table:style-name="ce3" table:formula="of:=IF(OR([.F168]=&quot;true&quot;; [.G168]=&quot;true&quot;); &quot;true&quot;; IF(OR([.F168]=&quot;false reach&quot;; [.G168]=&quot;false reach&quot;); &quot;false&quot;; &quot;unknown&quot;))" office:value-type="string" office:string-value="true">
            <text:p>true</text:p>
          </table:table-cell>
          <table:table-cell table:style-name="ce3" table:formula="of:=IF(OR([.H168]=&quot;true&quot;; [.I168]=&quot;true&quot;); &quot;true&quot;; IF(OR([.H168]=&quot;false reach&quot;; [.I1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66.c.i </text:p>
          </table:table-cell>
          <table:table-cell table:formula="of:=IF(OR([.E169]=&quot;true&quot;; [.F169]=&quot;true&quot;; [.G169]=&quot;true&quot;; [.H169]=&quot;true&quot;; [.I169]=&quot;true&quot;; [.J169]=&quot;true&quot;); &quot;true&quot;; IF(OR([.E169]=&quot;false reach&quot;; [.F169]=&quot;false reach&quot;; [.G169]=&quot;false reach&quot;; [.H169]=&quot;false reach&quot;; [.I169]=&quot;false reach&quot;; [.J169]=&quot;false reach&quot;); &quot;false&quot;; &quot;unknown&quot;))" office:value-type="string" office:string-value="unknown">
            <text:p>unknown</text:p>
          </table:table-cell>
          <table:table-cell table:style-name="ce3" table:formula="of:=IF(OR([.F169]=&quot;true&quot;; [.G169]=&quot;true&quot;); &quot;true&quot;; IF(OR([.F169]=&quot;false reach&quot;; [.G169]=&quot;false reach&quot;); &quot;false&quot;; &quot;unknown&quot;))" office:value-type="string" office:string-value="unknown">
            <text:p>unknown</text:p>
          </table:table-cell>
          <table:table-cell table:style-name="ce3" table:formula="of:=IF(OR([.H169]=&quot;true&quot;; [.I169]=&quot;true&quot;); &quot;true&quot;; IF(OR([.H169]=&quot;false reach&quot;; [.I16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67.c.i </text:p>
          </table:table-cell>
          <table:table-cell table:formula="of:=IF(OR([.E170]=&quot;true&quot;; [.F170]=&quot;true&quot;; [.G170]=&quot;true&quot;; [.H170]=&quot;true&quot;; [.I170]=&quot;true&quot;; [.J170]=&quot;true&quot;); &quot;true&quot;; IF(OR([.E170]=&quot;false reach&quot;; [.F170]=&quot;false reach&quot;; [.G170]=&quot;false reach&quot;; [.H170]=&quot;false reach&quot;; [.I170]=&quot;false reach&quot;; [.J170]=&quot;false reach&quot;); &quot;false&quot;; &quot;unknown&quot;))" office:value-type="string" office:string-value="false">
            <text:p>false</text:p>
          </table:table-cell>
          <table:table-cell table:style-name="ce3" table:formula="of:=IF(OR([.F170]=&quot;true&quot;; [.G170]=&quot;true&quot;); &quot;true&quot;; IF(OR([.F170]=&quot;false reach&quot;; [.G170]=&quot;false reach&quot;); &quot;false&quot;; &quot;unknown&quot;))" office:value-type="string" office:string-value="false">
            <text:p>false</text:p>
          </table:table-cell>
          <table:table-cell table:style-name="ce3" table:formula="of:=IF(OR([.H170]=&quot;true&quot;; [.I170]=&quot;true&quot;); &quot;true&quot;; IF(OR([.H170]=&quot;false reach&quot;; [.I170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68.c.i </text:p>
          </table:table-cell>
          <table:table-cell table:formula="of:=IF(OR([.E171]=&quot;true&quot;; [.F171]=&quot;true&quot;; [.G171]=&quot;true&quot;; [.H171]=&quot;true&quot;; [.I171]=&quot;true&quot;; [.J171]=&quot;true&quot;); &quot;true&quot;; IF(OR([.E171]=&quot;false reach&quot;; [.F171]=&quot;false reach&quot;; [.G171]=&quot;false reach&quot;; [.H171]=&quot;false reach&quot;; [.I171]=&quot;false reach&quot;; [.J171]=&quot;false reach&quot;); &quot;false&quot;; &quot;unknown&quot;))" office:value-type="string" office:string-value="true">
            <text:p>true</text:p>
          </table:table-cell>
          <table:table-cell table:style-name="ce3" table:formula="of:=IF(OR([.F171]=&quot;true&quot;; [.G171]=&quot;true&quot;); &quot;true&quot;; IF(OR([.F171]=&quot;false reach&quot;; [.G171]=&quot;false reach&quot;); &quot;false&quot;; &quot;unknown&quot;))" office:value-type="string" office:string-value="true">
            <text:p>true</text:p>
          </table:table-cell>
          <table:table-cell table:style-name="ce3" table:formula="of:=IF(OR([.H171]=&quot;true&quot;; [.I171]=&quot;true&quot;); &quot;true&quot;; IF(OR([.H171]=&quot;false reach&quot;; [.I1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69.c.i </text:p>
          </table:table-cell>
          <table:table-cell table:formula="of:=IF(OR([.E172]=&quot;true&quot;; [.F172]=&quot;true&quot;; [.G172]=&quot;true&quot;; [.H172]=&quot;true&quot;; [.I172]=&quot;true&quot;; [.J172]=&quot;true&quot;); &quot;true&quot;; IF(OR([.E172]=&quot;false reach&quot;; [.F172]=&quot;false reach&quot;; [.G172]=&quot;false reach&quot;; [.H172]=&quot;false reach&quot;; [.I172]=&quot;false reach&quot;; [.J172]=&quot;false reach&quot;); &quot;false&quot;; &quot;unknown&quot;))" office:value-type="string" office:string-value="true">
            <text:p>true</text:p>
          </table:table-cell>
          <table:table-cell table:style-name="ce3" table:formula="of:=IF(OR([.F172]=&quot;true&quot;; [.G172]=&quot;true&quot;); &quot;true&quot;; IF(OR([.F172]=&quot;false reach&quot;; [.G172]=&quot;false reach&quot;); &quot;false&quot;; &quot;unknown&quot;))" office:value-type="string" office:string-value="true">
            <text:p>true</text:p>
          </table:table-cell>
          <table:table-cell table:style-name="ce3" table:formula="of:=IF(OR([.H172]=&quot;true&quot;; [.I172]=&quot;true&quot;); &quot;true&quot;; IF(OR([.H172]=&quot;false reach&quot;; [.I17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70.c.i </text:p>
          </table:table-cell>
          <table:table-cell table:formula="of:=IF(OR([.E173]=&quot;true&quot;; [.F173]=&quot;true&quot;; [.G173]=&quot;true&quot;; [.H173]=&quot;true&quot;; [.I173]=&quot;true&quot;; [.J173]=&quot;true&quot;); &quot;true&quot;; IF(OR([.E173]=&quot;false reach&quot;; [.F173]=&quot;false reach&quot;; [.G173]=&quot;false reach&quot;; [.H173]=&quot;false reach&quot;; [.I173]=&quot;false reach&quot;; [.J173]=&quot;false reach&quot;); &quot;false&quot;; &quot;unknown&quot;))" office:value-type="string" office:string-value="unknown">
            <text:p>unknown</text:p>
          </table:table-cell>
          <table:table-cell table:style-name="ce3" table:formula="of:=IF(OR([.F173]=&quot;true&quot;; [.G173]=&quot;true&quot;); &quot;true&quot;; IF(OR([.F173]=&quot;false reach&quot;; [.G173]=&quot;false reach&quot;); &quot;false&quot;; &quot;unknown&quot;))" office:value-type="string" office:string-value="unknown">
            <text:p>unknown</text:p>
          </table:table-cell>
          <table:table-cell table:style-name="ce3" table:formula="of:=IF(OR([.H173]=&quot;true&quot;; [.I173]=&quot;true&quot;); &quot;true&quot;; IF(OR([.H173]=&quot;false reach&quot;; [.I173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71.c.i </text:p>
          </table:table-cell>
          <table:table-cell table:formula="of:=IF(OR([.E174]=&quot;true&quot;; [.F174]=&quot;true&quot;; [.G174]=&quot;true&quot;; [.H174]=&quot;true&quot;; [.I174]=&quot;true&quot;; [.J174]=&quot;true&quot;); &quot;true&quot;; IF(OR([.E174]=&quot;false reach&quot;; [.F174]=&quot;false reach&quot;; [.G174]=&quot;false reach&quot;; [.H174]=&quot;false reach&quot;; [.I174]=&quot;false reach&quot;; [.J174]=&quot;false reach&quot;); &quot;false&quot;; &quot;unknown&quot;))" office:value-type="string" office:string-value="false">
            <text:p>false</text:p>
          </table:table-cell>
          <table:table-cell table:style-name="ce3" table:formula="of:=IF(OR([.F174]=&quot;true&quot;; [.G174]=&quot;true&quot;); &quot;true&quot;; IF(OR([.F174]=&quot;false reach&quot;; [.G174]=&quot;false reach&quot;); &quot;false&quot;; &quot;unknown&quot;))" office:value-type="string" office:string-value="false">
            <text:p>false</text:p>
          </table:table-cell>
          <table:table-cell table:style-name="ce3" table:formula="of:=IF(OR([.H174]=&quot;true&quot;; [.I174]=&quot;true&quot;); &quot;true&quot;; IF(OR([.H174]=&quot;false reach&quot;; [.I17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72.c.i </text:p>
          </table:table-cell>
          <table:table-cell table:formula="of:=IF(OR([.E175]=&quot;true&quot;; [.F175]=&quot;true&quot;; [.G175]=&quot;true&quot;; [.H175]=&quot;true&quot;; [.I175]=&quot;true&quot;; [.J175]=&quot;true&quot;); &quot;true&quot;; IF(OR([.E175]=&quot;false reach&quot;; [.F175]=&quot;false reach&quot;; [.G175]=&quot;false reach&quot;; [.H175]=&quot;false reach&quot;; [.I175]=&quot;false reach&quot;; [.J175]=&quot;false reach&quot;); &quot;false&quot;; &quot;unknown&quot;))" office:value-type="string" office:string-value="true">
            <text:p>true</text:p>
          </table:table-cell>
          <table:table-cell table:style-name="ce3" table:formula="of:=IF(OR([.F175]=&quot;true&quot;; [.G175]=&quot;true&quot;); &quot;true&quot;; IF(OR([.F175]=&quot;false reach&quot;; [.G175]=&quot;false reach&quot;); &quot;false&quot;; &quot;unknown&quot;))" office:value-type="string" office:string-value="true">
            <text:p>true</text:p>
          </table:table-cell>
          <table:table-cell table:style-name="ce3" table:formula="of:=IF(OR([.H175]=&quot;true&quot;; [.I175]=&quot;true&quot;); &quot;true&quot;; IF(OR([.H175]=&quot;false reach&quot;; [.I1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73.c.i </text:p>
          </table:table-cell>
          <table:table-cell table:formula="of:=IF(OR([.E176]=&quot;true&quot;; [.F176]=&quot;true&quot;; [.G176]=&quot;true&quot;; [.H176]=&quot;true&quot;; [.I176]=&quot;true&quot;; [.J176]=&quot;true&quot;); &quot;true&quot;; IF(OR([.E176]=&quot;false reach&quot;; [.F176]=&quot;false reach&quot;; [.G176]=&quot;false reach&quot;; [.H176]=&quot;false reach&quot;; [.I176]=&quot;false reach&quot;; [.J176]=&quot;false reach&quot;); &quot;false&quot;; &quot;unknown&quot;))" office:value-type="string" office:string-value="false">
            <text:p>false</text:p>
          </table:table-cell>
          <table:table-cell table:style-name="ce3" table:formula="of:=IF(OR([.F176]=&quot;true&quot;; [.G176]=&quot;true&quot;); &quot;true&quot;; IF(OR([.F176]=&quot;false reach&quot;; [.G176]=&quot;false reach&quot;); &quot;false&quot;; &quot;unknown&quot;))" office:value-type="string" office:string-value="false">
            <text:p>false</text:p>
          </table:table-cell>
          <table:table-cell table:style-name="ce3" table:formula="of:=IF(OR([.H176]=&quot;true&quot;; [.I176]=&quot;true&quot;); &quot;true&quot;; IF(OR([.H176]=&quot;false reach&quot;; [.I176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74.c.i </text:p>
          </table:table-cell>
          <table:table-cell table:formula="of:=IF(OR([.E177]=&quot;true&quot;; [.F177]=&quot;true&quot;; [.G177]=&quot;true&quot;; [.H177]=&quot;true&quot;; [.I177]=&quot;true&quot;; [.J177]=&quot;true&quot;); &quot;true&quot;; IF(OR([.E177]=&quot;false reach&quot;; [.F177]=&quot;false reach&quot;; [.G177]=&quot;false reach&quot;; [.H177]=&quot;false reach&quot;; [.I177]=&quot;false reach&quot;; [.J177]=&quot;false reach&quot;); &quot;false&quot;; &quot;unknown&quot;))" office:value-type="string" office:string-value="true">
            <text:p>true</text:p>
          </table:table-cell>
          <table:table-cell table:style-name="ce3" table:formula="of:=IF(OR([.F177]=&quot;true&quot;; [.G177]=&quot;true&quot;); &quot;true&quot;; IF(OR([.F177]=&quot;false reach&quot;; [.G177]=&quot;false reach&quot;); &quot;false&quot;; &quot;unknown&quot;))" office:value-type="string" office:string-value="true">
            <text:p>true</text:p>
          </table:table-cell>
          <table:table-cell table:style-name="ce3" table:formula="of:=IF(OR([.H177]=&quot;true&quot;; [.I177]=&quot;true&quot;); &quot;true&quot;; IF(OR([.H177]=&quot;false reach&quot;; [.I1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75.c.i </text:p>
          </table:table-cell>
          <table:table-cell table:formula="of:=IF(OR([.E178]=&quot;true&quot;; [.F178]=&quot;true&quot;; [.G178]=&quot;true&quot;; [.H178]=&quot;true&quot;; [.I178]=&quot;true&quot;; [.J178]=&quot;true&quot;); &quot;true&quot;; IF(OR([.E178]=&quot;false reach&quot;; [.F178]=&quot;false reach&quot;; [.G178]=&quot;false reach&quot;; [.H178]=&quot;false reach&quot;; [.I178]=&quot;false reach&quot;; [.J178]=&quot;false reach&quot;); &quot;false&quot;; &quot;unknown&quot;))" office:value-type="string" office:string-value="false">
            <text:p>false</text:p>
          </table:table-cell>
          <table:table-cell table:style-name="ce3" table:formula="of:=IF(OR([.F178]=&quot;true&quot;; [.G178]=&quot;true&quot;); &quot;true&quot;; IF(OR([.F178]=&quot;false reach&quot;; [.G178]=&quot;false reach&quot;); &quot;false&quot;; &quot;unknown&quot;))" office:value-type="string" office:string-value="false">
            <text:p>false</text:p>
          </table:table-cell>
          <table:table-cell table:style-name="ce3" table:formula="of:=IF(OR([.H178]=&quot;true&quot;; [.I178]=&quot;true&quot;); &quot;true&quot;; IF(OR([.H178]=&quot;false reach&quot;; [.I178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76.c.i </text:p>
          </table:table-cell>
          <table:table-cell table:formula="of:=IF(OR([.E179]=&quot;true&quot;; [.F179]=&quot;true&quot;; [.G179]=&quot;true&quot;; [.H179]=&quot;true&quot;; [.I179]=&quot;true&quot;; [.J179]=&quot;true&quot;); &quot;true&quot;; IF(OR([.E179]=&quot;false reach&quot;; [.F179]=&quot;false reach&quot;; [.G179]=&quot;false reach&quot;; [.H179]=&quot;false reach&quot;; [.I179]=&quot;false reach&quot;; [.J179]=&quot;false reach&quot;); &quot;false&quot;; &quot;unknown&quot;))" office:value-type="string" office:string-value="true">
            <text:p>true</text:p>
          </table:table-cell>
          <table:table-cell table:style-name="ce3" table:formula="of:=IF(OR([.F179]=&quot;true&quot;; [.G179]=&quot;true&quot;); &quot;true&quot;; IF(OR([.F179]=&quot;false reach&quot;; [.G179]=&quot;false reach&quot;); &quot;false&quot;; &quot;unknown&quot;))" office:value-type="string" office:string-value="true">
            <text:p>true</text:p>
          </table:table-cell>
          <table:table-cell table:style-name="ce3" table:formula="of:=IF(OR([.H179]=&quot;true&quot;; [.I179]=&quot;true&quot;); &quot;true&quot;; IF(OR([.H179]=&quot;false reach&quot;; [.I1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77.c.i </text:p>
          </table:table-cell>
          <table:table-cell table:formula="of:=IF(OR([.E180]=&quot;true&quot;; [.F180]=&quot;true&quot;; [.G180]=&quot;true&quot;; [.H180]=&quot;true&quot;; [.I180]=&quot;true&quot;; [.J180]=&quot;true&quot;); &quot;true&quot;; IF(OR([.E180]=&quot;false reach&quot;; [.F180]=&quot;false reach&quot;; [.G180]=&quot;false reach&quot;; [.H180]=&quot;false reach&quot;; [.I180]=&quot;false reach&quot;; [.J180]=&quot;false reach&quot;); &quot;false&quot;; &quot;unknown&quot;))" office:value-type="string" office:string-value="false">
            <text:p>false</text:p>
          </table:table-cell>
          <table:table-cell table:style-name="ce3" table:formula="of:=IF(OR([.F180]=&quot;true&quot;; [.G180]=&quot;true&quot;); &quot;true&quot;; IF(OR([.F180]=&quot;false reach&quot;; [.G180]=&quot;false reach&quot;); &quot;false&quot;; &quot;unknown&quot;))" office:value-type="string" office:string-value="false">
            <text:p>false</text:p>
          </table:table-cell>
          <table:table-cell table:style-name="ce3" table:formula="of:=IF(OR([.H180]=&quot;true&quot;; [.I180]=&quot;true&quot;); &quot;true&quot;; IF(OR([.H180]=&quot;false reach&quot;; [.I180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78.c.i </text:p>
          </table:table-cell>
          <table:table-cell table:formula="of:=IF(OR([.E181]=&quot;true&quot;; [.F181]=&quot;true&quot;; [.G181]=&quot;true&quot;; [.H181]=&quot;true&quot;; [.I181]=&quot;true&quot;; [.J181]=&quot;true&quot;); &quot;true&quot;; IF(OR([.E181]=&quot;false reach&quot;; [.F181]=&quot;false reach&quot;; [.G181]=&quot;false reach&quot;; [.H181]=&quot;false reach&quot;; [.I181]=&quot;false reach&quot;; [.J181]=&quot;false reach&quot;); &quot;false&quot;; &quot;unknown&quot;))" office:value-type="string" office:string-value="true">
            <text:p>true</text:p>
          </table:table-cell>
          <table:table-cell table:style-name="ce3" table:formula="of:=IF(OR([.F181]=&quot;true&quot;; [.G181]=&quot;true&quot;); &quot;true&quot;; IF(OR([.F181]=&quot;false reach&quot;; [.G181]=&quot;false reach&quot;); &quot;false&quot;; &quot;unknown&quot;))" office:value-type="string" office:string-value="true">
            <text:p>true</text:p>
          </table:table-cell>
          <table:table-cell table:style-name="ce3" table:formula="of:=IF(OR([.H181]=&quot;true&quot;; [.I181]=&quot;true&quot;); &quot;true&quot;; IF(OR([.H181]=&quot;false reach&quot;; [.I1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79.c.i </text:p>
          </table:table-cell>
          <table:table-cell table:formula="of:=IF(OR([.E182]=&quot;true&quot;; [.F182]=&quot;true&quot;; [.G182]=&quot;true&quot;; [.H182]=&quot;true&quot;; [.I182]=&quot;true&quot;; [.J182]=&quot;true&quot;); &quot;true&quot;; IF(OR([.E182]=&quot;false reach&quot;; [.F182]=&quot;false reach&quot;; [.G182]=&quot;false reach&quot;; [.H182]=&quot;false reach&quot;; [.I182]=&quot;false reach&quot;; [.J182]=&quot;false reach&quot;); &quot;false&quot;; &quot;unknown&quot;))" office:value-type="string" office:string-value="false">
            <text:p>false</text:p>
          </table:table-cell>
          <table:table-cell table:style-name="ce3" table:formula="of:=IF(OR([.F182]=&quot;true&quot;; [.G182]=&quot;true&quot;); &quot;true&quot;; IF(OR([.F182]=&quot;false reach&quot;; [.G182]=&quot;false reach&quot;); &quot;false&quot;; &quot;unknown&quot;))" office:value-type="string" office:string-value="false">
            <text:p>false</text:p>
          </table:table-cell>
          <table:table-cell table:style-name="ce3" table:formula="of:=IF(OR([.H182]=&quot;true&quot;; [.I182]=&quot;true&quot;); &quot;true&quot;; IF(OR([.H182]=&quot;false reach&quot;; [.I182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80.c.i </text:p>
          </table:table-cell>
          <table:table-cell table:formula="of:=IF(OR([.E183]=&quot;true&quot;; [.F183]=&quot;true&quot;; [.G183]=&quot;true&quot;; [.H183]=&quot;true&quot;; [.I183]=&quot;true&quot;; [.J183]=&quot;true&quot;); &quot;true&quot;; IF(OR([.E183]=&quot;false reach&quot;; [.F183]=&quot;false reach&quot;; [.G183]=&quot;false reach&quot;; [.H183]=&quot;false reach&quot;; [.I183]=&quot;false reach&quot;; [.J183]=&quot;false reach&quot;); &quot;false&quot;; &quot;unknown&quot;))" office:value-type="string" office:string-value="true">
            <text:p>true</text:p>
          </table:table-cell>
          <table:table-cell table:style-name="ce3" table:formula="of:=IF(OR([.F183]=&quot;true&quot;; [.G183]=&quot;true&quot;); &quot;true&quot;; IF(OR([.F183]=&quot;false reach&quot;; [.G183]=&quot;false reach&quot;); &quot;false&quot;; &quot;unknown&quot;))" office:value-type="string" office:string-value="true">
            <text:p>true</text:p>
          </table:table-cell>
          <table:table-cell table:style-name="ce3" table:formula="of:=IF(OR([.H183]=&quot;true&quot;; [.I183]=&quot;true&quot;); &quot;true&quot;; IF(OR([.H183]=&quot;false reach&quot;; [.I1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81.c.i </text:p>
          </table:table-cell>
          <table:table-cell table:formula="of:=IF(OR([.E184]=&quot;true&quot;; [.F184]=&quot;true&quot;; [.G184]=&quot;true&quot;; [.H184]=&quot;true&quot;; [.I184]=&quot;true&quot;; [.J184]=&quot;true&quot;); &quot;true&quot;; IF(OR([.E184]=&quot;false reach&quot;; [.F184]=&quot;false reach&quot;; [.G184]=&quot;false reach&quot;; [.H184]=&quot;false reach&quot;; [.I184]=&quot;false reach&quot;; [.J184]=&quot;false reach&quot;); &quot;false&quot;; &quot;unknown&quot;))" office:value-type="string" office:string-value="true">
            <text:p>true</text:p>
          </table:table-cell>
          <table:table-cell table:style-name="ce3" table:formula="of:=IF(OR([.F184]=&quot;true&quot;; [.G184]=&quot;true&quot;); &quot;true&quot;; IF(OR([.F184]=&quot;false reach&quot;; [.G184]=&quot;false reach&quot;); &quot;false&quot;; &quot;unknown&quot;))" office:value-type="string" office:string-value="true">
            <text:p>true</text:p>
          </table:table-cell>
          <table:table-cell table:style-name="ce3" table:formula="of:=IF(OR([.H184]=&quot;true&quot;; [.I184]=&quot;true&quot;); &quot;true&quot;; IF(OR([.H184]=&quot;false reach&quot;; [.I1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82.c.i </text:p>
          </table:table-cell>
          <table:table-cell table:formula="of:=IF(OR([.E185]=&quot;true&quot;; [.F185]=&quot;true&quot;; [.G185]=&quot;true&quot;; [.H185]=&quot;true&quot;; [.I185]=&quot;true&quot;; [.J185]=&quot;true&quot;); &quot;true&quot;; IF(OR([.E185]=&quot;false reach&quot;; [.F185]=&quot;false reach&quot;; [.G185]=&quot;false reach&quot;; [.H185]=&quot;false reach&quot;; [.I185]=&quot;false reach&quot;; [.J185]=&quot;false reach&quot;); &quot;false&quot;; &quot;unknown&quot;))" office:value-type="string" office:string-value="true">
            <text:p>true</text:p>
          </table:table-cell>
          <table:table-cell table:style-name="ce3" table:formula="of:=IF(OR([.F185]=&quot;true&quot;; [.G185]=&quot;true&quot;); &quot;true&quot;; IF(OR([.F185]=&quot;false reach&quot;; [.G185]=&quot;false reach&quot;); &quot;false&quot;; &quot;unknown&quot;))" office:value-type="string" office:string-value="unknown">
            <text:p>unknown</text:p>
          </table:table-cell>
          <table:table-cell table:style-name="ce3" table:formula="of:=IF(OR([.H185]=&quot;true&quot;; [.I185]=&quot;true&quot;); &quot;true&quot;; IF(OR([.H185]=&quot;false reach&quot;; [.I18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4" office:value-type="string">
            <text:p>true</text:p>
          </table:table-cell>
        </table:table-row>
        <table:table-row table:style-name="ro3">
          <table:table-cell office:value-type="string">
            <text:p>Problem02_83.c.i </text:p>
          </table:table-cell>
          <table:table-cell table:formula="of:=IF(OR([.E186]=&quot;true&quot;; [.F186]=&quot;true&quot;; [.G186]=&quot;true&quot;; [.H186]=&quot;true&quot;; [.I186]=&quot;true&quot;; [.J186]=&quot;true&quot;); &quot;true&quot;; IF(OR([.E186]=&quot;false reach&quot;; [.F186]=&quot;false reach&quot;; [.G186]=&quot;false reach&quot;; [.H186]=&quot;false reach&quot;; [.I186]=&quot;false reach&quot;; [.J186]=&quot;false reach&quot;); &quot;false&quot;; &quot;unknown&quot;))" office:value-type="string" office:string-value="true">
            <text:p>true</text:p>
          </table:table-cell>
          <table:table-cell table:style-name="ce3" table:formula="of:=IF(OR([.F186]=&quot;true&quot;; [.G186]=&quot;true&quot;); &quot;true&quot;; IF(OR([.F186]=&quot;false reach&quot;; [.G186]=&quot;false reach&quot;); &quot;false&quot;; &quot;unknown&quot;))" office:value-type="string" office:string-value="unknown">
            <text:p>unknown</text:p>
          </table:table-cell>
          <table:table-cell table:style-name="ce3" table:formula="of:=IF(OR([.H186]=&quot;true&quot;; [.I186]=&quot;true&quot;); &quot;true&quot;; IF(OR([.H186]=&quot;false reach&quot;; [.I18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 table:style-name="ce4" office:value-type="string">
            <text:p>true</text:p>
          </table:table-cell>
        </table:table-row>
        <table:table-row table:style-name="ro3">
          <table:table-cell office:value-type="string">
            <text:p>Problem02_84.c.i </text:p>
          </table:table-cell>
          <table:table-cell table:formula="of:=IF(OR([.E187]=&quot;true&quot;; [.F187]=&quot;true&quot;; [.G187]=&quot;true&quot;; [.H187]=&quot;true&quot;; [.I187]=&quot;true&quot;; [.J187]=&quot;true&quot;); &quot;true&quot;; IF(OR([.E187]=&quot;false reach&quot;; [.F187]=&quot;false reach&quot;; [.G187]=&quot;false reach&quot;; [.H187]=&quot;false reach&quot;; [.I187]=&quot;false reach&quot;; [.J187]=&quot;false reach&quot;); &quot;false&quot;; &quot;unknown&quot;))" office:value-type="string" office:string-value="unknown">
            <text:p>unknown</text:p>
          </table:table-cell>
          <table:table-cell table:style-name="ce3" table:formula="of:=IF(OR([.F187]=&quot;true&quot;; [.G187]=&quot;true&quot;); &quot;true&quot;; IF(OR([.F187]=&quot;false reach&quot;; [.G187]=&quot;false reach&quot;); &quot;false&quot;; &quot;unknown&quot;))" office:value-type="string" office:string-value="unknown">
            <text:p>unknown</text:p>
          </table:table-cell>
          <table:table-cell table:style-name="ce3" table:formula="of:=IF(OR([.H187]=&quot;true&quot;; [.I187]=&quot;true&quot;); &quot;true&quot;; IF(OR([.H187]=&quot;false reach&quot;; [.I18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85.c.i </text:p>
          </table:table-cell>
          <table:table-cell table:formula="of:=IF(OR([.E188]=&quot;true&quot;; [.F188]=&quot;true&quot;; [.G188]=&quot;true&quot;; [.H188]=&quot;true&quot;; [.I188]=&quot;true&quot;; [.J188]=&quot;true&quot;); &quot;true&quot;; IF(OR([.E188]=&quot;false reach&quot;; [.F188]=&quot;false reach&quot;; [.G188]=&quot;false reach&quot;; [.H188]=&quot;false reach&quot;; [.I188]=&quot;false reach&quot;; [.J188]=&quot;false reach&quot;); &quot;false&quot;; &quot;unknown&quot;))" office:value-type="string" office:string-value="false">
            <text:p>false</text:p>
          </table:table-cell>
          <table:table-cell table:style-name="ce3" table:formula="of:=IF(OR([.F188]=&quot;true&quot;; [.G188]=&quot;true&quot;); &quot;true&quot;; IF(OR([.F188]=&quot;false reach&quot;; [.G188]=&quot;false reach&quot;); &quot;false&quot;; &quot;unknown&quot;))" office:value-type="string" office:string-value="false">
            <text:p>false</text:p>
          </table:table-cell>
          <table:table-cell table:style-name="ce3" table:formula="of:=IF(OR([.H188]=&quot;true&quot;; [.I188]=&quot;true&quot;); &quot;true&quot;; IF(OR([.H188]=&quot;false reach&quot;; [.I188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86.c.i </text:p>
          </table:table-cell>
          <table:table-cell table:formula="of:=IF(OR([.E189]=&quot;true&quot;; [.F189]=&quot;true&quot;; [.G189]=&quot;true&quot;; [.H189]=&quot;true&quot;; [.I189]=&quot;true&quot;; [.J189]=&quot;true&quot;); &quot;true&quot;; IF(OR([.E189]=&quot;false reach&quot;; [.F189]=&quot;false reach&quot;; [.G189]=&quot;false reach&quot;; [.H189]=&quot;false reach&quot;; [.I189]=&quot;false reach&quot;; [.J189]=&quot;false reach&quot;); &quot;false&quot;; &quot;unknown&quot;))" office:value-type="string" office:string-value="true">
            <text:p>true</text:p>
          </table:table-cell>
          <table:table-cell table:style-name="ce3" table:formula="of:=IF(OR([.F189]=&quot;true&quot;; [.G189]=&quot;true&quot;); &quot;true&quot;; IF(OR([.F189]=&quot;false reach&quot;; [.G189]=&quot;false reach&quot;); &quot;false&quot;; &quot;unknown&quot;))" office:value-type="string" office:string-value="true">
            <text:p>true</text:p>
          </table:table-cell>
          <table:table-cell table:style-name="ce3" table:formula="of:=IF(OR([.H189]=&quot;true&quot;; [.I189]=&quot;true&quot;); &quot;true&quot;; IF(OR([.H189]=&quot;false reach&quot;; [.I1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87.c.i </text:p>
          </table:table-cell>
          <table:table-cell table:formula="of:=IF(OR([.E190]=&quot;true&quot;; [.F190]=&quot;true&quot;; [.G190]=&quot;true&quot;; [.H190]=&quot;true&quot;; [.I190]=&quot;true&quot;; [.J190]=&quot;true&quot;); &quot;true&quot;; IF(OR([.E190]=&quot;false reach&quot;; [.F190]=&quot;false reach&quot;; [.G190]=&quot;false reach&quot;; [.H190]=&quot;false reach&quot;; [.I190]=&quot;false reach&quot;; [.J190]=&quot;false reach&quot;); &quot;false&quot;; &quot;unknown&quot;))" office:value-type="string" office:string-value="true">
            <text:p>true</text:p>
          </table:table-cell>
          <table:table-cell table:style-name="ce3" table:formula="of:=IF(OR([.F190]=&quot;true&quot;; [.G190]=&quot;true&quot;); &quot;true&quot;; IF(OR([.F190]=&quot;false reach&quot;; [.G190]=&quot;false reach&quot;); &quot;false&quot;; &quot;unknown&quot;))" office:value-type="string" office:string-value="true">
            <text:p>true</text:p>
          </table:table-cell>
          <table:table-cell table:style-name="ce3" table:formula="of:=IF(OR([.H190]=&quot;true&quot;; [.I190]=&quot;true&quot;); &quot;true&quot;; IF(OR([.H190]=&quot;false reach&quot;; [.I1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88.c.i </text:p>
          </table:table-cell>
          <table:table-cell table:formula="of:=IF(OR([.E191]=&quot;true&quot;; [.F191]=&quot;true&quot;; [.G191]=&quot;true&quot;; [.H191]=&quot;true&quot;; [.I191]=&quot;true&quot;; [.J191]=&quot;true&quot;); &quot;true&quot;; IF(OR([.E191]=&quot;false reach&quot;; [.F191]=&quot;false reach&quot;; [.G191]=&quot;false reach&quot;; [.H191]=&quot;false reach&quot;; [.I191]=&quot;false reach&quot;; [.J191]=&quot;false reach&quot;); &quot;false&quot;; &quot;unknown&quot;))" office:value-type="string" office:string-value="true">
            <text:p>true</text:p>
          </table:table-cell>
          <table:table-cell table:style-name="ce3" table:formula="of:=IF(OR([.F191]=&quot;true&quot;; [.G191]=&quot;true&quot;); &quot;true&quot;; IF(OR([.F191]=&quot;false reach&quot;; [.G191]=&quot;false reach&quot;); &quot;false&quot;; &quot;unknown&quot;))" office:value-type="string" office:string-value="true">
            <text:p>true</text:p>
          </table:table-cell>
          <table:table-cell table:style-name="ce3" table:formula="of:=IF(OR([.H191]=&quot;true&quot;; [.I191]=&quot;true&quot;); &quot;true&quot;; IF(OR([.H191]=&quot;false reach&quot;; [.I1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89.c.i </text:p>
          </table:table-cell>
          <table:table-cell table:formula="of:=IF(OR([.E192]=&quot;true&quot;; [.F192]=&quot;true&quot;; [.G192]=&quot;true&quot;; [.H192]=&quot;true&quot;; [.I192]=&quot;true&quot;; [.J192]=&quot;true&quot;); &quot;true&quot;; IF(OR([.E192]=&quot;false reach&quot;; [.F192]=&quot;false reach&quot;; [.G192]=&quot;false reach&quot;; [.H192]=&quot;false reach&quot;; [.I192]=&quot;false reach&quot;; [.J192]=&quot;false reach&quot;); &quot;false&quot;; &quot;unknown&quot;))" office:value-type="string" office:string-value="false">
            <text:p>false</text:p>
          </table:table-cell>
          <table:table-cell table:style-name="ce3" table:formula="of:=IF(OR([.F192]=&quot;true&quot;; [.G192]=&quot;true&quot;); &quot;true&quot;; IF(OR([.F192]=&quot;false reach&quot;; [.G192]=&quot;false reach&quot;); &quot;false&quot;; &quot;unknown&quot;))" office:value-type="string" office:string-value="false">
            <text:p>false</text:p>
          </table:table-cell>
          <table:table-cell table:style-name="ce3" table:formula="of:=IF(OR([.H192]=&quot;true&quot;; [.I192]=&quot;true&quot;); &quot;true&quot;; IF(OR([.H192]=&quot;false reach&quot;; [.I192]=&quot;false reach&quot;); &quot;false&quot;; &quot;unknown&quot;))" office:value-type="string" office:string-value="unknown">
            <text:p>unknown</text:p>
          </table:table-cell>
          <table:table-cell table:number-columns-repeated="2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90.c.i </text:p>
          </table:table-cell>
          <table:table-cell table:formula="of:=IF(OR([.E193]=&quot;true&quot;; [.F193]=&quot;true&quot;; [.G193]=&quot;true&quot;; [.H193]=&quot;true&quot;; [.I193]=&quot;true&quot;; [.J193]=&quot;true&quot;); &quot;true&quot;; IF(OR([.E193]=&quot;false reach&quot;; [.F193]=&quot;false reach&quot;; [.G193]=&quot;false reach&quot;; [.H193]=&quot;false reach&quot;; [.I193]=&quot;false reach&quot;; [.J193]=&quot;false reach&quot;); &quot;false&quot;; &quot;unknown&quot;))" office:value-type="string" office:string-value="true">
            <text:p>true</text:p>
          </table:table-cell>
          <table:table-cell table:style-name="ce3" table:formula="of:=IF(OR([.F193]=&quot;true&quot;; [.G193]=&quot;true&quot;); &quot;true&quot;; IF(OR([.F193]=&quot;false reach&quot;; [.G193]=&quot;false reach&quot;); &quot;false&quot;; &quot;unknown&quot;))" office:value-type="string" office:string-value="true">
            <text:p>true</text:p>
          </table:table-cell>
          <table:table-cell table:style-name="ce3" table:formula="of:=IF(OR([.H193]=&quot;true&quot;; [.I193]=&quot;true&quot;); &quot;true&quot;; IF(OR([.H193]=&quot;false reach&quot;; [.I1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91.c.i </text:p>
          </table:table-cell>
          <table:table-cell table:formula="of:=IF(OR([.E194]=&quot;true&quot;; [.F194]=&quot;true&quot;; [.G194]=&quot;true&quot;; [.H194]=&quot;true&quot;; [.I194]=&quot;true&quot;; [.J194]=&quot;true&quot;); &quot;true&quot;; IF(OR([.E194]=&quot;false reach&quot;; [.F194]=&quot;false reach&quot;; [.G194]=&quot;false reach&quot;; [.H194]=&quot;false reach&quot;; [.I194]=&quot;false reach&quot;; [.J194]=&quot;false reach&quot;); &quot;false&quot;; &quot;unknown&quot;))" office:value-type="string" office:string-value="true">
            <text:p>true</text:p>
          </table:table-cell>
          <table:table-cell table:style-name="ce3" table:formula="of:=IF(OR([.F194]=&quot;true&quot;; [.G194]=&quot;true&quot;); &quot;true&quot;; IF(OR([.F194]=&quot;false reach&quot;; [.G194]=&quot;false reach&quot;); &quot;false&quot;; &quot;unknown&quot;))" office:value-type="string" office:string-value="true">
            <text:p>true</text:p>
          </table:table-cell>
          <table:table-cell table:style-name="ce3" table:formula="of:=IF(OR([.H194]=&quot;true&quot;; [.I194]=&quot;true&quot;); &quot;true&quot;; IF(OR([.H194]=&quot;false reach&quot;; [.I1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2_92.c.i </text:p>
          </table:table-cell>
          <table:table-cell table:formula="of:=IF(OR([.E195]=&quot;true&quot;; [.F195]=&quot;true&quot;; [.G195]=&quot;true&quot;; [.H195]=&quot;true&quot;; [.I195]=&quot;true&quot;; [.J195]=&quot;true&quot;); &quot;true&quot;; IF(OR([.E195]=&quot;false reach&quot;; [.F195]=&quot;false reach&quot;; [.G195]=&quot;false reach&quot;; [.H195]=&quot;false reach&quot;; [.I195]=&quot;false reach&quot;; [.J195]=&quot;false reach&quot;); &quot;false&quot;; &quot;unknown&quot;))" office:value-type="string" office:string-value="unknown">
            <text:p>unknown</text:p>
          </table:table-cell>
          <table:table-cell table:style-name="ce3" table:formula="of:=IF(OR([.F195]=&quot;true&quot;; [.G195]=&quot;true&quot;); &quot;true&quot;; IF(OR([.F195]=&quot;false reach&quot;; [.G195]=&quot;false reach&quot;); &quot;false&quot;; &quot;unknown&quot;))" office:value-type="string" office:string-value="unknown">
            <text:p>unknown</text:p>
          </table:table-cell>
          <table:table-cell table:style-name="ce3" table:formula="of:=IF(OR([.H195]=&quot;true&quot;; [.I195]=&quot;true&quot;); &quot;true&quot;; IF(OR([.H195]=&quot;false reach&quot;; [.I195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93.c.i </text:p>
          </table:table-cell>
          <table:table-cell table:formula="of:=IF(OR([.E196]=&quot;true&quot;; [.F196]=&quot;true&quot;; [.G196]=&quot;true&quot;; [.H196]=&quot;true&quot;; [.I196]=&quot;true&quot;; [.J196]=&quot;true&quot;); &quot;true&quot;; IF(OR([.E196]=&quot;false reach&quot;; [.F196]=&quot;false reach&quot;; [.G196]=&quot;false reach&quot;; [.H196]=&quot;false reach&quot;; [.I196]=&quot;false reach&quot;; [.J196]=&quot;false reach&quot;); &quot;false&quot;; &quot;unknown&quot;))" office:value-type="string" office:string-value="true">
            <text:p>true</text:p>
          </table:table-cell>
          <table:table-cell table:style-name="ce3" table:formula="of:=IF(OR([.F196]=&quot;true&quot;; [.G196]=&quot;true&quot;); &quot;true&quot;; IF(OR([.F196]=&quot;false reach&quot;; [.G196]=&quot;false reach&quot;); &quot;false&quot;; &quot;unknown&quot;))" office:value-type="string" office:string-value="unknown">
            <text:p>unknown</text:p>
          </table:table-cell>
          <table:table-cell table:style-name="ce3" table:formula="of:=IF(OR([.H196]=&quot;true&quot;; [.I196]=&quot;true&quot;); &quot;true&quot;; IF(OR([.H196]=&quot;false reach&quot;; [.I1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94.c.i </text:p>
          </table:table-cell>
          <table:table-cell table:formula="of:=IF(OR([.E197]=&quot;true&quot;; [.F197]=&quot;true&quot;; [.G197]=&quot;true&quot;; [.H197]=&quot;true&quot;; [.I197]=&quot;true&quot;; [.J197]=&quot;true&quot;); &quot;true&quot;; IF(OR([.E197]=&quot;false reach&quot;; [.F197]=&quot;false reach&quot;; [.G197]=&quot;false reach&quot;; [.H197]=&quot;false reach&quot;; [.I197]=&quot;false reach&quot;; [.J197]=&quot;false reach&quot;); &quot;false&quot;; &quot;unknown&quot;))" office:value-type="string" office:string-value="unknown">
            <text:p>unknown</text:p>
          </table:table-cell>
          <table:table-cell table:style-name="ce3" table:formula="of:=IF(OR([.F197]=&quot;true&quot;; [.G197]=&quot;true&quot;); &quot;true&quot;; IF(OR([.F197]=&quot;false reach&quot;; [.G197]=&quot;false reach&quot;); &quot;false&quot;; &quot;unknown&quot;))" office:value-type="string" office:string-value="unknown">
            <text:p>unknown</text:p>
          </table:table-cell>
          <table:table-cell table:style-name="ce3" table:formula="of:=IF(OR([.H197]=&quot;true&quot;; [.I197]=&quot;true&quot;); &quot;true&quot;; IF(OR([.H197]=&quot;false reach&quot;; [.I197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95.c.i </text:p>
          </table:table-cell>
          <table:table-cell table:formula="of:=IF(OR([.E198]=&quot;true&quot;; [.F198]=&quot;true&quot;; [.G198]=&quot;true&quot;; [.H198]=&quot;true&quot;; [.I198]=&quot;true&quot;; [.J198]=&quot;true&quot;); &quot;true&quot;; IF(OR([.E198]=&quot;false reach&quot;; [.F198]=&quot;false reach&quot;; [.G198]=&quot;false reach&quot;; [.H198]=&quot;false reach&quot;; [.I198]=&quot;false reach&quot;; [.J198]=&quot;false reach&quot;); &quot;false&quot;; &quot;unknown&quot;))" office:value-type="string" office:string-value="true">
            <text:p>true</text:p>
          </table:table-cell>
          <table:table-cell table:style-name="ce3" table:formula="of:=IF(OR([.F198]=&quot;true&quot;; [.G198]=&quot;true&quot;); &quot;true&quot;; IF(OR([.F198]=&quot;false reach&quot;; [.G198]=&quot;false reach&quot;); &quot;false&quot;; &quot;unknown&quot;))" office:value-type="string" office:string-value="true">
            <text:p>true</text:p>
          </table:table-cell>
          <table:table-cell table:style-name="ce3" table:formula="of:=IF(OR([.H198]=&quot;true&quot;; [.I198]=&quot;true&quot;); &quot;true&quot;; IF(OR([.H198]=&quot;false reach&quot;; [.I1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96.c.i </text:p>
          </table:table-cell>
          <table:table-cell table:formula="of:=IF(OR([.E199]=&quot;true&quot;; [.F199]=&quot;true&quot;; [.G199]=&quot;true&quot;; [.H199]=&quot;true&quot;; [.I199]=&quot;true&quot;; [.J199]=&quot;true&quot;); &quot;true&quot;; IF(OR([.E199]=&quot;false reach&quot;; [.F199]=&quot;false reach&quot;; [.G199]=&quot;false reach&quot;; [.H199]=&quot;false reach&quot;; [.I199]=&quot;false reach&quot;; [.J199]=&quot;false reach&quot;); &quot;false&quot;; &quot;unknown&quot;))" office:value-type="string" office:string-value="unknown">
            <text:p>unknown</text:p>
          </table:table-cell>
          <table:table-cell table:style-name="ce3" table:formula="of:=IF(OR([.F199]=&quot;true&quot;; [.G199]=&quot;true&quot;); &quot;true&quot;; IF(OR([.F199]=&quot;false reach&quot;; [.G199]=&quot;false reach&quot;); &quot;false&quot;; &quot;unknown&quot;))" office:value-type="string" office:string-value="unknown">
            <text:p>unknown</text:p>
          </table:table-cell>
          <table:table-cell table:style-name="ce3" table:formula="of:=IF(OR([.H199]=&quot;true&quot;; [.I199]=&quot;true&quot;); &quot;true&quot;; IF(OR([.H199]=&quot;false reach&quot;; [.I1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97.c.i </text:p>
          </table:table-cell>
          <table:table-cell table:formula="of:=IF(OR([.E200]=&quot;true&quot;; [.F200]=&quot;true&quot;; [.G200]=&quot;true&quot;; [.H200]=&quot;true&quot;; [.I200]=&quot;true&quot;; [.J200]=&quot;true&quot;); &quot;true&quot;; IF(OR([.E200]=&quot;false reach&quot;; [.F200]=&quot;false reach&quot;; [.G200]=&quot;false reach&quot;; [.H200]=&quot;false reach&quot;; [.I200]=&quot;false reach&quot;; [.J200]=&quot;false reach&quot;); &quot;false&quot;; &quot;unknown&quot;))" office:value-type="string" office:string-value="true">
            <text:p>true</text:p>
          </table:table-cell>
          <table:table-cell table:style-name="ce3" table:formula="of:=IF(OR([.F200]=&quot;true&quot;; [.G200]=&quot;true&quot;); &quot;true&quot;; IF(OR([.F200]=&quot;false reach&quot;; [.G200]=&quot;false reach&quot;); &quot;false&quot;; &quot;unknown&quot;))" office:value-type="string" office:string-value="true">
            <text:p>true</text:p>
          </table:table-cell>
          <table:table-cell table:style-name="ce3" table:formula="of:=IF(OR([.H200]=&quot;true&quot;; [.I200]=&quot;true&quot;); &quot;true&quot;; IF(OR([.H200]=&quot;false reach&quot;; [.I2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2_98.c.i </text:p>
          </table:table-cell>
          <table:table-cell table:formula="of:=IF(OR([.E201]=&quot;true&quot;; [.F201]=&quot;true&quot;; [.G201]=&quot;true&quot;; [.H201]=&quot;true&quot;; [.I201]=&quot;true&quot;; [.J201]=&quot;true&quot;); &quot;true&quot;; IF(OR([.E201]=&quot;false reach&quot;; [.F201]=&quot;false reach&quot;; [.G201]=&quot;false reach&quot;; [.H201]=&quot;false reach&quot;; [.I201]=&quot;false reach&quot;; [.J201]=&quot;false reach&quot;); &quot;false&quot;; &quot;unknown&quot;))" office:value-type="string" office:string-value="false">
            <text:p>false</text:p>
          </table:table-cell>
          <table:table-cell table:style-name="ce3" table:formula="of:=IF(OR([.F201]=&quot;true&quot;; [.G201]=&quot;true&quot;); &quot;true&quot;; IF(OR([.F201]=&quot;false reach&quot;; [.G201]=&quot;false reach&quot;); &quot;false&quot;; &quot;unknown&quot;))" office:value-type="string" office:string-value="false">
            <text:p>false</text:p>
          </table:table-cell>
          <table:table-cell table:style-name="ce3" table:formula="of:=IF(OR([.H201]=&quot;true&quot;; [.I201]=&quot;true&quot;); &quot;true&quot;; IF(OR([.H201]=&quot;false reach&quot;; [.I201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2_99.c.i </text:p>
          </table:table-cell>
          <table:table-cell table:formula="of:=IF(OR([.E202]=&quot;true&quot;; [.F202]=&quot;true&quot;; [.G202]=&quot;true&quot;; [.H202]=&quot;true&quot;; [.I202]=&quot;true&quot;; [.J202]=&quot;true&quot;); &quot;true&quot;; IF(OR([.E202]=&quot;false reach&quot;; [.F202]=&quot;false reach&quot;; [.G202]=&quot;false reach&quot;; [.H202]=&quot;false reach&quot;; [.I202]=&quot;false reach&quot;; [.J202]=&quot;false reach&quot;); &quot;false&quot;; &quot;unknown&quot;))" office:value-type="string" office:string-value="true">
            <text:p>true</text:p>
          </table:table-cell>
          <table:table-cell table:style-name="ce3" table:formula="of:=IF(OR([.F202]=&quot;true&quot;; [.G202]=&quot;true&quot;); &quot;true&quot;; IF(OR([.F202]=&quot;false reach&quot;; [.G202]=&quot;false reach&quot;); &quot;false&quot;; &quot;unknown&quot;))" office:value-type="string" office:string-value="true">
            <text:p>true</text:p>
          </table:table-cell>
          <table:table-cell table:style-name="ce3" table:formula="of:=IF(OR([.H202]=&quot;true&quot;; [.I202]=&quot;true&quot;); &quot;true&quot;; IF(OR([.H202]=&quot;false reach&quot;; [.I2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0.c.i </text:p>
          </table:table-cell>
          <table:table-cell table:formula="of:=IF(OR([.E203]=&quot;true&quot;; [.F203]=&quot;true&quot;; [.G203]=&quot;true&quot;; [.H203]=&quot;true&quot;; [.I203]=&quot;true&quot;; [.J203]=&quot;true&quot;); &quot;true&quot;; IF(OR([.E203]=&quot;false reach&quot;; [.F203]=&quot;false reach&quot;; [.G203]=&quot;false reach&quot;; [.H203]=&quot;false reach&quot;; [.I203]=&quot;false reach&quot;; [.J203]=&quot;false reach&quot;); &quot;false&quot;; &quot;unknown&quot;))" office:value-type="string" office:string-value="true">
            <text:p>true</text:p>
          </table:table-cell>
          <table:table-cell table:style-name="ce3" table:formula="of:=IF(OR([.F203]=&quot;true&quot;; [.G203]=&quot;true&quot;); &quot;true&quot;; IF(OR([.F203]=&quot;false reach&quot;; [.G203]=&quot;false reach&quot;); &quot;false&quot;; &quot;unknown&quot;))" office:value-type="string" office:string-value="unknown">
            <text:p>unknown</text:p>
          </table:table-cell>
          <table:table-cell table:style-name="ce3" table:formula="of:=IF(OR([.H203]=&quot;true&quot;; [.I203]=&quot;true&quot;); &quot;true&quot;; IF(OR([.H203]=&quot;false reach&quot;; [.I2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1.c.i </text:p>
          </table:table-cell>
          <table:table-cell table:formula="of:=IF(OR([.E204]=&quot;true&quot;; [.F204]=&quot;true&quot;; [.G204]=&quot;true&quot;; [.H204]=&quot;true&quot;; [.I204]=&quot;true&quot;; [.J204]=&quot;true&quot;); &quot;true&quot;; IF(OR([.E204]=&quot;false reach&quot;; [.F204]=&quot;false reach&quot;; [.G204]=&quot;false reach&quot;; [.H204]=&quot;false reach&quot;; [.I204]=&quot;false reach&quot;; [.J204]=&quot;false reach&quot;); &quot;false&quot;; &quot;unknown&quot;))" office:value-type="string" office:string-value="true">
            <text:p>true</text:p>
          </table:table-cell>
          <table:table-cell table:style-name="ce3" table:formula="of:=IF(OR([.F204]=&quot;true&quot;; [.G204]=&quot;true&quot;); &quot;true&quot;; IF(OR([.F204]=&quot;false reach&quot;; [.G204]=&quot;false reach&quot;); &quot;false&quot;; &quot;unknown&quot;))" office:value-type="string" office:string-value="unknown">
            <text:p>unknown</text:p>
          </table:table-cell>
          <table:table-cell table:style-name="ce3" table:formula="of:=IF(OR([.H204]=&quot;true&quot;; [.I204]=&quot;true&quot;); &quot;true&quot;; IF(OR([.H204]=&quot;false reach&quot;; [.I2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2.c.i </text:p>
          </table:table-cell>
          <table:table-cell table:formula="of:=IF(OR([.E205]=&quot;true&quot;; [.F205]=&quot;true&quot;; [.G205]=&quot;true&quot;; [.H205]=&quot;true&quot;; [.I205]=&quot;true&quot;; [.J205]=&quot;true&quot;); &quot;true&quot;; IF(OR([.E205]=&quot;false reach&quot;; [.F205]=&quot;false reach&quot;; [.G205]=&quot;false reach&quot;; [.H205]=&quot;false reach&quot;; [.I205]=&quot;false reach&quot;; [.J205]=&quot;false reach&quot;); &quot;false&quot;; &quot;unknown&quot;))" office:value-type="string" office:string-value="false">
            <text:p>false</text:p>
          </table:table-cell>
          <table:table-cell table:style-name="ce3" table:formula="of:=IF(OR([.F205]=&quot;true&quot;; [.G205]=&quot;true&quot;); &quot;true&quot;; IF(OR([.F205]=&quot;false reach&quot;; [.G205]=&quot;false reach&quot;); &quot;false&quot;; &quot;unknown&quot;))" office:value-type="string" office:string-value="false">
            <text:p>false</text:p>
          </table:table-cell>
          <table:table-cell table:style-name="ce3" table:formula="of:=IF(OR([.H205]=&quot;true&quot;; [.I205]=&quot;true&quot;); &quot;true&quot;; IF(OR([.H205]=&quot;false reach&quot;; [.I205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03.c.i </text:p>
          </table:table-cell>
          <table:table-cell table:formula="of:=IF(OR([.E206]=&quot;true&quot;; [.F206]=&quot;true&quot;; [.G206]=&quot;true&quot;; [.H206]=&quot;true&quot;; [.I206]=&quot;true&quot;; [.J206]=&quot;true&quot;); &quot;true&quot;; IF(OR([.E206]=&quot;false reach&quot;; [.F206]=&quot;false reach&quot;; [.G206]=&quot;false reach&quot;; [.H206]=&quot;false reach&quot;; [.I206]=&quot;false reach&quot;; [.J206]=&quot;false reach&quot;); &quot;false&quot;; &quot;unknown&quot;))" office:value-type="string" office:string-value="true">
            <text:p>true</text:p>
          </table:table-cell>
          <table:table-cell table:style-name="ce3" table:formula="of:=IF(OR([.F206]=&quot;true&quot;; [.G206]=&quot;true&quot;); &quot;true&quot;; IF(OR([.F206]=&quot;false reach&quot;; [.G206]=&quot;false reach&quot;); &quot;false&quot;; &quot;unknown&quot;))" office:value-type="string" office:string-value="true">
            <text:p>true</text:p>
          </table:table-cell>
          <table:table-cell table:style-name="ce3" table:formula="of:=IF(OR([.H206]=&quot;true&quot;; [.I206]=&quot;true&quot;); &quot;true&quot;; IF(OR([.H206]=&quot;false reach&quot;; [.I2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4.c.i </text:p>
          </table:table-cell>
          <table:table-cell table:formula="of:=IF(OR([.E207]=&quot;true&quot;; [.F207]=&quot;true&quot;; [.G207]=&quot;true&quot;; [.H207]=&quot;true&quot;; [.I207]=&quot;true&quot;; [.J207]=&quot;true&quot;); &quot;true&quot;; IF(OR([.E207]=&quot;false reach&quot;; [.F207]=&quot;false reach&quot;; [.G207]=&quot;false reach&quot;; [.H207]=&quot;false reach&quot;; [.I207]=&quot;false reach&quot;; [.J207]=&quot;false reach&quot;); &quot;false&quot;; &quot;unknown&quot;))" office:value-type="string" office:string-value="true">
            <text:p>true</text:p>
          </table:table-cell>
          <table:table-cell table:style-name="ce3" table:formula="of:=IF(OR([.F207]=&quot;true&quot;; [.G207]=&quot;true&quot;); &quot;true&quot;; IF(OR([.F207]=&quot;false reach&quot;; [.G207]=&quot;false reach&quot;); &quot;false&quot;; &quot;unknown&quot;))" office:value-type="string" office:string-value="true">
            <text:p>true</text:p>
          </table:table-cell>
          <table:table-cell table:style-name="ce3" table:formula="of:=IF(OR([.H207]=&quot;true&quot;; [.I207]=&quot;true&quot;); &quot;true&quot;; IF(OR([.H207]=&quot;false reach&quot;; [.I2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5.c.i </text:p>
          </table:table-cell>
          <table:table-cell table:formula="of:=IF(OR([.E208]=&quot;true&quot;; [.F208]=&quot;true&quot;; [.G208]=&quot;true&quot;; [.H208]=&quot;true&quot;; [.I208]=&quot;true&quot;; [.J208]=&quot;true&quot;); &quot;true&quot;; IF(OR([.E208]=&quot;false reach&quot;; [.F208]=&quot;false reach&quot;; [.G208]=&quot;false reach&quot;; [.H208]=&quot;false reach&quot;; [.I208]=&quot;false reach&quot;; [.J208]=&quot;false reach&quot;); &quot;false&quot;; &quot;unknown&quot;))" office:value-type="string" office:string-value="true">
            <text:p>true</text:p>
          </table:table-cell>
          <table:table-cell table:style-name="ce3" table:formula="of:=IF(OR([.F208]=&quot;true&quot;; [.G208]=&quot;true&quot;); &quot;true&quot;; IF(OR([.F208]=&quot;false reach&quot;; [.G208]=&quot;false reach&quot;); &quot;false&quot;; &quot;unknown&quot;))" office:value-type="string" office:string-value="true">
            <text:p>true</text:p>
          </table:table-cell>
          <table:table-cell table:style-name="ce3" table:formula="of:=IF(OR([.H208]=&quot;true&quot;; [.I208]=&quot;true&quot;); &quot;true&quot;; IF(OR([.H208]=&quot;false reach&quot;; [.I2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6.c.i </text:p>
          </table:table-cell>
          <table:table-cell table:formula="of:=IF(OR([.E209]=&quot;true&quot;; [.F209]=&quot;true&quot;; [.G209]=&quot;true&quot;; [.H209]=&quot;true&quot;; [.I209]=&quot;true&quot;; [.J209]=&quot;true&quot;); &quot;true&quot;; IF(OR([.E209]=&quot;false reach&quot;; [.F209]=&quot;false reach&quot;; [.G209]=&quot;false reach&quot;; [.H209]=&quot;false reach&quot;; [.I209]=&quot;false reach&quot;; [.J209]=&quot;false reach&quot;); &quot;false&quot;; &quot;unknown&quot;))" office:value-type="string" office:string-value="unknown">
            <text:p>unknown</text:p>
          </table:table-cell>
          <table:table-cell table:style-name="ce3" table:formula="of:=IF(OR([.F209]=&quot;true&quot;; [.G209]=&quot;true&quot;); &quot;true&quot;; IF(OR([.F209]=&quot;false reach&quot;; [.G209]=&quot;false reach&quot;); &quot;false&quot;; &quot;unknown&quot;))" office:value-type="string" office:string-value="unknown">
            <text:p>unknown</text:p>
          </table:table-cell>
          <table:table-cell table:style-name="ce3" table:formula="of:=IF(OR([.H209]=&quot;true&quot;; [.I209]=&quot;true&quot;); &quot;true&quot;; IF(OR([.H209]=&quot;false reach&quot;; [.I2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07.c.i </text:p>
          </table:table-cell>
          <table:table-cell table:formula="of:=IF(OR([.E210]=&quot;true&quot;; [.F210]=&quot;true&quot;; [.G210]=&quot;true&quot;; [.H210]=&quot;true&quot;; [.I210]=&quot;true&quot;; [.J210]=&quot;true&quot;); &quot;true&quot;; IF(OR([.E210]=&quot;false reach&quot;; [.F210]=&quot;false reach&quot;; [.G210]=&quot;false reach&quot;; [.H210]=&quot;false reach&quot;; [.I210]=&quot;false reach&quot;; [.J210]=&quot;false reach&quot;); &quot;false&quot;; &quot;unknown&quot;))" office:value-type="string" office:string-value="true">
            <text:p>true</text:p>
          </table:table-cell>
          <table:table-cell table:style-name="ce3" table:formula="of:=IF(OR([.F210]=&quot;true&quot;; [.G210]=&quot;true&quot;); &quot;true&quot;; IF(OR([.F210]=&quot;false reach&quot;; [.G210]=&quot;false reach&quot;); &quot;false&quot;; &quot;unknown&quot;))" office:value-type="string" office:string-value="unknown">
            <text:p>unknown</text:p>
          </table:table-cell>
          <table:table-cell table:style-name="ce3" table:formula="of:=IF(OR([.H210]=&quot;true&quot;; [.I210]=&quot;true&quot;); &quot;true&quot;; IF(OR([.H210]=&quot;false reach&quot;; [.I2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8.c.i </text:p>
          </table:table-cell>
          <table:table-cell table:formula="of:=IF(OR([.E211]=&quot;true&quot;; [.F211]=&quot;true&quot;; [.G211]=&quot;true&quot;; [.H211]=&quot;true&quot;; [.I211]=&quot;true&quot;; [.J211]=&quot;true&quot;); &quot;true&quot;; IF(OR([.E211]=&quot;false reach&quot;; [.F211]=&quot;false reach&quot;; [.G211]=&quot;false reach&quot;; [.H211]=&quot;false reach&quot;; [.I211]=&quot;false reach&quot;; [.J211]=&quot;false reach&quot;); &quot;false&quot;; &quot;unknown&quot;))" office:value-type="string" office:string-value="true">
            <text:p>true</text:p>
          </table:table-cell>
          <table:table-cell table:style-name="ce3" table:formula="of:=IF(OR([.F211]=&quot;true&quot;; [.G211]=&quot;true&quot;); &quot;true&quot;; IF(OR([.F211]=&quot;false reach&quot;; [.G211]=&quot;false reach&quot;); &quot;false&quot;; &quot;unknown&quot;))" office:value-type="string" office:string-value="unknown">
            <text:p>unknown</text:p>
          </table:table-cell>
          <table:table-cell table:style-name="ce3" table:formula="of:=IF(OR([.H211]=&quot;true&quot;; [.I211]=&quot;true&quot;); &quot;true&quot;; IF(OR([.H211]=&quot;false reach&quot;; [.I2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09.c.i </text:p>
          </table:table-cell>
          <table:table-cell table:formula="of:=IF(OR([.E212]=&quot;true&quot;; [.F212]=&quot;true&quot;; [.G212]=&quot;true&quot;; [.H212]=&quot;true&quot;; [.I212]=&quot;true&quot;; [.J212]=&quot;true&quot;); &quot;true&quot;; IF(OR([.E212]=&quot;false reach&quot;; [.F212]=&quot;false reach&quot;; [.G212]=&quot;false reach&quot;; [.H212]=&quot;false reach&quot;; [.I212]=&quot;false reach&quot;; [.J212]=&quot;false reach&quot;); &quot;false&quot;; &quot;unknown&quot;))" office:value-type="string" office:string-value="unknown">
            <text:p>unknown</text:p>
          </table:table-cell>
          <table:table-cell table:style-name="ce3" table:formula="of:=IF(OR([.F212]=&quot;true&quot;; [.G212]=&quot;true&quot;); &quot;true&quot;; IF(OR([.F212]=&quot;false reach&quot;; [.G212]=&quot;false reach&quot;); &quot;false&quot;; &quot;unknown&quot;))" office:value-type="string" office:string-value="unknown">
            <text:p>unknown</text:p>
          </table:table-cell>
          <table:table-cell table:style-name="ce3" table:formula="of:=IF(OR([.H212]=&quot;true&quot;; [.I212]=&quot;true&quot;); &quot;true&quot;; IF(OR([.H212]=&quot;false reach&quot;; [.I21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10.c.i </text:p>
          </table:table-cell>
          <table:table-cell table:formula="of:=IF(OR([.E213]=&quot;true&quot;; [.F213]=&quot;true&quot;; [.G213]=&quot;true&quot;; [.H213]=&quot;true&quot;; [.I213]=&quot;true&quot;; [.J213]=&quot;true&quot;); &quot;true&quot;; IF(OR([.E213]=&quot;false reach&quot;; [.F213]=&quot;false reach&quot;; [.G213]=&quot;false reach&quot;; [.H213]=&quot;false reach&quot;; [.I213]=&quot;false reach&quot;; [.J213]=&quot;false reach&quot;); &quot;false&quot;; &quot;unknown&quot;))" office:value-type="string" office:string-value="true">
            <text:p>true</text:p>
          </table:table-cell>
          <table:table-cell table:style-name="ce3" table:formula="of:=IF(OR([.F213]=&quot;true&quot;; [.G213]=&quot;true&quot;); &quot;true&quot;; IF(OR([.F213]=&quot;false reach&quot;; [.G213]=&quot;false reach&quot;); &quot;false&quot;; &quot;unknown&quot;))" office:value-type="string" office:string-value="true">
            <text:p>true</text:p>
          </table:table-cell>
          <table:table-cell table:style-name="ce3" table:formula="of:=IF(OR([.H213]=&quot;true&quot;; [.I213]=&quot;true&quot;); &quot;true&quot;; IF(OR([.H213]=&quot;false reach&quot;; [.I2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1.c.i </text:p>
          </table:table-cell>
          <table:table-cell table:formula="of:=IF(OR([.E214]=&quot;true&quot;; [.F214]=&quot;true&quot;; [.G214]=&quot;true&quot;; [.H214]=&quot;true&quot;; [.I214]=&quot;true&quot;; [.J214]=&quot;true&quot;); &quot;true&quot;; IF(OR([.E214]=&quot;false reach&quot;; [.F214]=&quot;false reach&quot;; [.G214]=&quot;false reach&quot;; [.H214]=&quot;false reach&quot;; [.I214]=&quot;false reach&quot;; [.J214]=&quot;false reach&quot;); &quot;false&quot;; &quot;unknown&quot;))" office:value-type="string" office:string-value="true">
            <text:p>true</text:p>
          </table:table-cell>
          <table:table-cell table:style-name="ce3" table:formula="of:=IF(OR([.F214]=&quot;true&quot;; [.G214]=&quot;true&quot;); &quot;true&quot;; IF(OR([.F214]=&quot;false reach&quot;; [.G214]=&quot;false reach&quot;); &quot;false&quot;; &quot;unknown&quot;))" office:value-type="string" office:string-value="unknown">
            <text:p>unknown</text:p>
          </table:table-cell>
          <table:table-cell table:style-name="ce3" table:formula="of:=IF(OR([.H214]=&quot;true&quot;; [.I214]=&quot;true&quot;); &quot;true&quot;; IF(OR([.H214]=&quot;false reach&quot;; [.I2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2.c.i </text:p>
          </table:table-cell>
          <table:table-cell table:formula="of:=IF(OR([.E215]=&quot;true&quot;; [.F215]=&quot;true&quot;; [.G215]=&quot;true&quot;; [.H215]=&quot;true&quot;; [.I215]=&quot;true&quot;; [.J215]=&quot;true&quot;); &quot;true&quot;; IF(OR([.E215]=&quot;false reach&quot;; [.F215]=&quot;false reach&quot;; [.G215]=&quot;false reach&quot;; [.H215]=&quot;false reach&quot;; [.I215]=&quot;false reach&quot;; [.J215]=&quot;false reach&quot;); &quot;false&quot;; &quot;unknown&quot;))" office:value-type="string" office:string-value="true">
            <text:p>true</text:p>
          </table:table-cell>
          <table:table-cell table:style-name="ce3" table:formula="of:=IF(OR([.F215]=&quot;true&quot;; [.G215]=&quot;true&quot;); &quot;true&quot;; IF(OR([.F215]=&quot;false reach&quot;; [.G215]=&quot;false reach&quot;); &quot;false&quot;; &quot;unknown&quot;))" office:value-type="string" office:string-value="unknown">
            <text:p>unknown</text:p>
          </table:table-cell>
          <table:table-cell table:style-name="ce3" table:formula="of:=IF(OR([.H215]=&quot;true&quot;; [.I215]=&quot;true&quot;); &quot;true&quot;; IF(OR([.H215]=&quot;false reach&quot;; [.I215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3.c.i </text:p>
          </table:table-cell>
          <table:table-cell table:formula="of:=IF(OR([.E216]=&quot;true&quot;; [.F216]=&quot;true&quot;; [.G216]=&quot;true&quot;; [.H216]=&quot;true&quot;; [.I216]=&quot;true&quot;; [.J216]=&quot;true&quot;); &quot;true&quot;; IF(OR([.E216]=&quot;false reach&quot;; [.F216]=&quot;false reach&quot;; [.G216]=&quot;false reach&quot;; [.H216]=&quot;false reach&quot;; [.I216]=&quot;false reach&quot;; [.J216]=&quot;false reach&quot;); &quot;false&quot;; &quot;unknown&quot;))" office:value-type="string" office:string-value="true">
            <text:p>true</text:p>
          </table:table-cell>
          <table:table-cell table:style-name="ce3" table:formula="of:=IF(OR([.F216]=&quot;true&quot;; [.G216]=&quot;true&quot;); &quot;true&quot;; IF(OR([.F216]=&quot;false reach&quot;; [.G216]=&quot;false reach&quot;); &quot;false&quot;; &quot;unknown&quot;))" office:value-type="string" office:string-value="unknown">
            <text:p>unknown</text:p>
          </table:table-cell>
          <table:table-cell table:style-name="ce3" table:formula="of:=IF(OR([.H216]=&quot;true&quot;; [.I216]=&quot;true&quot;); &quot;true&quot;; IF(OR([.H216]=&quot;false reach&quot;; [.I21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4.c.i </text:p>
          </table:table-cell>
          <table:table-cell table:formula="of:=IF(OR([.E217]=&quot;true&quot;; [.F217]=&quot;true&quot;; [.G217]=&quot;true&quot;; [.H217]=&quot;true&quot;; [.I217]=&quot;true&quot;; [.J217]=&quot;true&quot;); &quot;true&quot;; IF(OR([.E217]=&quot;false reach&quot;; [.F217]=&quot;false reach&quot;; [.G217]=&quot;false reach&quot;; [.H217]=&quot;false reach&quot;; [.I217]=&quot;false reach&quot;; [.J217]=&quot;false reach&quot;); &quot;false&quot;; &quot;unknown&quot;))" office:value-type="string" office:string-value="true">
            <text:p>true</text:p>
          </table:table-cell>
          <table:table-cell table:style-name="ce3" table:formula="of:=IF(OR([.F217]=&quot;true&quot;; [.G217]=&quot;true&quot;); &quot;true&quot;; IF(OR([.F217]=&quot;false reach&quot;; [.G217]=&quot;false reach&quot;); &quot;false&quot;; &quot;unknown&quot;))" office:value-type="string" office:string-value="true">
            <text:p>true</text:p>
          </table:table-cell>
          <table:table-cell table:style-name="ce3" table:formula="of:=IF(OR([.H217]=&quot;true&quot;; [.I217]=&quot;true&quot;); &quot;true&quot;; IF(OR([.H217]=&quot;false reach&quot;; [.I2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5.c.i </text:p>
          </table:table-cell>
          <table:table-cell table:formula="of:=IF(OR([.E218]=&quot;true&quot;; [.F218]=&quot;true&quot;; [.G218]=&quot;true&quot;; [.H218]=&quot;true&quot;; [.I218]=&quot;true&quot;; [.J218]=&quot;true&quot;); &quot;true&quot;; IF(OR([.E218]=&quot;false reach&quot;; [.F218]=&quot;false reach&quot;; [.G218]=&quot;false reach&quot;; [.H218]=&quot;false reach&quot;; [.I218]=&quot;false reach&quot;; [.J218]=&quot;false reach&quot;); &quot;false&quot;; &quot;unknown&quot;))" office:value-type="string" office:string-value="true">
            <text:p>true</text:p>
          </table:table-cell>
          <table:table-cell table:style-name="ce3" table:formula="of:=IF(OR([.F218]=&quot;true&quot;; [.G218]=&quot;true&quot;); &quot;true&quot;; IF(OR([.F218]=&quot;false reach&quot;; [.G218]=&quot;false reach&quot;); &quot;false&quot;; &quot;unknown&quot;))" office:value-type="string" office:string-value="true">
            <text:p>true</text:p>
          </table:table-cell>
          <table:table-cell table:style-name="ce3" table:formula="of:=IF(OR([.H218]=&quot;true&quot;; [.I218]=&quot;true&quot;); &quot;true&quot;; IF(OR([.H218]=&quot;false reach&quot;; [.I2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6.c.i </text:p>
          </table:table-cell>
          <table:table-cell table:formula="of:=IF(OR([.E219]=&quot;true&quot;; [.F219]=&quot;true&quot;; [.G219]=&quot;true&quot;; [.H219]=&quot;true&quot;; [.I219]=&quot;true&quot;; [.J219]=&quot;true&quot;); &quot;true&quot;; IF(OR([.E219]=&quot;false reach&quot;; [.F219]=&quot;false reach&quot;; [.G219]=&quot;false reach&quot;; [.H219]=&quot;false reach&quot;; [.I219]=&quot;false reach&quot;; [.J219]=&quot;false reach&quot;); &quot;false&quot;; &quot;unknown&quot;))" office:value-type="string" office:string-value="true">
            <text:p>true</text:p>
          </table:table-cell>
          <table:table-cell table:style-name="ce3" table:formula="of:=IF(OR([.F219]=&quot;true&quot;; [.G219]=&quot;true&quot;); &quot;true&quot;; IF(OR([.F219]=&quot;false reach&quot;; [.G219]=&quot;false reach&quot;); &quot;false&quot;; &quot;unknown&quot;))" office:value-type="string" office:string-value="true">
            <text:p>true</text:p>
          </table:table-cell>
          <table:table-cell table:style-name="ce3" table:formula="of:=IF(OR([.H219]=&quot;true&quot;; [.I219]=&quot;true&quot;); &quot;true&quot;; IF(OR([.H219]=&quot;false reach&quot;; [.I2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7.c.i </text:p>
          </table:table-cell>
          <table:table-cell table:formula="of:=IF(OR([.E220]=&quot;true&quot;; [.F220]=&quot;true&quot;; [.G220]=&quot;true&quot;; [.H220]=&quot;true&quot;; [.I220]=&quot;true&quot;; [.J220]=&quot;true&quot;); &quot;true&quot;; IF(OR([.E220]=&quot;false reach&quot;; [.F220]=&quot;false reach&quot;; [.G220]=&quot;false reach&quot;; [.H220]=&quot;false reach&quot;; [.I220]=&quot;false reach&quot;; [.J220]=&quot;false reach&quot;); &quot;false&quot;; &quot;unknown&quot;))" office:value-type="string" office:string-value="unknown">
            <text:p>unknown</text:p>
          </table:table-cell>
          <table:table-cell table:style-name="ce3" table:formula="of:=IF(OR([.F220]=&quot;true&quot;; [.G220]=&quot;true&quot;); &quot;true&quot;; IF(OR([.F220]=&quot;false reach&quot;; [.G220]=&quot;false reach&quot;); &quot;false&quot;; &quot;unknown&quot;))" office:value-type="string" office:string-value="unknown">
            <text:p>unknown</text:p>
          </table:table-cell>
          <table:table-cell table:style-name="ce3" table:formula="of:=IF(OR([.H220]=&quot;true&quot;; [.I220]=&quot;true&quot;); &quot;true&quot;; IF(OR([.H220]=&quot;false reach&quot;; [.I2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3_18.c.i </text:p>
          </table:table-cell>
          <table:table-cell table:formula="of:=IF(OR([.E221]=&quot;true&quot;; [.F221]=&quot;true&quot;; [.G221]=&quot;true&quot;; [.H221]=&quot;true&quot;; [.I221]=&quot;true&quot;; [.J221]=&quot;true&quot;); &quot;true&quot;; IF(OR([.E221]=&quot;false reach&quot;; [.F221]=&quot;false reach&quot;; [.G221]=&quot;false reach&quot;; [.H221]=&quot;false reach&quot;; [.I221]=&quot;false reach&quot;; [.J221]=&quot;false reach&quot;); &quot;false&quot;; &quot;unknown&quot;))" office:value-type="string" office:string-value="true">
            <text:p>true</text:p>
          </table:table-cell>
          <table:table-cell table:style-name="ce3" table:formula="of:=IF(OR([.F221]=&quot;true&quot;; [.G221]=&quot;true&quot;); &quot;true&quot;; IF(OR([.F221]=&quot;false reach&quot;; [.G221]=&quot;false reach&quot;); &quot;false&quot;; &quot;unknown&quot;))" office:value-type="string" office:string-value="true">
            <text:p>true</text:p>
          </table:table-cell>
          <table:table-cell table:style-name="ce3" table:formula="of:=IF(OR([.H221]=&quot;true&quot;; [.I221]=&quot;true&quot;); &quot;true&quot;; IF(OR([.H221]=&quot;false reach&quot;; [.I2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19.c.i </text:p>
          </table:table-cell>
          <table:table-cell table:formula="of:=IF(OR([.E222]=&quot;true&quot;; [.F222]=&quot;true&quot;; [.G222]=&quot;true&quot;; [.H222]=&quot;true&quot;; [.I222]=&quot;true&quot;; [.J222]=&quot;true&quot;); &quot;true&quot;; IF(OR([.E222]=&quot;false reach&quot;; [.F222]=&quot;false reach&quot;; [.G222]=&quot;false reach&quot;; [.H222]=&quot;false reach&quot;; [.I222]=&quot;false reach&quot;; [.J222]=&quot;false reach&quot;); &quot;false&quot;; &quot;unknown&quot;))" office:value-type="string" office:string-value="true">
            <text:p>true</text:p>
          </table:table-cell>
          <table:table-cell table:style-name="ce3" table:formula="of:=IF(OR([.F222]=&quot;true&quot;; [.G222]=&quot;true&quot;); &quot;true&quot;; IF(OR([.F222]=&quot;false reach&quot;; [.G222]=&quot;false reach&quot;); &quot;false&quot;; &quot;unknown&quot;))" office:value-type="string" office:string-value="true">
            <text:p>true</text:p>
          </table:table-cell>
          <table:table-cell table:style-name="ce3" table:formula="of:=IF(OR([.H222]=&quot;true&quot;; [.I222]=&quot;true&quot;); &quot;true&quot;; IF(OR([.H222]=&quot;false reach&quot;; [.I2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0.c.i </text:p>
          </table:table-cell>
          <table:table-cell table:formula="of:=IF(OR([.E223]=&quot;true&quot;; [.F223]=&quot;true&quot;; [.G223]=&quot;true&quot;; [.H223]=&quot;true&quot;; [.I223]=&quot;true&quot;; [.J223]=&quot;true&quot;); &quot;true&quot;; IF(OR([.E223]=&quot;false reach&quot;; [.F223]=&quot;false reach&quot;; [.G223]=&quot;false reach&quot;; [.H223]=&quot;false reach&quot;; [.I223]=&quot;false reach&quot;; [.J223]=&quot;false reach&quot;); &quot;false&quot;; &quot;unknown&quot;))" office:value-type="string" office:string-value="true">
            <text:p>true</text:p>
          </table:table-cell>
          <table:table-cell table:style-name="ce3" table:formula="of:=IF(OR([.F223]=&quot;true&quot;; [.G223]=&quot;true&quot;); &quot;true&quot;; IF(OR([.F223]=&quot;false reach&quot;; [.G223]=&quot;false reach&quot;); &quot;false&quot;; &quot;unknown&quot;))" office:value-type="string" office:string-value="true">
            <text:p>true</text:p>
          </table:table-cell>
          <table:table-cell table:style-name="ce3" table:formula="of:=IF(OR([.H223]=&quot;true&quot;; [.I223]=&quot;true&quot;); &quot;true&quot;; IF(OR([.H223]=&quot;false reach&quot;; [.I2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1.c.i </text:p>
          </table:table-cell>
          <table:table-cell table:formula="of:=IF(OR([.E224]=&quot;true&quot;; [.F224]=&quot;true&quot;; [.G224]=&quot;true&quot;; [.H224]=&quot;true&quot;; [.I224]=&quot;true&quot;; [.J224]=&quot;true&quot;); &quot;true&quot;; IF(OR([.E224]=&quot;false reach&quot;; [.F224]=&quot;false reach&quot;; [.G224]=&quot;false reach&quot;; [.H224]=&quot;false reach&quot;; [.I224]=&quot;false reach&quot;; [.J224]=&quot;false reach&quot;); &quot;false&quot;; &quot;unknown&quot;))" office:value-type="string" office:string-value="false">
            <text:p>false</text:p>
          </table:table-cell>
          <table:table-cell table:style-name="ce3" table:formula="of:=IF(OR([.F224]=&quot;true&quot;; [.G224]=&quot;true&quot;); &quot;true&quot;; IF(OR([.F224]=&quot;false reach&quot;; [.G224]=&quot;false reach&quot;); &quot;false&quot;; &quot;unknown&quot;))" office:value-type="string" office:string-value="false">
            <text:p>false</text:p>
          </table:table-cell>
          <table:table-cell table:style-name="ce3" table:formula="of:=IF(OR([.H224]=&quot;true&quot;; [.I224]=&quot;true&quot;); &quot;true&quot;; IF(OR([.H224]=&quot;false reach&quot;; [.I22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3_22.c.i </text:p>
          </table:table-cell>
          <table:table-cell table:formula="of:=IF(OR([.E225]=&quot;true&quot;; [.F225]=&quot;true&quot;; [.G225]=&quot;true&quot;; [.H225]=&quot;true&quot;; [.I225]=&quot;true&quot;; [.J225]=&quot;true&quot;); &quot;true&quot;; IF(OR([.E225]=&quot;false reach&quot;; [.F225]=&quot;false reach&quot;; [.G225]=&quot;false reach&quot;; [.H225]=&quot;false reach&quot;; [.I225]=&quot;false reach&quot;; [.J225]=&quot;false reach&quot;); &quot;false&quot;; &quot;unknown&quot;))" office:value-type="string" office:string-value="true">
            <text:p>true</text:p>
          </table:table-cell>
          <table:table-cell table:style-name="ce3" table:formula="of:=IF(OR([.F225]=&quot;true&quot;; [.G225]=&quot;true&quot;); &quot;true&quot;; IF(OR([.F225]=&quot;false reach&quot;; [.G225]=&quot;false reach&quot;); &quot;false&quot;; &quot;unknown&quot;))" office:value-type="string" office:string-value="true">
            <text:p>true</text:p>
          </table:table-cell>
          <table:table-cell table:style-name="ce3" table:formula="of:=IF(OR([.H225]=&quot;true&quot;; [.I225]=&quot;true&quot;); &quot;true&quot;; IF(OR([.H225]=&quot;false reach&quot;; [.I2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3.c.i </text:p>
          </table:table-cell>
          <table:table-cell table:formula="of:=IF(OR([.E226]=&quot;true&quot;; [.F226]=&quot;true&quot;; [.G226]=&quot;true&quot;; [.H226]=&quot;true&quot;; [.I226]=&quot;true&quot;; [.J226]=&quot;true&quot;); &quot;true&quot;; IF(OR([.E226]=&quot;false reach&quot;; [.F226]=&quot;false reach&quot;; [.G226]=&quot;false reach&quot;; [.H226]=&quot;false reach&quot;; [.I226]=&quot;false reach&quot;; [.J226]=&quot;false reach&quot;); &quot;false&quot;; &quot;unknown&quot;))" office:value-type="string" office:string-value="true">
            <text:p>true</text:p>
          </table:table-cell>
          <table:table-cell table:style-name="ce3" table:formula="of:=IF(OR([.F226]=&quot;true&quot;; [.G226]=&quot;true&quot;); &quot;true&quot;; IF(OR([.F226]=&quot;false reach&quot;; [.G226]=&quot;false reach&quot;); &quot;false&quot;; &quot;unknown&quot;))" office:value-type="string" office:string-value="true">
            <text:p>true</text:p>
          </table:table-cell>
          <table:table-cell table:style-name="ce3" table:formula="of:=IF(OR([.H226]=&quot;true&quot;; [.I226]=&quot;true&quot;); &quot;true&quot;; IF(OR([.H226]=&quot;false reach&quot;; [.I2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4.c.i </text:p>
          </table:table-cell>
          <table:table-cell table:formula="of:=IF(OR([.E227]=&quot;true&quot;; [.F227]=&quot;true&quot;; [.G227]=&quot;true&quot;; [.H227]=&quot;true&quot;; [.I227]=&quot;true&quot;; [.J227]=&quot;true&quot;); &quot;true&quot;; IF(OR([.E227]=&quot;false reach&quot;; [.F227]=&quot;false reach&quot;; [.G227]=&quot;false reach&quot;; [.H227]=&quot;false reach&quot;; [.I227]=&quot;false reach&quot;; [.J227]=&quot;false reach&quot;); &quot;false&quot;; &quot;unknown&quot;))" office:value-type="string" office:string-value="true">
            <text:p>true</text:p>
          </table:table-cell>
          <table:table-cell table:style-name="ce3" table:formula="of:=IF(OR([.F227]=&quot;true&quot;; [.G227]=&quot;true&quot;); &quot;true&quot;; IF(OR([.F227]=&quot;false reach&quot;; [.G227]=&quot;false reach&quot;); &quot;false&quot;; &quot;unknown&quot;))" office:value-type="string" office:string-value="true">
            <text:p>true</text:p>
          </table:table-cell>
          <table:table-cell table:style-name="ce3" table:formula="of:=IF(OR([.H227]=&quot;true&quot;; [.I227]=&quot;true&quot;); &quot;true&quot;; IF(OR([.H227]=&quot;false reach&quot;; [.I22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5.c.i </text:p>
          </table:table-cell>
          <table:table-cell table:formula="of:=IF(OR([.E228]=&quot;true&quot;; [.F228]=&quot;true&quot;; [.G228]=&quot;true&quot;; [.H228]=&quot;true&quot;; [.I228]=&quot;true&quot;; [.J228]=&quot;true&quot;); &quot;true&quot;; IF(OR([.E228]=&quot;false reach&quot;; [.F228]=&quot;false reach&quot;; [.G228]=&quot;false reach&quot;; [.H228]=&quot;false reach&quot;; [.I228]=&quot;false reach&quot;; [.J228]=&quot;false reach&quot;); &quot;false&quot;; &quot;unknown&quot;))" office:value-type="string" office:string-value="unknown">
            <text:p>unknown</text:p>
          </table:table-cell>
          <table:table-cell table:style-name="ce3" table:formula="of:=IF(OR([.F228]=&quot;true&quot;; [.G228]=&quot;true&quot;); &quot;true&quot;; IF(OR([.F228]=&quot;false reach&quot;; [.G228]=&quot;false reach&quot;); &quot;false&quot;; &quot;unknown&quot;))" office:value-type="string" office:string-value="unknown">
            <text:p>unknown</text:p>
          </table:table-cell>
          <table:table-cell table:style-name="ce3" table:formula="of:=IF(OR([.H228]=&quot;true&quot;; [.I228]=&quot;true&quot;); &quot;true&quot;; IF(OR([.H228]=&quot;false reach&quot;; [.I22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26.c.i </text:p>
          </table:table-cell>
          <table:table-cell table:formula="of:=IF(OR([.E229]=&quot;true&quot;; [.F229]=&quot;true&quot;; [.G229]=&quot;true&quot;; [.H229]=&quot;true&quot;; [.I229]=&quot;true&quot;; [.J229]=&quot;true&quot;); &quot;true&quot;; IF(OR([.E229]=&quot;false reach&quot;; [.F229]=&quot;false reach&quot;; [.G229]=&quot;false reach&quot;; [.H229]=&quot;false reach&quot;; [.I229]=&quot;false reach&quot;; [.J229]=&quot;false reach&quot;); &quot;false&quot;; &quot;unknown&quot;))" office:value-type="string" office:string-value="false">
            <text:p>false</text:p>
          </table:table-cell>
          <table:table-cell table:style-name="ce3" table:formula="of:=IF(OR([.F229]=&quot;true&quot;; [.G229]=&quot;true&quot;); &quot;true&quot;; IF(OR([.F229]=&quot;false reach&quot;; [.G229]=&quot;false reach&quot;); &quot;false&quot;; &quot;unknown&quot;))" office:value-type="string" office:string-value="false">
            <text:p>false</text:p>
          </table:table-cell>
          <table:table-cell table:style-name="ce3" table:formula="of:=IF(OR([.H229]=&quot;true&quot;; [.I229]=&quot;true&quot;); &quot;true&quot;; IF(OR([.H229]=&quot;false reach&quot;; [.I229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27.c.i </text:p>
          </table:table-cell>
          <table:table-cell table:formula="of:=IF(OR([.E230]=&quot;true&quot;; [.F230]=&quot;true&quot;; [.G230]=&quot;true&quot;; [.H230]=&quot;true&quot;; [.I230]=&quot;true&quot;; [.J230]=&quot;true&quot;); &quot;true&quot;; IF(OR([.E230]=&quot;false reach&quot;; [.F230]=&quot;false reach&quot;; [.G230]=&quot;false reach&quot;; [.H230]=&quot;false reach&quot;; [.I230]=&quot;false reach&quot;; [.J230]=&quot;false reach&quot;); &quot;false&quot;; &quot;unknown&quot;))" office:value-type="string" office:string-value="true">
            <text:p>true</text:p>
          </table:table-cell>
          <table:table-cell table:style-name="ce3" table:formula="of:=IF(OR([.F230]=&quot;true&quot;; [.G230]=&quot;true&quot;); &quot;true&quot;; IF(OR([.F230]=&quot;false reach&quot;; [.G230]=&quot;false reach&quot;); &quot;false&quot;; &quot;unknown&quot;))" office:value-type="string" office:string-value="true">
            <text:p>true</text:p>
          </table:table-cell>
          <table:table-cell table:style-name="ce3" table:formula="of:=IF(OR([.H230]=&quot;true&quot;; [.I230]=&quot;true&quot;); &quot;true&quot;; IF(OR([.H230]=&quot;false reach&quot;; [.I2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8.c.i </text:p>
          </table:table-cell>
          <table:table-cell table:formula="of:=IF(OR([.E231]=&quot;true&quot;; [.F231]=&quot;true&quot;; [.G231]=&quot;true&quot;; [.H231]=&quot;true&quot;; [.I231]=&quot;true&quot;; [.J231]=&quot;true&quot;); &quot;true&quot;; IF(OR([.E231]=&quot;false reach&quot;; [.F231]=&quot;false reach&quot;; [.G231]=&quot;false reach&quot;; [.H231]=&quot;false reach&quot;; [.I231]=&quot;false reach&quot;; [.J231]=&quot;false reach&quot;); &quot;false&quot;; &quot;unknown&quot;))" office:value-type="string" office:string-value="true">
            <text:p>true</text:p>
          </table:table-cell>
          <table:table-cell table:style-name="ce3" table:formula="of:=IF(OR([.F231]=&quot;true&quot;; [.G231]=&quot;true&quot;); &quot;true&quot;; IF(OR([.F231]=&quot;false reach&quot;; [.G231]=&quot;false reach&quot;); &quot;false&quot;; &quot;unknown&quot;))" office:value-type="string" office:string-value="true">
            <text:p>true</text:p>
          </table:table-cell>
          <table:table-cell table:style-name="ce3" table:formula="of:=IF(OR([.H231]=&quot;true&quot;; [.I231]=&quot;true&quot;); &quot;true&quot;; IF(OR([.H231]=&quot;false reach&quot;; [.I2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29.c.i </text:p>
          </table:table-cell>
          <table:table-cell table:formula="of:=IF(OR([.E232]=&quot;true&quot;; [.F232]=&quot;true&quot;; [.G232]=&quot;true&quot;; [.H232]=&quot;true&quot;; [.I232]=&quot;true&quot;; [.J232]=&quot;true&quot;); &quot;true&quot;; IF(OR([.E232]=&quot;false reach&quot;; [.F232]=&quot;false reach&quot;; [.G232]=&quot;false reach&quot;; [.H232]=&quot;false reach&quot;; [.I232]=&quot;false reach&quot;; [.J232]=&quot;false reach&quot;); &quot;false&quot;; &quot;unknown&quot;))" office:value-type="string" office:string-value="true">
            <text:p>true</text:p>
          </table:table-cell>
          <table:table-cell table:style-name="ce3" table:formula="of:=IF(OR([.F232]=&quot;true&quot;; [.G232]=&quot;true&quot;); &quot;true&quot;; IF(OR([.F232]=&quot;false reach&quot;; [.G232]=&quot;false reach&quot;); &quot;false&quot;; &quot;unknown&quot;))" office:value-type="string" office:string-value="true">
            <text:p>true</text:p>
          </table:table-cell>
          <table:table-cell table:style-name="ce3" table:formula="of:=IF(OR([.H232]=&quot;true&quot;; [.I232]=&quot;true&quot;); &quot;true&quot;; IF(OR([.H232]=&quot;false reach&quot;; [.I2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0.c.i </text:p>
          </table:table-cell>
          <table:table-cell table:formula="of:=IF(OR([.E233]=&quot;true&quot;; [.F233]=&quot;true&quot;; [.G233]=&quot;true&quot;; [.H233]=&quot;true&quot;; [.I233]=&quot;true&quot;; [.J233]=&quot;true&quot;); &quot;true&quot;; IF(OR([.E233]=&quot;false reach&quot;; [.F233]=&quot;false reach&quot;; [.G233]=&quot;false reach&quot;; [.H233]=&quot;false reach&quot;; [.I233]=&quot;false reach&quot;; [.J233]=&quot;false reach&quot;); &quot;false&quot;; &quot;unknown&quot;))" office:value-type="string" office:string-value="true">
            <text:p>true</text:p>
          </table:table-cell>
          <table:table-cell table:style-name="ce3" table:formula="of:=IF(OR([.F233]=&quot;true&quot;; [.G233]=&quot;true&quot;); &quot;true&quot;; IF(OR([.F233]=&quot;false reach&quot;; [.G233]=&quot;false reach&quot;); &quot;false&quot;; &quot;unknown&quot;))" office:value-type="string" office:string-value="true">
            <text:p>true</text:p>
          </table:table-cell>
          <table:table-cell table:style-name="ce3" table:formula="of:=IF(OR([.H233]=&quot;true&quot;; [.I233]=&quot;true&quot;); &quot;true&quot;; IF(OR([.H233]=&quot;false reach&quot;; [.I2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1.c.i </text:p>
          </table:table-cell>
          <table:table-cell table:formula="of:=IF(OR([.E234]=&quot;true&quot;; [.F234]=&quot;true&quot;; [.G234]=&quot;true&quot;; [.H234]=&quot;true&quot;; [.I234]=&quot;true&quot;; [.J234]=&quot;true&quot;); &quot;true&quot;; IF(OR([.E234]=&quot;false reach&quot;; [.F234]=&quot;false reach&quot;; [.G234]=&quot;false reach&quot;; [.H234]=&quot;false reach&quot;; [.I234]=&quot;false reach&quot;; [.J234]=&quot;false reach&quot;); &quot;false&quot;; &quot;unknown&quot;))" office:value-type="string" office:string-value="unknown">
            <text:p>unknown</text:p>
          </table:table-cell>
          <table:table-cell table:style-name="ce3" table:formula="of:=IF(OR([.F234]=&quot;true&quot;; [.G234]=&quot;true&quot;); &quot;true&quot;; IF(OR([.F234]=&quot;false reach&quot;; [.G234]=&quot;false reach&quot;); &quot;false&quot;; &quot;unknown&quot;))" office:value-type="string" office:string-value="unknown">
            <text:p>unknown</text:p>
          </table:table-cell>
          <table:table-cell table:style-name="ce3" table:formula="of:=IF(OR([.H234]=&quot;true&quot;; [.I234]=&quot;true&quot;); &quot;true&quot;; IF(OR([.H234]=&quot;false reach&quot;; [.I234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32.c.i </text:p>
          </table:table-cell>
          <table:table-cell table:formula="of:=IF(OR([.E235]=&quot;true&quot;; [.F235]=&quot;true&quot;; [.G235]=&quot;true&quot;; [.H235]=&quot;true&quot;; [.I235]=&quot;true&quot;; [.J235]=&quot;true&quot;); &quot;true&quot;; IF(OR([.E235]=&quot;false reach&quot;; [.F235]=&quot;false reach&quot;; [.G235]=&quot;false reach&quot;; [.H235]=&quot;false reach&quot;; [.I235]=&quot;false reach&quot;; [.J235]=&quot;false reach&quot;); &quot;false&quot;; &quot;unknown&quot;))" office:value-type="string" office:string-value="true">
            <text:p>true</text:p>
          </table:table-cell>
          <table:table-cell table:style-name="ce3" table:formula="of:=IF(OR([.F235]=&quot;true&quot;; [.G235]=&quot;true&quot;); &quot;true&quot;; IF(OR([.F235]=&quot;false reach&quot;; [.G235]=&quot;false reach&quot;); &quot;false&quot;; &quot;unknown&quot;))" office:value-type="string" office:string-value="true">
            <text:p>true</text:p>
          </table:table-cell>
          <table:table-cell table:style-name="ce3" table:formula="of:=IF(OR([.H235]=&quot;true&quot;; [.I235]=&quot;true&quot;); &quot;true&quot;; IF(OR([.H235]=&quot;false reach&quot;; [.I2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3.c.i </text:p>
          </table:table-cell>
          <table:table-cell table:formula="of:=IF(OR([.E236]=&quot;true&quot;; [.F236]=&quot;true&quot;; [.G236]=&quot;true&quot;; [.H236]=&quot;true&quot;; [.I236]=&quot;true&quot;; [.J236]=&quot;true&quot;); &quot;true&quot;; IF(OR([.E236]=&quot;false reach&quot;; [.F236]=&quot;false reach&quot;; [.G236]=&quot;false reach&quot;; [.H236]=&quot;false reach&quot;; [.I236]=&quot;false reach&quot;; [.J236]=&quot;false reach&quot;); &quot;false&quot;; &quot;unknown&quot;))" office:value-type="string" office:string-value="true">
            <text:p>true</text:p>
          </table:table-cell>
          <table:table-cell table:style-name="ce3" table:formula="of:=IF(OR([.F236]=&quot;true&quot;; [.G236]=&quot;true&quot;); &quot;true&quot;; IF(OR([.F236]=&quot;false reach&quot;; [.G236]=&quot;false reach&quot;); &quot;false&quot;; &quot;unknown&quot;))" office:value-type="string" office:string-value="true">
            <text:p>true</text:p>
          </table:table-cell>
          <table:table-cell table:style-name="ce3" table:formula="of:=IF(OR([.H236]=&quot;true&quot;; [.I236]=&quot;true&quot;); &quot;true&quot;; IF(OR([.H236]=&quot;false reach&quot;; [.I23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4.c.i </text:p>
          </table:table-cell>
          <table:table-cell table:formula="of:=IF(OR([.E237]=&quot;true&quot;; [.F237]=&quot;true&quot;; [.G237]=&quot;true&quot;; [.H237]=&quot;true&quot;; [.I237]=&quot;true&quot;; [.J237]=&quot;true&quot;); &quot;true&quot;; IF(OR([.E237]=&quot;false reach&quot;; [.F237]=&quot;false reach&quot;; [.G237]=&quot;false reach&quot;; [.H237]=&quot;false reach&quot;; [.I237]=&quot;false reach&quot;; [.J237]=&quot;false reach&quot;); &quot;false&quot;; &quot;unknown&quot;))" office:value-type="string" office:string-value="true">
            <text:p>true</text:p>
          </table:table-cell>
          <table:table-cell table:style-name="ce3" table:formula="of:=IF(OR([.F237]=&quot;true&quot;; [.G237]=&quot;true&quot;); &quot;true&quot;; IF(OR([.F237]=&quot;false reach&quot;; [.G237]=&quot;false reach&quot;); &quot;false&quot;; &quot;unknown&quot;))" office:value-type="string" office:string-value="true">
            <text:p>true</text:p>
          </table:table-cell>
          <table:table-cell table:style-name="ce3" table:formula="of:=IF(OR([.H237]=&quot;true&quot;; [.I237]=&quot;true&quot;); &quot;true&quot;; IF(OR([.H237]=&quot;false reach&quot;; [.I2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5.c.i </text:p>
          </table:table-cell>
          <table:table-cell table:formula="of:=IF(OR([.E238]=&quot;true&quot;; [.F238]=&quot;true&quot;; [.G238]=&quot;true&quot;; [.H238]=&quot;true&quot;; [.I238]=&quot;true&quot;; [.J238]=&quot;true&quot;); &quot;true&quot;; IF(OR([.E238]=&quot;false reach&quot;; [.F238]=&quot;false reach&quot;; [.G238]=&quot;false reach&quot;; [.H238]=&quot;false reach&quot;; [.I238]=&quot;false reach&quot;; [.J238]=&quot;false reach&quot;); &quot;false&quot;; &quot;unknown&quot;))" office:value-type="string" office:string-value="false">
            <text:p>false</text:p>
          </table:table-cell>
          <table:table-cell table:style-name="ce3" table:formula="of:=IF(OR([.F238]=&quot;true&quot;; [.G238]=&quot;true&quot;); &quot;true&quot;; IF(OR([.F238]=&quot;false reach&quot;; [.G238]=&quot;false reach&quot;); &quot;false&quot;; &quot;unknown&quot;))" office:value-type="string" office:string-value="false">
            <text:p>false</text:p>
          </table:table-cell>
          <table:table-cell table:style-name="ce3" table:formula="of:=IF(OR([.H238]=&quot;true&quot;; [.I238]=&quot;true&quot;); &quot;true&quot;; IF(OR([.H238]=&quot;false reach&quot;; [.I238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36.c.i </text:p>
          </table:table-cell>
          <table:table-cell table:formula="of:=IF(OR([.E239]=&quot;true&quot;; [.F239]=&quot;true&quot;; [.G239]=&quot;true&quot;; [.H239]=&quot;true&quot;; [.I239]=&quot;true&quot;; [.J239]=&quot;true&quot;); &quot;true&quot;; IF(OR([.E239]=&quot;false reach&quot;; [.F239]=&quot;false reach&quot;; [.G239]=&quot;false reach&quot;; [.H239]=&quot;false reach&quot;; [.I239]=&quot;false reach&quot;; [.J239]=&quot;false reach&quot;); &quot;false&quot;; &quot;unknown&quot;))" office:value-type="string" office:string-value="true">
            <text:p>true</text:p>
          </table:table-cell>
          <table:table-cell table:style-name="ce3" table:formula="of:=IF(OR([.F239]=&quot;true&quot;; [.G239]=&quot;true&quot;); &quot;true&quot;; IF(OR([.F239]=&quot;false reach&quot;; [.G239]=&quot;false reach&quot;); &quot;false&quot;; &quot;unknown&quot;))" office:value-type="string" office:string-value="true">
            <text:p>true</text:p>
          </table:table-cell>
          <table:table-cell table:style-name="ce3" table:formula="of:=IF(OR([.H239]=&quot;true&quot;; [.I239]=&quot;true&quot;); &quot;true&quot;; IF(OR([.H239]=&quot;false reach&quot;; [.I2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7.c.i </text:p>
          </table:table-cell>
          <table:table-cell table:formula="of:=IF(OR([.E240]=&quot;true&quot;; [.F240]=&quot;true&quot;; [.G240]=&quot;true&quot;; [.H240]=&quot;true&quot;; [.I240]=&quot;true&quot;; [.J240]=&quot;true&quot;); &quot;true&quot;; IF(OR([.E240]=&quot;false reach&quot;; [.F240]=&quot;false reach&quot;; [.G240]=&quot;false reach&quot;; [.H240]=&quot;false reach&quot;; [.I240]=&quot;false reach&quot;; [.J240]=&quot;false reach&quot;); &quot;false&quot;; &quot;unknown&quot;))" office:value-type="string" office:string-value="false">
            <text:p>false</text:p>
          </table:table-cell>
          <table:table-cell table:style-name="ce3" table:formula="of:=IF(OR([.F240]=&quot;true&quot;; [.G240]=&quot;true&quot;); &quot;true&quot;; IF(OR([.F240]=&quot;false reach&quot;; [.G240]=&quot;false reach&quot;); &quot;false&quot;; &quot;unknown&quot;))" office:value-type="string" office:string-value="false">
            <text:p>false</text:p>
          </table:table-cell>
          <table:table-cell table:style-name="ce3" table:formula="of:=IF(OR([.H240]=&quot;true&quot;; [.I240]=&quot;true&quot;); &quot;true&quot;; IF(OR([.H240]=&quot;false reach&quot;; [.I240]=&quot;false reach&quot;); &quot;false&quot;; &quot;unknown&quot;))" office:value-type="string" office:string-value="false">
            <text:p>false</text:p>
          </table:table-cell>
          <table:table-cell table:number-columns-repeated="4" table:style-name="ce1" office:value-type="string">
            <text:p>false reach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3_38.c.i </text:p>
          </table:table-cell>
          <table:table-cell table:formula="of:=IF(OR([.E241]=&quot;true&quot;; [.F241]=&quot;true&quot;; [.G241]=&quot;true&quot;; [.H241]=&quot;true&quot;; [.I241]=&quot;true&quot;; [.J241]=&quot;true&quot;); &quot;true&quot;; IF(OR([.E241]=&quot;false reach&quot;; [.F241]=&quot;false reach&quot;; [.G241]=&quot;false reach&quot;; [.H241]=&quot;false reach&quot;; [.I241]=&quot;false reach&quot;; [.J241]=&quot;false reach&quot;); &quot;false&quot;; &quot;unknown&quot;))" office:value-type="string" office:string-value="true">
            <text:p>true</text:p>
          </table:table-cell>
          <table:table-cell table:style-name="ce3" table:formula="of:=IF(OR([.F241]=&quot;true&quot;; [.G241]=&quot;true&quot;); &quot;true&quot;; IF(OR([.F241]=&quot;false reach&quot;; [.G241]=&quot;false reach&quot;); &quot;false&quot;; &quot;unknown&quot;))" office:value-type="string" office:string-value="unknown">
            <text:p>unknown</text:p>
          </table:table-cell>
          <table:table-cell table:style-name="ce3" table:formula="of:=IF(OR([.H241]=&quot;true&quot;; [.I241]=&quot;true&quot;); &quot;true&quot;; IF(OR([.H241]=&quot;false reach&quot;; [.I241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39.c.i </text:p>
          </table:table-cell>
          <table:table-cell table:formula="of:=IF(OR([.E242]=&quot;true&quot;; [.F242]=&quot;true&quot;; [.G242]=&quot;true&quot;; [.H242]=&quot;true&quot;; [.I242]=&quot;true&quot;; [.J242]=&quot;true&quot;); &quot;true&quot;; IF(OR([.E242]=&quot;false reach&quot;; [.F242]=&quot;false reach&quot;; [.G242]=&quot;false reach&quot;; [.H242]=&quot;false reach&quot;; [.I242]=&quot;false reach&quot;; [.J242]=&quot;false reach&quot;); &quot;false&quot;; &quot;unknown&quot;))" office:value-type="string" office:string-value="true">
            <text:p>true</text:p>
          </table:table-cell>
          <table:table-cell table:style-name="ce3" table:formula="of:=IF(OR([.F242]=&quot;true&quot;; [.G242]=&quot;true&quot;); &quot;true&quot;; IF(OR([.F242]=&quot;false reach&quot;; [.G242]=&quot;false reach&quot;); &quot;false&quot;; &quot;unknown&quot;))" office:value-type="string" office:string-value="true">
            <text:p>true</text:p>
          </table:table-cell>
          <table:table-cell table:style-name="ce3" table:formula="of:=IF(OR([.H242]=&quot;true&quot;; [.I242]=&quot;true&quot;); &quot;true&quot;; IF(OR([.H242]=&quot;false reach&quot;; [.I2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0.c.i </text:p>
          </table:table-cell>
          <table:table-cell table:formula="of:=IF(OR([.E243]=&quot;true&quot;; [.F243]=&quot;true&quot;; [.G243]=&quot;true&quot;; [.H243]=&quot;true&quot;; [.I243]=&quot;true&quot;; [.J243]=&quot;true&quot;); &quot;true&quot;; IF(OR([.E243]=&quot;false reach&quot;; [.F243]=&quot;false reach&quot;; [.G243]=&quot;false reach&quot;; [.H243]=&quot;false reach&quot;; [.I243]=&quot;false reach&quot;; [.J243]=&quot;false reach&quot;); &quot;false&quot;; &quot;unknown&quot;))" office:value-type="string" office:string-value="true">
            <text:p>true</text:p>
          </table:table-cell>
          <table:table-cell table:style-name="ce3" table:formula="of:=IF(OR([.F243]=&quot;true&quot;; [.G243]=&quot;true&quot;); &quot;true&quot;; IF(OR([.F243]=&quot;false reach&quot;; [.G243]=&quot;false reach&quot;); &quot;false&quot;; &quot;unknown&quot;))" office:value-type="string" office:string-value="unknown">
            <text:p>unknown</text:p>
          </table:table-cell>
          <table:table-cell table:style-name="ce3" table:formula="of:=IF(OR([.H243]=&quot;true&quot;; [.I243]=&quot;true&quot;); &quot;true&quot;; IF(OR([.H243]=&quot;false reach&quot;; [.I2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1.c.i </text:p>
          </table:table-cell>
          <table:table-cell table:formula="of:=IF(OR([.E244]=&quot;true&quot;; [.F244]=&quot;true&quot;; [.G244]=&quot;true&quot;; [.H244]=&quot;true&quot;; [.I244]=&quot;true&quot;; [.J244]=&quot;true&quot;); &quot;true&quot;; IF(OR([.E244]=&quot;false reach&quot;; [.F244]=&quot;false reach&quot;; [.G244]=&quot;false reach&quot;; [.H244]=&quot;false reach&quot;; [.I244]=&quot;false reach&quot;; [.J244]=&quot;false reach&quot;); &quot;false&quot;; &quot;unknown&quot;))" office:value-type="string" office:string-value="true">
            <text:p>true</text:p>
          </table:table-cell>
          <table:table-cell table:style-name="ce3" table:formula="of:=IF(OR([.F244]=&quot;true&quot;; [.G244]=&quot;true&quot;); &quot;true&quot;; IF(OR([.F244]=&quot;false reach&quot;; [.G244]=&quot;false reach&quot;); &quot;false&quot;; &quot;unknown&quot;))" office:value-type="string" office:string-value="true">
            <text:p>true</text:p>
          </table:table-cell>
          <table:table-cell table:style-name="ce3" table:formula="of:=IF(OR([.H244]=&quot;true&quot;; [.I244]=&quot;true&quot;); &quot;true&quot;; IF(OR([.H244]=&quot;false reach&quot;; [.I2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2.c.i </text:p>
          </table:table-cell>
          <table:table-cell table:formula="of:=IF(OR([.E245]=&quot;true&quot;; [.F245]=&quot;true&quot;; [.G245]=&quot;true&quot;; [.H245]=&quot;true&quot;; [.I245]=&quot;true&quot;; [.J245]=&quot;true&quot;); &quot;true&quot;; IF(OR([.E245]=&quot;false reach&quot;; [.F245]=&quot;false reach&quot;; [.G245]=&quot;false reach&quot;; [.H245]=&quot;false reach&quot;; [.I245]=&quot;false reach&quot;; [.J245]=&quot;false reach&quot;); &quot;false&quot;; &quot;unknown&quot;))" office:value-type="string" office:string-value="true">
            <text:p>true</text:p>
          </table:table-cell>
          <table:table-cell table:style-name="ce3" table:formula="of:=IF(OR([.F245]=&quot;true&quot;; [.G245]=&quot;true&quot;); &quot;true&quot;; IF(OR([.F245]=&quot;false reach&quot;; [.G245]=&quot;false reach&quot;); &quot;false&quot;; &quot;unknown&quot;))" office:value-type="string" office:string-value="true">
            <text:p>true</text:p>
          </table:table-cell>
          <table:table-cell table:style-name="ce3" table:formula="of:=IF(OR([.H245]=&quot;true&quot;; [.I245]=&quot;true&quot;); &quot;true&quot;; IF(OR([.H245]=&quot;false reach&quot;; [.I2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3.c.i </text:p>
          </table:table-cell>
          <table:table-cell table:formula="of:=IF(OR([.E246]=&quot;true&quot;; [.F246]=&quot;true&quot;; [.G246]=&quot;true&quot;; [.H246]=&quot;true&quot;; [.I246]=&quot;true&quot;; [.J246]=&quot;true&quot;); &quot;true&quot;; IF(OR([.E246]=&quot;false reach&quot;; [.F246]=&quot;false reach&quot;; [.G246]=&quot;false reach&quot;; [.H246]=&quot;false reach&quot;; [.I246]=&quot;false reach&quot;; [.J246]=&quot;false reach&quot;); &quot;false&quot;; &quot;unknown&quot;))" office:value-type="string" office:string-value="true">
            <text:p>true</text:p>
          </table:table-cell>
          <table:table-cell table:style-name="ce3" table:formula="of:=IF(OR([.F246]=&quot;true&quot;; [.G246]=&quot;true&quot;); &quot;true&quot;; IF(OR([.F246]=&quot;false reach&quot;; [.G246]=&quot;false reach&quot;); &quot;false&quot;; &quot;unknown&quot;))" office:value-type="string" office:string-value="true">
            <text:p>true</text:p>
          </table:table-cell>
          <table:table-cell table:style-name="ce3" table:formula="of:=IF(OR([.H246]=&quot;true&quot;; [.I246]=&quot;true&quot;); &quot;true&quot;; IF(OR([.H246]=&quot;false reach&quot;; [.I2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4.c.i </text:p>
          </table:table-cell>
          <table:table-cell table:formula="of:=IF(OR([.E247]=&quot;true&quot;; [.F247]=&quot;true&quot;; [.G247]=&quot;true&quot;; [.H247]=&quot;true&quot;; [.I247]=&quot;true&quot;; [.J247]=&quot;true&quot;); &quot;true&quot;; IF(OR([.E247]=&quot;false reach&quot;; [.F247]=&quot;false reach&quot;; [.G247]=&quot;false reach&quot;; [.H247]=&quot;false reach&quot;; [.I247]=&quot;false reach&quot;; [.J247]=&quot;false reach&quot;); &quot;false&quot;; &quot;unknown&quot;))" office:value-type="string" office:string-value="false">
            <text:p>false</text:p>
          </table:table-cell>
          <table:table-cell table:style-name="ce3" table:formula="of:=IF(OR([.F247]=&quot;true&quot;; [.G247]=&quot;true&quot;); &quot;true&quot;; IF(OR([.F247]=&quot;false reach&quot;; [.G247]=&quot;false reach&quot;); &quot;false&quot;; &quot;unknown&quot;))" office:value-type="string" office:string-value="false">
            <text:p>false</text:p>
          </table:table-cell>
          <table:table-cell table:style-name="ce3" table:formula="of:=IF(OR([.H247]=&quot;true&quot;; [.I247]=&quot;true&quot;); &quot;true&quot;; IF(OR([.H247]=&quot;false reach&quot;; [.I247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3_45.c.i </text:p>
          </table:table-cell>
          <table:table-cell table:formula="of:=IF(OR([.E248]=&quot;true&quot;; [.F248]=&quot;true&quot;; [.G248]=&quot;true&quot;; [.H248]=&quot;true&quot;; [.I248]=&quot;true&quot;; [.J248]=&quot;true&quot;); &quot;true&quot;; IF(OR([.E248]=&quot;false reach&quot;; [.F248]=&quot;false reach&quot;; [.G248]=&quot;false reach&quot;; [.H248]=&quot;false reach&quot;; [.I248]=&quot;false reach&quot;; [.J248]=&quot;false reach&quot;); &quot;false&quot;; &quot;unknown&quot;))" office:value-type="string" office:string-value="true">
            <text:p>true</text:p>
          </table:table-cell>
          <table:table-cell table:style-name="ce3" table:formula="of:=IF(OR([.F248]=&quot;true&quot;; [.G248]=&quot;true&quot;); &quot;true&quot;; IF(OR([.F248]=&quot;false reach&quot;; [.G248]=&quot;false reach&quot;); &quot;false&quot;; &quot;unknown&quot;))" office:value-type="string" office:string-value="true">
            <text:p>true</text:p>
          </table:table-cell>
          <table:table-cell table:style-name="ce3" table:formula="of:=IF(OR([.H248]=&quot;true&quot;; [.I248]=&quot;true&quot;); &quot;true&quot;; IF(OR([.H248]=&quot;false reach&quot;; [.I2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6.c.i </text:p>
          </table:table-cell>
          <table:table-cell table:formula="of:=IF(OR([.E249]=&quot;true&quot;; [.F249]=&quot;true&quot;; [.G249]=&quot;true&quot;; [.H249]=&quot;true&quot;; [.I249]=&quot;true&quot;; [.J249]=&quot;true&quot;); &quot;true&quot;; IF(OR([.E249]=&quot;false reach&quot;; [.F249]=&quot;false reach&quot;; [.G249]=&quot;false reach&quot;; [.H249]=&quot;false reach&quot;; [.I249]=&quot;false reach&quot;; [.J249]=&quot;false reach&quot;); &quot;false&quot;; &quot;unknown&quot;))" office:value-type="string" office:string-value="true">
            <text:p>true</text:p>
          </table:table-cell>
          <table:table-cell table:style-name="ce3" table:formula="of:=IF(OR([.F249]=&quot;true&quot;; [.G249]=&quot;true&quot;); &quot;true&quot;; IF(OR([.F249]=&quot;false reach&quot;; [.G249]=&quot;false reach&quot;); &quot;false&quot;; &quot;unknown&quot;))" office:value-type="string" office:string-value="true">
            <text:p>true</text:p>
          </table:table-cell>
          <table:table-cell table:style-name="ce3" table:formula="of:=IF(OR([.H249]=&quot;true&quot;; [.I249]=&quot;true&quot;); &quot;true&quot;; IF(OR([.H249]=&quot;false reach&quot;; [.I2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7.c.i </text:p>
          </table:table-cell>
          <table:table-cell table:formula="of:=IF(OR([.E250]=&quot;true&quot;; [.F250]=&quot;true&quot;; [.G250]=&quot;true&quot;; [.H250]=&quot;true&quot;; [.I250]=&quot;true&quot;; [.J250]=&quot;true&quot;); &quot;true&quot;; IF(OR([.E250]=&quot;false reach&quot;; [.F250]=&quot;false reach&quot;; [.G250]=&quot;false reach&quot;; [.H250]=&quot;false reach&quot;; [.I250]=&quot;false reach&quot;; [.J250]=&quot;false reach&quot;); &quot;false&quot;; &quot;unknown&quot;))" office:value-type="string" office:string-value="true">
            <text:p>true</text:p>
          </table:table-cell>
          <table:table-cell table:style-name="ce3" table:formula="of:=IF(OR([.F250]=&quot;true&quot;; [.G250]=&quot;true&quot;); &quot;true&quot;; IF(OR([.F250]=&quot;false reach&quot;; [.G250]=&quot;false reach&quot;); &quot;false&quot;; &quot;unknown&quot;))" office:value-type="string" office:string-value="true">
            <text:p>true</text:p>
          </table:table-cell>
          <table:table-cell table:style-name="ce3" table:formula="of:=IF(OR([.H250]=&quot;true&quot;; [.I250]=&quot;true&quot;); &quot;true&quot;; IF(OR([.H250]=&quot;false reach&quot;; [.I2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8.c.i </text:p>
          </table:table-cell>
          <table:table-cell table:formula="of:=IF(OR([.E251]=&quot;true&quot;; [.F251]=&quot;true&quot;; [.G251]=&quot;true&quot;; [.H251]=&quot;true&quot;; [.I251]=&quot;true&quot;; [.J251]=&quot;true&quot;); &quot;true&quot;; IF(OR([.E251]=&quot;false reach&quot;; [.F251]=&quot;false reach&quot;; [.G251]=&quot;false reach&quot;; [.H251]=&quot;false reach&quot;; [.I251]=&quot;false reach&quot;; [.J251]=&quot;false reach&quot;); &quot;false&quot;; &quot;unknown&quot;))" office:value-type="string" office:string-value="true">
            <text:p>true</text:p>
          </table:table-cell>
          <table:table-cell table:style-name="ce3" table:formula="of:=IF(OR([.F251]=&quot;true&quot;; [.G251]=&quot;true&quot;); &quot;true&quot;; IF(OR([.F251]=&quot;false reach&quot;; [.G251]=&quot;false reach&quot;); &quot;false&quot;; &quot;unknown&quot;))" office:value-type="string" office:string-value="true">
            <text:p>true</text:p>
          </table:table-cell>
          <table:table-cell table:style-name="ce3" table:formula="of:=IF(OR([.H251]=&quot;true&quot;; [.I251]=&quot;true&quot;); &quot;true&quot;; IF(OR([.H251]=&quot;false reach&quot;; [.I2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49.c.i </text:p>
          </table:table-cell>
          <table:table-cell table:formula="of:=IF(OR([.E252]=&quot;true&quot;; [.F252]=&quot;true&quot;; [.G252]=&quot;true&quot;; [.H252]=&quot;true&quot;; [.I252]=&quot;true&quot;; [.J252]=&quot;true&quot;); &quot;true&quot;; IF(OR([.E252]=&quot;false reach&quot;; [.F252]=&quot;false reach&quot;; [.G252]=&quot;false reach&quot;; [.H252]=&quot;false reach&quot;; [.I252]=&quot;false reach&quot;; [.J252]=&quot;false reach&quot;); &quot;false&quot;; &quot;unknown&quot;))" office:value-type="string" office:string-value="true">
            <text:p>true</text:p>
          </table:table-cell>
          <table:table-cell table:style-name="ce3" table:formula="of:=IF(OR([.F252]=&quot;true&quot;; [.G252]=&quot;true&quot;); &quot;true&quot;; IF(OR([.F252]=&quot;false reach&quot;; [.G252]=&quot;false reach&quot;); &quot;false&quot;; &quot;unknown&quot;))" office:value-type="string" office:string-value="true">
            <text:p>true</text:p>
          </table:table-cell>
          <table:table-cell table:style-name="ce3" table:formula="of:=IF(OR([.H252]=&quot;true&quot;; [.I252]=&quot;true&quot;); &quot;true&quot;; IF(OR([.H252]=&quot;false reach&quot;; [.I2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0.c.i </text:p>
          </table:table-cell>
          <table:table-cell table:formula="of:=IF(OR([.E253]=&quot;true&quot;; [.F253]=&quot;true&quot;; [.G253]=&quot;true&quot;; [.H253]=&quot;true&quot;; [.I253]=&quot;true&quot;; [.J253]=&quot;true&quot;); &quot;true&quot;; IF(OR([.E253]=&quot;false reach&quot;; [.F253]=&quot;false reach&quot;; [.G253]=&quot;false reach&quot;; [.H253]=&quot;false reach&quot;; [.I253]=&quot;false reach&quot;; [.J253]=&quot;false reach&quot;); &quot;false&quot;; &quot;unknown&quot;))" office:value-type="string" office:string-value="true">
            <text:p>true</text:p>
          </table:table-cell>
          <table:table-cell table:style-name="ce3" table:formula="of:=IF(OR([.F253]=&quot;true&quot;; [.G253]=&quot;true&quot;); &quot;true&quot;; IF(OR([.F253]=&quot;false reach&quot;; [.G253]=&quot;false reach&quot;); &quot;false&quot;; &quot;unknown&quot;))" office:value-type="string" office:string-value="unknown">
            <text:p>unknown</text:p>
          </table:table-cell>
          <table:table-cell table:style-name="ce3" table:formula="of:=IF(OR([.H253]=&quot;true&quot;; [.I253]=&quot;true&quot;); &quot;true&quot;; IF(OR([.H253]=&quot;false reach&quot;; [.I253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1.c.i </text:p>
          </table:table-cell>
          <table:table-cell table:formula="of:=IF(OR([.E254]=&quot;true&quot;; [.F254]=&quot;true&quot;; [.G254]=&quot;true&quot;; [.H254]=&quot;true&quot;; [.I254]=&quot;true&quot;; [.J254]=&quot;true&quot;); &quot;true&quot;; IF(OR([.E254]=&quot;false reach&quot;; [.F254]=&quot;false reach&quot;; [.G254]=&quot;false reach&quot;; [.H254]=&quot;false reach&quot;; [.I254]=&quot;false reach&quot;; [.J254]=&quot;false reach&quot;); &quot;false&quot;; &quot;unknown&quot;))" office:value-type="string" office:string-value="false">
            <text:p>false</text:p>
          </table:table-cell>
          <table:table-cell table:style-name="ce3" table:formula="of:=IF(OR([.F254]=&quot;true&quot;; [.G254]=&quot;true&quot;); &quot;true&quot;; IF(OR([.F254]=&quot;false reach&quot;; [.G254]=&quot;false reach&quot;); &quot;false&quot;; &quot;unknown&quot;))" office:value-type="string" office:string-value="false">
            <text:p>false</text:p>
          </table:table-cell>
          <table:table-cell table:style-name="ce3" table:formula="of:=IF(OR([.H254]=&quot;true&quot;; [.I254]=&quot;true&quot;); &quot;true&quot;; IF(OR([.H254]=&quot;false reach&quot;; [.I25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52.c.i </text:p>
          </table:table-cell>
          <table:table-cell table:formula="of:=IF(OR([.E255]=&quot;true&quot;; [.F255]=&quot;true&quot;; [.G255]=&quot;true&quot;; [.H255]=&quot;true&quot;; [.I255]=&quot;true&quot;; [.J255]=&quot;true&quot;); &quot;true&quot;; IF(OR([.E255]=&quot;false reach&quot;; [.F255]=&quot;false reach&quot;; [.G255]=&quot;false reach&quot;; [.H255]=&quot;false reach&quot;; [.I255]=&quot;false reach&quot;; [.J255]=&quot;false reach&quot;); &quot;false&quot;; &quot;unknown&quot;))" office:value-type="string" office:string-value="true">
            <text:p>true</text:p>
          </table:table-cell>
          <table:table-cell table:style-name="ce3" table:formula="of:=IF(OR([.F255]=&quot;true&quot;; [.G255]=&quot;true&quot;); &quot;true&quot;; IF(OR([.F255]=&quot;false reach&quot;; [.G255]=&quot;false reach&quot;); &quot;false&quot;; &quot;unknown&quot;))" office:value-type="string" office:string-value="unknown">
            <text:p>unknown</text:p>
          </table:table-cell>
          <table:table-cell table:style-name="ce3" table:formula="of:=IF(OR([.H255]=&quot;true&quot;; [.I255]=&quot;true&quot;); &quot;true&quot;; IF(OR([.H255]=&quot;false reach&quot;; [.I2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3.c.i </text:p>
          </table:table-cell>
          <table:table-cell table:formula="of:=IF(OR([.E256]=&quot;true&quot;; [.F256]=&quot;true&quot;; [.G256]=&quot;true&quot;; [.H256]=&quot;true&quot;; [.I256]=&quot;true&quot;; [.J256]=&quot;true&quot;); &quot;true&quot;; IF(OR([.E256]=&quot;false reach&quot;; [.F256]=&quot;false reach&quot;; [.G256]=&quot;false reach&quot;; [.H256]=&quot;false reach&quot;; [.I256]=&quot;false reach&quot;; [.J256]=&quot;false reach&quot;); &quot;false&quot;; &quot;unknown&quot;))" office:value-type="string" office:string-value="true">
            <text:p>true</text:p>
          </table:table-cell>
          <table:table-cell table:style-name="ce3" table:formula="of:=IF(OR([.F256]=&quot;true&quot;; [.G256]=&quot;true&quot;); &quot;true&quot;; IF(OR([.F256]=&quot;false reach&quot;; [.G256]=&quot;false reach&quot;); &quot;false&quot;; &quot;unknown&quot;))" office:value-type="string" office:string-value="true">
            <text:p>true</text:p>
          </table:table-cell>
          <table:table-cell table:style-name="ce3" table:formula="of:=IF(OR([.H256]=&quot;true&quot;; [.I256]=&quot;true&quot;); &quot;true&quot;; IF(OR([.H256]=&quot;false reach&quot;; [.I2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4.c.i </text:p>
          </table:table-cell>
          <table:table-cell table:formula="of:=IF(OR([.E257]=&quot;true&quot;; [.F257]=&quot;true&quot;; [.G257]=&quot;true&quot;; [.H257]=&quot;true&quot;; [.I257]=&quot;true&quot;; [.J257]=&quot;true&quot;); &quot;true&quot;; IF(OR([.E257]=&quot;false reach&quot;; [.F257]=&quot;false reach&quot;; [.G257]=&quot;false reach&quot;; [.H257]=&quot;false reach&quot;; [.I257]=&quot;false reach&quot;; [.J257]=&quot;false reach&quot;); &quot;false&quot;; &quot;unknown&quot;))" office:value-type="string" office:string-value="true">
            <text:p>true</text:p>
          </table:table-cell>
          <table:table-cell table:style-name="ce3" table:formula="of:=IF(OR([.F257]=&quot;true&quot;; [.G257]=&quot;true&quot;); &quot;true&quot;; IF(OR([.F257]=&quot;false reach&quot;; [.G257]=&quot;false reach&quot;); &quot;false&quot;; &quot;unknown&quot;))" office:value-type="string" office:string-value="true">
            <text:p>true</text:p>
          </table:table-cell>
          <table:table-cell table:style-name="ce3" table:formula="of:=IF(OR([.H257]=&quot;true&quot;; [.I257]=&quot;true&quot;); &quot;true&quot;; IF(OR([.H257]=&quot;false reach&quot;; [.I2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5.c.i </text:p>
          </table:table-cell>
          <table:table-cell table:formula="of:=IF(OR([.E258]=&quot;true&quot;; [.F258]=&quot;true&quot;; [.G258]=&quot;true&quot;; [.H258]=&quot;true&quot;; [.I258]=&quot;true&quot;; [.J258]=&quot;true&quot;); &quot;true&quot;; IF(OR([.E258]=&quot;false reach&quot;; [.F258]=&quot;false reach&quot;; [.G258]=&quot;false reach&quot;; [.H258]=&quot;false reach&quot;; [.I258]=&quot;false reach&quot;; [.J258]=&quot;false reach&quot;); &quot;false&quot;; &quot;unknown&quot;))" office:value-type="string" office:string-value="true">
            <text:p>true</text:p>
          </table:table-cell>
          <table:table-cell table:style-name="ce3" table:formula="of:=IF(OR([.F258]=&quot;true&quot;; [.G258]=&quot;true&quot;); &quot;true&quot;; IF(OR([.F258]=&quot;false reach&quot;; [.G258]=&quot;false reach&quot;); &quot;false&quot;; &quot;unknown&quot;))" office:value-type="string" office:string-value="true">
            <text:p>true</text:p>
          </table:table-cell>
          <table:table-cell table:style-name="ce3" table:formula="of:=IF(OR([.H258]=&quot;true&quot;; [.I258]=&quot;true&quot;); &quot;true&quot;; IF(OR([.H258]=&quot;false reach&quot;; [.I2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6.c.i </text:p>
          </table:table-cell>
          <table:table-cell table:formula="of:=IF(OR([.E259]=&quot;true&quot;; [.F259]=&quot;true&quot;; [.G259]=&quot;true&quot;; [.H259]=&quot;true&quot;; [.I259]=&quot;true&quot;; [.J259]=&quot;true&quot;); &quot;true&quot;; IF(OR([.E259]=&quot;false reach&quot;; [.F259]=&quot;false reach&quot;; [.G259]=&quot;false reach&quot;; [.H259]=&quot;false reach&quot;; [.I259]=&quot;false reach&quot;; [.J259]=&quot;false reach&quot;); &quot;false&quot;; &quot;unknown&quot;))" office:value-type="string" office:string-value="true">
            <text:p>true</text:p>
          </table:table-cell>
          <table:table-cell table:style-name="ce3" table:formula="of:=IF(OR([.F259]=&quot;true&quot;; [.G259]=&quot;true&quot;); &quot;true&quot;; IF(OR([.F259]=&quot;false reach&quot;; [.G259]=&quot;false reach&quot;); &quot;false&quot;; &quot;unknown&quot;))" office:value-type="string" office:string-value="unknown">
            <text:p>unknown</text:p>
          </table:table-cell>
          <table:table-cell table:style-name="ce3" table:formula="of:=IF(OR([.H259]=&quot;true&quot;; [.I259]=&quot;true&quot;); &quot;true&quot;; IF(OR([.H259]=&quot;false reach&quot;; [.I2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7.c.i </text:p>
          </table:table-cell>
          <table:table-cell table:formula="of:=IF(OR([.E260]=&quot;true&quot;; [.F260]=&quot;true&quot;; [.G260]=&quot;true&quot;; [.H260]=&quot;true&quot;; [.I260]=&quot;true&quot;; [.J260]=&quot;true&quot;); &quot;true&quot;; IF(OR([.E260]=&quot;false reach&quot;; [.F260]=&quot;false reach&quot;; [.G260]=&quot;false reach&quot;; [.H260]=&quot;false reach&quot;; [.I260]=&quot;false reach&quot;; [.J260]=&quot;false reach&quot;); &quot;false&quot;; &quot;unknown&quot;))" office:value-type="string" office:string-value="true">
            <text:p>true</text:p>
          </table:table-cell>
          <table:table-cell table:style-name="ce3" table:formula="of:=IF(OR([.F260]=&quot;true&quot;; [.G260]=&quot;true&quot;); &quot;true&quot;; IF(OR([.F260]=&quot;false reach&quot;; [.G260]=&quot;false reach&quot;); &quot;false&quot;; &quot;unknown&quot;))" office:value-type="string" office:string-value="true">
            <text:p>true</text:p>
          </table:table-cell>
          <table:table-cell table:style-name="ce3" table:formula="of:=IF(OR([.H260]=&quot;true&quot;; [.I260]=&quot;true&quot;); &quot;true&quot;; IF(OR([.H260]=&quot;false reach&quot;; [.I2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8.c.i </text:p>
          </table:table-cell>
          <table:table-cell table:formula="of:=IF(OR([.E261]=&quot;true&quot;; [.F261]=&quot;true&quot;; [.G261]=&quot;true&quot;; [.H261]=&quot;true&quot;; [.I261]=&quot;true&quot;; [.J261]=&quot;true&quot;); &quot;true&quot;; IF(OR([.E261]=&quot;false reach&quot;; [.F261]=&quot;false reach&quot;; [.G261]=&quot;false reach&quot;; [.H261]=&quot;false reach&quot;; [.I261]=&quot;false reach&quot;; [.J261]=&quot;false reach&quot;); &quot;false&quot;; &quot;unknown&quot;))" office:value-type="string" office:string-value="true">
            <text:p>true</text:p>
          </table:table-cell>
          <table:table-cell table:style-name="ce3" table:formula="of:=IF(OR([.F261]=&quot;true&quot;; [.G261]=&quot;true&quot;); &quot;true&quot;; IF(OR([.F261]=&quot;false reach&quot;; [.G261]=&quot;false reach&quot;); &quot;false&quot;; &quot;unknown&quot;))" office:value-type="string" office:string-value="true">
            <text:p>true</text:p>
          </table:table-cell>
          <table:table-cell table:style-name="ce3" table:formula="of:=IF(OR([.H261]=&quot;true&quot;; [.I261]=&quot;true&quot;); &quot;true&quot;; IF(OR([.H261]=&quot;false reach&quot;; [.I2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59.c.i </text:p>
          </table:table-cell>
          <table:table-cell table:formula="of:=IF(OR([.E262]=&quot;true&quot;; [.F262]=&quot;true&quot;; [.G262]=&quot;true&quot;; [.H262]=&quot;true&quot;; [.I262]=&quot;true&quot;; [.J262]=&quot;true&quot;); &quot;true&quot;; IF(OR([.E262]=&quot;false reach&quot;; [.F262]=&quot;false reach&quot;; [.G262]=&quot;false reach&quot;; [.H262]=&quot;false reach&quot;; [.I262]=&quot;false reach&quot;; [.J262]=&quot;false reach&quot;); &quot;false&quot;; &quot;unknown&quot;))" office:value-type="string" office:string-value="true">
            <text:p>true</text:p>
          </table:table-cell>
          <table:table-cell table:style-name="ce3" table:formula="of:=IF(OR([.F262]=&quot;true&quot;; [.G262]=&quot;true&quot;); &quot;true&quot;; IF(OR([.F262]=&quot;false reach&quot;; [.G262]=&quot;false reach&quot;); &quot;false&quot;; &quot;unknown&quot;))" office:value-type="string" office:string-value="true">
            <text:p>true</text:p>
          </table:table-cell>
          <table:table-cell table:style-name="ce3" table:formula="of:=IF(OR([.H262]=&quot;true&quot;; [.I262]=&quot;true&quot;); &quot;true&quot;; IF(OR([.H262]=&quot;false reach&quot;; [.I2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0.c.i </text:p>
          </table:table-cell>
          <table:table-cell table:formula="of:=IF(OR([.E263]=&quot;true&quot;; [.F263]=&quot;true&quot;; [.G263]=&quot;true&quot;; [.H263]=&quot;true&quot;; [.I263]=&quot;true&quot;; [.J263]=&quot;true&quot;); &quot;true&quot;; IF(OR([.E263]=&quot;false reach&quot;; [.F263]=&quot;false reach&quot;; [.G263]=&quot;false reach&quot;; [.H263]=&quot;false reach&quot;; [.I263]=&quot;false reach&quot;; [.J263]=&quot;false reach&quot;); &quot;false&quot;; &quot;unknown&quot;))" office:value-type="string" office:string-value="true">
            <text:p>true</text:p>
          </table:table-cell>
          <table:table-cell table:style-name="ce3" table:formula="of:=IF(OR([.F263]=&quot;true&quot;; [.G263]=&quot;true&quot;); &quot;true&quot;; IF(OR([.F263]=&quot;false reach&quot;; [.G263]=&quot;false reach&quot;); &quot;false&quot;; &quot;unknown&quot;))" office:value-type="string" office:string-value="unknown">
            <text:p>unknown</text:p>
          </table:table-cell>
          <table:table-cell table:style-name="ce3" table:formula="of:=IF(OR([.H263]=&quot;true&quot;; [.I263]=&quot;true&quot;); &quot;true&quot;; IF(OR([.H263]=&quot;false reach&quot;; [.I2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1.c.i </text:p>
          </table:table-cell>
          <table:table-cell table:formula="of:=IF(OR([.E264]=&quot;true&quot;; [.F264]=&quot;true&quot;; [.G264]=&quot;true&quot;; [.H264]=&quot;true&quot;; [.I264]=&quot;true&quot;; [.J264]=&quot;true&quot;); &quot;true&quot;; IF(OR([.E264]=&quot;false reach&quot;; [.F264]=&quot;false reach&quot;; [.G264]=&quot;false reach&quot;; [.H264]=&quot;false reach&quot;; [.I264]=&quot;false reach&quot;; [.J264]=&quot;false reach&quot;); &quot;false&quot;; &quot;unknown&quot;))" office:value-type="string" office:string-value="unknown">
            <text:p>unknown</text:p>
          </table:table-cell>
          <table:table-cell table:style-name="ce3" table:formula="of:=IF(OR([.F264]=&quot;true&quot;; [.G264]=&quot;true&quot;); &quot;true&quot;; IF(OR([.F264]=&quot;false reach&quot;; [.G264]=&quot;false reach&quot;); &quot;false&quot;; &quot;unknown&quot;))" office:value-type="string" office:string-value="unknown">
            <text:p>unknown</text:p>
          </table:table-cell>
          <table:table-cell table:style-name="ce3" table:formula="of:=IF(OR([.H264]=&quot;true&quot;; [.I264]=&quot;true&quot;); &quot;true&quot;; IF(OR([.H264]=&quot;false reach&quot;; [.I26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62.c.i </text:p>
          </table:table-cell>
          <table:table-cell table:formula="of:=IF(OR([.E265]=&quot;true&quot;; [.F265]=&quot;true&quot;; [.G265]=&quot;true&quot;; [.H265]=&quot;true&quot;; [.I265]=&quot;true&quot;; [.J265]=&quot;true&quot;); &quot;true&quot;; IF(OR([.E265]=&quot;false reach&quot;; [.F265]=&quot;false reach&quot;; [.G265]=&quot;false reach&quot;; [.H265]=&quot;false reach&quot;; [.I265]=&quot;false reach&quot;; [.J265]=&quot;false reach&quot;); &quot;false&quot;; &quot;unknown&quot;))" office:value-type="string" office:string-value="true">
            <text:p>true</text:p>
          </table:table-cell>
          <table:table-cell table:style-name="ce3" table:formula="of:=IF(OR([.F265]=&quot;true&quot;; [.G265]=&quot;true&quot;); &quot;true&quot;; IF(OR([.F265]=&quot;false reach&quot;; [.G265]=&quot;false reach&quot;); &quot;false&quot;; &quot;unknown&quot;))" office:value-type="string" office:string-value="true">
            <text:p>true</text:p>
          </table:table-cell>
          <table:table-cell table:style-name="ce3" table:formula="of:=IF(OR([.H265]=&quot;true&quot;; [.I265]=&quot;true&quot;); &quot;true&quot;; IF(OR([.H265]=&quot;false reach&quot;; [.I2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3.c.i </text:p>
          </table:table-cell>
          <table:table-cell table:formula="of:=IF(OR([.E266]=&quot;true&quot;; [.F266]=&quot;true&quot;; [.G266]=&quot;true&quot;; [.H266]=&quot;true&quot;; [.I266]=&quot;true&quot;; [.J266]=&quot;true&quot;); &quot;true&quot;; IF(OR([.E266]=&quot;false reach&quot;; [.F266]=&quot;false reach&quot;; [.G266]=&quot;false reach&quot;; [.H266]=&quot;false reach&quot;; [.I266]=&quot;false reach&quot;; [.J266]=&quot;false reach&quot;); &quot;false&quot;; &quot;unknown&quot;))" office:value-type="string" office:string-value="true">
            <text:p>true</text:p>
          </table:table-cell>
          <table:table-cell table:style-name="ce3" table:formula="of:=IF(OR([.F266]=&quot;true&quot;; [.G266]=&quot;true&quot;); &quot;true&quot;; IF(OR([.F266]=&quot;false reach&quot;; [.G266]=&quot;false reach&quot;); &quot;false&quot;; &quot;unknown&quot;))" office:value-type="string" office:string-value="true">
            <text:p>true</text:p>
          </table:table-cell>
          <table:table-cell table:style-name="ce3" table:formula="of:=IF(OR([.H266]=&quot;true&quot;; [.I266]=&quot;true&quot;); &quot;true&quot;; IF(OR([.H266]=&quot;false reach&quot;; [.I2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4.c.i </text:p>
          </table:table-cell>
          <table:table-cell table:formula="of:=IF(OR([.E267]=&quot;true&quot;; [.F267]=&quot;true&quot;; [.G267]=&quot;true&quot;; [.H267]=&quot;true&quot;; [.I267]=&quot;true&quot;; [.J267]=&quot;true&quot;); &quot;true&quot;; IF(OR([.E267]=&quot;false reach&quot;; [.F267]=&quot;false reach&quot;; [.G267]=&quot;false reach&quot;; [.H267]=&quot;false reach&quot;; [.I267]=&quot;false reach&quot;; [.J267]=&quot;false reach&quot;); &quot;false&quot;; &quot;unknown&quot;))" office:value-type="string" office:string-value="false">
            <text:p>false</text:p>
          </table:table-cell>
          <table:table-cell table:style-name="ce3" table:formula="of:=IF(OR([.F267]=&quot;true&quot;; [.G267]=&quot;true&quot;); &quot;true&quot;; IF(OR([.F267]=&quot;false reach&quot;; [.G267]=&quot;false reach&quot;); &quot;false&quot;; &quot;unknown&quot;))" office:value-type="string" office:string-value="false">
            <text:p>false</text:p>
          </table:table-cell>
          <table:table-cell table:style-name="ce3" table:formula="of:=IF(OR([.H267]=&quot;true&quot;; [.I267]=&quot;true&quot;); &quot;true&quot;; IF(OR([.H267]=&quot;false reach&quot;; [.I267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65.c.i </text:p>
          </table:table-cell>
          <table:table-cell table:formula="of:=IF(OR([.E268]=&quot;true&quot;; [.F268]=&quot;true&quot;; [.G268]=&quot;true&quot;; [.H268]=&quot;true&quot;; [.I268]=&quot;true&quot;; [.J268]=&quot;true&quot;); &quot;true&quot;; IF(OR([.E268]=&quot;false reach&quot;; [.F268]=&quot;false reach&quot;; [.G268]=&quot;false reach&quot;; [.H268]=&quot;false reach&quot;; [.I268]=&quot;false reach&quot;; [.J268]=&quot;false reach&quot;); &quot;false&quot;; &quot;unknown&quot;))" office:value-type="string" office:string-value="true">
            <text:p>true</text:p>
          </table:table-cell>
          <table:table-cell table:style-name="ce3" table:formula="of:=IF(OR([.F268]=&quot;true&quot;; [.G268]=&quot;true&quot;); &quot;true&quot;; IF(OR([.F268]=&quot;false reach&quot;; [.G268]=&quot;false reach&quot;); &quot;false&quot;; &quot;unknown&quot;))" office:value-type="string" office:string-value="true">
            <text:p>true</text:p>
          </table:table-cell>
          <table:table-cell table:style-name="ce3" table:formula="of:=IF(OR([.H268]=&quot;true&quot;; [.I268]=&quot;true&quot;); &quot;true&quot;; IF(OR([.H268]=&quot;false reach&quot;; [.I2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6.c.i </text:p>
          </table:table-cell>
          <table:table-cell table:formula="of:=IF(OR([.E269]=&quot;true&quot;; [.F269]=&quot;true&quot;; [.G269]=&quot;true&quot;; [.H269]=&quot;true&quot;; [.I269]=&quot;true&quot;; [.J269]=&quot;true&quot;); &quot;true&quot;; IF(OR([.E269]=&quot;false reach&quot;; [.F269]=&quot;false reach&quot;; [.G269]=&quot;false reach&quot;; [.H269]=&quot;false reach&quot;; [.I269]=&quot;false reach&quot;; [.J269]=&quot;false reach&quot;); &quot;false&quot;; &quot;unknown&quot;))" office:value-type="string" office:string-value="true">
            <text:p>true</text:p>
          </table:table-cell>
          <table:table-cell table:style-name="ce3" table:formula="of:=IF(OR([.F269]=&quot;true&quot;; [.G269]=&quot;true&quot;); &quot;true&quot;; IF(OR([.F269]=&quot;false reach&quot;; [.G269]=&quot;false reach&quot;); &quot;false&quot;; &quot;unknown&quot;))" office:value-type="string" office:string-value="true">
            <text:p>true</text:p>
          </table:table-cell>
          <table:table-cell table:style-name="ce3" table:formula="of:=IF(OR([.H269]=&quot;true&quot;; [.I269]=&quot;true&quot;); &quot;true&quot;; IF(OR([.H269]=&quot;false reach&quot;; [.I2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7.c.i </text:p>
          </table:table-cell>
          <table:table-cell table:formula="of:=IF(OR([.E270]=&quot;true&quot;; [.F270]=&quot;true&quot;; [.G270]=&quot;true&quot;; [.H270]=&quot;true&quot;; [.I270]=&quot;true&quot;; [.J270]=&quot;true&quot;); &quot;true&quot;; IF(OR([.E270]=&quot;false reach&quot;; [.F270]=&quot;false reach&quot;; [.G270]=&quot;false reach&quot;; [.H270]=&quot;false reach&quot;; [.I270]=&quot;false reach&quot;; [.J270]=&quot;false reach&quot;); &quot;false&quot;; &quot;unknown&quot;))" office:value-type="string" office:string-value="false">
            <text:p>false</text:p>
          </table:table-cell>
          <table:table-cell table:style-name="ce3" table:formula="of:=IF(OR([.F270]=&quot;true&quot;; [.G270]=&quot;true&quot;); &quot;true&quot;; IF(OR([.F270]=&quot;false reach&quot;; [.G270]=&quot;false reach&quot;); &quot;false&quot;; &quot;unknown&quot;))" office:value-type="string" office:string-value="false">
            <text:p>false</text:p>
          </table:table-cell>
          <table:table-cell table:style-name="ce3" table:formula="of:=IF(OR([.H270]=&quot;true&quot;; [.I270]=&quot;true&quot;); &quot;true&quot;; IF(OR([.H270]=&quot;false reach&quot;; [.I270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68.c.i </text:p>
          </table:table-cell>
          <table:table-cell table:formula="of:=IF(OR([.E271]=&quot;true&quot;; [.F271]=&quot;true&quot;; [.G271]=&quot;true&quot;; [.H271]=&quot;true&quot;; [.I271]=&quot;true&quot;; [.J271]=&quot;true&quot;); &quot;true&quot;; IF(OR([.E271]=&quot;false reach&quot;; [.F271]=&quot;false reach&quot;; [.G271]=&quot;false reach&quot;; [.H271]=&quot;false reach&quot;; [.I271]=&quot;false reach&quot;; [.J271]=&quot;false reach&quot;); &quot;false&quot;; &quot;unknown&quot;))" office:value-type="string" office:string-value="true">
            <text:p>true</text:p>
          </table:table-cell>
          <table:table-cell table:style-name="ce3" table:formula="of:=IF(OR([.F271]=&quot;true&quot;; [.G271]=&quot;true&quot;); &quot;true&quot;; IF(OR([.F271]=&quot;false reach&quot;; [.G271]=&quot;false reach&quot;); &quot;false&quot;; &quot;unknown&quot;))" office:value-type="string" office:string-value="true">
            <text:p>true</text:p>
          </table:table-cell>
          <table:table-cell table:style-name="ce3" table:formula="of:=IF(OR([.H271]=&quot;true&quot;; [.I271]=&quot;true&quot;); &quot;true&quot;; IF(OR([.H271]=&quot;false reach&quot;; [.I2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69.c.i </text:p>
          </table:table-cell>
          <table:table-cell table:formula="of:=IF(OR([.E272]=&quot;true&quot;; [.F272]=&quot;true&quot;; [.G272]=&quot;true&quot;; [.H272]=&quot;true&quot;; [.I272]=&quot;true&quot;; [.J272]=&quot;true&quot;); &quot;true&quot;; IF(OR([.E272]=&quot;false reach&quot;; [.F272]=&quot;false reach&quot;; [.G272]=&quot;false reach&quot;; [.H272]=&quot;false reach&quot;; [.I272]=&quot;false reach&quot;; [.J272]=&quot;false reach&quot;); &quot;false&quot;; &quot;unknown&quot;))" office:value-type="string" office:string-value="unknown">
            <text:p>unknown</text:p>
          </table:table-cell>
          <table:table-cell table:style-name="ce3" table:formula="of:=IF(OR([.F272]=&quot;true&quot;; [.G272]=&quot;true&quot;); &quot;true&quot;; IF(OR([.F272]=&quot;false reach&quot;; [.G272]=&quot;false reach&quot;); &quot;false&quot;; &quot;unknown&quot;))" office:value-type="string" office:string-value="unknown">
            <text:p>unknown</text:p>
          </table:table-cell>
          <table:table-cell table:style-name="ce3" table:formula="of:=IF(OR([.H272]=&quot;true&quot;; [.I272]=&quot;true&quot;); &quot;true&quot;; IF(OR([.H272]=&quot;false reach&quot;; [.I2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70.c.i </text:p>
          </table:table-cell>
          <table:table-cell table:formula="of:=IF(OR([.E273]=&quot;true&quot;; [.F273]=&quot;true&quot;; [.G273]=&quot;true&quot;; [.H273]=&quot;true&quot;; [.I273]=&quot;true&quot;; [.J273]=&quot;true&quot;); &quot;true&quot;; IF(OR([.E273]=&quot;false reach&quot;; [.F273]=&quot;false reach&quot;; [.G273]=&quot;false reach&quot;; [.H273]=&quot;false reach&quot;; [.I273]=&quot;false reach&quot;; [.J273]=&quot;false reach&quot;); &quot;false&quot;; &quot;unknown&quot;))" office:value-type="string" office:string-value="true">
            <text:p>true</text:p>
          </table:table-cell>
          <table:table-cell table:style-name="ce3" table:formula="of:=IF(OR([.F273]=&quot;true&quot;; [.G273]=&quot;true&quot;); &quot;true&quot;; IF(OR([.F273]=&quot;false reach&quot;; [.G273]=&quot;false reach&quot;); &quot;false&quot;; &quot;unknown&quot;))" office:value-type="string" office:string-value="unknown">
            <text:p>unknown</text:p>
          </table:table-cell>
          <table:table-cell table:style-name="ce3" table:formula="of:=IF(OR([.H273]=&quot;true&quot;; [.I273]=&quot;true&quot;); &quot;true&quot;; IF(OR([.H273]=&quot;false reach&quot;; [.I2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1.c.i </text:p>
          </table:table-cell>
          <table:table-cell table:formula="of:=IF(OR([.E274]=&quot;true&quot;; [.F274]=&quot;true&quot;; [.G274]=&quot;true&quot;; [.H274]=&quot;true&quot;; [.I274]=&quot;true&quot;; [.J274]=&quot;true&quot;); &quot;true&quot;; IF(OR([.E274]=&quot;false reach&quot;; [.F274]=&quot;false reach&quot;; [.G274]=&quot;false reach&quot;; [.H274]=&quot;false reach&quot;; [.I274]=&quot;false reach&quot;; [.J274]=&quot;false reach&quot;); &quot;false&quot;; &quot;unknown&quot;))" office:value-type="string" office:string-value="true">
            <text:p>true</text:p>
          </table:table-cell>
          <table:table-cell table:style-name="ce3" table:formula="of:=IF(OR([.F274]=&quot;true&quot;; [.G274]=&quot;true&quot;); &quot;true&quot;; IF(OR([.F274]=&quot;false reach&quot;; [.G274]=&quot;false reach&quot;); &quot;false&quot;; &quot;unknown&quot;))" office:value-type="string" office:string-value="true">
            <text:p>true</text:p>
          </table:table-cell>
          <table:table-cell table:style-name="ce3" table:formula="of:=IF(OR([.H274]=&quot;true&quot;; [.I274]=&quot;true&quot;); &quot;true&quot;; IF(OR([.H274]=&quot;false reach&quot;; [.I2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2.c.i </text:p>
          </table:table-cell>
          <table:table-cell table:formula="of:=IF(OR([.E275]=&quot;true&quot;; [.F275]=&quot;true&quot;; [.G275]=&quot;true&quot;; [.H275]=&quot;true&quot;; [.I275]=&quot;true&quot;; [.J275]=&quot;true&quot;); &quot;true&quot;; IF(OR([.E275]=&quot;false reach&quot;; [.F275]=&quot;false reach&quot;; [.G275]=&quot;false reach&quot;; [.H275]=&quot;false reach&quot;; [.I275]=&quot;false reach&quot;; [.J275]=&quot;false reach&quot;); &quot;false&quot;; &quot;unknown&quot;))" office:value-type="string" office:string-value="true">
            <text:p>true</text:p>
          </table:table-cell>
          <table:table-cell table:style-name="ce3" table:formula="of:=IF(OR([.F275]=&quot;true&quot;; [.G275]=&quot;true&quot;); &quot;true&quot;; IF(OR([.F275]=&quot;false reach&quot;; [.G275]=&quot;false reach&quot;); &quot;false&quot;; &quot;unknown&quot;))" office:value-type="string" office:string-value="true">
            <text:p>true</text:p>
          </table:table-cell>
          <table:table-cell table:style-name="ce3" table:formula="of:=IF(OR([.H275]=&quot;true&quot;; [.I275]=&quot;true&quot;); &quot;true&quot;; IF(OR([.H275]=&quot;false reach&quot;; [.I2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3.c.i </text:p>
          </table:table-cell>
          <table:table-cell table:formula="of:=IF(OR([.E276]=&quot;true&quot;; [.F276]=&quot;true&quot;; [.G276]=&quot;true&quot;; [.H276]=&quot;true&quot;; [.I276]=&quot;true&quot;; [.J276]=&quot;true&quot;); &quot;true&quot;; IF(OR([.E276]=&quot;false reach&quot;; [.F276]=&quot;false reach&quot;; [.G276]=&quot;false reach&quot;; [.H276]=&quot;false reach&quot;; [.I276]=&quot;false reach&quot;; [.J276]=&quot;false reach&quot;); &quot;false&quot;; &quot;unknown&quot;))" office:value-type="string" office:string-value="true">
            <text:p>true</text:p>
          </table:table-cell>
          <table:table-cell table:style-name="ce3" table:formula="of:=IF(OR([.F276]=&quot;true&quot;; [.G276]=&quot;true&quot;); &quot;true&quot;; IF(OR([.F276]=&quot;false reach&quot;; [.G276]=&quot;false reach&quot;); &quot;false&quot;; &quot;unknown&quot;))" office:value-type="string" office:string-value="true">
            <text:p>true</text:p>
          </table:table-cell>
          <table:table-cell table:style-name="ce3" table:formula="of:=IF(OR([.H276]=&quot;true&quot;; [.I276]=&quot;true&quot;); &quot;true&quot;; IF(OR([.H276]=&quot;false reach&quot;; [.I2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4.c.i </text:p>
          </table:table-cell>
          <table:table-cell table:formula="of:=IF(OR([.E277]=&quot;true&quot;; [.F277]=&quot;true&quot;; [.G277]=&quot;true&quot;; [.H277]=&quot;true&quot;; [.I277]=&quot;true&quot;; [.J277]=&quot;true&quot;); &quot;true&quot;; IF(OR([.E277]=&quot;false reach&quot;; [.F277]=&quot;false reach&quot;; [.G277]=&quot;false reach&quot;; [.H277]=&quot;false reach&quot;; [.I277]=&quot;false reach&quot;; [.J277]=&quot;false reach&quot;); &quot;false&quot;; &quot;unknown&quot;))" office:value-type="string" office:string-value="false">
            <text:p>false</text:p>
          </table:table-cell>
          <table:table-cell table:style-name="ce3" table:formula="of:=IF(OR([.F277]=&quot;true&quot;; [.G277]=&quot;true&quot;); &quot;true&quot;; IF(OR([.F277]=&quot;false reach&quot;; [.G277]=&quot;false reach&quot;); &quot;false&quot;; &quot;unknown&quot;))" office:value-type="string" office:string-value="false">
            <text:p>false</text:p>
          </table:table-cell>
          <table:table-cell table:style-name="ce3" table:formula="of:=IF(OR([.H277]=&quot;true&quot;; [.I277]=&quot;true&quot;); &quot;true&quot;; IF(OR([.H277]=&quot;false reach&quot;; [.I277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75.c.i </text:p>
          </table:table-cell>
          <table:table-cell table:formula="of:=IF(OR([.E278]=&quot;true&quot;; [.F278]=&quot;true&quot;; [.G278]=&quot;true&quot;; [.H278]=&quot;true&quot;; [.I278]=&quot;true&quot;; [.J278]=&quot;true&quot;); &quot;true&quot;; IF(OR([.E278]=&quot;false reach&quot;; [.F278]=&quot;false reach&quot;; [.G278]=&quot;false reach&quot;; [.H278]=&quot;false reach&quot;; [.I278]=&quot;false reach&quot;; [.J278]=&quot;false reach&quot;); &quot;false&quot;; &quot;unknown&quot;))" office:value-type="string" office:string-value="true">
            <text:p>true</text:p>
          </table:table-cell>
          <table:table-cell table:style-name="ce3" table:formula="of:=IF(OR([.F278]=&quot;true&quot;; [.G278]=&quot;true&quot;); &quot;true&quot;; IF(OR([.F278]=&quot;false reach&quot;; [.G278]=&quot;false reach&quot;); &quot;false&quot;; &quot;unknown&quot;))" office:value-type="string" office:string-value="true">
            <text:p>true</text:p>
          </table:table-cell>
          <table:table-cell table:style-name="ce3" table:formula="of:=IF(OR([.H278]=&quot;true&quot;; [.I278]=&quot;true&quot;); &quot;true&quot;; IF(OR([.H278]=&quot;false reach&quot;; [.I2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6.c.i </text:p>
          </table:table-cell>
          <table:table-cell table:formula="of:=IF(OR([.E279]=&quot;true&quot;; [.F279]=&quot;true&quot;; [.G279]=&quot;true&quot;; [.H279]=&quot;true&quot;; [.I279]=&quot;true&quot;; [.J279]=&quot;true&quot;); &quot;true&quot;; IF(OR([.E279]=&quot;false reach&quot;; [.F279]=&quot;false reach&quot;; [.G279]=&quot;false reach&quot;; [.H279]=&quot;false reach&quot;; [.I279]=&quot;false reach&quot;; [.J279]=&quot;false reach&quot;); &quot;false&quot;; &quot;unknown&quot;))" office:value-type="string" office:string-value="true">
            <text:p>true</text:p>
          </table:table-cell>
          <table:table-cell table:style-name="ce3" table:formula="of:=IF(OR([.F279]=&quot;true&quot;; [.G279]=&quot;true&quot;); &quot;true&quot;; IF(OR([.F279]=&quot;false reach&quot;; [.G279]=&quot;false reach&quot;); &quot;false&quot;; &quot;unknown&quot;))" office:value-type="string" office:string-value="true">
            <text:p>true</text:p>
          </table:table-cell>
          <table:table-cell table:style-name="ce3" table:formula="of:=IF(OR([.H279]=&quot;true&quot;; [.I279]=&quot;true&quot;); &quot;true&quot;; IF(OR([.H279]=&quot;false reach&quot;; [.I2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7.c.i </text:p>
          </table:table-cell>
          <table:table-cell table:formula="of:=IF(OR([.E280]=&quot;true&quot;; [.F280]=&quot;true&quot;; [.G280]=&quot;true&quot;; [.H280]=&quot;true&quot;; [.I280]=&quot;true&quot;; [.J280]=&quot;true&quot;); &quot;true&quot;; IF(OR([.E280]=&quot;false reach&quot;; [.F280]=&quot;false reach&quot;; [.G280]=&quot;false reach&quot;; [.H280]=&quot;false reach&quot;; [.I280]=&quot;false reach&quot;; [.J280]=&quot;false reach&quot;); &quot;false&quot;; &quot;unknown&quot;))" office:value-type="string" office:string-value="true">
            <text:p>true</text:p>
          </table:table-cell>
          <table:table-cell table:style-name="ce3" table:formula="of:=IF(OR([.F280]=&quot;true&quot;; [.G280]=&quot;true&quot;); &quot;true&quot;; IF(OR([.F280]=&quot;false reach&quot;; [.G280]=&quot;false reach&quot;); &quot;false&quot;; &quot;unknown&quot;))" office:value-type="string" office:string-value="true">
            <text:p>true</text:p>
          </table:table-cell>
          <table:table-cell table:style-name="ce3" table:formula="of:=IF(OR([.H280]=&quot;true&quot;; [.I280]=&quot;true&quot;); &quot;true&quot;; IF(OR([.H280]=&quot;false reach&quot;; [.I2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8.c.i </text:p>
          </table:table-cell>
          <table:table-cell table:formula="of:=IF(OR([.E281]=&quot;true&quot;; [.F281]=&quot;true&quot;; [.G281]=&quot;true&quot;; [.H281]=&quot;true&quot;; [.I281]=&quot;true&quot;; [.J281]=&quot;true&quot;); &quot;true&quot;; IF(OR([.E281]=&quot;false reach&quot;; [.F281]=&quot;false reach&quot;; [.G281]=&quot;false reach&quot;; [.H281]=&quot;false reach&quot;; [.I281]=&quot;false reach&quot;; [.J281]=&quot;false reach&quot;); &quot;false&quot;; &quot;unknown&quot;))" office:value-type="string" office:string-value="true">
            <text:p>true</text:p>
          </table:table-cell>
          <table:table-cell table:style-name="ce3" table:formula="of:=IF(OR([.F281]=&quot;true&quot;; [.G281]=&quot;true&quot;); &quot;true&quot;; IF(OR([.F281]=&quot;false reach&quot;; [.G281]=&quot;false reach&quot;); &quot;false&quot;; &quot;unknown&quot;))" office:value-type="string" office:string-value="unknown">
            <text:p>unknown</text:p>
          </table:table-cell>
          <table:table-cell table:style-name="ce3" table:formula="of:=IF(OR([.H281]=&quot;true&quot;; [.I281]=&quot;true&quot;); &quot;true&quot;; IF(OR([.H281]=&quot;false reach&quot;; [.I2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79.c.i </text:p>
          </table:table-cell>
          <table:table-cell table:formula="of:=IF(OR([.E282]=&quot;true&quot;; [.F282]=&quot;true&quot;; [.G282]=&quot;true&quot;; [.H282]=&quot;true&quot;; [.I282]=&quot;true&quot;; [.J282]=&quot;true&quot;); &quot;true&quot;; IF(OR([.E282]=&quot;false reach&quot;; [.F282]=&quot;false reach&quot;; [.G282]=&quot;false reach&quot;; [.H282]=&quot;false reach&quot;; [.I282]=&quot;false reach&quot;; [.J282]=&quot;false reach&quot;); &quot;false&quot;; &quot;unknown&quot;))" office:value-type="string" office:string-value="false">
            <text:p>false</text:p>
          </table:table-cell>
          <table:table-cell table:style-name="ce3" table:formula="of:=IF(OR([.F282]=&quot;true&quot;; [.G282]=&quot;true&quot;); &quot;true&quot;; IF(OR([.F282]=&quot;false reach&quot;; [.G282]=&quot;false reach&quot;); &quot;false&quot;; &quot;unknown&quot;))" office:value-type="string" office:string-value="false">
            <text:p>false</text:p>
          </table:table-cell>
          <table:table-cell table:style-name="ce3" table:formula="of:=IF(OR([.H282]=&quot;true&quot;; [.I282]=&quot;true&quot;); &quot;true&quot;; IF(OR([.H282]=&quot;false reach&quot;; [.I282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80.c.i </text:p>
          </table:table-cell>
          <table:table-cell table:formula="of:=IF(OR([.E283]=&quot;true&quot;; [.F283]=&quot;true&quot;; [.G283]=&quot;true&quot;; [.H283]=&quot;true&quot;; [.I283]=&quot;true&quot;; [.J283]=&quot;true&quot;); &quot;true&quot;; IF(OR([.E283]=&quot;false reach&quot;; [.F283]=&quot;false reach&quot;; [.G283]=&quot;false reach&quot;; [.H283]=&quot;false reach&quot;; [.I283]=&quot;false reach&quot;; [.J283]=&quot;false reach&quot;); &quot;false&quot;; &quot;unknown&quot;))" office:value-type="string" office:string-value="true">
            <text:p>true</text:p>
          </table:table-cell>
          <table:table-cell table:style-name="ce3" table:formula="of:=IF(OR([.F283]=&quot;true&quot;; [.G283]=&quot;true&quot;); &quot;true&quot;; IF(OR([.F283]=&quot;false reach&quot;; [.G283]=&quot;false reach&quot;); &quot;false&quot;; &quot;unknown&quot;))" office:value-type="string" office:string-value="true">
            <text:p>true</text:p>
          </table:table-cell>
          <table:table-cell table:style-name="ce3" table:formula="of:=IF(OR([.H283]=&quot;true&quot;; [.I283]=&quot;true&quot;); &quot;true&quot;; IF(OR([.H283]=&quot;false reach&quot;; [.I2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1.c.i </text:p>
          </table:table-cell>
          <table:table-cell table:formula="of:=IF(OR([.E284]=&quot;true&quot;; [.F284]=&quot;true&quot;; [.G284]=&quot;true&quot;; [.H284]=&quot;true&quot;; [.I284]=&quot;true&quot;; [.J284]=&quot;true&quot;); &quot;true&quot;; IF(OR([.E284]=&quot;false reach&quot;; [.F284]=&quot;false reach&quot;; [.G284]=&quot;false reach&quot;; [.H284]=&quot;false reach&quot;; [.I284]=&quot;false reach&quot;; [.J284]=&quot;false reach&quot;); &quot;false&quot;; &quot;unknown&quot;))" office:value-type="string" office:string-value="true">
            <text:p>true</text:p>
          </table:table-cell>
          <table:table-cell table:style-name="ce3" table:formula="of:=IF(OR([.F284]=&quot;true&quot;; [.G284]=&quot;true&quot;); &quot;true&quot;; IF(OR([.F284]=&quot;false reach&quot;; [.G284]=&quot;false reach&quot;); &quot;false&quot;; &quot;unknown&quot;))" office:value-type="string" office:string-value="true">
            <text:p>true</text:p>
          </table:table-cell>
          <table:table-cell table:style-name="ce3" table:formula="of:=IF(OR([.H284]=&quot;true&quot;; [.I284]=&quot;true&quot;); &quot;true&quot;; IF(OR([.H284]=&quot;false reach&quot;; [.I2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2.c.i </text:p>
          </table:table-cell>
          <table:table-cell table:formula="of:=IF(OR([.E285]=&quot;true&quot;; [.F285]=&quot;true&quot;; [.G285]=&quot;true&quot;; [.H285]=&quot;true&quot;; [.I285]=&quot;true&quot;; [.J285]=&quot;true&quot;); &quot;true&quot;; IF(OR([.E285]=&quot;false reach&quot;; [.F285]=&quot;false reach&quot;; [.G285]=&quot;false reach&quot;; [.H285]=&quot;false reach&quot;; [.I285]=&quot;false reach&quot;; [.J285]=&quot;false reach&quot;); &quot;false&quot;; &quot;unknown&quot;))" office:value-type="string" office:string-value="false">
            <text:p>false</text:p>
          </table:table-cell>
          <table:table-cell table:style-name="ce3" table:formula="of:=IF(OR([.F285]=&quot;true&quot;; [.G285]=&quot;true&quot;); &quot;true&quot;; IF(OR([.F285]=&quot;false reach&quot;; [.G285]=&quot;false reach&quot;); &quot;false&quot;; &quot;unknown&quot;))" office:value-type="string" office:string-value="false">
            <text:p>false</text:p>
          </table:table-cell>
          <table:table-cell table:style-name="ce3" table:formula="of:=IF(OR([.H285]=&quot;true&quot;; [.I285]=&quot;true&quot;); &quot;true&quot;; IF(OR([.H285]=&quot;false reach&quot;; [.I285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83.c.i </text:p>
          </table:table-cell>
          <table:table-cell table:formula="of:=IF(OR([.E286]=&quot;true&quot;; [.F286]=&quot;true&quot;; [.G286]=&quot;true&quot;; [.H286]=&quot;true&quot;; [.I286]=&quot;true&quot;; [.J286]=&quot;true&quot;); &quot;true&quot;; IF(OR([.E286]=&quot;false reach&quot;; [.F286]=&quot;false reach&quot;; [.G286]=&quot;false reach&quot;; [.H286]=&quot;false reach&quot;; [.I286]=&quot;false reach&quot;; [.J286]=&quot;false reach&quot;); &quot;false&quot;; &quot;unknown&quot;))" office:value-type="string" office:string-value="true">
            <text:p>true</text:p>
          </table:table-cell>
          <table:table-cell table:style-name="ce3" table:formula="of:=IF(OR([.F286]=&quot;true&quot;; [.G286]=&quot;true&quot;); &quot;true&quot;; IF(OR([.F286]=&quot;false reach&quot;; [.G286]=&quot;false reach&quot;); &quot;false&quot;; &quot;unknown&quot;))" office:value-type="string" office:string-value="unknown">
            <text:p>unknown</text:p>
          </table:table-cell>
          <table:table-cell table:style-name="ce3" table:formula="of:=IF(OR([.H286]=&quot;true&quot;; [.I286]=&quot;true&quot;); &quot;true&quot;; IF(OR([.H286]=&quot;false reach&quot;; [.I2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4.c.i </text:p>
          </table:table-cell>
          <table:table-cell table:formula="of:=IF(OR([.E287]=&quot;true&quot;; [.F287]=&quot;true&quot;; [.G287]=&quot;true&quot;; [.H287]=&quot;true&quot;; [.I287]=&quot;true&quot;; [.J287]=&quot;true&quot;); &quot;true&quot;; IF(OR([.E287]=&quot;false reach&quot;; [.F287]=&quot;false reach&quot;; [.G287]=&quot;false reach&quot;; [.H287]=&quot;false reach&quot;; [.I287]=&quot;false reach&quot;; [.J287]=&quot;false reach&quot;); &quot;false&quot;; &quot;unknown&quot;))" office:value-type="string" office:string-value="true">
            <text:p>true</text:p>
          </table:table-cell>
          <table:table-cell table:style-name="ce3" table:formula="of:=IF(OR([.F287]=&quot;true&quot;; [.G287]=&quot;true&quot;); &quot;true&quot;; IF(OR([.F287]=&quot;false reach&quot;; [.G287]=&quot;false reach&quot;); &quot;false&quot;; &quot;unknown&quot;))" office:value-type="string" office:string-value="true">
            <text:p>true</text:p>
          </table:table-cell>
          <table:table-cell table:style-name="ce3" table:formula="of:=IF(OR([.H287]=&quot;true&quot;; [.I287]=&quot;true&quot;); &quot;true&quot;; IF(OR([.H287]=&quot;false reach&quot;; [.I2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5.c.i </text:p>
          </table:table-cell>
          <table:table-cell table:formula="of:=IF(OR([.E288]=&quot;true&quot;; [.F288]=&quot;true&quot;; [.G288]=&quot;true&quot;; [.H288]=&quot;true&quot;; [.I288]=&quot;true&quot;; [.J288]=&quot;true&quot;); &quot;true&quot;; IF(OR([.E288]=&quot;false reach&quot;; [.F288]=&quot;false reach&quot;; [.G288]=&quot;false reach&quot;; [.H288]=&quot;false reach&quot;; [.I288]=&quot;false reach&quot;; [.J288]=&quot;false reach&quot;); &quot;false&quot;; &quot;unknown&quot;))" office:value-type="string" office:string-value="true">
            <text:p>true</text:p>
          </table:table-cell>
          <table:table-cell table:style-name="ce3" table:formula="of:=IF(OR([.F288]=&quot;true&quot;; [.G288]=&quot;true&quot;); &quot;true&quot;; IF(OR([.F288]=&quot;false reach&quot;; [.G288]=&quot;false reach&quot;); &quot;false&quot;; &quot;unknown&quot;))" office:value-type="string" office:string-value="unknown">
            <text:p>unknown</text:p>
          </table:table-cell>
          <table:table-cell table:style-name="ce3" table:formula="of:=IF(OR([.H288]=&quot;true&quot;; [.I288]=&quot;true&quot;); &quot;true&quot;; IF(OR([.H288]=&quot;false reach&quot;; [.I2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6.c.i </text:p>
          </table:table-cell>
          <table:table-cell table:formula="of:=IF(OR([.E289]=&quot;true&quot;; [.F289]=&quot;true&quot;; [.G289]=&quot;true&quot;; [.H289]=&quot;true&quot;; [.I289]=&quot;true&quot;; [.J289]=&quot;true&quot;); &quot;true&quot;; IF(OR([.E289]=&quot;false reach&quot;; [.F289]=&quot;false reach&quot;; [.G289]=&quot;false reach&quot;; [.H289]=&quot;false reach&quot;; [.I289]=&quot;false reach&quot;; [.J289]=&quot;false reach&quot;); &quot;false&quot;; &quot;unknown&quot;))" office:value-type="string" office:string-value="false">
            <text:p>false</text:p>
          </table:table-cell>
          <table:table-cell table:style-name="ce3" table:formula="of:=IF(OR([.F289]=&quot;true&quot;; [.G289]=&quot;true&quot;); &quot;true&quot;; IF(OR([.F289]=&quot;false reach&quot;; [.G289]=&quot;false reach&quot;); &quot;false&quot;; &quot;unknown&quot;))" office:value-type="string" office:string-value="false">
            <text:p>false</text:p>
          </table:table-cell>
          <table:table-cell table:style-name="ce3" table:formula="of:=IF(OR([.H289]=&quot;true&quot;; [.I289]=&quot;true&quot;); &quot;true&quot;; IF(OR([.H289]=&quot;false reach&quot;; [.I289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87.c.i </text:p>
          </table:table-cell>
          <table:table-cell table:formula="of:=IF(OR([.E290]=&quot;true&quot;; [.F290]=&quot;true&quot;; [.G290]=&quot;true&quot;; [.H290]=&quot;true&quot;; [.I290]=&quot;true&quot;; [.J290]=&quot;true&quot;); &quot;true&quot;; IF(OR([.E290]=&quot;false reach&quot;; [.F290]=&quot;false reach&quot;; [.G290]=&quot;false reach&quot;; [.H290]=&quot;false reach&quot;; [.I290]=&quot;false reach&quot;; [.J290]=&quot;false reach&quot;); &quot;false&quot;; &quot;unknown&quot;))" office:value-type="string" office:string-value="true">
            <text:p>true</text:p>
          </table:table-cell>
          <table:table-cell table:style-name="ce3" table:formula="of:=IF(OR([.F290]=&quot;true&quot;; [.G290]=&quot;true&quot;); &quot;true&quot;; IF(OR([.F290]=&quot;false reach&quot;; [.G290]=&quot;false reach&quot;); &quot;false&quot;; &quot;unknown&quot;))" office:value-type="string" office:string-value="true">
            <text:p>true</text:p>
          </table:table-cell>
          <table:table-cell table:style-name="ce3" table:formula="of:=IF(OR([.H290]=&quot;true&quot;; [.I290]=&quot;true&quot;); &quot;true&quot;; IF(OR([.H290]=&quot;false reach&quot;; [.I2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8.c.i </text:p>
          </table:table-cell>
          <table:table-cell table:formula="of:=IF(OR([.E291]=&quot;true&quot;; [.F291]=&quot;true&quot;; [.G291]=&quot;true&quot;; [.H291]=&quot;true&quot;; [.I291]=&quot;true&quot;; [.J291]=&quot;true&quot;); &quot;true&quot;; IF(OR([.E291]=&quot;false reach&quot;; [.F291]=&quot;false reach&quot;; [.G291]=&quot;false reach&quot;; [.H291]=&quot;false reach&quot;; [.I291]=&quot;false reach&quot;; [.J291]=&quot;false reach&quot;); &quot;false&quot;; &quot;unknown&quot;))" office:value-type="string" office:string-value="true">
            <text:p>true</text:p>
          </table:table-cell>
          <table:table-cell table:style-name="ce3" table:formula="of:=IF(OR([.F291]=&quot;true&quot;; [.G291]=&quot;true&quot;); &quot;true&quot;; IF(OR([.F291]=&quot;false reach&quot;; [.G291]=&quot;false reach&quot;); &quot;false&quot;; &quot;unknown&quot;))" office:value-type="string" office:string-value="true">
            <text:p>true</text:p>
          </table:table-cell>
          <table:table-cell table:style-name="ce3" table:formula="of:=IF(OR([.H291]=&quot;true&quot;; [.I291]=&quot;true&quot;); &quot;true&quot;; IF(OR([.H291]=&quot;false reach&quot;; [.I2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89.c.i </text:p>
          </table:table-cell>
          <table:table-cell table:formula="of:=IF(OR([.E292]=&quot;true&quot;; [.F292]=&quot;true&quot;; [.G292]=&quot;true&quot;; [.H292]=&quot;true&quot;; [.I292]=&quot;true&quot;; [.J292]=&quot;true&quot;); &quot;true&quot;; IF(OR([.E292]=&quot;false reach&quot;; [.F292]=&quot;false reach&quot;; [.G292]=&quot;false reach&quot;; [.H292]=&quot;false reach&quot;; [.I292]=&quot;false reach&quot;; [.J292]=&quot;false reach&quot;); &quot;false&quot;; &quot;unknown&quot;))" office:value-type="string" office:string-value="unknown">
            <text:p>unknown</text:p>
          </table:table-cell>
          <table:table-cell table:style-name="ce3" table:formula="of:=IF(OR([.F292]=&quot;true&quot;; [.G292]=&quot;true&quot;); &quot;true&quot;; IF(OR([.F292]=&quot;false reach&quot;; [.G292]=&quot;false reach&quot;); &quot;false&quot;; &quot;unknown&quot;))" office:value-type="string" office:string-value="unknown">
            <text:p>unknown</text:p>
          </table:table-cell>
          <table:table-cell table:style-name="ce3" table:formula="of:=IF(OR([.H292]=&quot;true&quot;; [.I292]=&quot;true&quot;); &quot;true&quot;; IF(OR([.H292]=&quot;false reach&quot;; [.I2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3_90.c.i </text:p>
          </table:table-cell>
          <table:table-cell table:formula="of:=IF(OR([.E293]=&quot;true&quot;; [.F293]=&quot;true&quot;; [.G293]=&quot;true&quot;; [.H293]=&quot;true&quot;; [.I293]=&quot;true&quot;; [.J293]=&quot;true&quot;); &quot;true&quot;; IF(OR([.E293]=&quot;false reach&quot;; [.F293]=&quot;false reach&quot;; [.G293]=&quot;false reach&quot;; [.H293]=&quot;false reach&quot;; [.I293]=&quot;false reach&quot;; [.J293]=&quot;false reach&quot;); &quot;false&quot;; &quot;unknown&quot;))" office:value-type="string" office:string-value="false">
            <text:p>false</text:p>
          </table:table-cell>
          <table:table-cell table:style-name="ce3" table:formula="of:=IF(OR([.F293]=&quot;true&quot;; [.G293]=&quot;true&quot;); &quot;true&quot;; IF(OR([.F293]=&quot;false reach&quot;; [.G293]=&quot;false reach&quot;); &quot;false&quot;; &quot;unknown&quot;))" office:value-type="string" office:string-value="false">
            <text:p>false</text:p>
          </table:table-cell>
          <table:table-cell table:style-name="ce3" table:formula="of:=IF(OR([.H293]=&quot;true&quot;; [.I293]=&quot;true&quot;); &quot;true&quot;; IF(OR([.H293]=&quot;false reach&quot;; [.I293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91.c.i </text:p>
          </table:table-cell>
          <table:table-cell table:formula="of:=IF(OR([.E294]=&quot;true&quot;; [.F294]=&quot;true&quot;; [.G294]=&quot;true&quot;; [.H294]=&quot;true&quot;; [.I294]=&quot;true&quot;; [.J294]=&quot;true&quot;); &quot;true&quot;; IF(OR([.E294]=&quot;false reach&quot;; [.F294]=&quot;false reach&quot;; [.G294]=&quot;false reach&quot;; [.H294]=&quot;false reach&quot;; [.I294]=&quot;false reach&quot;; [.J294]=&quot;false reach&quot;); &quot;false&quot;; &quot;unknown&quot;))" office:value-type="string" office:string-value="false">
            <text:p>false</text:p>
          </table:table-cell>
          <table:table-cell table:style-name="ce3" table:formula="of:=IF(OR([.F294]=&quot;true&quot;; [.G294]=&quot;true&quot;); &quot;true&quot;; IF(OR([.F294]=&quot;false reach&quot;; [.G294]=&quot;false reach&quot;); &quot;false&quot;; &quot;unknown&quot;))" office:value-type="string" office:string-value="false">
            <text:p>false</text:p>
          </table:table-cell>
          <table:table-cell table:style-name="ce3" table:formula="of:=IF(OR([.H294]=&quot;true&quot;; [.I294]=&quot;true&quot;); &quot;true&quot;; IF(OR([.H294]=&quot;false reach&quot;; [.I29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92.c.i </text:p>
          </table:table-cell>
          <table:table-cell table:formula="of:=IF(OR([.E295]=&quot;true&quot;; [.F295]=&quot;true&quot;; [.G295]=&quot;true&quot;; [.H295]=&quot;true&quot;; [.I295]=&quot;true&quot;; [.J295]=&quot;true&quot;); &quot;true&quot;; IF(OR([.E295]=&quot;false reach&quot;; [.F295]=&quot;false reach&quot;; [.G295]=&quot;false reach&quot;; [.H295]=&quot;false reach&quot;; [.I295]=&quot;false reach&quot;; [.J295]=&quot;false reach&quot;); &quot;false&quot;; &quot;unknown&quot;))" office:value-type="string" office:string-value="true">
            <text:p>true</text:p>
          </table:table-cell>
          <table:table-cell table:style-name="ce3" table:formula="of:=IF(OR([.F295]=&quot;true&quot;; [.G295]=&quot;true&quot;); &quot;true&quot;; IF(OR([.F295]=&quot;false reach&quot;; [.G295]=&quot;false reach&quot;); &quot;false&quot;; &quot;unknown&quot;))" office:value-type="string" office:string-value="true">
            <text:p>true</text:p>
          </table:table-cell>
          <table:table-cell table:style-name="ce3" table:formula="of:=IF(OR([.H295]=&quot;true&quot;; [.I295]=&quot;true&quot;); &quot;true&quot;; IF(OR([.H295]=&quot;false reach&quot;; [.I2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93.c.i </text:p>
          </table:table-cell>
          <table:table-cell table:formula="of:=IF(OR([.E296]=&quot;true&quot;; [.F296]=&quot;true&quot;; [.G296]=&quot;true&quot;; [.H296]=&quot;true&quot;; [.I296]=&quot;true&quot;; [.J296]=&quot;true&quot;); &quot;true&quot;; IF(OR([.E296]=&quot;false reach&quot;; [.F296]=&quot;false reach&quot;; [.G296]=&quot;false reach&quot;; [.H296]=&quot;false reach&quot;; [.I296]=&quot;false reach&quot;; [.J296]=&quot;false reach&quot;); &quot;false&quot;; &quot;unknown&quot;))" office:value-type="string" office:string-value="true">
            <text:p>true</text:p>
          </table:table-cell>
          <table:table-cell table:style-name="ce3" table:formula="of:=IF(OR([.F296]=&quot;true&quot;; [.G296]=&quot;true&quot;); &quot;true&quot;; IF(OR([.F296]=&quot;false reach&quot;; [.G296]=&quot;false reach&quot;); &quot;false&quot;; &quot;unknown&quot;))" office:value-type="string" office:string-value="true">
            <text:p>true</text:p>
          </table:table-cell>
          <table:table-cell table:style-name="ce3" table:formula="of:=IF(OR([.H296]=&quot;true&quot;; [.I296]=&quot;true&quot;); &quot;true&quot;; IF(OR([.H296]=&quot;false reach&quot;; [.I2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94.c.i </text:p>
          </table:table-cell>
          <table:table-cell table:formula="of:=IF(OR([.E297]=&quot;true&quot;; [.F297]=&quot;true&quot;; [.G297]=&quot;true&quot;; [.H297]=&quot;true&quot;; [.I297]=&quot;true&quot;; [.J297]=&quot;true&quot;); &quot;true&quot;; IF(OR([.E297]=&quot;false reach&quot;; [.F297]=&quot;false reach&quot;; [.G297]=&quot;false reach&quot;; [.H297]=&quot;false reach&quot;; [.I297]=&quot;false reach&quot;; [.J297]=&quot;false reach&quot;); &quot;false&quot;; &quot;unknown&quot;))" office:value-type="string" office:string-value="false">
            <text:p>false</text:p>
          </table:table-cell>
          <table:table-cell table:style-name="ce3" table:formula="of:=IF(OR([.F297]=&quot;true&quot;; [.G297]=&quot;true&quot;); &quot;true&quot;; IF(OR([.F297]=&quot;false reach&quot;; [.G297]=&quot;false reach&quot;); &quot;false&quot;; &quot;unknown&quot;))" office:value-type="string" office:string-value="false">
            <text:p>false</text:p>
          </table:table-cell>
          <table:table-cell table:style-name="ce3" table:formula="of:=IF(OR([.H297]=&quot;true&quot;; [.I297]=&quot;true&quot;); &quot;true&quot;; IF(OR([.H297]=&quot;false reach&quot;; [.I297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3_95.c.i </text:p>
          </table:table-cell>
          <table:table-cell table:formula="of:=IF(OR([.E298]=&quot;true&quot;; [.F298]=&quot;true&quot;; [.G298]=&quot;true&quot;; [.H298]=&quot;true&quot;; [.I298]=&quot;true&quot;; [.J298]=&quot;true&quot;); &quot;true&quot;; IF(OR([.E298]=&quot;false reach&quot;; [.F298]=&quot;false reach&quot;; [.G298]=&quot;false reach&quot;; [.H298]=&quot;false reach&quot;; [.I298]=&quot;false reach&quot;; [.J298]=&quot;false reach&quot;); &quot;false&quot;; &quot;unknown&quot;))" office:value-type="string" office:string-value="true">
            <text:p>true</text:p>
          </table:table-cell>
          <table:table-cell table:style-name="ce3" table:formula="of:=IF(OR([.F298]=&quot;true&quot;; [.G298]=&quot;true&quot;); &quot;true&quot;; IF(OR([.F298]=&quot;false reach&quot;; [.G298]=&quot;false reach&quot;); &quot;false&quot;; &quot;unknown&quot;))" office:value-type="string" office:string-value="true">
            <text:p>true</text:p>
          </table:table-cell>
          <table:table-cell table:style-name="ce3" table:formula="of:=IF(OR([.H298]=&quot;true&quot;; [.I298]=&quot;true&quot;); &quot;true&quot;; IF(OR([.H298]=&quot;false reach&quot;; [.I2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96.c.i </text:p>
          </table:table-cell>
          <table:table-cell table:formula="of:=IF(OR([.E299]=&quot;true&quot;; [.F299]=&quot;true&quot;; [.G299]=&quot;true&quot;; [.H299]=&quot;true&quot;; [.I299]=&quot;true&quot;; [.J299]=&quot;true&quot;); &quot;true&quot;; IF(OR([.E299]=&quot;false reach&quot;; [.F299]=&quot;false reach&quot;; [.G299]=&quot;false reach&quot;; [.H299]=&quot;false reach&quot;; [.I299]=&quot;false reach&quot;; [.J299]=&quot;false reach&quot;); &quot;false&quot;; &quot;unknown&quot;))" office:value-type="string" office:string-value="true">
            <text:p>true</text:p>
          </table:table-cell>
          <table:table-cell table:style-name="ce3" table:formula="of:=IF(OR([.F299]=&quot;true&quot;; [.G299]=&quot;true&quot;); &quot;true&quot;; IF(OR([.F299]=&quot;false reach&quot;; [.G299]=&quot;false reach&quot;); &quot;false&quot;; &quot;unknown&quot;))" office:value-type="string" office:string-value="true">
            <text:p>true</text:p>
          </table:table-cell>
          <table:table-cell table:style-name="ce3" table:formula="of:=IF(OR([.H299]=&quot;true&quot;; [.I299]=&quot;true&quot;); &quot;true&quot;; IF(OR([.H299]=&quot;false reach&quot;; [.I2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97.c.i </text:p>
          </table:table-cell>
          <table:table-cell table:formula="of:=IF(OR([.E300]=&quot;true&quot;; [.F300]=&quot;true&quot;; [.G300]=&quot;true&quot;; [.H300]=&quot;true&quot;; [.I300]=&quot;true&quot;; [.J300]=&quot;true&quot;); &quot;true&quot;; IF(OR([.E300]=&quot;false reach&quot;; [.F300]=&quot;false reach&quot;; [.G300]=&quot;false reach&quot;; [.H300]=&quot;false reach&quot;; [.I300]=&quot;false reach&quot;; [.J300]=&quot;false reach&quot;); &quot;false&quot;; &quot;unknown&quot;))" office:value-type="string" office:string-value="true">
            <text:p>true</text:p>
          </table:table-cell>
          <table:table-cell table:style-name="ce3" table:formula="of:=IF(OR([.F300]=&quot;true&quot;; [.G300]=&quot;true&quot;); &quot;true&quot;; IF(OR([.F300]=&quot;false reach&quot;; [.G300]=&quot;false reach&quot;); &quot;false&quot;; &quot;unknown&quot;))" office:value-type="string" office:string-value="true">
            <text:p>true</text:p>
          </table:table-cell>
          <table:table-cell table:style-name="ce3" table:formula="of:=IF(OR([.H300]=&quot;true&quot;; [.I300]=&quot;true&quot;); &quot;true&quot;; IF(OR([.H300]=&quot;false reach&quot;; [.I3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98.c.i </text:p>
          </table:table-cell>
          <table:table-cell table:formula="of:=IF(OR([.E301]=&quot;true&quot;; [.F301]=&quot;true&quot;; [.G301]=&quot;true&quot;; [.H301]=&quot;true&quot;; [.I301]=&quot;true&quot;; [.J301]=&quot;true&quot;); &quot;true&quot;; IF(OR([.E301]=&quot;false reach&quot;; [.F301]=&quot;false reach&quot;; [.G301]=&quot;false reach&quot;; [.H301]=&quot;false reach&quot;; [.I301]=&quot;false reach&quot;; [.J301]=&quot;false reach&quot;); &quot;false&quot;; &quot;unknown&quot;))" office:value-type="string" office:string-value="true">
            <text:p>true</text:p>
          </table:table-cell>
          <table:table-cell table:style-name="ce3" table:formula="of:=IF(OR([.F301]=&quot;true&quot;; [.G301]=&quot;true&quot;); &quot;true&quot;; IF(OR([.F301]=&quot;false reach&quot;; [.G301]=&quot;false reach&quot;); &quot;false&quot;; &quot;unknown&quot;))" office:value-type="string" office:string-value="true">
            <text:p>true</text:p>
          </table:table-cell>
          <table:table-cell table:style-name="ce3" table:formula="of:=IF(OR([.H301]=&quot;true&quot;; [.I301]=&quot;true&quot;); &quot;true&quot;; IF(OR([.H301]=&quot;false reach&quot;; [.I3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3_99.c.i </text:p>
          </table:table-cell>
          <table:table-cell table:formula="of:=IF(OR([.E302]=&quot;true&quot;; [.F302]=&quot;true&quot;; [.G302]=&quot;true&quot;; [.H302]=&quot;true&quot;; [.I302]=&quot;true&quot;; [.J302]=&quot;true&quot;); &quot;true&quot;; IF(OR([.E302]=&quot;false reach&quot;; [.F302]=&quot;false reach&quot;; [.G302]=&quot;false reach&quot;; [.H302]=&quot;false reach&quot;; [.I302]=&quot;false reach&quot;; [.J302]=&quot;false reach&quot;); &quot;false&quot;; &quot;unknown&quot;))" office:value-type="string" office:string-value="true">
            <text:p>true</text:p>
          </table:table-cell>
          <table:table-cell table:style-name="ce3" table:formula="of:=IF(OR([.F302]=&quot;true&quot;; [.G302]=&quot;true&quot;); &quot;true&quot;; IF(OR([.F302]=&quot;false reach&quot;; [.G302]=&quot;false reach&quot;); &quot;false&quot;; &quot;unknown&quot;))" office:value-type="string" office:string-value="true">
            <text:p>true</text:p>
          </table:table-cell>
          <table:table-cell table:style-name="ce3" table:formula="of:=IF(OR([.H302]=&quot;true&quot;; [.I302]=&quot;true&quot;); &quot;true&quot;; IF(OR([.H302]=&quot;false reach&quot;; [.I3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00.c.i </text:p>
          </table:table-cell>
          <table:table-cell table:formula="of:=IF(OR([.E303]=&quot;true&quot;; [.F303]=&quot;true&quot;; [.G303]=&quot;true&quot;; [.H303]=&quot;true&quot;; [.I303]=&quot;true&quot;; [.J303]=&quot;true&quot;); &quot;true&quot;; IF(OR([.E303]=&quot;false reach&quot;; [.F303]=&quot;false reach&quot;; [.G303]=&quot;false reach&quot;; [.H303]=&quot;false reach&quot;; [.I303]=&quot;false reach&quot;; [.J303]=&quot;false reach&quot;); &quot;false&quot;; &quot;unknown&quot;))" office:value-type="string" office:string-value="true">
            <text:p>true</text:p>
          </table:table-cell>
          <table:table-cell table:style-name="ce3" table:formula="of:=IF(OR([.F303]=&quot;true&quot;; [.G303]=&quot;true&quot;); &quot;true&quot;; IF(OR([.F303]=&quot;false reach&quot;; [.G303]=&quot;false reach&quot;); &quot;false&quot;; &quot;unknown&quot;))" office:value-type="string" office:string-value="true">
            <text:p>true</text:p>
          </table:table-cell>
          <table:table-cell table:style-name="ce3" table:formula="of:=IF(OR([.H303]=&quot;true&quot;; [.I303]=&quot;true&quot;); &quot;true&quot;; IF(OR([.H303]=&quot;false reach&quot;; [.I3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01.c.i </text:p>
          </table:table-cell>
          <table:table-cell table:formula="of:=IF(OR([.E304]=&quot;true&quot;; [.F304]=&quot;true&quot;; [.G304]=&quot;true&quot;; [.H304]=&quot;true&quot;; [.I304]=&quot;true&quot;; [.J304]=&quot;true&quot;); &quot;true&quot;; IF(OR([.E304]=&quot;false reach&quot;; [.F304]=&quot;false reach&quot;; [.G304]=&quot;false reach&quot;; [.H304]=&quot;false reach&quot;; [.I304]=&quot;false reach&quot;; [.J304]=&quot;false reach&quot;); &quot;false&quot;; &quot;unknown&quot;))" office:value-type="string" office:string-value="false">
            <text:p>false</text:p>
          </table:table-cell>
          <table:table-cell table:style-name="ce3" table:formula="of:=IF(OR([.F304]=&quot;true&quot;; [.G304]=&quot;true&quot;); &quot;true&quot;; IF(OR([.F304]=&quot;false reach&quot;; [.G304]=&quot;false reach&quot;); &quot;false&quot;; &quot;unknown&quot;))" office:value-type="string" office:string-value="unknown">
            <text:p>unknown</text:p>
          </table:table-cell>
          <table:table-cell table:style-name="ce3" table:formula="of:=IF(OR([.H304]=&quot;true&quot;; [.I304]=&quot;true&quot;); &quot;true&quot;; IF(OR([.H304]=&quot;false reach&quot;; [.I30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02.c.i </text:p>
          </table:table-cell>
          <table:table-cell table:formula="of:=IF(OR([.E305]=&quot;true&quot;; [.F305]=&quot;true&quot;; [.G305]=&quot;true&quot;; [.H305]=&quot;true&quot;; [.I305]=&quot;true&quot;; [.J305]=&quot;true&quot;); &quot;true&quot;; IF(OR([.E305]=&quot;false reach&quot;; [.F305]=&quot;false reach&quot;; [.G305]=&quot;false reach&quot;; [.H305]=&quot;false reach&quot;; [.I305]=&quot;false reach&quot;; [.J305]=&quot;false reach&quot;); &quot;false&quot;; &quot;unknown&quot;))" office:value-type="string" office:string-value="true">
            <text:p>true</text:p>
          </table:table-cell>
          <table:table-cell table:style-name="ce3" table:formula="of:=IF(OR([.F305]=&quot;true&quot;; [.G305]=&quot;true&quot;); &quot;true&quot;; IF(OR([.F305]=&quot;false reach&quot;; [.G305]=&quot;false reach&quot;); &quot;false&quot;; &quot;unknown&quot;))" office:value-type="string" office:string-value="true">
            <text:p>true</text:p>
          </table:table-cell>
          <table:table-cell table:style-name="ce3" table:formula="of:=IF(OR([.H305]=&quot;true&quot;; [.I305]=&quot;true&quot;); &quot;true&quot;; IF(OR([.H305]=&quot;false reach&quot;; [.I3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03.c.i </text:p>
          </table:table-cell>
          <table:table-cell table:formula="of:=IF(OR([.E306]=&quot;true&quot;; [.F306]=&quot;true&quot;; [.G306]=&quot;true&quot;; [.H306]=&quot;true&quot;; [.I306]=&quot;true&quot;; [.J306]=&quot;true&quot;); &quot;true&quot;; IF(OR([.E306]=&quot;false reach&quot;; [.F306]=&quot;false reach&quot;; [.G306]=&quot;false reach&quot;; [.H306]=&quot;false reach&quot;; [.I306]=&quot;false reach&quot;; [.J306]=&quot;false reach&quot;); &quot;false&quot;; &quot;unknown&quot;))" office:value-type="string" office:string-value="false">
            <text:p>false</text:p>
          </table:table-cell>
          <table:table-cell table:style-name="ce3" table:formula="of:=IF(OR([.F306]=&quot;true&quot;; [.G306]=&quot;true&quot;); &quot;true&quot;; IF(OR([.F306]=&quot;false reach&quot;; [.G306]=&quot;false reach&quot;); &quot;false&quot;; &quot;unknown&quot;))" office:value-type="string" office:string-value="unknown">
            <text:p>unknown</text:p>
          </table:table-cell>
          <table:table-cell table:style-name="ce3" table:formula="of:=IF(OR([.H306]=&quot;true&quot;; [.I306]=&quot;true&quot;); &quot;true&quot;; IF(OR([.H306]=&quot;false reach&quot;; [.I30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04.c.i </text:p>
          </table:table-cell>
          <table:table-cell table:formula="of:=IF(OR([.E307]=&quot;true&quot;; [.F307]=&quot;true&quot;; [.G307]=&quot;true&quot;; [.H307]=&quot;true&quot;; [.I307]=&quot;true&quot;; [.J307]=&quot;true&quot;); &quot;true&quot;; IF(OR([.E307]=&quot;false reach&quot;; [.F307]=&quot;false reach&quot;; [.G307]=&quot;false reach&quot;; [.H307]=&quot;false reach&quot;; [.I307]=&quot;false reach&quot;; [.J307]=&quot;false reach&quot;); &quot;false&quot;; &quot;unknown&quot;))" office:value-type="string" office:string-value="true">
            <text:p>true</text:p>
          </table:table-cell>
          <table:table-cell table:style-name="ce3" table:formula="of:=IF(OR([.F307]=&quot;true&quot;; [.G307]=&quot;true&quot;); &quot;true&quot;; IF(OR([.F307]=&quot;false reach&quot;; [.G307]=&quot;false reach&quot;); &quot;false&quot;; &quot;unknown&quot;))" office:value-type="string" office:string-value="true">
            <text:p>true</text:p>
          </table:table-cell>
          <table:table-cell table:style-name="ce3" table:formula="of:=IF(OR([.H307]=&quot;true&quot;; [.I307]=&quot;true&quot;); &quot;true&quot;; IF(OR([.H307]=&quot;false reach&quot;; [.I3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05.c.i </text:p>
          </table:table-cell>
          <table:table-cell table:formula="of:=IF(OR([.E308]=&quot;true&quot;; [.F308]=&quot;true&quot;; [.G308]=&quot;true&quot;; [.H308]=&quot;true&quot;; [.I308]=&quot;true&quot;; [.J308]=&quot;true&quot;); &quot;true&quot;; IF(OR([.E308]=&quot;false reach&quot;; [.F308]=&quot;false reach&quot;; [.G308]=&quot;false reach&quot;; [.H308]=&quot;false reach&quot;; [.I308]=&quot;false reach&quot;; [.J308]=&quot;false reach&quot;); &quot;false&quot;; &quot;unknown&quot;))" office:value-type="string" office:string-value="false">
            <text:p>false</text:p>
          </table:table-cell>
          <table:table-cell table:style-name="ce3" table:formula="of:=IF(OR([.F308]=&quot;true&quot;; [.G308]=&quot;true&quot;); &quot;true&quot;; IF(OR([.F308]=&quot;false reach&quot;; [.G308]=&quot;false reach&quot;); &quot;false&quot;; &quot;unknown&quot;))" office:value-type="string" office:string-value="unknown">
            <text:p>unknown</text:p>
          </table:table-cell>
          <table:table-cell table:style-name="ce3" table:formula="of:=IF(OR([.H308]=&quot;true&quot;; [.I308]=&quot;true&quot;); &quot;true&quot;; IF(OR([.H308]=&quot;false reach&quot;; [.I30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4_06.c.i </text:p>
          </table:table-cell>
          <table:table-cell table:formula="of:=IF(OR([.E309]=&quot;true&quot;; [.F309]=&quot;true&quot;; [.G309]=&quot;true&quot;; [.H309]=&quot;true&quot;; [.I309]=&quot;true&quot;; [.J309]=&quot;true&quot;); &quot;true&quot;; IF(OR([.E309]=&quot;false reach&quot;; [.F309]=&quot;false reach&quot;; [.G309]=&quot;false reach&quot;; [.H309]=&quot;false reach&quot;; [.I309]=&quot;false reach&quot;; [.J309]=&quot;false reach&quot;); &quot;false&quot;; &quot;unknown&quot;))" office:value-type="string" office:string-value="false">
            <text:p>false</text:p>
          </table:table-cell>
          <table:table-cell table:style-name="ce3" table:formula="of:=IF(OR([.F309]=&quot;true&quot;; [.G309]=&quot;true&quot;); &quot;true&quot;; IF(OR([.F309]=&quot;false reach&quot;; [.G309]=&quot;false reach&quot;); &quot;false&quot;; &quot;unknown&quot;))" office:value-type="string" office:string-value="unknown">
            <text:p>unknown</text:p>
          </table:table-cell>
          <table:table-cell table:style-name="ce3" table:formula="of:=IF(OR([.H309]=&quot;true&quot;; [.I309]=&quot;true&quot;); &quot;true&quot;; IF(OR([.H309]=&quot;false reach&quot;; [.I30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07.c.i </text:p>
          </table:table-cell>
          <table:table-cell table:formula="of:=IF(OR([.E310]=&quot;true&quot;; [.F310]=&quot;true&quot;; [.G310]=&quot;true&quot;; [.H310]=&quot;true&quot;; [.I310]=&quot;true&quot;; [.J310]=&quot;true&quot;); &quot;true&quot;; IF(OR([.E310]=&quot;false reach&quot;; [.F310]=&quot;false reach&quot;; [.G310]=&quot;false reach&quot;; [.H310]=&quot;false reach&quot;; [.I310]=&quot;false reach&quot;; [.J310]=&quot;false reach&quot;); &quot;false&quot;; &quot;unknown&quot;))" office:value-type="string" office:string-value="true">
            <text:p>true</text:p>
          </table:table-cell>
          <table:table-cell table:style-name="ce3" table:formula="of:=IF(OR([.F310]=&quot;true&quot;; [.G310]=&quot;true&quot;); &quot;true&quot;; IF(OR([.F310]=&quot;false reach&quot;; [.G310]=&quot;false reach&quot;); &quot;false&quot;; &quot;unknown&quot;))" office:value-type="string" office:string-value="true">
            <text:p>true</text:p>
          </table:table-cell>
          <table:table-cell table:style-name="ce3" table:formula="of:=IF(OR([.H310]=&quot;true&quot;; [.I310]=&quot;true&quot;); &quot;true&quot;; IF(OR([.H310]=&quot;false reach&quot;; [.I3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08.c.i </text:p>
          </table:table-cell>
          <table:table-cell table:formula="of:=IF(OR([.E311]=&quot;true&quot;; [.F311]=&quot;true&quot;; [.G311]=&quot;true&quot;; [.H311]=&quot;true&quot;; [.I311]=&quot;true&quot;; [.J311]=&quot;true&quot;); &quot;true&quot;; IF(OR([.E311]=&quot;false reach&quot;; [.F311]=&quot;false reach&quot;; [.G311]=&quot;false reach&quot;; [.H311]=&quot;false reach&quot;; [.I311]=&quot;false reach&quot;; [.J311]=&quot;false reach&quot;); &quot;false&quot;; &quot;unknown&quot;))" office:value-type="string" office:string-value="true">
            <text:p>true</text:p>
          </table:table-cell>
          <table:table-cell table:style-name="ce3" table:formula="of:=IF(OR([.F311]=&quot;true&quot;; [.G311]=&quot;true&quot;); &quot;true&quot;; IF(OR([.F311]=&quot;false reach&quot;; [.G311]=&quot;false reach&quot;); &quot;false&quot;; &quot;unknown&quot;))" office:value-type="string" office:string-value="true">
            <text:p>true</text:p>
          </table:table-cell>
          <table:table-cell table:style-name="ce3" table:formula="of:=IF(OR([.H311]=&quot;true&quot;; [.I311]=&quot;true&quot;); &quot;true&quot;; IF(OR([.H311]=&quot;false reach&quot;; [.I3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09.c.i </text:p>
          </table:table-cell>
          <table:table-cell table:formula="of:=IF(OR([.E312]=&quot;true&quot;; [.F312]=&quot;true&quot;; [.G312]=&quot;true&quot;; [.H312]=&quot;true&quot;; [.I312]=&quot;true&quot;; [.J312]=&quot;true&quot;); &quot;true&quot;; IF(OR([.E312]=&quot;false reach&quot;; [.F312]=&quot;false reach&quot;; [.G312]=&quot;false reach&quot;; [.H312]=&quot;false reach&quot;; [.I312]=&quot;false reach&quot;; [.J312]=&quot;false reach&quot;); &quot;false&quot;; &quot;unknown&quot;))" office:value-type="string" office:string-value="true">
            <text:p>true</text:p>
          </table:table-cell>
          <table:table-cell table:style-name="ce3" table:formula="of:=IF(OR([.F312]=&quot;true&quot;; [.G312]=&quot;true&quot;); &quot;true&quot;; IF(OR([.F312]=&quot;false reach&quot;; [.G312]=&quot;false reach&quot;); &quot;false&quot;; &quot;unknown&quot;))" office:value-type="string" office:string-value="true">
            <text:p>true</text:p>
          </table:table-cell>
          <table:table-cell table:style-name="ce3" table:formula="of:=IF(OR([.H312]=&quot;true&quot;; [.I312]=&quot;true&quot;); &quot;true&quot;; IF(OR([.H312]=&quot;false reach&quot;; [.I3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10.c.i </text:p>
          </table:table-cell>
          <table:table-cell table:formula="of:=IF(OR([.E313]=&quot;true&quot;; [.F313]=&quot;true&quot;; [.G313]=&quot;true&quot;; [.H313]=&quot;true&quot;; [.I313]=&quot;true&quot;; [.J313]=&quot;true&quot;); &quot;true&quot;; IF(OR([.E313]=&quot;false reach&quot;; [.F313]=&quot;false reach&quot;; [.G313]=&quot;false reach&quot;; [.H313]=&quot;false reach&quot;; [.I313]=&quot;false reach&quot;; [.J313]=&quot;false reach&quot;); &quot;false&quot;; &quot;unknown&quot;))" office:value-type="string" office:string-value="true">
            <text:p>true</text:p>
          </table:table-cell>
          <table:table-cell table:style-name="ce3" table:formula="of:=IF(OR([.F313]=&quot;true&quot;; [.G313]=&quot;true&quot;); &quot;true&quot;; IF(OR([.F313]=&quot;false reach&quot;; [.G313]=&quot;false reach&quot;); &quot;false&quot;; &quot;unknown&quot;))" office:value-type="string" office:string-value="true">
            <text:p>true</text:p>
          </table:table-cell>
          <table:table-cell table:style-name="ce3" table:formula="of:=IF(OR([.H313]=&quot;true&quot;; [.I313]=&quot;true&quot;); &quot;true&quot;; IF(OR([.H313]=&quot;false reach&quot;; [.I3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11.c.i </text:p>
          </table:table-cell>
          <table:table-cell table:formula="of:=IF(OR([.E314]=&quot;true&quot;; [.F314]=&quot;true&quot;; [.G314]=&quot;true&quot;; [.H314]=&quot;true&quot;; [.I314]=&quot;true&quot;; [.J314]=&quot;true&quot;); &quot;true&quot;; IF(OR([.E314]=&quot;false reach&quot;; [.F314]=&quot;false reach&quot;; [.G314]=&quot;false reach&quot;; [.H314]=&quot;false reach&quot;; [.I314]=&quot;false reach&quot;; [.J314]=&quot;false reach&quot;); &quot;false&quot;; &quot;unknown&quot;))" office:value-type="string" office:string-value="true">
            <text:p>true</text:p>
          </table:table-cell>
          <table:table-cell table:style-name="ce3" table:formula="of:=IF(OR([.F314]=&quot;true&quot;; [.G314]=&quot;true&quot;); &quot;true&quot;; IF(OR([.F314]=&quot;false reach&quot;; [.G314]=&quot;false reach&quot;); &quot;false&quot;; &quot;unknown&quot;))" office:value-type="string" office:string-value="true">
            <text:p>true</text:p>
          </table:table-cell>
          <table:table-cell table:style-name="ce3" table:formula="of:=IF(OR([.H314]=&quot;true&quot;; [.I314]=&quot;true&quot;); &quot;true&quot;; IF(OR([.H314]=&quot;false reach&quot;; [.I3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12.c.i </text:p>
          </table:table-cell>
          <table:table-cell table:formula="of:=IF(OR([.E315]=&quot;true&quot;; [.F315]=&quot;true&quot;; [.G315]=&quot;true&quot;; [.H315]=&quot;true&quot;; [.I315]=&quot;true&quot;; [.J315]=&quot;true&quot;); &quot;true&quot;; IF(OR([.E315]=&quot;false reach&quot;; [.F315]=&quot;false reach&quot;; [.G315]=&quot;false reach&quot;; [.H315]=&quot;false reach&quot;; [.I315]=&quot;false reach&quot;; [.J315]=&quot;false reach&quot;); &quot;false&quot;; &quot;unknown&quot;))" office:value-type="string" office:string-value="false">
            <text:p>false</text:p>
          </table:table-cell>
          <table:table-cell table:style-name="ce3" table:formula="of:=IF(OR([.F315]=&quot;true&quot;; [.G315]=&quot;true&quot;); &quot;true&quot;; IF(OR([.F315]=&quot;false reach&quot;; [.G315]=&quot;false reach&quot;); &quot;false&quot;; &quot;unknown&quot;))" office:value-type="string" office:string-value="unknown">
            <text:p>unknown</text:p>
          </table:table-cell>
          <table:table-cell table:style-name="ce3" table:formula="of:=IF(OR([.H315]=&quot;true&quot;; [.I315]=&quot;true&quot;); &quot;true&quot;; IF(OR([.H315]=&quot;false reach&quot;; [.I31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13.c.i </text:p>
          </table:table-cell>
          <table:table-cell table:formula="of:=IF(OR([.E316]=&quot;true&quot;; [.F316]=&quot;true&quot;; [.G316]=&quot;true&quot;; [.H316]=&quot;true&quot;; [.I316]=&quot;true&quot;; [.J316]=&quot;true&quot;); &quot;true&quot;; IF(OR([.E316]=&quot;false reach&quot;; [.F316]=&quot;false reach&quot;; [.G316]=&quot;false reach&quot;; [.H316]=&quot;false reach&quot;; [.I316]=&quot;false reach&quot;; [.J316]=&quot;false reach&quot;); &quot;false&quot;; &quot;unknown&quot;))" office:value-type="string" office:string-value="true">
            <text:p>true</text:p>
          </table:table-cell>
          <table:table-cell table:style-name="ce3" table:formula="of:=IF(OR([.F316]=&quot;true&quot;; [.G316]=&quot;true&quot;); &quot;true&quot;; IF(OR([.F316]=&quot;false reach&quot;; [.G316]=&quot;false reach&quot;); &quot;false&quot;; &quot;unknown&quot;))" office:value-type="string" office:string-value="true">
            <text:p>true</text:p>
          </table:table-cell>
          <table:table-cell table:style-name="ce3" table:formula="of:=IF(OR([.H316]=&quot;true&quot;; [.I316]=&quot;true&quot;); &quot;true&quot;; IF(OR([.H316]=&quot;false reach&quot;; [.I3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14.c.i </text:p>
          </table:table-cell>
          <table:table-cell table:formula="of:=IF(OR([.E317]=&quot;true&quot;; [.F317]=&quot;true&quot;; [.G317]=&quot;true&quot;; [.H317]=&quot;true&quot;; [.I317]=&quot;true&quot;; [.J317]=&quot;true&quot;); &quot;true&quot;; IF(OR([.E317]=&quot;false reach&quot;; [.F317]=&quot;false reach&quot;; [.G317]=&quot;false reach&quot;; [.H317]=&quot;false reach&quot;; [.I317]=&quot;false reach&quot;; [.J317]=&quot;false reach&quot;); &quot;false&quot;; &quot;unknown&quot;))" office:value-type="string" office:string-value="true">
            <text:p>true</text:p>
          </table:table-cell>
          <table:table-cell table:style-name="ce3" table:formula="of:=IF(OR([.F317]=&quot;true&quot;; [.G317]=&quot;true&quot;); &quot;true&quot;; IF(OR([.F317]=&quot;false reach&quot;; [.G317]=&quot;false reach&quot;); &quot;false&quot;; &quot;unknown&quot;))" office:value-type="string" office:string-value="true">
            <text:p>true</text:p>
          </table:table-cell>
          <table:table-cell table:style-name="ce3" table:formula="of:=IF(OR([.H317]=&quot;true&quot;; [.I317]=&quot;true&quot;); &quot;true&quot;; IF(OR([.H317]=&quot;false reach&quot;; [.I3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15.c.i </text:p>
          </table:table-cell>
          <table:table-cell table:formula="of:=IF(OR([.E318]=&quot;true&quot;; [.F318]=&quot;true&quot;; [.G318]=&quot;true&quot;; [.H318]=&quot;true&quot;; [.I318]=&quot;true&quot;; [.J318]=&quot;true&quot;); &quot;true&quot;; IF(OR([.E318]=&quot;false reach&quot;; [.F318]=&quot;false reach&quot;; [.G318]=&quot;false reach&quot;; [.H318]=&quot;false reach&quot;; [.I318]=&quot;false reach&quot;; [.J318]=&quot;false reach&quot;); &quot;false&quot;; &quot;unknown&quot;))" office:value-type="string" office:string-value="true">
            <text:p>true</text:p>
          </table:table-cell>
          <table:table-cell table:style-name="ce3" table:formula="of:=IF(OR([.F318]=&quot;true&quot;; [.G318]=&quot;true&quot;); &quot;true&quot;; IF(OR([.F318]=&quot;false reach&quot;; [.G318]=&quot;false reach&quot;); &quot;false&quot;; &quot;unknown&quot;))" office:value-type="string" office:string-value="true">
            <text:p>true</text:p>
          </table:table-cell>
          <table:table-cell table:style-name="ce3" table:formula="of:=IF(OR([.H318]=&quot;true&quot;; [.I318]=&quot;true&quot;); &quot;true&quot;; IF(OR([.H318]=&quot;false reach&quot;; [.I3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16.c.i </text:p>
          </table:table-cell>
          <table:table-cell table:formula="of:=IF(OR([.E319]=&quot;true&quot;; [.F319]=&quot;true&quot;; [.G319]=&quot;true&quot;; [.H319]=&quot;true&quot;; [.I319]=&quot;true&quot;; [.J319]=&quot;true&quot;); &quot;true&quot;; IF(OR([.E319]=&quot;false reach&quot;; [.F319]=&quot;false reach&quot;; [.G319]=&quot;false reach&quot;; [.H319]=&quot;false reach&quot;; [.I319]=&quot;false reach&quot;; [.J319]=&quot;false reach&quot;); &quot;false&quot;; &quot;unknown&quot;))" office:value-type="string" office:string-value="true">
            <text:p>true</text:p>
          </table:table-cell>
          <table:table-cell table:style-name="ce3" table:formula="of:=IF(OR([.F319]=&quot;true&quot;; [.G319]=&quot;true&quot;); &quot;true&quot;; IF(OR([.F319]=&quot;false reach&quot;; [.G319]=&quot;false reach&quot;); &quot;false&quot;; &quot;unknown&quot;))" office:value-type="string" office:string-value="true">
            <text:p>true</text:p>
          </table:table-cell>
          <table:table-cell table:style-name="ce3" table:formula="of:=IF(OR([.H319]=&quot;true&quot;; [.I319]=&quot;true&quot;); &quot;true&quot;; IF(OR([.H319]=&quot;false reach&quot;; [.I3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17.c.i </text:p>
          </table:table-cell>
          <table:table-cell table:formula="of:=IF(OR([.E320]=&quot;true&quot;; [.F320]=&quot;true&quot;; [.G320]=&quot;true&quot;; [.H320]=&quot;true&quot;; [.I320]=&quot;true&quot;; [.J320]=&quot;true&quot;); &quot;true&quot;; IF(OR([.E320]=&quot;false reach&quot;; [.F320]=&quot;false reach&quot;; [.G320]=&quot;false reach&quot;; [.H320]=&quot;false reach&quot;; [.I320]=&quot;false reach&quot;; [.J320]=&quot;false reach&quot;); &quot;false&quot;; &quot;unknown&quot;))" office:value-type="string" office:string-value="false">
            <text:p>false</text:p>
          </table:table-cell>
          <table:table-cell table:style-name="ce3" table:formula="of:=IF(OR([.F320]=&quot;true&quot;; [.G320]=&quot;true&quot;); &quot;true&quot;; IF(OR([.F320]=&quot;false reach&quot;; [.G320]=&quot;false reach&quot;); &quot;false&quot;; &quot;unknown&quot;))" office:value-type="string" office:string-value="unknown">
            <text:p>unknown</text:p>
          </table:table-cell>
          <table:table-cell table:style-name="ce3" table:formula="of:=IF(OR([.H320]=&quot;true&quot;; [.I320]=&quot;true&quot;); &quot;true&quot;; IF(OR([.H320]=&quot;false reach&quot;; [.I32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18.c.i </text:p>
          </table:table-cell>
          <table:table-cell table:formula="of:=IF(OR([.E321]=&quot;true&quot;; [.F321]=&quot;true&quot;; [.G321]=&quot;true&quot;; [.H321]=&quot;true&quot;; [.I321]=&quot;true&quot;; [.J321]=&quot;true&quot;); &quot;true&quot;; IF(OR([.E321]=&quot;false reach&quot;; [.F321]=&quot;false reach&quot;; [.G321]=&quot;false reach&quot;; [.H321]=&quot;false reach&quot;; [.I321]=&quot;false reach&quot;; [.J321]=&quot;false reach&quot;); &quot;false&quot;; &quot;unknown&quot;))" office:value-type="string" office:string-value="true">
            <text:p>true</text:p>
          </table:table-cell>
          <table:table-cell table:style-name="ce3" table:formula="of:=IF(OR([.F321]=&quot;true&quot;; [.G321]=&quot;true&quot;); &quot;true&quot;; IF(OR([.F321]=&quot;false reach&quot;; [.G321]=&quot;false reach&quot;); &quot;false&quot;; &quot;unknown&quot;))" office:value-type="string" office:string-value="true">
            <text:p>true</text:p>
          </table:table-cell>
          <table:table-cell table:style-name="ce3" table:formula="of:=IF(OR([.H321]=&quot;true&quot;; [.I321]=&quot;true&quot;); &quot;true&quot;; IF(OR([.H321]=&quot;false reach&quot;; [.I3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19.c.i </text:p>
          </table:table-cell>
          <table:table-cell table:formula="of:=IF(OR([.E322]=&quot;true&quot;; [.F322]=&quot;true&quot;; [.G322]=&quot;true&quot;; [.H322]=&quot;true&quot;; [.I322]=&quot;true&quot;; [.J322]=&quot;true&quot;); &quot;true&quot;; IF(OR([.E322]=&quot;false reach&quot;; [.F322]=&quot;false reach&quot;; [.G322]=&quot;false reach&quot;; [.H322]=&quot;false reach&quot;; [.I322]=&quot;false reach&quot;; [.J322]=&quot;false reach&quot;); &quot;false&quot;; &quot;unknown&quot;))" office:value-type="string" office:string-value="true">
            <text:p>true</text:p>
          </table:table-cell>
          <table:table-cell table:style-name="ce3" table:formula="of:=IF(OR([.F322]=&quot;true&quot;; [.G322]=&quot;true&quot;); &quot;true&quot;; IF(OR([.F322]=&quot;false reach&quot;; [.G322]=&quot;false reach&quot;); &quot;false&quot;; &quot;unknown&quot;))" office:value-type="string" office:string-value="true">
            <text:p>true</text:p>
          </table:table-cell>
          <table:table-cell table:style-name="ce3" table:formula="of:=IF(OR([.H322]=&quot;true&quot;; [.I322]=&quot;true&quot;); &quot;true&quot;; IF(OR([.H322]=&quot;false reach&quot;; [.I3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20.c.i </text:p>
          </table:table-cell>
          <table:table-cell table:formula="of:=IF(OR([.E323]=&quot;true&quot;; [.F323]=&quot;true&quot;; [.G323]=&quot;true&quot;; [.H323]=&quot;true&quot;; [.I323]=&quot;true&quot;; [.J323]=&quot;true&quot;); &quot;true&quot;; IF(OR([.E323]=&quot;false reach&quot;; [.F323]=&quot;false reach&quot;; [.G323]=&quot;false reach&quot;; [.H323]=&quot;false reach&quot;; [.I323]=&quot;false reach&quot;; [.J323]=&quot;false reach&quot;); &quot;false&quot;; &quot;unknown&quot;))" office:value-type="string" office:string-value="false">
            <text:p>false</text:p>
          </table:table-cell>
          <table:table-cell table:style-name="ce3" table:formula="of:=IF(OR([.F323]=&quot;true&quot;; [.G323]=&quot;true&quot;); &quot;true&quot;; IF(OR([.F323]=&quot;false reach&quot;; [.G323]=&quot;false reach&quot;); &quot;false&quot;; &quot;unknown&quot;))" office:value-type="string" office:string-value="unknown">
            <text:p>unknown</text:p>
          </table:table-cell>
          <table:table-cell table:style-name="ce3" table:formula="of:=IF(OR([.H323]=&quot;true&quot;; [.I323]=&quot;true&quot;); &quot;true&quot;; IF(OR([.H323]=&quot;false reach&quot;; [.I32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21.c.i </text:p>
          </table:table-cell>
          <table:table-cell table:formula="of:=IF(OR([.E324]=&quot;true&quot;; [.F324]=&quot;true&quot;; [.G324]=&quot;true&quot;; [.H324]=&quot;true&quot;; [.I324]=&quot;true&quot;; [.J324]=&quot;true&quot;); &quot;true&quot;; IF(OR([.E324]=&quot;false reach&quot;; [.F324]=&quot;false reach&quot;; [.G324]=&quot;false reach&quot;; [.H324]=&quot;false reach&quot;; [.I324]=&quot;false reach&quot;; [.J324]=&quot;false reach&quot;); &quot;false&quot;; &quot;unknown&quot;))" office:value-type="string" office:string-value="true">
            <text:p>true</text:p>
          </table:table-cell>
          <table:table-cell table:style-name="ce3" table:formula="of:=IF(OR([.F324]=&quot;true&quot;; [.G324]=&quot;true&quot;); &quot;true&quot;; IF(OR([.F324]=&quot;false reach&quot;; [.G324]=&quot;false reach&quot;); &quot;false&quot;; &quot;unknown&quot;))" office:value-type="string" office:string-value="true">
            <text:p>true</text:p>
          </table:table-cell>
          <table:table-cell table:style-name="ce3" table:formula="of:=IF(OR([.H324]=&quot;true&quot;; [.I324]=&quot;true&quot;); &quot;true&quot;; IF(OR([.H324]=&quot;false reach&quot;; [.I3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22.c.i </text:p>
          </table:table-cell>
          <table:table-cell table:formula="of:=IF(OR([.E325]=&quot;true&quot;; [.F325]=&quot;true&quot;; [.G325]=&quot;true&quot;; [.H325]=&quot;true&quot;; [.I325]=&quot;true&quot;; [.J325]=&quot;true&quot;); &quot;true&quot;; IF(OR([.E325]=&quot;false reach&quot;; [.F325]=&quot;false reach&quot;; [.G325]=&quot;false reach&quot;; [.H325]=&quot;false reach&quot;; [.I325]=&quot;false reach&quot;; [.J325]=&quot;false reach&quot;); &quot;false&quot;; &quot;unknown&quot;))" office:value-type="string" office:string-value="true">
            <text:p>true</text:p>
          </table:table-cell>
          <table:table-cell table:style-name="ce3" table:formula="of:=IF(OR([.F325]=&quot;true&quot;; [.G325]=&quot;true&quot;); &quot;true&quot;; IF(OR([.F325]=&quot;false reach&quot;; [.G325]=&quot;false reach&quot;); &quot;false&quot;; &quot;unknown&quot;))" office:value-type="string" office:string-value="true">
            <text:p>true</text:p>
          </table:table-cell>
          <table:table-cell table:style-name="ce3" table:formula="of:=IF(OR([.H325]=&quot;true&quot;; [.I325]=&quot;true&quot;); &quot;true&quot;; IF(OR([.H325]=&quot;false reach&quot;; [.I3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23.c.i </text:p>
          </table:table-cell>
          <table:table-cell table:formula="of:=IF(OR([.E326]=&quot;true&quot;; [.F326]=&quot;true&quot;; [.G326]=&quot;true&quot;; [.H326]=&quot;true&quot;; [.I326]=&quot;true&quot;; [.J326]=&quot;true&quot;); &quot;true&quot;; IF(OR([.E326]=&quot;false reach&quot;; [.F326]=&quot;false reach&quot;; [.G326]=&quot;false reach&quot;; [.H326]=&quot;false reach&quot;; [.I326]=&quot;false reach&quot;; [.J326]=&quot;false reach&quot;); &quot;false&quot;; &quot;unknown&quot;))" office:value-type="string" office:string-value="true">
            <text:p>true</text:p>
          </table:table-cell>
          <table:table-cell table:style-name="ce3" table:formula="of:=IF(OR([.F326]=&quot;true&quot;; [.G326]=&quot;true&quot;); &quot;true&quot;; IF(OR([.F326]=&quot;false reach&quot;; [.G326]=&quot;false reach&quot;); &quot;false&quot;; &quot;unknown&quot;))" office:value-type="string" office:string-value="true">
            <text:p>true</text:p>
          </table:table-cell>
          <table:table-cell table:style-name="ce3" table:formula="of:=IF(OR([.H326]=&quot;true&quot;; [.I326]=&quot;true&quot;); &quot;true&quot;; IF(OR([.H326]=&quot;false reach&quot;; [.I3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24.c.i </text:p>
          </table:table-cell>
          <table:table-cell table:formula="of:=IF(OR([.E327]=&quot;true&quot;; [.F327]=&quot;true&quot;; [.G327]=&quot;true&quot;; [.H327]=&quot;true&quot;; [.I327]=&quot;true&quot;; [.J327]=&quot;true&quot;); &quot;true&quot;; IF(OR([.E327]=&quot;false reach&quot;; [.F327]=&quot;false reach&quot;; [.G327]=&quot;false reach&quot;; [.H327]=&quot;false reach&quot;; [.I327]=&quot;false reach&quot;; [.J327]=&quot;false reach&quot;); &quot;false&quot;; &quot;unknown&quot;))" office:value-type="string" office:string-value="false">
            <text:p>false</text:p>
          </table:table-cell>
          <table:table-cell table:style-name="ce3" table:formula="of:=IF(OR([.F327]=&quot;true&quot;; [.G327]=&quot;true&quot;); &quot;true&quot;; IF(OR([.F327]=&quot;false reach&quot;; [.G327]=&quot;false reach&quot;); &quot;false&quot;; &quot;unknown&quot;))" office:value-type="string" office:string-value="unknown">
            <text:p>unknown</text:p>
          </table:table-cell>
          <table:table-cell table:style-name="ce3" table:formula="of:=IF(OR([.H327]=&quot;true&quot;; [.I327]=&quot;true&quot;); &quot;true&quot;; IF(OR([.H327]=&quot;false reach&quot;; [.I32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25.c.i </text:p>
          </table:table-cell>
          <table:table-cell table:formula="of:=IF(OR([.E328]=&quot;true&quot;; [.F328]=&quot;true&quot;; [.G328]=&quot;true&quot;; [.H328]=&quot;true&quot;; [.I328]=&quot;true&quot;; [.J328]=&quot;true&quot;); &quot;true&quot;; IF(OR([.E328]=&quot;false reach&quot;; [.F328]=&quot;false reach&quot;; [.G328]=&quot;false reach&quot;; [.H328]=&quot;false reach&quot;; [.I328]=&quot;false reach&quot;; [.J328]=&quot;false reach&quot;); &quot;false&quot;; &quot;unknown&quot;))" office:value-type="string" office:string-value="true">
            <text:p>true</text:p>
          </table:table-cell>
          <table:table-cell table:style-name="ce3" table:formula="of:=IF(OR([.F328]=&quot;true&quot;; [.G328]=&quot;true&quot;); &quot;true&quot;; IF(OR([.F328]=&quot;false reach&quot;; [.G328]=&quot;false reach&quot;); &quot;false&quot;; &quot;unknown&quot;))" office:value-type="string" office:string-value="true">
            <text:p>true</text:p>
          </table:table-cell>
          <table:table-cell table:style-name="ce3" table:formula="of:=IF(OR([.H328]=&quot;true&quot;; [.I328]=&quot;true&quot;); &quot;true&quot;; IF(OR([.H328]=&quot;false reach&quot;; [.I3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26.c.i </text:p>
          </table:table-cell>
          <table:table-cell table:formula="of:=IF(OR([.E329]=&quot;true&quot;; [.F329]=&quot;true&quot;; [.G329]=&quot;true&quot;; [.H329]=&quot;true&quot;; [.I329]=&quot;true&quot;; [.J329]=&quot;true&quot;); &quot;true&quot;; IF(OR([.E329]=&quot;false reach&quot;; [.F329]=&quot;false reach&quot;; [.G329]=&quot;false reach&quot;; [.H329]=&quot;false reach&quot;; [.I329]=&quot;false reach&quot;; [.J329]=&quot;false reach&quot;); &quot;false&quot;; &quot;unknown&quot;))" office:value-type="string" office:string-value="false">
            <text:p>false</text:p>
          </table:table-cell>
          <table:table-cell table:style-name="ce3" table:formula="of:=IF(OR([.F329]=&quot;true&quot;; [.G329]=&quot;true&quot;); &quot;true&quot;; IF(OR([.F329]=&quot;false reach&quot;; [.G329]=&quot;false reach&quot;); &quot;false&quot;; &quot;unknown&quot;))" office:value-type="string" office:string-value="unknown">
            <text:p>unknown</text:p>
          </table:table-cell>
          <table:table-cell table:style-name="ce3" table:formula="of:=IF(OR([.H329]=&quot;true&quot;; [.I329]=&quot;true&quot;); &quot;true&quot;; IF(OR([.H329]=&quot;false reach&quot;; [.I32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27.c.i </text:p>
          </table:table-cell>
          <table:table-cell table:formula="of:=IF(OR([.E330]=&quot;true&quot;; [.F330]=&quot;true&quot;; [.G330]=&quot;true&quot;; [.H330]=&quot;true&quot;; [.I330]=&quot;true&quot;; [.J330]=&quot;true&quot;); &quot;true&quot;; IF(OR([.E330]=&quot;false reach&quot;; [.F330]=&quot;false reach&quot;; [.G330]=&quot;false reach&quot;; [.H330]=&quot;false reach&quot;; [.I330]=&quot;false reach&quot;; [.J330]=&quot;false reach&quot;); &quot;false&quot;; &quot;unknown&quot;))" office:value-type="string" office:string-value="true">
            <text:p>true</text:p>
          </table:table-cell>
          <table:table-cell table:style-name="ce3" table:formula="of:=IF(OR([.F330]=&quot;true&quot;; [.G330]=&quot;true&quot;); &quot;true&quot;; IF(OR([.F330]=&quot;false reach&quot;; [.G330]=&quot;false reach&quot;); &quot;false&quot;; &quot;unknown&quot;))" office:value-type="string" office:string-value="true">
            <text:p>true</text:p>
          </table:table-cell>
          <table:table-cell table:style-name="ce3" table:formula="of:=IF(OR([.H330]=&quot;true&quot;; [.I330]=&quot;true&quot;); &quot;true&quot;; IF(OR([.H330]=&quot;false reach&quot;; [.I3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28.c.i </text:p>
          </table:table-cell>
          <table:table-cell table:formula="of:=IF(OR([.E331]=&quot;true&quot;; [.F331]=&quot;true&quot;; [.G331]=&quot;true&quot;; [.H331]=&quot;true&quot;; [.I331]=&quot;true&quot;; [.J331]=&quot;true&quot;); &quot;true&quot;; IF(OR([.E331]=&quot;false reach&quot;; [.F331]=&quot;false reach&quot;; [.G331]=&quot;false reach&quot;; [.H331]=&quot;false reach&quot;; [.I331]=&quot;false reach&quot;; [.J331]=&quot;false reach&quot;); &quot;false&quot;; &quot;unknown&quot;))" office:value-type="string" office:string-value="true">
            <text:p>true</text:p>
          </table:table-cell>
          <table:table-cell table:style-name="ce3" table:formula="of:=IF(OR([.F331]=&quot;true&quot;; [.G331]=&quot;true&quot;); &quot;true&quot;; IF(OR([.F331]=&quot;false reach&quot;; [.G331]=&quot;false reach&quot;); &quot;false&quot;; &quot;unknown&quot;))" office:value-type="string" office:string-value="true">
            <text:p>true</text:p>
          </table:table-cell>
          <table:table-cell table:style-name="ce3" table:formula="of:=IF(OR([.H331]=&quot;true&quot;; [.I331]=&quot;true&quot;); &quot;true&quot;; IF(OR([.H331]=&quot;false reach&quot;; [.I3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4_29.c.i </text:p>
          </table:table-cell>
          <table:table-cell table:formula="of:=IF(OR([.E332]=&quot;true&quot;; [.F332]=&quot;true&quot;; [.G332]=&quot;true&quot;; [.H332]=&quot;true&quot;; [.I332]=&quot;true&quot;; [.J332]=&quot;true&quot;); &quot;true&quot;; IF(OR([.E332]=&quot;false reach&quot;; [.F332]=&quot;false reach&quot;; [.G332]=&quot;false reach&quot;; [.H332]=&quot;false reach&quot;; [.I332]=&quot;false reach&quot;; [.J332]=&quot;false reach&quot;); &quot;false&quot;; &quot;unknown&quot;))" office:value-type="string" office:string-value="true">
            <text:p>true</text:p>
          </table:table-cell>
          <table:table-cell table:style-name="ce3" table:formula="of:=IF(OR([.F332]=&quot;true&quot;; [.G332]=&quot;true&quot;); &quot;true&quot;; IF(OR([.F332]=&quot;false reach&quot;; [.G332]=&quot;false reach&quot;); &quot;false&quot;; &quot;unknown&quot;))" office:value-type="string" office:string-value="true">
            <text:p>true</text:p>
          </table:table-cell>
          <table:table-cell table:style-name="ce3" table:formula="of:=IF(OR([.H332]=&quot;true&quot;; [.I332]=&quot;true&quot;); &quot;true&quot;; IF(OR([.H332]=&quot;false reach&quot;; [.I3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30.c.i </text:p>
          </table:table-cell>
          <table:table-cell table:formula="of:=IF(OR([.E333]=&quot;true&quot;; [.F333]=&quot;true&quot;; [.G333]=&quot;true&quot;; [.H333]=&quot;true&quot;; [.I333]=&quot;true&quot;; [.J333]=&quot;true&quot;); &quot;true&quot;; IF(OR([.E333]=&quot;false reach&quot;; [.F333]=&quot;false reach&quot;; [.G333]=&quot;false reach&quot;; [.H333]=&quot;false reach&quot;; [.I333]=&quot;false reach&quot;; [.J333]=&quot;false reach&quot;); &quot;false&quot;; &quot;unknown&quot;))" office:value-type="string" office:string-value="false">
            <text:p>false</text:p>
          </table:table-cell>
          <table:table-cell table:style-name="ce3" table:formula="of:=IF(OR([.F333]=&quot;true&quot;; [.G333]=&quot;true&quot;); &quot;true&quot;; IF(OR([.F333]=&quot;false reach&quot;; [.G333]=&quot;false reach&quot;); &quot;false&quot;; &quot;unknown&quot;))" office:value-type="string" office:string-value="unknown">
            <text:p>unknown</text:p>
          </table:table-cell>
          <table:table-cell table:style-name="ce3" table:formula="of:=IF(OR([.H333]=&quot;true&quot;; [.I333]=&quot;true&quot;); &quot;true&quot;; IF(OR([.H333]=&quot;false reach&quot;; [.I33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31.c.i </text:p>
          </table:table-cell>
          <table:table-cell table:formula="of:=IF(OR([.E334]=&quot;true&quot;; [.F334]=&quot;true&quot;; [.G334]=&quot;true&quot;; [.H334]=&quot;true&quot;; [.I334]=&quot;true&quot;; [.J334]=&quot;true&quot;); &quot;true&quot;; IF(OR([.E334]=&quot;false reach&quot;; [.F334]=&quot;false reach&quot;; [.G334]=&quot;false reach&quot;; [.H334]=&quot;false reach&quot;; [.I334]=&quot;false reach&quot;; [.J334]=&quot;false reach&quot;); &quot;false&quot;; &quot;unknown&quot;))" office:value-type="string" office:string-value="true">
            <text:p>true</text:p>
          </table:table-cell>
          <table:table-cell table:style-name="ce3" table:formula="of:=IF(OR([.F334]=&quot;true&quot;; [.G334]=&quot;true&quot;); &quot;true&quot;; IF(OR([.F334]=&quot;false reach&quot;; [.G334]=&quot;false reach&quot;); &quot;false&quot;; &quot;unknown&quot;))" office:value-type="string" office:string-value="true">
            <text:p>true</text:p>
          </table:table-cell>
          <table:table-cell table:style-name="ce3" table:formula="of:=IF(OR([.H334]=&quot;true&quot;; [.I334]=&quot;true&quot;); &quot;true&quot;; IF(OR([.H334]=&quot;false reach&quot;; [.I3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32.c.i </text:p>
          </table:table-cell>
          <table:table-cell table:formula="of:=IF(OR([.E335]=&quot;true&quot;; [.F335]=&quot;true&quot;; [.G335]=&quot;true&quot;; [.H335]=&quot;true&quot;; [.I335]=&quot;true&quot;; [.J335]=&quot;true&quot;); &quot;true&quot;; IF(OR([.E335]=&quot;false reach&quot;; [.F335]=&quot;false reach&quot;; [.G335]=&quot;false reach&quot;; [.H335]=&quot;false reach&quot;; [.I335]=&quot;false reach&quot;; [.J335]=&quot;false reach&quot;); &quot;false&quot;; &quot;unknown&quot;))" office:value-type="string" office:string-value="false">
            <text:p>false</text:p>
          </table:table-cell>
          <table:table-cell table:style-name="ce3" table:formula="of:=IF(OR([.F335]=&quot;true&quot;; [.G335]=&quot;true&quot;); &quot;true&quot;; IF(OR([.F335]=&quot;false reach&quot;; [.G335]=&quot;false reach&quot;); &quot;false&quot;; &quot;unknown&quot;))" office:value-type="string" office:string-value="unknown">
            <text:p>unknown</text:p>
          </table:table-cell>
          <table:table-cell table:style-name="ce3" table:formula="of:=IF(OR([.H335]=&quot;true&quot;; [.I335]=&quot;true&quot;); &quot;true&quot;; IF(OR([.H335]=&quot;false reach&quot;; [.I33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33.c.i </text:p>
          </table:table-cell>
          <table:table-cell table:formula="of:=IF(OR([.E336]=&quot;true&quot;; [.F336]=&quot;true&quot;; [.G336]=&quot;true&quot;; [.H336]=&quot;true&quot;; [.I336]=&quot;true&quot;; [.J336]=&quot;true&quot;); &quot;true&quot;; IF(OR([.E336]=&quot;false reach&quot;; [.F336]=&quot;false reach&quot;; [.G336]=&quot;false reach&quot;; [.H336]=&quot;false reach&quot;; [.I336]=&quot;false reach&quot;; [.J336]=&quot;false reach&quot;); &quot;false&quot;; &quot;unknown&quot;))" office:value-type="string" office:string-value="false">
            <text:p>false</text:p>
          </table:table-cell>
          <table:table-cell table:style-name="ce3" table:formula="of:=IF(OR([.F336]=&quot;true&quot;; [.G336]=&quot;true&quot;); &quot;true&quot;; IF(OR([.F336]=&quot;false reach&quot;; [.G336]=&quot;false reach&quot;); &quot;false&quot;; &quot;unknown&quot;))" office:value-type="string" office:string-value="unknown">
            <text:p>unknown</text:p>
          </table:table-cell>
          <table:table-cell table:style-name="ce3" table:formula="of:=IF(OR([.H336]=&quot;true&quot;; [.I336]=&quot;true&quot;); &quot;true&quot;; IF(OR([.H336]=&quot;false reach&quot;; [.I33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34.c.i </text:p>
          </table:table-cell>
          <table:table-cell table:formula="of:=IF(OR([.E337]=&quot;true&quot;; [.F337]=&quot;true&quot;; [.G337]=&quot;true&quot;; [.H337]=&quot;true&quot;; [.I337]=&quot;true&quot;; [.J337]=&quot;true&quot;); &quot;true&quot;; IF(OR([.E337]=&quot;false reach&quot;; [.F337]=&quot;false reach&quot;; [.G337]=&quot;false reach&quot;; [.H337]=&quot;false reach&quot;; [.I337]=&quot;false reach&quot;; [.J337]=&quot;false reach&quot;); &quot;false&quot;; &quot;unknown&quot;))" office:value-type="string" office:string-value="true">
            <text:p>true</text:p>
          </table:table-cell>
          <table:table-cell table:style-name="ce3" table:formula="of:=IF(OR([.F337]=&quot;true&quot;; [.G337]=&quot;true&quot;); &quot;true&quot;; IF(OR([.F337]=&quot;false reach&quot;; [.G337]=&quot;false reach&quot;); &quot;false&quot;; &quot;unknown&quot;))" office:value-type="string" office:string-value="true">
            <text:p>true</text:p>
          </table:table-cell>
          <table:table-cell table:style-name="ce3" table:formula="of:=IF(OR([.H337]=&quot;true&quot;; [.I337]=&quot;true&quot;); &quot;true&quot;; IF(OR([.H337]=&quot;false reach&quot;; [.I3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35.c.i </text:p>
          </table:table-cell>
          <table:table-cell table:formula="of:=IF(OR([.E338]=&quot;true&quot;; [.F338]=&quot;true&quot;; [.G338]=&quot;true&quot;; [.H338]=&quot;true&quot;; [.I338]=&quot;true&quot;; [.J338]=&quot;true&quot;); &quot;true&quot;; IF(OR([.E338]=&quot;false reach&quot;; [.F338]=&quot;false reach&quot;; [.G338]=&quot;false reach&quot;; [.H338]=&quot;false reach&quot;; [.I338]=&quot;false reach&quot;; [.J338]=&quot;false reach&quot;); &quot;false&quot;; &quot;unknown&quot;))" office:value-type="string" office:string-value="true">
            <text:p>true</text:p>
          </table:table-cell>
          <table:table-cell table:style-name="ce3" table:formula="of:=IF(OR([.F338]=&quot;true&quot;; [.G338]=&quot;true&quot;); &quot;true&quot;; IF(OR([.F338]=&quot;false reach&quot;; [.G338]=&quot;false reach&quot;); &quot;false&quot;; &quot;unknown&quot;))" office:value-type="string" office:string-value="true">
            <text:p>true</text:p>
          </table:table-cell>
          <table:table-cell table:style-name="ce3" table:formula="of:=IF(OR([.H338]=&quot;true&quot;; [.I338]=&quot;true&quot;); &quot;true&quot;; IF(OR([.H338]=&quot;false reach&quot;; [.I3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36.c.i </text:p>
          </table:table-cell>
          <table:table-cell table:formula="of:=IF(OR([.E339]=&quot;true&quot;; [.F339]=&quot;true&quot;; [.G339]=&quot;true&quot;; [.H339]=&quot;true&quot;; [.I339]=&quot;true&quot;; [.J339]=&quot;true&quot;); &quot;true&quot;; IF(OR([.E339]=&quot;false reach&quot;; [.F339]=&quot;false reach&quot;; [.G339]=&quot;false reach&quot;; [.H339]=&quot;false reach&quot;; [.I339]=&quot;false reach&quot;; [.J339]=&quot;false reach&quot;); &quot;false&quot;; &quot;unknown&quot;))" office:value-type="string" office:string-value="true">
            <text:p>true</text:p>
          </table:table-cell>
          <table:table-cell table:style-name="ce3" table:formula="of:=IF(OR([.F339]=&quot;true&quot;; [.G339]=&quot;true&quot;); &quot;true&quot;; IF(OR([.F339]=&quot;false reach&quot;; [.G339]=&quot;false reach&quot;); &quot;false&quot;; &quot;unknown&quot;))" office:value-type="string" office:string-value="true">
            <text:p>true</text:p>
          </table:table-cell>
          <table:table-cell table:style-name="ce3" table:formula="of:=IF(OR([.H339]=&quot;true&quot;; [.I339]=&quot;true&quot;); &quot;true&quot;; IF(OR([.H339]=&quot;false reach&quot;; [.I3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37.c.i </text:p>
          </table:table-cell>
          <table:table-cell table:formula="of:=IF(OR([.E340]=&quot;true&quot;; [.F340]=&quot;true&quot;; [.G340]=&quot;true&quot;; [.H340]=&quot;true&quot;; [.I340]=&quot;true&quot;; [.J340]=&quot;true&quot;); &quot;true&quot;; IF(OR([.E340]=&quot;false reach&quot;; [.F340]=&quot;false reach&quot;; [.G340]=&quot;false reach&quot;; [.H340]=&quot;false reach&quot;; [.I340]=&quot;false reach&quot;; [.J340]=&quot;false reach&quot;); &quot;false&quot;; &quot;unknown&quot;))" office:value-type="string" office:string-value="false">
            <text:p>false</text:p>
          </table:table-cell>
          <table:table-cell table:style-name="ce3" table:formula="of:=IF(OR([.F340]=&quot;true&quot;; [.G340]=&quot;true&quot;); &quot;true&quot;; IF(OR([.F340]=&quot;false reach&quot;; [.G340]=&quot;false reach&quot;); &quot;false&quot;; &quot;unknown&quot;))" office:value-type="string" office:string-value="unknown">
            <text:p>unknown</text:p>
          </table:table-cell>
          <table:table-cell table:style-name="ce3" table:formula="of:=IF(OR([.H340]=&quot;true&quot;; [.I340]=&quot;true&quot;); &quot;true&quot;; IF(OR([.H340]=&quot;false reach&quot;; [.I34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38.c.i </text:p>
          </table:table-cell>
          <table:table-cell table:formula="of:=IF(OR([.E341]=&quot;true&quot;; [.F341]=&quot;true&quot;; [.G341]=&quot;true&quot;; [.H341]=&quot;true&quot;; [.I341]=&quot;true&quot;; [.J341]=&quot;true&quot;); &quot;true&quot;; IF(OR([.E341]=&quot;false reach&quot;; [.F341]=&quot;false reach&quot;; [.G341]=&quot;false reach&quot;; [.H341]=&quot;false reach&quot;; [.I341]=&quot;false reach&quot;; [.J341]=&quot;false reach&quot;); &quot;false&quot;; &quot;unknown&quot;))" office:value-type="string" office:string-value="false">
            <text:p>false</text:p>
          </table:table-cell>
          <table:table-cell table:style-name="ce3" table:formula="of:=IF(OR([.F341]=&quot;true&quot;; [.G341]=&quot;true&quot;); &quot;true&quot;; IF(OR([.F341]=&quot;false reach&quot;; [.G341]=&quot;false reach&quot;); &quot;false&quot;; &quot;unknown&quot;))" office:value-type="string" office:string-value="unknown">
            <text:p>unknown</text:p>
          </table:table-cell>
          <table:table-cell table:style-name="ce3" table:formula="of:=IF(OR([.H341]=&quot;true&quot;; [.I341]=&quot;true&quot;); &quot;true&quot;; IF(OR([.H341]=&quot;false reach&quot;; [.I34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39.c.i </text:p>
          </table:table-cell>
          <table:table-cell table:formula="of:=IF(OR([.E342]=&quot;true&quot;; [.F342]=&quot;true&quot;; [.G342]=&quot;true&quot;; [.H342]=&quot;true&quot;; [.I342]=&quot;true&quot;; [.J342]=&quot;true&quot;); &quot;true&quot;; IF(OR([.E342]=&quot;false reach&quot;; [.F342]=&quot;false reach&quot;; [.G342]=&quot;false reach&quot;; [.H342]=&quot;false reach&quot;; [.I342]=&quot;false reach&quot;; [.J342]=&quot;false reach&quot;); &quot;false&quot;; &quot;unknown&quot;))" office:value-type="string" office:string-value="false">
            <text:p>false</text:p>
          </table:table-cell>
          <table:table-cell table:style-name="ce3" table:formula="of:=IF(OR([.F342]=&quot;true&quot;; [.G342]=&quot;true&quot;); &quot;true&quot;; IF(OR([.F342]=&quot;false reach&quot;; [.G342]=&quot;false reach&quot;); &quot;false&quot;; &quot;unknown&quot;))" office:value-type="string" office:string-value="unknown">
            <text:p>unknown</text:p>
          </table:table-cell>
          <table:table-cell table:style-name="ce3" table:formula="of:=IF(OR([.H342]=&quot;true&quot;; [.I342]=&quot;true&quot;); &quot;true&quot;; IF(OR([.H342]=&quot;false reach&quot;; [.I34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killed by signal 9</text:p>
          </table:table-cell>
          <table:table-cell/>
        </table:table-row>
        <table:table-row table:style-name="ro3">
          <table:table-cell office:value-type="string">
            <text:p>Problem04_40.c.i </text:p>
          </table:table-cell>
          <table:table-cell table:formula="of:=IF(OR([.E343]=&quot;true&quot;; [.F343]=&quot;true&quot;; [.G343]=&quot;true&quot;; [.H343]=&quot;true&quot;; [.I343]=&quot;true&quot;; [.J343]=&quot;true&quot;); &quot;true&quot;; IF(OR([.E343]=&quot;false reach&quot;; [.F343]=&quot;false reach&quot;; [.G343]=&quot;false reach&quot;; [.H343]=&quot;false reach&quot;; [.I343]=&quot;false reach&quot;; [.J343]=&quot;false reach&quot;); &quot;false&quot;; &quot;unknown&quot;))" office:value-type="string" office:string-value="true">
            <text:p>true</text:p>
          </table:table-cell>
          <table:table-cell table:style-name="ce3" table:formula="of:=IF(OR([.F343]=&quot;true&quot;; [.G343]=&quot;true&quot;); &quot;true&quot;; IF(OR([.F343]=&quot;false reach&quot;; [.G343]=&quot;false reach&quot;); &quot;false&quot;; &quot;unknown&quot;))" office:value-type="string" office:string-value="true">
            <text:p>true</text:p>
          </table:table-cell>
          <table:table-cell table:style-name="ce3" table:formula="of:=IF(OR([.H343]=&quot;true&quot;; [.I343]=&quot;true&quot;); &quot;true&quot;; IF(OR([.H343]=&quot;false reach&quot;; [.I3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1.c.i </text:p>
          </table:table-cell>
          <table:table-cell table:formula="of:=IF(OR([.E344]=&quot;true&quot;; [.F344]=&quot;true&quot;; [.G344]=&quot;true&quot;; [.H344]=&quot;true&quot;; [.I344]=&quot;true&quot;; [.J344]=&quot;true&quot;); &quot;true&quot;; IF(OR([.E344]=&quot;false reach&quot;; [.F344]=&quot;false reach&quot;; [.G344]=&quot;false reach&quot;; [.H344]=&quot;false reach&quot;; [.I344]=&quot;false reach&quot;; [.J344]=&quot;false reach&quot;); &quot;false&quot;; &quot;unknown&quot;))" office:value-type="string" office:string-value="true">
            <text:p>true</text:p>
          </table:table-cell>
          <table:table-cell table:style-name="ce3" table:formula="of:=IF(OR([.F344]=&quot;true&quot;; [.G344]=&quot;true&quot;); &quot;true&quot;; IF(OR([.F344]=&quot;false reach&quot;; [.G344]=&quot;false reach&quot;); &quot;false&quot;; &quot;unknown&quot;))" office:value-type="string" office:string-value="true">
            <text:p>true</text:p>
          </table:table-cell>
          <table:table-cell table:style-name="ce3" table:formula="of:=IF(OR([.H344]=&quot;true&quot;; [.I344]=&quot;true&quot;); &quot;true&quot;; IF(OR([.H344]=&quot;false reach&quot;; [.I3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2.c.i </text:p>
          </table:table-cell>
          <table:table-cell table:formula="of:=IF(OR([.E345]=&quot;true&quot;; [.F345]=&quot;true&quot;; [.G345]=&quot;true&quot;; [.H345]=&quot;true&quot;; [.I345]=&quot;true&quot;; [.J345]=&quot;true&quot;); &quot;true&quot;; IF(OR([.E345]=&quot;false reach&quot;; [.F345]=&quot;false reach&quot;; [.G345]=&quot;false reach&quot;; [.H345]=&quot;false reach&quot;; [.I345]=&quot;false reach&quot;; [.J345]=&quot;false reach&quot;); &quot;false&quot;; &quot;unknown&quot;))" office:value-type="string" office:string-value="true">
            <text:p>true</text:p>
          </table:table-cell>
          <table:table-cell table:style-name="ce3" table:formula="of:=IF(OR([.F345]=&quot;true&quot;; [.G345]=&quot;true&quot;); &quot;true&quot;; IF(OR([.F345]=&quot;false reach&quot;; [.G345]=&quot;false reach&quot;); &quot;false&quot;; &quot;unknown&quot;))" office:value-type="string" office:string-value="true">
            <text:p>true</text:p>
          </table:table-cell>
          <table:table-cell table:style-name="ce3" table:formula="of:=IF(OR([.H345]=&quot;true&quot;; [.I345]=&quot;true&quot;); &quot;true&quot;; IF(OR([.H345]=&quot;false reach&quot;; [.I3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3.c.i </text:p>
          </table:table-cell>
          <table:table-cell table:formula="of:=IF(OR([.E346]=&quot;true&quot;; [.F346]=&quot;true&quot;; [.G346]=&quot;true&quot;; [.H346]=&quot;true&quot;; [.I346]=&quot;true&quot;; [.J346]=&quot;true&quot;); &quot;true&quot;; IF(OR([.E346]=&quot;false reach&quot;; [.F346]=&quot;false reach&quot;; [.G346]=&quot;false reach&quot;; [.H346]=&quot;false reach&quot;; [.I346]=&quot;false reach&quot;; [.J346]=&quot;false reach&quot;); &quot;false&quot;; &quot;unknown&quot;))" office:value-type="string" office:string-value="true">
            <text:p>true</text:p>
          </table:table-cell>
          <table:table-cell table:style-name="ce3" table:formula="of:=IF(OR([.F346]=&quot;true&quot;; [.G346]=&quot;true&quot;); &quot;true&quot;; IF(OR([.F346]=&quot;false reach&quot;; [.G346]=&quot;false reach&quot;); &quot;false&quot;; &quot;unknown&quot;))" office:value-type="string" office:string-value="true">
            <text:p>true</text:p>
          </table:table-cell>
          <table:table-cell table:style-name="ce3" table:formula="of:=IF(OR([.H346]=&quot;true&quot;; [.I346]=&quot;true&quot;); &quot;true&quot;; IF(OR([.H346]=&quot;false reach&quot;; [.I3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44.c.i </text:p>
          </table:table-cell>
          <table:table-cell table:formula="of:=IF(OR([.E347]=&quot;true&quot;; [.F347]=&quot;true&quot;; [.G347]=&quot;true&quot;; [.H347]=&quot;true&quot;; [.I347]=&quot;true&quot;; [.J347]=&quot;true&quot;); &quot;true&quot;; IF(OR([.E347]=&quot;false reach&quot;; [.F347]=&quot;false reach&quot;; [.G347]=&quot;false reach&quot;; [.H347]=&quot;false reach&quot;; [.I347]=&quot;false reach&quot;; [.J347]=&quot;false reach&quot;); &quot;false&quot;; &quot;unknown&quot;))" office:value-type="string" office:string-value="true">
            <text:p>true</text:p>
          </table:table-cell>
          <table:table-cell table:style-name="ce3" table:formula="of:=IF(OR([.F347]=&quot;true&quot;; [.G347]=&quot;true&quot;); &quot;true&quot;; IF(OR([.F347]=&quot;false reach&quot;; [.G347]=&quot;false reach&quot;); &quot;false&quot;; &quot;unknown&quot;))" office:value-type="string" office:string-value="true">
            <text:p>true</text:p>
          </table:table-cell>
          <table:table-cell table:style-name="ce3" table:formula="of:=IF(OR([.H347]=&quot;true&quot;; [.I347]=&quot;true&quot;); &quot;true&quot;; IF(OR([.H347]=&quot;false reach&quot;; [.I3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5.c.i </text:p>
          </table:table-cell>
          <table:table-cell table:formula="of:=IF(OR([.E348]=&quot;true&quot;; [.F348]=&quot;true&quot;; [.G348]=&quot;true&quot;; [.H348]=&quot;true&quot;; [.I348]=&quot;true&quot;; [.J348]=&quot;true&quot;); &quot;true&quot;; IF(OR([.E348]=&quot;false reach&quot;; [.F348]=&quot;false reach&quot;; [.G348]=&quot;false reach&quot;; [.H348]=&quot;false reach&quot;; [.I348]=&quot;false reach&quot;; [.J348]=&quot;false reach&quot;); &quot;false&quot;; &quot;unknown&quot;))" office:value-type="string" office:string-value="true">
            <text:p>true</text:p>
          </table:table-cell>
          <table:table-cell table:style-name="ce3" table:formula="of:=IF(OR([.F348]=&quot;true&quot;; [.G348]=&quot;true&quot;); &quot;true&quot;; IF(OR([.F348]=&quot;false reach&quot;; [.G348]=&quot;false reach&quot;); &quot;false&quot;; &quot;unknown&quot;))" office:value-type="string" office:string-value="true">
            <text:p>true</text:p>
          </table:table-cell>
          <table:table-cell table:style-name="ce3" table:formula="of:=IF(OR([.H348]=&quot;true&quot;; [.I348]=&quot;true&quot;); &quot;true&quot;; IF(OR([.H348]=&quot;false reach&quot;; [.I3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6.c.i </text:p>
          </table:table-cell>
          <table:table-cell table:formula="of:=IF(OR([.E349]=&quot;true&quot;; [.F349]=&quot;true&quot;; [.G349]=&quot;true&quot;; [.H349]=&quot;true&quot;; [.I349]=&quot;true&quot;; [.J349]=&quot;true&quot;); &quot;true&quot;; IF(OR([.E349]=&quot;false reach&quot;; [.F349]=&quot;false reach&quot;; [.G349]=&quot;false reach&quot;; [.H349]=&quot;false reach&quot;; [.I349]=&quot;false reach&quot;; [.J349]=&quot;false reach&quot;); &quot;false&quot;; &quot;unknown&quot;))" office:value-type="string" office:string-value="false">
            <text:p>false</text:p>
          </table:table-cell>
          <table:table-cell table:style-name="ce3" table:formula="of:=IF(OR([.F349]=&quot;true&quot;; [.G349]=&quot;true&quot;); &quot;true&quot;; IF(OR([.F349]=&quot;false reach&quot;; [.G349]=&quot;false reach&quot;); &quot;false&quot;; &quot;unknown&quot;))" office:value-type="string" office:string-value="unknown">
            <text:p>unknown</text:p>
          </table:table-cell>
          <table:table-cell table:style-name="ce3" table:formula="of:=IF(OR([.H349]=&quot;true&quot;; [.I349]=&quot;true&quot;); &quot;true&quot;; IF(OR([.H349]=&quot;false reach&quot;; [.I34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47.c.i </text:p>
          </table:table-cell>
          <table:table-cell table:formula="of:=IF(OR([.E350]=&quot;true&quot;; [.F350]=&quot;true&quot;; [.G350]=&quot;true&quot;; [.H350]=&quot;true&quot;; [.I350]=&quot;true&quot;; [.J350]=&quot;true&quot;); &quot;true&quot;; IF(OR([.E350]=&quot;false reach&quot;; [.F350]=&quot;false reach&quot;; [.G350]=&quot;false reach&quot;; [.H350]=&quot;false reach&quot;; [.I350]=&quot;false reach&quot;; [.J350]=&quot;false reach&quot;); &quot;false&quot;; &quot;unknown&quot;))" office:value-type="string" office:string-value="true">
            <text:p>true</text:p>
          </table:table-cell>
          <table:table-cell table:style-name="ce3" table:formula="of:=IF(OR([.F350]=&quot;true&quot;; [.G350]=&quot;true&quot;); &quot;true&quot;; IF(OR([.F350]=&quot;false reach&quot;; [.G350]=&quot;false reach&quot;); &quot;false&quot;; &quot;unknown&quot;))" office:value-type="string" office:string-value="true">
            <text:p>true</text:p>
          </table:table-cell>
          <table:table-cell table:style-name="ce3" table:formula="of:=IF(OR([.H350]=&quot;true&quot;; [.I350]=&quot;true&quot;); &quot;true&quot;; IF(OR([.H350]=&quot;false reach&quot;; [.I3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8.c.i </text:p>
          </table:table-cell>
          <table:table-cell table:formula="of:=IF(OR([.E351]=&quot;true&quot;; [.F351]=&quot;true&quot;; [.G351]=&quot;true&quot;; [.H351]=&quot;true&quot;; [.I351]=&quot;true&quot;; [.J351]=&quot;true&quot;); &quot;true&quot;; IF(OR([.E351]=&quot;false reach&quot;; [.F351]=&quot;false reach&quot;; [.G351]=&quot;false reach&quot;; [.H351]=&quot;false reach&quot;; [.I351]=&quot;false reach&quot;; [.J351]=&quot;false reach&quot;); &quot;false&quot;; &quot;unknown&quot;))" office:value-type="string" office:string-value="true">
            <text:p>true</text:p>
          </table:table-cell>
          <table:table-cell table:style-name="ce3" table:formula="of:=IF(OR([.F351]=&quot;true&quot;; [.G351]=&quot;true&quot;); &quot;true&quot;; IF(OR([.F351]=&quot;false reach&quot;; [.G351]=&quot;false reach&quot;); &quot;false&quot;; &quot;unknown&quot;))" office:value-type="string" office:string-value="true">
            <text:p>true</text:p>
          </table:table-cell>
          <table:table-cell table:style-name="ce3" table:formula="of:=IF(OR([.H351]=&quot;true&quot;; [.I351]=&quot;true&quot;); &quot;true&quot;; IF(OR([.H351]=&quot;false reach&quot;; [.I3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49.c.i </text:p>
          </table:table-cell>
          <table:table-cell table:formula="of:=IF(OR([.E352]=&quot;true&quot;; [.F352]=&quot;true&quot;; [.G352]=&quot;true&quot;; [.H352]=&quot;true&quot;; [.I352]=&quot;true&quot;; [.J352]=&quot;true&quot;); &quot;true&quot;; IF(OR([.E352]=&quot;false reach&quot;; [.F352]=&quot;false reach&quot;; [.G352]=&quot;false reach&quot;; [.H352]=&quot;false reach&quot;; [.I352]=&quot;false reach&quot;; [.J352]=&quot;false reach&quot;); &quot;false&quot;; &quot;unknown&quot;))" office:value-type="string" office:string-value="false">
            <text:p>false</text:p>
          </table:table-cell>
          <table:table-cell table:style-name="ce3" table:formula="of:=IF(OR([.F352]=&quot;true&quot;; [.G352]=&quot;true&quot;); &quot;true&quot;; IF(OR([.F352]=&quot;false reach&quot;; [.G352]=&quot;false reach&quot;); &quot;false&quot;; &quot;unknown&quot;))" office:value-type="string" office:string-value="unknown">
            <text:p>unknown</text:p>
          </table:table-cell>
          <table:table-cell table:style-name="ce3" table:formula="of:=IF(OR([.H352]=&quot;true&quot;; [.I352]=&quot;true&quot;); &quot;true&quot;; IF(OR([.H352]=&quot;false reach&quot;; [.I35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50.c.i </text:p>
          </table:table-cell>
          <table:table-cell table:formula="of:=IF(OR([.E353]=&quot;true&quot;; [.F353]=&quot;true&quot;; [.G353]=&quot;true&quot;; [.H353]=&quot;true&quot;; [.I353]=&quot;true&quot;; [.J353]=&quot;true&quot;); &quot;true&quot;; IF(OR([.E353]=&quot;false reach&quot;; [.F353]=&quot;false reach&quot;; [.G353]=&quot;false reach&quot;; [.H353]=&quot;false reach&quot;; [.I353]=&quot;false reach&quot;; [.J353]=&quot;false reach&quot;); &quot;false&quot;; &quot;unknown&quot;))" office:value-type="string" office:string-value="true">
            <text:p>true</text:p>
          </table:table-cell>
          <table:table-cell table:style-name="ce3" table:formula="of:=IF(OR([.F353]=&quot;true&quot;; [.G353]=&quot;true&quot;); &quot;true&quot;; IF(OR([.F353]=&quot;false reach&quot;; [.G353]=&quot;false reach&quot;); &quot;false&quot;; &quot;unknown&quot;))" office:value-type="string" office:string-value="true">
            <text:p>true</text:p>
          </table:table-cell>
          <table:table-cell table:style-name="ce3" table:formula="of:=IF(OR([.H353]=&quot;true&quot;; [.I353]=&quot;true&quot;); &quot;true&quot;; IF(OR([.H353]=&quot;false reach&quot;; [.I3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51.c.i </text:p>
          </table:table-cell>
          <table:table-cell table:formula="of:=IF(OR([.E354]=&quot;true&quot;; [.F354]=&quot;true&quot;; [.G354]=&quot;true&quot;; [.H354]=&quot;true&quot;; [.I354]=&quot;true&quot;; [.J354]=&quot;true&quot;); &quot;true&quot;; IF(OR([.E354]=&quot;false reach&quot;; [.F354]=&quot;false reach&quot;; [.G354]=&quot;false reach&quot;; [.H354]=&quot;false reach&quot;; [.I354]=&quot;false reach&quot;; [.J354]=&quot;false reach&quot;); &quot;false&quot;; &quot;unknown&quot;))" office:value-type="string" office:string-value="false">
            <text:p>false</text:p>
          </table:table-cell>
          <table:table-cell table:style-name="ce3" table:formula="of:=IF(OR([.F354]=&quot;true&quot;; [.G354]=&quot;true&quot;); &quot;true&quot;; IF(OR([.F354]=&quot;false reach&quot;; [.G354]=&quot;false reach&quot;); &quot;false&quot;; &quot;unknown&quot;))" office:value-type="string" office:string-value="unknown">
            <text:p>unknown</text:p>
          </table:table-cell>
          <table:table-cell table:style-name="ce3" table:formula="of:=IF(OR([.H354]=&quot;true&quot;; [.I354]=&quot;true&quot;); &quot;true&quot;; IF(OR([.H354]=&quot;false reach&quot;; [.I35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52.c.i </text:p>
          </table:table-cell>
          <table:table-cell table:formula="of:=IF(OR([.E355]=&quot;true&quot;; [.F355]=&quot;true&quot;; [.G355]=&quot;true&quot;; [.H355]=&quot;true&quot;; [.I355]=&quot;true&quot;; [.J355]=&quot;true&quot;); &quot;true&quot;; IF(OR([.E355]=&quot;false reach&quot;; [.F355]=&quot;false reach&quot;; [.G355]=&quot;false reach&quot;; [.H355]=&quot;false reach&quot;; [.I355]=&quot;false reach&quot;; [.J355]=&quot;false reach&quot;); &quot;false&quot;; &quot;unknown&quot;))" office:value-type="string" office:string-value="true">
            <text:p>true</text:p>
          </table:table-cell>
          <table:table-cell table:style-name="ce3" table:formula="of:=IF(OR([.F355]=&quot;true&quot;; [.G355]=&quot;true&quot;); &quot;true&quot;; IF(OR([.F355]=&quot;false reach&quot;; [.G355]=&quot;false reach&quot;); &quot;false&quot;; &quot;unknown&quot;))" office:value-type="string" office:string-value="true">
            <text:p>true</text:p>
          </table:table-cell>
          <table:table-cell table:style-name="ce3" table:formula="of:=IF(OR([.H355]=&quot;true&quot;; [.I355]=&quot;true&quot;); &quot;true&quot;; IF(OR([.H355]=&quot;false reach&quot;; [.I3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53.c.i </text:p>
          </table:table-cell>
          <table:table-cell table:formula="of:=IF(OR([.E356]=&quot;true&quot;; [.F356]=&quot;true&quot;; [.G356]=&quot;true&quot;; [.H356]=&quot;true&quot;; [.I356]=&quot;true&quot;; [.J356]=&quot;true&quot;); &quot;true&quot;; IF(OR([.E356]=&quot;false reach&quot;; [.F356]=&quot;false reach&quot;; [.G356]=&quot;false reach&quot;; [.H356]=&quot;false reach&quot;; [.I356]=&quot;false reach&quot;; [.J356]=&quot;false reach&quot;); &quot;false&quot;; &quot;unknown&quot;))" office:value-type="string" office:string-value="false">
            <text:p>false</text:p>
          </table:table-cell>
          <table:table-cell table:style-name="ce3" table:formula="of:=IF(OR([.F356]=&quot;true&quot;; [.G356]=&quot;true&quot;); &quot;true&quot;; IF(OR([.F356]=&quot;false reach&quot;; [.G356]=&quot;false reach&quot;); &quot;false&quot;; &quot;unknown&quot;))" office:value-type="string" office:string-value="unknown">
            <text:p>unknown</text:p>
          </table:table-cell>
          <table:table-cell table:style-name="ce3" table:formula="of:=IF(OR([.H356]=&quot;true&quot;; [.I356]=&quot;true&quot;); &quot;true&quot;; IF(OR([.H356]=&quot;false reach&quot;; [.I35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54.c.i </text:p>
          </table:table-cell>
          <table:table-cell table:formula="of:=IF(OR([.E357]=&quot;true&quot;; [.F357]=&quot;true&quot;; [.G357]=&quot;true&quot;; [.H357]=&quot;true&quot;; [.I357]=&quot;true&quot;; [.J357]=&quot;true&quot;); &quot;true&quot;; IF(OR([.E357]=&quot;false reach&quot;; [.F357]=&quot;false reach&quot;; [.G357]=&quot;false reach&quot;; [.H357]=&quot;false reach&quot;; [.I357]=&quot;false reach&quot;; [.J357]=&quot;false reach&quot;); &quot;false&quot;; &quot;unknown&quot;))" office:value-type="string" office:string-value="true">
            <text:p>true</text:p>
          </table:table-cell>
          <table:table-cell table:style-name="ce3" table:formula="of:=IF(OR([.F357]=&quot;true&quot;; [.G357]=&quot;true&quot;); &quot;true&quot;; IF(OR([.F357]=&quot;false reach&quot;; [.G357]=&quot;false reach&quot;); &quot;false&quot;; &quot;unknown&quot;))" office:value-type="string" office:string-value="true">
            <text:p>true</text:p>
          </table:table-cell>
          <table:table-cell table:style-name="ce3" table:formula="of:=IF(OR([.H357]=&quot;true&quot;; [.I357]=&quot;true&quot;); &quot;true&quot;; IF(OR([.H357]=&quot;false reach&quot;; [.I3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55.c.i </text:p>
          </table:table-cell>
          <table:table-cell table:formula="of:=IF(OR([.E358]=&quot;true&quot;; [.F358]=&quot;true&quot;; [.G358]=&quot;true&quot;; [.H358]=&quot;true&quot;; [.I358]=&quot;true&quot;; [.J358]=&quot;true&quot;); &quot;true&quot;; IF(OR([.E358]=&quot;false reach&quot;; [.F358]=&quot;false reach&quot;; [.G358]=&quot;false reach&quot;; [.H358]=&quot;false reach&quot;; [.I358]=&quot;false reach&quot;; [.J358]=&quot;false reach&quot;); &quot;false&quot;; &quot;unknown&quot;))" office:value-type="string" office:string-value="true">
            <text:p>true</text:p>
          </table:table-cell>
          <table:table-cell table:style-name="ce3" table:formula="of:=IF(OR([.F358]=&quot;true&quot;; [.G358]=&quot;true&quot;); &quot;true&quot;; IF(OR([.F358]=&quot;false reach&quot;; [.G358]=&quot;false reach&quot;); &quot;false&quot;; &quot;unknown&quot;))" office:value-type="string" office:string-value="true">
            <text:p>true</text:p>
          </table:table-cell>
          <table:table-cell table:style-name="ce3" table:formula="of:=IF(OR([.H358]=&quot;true&quot;; [.I358]=&quot;true&quot;); &quot;true&quot;; IF(OR([.H358]=&quot;false reach&quot;; [.I3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56.c.i </text:p>
          </table:table-cell>
          <table:table-cell table:formula="of:=IF(OR([.E359]=&quot;true&quot;; [.F359]=&quot;true&quot;; [.G359]=&quot;true&quot;; [.H359]=&quot;true&quot;; [.I359]=&quot;true&quot;; [.J359]=&quot;true&quot;); &quot;true&quot;; IF(OR([.E359]=&quot;false reach&quot;; [.F359]=&quot;false reach&quot;; [.G359]=&quot;false reach&quot;; [.H359]=&quot;false reach&quot;; [.I359]=&quot;false reach&quot;; [.J359]=&quot;false reach&quot;); &quot;false&quot;; &quot;unknown&quot;))" office:value-type="string" office:string-value="false">
            <text:p>false</text:p>
          </table:table-cell>
          <table:table-cell table:style-name="ce3" table:formula="of:=IF(OR([.F359]=&quot;true&quot;; [.G359]=&quot;true&quot;); &quot;true&quot;; IF(OR([.F359]=&quot;false reach&quot;; [.G359]=&quot;false reach&quot;); &quot;false&quot;; &quot;unknown&quot;))" office:value-type="string" office:string-value="unknown">
            <text:p>unknown</text:p>
          </table:table-cell>
          <table:table-cell table:style-name="ce3" table:formula="of:=IF(OR([.H359]=&quot;true&quot;; [.I359]=&quot;true&quot;); &quot;true&quot;; IF(OR([.H359]=&quot;false reach&quot;; [.I35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57.c.i </text:p>
          </table:table-cell>
          <table:table-cell table:formula="of:=IF(OR([.E360]=&quot;true&quot;; [.F360]=&quot;true&quot;; [.G360]=&quot;true&quot;; [.H360]=&quot;true&quot;; [.I360]=&quot;true&quot;; [.J360]=&quot;true&quot;); &quot;true&quot;; IF(OR([.E360]=&quot;false reach&quot;; [.F360]=&quot;false reach&quot;; [.G360]=&quot;false reach&quot;; [.H360]=&quot;false reach&quot;; [.I360]=&quot;false reach&quot;; [.J360]=&quot;false reach&quot;); &quot;false&quot;; &quot;unknown&quot;))" office:value-type="string" office:string-value="true">
            <text:p>true</text:p>
          </table:table-cell>
          <table:table-cell table:style-name="ce3" table:formula="of:=IF(OR([.F360]=&quot;true&quot;; [.G360]=&quot;true&quot;); &quot;true&quot;; IF(OR([.F360]=&quot;false reach&quot;; [.G360]=&quot;false reach&quot;); &quot;false&quot;; &quot;unknown&quot;))" office:value-type="string" office:string-value="true">
            <text:p>true</text:p>
          </table:table-cell>
          <table:table-cell table:style-name="ce3" table:formula="of:=IF(OR([.H360]=&quot;true&quot;; [.I360]=&quot;true&quot;); &quot;true&quot;; IF(OR([.H360]=&quot;false reach&quot;; [.I3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58.c.i </text:p>
          </table:table-cell>
          <table:table-cell table:formula="of:=IF(OR([.E361]=&quot;true&quot;; [.F361]=&quot;true&quot;; [.G361]=&quot;true&quot;; [.H361]=&quot;true&quot;; [.I361]=&quot;true&quot;; [.J361]=&quot;true&quot;); &quot;true&quot;; IF(OR([.E361]=&quot;false reach&quot;; [.F361]=&quot;false reach&quot;; [.G361]=&quot;false reach&quot;; [.H361]=&quot;false reach&quot;; [.I361]=&quot;false reach&quot;; [.J361]=&quot;false reach&quot;); &quot;false&quot;; &quot;unknown&quot;))" office:value-type="string" office:string-value="true">
            <text:p>true</text:p>
          </table:table-cell>
          <table:table-cell table:style-name="ce3" table:formula="of:=IF(OR([.F361]=&quot;true&quot;; [.G361]=&quot;true&quot;); &quot;true&quot;; IF(OR([.F361]=&quot;false reach&quot;; [.G361]=&quot;false reach&quot;); &quot;false&quot;; &quot;unknown&quot;))" office:value-type="string" office:string-value="true">
            <text:p>true</text:p>
          </table:table-cell>
          <table:table-cell table:style-name="ce3" table:formula="of:=IF(OR([.H361]=&quot;true&quot;; [.I361]=&quot;true&quot;); &quot;true&quot;; IF(OR([.H361]=&quot;false reach&quot;; [.I3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59.c.i </text:p>
          </table:table-cell>
          <table:table-cell table:formula="of:=IF(OR([.E362]=&quot;true&quot;; [.F362]=&quot;true&quot;; [.G362]=&quot;true&quot;; [.H362]=&quot;true&quot;; [.I362]=&quot;true&quot;; [.J362]=&quot;true&quot;); &quot;true&quot;; IF(OR([.E362]=&quot;false reach&quot;; [.F362]=&quot;false reach&quot;; [.G362]=&quot;false reach&quot;; [.H362]=&quot;false reach&quot;; [.I362]=&quot;false reach&quot;; [.J362]=&quot;false reach&quot;); &quot;false&quot;; &quot;unknown&quot;))" office:value-type="string" office:string-value="true">
            <text:p>true</text:p>
          </table:table-cell>
          <table:table-cell table:style-name="ce3" table:formula="of:=IF(OR([.F362]=&quot;true&quot;; [.G362]=&quot;true&quot;); &quot;true&quot;; IF(OR([.F362]=&quot;false reach&quot;; [.G362]=&quot;false reach&quot;); &quot;false&quot;; &quot;unknown&quot;))" office:value-type="string" office:string-value="true">
            <text:p>true</text:p>
          </table:table-cell>
          <table:table-cell table:style-name="ce3" table:formula="of:=IF(OR([.H362]=&quot;true&quot;; [.I362]=&quot;true&quot;); &quot;true&quot;; IF(OR([.H362]=&quot;false reach&quot;; [.I3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60.c.i </text:p>
          </table:table-cell>
          <table:table-cell table:formula="of:=IF(OR([.E363]=&quot;true&quot;; [.F363]=&quot;true&quot;; [.G363]=&quot;true&quot;; [.H363]=&quot;true&quot;; [.I363]=&quot;true&quot;; [.J363]=&quot;true&quot;); &quot;true&quot;; IF(OR([.E363]=&quot;false reach&quot;; [.F363]=&quot;false reach&quot;; [.G363]=&quot;false reach&quot;; [.H363]=&quot;false reach&quot;; [.I363]=&quot;false reach&quot;; [.J363]=&quot;false reach&quot;); &quot;false&quot;; &quot;unknown&quot;))" office:value-type="string" office:string-value="true">
            <text:p>true</text:p>
          </table:table-cell>
          <table:table-cell table:style-name="ce3" table:formula="of:=IF(OR([.F363]=&quot;true&quot;; [.G363]=&quot;true&quot;); &quot;true&quot;; IF(OR([.F363]=&quot;false reach&quot;; [.G363]=&quot;false reach&quot;); &quot;false&quot;; &quot;unknown&quot;))" office:value-type="string" office:string-value="true">
            <text:p>true</text:p>
          </table:table-cell>
          <table:table-cell table:style-name="ce3" table:formula="of:=IF(OR([.H363]=&quot;true&quot;; [.I363]=&quot;true&quot;); &quot;true&quot;; IF(OR([.H363]=&quot;false reach&quot;; [.I3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61.c.i </text:p>
          </table:table-cell>
          <table:table-cell table:formula="of:=IF(OR([.E364]=&quot;true&quot;; [.F364]=&quot;true&quot;; [.G364]=&quot;true&quot;; [.H364]=&quot;true&quot;; [.I364]=&quot;true&quot;; [.J364]=&quot;true&quot;); &quot;true&quot;; IF(OR([.E364]=&quot;false reach&quot;; [.F364]=&quot;false reach&quot;; [.G364]=&quot;false reach&quot;; [.H364]=&quot;false reach&quot;; [.I364]=&quot;false reach&quot;; [.J364]=&quot;false reach&quot;); &quot;false&quot;; &quot;unknown&quot;))" office:value-type="string" office:string-value="true">
            <text:p>true</text:p>
          </table:table-cell>
          <table:table-cell table:style-name="ce3" table:formula="of:=IF(OR([.F364]=&quot;true&quot;; [.G364]=&quot;true&quot;); &quot;true&quot;; IF(OR([.F364]=&quot;false reach&quot;; [.G364]=&quot;false reach&quot;); &quot;false&quot;; &quot;unknown&quot;))" office:value-type="string" office:string-value="true">
            <text:p>true</text:p>
          </table:table-cell>
          <table:table-cell table:style-name="ce3" table:formula="of:=IF(OR([.H364]=&quot;true&quot;; [.I364]=&quot;true&quot;); &quot;true&quot;; IF(OR([.H364]=&quot;false reach&quot;; [.I3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62.c.i </text:p>
          </table:table-cell>
          <table:table-cell table:formula="of:=IF(OR([.E365]=&quot;true&quot;; [.F365]=&quot;true&quot;; [.G365]=&quot;true&quot;; [.H365]=&quot;true&quot;; [.I365]=&quot;true&quot;; [.J365]=&quot;true&quot;); &quot;true&quot;; IF(OR([.E365]=&quot;false reach&quot;; [.F365]=&quot;false reach&quot;; [.G365]=&quot;false reach&quot;; [.H365]=&quot;false reach&quot;; [.I365]=&quot;false reach&quot;; [.J365]=&quot;false reach&quot;); &quot;false&quot;; &quot;unknown&quot;))" office:value-type="string" office:string-value="true">
            <text:p>true</text:p>
          </table:table-cell>
          <table:table-cell table:style-name="ce3" table:formula="of:=IF(OR([.F365]=&quot;true&quot;; [.G365]=&quot;true&quot;); &quot;true&quot;; IF(OR([.F365]=&quot;false reach&quot;; [.G365]=&quot;false reach&quot;); &quot;false&quot;; &quot;unknown&quot;))" office:value-type="string" office:string-value="true">
            <text:p>true</text:p>
          </table:table-cell>
          <table:table-cell table:style-name="ce3" table:formula="of:=IF(OR([.H365]=&quot;true&quot;; [.I365]=&quot;true&quot;); &quot;true&quot;; IF(OR([.H365]=&quot;false reach&quot;; [.I3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63.c.i </text:p>
          </table:table-cell>
          <table:table-cell table:formula="of:=IF(OR([.E366]=&quot;true&quot;; [.F366]=&quot;true&quot;; [.G366]=&quot;true&quot;; [.H366]=&quot;true&quot;; [.I366]=&quot;true&quot;; [.J366]=&quot;true&quot;); &quot;true&quot;; IF(OR([.E366]=&quot;false reach&quot;; [.F366]=&quot;false reach&quot;; [.G366]=&quot;false reach&quot;; [.H366]=&quot;false reach&quot;; [.I366]=&quot;false reach&quot;; [.J366]=&quot;false reach&quot;); &quot;false&quot;; &quot;unknown&quot;))" office:value-type="string" office:string-value="true">
            <text:p>true</text:p>
          </table:table-cell>
          <table:table-cell table:style-name="ce3" table:formula="of:=IF(OR([.F366]=&quot;true&quot;; [.G366]=&quot;true&quot;); &quot;true&quot;; IF(OR([.F366]=&quot;false reach&quot;; [.G366]=&quot;false reach&quot;); &quot;false&quot;; &quot;unknown&quot;))" office:value-type="string" office:string-value="true">
            <text:p>true</text:p>
          </table:table-cell>
          <table:table-cell table:style-name="ce3" table:formula="of:=IF(OR([.H366]=&quot;true&quot;; [.I366]=&quot;true&quot;); &quot;true&quot;; IF(OR([.H366]=&quot;false reach&quot;; [.I3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64.c.i </text:p>
          </table:table-cell>
          <table:table-cell table:formula="of:=IF(OR([.E367]=&quot;true&quot;; [.F367]=&quot;true&quot;; [.G367]=&quot;true&quot;; [.H367]=&quot;true&quot;; [.I367]=&quot;true&quot;; [.J367]=&quot;true&quot;); &quot;true&quot;; IF(OR([.E367]=&quot;false reach&quot;; [.F367]=&quot;false reach&quot;; [.G367]=&quot;false reach&quot;; [.H367]=&quot;false reach&quot;; [.I367]=&quot;false reach&quot;; [.J367]=&quot;false reach&quot;); &quot;false&quot;; &quot;unknown&quot;))" office:value-type="string" office:string-value="true">
            <text:p>true</text:p>
          </table:table-cell>
          <table:table-cell table:style-name="ce3" table:formula="of:=IF(OR([.F367]=&quot;true&quot;; [.G367]=&quot;true&quot;); &quot;true&quot;; IF(OR([.F367]=&quot;false reach&quot;; [.G367]=&quot;false reach&quot;); &quot;false&quot;; &quot;unknown&quot;))" office:value-type="string" office:string-value="true">
            <text:p>true</text:p>
          </table:table-cell>
          <table:table-cell table:style-name="ce3" table:formula="of:=IF(OR([.H367]=&quot;true&quot;; [.I367]=&quot;true&quot;); &quot;true&quot;; IF(OR([.H367]=&quot;false reach&quot;; [.I3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65.c.i </text:p>
          </table:table-cell>
          <table:table-cell table:formula="of:=IF(OR([.E368]=&quot;true&quot;; [.F368]=&quot;true&quot;; [.G368]=&quot;true&quot;; [.H368]=&quot;true&quot;; [.I368]=&quot;true&quot;; [.J368]=&quot;true&quot;); &quot;true&quot;; IF(OR([.E368]=&quot;false reach&quot;; [.F368]=&quot;false reach&quot;; [.G368]=&quot;false reach&quot;; [.H368]=&quot;false reach&quot;; [.I368]=&quot;false reach&quot;; [.J368]=&quot;false reach&quot;); &quot;false&quot;; &quot;unknown&quot;))" office:value-type="string" office:string-value="true">
            <text:p>true</text:p>
          </table:table-cell>
          <table:table-cell table:style-name="ce3" table:formula="of:=IF(OR([.F368]=&quot;true&quot;; [.G368]=&quot;true&quot;); &quot;true&quot;; IF(OR([.F368]=&quot;false reach&quot;; [.G368]=&quot;false reach&quot;); &quot;false&quot;; &quot;unknown&quot;))" office:value-type="string" office:string-value="true">
            <text:p>true</text:p>
          </table:table-cell>
          <table:table-cell table:style-name="ce3" table:formula="of:=IF(OR([.H368]=&quot;true&quot;; [.I368]=&quot;true&quot;); &quot;true&quot;; IF(OR([.H368]=&quot;false reach&quot;; [.I3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66.c.i </text:p>
          </table:table-cell>
          <table:table-cell table:formula="of:=IF(OR([.E369]=&quot;true&quot;; [.F369]=&quot;true&quot;; [.G369]=&quot;true&quot;; [.H369]=&quot;true&quot;; [.I369]=&quot;true&quot;; [.J369]=&quot;true&quot;); &quot;true&quot;; IF(OR([.E369]=&quot;false reach&quot;; [.F369]=&quot;false reach&quot;; [.G369]=&quot;false reach&quot;; [.H369]=&quot;false reach&quot;; [.I369]=&quot;false reach&quot;; [.J369]=&quot;false reach&quot;); &quot;false&quot;; &quot;unknown&quot;))" office:value-type="string" office:string-value="false">
            <text:p>false</text:p>
          </table:table-cell>
          <table:table-cell table:style-name="ce3" table:formula="of:=IF(OR([.F369]=&quot;true&quot;; [.G369]=&quot;true&quot;); &quot;true&quot;; IF(OR([.F369]=&quot;false reach&quot;; [.G369]=&quot;false reach&quot;); &quot;false&quot;; &quot;unknown&quot;))" office:value-type="string" office:string-value="unknown">
            <text:p>unknown</text:p>
          </table:table-cell>
          <table:table-cell table:style-name="ce3" table:formula="of:=IF(OR([.H369]=&quot;true&quot;; [.I369]=&quot;true&quot;); &quot;true&quot;; IF(OR([.H369]=&quot;false reach&quot;; [.I36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67.c.i </text:p>
          </table:table-cell>
          <table:table-cell table:formula="of:=IF(OR([.E370]=&quot;true&quot;; [.F370]=&quot;true&quot;; [.G370]=&quot;true&quot;; [.H370]=&quot;true&quot;; [.I370]=&quot;true&quot;; [.J370]=&quot;true&quot;); &quot;true&quot;; IF(OR([.E370]=&quot;false reach&quot;; [.F370]=&quot;false reach&quot;; [.G370]=&quot;false reach&quot;; [.H370]=&quot;false reach&quot;; [.I370]=&quot;false reach&quot;; [.J370]=&quot;false reach&quot;); &quot;false&quot;; &quot;unknown&quot;))" office:value-type="string" office:string-value="true">
            <text:p>true</text:p>
          </table:table-cell>
          <table:table-cell table:style-name="ce3" table:formula="of:=IF(OR([.F370]=&quot;true&quot;; [.G370]=&quot;true&quot;); &quot;true&quot;; IF(OR([.F370]=&quot;false reach&quot;; [.G370]=&quot;false reach&quot;); &quot;false&quot;; &quot;unknown&quot;))" office:value-type="string" office:string-value="true">
            <text:p>true</text:p>
          </table:table-cell>
          <table:table-cell table:style-name="ce3" table:formula="of:=IF(OR([.H370]=&quot;true&quot;; [.I370]=&quot;true&quot;); &quot;true&quot;; IF(OR([.H370]=&quot;false reach&quot;; [.I3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68.c.i </text:p>
          </table:table-cell>
          <table:table-cell table:formula="of:=IF(OR([.E371]=&quot;true&quot;; [.F371]=&quot;true&quot;; [.G371]=&quot;true&quot;; [.H371]=&quot;true&quot;; [.I371]=&quot;true&quot;; [.J371]=&quot;true&quot;); &quot;true&quot;; IF(OR([.E371]=&quot;false reach&quot;; [.F371]=&quot;false reach&quot;; [.G371]=&quot;false reach&quot;; [.H371]=&quot;false reach&quot;; [.I371]=&quot;false reach&quot;; [.J371]=&quot;false reach&quot;); &quot;false&quot;; &quot;unknown&quot;))" office:value-type="string" office:string-value="true">
            <text:p>true</text:p>
          </table:table-cell>
          <table:table-cell table:style-name="ce3" table:formula="of:=IF(OR([.F371]=&quot;true&quot;; [.G371]=&quot;true&quot;); &quot;true&quot;; IF(OR([.F371]=&quot;false reach&quot;; [.G371]=&quot;false reach&quot;); &quot;false&quot;; &quot;unknown&quot;))" office:value-type="string" office:string-value="true">
            <text:p>true</text:p>
          </table:table-cell>
          <table:table-cell table:style-name="ce3" table:formula="of:=IF(OR([.H371]=&quot;true&quot;; [.I371]=&quot;true&quot;); &quot;true&quot;; IF(OR([.H371]=&quot;false reach&quot;; [.I37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69.c.i </text:p>
          </table:table-cell>
          <table:table-cell table:formula="of:=IF(OR([.E372]=&quot;true&quot;; [.F372]=&quot;true&quot;; [.G372]=&quot;true&quot;; [.H372]=&quot;true&quot;; [.I372]=&quot;true&quot;; [.J372]=&quot;true&quot;); &quot;true&quot;; IF(OR([.E372]=&quot;false reach&quot;; [.F372]=&quot;false reach&quot;; [.G372]=&quot;false reach&quot;; [.H372]=&quot;false reach&quot;; [.I372]=&quot;false reach&quot;; [.J372]=&quot;false reach&quot;); &quot;false&quot;; &quot;unknown&quot;))" office:value-type="string" office:string-value="false">
            <text:p>false</text:p>
          </table:table-cell>
          <table:table-cell table:style-name="ce3" table:formula="of:=IF(OR([.F372]=&quot;true&quot;; [.G372]=&quot;true&quot;); &quot;true&quot;; IF(OR([.F372]=&quot;false reach&quot;; [.G372]=&quot;false reach&quot;); &quot;false&quot;; &quot;unknown&quot;))" office:value-type="string" office:string-value="unknown">
            <text:p>unknown</text:p>
          </table:table-cell>
          <table:table-cell table:style-name="ce3" table:formula="of:=IF(OR([.H372]=&quot;true&quot;; [.I372]=&quot;true&quot;); &quot;true&quot;; IF(OR([.H372]=&quot;false reach&quot;; [.I37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70.c.i </text:p>
          </table:table-cell>
          <table:table-cell table:formula="of:=IF(OR([.E373]=&quot;true&quot;; [.F373]=&quot;true&quot;; [.G373]=&quot;true&quot;; [.H373]=&quot;true&quot;; [.I373]=&quot;true&quot;; [.J373]=&quot;true&quot;); &quot;true&quot;; IF(OR([.E373]=&quot;false reach&quot;; [.F373]=&quot;false reach&quot;; [.G373]=&quot;false reach&quot;; [.H373]=&quot;false reach&quot;; [.I373]=&quot;false reach&quot;; [.J373]=&quot;false reach&quot;); &quot;false&quot;; &quot;unknown&quot;))" office:value-type="string" office:string-value="true">
            <text:p>true</text:p>
          </table:table-cell>
          <table:table-cell table:style-name="ce3" table:formula="of:=IF(OR([.F373]=&quot;true&quot;; [.G373]=&quot;true&quot;); &quot;true&quot;; IF(OR([.F373]=&quot;false reach&quot;; [.G373]=&quot;false reach&quot;); &quot;false&quot;; &quot;unknown&quot;))" office:value-type="string" office:string-value="true">
            <text:p>true</text:p>
          </table:table-cell>
          <table:table-cell table:style-name="ce3" table:formula="of:=IF(OR([.H373]=&quot;true&quot;; [.I373]=&quot;true&quot;); &quot;true&quot;; IF(OR([.H373]=&quot;false reach&quot;; [.I3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71.c.i </text:p>
          </table:table-cell>
          <table:table-cell table:formula="of:=IF(OR([.E374]=&quot;true&quot;; [.F374]=&quot;true&quot;; [.G374]=&quot;true&quot;; [.H374]=&quot;true&quot;; [.I374]=&quot;true&quot;; [.J374]=&quot;true&quot;); &quot;true&quot;; IF(OR([.E374]=&quot;false reach&quot;; [.F374]=&quot;false reach&quot;; [.G374]=&quot;false reach&quot;; [.H374]=&quot;false reach&quot;; [.I374]=&quot;false reach&quot;; [.J374]=&quot;false reach&quot;); &quot;false&quot;; &quot;unknown&quot;))" office:value-type="string" office:string-value="false">
            <text:p>false</text:p>
          </table:table-cell>
          <table:table-cell table:style-name="ce3" table:formula="of:=IF(OR([.F374]=&quot;true&quot;; [.G374]=&quot;true&quot;); &quot;true&quot;; IF(OR([.F374]=&quot;false reach&quot;; [.G374]=&quot;false reach&quot;); &quot;false&quot;; &quot;unknown&quot;))" office:value-type="string" office:string-value="unknown">
            <text:p>unknown</text:p>
          </table:table-cell>
          <table:table-cell table:style-name="ce3" table:formula="of:=IF(OR([.H374]=&quot;true&quot;; [.I374]=&quot;true&quot;); &quot;true&quot;; IF(OR([.H374]=&quot;false reach&quot;; [.I37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72.c.i </text:p>
          </table:table-cell>
          <table:table-cell table:formula="of:=IF(OR([.E375]=&quot;true&quot;; [.F375]=&quot;true&quot;; [.G375]=&quot;true&quot;; [.H375]=&quot;true&quot;; [.I375]=&quot;true&quot;; [.J375]=&quot;true&quot;); &quot;true&quot;; IF(OR([.E375]=&quot;false reach&quot;; [.F375]=&quot;false reach&quot;; [.G375]=&quot;false reach&quot;; [.H375]=&quot;false reach&quot;; [.I375]=&quot;false reach&quot;; [.J375]=&quot;false reach&quot;); &quot;false&quot;; &quot;unknown&quot;))" office:value-type="string" office:string-value="false">
            <text:p>false</text:p>
          </table:table-cell>
          <table:table-cell table:style-name="ce3" table:formula="of:=IF(OR([.F375]=&quot;true&quot;; [.G375]=&quot;true&quot;); &quot;true&quot;; IF(OR([.F375]=&quot;false reach&quot;; [.G375]=&quot;false reach&quot;); &quot;false&quot;; &quot;unknown&quot;))" office:value-type="string" office:string-value="unknown">
            <text:p>unknown</text:p>
          </table:table-cell>
          <table:table-cell table:style-name="ce3" table:formula="of:=IF(OR([.H375]=&quot;true&quot;; [.I375]=&quot;true&quot;); &quot;true&quot;; IF(OR([.H375]=&quot;false reach&quot;; [.I37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73.c.i </text:p>
          </table:table-cell>
          <table:table-cell table:formula="of:=IF(OR([.E376]=&quot;true&quot;; [.F376]=&quot;true&quot;; [.G376]=&quot;true&quot;; [.H376]=&quot;true&quot;; [.I376]=&quot;true&quot;; [.J376]=&quot;true&quot;); &quot;true&quot;; IF(OR([.E376]=&quot;false reach&quot;; [.F376]=&quot;false reach&quot;; [.G376]=&quot;false reach&quot;; [.H376]=&quot;false reach&quot;; [.I376]=&quot;false reach&quot;; [.J376]=&quot;false reach&quot;); &quot;false&quot;; &quot;unknown&quot;))" office:value-type="string" office:string-value="true">
            <text:p>true</text:p>
          </table:table-cell>
          <table:table-cell table:style-name="ce3" table:formula="of:=IF(OR([.F376]=&quot;true&quot;; [.G376]=&quot;true&quot;); &quot;true&quot;; IF(OR([.F376]=&quot;false reach&quot;; [.G376]=&quot;false reach&quot;); &quot;false&quot;; &quot;unknown&quot;))" office:value-type="string" office:string-value="true">
            <text:p>true</text:p>
          </table:table-cell>
          <table:table-cell table:style-name="ce3" table:formula="of:=IF(OR([.H376]=&quot;true&quot;; [.I376]=&quot;true&quot;); &quot;true&quot;; IF(OR([.H376]=&quot;false reach&quot;; [.I3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74.c.i </text:p>
          </table:table-cell>
          <table:table-cell table:formula="of:=IF(OR([.E377]=&quot;true&quot;; [.F377]=&quot;true&quot;; [.G377]=&quot;true&quot;; [.H377]=&quot;true&quot;; [.I377]=&quot;true&quot;; [.J377]=&quot;true&quot;); &quot;true&quot;; IF(OR([.E377]=&quot;false reach&quot;; [.F377]=&quot;false reach&quot;; [.G377]=&quot;false reach&quot;; [.H377]=&quot;false reach&quot;; [.I377]=&quot;false reach&quot;; [.J377]=&quot;false reach&quot;); &quot;false&quot;; &quot;unknown&quot;))" office:value-type="string" office:string-value="true">
            <text:p>true</text:p>
          </table:table-cell>
          <table:table-cell table:style-name="ce3" table:formula="of:=IF(OR([.F377]=&quot;true&quot;; [.G377]=&quot;true&quot;); &quot;true&quot;; IF(OR([.F377]=&quot;false reach&quot;; [.G377]=&quot;false reach&quot;); &quot;false&quot;; &quot;unknown&quot;))" office:value-type="string" office:string-value="true">
            <text:p>true</text:p>
          </table:table-cell>
          <table:table-cell table:style-name="ce3" table:formula="of:=IF(OR([.H377]=&quot;true&quot;; [.I377]=&quot;true&quot;); &quot;true&quot;; IF(OR([.H377]=&quot;false reach&quot;; [.I3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75.c.i </text:p>
          </table:table-cell>
          <table:table-cell table:formula="of:=IF(OR([.E378]=&quot;true&quot;; [.F378]=&quot;true&quot;; [.G378]=&quot;true&quot;; [.H378]=&quot;true&quot;; [.I378]=&quot;true&quot;; [.J378]=&quot;true&quot;); &quot;true&quot;; IF(OR([.E378]=&quot;false reach&quot;; [.F378]=&quot;false reach&quot;; [.G378]=&quot;false reach&quot;; [.H378]=&quot;false reach&quot;; [.I378]=&quot;false reach&quot;; [.J378]=&quot;false reach&quot;); &quot;false&quot;; &quot;unknown&quot;))" office:value-type="string" office:string-value="false">
            <text:p>false</text:p>
          </table:table-cell>
          <table:table-cell table:style-name="ce3" table:formula="of:=IF(OR([.F378]=&quot;true&quot;; [.G378]=&quot;true&quot;); &quot;true&quot;; IF(OR([.F378]=&quot;false reach&quot;; [.G378]=&quot;false reach&quot;); &quot;false&quot;; &quot;unknown&quot;))" office:value-type="string" office:string-value="unknown">
            <text:p>unknown</text:p>
          </table:table-cell>
          <table:table-cell table:style-name="ce3" table:formula="of:=IF(OR([.H378]=&quot;true&quot;; [.I378]=&quot;true&quot;); &quot;true&quot;; IF(OR([.H378]=&quot;false reach&quot;; [.I37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76.c.i </text:p>
          </table:table-cell>
          <table:table-cell table:formula="of:=IF(OR([.E379]=&quot;true&quot;; [.F379]=&quot;true&quot;; [.G379]=&quot;true&quot;; [.H379]=&quot;true&quot;; [.I379]=&quot;true&quot;; [.J379]=&quot;true&quot;); &quot;true&quot;; IF(OR([.E379]=&quot;false reach&quot;; [.F379]=&quot;false reach&quot;; [.G379]=&quot;false reach&quot;; [.H379]=&quot;false reach&quot;; [.I379]=&quot;false reach&quot;; [.J379]=&quot;false reach&quot;); &quot;false&quot;; &quot;unknown&quot;))" office:value-type="string" office:string-value="true">
            <text:p>true</text:p>
          </table:table-cell>
          <table:table-cell table:style-name="ce3" table:formula="of:=IF(OR([.F379]=&quot;true&quot;; [.G379]=&quot;true&quot;); &quot;true&quot;; IF(OR([.F379]=&quot;false reach&quot;; [.G379]=&quot;false reach&quot;); &quot;false&quot;; &quot;unknown&quot;))" office:value-type="string" office:string-value="true">
            <text:p>true</text:p>
          </table:table-cell>
          <table:table-cell table:style-name="ce3" table:formula="of:=IF(OR([.H379]=&quot;true&quot;; [.I379]=&quot;true&quot;); &quot;true&quot;; IF(OR([.H379]=&quot;false reach&quot;; [.I3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77.c.i </text:p>
          </table:table-cell>
          <table:table-cell table:formula="of:=IF(OR([.E380]=&quot;true&quot;; [.F380]=&quot;true&quot;; [.G380]=&quot;true&quot;; [.H380]=&quot;true&quot;; [.I380]=&quot;true&quot;; [.J380]=&quot;true&quot;); &quot;true&quot;; IF(OR([.E380]=&quot;false reach&quot;; [.F380]=&quot;false reach&quot;; [.G380]=&quot;false reach&quot;; [.H380]=&quot;false reach&quot;; [.I380]=&quot;false reach&quot;; [.J380]=&quot;false reach&quot;); &quot;false&quot;; &quot;unknown&quot;))" office:value-type="string" office:string-value="true">
            <text:p>true</text:p>
          </table:table-cell>
          <table:table-cell table:style-name="ce3" table:formula="of:=IF(OR([.F380]=&quot;true&quot;; [.G380]=&quot;true&quot;); &quot;true&quot;; IF(OR([.F380]=&quot;false reach&quot;; [.G380]=&quot;false reach&quot;); &quot;false&quot;; &quot;unknown&quot;))" office:value-type="string" office:string-value="true">
            <text:p>true</text:p>
          </table:table-cell>
          <table:table-cell table:style-name="ce3" table:formula="of:=IF(OR([.H380]=&quot;true&quot;; [.I380]=&quot;true&quot;); &quot;true&quot;; IF(OR([.H380]=&quot;false reach&quot;; [.I3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78.c.i </text:p>
          </table:table-cell>
          <table:table-cell table:formula="of:=IF(OR([.E381]=&quot;true&quot;; [.F381]=&quot;true&quot;; [.G381]=&quot;true&quot;; [.H381]=&quot;true&quot;; [.I381]=&quot;true&quot;; [.J381]=&quot;true&quot;); &quot;true&quot;; IF(OR([.E381]=&quot;false reach&quot;; [.F381]=&quot;false reach&quot;; [.G381]=&quot;false reach&quot;; [.H381]=&quot;false reach&quot;; [.I381]=&quot;false reach&quot;; [.J381]=&quot;false reach&quot;); &quot;false&quot;; &quot;unknown&quot;))" office:value-type="string" office:string-value="true">
            <text:p>true</text:p>
          </table:table-cell>
          <table:table-cell table:style-name="ce3" table:formula="of:=IF(OR([.F381]=&quot;true&quot;; [.G381]=&quot;true&quot;); &quot;true&quot;; IF(OR([.F381]=&quot;false reach&quot;; [.G381]=&quot;false reach&quot;); &quot;false&quot;; &quot;unknown&quot;))" office:value-type="string" office:string-value="true">
            <text:p>true</text:p>
          </table:table-cell>
          <table:table-cell table:style-name="ce3" table:formula="of:=IF(OR([.H381]=&quot;true&quot;; [.I381]=&quot;true&quot;); &quot;true&quot;; IF(OR([.H381]=&quot;false reach&quot;; [.I3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79.c.i </text:p>
          </table:table-cell>
          <table:table-cell table:formula="of:=IF(OR([.E382]=&quot;true&quot;; [.F382]=&quot;true&quot;; [.G382]=&quot;true&quot;; [.H382]=&quot;true&quot;; [.I382]=&quot;true&quot;; [.J382]=&quot;true&quot;); &quot;true&quot;; IF(OR([.E382]=&quot;false reach&quot;; [.F382]=&quot;false reach&quot;; [.G382]=&quot;false reach&quot;; [.H382]=&quot;false reach&quot;; [.I382]=&quot;false reach&quot;; [.J382]=&quot;false reach&quot;); &quot;false&quot;; &quot;unknown&quot;))" office:value-type="string" office:string-value="false">
            <text:p>false</text:p>
          </table:table-cell>
          <table:table-cell table:style-name="ce3" table:formula="of:=IF(OR([.F382]=&quot;true&quot;; [.G382]=&quot;true&quot;); &quot;true&quot;; IF(OR([.F382]=&quot;false reach&quot;; [.G382]=&quot;false reach&quot;); &quot;false&quot;; &quot;unknown&quot;))" office:value-type="string" office:string-value="unknown">
            <text:p>unknown</text:p>
          </table:table-cell>
          <table:table-cell table:style-name="ce3" table:formula="of:=IF(OR([.H382]=&quot;true&quot;; [.I382]=&quot;true&quot;); &quot;true&quot;; IF(OR([.H382]=&quot;false reach&quot;; [.I38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80.c.i </text:p>
          </table:table-cell>
          <table:table-cell table:formula="of:=IF(OR([.E383]=&quot;true&quot;; [.F383]=&quot;true&quot;; [.G383]=&quot;true&quot;; [.H383]=&quot;true&quot;; [.I383]=&quot;true&quot;; [.J383]=&quot;true&quot;); &quot;true&quot;; IF(OR([.E383]=&quot;false reach&quot;; [.F383]=&quot;false reach&quot;; [.G383]=&quot;false reach&quot;; [.H383]=&quot;false reach&quot;; [.I383]=&quot;false reach&quot;; [.J383]=&quot;false reach&quot;); &quot;false&quot;; &quot;unknown&quot;))" office:value-type="string" office:string-value="false">
            <text:p>false</text:p>
          </table:table-cell>
          <table:table-cell table:style-name="ce3" table:formula="of:=IF(OR([.F383]=&quot;true&quot;; [.G383]=&quot;true&quot;); &quot;true&quot;; IF(OR([.F383]=&quot;false reach&quot;; [.G383]=&quot;false reach&quot;); &quot;false&quot;; &quot;unknown&quot;))" office:value-type="string" office:string-value="unknown">
            <text:p>unknown</text:p>
          </table:table-cell>
          <table:table-cell table:style-name="ce3" table:formula="of:=IF(OR([.H383]=&quot;true&quot;; [.I383]=&quot;true&quot;); &quot;true&quot;; IF(OR([.H383]=&quot;false reach&quot;; [.I38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81.c.i </text:p>
          </table:table-cell>
          <table:table-cell table:formula="of:=IF(OR([.E384]=&quot;true&quot;; [.F384]=&quot;true&quot;; [.G384]=&quot;true&quot;; [.H384]=&quot;true&quot;; [.I384]=&quot;true&quot;; [.J384]=&quot;true&quot;); &quot;true&quot;; IF(OR([.E384]=&quot;false reach&quot;; [.F384]=&quot;false reach&quot;; [.G384]=&quot;false reach&quot;; [.H384]=&quot;false reach&quot;; [.I384]=&quot;false reach&quot;; [.J384]=&quot;false reach&quot;); &quot;false&quot;; &quot;unknown&quot;))" office:value-type="string" office:string-value="true">
            <text:p>true</text:p>
          </table:table-cell>
          <table:table-cell table:style-name="ce3" table:formula="of:=IF(OR([.F384]=&quot;true&quot;; [.G384]=&quot;true&quot;); &quot;true&quot;; IF(OR([.F384]=&quot;false reach&quot;; [.G384]=&quot;false reach&quot;); &quot;false&quot;; &quot;unknown&quot;))" office:value-type="string" office:string-value="true">
            <text:p>true</text:p>
          </table:table-cell>
          <table:table-cell table:style-name="ce3" table:formula="of:=IF(OR([.H384]=&quot;true&quot;; [.I384]=&quot;true&quot;); &quot;true&quot;; IF(OR([.H384]=&quot;false reach&quot;; [.I3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82.c.i </text:p>
          </table:table-cell>
          <table:table-cell table:formula="of:=IF(OR([.E385]=&quot;true&quot;; [.F385]=&quot;true&quot;; [.G385]=&quot;true&quot;; [.H385]=&quot;true&quot;; [.I385]=&quot;true&quot;; [.J385]=&quot;true&quot;); &quot;true&quot;; IF(OR([.E385]=&quot;false reach&quot;; [.F385]=&quot;false reach&quot;; [.G385]=&quot;false reach&quot;; [.H385]=&quot;false reach&quot;; [.I385]=&quot;false reach&quot;; [.J385]=&quot;false reach&quot;); &quot;false&quot;; &quot;unknown&quot;))" office:value-type="string" office:string-value="true">
            <text:p>true</text:p>
          </table:table-cell>
          <table:table-cell table:style-name="ce3" table:formula="of:=IF(OR([.F385]=&quot;true&quot;; [.G385]=&quot;true&quot;); &quot;true&quot;; IF(OR([.F385]=&quot;false reach&quot;; [.G385]=&quot;false reach&quot;); &quot;false&quot;; &quot;unknown&quot;))" office:value-type="string" office:string-value="true">
            <text:p>true</text:p>
          </table:table-cell>
          <table:table-cell table:style-name="ce3" table:formula="of:=IF(OR([.H385]=&quot;true&quot;; [.I385]=&quot;true&quot;); &quot;true&quot;; IF(OR([.H385]=&quot;false reach&quot;; [.I3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83.c.i </text:p>
          </table:table-cell>
          <table:table-cell table:formula="of:=IF(OR([.E386]=&quot;true&quot;; [.F386]=&quot;true&quot;; [.G386]=&quot;true&quot;; [.H386]=&quot;true&quot;; [.I386]=&quot;true&quot;; [.J386]=&quot;true&quot;); &quot;true&quot;; IF(OR([.E386]=&quot;false reach&quot;; [.F386]=&quot;false reach&quot;; [.G386]=&quot;false reach&quot;; [.H386]=&quot;false reach&quot;; [.I386]=&quot;false reach&quot;; [.J386]=&quot;false reach&quot;); &quot;false&quot;; &quot;unknown&quot;))" office:value-type="string" office:string-value="false">
            <text:p>false</text:p>
          </table:table-cell>
          <table:table-cell table:style-name="ce3" table:formula="of:=IF(OR([.F386]=&quot;true&quot;; [.G386]=&quot;true&quot;); &quot;true&quot;; IF(OR([.F386]=&quot;false reach&quot;; [.G386]=&quot;false reach&quot;); &quot;false&quot;; &quot;unknown&quot;))" office:value-type="string" office:string-value="unknown">
            <text:p>unknown</text:p>
          </table:table-cell>
          <table:table-cell table:style-name="ce3" table:formula="of:=IF(OR([.H386]=&quot;true&quot;; [.I386]=&quot;true&quot;); &quot;true&quot;; IF(OR([.H386]=&quot;false reach&quot;; [.I38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84.c.i </text:p>
          </table:table-cell>
          <table:table-cell table:formula="of:=IF(OR([.E387]=&quot;true&quot;; [.F387]=&quot;true&quot;; [.G387]=&quot;true&quot;; [.H387]=&quot;true&quot;; [.I387]=&quot;true&quot;; [.J387]=&quot;true&quot;); &quot;true&quot;; IF(OR([.E387]=&quot;false reach&quot;; [.F387]=&quot;false reach&quot;; [.G387]=&quot;false reach&quot;; [.H387]=&quot;false reach&quot;; [.I387]=&quot;false reach&quot;; [.J387]=&quot;false reach&quot;); &quot;false&quot;; &quot;unknown&quot;))" office:value-type="string" office:string-value="true">
            <text:p>true</text:p>
          </table:table-cell>
          <table:table-cell table:style-name="ce3" table:formula="of:=IF(OR([.F387]=&quot;true&quot;; [.G387]=&quot;true&quot;); &quot;true&quot;; IF(OR([.F387]=&quot;false reach&quot;; [.G387]=&quot;false reach&quot;); &quot;false&quot;; &quot;unknown&quot;))" office:value-type="string" office:string-value="true">
            <text:p>true</text:p>
          </table:table-cell>
          <table:table-cell table:style-name="ce3" table:formula="of:=IF(OR([.H387]=&quot;true&quot;; [.I387]=&quot;true&quot;); &quot;true&quot;; IF(OR([.H387]=&quot;false reach&quot;; [.I3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85.c.i </text:p>
          </table:table-cell>
          <table:table-cell table:formula="of:=IF(OR([.E388]=&quot;true&quot;; [.F388]=&quot;true&quot;; [.G388]=&quot;true&quot;; [.H388]=&quot;true&quot;; [.I388]=&quot;true&quot;; [.J388]=&quot;true&quot;); &quot;true&quot;; IF(OR([.E388]=&quot;false reach&quot;; [.F388]=&quot;false reach&quot;; [.G388]=&quot;false reach&quot;; [.H388]=&quot;false reach&quot;; [.I388]=&quot;false reach&quot;; [.J388]=&quot;false reach&quot;); &quot;false&quot;; &quot;unknown&quot;))" office:value-type="string" office:string-value="false">
            <text:p>false</text:p>
          </table:table-cell>
          <table:table-cell table:style-name="ce3" table:formula="of:=IF(OR([.F388]=&quot;true&quot;; [.G388]=&quot;true&quot;); &quot;true&quot;; IF(OR([.F388]=&quot;false reach&quot;; [.G388]=&quot;false reach&quot;); &quot;false&quot;; &quot;unknown&quot;))" office:value-type="string" office:string-value="unknown">
            <text:p>unknown</text:p>
          </table:table-cell>
          <table:table-cell table:style-name="ce3" table:formula="of:=IF(OR([.H388]=&quot;true&quot;; [.I388]=&quot;true&quot;); &quot;true&quot;; IF(OR([.H388]=&quot;false reach&quot;; [.I38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86.c.i </text:p>
          </table:table-cell>
          <table:table-cell table:formula="of:=IF(OR([.E389]=&quot;true&quot;; [.F389]=&quot;true&quot;; [.G389]=&quot;true&quot;; [.H389]=&quot;true&quot;; [.I389]=&quot;true&quot;; [.J389]=&quot;true&quot;); &quot;true&quot;; IF(OR([.E389]=&quot;false reach&quot;; [.F389]=&quot;false reach&quot;; [.G389]=&quot;false reach&quot;; [.H389]=&quot;false reach&quot;; [.I389]=&quot;false reach&quot;; [.J389]=&quot;false reach&quot;); &quot;false&quot;; &quot;unknown&quot;))" office:value-type="string" office:string-value="true">
            <text:p>true</text:p>
          </table:table-cell>
          <table:table-cell table:style-name="ce3" table:formula="of:=IF(OR([.F389]=&quot;true&quot;; [.G389]=&quot;true&quot;); &quot;true&quot;; IF(OR([.F389]=&quot;false reach&quot;; [.G389]=&quot;false reach&quot;); &quot;false&quot;; &quot;unknown&quot;))" office:value-type="string" office:string-value="true">
            <text:p>true</text:p>
          </table:table-cell>
          <table:table-cell table:style-name="ce3" table:formula="of:=IF(OR([.H389]=&quot;true&quot;; [.I389]=&quot;true&quot;); &quot;true&quot;; IF(OR([.H389]=&quot;false reach&quot;; [.I3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87.c.i </text:p>
          </table:table-cell>
          <table:table-cell table:formula="of:=IF(OR([.E390]=&quot;true&quot;; [.F390]=&quot;true&quot;; [.G390]=&quot;true&quot;; [.H390]=&quot;true&quot;; [.I390]=&quot;true&quot;; [.J390]=&quot;true&quot;); &quot;true&quot;; IF(OR([.E390]=&quot;false reach&quot;; [.F390]=&quot;false reach&quot;; [.G390]=&quot;false reach&quot;; [.H390]=&quot;false reach&quot;; [.I390]=&quot;false reach&quot;; [.J390]=&quot;false reach&quot;); &quot;false&quot;; &quot;unknown&quot;))" office:value-type="string" office:string-value="false">
            <text:p>false</text:p>
          </table:table-cell>
          <table:table-cell table:style-name="ce3" table:formula="of:=IF(OR([.F390]=&quot;true&quot;; [.G390]=&quot;true&quot;); &quot;true&quot;; IF(OR([.F390]=&quot;false reach&quot;; [.G390]=&quot;false reach&quot;); &quot;false&quot;; &quot;unknown&quot;))" office:value-type="string" office:string-value="unknown">
            <text:p>unknown</text:p>
          </table:table-cell>
          <table:table-cell table:style-name="ce3" table:formula="of:=IF(OR([.H390]=&quot;true&quot;; [.I390]=&quot;true&quot;); &quot;true&quot;; IF(OR([.H390]=&quot;false reach&quot;; [.I39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88.c.i </text:p>
          </table:table-cell>
          <table:table-cell table:formula="of:=IF(OR([.E391]=&quot;true&quot;; [.F391]=&quot;true&quot;; [.G391]=&quot;true&quot;; [.H391]=&quot;true&quot;; [.I391]=&quot;true&quot;; [.J391]=&quot;true&quot;); &quot;true&quot;; IF(OR([.E391]=&quot;false reach&quot;; [.F391]=&quot;false reach&quot;; [.G391]=&quot;false reach&quot;; [.H391]=&quot;false reach&quot;; [.I391]=&quot;false reach&quot;; [.J391]=&quot;false reach&quot;); &quot;false&quot;; &quot;unknown&quot;))" office:value-type="string" office:string-value="false">
            <text:p>false</text:p>
          </table:table-cell>
          <table:table-cell table:style-name="ce3" table:formula="of:=IF(OR([.F391]=&quot;true&quot;; [.G391]=&quot;true&quot;); &quot;true&quot;; IF(OR([.F391]=&quot;false reach&quot;; [.G391]=&quot;false reach&quot;); &quot;false&quot;; &quot;unknown&quot;))" office:value-type="string" office:string-value="unknown">
            <text:p>unknown</text:p>
          </table:table-cell>
          <table:table-cell table:style-name="ce3" table:formula="of:=IF(OR([.H391]=&quot;true&quot;; [.I391]=&quot;true&quot;); &quot;true&quot;; IF(OR([.H391]=&quot;false reach&quot;; [.I39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4_89.c.i </text:p>
          </table:table-cell>
          <table:table-cell table:formula="of:=IF(OR([.E392]=&quot;true&quot;; [.F392]=&quot;true&quot;; [.G392]=&quot;true&quot;; [.H392]=&quot;true&quot;; [.I392]=&quot;true&quot;; [.J392]=&quot;true&quot;); &quot;true&quot;; IF(OR([.E392]=&quot;false reach&quot;; [.F392]=&quot;false reach&quot;; [.G392]=&quot;false reach&quot;; [.H392]=&quot;false reach&quot;; [.I392]=&quot;false reach&quot;; [.J392]=&quot;false reach&quot;); &quot;false&quot;; &quot;unknown&quot;))" office:value-type="string" office:string-value="true">
            <text:p>true</text:p>
          </table:table-cell>
          <table:table-cell table:style-name="ce3" table:formula="of:=IF(OR([.F392]=&quot;true&quot;; [.G392]=&quot;true&quot;); &quot;true&quot;; IF(OR([.F392]=&quot;false reach&quot;; [.G392]=&quot;false reach&quot;); &quot;false&quot;; &quot;unknown&quot;))" office:value-type="string" office:string-value="true">
            <text:p>true</text:p>
          </table:table-cell>
          <table:table-cell table:style-name="ce3" table:formula="of:=IF(OR([.H392]=&quot;true&quot;; [.I392]=&quot;true&quot;); &quot;true&quot;; IF(OR([.H392]=&quot;false reach&quot;; [.I3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90.c.i </text:p>
          </table:table-cell>
          <table:table-cell table:formula="of:=IF(OR([.E393]=&quot;true&quot;; [.F393]=&quot;true&quot;; [.G393]=&quot;true&quot;; [.H393]=&quot;true&quot;; [.I393]=&quot;true&quot;; [.J393]=&quot;true&quot;); &quot;true&quot;; IF(OR([.E393]=&quot;false reach&quot;; [.F393]=&quot;false reach&quot;; [.G393]=&quot;false reach&quot;; [.H393]=&quot;false reach&quot;; [.I393]=&quot;false reach&quot;; [.J393]=&quot;false reach&quot;); &quot;false&quot;; &quot;unknown&quot;))" office:value-type="string" office:string-value="true">
            <text:p>true</text:p>
          </table:table-cell>
          <table:table-cell table:style-name="ce3" table:formula="of:=IF(OR([.F393]=&quot;true&quot;; [.G393]=&quot;true&quot;); &quot;true&quot;; IF(OR([.F393]=&quot;false reach&quot;; [.G393]=&quot;false reach&quot;); &quot;false&quot;; &quot;unknown&quot;))" office:value-type="string" office:string-value="true">
            <text:p>true</text:p>
          </table:table-cell>
          <table:table-cell table:style-name="ce3" table:formula="of:=IF(OR([.H393]=&quot;true&quot;; [.I393]=&quot;true&quot;); &quot;true&quot;; IF(OR([.H393]=&quot;false reach&quot;; [.I3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91.c.i </text:p>
          </table:table-cell>
          <table:table-cell table:formula="of:=IF(OR([.E394]=&quot;true&quot;; [.F394]=&quot;true&quot;; [.G394]=&quot;true&quot;; [.H394]=&quot;true&quot;; [.I394]=&quot;true&quot;; [.J394]=&quot;true&quot;); &quot;true&quot;; IF(OR([.E394]=&quot;false reach&quot;; [.F394]=&quot;false reach&quot;; [.G394]=&quot;false reach&quot;; [.H394]=&quot;false reach&quot;; [.I394]=&quot;false reach&quot;; [.J394]=&quot;false reach&quot;); &quot;false&quot;; &quot;unknown&quot;))" office:value-type="string" office:string-value="false">
            <text:p>false</text:p>
          </table:table-cell>
          <table:table-cell table:style-name="ce3" table:formula="of:=IF(OR([.F394]=&quot;true&quot;; [.G394]=&quot;true&quot;); &quot;true&quot;; IF(OR([.F394]=&quot;false reach&quot;; [.G394]=&quot;false reach&quot;); &quot;false&quot;; &quot;unknown&quot;))" office:value-type="string" office:string-value="unknown">
            <text:p>unknown</text:p>
          </table:table-cell>
          <table:table-cell table:style-name="ce3" table:formula="of:=IF(OR([.H394]=&quot;true&quot;; [.I394]=&quot;true&quot;); &quot;true&quot;; IF(OR([.H394]=&quot;false reach&quot;; [.I39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2.c.i </text:p>
          </table:table-cell>
          <table:table-cell table:formula="of:=IF(OR([.E395]=&quot;true&quot;; [.F395]=&quot;true&quot;; [.G395]=&quot;true&quot;; [.H395]=&quot;true&quot;; [.I395]=&quot;true&quot;; [.J395]=&quot;true&quot;); &quot;true&quot;; IF(OR([.E395]=&quot;false reach&quot;; [.F395]=&quot;false reach&quot;; [.G395]=&quot;false reach&quot;; [.H395]=&quot;false reach&quot;; [.I395]=&quot;false reach&quot;; [.J395]=&quot;false reach&quot;); &quot;false&quot;; &quot;unknown&quot;))" office:value-type="string" office:string-value="false">
            <text:p>false</text:p>
          </table:table-cell>
          <table:table-cell table:style-name="ce3" table:formula="of:=IF(OR([.F395]=&quot;true&quot;; [.G395]=&quot;true&quot;); &quot;true&quot;; IF(OR([.F395]=&quot;false reach&quot;; [.G395]=&quot;false reach&quot;); &quot;false&quot;; &quot;unknown&quot;))" office:value-type="string" office:string-value="unknown">
            <text:p>unknown</text:p>
          </table:table-cell>
          <table:table-cell table:style-name="ce3" table:formula="of:=IF(OR([.H395]=&quot;true&quot;; [.I395]=&quot;true&quot;); &quot;true&quot;; IF(OR([.H395]=&quot;false reach&quot;; [.I39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3.c.i </text:p>
          </table:table-cell>
          <table:table-cell table:formula="of:=IF(OR([.E396]=&quot;true&quot;; [.F396]=&quot;true&quot;; [.G396]=&quot;true&quot;; [.H396]=&quot;true&quot;; [.I396]=&quot;true&quot;; [.J396]=&quot;true&quot;); &quot;true&quot;; IF(OR([.E396]=&quot;false reach&quot;; [.F396]=&quot;false reach&quot;; [.G396]=&quot;false reach&quot;; [.H396]=&quot;false reach&quot;; [.I396]=&quot;false reach&quot;; [.J396]=&quot;false reach&quot;); &quot;false&quot;; &quot;unknown&quot;))" office:value-type="string" office:string-value="false">
            <text:p>false</text:p>
          </table:table-cell>
          <table:table-cell table:style-name="ce3" table:formula="of:=IF(OR([.F396]=&quot;true&quot;; [.G396]=&quot;true&quot;); &quot;true&quot;; IF(OR([.F396]=&quot;false reach&quot;; [.G396]=&quot;false reach&quot;); &quot;false&quot;; &quot;unknown&quot;))" office:value-type="string" office:string-value="unknown">
            <text:p>unknown</text:p>
          </table:table-cell>
          <table:table-cell table:style-name="ce3" table:formula="of:=IF(OR([.H396]=&quot;true&quot;; [.I396]=&quot;true&quot;); &quot;true&quot;; IF(OR([.H396]=&quot;false reach&quot;; [.I39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4.c.i </text:p>
          </table:table-cell>
          <table:table-cell table:formula="of:=IF(OR([.E397]=&quot;true&quot;; [.F397]=&quot;true&quot;; [.G397]=&quot;true&quot;; [.H397]=&quot;true&quot;; [.I397]=&quot;true&quot;; [.J397]=&quot;true&quot;); &quot;true&quot;; IF(OR([.E397]=&quot;false reach&quot;; [.F397]=&quot;false reach&quot;; [.G397]=&quot;false reach&quot;; [.H397]=&quot;false reach&quot;; [.I397]=&quot;false reach&quot;; [.J397]=&quot;false reach&quot;); &quot;false&quot;; &quot;unknown&quot;))" office:value-type="string" office:string-value="true">
            <text:p>true</text:p>
          </table:table-cell>
          <table:table-cell table:style-name="ce3" table:formula="of:=IF(OR([.F397]=&quot;true&quot;; [.G397]=&quot;true&quot;); &quot;true&quot;; IF(OR([.F397]=&quot;false reach&quot;; [.G397]=&quot;false reach&quot;); &quot;false&quot;; &quot;unknown&quot;))" office:value-type="string" office:string-value="true">
            <text:p>true</text:p>
          </table:table-cell>
          <table:table-cell table:style-name="ce3" table:formula="of:=IF(OR([.H397]=&quot;true&quot;; [.I397]=&quot;true&quot;); &quot;true&quot;; IF(OR([.H397]=&quot;false reach&quot;; [.I3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4_95.c.i </text:p>
          </table:table-cell>
          <table:table-cell table:formula="of:=IF(OR([.E398]=&quot;true&quot;; [.F398]=&quot;true&quot;; [.G398]=&quot;true&quot;; [.H398]=&quot;true&quot;; [.I398]=&quot;true&quot;; [.J398]=&quot;true&quot;); &quot;true&quot;; IF(OR([.E398]=&quot;false reach&quot;; [.F398]=&quot;false reach&quot;; [.G398]=&quot;false reach&quot;; [.H398]=&quot;false reach&quot;; [.I398]=&quot;false reach&quot;; [.J398]=&quot;false reach&quot;); &quot;false&quot;; &quot;unknown&quot;))" office:value-type="string" office:string-value="true">
            <text:p>true</text:p>
          </table:table-cell>
          <table:table-cell table:style-name="ce3" table:formula="of:=IF(OR([.F398]=&quot;true&quot;; [.G398]=&quot;true&quot;); &quot;true&quot;; IF(OR([.F398]=&quot;false reach&quot;; [.G398]=&quot;false reach&quot;); &quot;false&quot;; &quot;unknown&quot;))" office:value-type="string" office:string-value="true">
            <text:p>true</text:p>
          </table:table-cell>
          <table:table-cell table:style-name="ce3" table:formula="of:=IF(OR([.H398]=&quot;true&quot;; [.I398]=&quot;true&quot;); &quot;true&quot;; IF(OR([.H398]=&quot;false reach&quot;; [.I39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6.c.i </text:p>
          </table:table-cell>
          <table:table-cell table:formula="of:=IF(OR([.E399]=&quot;true&quot;; [.F399]=&quot;true&quot;; [.G399]=&quot;true&quot;; [.H399]=&quot;true&quot;; [.I399]=&quot;true&quot;; [.J399]=&quot;true&quot;); &quot;true&quot;; IF(OR([.E399]=&quot;false reach&quot;; [.F399]=&quot;false reach&quot;; [.G399]=&quot;false reach&quot;; [.H399]=&quot;false reach&quot;; [.I399]=&quot;false reach&quot;; [.J399]=&quot;false reach&quot;); &quot;false&quot;; &quot;unknown&quot;))" office:value-type="string" office:string-value="false">
            <text:p>false</text:p>
          </table:table-cell>
          <table:table-cell table:style-name="ce3" table:formula="of:=IF(OR([.F399]=&quot;true&quot;; [.G399]=&quot;true&quot;); &quot;true&quot;; IF(OR([.F399]=&quot;false reach&quot;; [.G399]=&quot;false reach&quot;); &quot;false&quot;; &quot;unknown&quot;))" office:value-type="string" office:string-value="unknown">
            <text:p>unknown</text:p>
          </table:table-cell>
          <table:table-cell table:style-name="ce3" table:formula="of:=IF(OR([.H399]=&quot;true&quot;; [.I399]=&quot;true&quot;); &quot;true&quot;; IF(OR([.H399]=&quot;false reach&quot;; [.I39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7.c.i </text:p>
          </table:table-cell>
          <table:table-cell table:formula="of:=IF(OR([.E400]=&quot;true&quot;; [.F400]=&quot;true&quot;; [.G400]=&quot;true&quot;; [.H400]=&quot;true&quot;; [.I400]=&quot;true&quot;; [.J400]=&quot;true&quot;); &quot;true&quot;; IF(OR([.E400]=&quot;false reach&quot;; [.F400]=&quot;false reach&quot;; [.G400]=&quot;false reach&quot;; [.H400]=&quot;false reach&quot;; [.I400]=&quot;false reach&quot;; [.J400]=&quot;false reach&quot;); &quot;false&quot;; &quot;unknown&quot;))" office:value-type="string" office:string-value="true">
            <text:p>true</text:p>
          </table:table-cell>
          <table:table-cell table:style-name="ce3" table:formula="of:=IF(OR([.F400]=&quot;true&quot;; [.G400]=&quot;true&quot;); &quot;true&quot;; IF(OR([.F400]=&quot;false reach&quot;; [.G400]=&quot;false reach&quot;); &quot;false&quot;; &quot;unknown&quot;))" office:value-type="string" office:string-value="true">
            <text:p>true</text:p>
          </table:table-cell>
          <table:table-cell table:style-name="ce3" table:formula="of:=IF(OR([.H400]=&quot;true&quot;; [.I400]=&quot;true&quot;); &quot;true&quot;; IF(OR([.H400]=&quot;false reach&quot;; [.I4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8.c.i </text:p>
          </table:table-cell>
          <table:table-cell table:formula="of:=IF(OR([.E401]=&quot;true&quot;; [.F401]=&quot;true&quot;; [.G401]=&quot;true&quot;; [.H401]=&quot;true&quot;; [.I401]=&quot;true&quot;; [.J401]=&quot;true&quot;); &quot;true&quot;; IF(OR([.E401]=&quot;false reach&quot;; [.F401]=&quot;false reach&quot;; [.G401]=&quot;false reach&quot;; [.H401]=&quot;false reach&quot;; [.I401]=&quot;false reach&quot;; [.J401]=&quot;false reach&quot;); &quot;false&quot;; &quot;unknown&quot;))" office:value-type="string" office:string-value="true">
            <text:p>true</text:p>
          </table:table-cell>
          <table:table-cell table:style-name="ce3" table:formula="of:=IF(OR([.F401]=&quot;true&quot;; [.G401]=&quot;true&quot;); &quot;true&quot;; IF(OR([.F401]=&quot;false reach&quot;; [.G401]=&quot;false reach&quot;); &quot;false&quot;; &quot;unknown&quot;))" office:value-type="string" office:string-value="true">
            <text:p>true</text:p>
          </table:table-cell>
          <table:table-cell table:style-name="ce3" table:formula="of:=IF(OR([.H401]=&quot;true&quot;; [.I401]=&quot;true&quot;); &quot;true&quot;; IF(OR([.H401]=&quot;false reach&quot;; [.I4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4_99.c.i </text:p>
          </table:table-cell>
          <table:table-cell table:formula="of:=IF(OR([.E402]=&quot;true&quot;; [.F402]=&quot;true&quot;; [.G402]=&quot;true&quot;; [.H402]=&quot;true&quot;; [.I402]=&quot;true&quot;; [.J402]=&quot;true&quot;); &quot;true&quot;; IF(OR([.E402]=&quot;false reach&quot;; [.F402]=&quot;false reach&quot;; [.G402]=&quot;false reach&quot;; [.H402]=&quot;false reach&quot;; [.I402]=&quot;false reach&quot;; [.J402]=&quot;false reach&quot;); &quot;false&quot;; &quot;unknown&quot;))" office:value-type="string" office:string-value="true">
            <text:p>true</text:p>
          </table:table-cell>
          <table:table-cell table:style-name="ce3" table:formula="of:=IF(OR([.F402]=&quot;true&quot;; [.G402]=&quot;true&quot;); &quot;true&quot;; IF(OR([.F402]=&quot;false reach&quot;; [.G402]=&quot;false reach&quot;); &quot;false&quot;; &quot;unknown&quot;))" office:value-type="string" office:string-value="true">
            <text:p>true</text:p>
          </table:table-cell>
          <table:table-cell table:style-name="ce3" table:formula="of:=IF(OR([.H402]=&quot;true&quot;; [.I402]=&quot;true&quot;); &quot;true&quot;; IF(OR([.H402]=&quot;false reach&quot;; [.I4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00.c.i </text:p>
          </table:table-cell>
          <table:table-cell table:formula="of:=IF(OR([.E403]=&quot;true&quot;; [.F403]=&quot;true&quot;; [.G403]=&quot;true&quot;; [.H403]=&quot;true&quot;; [.I403]=&quot;true&quot;; [.J403]=&quot;true&quot;); &quot;true&quot;; IF(OR([.E403]=&quot;false reach&quot;; [.F403]=&quot;false reach&quot;; [.G403]=&quot;false reach&quot;; [.H403]=&quot;false reach&quot;; [.I403]=&quot;false reach&quot;; [.J403]=&quot;false reach&quot;); &quot;false&quot;; &quot;unknown&quot;))" office:value-type="string" office:string-value="false">
            <text:p>false</text:p>
          </table:table-cell>
          <table:table-cell table:style-name="ce3" table:formula="of:=IF(OR([.F403]=&quot;true&quot;; [.G403]=&quot;true&quot;); &quot;true&quot;; IF(OR([.F403]=&quot;false reach&quot;; [.G403]=&quot;false reach&quot;); &quot;false&quot;; &quot;unknown&quot;))" office:value-type="string" office:string-value="unknown">
            <text:p>unknown</text:p>
          </table:table-cell>
          <table:table-cell table:style-name="ce3" table:formula="of:=IF(OR([.H403]=&quot;true&quot;; [.I403]=&quot;true&quot;); &quot;true&quot;; IF(OR([.H403]=&quot;false reach&quot;; [.I40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01.c.i </text:p>
          </table:table-cell>
          <table:table-cell table:formula="of:=IF(OR([.E404]=&quot;true&quot;; [.F404]=&quot;true&quot;; [.G404]=&quot;true&quot;; [.H404]=&quot;true&quot;; [.I404]=&quot;true&quot;; [.J404]=&quot;true&quot;); &quot;true&quot;; IF(OR([.E404]=&quot;false reach&quot;; [.F404]=&quot;false reach&quot;; [.G404]=&quot;false reach&quot;; [.H404]=&quot;false reach&quot;; [.I404]=&quot;false reach&quot;; [.J404]=&quot;false reach&quot;); &quot;false&quot;; &quot;unknown&quot;))" office:value-type="string" office:string-value="false">
            <text:p>false</text:p>
          </table:table-cell>
          <table:table-cell table:style-name="ce3" table:formula="of:=IF(OR([.F404]=&quot;true&quot;; [.G404]=&quot;true&quot;); &quot;true&quot;; IF(OR([.F404]=&quot;false reach&quot;; [.G404]=&quot;false reach&quot;); &quot;false&quot;; &quot;unknown&quot;))" office:value-type="string" office:string-value="unknown">
            <text:p>unknown</text:p>
          </table:table-cell>
          <table:table-cell table:style-name="ce3" table:formula="of:=IF(OR([.H404]=&quot;true&quot;; [.I404]=&quot;true&quot;); &quot;true&quot;; IF(OR([.H404]=&quot;false reach&quot;; [.I40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02.c.i </text:p>
          </table:table-cell>
          <table:table-cell table:formula="of:=IF(OR([.E405]=&quot;true&quot;; [.F405]=&quot;true&quot;; [.G405]=&quot;true&quot;; [.H405]=&quot;true&quot;; [.I405]=&quot;true&quot;; [.J405]=&quot;true&quot;); &quot;true&quot;; IF(OR([.E405]=&quot;false reach&quot;; [.F405]=&quot;false reach&quot;; [.G405]=&quot;false reach&quot;; [.H405]=&quot;false reach&quot;; [.I405]=&quot;false reach&quot;; [.J405]=&quot;false reach&quot;); &quot;false&quot;; &quot;unknown&quot;))" office:value-type="string" office:string-value="true">
            <text:p>true</text:p>
          </table:table-cell>
          <table:table-cell table:style-name="ce3" table:formula="of:=IF(OR([.F405]=&quot;true&quot;; [.G405]=&quot;true&quot;); &quot;true&quot;; IF(OR([.F405]=&quot;false reach&quot;; [.G405]=&quot;false reach&quot;); &quot;false&quot;; &quot;unknown&quot;))" office:value-type="string" office:string-value="true">
            <text:p>true</text:p>
          </table:table-cell>
          <table:table-cell table:style-name="ce3" table:formula="of:=IF(OR([.H405]=&quot;true&quot;; [.I405]=&quot;true&quot;); &quot;true&quot;; IF(OR([.H405]=&quot;false reach&quot;; [.I4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03.c.i </text:p>
          </table:table-cell>
          <table:table-cell table:formula="of:=IF(OR([.E406]=&quot;true&quot;; [.F406]=&quot;true&quot;; [.G406]=&quot;true&quot;; [.H406]=&quot;true&quot;; [.I406]=&quot;true&quot;; [.J406]=&quot;true&quot;); &quot;true&quot;; IF(OR([.E406]=&quot;false reach&quot;; [.F406]=&quot;false reach&quot;; [.G406]=&quot;false reach&quot;; [.H406]=&quot;false reach&quot;; [.I406]=&quot;false reach&quot;; [.J406]=&quot;false reach&quot;); &quot;false&quot;; &quot;unknown&quot;))" office:value-type="string" office:string-value="true">
            <text:p>true</text:p>
          </table:table-cell>
          <table:table-cell table:style-name="ce3" table:formula="of:=IF(OR([.F406]=&quot;true&quot;; [.G406]=&quot;true&quot;); &quot;true&quot;; IF(OR([.F406]=&quot;false reach&quot;; [.G406]=&quot;false reach&quot;); &quot;false&quot;; &quot;unknown&quot;))" office:value-type="string" office:string-value="true">
            <text:p>true</text:p>
          </table:table-cell>
          <table:table-cell table:style-name="ce3" table:formula="of:=IF(OR([.H406]=&quot;true&quot;; [.I406]=&quot;true&quot;); &quot;true&quot;; IF(OR([.H406]=&quot;false reach&quot;; [.I4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04.c.i </text:p>
          </table:table-cell>
          <table:table-cell table:formula="of:=IF(OR([.E407]=&quot;true&quot;; [.F407]=&quot;true&quot;; [.G407]=&quot;true&quot;; [.H407]=&quot;true&quot;; [.I407]=&quot;true&quot;; [.J407]=&quot;true&quot;); &quot;true&quot;; IF(OR([.E407]=&quot;false reach&quot;; [.F407]=&quot;false reach&quot;; [.G407]=&quot;false reach&quot;; [.H407]=&quot;false reach&quot;; [.I407]=&quot;false reach&quot;; [.J407]=&quot;false reach&quot;); &quot;false&quot;; &quot;unknown&quot;))" office:value-type="string" office:string-value="true">
            <text:p>true</text:p>
          </table:table-cell>
          <table:table-cell table:style-name="ce3" table:formula="of:=IF(OR([.F407]=&quot;true&quot;; [.G407]=&quot;true&quot;); &quot;true&quot;; IF(OR([.F407]=&quot;false reach&quot;; [.G407]=&quot;false reach&quot;); &quot;false&quot;; &quot;unknown&quot;))" office:value-type="string" office:string-value="true">
            <text:p>true</text:p>
          </table:table-cell>
          <table:table-cell table:style-name="ce3" table:formula="of:=IF(OR([.H407]=&quot;true&quot;; [.I407]=&quot;true&quot;); &quot;true&quot;; IF(OR([.H407]=&quot;false reach&quot;; [.I4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05.c.i </text:p>
          </table:table-cell>
          <table:table-cell table:formula="of:=IF(OR([.E408]=&quot;true&quot;; [.F408]=&quot;true&quot;; [.G408]=&quot;true&quot;; [.H408]=&quot;true&quot;; [.I408]=&quot;true&quot;; [.J408]=&quot;true&quot;); &quot;true&quot;; IF(OR([.E408]=&quot;false reach&quot;; [.F408]=&quot;false reach&quot;; [.G408]=&quot;false reach&quot;; [.H408]=&quot;false reach&quot;; [.I408]=&quot;false reach&quot;; [.J408]=&quot;false reach&quot;); &quot;false&quot;; &quot;unknown&quot;))" office:value-type="string" office:string-value="unknown">
            <text:p>unknown</text:p>
          </table:table-cell>
          <table:table-cell table:style-name="ce3" table:formula="of:=IF(OR([.F408]=&quot;true&quot;; [.G408]=&quot;true&quot;); &quot;true&quot;; IF(OR([.F408]=&quot;false reach&quot;; [.G408]=&quot;false reach&quot;); &quot;false&quot;; &quot;unknown&quot;))" office:value-type="string" office:string-value="unknown">
            <text:p>unknown</text:p>
          </table:table-cell>
          <table:table-cell table:style-name="ce3" table:formula="of:=IF(OR([.H408]=&quot;true&quot;; [.I408]=&quot;true&quot;); &quot;true&quot;; IF(OR([.H408]=&quot;false reach&quot;; [.I4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06.c.i </text:p>
          </table:table-cell>
          <table:table-cell table:formula="of:=IF(OR([.E409]=&quot;true&quot;; [.F409]=&quot;true&quot;; [.G409]=&quot;true&quot;; [.H409]=&quot;true&quot;; [.I409]=&quot;true&quot;; [.J409]=&quot;true&quot;); &quot;true&quot;; IF(OR([.E409]=&quot;false reach&quot;; [.F409]=&quot;false reach&quot;; [.G409]=&quot;false reach&quot;; [.H409]=&quot;false reach&quot;; [.I409]=&quot;false reach&quot;; [.J409]=&quot;false reach&quot;); &quot;false&quot;; &quot;unknown&quot;))" office:value-type="string" office:string-value="true">
            <text:p>true</text:p>
          </table:table-cell>
          <table:table-cell table:style-name="ce3" table:formula="of:=IF(OR([.F409]=&quot;true&quot;; [.G409]=&quot;true&quot;); &quot;true&quot;; IF(OR([.F409]=&quot;false reach&quot;; [.G409]=&quot;false reach&quot;); &quot;false&quot;; &quot;unknown&quot;))" office:value-type="string" office:string-value="true">
            <text:p>true</text:p>
          </table:table-cell>
          <table:table-cell table:style-name="ce3" table:formula="of:=IF(OR([.H409]=&quot;true&quot;; [.I409]=&quot;true&quot;); &quot;true&quot;; IF(OR([.H409]=&quot;false reach&quot;; [.I4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07.c.i </text:p>
          </table:table-cell>
          <table:table-cell table:formula="of:=IF(OR([.E410]=&quot;true&quot;; [.F410]=&quot;true&quot;; [.G410]=&quot;true&quot;; [.H410]=&quot;true&quot;; [.I410]=&quot;true&quot;; [.J410]=&quot;true&quot;); &quot;true&quot;; IF(OR([.E410]=&quot;false reach&quot;; [.F410]=&quot;false reach&quot;; [.G410]=&quot;false reach&quot;; [.H410]=&quot;false reach&quot;; [.I410]=&quot;false reach&quot;; [.J410]=&quot;false reach&quot;); &quot;false&quot;; &quot;unknown&quot;))" office:value-type="string" office:string-value="true">
            <text:p>true</text:p>
          </table:table-cell>
          <table:table-cell table:style-name="ce3" table:formula="of:=IF(OR([.F410]=&quot;true&quot;; [.G410]=&quot;true&quot;); &quot;true&quot;; IF(OR([.F410]=&quot;false reach&quot;; [.G410]=&quot;false reach&quot;); &quot;false&quot;; &quot;unknown&quot;))" office:value-type="string" office:string-value="true">
            <text:p>true</text:p>
          </table:table-cell>
          <table:table-cell table:style-name="ce3" table:formula="of:=IF(OR([.H410]=&quot;true&quot;; [.I410]=&quot;true&quot;); &quot;true&quot;; IF(OR([.H410]=&quot;false reach&quot;; [.I4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08.c.i </text:p>
          </table:table-cell>
          <table:table-cell table:formula="of:=IF(OR([.E411]=&quot;true&quot;; [.F411]=&quot;true&quot;; [.G411]=&quot;true&quot;; [.H411]=&quot;true&quot;; [.I411]=&quot;true&quot;; [.J411]=&quot;true&quot;); &quot;true&quot;; IF(OR([.E411]=&quot;false reach&quot;; [.F411]=&quot;false reach&quot;; [.G411]=&quot;false reach&quot;; [.H411]=&quot;false reach&quot;; [.I411]=&quot;false reach&quot;; [.J411]=&quot;false reach&quot;); &quot;false&quot;; &quot;unknown&quot;))" office:value-type="string" office:string-value="false">
            <text:p>false</text:p>
          </table:table-cell>
          <table:table-cell table:style-name="ce3" table:formula="of:=IF(OR([.F411]=&quot;true&quot;; [.G411]=&quot;true&quot;); &quot;true&quot;; IF(OR([.F411]=&quot;false reach&quot;; [.G411]=&quot;false reach&quot;); &quot;false&quot;; &quot;unknown&quot;))" office:value-type="string" office:string-value="unknown">
            <text:p>unknown</text:p>
          </table:table-cell>
          <table:table-cell table:style-name="ce3" table:formula="of:=IF(OR([.H411]=&quot;true&quot;; [.I411]=&quot;true&quot;); &quot;true&quot;; IF(OR([.H411]=&quot;false reach&quot;; [.I41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09.c.i </text:p>
          </table:table-cell>
          <table:table-cell table:formula="of:=IF(OR([.E412]=&quot;true&quot;; [.F412]=&quot;true&quot;; [.G412]=&quot;true&quot;; [.H412]=&quot;true&quot;; [.I412]=&quot;true&quot;; [.J412]=&quot;true&quot;); &quot;true&quot;; IF(OR([.E412]=&quot;false reach&quot;; [.F412]=&quot;false reach&quot;; [.G412]=&quot;false reach&quot;; [.H412]=&quot;false reach&quot;; [.I412]=&quot;false reach&quot;; [.J412]=&quot;false reach&quot;); &quot;false&quot;; &quot;unknown&quot;))" office:value-type="string" office:string-value="false">
            <text:p>false</text:p>
          </table:table-cell>
          <table:table-cell table:style-name="ce3" table:formula="of:=IF(OR([.F412]=&quot;true&quot;; [.G412]=&quot;true&quot;); &quot;true&quot;; IF(OR([.F412]=&quot;false reach&quot;; [.G412]=&quot;false reach&quot;); &quot;false&quot;; &quot;unknown&quot;))" office:value-type="string" office:string-value="unknown">
            <text:p>unknown</text:p>
          </table:table-cell>
          <table:table-cell table:style-name="ce3" table:formula="of:=IF(OR([.H412]=&quot;true&quot;; [.I412]=&quot;true&quot;); &quot;true&quot;; IF(OR([.H412]=&quot;false reach&quot;; [.I41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10.c.i </text:p>
          </table:table-cell>
          <table:table-cell table:formula="of:=IF(OR([.E413]=&quot;true&quot;; [.F413]=&quot;true&quot;; [.G413]=&quot;true&quot;; [.H413]=&quot;true&quot;; [.I413]=&quot;true&quot;; [.J413]=&quot;true&quot;); &quot;true&quot;; IF(OR([.E413]=&quot;false reach&quot;; [.F413]=&quot;false reach&quot;; [.G413]=&quot;false reach&quot;; [.H413]=&quot;false reach&quot;; [.I413]=&quot;false reach&quot;; [.J413]=&quot;false reach&quot;); &quot;false&quot;; &quot;unknown&quot;))" office:value-type="string" office:string-value="false">
            <text:p>false</text:p>
          </table:table-cell>
          <table:table-cell table:style-name="ce3" table:formula="of:=IF(OR([.F413]=&quot;true&quot;; [.G413]=&quot;true&quot;); &quot;true&quot;; IF(OR([.F413]=&quot;false reach&quot;; [.G413]=&quot;false reach&quot;); &quot;false&quot;; &quot;unknown&quot;))" office:value-type="string" office:string-value="unknown">
            <text:p>unknown</text:p>
          </table:table-cell>
          <table:table-cell table:style-name="ce3" table:formula="of:=IF(OR([.H413]=&quot;true&quot;; [.I413]=&quot;true&quot;); &quot;true&quot;; IF(OR([.H413]=&quot;false reach&quot;; [.I41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11.c.i </text:p>
          </table:table-cell>
          <table:table-cell table:formula="of:=IF(OR([.E414]=&quot;true&quot;; [.F414]=&quot;true&quot;; [.G414]=&quot;true&quot;; [.H414]=&quot;true&quot;; [.I414]=&quot;true&quot;; [.J414]=&quot;true&quot;); &quot;true&quot;; IF(OR([.E414]=&quot;false reach&quot;; [.F414]=&quot;false reach&quot;; [.G414]=&quot;false reach&quot;; [.H414]=&quot;false reach&quot;; [.I414]=&quot;false reach&quot;; [.J414]=&quot;false reach&quot;); &quot;false&quot;; &quot;unknown&quot;))" office:value-type="string" office:string-value="unknown">
            <text:p>unknown</text:p>
          </table:table-cell>
          <table:table-cell table:style-name="ce3" table:formula="of:=IF(OR([.F414]=&quot;true&quot;; [.G414]=&quot;true&quot;); &quot;true&quot;; IF(OR([.F414]=&quot;false reach&quot;; [.G414]=&quot;false reach&quot;); &quot;false&quot;; &quot;unknown&quot;))" office:value-type="string" office:string-value="unknown">
            <text:p>unknown</text:p>
          </table:table-cell>
          <table:table-cell table:style-name="ce3" table:formula="of:=IF(OR([.H414]=&quot;true&quot;; [.I414]=&quot;true&quot;); &quot;true&quot;; IF(OR([.H414]=&quot;false reach&quot;; [.I41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12.c.i </text:p>
          </table:table-cell>
          <table:table-cell table:formula="of:=IF(OR([.E415]=&quot;true&quot;; [.F415]=&quot;true&quot;; [.G415]=&quot;true&quot;; [.H415]=&quot;true&quot;; [.I415]=&quot;true&quot;; [.J415]=&quot;true&quot;); &quot;true&quot;; IF(OR([.E415]=&quot;false reach&quot;; [.F415]=&quot;false reach&quot;; [.G415]=&quot;false reach&quot;; [.H415]=&quot;false reach&quot;; [.I415]=&quot;false reach&quot;; [.J415]=&quot;false reach&quot;); &quot;false&quot;; &quot;unknown&quot;))" office:value-type="string" office:string-value="true">
            <text:p>true</text:p>
          </table:table-cell>
          <table:table-cell table:style-name="ce3" table:formula="of:=IF(OR([.F415]=&quot;true&quot;; [.G415]=&quot;true&quot;); &quot;true&quot;; IF(OR([.F415]=&quot;false reach&quot;; [.G415]=&quot;false reach&quot;); &quot;false&quot;; &quot;unknown&quot;))" office:value-type="string" office:string-value="true">
            <text:p>true</text:p>
          </table:table-cell>
          <table:table-cell table:style-name="ce3" table:formula="of:=IF(OR([.H415]=&quot;true&quot;; [.I415]=&quot;true&quot;); &quot;true&quot;; IF(OR([.H415]=&quot;false reach&quot;; [.I4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13.c.i </text:p>
          </table:table-cell>
          <table:table-cell table:formula="of:=IF(OR([.E416]=&quot;true&quot;; [.F416]=&quot;true&quot;; [.G416]=&quot;true&quot;; [.H416]=&quot;true&quot;; [.I416]=&quot;true&quot;; [.J416]=&quot;true&quot;); &quot;true&quot;; IF(OR([.E416]=&quot;false reach&quot;; [.F416]=&quot;false reach&quot;; [.G416]=&quot;false reach&quot;; [.H416]=&quot;false reach&quot;; [.I416]=&quot;false reach&quot;; [.J416]=&quot;false reach&quot;); &quot;false&quot;; &quot;unknown&quot;))" office:value-type="string" office:string-value="false">
            <text:p>false</text:p>
          </table:table-cell>
          <table:table-cell table:style-name="ce3" table:formula="of:=IF(OR([.F416]=&quot;true&quot;; [.G416]=&quot;true&quot;); &quot;true&quot;; IF(OR([.F416]=&quot;false reach&quot;; [.G416]=&quot;false reach&quot;); &quot;false&quot;; &quot;unknown&quot;))" office:value-type="string" office:string-value="unknown">
            <text:p>unknown</text:p>
          </table:table-cell>
          <table:table-cell table:style-name="ce3" table:formula="of:=IF(OR([.H416]=&quot;true&quot;; [.I416]=&quot;true&quot;); &quot;true&quot;; IF(OR([.H416]=&quot;false reach&quot;; [.I41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14.c.i </text:p>
          </table:table-cell>
          <table:table-cell table:formula="of:=IF(OR([.E417]=&quot;true&quot;; [.F417]=&quot;true&quot;; [.G417]=&quot;true&quot;; [.H417]=&quot;true&quot;; [.I417]=&quot;true&quot;; [.J417]=&quot;true&quot;); &quot;true&quot;; IF(OR([.E417]=&quot;false reach&quot;; [.F417]=&quot;false reach&quot;; [.G417]=&quot;false reach&quot;; [.H417]=&quot;false reach&quot;; [.I417]=&quot;false reach&quot;; [.J417]=&quot;false reach&quot;); &quot;false&quot;; &quot;unknown&quot;))" office:value-type="string" office:string-value="true">
            <text:p>true</text:p>
          </table:table-cell>
          <table:table-cell table:style-name="ce3" table:formula="of:=IF(OR([.F417]=&quot;true&quot;; [.G417]=&quot;true&quot;); &quot;true&quot;; IF(OR([.F417]=&quot;false reach&quot;; [.G417]=&quot;false reach&quot;); &quot;false&quot;; &quot;unknown&quot;))" office:value-type="string" office:string-value="true">
            <text:p>true</text:p>
          </table:table-cell>
          <table:table-cell table:style-name="ce3" table:formula="of:=IF(OR([.H417]=&quot;true&quot;; [.I417]=&quot;true&quot;); &quot;true&quot;; IF(OR([.H417]=&quot;false reach&quot;; [.I4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15.c.i </text:p>
          </table:table-cell>
          <table:table-cell table:formula="of:=IF(OR([.E418]=&quot;true&quot;; [.F418]=&quot;true&quot;; [.G418]=&quot;true&quot;; [.H418]=&quot;true&quot;; [.I418]=&quot;true&quot;; [.J418]=&quot;true&quot;); &quot;true&quot;; IF(OR([.E418]=&quot;false reach&quot;; [.F418]=&quot;false reach&quot;; [.G418]=&quot;false reach&quot;; [.H418]=&quot;false reach&quot;; [.I418]=&quot;false reach&quot;; [.J418]=&quot;false reach&quot;); &quot;false&quot;; &quot;unknown&quot;))" office:value-type="string" office:string-value="true">
            <text:p>true</text:p>
          </table:table-cell>
          <table:table-cell table:style-name="ce3" table:formula="of:=IF(OR([.F418]=&quot;true&quot;; [.G418]=&quot;true&quot;); &quot;true&quot;; IF(OR([.F418]=&quot;false reach&quot;; [.G418]=&quot;false reach&quot;); &quot;false&quot;; &quot;unknown&quot;))" office:value-type="string" office:string-value="true">
            <text:p>true</text:p>
          </table:table-cell>
          <table:table-cell table:style-name="ce3" table:formula="of:=IF(OR([.H418]=&quot;true&quot;; [.I418]=&quot;true&quot;); &quot;true&quot;; IF(OR([.H418]=&quot;false reach&quot;; [.I4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16.c.i </text:p>
          </table:table-cell>
          <table:table-cell table:formula="of:=IF(OR([.E419]=&quot;true&quot;; [.F419]=&quot;true&quot;; [.G419]=&quot;true&quot;; [.H419]=&quot;true&quot;; [.I419]=&quot;true&quot;; [.J419]=&quot;true&quot;); &quot;true&quot;; IF(OR([.E419]=&quot;false reach&quot;; [.F419]=&quot;false reach&quot;; [.G419]=&quot;false reach&quot;; [.H419]=&quot;false reach&quot;; [.I419]=&quot;false reach&quot;; [.J419]=&quot;false reach&quot;); &quot;false&quot;; &quot;unknown&quot;))" office:value-type="string" office:string-value="true">
            <text:p>true</text:p>
          </table:table-cell>
          <table:table-cell table:style-name="ce3" table:formula="of:=IF(OR([.F419]=&quot;true&quot;; [.G419]=&quot;true&quot;); &quot;true&quot;; IF(OR([.F419]=&quot;false reach&quot;; [.G419]=&quot;false reach&quot;); &quot;false&quot;; &quot;unknown&quot;))" office:value-type="string" office:string-value="true">
            <text:p>true</text:p>
          </table:table-cell>
          <table:table-cell table:style-name="ce3" table:formula="of:=IF(OR([.H419]=&quot;true&quot;; [.I419]=&quot;true&quot;); &quot;true&quot;; IF(OR([.H419]=&quot;false reach&quot;; [.I4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17.c.i </text:p>
          </table:table-cell>
          <table:table-cell table:formula="of:=IF(OR([.E420]=&quot;true&quot;; [.F420]=&quot;true&quot;; [.G420]=&quot;true&quot;; [.H420]=&quot;true&quot;; [.I420]=&quot;true&quot;; [.J420]=&quot;true&quot;); &quot;true&quot;; IF(OR([.E420]=&quot;false reach&quot;; [.F420]=&quot;false reach&quot;; [.G420]=&quot;false reach&quot;; [.H420]=&quot;false reach&quot;; [.I420]=&quot;false reach&quot;; [.J420]=&quot;false reach&quot;); &quot;false&quot;; &quot;unknown&quot;))" office:value-type="string" office:string-value="true">
            <text:p>true</text:p>
          </table:table-cell>
          <table:table-cell table:style-name="ce3" table:formula="of:=IF(OR([.F420]=&quot;true&quot;; [.G420]=&quot;true&quot;); &quot;true&quot;; IF(OR([.F420]=&quot;false reach&quot;; [.G420]=&quot;false reach&quot;); &quot;false&quot;; &quot;unknown&quot;))" office:value-type="string" office:string-value="true">
            <text:p>true</text:p>
          </table:table-cell>
          <table:table-cell table:style-name="ce3" table:formula="of:=IF(OR([.H420]=&quot;true&quot;; [.I420]=&quot;true&quot;); &quot;true&quot;; IF(OR([.H420]=&quot;false reach&quot;; [.I4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18.c.i </text:p>
          </table:table-cell>
          <table:table-cell table:formula="of:=IF(OR([.E421]=&quot;true&quot;; [.F421]=&quot;true&quot;; [.G421]=&quot;true&quot;; [.H421]=&quot;true&quot;; [.I421]=&quot;true&quot;; [.J421]=&quot;true&quot;); &quot;true&quot;; IF(OR([.E421]=&quot;false reach&quot;; [.F421]=&quot;false reach&quot;; [.G421]=&quot;false reach&quot;; [.H421]=&quot;false reach&quot;; [.I421]=&quot;false reach&quot;; [.J421]=&quot;false reach&quot;); &quot;false&quot;; &quot;unknown&quot;))" office:value-type="string" office:string-value="true">
            <text:p>true</text:p>
          </table:table-cell>
          <table:table-cell table:style-name="ce3" table:formula="of:=IF(OR([.F421]=&quot;true&quot;; [.G421]=&quot;true&quot;); &quot;true&quot;; IF(OR([.F421]=&quot;false reach&quot;; [.G421]=&quot;false reach&quot;); &quot;false&quot;; &quot;unknown&quot;))" office:value-type="string" office:string-value="true">
            <text:p>true</text:p>
          </table:table-cell>
          <table:table-cell table:style-name="ce3" table:formula="of:=IF(OR([.H421]=&quot;true&quot;; [.I421]=&quot;true&quot;); &quot;true&quot;; IF(OR([.H421]=&quot;false reach&quot;; [.I4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19.c.i </text:p>
          </table:table-cell>
          <table:table-cell table:formula="of:=IF(OR([.E422]=&quot;true&quot;; [.F422]=&quot;true&quot;; [.G422]=&quot;true&quot;; [.H422]=&quot;true&quot;; [.I422]=&quot;true&quot;; [.J422]=&quot;true&quot;); &quot;true&quot;; IF(OR([.E422]=&quot;false reach&quot;; [.F422]=&quot;false reach&quot;; [.G422]=&quot;false reach&quot;; [.H422]=&quot;false reach&quot;; [.I422]=&quot;false reach&quot;; [.J422]=&quot;false reach&quot;); &quot;false&quot;; &quot;unknown&quot;))" office:value-type="string" office:string-value="true">
            <text:p>true</text:p>
          </table:table-cell>
          <table:table-cell table:style-name="ce3" table:formula="of:=IF(OR([.F422]=&quot;true&quot;; [.G422]=&quot;true&quot;); &quot;true&quot;; IF(OR([.F422]=&quot;false reach&quot;; [.G422]=&quot;false reach&quot;); &quot;false&quot;; &quot;unknown&quot;))" office:value-type="string" office:string-value="true">
            <text:p>true</text:p>
          </table:table-cell>
          <table:table-cell table:style-name="ce3" table:formula="of:=IF(OR([.H422]=&quot;true&quot;; [.I422]=&quot;true&quot;); &quot;true&quot;; IF(OR([.H422]=&quot;false reach&quot;; [.I4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20.c.i </text:p>
          </table:table-cell>
          <table:table-cell table:formula="of:=IF(OR([.E423]=&quot;true&quot;; [.F423]=&quot;true&quot;; [.G423]=&quot;true&quot;; [.H423]=&quot;true&quot;; [.I423]=&quot;true&quot;; [.J423]=&quot;true&quot;); &quot;true&quot;; IF(OR([.E423]=&quot;false reach&quot;; [.F423]=&quot;false reach&quot;; [.G423]=&quot;false reach&quot;; [.H423]=&quot;false reach&quot;; [.I423]=&quot;false reach&quot;; [.J423]=&quot;false reach&quot;); &quot;false&quot;; &quot;unknown&quot;))" office:value-type="string" office:string-value="false">
            <text:p>false</text:p>
          </table:table-cell>
          <table:table-cell table:style-name="ce3" table:formula="of:=IF(OR([.F423]=&quot;true&quot;; [.G423]=&quot;true&quot;); &quot;true&quot;; IF(OR([.F423]=&quot;false reach&quot;; [.G423]=&quot;false reach&quot;); &quot;false&quot;; &quot;unknown&quot;))" office:value-type="string" office:string-value="unknown">
            <text:p>unknown</text:p>
          </table:table-cell>
          <table:table-cell table:style-name="ce3" table:formula="of:=IF(OR([.H423]=&quot;true&quot;; [.I423]=&quot;true&quot;); &quot;true&quot;; IF(OR([.H423]=&quot;false reach&quot;; [.I42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21.c.i </text:p>
          </table:table-cell>
          <table:table-cell table:formula="of:=IF(OR([.E424]=&quot;true&quot;; [.F424]=&quot;true&quot;; [.G424]=&quot;true&quot;; [.H424]=&quot;true&quot;; [.I424]=&quot;true&quot;; [.J424]=&quot;true&quot;); &quot;true&quot;; IF(OR([.E424]=&quot;false reach&quot;; [.F424]=&quot;false reach&quot;; [.G424]=&quot;false reach&quot;; [.H424]=&quot;false reach&quot;; [.I424]=&quot;false reach&quot;; [.J424]=&quot;false reach&quot;); &quot;false&quot;; &quot;unknown&quot;))" office:value-type="string" office:string-value="false">
            <text:p>false</text:p>
          </table:table-cell>
          <table:table-cell table:style-name="ce3" table:formula="of:=IF(OR([.F424]=&quot;true&quot;; [.G424]=&quot;true&quot;); &quot;true&quot;; IF(OR([.F424]=&quot;false reach&quot;; [.G424]=&quot;false reach&quot;); &quot;false&quot;; &quot;unknown&quot;))" office:value-type="string" office:string-value="unknown">
            <text:p>unknown</text:p>
          </table:table-cell>
          <table:table-cell table:style-name="ce3" table:formula="of:=IF(OR([.H424]=&quot;true&quot;; [.I424]=&quot;true&quot;); &quot;true&quot;; IF(OR([.H424]=&quot;false reach&quot;; [.I42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22.c.i </text:p>
          </table:table-cell>
          <table:table-cell table:formula="of:=IF(OR([.E425]=&quot;true&quot;; [.F425]=&quot;true&quot;; [.G425]=&quot;true&quot;; [.H425]=&quot;true&quot;; [.I425]=&quot;true&quot;; [.J425]=&quot;true&quot;); &quot;true&quot;; IF(OR([.E425]=&quot;false reach&quot;; [.F425]=&quot;false reach&quot;; [.G425]=&quot;false reach&quot;; [.H425]=&quot;false reach&quot;; [.I425]=&quot;false reach&quot;; [.J425]=&quot;false reach&quot;); &quot;false&quot;; &quot;unknown&quot;))" office:value-type="string" office:string-value="unknown">
            <text:p>unknown</text:p>
          </table:table-cell>
          <table:table-cell table:style-name="ce3" table:formula="of:=IF(OR([.F425]=&quot;true&quot;; [.G425]=&quot;true&quot;); &quot;true&quot;; IF(OR([.F425]=&quot;false reach&quot;; [.G425]=&quot;false reach&quot;); &quot;false&quot;; &quot;unknown&quot;))" office:value-type="string" office:string-value="unknown">
            <text:p>unknown</text:p>
          </table:table-cell>
          <table:table-cell table:style-name="ce3" table:formula="of:=IF(OR([.H425]=&quot;true&quot;; [.I425]=&quot;true&quot;); &quot;true&quot;; IF(OR([.H425]=&quot;false reach&quot;; [.I42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23.c.i </text:p>
          </table:table-cell>
          <table:table-cell table:formula="of:=IF(OR([.E426]=&quot;true&quot;; [.F426]=&quot;true&quot;; [.G426]=&quot;true&quot;; [.H426]=&quot;true&quot;; [.I426]=&quot;true&quot;; [.J426]=&quot;true&quot;); &quot;true&quot;; IF(OR([.E426]=&quot;false reach&quot;; [.F426]=&quot;false reach&quot;; [.G426]=&quot;false reach&quot;; [.H426]=&quot;false reach&quot;; [.I426]=&quot;false reach&quot;; [.J426]=&quot;false reach&quot;); &quot;false&quot;; &quot;unknown&quot;))" office:value-type="string" office:string-value="false">
            <text:p>false</text:p>
          </table:table-cell>
          <table:table-cell table:style-name="ce3" table:formula="of:=IF(OR([.F426]=&quot;true&quot;; [.G426]=&quot;true&quot;); &quot;true&quot;; IF(OR([.F426]=&quot;false reach&quot;; [.G426]=&quot;false reach&quot;); &quot;false&quot;; &quot;unknown&quot;))" office:value-type="string" office:string-value="unknown">
            <text:p>unknown</text:p>
          </table:table-cell>
          <table:table-cell table:style-name="ce3" table:formula="of:=IF(OR([.H426]=&quot;true&quot;; [.I426]=&quot;true&quot;); &quot;true&quot;; IF(OR([.H426]=&quot;false reach&quot;; [.I42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24.c.i </text:p>
          </table:table-cell>
          <table:table-cell table:formula="of:=IF(OR([.E427]=&quot;true&quot;; [.F427]=&quot;true&quot;; [.G427]=&quot;true&quot;; [.H427]=&quot;true&quot;; [.I427]=&quot;true&quot;; [.J427]=&quot;true&quot;); &quot;true&quot;; IF(OR([.E427]=&quot;false reach&quot;; [.F427]=&quot;false reach&quot;; [.G427]=&quot;false reach&quot;; [.H427]=&quot;false reach&quot;; [.I427]=&quot;false reach&quot;; [.J427]=&quot;false reach&quot;); &quot;false&quot;; &quot;unknown&quot;))" office:value-type="string" office:string-value="false">
            <text:p>false</text:p>
          </table:table-cell>
          <table:table-cell table:style-name="ce3" table:formula="of:=IF(OR([.F427]=&quot;true&quot;; [.G427]=&quot;true&quot;); &quot;true&quot;; IF(OR([.F427]=&quot;false reach&quot;; [.G427]=&quot;false reach&quot;); &quot;false&quot;; &quot;unknown&quot;))" office:value-type="string" office:string-value="unknown">
            <text:p>unknown</text:p>
          </table:table-cell>
          <table:table-cell table:style-name="ce3" table:formula="of:=IF(OR([.H427]=&quot;true&quot;; [.I427]=&quot;true&quot;); &quot;true&quot;; IF(OR([.H427]=&quot;false reach&quot;; [.I42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25.c.i </text:p>
          </table:table-cell>
          <table:table-cell table:formula="of:=IF(OR([.E428]=&quot;true&quot;; [.F428]=&quot;true&quot;; [.G428]=&quot;true&quot;; [.H428]=&quot;true&quot;; [.I428]=&quot;true&quot;; [.J428]=&quot;true&quot;); &quot;true&quot;; IF(OR([.E428]=&quot;false reach&quot;; [.F428]=&quot;false reach&quot;; [.G428]=&quot;false reach&quot;; [.H428]=&quot;false reach&quot;; [.I428]=&quot;false reach&quot;; [.J428]=&quot;false reach&quot;); &quot;false&quot;; &quot;unknown&quot;))" office:value-type="string" office:string-value="true">
            <text:p>true</text:p>
          </table:table-cell>
          <table:table-cell table:style-name="ce3" table:formula="of:=IF(OR([.F428]=&quot;true&quot;; [.G428]=&quot;true&quot;); &quot;true&quot;; IF(OR([.F428]=&quot;false reach&quot;; [.G428]=&quot;false reach&quot;); &quot;false&quot;; &quot;unknown&quot;))" office:value-type="string" office:string-value="true">
            <text:p>true</text:p>
          </table:table-cell>
          <table:table-cell table:style-name="ce3" table:formula="of:=IF(OR([.H428]=&quot;true&quot;; [.I428]=&quot;true&quot;); &quot;true&quot;; IF(OR([.H428]=&quot;false reach&quot;; [.I4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26.c.i </text:p>
          </table:table-cell>
          <table:table-cell table:formula="of:=IF(OR([.E429]=&quot;true&quot;; [.F429]=&quot;true&quot;; [.G429]=&quot;true&quot;; [.H429]=&quot;true&quot;; [.I429]=&quot;true&quot;; [.J429]=&quot;true&quot;); &quot;true&quot;; IF(OR([.E429]=&quot;false reach&quot;; [.F429]=&quot;false reach&quot;; [.G429]=&quot;false reach&quot;; [.H429]=&quot;false reach&quot;; [.I429]=&quot;false reach&quot;; [.J429]=&quot;false reach&quot;); &quot;false&quot;; &quot;unknown&quot;))" office:value-type="string" office:string-value="true">
            <text:p>true</text:p>
          </table:table-cell>
          <table:table-cell table:style-name="ce3" table:formula="of:=IF(OR([.F429]=&quot;true&quot;; [.G429]=&quot;true&quot;); &quot;true&quot;; IF(OR([.F429]=&quot;false reach&quot;; [.G429]=&quot;false reach&quot;); &quot;false&quot;; &quot;unknown&quot;))" office:value-type="string" office:string-value="true">
            <text:p>true</text:p>
          </table:table-cell>
          <table:table-cell table:style-name="ce3" table:formula="of:=IF(OR([.H429]=&quot;true&quot;; [.I429]=&quot;true&quot;); &quot;true&quot;; IF(OR([.H429]=&quot;false reach&quot;; [.I4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27.c.i </text:p>
          </table:table-cell>
          <table:table-cell table:formula="of:=IF(OR([.E430]=&quot;true&quot;; [.F430]=&quot;true&quot;; [.G430]=&quot;true&quot;; [.H430]=&quot;true&quot;; [.I430]=&quot;true&quot;; [.J430]=&quot;true&quot;); &quot;true&quot;; IF(OR([.E430]=&quot;false reach&quot;; [.F430]=&quot;false reach&quot;; [.G430]=&quot;false reach&quot;; [.H430]=&quot;false reach&quot;; [.I430]=&quot;false reach&quot;; [.J430]=&quot;false reach&quot;); &quot;false&quot;; &quot;unknown&quot;))" office:value-type="string" office:string-value="false">
            <text:p>false</text:p>
          </table:table-cell>
          <table:table-cell table:style-name="ce3" table:formula="of:=IF(OR([.F430]=&quot;true&quot;; [.G430]=&quot;true&quot;); &quot;true&quot;; IF(OR([.F430]=&quot;false reach&quot;; [.G430]=&quot;false reach&quot;); &quot;false&quot;; &quot;unknown&quot;))" office:value-type="string" office:string-value="unknown">
            <text:p>unknown</text:p>
          </table:table-cell>
          <table:table-cell table:style-name="ce3" table:formula="of:=IF(OR([.H430]=&quot;true&quot;; [.I430]=&quot;true&quot;); &quot;true&quot;; IF(OR([.H430]=&quot;false reach&quot;; [.I43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28.c.i </text:p>
          </table:table-cell>
          <table:table-cell table:formula="of:=IF(OR([.E431]=&quot;true&quot;; [.F431]=&quot;true&quot;; [.G431]=&quot;true&quot;; [.H431]=&quot;true&quot;; [.I431]=&quot;true&quot;; [.J431]=&quot;true&quot;); &quot;true&quot;; IF(OR([.E431]=&quot;false reach&quot;; [.F431]=&quot;false reach&quot;; [.G431]=&quot;false reach&quot;; [.H431]=&quot;false reach&quot;; [.I431]=&quot;false reach&quot;; [.J431]=&quot;false reach&quot;); &quot;false&quot;; &quot;unknown&quot;))" office:value-type="string" office:string-value="true">
            <text:p>true</text:p>
          </table:table-cell>
          <table:table-cell table:style-name="ce3" table:formula="of:=IF(OR([.F431]=&quot;true&quot;; [.G431]=&quot;true&quot;); &quot;true&quot;; IF(OR([.F431]=&quot;false reach&quot;; [.G431]=&quot;false reach&quot;); &quot;false&quot;; &quot;unknown&quot;))" office:value-type="string" office:string-value="true">
            <text:p>true</text:p>
          </table:table-cell>
          <table:table-cell table:style-name="ce3" table:formula="of:=IF(OR([.H431]=&quot;true&quot;; [.I431]=&quot;true&quot;); &quot;true&quot;; IF(OR([.H431]=&quot;false reach&quot;; [.I4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29.c.i </text:p>
          </table:table-cell>
          <table:table-cell table:formula="of:=IF(OR([.E432]=&quot;true&quot;; [.F432]=&quot;true&quot;; [.G432]=&quot;true&quot;; [.H432]=&quot;true&quot;; [.I432]=&quot;true&quot;; [.J432]=&quot;true&quot;); &quot;true&quot;; IF(OR([.E432]=&quot;false reach&quot;; [.F432]=&quot;false reach&quot;; [.G432]=&quot;false reach&quot;; [.H432]=&quot;false reach&quot;; [.I432]=&quot;false reach&quot;; [.J432]=&quot;false reach&quot;); &quot;false&quot;; &quot;unknown&quot;))" office:value-type="string" office:string-value="true">
            <text:p>true</text:p>
          </table:table-cell>
          <table:table-cell table:style-name="ce3" table:formula="of:=IF(OR([.F432]=&quot;true&quot;; [.G432]=&quot;true&quot;); &quot;true&quot;; IF(OR([.F432]=&quot;false reach&quot;; [.G432]=&quot;false reach&quot;); &quot;false&quot;; &quot;unknown&quot;))" office:value-type="string" office:string-value="true">
            <text:p>true</text:p>
          </table:table-cell>
          <table:table-cell table:style-name="ce3" table:formula="of:=IF(OR([.H432]=&quot;true&quot;; [.I432]=&quot;true&quot;); &quot;true&quot;; IF(OR([.H432]=&quot;false reach&quot;; [.I4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30.c.i </text:p>
          </table:table-cell>
          <table:table-cell table:formula="of:=IF(OR([.E433]=&quot;true&quot;; [.F433]=&quot;true&quot;; [.G433]=&quot;true&quot;; [.H433]=&quot;true&quot;; [.I433]=&quot;true&quot;; [.J433]=&quot;true&quot;); &quot;true&quot;; IF(OR([.E433]=&quot;false reach&quot;; [.F433]=&quot;false reach&quot;; [.G433]=&quot;false reach&quot;; [.H433]=&quot;false reach&quot;; [.I433]=&quot;false reach&quot;; [.J433]=&quot;false reach&quot;); &quot;false&quot;; &quot;unknown&quot;))" office:value-type="string" office:string-value="true">
            <text:p>true</text:p>
          </table:table-cell>
          <table:table-cell table:style-name="ce3" table:formula="of:=IF(OR([.F433]=&quot;true&quot;; [.G433]=&quot;true&quot;); &quot;true&quot;; IF(OR([.F433]=&quot;false reach&quot;; [.G433]=&quot;false reach&quot;); &quot;false&quot;; &quot;unknown&quot;))" office:value-type="string" office:string-value="true">
            <text:p>true</text:p>
          </table:table-cell>
          <table:table-cell table:style-name="ce3" table:formula="of:=IF(OR([.H433]=&quot;true&quot;; [.I433]=&quot;true&quot;); &quot;true&quot;; IF(OR([.H433]=&quot;false reach&quot;; [.I4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31.c.i </text:p>
          </table:table-cell>
          <table:table-cell table:formula="of:=IF(OR([.E434]=&quot;true&quot;; [.F434]=&quot;true&quot;; [.G434]=&quot;true&quot;; [.H434]=&quot;true&quot;; [.I434]=&quot;true&quot;; [.J434]=&quot;true&quot;); &quot;true&quot;; IF(OR([.E434]=&quot;false reach&quot;; [.F434]=&quot;false reach&quot;; [.G434]=&quot;false reach&quot;; [.H434]=&quot;false reach&quot;; [.I434]=&quot;false reach&quot;; [.J434]=&quot;false reach&quot;); &quot;false&quot;; &quot;unknown&quot;))" office:value-type="string" office:string-value="false">
            <text:p>false</text:p>
          </table:table-cell>
          <table:table-cell table:style-name="ce3" table:formula="of:=IF(OR([.F434]=&quot;true&quot;; [.G434]=&quot;true&quot;); &quot;true&quot;; IF(OR([.F434]=&quot;false reach&quot;; [.G434]=&quot;false reach&quot;); &quot;false&quot;; &quot;unknown&quot;))" office:value-type="string" office:string-value="unknown">
            <text:p>unknown</text:p>
          </table:table-cell>
          <table:table-cell table:style-name="ce3" table:formula="of:=IF(OR([.H434]=&quot;true&quot;; [.I434]=&quot;true&quot;); &quot;true&quot;; IF(OR([.H434]=&quot;false reach&quot;; [.I43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32.c.i </text:p>
          </table:table-cell>
          <table:table-cell table:formula="of:=IF(OR([.E435]=&quot;true&quot;; [.F435]=&quot;true&quot;; [.G435]=&quot;true&quot;; [.H435]=&quot;true&quot;; [.I435]=&quot;true&quot;; [.J435]=&quot;true&quot;); &quot;true&quot;; IF(OR([.E435]=&quot;false reach&quot;; [.F435]=&quot;false reach&quot;; [.G435]=&quot;false reach&quot;; [.H435]=&quot;false reach&quot;; [.I435]=&quot;false reach&quot;; [.J435]=&quot;false reach&quot;); &quot;false&quot;; &quot;unknown&quot;))" office:value-type="string" office:string-value="true">
            <text:p>true</text:p>
          </table:table-cell>
          <table:table-cell table:style-name="ce3" table:formula="of:=IF(OR([.F435]=&quot;true&quot;; [.G435]=&quot;true&quot;); &quot;true&quot;; IF(OR([.F435]=&quot;false reach&quot;; [.G435]=&quot;false reach&quot;); &quot;false&quot;; &quot;unknown&quot;))" office:value-type="string" office:string-value="true">
            <text:p>true</text:p>
          </table:table-cell>
          <table:table-cell table:style-name="ce3" table:formula="of:=IF(OR([.H435]=&quot;true&quot;; [.I435]=&quot;true&quot;); &quot;true&quot;; IF(OR([.H435]=&quot;false reach&quot;; [.I4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5_33.c.i </text:p>
          </table:table-cell>
          <table:table-cell table:formula="of:=IF(OR([.E436]=&quot;true&quot;; [.F436]=&quot;true&quot;; [.G436]=&quot;true&quot;; [.H436]=&quot;true&quot;; [.I436]=&quot;true&quot;; [.J436]=&quot;true&quot;); &quot;true&quot;; IF(OR([.E436]=&quot;false reach&quot;; [.F436]=&quot;false reach&quot;; [.G436]=&quot;false reach&quot;; [.H436]=&quot;false reach&quot;; [.I436]=&quot;false reach&quot;; [.J436]=&quot;false reach&quot;); &quot;false&quot;; &quot;unknown&quot;))" office:value-type="string" office:string-value="false">
            <text:p>false</text:p>
          </table:table-cell>
          <table:table-cell table:style-name="ce3" table:formula="of:=IF(OR([.F436]=&quot;true&quot;; [.G436]=&quot;true&quot;); &quot;true&quot;; IF(OR([.F436]=&quot;false reach&quot;; [.G436]=&quot;false reach&quot;); &quot;false&quot;; &quot;unknown&quot;))" office:value-type="string" office:string-value="unknown">
            <text:p>unknown</text:p>
          </table:table-cell>
          <table:table-cell table:style-name="ce3" table:formula="of:=IF(OR([.H436]=&quot;true&quot;; [.I436]=&quot;true&quot;); &quot;true&quot;; IF(OR([.H436]=&quot;false reach&quot;; [.I43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34.c.i </text:p>
          </table:table-cell>
          <table:table-cell table:formula="of:=IF(OR([.E437]=&quot;true&quot;; [.F437]=&quot;true&quot;; [.G437]=&quot;true&quot;; [.H437]=&quot;true&quot;; [.I437]=&quot;true&quot;; [.J437]=&quot;true&quot;); &quot;true&quot;; IF(OR([.E437]=&quot;false reach&quot;; [.F437]=&quot;false reach&quot;; [.G437]=&quot;false reach&quot;; [.H437]=&quot;false reach&quot;; [.I437]=&quot;false reach&quot;; [.J437]=&quot;false reach&quot;); &quot;false&quot;; &quot;unknown&quot;))" office:value-type="string" office:string-value="unknown">
            <text:p>unknown</text:p>
          </table:table-cell>
          <table:table-cell table:style-name="ce3" table:formula="of:=IF(OR([.F437]=&quot;true&quot;; [.G437]=&quot;true&quot;); &quot;true&quot;; IF(OR([.F437]=&quot;false reach&quot;; [.G437]=&quot;false reach&quot;); &quot;false&quot;; &quot;unknown&quot;))" office:value-type="string" office:string-value="unknown">
            <text:p>unknown</text:p>
          </table:table-cell>
          <table:table-cell table:style-name="ce3" table:formula="of:=IF(OR([.H437]=&quot;true&quot;; [.I437]=&quot;true&quot;); &quot;true&quot;; IF(OR([.H437]=&quot;false reach&quot;; [.I4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35.c.i </text:p>
          </table:table-cell>
          <table:table-cell table:formula="of:=IF(OR([.E438]=&quot;true&quot;; [.F438]=&quot;true&quot;; [.G438]=&quot;true&quot;; [.H438]=&quot;true&quot;; [.I438]=&quot;true&quot;; [.J438]=&quot;true&quot;); &quot;true&quot;; IF(OR([.E438]=&quot;false reach&quot;; [.F438]=&quot;false reach&quot;; [.G438]=&quot;false reach&quot;; [.H438]=&quot;false reach&quot;; [.I438]=&quot;false reach&quot;; [.J438]=&quot;false reach&quot;); &quot;false&quot;; &quot;unknown&quot;))" office:value-type="string" office:string-value="true">
            <text:p>true</text:p>
          </table:table-cell>
          <table:table-cell table:style-name="ce3" table:formula="of:=IF(OR([.F438]=&quot;true&quot;; [.G438]=&quot;true&quot;); &quot;true&quot;; IF(OR([.F438]=&quot;false reach&quot;; [.G438]=&quot;false reach&quot;); &quot;false&quot;; &quot;unknown&quot;))" office:value-type="string" office:string-value="true">
            <text:p>true</text:p>
          </table:table-cell>
          <table:table-cell table:style-name="ce3" table:formula="of:=IF(OR([.H438]=&quot;true&quot;; [.I438]=&quot;true&quot;); &quot;true&quot;; IF(OR([.H438]=&quot;false reach&quot;; [.I4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36.c.i </text:p>
          </table:table-cell>
          <table:table-cell table:formula="of:=IF(OR([.E439]=&quot;true&quot;; [.F439]=&quot;true&quot;; [.G439]=&quot;true&quot;; [.H439]=&quot;true&quot;; [.I439]=&quot;true&quot;; [.J439]=&quot;true&quot;); &quot;true&quot;; IF(OR([.E439]=&quot;false reach&quot;; [.F439]=&quot;false reach&quot;; [.G439]=&quot;false reach&quot;; [.H439]=&quot;false reach&quot;; [.I439]=&quot;false reach&quot;; [.J439]=&quot;false reach&quot;); &quot;false&quot;; &quot;unknown&quot;))" office:value-type="string" office:string-value="unknown">
            <text:p>unknown</text:p>
          </table:table-cell>
          <table:table-cell table:style-name="ce3" table:formula="of:=IF(OR([.F439]=&quot;true&quot;; [.G439]=&quot;true&quot;); &quot;true&quot;; IF(OR([.F439]=&quot;false reach&quot;; [.G439]=&quot;false reach&quot;); &quot;false&quot;; &quot;unknown&quot;))" office:value-type="string" office:string-value="unknown">
            <text:p>unknown</text:p>
          </table:table-cell>
          <table:table-cell table:style-name="ce3" table:formula="of:=IF(OR([.H439]=&quot;true&quot;; [.I439]=&quot;true&quot;); &quot;true&quot;; IF(OR([.H439]=&quot;false reach&quot;; [.I43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37.c.i </text:p>
          </table:table-cell>
          <table:table-cell table:formula="of:=IF(OR([.E440]=&quot;true&quot;; [.F440]=&quot;true&quot;; [.G440]=&quot;true&quot;; [.H440]=&quot;true&quot;; [.I440]=&quot;true&quot;; [.J440]=&quot;true&quot;); &quot;true&quot;; IF(OR([.E440]=&quot;false reach&quot;; [.F440]=&quot;false reach&quot;; [.G440]=&quot;false reach&quot;; [.H440]=&quot;false reach&quot;; [.I440]=&quot;false reach&quot;; [.J440]=&quot;false reach&quot;); &quot;false&quot;; &quot;unknown&quot;))" office:value-type="string" office:string-value="false">
            <text:p>false</text:p>
          </table:table-cell>
          <table:table-cell table:style-name="ce3" table:formula="of:=IF(OR([.F440]=&quot;true&quot;; [.G440]=&quot;true&quot;); &quot;true&quot;; IF(OR([.F440]=&quot;false reach&quot;; [.G440]=&quot;false reach&quot;); &quot;false&quot;; &quot;unknown&quot;))" office:value-type="string" office:string-value="unknown">
            <text:p>unknown</text:p>
          </table:table-cell>
          <table:table-cell table:style-name="ce3" table:formula="of:=IF(OR([.H440]=&quot;true&quot;; [.I440]=&quot;true&quot;); &quot;true&quot;; IF(OR([.H440]=&quot;false reach&quot;; [.I44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38.c.i </text:p>
          </table:table-cell>
          <table:table-cell table:formula="of:=IF(OR([.E441]=&quot;true&quot;; [.F441]=&quot;true&quot;; [.G441]=&quot;true&quot;; [.H441]=&quot;true&quot;; [.I441]=&quot;true&quot;; [.J441]=&quot;true&quot;); &quot;true&quot;; IF(OR([.E441]=&quot;false reach&quot;; [.F441]=&quot;false reach&quot;; [.G441]=&quot;false reach&quot;; [.H441]=&quot;false reach&quot;; [.I441]=&quot;false reach&quot;; [.J441]=&quot;false reach&quot;); &quot;false&quot;; &quot;unknown&quot;))" office:value-type="string" office:string-value="false">
            <text:p>false</text:p>
          </table:table-cell>
          <table:table-cell table:style-name="ce3" table:formula="of:=IF(OR([.F441]=&quot;true&quot;; [.G441]=&quot;true&quot;); &quot;true&quot;; IF(OR([.F441]=&quot;false reach&quot;; [.G441]=&quot;false reach&quot;); &quot;false&quot;; &quot;unknown&quot;))" office:value-type="string" office:string-value="unknown">
            <text:p>unknown</text:p>
          </table:table-cell>
          <table:table-cell table:style-name="ce3" table:formula="of:=IF(OR([.H441]=&quot;true&quot;; [.I441]=&quot;true&quot;); &quot;true&quot;; IF(OR([.H441]=&quot;false reach&quot;; [.I44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killed by signal 9</text:p>
          </table:table-cell>
          <table:table-cell/>
        </table:table-row>
        <table:table-row table:style-name="ro3">
          <table:table-cell office:value-type="string">
            <text:p>Problem05_39.c.i </text:p>
          </table:table-cell>
          <table:table-cell table:formula="of:=IF(OR([.E442]=&quot;true&quot;; [.F442]=&quot;true&quot;; [.G442]=&quot;true&quot;; [.H442]=&quot;true&quot;; [.I442]=&quot;true&quot;; [.J442]=&quot;true&quot;); &quot;true&quot;; IF(OR([.E442]=&quot;false reach&quot;; [.F442]=&quot;false reach&quot;; [.G442]=&quot;false reach&quot;; [.H442]=&quot;false reach&quot;; [.I442]=&quot;false reach&quot;; [.J442]=&quot;false reach&quot;); &quot;false&quot;; &quot;unknown&quot;))" office:value-type="string" office:string-value="false">
            <text:p>false</text:p>
          </table:table-cell>
          <table:table-cell table:style-name="ce3" table:formula="of:=IF(OR([.F442]=&quot;true&quot;; [.G442]=&quot;true&quot;); &quot;true&quot;; IF(OR([.F442]=&quot;false reach&quot;; [.G442]=&quot;false reach&quot;); &quot;false&quot;; &quot;unknown&quot;))" office:value-type="string" office:string-value="unknown">
            <text:p>unknown</text:p>
          </table:table-cell>
          <table:table-cell table:style-name="ce3" table:formula="of:=IF(OR([.H442]=&quot;true&quot;; [.I442]=&quot;true&quot;); &quot;true&quot;; IF(OR([.H442]=&quot;false reach&quot;; [.I44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40.c.i </text:p>
          </table:table-cell>
          <table:table-cell table:formula="of:=IF(OR([.E443]=&quot;true&quot;; [.F443]=&quot;true&quot;; [.G443]=&quot;true&quot;; [.H443]=&quot;true&quot;; [.I443]=&quot;true&quot;; [.J443]=&quot;true&quot;); &quot;true&quot;; IF(OR([.E443]=&quot;false reach&quot;; [.F443]=&quot;false reach&quot;; [.G443]=&quot;false reach&quot;; [.H443]=&quot;false reach&quot;; [.I443]=&quot;false reach&quot;; [.J443]=&quot;false reach&quot;); &quot;false&quot;; &quot;unknown&quot;))" office:value-type="string" office:string-value="unknown">
            <text:p>unknown</text:p>
          </table:table-cell>
          <table:table-cell table:style-name="ce3" table:formula="of:=IF(OR([.F443]=&quot;true&quot;; [.G443]=&quot;true&quot;); &quot;true&quot;; IF(OR([.F443]=&quot;false reach&quot;; [.G443]=&quot;false reach&quot;); &quot;false&quot;; &quot;unknown&quot;))" office:value-type="string" office:string-value="unknown">
            <text:p>unknown</text:p>
          </table:table-cell>
          <table:table-cell table:style-name="ce3" table:formula="of:=IF(OR([.H443]=&quot;true&quot;; [.I443]=&quot;true&quot;); &quot;true&quot;; IF(OR([.H443]=&quot;false reach&quot;; [.I443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41.c.i </text:p>
          </table:table-cell>
          <table:table-cell table:formula="of:=IF(OR([.E444]=&quot;true&quot;; [.F444]=&quot;true&quot;; [.G444]=&quot;true&quot;; [.H444]=&quot;true&quot;; [.I444]=&quot;true&quot;; [.J444]=&quot;true&quot;); &quot;true&quot;; IF(OR([.E444]=&quot;false reach&quot;; [.F444]=&quot;false reach&quot;; [.G444]=&quot;false reach&quot;; [.H444]=&quot;false reach&quot;; [.I444]=&quot;false reach&quot;; [.J444]=&quot;false reach&quot;); &quot;false&quot;; &quot;unknown&quot;))" office:value-type="string" office:string-value="true">
            <text:p>true</text:p>
          </table:table-cell>
          <table:table-cell table:style-name="ce3" table:formula="of:=IF(OR([.F444]=&quot;true&quot;; [.G444]=&quot;true&quot;); &quot;true&quot;; IF(OR([.F444]=&quot;false reach&quot;; [.G444]=&quot;false reach&quot;); &quot;false&quot;; &quot;unknown&quot;))" office:value-type="string" office:string-value="true">
            <text:p>true</text:p>
          </table:table-cell>
          <table:table-cell table:style-name="ce3" table:formula="of:=IF(OR([.H444]=&quot;true&quot;; [.I444]=&quot;true&quot;); &quot;true&quot;; IF(OR([.H444]=&quot;false reach&quot;; [.I4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42.c.i </text:p>
          </table:table-cell>
          <table:table-cell table:formula="of:=IF(OR([.E445]=&quot;true&quot;; [.F445]=&quot;true&quot;; [.G445]=&quot;true&quot;; [.H445]=&quot;true&quot;; [.I445]=&quot;true&quot;; [.J445]=&quot;true&quot;); &quot;true&quot;; IF(OR([.E445]=&quot;false reach&quot;; [.F445]=&quot;false reach&quot;; [.G445]=&quot;false reach&quot;; [.H445]=&quot;false reach&quot;; [.I445]=&quot;false reach&quot;; [.J445]=&quot;false reach&quot;); &quot;false&quot;; &quot;unknown&quot;))" office:value-type="string" office:string-value="true">
            <text:p>true</text:p>
          </table:table-cell>
          <table:table-cell table:style-name="ce3" table:formula="of:=IF(OR([.F445]=&quot;true&quot;; [.G445]=&quot;true&quot;); &quot;true&quot;; IF(OR([.F445]=&quot;false reach&quot;; [.G445]=&quot;false reach&quot;); &quot;false&quot;; &quot;unknown&quot;))" office:value-type="string" office:string-value="true">
            <text:p>true</text:p>
          </table:table-cell>
          <table:table-cell table:style-name="ce3" table:formula="of:=IF(OR([.H445]=&quot;true&quot;; [.I445]=&quot;true&quot;); &quot;true&quot;; IF(OR([.H445]=&quot;false reach&quot;; [.I4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43.c.i </text:p>
          </table:table-cell>
          <table:table-cell table:formula="of:=IF(OR([.E446]=&quot;true&quot;; [.F446]=&quot;true&quot;; [.G446]=&quot;true&quot;; [.H446]=&quot;true&quot;; [.I446]=&quot;true&quot;; [.J446]=&quot;true&quot;); &quot;true&quot;; IF(OR([.E446]=&quot;false reach&quot;; [.F446]=&quot;false reach&quot;; [.G446]=&quot;false reach&quot;; [.H446]=&quot;false reach&quot;; [.I446]=&quot;false reach&quot;; [.J446]=&quot;false reach&quot;); &quot;false&quot;; &quot;unknown&quot;))" office:value-type="string" office:string-value="true">
            <text:p>true</text:p>
          </table:table-cell>
          <table:table-cell table:style-name="ce3" table:formula="of:=IF(OR([.F446]=&quot;true&quot;; [.G446]=&quot;true&quot;); &quot;true&quot;; IF(OR([.F446]=&quot;false reach&quot;; [.G446]=&quot;false reach&quot;); &quot;false&quot;; &quot;unknown&quot;))" office:value-type="string" office:string-value="true">
            <text:p>true</text:p>
          </table:table-cell>
          <table:table-cell table:style-name="ce3" table:formula="of:=IF(OR([.H446]=&quot;true&quot;; [.I446]=&quot;true&quot;); &quot;true&quot;; IF(OR([.H446]=&quot;false reach&quot;; [.I4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44.c.i </text:p>
          </table:table-cell>
          <table:table-cell table:formula="of:=IF(OR([.E447]=&quot;true&quot;; [.F447]=&quot;true&quot;; [.G447]=&quot;true&quot;; [.H447]=&quot;true&quot;; [.I447]=&quot;true&quot;; [.J447]=&quot;true&quot;); &quot;true&quot;; IF(OR([.E447]=&quot;false reach&quot;; [.F447]=&quot;false reach&quot;; [.G447]=&quot;false reach&quot;; [.H447]=&quot;false reach&quot;; [.I447]=&quot;false reach&quot;; [.J447]=&quot;false reach&quot;); &quot;false&quot;; &quot;unknown&quot;))" office:value-type="string" office:string-value="unknown">
            <text:p>unknown</text:p>
          </table:table-cell>
          <table:table-cell table:style-name="ce3" table:formula="of:=IF(OR([.F447]=&quot;true&quot;; [.G447]=&quot;true&quot;); &quot;true&quot;; IF(OR([.F447]=&quot;false reach&quot;; [.G447]=&quot;false reach&quot;); &quot;false&quot;; &quot;unknown&quot;))" office:value-type="string" office:string-value="unknown">
            <text:p>unknown</text:p>
          </table:table-cell>
          <table:table-cell table:style-name="ce3" table:formula="of:=IF(OR([.H447]=&quot;true&quot;; [.I447]=&quot;true&quot;); &quot;true&quot;; IF(OR([.H447]=&quot;false reach&quot;; [.I4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45.c.i </text:p>
          </table:table-cell>
          <table:table-cell table:formula="of:=IF(OR([.E448]=&quot;true&quot;; [.F448]=&quot;true&quot;; [.G448]=&quot;true&quot;; [.H448]=&quot;true&quot;; [.I448]=&quot;true&quot;; [.J448]=&quot;true&quot;); &quot;true&quot;; IF(OR([.E448]=&quot;false reach&quot;; [.F448]=&quot;false reach&quot;; [.G448]=&quot;false reach&quot;; [.H448]=&quot;false reach&quot;; [.I448]=&quot;false reach&quot;; [.J448]=&quot;false reach&quot;); &quot;false&quot;; &quot;unknown&quot;))" office:value-type="string" office:string-value="true">
            <text:p>true</text:p>
          </table:table-cell>
          <table:table-cell table:style-name="ce3" table:formula="of:=IF(OR([.F448]=&quot;true&quot;; [.G448]=&quot;true&quot;); &quot;true&quot;; IF(OR([.F448]=&quot;false reach&quot;; [.G448]=&quot;false reach&quot;); &quot;false&quot;; &quot;unknown&quot;))" office:value-type="string" office:string-value="true">
            <text:p>true</text:p>
          </table:table-cell>
          <table:table-cell table:style-name="ce3" table:formula="of:=IF(OR([.H448]=&quot;true&quot;; [.I448]=&quot;true&quot;); &quot;true&quot;; IF(OR([.H448]=&quot;false reach&quot;; [.I4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46.c.i </text:p>
          </table:table-cell>
          <table:table-cell table:formula="of:=IF(OR([.E449]=&quot;true&quot;; [.F449]=&quot;true&quot;; [.G449]=&quot;true&quot;; [.H449]=&quot;true&quot;; [.I449]=&quot;true&quot;; [.J449]=&quot;true&quot;); &quot;true&quot;; IF(OR([.E449]=&quot;false reach&quot;; [.F449]=&quot;false reach&quot;; [.G449]=&quot;false reach&quot;; [.H449]=&quot;false reach&quot;; [.I449]=&quot;false reach&quot;; [.J449]=&quot;false reach&quot;); &quot;false&quot;; &quot;unknown&quot;))" office:value-type="string" office:string-value="unknown">
            <text:p>unknown</text:p>
          </table:table-cell>
          <table:table-cell table:style-name="ce3" table:formula="of:=IF(OR([.F449]=&quot;true&quot;; [.G449]=&quot;true&quot;); &quot;true&quot;; IF(OR([.F449]=&quot;false reach&quot;; [.G449]=&quot;false reach&quot;); &quot;false&quot;; &quot;unknown&quot;))" office:value-type="string" office:string-value="unknown">
            <text:p>unknown</text:p>
          </table:table-cell>
          <table:table-cell table:style-name="ce3" table:formula="of:=IF(OR([.H449]=&quot;true&quot;; [.I449]=&quot;true&quot;); &quot;true&quot;; IF(OR([.H449]=&quot;false reach&quot;; [.I44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5_47.c.i </text:p>
          </table:table-cell>
          <table:table-cell table:formula="of:=IF(OR([.E450]=&quot;true&quot;; [.F450]=&quot;true&quot;; [.G450]=&quot;true&quot;; [.H450]=&quot;true&quot;; [.I450]=&quot;true&quot;; [.J450]=&quot;true&quot;); &quot;true&quot;; IF(OR([.E450]=&quot;false reach&quot;; [.F450]=&quot;false reach&quot;; [.G450]=&quot;false reach&quot;; [.H450]=&quot;false reach&quot;; [.I450]=&quot;false reach&quot;; [.J450]=&quot;false reach&quot;); &quot;false&quot;; &quot;unknown&quot;))" office:value-type="string" office:string-value="false">
            <text:p>false</text:p>
          </table:table-cell>
          <table:table-cell table:style-name="ce3" table:formula="of:=IF(OR([.F450]=&quot;true&quot;; [.G450]=&quot;true&quot;); &quot;true&quot;; IF(OR([.F450]=&quot;false reach&quot;; [.G450]=&quot;false reach&quot;); &quot;false&quot;; &quot;unknown&quot;))" office:value-type="string" office:string-value="unknown">
            <text:p>unknown</text:p>
          </table:table-cell>
          <table:table-cell table:style-name="ce3" table:formula="of:=IF(OR([.H450]=&quot;true&quot;; [.I450]=&quot;true&quot;); &quot;true&quot;; IF(OR([.H450]=&quot;false reach&quot;; [.I45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48.c.i </text:p>
          </table:table-cell>
          <table:table-cell table:formula="of:=IF(OR([.E451]=&quot;true&quot;; [.F451]=&quot;true&quot;; [.G451]=&quot;true&quot;; [.H451]=&quot;true&quot;; [.I451]=&quot;true&quot;; [.J451]=&quot;true&quot;); &quot;true&quot;; IF(OR([.E451]=&quot;false reach&quot;; [.F451]=&quot;false reach&quot;; [.G451]=&quot;false reach&quot;; [.H451]=&quot;false reach&quot;; [.I451]=&quot;false reach&quot;; [.J451]=&quot;false reach&quot;); &quot;false&quot;; &quot;unknown&quot;))" office:value-type="string" office:string-value="true">
            <text:p>true</text:p>
          </table:table-cell>
          <table:table-cell table:style-name="ce3" table:formula="of:=IF(OR([.F451]=&quot;true&quot;; [.G451]=&quot;true&quot;); &quot;true&quot;; IF(OR([.F451]=&quot;false reach&quot;; [.G451]=&quot;false reach&quot;); &quot;false&quot;; &quot;unknown&quot;))" office:value-type="string" office:string-value="true">
            <text:p>true</text:p>
          </table:table-cell>
          <table:table-cell table:style-name="ce3" table:formula="of:=IF(OR([.H451]=&quot;true&quot;; [.I451]=&quot;true&quot;); &quot;true&quot;; IF(OR([.H451]=&quot;false reach&quot;; [.I4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49.c.i </text:p>
          </table:table-cell>
          <table:table-cell table:formula="of:=IF(OR([.E452]=&quot;true&quot;; [.F452]=&quot;true&quot;; [.G452]=&quot;true&quot;; [.H452]=&quot;true&quot;; [.I452]=&quot;true&quot;; [.J452]=&quot;true&quot;); &quot;true&quot;; IF(OR([.E452]=&quot;false reach&quot;; [.F452]=&quot;false reach&quot;; [.G452]=&quot;false reach&quot;; [.H452]=&quot;false reach&quot;; [.I452]=&quot;false reach&quot;; [.J452]=&quot;false reach&quot;); &quot;false&quot;; &quot;unknown&quot;))" office:value-type="string" office:string-value="true">
            <text:p>true</text:p>
          </table:table-cell>
          <table:table-cell table:style-name="ce3" table:formula="of:=IF(OR([.F452]=&quot;true&quot;; [.G452]=&quot;true&quot;); &quot;true&quot;; IF(OR([.F452]=&quot;false reach&quot;; [.G452]=&quot;false reach&quot;); &quot;false&quot;; &quot;unknown&quot;))" office:value-type="string" office:string-value="true">
            <text:p>true</text:p>
          </table:table-cell>
          <table:table-cell table:style-name="ce3" table:formula="of:=IF(OR([.H452]=&quot;true&quot;; [.I452]=&quot;true&quot;); &quot;true&quot;; IF(OR([.H452]=&quot;false reach&quot;; [.I4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50.c.i </text:p>
          </table:table-cell>
          <table:table-cell table:formula="of:=IF(OR([.E453]=&quot;true&quot;; [.F453]=&quot;true&quot;; [.G453]=&quot;true&quot;; [.H453]=&quot;true&quot;; [.I453]=&quot;true&quot;; [.J453]=&quot;true&quot;); &quot;true&quot;; IF(OR([.E453]=&quot;false reach&quot;; [.F453]=&quot;false reach&quot;; [.G453]=&quot;false reach&quot;; [.H453]=&quot;false reach&quot;; [.I453]=&quot;false reach&quot;; [.J453]=&quot;false reach&quot;); &quot;false&quot;; &quot;unknown&quot;))" office:value-type="string" office:string-value="true">
            <text:p>true</text:p>
          </table:table-cell>
          <table:table-cell table:style-name="ce3" table:formula="of:=IF(OR([.F453]=&quot;true&quot;; [.G453]=&quot;true&quot;); &quot;true&quot;; IF(OR([.F453]=&quot;false reach&quot;; [.G453]=&quot;false reach&quot;); &quot;false&quot;; &quot;unknown&quot;))" office:value-type="string" office:string-value="true">
            <text:p>true</text:p>
          </table:table-cell>
          <table:table-cell table:style-name="ce3" table:formula="of:=IF(OR([.H453]=&quot;true&quot;; [.I453]=&quot;true&quot;); &quot;true&quot;; IF(OR([.H453]=&quot;false reach&quot;; [.I4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51.c.i </text:p>
          </table:table-cell>
          <table:table-cell table:formula="of:=IF(OR([.E454]=&quot;true&quot;; [.F454]=&quot;true&quot;; [.G454]=&quot;true&quot;; [.H454]=&quot;true&quot;; [.I454]=&quot;true&quot;; [.J454]=&quot;true&quot;); &quot;true&quot;; IF(OR([.E454]=&quot;false reach&quot;; [.F454]=&quot;false reach&quot;; [.G454]=&quot;false reach&quot;; [.H454]=&quot;false reach&quot;; [.I454]=&quot;false reach&quot;; [.J454]=&quot;false reach&quot;); &quot;false&quot;; &quot;unknown&quot;))" office:value-type="string" office:string-value="false">
            <text:p>false</text:p>
          </table:table-cell>
          <table:table-cell table:style-name="ce3" table:formula="of:=IF(OR([.F454]=&quot;true&quot;; [.G454]=&quot;true&quot;); &quot;true&quot;; IF(OR([.F454]=&quot;false reach&quot;; [.G454]=&quot;false reach&quot;); &quot;false&quot;; &quot;unknown&quot;))" office:value-type="string" office:string-value="unknown">
            <text:p>unknown</text:p>
          </table:table-cell>
          <table:table-cell table:style-name="ce3" table:formula="of:=IF(OR([.H454]=&quot;true&quot;; [.I454]=&quot;true&quot;); &quot;true&quot;; IF(OR([.H454]=&quot;false reach&quot;; [.I45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52.c.i </text:p>
          </table:table-cell>
          <table:table-cell table:formula="of:=IF(OR([.E455]=&quot;true&quot;; [.F455]=&quot;true&quot;; [.G455]=&quot;true&quot;; [.H455]=&quot;true&quot;; [.I455]=&quot;true&quot;; [.J455]=&quot;true&quot;); &quot;true&quot;; IF(OR([.E455]=&quot;false reach&quot;; [.F455]=&quot;false reach&quot;; [.G455]=&quot;false reach&quot;; [.H455]=&quot;false reach&quot;; [.I455]=&quot;false reach&quot;; [.J455]=&quot;false reach&quot;); &quot;false&quot;; &quot;unknown&quot;))" office:value-type="string" office:string-value="true">
            <text:p>true</text:p>
          </table:table-cell>
          <table:table-cell table:style-name="ce3" table:formula="of:=IF(OR([.F455]=&quot;true&quot;; [.G455]=&quot;true&quot;); &quot;true&quot;; IF(OR([.F455]=&quot;false reach&quot;; [.G455]=&quot;false reach&quot;); &quot;false&quot;; &quot;unknown&quot;))" office:value-type="string" office:string-value="true">
            <text:p>true</text:p>
          </table:table-cell>
          <table:table-cell table:style-name="ce3" table:formula="of:=IF(OR([.H455]=&quot;true&quot;; [.I455]=&quot;true&quot;); &quot;true&quot;; IF(OR([.H455]=&quot;false reach&quot;; [.I4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53.c.i </text:p>
          </table:table-cell>
          <table:table-cell table:formula="of:=IF(OR([.E456]=&quot;true&quot;; [.F456]=&quot;true&quot;; [.G456]=&quot;true&quot;; [.H456]=&quot;true&quot;; [.I456]=&quot;true&quot;; [.J456]=&quot;true&quot;); &quot;true&quot;; IF(OR([.E456]=&quot;false reach&quot;; [.F456]=&quot;false reach&quot;; [.G456]=&quot;false reach&quot;; [.H456]=&quot;false reach&quot;; [.I456]=&quot;false reach&quot;; [.J456]=&quot;false reach&quot;); &quot;false&quot;; &quot;unknown&quot;))" office:value-type="string" office:string-value="unknown">
            <text:p>unknown</text:p>
          </table:table-cell>
          <table:table-cell table:style-name="ce3" table:formula="of:=IF(OR([.F456]=&quot;true&quot;; [.G456]=&quot;true&quot;); &quot;true&quot;; IF(OR([.F456]=&quot;false reach&quot;; [.G456]=&quot;false reach&quot;); &quot;false&quot;; &quot;unknown&quot;))" office:value-type="string" office:string-value="unknown">
            <text:p>unknown</text:p>
          </table:table-cell>
          <table:table-cell table:style-name="ce3" table:formula="of:=IF(OR([.H456]=&quot;true&quot;; [.I456]=&quot;true&quot;); &quot;true&quot;; IF(OR([.H456]=&quot;false reach&quot;; [.I45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54.c.i </text:p>
          </table:table-cell>
          <table:table-cell table:formula="of:=IF(OR([.E457]=&quot;true&quot;; [.F457]=&quot;true&quot;; [.G457]=&quot;true&quot;; [.H457]=&quot;true&quot;; [.I457]=&quot;true&quot;; [.J457]=&quot;true&quot;); &quot;true&quot;; IF(OR([.E457]=&quot;false reach&quot;; [.F457]=&quot;false reach&quot;; [.G457]=&quot;false reach&quot;; [.H457]=&quot;false reach&quot;; [.I457]=&quot;false reach&quot;; [.J457]=&quot;false reach&quot;); &quot;false&quot;; &quot;unknown&quot;))" office:value-type="string" office:string-value="false">
            <text:p>false</text:p>
          </table:table-cell>
          <table:table-cell table:style-name="ce3" table:formula="of:=IF(OR([.F457]=&quot;true&quot;; [.G457]=&quot;true&quot;); &quot;true&quot;; IF(OR([.F457]=&quot;false reach&quot;; [.G457]=&quot;false reach&quot;); &quot;false&quot;; &quot;unknown&quot;))" office:value-type="string" office:string-value="unknown">
            <text:p>unknown</text:p>
          </table:table-cell>
          <table:table-cell table:style-name="ce3" table:formula="of:=IF(OR([.H457]=&quot;true&quot;; [.I457]=&quot;true&quot;); &quot;true&quot;; IF(OR([.H457]=&quot;false reach&quot;; [.I45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55.c.i </text:p>
          </table:table-cell>
          <table:table-cell table:formula="of:=IF(OR([.E458]=&quot;true&quot;; [.F458]=&quot;true&quot;; [.G458]=&quot;true&quot;; [.H458]=&quot;true&quot;; [.I458]=&quot;true&quot;; [.J458]=&quot;true&quot;); &quot;true&quot;; IF(OR([.E458]=&quot;false reach&quot;; [.F458]=&quot;false reach&quot;; [.G458]=&quot;false reach&quot;; [.H458]=&quot;false reach&quot;; [.I458]=&quot;false reach&quot;; [.J458]=&quot;false reach&quot;); &quot;false&quot;; &quot;unknown&quot;))" office:value-type="string" office:string-value="false">
            <text:p>false</text:p>
          </table:table-cell>
          <table:table-cell table:style-name="ce3" table:formula="of:=IF(OR([.F458]=&quot;true&quot;; [.G458]=&quot;true&quot;); &quot;true&quot;; IF(OR([.F458]=&quot;false reach&quot;; [.G458]=&quot;false reach&quot;); &quot;false&quot;; &quot;unknown&quot;))" office:value-type="string" office:string-value="unknown">
            <text:p>unknown</text:p>
          </table:table-cell>
          <table:table-cell table:style-name="ce3" table:formula="of:=IF(OR([.H458]=&quot;true&quot;; [.I458]=&quot;true&quot;); &quot;true&quot;; IF(OR([.H458]=&quot;false reach&quot;; [.I45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56.c.i </text:p>
          </table:table-cell>
          <table:table-cell table:formula="of:=IF(OR([.E459]=&quot;true&quot;; [.F459]=&quot;true&quot;; [.G459]=&quot;true&quot;; [.H459]=&quot;true&quot;; [.I459]=&quot;true&quot;; [.J459]=&quot;true&quot;); &quot;true&quot;; IF(OR([.E459]=&quot;false reach&quot;; [.F459]=&quot;false reach&quot;; [.G459]=&quot;false reach&quot;; [.H459]=&quot;false reach&quot;; [.I459]=&quot;false reach&quot;; [.J459]=&quot;false reach&quot;); &quot;false&quot;; &quot;unknown&quot;))" office:value-type="string" office:string-value="false">
            <text:p>false</text:p>
          </table:table-cell>
          <table:table-cell table:style-name="ce3" table:formula="of:=IF(OR([.F459]=&quot;true&quot;; [.G459]=&quot;true&quot;); &quot;true&quot;; IF(OR([.F459]=&quot;false reach&quot;; [.G459]=&quot;false reach&quot;); &quot;false&quot;; &quot;unknown&quot;))" office:value-type="string" office:string-value="unknown">
            <text:p>unknown</text:p>
          </table:table-cell>
          <table:table-cell table:style-name="ce3" table:formula="of:=IF(OR([.H459]=&quot;true&quot;; [.I459]=&quot;true&quot;); &quot;true&quot;; IF(OR([.H459]=&quot;false reach&quot;; [.I45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57.c.i </text:p>
          </table:table-cell>
          <table:table-cell table:formula="of:=IF(OR([.E460]=&quot;true&quot;; [.F460]=&quot;true&quot;; [.G460]=&quot;true&quot;; [.H460]=&quot;true&quot;; [.I460]=&quot;true&quot;; [.J460]=&quot;true&quot;); &quot;true&quot;; IF(OR([.E460]=&quot;false reach&quot;; [.F460]=&quot;false reach&quot;; [.G460]=&quot;false reach&quot;; [.H460]=&quot;false reach&quot;; [.I460]=&quot;false reach&quot;; [.J460]=&quot;false reach&quot;); &quot;false&quot;; &quot;unknown&quot;))" office:value-type="string" office:string-value="true">
            <text:p>true</text:p>
          </table:table-cell>
          <table:table-cell table:style-name="ce3" table:formula="of:=IF(OR([.F460]=&quot;true&quot;; [.G460]=&quot;true&quot;); &quot;true&quot;; IF(OR([.F460]=&quot;false reach&quot;; [.G460]=&quot;false reach&quot;); &quot;false&quot;; &quot;unknown&quot;))" office:value-type="string" office:string-value="true">
            <text:p>true</text:p>
          </table:table-cell>
          <table:table-cell table:style-name="ce3" table:formula="of:=IF(OR([.H460]=&quot;true&quot;; [.I460]=&quot;true&quot;); &quot;true&quot;; IF(OR([.H460]=&quot;false reach&quot;; [.I4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58.c.i </text:p>
          </table:table-cell>
          <table:table-cell table:formula="of:=IF(OR([.E461]=&quot;true&quot;; [.F461]=&quot;true&quot;; [.G461]=&quot;true&quot;; [.H461]=&quot;true&quot;; [.I461]=&quot;true&quot;; [.J461]=&quot;true&quot;); &quot;true&quot;; IF(OR([.E461]=&quot;false reach&quot;; [.F461]=&quot;false reach&quot;; [.G461]=&quot;false reach&quot;; [.H461]=&quot;false reach&quot;; [.I461]=&quot;false reach&quot;; [.J461]=&quot;false reach&quot;); &quot;false&quot;; &quot;unknown&quot;))" office:value-type="string" office:string-value="unknown">
            <text:p>unknown</text:p>
          </table:table-cell>
          <table:table-cell table:style-name="ce3" table:formula="of:=IF(OR([.F461]=&quot;true&quot;; [.G461]=&quot;true&quot;); &quot;true&quot;; IF(OR([.F461]=&quot;false reach&quot;; [.G461]=&quot;false reach&quot;); &quot;false&quot;; &quot;unknown&quot;))" office:value-type="string" office:string-value="unknown">
            <text:p>unknown</text:p>
          </table:table-cell>
          <table:table-cell table:style-name="ce3" table:formula="of:=IF(OR([.H461]=&quot;true&quot;; [.I461]=&quot;true&quot;); &quot;true&quot;; IF(OR([.H461]=&quot;false reach&quot;; [.I46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59.c.i </text:p>
          </table:table-cell>
          <table:table-cell table:formula="of:=IF(OR([.E462]=&quot;true&quot;; [.F462]=&quot;true&quot;; [.G462]=&quot;true&quot;; [.H462]=&quot;true&quot;; [.I462]=&quot;true&quot;; [.J462]=&quot;true&quot;); &quot;true&quot;; IF(OR([.E462]=&quot;false reach&quot;; [.F462]=&quot;false reach&quot;; [.G462]=&quot;false reach&quot;; [.H462]=&quot;false reach&quot;; [.I462]=&quot;false reach&quot;; [.J462]=&quot;false reach&quot;); &quot;false&quot;; &quot;unknown&quot;))" office:value-type="string" office:string-value="false">
            <text:p>false</text:p>
          </table:table-cell>
          <table:table-cell table:style-name="ce3" table:formula="of:=IF(OR([.F462]=&quot;true&quot;; [.G462]=&quot;true&quot;); &quot;true&quot;; IF(OR([.F462]=&quot;false reach&quot;; [.G462]=&quot;false reach&quot;); &quot;false&quot;; &quot;unknown&quot;))" office:value-type="string" office:string-value="unknown">
            <text:p>unknown</text:p>
          </table:table-cell>
          <table:table-cell table:style-name="ce3" table:formula="of:=IF(OR([.H462]=&quot;true&quot;; [.I462]=&quot;true&quot;); &quot;true&quot;; IF(OR([.H462]=&quot;false reach&quot;; [.I46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60.c.i </text:p>
          </table:table-cell>
          <table:table-cell table:formula="of:=IF(OR([.E463]=&quot;true&quot;; [.F463]=&quot;true&quot;; [.G463]=&quot;true&quot;; [.H463]=&quot;true&quot;; [.I463]=&quot;true&quot;; [.J463]=&quot;true&quot;); &quot;true&quot;; IF(OR([.E463]=&quot;false reach&quot;; [.F463]=&quot;false reach&quot;; [.G463]=&quot;false reach&quot;; [.H463]=&quot;false reach&quot;; [.I463]=&quot;false reach&quot;; [.J463]=&quot;false reach&quot;); &quot;false&quot;; &quot;unknown&quot;))" office:value-type="string" office:string-value="true">
            <text:p>true</text:p>
          </table:table-cell>
          <table:table-cell table:style-name="ce3" table:formula="of:=IF(OR([.F463]=&quot;true&quot;; [.G463]=&quot;true&quot;); &quot;true&quot;; IF(OR([.F463]=&quot;false reach&quot;; [.G463]=&quot;false reach&quot;); &quot;false&quot;; &quot;unknown&quot;))" office:value-type="string" office:string-value="true">
            <text:p>true</text:p>
          </table:table-cell>
          <table:table-cell table:style-name="ce3" table:formula="of:=IF(OR([.H463]=&quot;true&quot;; [.I463]=&quot;true&quot;); &quot;true&quot;; IF(OR([.H463]=&quot;false reach&quot;; [.I4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61.c.i </text:p>
          </table:table-cell>
          <table:table-cell table:formula="of:=IF(OR([.E464]=&quot;true&quot;; [.F464]=&quot;true&quot;; [.G464]=&quot;true&quot;; [.H464]=&quot;true&quot;; [.I464]=&quot;true&quot;; [.J464]=&quot;true&quot;); &quot;true&quot;; IF(OR([.E464]=&quot;false reach&quot;; [.F464]=&quot;false reach&quot;; [.G464]=&quot;false reach&quot;; [.H464]=&quot;false reach&quot;; [.I464]=&quot;false reach&quot;; [.J464]=&quot;false reach&quot;); &quot;false&quot;; &quot;unknown&quot;))" office:value-type="string" office:string-value="false">
            <text:p>false</text:p>
          </table:table-cell>
          <table:table-cell table:style-name="ce3" table:formula="of:=IF(OR([.F464]=&quot;true&quot;; [.G464]=&quot;true&quot;); &quot;true&quot;; IF(OR([.F464]=&quot;false reach&quot;; [.G464]=&quot;false reach&quot;); &quot;false&quot;; &quot;unknown&quot;))" office:value-type="string" office:string-value="unknown">
            <text:p>unknown</text:p>
          </table:table-cell>
          <table:table-cell table:style-name="ce3" table:formula="of:=IF(OR([.H464]=&quot;true&quot;; [.I464]=&quot;true&quot;); &quot;true&quot;; IF(OR([.H464]=&quot;false reach&quot;; [.I46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62.c.i </text:p>
          </table:table-cell>
          <table:table-cell table:formula="of:=IF(OR([.E465]=&quot;true&quot;; [.F465]=&quot;true&quot;; [.G465]=&quot;true&quot;; [.H465]=&quot;true&quot;; [.I465]=&quot;true&quot;; [.J465]=&quot;true&quot;); &quot;true&quot;; IF(OR([.E465]=&quot;false reach&quot;; [.F465]=&quot;false reach&quot;; [.G465]=&quot;false reach&quot;; [.H465]=&quot;false reach&quot;; [.I465]=&quot;false reach&quot;; [.J465]=&quot;false reach&quot;); &quot;false&quot;; &quot;unknown&quot;))" office:value-type="string" office:string-value="unknown">
            <text:p>unknown</text:p>
          </table:table-cell>
          <table:table-cell table:style-name="ce3" table:formula="of:=IF(OR([.F465]=&quot;true&quot;; [.G465]=&quot;true&quot;); &quot;true&quot;; IF(OR([.F465]=&quot;false reach&quot;; [.G465]=&quot;false reach&quot;); &quot;false&quot;; &quot;unknown&quot;))" office:value-type="string" office:string-value="unknown">
            <text:p>unknown</text:p>
          </table:table-cell>
          <table:table-cell table:style-name="ce3" table:formula="of:=IF(OR([.H465]=&quot;true&quot;; [.I465]=&quot;true&quot;); &quot;true&quot;; IF(OR([.H465]=&quot;false reach&quot;; [.I4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63.c.i </text:p>
          </table:table-cell>
          <table:table-cell table:formula="of:=IF(OR([.E466]=&quot;true&quot;; [.F466]=&quot;true&quot;; [.G466]=&quot;true&quot;; [.H466]=&quot;true&quot;; [.I466]=&quot;true&quot;; [.J466]=&quot;true&quot;); &quot;true&quot;; IF(OR([.E466]=&quot;false reach&quot;; [.F466]=&quot;false reach&quot;; [.G466]=&quot;false reach&quot;; [.H466]=&quot;false reach&quot;; [.I466]=&quot;false reach&quot;; [.J466]=&quot;false reach&quot;); &quot;false&quot;; &quot;unknown&quot;))" office:value-type="string" office:string-value="false">
            <text:p>false</text:p>
          </table:table-cell>
          <table:table-cell table:style-name="ce3" table:formula="of:=IF(OR([.F466]=&quot;true&quot;; [.G466]=&quot;true&quot;); &quot;true&quot;; IF(OR([.F466]=&quot;false reach&quot;; [.G466]=&quot;false reach&quot;); &quot;false&quot;; &quot;unknown&quot;))" office:value-type="string" office:string-value="unknown">
            <text:p>unknown</text:p>
          </table:table-cell>
          <table:table-cell table:style-name="ce3" table:formula="of:=IF(OR([.H466]=&quot;true&quot;; [.I466]=&quot;true&quot;); &quot;true&quot;; IF(OR([.H466]=&quot;false reach&quot;; [.I46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64.c.i </text:p>
          </table:table-cell>
          <table:table-cell table:formula="of:=IF(OR([.E467]=&quot;true&quot;; [.F467]=&quot;true&quot;; [.G467]=&quot;true&quot;; [.H467]=&quot;true&quot;; [.I467]=&quot;true&quot;; [.J467]=&quot;true&quot;); &quot;true&quot;; IF(OR([.E467]=&quot;false reach&quot;; [.F467]=&quot;false reach&quot;; [.G467]=&quot;false reach&quot;; [.H467]=&quot;false reach&quot;; [.I467]=&quot;false reach&quot;; [.J467]=&quot;false reach&quot;); &quot;false&quot;; &quot;unknown&quot;))" office:value-type="string" office:string-value="unknown">
            <text:p>unknown</text:p>
          </table:table-cell>
          <table:table-cell table:style-name="ce3" table:formula="of:=IF(OR([.F467]=&quot;true&quot;; [.G467]=&quot;true&quot;); &quot;true&quot;; IF(OR([.F467]=&quot;false reach&quot;; [.G467]=&quot;false reach&quot;); &quot;false&quot;; &quot;unknown&quot;))" office:value-type="string" office:string-value="unknown">
            <text:p>unknown</text:p>
          </table:table-cell>
          <table:table-cell table:style-name="ce3" table:formula="of:=IF(OR([.H467]=&quot;true&quot;; [.I467]=&quot;true&quot;); &quot;true&quot;; IF(OR([.H467]=&quot;false reach&quot;; [.I46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65.c.i </text:p>
          </table:table-cell>
          <table:table-cell table:formula="of:=IF(OR([.E468]=&quot;true&quot;; [.F468]=&quot;true&quot;; [.G468]=&quot;true&quot;; [.H468]=&quot;true&quot;; [.I468]=&quot;true&quot;; [.J468]=&quot;true&quot;); &quot;true&quot;; IF(OR([.E468]=&quot;false reach&quot;; [.F468]=&quot;false reach&quot;; [.G468]=&quot;false reach&quot;; [.H468]=&quot;false reach&quot;; [.I468]=&quot;false reach&quot;; [.J468]=&quot;false reach&quot;); &quot;false&quot;; &quot;unknown&quot;))" office:value-type="string" office:string-value="false">
            <text:p>false</text:p>
          </table:table-cell>
          <table:table-cell table:style-name="ce3" table:formula="of:=IF(OR([.F468]=&quot;true&quot;; [.G468]=&quot;true&quot;); &quot;true&quot;; IF(OR([.F468]=&quot;false reach&quot;; [.G468]=&quot;false reach&quot;); &quot;false&quot;; &quot;unknown&quot;))" office:value-type="string" office:string-value="unknown">
            <text:p>unknown</text:p>
          </table:table-cell>
          <table:table-cell table:style-name="ce3" table:formula="of:=IF(OR([.H468]=&quot;true&quot;; [.I468]=&quot;true&quot;); &quot;true&quot;; IF(OR([.H468]=&quot;false reach&quot;; [.I46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66.c.i </text:p>
          </table:table-cell>
          <table:table-cell table:formula="of:=IF(OR([.E469]=&quot;true&quot;; [.F469]=&quot;true&quot;; [.G469]=&quot;true&quot;; [.H469]=&quot;true&quot;; [.I469]=&quot;true&quot;; [.J469]=&quot;true&quot;); &quot;true&quot;; IF(OR([.E469]=&quot;false reach&quot;; [.F469]=&quot;false reach&quot;; [.G469]=&quot;false reach&quot;; [.H469]=&quot;false reach&quot;; [.I469]=&quot;false reach&quot;; [.J469]=&quot;false reach&quot;); &quot;false&quot;; &quot;unknown&quot;))" office:value-type="string" office:string-value="true">
            <text:p>true</text:p>
          </table:table-cell>
          <table:table-cell table:style-name="ce3" table:formula="of:=IF(OR([.F469]=&quot;true&quot;; [.G469]=&quot;true&quot;); &quot;true&quot;; IF(OR([.F469]=&quot;false reach&quot;; [.G469]=&quot;false reach&quot;); &quot;false&quot;; &quot;unknown&quot;))" office:value-type="string" office:string-value="true">
            <text:p>true</text:p>
          </table:table-cell>
          <table:table-cell table:style-name="ce3" table:formula="of:=IF(OR([.H469]=&quot;true&quot;; [.I469]=&quot;true&quot;); &quot;true&quot;; IF(OR([.H469]=&quot;false reach&quot;; [.I4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67.c.i </text:p>
          </table:table-cell>
          <table:table-cell table:formula="of:=IF(OR([.E470]=&quot;true&quot;; [.F470]=&quot;true&quot;; [.G470]=&quot;true&quot;; [.H470]=&quot;true&quot;; [.I470]=&quot;true&quot;; [.J470]=&quot;true&quot;); &quot;true&quot;; IF(OR([.E470]=&quot;false reach&quot;; [.F470]=&quot;false reach&quot;; [.G470]=&quot;false reach&quot;; [.H470]=&quot;false reach&quot;; [.I470]=&quot;false reach&quot;; [.J470]=&quot;false reach&quot;); &quot;false&quot;; &quot;unknown&quot;))" office:value-type="string" office:string-value="false">
            <text:p>false</text:p>
          </table:table-cell>
          <table:table-cell table:style-name="ce3" table:formula="of:=IF(OR([.F470]=&quot;true&quot;; [.G470]=&quot;true&quot;); &quot;true&quot;; IF(OR([.F470]=&quot;false reach&quot;; [.G470]=&quot;false reach&quot;); &quot;false&quot;; &quot;unknown&quot;))" office:value-type="string" office:string-value="unknown">
            <text:p>unknown</text:p>
          </table:table-cell>
          <table:table-cell table:style-name="ce3" table:formula="of:=IF(OR([.H470]=&quot;true&quot;; [.I470]=&quot;true&quot;); &quot;true&quot;; IF(OR([.H470]=&quot;false reach&quot;; [.I47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68.c.i </text:p>
          </table:table-cell>
          <table:table-cell table:formula="of:=IF(OR([.E471]=&quot;true&quot;; [.F471]=&quot;true&quot;; [.G471]=&quot;true&quot;; [.H471]=&quot;true&quot;; [.I471]=&quot;true&quot;; [.J471]=&quot;true&quot;); &quot;true&quot;; IF(OR([.E471]=&quot;false reach&quot;; [.F471]=&quot;false reach&quot;; [.G471]=&quot;false reach&quot;; [.H471]=&quot;false reach&quot;; [.I471]=&quot;false reach&quot;; [.J471]=&quot;false reach&quot;); &quot;false&quot;; &quot;unknown&quot;))" office:value-type="string" office:string-value="true">
            <text:p>true</text:p>
          </table:table-cell>
          <table:table-cell table:style-name="ce3" table:formula="of:=IF(OR([.F471]=&quot;true&quot;; [.G471]=&quot;true&quot;); &quot;true&quot;; IF(OR([.F471]=&quot;false reach&quot;; [.G471]=&quot;false reach&quot;); &quot;false&quot;; &quot;unknown&quot;))" office:value-type="string" office:string-value="true">
            <text:p>true</text:p>
          </table:table-cell>
          <table:table-cell table:style-name="ce3" table:formula="of:=IF(OR([.H471]=&quot;true&quot;; [.I471]=&quot;true&quot;); &quot;true&quot;; IF(OR([.H471]=&quot;false reach&quot;; [.I4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69.c.i </text:p>
          </table:table-cell>
          <table:table-cell table:formula="of:=IF(OR([.E472]=&quot;true&quot;; [.F472]=&quot;true&quot;; [.G472]=&quot;true&quot;; [.H472]=&quot;true&quot;; [.I472]=&quot;true&quot;; [.J472]=&quot;true&quot;); &quot;true&quot;; IF(OR([.E472]=&quot;false reach&quot;; [.F472]=&quot;false reach&quot;; [.G472]=&quot;false reach&quot;; [.H472]=&quot;false reach&quot;; [.I472]=&quot;false reach&quot;; [.J472]=&quot;false reach&quot;); &quot;false&quot;; &quot;unknown&quot;))" office:value-type="string" office:string-value="false">
            <text:p>false</text:p>
          </table:table-cell>
          <table:table-cell table:style-name="ce3" table:formula="of:=IF(OR([.F472]=&quot;true&quot;; [.G472]=&quot;true&quot;); &quot;true&quot;; IF(OR([.F472]=&quot;false reach&quot;; [.G472]=&quot;false reach&quot;); &quot;false&quot;; &quot;unknown&quot;))" office:value-type="string" office:string-value="unknown">
            <text:p>unknown</text:p>
          </table:table-cell>
          <table:table-cell table:style-name="ce3" table:formula="of:=IF(OR([.H472]=&quot;true&quot;; [.I472]=&quot;true&quot;); &quot;true&quot;; IF(OR([.H472]=&quot;false reach&quot;; [.I47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70.c.i </text:p>
          </table:table-cell>
          <table:table-cell table:formula="of:=IF(OR([.E473]=&quot;true&quot;; [.F473]=&quot;true&quot;; [.G473]=&quot;true&quot;; [.H473]=&quot;true&quot;; [.I473]=&quot;true&quot;; [.J473]=&quot;true&quot;); &quot;true&quot;; IF(OR([.E473]=&quot;false reach&quot;; [.F473]=&quot;false reach&quot;; [.G473]=&quot;false reach&quot;; [.H473]=&quot;false reach&quot;; [.I473]=&quot;false reach&quot;; [.J473]=&quot;false reach&quot;); &quot;false&quot;; &quot;unknown&quot;))" office:value-type="string" office:string-value="true">
            <text:p>true</text:p>
          </table:table-cell>
          <table:table-cell table:style-name="ce3" table:formula="of:=IF(OR([.F473]=&quot;true&quot;; [.G473]=&quot;true&quot;); &quot;true&quot;; IF(OR([.F473]=&quot;false reach&quot;; [.G473]=&quot;false reach&quot;); &quot;false&quot;; &quot;unknown&quot;))" office:value-type="string" office:string-value="true">
            <text:p>true</text:p>
          </table:table-cell>
          <table:table-cell table:style-name="ce3" table:formula="of:=IF(OR([.H473]=&quot;true&quot;; [.I473]=&quot;true&quot;); &quot;true&quot;; IF(OR([.H473]=&quot;false reach&quot;; [.I4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1.c.i </text:p>
          </table:table-cell>
          <table:table-cell table:formula="of:=IF(OR([.E474]=&quot;true&quot;; [.F474]=&quot;true&quot;; [.G474]=&quot;true&quot;; [.H474]=&quot;true&quot;; [.I474]=&quot;true&quot;; [.J474]=&quot;true&quot;); &quot;true&quot;; IF(OR([.E474]=&quot;false reach&quot;; [.F474]=&quot;false reach&quot;; [.G474]=&quot;false reach&quot;; [.H474]=&quot;false reach&quot;; [.I474]=&quot;false reach&quot;; [.J474]=&quot;false reach&quot;); &quot;false&quot;; &quot;unknown&quot;))" office:value-type="string" office:string-value="false">
            <text:p>false</text:p>
          </table:table-cell>
          <table:table-cell table:style-name="ce3" table:formula="of:=IF(OR([.F474]=&quot;true&quot;; [.G474]=&quot;true&quot;); &quot;true&quot;; IF(OR([.F474]=&quot;false reach&quot;; [.G474]=&quot;false reach&quot;); &quot;false&quot;; &quot;unknown&quot;))" office:value-type="string" office:string-value="unknown">
            <text:p>unknown</text:p>
          </table:table-cell>
          <table:table-cell table:style-name="ce3" table:formula="of:=IF(OR([.H474]=&quot;true&quot;; [.I474]=&quot;true&quot;); &quot;true&quot;; IF(OR([.H474]=&quot;false reach&quot;; [.I47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72.c.i </text:p>
          </table:table-cell>
          <table:table-cell table:formula="of:=IF(OR([.E475]=&quot;true&quot;; [.F475]=&quot;true&quot;; [.G475]=&quot;true&quot;; [.H475]=&quot;true&quot;; [.I475]=&quot;true&quot;; [.J475]=&quot;true&quot;); &quot;true&quot;; IF(OR([.E475]=&quot;false reach&quot;; [.F475]=&quot;false reach&quot;; [.G475]=&quot;false reach&quot;; [.H475]=&quot;false reach&quot;; [.I475]=&quot;false reach&quot;; [.J475]=&quot;false reach&quot;); &quot;false&quot;; &quot;unknown&quot;))" office:value-type="string" office:string-value="true">
            <text:p>true</text:p>
          </table:table-cell>
          <table:table-cell table:style-name="ce3" table:formula="of:=IF(OR([.F475]=&quot;true&quot;; [.G475]=&quot;true&quot;); &quot;true&quot;; IF(OR([.F475]=&quot;false reach&quot;; [.G475]=&quot;false reach&quot;); &quot;false&quot;; &quot;unknown&quot;))" office:value-type="string" office:string-value="true">
            <text:p>true</text:p>
          </table:table-cell>
          <table:table-cell table:style-name="ce3" table:formula="of:=IF(OR([.H475]=&quot;true&quot;; [.I475]=&quot;true&quot;); &quot;true&quot;; IF(OR([.H475]=&quot;false reach&quot;; [.I4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3.c.i </text:p>
          </table:table-cell>
          <table:table-cell table:formula="of:=IF(OR([.E476]=&quot;true&quot;; [.F476]=&quot;true&quot;; [.G476]=&quot;true&quot;; [.H476]=&quot;true&quot;; [.I476]=&quot;true&quot;; [.J476]=&quot;true&quot;); &quot;true&quot;; IF(OR([.E476]=&quot;false reach&quot;; [.F476]=&quot;false reach&quot;; [.G476]=&quot;false reach&quot;; [.H476]=&quot;false reach&quot;; [.I476]=&quot;false reach&quot;; [.J476]=&quot;false reach&quot;); &quot;false&quot;; &quot;unknown&quot;))" office:value-type="string" office:string-value="true">
            <text:p>true</text:p>
          </table:table-cell>
          <table:table-cell table:style-name="ce3" table:formula="of:=IF(OR([.F476]=&quot;true&quot;; [.G476]=&quot;true&quot;); &quot;true&quot;; IF(OR([.F476]=&quot;false reach&quot;; [.G476]=&quot;false reach&quot;); &quot;false&quot;; &quot;unknown&quot;))" office:value-type="string" office:string-value="true">
            <text:p>true</text:p>
          </table:table-cell>
          <table:table-cell table:style-name="ce3" table:formula="of:=IF(OR([.H476]=&quot;true&quot;; [.I476]=&quot;true&quot;); &quot;true&quot;; IF(OR([.H476]=&quot;false reach&quot;; [.I4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4.c.i </text:p>
          </table:table-cell>
          <table:table-cell table:formula="of:=IF(OR([.E477]=&quot;true&quot;; [.F477]=&quot;true&quot;; [.G477]=&quot;true&quot;; [.H477]=&quot;true&quot;; [.I477]=&quot;true&quot;; [.J477]=&quot;true&quot;); &quot;true&quot;; IF(OR([.E477]=&quot;false reach&quot;; [.F477]=&quot;false reach&quot;; [.G477]=&quot;false reach&quot;; [.H477]=&quot;false reach&quot;; [.I477]=&quot;false reach&quot;; [.J477]=&quot;false reach&quot;); &quot;false&quot;; &quot;unknown&quot;))" office:value-type="string" office:string-value="true">
            <text:p>true</text:p>
          </table:table-cell>
          <table:table-cell table:style-name="ce3" table:formula="of:=IF(OR([.F477]=&quot;true&quot;; [.G477]=&quot;true&quot;); &quot;true&quot;; IF(OR([.F477]=&quot;false reach&quot;; [.G477]=&quot;false reach&quot;); &quot;false&quot;; &quot;unknown&quot;))" office:value-type="string" office:string-value="true">
            <text:p>true</text:p>
          </table:table-cell>
          <table:table-cell table:style-name="ce3" table:formula="of:=IF(OR([.H477]=&quot;true&quot;; [.I477]=&quot;true&quot;); &quot;true&quot;; IF(OR([.H477]=&quot;false reach&quot;; [.I4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5.c.i </text:p>
          </table:table-cell>
          <table:table-cell table:formula="of:=IF(OR([.E478]=&quot;true&quot;; [.F478]=&quot;true&quot;; [.G478]=&quot;true&quot;; [.H478]=&quot;true&quot;; [.I478]=&quot;true&quot;; [.J478]=&quot;true&quot;); &quot;true&quot;; IF(OR([.E478]=&quot;false reach&quot;; [.F478]=&quot;false reach&quot;; [.G478]=&quot;false reach&quot;; [.H478]=&quot;false reach&quot;; [.I478]=&quot;false reach&quot;; [.J478]=&quot;false reach&quot;); &quot;false&quot;; &quot;unknown&quot;))" office:value-type="string" office:string-value="true">
            <text:p>true</text:p>
          </table:table-cell>
          <table:table-cell table:style-name="ce3" table:formula="of:=IF(OR([.F478]=&quot;true&quot;; [.G478]=&quot;true&quot;); &quot;true&quot;; IF(OR([.F478]=&quot;false reach&quot;; [.G478]=&quot;false reach&quot;); &quot;false&quot;; &quot;unknown&quot;))" office:value-type="string" office:string-value="true">
            <text:p>true</text:p>
          </table:table-cell>
          <table:table-cell table:style-name="ce3" table:formula="of:=IF(OR([.H478]=&quot;true&quot;; [.I478]=&quot;true&quot;); &quot;true&quot;; IF(OR([.H478]=&quot;false reach&quot;; [.I4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6.c.i </text:p>
          </table:table-cell>
          <table:table-cell table:formula="of:=IF(OR([.E479]=&quot;true&quot;; [.F479]=&quot;true&quot;; [.G479]=&quot;true&quot;; [.H479]=&quot;true&quot;; [.I479]=&quot;true&quot;; [.J479]=&quot;true&quot;); &quot;true&quot;; IF(OR([.E479]=&quot;false reach&quot;; [.F479]=&quot;false reach&quot;; [.G479]=&quot;false reach&quot;; [.H479]=&quot;false reach&quot;; [.I479]=&quot;false reach&quot;; [.J479]=&quot;false reach&quot;); &quot;false&quot;; &quot;unknown&quot;))" office:value-type="string" office:string-value="true">
            <text:p>true</text:p>
          </table:table-cell>
          <table:table-cell table:style-name="ce3" table:formula="of:=IF(OR([.F479]=&quot;true&quot;; [.G479]=&quot;true&quot;); &quot;true&quot;; IF(OR([.F479]=&quot;false reach&quot;; [.G479]=&quot;false reach&quot;); &quot;false&quot;; &quot;unknown&quot;))" office:value-type="string" office:string-value="true">
            <text:p>true</text:p>
          </table:table-cell>
          <table:table-cell table:style-name="ce3" table:formula="of:=IF(OR([.H479]=&quot;true&quot;; [.I479]=&quot;true&quot;); &quot;true&quot;; IF(OR([.H479]=&quot;false reach&quot;; [.I4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7.c.i </text:p>
          </table:table-cell>
          <table:table-cell table:formula="of:=IF(OR([.E480]=&quot;true&quot;; [.F480]=&quot;true&quot;; [.G480]=&quot;true&quot;; [.H480]=&quot;true&quot;; [.I480]=&quot;true&quot;; [.J480]=&quot;true&quot;); &quot;true&quot;; IF(OR([.E480]=&quot;false reach&quot;; [.F480]=&quot;false reach&quot;; [.G480]=&quot;false reach&quot;; [.H480]=&quot;false reach&quot;; [.I480]=&quot;false reach&quot;; [.J480]=&quot;false reach&quot;); &quot;false&quot;; &quot;unknown&quot;))" office:value-type="string" office:string-value="true">
            <text:p>true</text:p>
          </table:table-cell>
          <table:table-cell table:style-name="ce3" table:formula="of:=IF(OR([.F480]=&quot;true&quot;; [.G480]=&quot;true&quot;); &quot;true&quot;; IF(OR([.F480]=&quot;false reach&quot;; [.G480]=&quot;false reach&quot;); &quot;false&quot;; &quot;unknown&quot;))" office:value-type="string" office:string-value="true">
            <text:p>true</text:p>
          </table:table-cell>
          <table:table-cell table:style-name="ce3" table:formula="of:=IF(OR([.H480]=&quot;true&quot;; [.I480]=&quot;true&quot;); &quot;true&quot;; IF(OR([.H480]=&quot;false reach&quot;; [.I4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78.c.i </text:p>
          </table:table-cell>
          <table:table-cell table:formula="of:=IF(OR([.E481]=&quot;true&quot;; [.F481]=&quot;true&quot;; [.G481]=&quot;true&quot;; [.H481]=&quot;true&quot;; [.I481]=&quot;true&quot;; [.J481]=&quot;true&quot;); &quot;true&quot;; IF(OR([.E481]=&quot;false reach&quot;; [.F481]=&quot;false reach&quot;; [.G481]=&quot;false reach&quot;; [.H481]=&quot;false reach&quot;; [.I481]=&quot;false reach&quot;; [.J481]=&quot;false reach&quot;); &quot;false&quot;; &quot;unknown&quot;))" office:value-type="string" office:string-value="false">
            <text:p>false</text:p>
          </table:table-cell>
          <table:table-cell table:style-name="ce3" table:formula="of:=IF(OR([.F481]=&quot;true&quot;; [.G481]=&quot;true&quot;); &quot;true&quot;; IF(OR([.F481]=&quot;false reach&quot;; [.G481]=&quot;false reach&quot;); &quot;false&quot;; &quot;unknown&quot;))" office:value-type="string" office:string-value="unknown">
            <text:p>unknown</text:p>
          </table:table-cell>
          <table:table-cell table:style-name="ce3" table:formula="of:=IF(OR([.H481]=&quot;true&quot;; [.I481]=&quot;true&quot;); &quot;true&quot;; IF(OR([.H481]=&quot;false reach&quot;; [.I48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79.c.i </text:p>
          </table:table-cell>
          <table:table-cell table:formula="of:=IF(OR([.E482]=&quot;true&quot;; [.F482]=&quot;true&quot;; [.G482]=&quot;true&quot;; [.H482]=&quot;true&quot;; [.I482]=&quot;true&quot;; [.J482]=&quot;true&quot;); &quot;true&quot;; IF(OR([.E482]=&quot;false reach&quot;; [.F482]=&quot;false reach&quot;; [.G482]=&quot;false reach&quot;; [.H482]=&quot;false reach&quot;; [.I482]=&quot;false reach&quot;; [.J482]=&quot;false reach&quot;); &quot;false&quot;; &quot;unknown&quot;))" office:value-type="string" office:string-value="false">
            <text:p>false</text:p>
          </table:table-cell>
          <table:table-cell table:style-name="ce3" table:formula="of:=IF(OR([.F482]=&quot;true&quot;; [.G482]=&quot;true&quot;); &quot;true&quot;; IF(OR([.F482]=&quot;false reach&quot;; [.G482]=&quot;false reach&quot;); &quot;false&quot;; &quot;unknown&quot;))" office:value-type="string" office:string-value="unknown">
            <text:p>unknown</text:p>
          </table:table-cell>
          <table:table-cell table:style-name="ce3" table:formula="of:=IF(OR([.H482]=&quot;true&quot;; [.I482]=&quot;true&quot;); &quot;true&quot;; IF(OR([.H482]=&quot;false reach&quot;; [.I48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80.c.i </text:p>
          </table:table-cell>
          <table:table-cell table:formula="of:=IF(OR([.E483]=&quot;true&quot;; [.F483]=&quot;true&quot;; [.G483]=&quot;true&quot;; [.H483]=&quot;true&quot;; [.I483]=&quot;true&quot;; [.J483]=&quot;true&quot;); &quot;true&quot;; IF(OR([.E483]=&quot;false reach&quot;; [.F483]=&quot;false reach&quot;; [.G483]=&quot;false reach&quot;; [.H483]=&quot;false reach&quot;; [.I483]=&quot;false reach&quot;; [.J483]=&quot;false reach&quot;); &quot;false&quot;; &quot;unknown&quot;))" office:value-type="string" office:string-value="true">
            <text:p>true</text:p>
          </table:table-cell>
          <table:table-cell table:style-name="ce3" table:formula="of:=IF(OR([.F483]=&quot;true&quot;; [.G483]=&quot;true&quot;); &quot;true&quot;; IF(OR([.F483]=&quot;false reach&quot;; [.G483]=&quot;false reach&quot;); &quot;false&quot;; &quot;unknown&quot;))" office:value-type="string" office:string-value="true">
            <text:p>true</text:p>
          </table:table-cell>
          <table:table-cell table:style-name="ce3" table:formula="of:=IF(OR([.H483]=&quot;true&quot;; [.I483]=&quot;true&quot;); &quot;true&quot;; IF(OR([.H483]=&quot;false reach&quot;; [.I4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81.c.i </text:p>
          </table:table-cell>
          <table:table-cell table:formula="of:=IF(OR([.E484]=&quot;true&quot;; [.F484]=&quot;true&quot;; [.G484]=&quot;true&quot;; [.H484]=&quot;true&quot;; [.I484]=&quot;true&quot;; [.J484]=&quot;true&quot;); &quot;true&quot;; IF(OR([.E484]=&quot;false reach&quot;; [.F484]=&quot;false reach&quot;; [.G484]=&quot;false reach&quot;; [.H484]=&quot;false reach&quot;; [.I484]=&quot;false reach&quot;; [.J484]=&quot;false reach&quot;); &quot;false&quot;; &quot;unknown&quot;))" office:value-type="string" office:string-value="false">
            <text:p>false</text:p>
          </table:table-cell>
          <table:table-cell table:style-name="ce3" table:formula="of:=IF(OR([.F484]=&quot;true&quot;; [.G484]=&quot;true&quot;); &quot;true&quot;; IF(OR([.F484]=&quot;false reach&quot;; [.G484]=&quot;false reach&quot;); &quot;false&quot;; &quot;unknown&quot;))" office:value-type="string" office:string-value="false">
            <text:p>false</text:p>
          </table:table-cell>
          <table:table-cell table:style-name="ce3" table:formula="of:=IF(OR([.H484]=&quot;true&quot;; [.I484]=&quot;true&quot;); &quot;true&quot;; IF(OR([.H484]=&quot;false reach&quot;; [.I484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82.c.i </text:p>
          </table:table-cell>
          <table:table-cell table:formula="of:=IF(OR([.E485]=&quot;true&quot;; [.F485]=&quot;true&quot;; [.G485]=&quot;true&quot;; [.H485]=&quot;true&quot;; [.I485]=&quot;true&quot;; [.J485]=&quot;true&quot;); &quot;true&quot;; IF(OR([.E485]=&quot;false reach&quot;; [.F485]=&quot;false reach&quot;; [.G485]=&quot;false reach&quot;; [.H485]=&quot;false reach&quot;; [.I485]=&quot;false reach&quot;; [.J485]=&quot;false reach&quot;); &quot;false&quot;; &quot;unknown&quot;))" office:value-type="string" office:string-value="true">
            <text:p>true</text:p>
          </table:table-cell>
          <table:table-cell table:style-name="ce3" table:formula="of:=IF(OR([.F485]=&quot;true&quot;; [.G485]=&quot;true&quot;); &quot;true&quot;; IF(OR([.F485]=&quot;false reach&quot;; [.G485]=&quot;false reach&quot;); &quot;false&quot;; &quot;unknown&quot;))" office:value-type="string" office:string-value="true">
            <text:p>true</text:p>
          </table:table-cell>
          <table:table-cell table:style-name="ce3" table:formula="of:=IF(OR([.H485]=&quot;true&quot;; [.I485]=&quot;true&quot;); &quot;true&quot;; IF(OR([.H485]=&quot;false reach&quot;; [.I4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83.c.i </text:p>
          </table:table-cell>
          <table:table-cell table:formula="of:=IF(OR([.E486]=&quot;true&quot;; [.F486]=&quot;true&quot;; [.G486]=&quot;true&quot;; [.H486]=&quot;true&quot;; [.I486]=&quot;true&quot;; [.J486]=&quot;true&quot;); &quot;true&quot;; IF(OR([.E486]=&quot;false reach&quot;; [.F486]=&quot;false reach&quot;; [.G486]=&quot;false reach&quot;; [.H486]=&quot;false reach&quot;; [.I486]=&quot;false reach&quot;; [.J486]=&quot;false reach&quot;); &quot;false&quot;; &quot;unknown&quot;))" office:value-type="string" office:string-value="false">
            <text:p>false</text:p>
          </table:table-cell>
          <table:table-cell table:style-name="ce3" table:formula="of:=IF(OR([.F486]=&quot;true&quot;; [.G486]=&quot;true&quot;); &quot;true&quot;; IF(OR([.F486]=&quot;false reach&quot;; [.G486]=&quot;false reach&quot;); &quot;false&quot;; &quot;unknown&quot;))" office:value-type="string" office:string-value="unknown">
            <text:p>unknown</text:p>
          </table:table-cell>
          <table:table-cell table:style-name="ce3" table:formula="of:=IF(OR([.H486]=&quot;true&quot;; [.I486]=&quot;true&quot;); &quot;true&quot;; IF(OR([.H486]=&quot;false reach&quot;; [.I48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84.c.i </text:p>
          </table:table-cell>
          <table:table-cell table:formula="of:=IF(OR([.E487]=&quot;true&quot;; [.F487]=&quot;true&quot;; [.G487]=&quot;true&quot;; [.H487]=&quot;true&quot;; [.I487]=&quot;true&quot;; [.J487]=&quot;true&quot;); &quot;true&quot;; IF(OR([.E487]=&quot;false reach&quot;; [.F487]=&quot;false reach&quot;; [.G487]=&quot;false reach&quot;; [.H487]=&quot;false reach&quot;; [.I487]=&quot;false reach&quot;; [.J487]=&quot;false reach&quot;); &quot;false&quot;; &quot;unknown&quot;))" office:value-type="string" office:string-value="unknown">
            <text:p>unknown</text:p>
          </table:table-cell>
          <table:table-cell table:style-name="ce3" table:formula="of:=IF(OR([.F487]=&quot;true&quot;; [.G487]=&quot;true&quot;); &quot;true&quot;; IF(OR([.F487]=&quot;false reach&quot;; [.G487]=&quot;false reach&quot;); &quot;false&quot;; &quot;unknown&quot;))" office:value-type="string" office:string-value="unknown">
            <text:p>unknown</text:p>
          </table:table-cell>
          <table:table-cell table:style-name="ce3" table:formula="of:=IF(OR([.H487]=&quot;true&quot;; [.I487]=&quot;true&quot;); &quot;true&quot;; IF(OR([.H487]=&quot;false reach&quot;; [.I4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85.c.i </text:p>
          </table:table-cell>
          <table:table-cell table:formula="of:=IF(OR([.E488]=&quot;true&quot;; [.F488]=&quot;true&quot;; [.G488]=&quot;true&quot;; [.H488]=&quot;true&quot;; [.I488]=&quot;true&quot;; [.J488]=&quot;true&quot;); &quot;true&quot;; IF(OR([.E488]=&quot;false reach&quot;; [.F488]=&quot;false reach&quot;; [.G488]=&quot;false reach&quot;; [.H488]=&quot;false reach&quot;; [.I488]=&quot;false reach&quot;; [.J488]=&quot;false reach&quot;); &quot;false&quot;; &quot;unknown&quot;))" office:value-type="string" office:string-value="false">
            <text:p>false</text:p>
          </table:table-cell>
          <table:table-cell table:style-name="ce3" table:formula="of:=IF(OR([.F488]=&quot;true&quot;; [.G488]=&quot;true&quot;); &quot;true&quot;; IF(OR([.F488]=&quot;false reach&quot;; [.G488]=&quot;false reach&quot;); &quot;false&quot;; &quot;unknown&quot;))" office:value-type="string" office:string-value="unknown">
            <text:p>unknown</text:p>
          </table:table-cell>
          <table:table-cell table:style-name="ce3" table:formula="of:=IF(OR([.H488]=&quot;true&quot;; [.I488]=&quot;true&quot;); &quot;true&quot;; IF(OR([.H488]=&quot;false reach&quot;; [.I48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86.c.i </text:p>
          </table:table-cell>
          <table:table-cell table:formula="of:=IF(OR([.E489]=&quot;true&quot;; [.F489]=&quot;true&quot;; [.G489]=&quot;true&quot;; [.H489]=&quot;true&quot;; [.I489]=&quot;true&quot;; [.J489]=&quot;true&quot;); &quot;true&quot;; IF(OR([.E489]=&quot;false reach&quot;; [.F489]=&quot;false reach&quot;; [.G489]=&quot;false reach&quot;; [.H489]=&quot;false reach&quot;; [.I489]=&quot;false reach&quot;; [.J489]=&quot;false reach&quot;); &quot;false&quot;; &quot;unknown&quot;))" office:value-type="string" office:string-value="true">
            <text:p>true</text:p>
          </table:table-cell>
          <table:table-cell table:style-name="ce3" table:formula="of:=IF(OR([.F489]=&quot;true&quot;; [.G489]=&quot;true&quot;); &quot;true&quot;; IF(OR([.F489]=&quot;false reach&quot;; [.G489]=&quot;false reach&quot;); &quot;false&quot;; &quot;unknown&quot;))" office:value-type="string" office:string-value="true">
            <text:p>true</text:p>
          </table:table-cell>
          <table:table-cell table:style-name="ce3" table:formula="of:=IF(OR([.H489]=&quot;true&quot;; [.I489]=&quot;true&quot;); &quot;true&quot;; IF(OR([.H489]=&quot;false reach&quot;; [.I4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87.c.i </text:p>
          </table:table-cell>
          <table:table-cell table:formula="of:=IF(OR([.E490]=&quot;true&quot;; [.F490]=&quot;true&quot;; [.G490]=&quot;true&quot;; [.H490]=&quot;true&quot;; [.I490]=&quot;true&quot;; [.J490]=&quot;true&quot;); &quot;true&quot;; IF(OR([.E490]=&quot;false reach&quot;; [.F490]=&quot;false reach&quot;; [.G490]=&quot;false reach&quot;; [.H490]=&quot;false reach&quot;; [.I490]=&quot;false reach&quot;; [.J490]=&quot;false reach&quot;); &quot;false&quot;; &quot;unknown&quot;))" office:value-type="string" office:string-value="false">
            <text:p>false</text:p>
          </table:table-cell>
          <table:table-cell table:style-name="ce3" table:formula="of:=IF(OR([.F490]=&quot;true&quot;; [.G490]=&quot;true&quot;); &quot;true&quot;; IF(OR([.F490]=&quot;false reach&quot;; [.G490]=&quot;false reach&quot;); &quot;false&quot;; &quot;unknown&quot;))" office:value-type="string" office:string-value="unknown">
            <text:p>unknown</text:p>
          </table:table-cell>
          <table:table-cell table:style-name="ce3" table:formula="of:=IF(OR([.H490]=&quot;true&quot;; [.I490]=&quot;true&quot;); &quot;true&quot;; IF(OR([.H490]=&quot;false reach&quot;; [.I49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88.c.i </text:p>
          </table:table-cell>
          <table:table-cell table:formula="of:=IF(OR([.E491]=&quot;true&quot;; [.F491]=&quot;true&quot;; [.G491]=&quot;true&quot;; [.H491]=&quot;true&quot;; [.I491]=&quot;true&quot;; [.J491]=&quot;true&quot;); &quot;true&quot;; IF(OR([.E491]=&quot;false reach&quot;; [.F491]=&quot;false reach&quot;; [.G491]=&quot;false reach&quot;; [.H491]=&quot;false reach&quot;; [.I491]=&quot;false reach&quot;; [.J491]=&quot;false reach&quot;); &quot;false&quot;; &quot;unknown&quot;))" office:value-type="string" office:string-value="true">
            <text:p>true</text:p>
          </table:table-cell>
          <table:table-cell table:style-name="ce3" table:formula="of:=IF(OR([.F491]=&quot;true&quot;; [.G491]=&quot;true&quot;); &quot;true&quot;; IF(OR([.F491]=&quot;false reach&quot;; [.G491]=&quot;false reach&quot;); &quot;false&quot;; &quot;unknown&quot;))" office:value-type="string" office:string-value="true">
            <text:p>true</text:p>
          </table:table-cell>
          <table:table-cell table:style-name="ce3" table:formula="of:=IF(OR([.H491]=&quot;true&quot;; [.I491]=&quot;true&quot;); &quot;true&quot;; IF(OR([.H491]=&quot;false reach&quot;; [.I4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89.c.i </text:p>
          </table:table-cell>
          <table:table-cell table:formula="of:=IF(OR([.E492]=&quot;true&quot;; [.F492]=&quot;true&quot;; [.G492]=&quot;true&quot;; [.H492]=&quot;true&quot;; [.I492]=&quot;true&quot;; [.J492]=&quot;true&quot;); &quot;true&quot;; IF(OR([.E492]=&quot;false reach&quot;; [.F492]=&quot;false reach&quot;; [.G492]=&quot;false reach&quot;; [.H492]=&quot;false reach&quot;; [.I492]=&quot;false reach&quot;; [.J492]=&quot;false reach&quot;); &quot;false&quot;; &quot;unknown&quot;))" office:value-type="string" office:string-value="false">
            <text:p>false</text:p>
          </table:table-cell>
          <table:table-cell table:style-name="ce3" table:formula="of:=IF(OR([.F492]=&quot;true&quot;; [.G492]=&quot;true&quot;); &quot;true&quot;; IF(OR([.F492]=&quot;false reach&quot;; [.G492]=&quot;false reach&quot;); &quot;false&quot;; &quot;unknown&quot;))" office:value-type="string" office:string-value="unknown">
            <text:p>unknown</text:p>
          </table:table-cell>
          <table:table-cell table:style-name="ce3" table:formula="of:=IF(OR([.H492]=&quot;true&quot;; [.I492]=&quot;true&quot;); &quot;true&quot;; IF(OR([.H492]=&quot;false reach&quot;; [.I49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90.c.i </text:p>
          </table:table-cell>
          <table:table-cell table:formula="of:=IF(OR([.E493]=&quot;true&quot;; [.F493]=&quot;true&quot;; [.G493]=&quot;true&quot;; [.H493]=&quot;true&quot;; [.I493]=&quot;true&quot;; [.J493]=&quot;true&quot;); &quot;true&quot;; IF(OR([.E493]=&quot;false reach&quot;; [.F493]=&quot;false reach&quot;; [.G493]=&quot;false reach&quot;; [.H493]=&quot;false reach&quot;; [.I493]=&quot;false reach&quot;; [.J493]=&quot;false reach&quot;); &quot;false&quot;; &quot;unknown&quot;))" office:value-type="string" office:string-value="true">
            <text:p>true</text:p>
          </table:table-cell>
          <table:table-cell table:style-name="ce3" table:formula="of:=IF(OR([.F493]=&quot;true&quot;; [.G493]=&quot;true&quot;); &quot;true&quot;; IF(OR([.F493]=&quot;false reach&quot;; [.G493]=&quot;false reach&quot;); &quot;false&quot;; &quot;unknown&quot;))" office:value-type="string" office:string-value="true">
            <text:p>true</text:p>
          </table:table-cell>
          <table:table-cell table:style-name="ce3" table:formula="of:=IF(OR([.H493]=&quot;true&quot;; [.I493]=&quot;true&quot;); &quot;true&quot;; IF(OR([.H493]=&quot;false reach&quot;; [.I4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5_91.c.i </text:p>
          </table:table-cell>
          <table:table-cell table:formula="of:=IF(OR([.E494]=&quot;true&quot;; [.F494]=&quot;true&quot;; [.G494]=&quot;true&quot;; [.H494]=&quot;true&quot;; [.I494]=&quot;true&quot;; [.J494]=&quot;true&quot;); &quot;true&quot;; IF(OR([.E494]=&quot;false reach&quot;; [.F494]=&quot;false reach&quot;; [.G494]=&quot;false reach&quot;; [.H494]=&quot;false reach&quot;; [.I494]=&quot;false reach&quot;; [.J494]=&quot;false reach&quot;); &quot;false&quot;; &quot;unknown&quot;))" office:value-type="string" office:string-value="false">
            <text:p>false</text:p>
          </table:table-cell>
          <table:table-cell table:style-name="ce3" table:formula="of:=IF(OR([.F494]=&quot;true&quot;; [.G494]=&quot;true&quot;); &quot;true&quot;; IF(OR([.F494]=&quot;false reach&quot;; [.G494]=&quot;false reach&quot;); &quot;false&quot;; &quot;unknown&quot;))" office:value-type="string" office:string-value="unknown">
            <text:p>unknown</text:p>
          </table:table-cell>
          <table:table-cell table:style-name="ce3" table:formula="of:=IF(OR([.H494]=&quot;true&quot;; [.I494]=&quot;true&quot;); &quot;true&quot;; IF(OR([.H494]=&quot;false reach&quot;; [.I49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92.c.i </text:p>
          </table:table-cell>
          <table:table-cell table:formula="of:=IF(OR([.E495]=&quot;true&quot;; [.F495]=&quot;true&quot;; [.G495]=&quot;true&quot;; [.H495]=&quot;true&quot;; [.I495]=&quot;true&quot;; [.J495]=&quot;true&quot;); &quot;true&quot;; IF(OR([.E495]=&quot;false reach&quot;; [.F495]=&quot;false reach&quot;; [.G495]=&quot;false reach&quot;; [.H495]=&quot;false reach&quot;; [.I495]=&quot;false reach&quot;; [.J495]=&quot;false reach&quot;); &quot;false&quot;; &quot;unknown&quot;))" office:value-type="string" office:string-value="true">
            <text:p>true</text:p>
          </table:table-cell>
          <table:table-cell table:style-name="ce3" table:formula="of:=IF(OR([.F495]=&quot;true&quot;; [.G495]=&quot;true&quot;); &quot;true&quot;; IF(OR([.F495]=&quot;false reach&quot;; [.G495]=&quot;false reach&quot;); &quot;false&quot;; &quot;unknown&quot;))" office:value-type="string" office:string-value="true">
            <text:p>true</text:p>
          </table:table-cell>
          <table:table-cell table:style-name="ce3" table:formula="of:=IF(OR([.H495]=&quot;true&quot;; [.I495]=&quot;true&quot;); &quot;true&quot;; IF(OR([.H495]=&quot;false reach&quot;; [.I4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93.c.i </text:p>
          </table:table-cell>
          <table:table-cell table:formula="of:=IF(OR([.E496]=&quot;true&quot;; [.F496]=&quot;true&quot;; [.G496]=&quot;true&quot;; [.H496]=&quot;true&quot;; [.I496]=&quot;true&quot;; [.J496]=&quot;true&quot;); &quot;true&quot;; IF(OR([.E496]=&quot;false reach&quot;; [.F496]=&quot;false reach&quot;; [.G496]=&quot;false reach&quot;; [.H496]=&quot;false reach&quot;; [.I496]=&quot;false reach&quot;; [.J496]=&quot;false reach&quot;); &quot;false&quot;; &quot;unknown&quot;))" office:value-type="string" office:string-value="true">
            <text:p>true</text:p>
          </table:table-cell>
          <table:table-cell table:style-name="ce3" table:formula="of:=IF(OR([.F496]=&quot;true&quot;; [.G496]=&quot;true&quot;); &quot;true&quot;; IF(OR([.F496]=&quot;false reach&quot;; [.G496]=&quot;false reach&quot;); &quot;false&quot;; &quot;unknown&quot;))" office:value-type="string" office:string-value="true">
            <text:p>true</text:p>
          </table:table-cell>
          <table:table-cell table:style-name="ce3" table:formula="of:=IF(OR([.H496]=&quot;true&quot;; [.I496]=&quot;true&quot;); &quot;true&quot;; IF(OR([.H496]=&quot;false reach&quot;; [.I4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94.c.i </text:p>
          </table:table-cell>
          <table:table-cell table:formula="of:=IF(OR([.E497]=&quot;true&quot;; [.F497]=&quot;true&quot;; [.G497]=&quot;true&quot;; [.H497]=&quot;true&quot;; [.I497]=&quot;true&quot;; [.J497]=&quot;true&quot;); &quot;true&quot;; IF(OR([.E497]=&quot;false reach&quot;; [.F497]=&quot;false reach&quot;; [.G497]=&quot;false reach&quot;; [.H497]=&quot;false reach&quot;; [.I497]=&quot;false reach&quot;; [.J497]=&quot;false reach&quot;); &quot;false&quot;; &quot;unknown&quot;))" office:value-type="string" office:string-value="true">
            <text:p>true</text:p>
          </table:table-cell>
          <table:table-cell table:style-name="ce3" table:formula="of:=IF(OR([.F497]=&quot;true&quot;; [.G497]=&quot;true&quot;); &quot;true&quot;; IF(OR([.F497]=&quot;false reach&quot;; [.G497]=&quot;false reach&quot;); &quot;false&quot;; &quot;unknown&quot;))" office:value-type="string" office:string-value="true">
            <text:p>true</text:p>
          </table:table-cell>
          <table:table-cell table:style-name="ce3" table:formula="of:=IF(OR([.H497]=&quot;true&quot;; [.I497]=&quot;true&quot;); &quot;true&quot;; IF(OR([.H497]=&quot;false reach&quot;; [.I4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95.c.i </text:p>
          </table:table-cell>
          <table:table-cell table:formula="of:=IF(OR([.E498]=&quot;true&quot;; [.F498]=&quot;true&quot;; [.G498]=&quot;true&quot;; [.H498]=&quot;true&quot;; [.I498]=&quot;true&quot;; [.J498]=&quot;true&quot;); &quot;true&quot;; IF(OR([.E498]=&quot;false reach&quot;; [.F498]=&quot;false reach&quot;; [.G498]=&quot;false reach&quot;; [.H498]=&quot;false reach&quot;; [.I498]=&quot;false reach&quot;; [.J498]=&quot;false reach&quot;); &quot;false&quot;; &quot;unknown&quot;))" office:value-type="string" office:string-value="true">
            <text:p>true</text:p>
          </table:table-cell>
          <table:table-cell table:style-name="ce3" table:formula="of:=IF(OR([.F498]=&quot;true&quot;; [.G498]=&quot;true&quot;); &quot;true&quot;; IF(OR([.F498]=&quot;false reach&quot;; [.G498]=&quot;false reach&quot;); &quot;false&quot;; &quot;unknown&quot;))" office:value-type="string" office:string-value="true">
            <text:p>true</text:p>
          </table:table-cell>
          <table:table-cell table:style-name="ce3" table:formula="of:=IF(OR([.H498]=&quot;true&quot;; [.I498]=&quot;true&quot;); &quot;true&quot;; IF(OR([.H498]=&quot;false reach&quot;; [.I4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96.c.i </text:p>
          </table:table-cell>
          <table:table-cell table:formula="of:=IF(OR([.E499]=&quot;true&quot;; [.F499]=&quot;true&quot;; [.G499]=&quot;true&quot;; [.H499]=&quot;true&quot;; [.I499]=&quot;true&quot;; [.J499]=&quot;true&quot;); &quot;true&quot;; IF(OR([.E499]=&quot;false reach&quot;; [.F499]=&quot;false reach&quot;; [.G499]=&quot;false reach&quot;; [.H499]=&quot;false reach&quot;; [.I499]=&quot;false reach&quot;; [.J499]=&quot;false reach&quot;); &quot;false&quot;; &quot;unknown&quot;))" office:value-type="string" office:string-value="false">
            <text:p>false</text:p>
          </table:table-cell>
          <table:table-cell table:style-name="ce3" table:formula="of:=IF(OR([.F499]=&quot;true&quot;; [.G499]=&quot;true&quot;); &quot;true&quot;; IF(OR([.F499]=&quot;false reach&quot;; [.G499]=&quot;false reach&quot;); &quot;false&quot;; &quot;unknown&quot;))" office:value-type="string" office:string-value="false">
            <text:p>false</text:p>
          </table:table-cell>
          <table:table-cell table:style-name="ce3" table:formula="of:=IF(OR([.H499]=&quot;true&quot;; [.I499]=&quot;true&quot;); &quot;true&quot;; IF(OR([.H499]=&quot;false reach&quot;; [.I499]=&quot;false reach&quot;); &quot;false&quot;; &quot;unknown&quot;))" office:value-type="string" office:string-value="unknown">
            <text:p>unknown</text:p>
          </table:table-cell>
          <table:table-cell table:number-columns-repeated="3"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5_97.c.i </text:p>
          </table:table-cell>
          <table:table-cell table:formula="of:=IF(OR([.E500]=&quot;true&quot;; [.F500]=&quot;true&quot;; [.G500]=&quot;true&quot;; [.H500]=&quot;true&quot;; [.I500]=&quot;true&quot;; [.J500]=&quot;true&quot;); &quot;true&quot;; IF(OR([.E500]=&quot;false reach&quot;; [.F500]=&quot;false reach&quot;; [.G500]=&quot;false reach&quot;; [.H500]=&quot;false reach&quot;; [.I500]=&quot;false reach&quot;; [.J500]=&quot;false reach&quot;); &quot;false&quot;; &quot;unknown&quot;))" office:value-type="string" office:string-value="true">
            <text:p>true</text:p>
          </table:table-cell>
          <table:table-cell table:style-name="ce3" table:formula="of:=IF(OR([.F500]=&quot;true&quot;; [.G500]=&quot;true&quot;); &quot;true&quot;; IF(OR([.F500]=&quot;false reach&quot;; [.G500]=&quot;false reach&quot;); &quot;false&quot;; &quot;unknown&quot;))" office:value-type="string" office:string-value="true">
            <text:p>true</text:p>
          </table:table-cell>
          <table:table-cell table:style-name="ce3" table:formula="of:=IF(OR([.H500]=&quot;true&quot;; [.I500]=&quot;true&quot;); &quot;true&quot;; IF(OR([.H500]=&quot;false reach&quot;; [.I5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5_98.c.i </text:p>
          </table:table-cell>
          <table:table-cell table:formula="of:=IF(OR([.E501]=&quot;true&quot;; [.F501]=&quot;true&quot;; [.G501]=&quot;true&quot;; [.H501]=&quot;true&quot;; [.I501]=&quot;true&quot;; [.J501]=&quot;true&quot;); &quot;true&quot;; IF(OR([.E501]=&quot;false reach&quot;; [.F501]=&quot;false reach&quot;; [.G501]=&quot;false reach&quot;; [.H501]=&quot;false reach&quot;; [.I501]=&quot;false reach&quot;; [.J501]=&quot;false reach&quot;); &quot;false&quot;; &quot;unknown&quot;))" office:value-type="string" office:string-value="unknown">
            <text:p>unknown</text:p>
          </table:table-cell>
          <table:table-cell table:style-name="ce3" table:formula="of:=IF(OR([.F501]=&quot;true&quot;; [.G501]=&quot;true&quot;); &quot;true&quot;; IF(OR([.F501]=&quot;false reach&quot;; [.G501]=&quot;false reach&quot;); &quot;false&quot;; &quot;unknown&quot;))" office:value-type="string" office:string-value="unknown">
            <text:p>unknown</text:p>
          </table:table-cell>
          <table:table-cell table:style-name="ce3" table:formula="of:=IF(OR([.H501]=&quot;true&quot;; [.I501]=&quot;true&quot;); &quot;true&quot;; IF(OR([.H501]=&quot;false reach&quot;; [.I50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5_99.c.i </text:p>
          </table:table-cell>
          <table:table-cell table:formula="of:=IF(OR([.E502]=&quot;true&quot;; [.F502]=&quot;true&quot;; [.G502]=&quot;true&quot;; [.H502]=&quot;true&quot;; [.I502]=&quot;true&quot;; [.J502]=&quot;true&quot;); &quot;true&quot;; IF(OR([.E502]=&quot;false reach&quot;; [.F502]=&quot;false reach&quot;; [.G502]=&quot;false reach&quot;; [.H502]=&quot;false reach&quot;; [.I502]=&quot;false reach&quot;; [.J502]=&quot;false reach&quot;); &quot;false&quot;; &quot;unknown&quot;))" office:value-type="string" office:string-value="true">
            <text:p>true</text:p>
          </table:table-cell>
          <table:table-cell table:style-name="ce3" table:formula="of:=IF(OR([.F502]=&quot;true&quot;; [.G502]=&quot;true&quot;); &quot;true&quot;; IF(OR([.F502]=&quot;false reach&quot;; [.G502]=&quot;false reach&quot;); &quot;false&quot;; &quot;unknown&quot;))" office:value-type="string" office:string-value="true">
            <text:p>true</text:p>
          </table:table-cell>
          <table:table-cell table:style-name="ce3" table:formula="of:=IF(OR([.H502]=&quot;true&quot;; [.I502]=&quot;true&quot;); &quot;true&quot;; IF(OR([.H502]=&quot;false reach&quot;; [.I5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00.c.i </text:p>
          </table:table-cell>
          <table:table-cell table:formula="of:=IF(OR([.E503]=&quot;true&quot;; [.F503]=&quot;true&quot;; [.G503]=&quot;true&quot;; [.H503]=&quot;true&quot;; [.I503]=&quot;true&quot;; [.J503]=&quot;true&quot;); &quot;true&quot;; IF(OR([.E503]=&quot;false reach&quot;; [.F503]=&quot;false reach&quot;; [.G503]=&quot;false reach&quot;; [.H503]=&quot;false reach&quot;; [.I503]=&quot;false reach&quot;; [.J503]=&quot;false reach&quot;); &quot;false&quot;; &quot;unknown&quot;))" office:value-type="string" office:string-value="true">
            <text:p>true</text:p>
          </table:table-cell>
          <table:table-cell table:style-name="ce3" table:formula="of:=IF(OR([.F503]=&quot;true&quot;; [.G503]=&quot;true&quot;); &quot;true&quot;; IF(OR([.F503]=&quot;false reach&quot;; [.G503]=&quot;false reach&quot;); &quot;false&quot;; &quot;unknown&quot;))" office:value-type="string" office:string-value="unknown">
            <text:p>unknown</text:p>
          </table:table-cell>
          <table:table-cell table:style-name="ce3" table:formula="of:=IF(OR([.H503]=&quot;true&quot;; [.I503]=&quot;true&quot;); &quot;true&quot;; IF(OR([.H503]=&quot;false reach&quot;; [.I5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01.c.i </text:p>
          </table:table-cell>
          <table:table-cell table:formula="of:=IF(OR([.E504]=&quot;true&quot;; [.F504]=&quot;true&quot;; [.G504]=&quot;true&quot;; [.H504]=&quot;true&quot;; [.I504]=&quot;true&quot;; [.J504]=&quot;true&quot;); &quot;true&quot;; IF(OR([.E504]=&quot;false reach&quot;; [.F504]=&quot;false reach&quot;; [.G504]=&quot;false reach&quot;; [.H504]=&quot;false reach&quot;; [.I504]=&quot;false reach&quot;; [.J504]=&quot;false reach&quot;); &quot;false&quot;; &quot;unknown&quot;))" office:value-type="string" office:string-value="unknown">
            <text:p>unknown</text:p>
          </table:table-cell>
          <table:table-cell table:style-name="ce3" table:formula="of:=IF(OR([.F504]=&quot;true&quot;; [.G504]=&quot;true&quot;); &quot;true&quot;; IF(OR([.F504]=&quot;false reach&quot;; [.G504]=&quot;false reach&quot;); &quot;false&quot;; &quot;unknown&quot;))" office:value-type="string" office:string-value="unknown">
            <text:p>unknown</text:p>
          </table:table-cell>
          <table:table-cell table:style-name="ce3" table:formula="of:=IF(OR([.H504]=&quot;true&quot;; [.I504]=&quot;true&quot;); &quot;true&quot;; IF(OR([.H504]=&quot;false reach&quot;; [.I50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6_02.c.i </text:p>
          </table:table-cell>
          <table:table-cell table:formula="of:=IF(OR([.E505]=&quot;true&quot;; [.F505]=&quot;true&quot;; [.G505]=&quot;true&quot;; [.H505]=&quot;true&quot;; [.I505]=&quot;true&quot;; [.J505]=&quot;true&quot;); &quot;true&quot;; IF(OR([.E505]=&quot;false reach&quot;; [.F505]=&quot;false reach&quot;; [.G505]=&quot;false reach&quot;; [.H505]=&quot;false reach&quot;; [.I505]=&quot;false reach&quot;; [.J505]=&quot;false reach&quot;); &quot;false&quot;; &quot;unknown&quot;))" office:value-type="string" office:string-value="true">
            <text:p>true</text:p>
          </table:table-cell>
          <table:table-cell table:style-name="ce3" table:formula="of:=IF(OR([.F505]=&quot;true&quot;; [.G505]=&quot;true&quot;); &quot;true&quot;; IF(OR([.F505]=&quot;false reach&quot;; [.G505]=&quot;false reach&quot;); &quot;false&quot;; &quot;unknown&quot;))" office:value-type="string" office:string-value="true">
            <text:p>true</text:p>
          </table:table-cell>
          <table:table-cell table:style-name="ce3" table:formula="of:=IF(OR([.H505]=&quot;true&quot;; [.I505]=&quot;true&quot;); &quot;true&quot;; IF(OR([.H505]=&quot;false reach&quot;; [.I5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03.c.i </text:p>
          </table:table-cell>
          <table:table-cell table:formula="of:=IF(OR([.E506]=&quot;true&quot;; [.F506]=&quot;true&quot;; [.G506]=&quot;true&quot;; [.H506]=&quot;true&quot;; [.I506]=&quot;true&quot;; [.J506]=&quot;true&quot;); &quot;true&quot;; IF(OR([.E506]=&quot;false reach&quot;; [.F506]=&quot;false reach&quot;; [.G506]=&quot;false reach&quot;; [.H506]=&quot;false reach&quot;; [.I506]=&quot;false reach&quot;; [.J506]=&quot;false reach&quot;); &quot;false&quot;; &quot;unknown&quot;))" office:value-type="string" office:string-value="true">
            <text:p>true</text:p>
          </table:table-cell>
          <table:table-cell table:style-name="ce3" table:formula="of:=IF(OR([.F506]=&quot;true&quot;; [.G506]=&quot;true&quot;); &quot;true&quot;; IF(OR([.F506]=&quot;false reach&quot;; [.G506]=&quot;false reach&quot;); &quot;false&quot;; &quot;unknown&quot;))" office:value-type="string" office:string-value="unknown">
            <text:p>unknown</text:p>
          </table:table-cell>
          <table:table-cell table:style-name="ce3" table:formula="of:=IF(OR([.H506]=&quot;true&quot;; [.I506]=&quot;true&quot;); &quot;true&quot;; IF(OR([.H506]=&quot;false reach&quot;; [.I5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04.c.i </text:p>
          </table:table-cell>
          <table:table-cell table:formula="of:=IF(OR([.E507]=&quot;true&quot;; [.F507]=&quot;true&quot;; [.G507]=&quot;true&quot;; [.H507]=&quot;true&quot;; [.I507]=&quot;true&quot;; [.J507]=&quot;true&quot;); &quot;true&quot;; IF(OR([.E507]=&quot;false reach&quot;; [.F507]=&quot;false reach&quot;; [.G507]=&quot;false reach&quot;; [.H507]=&quot;false reach&quot;; [.I507]=&quot;false reach&quot;; [.J507]=&quot;false reach&quot;); &quot;false&quot;; &quot;unknown&quot;))" office:value-type="string" office:string-value="unknown">
            <text:p>unknown</text:p>
          </table:table-cell>
          <table:table-cell table:style-name="ce3" table:formula="of:=IF(OR([.F507]=&quot;true&quot;; [.G507]=&quot;true&quot;); &quot;true&quot;; IF(OR([.F507]=&quot;false reach&quot;; [.G507]=&quot;false reach&quot;); &quot;false&quot;; &quot;unknown&quot;))" office:value-type="string" office:string-value="unknown">
            <text:p>unknown</text:p>
          </table:table-cell>
          <table:table-cell table:style-name="ce3" table:formula="of:=IF(OR([.H507]=&quot;true&quot;; [.I507]=&quot;true&quot;); &quot;true&quot;; IF(OR([.H507]=&quot;false reach&quot;; [.I5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6_05.c.i </text:p>
          </table:table-cell>
          <table:table-cell table:formula="of:=IF(OR([.E508]=&quot;true&quot;; [.F508]=&quot;true&quot;; [.G508]=&quot;true&quot;; [.H508]=&quot;true&quot;; [.I508]=&quot;true&quot;; [.J508]=&quot;true&quot;); &quot;true&quot;; IF(OR([.E508]=&quot;false reach&quot;; [.F508]=&quot;false reach&quot;; [.G508]=&quot;false reach&quot;; [.H508]=&quot;false reach&quot;; [.I508]=&quot;false reach&quot;; [.J508]=&quot;false reach&quot;); &quot;false&quot;; &quot;unknown&quot;))" office:value-type="string" office:string-value="unknown">
            <text:p>unknown</text:p>
          </table:table-cell>
          <table:table-cell table:style-name="ce3" table:formula="of:=IF(OR([.F508]=&quot;true&quot;; [.G508]=&quot;true&quot;); &quot;true&quot;; IF(OR([.F508]=&quot;false reach&quot;; [.G508]=&quot;false reach&quot;); &quot;false&quot;; &quot;unknown&quot;))" office:value-type="string" office:string-value="unknown">
            <text:p>unknown</text:p>
          </table:table-cell>
          <table:table-cell table:style-name="ce3" table:formula="of:=IF(OR([.H508]=&quot;true&quot;; [.I508]=&quot;true&quot;); &quot;true&quot;; IF(OR([.H508]=&quot;false reach&quot;; [.I508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6_06.c.i </text:p>
          </table:table-cell>
          <table:table-cell table:formula="of:=IF(OR([.E509]=&quot;true&quot;; [.F509]=&quot;true&quot;; [.G509]=&quot;true&quot;; [.H509]=&quot;true&quot;; [.I509]=&quot;true&quot;; [.J509]=&quot;true&quot;); &quot;true&quot;; IF(OR([.E509]=&quot;false reach&quot;; [.F509]=&quot;false reach&quot;; [.G509]=&quot;false reach&quot;; [.H509]=&quot;false reach&quot;; [.I509]=&quot;false reach&quot;; [.J509]=&quot;false reach&quot;); &quot;false&quot;; &quot;unknown&quot;))" office:value-type="string" office:string-value="true">
            <text:p>true</text:p>
          </table:table-cell>
          <table:table-cell table:style-name="ce3" table:formula="of:=IF(OR([.F509]=&quot;true&quot;; [.G509]=&quot;true&quot;); &quot;true&quot;; IF(OR([.F509]=&quot;false reach&quot;; [.G509]=&quot;false reach&quot;); &quot;false&quot;; &quot;unknown&quot;))" office:value-type="string" office:string-value="unknown">
            <text:p>unknown</text:p>
          </table:table-cell>
          <table:table-cell table:style-name="ce3" table:formula="of:=IF(OR([.H509]=&quot;true&quot;; [.I509]=&quot;true&quot;); &quot;true&quot;; IF(OR([.H509]=&quot;false reach&quot;; [.I5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07.c.i </text:p>
          </table:table-cell>
          <table:table-cell table:formula="of:=IF(OR([.E510]=&quot;true&quot;; [.F510]=&quot;true&quot;; [.G510]=&quot;true&quot;; [.H510]=&quot;true&quot;; [.I510]=&quot;true&quot;; [.J510]=&quot;true&quot;); &quot;true&quot;; IF(OR([.E510]=&quot;false reach&quot;; [.F510]=&quot;false reach&quot;; [.G510]=&quot;false reach&quot;; [.H510]=&quot;false reach&quot;; [.I510]=&quot;false reach&quot;; [.J510]=&quot;false reach&quot;); &quot;false&quot;; &quot;unknown&quot;))" office:value-type="string" office:string-value="unknown">
            <text:p>unknown</text:p>
          </table:table-cell>
          <table:table-cell table:style-name="ce3" table:formula="of:=IF(OR([.F510]=&quot;true&quot;; [.G510]=&quot;true&quot;); &quot;true&quot;; IF(OR([.F510]=&quot;false reach&quot;; [.G510]=&quot;false reach&quot;); &quot;false&quot;; &quot;unknown&quot;))" office:value-type="string" office:string-value="unknown">
            <text:p>unknown</text:p>
          </table:table-cell>
          <table:table-cell table:style-name="ce3" table:formula="of:=IF(OR([.H510]=&quot;true&quot;; [.I510]=&quot;true&quot;); &quot;true&quot;; IF(OR([.H510]=&quot;false reach&quot;; [.I510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6_08.c.i </text:p>
          </table:table-cell>
          <table:table-cell table:formula="of:=IF(OR([.E511]=&quot;true&quot;; [.F511]=&quot;true&quot;; [.G511]=&quot;true&quot;; [.H511]=&quot;true&quot;; [.I511]=&quot;true&quot;; [.J511]=&quot;true&quot;); &quot;true&quot;; IF(OR([.E511]=&quot;false reach&quot;; [.F511]=&quot;false reach&quot;; [.G511]=&quot;false reach&quot;; [.H511]=&quot;false reach&quot;; [.I511]=&quot;false reach&quot;; [.J511]=&quot;false reach&quot;); &quot;false&quot;; &quot;unknown&quot;))" office:value-type="string" office:string-value="true">
            <text:p>true</text:p>
          </table:table-cell>
          <table:table-cell table:style-name="ce3" table:formula="of:=IF(OR([.F511]=&quot;true&quot;; [.G511]=&quot;true&quot;); &quot;true&quot;; IF(OR([.F511]=&quot;false reach&quot;; [.G511]=&quot;false reach&quot;); &quot;false&quot;; &quot;unknown&quot;))" office:value-type="string" office:string-value="true">
            <text:p>true</text:p>
          </table:table-cell>
          <table:table-cell table:style-name="ce3" table:formula="of:=IF(OR([.H511]=&quot;true&quot;; [.I511]=&quot;true&quot;); &quot;true&quot;; IF(OR([.H511]=&quot;false reach&quot;; [.I5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09.c.i </text:p>
          </table:table-cell>
          <table:table-cell table:formula="of:=IF(OR([.E512]=&quot;true&quot;; [.F512]=&quot;true&quot;; [.G512]=&quot;true&quot;; [.H512]=&quot;true&quot;; [.I512]=&quot;true&quot;; [.J512]=&quot;true&quot;); &quot;true&quot;; IF(OR([.E512]=&quot;false reach&quot;; [.F512]=&quot;false reach&quot;; [.G512]=&quot;false reach&quot;; [.H512]=&quot;false reach&quot;; [.I512]=&quot;false reach&quot;; [.J512]=&quot;false reach&quot;); &quot;false&quot;; &quot;unknown&quot;))" office:value-type="string" office:string-value="false">
            <text:p>false</text:p>
          </table:table-cell>
          <table:table-cell table:style-name="ce3" table:formula="of:=IF(OR([.F512]=&quot;true&quot;; [.G512]=&quot;true&quot;); &quot;true&quot;; IF(OR([.F512]=&quot;false reach&quot;; [.G512]=&quot;false reach&quot;); &quot;false&quot;; &quot;unknown&quot;))" office:value-type="string" office:string-value="unknown">
            <text:p>unknown</text:p>
          </table:table-cell>
          <table:table-cell table:style-name="ce3" table:formula="of:=IF(OR([.H512]=&quot;true&quot;; [.I512]=&quot;true&quot;); &quot;true&quot;; IF(OR([.H512]=&quot;false reach&quot;; [.I51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10.c.i </text:p>
          </table:table-cell>
          <table:table-cell table:formula="of:=IF(OR([.E513]=&quot;true&quot;; [.F513]=&quot;true&quot;; [.G513]=&quot;true&quot;; [.H513]=&quot;true&quot;; [.I513]=&quot;true&quot;; [.J513]=&quot;true&quot;); &quot;true&quot;; IF(OR([.E513]=&quot;false reach&quot;; [.F513]=&quot;false reach&quot;; [.G513]=&quot;false reach&quot;; [.H513]=&quot;false reach&quot;; [.I513]=&quot;false reach&quot;; [.J513]=&quot;false reach&quot;); &quot;false&quot;; &quot;unknown&quot;))" office:value-type="string" office:string-value="true">
            <text:p>true</text:p>
          </table:table-cell>
          <table:table-cell table:style-name="ce3" table:formula="of:=IF(OR([.F513]=&quot;true&quot;; [.G513]=&quot;true&quot;); &quot;true&quot;; IF(OR([.F513]=&quot;false reach&quot;; [.G513]=&quot;false reach&quot;); &quot;false&quot;; &quot;unknown&quot;))" office:value-type="string" office:string-value="true">
            <text:p>true</text:p>
          </table:table-cell>
          <table:table-cell table:style-name="ce3" table:formula="of:=IF(OR([.H513]=&quot;true&quot;; [.I513]=&quot;true&quot;); &quot;true&quot;; IF(OR([.H513]=&quot;false reach&quot;; [.I5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11.c.i </text:p>
          </table:table-cell>
          <table:table-cell table:formula="of:=IF(OR([.E514]=&quot;true&quot;; [.F514]=&quot;true&quot;; [.G514]=&quot;true&quot;; [.H514]=&quot;true&quot;; [.I514]=&quot;true&quot;; [.J514]=&quot;true&quot;); &quot;true&quot;; IF(OR([.E514]=&quot;false reach&quot;; [.F514]=&quot;false reach&quot;; [.G514]=&quot;false reach&quot;; [.H514]=&quot;false reach&quot;; [.I514]=&quot;false reach&quot;; [.J514]=&quot;false reach&quot;); &quot;false&quot;; &quot;unknown&quot;))" office:value-type="string" office:string-value="true">
            <text:p>true</text:p>
          </table:table-cell>
          <table:table-cell table:style-name="ce3" table:formula="of:=IF(OR([.F514]=&quot;true&quot;; [.G514]=&quot;true&quot;); &quot;true&quot;; IF(OR([.F514]=&quot;false reach&quot;; [.G514]=&quot;false reach&quot;); &quot;false&quot;; &quot;unknown&quot;))" office:value-type="string" office:string-value="true">
            <text:p>true</text:p>
          </table:table-cell>
          <table:table-cell table:style-name="ce3" table:formula="of:=IF(OR([.H514]=&quot;true&quot;; [.I514]=&quot;true&quot;); &quot;true&quot;; IF(OR([.H514]=&quot;false reach&quot;; [.I5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12.c.i </text:p>
          </table:table-cell>
          <table:table-cell table:formula="of:=IF(OR([.E515]=&quot;true&quot;; [.F515]=&quot;true&quot;; [.G515]=&quot;true&quot;; [.H515]=&quot;true&quot;; [.I515]=&quot;true&quot;; [.J515]=&quot;true&quot;); &quot;true&quot;; IF(OR([.E515]=&quot;false reach&quot;; [.F515]=&quot;false reach&quot;; [.G515]=&quot;false reach&quot;; [.H515]=&quot;false reach&quot;; [.I515]=&quot;false reach&quot;; [.J515]=&quot;false reach&quot;); &quot;false&quot;; &quot;unknown&quot;))" office:value-type="string" office:string-value="true">
            <text:p>true</text:p>
          </table:table-cell>
          <table:table-cell table:style-name="ce3" table:formula="of:=IF(OR([.F515]=&quot;true&quot;; [.G515]=&quot;true&quot;); &quot;true&quot;; IF(OR([.F515]=&quot;false reach&quot;; [.G515]=&quot;false reach&quot;); &quot;false&quot;; &quot;unknown&quot;))" office:value-type="string" office:string-value="true">
            <text:p>true</text:p>
          </table:table-cell>
          <table:table-cell table:style-name="ce3" table:formula="of:=IF(OR([.H515]=&quot;true&quot;; [.I515]=&quot;true&quot;); &quot;true&quot;; IF(OR([.H515]=&quot;false reach&quot;; [.I5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13.c.i </text:p>
          </table:table-cell>
          <table:table-cell table:formula="of:=IF(OR([.E516]=&quot;true&quot;; [.F516]=&quot;true&quot;; [.G516]=&quot;true&quot;; [.H516]=&quot;true&quot;; [.I516]=&quot;true&quot;; [.J516]=&quot;true&quot;); &quot;true&quot;; IF(OR([.E516]=&quot;false reach&quot;; [.F516]=&quot;false reach&quot;; [.G516]=&quot;false reach&quot;; [.H516]=&quot;false reach&quot;; [.I516]=&quot;false reach&quot;; [.J516]=&quot;false reach&quot;); &quot;false&quot;; &quot;unknown&quot;))" office:value-type="string" office:string-value="true">
            <text:p>true</text:p>
          </table:table-cell>
          <table:table-cell table:style-name="ce3" table:formula="of:=IF(OR([.F516]=&quot;true&quot;; [.G516]=&quot;true&quot;); &quot;true&quot;; IF(OR([.F516]=&quot;false reach&quot;; [.G516]=&quot;false reach&quot;); &quot;false&quot;; &quot;unknown&quot;))" office:value-type="string" office:string-value="true">
            <text:p>true</text:p>
          </table:table-cell>
          <table:table-cell table:style-name="ce3" table:formula="of:=IF(OR([.H516]=&quot;true&quot;; [.I516]=&quot;true&quot;); &quot;true&quot;; IF(OR([.H516]=&quot;false reach&quot;; [.I5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14.c.i </text:p>
          </table:table-cell>
          <table:table-cell table:formula="of:=IF(OR([.E517]=&quot;true&quot;; [.F517]=&quot;true&quot;; [.G517]=&quot;true&quot;; [.H517]=&quot;true&quot;; [.I517]=&quot;true&quot;; [.J517]=&quot;true&quot;); &quot;true&quot;; IF(OR([.E517]=&quot;false reach&quot;; [.F517]=&quot;false reach&quot;; [.G517]=&quot;false reach&quot;; [.H517]=&quot;false reach&quot;; [.I517]=&quot;false reach&quot;; [.J517]=&quot;false reach&quot;); &quot;false&quot;; &quot;unknown&quot;))" office:value-type="string" office:string-value="true">
            <text:p>true</text:p>
          </table:table-cell>
          <table:table-cell table:style-name="ce3" table:formula="of:=IF(OR([.F517]=&quot;true&quot;; [.G517]=&quot;true&quot;); &quot;true&quot;; IF(OR([.F517]=&quot;false reach&quot;; [.G517]=&quot;false reach&quot;); &quot;false&quot;; &quot;unknown&quot;))" office:value-type="string" office:string-value="true">
            <text:p>true</text:p>
          </table:table-cell>
          <table:table-cell table:style-name="ce3" table:formula="of:=IF(OR([.H517]=&quot;true&quot;; [.I517]=&quot;true&quot;); &quot;true&quot;; IF(OR([.H517]=&quot;false reach&quot;; [.I5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15.c.i </text:p>
          </table:table-cell>
          <table:table-cell table:formula="of:=IF(OR([.E518]=&quot;true&quot;; [.F518]=&quot;true&quot;; [.G518]=&quot;true&quot;; [.H518]=&quot;true&quot;; [.I518]=&quot;true&quot;; [.J518]=&quot;true&quot;); &quot;true&quot;; IF(OR([.E518]=&quot;false reach&quot;; [.F518]=&quot;false reach&quot;; [.G518]=&quot;false reach&quot;; [.H518]=&quot;false reach&quot;; [.I518]=&quot;false reach&quot;; [.J518]=&quot;false reach&quot;); &quot;false&quot;; &quot;unknown&quot;))" office:value-type="string" office:string-value="unknown">
            <text:p>unknown</text:p>
          </table:table-cell>
          <table:table-cell table:style-name="ce3" table:formula="of:=IF(OR([.F518]=&quot;true&quot;; [.G518]=&quot;true&quot;); &quot;true&quot;; IF(OR([.F518]=&quot;false reach&quot;; [.G518]=&quot;false reach&quot;); &quot;false&quot;; &quot;unknown&quot;))" office:value-type="string" office:string-value="unknown">
            <text:p>unknown</text:p>
          </table:table-cell>
          <table:table-cell table:style-name="ce3" table:formula="of:=IF(OR([.H518]=&quot;true&quot;; [.I518]=&quot;true&quot;); &quot;true&quot;; IF(OR([.H518]=&quot;false reach&quot;; [.I51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16.c.i </text:p>
          </table:table-cell>
          <table:table-cell table:formula="of:=IF(OR([.E519]=&quot;true&quot;; [.F519]=&quot;true&quot;; [.G519]=&quot;true&quot;; [.H519]=&quot;true&quot;; [.I519]=&quot;true&quot;; [.J519]=&quot;true&quot;); &quot;true&quot;; IF(OR([.E519]=&quot;false reach&quot;; [.F519]=&quot;false reach&quot;; [.G519]=&quot;false reach&quot;; [.H519]=&quot;false reach&quot;; [.I519]=&quot;false reach&quot;; [.J519]=&quot;false reach&quot;); &quot;false&quot;; &quot;unknown&quot;))" office:value-type="string" office:string-value="unknown">
            <text:p>unknown</text:p>
          </table:table-cell>
          <table:table-cell table:style-name="ce3" table:formula="of:=IF(OR([.F519]=&quot;true&quot;; [.G519]=&quot;true&quot;); &quot;true&quot;; IF(OR([.F519]=&quot;false reach&quot;; [.G519]=&quot;false reach&quot;); &quot;false&quot;; &quot;unknown&quot;))" office:value-type="string" office:string-value="unknown">
            <text:p>unknown</text:p>
          </table:table-cell>
          <table:table-cell table:style-name="ce3" table:formula="of:=IF(OR([.H519]=&quot;true&quot;; [.I519]=&quot;true&quot;); &quot;true&quot;; IF(OR([.H519]=&quot;false reach&quot;; [.I51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17.c.i </text:p>
          </table:table-cell>
          <table:table-cell table:formula="of:=IF(OR([.E520]=&quot;true&quot;; [.F520]=&quot;true&quot;; [.G520]=&quot;true&quot;; [.H520]=&quot;true&quot;; [.I520]=&quot;true&quot;; [.J520]=&quot;true&quot;); &quot;true&quot;; IF(OR([.E520]=&quot;false reach&quot;; [.F520]=&quot;false reach&quot;; [.G520]=&quot;false reach&quot;; [.H520]=&quot;false reach&quot;; [.I520]=&quot;false reach&quot;; [.J520]=&quot;false reach&quot;); &quot;false&quot;; &quot;unknown&quot;))" office:value-type="string" office:string-value="true">
            <text:p>true</text:p>
          </table:table-cell>
          <table:table-cell table:style-name="ce3" table:formula="of:=IF(OR([.F520]=&quot;true&quot;; [.G520]=&quot;true&quot;); &quot;true&quot;; IF(OR([.F520]=&quot;false reach&quot;; [.G520]=&quot;false reach&quot;); &quot;false&quot;; &quot;unknown&quot;))" office:value-type="string" office:string-value="unknown">
            <text:p>unknown</text:p>
          </table:table-cell>
          <table:table-cell table:style-name="ce3" table:formula="of:=IF(OR([.H520]=&quot;true&quot;; [.I520]=&quot;true&quot;); &quot;true&quot;; IF(OR([.H520]=&quot;false reach&quot;; [.I5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18.c.i </text:p>
          </table:table-cell>
          <table:table-cell table:formula="of:=IF(OR([.E521]=&quot;true&quot;; [.F521]=&quot;true&quot;; [.G521]=&quot;true&quot;; [.H521]=&quot;true&quot;; [.I521]=&quot;true&quot;; [.J521]=&quot;true&quot;); &quot;true&quot;; IF(OR([.E521]=&quot;false reach&quot;; [.F521]=&quot;false reach&quot;; [.G521]=&quot;false reach&quot;; [.H521]=&quot;false reach&quot;; [.I521]=&quot;false reach&quot;; [.J521]=&quot;false reach&quot;); &quot;false&quot;; &quot;unknown&quot;))" office:value-type="string" office:string-value="unknown">
            <text:p>unknown</text:p>
          </table:table-cell>
          <table:table-cell table:style-name="ce3" table:formula="of:=IF(OR([.F521]=&quot;true&quot;; [.G521]=&quot;true&quot;); &quot;true&quot;; IF(OR([.F521]=&quot;false reach&quot;; [.G521]=&quot;false reach&quot;); &quot;false&quot;; &quot;unknown&quot;))" office:value-type="string" office:string-value="unknown">
            <text:p>unknown</text:p>
          </table:table-cell>
          <table:table-cell table:style-name="ce3" table:formula="of:=IF(OR([.H521]=&quot;true&quot;; [.I521]=&quot;true&quot;); &quot;true&quot;; IF(OR([.H521]=&quot;false reach&quot;; [.I52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19.c.i </text:p>
          </table:table-cell>
          <table:table-cell table:formula="of:=IF(OR([.E522]=&quot;true&quot;; [.F522]=&quot;true&quot;; [.G522]=&quot;true&quot;; [.H522]=&quot;true&quot;; [.I522]=&quot;true&quot;; [.J522]=&quot;true&quot;); &quot;true&quot;; IF(OR([.E522]=&quot;false reach&quot;; [.F522]=&quot;false reach&quot;; [.G522]=&quot;false reach&quot;; [.H522]=&quot;false reach&quot;; [.I522]=&quot;false reach&quot;; [.J522]=&quot;false reach&quot;); &quot;false&quot;; &quot;unknown&quot;))" office:value-type="string" office:string-value="unknown">
            <text:p>unknown</text:p>
          </table:table-cell>
          <table:table-cell table:style-name="ce3" table:formula="of:=IF(OR([.F522]=&quot;true&quot;; [.G522]=&quot;true&quot;); &quot;true&quot;; IF(OR([.F522]=&quot;false reach&quot;; [.G522]=&quot;false reach&quot;); &quot;false&quot;; &quot;unknown&quot;))" office:value-type="string" office:string-value="unknown">
            <text:p>unknown</text:p>
          </table:table-cell>
          <table:table-cell table:style-name="ce3" table:formula="of:=IF(OR([.H522]=&quot;true&quot;; [.I522]=&quot;true&quot;); &quot;true&quot;; IF(OR([.H522]=&quot;false reach&quot;; [.I522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20.c.i </text:p>
          </table:table-cell>
          <table:table-cell table:formula="of:=IF(OR([.E523]=&quot;true&quot;; [.F523]=&quot;true&quot;; [.G523]=&quot;true&quot;; [.H523]=&quot;true&quot;; [.I523]=&quot;true&quot;; [.J523]=&quot;true&quot;); &quot;true&quot;; IF(OR([.E523]=&quot;false reach&quot;; [.F523]=&quot;false reach&quot;; [.G523]=&quot;false reach&quot;; [.H523]=&quot;false reach&quot;; [.I523]=&quot;false reach&quot;; [.J523]=&quot;false reach&quot;); &quot;false&quot;; &quot;unknown&quot;))" office:value-type="string" office:string-value="true">
            <text:p>true</text:p>
          </table:table-cell>
          <table:table-cell table:style-name="ce3" table:formula="of:=IF(OR([.F523]=&quot;true&quot;; [.G523]=&quot;true&quot;); &quot;true&quot;; IF(OR([.F523]=&quot;false reach&quot;; [.G523]=&quot;false reach&quot;); &quot;false&quot;; &quot;unknown&quot;))" office:value-type="string" office:string-value="unknown">
            <text:p>unknown</text:p>
          </table:table-cell>
          <table:table-cell table:style-name="ce3" table:formula="of:=IF(OR([.H523]=&quot;true&quot;; [.I523]=&quot;true&quot;); &quot;true&quot;; IF(OR([.H523]=&quot;false reach&quot;; [.I523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21.c.i </text:p>
          </table:table-cell>
          <table:table-cell table:formula="of:=IF(OR([.E524]=&quot;true&quot;; [.F524]=&quot;true&quot;; [.G524]=&quot;true&quot;; [.H524]=&quot;true&quot;; [.I524]=&quot;true&quot;; [.J524]=&quot;true&quot;); &quot;true&quot;; IF(OR([.E524]=&quot;false reach&quot;; [.F524]=&quot;false reach&quot;; [.G524]=&quot;false reach&quot;; [.H524]=&quot;false reach&quot;; [.I524]=&quot;false reach&quot;; [.J524]=&quot;false reach&quot;); &quot;false&quot;; &quot;unknown&quot;))" office:value-type="string" office:string-value="true">
            <text:p>true</text:p>
          </table:table-cell>
          <table:table-cell table:style-name="ce3" table:formula="of:=IF(OR([.F524]=&quot;true&quot;; [.G524]=&quot;true&quot;); &quot;true&quot;; IF(OR([.F524]=&quot;false reach&quot;; [.G524]=&quot;false reach&quot;); &quot;false&quot;; &quot;unknown&quot;))" office:value-type="string" office:string-value="true">
            <text:p>true</text:p>
          </table:table-cell>
          <table:table-cell table:style-name="ce3" table:formula="of:=IF(OR([.H524]=&quot;true&quot;; [.I524]=&quot;true&quot;); &quot;true&quot;; IF(OR([.H524]=&quot;false reach&quot;; [.I5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22.c.i </text:p>
          </table:table-cell>
          <table:table-cell table:formula="of:=IF(OR([.E525]=&quot;true&quot;; [.F525]=&quot;true&quot;; [.G525]=&quot;true&quot;; [.H525]=&quot;true&quot;; [.I525]=&quot;true&quot;; [.J525]=&quot;true&quot;); &quot;true&quot;; IF(OR([.E525]=&quot;false reach&quot;; [.F525]=&quot;false reach&quot;; [.G525]=&quot;false reach&quot;; [.H525]=&quot;false reach&quot;; [.I525]=&quot;false reach&quot;; [.J525]=&quot;false reach&quot;); &quot;false&quot;; &quot;unknown&quot;))" office:value-type="string" office:string-value="unknown">
            <text:p>unknown</text:p>
          </table:table-cell>
          <table:table-cell table:style-name="ce3" table:formula="of:=IF(OR([.F525]=&quot;true&quot;; [.G525]=&quot;true&quot;); &quot;true&quot;; IF(OR([.F525]=&quot;false reach&quot;; [.G525]=&quot;false reach&quot;); &quot;false&quot;; &quot;unknown&quot;))" office:value-type="string" office:string-value="unknown">
            <text:p>unknown</text:p>
          </table:table-cell>
          <table:table-cell table:style-name="ce3" table:formula="of:=IF(OR([.H525]=&quot;true&quot;; [.I525]=&quot;true&quot;); &quot;true&quot;; IF(OR([.H525]=&quot;false reach&quot;; [.I52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23.c.i </text:p>
          </table:table-cell>
          <table:table-cell table:formula="of:=IF(OR([.E526]=&quot;true&quot;; [.F526]=&quot;true&quot;; [.G526]=&quot;true&quot;; [.H526]=&quot;true&quot;; [.I526]=&quot;true&quot;; [.J526]=&quot;true&quot;); &quot;true&quot;; IF(OR([.E526]=&quot;false reach&quot;; [.F526]=&quot;false reach&quot;; [.G526]=&quot;false reach&quot;; [.H526]=&quot;false reach&quot;; [.I526]=&quot;false reach&quot;; [.J526]=&quot;false reach&quot;); &quot;false&quot;; &quot;unknown&quot;))" office:value-type="string" office:string-value="false">
            <text:p>false</text:p>
          </table:table-cell>
          <table:table-cell table:style-name="ce3" table:formula="of:=IF(OR([.F526]=&quot;true&quot;; [.G526]=&quot;true&quot;); &quot;true&quot;; IF(OR([.F526]=&quot;false reach&quot;; [.G526]=&quot;false reach&quot;); &quot;false&quot;; &quot;unknown&quot;))" office:value-type="string" office:string-value="unknown">
            <text:p>unknown</text:p>
          </table:table-cell>
          <table:table-cell table:style-name="ce3" table:formula="of:=IF(OR([.H526]=&quot;true&quot;; [.I526]=&quot;true&quot;); &quot;true&quot;; IF(OR([.H526]=&quot;false reach&quot;; [.I52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24.c.i </text:p>
          </table:table-cell>
          <table:table-cell table:formula="of:=IF(OR([.E527]=&quot;true&quot;; [.F527]=&quot;true&quot;; [.G527]=&quot;true&quot;; [.H527]=&quot;true&quot;; [.I527]=&quot;true&quot;; [.J527]=&quot;true&quot;); &quot;true&quot;; IF(OR([.E527]=&quot;false reach&quot;; [.F527]=&quot;false reach&quot;; [.G527]=&quot;false reach&quot;; [.H527]=&quot;false reach&quot;; [.I527]=&quot;false reach&quot;; [.J527]=&quot;false reach&quot;); &quot;false&quot;; &quot;unknown&quot;))" office:value-type="string" office:string-value="unknown">
            <text:p>unknown</text:p>
          </table:table-cell>
          <table:table-cell table:style-name="ce3" table:formula="of:=IF(OR([.F527]=&quot;true&quot;; [.G527]=&quot;true&quot;); &quot;true&quot;; IF(OR([.F527]=&quot;false reach&quot;; [.G527]=&quot;false reach&quot;); &quot;false&quot;; &quot;unknown&quot;))" office:value-type="string" office:string-value="unknown">
            <text:p>unknown</text:p>
          </table:table-cell>
          <table:table-cell table:style-name="ce3" table:formula="of:=IF(OR([.H527]=&quot;true&quot;; [.I527]=&quot;true&quot;); &quot;true&quot;; IF(OR([.H527]=&quot;false reach&quot;; [.I5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25.c.i </text:p>
          </table:table-cell>
          <table:table-cell table:formula="of:=IF(OR([.E528]=&quot;true&quot;; [.F528]=&quot;true&quot;; [.G528]=&quot;true&quot;; [.H528]=&quot;true&quot;; [.I528]=&quot;true&quot;; [.J528]=&quot;true&quot;); &quot;true&quot;; IF(OR([.E528]=&quot;false reach&quot;; [.F528]=&quot;false reach&quot;; [.G528]=&quot;false reach&quot;; [.H528]=&quot;false reach&quot;; [.I528]=&quot;false reach&quot;; [.J528]=&quot;false reach&quot;); &quot;false&quot;; &quot;unknown&quot;))" office:value-type="string" office:string-value="true">
            <text:p>true</text:p>
          </table:table-cell>
          <table:table-cell table:style-name="ce3" table:formula="of:=IF(OR([.F528]=&quot;true&quot;; [.G528]=&quot;true&quot;); &quot;true&quot;; IF(OR([.F528]=&quot;false reach&quot;; [.G528]=&quot;false reach&quot;); &quot;false&quot;; &quot;unknown&quot;))" office:value-type="string" office:string-value="true">
            <text:p>true</text:p>
          </table:table-cell>
          <table:table-cell table:style-name="ce3" table:formula="of:=IF(OR([.H528]=&quot;true&quot;; [.I528]=&quot;true&quot;); &quot;true&quot;; IF(OR([.H528]=&quot;false reach&quot;; [.I5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26.c.i </text:p>
          </table:table-cell>
          <table:table-cell table:formula="of:=IF(OR([.E529]=&quot;true&quot;; [.F529]=&quot;true&quot;; [.G529]=&quot;true&quot;; [.H529]=&quot;true&quot;; [.I529]=&quot;true&quot;; [.J529]=&quot;true&quot;); &quot;true&quot;; IF(OR([.E529]=&quot;false reach&quot;; [.F529]=&quot;false reach&quot;; [.G529]=&quot;false reach&quot;; [.H529]=&quot;false reach&quot;; [.I529]=&quot;false reach&quot;; [.J529]=&quot;false reach&quot;); &quot;false&quot;; &quot;unknown&quot;))" office:value-type="string" office:string-value="true">
            <text:p>true</text:p>
          </table:table-cell>
          <table:table-cell table:style-name="ce3" table:formula="of:=IF(OR([.F529]=&quot;true&quot;; [.G529]=&quot;true&quot;); &quot;true&quot;; IF(OR([.F529]=&quot;false reach&quot;; [.G529]=&quot;false reach&quot;); &quot;false&quot;; &quot;unknown&quot;))" office:value-type="string" office:string-value="unknown">
            <text:p>unknown</text:p>
          </table:table-cell>
          <table:table-cell table:style-name="ce3" table:formula="of:=IF(OR([.H529]=&quot;true&quot;; [.I529]=&quot;true&quot;); &quot;true&quot;; IF(OR([.H529]=&quot;false reach&quot;; [.I52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27.c.i </text:p>
          </table:table-cell>
          <table:table-cell table:formula="of:=IF(OR([.E530]=&quot;true&quot;; [.F530]=&quot;true&quot;; [.G530]=&quot;true&quot;; [.H530]=&quot;true&quot;; [.I530]=&quot;true&quot;; [.J530]=&quot;true&quot;); &quot;true&quot;; IF(OR([.E530]=&quot;false reach&quot;; [.F530]=&quot;false reach&quot;; [.G530]=&quot;false reach&quot;; [.H530]=&quot;false reach&quot;; [.I530]=&quot;false reach&quot;; [.J530]=&quot;false reach&quot;); &quot;false&quot;; &quot;unknown&quot;))" office:value-type="string" office:string-value="unknown">
            <text:p>unknown</text:p>
          </table:table-cell>
          <table:table-cell table:style-name="ce3" table:formula="of:=IF(OR([.F530]=&quot;true&quot;; [.G530]=&quot;true&quot;); &quot;true&quot;; IF(OR([.F530]=&quot;false reach&quot;; [.G530]=&quot;false reach&quot;); &quot;false&quot;; &quot;unknown&quot;))" office:value-type="string" office:string-value="unknown">
            <text:p>unknown</text:p>
          </table:table-cell>
          <table:table-cell table:style-name="ce3" table:formula="of:=IF(OR([.H530]=&quot;true&quot;; [.I530]=&quot;true&quot;); &quot;true&quot;; IF(OR([.H530]=&quot;false reach&quot;; [.I53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6_28.c.i </text:p>
          </table:table-cell>
          <table:table-cell table:formula="of:=IF(OR([.E531]=&quot;true&quot;; [.F531]=&quot;true&quot;; [.G531]=&quot;true&quot;; [.H531]=&quot;true&quot;; [.I531]=&quot;true&quot;; [.J531]=&quot;true&quot;); &quot;true&quot;; IF(OR([.E531]=&quot;false reach&quot;; [.F531]=&quot;false reach&quot;; [.G531]=&quot;false reach&quot;; [.H531]=&quot;false reach&quot;; [.I531]=&quot;false reach&quot;; [.J531]=&quot;false reach&quot;); &quot;false&quot;; &quot;unknown&quot;))" office:value-type="string" office:string-value="true">
            <text:p>true</text:p>
          </table:table-cell>
          <table:table-cell table:style-name="ce3" table:formula="of:=IF(OR([.F531]=&quot;true&quot;; [.G531]=&quot;true&quot;); &quot;true&quot;; IF(OR([.F531]=&quot;false reach&quot;; [.G531]=&quot;false reach&quot;); &quot;false&quot;; &quot;unknown&quot;))" office:value-type="string" office:string-value="unknown">
            <text:p>unknown</text:p>
          </table:table-cell>
          <table:table-cell table:style-name="ce3" table:formula="of:=IF(OR([.H531]=&quot;true&quot;; [.I531]=&quot;true&quot;); &quot;true&quot;; IF(OR([.H531]=&quot;false reach&quot;; [.I53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29.c.i </text:p>
          </table:table-cell>
          <table:table-cell table:formula="of:=IF(OR([.E532]=&quot;true&quot;; [.F532]=&quot;true&quot;; [.G532]=&quot;true&quot;; [.H532]=&quot;true&quot;; [.I532]=&quot;true&quot;; [.J532]=&quot;true&quot;); &quot;true&quot;; IF(OR([.E532]=&quot;false reach&quot;; [.F532]=&quot;false reach&quot;; [.G532]=&quot;false reach&quot;; [.H532]=&quot;false reach&quot;; [.I532]=&quot;false reach&quot;; [.J532]=&quot;false reach&quot;); &quot;false&quot;; &quot;unknown&quot;))" office:value-type="string" office:string-value="true">
            <text:p>true</text:p>
          </table:table-cell>
          <table:table-cell table:style-name="ce3" table:formula="of:=IF(OR([.F532]=&quot;true&quot;; [.G532]=&quot;true&quot;); &quot;true&quot;; IF(OR([.F532]=&quot;false reach&quot;; [.G532]=&quot;false reach&quot;); &quot;false&quot;; &quot;unknown&quot;))" office:value-type="string" office:string-value="true">
            <text:p>true</text:p>
          </table:table-cell>
          <table:table-cell table:style-name="ce3" table:formula="of:=IF(OR([.H532]=&quot;true&quot;; [.I532]=&quot;true&quot;); &quot;true&quot;; IF(OR([.H532]=&quot;false reach&quot;; [.I5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30.c.i </text:p>
          </table:table-cell>
          <table:table-cell table:formula="of:=IF(OR([.E533]=&quot;true&quot;; [.F533]=&quot;true&quot;; [.G533]=&quot;true&quot;; [.H533]=&quot;true&quot;; [.I533]=&quot;true&quot;; [.J533]=&quot;true&quot;); &quot;true&quot;; IF(OR([.E533]=&quot;false reach&quot;; [.F533]=&quot;false reach&quot;; [.G533]=&quot;false reach&quot;; [.H533]=&quot;false reach&quot;; [.I533]=&quot;false reach&quot;; [.J533]=&quot;false reach&quot;); &quot;false&quot;; &quot;unknown&quot;))" office:value-type="string" office:string-value="unknown">
            <text:p>unknown</text:p>
          </table:table-cell>
          <table:table-cell table:style-name="ce3" table:formula="of:=IF(OR([.F533]=&quot;true&quot;; [.G533]=&quot;true&quot;); &quot;true&quot;; IF(OR([.F533]=&quot;false reach&quot;; [.G533]=&quot;false reach&quot;); &quot;false&quot;; &quot;unknown&quot;))" office:value-type="string" office:string-value="unknown">
            <text:p>unknown</text:p>
          </table:table-cell>
          <table:table-cell table:style-name="ce3" table:formula="of:=IF(OR([.H533]=&quot;true&quot;; [.I533]=&quot;true&quot;); &quot;true&quot;; IF(OR([.H533]=&quot;false reach&quot;; [.I5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31.c.i </text:p>
          </table:table-cell>
          <table:table-cell table:formula="of:=IF(OR([.E534]=&quot;true&quot;; [.F534]=&quot;true&quot;; [.G534]=&quot;true&quot;; [.H534]=&quot;true&quot;; [.I534]=&quot;true&quot;; [.J534]=&quot;true&quot;); &quot;true&quot;; IF(OR([.E534]=&quot;false reach&quot;; [.F534]=&quot;false reach&quot;; [.G534]=&quot;false reach&quot;; [.H534]=&quot;false reach&quot;; [.I534]=&quot;false reach&quot;; [.J534]=&quot;false reach&quot;); &quot;false&quot;; &quot;unknown&quot;))" office:value-type="string" office:string-value="true">
            <text:p>true</text:p>
          </table:table-cell>
          <table:table-cell table:style-name="ce3" table:formula="of:=IF(OR([.F534]=&quot;true&quot;; [.G534]=&quot;true&quot;); &quot;true&quot;; IF(OR([.F534]=&quot;false reach&quot;; [.G534]=&quot;false reach&quot;); &quot;false&quot;; &quot;unknown&quot;))" office:value-type="string" office:string-value="unknown">
            <text:p>unknown</text:p>
          </table:table-cell>
          <table:table-cell table:style-name="ce3" table:formula="of:=IF(OR([.H534]=&quot;true&quot;; [.I534]=&quot;true&quot;); &quot;true&quot;; IF(OR([.H534]=&quot;false reach&quot;; [.I5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2.c.i </text:p>
          </table:table-cell>
          <table:table-cell table:formula="of:=IF(OR([.E535]=&quot;true&quot;; [.F535]=&quot;true&quot;; [.G535]=&quot;true&quot;; [.H535]=&quot;true&quot;; [.I535]=&quot;true&quot;; [.J535]=&quot;true&quot;); &quot;true&quot;; IF(OR([.E535]=&quot;false reach&quot;; [.F535]=&quot;false reach&quot;; [.G535]=&quot;false reach&quot;; [.H535]=&quot;false reach&quot;; [.I535]=&quot;false reach&quot;; [.J535]=&quot;false reach&quot;); &quot;false&quot;; &quot;unknown&quot;))" office:value-type="string" office:string-value="true">
            <text:p>true</text:p>
          </table:table-cell>
          <table:table-cell table:style-name="ce3" table:formula="of:=IF(OR([.F535]=&quot;true&quot;; [.G535]=&quot;true&quot;); &quot;true&quot;; IF(OR([.F535]=&quot;false reach&quot;; [.G535]=&quot;false reach&quot;); &quot;false&quot;; &quot;unknown&quot;))" office:value-type="string" office:string-value="unknown">
            <text:p>unknown</text:p>
          </table:table-cell>
          <table:table-cell table:style-name="ce3" table:formula="of:=IF(OR([.H535]=&quot;true&quot;; [.I535]=&quot;true&quot;); &quot;true&quot;; IF(OR([.H535]=&quot;false reach&quot;; [.I53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3.c.i </text:p>
          </table:table-cell>
          <table:table-cell table:formula="of:=IF(OR([.E536]=&quot;true&quot;; [.F536]=&quot;true&quot;; [.G536]=&quot;true&quot;; [.H536]=&quot;true&quot;; [.I536]=&quot;true&quot;; [.J536]=&quot;true&quot;); &quot;true&quot;; IF(OR([.E536]=&quot;false reach&quot;; [.F536]=&quot;false reach&quot;; [.G536]=&quot;false reach&quot;; [.H536]=&quot;false reach&quot;; [.I536]=&quot;false reach&quot;; [.J536]=&quot;false reach&quot;); &quot;false&quot;; &quot;unknown&quot;))" office:value-type="string" office:string-value="true">
            <text:p>true</text:p>
          </table:table-cell>
          <table:table-cell table:style-name="ce3" table:formula="of:=IF(OR([.F536]=&quot;true&quot;; [.G536]=&quot;true&quot;); &quot;true&quot;; IF(OR([.F536]=&quot;false reach&quot;; [.G536]=&quot;false reach&quot;); &quot;false&quot;; &quot;unknown&quot;))" office:value-type="string" office:string-value="unknown">
            <text:p>unknown</text:p>
          </table:table-cell>
          <table:table-cell table:style-name="ce3" table:formula="of:=IF(OR([.H536]=&quot;true&quot;; [.I536]=&quot;true&quot;); &quot;true&quot;; IF(OR([.H536]=&quot;false reach&quot;; [.I53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4.c.i </text:p>
          </table:table-cell>
          <table:table-cell table:formula="of:=IF(OR([.E537]=&quot;true&quot;; [.F537]=&quot;true&quot;; [.G537]=&quot;true&quot;; [.H537]=&quot;true&quot;; [.I537]=&quot;true&quot;; [.J537]=&quot;true&quot;); &quot;true&quot;; IF(OR([.E537]=&quot;false reach&quot;; [.F537]=&quot;false reach&quot;; [.G537]=&quot;false reach&quot;; [.H537]=&quot;false reach&quot;; [.I537]=&quot;false reach&quot;; [.J537]=&quot;false reach&quot;); &quot;false&quot;; &quot;unknown&quot;))" office:value-type="string" office:string-value="true">
            <text:p>true</text:p>
          </table:table-cell>
          <table:table-cell table:style-name="ce3" table:formula="of:=IF(OR([.F537]=&quot;true&quot;; [.G537]=&quot;true&quot;); &quot;true&quot;; IF(OR([.F537]=&quot;false reach&quot;; [.G537]=&quot;false reach&quot;); &quot;false&quot;; &quot;unknown&quot;))" office:value-type="string" office:string-value="true">
            <text:p>true</text:p>
          </table:table-cell>
          <table:table-cell table:style-name="ce3" table:formula="of:=IF(OR([.H537]=&quot;true&quot;; [.I537]=&quot;true&quot;); &quot;true&quot;; IF(OR([.H537]=&quot;false reach&quot;; [.I5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5.c.i </text:p>
          </table:table-cell>
          <table:table-cell table:formula="of:=IF(OR([.E538]=&quot;true&quot;; [.F538]=&quot;true&quot;; [.G538]=&quot;true&quot;; [.H538]=&quot;true&quot;; [.I538]=&quot;true&quot;; [.J538]=&quot;true&quot;); &quot;true&quot;; IF(OR([.E538]=&quot;false reach&quot;; [.F538]=&quot;false reach&quot;; [.G538]=&quot;false reach&quot;; [.H538]=&quot;false reach&quot;; [.I538]=&quot;false reach&quot;; [.J538]=&quot;false reach&quot;); &quot;false&quot;; &quot;unknown&quot;))" office:value-type="string" office:string-value="unknown">
            <text:p>unknown</text:p>
          </table:table-cell>
          <table:table-cell table:style-name="ce3" table:formula="of:=IF(OR([.F538]=&quot;true&quot;; [.G538]=&quot;true&quot;); &quot;true&quot;; IF(OR([.F538]=&quot;false reach&quot;; [.G538]=&quot;false reach&quot;); &quot;false&quot;; &quot;unknown&quot;))" office:value-type="string" office:string-value="unknown">
            <text:p>unknown</text:p>
          </table:table-cell>
          <table:table-cell table:style-name="ce3" table:formula="of:=IF(OR([.H538]=&quot;true&quot;; [.I538]=&quot;true&quot;); &quot;true&quot;; IF(OR([.H538]=&quot;false reach&quot;; [.I5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36.c.i </text:p>
          </table:table-cell>
          <table:table-cell table:formula="of:=IF(OR([.E539]=&quot;true&quot;; [.F539]=&quot;true&quot;; [.G539]=&quot;true&quot;; [.H539]=&quot;true&quot;; [.I539]=&quot;true&quot;; [.J539]=&quot;true&quot;); &quot;true&quot;; IF(OR([.E539]=&quot;false reach&quot;; [.F539]=&quot;false reach&quot;; [.G539]=&quot;false reach&quot;; [.H539]=&quot;false reach&quot;; [.I539]=&quot;false reach&quot;; [.J539]=&quot;false reach&quot;); &quot;false&quot;; &quot;unknown&quot;))" office:value-type="string" office:string-value="true">
            <text:p>true</text:p>
          </table:table-cell>
          <table:table-cell table:style-name="ce3" table:formula="of:=IF(OR([.F539]=&quot;true&quot;; [.G539]=&quot;true&quot;); &quot;true&quot;; IF(OR([.F539]=&quot;false reach&quot;; [.G539]=&quot;false reach&quot;); &quot;false&quot;; &quot;unknown&quot;))" office:value-type="string" office:string-value="unknown">
            <text:p>unknown</text:p>
          </table:table-cell>
          <table:table-cell table:style-name="ce3" table:formula="of:=IF(OR([.H539]=&quot;true&quot;; [.I539]=&quot;true&quot;); &quot;true&quot;; IF(OR([.H539]=&quot;false reach&quot;; [.I539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7.c.i </text:p>
          </table:table-cell>
          <table:table-cell table:formula="of:=IF(OR([.E540]=&quot;true&quot;; [.F540]=&quot;true&quot;; [.G540]=&quot;true&quot;; [.H540]=&quot;true&quot;; [.I540]=&quot;true&quot;; [.J540]=&quot;true&quot;); &quot;true&quot;; IF(OR([.E540]=&quot;false reach&quot;; [.F540]=&quot;false reach&quot;; [.G540]=&quot;false reach&quot;; [.H540]=&quot;false reach&quot;; [.I540]=&quot;false reach&quot;; [.J540]=&quot;false reach&quot;); &quot;false&quot;; &quot;unknown&quot;))" office:value-type="string" office:string-value="true">
            <text:p>true</text:p>
          </table:table-cell>
          <table:table-cell table:style-name="ce3" table:formula="of:=IF(OR([.F540]=&quot;true&quot;; [.G540]=&quot;true&quot;); &quot;true&quot;; IF(OR([.F540]=&quot;false reach&quot;; [.G540]=&quot;false reach&quot;); &quot;false&quot;; &quot;unknown&quot;))" office:value-type="string" office:string-value="true">
            <text:p>true</text:p>
          </table:table-cell>
          <table:table-cell table:style-name="ce3" table:formula="of:=IF(OR([.H540]=&quot;true&quot;; [.I540]=&quot;true&quot;); &quot;true&quot;; IF(OR([.H540]=&quot;false reach&quot;; [.I54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8.c.i </text:p>
          </table:table-cell>
          <table:table-cell table:formula="of:=IF(OR([.E541]=&quot;true&quot;; [.F541]=&quot;true&quot;; [.G541]=&quot;true&quot;; [.H541]=&quot;true&quot;; [.I541]=&quot;true&quot;; [.J541]=&quot;true&quot;); &quot;true&quot;; IF(OR([.E541]=&quot;false reach&quot;; [.F541]=&quot;false reach&quot;; [.G541]=&quot;false reach&quot;; [.H541]=&quot;false reach&quot;; [.I541]=&quot;false reach&quot;; [.J541]=&quot;false reach&quot;); &quot;false&quot;; &quot;unknown&quot;))" office:value-type="string" office:string-value="true">
            <text:p>true</text:p>
          </table:table-cell>
          <table:table-cell table:style-name="ce3" table:formula="of:=IF(OR([.F541]=&quot;true&quot;; [.G541]=&quot;true&quot;); &quot;true&quot;; IF(OR([.F541]=&quot;false reach&quot;; [.G541]=&quot;false reach&quot;); &quot;false&quot;; &quot;unknown&quot;))" office:value-type="string" office:string-value="true">
            <text:p>true</text:p>
          </table:table-cell>
          <table:table-cell table:style-name="ce3" table:formula="of:=IF(OR([.H541]=&quot;true&quot;; [.I541]=&quot;true&quot;); &quot;true&quot;; IF(OR([.H541]=&quot;false reach&quot;; [.I5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39.c.i </text:p>
          </table:table-cell>
          <table:table-cell table:formula="of:=IF(OR([.E542]=&quot;true&quot;; [.F542]=&quot;true&quot;; [.G542]=&quot;true&quot;; [.H542]=&quot;true&quot;; [.I542]=&quot;true&quot;; [.J542]=&quot;true&quot;); &quot;true&quot;; IF(OR([.E542]=&quot;false reach&quot;; [.F542]=&quot;false reach&quot;; [.G542]=&quot;false reach&quot;; [.H542]=&quot;false reach&quot;; [.I542]=&quot;false reach&quot;; [.J542]=&quot;false reach&quot;); &quot;false&quot;; &quot;unknown&quot;))" office:value-type="string" office:string-value="true">
            <text:p>true</text:p>
          </table:table-cell>
          <table:table-cell table:style-name="ce3" table:formula="of:=IF(OR([.F542]=&quot;true&quot;; [.G542]=&quot;true&quot;); &quot;true&quot;; IF(OR([.F542]=&quot;false reach&quot;; [.G542]=&quot;false reach&quot;); &quot;false&quot;; &quot;unknown&quot;))" office:value-type="string" office:string-value="unknown">
            <text:p>unknown</text:p>
          </table:table-cell>
          <table:table-cell table:style-name="ce3" table:formula="of:=IF(OR([.H542]=&quot;true&quot;; [.I542]=&quot;true&quot;); &quot;true&quot;; IF(OR([.H542]=&quot;false reach&quot;; [.I54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40.c.i </text:p>
          </table:table-cell>
          <table:table-cell table:formula="of:=IF(OR([.E543]=&quot;true&quot;; [.F543]=&quot;true&quot;; [.G543]=&quot;true&quot;; [.H543]=&quot;true&quot;; [.I543]=&quot;true&quot;; [.J543]=&quot;true&quot;); &quot;true&quot;; IF(OR([.E543]=&quot;false reach&quot;; [.F543]=&quot;false reach&quot;; [.G543]=&quot;false reach&quot;; [.H543]=&quot;false reach&quot;; [.I543]=&quot;false reach&quot;; [.J543]=&quot;false reach&quot;); &quot;false&quot;; &quot;unknown&quot;))" office:value-type="string" office:string-value="unknown">
            <text:p>unknown</text:p>
          </table:table-cell>
          <table:table-cell table:style-name="ce3" table:formula="of:=IF(OR([.F543]=&quot;true&quot;; [.G543]=&quot;true&quot;); &quot;true&quot;; IF(OR([.F543]=&quot;false reach&quot;; [.G543]=&quot;false reach&quot;); &quot;false&quot;; &quot;unknown&quot;))" office:value-type="string" office:string-value="unknown">
            <text:p>unknown</text:p>
          </table:table-cell>
          <table:table-cell table:style-name="ce3" table:formula="of:=IF(OR([.H543]=&quot;true&quot;; [.I543]=&quot;true&quot;); &quot;true&quot;; IF(OR([.H543]=&quot;false reach&quot;; [.I5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41.c.i </text:p>
          </table:table-cell>
          <table:table-cell table:formula="of:=IF(OR([.E544]=&quot;true&quot;; [.F544]=&quot;true&quot;; [.G544]=&quot;true&quot;; [.H544]=&quot;true&quot;; [.I544]=&quot;true&quot;; [.J544]=&quot;true&quot;); &quot;true&quot;; IF(OR([.E544]=&quot;false reach&quot;; [.F544]=&quot;false reach&quot;; [.G544]=&quot;false reach&quot;; [.H544]=&quot;false reach&quot;; [.I544]=&quot;false reach&quot;; [.J544]=&quot;false reach&quot;); &quot;false&quot;; &quot;unknown&quot;))" office:value-type="string" office:string-value="unknown">
            <text:p>unknown</text:p>
          </table:table-cell>
          <table:table-cell table:style-name="ce3" table:formula="of:=IF(OR([.F544]=&quot;true&quot;; [.G544]=&quot;true&quot;); &quot;true&quot;; IF(OR([.F544]=&quot;false reach&quot;; [.G544]=&quot;false reach&quot;); &quot;false&quot;; &quot;unknown&quot;))" office:value-type="string" office:string-value="unknown">
            <text:p>unknown</text:p>
          </table:table-cell>
          <table:table-cell table:style-name="ce3" table:formula="of:=IF(OR([.H544]=&quot;true&quot;; [.I544]=&quot;true&quot;); &quot;true&quot;; IF(OR([.H544]=&quot;false reach&quot;; [.I54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42.c.i </text:p>
          </table:table-cell>
          <table:table-cell table:formula="of:=IF(OR([.E545]=&quot;true&quot;; [.F545]=&quot;true&quot;; [.G545]=&quot;true&quot;; [.H545]=&quot;true&quot;; [.I545]=&quot;true&quot;; [.J545]=&quot;true&quot;); &quot;true&quot;; IF(OR([.E545]=&quot;false reach&quot;; [.F545]=&quot;false reach&quot;; [.G545]=&quot;false reach&quot;; [.H545]=&quot;false reach&quot;; [.I545]=&quot;false reach&quot;; [.J545]=&quot;false reach&quot;); &quot;false&quot;; &quot;unknown&quot;))" office:value-type="string" office:string-value="unknown">
            <text:p>unknown</text:p>
          </table:table-cell>
          <table:table-cell table:style-name="ce3" table:formula="of:=IF(OR([.F545]=&quot;true&quot;; [.G545]=&quot;true&quot;); &quot;true&quot;; IF(OR([.F545]=&quot;false reach&quot;; [.G545]=&quot;false reach&quot;); &quot;false&quot;; &quot;unknown&quot;))" office:value-type="string" office:string-value="unknown">
            <text:p>unknown</text:p>
          </table:table-cell>
          <table:table-cell table:style-name="ce3" table:formula="of:=IF(OR([.H545]=&quot;true&quot;; [.I545]=&quot;true&quot;); &quot;true&quot;; IF(OR([.H545]=&quot;false reach&quot;; [.I5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43.c.i </text:p>
          </table:table-cell>
          <table:table-cell table:formula="of:=IF(OR([.E546]=&quot;true&quot;; [.F546]=&quot;true&quot;; [.G546]=&quot;true&quot;; [.H546]=&quot;true&quot;; [.I546]=&quot;true&quot;; [.J546]=&quot;true&quot;); &quot;true&quot;; IF(OR([.E546]=&quot;false reach&quot;; [.F546]=&quot;false reach&quot;; [.G546]=&quot;false reach&quot;; [.H546]=&quot;false reach&quot;; [.I546]=&quot;false reach&quot;; [.J546]=&quot;false reach&quot;); &quot;false&quot;; &quot;unknown&quot;))" office:value-type="string" office:string-value="true">
            <text:p>true</text:p>
          </table:table-cell>
          <table:table-cell table:style-name="ce3" table:formula="of:=IF(OR([.F546]=&quot;true&quot;; [.G546]=&quot;true&quot;); &quot;true&quot;; IF(OR([.F546]=&quot;false reach&quot;; [.G546]=&quot;false reach&quot;); &quot;false&quot;; &quot;unknown&quot;))" office:value-type="string" office:string-value="true">
            <text:p>true</text:p>
          </table:table-cell>
          <table:table-cell table:style-name="ce3" table:formula="of:=IF(OR([.H546]=&quot;true&quot;; [.I546]=&quot;true&quot;); &quot;true&quot;; IF(OR([.H546]=&quot;false reach&quot;; [.I5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44.c.i </text:p>
          </table:table-cell>
          <table:table-cell table:formula="of:=IF(OR([.E547]=&quot;true&quot;; [.F547]=&quot;true&quot;; [.G547]=&quot;true&quot;; [.H547]=&quot;true&quot;; [.I547]=&quot;true&quot;; [.J547]=&quot;true&quot;); &quot;true&quot;; IF(OR([.E547]=&quot;false reach&quot;; [.F547]=&quot;false reach&quot;; [.G547]=&quot;false reach&quot;; [.H547]=&quot;false reach&quot;; [.I547]=&quot;false reach&quot;; [.J547]=&quot;false reach&quot;); &quot;false&quot;; &quot;unknown&quot;))" office:value-type="string" office:string-value="true">
            <text:p>true</text:p>
          </table:table-cell>
          <table:table-cell table:style-name="ce3" table:formula="of:=IF(OR([.F547]=&quot;true&quot;; [.G547]=&quot;true&quot;); &quot;true&quot;; IF(OR([.F547]=&quot;false reach&quot;; [.G547]=&quot;false reach&quot;); &quot;false&quot;; &quot;unknown&quot;))" office:value-type="string" office:string-value="true">
            <text:p>true</text:p>
          </table:table-cell>
          <table:table-cell table:style-name="ce3" table:formula="of:=IF(OR([.H547]=&quot;true&quot;; [.I547]=&quot;true&quot;); &quot;true&quot;; IF(OR([.H547]=&quot;false reach&quot;; [.I5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45.c.i </text:p>
          </table:table-cell>
          <table:table-cell table:formula="of:=IF(OR([.E548]=&quot;true&quot;; [.F548]=&quot;true&quot;; [.G548]=&quot;true&quot;; [.H548]=&quot;true&quot;; [.I548]=&quot;true&quot;; [.J548]=&quot;true&quot;); &quot;true&quot;; IF(OR([.E548]=&quot;false reach&quot;; [.F548]=&quot;false reach&quot;; [.G548]=&quot;false reach&quot;; [.H548]=&quot;false reach&quot;; [.I548]=&quot;false reach&quot;; [.J548]=&quot;false reach&quot;); &quot;false&quot;; &quot;unknown&quot;))" office:value-type="string" office:string-value="unknown">
            <text:p>unknown</text:p>
          </table:table-cell>
          <table:table-cell table:style-name="ce3" table:formula="of:=IF(OR([.F548]=&quot;true&quot;; [.G548]=&quot;true&quot;); &quot;true&quot;; IF(OR([.F548]=&quot;false reach&quot;; [.G548]=&quot;false reach&quot;); &quot;false&quot;; &quot;unknown&quot;))" office:value-type="string" office:string-value="unknown">
            <text:p>unknown</text:p>
          </table:table-cell>
          <table:table-cell table:style-name="ce3" table:formula="of:=IF(OR([.H548]=&quot;true&quot;; [.I548]=&quot;true&quot;); &quot;true&quot;; IF(OR([.H548]=&quot;false reach&quot;; [.I5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46.c.i </text:p>
          </table:table-cell>
          <table:table-cell table:formula="of:=IF(OR([.E549]=&quot;true&quot;; [.F549]=&quot;true&quot;; [.G549]=&quot;true&quot;; [.H549]=&quot;true&quot;; [.I549]=&quot;true&quot;; [.J549]=&quot;true&quot;); &quot;true&quot;; IF(OR([.E549]=&quot;false reach&quot;; [.F549]=&quot;false reach&quot;; [.G549]=&quot;false reach&quot;; [.H549]=&quot;false reach&quot;; [.I549]=&quot;false reach&quot;; [.J549]=&quot;false reach&quot;); &quot;false&quot;; &quot;unknown&quot;))" office:value-type="string" office:string-value="unknown">
            <text:p>unknown</text:p>
          </table:table-cell>
          <table:table-cell table:style-name="ce3" table:formula="of:=IF(OR([.F549]=&quot;true&quot;; [.G549]=&quot;true&quot;); &quot;true&quot;; IF(OR([.F549]=&quot;false reach&quot;; [.G549]=&quot;false reach&quot;); &quot;false&quot;; &quot;unknown&quot;))" office:value-type="string" office:string-value="unknown">
            <text:p>unknown</text:p>
          </table:table-cell>
          <table:table-cell table:style-name="ce3" table:formula="of:=IF(OR([.H549]=&quot;true&quot;; [.I549]=&quot;true&quot;); &quot;true&quot;; IF(OR([.H549]=&quot;false reach&quot;; [.I5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 office:value-type="string">
            <text:p>Problem06_47.c.i </text:p>
          </table:table-cell>
          <table:table-cell table:formula="of:=IF(OR([.E550]=&quot;true&quot;; [.F550]=&quot;true&quot;; [.G550]=&quot;true&quot;; [.H550]=&quot;true&quot;; [.I550]=&quot;true&quot;; [.J550]=&quot;true&quot;); &quot;true&quot;; IF(OR([.E550]=&quot;false reach&quot;; [.F550]=&quot;false reach&quot;; [.G550]=&quot;false reach&quot;; [.H550]=&quot;false reach&quot;; [.I550]=&quot;false reach&quot;; [.J550]=&quot;false reach&quot;); &quot;false&quot;; &quot;unknown&quot;))" office:value-type="string" office:string-value="true">
            <text:p>true</text:p>
          </table:table-cell>
          <table:table-cell table:style-name="ce3" table:formula="of:=IF(OR([.F550]=&quot;true&quot;; [.G550]=&quot;true&quot;); &quot;true&quot;; IF(OR([.F550]=&quot;false reach&quot;; [.G550]=&quot;false reach&quot;); &quot;false&quot;; &quot;unknown&quot;))" office:value-type="string" office:string-value="true">
            <text:p>true</text:p>
          </table:table-cell>
          <table:table-cell table:style-name="ce3" table:formula="of:=IF(OR([.H550]=&quot;true&quot;; [.I550]=&quot;true&quot;); &quot;true&quot;; IF(OR([.H550]=&quot;false reach&quot;; [.I5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48.c.i </text:p>
          </table:table-cell>
          <table:table-cell table:formula="of:=IF(OR([.E551]=&quot;true&quot;; [.F551]=&quot;true&quot;; [.G551]=&quot;true&quot;; [.H551]=&quot;true&quot;; [.I551]=&quot;true&quot;; [.J551]=&quot;true&quot;); &quot;true&quot;; IF(OR([.E551]=&quot;false reach&quot;; [.F551]=&quot;false reach&quot;; [.G551]=&quot;false reach&quot;; [.H551]=&quot;false reach&quot;; [.I551]=&quot;false reach&quot;; [.J551]=&quot;false reach&quot;); &quot;false&quot;; &quot;unknown&quot;))" office:value-type="string" office:string-value="true">
            <text:p>true</text:p>
          </table:table-cell>
          <table:table-cell table:style-name="ce3" table:formula="of:=IF(OR([.F551]=&quot;true&quot;; [.G551]=&quot;true&quot;); &quot;true&quot;; IF(OR([.F551]=&quot;false reach&quot;; [.G551]=&quot;false reach&quot;); &quot;false&quot;; &quot;unknown&quot;))" office:value-type="string" office:string-value="true">
            <text:p>true</text:p>
          </table:table-cell>
          <table:table-cell table:style-name="ce3" table:formula="of:=IF(OR([.H551]=&quot;true&quot;; [.I551]=&quot;true&quot;); &quot;true&quot;; IF(OR([.H551]=&quot;false reach&quot;; [.I5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49.c.i </text:p>
          </table:table-cell>
          <table:table-cell table:formula="of:=IF(OR([.E552]=&quot;true&quot;; [.F552]=&quot;true&quot;; [.G552]=&quot;true&quot;; [.H552]=&quot;true&quot;; [.I552]=&quot;true&quot;; [.J552]=&quot;true&quot;); &quot;true&quot;; IF(OR([.E552]=&quot;false reach&quot;; [.F552]=&quot;false reach&quot;; [.G552]=&quot;false reach&quot;; [.H552]=&quot;false reach&quot;; [.I552]=&quot;false reach&quot;; [.J552]=&quot;false reach&quot;); &quot;false&quot;; &quot;unknown&quot;))" office:value-type="string" office:string-value="true">
            <text:p>true</text:p>
          </table:table-cell>
          <table:table-cell table:style-name="ce3" table:formula="of:=IF(OR([.F552]=&quot;true&quot;; [.G552]=&quot;true&quot;); &quot;true&quot;; IF(OR([.F552]=&quot;false reach&quot;; [.G552]=&quot;false reach&quot;); &quot;false&quot;; &quot;unknown&quot;))" office:value-type="string" office:string-value="true">
            <text:p>true</text:p>
          </table:table-cell>
          <table:table-cell table:style-name="ce3" table:formula="of:=IF(OR([.H552]=&quot;true&quot;; [.I552]=&quot;true&quot;); &quot;true&quot;; IF(OR([.H552]=&quot;false reach&quot;; [.I5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50.c.i </text:p>
          </table:table-cell>
          <table:table-cell table:formula="of:=IF(OR([.E553]=&quot;true&quot;; [.F553]=&quot;true&quot;; [.G553]=&quot;true&quot;; [.H553]=&quot;true&quot;; [.I553]=&quot;true&quot;; [.J553]=&quot;true&quot;); &quot;true&quot;; IF(OR([.E553]=&quot;false reach&quot;; [.F553]=&quot;false reach&quot;; [.G553]=&quot;false reach&quot;; [.H553]=&quot;false reach&quot;; [.I553]=&quot;false reach&quot;; [.J553]=&quot;false reach&quot;); &quot;false&quot;; &quot;unknown&quot;))" office:value-type="string" office:string-value="true">
            <text:p>true</text:p>
          </table:table-cell>
          <table:table-cell table:style-name="ce3" table:formula="of:=IF(OR([.F553]=&quot;true&quot;; [.G553]=&quot;true&quot;); &quot;true&quot;; IF(OR([.F553]=&quot;false reach&quot;; [.G553]=&quot;false reach&quot;); &quot;false&quot;; &quot;unknown&quot;))" office:value-type="string" office:string-value="true">
            <text:p>true</text:p>
          </table:table-cell>
          <table:table-cell table:style-name="ce3" table:formula="of:=IF(OR([.H553]=&quot;true&quot;; [.I553]=&quot;true&quot;); &quot;true&quot;; IF(OR([.H553]=&quot;false reach&quot;; [.I5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51.c.i </text:p>
          </table:table-cell>
          <table:table-cell table:formula="of:=IF(OR([.E554]=&quot;true&quot;; [.F554]=&quot;true&quot;; [.G554]=&quot;true&quot;; [.H554]=&quot;true&quot;; [.I554]=&quot;true&quot;; [.J554]=&quot;true&quot;); &quot;true&quot;; IF(OR([.E554]=&quot;false reach&quot;; [.F554]=&quot;false reach&quot;; [.G554]=&quot;false reach&quot;; [.H554]=&quot;false reach&quot;; [.I554]=&quot;false reach&quot;; [.J554]=&quot;false reach&quot;); &quot;false&quot;; &quot;unknown&quot;))" office:value-type="string" office:string-value="true">
            <text:p>true</text:p>
          </table:table-cell>
          <table:table-cell table:style-name="ce3" table:formula="of:=IF(OR([.F554]=&quot;true&quot;; [.G554]=&quot;true&quot;); &quot;true&quot;; IF(OR([.F554]=&quot;false reach&quot;; [.G554]=&quot;false reach&quot;); &quot;false&quot;; &quot;unknown&quot;))" office:value-type="string" office:string-value="unknown">
            <text:p>unknown</text:p>
          </table:table-cell>
          <table:table-cell table:style-name="ce3" table:formula="of:=IF(OR([.H554]=&quot;true&quot;; [.I554]=&quot;true&quot;); &quot;true&quot;; IF(OR([.H554]=&quot;false reach&quot;; [.I5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52.c.i </text:p>
          </table:table-cell>
          <table:table-cell table:formula="of:=IF(OR([.E555]=&quot;true&quot;; [.F555]=&quot;true&quot;; [.G555]=&quot;true&quot;; [.H555]=&quot;true&quot;; [.I555]=&quot;true&quot;; [.J555]=&quot;true&quot;); &quot;true&quot;; IF(OR([.E555]=&quot;false reach&quot;; [.F555]=&quot;false reach&quot;; [.G555]=&quot;false reach&quot;; [.H555]=&quot;false reach&quot;; [.I555]=&quot;false reach&quot;; [.J555]=&quot;false reach&quot;); &quot;false&quot;; &quot;unknown&quot;))" office:value-type="string" office:string-value="unknown">
            <text:p>unknown</text:p>
          </table:table-cell>
          <table:table-cell table:style-name="ce3" table:formula="of:=IF(OR([.F555]=&quot;true&quot;; [.G555]=&quot;true&quot;); &quot;true&quot;; IF(OR([.F555]=&quot;false reach&quot;; [.G555]=&quot;false reach&quot;); &quot;false&quot;; &quot;unknown&quot;))" office:value-type="string" office:string-value="unknown">
            <text:p>unknown</text:p>
          </table:table-cell>
          <table:table-cell table:style-name="ce3" table:formula="of:=IF(OR([.H555]=&quot;true&quot;; [.I555]=&quot;true&quot;); &quot;true&quot;; IF(OR([.H555]=&quot;false reach&quot;; [.I55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53.c.i </text:p>
          </table:table-cell>
          <table:table-cell table:formula="of:=IF(OR([.E556]=&quot;true&quot;; [.F556]=&quot;true&quot;; [.G556]=&quot;true&quot;; [.H556]=&quot;true&quot;; [.I556]=&quot;true&quot;; [.J556]=&quot;true&quot;); &quot;true&quot;; IF(OR([.E556]=&quot;false reach&quot;; [.F556]=&quot;false reach&quot;; [.G556]=&quot;false reach&quot;; [.H556]=&quot;false reach&quot;; [.I556]=&quot;false reach&quot;; [.J556]=&quot;false reach&quot;); &quot;false&quot;; &quot;unknown&quot;))" office:value-type="string" office:string-value="true">
            <text:p>true</text:p>
          </table:table-cell>
          <table:table-cell table:style-name="ce3" table:formula="of:=IF(OR([.F556]=&quot;true&quot;; [.G556]=&quot;true&quot;); &quot;true&quot;; IF(OR([.F556]=&quot;false reach&quot;; [.G556]=&quot;false reach&quot;); &quot;false&quot;; &quot;unknown&quot;))" office:value-type="string" office:string-value="unknown">
            <text:p>unknown</text:p>
          </table:table-cell>
          <table:table-cell table:style-name="ce3" table:formula="of:=IF(OR([.H556]=&quot;true&quot;; [.I556]=&quot;true&quot;); &quot;true&quot;; IF(OR([.H556]=&quot;false reach&quot;; [.I55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54.c.i </text:p>
          </table:table-cell>
          <table:table-cell table:formula="of:=IF(OR([.E557]=&quot;true&quot;; [.F557]=&quot;true&quot;; [.G557]=&quot;true&quot;; [.H557]=&quot;true&quot;; [.I557]=&quot;true&quot;; [.J557]=&quot;true&quot;); &quot;true&quot;; IF(OR([.E557]=&quot;false reach&quot;; [.F557]=&quot;false reach&quot;; [.G557]=&quot;false reach&quot;; [.H557]=&quot;false reach&quot;; [.I557]=&quot;false reach&quot;; [.J557]=&quot;false reach&quot;); &quot;false&quot;; &quot;unknown&quot;))" office:value-type="string" office:string-value="unknown">
            <text:p>unknown</text:p>
          </table:table-cell>
          <table:table-cell table:style-name="ce3" table:formula="of:=IF(OR([.F557]=&quot;true&quot;; [.G557]=&quot;true&quot;); &quot;true&quot;; IF(OR([.F557]=&quot;false reach&quot;; [.G557]=&quot;false reach&quot;); &quot;false&quot;; &quot;unknown&quot;))" office:value-type="string" office:string-value="unknown">
            <text:p>unknown</text:p>
          </table:table-cell>
          <table:table-cell table:style-name="ce3" table:formula="of:=IF(OR([.H557]=&quot;true&quot;; [.I557]=&quot;true&quot;); &quot;true&quot;; IF(OR([.H557]=&quot;false reach&quot;; [.I55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55.c.i </text:p>
          </table:table-cell>
          <table:table-cell table:formula="of:=IF(OR([.E558]=&quot;true&quot;; [.F558]=&quot;true&quot;; [.G558]=&quot;true&quot;; [.H558]=&quot;true&quot;; [.I558]=&quot;true&quot;; [.J558]=&quot;true&quot;); &quot;true&quot;; IF(OR([.E558]=&quot;false reach&quot;; [.F558]=&quot;false reach&quot;; [.G558]=&quot;false reach&quot;; [.H558]=&quot;false reach&quot;; [.I558]=&quot;false reach&quot;; [.J558]=&quot;false reach&quot;); &quot;false&quot;; &quot;unknown&quot;))" office:value-type="string" office:string-value="true">
            <text:p>true</text:p>
          </table:table-cell>
          <table:table-cell table:style-name="ce3" table:formula="of:=IF(OR([.F558]=&quot;true&quot;; [.G558]=&quot;true&quot;); &quot;true&quot;; IF(OR([.F558]=&quot;false reach&quot;; [.G558]=&quot;false reach&quot;); &quot;false&quot;; &quot;unknown&quot;))" office:value-type="string" office:string-value="true">
            <text:p>true</text:p>
          </table:table-cell>
          <table:table-cell table:style-name="ce3" table:formula="of:=IF(OR([.H558]=&quot;true&quot;; [.I558]=&quot;true&quot;); &quot;true&quot;; IF(OR([.H558]=&quot;false reach&quot;; [.I5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56.c.i </text:p>
          </table:table-cell>
          <table:table-cell table:formula="of:=IF(OR([.E559]=&quot;true&quot;; [.F559]=&quot;true&quot;; [.G559]=&quot;true&quot;; [.H559]=&quot;true&quot;; [.I559]=&quot;true&quot;; [.J559]=&quot;true&quot;); &quot;true&quot;; IF(OR([.E559]=&quot;false reach&quot;; [.F559]=&quot;false reach&quot;; [.G559]=&quot;false reach&quot;; [.H559]=&quot;false reach&quot;; [.I559]=&quot;false reach&quot;; [.J559]=&quot;false reach&quot;); &quot;false&quot;; &quot;unknown&quot;))" office:value-type="string" office:string-value="unknown">
            <text:p>unknown</text:p>
          </table:table-cell>
          <table:table-cell table:style-name="ce3" table:formula="of:=IF(OR([.F559]=&quot;true&quot;; [.G559]=&quot;true&quot;); &quot;true&quot;; IF(OR([.F559]=&quot;false reach&quot;; [.G559]=&quot;false reach&quot;); &quot;false&quot;; &quot;unknown&quot;))" office:value-type="string" office:string-value="unknown">
            <text:p>unknown</text:p>
          </table:table-cell>
          <table:table-cell table:style-name="ce3" table:formula="of:=IF(OR([.H559]=&quot;true&quot;; [.I559]=&quot;true&quot;); &quot;true&quot;; IF(OR([.H559]=&quot;false reach&quot;; [.I55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57.c.i </text:p>
          </table:table-cell>
          <table:table-cell table:formula="of:=IF(OR([.E560]=&quot;true&quot;; [.F560]=&quot;true&quot;; [.G560]=&quot;true&quot;; [.H560]=&quot;true&quot;; [.I560]=&quot;true&quot;; [.J560]=&quot;true&quot;); &quot;true&quot;; IF(OR([.E560]=&quot;false reach&quot;; [.F560]=&quot;false reach&quot;; [.G560]=&quot;false reach&quot;; [.H560]=&quot;false reach&quot;; [.I560]=&quot;false reach&quot;; [.J560]=&quot;false reach&quot;); &quot;false&quot;; &quot;unknown&quot;))" office:value-type="string" office:string-value="false">
            <text:p>false</text:p>
          </table:table-cell>
          <table:table-cell table:style-name="ce3" table:formula="of:=IF(OR([.F560]=&quot;true&quot;; [.G560]=&quot;true&quot;); &quot;true&quot;; IF(OR([.F560]=&quot;false reach&quot;; [.G560]=&quot;false reach&quot;); &quot;false&quot;; &quot;unknown&quot;))" office:value-type="string" office:string-value="unknown">
            <text:p>unknown</text:p>
          </table:table-cell>
          <table:table-cell table:style-name="ce3" table:formula="of:=IF(OR([.H560]=&quot;true&quot;; [.I560]=&quot;true&quot;); &quot;true&quot;; IF(OR([.H560]=&quot;false reach&quot;; [.I56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58.c.i </text:p>
          </table:table-cell>
          <table:table-cell table:formula="of:=IF(OR([.E561]=&quot;true&quot;; [.F561]=&quot;true&quot;; [.G561]=&quot;true&quot;; [.H561]=&quot;true&quot;; [.I561]=&quot;true&quot;; [.J561]=&quot;true&quot;); &quot;true&quot;; IF(OR([.E561]=&quot;false reach&quot;; [.F561]=&quot;false reach&quot;; [.G561]=&quot;false reach&quot;; [.H561]=&quot;false reach&quot;; [.I561]=&quot;false reach&quot;; [.J561]=&quot;false reach&quot;); &quot;false&quot;; &quot;unknown&quot;))" office:value-type="string" office:string-value="unknown">
            <text:p>unknown</text:p>
          </table:table-cell>
          <table:table-cell table:style-name="ce3" table:formula="of:=IF(OR([.F561]=&quot;true&quot;; [.G561]=&quot;true&quot;); &quot;true&quot;; IF(OR([.F561]=&quot;false reach&quot;; [.G561]=&quot;false reach&quot;); &quot;false&quot;; &quot;unknown&quot;))" office:value-type="string" office:string-value="unknown">
            <text:p>unknown</text:p>
          </table:table-cell>
          <table:table-cell table:style-name="ce3" table:formula="of:=IF(OR([.H561]=&quot;true&quot;; [.I561]=&quot;true&quot;); &quot;true&quot;; IF(OR([.H561]=&quot;false reach&quot;; [.I56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59.c.i </text:p>
          </table:table-cell>
          <table:table-cell table:formula="of:=IF(OR([.E562]=&quot;true&quot;; [.F562]=&quot;true&quot;; [.G562]=&quot;true&quot;; [.H562]=&quot;true&quot;; [.I562]=&quot;true&quot;; [.J562]=&quot;true&quot;); &quot;true&quot;; IF(OR([.E562]=&quot;false reach&quot;; [.F562]=&quot;false reach&quot;; [.G562]=&quot;false reach&quot;; [.H562]=&quot;false reach&quot;; [.I562]=&quot;false reach&quot;; [.J562]=&quot;false reach&quot;); &quot;false&quot;; &quot;unknown&quot;))" office:value-type="string" office:string-value="true">
            <text:p>true</text:p>
          </table:table-cell>
          <table:table-cell table:style-name="ce3" table:formula="of:=IF(OR([.F562]=&quot;true&quot;; [.G562]=&quot;true&quot;); &quot;true&quot;; IF(OR([.F562]=&quot;false reach&quot;; [.G562]=&quot;false reach&quot;); &quot;false&quot;; &quot;unknown&quot;))" office:value-type="string" office:string-value="true">
            <text:p>true</text:p>
          </table:table-cell>
          <table:table-cell table:style-name="ce3" table:formula="of:=IF(OR([.H562]=&quot;true&quot;; [.I562]=&quot;true&quot;); &quot;true&quot;; IF(OR([.H562]=&quot;false reach&quot;; [.I5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0.c.i </text:p>
          </table:table-cell>
          <table:table-cell table:formula="of:=IF(OR([.E563]=&quot;true&quot;; [.F563]=&quot;true&quot;; [.G563]=&quot;true&quot;; [.H563]=&quot;true&quot;; [.I563]=&quot;true&quot;; [.J563]=&quot;true&quot;); &quot;true&quot;; IF(OR([.E563]=&quot;false reach&quot;; [.F563]=&quot;false reach&quot;; [.G563]=&quot;false reach&quot;; [.H563]=&quot;false reach&quot;; [.I563]=&quot;false reach&quot;; [.J563]=&quot;false reach&quot;); &quot;false&quot;; &quot;unknown&quot;))" office:value-type="string" office:string-value="true">
            <text:p>true</text:p>
          </table:table-cell>
          <table:table-cell table:style-name="ce3" table:formula="of:=IF(OR([.F563]=&quot;true&quot;; [.G563]=&quot;true&quot;); &quot;true&quot;; IF(OR([.F563]=&quot;false reach&quot;; [.G563]=&quot;false reach&quot;); &quot;false&quot;; &quot;unknown&quot;))" office:value-type="string" office:string-value="true">
            <text:p>true</text:p>
          </table:table-cell>
          <table:table-cell table:style-name="ce3" table:formula="of:=IF(OR([.H563]=&quot;true&quot;; [.I563]=&quot;true&quot;); &quot;true&quot;; IF(OR([.H563]=&quot;false reach&quot;; [.I5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1.c.i </text:p>
          </table:table-cell>
          <table:table-cell table:formula="of:=IF(OR([.E564]=&quot;true&quot;; [.F564]=&quot;true&quot;; [.G564]=&quot;true&quot;; [.H564]=&quot;true&quot;; [.I564]=&quot;true&quot;; [.J564]=&quot;true&quot;); &quot;true&quot;; IF(OR([.E564]=&quot;false reach&quot;; [.F564]=&quot;false reach&quot;; [.G564]=&quot;false reach&quot;; [.H564]=&quot;false reach&quot;; [.I564]=&quot;false reach&quot;; [.J564]=&quot;false reach&quot;); &quot;false&quot;; &quot;unknown&quot;))" office:value-type="string" office:string-value="true">
            <text:p>true</text:p>
          </table:table-cell>
          <table:table-cell table:style-name="ce3" table:formula="of:=IF(OR([.F564]=&quot;true&quot;; [.G564]=&quot;true&quot;); &quot;true&quot;; IF(OR([.F564]=&quot;false reach&quot;; [.G564]=&quot;false reach&quot;); &quot;false&quot;; &quot;unknown&quot;))" office:value-type="string" office:string-value="true">
            <text:p>true</text:p>
          </table:table-cell>
          <table:table-cell table:style-name="ce3" table:formula="of:=IF(OR([.H564]=&quot;true&quot;; [.I564]=&quot;true&quot;); &quot;true&quot;; IF(OR([.H564]=&quot;false reach&quot;; [.I5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2.c.i </text:p>
          </table:table-cell>
          <table:table-cell table:formula="of:=IF(OR([.E565]=&quot;true&quot;; [.F565]=&quot;true&quot;; [.G565]=&quot;true&quot;; [.H565]=&quot;true&quot;; [.I565]=&quot;true&quot;; [.J565]=&quot;true&quot;); &quot;true&quot;; IF(OR([.E565]=&quot;false reach&quot;; [.F565]=&quot;false reach&quot;; [.G565]=&quot;false reach&quot;; [.H565]=&quot;false reach&quot;; [.I565]=&quot;false reach&quot;; [.J565]=&quot;false reach&quot;); &quot;false&quot;; &quot;unknown&quot;))" office:value-type="string" office:string-value="true">
            <text:p>true</text:p>
          </table:table-cell>
          <table:table-cell table:style-name="ce3" table:formula="of:=IF(OR([.F565]=&quot;true&quot;; [.G565]=&quot;true&quot;); &quot;true&quot;; IF(OR([.F565]=&quot;false reach&quot;; [.G565]=&quot;false reach&quot;); &quot;false&quot;; &quot;unknown&quot;))" office:value-type="string" office:string-value="unknown">
            <text:p>unknown</text:p>
          </table:table-cell>
          <table:table-cell table:style-name="ce3" table:formula="of:=IF(OR([.H565]=&quot;true&quot;; [.I565]=&quot;true&quot;); &quot;true&quot;; IF(OR([.H565]=&quot;false reach&quot;; [.I56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3.c.i </text:p>
          </table:table-cell>
          <table:table-cell table:formula="of:=IF(OR([.E566]=&quot;true&quot;; [.F566]=&quot;true&quot;; [.G566]=&quot;true&quot;; [.H566]=&quot;true&quot;; [.I566]=&quot;true&quot;; [.J566]=&quot;true&quot;); &quot;true&quot;; IF(OR([.E566]=&quot;false reach&quot;; [.F566]=&quot;false reach&quot;; [.G566]=&quot;false reach&quot;; [.H566]=&quot;false reach&quot;; [.I566]=&quot;false reach&quot;; [.J566]=&quot;false reach&quot;); &quot;false&quot;; &quot;unknown&quot;))" office:value-type="string" office:string-value="unknown">
            <text:p>unknown</text:p>
          </table:table-cell>
          <table:table-cell table:style-name="ce3" table:formula="of:=IF(OR([.F566]=&quot;true&quot;; [.G566]=&quot;true&quot;); &quot;true&quot;; IF(OR([.F566]=&quot;false reach&quot;; [.G566]=&quot;false reach&quot;); &quot;false&quot;; &quot;unknown&quot;))" office:value-type="string" office:string-value="unknown">
            <text:p>unknown</text:p>
          </table:table-cell>
          <table:table-cell table:style-name="ce3" table:formula="of:=IF(OR([.H566]=&quot;true&quot;; [.I566]=&quot;true&quot;); &quot;true&quot;; IF(OR([.H566]=&quot;false reach&quot;; [.I56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64.c.i </text:p>
          </table:table-cell>
          <table:table-cell table:formula="of:=IF(OR([.E567]=&quot;true&quot;; [.F567]=&quot;true&quot;; [.G567]=&quot;true&quot;; [.H567]=&quot;true&quot;; [.I567]=&quot;true&quot;; [.J567]=&quot;true&quot;); &quot;true&quot;; IF(OR([.E567]=&quot;false reach&quot;; [.F567]=&quot;false reach&quot;; [.G567]=&quot;false reach&quot;; [.H567]=&quot;false reach&quot;; [.I567]=&quot;false reach&quot;; [.J567]=&quot;false reach&quot;); &quot;false&quot;; &quot;unknown&quot;))" office:value-type="string" office:string-value="true">
            <text:p>true</text:p>
          </table:table-cell>
          <table:table-cell table:style-name="ce3" table:formula="of:=IF(OR([.F567]=&quot;true&quot;; [.G567]=&quot;true&quot;); &quot;true&quot;; IF(OR([.F567]=&quot;false reach&quot;; [.G567]=&quot;false reach&quot;); &quot;false&quot;; &quot;unknown&quot;))" office:value-type="string" office:string-value="true">
            <text:p>true</text:p>
          </table:table-cell>
          <table:table-cell table:style-name="ce3" table:formula="of:=IF(OR([.H567]=&quot;true&quot;; [.I567]=&quot;true&quot;); &quot;true&quot;; IF(OR([.H567]=&quot;false reach&quot;; [.I5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5.c.i </text:p>
          </table:table-cell>
          <table:table-cell table:formula="of:=IF(OR([.E568]=&quot;true&quot;; [.F568]=&quot;true&quot;; [.G568]=&quot;true&quot;; [.H568]=&quot;true&quot;; [.I568]=&quot;true&quot;; [.J568]=&quot;true&quot;); &quot;true&quot;; IF(OR([.E568]=&quot;false reach&quot;; [.F568]=&quot;false reach&quot;; [.G568]=&quot;false reach&quot;; [.H568]=&quot;false reach&quot;; [.I568]=&quot;false reach&quot;; [.J568]=&quot;false reach&quot;); &quot;false&quot;; &quot;unknown&quot;))" office:value-type="string" office:string-value="true">
            <text:p>true</text:p>
          </table:table-cell>
          <table:table-cell table:style-name="ce3" table:formula="of:=IF(OR([.F568]=&quot;true&quot;; [.G568]=&quot;true&quot;); &quot;true&quot;; IF(OR([.F568]=&quot;false reach&quot;; [.G568]=&quot;false reach&quot;); &quot;false&quot;; &quot;unknown&quot;))" office:value-type="string" office:string-value="true">
            <text:p>true</text:p>
          </table:table-cell>
          <table:table-cell table:style-name="ce3" table:formula="of:=IF(OR([.H568]=&quot;true&quot;; [.I568]=&quot;true&quot;); &quot;true&quot;; IF(OR([.H568]=&quot;false reach&quot;; [.I56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6.c.i </text:p>
          </table:table-cell>
          <table:table-cell table:formula="of:=IF(OR([.E569]=&quot;true&quot;; [.F569]=&quot;true&quot;; [.G569]=&quot;true&quot;; [.H569]=&quot;true&quot;; [.I569]=&quot;true&quot;; [.J569]=&quot;true&quot;); &quot;true&quot;; IF(OR([.E569]=&quot;false reach&quot;; [.F569]=&quot;false reach&quot;; [.G569]=&quot;false reach&quot;; [.H569]=&quot;false reach&quot;; [.I569]=&quot;false reach&quot;; [.J569]=&quot;false reach&quot;); &quot;false&quot;; &quot;unknown&quot;))" office:value-type="string" office:string-value="false">
            <text:p>false</text:p>
          </table:table-cell>
          <table:table-cell table:style-name="ce3" table:formula="of:=IF(OR([.F569]=&quot;true&quot;; [.G569]=&quot;true&quot;); &quot;true&quot;; IF(OR([.F569]=&quot;false reach&quot;; [.G569]=&quot;false reach&quot;); &quot;false&quot;; &quot;unknown&quot;))" office:value-type="string" office:string-value="unknown">
            <text:p>unknown</text:p>
          </table:table-cell>
          <table:table-cell table:style-name="ce3" table:formula="of:=IF(OR([.H569]=&quot;true&quot;; [.I569]=&quot;true&quot;); &quot;true&quot;; IF(OR([.H569]=&quot;false reach&quot;; [.I56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67.c.i </text:p>
          </table:table-cell>
          <table:table-cell table:formula="of:=IF(OR([.E570]=&quot;true&quot;; [.F570]=&quot;true&quot;; [.G570]=&quot;true&quot;; [.H570]=&quot;true&quot;; [.I570]=&quot;true&quot;; [.J570]=&quot;true&quot;); &quot;true&quot;; IF(OR([.E570]=&quot;false reach&quot;; [.F570]=&quot;false reach&quot;; [.G570]=&quot;false reach&quot;; [.H570]=&quot;false reach&quot;; [.I570]=&quot;false reach&quot;; [.J570]=&quot;false reach&quot;); &quot;false&quot;; &quot;unknown&quot;))" office:value-type="string" office:string-value="true">
            <text:p>true</text:p>
          </table:table-cell>
          <table:table-cell table:style-name="ce3" table:formula="of:=IF(OR([.F570]=&quot;true&quot;; [.G570]=&quot;true&quot;); &quot;true&quot;; IF(OR([.F570]=&quot;false reach&quot;; [.G570]=&quot;false reach&quot;); &quot;false&quot;; &quot;unknown&quot;))" office:value-type="string" office:string-value="true">
            <text:p>true</text:p>
          </table:table-cell>
          <table:table-cell table:style-name="ce3" table:formula="of:=IF(OR([.H570]=&quot;true&quot;; [.I570]=&quot;true&quot;); &quot;true&quot;; IF(OR([.H570]=&quot;false reach&quot;; [.I5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8.c.i </text:p>
          </table:table-cell>
          <table:table-cell table:formula="of:=IF(OR([.E571]=&quot;true&quot;; [.F571]=&quot;true&quot;; [.G571]=&quot;true&quot;; [.H571]=&quot;true&quot;; [.I571]=&quot;true&quot;; [.J571]=&quot;true&quot;); &quot;true&quot;; IF(OR([.E571]=&quot;false reach&quot;; [.F571]=&quot;false reach&quot;; [.G571]=&quot;false reach&quot;; [.H571]=&quot;false reach&quot;; [.I571]=&quot;false reach&quot;; [.J571]=&quot;false reach&quot;); &quot;false&quot;; &quot;unknown&quot;))" office:value-type="string" office:string-value="true">
            <text:p>true</text:p>
          </table:table-cell>
          <table:table-cell table:style-name="ce3" table:formula="of:=IF(OR([.F571]=&quot;true&quot;; [.G571]=&quot;true&quot;); &quot;true&quot;; IF(OR([.F571]=&quot;false reach&quot;; [.G571]=&quot;false reach&quot;); &quot;false&quot;; &quot;unknown&quot;))" office:value-type="string" office:string-value="true">
            <text:p>true</text:p>
          </table:table-cell>
          <table:table-cell table:style-name="ce3" table:formula="of:=IF(OR([.H571]=&quot;true&quot;; [.I571]=&quot;true&quot;); &quot;true&quot;; IF(OR([.H571]=&quot;false reach&quot;; [.I5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69.c.i </text:p>
          </table:table-cell>
          <table:table-cell table:formula="of:=IF(OR([.E572]=&quot;true&quot;; [.F572]=&quot;true&quot;; [.G572]=&quot;true&quot;; [.H572]=&quot;true&quot;; [.I572]=&quot;true&quot;; [.J572]=&quot;true&quot;); &quot;true&quot;; IF(OR([.E572]=&quot;false reach&quot;; [.F572]=&quot;false reach&quot;; [.G572]=&quot;false reach&quot;; [.H572]=&quot;false reach&quot;; [.I572]=&quot;false reach&quot;; [.J572]=&quot;false reach&quot;); &quot;false&quot;; &quot;unknown&quot;))" office:value-type="string" office:string-value="true">
            <text:p>true</text:p>
          </table:table-cell>
          <table:table-cell table:style-name="ce3" table:formula="of:=IF(OR([.F572]=&quot;true&quot;; [.G572]=&quot;true&quot;); &quot;true&quot;; IF(OR([.F572]=&quot;false reach&quot;; [.G572]=&quot;false reach&quot;); &quot;false&quot;; &quot;unknown&quot;))" office:value-type="string" office:string-value="unknown">
            <text:p>unknown</text:p>
          </table:table-cell>
          <table:table-cell table:style-name="ce3" table:formula="of:=IF(OR([.H572]=&quot;true&quot;; [.I572]=&quot;true&quot;); &quot;true&quot;; IF(OR([.H572]=&quot;false reach&quot;; [.I57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0.c.i </text:p>
          </table:table-cell>
          <table:table-cell table:formula="of:=IF(OR([.E573]=&quot;true&quot;; [.F573]=&quot;true&quot;; [.G573]=&quot;true&quot;; [.H573]=&quot;true&quot;; [.I573]=&quot;true&quot;; [.J573]=&quot;true&quot;); &quot;true&quot;; IF(OR([.E573]=&quot;false reach&quot;; [.F573]=&quot;false reach&quot;; [.G573]=&quot;false reach&quot;; [.H573]=&quot;false reach&quot;; [.I573]=&quot;false reach&quot;; [.J573]=&quot;false reach&quot;); &quot;false&quot;; &quot;unknown&quot;))" office:value-type="string" office:string-value="true">
            <text:p>true</text:p>
          </table:table-cell>
          <table:table-cell table:style-name="ce3" table:formula="of:=IF(OR([.F573]=&quot;true&quot;; [.G573]=&quot;true&quot;); &quot;true&quot;; IF(OR([.F573]=&quot;false reach&quot;; [.G573]=&quot;false reach&quot;); &quot;false&quot;; &quot;unknown&quot;))" office:value-type="string" office:string-value="true">
            <text:p>true</text:p>
          </table:table-cell>
          <table:table-cell table:style-name="ce3" table:formula="of:=IF(OR([.H573]=&quot;true&quot;; [.I573]=&quot;true&quot;); &quot;true&quot;; IF(OR([.H573]=&quot;false reach&quot;; [.I5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1.c.i </text:p>
          </table:table-cell>
          <table:table-cell table:formula="of:=IF(OR([.E574]=&quot;true&quot;; [.F574]=&quot;true&quot;; [.G574]=&quot;true&quot;; [.H574]=&quot;true&quot;; [.I574]=&quot;true&quot;; [.J574]=&quot;true&quot;); &quot;true&quot;; IF(OR([.E574]=&quot;false reach&quot;; [.F574]=&quot;false reach&quot;; [.G574]=&quot;false reach&quot;; [.H574]=&quot;false reach&quot;; [.I574]=&quot;false reach&quot;; [.J574]=&quot;false reach&quot;); &quot;false&quot;; &quot;unknown&quot;))" office:value-type="string" office:string-value="true">
            <text:p>true</text:p>
          </table:table-cell>
          <table:table-cell table:style-name="ce3" table:formula="of:=IF(OR([.F574]=&quot;true&quot;; [.G574]=&quot;true&quot;); &quot;true&quot;; IF(OR([.F574]=&quot;false reach&quot;; [.G574]=&quot;false reach&quot;); &quot;false&quot;; &quot;unknown&quot;))" office:value-type="string" office:string-value="unknown">
            <text:p>unknown</text:p>
          </table:table-cell>
          <table:table-cell table:style-name="ce3" table:formula="of:=IF(OR([.H574]=&quot;true&quot;; [.I574]=&quot;true&quot;); &quot;true&quot;; IF(OR([.H574]=&quot;false reach&quot;; [.I574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2.c.i </text:p>
          </table:table-cell>
          <table:table-cell table:formula="of:=IF(OR([.E575]=&quot;true&quot;; [.F575]=&quot;true&quot;; [.G575]=&quot;true&quot;; [.H575]=&quot;true&quot;; [.I575]=&quot;true&quot;; [.J575]=&quot;true&quot;); &quot;true&quot;; IF(OR([.E575]=&quot;false reach&quot;; [.F575]=&quot;false reach&quot;; [.G575]=&quot;false reach&quot;; [.H575]=&quot;false reach&quot;; [.I575]=&quot;false reach&quot;; [.J575]=&quot;false reach&quot;); &quot;false&quot;; &quot;unknown&quot;))" office:value-type="string" office:string-value="unknown">
            <text:p>unknown</text:p>
          </table:table-cell>
          <table:table-cell table:style-name="ce3" table:formula="of:=IF(OR([.F575]=&quot;true&quot;; [.G575]=&quot;true&quot;); &quot;true&quot;; IF(OR([.F575]=&quot;false reach&quot;; [.G575]=&quot;false reach&quot;); &quot;false&quot;; &quot;unknown&quot;))" office:value-type="string" office:string-value="unknown">
            <text:p>unknown</text:p>
          </table:table-cell>
          <table:table-cell table:style-name="ce3" table:formula="of:=IF(OR([.H575]=&quot;true&quot;; [.I575]=&quot;true&quot;); &quot;true&quot;; IF(OR([.H575]=&quot;false reach&quot;; [.I57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73.c.i </text:p>
          </table:table-cell>
          <table:table-cell table:formula="of:=IF(OR([.E576]=&quot;true&quot;; [.F576]=&quot;true&quot;; [.G576]=&quot;true&quot;; [.H576]=&quot;true&quot;; [.I576]=&quot;true&quot;; [.J576]=&quot;true&quot;); &quot;true&quot;; IF(OR([.E576]=&quot;false reach&quot;; [.F576]=&quot;false reach&quot;; [.G576]=&quot;false reach&quot;; [.H576]=&quot;false reach&quot;; [.I576]=&quot;false reach&quot;; [.J576]=&quot;false reach&quot;); &quot;false&quot;; &quot;unknown&quot;))" office:value-type="string" office:string-value="true">
            <text:p>true</text:p>
          </table:table-cell>
          <table:table-cell table:style-name="ce3" table:formula="of:=IF(OR([.F576]=&quot;true&quot;; [.G576]=&quot;true&quot;); &quot;true&quot;; IF(OR([.F576]=&quot;false reach&quot;; [.G576]=&quot;false reach&quot;); &quot;false&quot;; &quot;unknown&quot;))" office:value-type="string" office:string-value="unknown">
            <text:p>unknown</text:p>
          </table:table-cell>
          <table:table-cell table:style-name="ce3" table:formula="of:=IF(OR([.H576]=&quot;true&quot;; [.I576]=&quot;true&quot;); &quot;true&quot;; IF(OR([.H576]=&quot;false reach&quot;; [.I5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4.c.i </text:p>
          </table:table-cell>
          <table:table-cell table:formula="of:=IF(OR([.E577]=&quot;true&quot;; [.F577]=&quot;true&quot;; [.G577]=&quot;true&quot;; [.H577]=&quot;true&quot;; [.I577]=&quot;true&quot;; [.J577]=&quot;true&quot;); &quot;true&quot;; IF(OR([.E577]=&quot;false reach&quot;; [.F577]=&quot;false reach&quot;; [.G577]=&quot;false reach&quot;; [.H577]=&quot;false reach&quot;; [.I577]=&quot;false reach&quot;; [.J577]=&quot;false reach&quot;); &quot;false&quot;; &quot;unknown&quot;))" office:value-type="string" office:string-value="true">
            <text:p>true</text:p>
          </table:table-cell>
          <table:table-cell table:style-name="ce3" table:formula="of:=IF(OR([.F577]=&quot;true&quot;; [.G577]=&quot;true&quot;); &quot;true&quot;; IF(OR([.F577]=&quot;false reach&quot;; [.G577]=&quot;false reach&quot;); &quot;false&quot;; &quot;unknown&quot;))" office:value-type="string" office:string-value="unknown">
            <text:p>unknown</text:p>
          </table:table-cell>
          <table:table-cell table:style-name="ce3" table:formula="of:=IF(OR([.H577]=&quot;true&quot;; [.I577]=&quot;true&quot;); &quot;true&quot;; IF(OR([.H577]=&quot;false reach&quot;; [.I5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5.c.i </text:p>
          </table:table-cell>
          <table:table-cell table:formula="of:=IF(OR([.E578]=&quot;true&quot;; [.F578]=&quot;true&quot;; [.G578]=&quot;true&quot;; [.H578]=&quot;true&quot;; [.I578]=&quot;true&quot;; [.J578]=&quot;true&quot;); &quot;true&quot;; IF(OR([.E578]=&quot;false reach&quot;; [.F578]=&quot;false reach&quot;; [.G578]=&quot;false reach&quot;; [.H578]=&quot;false reach&quot;; [.I578]=&quot;false reach&quot;; [.J578]=&quot;false reach&quot;); &quot;false&quot;; &quot;unknown&quot;))" office:value-type="string" office:string-value="true">
            <text:p>true</text:p>
          </table:table-cell>
          <table:table-cell table:style-name="ce3" table:formula="of:=IF(OR([.F578]=&quot;true&quot;; [.G578]=&quot;true&quot;); &quot;true&quot;; IF(OR([.F578]=&quot;false reach&quot;; [.G578]=&quot;false reach&quot;); &quot;false&quot;; &quot;unknown&quot;))" office:value-type="string" office:string-value="true">
            <text:p>true</text:p>
          </table:table-cell>
          <table:table-cell table:style-name="ce3" table:formula="of:=IF(OR([.H578]=&quot;true&quot;; [.I578]=&quot;true&quot;); &quot;true&quot;; IF(OR([.H578]=&quot;false reach&quot;; [.I5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6.c.i </text:p>
          </table:table-cell>
          <table:table-cell table:formula="of:=IF(OR([.E579]=&quot;true&quot;; [.F579]=&quot;true&quot;; [.G579]=&quot;true&quot;; [.H579]=&quot;true&quot;; [.I579]=&quot;true&quot;; [.J579]=&quot;true&quot;); &quot;true&quot;; IF(OR([.E579]=&quot;false reach&quot;; [.F579]=&quot;false reach&quot;; [.G579]=&quot;false reach&quot;; [.H579]=&quot;false reach&quot;; [.I579]=&quot;false reach&quot;; [.J579]=&quot;false reach&quot;); &quot;false&quot;; &quot;unknown&quot;))" office:value-type="string" office:string-value="true">
            <text:p>true</text:p>
          </table:table-cell>
          <table:table-cell table:style-name="ce3" table:formula="of:=IF(OR([.F579]=&quot;true&quot;; [.G579]=&quot;true&quot;); &quot;true&quot;; IF(OR([.F579]=&quot;false reach&quot;; [.G579]=&quot;false reach&quot;); &quot;false&quot;; &quot;unknown&quot;))" office:value-type="string" office:string-value="true">
            <text:p>true</text:p>
          </table:table-cell>
          <table:table-cell table:style-name="ce3" table:formula="of:=IF(OR([.H579]=&quot;true&quot;; [.I579]=&quot;true&quot;); &quot;true&quot;; IF(OR([.H579]=&quot;false reach&quot;; [.I5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7.c.i </text:p>
          </table:table-cell>
          <table:table-cell table:formula="of:=IF(OR([.E580]=&quot;true&quot;; [.F580]=&quot;true&quot;; [.G580]=&quot;true&quot;; [.H580]=&quot;true&quot;; [.I580]=&quot;true&quot;; [.J580]=&quot;true&quot;); &quot;true&quot;; IF(OR([.E580]=&quot;false reach&quot;; [.F580]=&quot;false reach&quot;; [.G580]=&quot;false reach&quot;; [.H580]=&quot;false reach&quot;; [.I580]=&quot;false reach&quot;; [.J580]=&quot;false reach&quot;); &quot;false&quot;; &quot;unknown&quot;))" office:value-type="string" office:string-value="unknown">
            <text:p>unknown</text:p>
          </table:table-cell>
          <table:table-cell table:style-name="ce3" table:formula="of:=IF(OR([.F580]=&quot;true&quot;; [.G580]=&quot;true&quot;); &quot;true&quot;; IF(OR([.F580]=&quot;false reach&quot;; [.G580]=&quot;false reach&quot;); &quot;false&quot;; &quot;unknown&quot;))" office:value-type="string" office:string-value="unknown">
            <text:p>unknown</text:p>
          </table:table-cell>
          <table:table-cell table:style-name="ce3" table:formula="of:=IF(OR([.H580]=&quot;true&quot;; [.I580]=&quot;true&quot;); &quot;true&quot;; IF(OR([.H580]=&quot;false reach&quot;; [.I58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78.c.i </text:p>
          </table:table-cell>
          <table:table-cell table:formula="of:=IF(OR([.E581]=&quot;true&quot;; [.F581]=&quot;true&quot;; [.G581]=&quot;true&quot;; [.H581]=&quot;true&quot;; [.I581]=&quot;true&quot;; [.J581]=&quot;true&quot;); &quot;true&quot;; IF(OR([.E581]=&quot;false reach&quot;; [.F581]=&quot;false reach&quot;; [.G581]=&quot;false reach&quot;; [.H581]=&quot;false reach&quot;; [.I581]=&quot;false reach&quot;; [.J581]=&quot;false reach&quot;); &quot;false&quot;; &quot;unknown&quot;))" office:value-type="string" office:string-value="true">
            <text:p>true</text:p>
          </table:table-cell>
          <table:table-cell table:style-name="ce3" table:formula="of:=IF(OR([.F581]=&quot;true&quot;; [.G581]=&quot;true&quot;); &quot;true&quot;; IF(OR([.F581]=&quot;false reach&quot;; [.G581]=&quot;false reach&quot;); &quot;false&quot;; &quot;unknown&quot;))" office:value-type="string" office:string-value="true">
            <text:p>true</text:p>
          </table:table-cell>
          <table:table-cell table:style-name="ce3" table:formula="of:=IF(OR([.H581]=&quot;true&quot;; [.I581]=&quot;true&quot;); &quot;true&quot;; IF(OR([.H581]=&quot;false reach&quot;; [.I5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79.c.i </text:p>
          </table:table-cell>
          <table:table-cell table:formula="of:=IF(OR([.E582]=&quot;true&quot;; [.F582]=&quot;true&quot;; [.G582]=&quot;true&quot;; [.H582]=&quot;true&quot;; [.I582]=&quot;true&quot;; [.J582]=&quot;true&quot;); &quot;true&quot;; IF(OR([.E582]=&quot;false reach&quot;; [.F582]=&quot;false reach&quot;; [.G582]=&quot;false reach&quot;; [.H582]=&quot;false reach&quot;; [.I582]=&quot;false reach&quot;; [.J582]=&quot;false reach&quot;); &quot;false&quot;; &quot;unknown&quot;))" office:value-type="string" office:string-value="unknown">
            <text:p>unknown</text:p>
          </table:table-cell>
          <table:table-cell table:style-name="ce3" table:formula="of:=IF(OR([.F582]=&quot;true&quot;; [.G582]=&quot;true&quot;); &quot;true&quot;; IF(OR([.F582]=&quot;false reach&quot;; [.G582]=&quot;false reach&quot;); &quot;false&quot;; &quot;unknown&quot;))" office:value-type="string" office:string-value="unknown">
            <text:p>unknown</text:p>
          </table:table-cell>
          <table:table-cell table:style-name="ce3" table:formula="of:=IF(OR([.H582]=&quot;true&quot;; [.I582]=&quot;true&quot;); &quot;true&quot;; IF(OR([.H582]=&quot;false reach&quot;; [.I582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timeout</text:p>
          </table:table-cell>
          <table:table-cell/>
        </table:table-row>
        <table:table-row table:style-name="ro3">
          <table:table-cell office:value-type="string">
            <text:p>Problem06_80.c.i </text:p>
          </table:table-cell>
          <table:table-cell table:formula="of:=IF(OR([.E583]=&quot;true&quot;; [.F583]=&quot;true&quot;; [.G583]=&quot;true&quot;; [.H583]=&quot;true&quot;; [.I583]=&quot;true&quot;; [.J583]=&quot;true&quot;); &quot;true&quot;; IF(OR([.E583]=&quot;false reach&quot;; [.F583]=&quot;false reach&quot;; [.G583]=&quot;false reach&quot;; [.H583]=&quot;false reach&quot;; [.I583]=&quot;false reach&quot;; [.J583]=&quot;false reach&quot;); &quot;false&quot;; &quot;unknown&quot;))" office:value-type="string" office:string-value="false">
            <text:p>false</text:p>
          </table:table-cell>
          <table:table-cell table:style-name="ce3" table:formula="of:=IF(OR([.F583]=&quot;true&quot;; [.G583]=&quot;true&quot;); &quot;true&quot;; IF(OR([.F583]=&quot;false reach&quot;; [.G583]=&quot;false reach&quot;); &quot;false&quot;; &quot;unknown&quot;))" office:value-type="string" office:string-value="unknown">
            <text:p>unknown</text:p>
          </table:table-cell>
          <table:table-cell table:style-name="ce3" table:formula="of:=IF(OR([.H583]=&quot;true&quot;; [.I583]=&quot;true&quot;); &quot;true&quot;; IF(OR([.H583]=&quot;false reach&quot;; [.I58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killed by signal 9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81.c.i </text:p>
          </table:table-cell>
          <table:table-cell table:formula="of:=IF(OR([.E584]=&quot;true&quot;; [.F584]=&quot;true&quot;; [.G584]=&quot;true&quot;; [.H584]=&quot;true&quot;; [.I584]=&quot;true&quot;; [.J584]=&quot;true&quot;); &quot;true&quot;; IF(OR([.E584]=&quot;false reach&quot;; [.F584]=&quot;false reach&quot;; [.G584]=&quot;false reach&quot;; [.H584]=&quot;false reach&quot;; [.I584]=&quot;false reach&quot;; [.J584]=&quot;false reach&quot;); &quot;false&quot;; &quot;unknown&quot;))" office:value-type="string" office:string-value="unknown">
            <text:p>unknown</text:p>
          </table:table-cell>
          <table:table-cell table:style-name="ce3" table:formula="of:=IF(OR([.F584]=&quot;true&quot;; [.G584]=&quot;true&quot;); &quot;true&quot;; IF(OR([.F584]=&quot;false reach&quot;; [.G584]=&quot;false reach&quot;); &quot;false&quot;; &quot;unknown&quot;))" office:value-type="string" office:string-value="unknown">
            <text:p>unknown</text:p>
          </table:table-cell>
          <table:table-cell table:style-name="ce3" table:formula="of:=IF(OR([.H584]=&quot;true&quot;; [.I584]=&quot;true&quot;); &quot;true&quot;; IF(OR([.H584]=&quot;false reach&quot;; [.I58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82.c.i </text:p>
          </table:table-cell>
          <table:table-cell table:formula="of:=IF(OR([.E585]=&quot;true&quot;; [.F585]=&quot;true&quot;; [.G585]=&quot;true&quot;; [.H585]=&quot;true&quot;; [.I585]=&quot;true&quot;; [.J585]=&quot;true&quot;); &quot;true&quot;; IF(OR([.E585]=&quot;false reach&quot;; [.F585]=&quot;false reach&quot;; [.G585]=&quot;false reach&quot;; [.H585]=&quot;false reach&quot;; [.I585]=&quot;false reach&quot;; [.J585]=&quot;false reach&quot;); &quot;false&quot;; &quot;unknown&quot;))" office:value-type="string" office:string-value="true">
            <text:p>true</text:p>
          </table:table-cell>
          <table:table-cell table:style-name="ce3" table:formula="of:=IF(OR([.F585]=&quot;true&quot;; [.G585]=&quot;true&quot;); &quot;true&quot;; IF(OR([.F585]=&quot;false reach&quot;; [.G585]=&quot;false reach&quot;); &quot;false&quot;; &quot;unknown&quot;))" office:value-type="string" office:string-value="true">
            <text:p>true</text:p>
          </table:table-cell>
          <table:table-cell table:style-name="ce3" table:formula="of:=IF(OR([.H585]=&quot;true&quot;; [.I585]=&quot;true&quot;); &quot;true&quot;; IF(OR([.H585]=&quot;false reach&quot;; [.I5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83.c.i </text:p>
          </table:table-cell>
          <table:table-cell table:formula="of:=IF(OR([.E586]=&quot;true&quot;; [.F586]=&quot;true&quot;; [.G586]=&quot;true&quot;; [.H586]=&quot;true&quot;; [.I586]=&quot;true&quot;; [.J586]=&quot;true&quot;); &quot;true&quot;; IF(OR([.E586]=&quot;false reach&quot;; [.F586]=&quot;false reach&quot;; [.G586]=&quot;false reach&quot;; [.H586]=&quot;false reach&quot;; [.I586]=&quot;false reach&quot;; [.J586]=&quot;false reach&quot;); &quot;false&quot;; &quot;unknown&quot;))" office:value-type="string" office:string-value="true">
            <text:p>true</text:p>
          </table:table-cell>
          <table:table-cell table:style-name="ce3" table:formula="of:=IF(OR([.F586]=&quot;true&quot;; [.G586]=&quot;true&quot;); &quot;true&quot;; IF(OR([.F586]=&quot;false reach&quot;; [.G586]=&quot;false reach&quot;); &quot;false&quot;; &quot;unknown&quot;))" office:value-type="string" office:string-value="true">
            <text:p>true</text:p>
          </table:table-cell>
          <table:table-cell table:style-name="ce3" table:formula="of:=IF(OR([.H586]=&quot;true&quot;; [.I586]=&quot;true&quot;); &quot;true&quot;; IF(OR([.H586]=&quot;false reach&quot;; [.I5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84.c.i </text:p>
          </table:table-cell>
          <table:table-cell table:formula="of:=IF(OR([.E587]=&quot;true&quot;; [.F587]=&quot;true&quot;; [.G587]=&quot;true&quot;; [.H587]=&quot;true&quot;; [.I587]=&quot;true&quot;; [.J587]=&quot;true&quot;); &quot;true&quot;; IF(OR([.E587]=&quot;false reach&quot;; [.F587]=&quot;false reach&quot;; [.G587]=&quot;false reach&quot;; [.H587]=&quot;false reach&quot;; [.I587]=&quot;false reach&quot;; [.J587]=&quot;false reach&quot;); &quot;false&quot;; &quot;unknown&quot;))" office:value-type="string" office:string-value="true">
            <text:p>true</text:p>
          </table:table-cell>
          <table:table-cell table:style-name="ce3" table:formula="of:=IF(OR([.F587]=&quot;true&quot;; [.G587]=&quot;true&quot;); &quot;true&quot;; IF(OR([.F587]=&quot;false reach&quot;; [.G587]=&quot;false reach&quot;); &quot;false&quot;; &quot;unknown&quot;))" office:value-type="string" office:string-value="unknown">
            <text:p>unknown</text:p>
          </table:table-cell>
          <table:table-cell table:style-name="ce3" table:formula="of:=IF(OR([.H587]=&quot;true&quot;; [.I587]=&quot;true&quot;); &quot;true&quot;; IF(OR([.H587]=&quot;false reach&quot;; [.I587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85.c.i </text:p>
          </table:table-cell>
          <table:table-cell table:formula="of:=IF(OR([.E588]=&quot;true&quot;; [.F588]=&quot;true&quot;; [.G588]=&quot;true&quot;; [.H588]=&quot;true&quot;; [.I588]=&quot;true&quot;; [.J588]=&quot;true&quot;); &quot;true&quot;; IF(OR([.E588]=&quot;false reach&quot;; [.F588]=&quot;false reach&quot;; [.G588]=&quot;false reach&quot;; [.H588]=&quot;false reach&quot;; [.I588]=&quot;false reach&quot;; [.J588]=&quot;false reach&quot;); &quot;false&quot;; &quot;unknown&quot;))" office:value-type="string" office:string-value="true">
            <text:p>true</text:p>
          </table:table-cell>
          <table:table-cell table:style-name="ce3" table:formula="of:=IF(OR([.F588]=&quot;true&quot;; [.G588]=&quot;true&quot;); &quot;true&quot;; IF(OR([.F588]=&quot;false reach&quot;; [.G588]=&quot;false reach&quot;); &quot;false&quot;; &quot;unknown&quot;))" office:value-type="string" office:string-value="unknown">
            <text:p>unknown</text:p>
          </table:table-cell>
          <table:table-cell table:style-name="ce3" table:formula="of:=IF(OR([.H588]=&quot;true&quot;; [.I588]=&quot;true&quot;); &quot;true&quot;; IF(OR([.H588]=&quot;false reach&quot;; [.I5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86.c.i </text:p>
          </table:table-cell>
          <table:table-cell table:formula="of:=IF(OR([.E589]=&quot;true&quot;; [.F589]=&quot;true&quot;; [.G589]=&quot;true&quot;; [.H589]=&quot;true&quot;; [.I589]=&quot;true&quot;; [.J589]=&quot;true&quot;); &quot;true&quot;; IF(OR([.E589]=&quot;false reach&quot;; [.F589]=&quot;false reach&quot;; [.G589]=&quot;false reach&quot;; [.H589]=&quot;false reach&quot;; [.I589]=&quot;false reach&quot;; [.J589]=&quot;false reach&quot;); &quot;false&quot;; &quot;unknown&quot;))" office:value-type="string" office:string-value="true">
            <text:p>true</text:p>
          </table:table-cell>
          <table:table-cell table:style-name="ce3" table:formula="of:=IF(OR([.F589]=&quot;true&quot;; [.G589]=&quot;true&quot;); &quot;true&quot;; IF(OR([.F589]=&quot;false reach&quot;; [.G589]=&quot;false reach&quot;); &quot;false&quot;; &quot;unknown&quot;))" office:value-type="string" office:string-value="true">
            <text:p>true</text:p>
          </table:table-cell>
          <table:table-cell table:style-name="ce3" table:formula="of:=IF(OR([.H589]=&quot;true&quot;; [.I589]=&quot;true&quot;); &quot;true&quot;; IF(OR([.H589]=&quot;false reach&quot;; [.I5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87.c.i </text:p>
          </table:table-cell>
          <table:table-cell table:formula="of:=IF(OR([.E590]=&quot;true&quot;; [.F590]=&quot;true&quot;; [.G590]=&quot;true&quot;; [.H590]=&quot;true&quot;; [.I590]=&quot;true&quot;; [.J590]=&quot;true&quot;); &quot;true&quot;; IF(OR([.E590]=&quot;false reach&quot;; [.F590]=&quot;false reach&quot;; [.G590]=&quot;false reach&quot;; [.H590]=&quot;false reach&quot;; [.I590]=&quot;false reach&quot;; [.J590]=&quot;false reach&quot;); &quot;false&quot;; &quot;unknown&quot;))" office:value-type="string" office:string-value="unknown">
            <text:p>unknown</text:p>
          </table:table-cell>
          <table:table-cell table:style-name="ce3" table:formula="of:=IF(OR([.F590]=&quot;true&quot;; [.G590]=&quot;true&quot;); &quot;true&quot;; IF(OR([.F590]=&quot;false reach&quot;; [.G590]=&quot;false reach&quot;); &quot;false&quot;; &quot;unknown&quot;))" office:value-type="string" office:string-value="unknown">
            <text:p>unknown</text:p>
          </table:table-cell>
          <table:table-cell table:style-name="ce3" table:formula="of:=IF(OR([.H590]=&quot;true&quot;; [.I590]=&quot;true&quot;); &quot;true&quot;; IF(OR([.H590]=&quot;false reach&quot;; [.I59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88.c.i </text:p>
          </table:table-cell>
          <table:table-cell table:formula="of:=IF(OR([.E591]=&quot;true&quot;; [.F591]=&quot;true&quot;; [.G591]=&quot;true&quot;; [.H591]=&quot;true&quot;; [.I591]=&quot;true&quot;; [.J591]=&quot;true&quot;); &quot;true&quot;; IF(OR([.E591]=&quot;false reach&quot;; [.F591]=&quot;false reach&quot;; [.G591]=&quot;false reach&quot;; [.H591]=&quot;false reach&quot;; [.I591]=&quot;false reach&quot;; [.J591]=&quot;false reach&quot;); &quot;false&quot;; &quot;unknown&quot;))" office:value-type="string" office:string-value="true">
            <text:p>true</text:p>
          </table:table-cell>
          <table:table-cell table:style-name="ce3" table:formula="of:=IF(OR([.F591]=&quot;true&quot;; [.G591]=&quot;true&quot;); &quot;true&quot;; IF(OR([.F591]=&quot;false reach&quot;; [.G591]=&quot;false reach&quot;); &quot;false&quot;; &quot;unknown&quot;))" office:value-type="string" office:string-value="true">
            <text:p>true</text:p>
          </table:table-cell>
          <table:table-cell table:style-name="ce3" table:formula="of:=IF(OR([.H591]=&quot;true&quot;; [.I591]=&quot;true&quot;); &quot;true&quot;; IF(OR([.H591]=&quot;false reach&quot;; [.I5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89.c.i </text:p>
          </table:table-cell>
          <table:table-cell table:formula="of:=IF(OR([.E592]=&quot;true&quot;; [.F592]=&quot;true&quot;; [.G592]=&quot;true&quot;; [.H592]=&quot;true&quot;; [.I592]=&quot;true&quot;; [.J592]=&quot;true&quot;); &quot;true&quot;; IF(OR([.E592]=&quot;false reach&quot;; [.F592]=&quot;false reach&quot;; [.G592]=&quot;false reach&quot;; [.H592]=&quot;false reach&quot;; [.I592]=&quot;false reach&quot;; [.J592]=&quot;false reach&quot;); &quot;false&quot;; &quot;unknown&quot;))" office:value-type="string" office:string-value="true">
            <text:p>true</text:p>
          </table:table-cell>
          <table:table-cell table:style-name="ce3" table:formula="of:=IF(OR([.F592]=&quot;true&quot;; [.G592]=&quot;true&quot;); &quot;true&quot;; IF(OR([.F592]=&quot;false reach&quot;; [.G592]=&quot;false reach&quot;); &quot;false&quot;; &quot;unknown&quot;))" office:value-type="string" office:string-value="true">
            <text:p>true</text:p>
          </table:table-cell>
          <table:table-cell table:style-name="ce3" table:formula="of:=IF(OR([.H592]=&quot;true&quot;; [.I592]=&quot;true&quot;); &quot;true&quot;; IF(OR([.H592]=&quot;false reach&quot;; [.I5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0.c.i </text:p>
          </table:table-cell>
          <table:table-cell table:formula="of:=IF(OR([.E593]=&quot;true&quot;; [.F593]=&quot;true&quot;; [.G593]=&quot;true&quot;; [.H593]=&quot;true&quot;; [.I593]=&quot;true&quot;; [.J593]=&quot;true&quot;); &quot;true&quot;; IF(OR([.E593]=&quot;false reach&quot;; [.F593]=&quot;false reach&quot;; [.G593]=&quot;false reach&quot;; [.H593]=&quot;false reach&quot;; [.I593]=&quot;false reach&quot;; [.J593]=&quot;false reach&quot;); &quot;false&quot;; &quot;unknown&quot;))" office:value-type="string" office:string-value="true">
            <text:p>true</text:p>
          </table:table-cell>
          <table:table-cell table:style-name="ce3" table:formula="of:=IF(OR([.F593]=&quot;true&quot;; [.G593]=&quot;true&quot;); &quot;true&quot;; IF(OR([.F593]=&quot;false reach&quot;; [.G593]=&quot;false reach&quot;); &quot;false&quot;; &quot;unknown&quot;))" office:value-type="string" office:string-value="unknown">
            <text:p>unknown</text:p>
          </table:table-cell>
          <table:table-cell table:style-name="ce3" table:formula="of:=IF(OR([.H593]=&quot;true&quot;; [.I593]=&quot;true&quot;); &quot;true&quot;; IF(OR([.H593]=&quot;false reach&quot;; [.I593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1.c.i </text:p>
          </table:table-cell>
          <table:table-cell table:formula="of:=IF(OR([.E594]=&quot;true&quot;; [.F594]=&quot;true&quot;; [.G594]=&quot;true&quot;; [.H594]=&quot;true&quot;; [.I594]=&quot;true&quot;; [.J594]=&quot;true&quot;); &quot;true&quot;; IF(OR([.E594]=&quot;false reach&quot;; [.F594]=&quot;false reach&quot;; [.G594]=&quot;false reach&quot;; [.H594]=&quot;false reach&quot;; [.I594]=&quot;false reach&quot;; [.J594]=&quot;false reach&quot;); &quot;false&quot;; &quot;unknown&quot;))" office:value-type="string" office:string-value="true">
            <text:p>true</text:p>
          </table:table-cell>
          <table:table-cell table:style-name="ce3" table:formula="of:=IF(OR([.F594]=&quot;true&quot;; [.G594]=&quot;true&quot;); &quot;true&quot;; IF(OR([.F594]=&quot;false reach&quot;; [.G594]=&quot;false reach&quot;); &quot;false&quot;; &quot;unknown&quot;))" office:value-type="string" office:string-value="unknown">
            <text:p>unknown</text:p>
          </table:table-cell>
          <table:table-cell table:style-name="ce3" table:formula="of:=IF(OR([.H594]=&quot;true&quot;; [.I594]=&quot;true&quot;); &quot;true&quot;; IF(OR([.H594]=&quot;false reach&quot;; [.I5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2.c.i </text:p>
          </table:table-cell>
          <table:table-cell table:formula="of:=IF(OR([.E595]=&quot;true&quot;; [.F595]=&quot;true&quot;; [.G595]=&quot;true&quot;; [.H595]=&quot;true&quot;; [.I595]=&quot;true&quot;; [.J595]=&quot;true&quot;); &quot;true&quot;; IF(OR([.E595]=&quot;false reach&quot;; [.F595]=&quot;false reach&quot;; [.G595]=&quot;false reach&quot;; [.H595]=&quot;false reach&quot;; [.I595]=&quot;false reach&quot;; [.J595]=&quot;false reach&quot;); &quot;false&quot;; &quot;unknown&quot;))" office:value-type="string" office:string-value="true">
            <text:p>true</text:p>
          </table:table-cell>
          <table:table-cell table:style-name="ce3" table:formula="of:=IF(OR([.F595]=&quot;true&quot;; [.G595]=&quot;true&quot;); &quot;true&quot;; IF(OR([.F595]=&quot;false reach&quot;; [.G595]=&quot;false reach&quot;); &quot;false&quot;; &quot;unknown&quot;))" office:value-type="string" office:string-value="true">
            <text:p>true</text:p>
          </table:table-cell>
          <table:table-cell table:style-name="ce3" table:formula="of:=IF(OR([.H595]=&quot;true&quot;; [.I595]=&quot;true&quot;); &quot;true&quot;; IF(OR([.H595]=&quot;false reach&quot;; [.I5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3.c.i </text:p>
          </table:table-cell>
          <table:table-cell table:formula="of:=IF(OR([.E596]=&quot;true&quot;; [.F596]=&quot;true&quot;; [.G596]=&quot;true&quot;; [.H596]=&quot;true&quot;; [.I596]=&quot;true&quot;; [.J596]=&quot;true&quot;); &quot;true&quot;; IF(OR([.E596]=&quot;false reach&quot;; [.F596]=&quot;false reach&quot;; [.G596]=&quot;false reach&quot;; [.H596]=&quot;false reach&quot;; [.I596]=&quot;false reach&quot;; [.J596]=&quot;false reach&quot;); &quot;false&quot;; &quot;unknown&quot;))" office:value-type="string" office:string-value="true">
            <text:p>true</text:p>
          </table:table-cell>
          <table:table-cell table:style-name="ce3" table:formula="of:=IF(OR([.F596]=&quot;true&quot;; [.G596]=&quot;true&quot;); &quot;true&quot;; IF(OR([.F596]=&quot;false reach&quot;; [.G596]=&quot;false reach&quot;); &quot;false&quot;; &quot;unknown&quot;))" office:value-type="string" office:string-value="true">
            <text:p>true</text:p>
          </table:table-cell>
          <table:table-cell table:style-name="ce3" table:formula="of:=IF(OR([.H596]=&quot;true&quot;; [.I596]=&quot;true&quot;); &quot;true&quot;; IF(OR([.H596]=&quot;false reach&quot;; [.I5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4.c.i </text:p>
          </table:table-cell>
          <table:table-cell table:formula="of:=IF(OR([.E597]=&quot;true&quot;; [.F597]=&quot;true&quot;; [.G597]=&quot;true&quot;; [.H597]=&quot;true&quot;; [.I597]=&quot;true&quot;; [.J597]=&quot;true&quot;); &quot;true&quot;; IF(OR([.E597]=&quot;false reach&quot;; [.F597]=&quot;false reach&quot;; [.G597]=&quot;false reach&quot;; [.H597]=&quot;false reach&quot;; [.I597]=&quot;false reach&quot;; [.J597]=&quot;false reach&quot;); &quot;false&quot;; &quot;unknown&quot;))" office:value-type="string" office:string-value="unknown">
            <text:p>unknown</text:p>
          </table:table-cell>
          <table:table-cell table:style-name="ce3" table:formula="of:=IF(OR([.F597]=&quot;true&quot;; [.G597]=&quot;true&quot;); &quot;true&quot;; IF(OR([.F597]=&quot;false reach&quot;; [.G597]=&quot;false reach&quot;); &quot;false&quot;; &quot;unknown&quot;))" office:value-type="string" office:string-value="unknown">
            <text:p>unknown</text:p>
          </table:table-cell>
          <table:table-cell table:style-name="ce3" table:formula="of:=IF(OR([.H597]=&quot;true&quot;; [.I597]=&quot;true&quot;); &quot;true&quot;; IF(OR([.H597]=&quot;false reach&quot;; [.I59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95.c.i </text:p>
          </table:table-cell>
          <table:table-cell table:formula="of:=IF(OR([.E598]=&quot;true&quot;; [.F598]=&quot;true&quot;; [.G598]=&quot;true&quot;; [.H598]=&quot;true&quot;; [.I598]=&quot;true&quot;; [.J598]=&quot;true&quot;); &quot;true&quot;; IF(OR([.E598]=&quot;false reach&quot;; [.F598]=&quot;false reach&quot;; [.G598]=&quot;false reach&quot;; [.H598]=&quot;false reach&quot;; [.I598]=&quot;false reach&quot;; [.J598]=&quot;false reach&quot;); &quot;false&quot;; &quot;unknown&quot;))" office:value-type="string" office:string-value="true">
            <text:p>true</text:p>
          </table:table-cell>
          <table:table-cell table:style-name="ce3" table:formula="of:=IF(OR([.F598]=&quot;true&quot;; [.G598]=&quot;true&quot;); &quot;true&quot;; IF(OR([.F598]=&quot;false reach&quot;; [.G598]=&quot;false reach&quot;); &quot;false&quot;; &quot;unknown&quot;))" office:value-type="string" office:string-value="true">
            <text:p>true</text:p>
          </table:table-cell>
          <table:table-cell table:style-name="ce3" table:formula="of:=IF(OR([.H598]=&quot;true&quot;; [.I598]=&quot;true&quot;); &quot;true&quot;; IF(OR([.H598]=&quot;false reach&quot;; [.I5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6.c.i </text:p>
          </table:table-cell>
          <table:table-cell table:formula="of:=IF(OR([.E599]=&quot;true&quot;; [.F599]=&quot;true&quot;; [.G599]=&quot;true&quot;; [.H599]=&quot;true&quot;; [.I599]=&quot;true&quot;; [.J599]=&quot;true&quot;); &quot;true&quot;; IF(OR([.E599]=&quot;false reach&quot;; [.F599]=&quot;false reach&quot;; [.G599]=&quot;false reach&quot;; [.H599]=&quot;false reach&quot;; [.I599]=&quot;false reach&quot;; [.J599]=&quot;false reach&quot;); &quot;false&quot;; &quot;unknown&quot;))" office:value-type="string" office:string-value="true">
            <text:p>true</text:p>
          </table:table-cell>
          <table:table-cell table:style-name="ce3" table:formula="of:=IF(OR([.F599]=&quot;true&quot;; [.G599]=&quot;true&quot;); &quot;true&quot;; IF(OR([.F599]=&quot;false reach&quot;; [.G599]=&quot;false reach&quot;); &quot;false&quot;; &quot;unknown&quot;))" office:value-type="string" office:string-value="unknown">
            <text:p>unknown</text:p>
          </table:table-cell>
          <table:table-cell table:style-name="ce3" table:formula="of:=IF(OR([.H599]=&quot;true&quot;; [.I599]=&quot;true&quot;); &quot;true&quot;; IF(OR([.H599]=&quot;false reach&quot;; [.I5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7.c.i </text:p>
          </table:table-cell>
          <table:table-cell table:formula="of:=IF(OR([.E600]=&quot;true&quot;; [.F600]=&quot;true&quot;; [.G600]=&quot;true&quot;; [.H600]=&quot;true&quot;; [.I600]=&quot;true&quot;; [.J600]=&quot;true&quot;); &quot;true&quot;; IF(OR([.E600]=&quot;false reach&quot;; [.F600]=&quot;false reach&quot;; [.G600]=&quot;false reach&quot;; [.H600]=&quot;false reach&quot;; [.I600]=&quot;false reach&quot;; [.J600]=&quot;false reach&quot;); &quot;false&quot;; &quot;unknown&quot;))" office:value-type="string" office:string-value="true">
            <text:p>true</text:p>
          </table:table-cell>
          <table:table-cell table:style-name="ce3" table:formula="of:=IF(OR([.F600]=&quot;true&quot;; [.G600]=&quot;true&quot;); &quot;true&quot;; IF(OR([.F600]=&quot;false reach&quot;; [.G600]=&quot;false reach&quot;); &quot;false&quot;; &quot;unknown&quot;))" office:value-type="string" office:string-value="true">
            <text:p>true</text:p>
          </table:table-cell>
          <table:table-cell table:style-name="ce3" table:formula="of:=IF(OR([.H600]=&quot;true&quot;; [.I600]=&quot;true&quot;); &quot;true&quot;; IF(OR([.H600]=&quot;false reach&quot;; [.I6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6_98.c.i </text:p>
          </table:table-cell>
          <table:table-cell table:formula="of:=IF(OR([.E601]=&quot;true&quot;; [.F601]=&quot;true&quot;; [.G601]=&quot;true&quot;; [.H601]=&quot;true&quot;; [.I601]=&quot;true&quot;; [.J601]=&quot;true&quot;); &quot;true&quot;; IF(OR([.E601]=&quot;false reach&quot;; [.F601]=&quot;false reach&quot;; [.G601]=&quot;false reach&quot;; [.H601]=&quot;false reach&quot;; [.I601]=&quot;false reach&quot;; [.J601]=&quot;false reach&quot;); &quot;false&quot;; &quot;unknown&quot;))" office:value-type="string" office:string-value="unknown">
            <text:p>unknown</text:p>
          </table:table-cell>
          <table:table-cell table:style-name="ce3" table:formula="of:=IF(OR([.F601]=&quot;true&quot;; [.G601]=&quot;true&quot;); &quot;true&quot;; IF(OR([.F601]=&quot;false reach&quot;; [.G601]=&quot;false reach&quot;); &quot;false&quot;; &quot;unknown&quot;))" office:value-type="string" office:string-value="unknown">
            <text:p>unknown</text:p>
          </table:table-cell>
          <table:table-cell table:style-name="ce3" table:formula="of:=IF(OR([.H601]=&quot;true&quot;; [.I601]=&quot;true&quot;); &quot;true&quot;; IF(OR([.H601]=&quot;false reach&quot;; [.I6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/>
        </table:table-row>
        <table:table-row table:style-name="ro3">
          <table:table-cell office:value-type="string">
            <text:p>Problem06_99.c.i </text:p>
          </table:table-cell>
          <table:table-cell table:formula="of:=IF(OR([.E602]=&quot;true&quot;; [.F602]=&quot;true&quot;; [.G602]=&quot;true&quot;; [.H602]=&quot;true&quot;; [.I602]=&quot;true&quot;; [.J602]=&quot;true&quot;); &quot;true&quot;; IF(OR([.E602]=&quot;false reach&quot;; [.F602]=&quot;false reach&quot;; [.G602]=&quot;false reach&quot;; [.H602]=&quot;false reach&quot;; [.I602]=&quot;false reach&quot;; [.J602]=&quot;false reach&quot;); &quot;false&quot;; &quot;unknown&quot;))" office:value-type="string" office:string-value="true">
            <text:p>true</text:p>
          </table:table-cell>
          <table:table-cell table:style-name="ce3" table:formula="of:=IF(OR([.F602]=&quot;true&quot;; [.G602]=&quot;true&quot;); &quot;true&quot;; IF(OR([.F602]=&quot;false reach&quot;; [.G602]=&quot;false reach&quot;); &quot;false&quot;; &quot;unknown&quot;))" office:value-type="string" office:string-value="true">
            <text:p>true</text:p>
          </table:table-cell>
          <table:table-cell table:style-name="ce3" table:formula="of:=IF(OR([.H602]=&quot;true&quot;; [.I602]=&quot;true&quot;); &quot;true&quot;; IF(OR([.H602]=&quot;false reach&quot;; [.I6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07_00.c.i </text:p>
          </table:table-cell>
          <table:table-cell table:formula="of:=IF(OR([.E603]=&quot;true&quot;; [.F603]=&quot;true&quot;; [.G603]=&quot;true&quot;; [.H603]=&quot;true&quot;; [.I603]=&quot;true&quot;; [.J603]=&quot;true&quot;); &quot;true&quot;; IF(OR([.E603]=&quot;false reach&quot;; [.F603]=&quot;false reach&quot;; [.G603]=&quot;false reach&quot;; [.H603]=&quot;false reach&quot;; [.I603]=&quot;false reach&quot;; [.J603]=&quot;false reach&quot;); &quot;false&quot;; &quot;unknown&quot;))" office:value-type="string" office:string-value="true">
            <text:p>true</text:p>
          </table:table-cell>
          <table:table-cell table:style-name="ce3" table:formula="of:=IF(OR([.F603]=&quot;true&quot;; [.G603]=&quot;true&quot;); &quot;true&quot;; IF(OR([.F603]=&quot;false reach&quot;; [.G603]=&quot;false reach&quot;); &quot;false&quot;; &quot;unknown&quot;))" office:value-type="string" office:string-value="true">
            <text:p>true</text:p>
          </table:table-cell>
          <table:table-cell table:style-name="ce3" table:formula="of:=IF(OR([.H603]=&quot;true&quot;; [.I603]=&quot;true&quot;); &quot;true&quot;; IF(OR([.H603]=&quot;false reach&quot;; [.I6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01.c.i </text:p>
          </table:table-cell>
          <table:table-cell table:formula="of:=IF(OR([.E604]=&quot;true&quot;; [.F604]=&quot;true&quot;; [.G604]=&quot;true&quot;; [.H604]=&quot;true&quot;; [.I604]=&quot;true&quot;; [.J604]=&quot;true&quot;); &quot;true&quot;; IF(OR([.E604]=&quot;false reach&quot;; [.F604]=&quot;false reach&quot;; [.G604]=&quot;false reach&quot;; [.H604]=&quot;false reach&quot;; [.I604]=&quot;false reach&quot;; [.J604]=&quot;false reach&quot;); &quot;false&quot;; &quot;unknown&quot;))" office:value-type="string" office:string-value="true">
            <text:p>true</text:p>
          </table:table-cell>
          <table:table-cell table:style-name="ce3" table:formula="of:=IF(OR([.F604]=&quot;true&quot;; [.G604]=&quot;true&quot;); &quot;true&quot;; IF(OR([.F604]=&quot;false reach&quot;; [.G604]=&quot;false reach&quot;); &quot;false&quot;; &quot;unknown&quot;))" office:value-type="string" office:string-value="true">
            <text:p>true</text:p>
          </table:table-cell>
          <table:table-cell table:style-name="ce3" table:formula="of:=IF(OR([.H604]=&quot;true&quot;; [.I604]=&quot;true&quot;); &quot;true&quot;; IF(OR([.H604]=&quot;false reach&quot;; [.I6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02.c.i </text:p>
          </table:table-cell>
          <table:table-cell table:formula="of:=IF(OR([.E605]=&quot;true&quot;; [.F605]=&quot;true&quot;; [.G605]=&quot;true&quot;; [.H605]=&quot;true&quot;; [.I605]=&quot;true&quot;; [.J605]=&quot;true&quot;); &quot;true&quot;; IF(OR([.E605]=&quot;false reach&quot;; [.F605]=&quot;false reach&quot;; [.G605]=&quot;false reach&quot;; [.H605]=&quot;false reach&quot;; [.I605]=&quot;false reach&quot;; [.J605]=&quot;false reach&quot;); &quot;false&quot;; &quot;unknown&quot;))" office:value-type="string" office:string-value="true">
            <text:p>true</text:p>
          </table:table-cell>
          <table:table-cell table:style-name="ce3" table:formula="of:=IF(OR([.F605]=&quot;true&quot;; [.G605]=&quot;true&quot;); &quot;true&quot;; IF(OR([.F605]=&quot;false reach&quot;; [.G605]=&quot;false reach&quot;); &quot;false&quot;; &quot;unknown&quot;))" office:value-type="string" office:string-value="true">
            <text:p>true</text:p>
          </table:table-cell>
          <table:table-cell table:style-name="ce3" table:formula="of:=IF(OR([.H605]=&quot;true&quot;; [.I605]=&quot;true&quot;); &quot;true&quot;; IF(OR([.H605]=&quot;false reach&quot;; [.I6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03.c.i </text:p>
          </table:table-cell>
          <table:table-cell table:formula="of:=IF(OR([.E606]=&quot;true&quot;; [.F606]=&quot;true&quot;; [.G606]=&quot;true&quot;; [.H606]=&quot;true&quot;; [.I606]=&quot;true&quot;; [.J606]=&quot;true&quot;); &quot;true&quot;; IF(OR([.E606]=&quot;false reach&quot;; [.F606]=&quot;false reach&quot;; [.G606]=&quot;false reach&quot;; [.H606]=&quot;false reach&quot;; [.I606]=&quot;false reach&quot;; [.J606]=&quot;false reach&quot;); &quot;false&quot;; &quot;unknown&quot;))" office:value-type="string" office:string-value="true">
            <text:p>true</text:p>
          </table:table-cell>
          <table:table-cell table:style-name="ce3" table:formula="of:=IF(OR([.F606]=&quot;true&quot;; [.G606]=&quot;true&quot;); &quot;true&quot;; IF(OR([.F606]=&quot;false reach&quot;; [.G606]=&quot;false reach&quot;); &quot;false&quot;; &quot;unknown&quot;))" office:value-type="string" office:string-value="true">
            <text:p>true</text:p>
          </table:table-cell>
          <table:table-cell table:style-name="ce3" table:formula="of:=IF(OR([.H606]=&quot;true&quot;; [.I606]=&quot;true&quot;); &quot;true&quot;; IF(OR([.H606]=&quot;false reach&quot;; [.I6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04.c.i </text:p>
          </table:table-cell>
          <table:table-cell table:formula="of:=IF(OR([.E607]=&quot;true&quot;; [.F607]=&quot;true&quot;; [.G607]=&quot;true&quot;; [.H607]=&quot;true&quot;; [.I607]=&quot;true&quot;; [.J607]=&quot;true&quot;); &quot;true&quot;; IF(OR([.E607]=&quot;false reach&quot;; [.F607]=&quot;false reach&quot;; [.G607]=&quot;false reach&quot;; [.H607]=&quot;false reach&quot;; [.I607]=&quot;false reach&quot;; [.J607]=&quot;false reach&quot;); &quot;false&quot;; &quot;unknown&quot;))" office:value-type="string" office:string-value="unknown">
            <text:p>unknown</text:p>
          </table:table-cell>
          <table:table-cell table:style-name="ce3" table:formula="of:=IF(OR([.F607]=&quot;true&quot;; [.G607]=&quot;true&quot;); &quot;true&quot;; IF(OR([.F607]=&quot;false reach&quot;; [.G607]=&quot;false reach&quot;); &quot;false&quot;; &quot;unknown&quot;))" office:value-type="string" office:string-value="unknown">
            <text:p>unknown</text:p>
          </table:table-cell>
          <table:table-cell table:style-name="ce3" table:formula="of:=IF(OR([.H607]=&quot;true&quot;; [.I607]=&quot;true&quot;); &quot;true&quot;; IF(OR([.H607]=&quot;false reach&quot;; [.I6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05.c.i </text:p>
          </table:table-cell>
          <table:table-cell table:formula="of:=IF(OR([.E608]=&quot;true&quot;; [.F608]=&quot;true&quot;; [.G608]=&quot;true&quot;; [.H608]=&quot;true&quot;; [.I608]=&quot;true&quot;; [.J608]=&quot;true&quot;); &quot;true&quot;; IF(OR([.E608]=&quot;false reach&quot;; [.F608]=&quot;false reach&quot;; [.G608]=&quot;false reach&quot;; [.H608]=&quot;false reach&quot;; [.I608]=&quot;false reach&quot;; [.J608]=&quot;false reach&quot;); &quot;false&quot;; &quot;unknown&quot;))" office:value-type="string" office:string-value="true">
            <text:p>true</text:p>
          </table:table-cell>
          <table:table-cell table:style-name="ce3" table:formula="of:=IF(OR([.F608]=&quot;true&quot;; [.G608]=&quot;true&quot;); &quot;true&quot;; IF(OR([.F608]=&quot;false reach&quot;; [.G608]=&quot;false reach&quot;); &quot;false&quot;; &quot;unknown&quot;))" office:value-type="string" office:string-value="true">
            <text:p>true</text:p>
          </table:table-cell>
          <table:table-cell table:style-name="ce3" table:formula="of:=IF(OR([.H608]=&quot;true&quot;; [.I608]=&quot;true&quot;); &quot;true&quot;; IF(OR([.H608]=&quot;false reach&quot;; [.I6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06.c.i </text:p>
          </table:table-cell>
          <table:table-cell table:formula="of:=IF(OR([.E609]=&quot;true&quot;; [.F609]=&quot;true&quot;; [.G609]=&quot;true&quot;; [.H609]=&quot;true&quot;; [.I609]=&quot;true&quot;; [.J609]=&quot;true&quot;); &quot;true&quot;; IF(OR([.E609]=&quot;false reach&quot;; [.F609]=&quot;false reach&quot;; [.G609]=&quot;false reach&quot;; [.H609]=&quot;false reach&quot;; [.I609]=&quot;false reach&quot;; [.J609]=&quot;false reach&quot;); &quot;false&quot;; &quot;unknown&quot;))" office:value-type="string" office:string-value="unknown">
            <text:p>unknown</text:p>
          </table:table-cell>
          <table:table-cell table:style-name="ce3" table:formula="of:=IF(OR([.F609]=&quot;true&quot;; [.G609]=&quot;true&quot;); &quot;true&quot;; IF(OR([.F609]=&quot;false reach&quot;; [.G609]=&quot;false reach&quot;); &quot;false&quot;; &quot;unknown&quot;))" office:value-type="string" office:string-value="unknown">
            <text:p>unknown</text:p>
          </table:table-cell>
          <table:table-cell table:style-name="ce3" table:formula="of:=IF(OR([.H609]=&quot;true&quot;; [.I609]=&quot;true&quot;); &quot;true&quot;; IF(OR([.H609]=&quot;false reach&quot;; [.I6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07.c.i </text:p>
          </table:table-cell>
          <table:table-cell table:formula="of:=IF(OR([.E610]=&quot;true&quot;; [.F610]=&quot;true&quot;; [.G610]=&quot;true&quot;; [.H610]=&quot;true&quot;; [.I610]=&quot;true&quot;; [.J610]=&quot;true&quot;); &quot;true&quot;; IF(OR([.E610]=&quot;false reach&quot;; [.F610]=&quot;false reach&quot;; [.G610]=&quot;false reach&quot;; [.H610]=&quot;false reach&quot;; [.I610]=&quot;false reach&quot;; [.J610]=&quot;false reach&quot;); &quot;false&quot;; &quot;unknown&quot;))" office:value-type="string" office:string-value="true">
            <text:p>true</text:p>
          </table:table-cell>
          <table:table-cell table:style-name="ce3" table:formula="of:=IF(OR([.F610]=&quot;true&quot;; [.G610]=&quot;true&quot;); &quot;true&quot;; IF(OR([.F610]=&quot;false reach&quot;; [.G610]=&quot;false reach&quot;); &quot;false&quot;; &quot;unknown&quot;))" office:value-type="string" office:string-value="true">
            <text:p>true</text:p>
          </table:table-cell>
          <table:table-cell table:style-name="ce3" table:formula="of:=IF(OR([.H610]=&quot;true&quot;; [.I610]=&quot;true&quot;); &quot;true&quot;; IF(OR([.H610]=&quot;false reach&quot;; [.I6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08.c.i </text:p>
          </table:table-cell>
          <table:table-cell table:formula="of:=IF(OR([.E611]=&quot;true&quot;; [.F611]=&quot;true&quot;; [.G611]=&quot;true&quot;; [.H611]=&quot;true&quot;; [.I611]=&quot;true&quot;; [.J611]=&quot;true&quot;); &quot;true&quot;; IF(OR([.E611]=&quot;false reach&quot;; [.F611]=&quot;false reach&quot;; [.G611]=&quot;false reach&quot;; [.H611]=&quot;false reach&quot;; [.I611]=&quot;false reach&quot;; [.J611]=&quot;false reach&quot;); &quot;false&quot;; &quot;unknown&quot;))" office:value-type="string" office:string-value="true">
            <text:p>true</text:p>
          </table:table-cell>
          <table:table-cell table:style-name="ce3" table:formula="of:=IF(OR([.F611]=&quot;true&quot;; [.G611]=&quot;true&quot;); &quot;true&quot;; IF(OR([.F611]=&quot;false reach&quot;; [.G611]=&quot;false reach&quot;); &quot;false&quot;; &quot;unknown&quot;))" office:value-type="string" office:string-value="unknown">
            <text:p>unknown</text:p>
          </table:table-cell>
          <table:table-cell table:style-name="ce3" table:formula="of:=IF(OR([.H611]=&quot;true&quot;; [.I611]=&quot;true&quot;); &quot;true&quot;; IF(OR([.H611]=&quot;false reach&quot;; [.I6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09.c.i </text:p>
          </table:table-cell>
          <table:table-cell table:formula="of:=IF(OR([.E612]=&quot;true&quot;; [.F612]=&quot;true&quot;; [.G612]=&quot;true&quot;; [.H612]=&quot;true&quot;; [.I612]=&quot;true&quot;; [.J612]=&quot;true&quot;); &quot;true&quot;; IF(OR([.E612]=&quot;false reach&quot;; [.F612]=&quot;false reach&quot;; [.G612]=&quot;false reach&quot;; [.H612]=&quot;false reach&quot;; [.I612]=&quot;false reach&quot;; [.J612]=&quot;false reach&quot;); &quot;false&quot;; &quot;unknown&quot;))" office:value-type="string" office:string-value="unknown">
            <text:p>unknown</text:p>
          </table:table-cell>
          <table:table-cell table:style-name="ce3" table:formula="of:=IF(OR([.F612]=&quot;true&quot;; [.G612]=&quot;true&quot;); &quot;true&quot;; IF(OR([.F612]=&quot;false reach&quot;; [.G612]=&quot;false reach&quot;); &quot;false&quot;; &quot;unknown&quot;))" office:value-type="string" office:string-value="unknown">
            <text:p>unknown</text:p>
          </table:table-cell>
          <table:table-cell table:style-name="ce3" table:formula="of:=IF(OR([.H612]=&quot;true&quot;; [.I612]=&quot;true&quot;); &quot;true&quot;; IF(OR([.H612]=&quot;false reach&quot;; [.I6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10.c.i </text:p>
          </table:table-cell>
          <table:table-cell table:formula="of:=IF(OR([.E613]=&quot;true&quot;; [.F613]=&quot;true&quot;; [.G613]=&quot;true&quot;; [.H613]=&quot;true&quot;; [.I613]=&quot;true&quot;; [.J613]=&quot;true&quot;); &quot;true&quot;; IF(OR([.E613]=&quot;false reach&quot;; [.F613]=&quot;false reach&quot;; [.G613]=&quot;false reach&quot;; [.H613]=&quot;false reach&quot;; [.I613]=&quot;false reach&quot;; [.J613]=&quot;false reach&quot;); &quot;false&quot;; &quot;unknown&quot;))" office:value-type="string" office:string-value="unknown">
            <text:p>unknown</text:p>
          </table:table-cell>
          <table:table-cell table:style-name="ce3" table:formula="of:=IF(OR([.F613]=&quot;true&quot;; [.G613]=&quot;true&quot;); &quot;true&quot;; IF(OR([.F613]=&quot;false reach&quot;; [.G613]=&quot;false reach&quot;); &quot;false&quot;; &quot;unknown&quot;))" office:value-type="string" office:string-value="unknown">
            <text:p>unknown</text:p>
          </table:table-cell>
          <table:table-cell table:style-name="ce3" table:formula="of:=IF(OR([.H613]=&quot;true&quot;; [.I613]=&quot;true&quot;); &quot;true&quot;; IF(OR([.H613]=&quot;false reach&quot;; [.I6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11.c.i </text:p>
          </table:table-cell>
          <table:table-cell table:formula="of:=IF(OR([.E614]=&quot;true&quot;; [.F614]=&quot;true&quot;; [.G614]=&quot;true&quot;; [.H614]=&quot;true&quot;; [.I614]=&quot;true&quot;; [.J614]=&quot;true&quot;); &quot;true&quot;; IF(OR([.E614]=&quot;false reach&quot;; [.F614]=&quot;false reach&quot;; [.G614]=&quot;false reach&quot;; [.H614]=&quot;false reach&quot;; [.I614]=&quot;false reach&quot;; [.J614]=&quot;false reach&quot;); &quot;false&quot;; &quot;unknown&quot;))" office:value-type="string" office:string-value="true">
            <text:p>true</text:p>
          </table:table-cell>
          <table:table-cell table:style-name="ce3" table:formula="of:=IF(OR([.F614]=&quot;true&quot;; [.G614]=&quot;true&quot;); &quot;true&quot;; IF(OR([.F614]=&quot;false reach&quot;; [.G614]=&quot;false reach&quot;); &quot;false&quot;; &quot;unknown&quot;))" office:value-type="string" office:string-value="true">
            <text:p>true</text:p>
          </table:table-cell>
          <table:table-cell table:style-name="ce3" table:formula="of:=IF(OR([.H614]=&quot;true&quot;; [.I614]=&quot;true&quot;); &quot;true&quot;; IF(OR([.H614]=&quot;false reach&quot;; [.I6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12.c.i </text:p>
          </table:table-cell>
          <table:table-cell table:formula="of:=IF(OR([.E615]=&quot;true&quot;; [.F615]=&quot;true&quot;; [.G615]=&quot;true&quot;; [.H615]=&quot;true&quot;; [.I615]=&quot;true&quot;; [.J615]=&quot;true&quot;); &quot;true&quot;; IF(OR([.E615]=&quot;false reach&quot;; [.F615]=&quot;false reach&quot;; [.G615]=&quot;false reach&quot;; [.H615]=&quot;false reach&quot;; [.I615]=&quot;false reach&quot;; [.J615]=&quot;false reach&quot;); &quot;false&quot;; &quot;unknown&quot;))" office:value-type="string" office:string-value="true">
            <text:p>true</text:p>
          </table:table-cell>
          <table:table-cell table:style-name="ce3" table:formula="of:=IF(OR([.F615]=&quot;true&quot;; [.G615]=&quot;true&quot;); &quot;true&quot;; IF(OR([.F615]=&quot;false reach&quot;; [.G615]=&quot;false reach&quot;); &quot;false&quot;; &quot;unknown&quot;))" office:value-type="string" office:string-value="true">
            <text:p>true</text:p>
          </table:table-cell>
          <table:table-cell table:style-name="ce3" table:formula="of:=IF(OR([.H615]=&quot;true&quot;; [.I615]=&quot;true&quot;); &quot;true&quot;; IF(OR([.H615]=&quot;false reach&quot;; [.I6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13.c.i </text:p>
          </table:table-cell>
          <table:table-cell table:formula="of:=IF(OR([.E616]=&quot;true&quot;; [.F616]=&quot;true&quot;; [.G616]=&quot;true&quot;; [.H616]=&quot;true&quot;; [.I616]=&quot;true&quot;; [.J616]=&quot;true&quot;); &quot;true&quot;; IF(OR([.E616]=&quot;false reach&quot;; [.F616]=&quot;false reach&quot;; [.G616]=&quot;false reach&quot;; [.H616]=&quot;false reach&quot;; [.I616]=&quot;false reach&quot;; [.J616]=&quot;false reach&quot;); &quot;false&quot;; &quot;unknown&quot;))" office:value-type="string" office:string-value="true">
            <text:p>true</text:p>
          </table:table-cell>
          <table:table-cell table:style-name="ce3" table:formula="of:=IF(OR([.F616]=&quot;true&quot;; [.G616]=&quot;true&quot;); &quot;true&quot;; IF(OR([.F616]=&quot;false reach&quot;; [.G616]=&quot;false reach&quot;); &quot;false&quot;; &quot;unknown&quot;))" office:value-type="string" office:string-value="true">
            <text:p>true</text:p>
          </table:table-cell>
          <table:table-cell table:style-name="ce3" table:formula="of:=IF(OR([.H616]=&quot;true&quot;; [.I616]=&quot;true&quot;); &quot;true&quot;; IF(OR([.H616]=&quot;false reach&quot;; [.I6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14.c.i </text:p>
          </table:table-cell>
          <table:table-cell table:formula="of:=IF(OR([.E617]=&quot;true&quot;; [.F617]=&quot;true&quot;; [.G617]=&quot;true&quot;; [.H617]=&quot;true&quot;; [.I617]=&quot;true&quot;; [.J617]=&quot;true&quot;); &quot;true&quot;; IF(OR([.E617]=&quot;false reach&quot;; [.F617]=&quot;false reach&quot;; [.G617]=&quot;false reach&quot;; [.H617]=&quot;false reach&quot;; [.I617]=&quot;false reach&quot;; [.J617]=&quot;false reach&quot;); &quot;false&quot;; &quot;unknown&quot;))" office:value-type="string" office:string-value="true">
            <text:p>true</text:p>
          </table:table-cell>
          <table:table-cell table:style-name="ce3" table:formula="of:=IF(OR([.F617]=&quot;true&quot;; [.G617]=&quot;true&quot;); &quot;true&quot;; IF(OR([.F617]=&quot;false reach&quot;; [.G617]=&quot;false reach&quot;); &quot;false&quot;; &quot;unknown&quot;))" office:value-type="string" office:string-value="true">
            <text:p>true</text:p>
          </table:table-cell>
          <table:table-cell table:style-name="ce3" table:formula="of:=IF(OR([.H617]=&quot;true&quot;; [.I617]=&quot;true&quot;); &quot;true&quot;; IF(OR([.H617]=&quot;false reach&quot;; [.I6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15.c.i </text:p>
          </table:table-cell>
          <table:table-cell table:formula="of:=IF(OR([.E618]=&quot;true&quot;; [.F618]=&quot;true&quot;; [.G618]=&quot;true&quot;; [.H618]=&quot;true&quot;; [.I618]=&quot;true&quot;; [.J618]=&quot;true&quot;); &quot;true&quot;; IF(OR([.E618]=&quot;false reach&quot;; [.F618]=&quot;false reach&quot;; [.G618]=&quot;false reach&quot;; [.H618]=&quot;false reach&quot;; [.I618]=&quot;false reach&quot;; [.J618]=&quot;false reach&quot;); &quot;false&quot;; &quot;unknown&quot;))" office:value-type="string" office:string-value="true">
            <text:p>true</text:p>
          </table:table-cell>
          <table:table-cell table:style-name="ce3" table:formula="of:=IF(OR([.F618]=&quot;true&quot;; [.G618]=&quot;true&quot;); &quot;true&quot;; IF(OR([.F618]=&quot;false reach&quot;; [.G618]=&quot;false reach&quot;); &quot;false&quot;; &quot;unknown&quot;))" office:value-type="string" office:string-value="true">
            <text:p>true</text:p>
          </table:table-cell>
          <table:table-cell table:style-name="ce3" table:formula="of:=IF(OR([.H618]=&quot;true&quot;; [.I618]=&quot;true&quot;); &quot;true&quot;; IF(OR([.H618]=&quot;false reach&quot;; [.I6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16.c.i </text:p>
          </table:table-cell>
          <table:table-cell table:formula="of:=IF(OR([.E619]=&quot;true&quot;; [.F619]=&quot;true&quot;; [.G619]=&quot;true&quot;; [.H619]=&quot;true&quot;; [.I619]=&quot;true&quot;; [.J619]=&quot;true&quot;); &quot;true&quot;; IF(OR([.E619]=&quot;false reach&quot;; [.F619]=&quot;false reach&quot;; [.G619]=&quot;false reach&quot;; [.H619]=&quot;false reach&quot;; [.I619]=&quot;false reach&quot;; [.J619]=&quot;false reach&quot;); &quot;false&quot;; &quot;unknown&quot;))" office:value-type="string" office:string-value="true">
            <text:p>true</text:p>
          </table:table-cell>
          <table:table-cell table:style-name="ce3" table:formula="of:=IF(OR([.F619]=&quot;true&quot;; [.G619]=&quot;true&quot;); &quot;true&quot;; IF(OR([.F619]=&quot;false reach&quot;; [.G619]=&quot;false reach&quot;); &quot;false&quot;; &quot;unknown&quot;))" office:value-type="string" office:string-value="true">
            <text:p>true</text:p>
          </table:table-cell>
          <table:table-cell table:style-name="ce3" table:formula="of:=IF(OR([.H619]=&quot;true&quot;; [.I619]=&quot;true&quot;); &quot;true&quot;; IF(OR([.H619]=&quot;false reach&quot;; [.I6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17.c.i </text:p>
          </table:table-cell>
          <table:table-cell table:formula="of:=IF(OR([.E620]=&quot;true&quot;; [.F620]=&quot;true&quot;; [.G620]=&quot;true&quot;; [.H620]=&quot;true&quot;; [.I620]=&quot;true&quot;; [.J620]=&quot;true&quot;); &quot;true&quot;; IF(OR([.E620]=&quot;false reach&quot;; [.F620]=&quot;false reach&quot;; [.G620]=&quot;false reach&quot;; [.H620]=&quot;false reach&quot;; [.I620]=&quot;false reach&quot;; [.J620]=&quot;false reach&quot;); &quot;false&quot;; &quot;unknown&quot;))" office:value-type="string" office:string-value="unknown">
            <text:p>unknown</text:p>
          </table:table-cell>
          <table:table-cell table:style-name="ce3" table:formula="of:=IF(OR([.F620]=&quot;true&quot;; [.G620]=&quot;true&quot;); &quot;true&quot;; IF(OR([.F620]=&quot;false reach&quot;; [.G620]=&quot;false reach&quot;); &quot;false&quot;; &quot;unknown&quot;))" office:value-type="string" office:string-value="unknown">
            <text:p>unknown</text:p>
          </table:table-cell>
          <table:table-cell table:style-name="ce3" table:formula="of:=IF(OR([.H620]=&quot;true&quot;; [.I620]=&quot;true&quot;); &quot;true&quot;; IF(OR([.H620]=&quot;false reach&quot;; [.I6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18.c.i </text:p>
          </table:table-cell>
          <table:table-cell table:formula="of:=IF(OR([.E621]=&quot;true&quot;; [.F621]=&quot;true&quot;; [.G621]=&quot;true&quot;; [.H621]=&quot;true&quot;; [.I621]=&quot;true&quot;; [.J621]=&quot;true&quot;); &quot;true&quot;; IF(OR([.E621]=&quot;false reach&quot;; [.F621]=&quot;false reach&quot;; [.G621]=&quot;false reach&quot;; [.H621]=&quot;false reach&quot;; [.I621]=&quot;false reach&quot;; [.J621]=&quot;false reach&quot;); &quot;false&quot;; &quot;unknown&quot;))" office:value-type="string" office:string-value="unknown">
            <text:p>unknown</text:p>
          </table:table-cell>
          <table:table-cell table:style-name="ce3" table:formula="of:=IF(OR([.F621]=&quot;true&quot;; [.G621]=&quot;true&quot;); &quot;true&quot;; IF(OR([.F621]=&quot;false reach&quot;; [.G621]=&quot;false reach&quot;); &quot;false&quot;; &quot;unknown&quot;))" office:value-type="string" office:string-value="unknown">
            <text:p>unknown</text:p>
          </table:table-cell>
          <table:table-cell table:style-name="ce3" table:formula="of:=IF(OR([.H621]=&quot;true&quot;; [.I621]=&quot;true&quot;); &quot;true&quot;; IF(OR([.H621]=&quot;false reach&quot;; [.I6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19.c.i </text:p>
          </table:table-cell>
          <table:table-cell table:formula="of:=IF(OR([.E622]=&quot;true&quot;; [.F622]=&quot;true&quot;; [.G622]=&quot;true&quot;; [.H622]=&quot;true&quot;; [.I622]=&quot;true&quot;; [.J622]=&quot;true&quot;); &quot;true&quot;; IF(OR([.E622]=&quot;false reach&quot;; [.F622]=&quot;false reach&quot;; [.G622]=&quot;false reach&quot;; [.H622]=&quot;false reach&quot;; [.I622]=&quot;false reach&quot;; [.J622]=&quot;false reach&quot;); &quot;false&quot;; &quot;unknown&quot;))" office:value-type="string" office:string-value="true">
            <text:p>true</text:p>
          </table:table-cell>
          <table:table-cell table:style-name="ce3" table:formula="of:=IF(OR([.F622]=&quot;true&quot;; [.G622]=&quot;true&quot;); &quot;true&quot;; IF(OR([.F622]=&quot;false reach&quot;; [.G622]=&quot;false reach&quot;); &quot;false&quot;; &quot;unknown&quot;))" office:value-type="string" office:string-value="true">
            <text:p>true</text:p>
          </table:table-cell>
          <table:table-cell table:style-name="ce3" table:formula="of:=IF(OR([.H622]=&quot;true&quot;; [.I622]=&quot;true&quot;); &quot;true&quot;; IF(OR([.H622]=&quot;false reach&quot;; [.I6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0.c.i </text:p>
          </table:table-cell>
          <table:table-cell table:formula="of:=IF(OR([.E623]=&quot;true&quot;; [.F623]=&quot;true&quot;; [.G623]=&quot;true&quot;; [.H623]=&quot;true&quot;; [.I623]=&quot;true&quot;; [.J623]=&quot;true&quot;); &quot;true&quot;; IF(OR([.E623]=&quot;false reach&quot;; [.F623]=&quot;false reach&quot;; [.G623]=&quot;false reach&quot;; [.H623]=&quot;false reach&quot;; [.I623]=&quot;false reach&quot;; [.J623]=&quot;false reach&quot;); &quot;false&quot;; &quot;unknown&quot;))" office:value-type="string" office:string-value="true">
            <text:p>true</text:p>
          </table:table-cell>
          <table:table-cell table:style-name="ce3" table:formula="of:=IF(OR([.F623]=&quot;true&quot;; [.G623]=&quot;true&quot;); &quot;true&quot;; IF(OR([.F623]=&quot;false reach&quot;; [.G623]=&quot;false reach&quot;); &quot;false&quot;; &quot;unknown&quot;))" office:value-type="string" office:string-value="true">
            <text:p>true</text:p>
          </table:table-cell>
          <table:table-cell table:style-name="ce3" table:formula="of:=IF(OR([.H623]=&quot;true&quot;; [.I623]=&quot;true&quot;); &quot;true&quot;; IF(OR([.H623]=&quot;false reach&quot;; [.I6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1.c.i </text:p>
          </table:table-cell>
          <table:table-cell table:formula="of:=IF(OR([.E624]=&quot;true&quot;; [.F624]=&quot;true&quot;; [.G624]=&quot;true&quot;; [.H624]=&quot;true&quot;; [.I624]=&quot;true&quot;; [.J624]=&quot;true&quot;); &quot;true&quot;; IF(OR([.E624]=&quot;false reach&quot;; [.F624]=&quot;false reach&quot;; [.G624]=&quot;false reach&quot;; [.H624]=&quot;false reach&quot;; [.I624]=&quot;false reach&quot;; [.J624]=&quot;false reach&quot;); &quot;false&quot;; &quot;unknown&quot;))" office:value-type="string" office:string-value="true">
            <text:p>true</text:p>
          </table:table-cell>
          <table:table-cell table:style-name="ce3" table:formula="of:=IF(OR([.F624]=&quot;true&quot;; [.G624]=&quot;true&quot;); &quot;true&quot;; IF(OR([.F624]=&quot;false reach&quot;; [.G624]=&quot;false reach&quot;); &quot;false&quot;; &quot;unknown&quot;))" office:value-type="string" office:string-value="true">
            <text:p>true</text:p>
          </table:table-cell>
          <table:table-cell table:style-name="ce3" table:formula="of:=IF(OR([.H624]=&quot;true&quot;; [.I624]=&quot;true&quot;); &quot;true&quot;; IF(OR([.H624]=&quot;false reach&quot;; [.I6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2.c.i </text:p>
          </table:table-cell>
          <table:table-cell table:formula="of:=IF(OR([.E625]=&quot;true&quot;; [.F625]=&quot;true&quot;; [.G625]=&quot;true&quot;; [.H625]=&quot;true&quot;; [.I625]=&quot;true&quot;; [.J625]=&quot;true&quot;); &quot;true&quot;; IF(OR([.E625]=&quot;false reach&quot;; [.F625]=&quot;false reach&quot;; [.G625]=&quot;false reach&quot;; [.H625]=&quot;false reach&quot;; [.I625]=&quot;false reach&quot;; [.J625]=&quot;false reach&quot;); &quot;false&quot;; &quot;unknown&quot;))" office:value-type="string" office:string-value="true">
            <text:p>true</text:p>
          </table:table-cell>
          <table:table-cell table:style-name="ce3" table:formula="of:=IF(OR([.F625]=&quot;true&quot;; [.G625]=&quot;true&quot;); &quot;true&quot;; IF(OR([.F625]=&quot;false reach&quot;; [.G625]=&quot;false reach&quot;); &quot;false&quot;; &quot;unknown&quot;))" office:value-type="string" office:string-value="unknown">
            <text:p>unknown</text:p>
          </table:table-cell>
          <table:table-cell table:style-name="ce3" table:formula="of:=IF(OR([.H625]=&quot;true&quot;; [.I625]=&quot;true&quot;); &quot;true&quot;; IF(OR([.H625]=&quot;false reach&quot;; [.I6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3.c.i </text:p>
          </table:table-cell>
          <table:table-cell table:formula="of:=IF(OR([.E626]=&quot;true&quot;; [.F626]=&quot;true&quot;; [.G626]=&quot;true&quot;; [.H626]=&quot;true&quot;; [.I626]=&quot;true&quot;; [.J626]=&quot;true&quot;); &quot;true&quot;; IF(OR([.E626]=&quot;false reach&quot;; [.F626]=&quot;false reach&quot;; [.G626]=&quot;false reach&quot;; [.H626]=&quot;false reach&quot;; [.I626]=&quot;false reach&quot;; [.J626]=&quot;false reach&quot;); &quot;false&quot;; &quot;unknown&quot;))" office:value-type="string" office:string-value="true">
            <text:p>true</text:p>
          </table:table-cell>
          <table:table-cell table:style-name="ce3" table:formula="of:=IF(OR([.F626]=&quot;true&quot;; [.G626]=&quot;true&quot;); &quot;true&quot;; IF(OR([.F626]=&quot;false reach&quot;; [.G626]=&quot;false reach&quot;); &quot;false&quot;; &quot;unknown&quot;))" office:value-type="string" office:string-value="unknown">
            <text:p>unknown</text:p>
          </table:table-cell>
          <table:table-cell table:style-name="ce3" table:formula="of:=IF(OR([.H626]=&quot;true&quot;; [.I626]=&quot;true&quot;); &quot;true&quot;; IF(OR([.H626]=&quot;false reach&quot;; [.I6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4.c.i </text:p>
          </table:table-cell>
          <table:table-cell table:formula="of:=IF(OR([.E627]=&quot;true&quot;; [.F627]=&quot;true&quot;; [.G627]=&quot;true&quot;; [.H627]=&quot;true&quot;; [.I627]=&quot;true&quot;; [.J627]=&quot;true&quot;); &quot;true&quot;; IF(OR([.E627]=&quot;false reach&quot;; [.F627]=&quot;false reach&quot;; [.G627]=&quot;false reach&quot;; [.H627]=&quot;false reach&quot;; [.I627]=&quot;false reach&quot;; [.J627]=&quot;false reach&quot;); &quot;false&quot;; &quot;unknown&quot;))" office:value-type="string" office:string-value="unknown">
            <text:p>unknown</text:p>
          </table:table-cell>
          <table:table-cell table:style-name="ce3" table:formula="of:=IF(OR([.F627]=&quot;true&quot;; [.G627]=&quot;true&quot;); &quot;true&quot;; IF(OR([.F627]=&quot;false reach&quot;; [.G627]=&quot;false reach&quot;); &quot;false&quot;; &quot;unknown&quot;))" office:value-type="string" office:string-value="unknown">
            <text:p>unknown</text:p>
          </table:table-cell>
          <table:table-cell table:style-name="ce3" table:formula="of:=IF(OR([.H627]=&quot;true&quot;; [.I627]=&quot;true&quot;); &quot;true&quot;; IF(OR([.H627]=&quot;false reach&quot;; [.I6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25.c.i </text:p>
          </table:table-cell>
          <table:table-cell table:formula="of:=IF(OR([.E628]=&quot;true&quot;; [.F628]=&quot;true&quot;; [.G628]=&quot;true&quot;; [.H628]=&quot;true&quot;; [.I628]=&quot;true&quot;; [.J628]=&quot;true&quot;); &quot;true&quot;; IF(OR([.E628]=&quot;false reach&quot;; [.F628]=&quot;false reach&quot;; [.G628]=&quot;false reach&quot;; [.H628]=&quot;false reach&quot;; [.I628]=&quot;false reach&quot;; [.J628]=&quot;false reach&quot;); &quot;false&quot;; &quot;unknown&quot;))" office:value-type="string" office:string-value="true">
            <text:p>true</text:p>
          </table:table-cell>
          <table:table-cell table:style-name="ce3" table:formula="of:=IF(OR([.F628]=&quot;true&quot;; [.G628]=&quot;true&quot;); &quot;true&quot;; IF(OR([.F628]=&quot;false reach&quot;; [.G628]=&quot;false reach&quot;); &quot;false&quot;; &quot;unknown&quot;))" office:value-type="string" office:string-value="true">
            <text:p>true</text:p>
          </table:table-cell>
          <table:table-cell table:style-name="ce3" table:formula="of:=IF(OR([.H628]=&quot;true&quot;; [.I628]=&quot;true&quot;); &quot;true&quot;; IF(OR([.H628]=&quot;false reach&quot;; [.I6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6.c.i </text:p>
          </table:table-cell>
          <table:table-cell table:formula="of:=IF(OR([.E629]=&quot;true&quot;; [.F629]=&quot;true&quot;; [.G629]=&quot;true&quot;; [.H629]=&quot;true&quot;; [.I629]=&quot;true&quot;; [.J629]=&quot;true&quot;); &quot;true&quot;; IF(OR([.E629]=&quot;false reach&quot;; [.F629]=&quot;false reach&quot;; [.G629]=&quot;false reach&quot;; [.H629]=&quot;false reach&quot;; [.I629]=&quot;false reach&quot;; [.J629]=&quot;false reach&quot;); &quot;false&quot;; &quot;unknown&quot;))" office:value-type="string" office:string-value="true">
            <text:p>true</text:p>
          </table:table-cell>
          <table:table-cell table:style-name="ce3" table:formula="of:=IF(OR([.F629]=&quot;true&quot;; [.G629]=&quot;true&quot;); &quot;true&quot;; IF(OR([.F629]=&quot;false reach&quot;; [.G629]=&quot;false reach&quot;); &quot;false&quot;; &quot;unknown&quot;))" office:value-type="string" office:string-value="true">
            <text:p>true</text:p>
          </table:table-cell>
          <table:table-cell table:style-name="ce3" table:formula="of:=IF(OR([.H629]=&quot;true&quot;; [.I629]=&quot;true&quot;); &quot;true&quot;; IF(OR([.H629]=&quot;false reach&quot;; [.I6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7.c.i </text:p>
          </table:table-cell>
          <table:table-cell table:formula="of:=IF(OR([.E630]=&quot;true&quot;; [.F630]=&quot;true&quot;; [.G630]=&quot;true&quot;; [.H630]=&quot;true&quot;; [.I630]=&quot;true&quot;; [.J630]=&quot;true&quot;); &quot;true&quot;; IF(OR([.E630]=&quot;false reach&quot;; [.F630]=&quot;false reach&quot;; [.G630]=&quot;false reach&quot;; [.H630]=&quot;false reach&quot;; [.I630]=&quot;false reach&quot;; [.J630]=&quot;false reach&quot;); &quot;false&quot;; &quot;unknown&quot;))" office:value-type="string" office:string-value="true">
            <text:p>true</text:p>
          </table:table-cell>
          <table:table-cell table:style-name="ce3" table:formula="of:=IF(OR([.F630]=&quot;true&quot;; [.G630]=&quot;true&quot;); &quot;true&quot;; IF(OR([.F630]=&quot;false reach&quot;; [.G630]=&quot;false reach&quot;); &quot;false&quot;; &quot;unknown&quot;))" office:value-type="string" office:string-value="true">
            <text:p>true</text:p>
          </table:table-cell>
          <table:table-cell table:style-name="ce3" table:formula="of:=IF(OR([.H630]=&quot;true&quot;; [.I630]=&quot;true&quot;); &quot;true&quot;; IF(OR([.H630]=&quot;false reach&quot;; [.I6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8.c.i </text:p>
          </table:table-cell>
          <table:table-cell table:formula="of:=IF(OR([.E631]=&quot;true&quot;; [.F631]=&quot;true&quot;; [.G631]=&quot;true&quot;; [.H631]=&quot;true&quot;; [.I631]=&quot;true&quot;; [.J631]=&quot;true&quot;); &quot;true&quot;; IF(OR([.E631]=&quot;false reach&quot;; [.F631]=&quot;false reach&quot;; [.G631]=&quot;false reach&quot;; [.H631]=&quot;false reach&quot;; [.I631]=&quot;false reach&quot;; [.J631]=&quot;false reach&quot;); &quot;false&quot;; &quot;unknown&quot;))" office:value-type="string" office:string-value="true">
            <text:p>true</text:p>
          </table:table-cell>
          <table:table-cell table:style-name="ce3" table:formula="of:=IF(OR([.F631]=&quot;true&quot;; [.G631]=&quot;true&quot;); &quot;true&quot;; IF(OR([.F631]=&quot;false reach&quot;; [.G631]=&quot;false reach&quot;); &quot;false&quot;; &quot;unknown&quot;))" office:value-type="string" office:string-value="unknown">
            <text:p>unknown</text:p>
          </table:table-cell>
          <table:table-cell table:style-name="ce3" table:formula="of:=IF(OR([.H631]=&quot;true&quot;; [.I631]=&quot;true&quot;); &quot;true&quot;; IF(OR([.H631]=&quot;false reach&quot;; [.I6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29.c.i </text:p>
          </table:table-cell>
          <table:table-cell table:formula="of:=IF(OR([.E632]=&quot;true&quot;; [.F632]=&quot;true&quot;; [.G632]=&quot;true&quot;; [.H632]=&quot;true&quot;; [.I632]=&quot;true&quot;; [.J632]=&quot;true&quot;); &quot;true&quot;; IF(OR([.E632]=&quot;false reach&quot;; [.F632]=&quot;false reach&quot;; [.G632]=&quot;false reach&quot;; [.H632]=&quot;false reach&quot;; [.I632]=&quot;false reach&quot;; [.J632]=&quot;false reach&quot;); &quot;false&quot;; &quot;unknown&quot;))" office:value-type="string" office:string-value="true">
            <text:p>true</text:p>
          </table:table-cell>
          <table:table-cell table:style-name="ce3" table:formula="of:=IF(OR([.F632]=&quot;true&quot;; [.G632]=&quot;true&quot;); &quot;true&quot;; IF(OR([.F632]=&quot;false reach&quot;; [.G632]=&quot;false reach&quot;); &quot;false&quot;; &quot;unknown&quot;))" office:value-type="string" office:string-value="true">
            <text:p>true</text:p>
          </table:table-cell>
          <table:table-cell table:style-name="ce3" table:formula="of:=IF(OR([.H632]=&quot;true&quot;; [.I632]=&quot;true&quot;); &quot;true&quot;; IF(OR([.H632]=&quot;false reach&quot;; [.I6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0.c.i </text:p>
          </table:table-cell>
          <table:table-cell table:formula="of:=IF(OR([.E633]=&quot;true&quot;; [.F633]=&quot;true&quot;; [.G633]=&quot;true&quot;; [.H633]=&quot;true&quot;; [.I633]=&quot;true&quot;; [.J633]=&quot;true&quot;); &quot;true&quot;; IF(OR([.E633]=&quot;false reach&quot;; [.F633]=&quot;false reach&quot;; [.G633]=&quot;false reach&quot;; [.H633]=&quot;false reach&quot;; [.I633]=&quot;false reach&quot;; [.J633]=&quot;false reach&quot;); &quot;false&quot;; &quot;unknown&quot;))" office:value-type="string" office:string-value="true">
            <text:p>true</text:p>
          </table:table-cell>
          <table:table-cell table:style-name="ce3" table:formula="of:=IF(OR([.F633]=&quot;true&quot;; [.G633]=&quot;true&quot;); &quot;true&quot;; IF(OR([.F633]=&quot;false reach&quot;; [.G633]=&quot;false reach&quot;); &quot;false&quot;; &quot;unknown&quot;))" office:value-type="string" office:string-value="true">
            <text:p>true</text:p>
          </table:table-cell>
          <table:table-cell table:style-name="ce3" table:formula="of:=IF(OR([.H633]=&quot;true&quot;; [.I633]=&quot;true&quot;); &quot;true&quot;; IF(OR([.H633]=&quot;false reach&quot;; [.I6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1.c.i </text:p>
          </table:table-cell>
          <table:table-cell table:formula="of:=IF(OR([.E634]=&quot;true&quot;; [.F634]=&quot;true&quot;; [.G634]=&quot;true&quot;; [.H634]=&quot;true&quot;; [.I634]=&quot;true&quot;; [.J634]=&quot;true&quot;); &quot;true&quot;; IF(OR([.E634]=&quot;false reach&quot;; [.F634]=&quot;false reach&quot;; [.G634]=&quot;false reach&quot;; [.H634]=&quot;false reach&quot;; [.I634]=&quot;false reach&quot;; [.J634]=&quot;false reach&quot;); &quot;false&quot;; &quot;unknown&quot;))" office:value-type="string" office:string-value="unknown">
            <text:p>unknown</text:p>
          </table:table-cell>
          <table:table-cell table:style-name="ce3" table:formula="of:=IF(OR([.F634]=&quot;true&quot;; [.G634]=&quot;true&quot;); &quot;true&quot;; IF(OR([.F634]=&quot;false reach&quot;; [.G634]=&quot;false reach&quot;); &quot;false&quot;; &quot;unknown&quot;))" office:value-type="string" office:string-value="unknown">
            <text:p>unknown</text:p>
          </table:table-cell>
          <table:table-cell table:style-name="ce3" table:formula="of:=IF(OR([.H634]=&quot;true&quot;; [.I634]=&quot;true&quot;); &quot;true&quot;; IF(OR([.H634]=&quot;false reach&quot;; [.I6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32.c.i </text:p>
          </table:table-cell>
          <table:table-cell table:formula="of:=IF(OR([.E635]=&quot;true&quot;; [.F635]=&quot;true&quot;; [.G635]=&quot;true&quot;; [.H635]=&quot;true&quot;; [.I635]=&quot;true&quot;; [.J635]=&quot;true&quot;); &quot;true&quot;; IF(OR([.E635]=&quot;false reach&quot;; [.F635]=&quot;false reach&quot;; [.G635]=&quot;false reach&quot;; [.H635]=&quot;false reach&quot;; [.I635]=&quot;false reach&quot;; [.J635]=&quot;false reach&quot;); &quot;false&quot;; &quot;unknown&quot;))" office:value-type="string" office:string-value="true">
            <text:p>true</text:p>
          </table:table-cell>
          <table:table-cell table:style-name="ce3" table:formula="of:=IF(OR([.F635]=&quot;true&quot;; [.G635]=&quot;true&quot;); &quot;true&quot;; IF(OR([.F635]=&quot;false reach&quot;; [.G635]=&quot;false reach&quot;); &quot;false&quot;; &quot;unknown&quot;))" office:value-type="string" office:string-value="true">
            <text:p>true</text:p>
          </table:table-cell>
          <table:table-cell table:style-name="ce3" table:formula="of:=IF(OR([.H635]=&quot;true&quot;; [.I635]=&quot;true&quot;); &quot;true&quot;; IF(OR([.H635]=&quot;false reach&quot;; [.I6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7_33.c.i </text:p>
          </table:table-cell>
          <table:table-cell table:formula="of:=IF(OR([.E636]=&quot;true&quot;; [.F636]=&quot;true&quot;; [.G636]=&quot;true&quot;; [.H636]=&quot;true&quot;; [.I636]=&quot;true&quot;; [.J636]=&quot;true&quot;); &quot;true&quot;; IF(OR([.E636]=&quot;false reach&quot;; [.F636]=&quot;false reach&quot;; [.G636]=&quot;false reach&quot;; [.H636]=&quot;false reach&quot;; [.I636]=&quot;false reach&quot;; [.J636]=&quot;false reach&quot;); &quot;false&quot;; &quot;unknown&quot;))" office:value-type="string" office:string-value="true">
            <text:p>true</text:p>
          </table:table-cell>
          <table:table-cell table:style-name="ce3" table:formula="of:=IF(OR([.F636]=&quot;true&quot;; [.G636]=&quot;true&quot;); &quot;true&quot;; IF(OR([.F636]=&quot;false reach&quot;; [.G636]=&quot;false reach&quot;); &quot;false&quot;; &quot;unknown&quot;))" office:value-type="string" office:string-value="true">
            <text:p>true</text:p>
          </table:table-cell>
          <table:table-cell table:style-name="ce3" table:formula="of:=IF(OR([.H636]=&quot;true&quot;; [.I636]=&quot;true&quot;); &quot;true&quot;; IF(OR([.H636]=&quot;false reach&quot;; [.I63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4.c.i </text:p>
          </table:table-cell>
          <table:table-cell table:formula="of:=IF(OR([.E637]=&quot;true&quot;; [.F637]=&quot;true&quot;; [.G637]=&quot;true&quot;; [.H637]=&quot;true&quot;; [.I637]=&quot;true&quot;; [.J637]=&quot;true&quot;); &quot;true&quot;; IF(OR([.E637]=&quot;false reach&quot;; [.F637]=&quot;false reach&quot;; [.G637]=&quot;false reach&quot;; [.H637]=&quot;false reach&quot;; [.I637]=&quot;false reach&quot;; [.J637]=&quot;false reach&quot;); &quot;false&quot;; &quot;unknown&quot;))" office:value-type="string" office:string-value="true">
            <text:p>true</text:p>
          </table:table-cell>
          <table:table-cell table:style-name="ce3" table:formula="of:=IF(OR([.F637]=&quot;true&quot;; [.G637]=&quot;true&quot;); &quot;true&quot;; IF(OR([.F637]=&quot;false reach&quot;; [.G637]=&quot;false reach&quot;); &quot;false&quot;; &quot;unknown&quot;))" office:value-type="string" office:string-value="true">
            <text:p>true</text:p>
          </table:table-cell>
          <table:table-cell table:style-name="ce3" table:formula="of:=IF(OR([.H637]=&quot;true&quot;; [.I637]=&quot;true&quot;); &quot;true&quot;; IF(OR([.H637]=&quot;false reach&quot;; [.I6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5.c.i </text:p>
          </table:table-cell>
          <table:table-cell table:formula="of:=IF(OR([.E638]=&quot;true&quot;; [.F638]=&quot;true&quot;; [.G638]=&quot;true&quot;; [.H638]=&quot;true&quot;; [.I638]=&quot;true&quot;; [.J638]=&quot;true&quot;); &quot;true&quot;; IF(OR([.E638]=&quot;false reach&quot;; [.F638]=&quot;false reach&quot;; [.G638]=&quot;false reach&quot;; [.H638]=&quot;false reach&quot;; [.I638]=&quot;false reach&quot;; [.J638]=&quot;false reach&quot;); &quot;false&quot;; &quot;unknown&quot;))" office:value-type="string" office:string-value="true">
            <text:p>true</text:p>
          </table:table-cell>
          <table:table-cell table:style-name="ce3" table:formula="of:=IF(OR([.F638]=&quot;true&quot;; [.G638]=&quot;true&quot;); &quot;true&quot;; IF(OR([.F638]=&quot;false reach&quot;; [.G638]=&quot;false reach&quot;); &quot;false&quot;; &quot;unknown&quot;))" office:value-type="string" office:string-value="true">
            <text:p>true</text:p>
          </table:table-cell>
          <table:table-cell table:style-name="ce3" table:formula="of:=IF(OR([.H638]=&quot;true&quot;; [.I638]=&quot;true&quot;); &quot;true&quot;; IF(OR([.H638]=&quot;false reach&quot;; [.I6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36.c.i </text:p>
          </table:table-cell>
          <table:table-cell table:formula="of:=IF(OR([.E639]=&quot;true&quot;; [.F639]=&quot;true&quot;; [.G639]=&quot;true&quot;; [.H639]=&quot;true&quot;; [.I639]=&quot;true&quot;; [.J639]=&quot;true&quot;); &quot;true&quot;; IF(OR([.E639]=&quot;false reach&quot;; [.F639]=&quot;false reach&quot;; [.G639]=&quot;false reach&quot;; [.H639]=&quot;false reach&quot;; [.I639]=&quot;false reach&quot;; [.J639]=&quot;false reach&quot;); &quot;false&quot;; &quot;unknown&quot;))" office:value-type="string" office:string-value="true">
            <text:p>true</text:p>
          </table:table-cell>
          <table:table-cell table:style-name="ce3" table:formula="of:=IF(OR([.F639]=&quot;true&quot;; [.G639]=&quot;true&quot;); &quot;true&quot;; IF(OR([.F639]=&quot;false reach&quot;; [.G639]=&quot;false reach&quot;); &quot;false&quot;; &quot;unknown&quot;))" office:value-type="string" office:string-value="true">
            <text:p>true</text:p>
          </table:table-cell>
          <table:table-cell table:style-name="ce3" table:formula="of:=IF(OR([.H639]=&quot;true&quot;; [.I639]=&quot;true&quot;); &quot;true&quot;; IF(OR([.H639]=&quot;false reach&quot;; [.I6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7.c.i </text:p>
          </table:table-cell>
          <table:table-cell table:formula="of:=IF(OR([.E640]=&quot;true&quot;; [.F640]=&quot;true&quot;; [.G640]=&quot;true&quot;; [.H640]=&quot;true&quot;; [.I640]=&quot;true&quot;; [.J640]=&quot;true&quot;); &quot;true&quot;; IF(OR([.E640]=&quot;false reach&quot;; [.F640]=&quot;false reach&quot;; [.G640]=&quot;false reach&quot;; [.H640]=&quot;false reach&quot;; [.I640]=&quot;false reach&quot;; [.J640]=&quot;false reach&quot;); &quot;false&quot;; &quot;unknown&quot;))" office:value-type="string" office:string-value="true">
            <text:p>true</text:p>
          </table:table-cell>
          <table:table-cell table:style-name="ce3" table:formula="of:=IF(OR([.F640]=&quot;true&quot;; [.G640]=&quot;true&quot;); &quot;true&quot;; IF(OR([.F640]=&quot;false reach&quot;; [.G640]=&quot;false reach&quot;); &quot;false&quot;; &quot;unknown&quot;))" office:value-type="string" office:string-value="true">
            <text:p>true</text:p>
          </table:table-cell>
          <table:table-cell table:style-name="ce3" table:formula="of:=IF(OR([.H640]=&quot;true&quot;; [.I640]=&quot;true&quot;); &quot;true&quot;; IF(OR([.H640]=&quot;false reach&quot;; [.I64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8.c.i </text:p>
          </table:table-cell>
          <table:table-cell table:formula="of:=IF(OR([.E641]=&quot;true&quot;; [.F641]=&quot;true&quot;; [.G641]=&quot;true&quot;; [.H641]=&quot;true&quot;; [.I641]=&quot;true&quot;; [.J641]=&quot;true&quot;); &quot;true&quot;; IF(OR([.E641]=&quot;false reach&quot;; [.F641]=&quot;false reach&quot;; [.G641]=&quot;false reach&quot;; [.H641]=&quot;false reach&quot;; [.I641]=&quot;false reach&quot;; [.J641]=&quot;false reach&quot;); &quot;false&quot;; &quot;unknown&quot;))" office:value-type="string" office:string-value="true">
            <text:p>true</text:p>
          </table:table-cell>
          <table:table-cell table:style-name="ce3" table:formula="of:=IF(OR([.F641]=&quot;true&quot;; [.G641]=&quot;true&quot;); &quot;true&quot;; IF(OR([.F641]=&quot;false reach&quot;; [.G641]=&quot;false reach&quot;); &quot;false&quot;; &quot;unknown&quot;))" office:value-type="string" office:string-value="true">
            <text:p>true</text:p>
          </table:table-cell>
          <table:table-cell table:style-name="ce3" table:formula="of:=IF(OR([.H641]=&quot;true&quot;; [.I641]=&quot;true&quot;); &quot;true&quot;; IF(OR([.H641]=&quot;false reach&quot;; [.I6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39.c.i </text:p>
          </table:table-cell>
          <table:table-cell table:formula="of:=IF(OR([.E642]=&quot;true&quot;; [.F642]=&quot;true&quot;; [.G642]=&quot;true&quot;; [.H642]=&quot;true&quot;; [.I642]=&quot;true&quot;; [.J642]=&quot;true&quot;); &quot;true&quot;; IF(OR([.E642]=&quot;false reach&quot;; [.F642]=&quot;false reach&quot;; [.G642]=&quot;false reach&quot;; [.H642]=&quot;false reach&quot;; [.I642]=&quot;false reach&quot;; [.J642]=&quot;false reach&quot;); &quot;false&quot;; &quot;unknown&quot;))" office:value-type="string" office:string-value="true">
            <text:p>true</text:p>
          </table:table-cell>
          <table:table-cell table:style-name="ce3" table:formula="of:=IF(OR([.F642]=&quot;true&quot;; [.G642]=&quot;true&quot;); &quot;true&quot;; IF(OR([.F642]=&quot;false reach&quot;; [.G642]=&quot;false reach&quot;); &quot;false&quot;; &quot;unknown&quot;))" office:value-type="string" office:string-value="true">
            <text:p>true</text:p>
          </table:table-cell>
          <table:table-cell table:style-name="ce3" table:formula="of:=IF(OR([.H642]=&quot;true&quot;; [.I642]=&quot;true&quot;); &quot;true&quot;; IF(OR([.H642]=&quot;false reach&quot;; [.I6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40.c.i </text:p>
          </table:table-cell>
          <table:table-cell table:formula="of:=IF(OR([.E643]=&quot;true&quot;; [.F643]=&quot;true&quot;; [.G643]=&quot;true&quot;; [.H643]=&quot;true&quot;; [.I643]=&quot;true&quot;; [.J643]=&quot;true&quot;); &quot;true&quot;; IF(OR([.E643]=&quot;false reach&quot;; [.F643]=&quot;false reach&quot;; [.G643]=&quot;false reach&quot;; [.H643]=&quot;false reach&quot;; [.I643]=&quot;false reach&quot;; [.J643]=&quot;false reach&quot;); &quot;false&quot;; &quot;unknown&quot;))" office:value-type="string" office:string-value="false">
            <text:p>false</text:p>
          </table:table-cell>
          <table:table-cell table:style-name="ce3" table:formula="of:=IF(OR([.F643]=&quot;true&quot;; [.G643]=&quot;true&quot;); &quot;true&quot;; IF(OR([.F643]=&quot;false reach&quot;; [.G643]=&quot;false reach&quot;); &quot;false&quot;; &quot;unknown&quot;))" office:value-type="string" office:string-value="unknown">
            <text:p>unknown</text:p>
          </table:table-cell>
          <table:table-cell table:style-name="ce3" table:formula="of:=IF(OR([.H643]=&quot;true&quot;; [.I643]=&quot;true&quot;); &quot;true&quot;; IF(OR([.H643]=&quot;false reach&quot;; [.I64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41.c.i </text:p>
          </table:table-cell>
          <table:table-cell table:formula="of:=IF(OR([.E644]=&quot;true&quot;; [.F644]=&quot;true&quot;; [.G644]=&quot;true&quot;; [.H644]=&quot;true&quot;; [.I644]=&quot;true&quot;; [.J644]=&quot;true&quot;); &quot;true&quot;; IF(OR([.E644]=&quot;false reach&quot;; [.F644]=&quot;false reach&quot;; [.G644]=&quot;false reach&quot;; [.H644]=&quot;false reach&quot;; [.I644]=&quot;false reach&quot;; [.J644]=&quot;false reach&quot;); &quot;false&quot;; &quot;unknown&quot;))" office:value-type="string" office:string-value="false">
            <text:p>false</text:p>
          </table:table-cell>
          <table:table-cell table:style-name="ce3" table:formula="of:=IF(OR([.F644]=&quot;true&quot;; [.G644]=&quot;true&quot;); &quot;true&quot;; IF(OR([.F644]=&quot;false reach&quot;; [.G644]=&quot;false reach&quot;); &quot;false&quot;; &quot;unknown&quot;))" office:value-type="string" office:string-value="unknown">
            <text:p>unknown</text:p>
          </table:table-cell>
          <table:table-cell table:style-name="ce3" table:formula="of:=IF(OR([.H644]=&quot;true&quot;; [.I644]=&quot;true&quot;); &quot;true&quot;; IF(OR([.H644]=&quot;false reach&quot;; [.I64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42.c.i </text:p>
          </table:table-cell>
          <table:table-cell table:formula="of:=IF(OR([.E645]=&quot;true&quot;; [.F645]=&quot;true&quot;; [.G645]=&quot;true&quot;; [.H645]=&quot;true&quot;; [.I645]=&quot;true&quot;; [.J645]=&quot;true&quot;); &quot;true&quot;; IF(OR([.E645]=&quot;false reach&quot;; [.F645]=&quot;false reach&quot;; [.G645]=&quot;false reach&quot;; [.H645]=&quot;false reach&quot;; [.I645]=&quot;false reach&quot;; [.J645]=&quot;false reach&quot;); &quot;false&quot;; &quot;unknown&quot;))" office:value-type="string" office:string-value="unknown">
            <text:p>unknown</text:p>
          </table:table-cell>
          <table:table-cell table:style-name="ce3" table:formula="of:=IF(OR([.F645]=&quot;true&quot;; [.G645]=&quot;true&quot;); &quot;true&quot;; IF(OR([.F645]=&quot;false reach&quot;; [.G645]=&quot;false reach&quot;); &quot;false&quot;; &quot;unknown&quot;))" office:value-type="string" office:string-value="unknown">
            <text:p>unknown</text:p>
          </table:table-cell>
          <table:table-cell table:style-name="ce3" table:formula="of:=IF(OR([.H645]=&quot;true&quot;; [.I645]=&quot;true&quot;); &quot;true&quot;; IF(OR([.H645]=&quot;false reach&quot;; [.I6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43.c.i </text:p>
          </table:table-cell>
          <table:table-cell table:formula="of:=IF(OR([.E646]=&quot;true&quot;; [.F646]=&quot;true&quot;; [.G646]=&quot;true&quot;; [.H646]=&quot;true&quot;; [.I646]=&quot;true&quot;; [.J646]=&quot;true&quot;); &quot;true&quot;; IF(OR([.E646]=&quot;false reach&quot;; [.F646]=&quot;false reach&quot;; [.G646]=&quot;false reach&quot;; [.H646]=&quot;false reach&quot;; [.I646]=&quot;false reach&quot;; [.J646]=&quot;false reach&quot;); &quot;false&quot;; &quot;unknown&quot;))" office:value-type="string" office:string-value="true">
            <text:p>true</text:p>
          </table:table-cell>
          <table:table-cell table:style-name="ce3" table:formula="of:=IF(OR([.F646]=&quot;true&quot;; [.G646]=&quot;true&quot;); &quot;true&quot;; IF(OR([.F646]=&quot;false reach&quot;; [.G646]=&quot;false reach&quot;); &quot;false&quot;; &quot;unknown&quot;))" office:value-type="string" office:string-value="true">
            <text:p>true</text:p>
          </table:table-cell>
          <table:table-cell table:style-name="ce3" table:formula="of:=IF(OR([.H646]=&quot;true&quot;; [.I646]=&quot;true&quot;); &quot;true&quot;; IF(OR([.H646]=&quot;false reach&quot;; [.I6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44.c.i </text:p>
          </table:table-cell>
          <table:table-cell table:formula="of:=IF(OR([.E647]=&quot;true&quot;; [.F647]=&quot;true&quot;; [.G647]=&quot;true&quot;; [.H647]=&quot;true&quot;; [.I647]=&quot;true&quot;; [.J647]=&quot;true&quot;); &quot;true&quot;; IF(OR([.E647]=&quot;false reach&quot;; [.F647]=&quot;false reach&quot;; [.G647]=&quot;false reach&quot;; [.H647]=&quot;false reach&quot;; [.I647]=&quot;false reach&quot;; [.J647]=&quot;false reach&quot;); &quot;false&quot;; &quot;unknown&quot;))" office:value-type="string" office:string-value="true">
            <text:p>true</text:p>
          </table:table-cell>
          <table:table-cell table:style-name="ce3" table:formula="of:=IF(OR([.F647]=&quot;true&quot;; [.G647]=&quot;true&quot;); &quot;true&quot;; IF(OR([.F647]=&quot;false reach&quot;; [.G647]=&quot;false reach&quot;); &quot;false&quot;; &quot;unknown&quot;))" office:value-type="string" office:string-value="true">
            <text:p>true</text:p>
          </table:table-cell>
          <table:table-cell table:style-name="ce3" table:formula="of:=IF(OR([.H647]=&quot;true&quot;; [.I647]=&quot;true&quot;); &quot;true&quot;; IF(OR([.H647]=&quot;false reach&quot;; [.I64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45.c.i </text:p>
          </table:table-cell>
          <table:table-cell table:formula="of:=IF(OR([.E648]=&quot;true&quot;; [.F648]=&quot;true&quot;; [.G648]=&quot;true&quot;; [.H648]=&quot;true&quot;; [.I648]=&quot;true&quot;; [.J648]=&quot;true&quot;); &quot;true&quot;; IF(OR([.E648]=&quot;false reach&quot;; [.F648]=&quot;false reach&quot;; [.G648]=&quot;false reach&quot;; [.H648]=&quot;false reach&quot;; [.I648]=&quot;false reach&quot;; [.J648]=&quot;false reach&quot;); &quot;false&quot;; &quot;unknown&quot;))" office:value-type="string" office:string-value="false">
            <text:p>false</text:p>
          </table:table-cell>
          <table:table-cell table:style-name="ce3" table:formula="of:=IF(OR([.F648]=&quot;true&quot;; [.G648]=&quot;true&quot;); &quot;true&quot;; IF(OR([.F648]=&quot;false reach&quot;; [.G648]=&quot;false reach&quot;); &quot;false&quot;; &quot;unknown&quot;))" office:value-type="string" office:string-value="unknown">
            <text:p>unknown</text:p>
          </table:table-cell>
          <table:table-cell table:style-name="ce3" table:formula="of:=IF(OR([.H648]=&quot;true&quot;; [.I648]=&quot;true&quot;); &quot;true&quot;; IF(OR([.H648]=&quot;false reach&quot;; [.I64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style-name="ce4" office:value-type="string">
            <text:p>was true, due to bug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46.c.i </text:p>
          </table:table-cell>
          <table:table-cell table:formula="of:=IF(OR([.E649]=&quot;true&quot;; [.F649]=&quot;true&quot;; [.G649]=&quot;true&quot;; [.H649]=&quot;true&quot;; [.I649]=&quot;true&quot;; [.J649]=&quot;true&quot;); &quot;true&quot;; IF(OR([.E649]=&quot;false reach&quot;; [.F649]=&quot;false reach&quot;; [.G649]=&quot;false reach&quot;; [.H649]=&quot;false reach&quot;; [.I649]=&quot;false reach&quot;; [.J649]=&quot;false reach&quot;); &quot;false&quot;; &quot;unknown&quot;))" office:value-type="string" office:string-value="true">
            <text:p>true</text:p>
          </table:table-cell>
          <table:table-cell table:style-name="ce3" table:formula="of:=IF(OR([.F649]=&quot;true&quot;; [.G649]=&quot;true&quot;); &quot;true&quot;; IF(OR([.F649]=&quot;false reach&quot;; [.G649]=&quot;false reach&quot;); &quot;false&quot;; &quot;unknown&quot;))" office:value-type="string" office:string-value="true">
            <text:p>true</text:p>
          </table:table-cell>
          <table:table-cell table:style-name="ce3" table:formula="of:=IF(OR([.H649]=&quot;true&quot;; [.I649]=&quot;true&quot;); &quot;true&quot;; IF(OR([.H649]=&quot;false reach&quot;; [.I6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47.c.i </text:p>
          </table:table-cell>
          <table:table-cell table:formula="of:=IF(OR([.E650]=&quot;true&quot;; [.F650]=&quot;true&quot;; [.G650]=&quot;true&quot;; [.H650]=&quot;true&quot;; [.I650]=&quot;true&quot;; [.J650]=&quot;true&quot;); &quot;true&quot;; IF(OR([.E650]=&quot;false reach&quot;; [.F650]=&quot;false reach&quot;; [.G650]=&quot;false reach&quot;; [.H650]=&quot;false reach&quot;; [.I650]=&quot;false reach&quot;; [.J650]=&quot;false reach&quot;); &quot;false&quot;; &quot;unknown&quot;))" office:value-type="string" office:string-value="true">
            <text:p>true</text:p>
          </table:table-cell>
          <table:table-cell table:style-name="ce3" table:formula="of:=IF(OR([.F650]=&quot;true&quot;; [.G650]=&quot;true&quot;); &quot;true&quot;; IF(OR([.F650]=&quot;false reach&quot;; [.G650]=&quot;false reach&quot;); &quot;false&quot;; &quot;unknown&quot;))" office:value-type="string" office:string-value="true">
            <text:p>true</text:p>
          </table:table-cell>
          <table:table-cell table:style-name="ce3" table:formula="of:=IF(OR([.H650]=&quot;true&quot;; [.I650]=&quot;true&quot;); &quot;true&quot;; IF(OR([.H650]=&quot;false reach&quot;; [.I6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48.c.i </text:p>
          </table:table-cell>
          <table:table-cell table:formula="of:=IF(OR([.E651]=&quot;true&quot;; [.F651]=&quot;true&quot;; [.G651]=&quot;true&quot;; [.H651]=&quot;true&quot;; [.I651]=&quot;true&quot;; [.J651]=&quot;true&quot;); &quot;true&quot;; IF(OR([.E651]=&quot;false reach&quot;; [.F651]=&quot;false reach&quot;; [.G651]=&quot;false reach&quot;; [.H651]=&quot;false reach&quot;; [.I651]=&quot;false reach&quot;; [.J651]=&quot;false reach&quot;); &quot;false&quot;; &quot;unknown&quot;))" office:value-type="string" office:string-value="true">
            <text:p>true</text:p>
          </table:table-cell>
          <table:table-cell table:style-name="ce3" table:formula="of:=IF(OR([.F651]=&quot;true&quot;; [.G651]=&quot;true&quot;); &quot;true&quot;; IF(OR([.F651]=&quot;false reach&quot;; [.G651]=&quot;false reach&quot;); &quot;false&quot;; &quot;unknown&quot;))" office:value-type="string" office:string-value="true">
            <text:p>true</text:p>
          </table:table-cell>
          <table:table-cell table:style-name="ce3" table:formula="of:=IF(OR([.H651]=&quot;true&quot;; [.I651]=&quot;true&quot;); &quot;true&quot;; IF(OR([.H651]=&quot;false reach&quot;; [.I6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49.c.i </text:p>
          </table:table-cell>
          <table:table-cell table:formula="of:=IF(OR([.E652]=&quot;true&quot;; [.F652]=&quot;true&quot;; [.G652]=&quot;true&quot;; [.H652]=&quot;true&quot;; [.I652]=&quot;true&quot;; [.J652]=&quot;true&quot;); &quot;true&quot;; IF(OR([.E652]=&quot;false reach&quot;; [.F652]=&quot;false reach&quot;; [.G652]=&quot;false reach&quot;; [.H652]=&quot;false reach&quot;; [.I652]=&quot;false reach&quot;; [.J652]=&quot;false reach&quot;); &quot;false&quot;; &quot;unknown&quot;))" office:value-type="string" office:string-value="true">
            <text:p>true</text:p>
          </table:table-cell>
          <table:table-cell table:style-name="ce3" table:formula="of:=IF(OR([.F652]=&quot;true&quot;; [.G652]=&quot;true&quot;); &quot;true&quot;; IF(OR([.F652]=&quot;false reach&quot;; [.G652]=&quot;false reach&quot;); &quot;false&quot;; &quot;unknown&quot;))" office:value-type="string" office:string-value="true">
            <text:p>true</text:p>
          </table:table-cell>
          <table:table-cell table:style-name="ce3" table:formula="of:=IF(OR([.H652]=&quot;true&quot;; [.I652]=&quot;true&quot;); &quot;true&quot;; IF(OR([.H652]=&quot;false reach&quot;; [.I6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0.c.i </text:p>
          </table:table-cell>
          <table:table-cell table:formula="of:=IF(OR([.E653]=&quot;true&quot;; [.F653]=&quot;true&quot;; [.G653]=&quot;true&quot;; [.H653]=&quot;true&quot;; [.I653]=&quot;true&quot;; [.J653]=&quot;true&quot;); &quot;true&quot;; IF(OR([.E653]=&quot;false reach&quot;; [.F653]=&quot;false reach&quot;; [.G653]=&quot;false reach&quot;; [.H653]=&quot;false reach&quot;; [.I653]=&quot;false reach&quot;; [.J653]=&quot;false reach&quot;); &quot;false&quot;; &quot;unknown&quot;))" office:value-type="string" office:string-value="unknown">
            <text:p>unknown</text:p>
          </table:table-cell>
          <table:table-cell table:style-name="ce3" table:formula="of:=IF(OR([.F653]=&quot;true&quot;; [.G653]=&quot;true&quot;); &quot;true&quot;; IF(OR([.F653]=&quot;false reach&quot;; [.G653]=&quot;false reach&quot;); &quot;false&quot;; &quot;unknown&quot;))" office:value-type="string" office:string-value="unknown">
            <text:p>unknown</text:p>
          </table:table-cell>
          <table:table-cell table:style-name="ce3" table:formula="of:=IF(OR([.H653]=&quot;true&quot;; [.I653]=&quot;true&quot;); &quot;true&quot;; IF(OR([.H653]=&quot;false reach&quot;; [.I6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51.c.i </text:p>
          </table:table-cell>
          <table:table-cell table:formula="of:=IF(OR([.E654]=&quot;true&quot;; [.F654]=&quot;true&quot;; [.G654]=&quot;true&quot;; [.H654]=&quot;true&quot;; [.I654]=&quot;true&quot;; [.J654]=&quot;true&quot;); &quot;true&quot;; IF(OR([.E654]=&quot;false reach&quot;; [.F654]=&quot;false reach&quot;; [.G654]=&quot;false reach&quot;; [.H654]=&quot;false reach&quot;; [.I654]=&quot;false reach&quot;; [.J654]=&quot;false reach&quot;); &quot;false&quot;; &quot;unknown&quot;))" office:value-type="string" office:string-value="true">
            <text:p>true</text:p>
          </table:table-cell>
          <table:table-cell table:style-name="ce3" table:formula="of:=IF(OR([.F654]=&quot;true&quot;; [.G654]=&quot;true&quot;); &quot;true&quot;; IF(OR([.F654]=&quot;false reach&quot;; [.G654]=&quot;false reach&quot;); &quot;false&quot;; &quot;unknown&quot;))" office:value-type="string" office:string-value="true">
            <text:p>true</text:p>
          </table:table-cell>
          <table:table-cell table:style-name="ce3" table:formula="of:=IF(OR([.H654]=&quot;true&quot;; [.I654]=&quot;true&quot;); &quot;true&quot;; IF(OR([.H654]=&quot;false reach&quot;; [.I6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2.c.i </text:p>
          </table:table-cell>
          <table:table-cell table:formula="of:=IF(OR([.E655]=&quot;true&quot;; [.F655]=&quot;true&quot;; [.G655]=&quot;true&quot;; [.H655]=&quot;true&quot;; [.I655]=&quot;true&quot;; [.J655]=&quot;true&quot;); &quot;true&quot;; IF(OR([.E655]=&quot;false reach&quot;; [.F655]=&quot;false reach&quot;; [.G655]=&quot;false reach&quot;; [.H655]=&quot;false reach&quot;; [.I655]=&quot;false reach&quot;; [.J655]=&quot;false reach&quot;); &quot;false&quot;; &quot;unknown&quot;))" office:value-type="string" office:string-value="unknown">
            <text:p>unknown</text:p>
          </table:table-cell>
          <table:table-cell table:style-name="ce3" table:formula="of:=IF(OR([.F655]=&quot;true&quot;; [.G655]=&quot;true&quot;); &quot;true&quot;; IF(OR([.F655]=&quot;false reach&quot;; [.G655]=&quot;false reach&quot;); &quot;false&quot;; &quot;unknown&quot;))" office:value-type="string" office:string-value="unknown">
            <text:p>unknown</text:p>
          </table:table-cell>
          <table:table-cell table:style-name="ce3" table:formula="of:=IF(OR([.H655]=&quot;true&quot;; [.I655]=&quot;true&quot;); &quot;true&quot;; IF(OR([.H655]=&quot;false reach&quot;; [.I6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53.c.i </text:p>
          </table:table-cell>
          <table:table-cell table:formula="of:=IF(OR([.E656]=&quot;true&quot;; [.F656]=&quot;true&quot;; [.G656]=&quot;true&quot;; [.H656]=&quot;true&quot;; [.I656]=&quot;true&quot;; [.J656]=&quot;true&quot;); &quot;true&quot;; IF(OR([.E656]=&quot;false reach&quot;; [.F656]=&quot;false reach&quot;; [.G656]=&quot;false reach&quot;; [.H656]=&quot;false reach&quot;; [.I656]=&quot;false reach&quot;; [.J656]=&quot;false reach&quot;); &quot;false&quot;; &quot;unknown&quot;))" office:value-type="string" office:string-value="true">
            <text:p>true</text:p>
          </table:table-cell>
          <table:table-cell table:style-name="ce3" table:formula="of:=IF(OR([.F656]=&quot;true&quot;; [.G656]=&quot;true&quot;); &quot;true&quot;; IF(OR([.F656]=&quot;false reach&quot;; [.G656]=&quot;false reach&quot;); &quot;false&quot;; &quot;unknown&quot;))" office:value-type="string" office:string-value="true">
            <text:p>true</text:p>
          </table:table-cell>
          <table:table-cell table:style-name="ce3" table:formula="of:=IF(OR([.H656]=&quot;true&quot;; [.I656]=&quot;true&quot;); &quot;true&quot;; IF(OR([.H656]=&quot;false reach&quot;; [.I6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4.c.i </text:p>
          </table:table-cell>
          <table:table-cell table:formula="of:=IF(OR([.E657]=&quot;true&quot;; [.F657]=&quot;true&quot;; [.G657]=&quot;true&quot;; [.H657]=&quot;true&quot;; [.I657]=&quot;true&quot;; [.J657]=&quot;true&quot;); &quot;true&quot;; IF(OR([.E657]=&quot;false reach&quot;; [.F657]=&quot;false reach&quot;; [.G657]=&quot;false reach&quot;; [.H657]=&quot;false reach&quot;; [.I657]=&quot;false reach&quot;; [.J657]=&quot;false reach&quot;); &quot;false&quot;; &quot;unknown&quot;))" office:value-type="string" office:string-value="true">
            <text:p>true</text:p>
          </table:table-cell>
          <table:table-cell table:style-name="ce3" table:formula="of:=IF(OR([.F657]=&quot;true&quot;; [.G657]=&quot;true&quot;); &quot;true&quot;; IF(OR([.F657]=&quot;false reach&quot;; [.G657]=&quot;false reach&quot;); &quot;false&quot;; &quot;unknown&quot;))" office:value-type="string" office:string-value="true">
            <text:p>true</text:p>
          </table:table-cell>
          <table:table-cell table:style-name="ce3" table:formula="of:=IF(OR([.H657]=&quot;true&quot;; [.I657]=&quot;true&quot;); &quot;true&quot;; IF(OR([.H657]=&quot;false reach&quot;; [.I6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5.c.i </text:p>
          </table:table-cell>
          <table:table-cell table:formula="of:=IF(OR([.E658]=&quot;true&quot;; [.F658]=&quot;true&quot;; [.G658]=&quot;true&quot;; [.H658]=&quot;true&quot;; [.I658]=&quot;true&quot;; [.J658]=&quot;true&quot;); &quot;true&quot;; IF(OR([.E658]=&quot;false reach&quot;; [.F658]=&quot;false reach&quot;; [.G658]=&quot;false reach&quot;; [.H658]=&quot;false reach&quot;; [.I658]=&quot;false reach&quot;; [.J658]=&quot;false reach&quot;); &quot;false&quot;; &quot;unknown&quot;))" office:value-type="string" office:string-value="true">
            <text:p>true</text:p>
          </table:table-cell>
          <table:table-cell table:style-name="ce3" table:formula="of:=IF(OR([.F658]=&quot;true&quot;; [.G658]=&quot;true&quot;); &quot;true&quot;; IF(OR([.F658]=&quot;false reach&quot;; [.G658]=&quot;false reach&quot;); &quot;false&quot;; &quot;unknown&quot;))" office:value-type="string" office:string-value="true">
            <text:p>true</text:p>
          </table:table-cell>
          <table:table-cell table:style-name="ce3" table:formula="of:=IF(OR([.H658]=&quot;true&quot;; [.I658]=&quot;true&quot;); &quot;true&quot;; IF(OR([.H658]=&quot;false reach&quot;; [.I6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6.c.i </text:p>
          </table:table-cell>
          <table:table-cell table:formula="of:=IF(OR([.E659]=&quot;true&quot;; [.F659]=&quot;true&quot;; [.G659]=&quot;true&quot;; [.H659]=&quot;true&quot;; [.I659]=&quot;true&quot;; [.J659]=&quot;true&quot;); &quot;true&quot;; IF(OR([.E659]=&quot;false reach&quot;; [.F659]=&quot;false reach&quot;; [.G659]=&quot;false reach&quot;; [.H659]=&quot;false reach&quot;; [.I659]=&quot;false reach&quot;; [.J659]=&quot;false reach&quot;); &quot;false&quot;; &quot;unknown&quot;))" office:value-type="string" office:string-value="true">
            <text:p>true</text:p>
          </table:table-cell>
          <table:table-cell table:style-name="ce3" table:formula="of:=IF(OR([.F659]=&quot;true&quot;; [.G659]=&quot;true&quot;); &quot;true&quot;; IF(OR([.F659]=&quot;false reach&quot;; [.G659]=&quot;false reach&quot;); &quot;false&quot;; &quot;unknown&quot;))" office:value-type="string" office:string-value="true">
            <text:p>true</text:p>
          </table:table-cell>
          <table:table-cell table:style-name="ce3" table:formula="of:=IF(OR([.H659]=&quot;true&quot;; [.I659]=&quot;true&quot;); &quot;true&quot;; IF(OR([.H659]=&quot;false reach&quot;; [.I6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7.c.i </text:p>
          </table:table-cell>
          <table:table-cell table:formula="of:=IF(OR([.E660]=&quot;true&quot;; [.F660]=&quot;true&quot;; [.G660]=&quot;true&quot;; [.H660]=&quot;true&quot;; [.I660]=&quot;true&quot;; [.J660]=&quot;true&quot;); &quot;true&quot;; IF(OR([.E660]=&quot;false reach&quot;; [.F660]=&quot;false reach&quot;; [.G660]=&quot;false reach&quot;; [.H660]=&quot;false reach&quot;; [.I660]=&quot;false reach&quot;; [.J660]=&quot;false reach&quot;); &quot;false&quot;; &quot;unknown&quot;))" office:value-type="string" office:string-value="true">
            <text:p>true</text:p>
          </table:table-cell>
          <table:table-cell table:style-name="ce3" table:formula="of:=IF(OR([.F660]=&quot;true&quot;; [.G660]=&quot;true&quot;); &quot;true&quot;; IF(OR([.F660]=&quot;false reach&quot;; [.G660]=&quot;false reach&quot;); &quot;false&quot;; &quot;unknown&quot;))" office:value-type="string" office:string-value="true">
            <text:p>true</text:p>
          </table:table-cell>
          <table:table-cell table:style-name="ce3" table:formula="of:=IF(OR([.H660]=&quot;true&quot;; [.I660]=&quot;true&quot;); &quot;true&quot;; IF(OR([.H660]=&quot;false reach&quot;; [.I66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58.c.i </text:p>
          </table:table-cell>
          <table:table-cell table:formula="of:=IF(OR([.E661]=&quot;true&quot;; [.F661]=&quot;true&quot;; [.G661]=&quot;true&quot;; [.H661]=&quot;true&quot;; [.I661]=&quot;true&quot;; [.J661]=&quot;true&quot;); &quot;true&quot;; IF(OR([.E661]=&quot;false reach&quot;; [.F661]=&quot;false reach&quot;; [.G661]=&quot;false reach&quot;; [.H661]=&quot;false reach&quot;; [.I661]=&quot;false reach&quot;; [.J661]=&quot;false reach&quot;); &quot;false&quot;; &quot;unknown&quot;))" office:value-type="string" office:string-value="unknown">
            <text:p>unknown</text:p>
          </table:table-cell>
          <table:table-cell table:style-name="ce3" table:formula="of:=IF(OR([.F661]=&quot;true&quot;; [.G661]=&quot;true&quot;); &quot;true&quot;; IF(OR([.F661]=&quot;false reach&quot;; [.G661]=&quot;false reach&quot;); &quot;false&quot;; &quot;unknown&quot;))" office:value-type="string" office:string-value="unknown">
            <text:p>unknown</text:p>
          </table:table-cell>
          <table:table-cell table:style-name="ce3" table:formula="of:=IF(OR([.H661]=&quot;true&quot;; [.I661]=&quot;true&quot;); &quot;true&quot;; IF(OR([.H661]=&quot;false reach&quot;; [.I6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59.c.i </text:p>
          </table:table-cell>
          <table:table-cell table:formula="of:=IF(OR([.E662]=&quot;true&quot;; [.F662]=&quot;true&quot;; [.G662]=&quot;true&quot;; [.H662]=&quot;true&quot;; [.I662]=&quot;true&quot;; [.J662]=&quot;true&quot;); &quot;true&quot;; IF(OR([.E662]=&quot;false reach&quot;; [.F662]=&quot;false reach&quot;; [.G662]=&quot;false reach&quot;; [.H662]=&quot;false reach&quot;; [.I662]=&quot;false reach&quot;; [.J662]=&quot;false reach&quot;); &quot;false&quot;; &quot;unknown&quot;))" office:value-type="string" office:string-value="false">
            <text:p>false</text:p>
          </table:table-cell>
          <table:table-cell table:style-name="ce3" table:formula="of:=IF(OR([.F662]=&quot;true&quot;; [.G662]=&quot;true&quot;); &quot;true&quot;; IF(OR([.F662]=&quot;false reach&quot;; [.G662]=&quot;false reach&quot;); &quot;false&quot;; &quot;unknown&quot;))" office:value-type="string" office:string-value="unknown">
            <text:p>unknown</text:p>
          </table:table-cell>
          <table:table-cell table:style-name="ce3" table:formula="of:=IF(OR([.H662]=&quot;true&quot;; [.I662]=&quot;true&quot;); &quot;true&quot;; IF(OR([.H662]=&quot;false reach&quot;; [.I66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60.c.i </text:p>
          </table:table-cell>
          <table:table-cell table:formula="of:=IF(OR([.E663]=&quot;true&quot;; [.F663]=&quot;true&quot;; [.G663]=&quot;true&quot;; [.H663]=&quot;true&quot;; [.I663]=&quot;true&quot;; [.J663]=&quot;true&quot;); &quot;true&quot;; IF(OR([.E663]=&quot;false reach&quot;; [.F663]=&quot;false reach&quot;; [.G663]=&quot;false reach&quot;; [.H663]=&quot;false reach&quot;; [.I663]=&quot;false reach&quot;; [.J663]=&quot;false reach&quot;); &quot;false&quot;; &quot;unknown&quot;))" office:value-type="string" office:string-value="true">
            <text:p>true</text:p>
          </table:table-cell>
          <table:table-cell table:style-name="ce3" table:formula="of:=IF(OR([.F663]=&quot;true&quot;; [.G663]=&quot;true&quot;); &quot;true&quot;; IF(OR([.F663]=&quot;false reach&quot;; [.G663]=&quot;false reach&quot;); &quot;false&quot;; &quot;unknown&quot;))" office:value-type="string" office:string-value="true">
            <text:p>true</text:p>
          </table:table-cell>
          <table:table-cell table:style-name="ce3" table:formula="of:=IF(OR([.H663]=&quot;true&quot;; [.I663]=&quot;true&quot;); &quot;true&quot;; IF(OR([.H663]=&quot;false reach&quot;; [.I6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61.c.i </text:p>
          </table:table-cell>
          <table:table-cell table:formula="of:=IF(OR([.E664]=&quot;true&quot;; [.F664]=&quot;true&quot;; [.G664]=&quot;true&quot;; [.H664]=&quot;true&quot;; [.I664]=&quot;true&quot;; [.J664]=&quot;true&quot;); &quot;true&quot;; IF(OR([.E664]=&quot;false reach&quot;; [.F664]=&quot;false reach&quot;; [.G664]=&quot;false reach&quot;; [.H664]=&quot;false reach&quot;; [.I664]=&quot;false reach&quot;; [.J664]=&quot;false reach&quot;); &quot;false&quot;; &quot;unknown&quot;))" office:value-type="string" office:string-value="true">
            <text:p>true</text:p>
          </table:table-cell>
          <table:table-cell table:style-name="ce3" table:formula="of:=IF(OR([.F664]=&quot;true&quot;; [.G664]=&quot;true&quot;); &quot;true&quot;; IF(OR([.F664]=&quot;false reach&quot;; [.G664]=&quot;false reach&quot;); &quot;false&quot;; &quot;unknown&quot;))" office:value-type="string" office:string-value="true">
            <text:p>true</text:p>
          </table:table-cell>
          <table:table-cell table:style-name="ce3" table:formula="of:=IF(OR([.H664]=&quot;true&quot;; [.I664]=&quot;true&quot;); &quot;true&quot;; IF(OR([.H664]=&quot;false reach&quot;; [.I6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62.c.i </text:p>
          </table:table-cell>
          <table:table-cell table:formula="of:=IF(OR([.E665]=&quot;true&quot;; [.F665]=&quot;true&quot;; [.G665]=&quot;true&quot;; [.H665]=&quot;true&quot;; [.I665]=&quot;true&quot;; [.J665]=&quot;true&quot;); &quot;true&quot;; IF(OR([.E665]=&quot;false reach&quot;; [.F665]=&quot;false reach&quot;; [.G665]=&quot;false reach&quot;; [.H665]=&quot;false reach&quot;; [.I665]=&quot;false reach&quot;; [.J665]=&quot;false reach&quot;); &quot;false&quot;; &quot;unknown&quot;))" office:value-type="string" office:string-value="false">
            <text:p>false</text:p>
          </table:table-cell>
          <table:table-cell table:style-name="ce3" table:formula="of:=IF(OR([.F665]=&quot;true&quot;; [.G665]=&quot;true&quot;); &quot;true&quot;; IF(OR([.F665]=&quot;false reach&quot;; [.G665]=&quot;false reach&quot;); &quot;false&quot;; &quot;unknown&quot;))" office:value-type="string" office:string-value="unknown">
            <text:p>unknown</text:p>
          </table:table-cell>
          <table:table-cell table:style-name="ce3" table:formula="of:=IF(OR([.H665]=&quot;true&quot;; [.I665]=&quot;true&quot;); &quot;true&quot;; IF(OR([.H665]=&quot;false reach&quot;; [.I66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63.c.i </text:p>
          </table:table-cell>
          <table:table-cell table:formula="of:=IF(OR([.E666]=&quot;true&quot;; [.F666]=&quot;true&quot;; [.G666]=&quot;true&quot;; [.H666]=&quot;true&quot;; [.I666]=&quot;true&quot;; [.J666]=&quot;true&quot;); &quot;true&quot;; IF(OR([.E666]=&quot;false reach&quot;; [.F666]=&quot;false reach&quot;; [.G666]=&quot;false reach&quot;; [.H666]=&quot;false reach&quot;; [.I666]=&quot;false reach&quot;; [.J666]=&quot;false reach&quot;); &quot;false&quot;; &quot;unknown&quot;))" office:value-type="string" office:string-value="true">
            <text:p>true</text:p>
          </table:table-cell>
          <table:table-cell table:style-name="ce3" table:formula="of:=IF(OR([.F666]=&quot;true&quot;; [.G666]=&quot;true&quot;); &quot;true&quot;; IF(OR([.F666]=&quot;false reach&quot;; [.G666]=&quot;false reach&quot;); &quot;false&quot;; &quot;unknown&quot;))" office:value-type="string" office:string-value="true">
            <text:p>true</text:p>
          </table:table-cell>
          <table:table-cell table:style-name="ce3" table:formula="of:=IF(OR([.H666]=&quot;true&quot;; [.I666]=&quot;true&quot;); &quot;true&quot;; IF(OR([.H666]=&quot;false reach&quot;; [.I6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64.c.i </text:p>
          </table:table-cell>
          <table:table-cell table:formula="of:=IF(OR([.E667]=&quot;true&quot;; [.F667]=&quot;true&quot;; [.G667]=&quot;true&quot;; [.H667]=&quot;true&quot;; [.I667]=&quot;true&quot;; [.J667]=&quot;true&quot;); &quot;true&quot;; IF(OR([.E667]=&quot;false reach&quot;; [.F667]=&quot;false reach&quot;; [.G667]=&quot;false reach&quot;; [.H667]=&quot;false reach&quot;; [.I667]=&quot;false reach&quot;; [.J667]=&quot;false reach&quot;); &quot;false&quot;; &quot;unknown&quot;))" office:value-type="string" office:string-value="true">
            <text:p>true</text:p>
          </table:table-cell>
          <table:table-cell table:style-name="ce3" table:formula="of:=IF(OR([.F667]=&quot;true&quot;; [.G667]=&quot;true&quot;); &quot;true&quot;; IF(OR([.F667]=&quot;false reach&quot;; [.G667]=&quot;false reach&quot;); &quot;false&quot;; &quot;unknown&quot;))" office:value-type="string" office:string-value="unknown">
            <text:p>unknown</text:p>
          </table:table-cell>
          <table:table-cell table:style-name="ce3" table:formula="of:=IF(OR([.H667]=&quot;true&quot;; [.I667]=&quot;true&quot;); &quot;true&quot;; IF(OR([.H667]=&quot;false reach&quot;; [.I6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65.c.i </text:p>
          </table:table-cell>
          <table:table-cell table:formula="of:=IF(OR([.E668]=&quot;true&quot;; [.F668]=&quot;true&quot;; [.G668]=&quot;true&quot;; [.H668]=&quot;true&quot;; [.I668]=&quot;true&quot;; [.J668]=&quot;true&quot;); &quot;true&quot;; IF(OR([.E668]=&quot;false reach&quot;; [.F668]=&quot;false reach&quot;; [.G668]=&quot;false reach&quot;; [.H668]=&quot;false reach&quot;; [.I668]=&quot;false reach&quot;; [.J668]=&quot;false reach&quot;); &quot;false&quot;; &quot;unknown&quot;))" office:value-type="string" office:string-value="unknown">
            <text:p>unknown</text:p>
          </table:table-cell>
          <table:table-cell table:style-name="ce3" table:formula="of:=IF(OR([.F668]=&quot;true&quot;; [.G668]=&quot;true&quot;); &quot;true&quot;; IF(OR([.F668]=&quot;false reach&quot;; [.G668]=&quot;false reach&quot;); &quot;false&quot;; &quot;unknown&quot;))" office:value-type="string" office:string-value="unknown">
            <text:p>unknown</text:p>
          </table:table-cell>
          <table:table-cell table:style-name="ce3" table:formula="of:=IF(OR([.H668]=&quot;true&quot;; [.I668]=&quot;true&quot;); &quot;true&quot;; IF(OR([.H668]=&quot;false reach&quot;; [.I6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66.c.i </text:p>
          </table:table-cell>
          <table:table-cell table:formula="of:=IF(OR([.E669]=&quot;true&quot;; [.F669]=&quot;true&quot;; [.G669]=&quot;true&quot;; [.H669]=&quot;true&quot;; [.I669]=&quot;true&quot;; [.J669]=&quot;true&quot;); &quot;true&quot;; IF(OR([.E669]=&quot;false reach&quot;; [.F669]=&quot;false reach&quot;; [.G669]=&quot;false reach&quot;; [.H669]=&quot;false reach&quot;; [.I669]=&quot;false reach&quot;; [.J669]=&quot;false reach&quot;); &quot;false&quot;; &quot;unknown&quot;))" office:value-type="string" office:string-value="false">
            <text:p>false</text:p>
          </table:table-cell>
          <table:table-cell table:style-name="ce3" table:formula="of:=IF(OR([.F669]=&quot;true&quot;; [.G669]=&quot;true&quot;); &quot;true&quot;; IF(OR([.F669]=&quot;false reach&quot;; [.G669]=&quot;false reach&quot;); &quot;false&quot;; &quot;unknown&quot;))" office:value-type="string" office:string-value="unknown">
            <text:p>unknown</text:p>
          </table:table-cell>
          <table:table-cell table:style-name="ce3" table:formula="of:=IF(OR([.H669]=&quot;true&quot;; [.I669]=&quot;true&quot;); &quot;true&quot;; IF(OR([.H669]=&quot;false reach&quot;; [.I66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67.c.i </text:p>
          </table:table-cell>
          <table:table-cell table:formula="of:=IF(OR([.E670]=&quot;true&quot;; [.F670]=&quot;true&quot;; [.G670]=&quot;true&quot;; [.H670]=&quot;true&quot;; [.I670]=&quot;true&quot;; [.J670]=&quot;true&quot;); &quot;true&quot;; IF(OR([.E670]=&quot;false reach&quot;; [.F670]=&quot;false reach&quot;; [.G670]=&quot;false reach&quot;; [.H670]=&quot;false reach&quot;; [.I670]=&quot;false reach&quot;; [.J670]=&quot;false reach&quot;); &quot;false&quot;; &quot;unknown&quot;))" office:value-type="string" office:string-value="true">
            <text:p>true</text:p>
          </table:table-cell>
          <table:table-cell table:style-name="ce3" table:formula="of:=IF(OR([.F670]=&quot;true&quot;; [.G670]=&quot;true&quot;); &quot;true&quot;; IF(OR([.F670]=&quot;false reach&quot;; [.G670]=&quot;false reach&quot;); &quot;false&quot;; &quot;unknown&quot;))" office:value-type="string" office:string-value="true">
            <text:p>true</text:p>
          </table:table-cell>
          <table:table-cell table:style-name="ce3" table:formula="of:=IF(OR([.H670]=&quot;true&quot;; [.I670]=&quot;true&quot;); &quot;true&quot;; IF(OR([.H670]=&quot;false reach&quot;; [.I6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68.c.i </text:p>
          </table:table-cell>
          <table:table-cell table:formula="of:=IF(OR([.E671]=&quot;true&quot;; [.F671]=&quot;true&quot;; [.G671]=&quot;true&quot;; [.H671]=&quot;true&quot;; [.I671]=&quot;true&quot;; [.J671]=&quot;true&quot;); &quot;true&quot;; IF(OR([.E671]=&quot;false reach&quot;; [.F671]=&quot;false reach&quot;; [.G671]=&quot;false reach&quot;; [.H671]=&quot;false reach&quot;; [.I671]=&quot;false reach&quot;; [.J671]=&quot;false reach&quot;); &quot;false&quot;; &quot;unknown&quot;))" office:value-type="string" office:string-value="true">
            <text:p>true</text:p>
          </table:table-cell>
          <table:table-cell table:style-name="ce3" table:formula="of:=IF(OR([.F671]=&quot;true&quot;; [.G671]=&quot;true&quot;); &quot;true&quot;; IF(OR([.F671]=&quot;false reach&quot;; [.G671]=&quot;false reach&quot;); &quot;false&quot;; &quot;unknown&quot;))" office:value-type="string" office:string-value="true">
            <text:p>true</text:p>
          </table:table-cell>
          <table:table-cell table:style-name="ce3" table:formula="of:=IF(OR([.H671]=&quot;true&quot;; [.I671]=&quot;true&quot;); &quot;true&quot;; IF(OR([.H671]=&quot;false reach&quot;; [.I6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69.c.i </text:p>
          </table:table-cell>
          <table:table-cell table:formula="of:=IF(OR([.E672]=&quot;true&quot;; [.F672]=&quot;true&quot;; [.G672]=&quot;true&quot;; [.H672]=&quot;true&quot;; [.I672]=&quot;true&quot;; [.J672]=&quot;true&quot;); &quot;true&quot;; IF(OR([.E672]=&quot;false reach&quot;; [.F672]=&quot;false reach&quot;; [.G672]=&quot;false reach&quot;; [.H672]=&quot;false reach&quot;; [.I672]=&quot;false reach&quot;; [.J672]=&quot;false reach&quot;); &quot;false&quot;; &quot;unknown&quot;))" office:value-type="string" office:string-value="true">
            <text:p>true</text:p>
          </table:table-cell>
          <table:table-cell table:style-name="ce3" table:formula="of:=IF(OR([.F672]=&quot;true&quot;; [.G672]=&quot;true&quot;); &quot;true&quot;; IF(OR([.F672]=&quot;false reach&quot;; [.G672]=&quot;false reach&quot;); &quot;false&quot;; &quot;unknown&quot;))" office:value-type="string" office:string-value="true">
            <text:p>true</text:p>
          </table:table-cell>
          <table:table-cell table:style-name="ce3" table:formula="of:=IF(OR([.H672]=&quot;true&quot;; [.I672]=&quot;true&quot;); &quot;true&quot;; IF(OR([.H672]=&quot;false reach&quot;; [.I67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0.c.i </text:p>
          </table:table-cell>
          <table:table-cell table:formula="of:=IF(OR([.E673]=&quot;true&quot;; [.F673]=&quot;true&quot;; [.G673]=&quot;true&quot;; [.H673]=&quot;true&quot;; [.I673]=&quot;true&quot;; [.J673]=&quot;true&quot;); &quot;true&quot;; IF(OR([.E673]=&quot;false reach&quot;; [.F673]=&quot;false reach&quot;; [.G673]=&quot;false reach&quot;; [.H673]=&quot;false reach&quot;; [.I673]=&quot;false reach&quot;; [.J673]=&quot;false reach&quot;); &quot;false&quot;; &quot;unknown&quot;))" office:value-type="string" office:string-value="true">
            <text:p>true</text:p>
          </table:table-cell>
          <table:table-cell table:style-name="ce3" table:formula="of:=IF(OR([.F673]=&quot;true&quot;; [.G673]=&quot;true&quot;); &quot;true&quot;; IF(OR([.F673]=&quot;false reach&quot;; [.G673]=&quot;false reach&quot;); &quot;false&quot;; &quot;unknown&quot;))" office:value-type="string" office:string-value="true">
            <text:p>true</text:p>
          </table:table-cell>
          <table:table-cell table:style-name="ce3" table:formula="of:=IF(OR([.H673]=&quot;true&quot;; [.I673]=&quot;true&quot;); &quot;true&quot;; IF(OR([.H673]=&quot;false reach&quot;; [.I6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1.c.i </text:p>
          </table:table-cell>
          <table:table-cell table:formula="of:=IF(OR([.E674]=&quot;true&quot;; [.F674]=&quot;true&quot;; [.G674]=&quot;true&quot;; [.H674]=&quot;true&quot;; [.I674]=&quot;true&quot;; [.J674]=&quot;true&quot;); &quot;true&quot;; IF(OR([.E674]=&quot;false reach&quot;; [.F674]=&quot;false reach&quot;; [.G674]=&quot;false reach&quot;; [.H674]=&quot;false reach&quot;; [.I674]=&quot;false reach&quot;; [.J674]=&quot;false reach&quot;); &quot;false&quot;; &quot;unknown&quot;))" office:value-type="string" office:string-value="true">
            <text:p>true</text:p>
          </table:table-cell>
          <table:table-cell table:style-name="ce3" table:formula="of:=IF(OR([.F674]=&quot;true&quot;; [.G674]=&quot;true&quot;); &quot;true&quot;; IF(OR([.F674]=&quot;false reach&quot;; [.G674]=&quot;false reach&quot;); &quot;false&quot;; &quot;unknown&quot;))" office:value-type="string" office:string-value="true">
            <text:p>true</text:p>
          </table:table-cell>
          <table:table-cell table:style-name="ce3" table:formula="of:=IF(OR([.H674]=&quot;true&quot;; [.I674]=&quot;true&quot;); &quot;true&quot;; IF(OR([.H674]=&quot;false reach&quot;; [.I6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2.c.i </text:p>
          </table:table-cell>
          <table:table-cell table:formula="of:=IF(OR([.E675]=&quot;true&quot;; [.F675]=&quot;true&quot;; [.G675]=&quot;true&quot;; [.H675]=&quot;true&quot;; [.I675]=&quot;true&quot;; [.J675]=&quot;true&quot;); &quot;true&quot;; IF(OR([.E675]=&quot;false reach&quot;; [.F675]=&quot;false reach&quot;; [.G675]=&quot;false reach&quot;; [.H675]=&quot;false reach&quot;; [.I675]=&quot;false reach&quot;; [.J675]=&quot;false reach&quot;); &quot;false&quot;; &quot;unknown&quot;))" office:value-type="string" office:string-value="true">
            <text:p>true</text:p>
          </table:table-cell>
          <table:table-cell table:style-name="ce3" table:formula="of:=IF(OR([.F675]=&quot;true&quot;; [.G675]=&quot;true&quot;); &quot;true&quot;; IF(OR([.F675]=&quot;false reach&quot;; [.G675]=&quot;false reach&quot;); &quot;false&quot;; &quot;unknown&quot;))" office:value-type="string" office:string-value="true">
            <text:p>true</text:p>
          </table:table-cell>
          <table:table-cell table:style-name="ce3" table:formula="of:=IF(OR([.H675]=&quot;true&quot;; [.I675]=&quot;true&quot;); &quot;true&quot;; IF(OR([.H675]=&quot;false reach&quot;; [.I6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3.c.i </text:p>
          </table:table-cell>
          <table:table-cell table:formula="of:=IF(OR([.E676]=&quot;true&quot;; [.F676]=&quot;true&quot;; [.G676]=&quot;true&quot;; [.H676]=&quot;true&quot;; [.I676]=&quot;true&quot;; [.J676]=&quot;true&quot;); &quot;true&quot;; IF(OR([.E676]=&quot;false reach&quot;; [.F676]=&quot;false reach&quot;; [.G676]=&quot;false reach&quot;; [.H676]=&quot;false reach&quot;; [.I676]=&quot;false reach&quot;; [.J676]=&quot;false reach&quot;); &quot;false&quot;; &quot;unknown&quot;))" office:value-type="string" office:string-value="unknown">
            <text:p>unknown</text:p>
          </table:table-cell>
          <table:table-cell table:style-name="ce3" table:formula="of:=IF(OR([.F676]=&quot;true&quot;; [.G676]=&quot;true&quot;); &quot;true&quot;; IF(OR([.F676]=&quot;false reach&quot;; [.G676]=&quot;false reach&quot;); &quot;false&quot;; &quot;unknown&quot;))" office:value-type="string" office:string-value="unknown">
            <text:p>unknown</text:p>
          </table:table-cell>
          <table:table-cell table:style-name="ce3" table:formula="of:=IF(OR([.H676]=&quot;true&quot;; [.I676]=&quot;true&quot;); &quot;true&quot;; IF(OR([.H676]=&quot;false reach&quot;; [.I6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 table:style-name="ce3"/>
        </table:table-row>
        <table:table-row table:style-name="ro3">
          <table:table-cell office:value-type="string">
            <text:p>Problem07_74.c.i </text:p>
          </table:table-cell>
          <table:table-cell table:formula="of:=IF(OR([.E677]=&quot;true&quot;; [.F677]=&quot;true&quot;; [.G677]=&quot;true&quot;; [.H677]=&quot;true&quot;; [.I677]=&quot;true&quot;; [.J677]=&quot;true&quot;); &quot;true&quot;; IF(OR([.E677]=&quot;false reach&quot;; [.F677]=&quot;false reach&quot;; [.G677]=&quot;false reach&quot;; [.H677]=&quot;false reach&quot;; [.I677]=&quot;false reach&quot;; [.J677]=&quot;false reach&quot;); &quot;false&quot;; &quot;unknown&quot;))" office:value-type="string" office:string-value="true">
            <text:p>true</text:p>
          </table:table-cell>
          <table:table-cell table:style-name="ce3" table:formula="of:=IF(OR([.F677]=&quot;true&quot;; [.G677]=&quot;true&quot;); &quot;true&quot;; IF(OR([.F677]=&quot;false reach&quot;; [.G677]=&quot;false reach&quot;); &quot;false&quot;; &quot;unknown&quot;))" office:value-type="string" office:string-value="true">
            <text:p>true</text:p>
          </table:table-cell>
          <table:table-cell table:style-name="ce3" table:formula="of:=IF(OR([.H677]=&quot;true&quot;; [.I677]=&quot;true&quot;); &quot;true&quot;; IF(OR([.H677]=&quot;false reach&quot;; [.I6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5.c.i </text:p>
          </table:table-cell>
          <table:table-cell table:formula="of:=IF(OR([.E678]=&quot;true&quot;; [.F678]=&quot;true&quot;; [.G678]=&quot;true&quot;; [.H678]=&quot;true&quot;; [.I678]=&quot;true&quot;; [.J678]=&quot;true&quot;); &quot;true&quot;; IF(OR([.E678]=&quot;false reach&quot;; [.F678]=&quot;false reach&quot;; [.G678]=&quot;false reach&quot;; [.H678]=&quot;false reach&quot;; [.I678]=&quot;false reach&quot;; [.J678]=&quot;false reach&quot;); &quot;false&quot;; &quot;unknown&quot;))" office:value-type="string" office:string-value="true">
            <text:p>true</text:p>
          </table:table-cell>
          <table:table-cell table:style-name="ce3" table:formula="of:=IF(OR([.F678]=&quot;true&quot;; [.G678]=&quot;true&quot;); &quot;true&quot;; IF(OR([.F678]=&quot;false reach&quot;; [.G678]=&quot;false reach&quot;); &quot;false&quot;; &quot;unknown&quot;))" office:value-type="string" office:string-value="true">
            <text:p>true</text:p>
          </table:table-cell>
          <table:table-cell table:style-name="ce3" table:formula="of:=IF(OR([.H678]=&quot;true&quot;; [.I678]=&quot;true&quot;); &quot;true&quot;; IF(OR([.H678]=&quot;false reach&quot;; [.I6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6.c.i </text:p>
          </table:table-cell>
          <table:table-cell table:formula="of:=IF(OR([.E679]=&quot;true&quot;; [.F679]=&quot;true&quot;; [.G679]=&quot;true&quot;; [.H679]=&quot;true&quot;; [.I679]=&quot;true&quot;; [.J679]=&quot;true&quot;); &quot;true&quot;; IF(OR([.E679]=&quot;false reach&quot;; [.F679]=&quot;false reach&quot;; [.G679]=&quot;false reach&quot;; [.H679]=&quot;false reach&quot;; [.I679]=&quot;false reach&quot;; [.J679]=&quot;false reach&quot;); &quot;false&quot;; &quot;unknown&quot;))" office:value-type="string" office:string-value="true">
            <text:p>true</text:p>
          </table:table-cell>
          <table:table-cell table:style-name="ce3" table:formula="of:=IF(OR([.F679]=&quot;true&quot;; [.G679]=&quot;true&quot;); &quot;true&quot;; IF(OR([.F679]=&quot;false reach&quot;; [.G679]=&quot;false reach&quot;); &quot;false&quot;; &quot;unknown&quot;))" office:value-type="string" office:string-value="true">
            <text:p>true</text:p>
          </table:table-cell>
          <table:table-cell table:style-name="ce3" table:formula="of:=IF(OR([.H679]=&quot;true&quot;; [.I679]=&quot;true&quot;); &quot;true&quot;; IF(OR([.H679]=&quot;false reach&quot;; [.I6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7.c.i </text:p>
          </table:table-cell>
          <table:table-cell table:formula="of:=IF(OR([.E680]=&quot;true&quot;; [.F680]=&quot;true&quot;; [.G680]=&quot;true&quot;; [.H680]=&quot;true&quot;; [.I680]=&quot;true&quot;; [.J680]=&quot;true&quot;); &quot;true&quot;; IF(OR([.E680]=&quot;false reach&quot;; [.F680]=&quot;false reach&quot;; [.G680]=&quot;false reach&quot;; [.H680]=&quot;false reach&quot;; [.I680]=&quot;false reach&quot;; [.J680]=&quot;false reach&quot;); &quot;false&quot;; &quot;unknown&quot;))" office:value-type="string" office:string-value="true">
            <text:p>true</text:p>
          </table:table-cell>
          <table:table-cell table:style-name="ce3" table:formula="of:=IF(OR([.F680]=&quot;true&quot;; [.G680]=&quot;true&quot;); &quot;true&quot;; IF(OR([.F680]=&quot;false reach&quot;; [.G680]=&quot;false reach&quot;); &quot;false&quot;; &quot;unknown&quot;))" office:value-type="string" office:string-value="true">
            <text:p>true</text:p>
          </table:table-cell>
          <table:table-cell table:style-name="ce3" table:formula="of:=IF(OR([.H680]=&quot;true&quot;; [.I680]=&quot;true&quot;); &quot;true&quot;; IF(OR([.H680]=&quot;false reach&quot;; [.I6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8.c.i </text:p>
          </table:table-cell>
          <table:table-cell table:formula="of:=IF(OR([.E681]=&quot;true&quot;; [.F681]=&quot;true&quot;; [.G681]=&quot;true&quot;; [.H681]=&quot;true&quot;; [.I681]=&quot;true&quot;; [.J681]=&quot;true&quot;); &quot;true&quot;; IF(OR([.E681]=&quot;false reach&quot;; [.F681]=&quot;false reach&quot;; [.G681]=&quot;false reach&quot;; [.H681]=&quot;false reach&quot;; [.I681]=&quot;false reach&quot;; [.J681]=&quot;false reach&quot;); &quot;false&quot;; &quot;unknown&quot;))" office:value-type="string" office:string-value="true">
            <text:p>true</text:p>
          </table:table-cell>
          <table:table-cell table:style-name="ce3" table:formula="of:=IF(OR([.F681]=&quot;true&quot;; [.G681]=&quot;true&quot;); &quot;true&quot;; IF(OR([.F681]=&quot;false reach&quot;; [.G681]=&quot;false reach&quot;); &quot;false&quot;; &quot;unknown&quot;))" office:value-type="string" office:string-value="true">
            <text:p>true</text:p>
          </table:table-cell>
          <table:table-cell table:style-name="ce3" table:formula="of:=IF(OR([.H681]=&quot;true&quot;; [.I681]=&quot;true&quot;); &quot;true&quot;; IF(OR([.H681]=&quot;false reach&quot;; [.I6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79.c.i </text:p>
          </table:table-cell>
          <table:table-cell table:formula="of:=IF(OR([.E682]=&quot;true&quot;; [.F682]=&quot;true&quot;; [.G682]=&quot;true&quot;; [.H682]=&quot;true&quot;; [.I682]=&quot;true&quot;; [.J682]=&quot;true&quot;); &quot;true&quot;; IF(OR([.E682]=&quot;false reach&quot;; [.F682]=&quot;false reach&quot;; [.G682]=&quot;false reach&quot;; [.H682]=&quot;false reach&quot;; [.I682]=&quot;false reach&quot;; [.J682]=&quot;false reach&quot;); &quot;false&quot;; &quot;unknown&quot;))" office:value-type="string" office:string-value="true">
            <text:p>true</text:p>
          </table:table-cell>
          <table:table-cell table:style-name="ce3" table:formula="of:=IF(OR([.F682]=&quot;true&quot;; [.G682]=&quot;true&quot;); &quot;true&quot;; IF(OR([.F682]=&quot;false reach&quot;; [.G682]=&quot;false reach&quot;); &quot;false&quot;; &quot;unknown&quot;))" office:value-type="string" office:string-value="true">
            <text:p>true</text:p>
          </table:table-cell>
          <table:table-cell table:style-name="ce3" table:formula="of:=IF(OR([.H682]=&quot;true&quot;; [.I682]=&quot;true&quot;); &quot;true&quot;; IF(OR([.H682]=&quot;false reach&quot;; [.I6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0.c.i </text:p>
          </table:table-cell>
          <table:table-cell table:formula="of:=IF(OR([.E683]=&quot;true&quot;; [.F683]=&quot;true&quot;; [.G683]=&quot;true&quot;; [.H683]=&quot;true&quot;; [.I683]=&quot;true&quot;; [.J683]=&quot;true&quot;); &quot;true&quot;; IF(OR([.E683]=&quot;false reach&quot;; [.F683]=&quot;false reach&quot;; [.G683]=&quot;false reach&quot;; [.H683]=&quot;false reach&quot;; [.I683]=&quot;false reach&quot;; [.J683]=&quot;false reach&quot;); &quot;false&quot;; &quot;unknown&quot;))" office:value-type="string" office:string-value="true">
            <text:p>true</text:p>
          </table:table-cell>
          <table:table-cell table:style-name="ce3" table:formula="of:=IF(OR([.F683]=&quot;true&quot;; [.G683]=&quot;true&quot;); &quot;true&quot;; IF(OR([.F683]=&quot;false reach&quot;; [.G683]=&quot;false reach&quot;); &quot;false&quot;; &quot;unknown&quot;))" office:value-type="string" office:string-value="unknown">
            <text:p>unknown</text:p>
          </table:table-cell>
          <table:table-cell table:style-name="ce3" table:formula="of:=IF(OR([.H683]=&quot;true&quot;; [.I683]=&quot;true&quot;); &quot;true&quot;; IF(OR([.H683]=&quot;false reach&quot;; [.I6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1.c.i </text:p>
          </table:table-cell>
          <table:table-cell table:formula="of:=IF(OR([.E684]=&quot;true&quot;; [.F684]=&quot;true&quot;; [.G684]=&quot;true&quot;; [.H684]=&quot;true&quot;; [.I684]=&quot;true&quot;; [.J684]=&quot;true&quot;); &quot;true&quot;; IF(OR([.E684]=&quot;false reach&quot;; [.F684]=&quot;false reach&quot;; [.G684]=&quot;false reach&quot;; [.H684]=&quot;false reach&quot;; [.I684]=&quot;false reach&quot;; [.J684]=&quot;false reach&quot;); &quot;false&quot;; &quot;unknown&quot;))" office:value-type="string" office:string-value="true">
            <text:p>true</text:p>
          </table:table-cell>
          <table:table-cell table:style-name="ce3" table:formula="of:=IF(OR([.F684]=&quot;true&quot;; [.G684]=&quot;true&quot;); &quot;true&quot;; IF(OR([.F684]=&quot;false reach&quot;; [.G684]=&quot;false reach&quot;); &quot;false&quot;; &quot;unknown&quot;))" office:value-type="string" office:string-value="true">
            <text:p>true</text:p>
          </table:table-cell>
          <table:table-cell table:style-name="ce3" table:formula="of:=IF(OR([.H684]=&quot;true&quot;; [.I684]=&quot;true&quot;); &quot;true&quot;; IF(OR([.H684]=&quot;false reach&quot;; [.I6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82.c.i </text:p>
          </table:table-cell>
          <table:table-cell table:formula="of:=IF(OR([.E685]=&quot;true&quot;; [.F685]=&quot;true&quot;; [.G685]=&quot;true&quot;; [.H685]=&quot;true&quot;; [.I685]=&quot;true&quot;; [.J685]=&quot;true&quot;); &quot;true&quot;; IF(OR([.E685]=&quot;false reach&quot;; [.F685]=&quot;false reach&quot;; [.G685]=&quot;false reach&quot;; [.H685]=&quot;false reach&quot;; [.I685]=&quot;false reach&quot;; [.J685]=&quot;false reach&quot;); &quot;false&quot;; &quot;unknown&quot;))" office:value-type="string" office:string-value="true">
            <text:p>true</text:p>
          </table:table-cell>
          <table:table-cell table:style-name="ce3" table:formula="of:=IF(OR([.F685]=&quot;true&quot;; [.G685]=&quot;true&quot;); &quot;true&quot;; IF(OR([.F685]=&quot;false reach&quot;; [.G685]=&quot;false reach&quot;); &quot;false&quot;; &quot;unknown&quot;))" office:value-type="string" office:string-value="true">
            <text:p>true</text:p>
          </table:table-cell>
          <table:table-cell table:style-name="ce3" table:formula="of:=IF(OR([.H685]=&quot;true&quot;; [.I685]=&quot;true&quot;); &quot;true&quot;; IF(OR([.H685]=&quot;false reach&quot;; [.I6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3.c.i </text:p>
          </table:table-cell>
          <table:table-cell table:formula="of:=IF(OR([.E686]=&quot;true&quot;; [.F686]=&quot;true&quot;; [.G686]=&quot;true&quot;; [.H686]=&quot;true&quot;; [.I686]=&quot;true&quot;; [.J686]=&quot;true&quot;); &quot;true&quot;; IF(OR([.E686]=&quot;false reach&quot;; [.F686]=&quot;false reach&quot;; [.G686]=&quot;false reach&quot;; [.H686]=&quot;false reach&quot;; [.I686]=&quot;false reach&quot;; [.J686]=&quot;false reach&quot;); &quot;false&quot;; &quot;unknown&quot;))" office:value-type="string" office:string-value="true">
            <text:p>true</text:p>
          </table:table-cell>
          <table:table-cell table:style-name="ce3" table:formula="of:=IF(OR([.F686]=&quot;true&quot;; [.G686]=&quot;true&quot;); &quot;true&quot;; IF(OR([.F686]=&quot;false reach&quot;; [.G686]=&quot;false reach&quot;); &quot;false&quot;; &quot;unknown&quot;))" office:value-type="string" office:string-value="true">
            <text:p>true</text:p>
          </table:table-cell>
          <table:table-cell table:style-name="ce3" table:formula="of:=IF(OR([.H686]=&quot;true&quot;; [.I686]=&quot;true&quot;); &quot;true&quot;; IF(OR([.H686]=&quot;false reach&quot;; [.I6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4.c.i </text:p>
          </table:table-cell>
          <table:table-cell table:formula="of:=IF(OR([.E687]=&quot;true&quot;; [.F687]=&quot;true&quot;; [.G687]=&quot;true&quot;; [.H687]=&quot;true&quot;; [.I687]=&quot;true&quot;; [.J687]=&quot;true&quot;); &quot;true&quot;; IF(OR([.E687]=&quot;false reach&quot;; [.F687]=&quot;false reach&quot;; [.G687]=&quot;false reach&quot;; [.H687]=&quot;false reach&quot;; [.I687]=&quot;false reach&quot;; [.J687]=&quot;false reach&quot;); &quot;false&quot;; &quot;unknown&quot;))" office:value-type="string" office:string-value="true">
            <text:p>true</text:p>
          </table:table-cell>
          <table:table-cell table:style-name="ce3" table:formula="of:=IF(OR([.F687]=&quot;true&quot;; [.G687]=&quot;true&quot;); &quot;true&quot;; IF(OR([.F687]=&quot;false reach&quot;; [.G687]=&quot;false reach&quot;); &quot;false&quot;; &quot;unknown&quot;))" office:value-type="string" office:string-value="true">
            <text:p>true</text:p>
          </table:table-cell>
          <table:table-cell table:style-name="ce3" table:formula="of:=IF(OR([.H687]=&quot;true&quot;; [.I687]=&quot;true&quot;); &quot;true&quot;; IF(OR([.H687]=&quot;false reach&quot;; [.I6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5.c.i </text:p>
          </table:table-cell>
          <table:table-cell table:formula="of:=IF(OR([.E688]=&quot;true&quot;; [.F688]=&quot;true&quot;; [.G688]=&quot;true&quot;; [.H688]=&quot;true&quot;; [.I688]=&quot;true&quot;; [.J688]=&quot;true&quot;); &quot;true&quot;; IF(OR([.E688]=&quot;false reach&quot;; [.F688]=&quot;false reach&quot;; [.G688]=&quot;false reach&quot;; [.H688]=&quot;false reach&quot;; [.I688]=&quot;false reach&quot;; [.J688]=&quot;false reach&quot;); &quot;false&quot;; &quot;unknown&quot;))" office:value-type="string" office:string-value="true">
            <text:p>true</text:p>
          </table:table-cell>
          <table:table-cell table:style-name="ce3" table:formula="of:=IF(OR([.F688]=&quot;true&quot;; [.G688]=&quot;true&quot;); &quot;true&quot;; IF(OR([.F688]=&quot;false reach&quot;; [.G688]=&quot;false reach&quot;); &quot;false&quot;; &quot;unknown&quot;))" office:value-type="string" office:string-value="true">
            <text:p>true</text:p>
          </table:table-cell>
          <table:table-cell table:style-name="ce3" table:formula="of:=IF(OR([.H688]=&quot;true&quot;; [.I688]=&quot;true&quot;); &quot;true&quot;; IF(OR([.H688]=&quot;false reach&quot;; [.I6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6.c.i </text:p>
          </table:table-cell>
          <table:table-cell table:formula="of:=IF(OR([.E689]=&quot;true&quot;; [.F689]=&quot;true&quot;; [.G689]=&quot;true&quot;; [.H689]=&quot;true&quot;; [.I689]=&quot;true&quot;; [.J689]=&quot;true&quot;); &quot;true&quot;; IF(OR([.E689]=&quot;false reach&quot;; [.F689]=&quot;false reach&quot;; [.G689]=&quot;false reach&quot;; [.H689]=&quot;false reach&quot;; [.I689]=&quot;false reach&quot;; [.J689]=&quot;false reach&quot;); &quot;false&quot;; &quot;unknown&quot;))" office:value-type="string" office:string-value="true">
            <text:p>true</text:p>
          </table:table-cell>
          <table:table-cell table:style-name="ce3" table:formula="of:=IF(OR([.F689]=&quot;true&quot;; [.G689]=&quot;true&quot;); &quot;true&quot;; IF(OR([.F689]=&quot;false reach&quot;; [.G689]=&quot;false reach&quot;); &quot;false&quot;; &quot;unknown&quot;))" office:value-type="string" office:string-value="true">
            <text:p>true</text:p>
          </table:table-cell>
          <table:table-cell table:style-name="ce3" table:formula="of:=IF(OR([.H689]=&quot;true&quot;; [.I689]=&quot;true&quot;); &quot;true&quot;; IF(OR([.H689]=&quot;false reach&quot;; [.I6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7.c.i </text:p>
          </table:table-cell>
          <table:table-cell table:formula="of:=IF(OR([.E690]=&quot;true&quot;; [.F690]=&quot;true&quot;; [.G690]=&quot;true&quot;; [.H690]=&quot;true&quot;; [.I690]=&quot;true&quot;; [.J690]=&quot;true&quot;); &quot;true&quot;; IF(OR([.E690]=&quot;false reach&quot;; [.F690]=&quot;false reach&quot;; [.G690]=&quot;false reach&quot;; [.H690]=&quot;false reach&quot;; [.I690]=&quot;false reach&quot;; [.J690]=&quot;false reach&quot;); &quot;false&quot;; &quot;unknown&quot;))" office:value-type="string" office:string-value="true">
            <text:p>true</text:p>
          </table:table-cell>
          <table:table-cell table:style-name="ce3" table:formula="of:=IF(OR([.F690]=&quot;true&quot;; [.G690]=&quot;true&quot;); &quot;true&quot;; IF(OR([.F690]=&quot;false reach&quot;; [.G690]=&quot;false reach&quot;); &quot;false&quot;; &quot;unknown&quot;))" office:value-type="string" office:string-value="true">
            <text:p>true</text:p>
          </table:table-cell>
          <table:table-cell table:style-name="ce3" table:formula="of:=IF(OR([.H690]=&quot;true&quot;; [.I690]=&quot;true&quot;); &quot;true&quot;; IF(OR([.H690]=&quot;false reach&quot;; [.I6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8.c.i </text:p>
          </table:table-cell>
          <table:table-cell table:formula="of:=IF(OR([.E691]=&quot;true&quot;; [.F691]=&quot;true&quot;; [.G691]=&quot;true&quot;; [.H691]=&quot;true&quot;; [.I691]=&quot;true&quot;; [.J691]=&quot;true&quot;); &quot;true&quot;; IF(OR([.E691]=&quot;false reach&quot;; [.F691]=&quot;false reach&quot;; [.G691]=&quot;false reach&quot;; [.H691]=&quot;false reach&quot;; [.I691]=&quot;false reach&quot;; [.J691]=&quot;false reach&quot;); &quot;false&quot;; &quot;unknown&quot;))" office:value-type="string" office:string-value="true">
            <text:p>true</text:p>
          </table:table-cell>
          <table:table-cell table:style-name="ce3" table:formula="of:=IF(OR([.F691]=&quot;true&quot;; [.G691]=&quot;true&quot;); &quot;true&quot;; IF(OR([.F691]=&quot;false reach&quot;; [.G691]=&quot;false reach&quot;); &quot;false&quot;; &quot;unknown&quot;))" office:value-type="string" office:string-value="true">
            <text:p>true</text:p>
          </table:table-cell>
          <table:table-cell table:style-name="ce3" table:formula="of:=IF(OR([.H691]=&quot;true&quot;; [.I691]=&quot;true&quot;); &quot;true&quot;; IF(OR([.H691]=&quot;false reach&quot;; [.I6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89.c.i </text:p>
          </table:table-cell>
          <table:table-cell table:formula="of:=IF(OR([.E692]=&quot;true&quot;; [.F692]=&quot;true&quot;; [.G692]=&quot;true&quot;; [.H692]=&quot;true&quot;; [.I692]=&quot;true&quot;; [.J692]=&quot;true&quot;); &quot;true&quot;; IF(OR([.E692]=&quot;false reach&quot;; [.F692]=&quot;false reach&quot;; [.G692]=&quot;false reach&quot;; [.H692]=&quot;false reach&quot;; [.I692]=&quot;false reach&quot;; [.J692]=&quot;false reach&quot;); &quot;false&quot;; &quot;unknown&quot;))" office:value-type="string" office:string-value="true">
            <text:p>true</text:p>
          </table:table-cell>
          <table:table-cell table:style-name="ce3" table:formula="of:=IF(OR([.F692]=&quot;true&quot;; [.G692]=&quot;true&quot;); &quot;true&quot;; IF(OR([.F692]=&quot;false reach&quot;; [.G692]=&quot;false reach&quot;); &quot;false&quot;; &quot;unknown&quot;))" office:value-type="string" office:string-value="true">
            <text:p>true</text:p>
          </table:table-cell>
          <table:table-cell table:style-name="ce3" table:formula="of:=IF(OR([.H692]=&quot;true&quot;; [.I692]=&quot;true&quot;); &quot;true&quot;; IF(OR([.H692]=&quot;false reach&quot;; [.I6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90.c.i </text:p>
          </table:table-cell>
          <table:table-cell table:formula="of:=IF(OR([.E693]=&quot;true&quot;; [.F693]=&quot;true&quot;; [.G693]=&quot;true&quot;; [.H693]=&quot;true&quot;; [.I693]=&quot;true&quot;; [.J693]=&quot;true&quot;); &quot;true&quot;; IF(OR([.E693]=&quot;false reach&quot;; [.F693]=&quot;false reach&quot;; [.G693]=&quot;false reach&quot;; [.H693]=&quot;false reach&quot;; [.I693]=&quot;false reach&quot;; [.J693]=&quot;false reach&quot;); &quot;false&quot;; &quot;unknown&quot;))" office:value-type="string" office:string-value="true">
            <text:p>true</text:p>
          </table:table-cell>
          <table:table-cell table:style-name="ce3" table:formula="of:=IF(OR([.F693]=&quot;true&quot;; [.G693]=&quot;true&quot;); &quot;true&quot;; IF(OR([.F693]=&quot;false reach&quot;; [.G693]=&quot;false reach&quot;); &quot;false&quot;; &quot;unknown&quot;))" office:value-type="string" office:string-value="true">
            <text:p>true</text:p>
          </table:table-cell>
          <table:table-cell table:style-name="ce3" table:formula="of:=IF(OR([.H693]=&quot;true&quot;; [.I693]=&quot;true&quot;); &quot;true&quot;; IF(OR([.H693]=&quot;false reach&quot;; [.I6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91.c.i </text:p>
          </table:table-cell>
          <table:table-cell table:formula="of:=IF(OR([.E694]=&quot;true&quot;; [.F694]=&quot;true&quot;; [.G694]=&quot;true&quot;; [.H694]=&quot;true&quot;; [.I694]=&quot;true&quot;; [.J694]=&quot;true&quot;); &quot;true&quot;; IF(OR([.E694]=&quot;false reach&quot;; [.F694]=&quot;false reach&quot;; [.G694]=&quot;false reach&quot;; [.H694]=&quot;false reach&quot;; [.I694]=&quot;false reach&quot;; [.J694]=&quot;false reach&quot;); &quot;false&quot;; &quot;unknown&quot;))" office:value-type="string" office:string-value="true">
            <text:p>true</text:p>
          </table:table-cell>
          <table:table-cell table:style-name="ce3" table:formula="of:=IF(OR([.F694]=&quot;true&quot;; [.G694]=&quot;true&quot;); &quot;true&quot;; IF(OR([.F694]=&quot;false reach&quot;; [.G694]=&quot;false reach&quot;); &quot;false&quot;; &quot;unknown&quot;))" office:value-type="string" office:string-value="true">
            <text:p>true</text:p>
          </table:table-cell>
          <table:table-cell table:style-name="ce3" table:formula="of:=IF(OR([.H694]=&quot;true&quot;; [.I694]=&quot;true&quot;); &quot;true&quot;; IF(OR([.H694]=&quot;false reach&quot;; [.I6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92.c.i </text:p>
          </table:table-cell>
          <table:table-cell table:formula="of:=IF(OR([.E695]=&quot;true&quot;; [.F695]=&quot;true&quot;; [.G695]=&quot;true&quot;; [.H695]=&quot;true&quot;; [.I695]=&quot;true&quot;; [.J695]=&quot;true&quot;); &quot;true&quot;; IF(OR([.E695]=&quot;false reach&quot;; [.F695]=&quot;false reach&quot;; [.G695]=&quot;false reach&quot;; [.H695]=&quot;false reach&quot;; [.I695]=&quot;false reach&quot;; [.J695]=&quot;false reach&quot;); &quot;false&quot;; &quot;unknown&quot;))" office:value-type="string" office:string-value="true">
            <text:p>true</text:p>
          </table:table-cell>
          <table:table-cell table:style-name="ce3" table:formula="of:=IF(OR([.F695]=&quot;true&quot;; [.G695]=&quot;true&quot;); &quot;true&quot;; IF(OR([.F695]=&quot;false reach&quot;; [.G695]=&quot;false reach&quot;); &quot;false&quot;; &quot;unknown&quot;))" office:value-type="string" office:string-value="true">
            <text:p>true</text:p>
          </table:table-cell>
          <table:table-cell table:style-name="ce3" table:formula="of:=IF(OR([.H695]=&quot;true&quot;; [.I695]=&quot;true&quot;); &quot;true&quot;; IF(OR([.H695]=&quot;false reach&quot;; [.I69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93.c.i </text:p>
          </table:table-cell>
          <table:table-cell table:formula="of:=IF(OR([.E696]=&quot;true&quot;; [.F696]=&quot;true&quot;; [.G696]=&quot;true&quot;; [.H696]=&quot;true&quot;; [.I696]=&quot;true&quot;; [.J696]=&quot;true&quot;); &quot;true&quot;; IF(OR([.E696]=&quot;false reach&quot;; [.F696]=&quot;false reach&quot;; [.G696]=&quot;false reach&quot;; [.H696]=&quot;false reach&quot;; [.I696]=&quot;false reach&quot;; [.J696]=&quot;false reach&quot;); &quot;false&quot;; &quot;unknown&quot;))" office:value-type="string" office:string-value="unknown">
            <text:p>unknown</text:p>
          </table:table-cell>
          <table:table-cell table:style-name="ce3" table:formula="of:=IF(OR([.F696]=&quot;true&quot;; [.G696]=&quot;true&quot;); &quot;true&quot;; IF(OR([.F696]=&quot;false reach&quot;; [.G696]=&quot;false reach&quot;); &quot;false&quot;; &quot;unknown&quot;))" office:value-type="string" office:string-value="unknown">
            <text:p>unknown</text:p>
          </table:table-cell>
          <table:table-cell table:style-name="ce3" table:formula="of:=IF(OR([.H696]=&quot;true&quot;; [.I696]=&quot;true&quot;); &quot;true&quot;; IF(OR([.H696]=&quot;false reach&quot;; [.I6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94.c.i </text:p>
          </table:table-cell>
          <table:table-cell table:formula="of:=IF(OR([.E697]=&quot;true&quot;; [.F697]=&quot;true&quot;; [.G697]=&quot;true&quot;; [.H697]=&quot;true&quot;; [.I697]=&quot;true&quot;; [.J697]=&quot;true&quot;); &quot;true&quot;; IF(OR([.E697]=&quot;false reach&quot;; [.F697]=&quot;false reach&quot;; [.G697]=&quot;false reach&quot;; [.H697]=&quot;false reach&quot;; [.I697]=&quot;false reach&quot;; [.J697]=&quot;false reach&quot;); &quot;false&quot;; &quot;unknown&quot;))" office:value-type="string" office:string-value="unknown">
            <text:p>unknown</text:p>
          </table:table-cell>
          <table:table-cell table:style-name="ce3" table:formula="of:=IF(OR([.F697]=&quot;true&quot;; [.G697]=&quot;true&quot;); &quot;true&quot;; IF(OR([.F697]=&quot;false reach&quot;; [.G697]=&quot;false reach&quot;); &quot;false&quot;; &quot;unknown&quot;))" office:value-type="string" office:string-value="unknown">
            <text:p>unknown</text:p>
          </table:table-cell>
          <table:table-cell table:style-name="ce3" table:formula="of:=IF(OR([.H697]=&quot;true&quot;; [.I697]=&quot;true&quot;); &quot;true&quot;; IF(OR([.H697]=&quot;false reach&quot;; [.I6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timeout</text:p>
          </table:table-cell>
          <table:table-cell table:style-name="ce3"/>
        </table:table-row>
        <table:table-row table:style-name="ro3">
          <table:table-cell office:value-type="string">
            <text:p>Problem07_95.c.i </text:p>
          </table:table-cell>
          <table:table-cell table:formula="of:=IF(OR([.E698]=&quot;true&quot;; [.F698]=&quot;true&quot;; [.G698]=&quot;true&quot;; [.H698]=&quot;true&quot;; [.I698]=&quot;true&quot;; [.J698]=&quot;true&quot;); &quot;true&quot;; IF(OR([.E698]=&quot;false reach&quot;; [.F698]=&quot;false reach&quot;; [.G698]=&quot;false reach&quot;; [.H698]=&quot;false reach&quot;; [.I698]=&quot;false reach&quot;; [.J698]=&quot;false reach&quot;); &quot;false&quot;; &quot;unknown&quot;))" office:value-type="string" office:string-value="true">
            <text:p>true</text:p>
          </table:table-cell>
          <table:table-cell table:style-name="ce3" table:formula="of:=IF(OR([.F698]=&quot;true&quot;; [.G698]=&quot;true&quot;); &quot;true&quot;; IF(OR([.F698]=&quot;false reach&quot;; [.G698]=&quot;false reach&quot;); &quot;false&quot;; &quot;unknown&quot;))" office:value-type="string" office:string-value="true">
            <text:p>true</text:p>
          </table:table-cell>
          <table:table-cell table:style-name="ce3" table:formula="of:=IF(OR([.H698]=&quot;true&quot;; [.I698]=&quot;true&quot;); &quot;true&quot;; IF(OR([.H698]=&quot;false reach&quot;; [.I6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96.c.i </text:p>
          </table:table-cell>
          <table:table-cell table:formula="of:=IF(OR([.E699]=&quot;true&quot;; [.F699]=&quot;true&quot;; [.G699]=&quot;true&quot;; [.H699]=&quot;true&quot;; [.I699]=&quot;true&quot;; [.J699]=&quot;true&quot;); &quot;true&quot;; IF(OR([.E699]=&quot;false reach&quot;; [.F699]=&quot;false reach&quot;; [.G699]=&quot;false reach&quot;; [.H699]=&quot;false reach&quot;; [.I699]=&quot;false reach&quot;; [.J699]=&quot;false reach&quot;); &quot;false&quot;; &quot;unknown&quot;))" office:value-type="string" office:string-value="true">
            <text:p>true</text:p>
          </table:table-cell>
          <table:table-cell table:style-name="ce3" table:formula="of:=IF(OR([.F699]=&quot;true&quot;; [.G699]=&quot;true&quot;); &quot;true&quot;; IF(OR([.F699]=&quot;false reach&quot;; [.G699]=&quot;false reach&quot;); &quot;false&quot;; &quot;unknown&quot;))" office:value-type="string" office:string-value="true">
            <text:p>true</text:p>
          </table:table-cell>
          <table:table-cell table:style-name="ce3" table:formula="of:=IF(OR([.H699]=&quot;true&quot;; [.I699]=&quot;true&quot;); &quot;true&quot;; IF(OR([.H699]=&quot;false reach&quot;; [.I6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97.c.i </text:p>
          </table:table-cell>
          <table:table-cell table:formula="of:=IF(OR([.E700]=&quot;true&quot;; [.F700]=&quot;true&quot;; [.G700]=&quot;true&quot;; [.H700]=&quot;true&quot;; [.I700]=&quot;true&quot;; [.J700]=&quot;true&quot;); &quot;true&quot;; IF(OR([.E700]=&quot;false reach&quot;; [.F700]=&quot;false reach&quot;; [.G700]=&quot;false reach&quot;; [.H700]=&quot;false reach&quot;; [.I700]=&quot;false reach&quot;; [.J700]=&quot;false reach&quot;); &quot;false&quot;; &quot;unknown&quot;))" office:value-type="string" office:string-value="true">
            <text:p>true</text:p>
          </table:table-cell>
          <table:table-cell table:style-name="ce3" table:formula="of:=IF(OR([.F700]=&quot;true&quot;; [.G700]=&quot;true&quot;); &quot;true&quot;; IF(OR([.F700]=&quot;false reach&quot;; [.G700]=&quot;false reach&quot;); &quot;false&quot;; &quot;unknown&quot;))" office:value-type="string" office:string-value="true">
            <text:p>true</text:p>
          </table:table-cell>
          <table:table-cell table:style-name="ce3" table:formula="of:=IF(OR([.H700]=&quot;true&quot;; [.I700]=&quot;true&quot;); &quot;true&quot;; IF(OR([.H700]=&quot;false reach&quot;; [.I7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7_98.c.i </text:p>
          </table:table-cell>
          <table:table-cell table:formula="of:=IF(OR([.E701]=&quot;true&quot;; [.F701]=&quot;true&quot;; [.G701]=&quot;true&quot;; [.H701]=&quot;true&quot;; [.I701]=&quot;true&quot;; [.J701]=&quot;true&quot;); &quot;true&quot;; IF(OR([.E701]=&quot;false reach&quot;; [.F701]=&quot;false reach&quot;; [.G701]=&quot;false reach&quot;; [.H701]=&quot;false reach&quot;; [.I701]=&quot;false reach&quot;; [.J701]=&quot;false reach&quot;); &quot;false&quot;; &quot;unknown&quot;))" office:value-type="string" office:string-value="false">
            <text:p>false</text:p>
          </table:table-cell>
          <table:table-cell table:style-name="ce3" table:formula="of:=IF(OR([.F701]=&quot;true&quot;; [.G701]=&quot;true&quot;); &quot;true&quot;; IF(OR([.F701]=&quot;false reach&quot;; [.G701]=&quot;false reach&quot;); &quot;false&quot;; &quot;unknown&quot;))" office:value-type="string" office:string-value="unknown">
            <text:p>unknown</text:p>
          </table:table-cell>
          <table:table-cell table:style-name="ce3" table:formula="of:=IF(OR([.H701]=&quot;true&quot;; [.I701]=&quot;true&quot;); &quot;true&quot;; IF(OR([.H701]=&quot;false reach&quot;; [.I70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7_99.c.i </text:p>
          </table:table-cell>
          <table:table-cell table:formula="of:=IF(OR([.E702]=&quot;true&quot;; [.F702]=&quot;true&quot;; [.G702]=&quot;true&quot;; [.H702]=&quot;true&quot;; [.I702]=&quot;true&quot;; [.J702]=&quot;true&quot;); &quot;true&quot;; IF(OR([.E702]=&quot;false reach&quot;; [.F702]=&quot;false reach&quot;; [.G702]=&quot;false reach&quot;; [.H702]=&quot;false reach&quot;; [.I702]=&quot;false reach&quot;; [.J702]=&quot;false reach&quot;); &quot;false&quot;; &quot;unknown&quot;))" office:value-type="string" office:string-value="unknown">
            <text:p>unknown</text:p>
          </table:table-cell>
          <table:table-cell table:style-name="ce3" table:formula="of:=IF(OR([.F702]=&quot;true&quot;; [.G702]=&quot;true&quot;); &quot;true&quot;; IF(OR([.F702]=&quot;false reach&quot;; [.G702]=&quot;false reach&quot;); &quot;false&quot;; &quot;unknown&quot;))" office:value-type="string" office:string-value="unknown">
            <text:p>unknown</text:p>
          </table:table-cell>
          <table:table-cell table:style-name="ce3" table:formula="of:=IF(OR([.H702]=&quot;true&quot;; [.I702]=&quot;true&quot;); &quot;true&quot;; IF(OR([.H702]=&quot;false reach&quot;; [.I7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8_00.c.i </text:p>
          </table:table-cell>
          <table:table-cell table:formula="of:=IF(OR([.E703]=&quot;true&quot;; [.F703]=&quot;true&quot;; [.G703]=&quot;true&quot;; [.H703]=&quot;true&quot;; [.I703]=&quot;true&quot;; [.J703]=&quot;true&quot;); &quot;true&quot;; IF(OR([.E703]=&quot;false reach&quot;; [.F703]=&quot;false reach&quot;; [.G703]=&quot;false reach&quot;; [.H703]=&quot;false reach&quot;; [.I703]=&quot;false reach&quot;; [.J703]=&quot;false reach&quot;); &quot;false&quot;; &quot;unknown&quot;))" office:value-type="string" office:string-value="true">
            <text:p>true</text:p>
          </table:table-cell>
          <table:table-cell table:style-name="ce3" table:formula="of:=IF(OR([.F703]=&quot;true&quot;; [.G703]=&quot;true&quot;); &quot;true&quot;; IF(OR([.F703]=&quot;false reach&quot;; [.G703]=&quot;false reach&quot;); &quot;false&quot;; &quot;unknown&quot;))" office:value-type="string" office:string-value="true">
            <text:p>true</text:p>
          </table:table-cell>
          <table:table-cell table:style-name="ce3" table:formula="of:=IF(OR([.H703]=&quot;true&quot;; [.I703]=&quot;true&quot;); &quot;true&quot;; IF(OR([.H703]=&quot;false reach&quot;; [.I70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01.c.i </text:p>
          </table:table-cell>
          <table:table-cell table:formula="of:=IF(OR([.E704]=&quot;true&quot;; [.F704]=&quot;true&quot;; [.G704]=&quot;true&quot;; [.H704]=&quot;true&quot;; [.I704]=&quot;true&quot;; [.J704]=&quot;true&quot;); &quot;true&quot;; IF(OR([.E704]=&quot;false reach&quot;; [.F704]=&quot;false reach&quot;; [.G704]=&quot;false reach&quot;; [.H704]=&quot;false reach&quot;; [.I704]=&quot;false reach&quot;; [.J704]=&quot;false reach&quot;); &quot;false&quot;; &quot;unknown&quot;))" office:value-type="string" office:string-value="true">
            <text:p>true</text:p>
          </table:table-cell>
          <table:table-cell table:style-name="ce3" table:formula="of:=IF(OR([.F704]=&quot;true&quot;; [.G704]=&quot;true&quot;); &quot;true&quot;; IF(OR([.F704]=&quot;false reach&quot;; [.G704]=&quot;false reach&quot;); &quot;false&quot;; &quot;unknown&quot;))" office:value-type="string" office:string-value="unknown">
            <text:p>unknown</text:p>
          </table:table-cell>
          <table:table-cell table:style-name="ce3" table:formula="of:=IF(OR([.H704]=&quot;true&quot;; [.I704]=&quot;true&quot;); &quot;true&quot;; IF(OR([.H704]=&quot;false reach&quot;; [.I7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02.c.i </text:p>
          </table:table-cell>
          <table:table-cell table:formula="of:=IF(OR([.E705]=&quot;true&quot;; [.F705]=&quot;true&quot;; [.G705]=&quot;true&quot;; [.H705]=&quot;true&quot;; [.I705]=&quot;true&quot;; [.J705]=&quot;true&quot;); &quot;true&quot;; IF(OR([.E705]=&quot;false reach&quot;; [.F705]=&quot;false reach&quot;; [.G705]=&quot;false reach&quot;; [.H705]=&quot;false reach&quot;; [.I705]=&quot;false reach&quot;; [.J705]=&quot;false reach&quot;); &quot;false&quot;; &quot;unknown&quot;))" office:value-type="string" office:string-value="true">
            <text:p>true</text:p>
          </table:table-cell>
          <table:table-cell table:style-name="ce3" table:formula="of:=IF(OR([.F705]=&quot;true&quot;; [.G705]=&quot;true&quot;); &quot;true&quot;; IF(OR([.F705]=&quot;false reach&quot;; [.G705]=&quot;false reach&quot;); &quot;false&quot;; &quot;unknown&quot;))" office:value-type="string" office:string-value="true">
            <text:p>true</text:p>
          </table:table-cell>
          <table:table-cell table:style-name="ce3" table:formula="of:=IF(OR([.H705]=&quot;true&quot;; [.I705]=&quot;true&quot;); &quot;true&quot;; IF(OR([.H705]=&quot;false reach&quot;; [.I7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03.c.i </text:p>
          </table:table-cell>
          <table:table-cell table:formula="of:=IF(OR([.E706]=&quot;true&quot;; [.F706]=&quot;true&quot;; [.G706]=&quot;true&quot;; [.H706]=&quot;true&quot;; [.I706]=&quot;true&quot;; [.J706]=&quot;true&quot;); &quot;true&quot;; IF(OR([.E706]=&quot;false reach&quot;; [.F706]=&quot;false reach&quot;; [.G706]=&quot;false reach&quot;; [.H706]=&quot;false reach&quot;; [.I706]=&quot;false reach&quot;; [.J706]=&quot;false reach&quot;); &quot;false&quot;; &quot;unknown&quot;))" office:value-type="string" office:string-value="true">
            <text:p>true</text:p>
          </table:table-cell>
          <table:table-cell table:style-name="ce3" table:formula="of:=IF(OR([.F706]=&quot;true&quot;; [.G706]=&quot;true&quot;); &quot;true&quot;; IF(OR([.F706]=&quot;false reach&quot;; [.G706]=&quot;false reach&quot;); &quot;false&quot;; &quot;unknown&quot;))" office:value-type="string" office:string-value="true">
            <text:p>true</text:p>
          </table:table-cell>
          <table:table-cell table:style-name="ce3" table:formula="of:=IF(OR([.H706]=&quot;true&quot;; [.I706]=&quot;true&quot;); &quot;true&quot;; IF(OR([.H706]=&quot;false reach&quot;; [.I7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04.c.i </text:p>
          </table:table-cell>
          <table:table-cell table:formula="of:=IF(OR([.E707]=&quot;true&quot;; [.F707]=&quot;true&quot;; [.G707]=&quot;true&quot;; [.H707]=&quot;true&quot;; [.I707]=&quot;true&quot;; [.J707]=&quot;true&quot;); &quot;true&quot;; IF(OR([.E707]=&quot;false reach&quot;; [.F707]=&quot;false reach&quot;; [.G707]=&quot;false reach&quot;; [.H707]=&quot;false reach&quot;; [.I707]=&quot;false reach&quot;; [.J707]=&quot;false reach&quot;); &quot;false&quot;; &quot;unknown&quot;))" office:value-type="string" office:string-value="false">
            <text:p>false</text:p>
          </table:table-cell>
          <table:table-cell table:style-name="ce3" table:formula="of:=IF(OR([.F707]=&quot;true&quot;; [.G707]=&quot;true&quot;); &quot;true&quot;; IF(OR([.F707]=&quot;false reach&quot;; [.G707]=&quot;false reach&quot;); &quot;false&quot;; &quot;unknown&quot;))" office:value-type="string" office:string-value="unknown">
            <text:p>unknown</text:p>
          </table:table-cell>
          <table:table-cell table:style-name="ce3" table:formula="of:=IF(OR([.H707]=&quot;true&quot;; [.I707]=&quot;true&quot;); &quot;true&quot;; IF(OR([.H707]=&quot;false reach&quot;; [.I70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05.c.i </text:p>
          </table:table-cell>
          <table:table-cell table:formula="of:=IF(OR([.E708]=&quot;true&quot;; [.F708]=&quot;true&quot;; [.G708]=&quot;true&quot;; [.H708]=&quot;true&quot;; [.I708]=&quot;true&quot;; [.J708]=&quot;true&quot;); &quot;true&quot;; IF(OR([.E708]=&quot;false reach&quot;; [.F708]=&quot;false reach&quot;; [.G708]=&quot;false reach&quot;; [.H708]=&quot;false reach&quot;; [.I708]=&quot;false reach&quot;; [.J708]=&quot;false reach&quot;); &quot;false&quot;; &quot;unknown&quot;))" office:value-type="string" office:string-value="true">
            <text:p>true</text:p>
          </table:table-cell>
          <table:table-cell table:style-name="ce3" table:formula="of:=IF(OR([.F708]=&quot;true&quot;; [.G708]=&quot;true&quot;); &quot;true&quot;; IF(OR([.F708]=&quot;false reach&quot;; [.G708]=&quot;false reach&quot;); &quot;false&quot;; &quot;unknown&quot;))" office:value-type="string" office:string-value="true">
            <text:p>true</text:p>
          </table:table-cell>
          <table:table-cell table:style-name="ce3" table:formula="of:=IF(OR([.H708]=&quot;true&quot;; [.I708]=&quot;true&quot;); &quot;true&quot;; IF(OR([.H708]=&quot;false reach&quot;; [.I7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06.c.i </text:p>
          </table:table-cell>
          <table:table-cell table:formula="of:=IF(OR([.E709]=&quot;true&quot;; [.F709]=&quot;true&quot;; [.G709]=&quot;true&quot;; [.H709]=&quot;true&quot;; [.I709]=&quot;true&quot;; [.J709]=&quot;true&quot;); &quot;true&quot;; IF(OR([.E709]=&quot;false reach&quot;; [.F709]=&quot;false reach&quot;; [.G709]=&quot;false reach&quot;; [.H709]=&quot;false reach&quot;; [.I709]=&quot;false reach&quot;; [.J709]=&quot;false reach&quot;); &quot;false&quot;; &quot;unknown&quot;))" office:value-type="string" office:string-value="true">
            <text:p>true</text:p>
          </table:table-cell>
          <table:table-cell table:style-name="ce3" table:formula="of:=IF(OR([.F709]=&quot;true&quot;; [.G709]=&quot;true&quot;); &quot;true&quot;; IF(OR([.F709]=&quot;false reach&quot;; [.G709]=&quot;false reach&quot;); &quot;false&quot;; &quot;unknown&quot;))" office:value-type="string" office:string-value="true">
            <text:p>true</text:p>
          </table:table-cell>
          <table:table-cell table:style-name="ce3" table:formula="of:=IF(OR([.H709]=&quot;true&quot;; [.I709]=&quot;true&quot;); &quot;true&quot;; IF(OR([.H709]=&quot;false reach&quot;; [.I7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07.c.i </text:p>
          </table:table-cell>
          <table:table-cell table:formula="of:=IF(OR([.E710]=&quot;true&quot;; [.F710]=&quot;true&quot;; [.G710]=&quot;true&quot;; [.H710]=&quot;true&quot;; [.I710]=&quot;true&quot;; [.J710]=&quot;true&quot;); &quot;true&quot;; IF(OR([.E710]=&quot;false reach&quot;; [.F710]=&quot;false reach&quot;; [.G710]=&quot;false reach&quot;; [.H710]=&quot;false reach&quot;; [.I710]=&quot;false reach&quot;; [.J710]=&quot;false reach&quot;); &quot;false&quot;; &quot;unknown&quot;))" office:value-type="string" office:string-value="true">
            <text:p>true</text:p>
          </table:table-cell>
          <table:table-cell table:style-name="ce3" table:formula="of:=IF(OR([.F710]=&quot;true&quot;; [.G710]=&quot;true&quot;); &quot;true&quot;; IF(OR([.F710]=&quot;false reach&quot;; [.G710]=&quot;false reach&quot;); &quot;false&quot;; &quot;unknown&quot;))" office:value-type="string" office:string-value="true">
            <text:p>true</text:p>
          </table:table-cell>
          <table:table-cell table:style-name="ce3" table:formula="of:=IF(OR([.H710]=&quot;true&quot;; [.I710]=&quot;true&quot;); &quot;true&quot;; IF(OR([.H710]=&quot;false reach&quot;; [.I7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08.c.i </text:p>
          </table:table-cell>
          <table:table-cell table:formula="of:=IF(OR([.E711]=&quot;true&quot;; [.F711]=&quot;true&quot;; [.G711]=&quot;true&quot;; [.H711]=&quot;true&quot;; [.I711]=&quot;true&quot;; [.J711]=&quot;true&quot;); &quot;true&quot;; IF(OR([.E711]=&quot;false reach&quot;; [.F711]=&quot;false reach&quot;; [.G711]=&quot;false reach&quot;; [.H711]=&quot;false reach&quot;; [.I711]=&quot;false reach&quot;; [.J711]=&quot;false reach&quot;); &quot;false&quot;; &quot;unknown&quot;))" office:value-type="string" office:string-value="unknown">
            <text:p>unknown</text:p>
          </table:table-cell>
          <table:table-cell table:style-name="ce3" table:formula="of:=IF(OR([.F711]=&quot;true&quot;; [.G711]=&quot;true&quot;); &quot;true&quot;; IF(OR([.F711]=&quot;false reach&quot;; [.G711]=&quot;false reach&quot;); &quot;false&quot;; &quot;unknown&quot;))" office:value-type="string" office:string-value="unknown">
            <text:p>unknown</text:p>
          </table:table-cell>
          <table:table-cell table:style-name="ce3" table:formula="of:=IF(OR([.H711]=&quot;true&quot;; [.I711]=&quot;true&quot;); &quot;true&quot;; IF(OR([.H711]=&quot;false reach&quot;; [.I7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09.c.i </text:p>
          </table:table-cell>
          <table:table-cell table:formula="of:=IF(OR([.E712]=&quot;true&quot;; [.F712]=&quot;true&quot;; [.G712]=&quot;true&quot;; [.H712]=&quot;true&quot;; [.I712]=&quot;true&quot;; [.J712]=&quot;true&quot;); &quot;true&quot;; IF(OR([.E712]=&quot;false reach&quot;; [.F712]=&quot;false reach&quot;; [.G712]=&quot;false reach&quot;; [.H712]=&quot;false reach&quot;; [.I712]=&quot;false reach&quot;; [.J712]=&quot;false reach&quot;); &quot;false&quot;; &quot;unknown&quot;))" office:value-type="string" office:string-value="false">
            <text:p>false</text:p>
          </table:table-cell>
          <table:table-cell table:style-name="ce3" table:formula="of:=IF(OR([.F712]=&quot;true&quot;; [.G712]=&quot;true&quot;); &quot;true&quot;; IF(OR([.F712]=&quot;false reach&quot;; [.G712]=&quot;false reach&quot;); &quot;false&quot;; &quot;unknown&quot;))" office:value-type="string" office:string-value="unknown">
            <text:p>unknown</text:p>
          </table:table-cell>
          <table:table-cell table:style-name="ce3" table:formula="of:=IF(OR([.H712]=&quot;true&quot;; [.I712]=&quot;true&quot;); &quot;true&quot;; IF(OR([.H712]=&quot;false reach&quot;; [.I71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10.c.i </text:p>
          </table:table-cell>
          <table:table-cell table:formula="of:=IF(OR([.E713]=&quot;true&quot;; [.F713]=&quot;true&quot;; [.G713]=&quot;true&quot;; [.H713]=&quot;true&quot;; [.I713]=&quot;true&quot;; [.J713]=&quot;true&quot;); &quot;true&quot;; IF(OR([.E713]=&quot;false reach&quot;; [.F713]=&quot;false reach&quot;; [.G713]=&quot;false reach&quot;; [.H713]=&quot;false reach&quot;; [.I713]=&quot;false reach&quot;; [.J713]=&quot;false reach&quot;); &quot;false&quot;; &quot;unknown&quot;))" office:value-type="string" office:string-value="true">
            <text:p>true</text:p>
          </table:table-cell>
          <table:table-cell table:style-name="ce3" table:formula="of:=IF(OR([.F713]=&quot;true&quot;; [.G713]=&quot;true&quot;); &quot;true&quot;; IF(OR([.F713]=&quot;false reach&quot;; [.G713]=&quot;false reach&quot;); &quot;false&quot;; &quot;unknown&quot;))" office:value-type="string" office:string-value="true">
            <text:p>true</text:p>
          </table:table-cell>
          <table:table-cell table:style-name="ce3" table:formula="of:=IF(OR([.H713]=&quot;true&quot;; [.I713]=&quot;true&quot;); &quot;true&quot;; IF(OR([.H713]=&quot;false reach&quot;; [.I7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1.c.i </text:p>
          </table:table-cell>
          <table:table-cell table:formula="of:=IF(OR([.E714]=&quot;true&quot;; [.F714]=&quot;true&quot;; [.G714]=&quot;true&quot;; [.H714]=&quot;true&quot;; [.I714]=&quot;true&quot;; [.J714]=&quot;true&quot;); &quot;true&quot;; IF(OR([.E714]=&quot;false reach&quot;; [.F714]=&quot;false reach&quot;; [.G714]=&quot;false reach&quot;; [.H714]=&quot;false reach&quot;; [.I714]=&quot;false reach&quot;; [.J714]=&quot;false reach&quot;); &quot;false&quot;; &quot;unknown&quot;))" office:value-type="string" office:string-value="true">
            <text:p>true</text:p>
          </table:table-cell>
          <table:table-cell table:style-name="ce3" table:formula="of:=IF(OR([.F714]=&quot;true&quot;; [.G714]=&quot;true&quot;); &quot;true&quot;; IF(OR([.F714]=&quot;false reach&quot;; [.G714]=&quot;false reach&quot;); &quot;false&quot;; &quot;unknown&quot;))" office:value-type="string" office:string-value="true">
            <text:p>true</text:p>
          </table:table-cell>
          <table:table-cell table:style-name="ce3" table:formula="of:=IF(OR([.H714]=&quot;true&quot;; [.I714]=&quot;true&quot;); &quot;true&quot;; IF(OR([.H714]=&quot;false reach&quot;; [.I7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2.c.i </text:p>
          </table:table-cell>
          <table:table-cell table:formula="of:=IF(OR([.E715]=&quot;true&quot;; [.F715]=&quot;true&quot;; [.G715]=&quot;true&quot;; [.H715]=&quot;true&quot;; [.I715]=&quot;true&quot;; [.J715]=&quot;true&quot;); &quot;true&quot;; IF(OR([.E715]=&quot;false reach&quot;; [.F715]=&quot;false reach&quot;; [.G715]=&quot;false reach&quot;; [.H715]=&quot;false reach&quot;; [.I715]=&quot;false reach&quot;; [.J715]=&quot;false reach&quot;); &quot;false&quot;; &quot;unknown&quot;))" office:value-type="string" office:string-value="true">
            <text:p>true</text:p>
          </table:table-cell>
          <table:table-cell table:style-name="ce3" table:formula="of:=IF(OR([.F715]=&quot;true&quot;; [.G715]=&quot;true&quot;); &quot;true&quot;; IF(OR([.F715]=&quot;false reach&quot;; [.G715]=&quot;false reach&quot;); &quot;false&quot;; &quot;unknown&quot;))" office:value-type="string" office:string-value="true">
            <text:p>true</text:p>
          </table:table-cell>
          <table:table-cell table:style-name="ce3" table:formula="of:=IF(OR([.H715]=&quot;true&quot;; [.I715]=&quot;true&quot;); &quot;true&quot;; IF(OR([.H715]=&quot;false reach&quot;; [.I7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3.c.i </text:p>
          </table:table-cell>
          <table:table-cell table:formula="of:=IF(OR([.E716]=&quot;true&quot;; [.F716]=&quot;true&quot;; [.G716]=&quot;true&quot;; [.H716]=&quot;true&quot;; [.I716]=&quot;true&quot;; [.J716]=&quot;true&quot;); &quot;true&quot;; IF(OR([.E716]=&quot;false reach&quot;; [.F716]=&quot;false reach&quot;; [.G716]=&quot;false reach&quot;; [.H716]=&quot;false reach&quot;; [.I716]=&quot;false reach&quot;; [.J716]=&quot;false reach&quot;); &quot;false&quot;; &quot;unknown&quot;))" office:value-type="string" office:string-value="true">
            <text:p>true</text:p>
          </table:table-cell>
          <table:table-cell table:style-name="ce3" table:formula="of:=IF(OR([.F716]=&quot;true&quot;; [.G716]=&quot;true&quot;); &quot;true&quot;; IF(OR([.F716]=&quot;false reach&quot;; [.G716]=&quot;false reach&quot;); &quot;false&quot;; &quot;unknown&quot;))" office:value-type="string" office:string-value="true">
            <text:p>true</text:p>
          </table:table-cell>
          <table:table-cell table:style-name="ce3" table:formula="of:=IF(OR([.H716]=&quot;true&quot;; [.I716]=&quot;true&quot;); &quot;true&quot;; IF(OR([.H716]=&quot;false reach&quot;; [.I71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4.c.i </text:p>
          </table:table-cell>
          <table:table-cell table:formula="of:=IF(OR([.E717]=&quot;true&quot;; [.F717]=&quot;true&quot;; [.G717]=&quot;true&quot;; [.H717]=&quot;true&quot;; [.I717]=&quot;true&quot;; [.J717]=&quot;true&quot;); &quot;true&quot;; IF(OR([.E717]=&quot;false reach&quot;; [.F717]=&quot;false reach&quot;; [.G717]=&quot;false reach&quot;; [.H717]=&quot;false reach&quot;; [.I717]=&quot;false reach&quot;; [.J717]=&quot;false reach&quot;); &quot;false&quot;; &quot;unknown&quot;))" office:value-type="string" office:string-value="true">
            <text:p>true</text:p>
          </table:table-cell>
          <table:table-cell table:style-name="ce3" table:formula="of:=IF(OR([.F717]=&quot;true&quot;; [.G717]=&quot;true&quot;); &quot;true&quot;; IF(OR([.F717]=&quot;false reach&quot;; [.G717]=&quot;false reach&quot;); &quot;false&quot;; &quot;unknown&quot;))" office:value-type="string" office:string-value="true">
            <text:p>true</text:p>
          </table:table-cell>
          <table:table-cell table:style-name="ce3" table:formula="of:=IF(OR([.H717]=&quot;true&quot;; [.I717]=&quot;true&quot;); &quot;true&quot;; IF(OR([.H717]=&quot;false reach&quot;; [.I7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5.c.i </text:p>
          </table:table-cell>
          <table:table-cell table:formula="of:=IF(OR([.E718]=&quot;true&quot;; [.F718]=&quot;true&quot;; [.G718]=&quot;true&quot;; [.H718]=&quot;true&quot;; [.I718]=&quot;true&quot;; [.J718]=&quot;true&quot;); &quot;true&quot;; IF(OR([.E718]=&quot;false reach&quot;; [.F718]=&quot;false reach&quot;; [.G718]=&quot;false reach&quot;; [.H718]=&quot;false reach&quot;; [.I718]=&quot;false reach&quot;; [.J718]=&quot;false reach&quot;); &quot;false&quot;; &quot;unknown&quot;))" office:value-type="string" office:string-value="unknown">
            <text:p>unknown</text:p>
          </table:table-cell>
          <table:table-cell table:style-name="ce3" table:formula="of:=IF(OR([.F718]=&quot;true&quot;; [.G718]=&quot;true&quot;); &quot;true&quot;; IF(OR([.F718]=&quot;false reach&quot;; [.G718]=&quot;false reach&quot;); &quot;false&quot;; &quot;unknown&quot;))" office:value-type="string" office:string-value="unknown">
            <text:p>unknown</text:p>
          </table:table-cell>
          <table:table-cell table:style-name="ce3" table:formula="of:=IF(OR([.H718]=&quot;true&quot;; [.I718]=&quot;true&quot;); &quot;true&quot;; IF(OR([.H718]=&quot;false reach&quot;; [.I7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16.c.i </text:p>
          </table:table-cell>
          <table:table-cell table:formula="of:=IF(OR([.E719]=&quot;true&quot;; [.F719]=&quot;true&quot;; [.G719]=&quot;true&quot;; [.H719]=&quot;true&quot;; [.I719]=&quot;true&quot;; [.J719]=&quot;true&quot;); &quot;true&quot;; IF(OR([.E719]=&quot;false reach&quot;; [.F719]=&quot;false reach&quot;; [.G719]=&quot;false reach&quot;; [.H719]=&quot;false reach&quot;; [.I719]=&quot;false reach&quot;; [.J719]=&quot;false reach&quot;); &quot;false&quot;; &quot;unknown&quot;))" office:value-type="string" office:string-value="true">
            <text:p>true</text:p>
          </table:table-cell>
          <table:table-cell table:style-name="ce3" table:formula="of:=IF(OR([.F719]=&quot;true&quot;; [.G719]=&quot;true&quot;); &quot;true&quot;; IF(OR([.F719]=&quot;false reach&quot;; [.G719]=&quot;false reach&quot;); &quot;false&quot;; &quot;unknown&quot;))" office:value-type="string" office:string-value="true">
            <text:p>true</text:p>
          </table:table-cell>
          <table:table-cell table:style-name="ce3" table:formula="of:=IF(OR([.H719]=&quot;true&quot;; [.I719]=&quot;true&quot;); &quot;true&quot;; IF(OR([.H719]=&quot;false reach&quot;; [.I7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8_17.c.i </text:p>
          </table:table-cell>
          <table:table-cell table:formula="of:=IF(OR([.E720]=&quot;true&quot;; [.F720]=&quot;true&quot;; [.G720]=&quot;true&quot;; [.H720]=&quot;true&quot;; [.I720]=&quot;true&quot;; [.J720]=&quot;true&quot;); &quot;true&quot;; IF(OR([.E720]=&quot;false reach&quot;; [.F720]=&quot;false reach&quot;; [.G720]=&quot;false reach&quot;; [.H720]=&quot;false reach&quot;; [.I720]=&quot;false reach&quot;; [.J720]=&quot;false reach&quot;); &quot;false&quot;; &quot;unknown&quot;))" office:value-type="string" office:string-value="true">
            <text:p>true</text:p>
          </table:table-cell>
          <table:table-cell table:style-name="ce3" table:formula="of:=IF(OR([.F720]=&quot;true&quot;; [.G720]=&quot;true&quot;); &quot;true&quot;; IF(OR([.F720]=&quot;false reach&quot;; [.G720]=&quot;false reach&quot;); &quot;false&quot;; &quot;unknown&quot;))" office:value-type="string" office:string-value="unknown">
            <text:p>unknown</text:p>
          </table:table-cell>
          <table:table-cell table:style-name="ce3" table:formula="of:=IF(OR([.H720]=&quot;true&quot;; [.I720]=&quot;true&quot;); &quot;true&quot;; IF(OR([.H720]=&quot;false reach&quot;; [.I72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8.c.i </text:p>
          </table:table-cell>
          <table:table-cell table:formula="of:=IF(OR([.E721]=&quot;true&quot;; [.F721]=&quot;true&quot;; [.G721]=&quot;true&quot;; [.H721]=&quot;true&quot;; [.I721]=&quot;true&quot;; [.J721]=&quot;true&quot;); &quot;true&quot;; IF(OR([.E721]=&quot;false reach&quot;; [.F721]=&quot;false reach&quot;; [.G721]=&quot;false reach&quot;; [.H721]=&quot;false reach&quot;; [.I721]=&quot;false reach&quot;; [.J721]=&quot;false reach&quot;); &quot;false&quot;; &quot;unknown&quot;))" office:value-type="string" office:string-value="true">
            <text:p>true</text:p>
          </table:table-cell>
          <table:table-cell table:style-name="ce3" table:formula="of:=IF(OR([.F721]=&quot;true&quot;; [.G721]=&quot;true&quot;); &quot;true&quot;; IF(OR([.F721]=&quot;false reach&quot;; [.G721]=&quot;false reach&quot;); &quot;false&quot;; &quot;unknown&quot;))" office:value-type="string" office:string-value="true">
            <text:p>true</text:p>
          </table:table-cell>
          <table:table-cell table:style-name="ce3" table:formula="of:=IF(OR([.H721]=&quot;true&quot;; [.I721]=&quot;true&quot;); &quot;true&quot;; IF(OR([.H721]=&quot;false reach&quot;; [.I7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19.c.i </text:p>
          </table:table-cell>
          <table:table-cell table:formula="of:=IF(OR([.E722]=&quot;true&quot;; [.F722]=&quot;true&quot;; [.G722]=&quot;true&quot;; [.H722]=&quot;true&quot;; [.I722]=&quot;true&quot;; [.J722]=&quot;true&quot;); &quot;true&quot;; IF(OR([.E722]=&quot;false reach&quot;; [.F722]=&quot;false reach&quot;; [.G722]=&quot;false reach&quot;; [.H722]=&quot;false reach&quot;; [.I722]=&quot;false reach&quot;; [.J722]=&quot;false reach&quot;); &quot;false&quot;; &quot;unknown&quot;))" office:value-type="string" office:string-value="true">
            <text:p>true</text:p>
          </table:table-cell>
          <table:table-cell table:style-name="ce3" table:formula="of:=IF(OR([.F722]=&quot;true&quot;; [.G722]=&quot;true&quot;); &quot;true&quot;; IF(OR([.F722]=&quot;false reach&quot;; [.G722]=&quot;false reach&quot;); &quot;false&quot;; &quot;unknown&quot;))" office:value-type="string" office:string-value="true">
            <text:p>true</text:p>
          </table:table-cell>
          <table:table-cell table:style-name="ce3" table:formula="of:=IF(OR([.H722]=&quot;true&quot;; [.I722]=&quot;true&quot;); &quot;true&quot;; IF(OR([.H722]=&quot;false reach&quot;; [.I72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0.c.i </text:p>
          </table:table-cell>
          <table:table-cell table:formula="of:=IF(OR([.E723]=&quot;true&quot;; [.F723]=&quot;true&quot;; [.G723]=&quot;true&quot;; [.H723]=&quot;true&quot;; [.I723]=&quot;true&quot;; [.J723]=&quot;true&quot;); &quot;true&quot;; IF(OR([.E723]=&quot;false reach&quot;; [.F723]=&quot;false reach&quot;; [.G723]=&quot;false reach&quot;; [.H723]=&quot;false reach&quot;; [.I723]=&quot;false reach&quot;; [.J723]=&quot;false reach&quot;); &quot;false&quot;; &quot;unknown&quot;))" office:value-type="string" office:string-value="true">
            <text:p>true</text:p>
          </table:table-cell>
          <table:table-cell table:style-name="ce3" table:formula="of:=IF(OR([.F723]=&quot;true&quot;; [.G723]=&quot;true&quot;); &quot;true&quot;; IF(OR([.F723]=&quot;false reach&quot;; [.G723]=&quot;false reach&quot;); &quot;false&quot;; &quot;unknown&quot;))" office:value-type="string" office:string-value="true">
            <text:p>true</text:p>
          </table:table-cell>
          <table:table-cell table:style-name="ce3" table:formula="of:=IF(OR([.H723]=&quot;true&quot;; [.I723]=&quot;true&quot;); &quot;true&quot;; IF(OR([.H723]=&quot;false reach&quot;; [.I7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1.c.i </text:p>
          </table:table-cell>
          <table:table-cell table:formula="of:=IF(OR([.E724]=&quot;true&quot;; [.F724]=&quot;true&quot;; [.G724]=&quot;true&quot;; [.H724]=&quot;true&quot;; [.I724]=&quot;true&quot;; [.J724]=&quot;true&quot;); &quot;true&quot;; IF(OR([.E724]=&quot;false reach&quot;; [.F724]=&quot;false reach&quot;; [.G724]=&quot;false reach&quot;; [.H724]=&quot;false reach&quot;; [.I724]=&quot;false reach&quot;; [.J724]=&quot;false reach&quot;); &quot;false&quot;; &quot;unknown&quot;))" office:value-type="string" office:string-value="true">
            <text:p>true</text:p>
          </table:table-cell>
          <table:table-cell table:style-name="ce3" table:formula="of:=IF(OR([.F724]=&quot;true&quot;; [.G724]=&quot;true&quot;); &quot;true&quot;; IF(OR([.F724]=&quot;false reach&quot;; [.G724]=&quot;false reach&quot;); &quot;false&quot;; &quot;unknown&quot;))" office:value-type="string" office:string-value="true">
            <text:p>true</text:p>
          </table:table-cell>
          <table:table-cell table:style-name="ce3" table:formula="of:=IF(OR([.H724]=&quot;true&quot;; [.I724]=&quot;true&quot;); &quot;true&quot;; IF(OR([.H724]=&quot;false reach&quot;; [.I72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2.c.i </text:p>
          </table:table-cell>
          <table:table-cell table:formula="of:=IF(OR([.E725]=&quot;true&quot;; [.F725]=&quot;true&quot;; [.G725]=&quot;true&quot;; [.H725]=&quot;true&quot;; [.I725]=&quot;true&quot;; [.J725]=&quot;true&quot;); &quot;true&quot;; IF(OR([.E725]=&quot;false reach&quot;; [.F725]=&quot;false reach&quot;; [.G725]=&quot;false reach&quot;; [.H725]=&quot;false reach&quot;; [.I725]=&quot;false reach&quot;; [.J725]=&quot;false reach&quot;); &quot;false&quot;; &quot;unknown&quot;))" office:value-type="string" office:string-value="true">
            <text:p>true</text:p>
          </table:table-cell>
          <table:table-cell table:style-name="ce3" table:formula="of:=IF(OR([.F725]=&quot;true&quot;; [.G725]=&quot;true&quot;); &quot;true&quot;; IF(OR([.F725]=&quot;false reach&quot;; [.G725]=&quot;false reach&quot;); &quot;false&quot;; &quot;unknown&quot;))" office:value-type="string" office:string-value="true">
            <text:p>true</text:p>
          </table:table-cell>
          <table:table-cell table:style-name="ce3" table:formula="of:=IF(OR([.H725]=&quot;true&quot;; [.I725]=&quot;true&quot;); &quot;true&quot;; IF(OR([.H725]=&quot;false reach&quot;; [.I72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3.c.i </text:p>
          </table:table-cell>
          <table:table-cell table:formula="of:=IF(OR([.E726]=&quot;true&quot;; [.F726]=&quot;true&quot;; [.G726]=&quot;true&quot;; [.H726]=&quot;true&quot;; [.I726]=&quot;true&quot;; [.J726]=&quot;true&quot;); &quot;true&quot;; IF(OR([.E726]=&quot;false reach&quot;; [.F726]=&quot;false reach&quot;; [.G726]=&quot;false reach&quot;; [.H726]=&quot;false reach&quot;; [.I726]=&quot;false reach&quot;; [.J726]=&quot;false reach&quot;); &quot;false&quot;; &quot;unknown&quot;))" office:value-type="string" office:string-value="true">
            <text:p>true</text:p>
          </table:table-cell>
          <table:table-cell table:style-name="ce3" table:formula="of:=IF(OR([.F726]=&quot;true&quot;; [.G726]=&quot;true&quot;); &quot;true&quot;; IF(OR([.F726]=&quot;false reach&quot;; [.G726]=&quot;false reach&quot;); &quot;false&quot;; &quot;unknown&quot;))" office:value-type="string" office:string-value="true">
            <text:p>true</text:p>
          </table:table-cell>
          <table:table-cell table:style-name="ce3" table:formula="of:=IF(OR([.H726]=&quot;true&quot;; [.I726]=&quot;true&quot;); &quot;true&quot;; IF(OR([.H726]=&quot;false reach&quot;; [.I72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4.c.i </text:p>
          </table:table-cell>
          <table:table-cell table:formula="of:=IF(OR([.E727]=&quot;true&quot;; [.F727]=&quot;true&quot;; [.G727]=&quot;true&quot;; [.H727]=&quot;true&quot;; [.I727]=&quot;true&quot;; [.J727]=&quot;true&quot;); &quot;true&quot;; IF(OR([.E727]=&quot;false reach&quot;; [.F727]=&quot;false reach&quot;; [.G727]=&quot;false reach&quot;; [.H727]=&quot;false reach&quot;; [.I727]=&quot;false reach&quot;; [.J727]=&quot;false reach&quot;); &quot;false&quot;; &quot;unknown&quot;))" office:value-type="string" office:string-value="unknown">
            <text:p>unknown</text:p>
          </table:table-cell>
          <table:table-cell table:style-name="ce3" table:formula="of:=IF(OR([.F727]=&quot;true&quot;; [.G727]=&quot;true&quot;); &quot;true&quot;; IF(OR([.F727]=&quot;false reach&quot;; [.G727]=&quot;false reach&quot;); &quot;false&quot;; &quot;unknown&quot;))" office:value-type="string" office:string-value="unknown">
            <text:p>unknown</text:p>
          </table:table-cell>
          <table:table-cell table:style-name="ce3" table:formula="of:=IF(OR([.H727]=&quot;true&quot;; [.I727]=&quot;true&quot;); &quot;true&quot;; IF(OR([.H727]=&quot;false reach&quot;; [.I7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25.c.i </text:p>
          </table:table-cell>
          <table:table-cell table:formula="of:=IF(OR([.E728]=&quot;true&quot;; [.F728]=&quot;true&quot;; [.G728]=&quot;true&quot;; [.H728]=&quot;true&quot;; [.I728]=&quot;true&quot;; [.J728]=&quot;true&quot;); &quot;true&quot;; IF(OR([.E728]=&quot;false reach&quot;; [.F728]=&quot;false reach&quot;; [.G728]=&quot;false reach&quot;; [.H728]=&quot;false reach&quot;; [.I728]=&quot;false reach&quot;; [.J728]=&quot;false reach&quot;); &quot;false&quot;; &quot;unknown&quot;))" office:value-type="string" office:string-value="true">
            <text:p>true</text:p>
          </table:table-cell>
          <table:table-cell table:style-name="ce3" table:formula="of:=IF(OR([.F728]=&quot;true&quot;; [.G728]=&quot;true&quot;); &quot;true&quot;; IF(OR([.F728]=&quot;false reach&quot;; [.G728]=&quot;false reach&quot;); &quot;false&quot;; &quot;unknown&quot;))" office:value-type="string" office:string-value="true">
            <text:p>true</text:p>
          </table:table-cell>
          <table:table-cell table:style-name="ce3" table:formula="of:=IF(OR([.H728]=&quot;true&quot;; [.I728]=&quot;true&quot;); &quot;true&quot;; IF(OR([.H728]=&quot;false reach&quot;; [.I7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6.c.i </text:p>
          </table:table-cell>
          <table:table-cell table:formula="of:=IF(OR([.E729]=&quot;true&quot;; [.F729]=&quot;true&quot;; [.G729]=&quot;true&quot;; [.H729]=&quot;true&quot;; [.I729]=&quot;true&quot;; [.J729]=&quot;true&quot;); &quot;true&quot;; IF(OR([.E729]=&quot;false reach&quot;; [.F729]=&quot;false reach&quot;; [.G729]=&quot;false reach&quot;; [.H729]=&quot;false reach&quot;; [.I729]=&quot;false reach&quot;; [.J729]=&quot;false reach&quot;); &quot;false&quot;; &quot;unknown&quot;))" office:value-type="string" office:string-value="unknown">
            <text:p>unknown</text:p>
          </table:table-cell>
          <table:table-cell table:style-name="ce3" table:formula="of:=IF(OR([.F729]=&quot;true&quot;; [.G729]=&quot;true&quot;); &quot;true&quot;; IF(OR([.F729]=&quot;false reach&quot;; [.G729]=&quot;false reach&quot;); &quot;false&quot;; &quot;unknown&quot;))" office:value-type="string" office:string-value="unknown">
            <text:p>unknown</text:p>
          </table:table-cell>
          <table:table-cell table:style-name="ce3" table:formula="of:=IF(OR([.H729]=&quot;true&quot;; [.I729]=&quot;true&quot;); &quot;true&quot;; IF(OR([.H729]=&quot;false reach&quot;; [.I72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27.c.i </text:p>
          </table:table-cell>
          <table:table-cell table:formula="of:=IF(OR([.E730]=&quot;true&quot;; [.F730]=&quot;true&quot;; [.G730]=&quot;true&quot;; [.H730]=&quot;true&quot;; [.I730]=&quot;true&quot;; [.J730]=&quot;true&quot;); &quot;true&quot;; IF(OR([.E730]=&quot;false reach&quot;; [.F730]=&quot;false reach&quot;; [.G730]=&quot;false reach&quot;; [.H730]=&quot;false reach&quot;; [.I730]=&quot;false reach&quot;; [.J730]=&quot;false reach&quot;); &quot;false&quot;; &quot;unknown&quot;))" office:value-type="string" office:string-value="false">
            <text:p>false</text:p>
          </table:table-cell>
          <table:table-cell table:style-name="ce3" table:formula="of:=IF(OR([.F730]=&quot;true&quot;; [.G730]=&quot;true&quot;); &quot;true&quot;; IF(OR([.F730]=&quot;false reach&quot;; [.G730]=&quot;false reach&quot;); &quot;false&quot;; &quot;unknown&quot;))" office:value-type="string" office:string-value="unknown">
            <text:p>unknown</text:p>
          </table:table-cell>
          <table:table-cell table:style-name="ce3" table:formula="of:=IF(OR([.H730]=&quot;true&quot;; [.I730]=&quot;true&quot;); &quot;true&quot;; IF(OR([.H730]=&quot;false reach&quot;; [.I73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28.c.i </text:p>
          </table:table-cell>
          <table:table-cell table:formula="of:=IF(OR([.E731]=&quot;true&quot;; [.F731]=&quot;true&quot;; [.G731]=&quot;true&quot;; [.H731]=&quot;true&quot;; [.I731]=&quot;true&quot;; [.J731]=&quot;true&quot;); &quot;true&quot;; IF(OR([.E731]=&quot;false reach&quot;; [.F731]=&quot;false reach&quot;; [.G731]=&quot;false reach&quot;; [.H731]=&quot;false reach&quot;; [.I731]=&quot;false reach&quot;; [.J731]=&quot;false reach&quot;); &quot;false&quot;; &quot;unknown&quot;))" office:value-type="string" office:string-value="true">
            <text:p>true</text:p>
          </table:table-cell>
          <table:table-cell table:style-name="ce3" table:formula="of:=IF(OR([.F731]=&quot;true&quot;; [.G731]=&quot;true&quot;); &quot;true&quot;; IF(OR([.F731]=&quot;false reach&quot;; [.G731]=&quot;false reach&quot;); &quot;false&quot;; &quot;unknown&quot;))" office:value-type="string" office:string-value="true">
            <text:p>true</text:p>
          </table:table-cell>
          <table:table-cell table:style-name="ce3" table:formula="of:=IF(OR([.H731]=&quot;true&quot;; [.I731]=&quot;true&quot;); &quot;true&quot;; IF(OR([.H731]=&quot;false reach&quot;; [.I7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29.c.i </text:p>
          </table:table-cell>
          <table:table-cell table:formula="of:=IF(OR([.E732]=&quot;true&quot;; [.F732]=&quot;true&quot;; [.G732]=&quot;true&quot;; [.H732]=&quot;true&quot;; [.I732]=&quot;true&quot;; [.J732]=&quot;true&quot;); &quot;true&quot;; IF(OR([.E732]=&quot;false reach&quot;; [.F732]=&quot;false reach&quot;; [.G732]=&quot;false reach&quot;; [.H732]=&quot;false reach&quot;; [.I732]=&quot;false reach&quot;; [.J732]=&quot;false reach&quot;); &quot;false&quot;; &quot;unknown&quot;))" office:value-type="string" office:string-value="true">
            <text:p>true</text:p>
          </table:table-cell>
          <table:table-cell table:style-name="ce3" table:formula="of:=IF(OR([.F732]=&quot;true&quot;; [.G732]=&quot;true&quot;); &quot;true&quot;; IF(OR([.F732]=&quot;false reach&quot;; [.G732]=&quot;false reach&quot;); &quot;false&quot;; &quot;unknown&quot;))" office:value-type="string" office:string-value="unknown">
            <text:p>unknown</text:p>
          </table:table-cell>
          <table:table-cell table:style-name="ce3" table:formula="of:=IF(OR([.H732]=&quot;true&quot;; [.I732]=&quot;true&quot;); &quot;true&quot;; IF(OR([.H732]=&quot;false reach&quot;; [.I73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30.c.i </text:p>
          </table:table-cell>
          <table:table-cell table:formula="of:=IF(OR([.E733]=&quot;true&quot;; [.F733]=&quot;true&quot;; [.G733]=&quot;true&quot;; [.H733]=&quot;true&quot;; [.I733]=&quot;true&quot;; [.J733]=&quot;true&quot;); &quot;true&quot;; IF(OR([.E733]=&quot;false reach&quot;; [.F733]=&quot;false reach&quot;; [.G733]=&quot;false reach&quot;; [.H733]=&quot;false reach&quot;; [.I733]=&quot;false reach&quot;; [.J733]=&quot;false reach&quot;); &quot;false&quot;; &quot;unknown&quot;))" office:value-type="string" office:string-value="false">
            <text:p>false</text:p>
          </table:table-cell>
          <table:table-cell table:style-name="ce3" table:formula="of:=IF(OR([.F733]=&quot;true&quot;; [.G733]=&quot;true&quot;); &quot;true&quot;; IF(OR([.F733]=&quot;false reach&quot;; [.G733]=&quot;false reach&quot;); &quot;false&quot;; &quot;unknown&quot;))" office:value-type="string" office:string-value="unknown">
            <text:p>unknown</text:p>
          </table:table-cell>
          <table:table-cell table:style-name="ce3" table:formula="of:=IF(OR([.H733]=&quot;true&quot;; [.I733]=&quot;true&quot;); &quot;true&quot;; IF(OR([.H733]=&quot;false reach&quot;; [.I73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31.c.i </text:p>
          </table:table-cell>
          <table:table-cell table:formula="of:=IF(OR([.E734]=&quot;true&quot;; [.F734]=&quot;true&quot;; [.G734]=&quot;true&quot;; [.H734]=&quot;true&quot;; [.I734]=&quot;true&quot;; [.J734]=&quot;true&quot;); &quot;true&quot;; IF(OR([.E734]=&quot;false reach&quot;; [.F734]=&quot;false reach&quot;; [.G734]=&quot;false reach&quot;; [.H734]=&quot;false reach&quot;; [.I734]=&quot;false reach&quot;; [.J734]=&quot;false reach&quot;); &quot;false&quot;; &quot;unknown&quot;))" office:value-type="string" office:string-value="false">
            <text:p>false</text:p>
          </table:table-cell>
          <table:table-cell table:style-name="ce3" table:formula="of:=IF(OR([.F734]=&quot;true&quot;; [.G734]=&quot;true&quot;); &quot;true&quot;; IF(OR([.F734]=&quot;false reach&quot;; [.G734]=&quot;false reach&quot;); &quot;false&quot;; &quot;unknown&quot;))" office:value-type="string" office:string-value="unknown">
            <text:p>unknown</text:p>
          </table:table-cell>
          <table:table-cell table:style-name="ce3" table:formula="of:=IF(OR([.H734]=&quot;true&quot;; [.I734]=&quot;true&quot;); &quot;true&quot;; IF(OR([.H734]=&quot;false reach&quot;; [.I73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32.c.i </text:p>
          </table:table-cell>
          <table:table-cell table:formula="of:=IF(OR([.E735]=&quot;true&quot;; [.F735]=&quot;true&quot;; [.G735]=&quot;true&quot;; [.H735]=&quot;true&quot;; [.I735]=&quot;true&quot;; [.J735]=&quot;true&quot;); &quot;true&quot;; IF(OR([.E735]=&quot;false reach&quot;; [.F735]=&quot;false reach&quot;; [.G735]=&quot;false reach&quot;; [.H735]=&quot;false reach&quot;; [.I735]=&quot;false reach&quot;; [.J735]=&quot;false reach&quot;); &quot;false&quot;; &quot;unknown&quot;))" office:value-type="string" office:string-value="true">
            <text:p>true</text:p>
          </table:table-cell>
          <table:table-cell table:style-name="ce3" table:formula="of:=IF(OR([.F735]=&quot;true&quot;; [.G735]=&quot;true&quot;); &quot;true&quot;; IF(OR([.F735]=&quot;false reach&quot;; [.G735]=&quot;false reach&quot;); &quot;false&quot;; &quot;unknown&quot;))" office:value-type="string" office:string-value="unknown">
            <text:p>unknown</text:p>
          </table:table-cell>
          <table:table-cell table:style-name="ce3" table:formula="of:=IF(OR([.H735]=&quot;true&quot;; [.I735]=&quot;true&quot;); &quot;true&quot;; IF(OR([.H735]=&quot;false reach&quot;; [.I7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33.c.i </text:p>
          </table:table-cell>
          <table:table-cell table:formula="of:=IF(OR([.E736]=&quot;true&quot;; [.F736]=&quot;true&quot;; [.G736]=&quot;true&quot;; [.H736]=&quot;true&quot;; [.I736]=&quot;true&quot;; [.J736]=&quot;true&quot;); &quot;true&quot;; IF(OR([.E736]=&quot;false reach&quot;; [.F736]=&quot;false reach&quot;; [.G736]=&quot;false reach&quot;; [.H736]=&quot;false reach&quot;; [.I736]=&quot;false reach&quot;; [.J736]=&quot;false reach&quot;); &quot;false&quot;; &quot;unknown&quot;))" office:value-type="string" office:string-value="false">
            <text:p>false</text:p>
          </table:table-cell>
          <table:table-cell table:style-name="ce3" table:formula="of:=IF(OR([.F736]=&quot;true&quot;; [.G736]=&quot;true&quot;); &quot;true&quot;; IF(OR([.F736]=&quot;false reach&quot;; [.G736]=&quot;false reach&quot;); &quot;false&quot;; &quot;unknown&quot;))" office:value-type="string" office:string-value="unknown">
            <text:p>unknown</text:p>
          </table:table-cell>
          <table:table-cell table:style-name="ce3" table:formula="of:=IF(OR([.H736]=&quot;true&quot;; [.I736]=&quot;true&quot;); &quot;true&quot;; IF(OR([.H736]=&quot;false reach&quot;; [.I73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34.c.i </text:p>
          </table:table-cell>
          <table:table-cell table:formula="of:=IF(OR([.E737]=&quot;true&quot;; [.F737]=&quot;true&quot;; [.G737]=&quot;true&quot;; [.H737]=&quot;true&quot;; [.I737]=&quot;true&quot;; [.J737]=&quot;true&quot;); &quot;true&quot;; IF(OR([.E737]=&quot;false reach&quot;; [.F737]=&quot;false reach&quot;; [.G737]=&quot;false reach&quot;; [.H737]=&quot;false reach&quot;; [.I737]=&quot;false reach&quot;; [.J737]=&quot;false reach&quot;); &quot;false&quot;; &quot;unknown&quot;))" office:value-type="string" office:string-value="true">
            <text:p>true</text:p>
          </table:table-cell>
          <table:table-cell table:style-name="ce3" table:formula="of:=IF(OR([.F737]=&quot;true&quot;; [.G737]=&quot;true&quot;); &quot;true&quot;; IF(OR([.F737]=&quot;false reach&quot;; [.G737]=&quot;false reach&quot;); &quot;false&quot;; &quot;unknown&quot;))" office:value-type="string" office:string-value="true">
            <text:p>true</text:p>
          </table:table-cell>
          <table:table-cell table:style-name="ce3" table:formula="of:=IF(OR([.H737]=&quot;true&quot;; [.I737]=&quot;true&quot;); &quot;true&quot;; IF(OR([.H737]=&quot;false reach&quot;; [.I73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35.c.i </text:p>
          </table:table-cell>
          <table:table-cell table:formula="of:=IF(OR([.E738]=&quot;true&quot;; [.F738]=&quot;true&quot;; [.G738]=&quot;true&quot;; [.H738]=&quot;true&quot;; [.I738]=&quot;true&quot;; [.J738]=&quot;true&quot;); &quot;true&quot;; IF(OR([.E738]=&quot;false reach&quot;; [.F738]=&quot;false reach&quot;; [.G738]=&quot;false reach&quot;; [.H738]=&quot;false reach&quot;; [.I738]=&quot;false reach&quot;; [.J738]=&quot;false reach&quot;); &quot;false&quot;; &quot;unknown&quot;))" office:value-type="string" office:string-value="true">
            <text:p>true</text:p>
          </table:table-cell>
          <table:table-cell table:style-name="ce3" table:formula="of:=IF(OR([.F738]=&quot;true&quot;; [.G738]=&quot;true&quot;); &quot;true&quot;; IF(OR([.F738]=&quot;false reach&quot;; [.G738]=&quot;false reach&quot;); &quot;false&quot;; &quot;unknown&quot;))" office:value-type="string" office:string-value="true">
            <text:p>true</text:p>
          </table:table-cell>
          <table:table-cell table:style-name="ce3" table:formula="of:=IF(OR([.H738]=&quot;true&quot;; [.I738]=&quot;true&quot;); &quot;true&quot;; IF(OR([.H738]=&quot;false reach&quot;; [.I7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36.c.i </text:p>
          </table:table-cell>
          <table:table-cell table:formula="of:=IF(OR([.E739]=&quot;true&quot;; [.F739]=&quot;true&quot;; [.G739]=&quot;true&quot;; [.H739]=&quot;true&quot;; [.I739]=&quot;true&quot;; [.J739]=&quot;true&quot;); &quot;true&quot;; IF(OR([.E739]=&quot;false reach&quot;; [.F739]=&quot;false reach&quot;; [.G739]=&quot;false reach&quot;; [.H739]=&quot;false reach&quot;; [.I739]=&quot;false reach&quot;; [.J739]=&quot;false reach&quot;); &quot;false&quot;; &quot;unknown&quot;))" office:value-type="string" office:string-value="unknown">
            <text:p>unknown</text:p>
          </table:table-cell>
          <table:table-cell table:style-name="ce3" table:formula="of:=IF(OR([.F739]=&quot;true&quot;; [.G739]=&quot;true&quot;); &quot;true&quot;; IF(OR([.F739]=&quot;false reach&quot;; [.G739]=&quot;false reach&quot;); &quot;false&quot;; &quot;unknown&quot;))" office:value-type="string" office:string-value="unknown">
            <text:p>unknown</text:p>
          </table:table-cell>
          <table:table-cell table:style-name="ce3" table:formula="of:=IF(OR([.H739]=&quot;true&quot;; [.I739]=&quot;true&quot;); &quot;true&quot;; IF(OR([.H739]=&quot;false reach&quot;; [.I73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37.c.i </text:p>
          </table:table-cell>
          <table:table-cell table:formula="of:=IF(OR([.E740]=&quot;true&quot;; [.F740]=&quot;true&quot;; [.G740]=&quot;true&quot;; [.H740]=&quot;true&quot;; [.I740]=&quot;true&quot;; [.J740]=&quot;true&quot;); &quot;true&quot;; IF(OR([.E740]=&quot;false reach&quot;; [.F740]=&quot;false reach&quot;; [.G740]=&quot;false reach&quot;; [.H740]=&quot;false reach&quot;; [.I740]=&quot;false reach&quot;; [.J740]=&quot;false reach&quot;); &quot;false&quot;; &quot;unknown&quot;))" office:value-type="string" office:string-value="unknown">
            <text:p>unknown</text:p>
          </table:table-cell>
          <table:table-cell table:style-name="ce3" table:formula="of:=IF(OR([.F740]=&quot;true&quot;; [.G740]=&quot;true&quot;); &quot;true&quot;; IF(OR([.F740]=&quot;false reach&quot;; [.G740]=&quot;false reach&quot;); &quot;false&quot;; &quot;unknown&quot;))" office:value-type="string" office:string-value="unknown">
            <text:p>unknown</text:p>
          </table:table-cell>
          <table:table-cell table:style-name="ce3" table:formula="of:=IF(OR([.H740]=&quot;true&quot;; [.I740]=&quot;true&quot;); &quot;true&quot;; IF(OR([.H740]=&quot;false reach&quot;; [.I7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38.c.i </text:p>
          </table:table-cell>
          <table:table-cell table:formula="of:=IF(OR([.E741]=&quot;true&quot;; [.F741]=&quot;true&quot;; [.G741]=&quot;true&quot;; [.H741]=&quot;true&quot;; [.I741]=&quot;true&quot;; [.J741]=&quot;true&quot;); &quot;true&quot;; IF(OR([.E741]=&quot;false reach&quot;; [.F741]=&quot;false reach&quot;; [.G741]=&quot;false reach&quot;; [.H741]=&quot;false reach&quot;; [.I741]=&quot;false reach&quot;; [.J741]=&quot;false reach&quot;); &quot;false&quot;; &quot;unknown&quot;))" office:value-type="string" office:string-value="true">
            <text:p>true</text:p>
          </table:table-cell>
          <table:table-cell table:style-name="ce3" table:formula="of:=IF(OR([.F741]=&quot;true&quot;; [.G741]=&quot;true&quot;); &quot;true&quot;; IF(OR([.F741]=&quot;false reach&quot;; [.G741]=&quot;false reach&quot;); &quot;false&quot;; &quot;unknown&quot;))" office:value-type="string" office:string-value="true">
            <text:p>true</text:p>
          </table:table-cell>
          <table:table-cell table:style-name="ce3" table:formula="of:=IF(OR([.H741]=&quot;true&quot;; [.I741]=&quot;true&quot;); &quot;true&quot;; IF(OR([.H741]=&quot;false reach&quot;; [.I74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39.c.i </text:p>
          </table:table-cell>
          <table:table-cell table:formula="of:=IF(OR([.E742]=&quot;true&quot;; [.F742]=&quot;true&quot;; [.G742]=&quot;true&quot;; [.H742]=&quot;true&quot;; [.I742]=&quot;true&quot;; [.J742]=&quot;true&quot;); &quot;true&quot;; IF(OR([.E742]=&quot;false reach&quot;; [.F742]=&quot;false reach&quot;; [.G742]=&quot;false reach&quot;; [.H742]=&quot;false reach&quot;; [.I742]=&quot;false reach&quot;; [.J742]=&quot;false reach&quot;); &quot;false&quot;; &quot;unknown&quot;))" office:value-type="string" office:string-value="true">
            <text:p>true</text:p>
          </table:table-cell>
          <table:table-cell table:style-name="ce3" table:formula="of:=IF(OR([.F742]=&quot;true&quot;; [.G742]=&quot;true&quot;); &quot;true&quot;; IF(OR([.F742]=&quot;false reach&quot;; [.G742]=&quot;false reach&quot;); &quot;false&quot;; &quot;unknown&quot;))" office:value-type="string" office:string-value="unknown">
            <text:p>unknown</text:p>
          </table:table-cell>
          <table:table-cell table:style-name="ce3" table:formula="of:=IF(OR([.H742]=&quot;true&quot;; [.I742]=&quot;true&quot;); &quot;true&quot;; IF(OR([.H742]=&quot;false reach&quot;; [.I7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40.c.i </text:p>
          </table:table-cell>
          <table:table-cell table:formula="of:=IF(OR([.E743]=&quot;true&quot;; [.F743]=&quot;true&quot;; [.G743]=&quot;true&quot;; [.H743]=&quot;true&quot;; [.I743]=&quot;true&quot;; [.J743]=&quot;true&quot;); &quot;true&quot;; IF(OR([.E743]=&quot;false reach&quot;; [.F743]=&quot;false reach&quot;; [.G743]=&quot;false reach&quot;; [.H743]=&quot;false reach&quot;; [.I743]=&quot;false reach&quot;; [.J743]=&quot;false reach&quot;); &quot;false&quot;; &quot;unknown&quot;))" office:value-type="string" office:string-value="true">
            <text:p>true</text:p>
          </table:table-cell>
          <table:table-cell table:style-name="ce3" table:formula="of:=IF(OR([.F743]=&quot;true&quot;; [.G743]=&quot;true&quot;); &quot;true&quot;; IF(OR([.F743]=&quot;false reach&quot;; [.G743]=&quot;false reach&quot;); &quot;false&quot;; &quot;unknown&quot;))" office:value-type="string" office:string-value="unknown">
            <text:p>unknown</text:p>
          </table:table-cell>
          <table:table-cell table:style-name="ce3" table:formula="of:=IF(OR([.H743]=&quot;true&quot;; [.I743]=&quot;true&quot;); &quot;true&quot;; IF(OR([.H743]=&quot;false reach&quot;; [.I7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41.c.i </text:p>
          </table:table-cell>
          <table:table-cell table:formula="of:=IF(OR([.E744]=&quot;true&quot;; [.F744]=&quot;true&quot;; [.G744]=&quot;true&quot;; [.H744]=&quot;true&quot;; [.I744]=&quot;true&quot;; [.J744]=&quot;true&quot;); &quot;true&quot;; IF(OR([.E744]=&quot;false reach&quot;; [.F744]=&quot;false reach&quot;; [.G744]=&quot;false reach&quot;; [.H744]=&quot;false reach&quot;; [.I744]=&quot;false reach&quot;; [.J744]=&quot;false reach&quot;); &quot;false&quot;; &quot;unknown&quot;))" office:value-type="string" office:string-value="true">
            <text:p>true</text:p>
          </table:table-cell>
          <table:table-cell table:style-name="ce3" table:formula="of:=IF(OR([.F744]=&quot;true&quot;; [.G744]=&quot;true&quot;); &quot;true&quot;; IF(OR([.F744]=&quot;false reach&quot;; [.G744]=&quot;false reach&quot;); &quot;false&quot;; &quot;unknown&quot;))" office:value-type="string" office:string-value="true">
            <text:p>true</text:p>
          </table:table-cell>
          <table:table-cell table:style-name="ce3" table:formula="of:=IF(OR([.H744]=&quot;true&quot;; [.I744]=&quot;true&quot;); &quot;true&quot;; IF(OR([.H744]=&quot;false reach&quot;; [.I7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42.c.i </text:p>
          </table:table-cell>
          <table:table-cell table:formula="of:=IF(OR([.E745]=&quot;true&quot;; [.F745]=&quot;true&quot;; [.G745]=&quot;true&quot;; [.H745]=&quot;true&quot;; [.I745]=&quot;true&quot;; [.J745]=&quot;true&quot;); &quot;true&quot;; IF(OR([.E745]=&quot;false reach&quot;; [.F745]=&quot;false reach&quot;; [.G745]=&quot;false reach&quot;; [.H745]=&quot;false reach&quot;; [.I745]=&quot;false reach&quot;; [.J745]=&quot;false reach&quot;); &quot;false&quot;; &quot;unknown&quot;))" office:value-type="string" office:string-value="false">
            <text:p>false</text:p>
          </table:table-cell>
          <table:table-cell table:style-name="ce3" table:formula="of:=IF(OR([.F745]=&quot;true&quot;; [.G745]=&quot;true&quot;); &quot;true&quot;; IF(OR([.F745]=&quot;false reach&quot;; [.G745]=&quot;false reach&quot;); &quot;false&quot;; &quot;unknown&quot;))" office:value-type="string" office:string-value="unknown">
            <text:p>unknown</text:p>
          </table:table-cell>
          <table:table-cell table:style-name="ce3" table:formula="of:=IF(OR([.H745]=&quot;true&quot;; [.I745]=&quot;true&quot;); &quot;true&quot;; IF(OR([.H745]=&quot;false reach&quot;; [.I74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43.c.i </text:p>
          </table:table-cell>
          <table:table-cell table:formula="of:=IF(OR([.E746]=&quot;true&quot;; [.F746]=&quot;true&quot;; [.G746]=&quot;true&quot;; [.H746]=&quot;true&quot;; [.I746]=&quot;true&quot;; [.J746]=&quot;true&quot;); &quot;true&quot;; IF(OR([.E746]=&quot;false reach&quot;; [.F746]=&quot;false reach&quot;; [.G746]=&quot;false reach&quot;; [.H746]=&quot;false reach&quot;; [.I746]=&quot;false reach&quot;; [.J746]=&quot;false reach&quot;); &quot;false&quot;; &quot;unknown&quot;))" office:value-type="string" office:string-value="true">
            <text:p>true</text:p>
          </table:table-cell>
          <table:table-cell table:style-name="ce3" table:formula="of:=IF(OR([.F746]=&quot;true&quot;; [.G746]=&quot;true&quot;); &quot;true&quot;; IF(OR([.F746]=&quot;false reach&quot;; [.G746]=&quot;false reach&quot;); &quot;false&quot;; &quot;unknown&quot;))" office:value-type="string" office:string-value="true">
            <text:p>true</text:p>
          </table:table-cell>
          <table:table-cell table:style-name="ce3" table:formula="of:=IF(OR([.H746]=&quot;true&quot;; [.I746]=&quot;true&quot;); &quot;true&quot;; IF(OR([.H746]=&quot;false reach&quot;; [.I74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44.c.i </text:p>
          </table:table-cell>
          <table:table-cell table:formula="of:=IF(OR([.E747]=&quot;true&quot;; [.F747]=&quot;true&quot;; [.G747]=&quot;true&quot;; [.H747]=&quot;true&quot;; [.I747]=&quot;true&quot;; [.J747]=&quot;true&quot;); &quot;true&quot;; IF(OR([.E747]=&quot;false reach&quot;; [.F747]=&quot;false reach&quot;; [.G747]=&quot;false reach&quot;; [.H747]=&quot;false reach&quot;; [.I747]=&quot;false reach&quot;; [.J747]=&quot;false reach&quot;); &quot;false&quot;; &quot;unknown&quot;))" office:value-type="string" office:string-value="unknown">
            <text:p>unknown</text:p>
          </table:table-cell>
          <table:table-cell table:style-name="ce3" table:formula="of:=IF(OR([.F747]=&quot;true&quot;; [.G747]=&quot;true&quot;); &quot;true&quot;; IF(OR([.F747]=&quot;false reach&quot;; [.G747]=&quot;false reach&quot;); &quot;false&quot;; &quot;unknown&quot;))" office:value-type="string" office:string-value="unknown">
            <text:p>unknown</text:p>
          </table:table-cell>
          <table:table-cell table:style-name="ce3" table:formula="of:=IF(OR([.H747]=&quot;true&quot;; [.I747]=&quot;true&quot;); &quot;true&quot;; IF(OR([.H747]=&quot;false reach&quot;; [.I74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45.c.i </text:p>
          </table:table-cell>
          <table:table-cell table:formula="of:=IF(OR([.E748]=&quot;true&quot;; [.F748]=&quot;true&quot;; [.G748]=&quot;true&quot;; [.H748]=&quot;true&quot;; [.I748]=&quot;true&quot;; [.J748]=&quot;true&quot;); &quot;true&quot;; IF(OR([.E748]=&quot;false reach&quot;; [.F748]=&quot;false reach&quot;; [.G748]=&quot;false reach&quot;; [.H748]=&quot;false reach&quot;; [.I748]=&quot;false reach&quot;; [.J748]=&quot;false reach&quot;); &quot;false&quot;; &quot;unknown&quot;))" office:value-type="string" office:string-value="false">
            <text:p>false</text:p>
          </table:table-cell>
          <table:table-cell table:style-name="ce3" table:formula="of:=IF(OR([.F748]=&quot;true&quot;; [.G748]=&quot;true&quot;); &quot;true&quot;; IF(OR([.F748]=&quot;false reach&quot;; [.G748]=&quot;false reach&quot;); &quot;false&quot;; &quot;unknown&quot;))" office:value-type="string" office:string-value="unknown">
            <text:p>unknown</text:p>
          </table:table-cell>
          <table:table-cell table:style-name="ce3" table:formula="of:=IF(OR([.H748]=&quot;true&quot;; [.I748]=&quot;true&quot;); &quot;true&quot;; IF(OR([.H748]=&quot;false reach&quot;; [.I74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46.c.i </text:p>
          </table:table-cell>
          <table:table-cell table:formula="of:=IF(OR([.E749]=&quot;true&quot;; [.F749]=&quot;true&quot;; [.G749]=&quot;true&quot;; [.H749]=&quot;true&quot;; [.I749]=&quot;true&quot;; [.J749]=&quot;true&quot;); &quot;true&quot;; IF(OR([.E749]=&quot;false reach&quot;; [.F749]=&quot;false reach&quot;; [.G749]=&quot;false reach&quot;; [.H749]=&quot;false reach&quot;; [.I749]=&quot;false reach&quot;; [.J749]=&quot;false reach&quot;); &quot;false&quot;; &quot;unknown&quot;))" office:value-type="string" office:string-value="true">
            <text:p>true</text:p>
          </table:table-cell>
          <table:table-cell table:style-name="ce3" table:formula="of:=IF(OR([.F749]=&quot;true&quot;; [.G749]=&quot;true&quot;); &quot;true&quot;; IF(OR([.F749]=&quot;false reach&quot;; [.G749]=&quot;false reach&quot;); &quot;false&quot;; &quot;unknown&quot;))" office:value-type="string" office:string-value="true">
            <text:p>true</text:p>
          </table:table-cell>
          <table:table-cell table:style-name="ce3" table:formula="of:=IF(OR([.H749]=&quot;true&quot;; [.I749]=&quot;true&quot;); &quot;true&quot;; IF(OR([.H749]=&quot;false reach&quot;; [.I7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47.c.i </text:p>
          </table:table-cell>
          <table:table-cell table:formula="of:=IF(OR([.E750]=&quot;true&quot;; [.F750]=&quot;true&quot;; [.G750]=&quot;true&quot;; [.H750]=&quot;true&quot;; [.I750]=&quot;true&quot;; [.J750]=&quot;true&quot;); &quot;true&quot;; IF(OR([.E750]=&quot;false reach&quot;; [.F750]=&quot;false reach&quot;; [.G750]=&quot;false reach&quot;; [.H750]=&quot;false reach&quot;; [.I750]=&quot;false reach&quot;; [.J750]=&quot;false reach&quot;); &quot;false&quot;; &quot;unknown&quot;))" office:value-type="string" office:string-value="true">
            <text:p>true</text:p>
          </table:table-cell>
          <table:table-cell table:style-name="ce3" table:formula="of:=IF(OR([.F750]=&quot;true&quot;; [.G750]=&quot;true&quot;); &quot;true&quot;; IF(OR([.F750]=&quot;false reach&quot;; [.G750]=&quot;false reach&quot;); &quot;false&quot;; &quot;unknown&quot;))" office:value-type="string" office:string-value="true">
            <text:p>true</text:p>
          </table:table-cell>
          <table:table-cell table:style-name="ce3" table:formula="of:=IF(OR([.H750]=&quot;true&quot;; [.I750]=&quot;true&quot;); &quot;true&quot;; IF(OR([.H750]=&quot;false reach&quot;; [.I75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48.c.i </text:p>
          </table:table-cell>
          <table:table-cell table:formula="of:=IF(OR([.E751]=&quot;true&quot;; [.F751]=&quot;true&quot;; [.G751]=&quot;true&quot;; [.H751]=&quot;true&quot;; [.I751]=&quot;true&quot;; [.J751]=&quot;true&quot;); &quot;true&quot;; IF(OR([.E751]=&quot;false reach&quot;; [.F751]=&quot;false reach&quot;; [.G751]=&quot;false reach&quot;; [.H751]=&quot;false reach&quot;; [.I751]=&quot;false reach&quot;; [.J751]=&quot;false reach&quot;); &quot;false&quot;; &quot;unknown&quot;))" office:value-type="string" office:string-value="true">
            <text:p>true</text:p>
          </table:table-cell>
          <table:table-cell table:style-name="ce3" table:formula="of:=IF(OR([.F751]=&quot;true&quot;; [.G751]=&quot;true&quot;); &quot;true&quot;; IF(OR([.F751]=&quot;false reach&quot;; [.G751]=&quot;false reach&quot;); &quot;false&quot;; &quot;unknown&quot;))" office:value-type="string" office:string-value="true">
            <text:p>true</text:p>
          </table:table-cell>
          <table:table-cell table:style-name="ce3" table:formula="of:=IF(OR([.H751]=&quot;true&quot;; [.I751]=&quot;true&quot;); &quot;true&quot;; IF(OR([.H751]=&quot;false reach&quot;; [.I7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49.c.i </text:p>
          </table:table-cell>
          <table:table-cell table:formula="of:=IF(OR([.E752]=&quot;true&quot;; [.F752]=&quot;true&quot;; [.G752]=&quot;true&quot;; [.H752]=&quot;true&quot;; [.I752]=&quot;true&quot;; [.J752]=&quot;true&quot;); &quot;true&quot;; IF(OR([.E752]=&quot;false reach&quot;; [.F752]=&quot;false reach&quot;; [.G752]=&quot;false reach&quot;; [.H752]=&quot;false reach&quot;; [.I752]=&quot;false reach&quot;; [.J752]=&quot;false reach&quot;); &quot;false&quot;; &quot;unknown&quot;))" office:value-type="string" office:string-value="unknown">
            <text:p>unknown</text:p>
          </table:table-cell>
          <table:table-cell table:style-name="ce3" table:formula="of:=IF(OR([.F752]=&quot;true&quot;; [.G752]=&quot;true&quot;); &quot;true&quot;; IF(OR([.F752]=&quot;false reach&quot;; [.G752]=&quot;false reach&quot;); &quot;false&quot;; &quot;unknown&quot;))" office:value-type="string" office:string-value="unknown">
            <text:p>unknown</text:p>
          </table:table-cell>
          <table:table-cell table:style-name="ce3" table:formula="of:=IF(OR([.H752]=&quot;true&quot;; [.I752]=&quot;true&quot;); &quot;true&quot;; IF(OR([.H752]=&quot;false reach&quot;; [.I75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50.c.i </text:p>
          </table:table-cell>
          <table:table-cell table:formula="of:=IF(OR([.E753]=&quot;true&quot;; [.F753]=&quot;true&quot;; [.G753]=&quot;true&quot;; [.H753]=&quot;true&quot;; [.I753]=&quot;true&quot;; [.J753]=&quot;true&quot;); &quot;true&quot;; IF(OR([.E753]=&quot;false reach&quot;; [.F753]=&quot;false reach&quot;; [.G753]=&quot;false reach&quot;; [.H753]=&quot;false reach&quot;; [.I753]=&quot;false reach&quot;; [.J753]=&quot;false reach&quot;); &quot;false&quot;; &quot;unknown&quot;))" office:value-type="string" office:string-value="false">
            <text:p>false</text:p>
          </table:table-cell>
          <table:table-cell table:style-name="ce3" table:formula="of:=IF(OR([.F753]=&quot;true&quot;; [.G753]=&quot;true&quot;); &quot;true&quot;; IF(OR([.F753]=&quot;false reach&quot;; [.G753]=&quot;false reach&quot;); &quot;false&quot;; &quot;unknown&quot;))" office:value-type="string" office:string-value="unknown">
            <text:p>unknown</text:p>
          </table:table-cell>
          <table:table-cell table:style-name="ce3" table:formula="of:=IF(OR([.H753]=&quot;true&quot;; [.I753]=&quot;true&quot;); &quot;true&quot;; IF(OR([.H753]=&quot;false reach&quot;; [.I75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51.c.i </text:p>
          </table:table-cell>
          <table:table-cell table:formula="of:=IF(OR([.E754]=&quot;true&quot;; [.F754]=&quot;true&quot;; [.G754]=&quot;true&quot;; [.H754]=&quot;true&quot;; [.I754]=&quot;true&quot;; [.J754]=&quot;true&quot;); &quot;true&quot;; IF(OR([.E754]=&quot;false reach&quot;; [.F754]=&quot;false reach&quot;; [.G754]=&quot;false reach&quot;; [.H754]=&quot;false reach&quot;; [.I754]=&quot;false reach&quot;; [.J754]=&quot;false reach&quot;); &quot;false&quot;; &quot;unknown&quot;))" office:value-type="string" office:string-value="true">
            <text:p>true</text:p>
          </table:table-cell>
          <table:table-cell table:style-name="ce3" table:formula="of:=IF(OR([.F754]=&quot;true&quot;; [.G754]=&quot;true&quot;); &quot;true&quot;; IF(OR([.F754]=&quot;false reach&quot;; [.G754]=&quot;false reach&quot;); &quot;false&quot;; &quot;unknown&quot;))" office:value-type="string" office:string-value="true">
            <text:p>true</text:p>
          </table:table-cell>
          <table:table-cell table:style-name="ce3" table:formula="of:=IF(OR([.H754]=&quot;true&quot;; [.I754]=&quot;true&quot;); &quot;true&quot;; IF(OR([.H754]=&quot;false reach&quot;; [.I7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52.c.i </text:p>
          </table:table-cell>
          <table:table-cell table:formula="of:=IF(OR([.E755]=&quot;true&quot;; [.F755]=&quot;true&quot;; [.G755]=&quot;true&quot;; [.H755]=&quot;true&quot;; [.I755]=&quot;true&quot;; [.J755]=&quot;true&quot;); &quot;true&quot;; IF(OR([.E755]=&quot;false reach&quot;; [.F755]=&quot;false reach&quot;; [.G755]=&quot;false reach&quot;; [.H755]=&quot;false reach&quot;; [.I755]=&quot;false reach&quot;; [.J755]=&quot;false reach&quot;); &quot;false&quot;; &quot;unknown&quot;))" office:value-type="string" office:string-value="true">
            <text:p>true</text:p>
          </table:table-cell>
          <table:table-cell table:style-name="ce3" table:formula="of:=IF(OR([.F755]=&quot;true&quot;; [.G755]=&quot;true&quot;); &quot;true&quot;; IF(OR([.F755]=&quot;false reach&quot;; [.G755]=&quot;false reach&quot;); &quot;false&quot;; &quot;unknown&quot;))" office:value-type="string" office:string-value="true">
            <text:p>true</text:p>
          </table:table-cell>
          <table:table-cell table:style-name="ce3" table:formula="of:=IF(OR([.H755]=&quot;true&quot;; [.I755]=&quot;true&quot;); &quot;true&quot;; IF(OR([.H755]=&quot;false reach&quot;; [.I7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53.c.i </text:p>
          </table:table-cell>
          <table:table-cell table:formula="of:=IF(OR([.E756]=&quot;true&quot;; [.F756]=&quot;true&quot;; [.G756]=&quot;true&quot;; [.H756]=&quot;true&quot;; [.I756]=&quot;true&quot;; [.J756]=&quot;true&quot;); &quot;true&quot;; IF(OR([.E756]=&quot;false reach&quot;; [.F756]=&quot;false reach&quot;; [.G756]=&quot;false reach&quot;; [.H756]=&quot;false reach&quot;; [.I756]=&quot;false reach&quot;; [.J756]=&quot;false reach&quot;); &quot;false&quot;; &quot;unknown&quot;))" office:value-type="string" office:string-value="true">
            <text:p>true</text:p>
          </table:table-cell>
          <table:table-cell table:style-name="ce3" table:formula="of:=IF(OR([.F756]=&quot;true&quot;; [.G756]=&quot;true&quot;); &quot;true&quot;; IF(OR([.F756]=&quot;false reach&quot;; [.G756]=&quot;false reach&quot;); &quot;false&quot;; &quot;unknown&quot;))" office:value-type="string" office:string-value="true">
            <text:p>true</text:p>
          </table:table-cell>
          <table:table-cell table:style-name="ce3" table:formula="of:=IF(OR([.H756]=&quot;true&quot;; [.I756]=&quot;true&quot;); &quot;true&quot;; IF(OR([.H756]=&quot;false reach&quot;; [.I7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54.c.i </text:p>
          </table:table-cell>
          <table:table-cell table:formula="of:=IF(OR([.E757]=&quot;true&quot;; [.F757]=&quot;true&quot;; [.G757]=&quot;true&quot;; [.H757]=&quot;true&quot;; [.I757]=&quot;true&quot;; [.J757]=&quot;true&quot;); &quot;true&quot;; IF(OR([.E757]=&quot;false reach&quot;; [.F757]=&quot;false reach&quot;; [.G757]=&quot;false reach&quot;; [.H757]=&quot;false reach&quot;; [.I757]=&quot;false reach&quot;; [.J757]=&quot;false reach&quot;); &quot;false&quot;; &quot;unknown&quot;))" office:value-type="string" office:string-value="true">
            <text:p>true</text:p>
          </table:table-cell>
          <table:table-cell table:style-name="ce3" table:formula="of:=IF(OR([.F757]=&quot;true&quot;; [.G757]=&quot;true&quot;); &quot;true&quot;; IF(OR([.F757]=&quot;false reach&quot;; [.G757]=&quot;false reach&quot;); &quot;false&quot;; &quot;unknown&quot;))" office:value-type="string" office:string-value="true">
            <text:p>true</text:p>
          </table:table-cell>
          <table:table-cell table:style-name="ce3" table:formula="of:=IF(OR([.H757]=&quot;true&quot;; [.I757]=&quot;true&quot;); &quot;true&quot;; IF(OR([.H757]=&quot;false reach&quot;; [.I75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55.c.i </text:p>
          </table:table-cell>
          <table:table-cell table:formula="of:=IF(OR([.E758]=&quot;true&quot;; [.F758]=&quot;true&quot;; [.G758]=&quot;true&quot;; [.H758]=&quot;true&quot;; [.I758]=&quot;true&quot;; [.J758]=&quot;true&quot;); &quot;true&quot;; IF(OR([.E758]=&quot;false reach&quot;; [.F758]=&quot;false reach&quot;; [.G758]=&quot;false reach&quot;; [.H758]=&quot;false reach&quot;; [.I758]=&quot;false reach&quot;; [.J758]=&quot;false reach&quot;); &quot;false&quot;; &quot;unknown&quot;))" office:value-type="string" office:string-value="true">
            <text:p>true</text:p>
          </table:table-cell>
          <table:table-cell table:style-name="ce3" table:formula="of:=IF(OR([.F758]=&quot;true&quot;; [.G758]=&quot;true&quot;); &quot;true&quot;; IF(OR([.F758]=&quot;false reach&quot;; [.G758]=&quot;false reach&quot;); &quot;false&quot;; &quot;unknown&quot;))" office:value-type="string" office:string-value="true">
            <text:p>true</text:p>
          </table:table-cell>
          <table:table-cell table:style-name="ce3" table:formula="of:=IF(OR([.H758]=&quot;true&quot;; [.I758]=&quot;true&quot;); &quot;true&quot;; IF(OR([.H758]=&quot;false reach&quot;; [.I7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56.c.i </text:p>
          </table:table-cell>
          <table:table-cell table:formula="of:=IF(OR([.E759]=&quot;true&quot;; [.F759]=&quot;true&quot;; [.G759]=&quot;true&quot;; [.H759]=&quot;true&quot;; [.I759]=&quot;true&quot;; [.J759]=&quot;true&quot;); &quot;true&quot;; IF(OR([.E759]=&quot;false reach&quot;; [.F759]=&quot;false reach&quot;; [.G759]=&quot;false reach&quot;; [.H759]=&quot;false reach&quot;; [.I759]=&quot;false reach&quot;; [.J759]=&quot;false reach&quot;); &quot;false&quot;; &quot;unknown&quot;))" office:value-type="string" office:string-value="true">
            <text:p>true</text:p>
          </table:table-cell>
          <table:table-cell table:style-name="ce3" table:formula="of:=IF(OR([.F759]=&quot;true&quot;; [.G759]=&quot;true&quot;); &quot;true&quot;; IF(OR([.F759]=&quot;false reach&quot;; [.G759]=&quot;false reach&quot;); &quot;false&quot;; &quot;unknown&quot;))" office:value-type="string" office:string-value="true">
            <text:p>true</text:p>
          </table:table-cell>
          <table:table-cell table:style-name="ce3" table:formula="of:=IF(OR([.H759]=&quot;true&quot;; [.I759]=&quot;true&quot;); &quot;true&quot;; IF(OR([.H759]=&quot;false reach&quot;; [.I7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57.c.i </text:p>
          </table:table-cell>
          <table:table-cell table:formula="of:=IF(OR([.E760]=&quot;true&quot;; [.F760]=&quot;true&quot;; [.G760]=&quot;true&quot;; [.H760]=&quot;true&quot;; [.I760]=&quot;true&quot;; [.J760]=&quot;true&quot;); &quot;true&quot;; IF(OR([.E760]=&quot;false reach&quot;; [.F760]=&quot;false reach&quot;; [.G760]=&quot;false reach&quot;; [.H760]=&quot;false reach&quot;; [.I760]=&quot;false reach&quot;; [.J760]=&quot;false reach&quot;); &quot;false&quot;; &quot;unknown&quot;))" office:value-type="string" office:string-value="unknown">
            <text:p>unknown</text:p>
          </table:table-cell>
          <table:table-cell table:style-name="ce3" table:formula="of:=IF(OR([.F760]=&quot;true&quot;; [.G760]=&quot;true&quot;); &quot;true&quot;; IF(OR([.F760]=&quot;false reach&quot;; [.G760]=&quot;false reach&quot;); &quot;false&quot;; &quot;unknown&quot;))" office:value-type="string" office:string-value="unknown">
            <text:p>unknown</text:p>
          </table:table-cell>
          <table:table-cell table:style-name="ce3" table:formula="of:=IF(OR([.H760]=&quot;true&quot;; [.I760]=&quot;true&quot;); &quot;true&quot;; IF(OR([.H760]=&quot;false reach&quot;; [.I7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58.c.i </text:p>
          </table:table-cell>
          <table:table-cell table:formula="of:=IF(OR([.E761]=&quot;true&quot;; [.F761]=&quot;true&quot;; [.G761]=&quot;true&quot;; [.H761]=&quot;true&quot;; [.I761]=&quot;true&quot;; [.J761]=&quot;true&quot;); &quot;true&quot;; IF(OR([.E761]=&quot;false reach&quot;; [.F761]=&quot;false reach&quot;; [.G761]=&quot;false reach&quot;; [.H761]=&quot;false reach&quot;; [.I761]=&quot;false reach&quot;; [.J761]=&quot;false reach&quot;); &quot;false&quot;; &quot;unknown&quot;))" office:value-type="string" office:string-value="unknown">
            <text:p>unknown</text:p>
          </table:table-cell>
          <table:table-cell table:style-name="ce3" table:formula="of:=IF(OR([.F761]=&quot;true&quot;; [.G761]=&quot;true&quot;); &quot;true&quot;; IF(OR([.F761]=&quot;false reach&quot;; [.G761]=&quot;false reach&quot;); &quot;false&quot;; &quot;unknown&quot;))" office:value-type="string" office:string-value="unknown">
            <text:p>unknown</text:p>
          </table:table-cell>
          <table:table-cell table:style-name="ce3" table:formula="of:=IF(OR([.H761]=&quot;true&quot;; [.I761]=&quot;true&quot;); &quot;true&quot;; IF(OR([.H761]=&quot;false reach&quot;; [.I7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8_59.c.i </text:p>
          </table:table-cell>
          <table:table-cell table:formula="of:=IF(OR([.E762]=&quot;true&quot;; [.F762]=&quot;true&quot;; [.G762]=&quot;true&quot;; [.H762]=&quot;true&quot;; [.I762]=&quot;true&quot;; [.J762]=&quot;true&quot;); &quot;true&quot;; IF(OR([.E762]=&quot;false reach&quot;; [.F762]=&quot;false reach&quot;; [.G762]=&quot;false reach&quot;; [.H762]=&quot;false reach&quot;; [.I762]=&quot;false reach&quot;; [.J762]=&quot;false reach&quot;); &quot;false&quot;; &quot;unknown&quot;))" office:value-type="string" office:string-value="true">
            <text:p>true</text:p>
          </table:table-cell>
          <table:table-cell table:style-name="ce3" table:formula="of:=IF(OR([.F762]=&quot;true&quot;; [.G762]=&quot;true&quot;); &quot;true&quot;; IF(OR([.F762]=&quot;false reach&quot;; [.G762]=&quot;false reach&quot;); &quot;false&quot;; &quot;unknown&quot;))" office:value-type="string" office:string-value="true">
            <text:p>true</text:p>
          </table:table-cell>
          <table:table-cell table:style-name="ce3" table:formula="of:=IF(OR([.H762]=&quot;true&quot;; [.I762]=&quot;true&quot;); &quot;true&quot;; IF(OR([.H762]=&quot;false reach&quot;; [.I7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60.c.i </text:p>
          </table:table-cell>
          <table:table-cell table:formula="of:=IF(OR([.E763]=&quot;true&quot;; [.F763]=&quot;true&quot;; [.G763]=&quot;true&quot;; [.H763]=&quot;true&quot;; [.I763]=&quot;true&quot;; [.J763]=&quot;true&quot;); &quot;true&quot;; IF(OR([.E763]=&quot;false reach&quot;; [.F763]=&quot;false reach&quot;; [.G763]=&quot;false reach&quot;; [.H763]=&quot;false reach&quot;; [.I763]=&quot;false reach&quot;; [.J763]=&quot;false reach&quot;); &quot;false&quot;; &quot;unknown&quot;))" office:value-type="string" office:string-value="true">
            <text:p>true</text:p>
          </table:table-cell>
          <table:table-cell table:style-name="ce3" table:formula="of:=IF(OR([.F763]=&quot;true&quot;; [.G763]=&quot;true&quot;); &quot;true&quot;; IF(OR([.F763]=&quot;false reach&quot;; [.G763]=&quot;false reach&quot;); &quot;false&quot;; &quot;unknown&quot;))" office:value-type="string" office:string-value="true">
            <text:p>true</text:p>
          </table:table-cell>
          <table:table-cell table:style-name="ce3" table:formula="of:=IF(OR([.H763]=&quot;true&quot;; [.I763]=&quot;true&quot;); &quot;true&quot;; IF(OR([.H763]=&quot;false reach&quot;; [.I7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61.c.i </text:p>
          </table:table-cell>
          <table:table-cell table:formula="of:=IF(OR([.E764]=&quot;true&quot;; [.F764]=&quot;true&quot;; [.G764]=&quot;true&quot;; [.H764]=&quot;true&quot;; [.I764]=&quot;true&quot;; [.J764]=&quot;true&quot;); &quot;true&quot;; IF(OR([.E764]=&quot;false reach&quot;; [.F764]=&quot;false reach&quot;; [.G764]=&quot;false reach&quot;; [.H764]=&quot;false reach&quot;; [.I764]=&quot;false reach&quot;; [.J764]=&quot;false reach&quot;); &quot;false&quot;; &quot;unknown&quot;))" office:value-type="string" office:string-value="unknown">
            <text:p>unknown</text:p>
          </table:table-cell>
          <table:table-cell table:style-name="ce3" table:formula="of:=IF(OR([.F764]=&quot;true&quot;; [.G764]=&quot;true&quot;); &quot;true&quot;; IF(OR([.F764]=&quot;false reach&quot;; [.G764]=&quot;false reach&quot;); &quot;false&quot;; &quot;unknown&quot;))" office:value-type="string" office:string-value="unknown">
            <text:p>unknown</text:p>
          </table:table-cell>
          <table:table-cell table:style-name="ce3" table:formula="of:=IF(OR([.H764]=&quot;true&quot;; [.I764]=&quot;true&quot;); &quot;true&quot;; IF(OR([.H764]=&quot;false reach&quot;; [.I7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62.c.i </text:p>
          </table:table-cell>
          <table:table-cell table:formula="of:=IF(OR([.E765]=&quot;true&quot;; [.F765]=&quot;true&quot;; [.G765]=&quot;true&quot;; [.H765]=&quot;true&quot;; [.I765]=&quot;true&quot;; [.J765]=&quot;true&quot;); &quot;true&quot;; IF(OR([.E765]=&quot;false reach&quot;; [.F765]=&quot;false reach&quot;; [.G765]=&quot;false reach&quot;; [.H765]=&quot;false reach&quot;; [.I765]=&quot;false reach&quot;; [.J765]=&quot;false reach&quot;); &quot;false&quot;; &quot;unknown&quot;))" office:value-type="string" office:string-value="true">
            <text:p>true</text:p>
          </table:table-cell>
          <table:table-cell table:style-name="ce3" table:formula="of:=IF(OR([.F765]=&quot;true&quot;; [.G765]=&quot;true&quot;); &quot;true&quot;; IF(OR([.F765]=&quot;false reach&quot;; [.G765]=&quot;false reach&quot;); &quot;false&quot;; &quot;unknown&quot;))" office:value-type="string" office:string-value="true">
            <text:p>true</text:p>
          </table:table-cell>
          <table:table-cell table:style-name="ce3" table:formula="of:=IF(OR([.H765]=&quot;true&quot;; [.I765]=&quot;true&quot;); &quot;true&quot;; IF(OR([.H765]=&quot;false reach&quot;; [.I76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8_63.c.i </text:p>
          </table:table-cell>
          <table:table-cell table:formula="of:=IF(OR([.E766]=&quot;true&quot;; [.F766]=&quot;true&quot;; [.G766]=&quot;true&quot;; [.H766]=&quot;true&quot;; [.I766]=&quot;true&quot;; [.J766]=&quot;true&quot;); &quot;true&quot;; IF(OR([.E766]=&quot;false reach&quot;; [.F766]=&quot;false reach&quot;; [.G766]=&quot;false reach&quot;; [.H766]=&quot;false reach&quot;; [.I766]=&quot;false reach&quot;; [.J766]=&quot;false reach&quot;); &quot;false&quot;; &quot;unknown&quot;))" office:value-type="string" office:string-value="true">
            <text:p>true</text:p>
          </table:table-cell>
          <table:table-cell table:style-name="ce3" table:formula="of:=IF(OR([.F766]=&quot;true&quot;; [.G766]=&quot;true&quot;); &quot;true&quot;; IF(OR([.F766]=&quot;false reach&quot;; [.G766]=&quot;false reach&quot;); &quot;false&quot;; &quot;unknown&quot;))" office:value-type="string" office:string-value="true">
            <text:p>true</text:p>
          </table:table-cell>
          <table:table-cell table:style-name="ce3" table:formula="of:=IF(OR([.H766]=&quot;true&quot;; [.I766]=&quot;true&quot;); &quot;true&quot;; IF(OR([.H766]=&quot;false reach&quot;; [.I7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64.c.i </text:p>
          </table:table-cell>
          <table:table-cell table:formula="of:=IF(OR([.E767]=&quot;true&quot;; [.F767]=&quot;true&quot;; [.G767]=&quot;true&quot;; [.H767]=&quot;true&quot;; [.I767]=&quot;true&quot;; [.J767]=&quot;true&quot;); &quot;true&quot;; IF(OR([.E767]=&quot;false reach&quot;; [.F767]=&quot;false reach&quot;; [.G767]=&quot;false reach&quot;; [.H767]=&quot;false reach&quot;; [.I767]=&quot;false reach&quot;; [.J767]=&quot;false reach&quot;); &quot;false&quot;; &quot;unknown&quot;))" office:value-type="string" office:string-value="unknown">
            <text:p>unknown</text:p>
          </table:table-cell>
          <table:table-cell table:style-name="ce3" table:formula="of:=IF(OR([.F767]=&quot;true&quot;; [.G767]=&quot;true&quot;); &quot;true&quot;; IF(OR([.F767]=&quot;false reach&quot;; [.G767]=&quot;false reach&quot;); &quot;false&quot;; &quot;unknown&quot;))" office:value-type="string" office:string-value="unknown">
            <text:p>unknown</text:p>
          </table:table-cell>
          <table:table-cell table:style-name="ce3" table:formula="of:=IF(OR([.H767]=&quot;true&quot;; [.I767]=&quot;true&quot;); &quot;true&quot;; IF(OR([.H767]=&quot;false reach&quot;; [.I7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65.c.i </text:p>
          </table:table-cell>
          <table:table-cell table:formula="of:=IF(OR([.E768]=&quot;true&quot;; [.F768]=&quot;true&quot;; [.G768]=&quot;true&quot;; [.H768]=&quot;true&quot;; [.I768]=&quot;true&quot;; [.J768]=&quot;true&quot;); &quot;true&quot;; IF(OR([.E768]=&quot;false reach&quot;; [.F768]=&quot;false reach&quot;; [.G768]=&quot;false reach&quot;; [.H768]=&quot;false reach&quot;; [.I768]=&quot;false reach&quot;; [.J768]=&quot;false reach&quot;); &quot;false&quot;; &quot;unknown&quot;))" office:value-type="string" office:string-value="unknown">
            <text:p>unknown</text:p>
          </table:table-cell>
          <table:table-cell table:style-name="ce3" table:formula="of:=IF(OR([.F768]=&quot;true&quot;; [.G768]=&quot;true&quot;); &quot;true&quot;; IF(OR([.F768]=&quot;false reach&quot;; [.G768]=&quot;false reach&quot;); &quot;false&quot;; &quot;unknown&quot;))" office:value-type="string" office:string-value="unknown">
            <text:p>unknown</text:p>
          </table:table-cell>
          <table:table-cell table:style-name="ce3" table:formula="of:=IF(OR([.H768]=&quot;true&quot;; [.I768]=&quot;true&quot;); &quot;true&quot;; IF(OR([.H768]=&quot;false reach&quot;; [.I7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66.c.i </text:p>
          </table:table-cell>
          <table:table-cell table:formula="of:=IF(OR([.E769]=&quot;true&quot;; [.F769]=&quot;true&quot;; [.G769]=&quot;true&quot;; [.H769]=&quot;true&quot;; [.I769]=&quot;true&quot;; [.J769]=&quot;true&quot;); &quot;true&quot;; IF(OR([.E769]=&quot;false reach&quot;; [.F769]=&quot;false reach&quot;; [.G769]=&quot;false reach&quot;; [.H769]=&quot;false reach&quot;; [.I769]=&quot;false reach&quot;; [.J769]=&quot;false reach&quot;); &quot;false&quot;; &quot;unknown&quot;))" office:value-type="string" office:string-value="true">
            <text:p>true</text:p>
          </table:table-cell>
          <table:table-cell table:style-name="ce3" table:formula="of:=IF(OR([.F769]=&quot;true&quot;; [.G769]=&quot;true&quot;); &quot;true&quot;; IF(OR([.F769]=&quot;false reach&quot;; [.G769]=&quot;false reach&quot;); &quot;false&quot;; &quot;unknown&quot;))" office:value-type="string" office:string-value="true">
            <text:p>true</text:p>
          </table:table-cell>
          <table:table-cell table:style-name="ce3" table:formula="of:=IF(OR([.H769]=&quot;true&quot;; [.I769]=&quot;true&quot;); &quot;true&quot;; IF(OR([.H769]=&quot;false reach&quot;; [.I7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67.c.i </text:p>
          </table:table-cell>
          <table:table-cell table:formula="of:=IF(OR([.E770]=&quot;true&quot;; [.F770]=&quot;true&quot;; [.G770]=&quot;true&quot;; [.H770]=&quot;true&quot;; [.I770]=&quot;true&quot;; [.J770]=&quot;true&quot;); &quot;true&quot;; IF(OR([.E770]=&quot;false reach&quot;; [.F770]=&quot;false reach&quot;; [.G770]=&quot;false reach&quot;; [.H770]=&quot;false reach&quot;; [.I770]=&quot;false reach&quot;; [.J770]=&quot;false reach&quot;); &quot;false&quot;; &quot;unknown&quot;))" office:value-type="string" office:string-value="true">
            <text:p>true</text:p>
          </table:table-cell>
          <table:table-cell table:style-name="ce3" table:formula="of:=IF(OR([.F770]=&quot;true&quot;; [.G770]=&quot;true&quot;); &quot;true&quot;; IF(OR([.F770]=&quot;false reach&quot;; [.G770]=&quot;false reach&quot;); &quot;false&quot;; &quot;unknown&quot;))" office:value-type="string" office:string-value="true">
            <text:p>true</text:p>
          </table:table-cell>
          <table:table-cell table:style-name="ce3" table:formula="of:=IF(OR([.H770]=&quot;true&quot;; [.I770]=&quot;true&quot;); &quot;true&quot;; IF(OR([.H770]=&quot;false reach&quot;; [.I77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68.c.i </text:p>
          </table:table-cell>
          <table:table-cell table:formula="of:=IF(OR([.E771]=&quot;true&quot;; [.F771]=&quot;true&quot;; [.G771]=&quot;true&quot;; [.H771]=&quot;true&quot;; [.I771]=&quot;true&quot;; [.J771]=&quot;true&quot;); &quot;true&quot;; IF(OR([.E771]=&quot;false reach&quot;; [.F771]=&quot;false reach&quot;; [.G771]=&quot;false reach&quot;; [.H771]=&quot;false reach&quot;; [.I771]=&quot;false reach&quot;; [.J771]=&quot;false reach&quot;); &quot;false&quot;; &quot;unknown&quot;))" office:value-type="string" office:string-value="true">
            <text:p>true</text:p>
          </table:table-cell>
          <table:table-cell table:style-name="ce3" table:formula="of:=IF(OR([.F771]=&quot;true&quot;; [.G771]=&quot;true&quot;); &quot;true&quot;; IF(OR([.F771]=&quot;false reach&quot;; [.G771]=&quot;false reach&quot;); &quot;false&quot;; &quot;unknown&quot;))" office:value-type="string" office:string-value="unknown">
            <text:p>unknown</text:p>
          </table:table-cell>
          <table:table-cell table:style-name="ce3" table:formula="of:=IF(OR([.H771]=&quot;true&quot;; [.I771]=&quot;true&quot;); &quot;true&quot;; IF(OR([.H771]=&quot;false reach&quot;; [.I771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69.c.i </text:p>
          </table:table-cell>
          <table:table-cell table:formula="of:=IF(OR([.E772]=&quot;true&quot;; [.F772]=&quot;true&quot;; [.G772]=&quot;true&quot;; [.H772]=&quot;true&quot;; [.I772]=&quot;true&quot;; [.J772]=&quot;true&quot;); &quot;true&quot;; IF(OR([.E772]=&quot;false reach&quot;; [.F772]=&quot;false reach&quot;; [.G772]=&quot;false reach&quot;; [.H772]=&quot;false reach&quot;; [.I772]=&quot;false reach&quot;; [.J772]=&quot;false reach&quot;); &quot;false&quot;; &quot;unknown&quot;))" office:value-type="string" office:string-value="false">
            <text:p>false</text:p>
          </table:table-cell>
          <table:table-cell table:style-name="ce3" table:formula="of:=IF(OR([.F772]=&quot;true&quot;; [.G772]=&quot;true&quot;); &quot;true&quot;; IF(OR([.F772]=&quot;false reach&quot;; [.G772]=&quot;false reach&quot;); &quot;false&quot;; &quot;unknown&quot;))" office:value-type="string" office:string-value="unknown">
            <text:p>unknown</text:p>
          </table:table-cell>
          <table:table-cell table:style-name="ce3" table:formula="of:=IF(OR([.H772]=&quot;true&quot;; [.I772]=&quot;true&quot;); &quot;true&quot;; IF(OR([.H772]=&quot;false reach&quot;; [.I77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70.c.i </text:p>
          </table:table-cell>
          <table:table-cell table:formula="of:=IF(OR([.E773]=&quot;true&quot;; [.F773]=&quot;true&quot;; [.G773]=&quot;true&quot;; [.H773]=&quot;true&quot;; [.I773]=&quot;true&quot;; [.J773]=&quot;true&quot;); &quot;true&quot;; IF(OR([.E773]=&quot;false reach&quot;; [.F773]=&quot;false reach&quot;; [.G773]=&quot;false reach&quot;; [.H773]=&quot;false reach&quot;; [.I773]=&quot;false reach&quot;; [.J773]=&quot;false reach&quot;); &quot;false&quot;; &quot;unknown&quot;))" office:value-type="string" office:string-value="true">
            <text:p>true</text:p>
          </table:table-cell>
          <table:table-cell table:style-name="ce3" table:formula="of:=IF(OR([.F773]=&quot;true&quot;; [.G773]=&quot;true&quot;); &quot;true&quot;; IF(OR([.F773]=&quot;false reach&quot;; [.G773]=&quot;false reach&quot;); &quot;false&quot;; &quot;unknown&quot;))" office:value-type="string" office:string-value="unknown">
            <text:p>unknown</text:p>
          </table:table-cell>
          <table:table-cell table:style-name="ce3" table:formula="of:=IF(OR([.H773]=&quot;true&quot;; [.I773]=&quot;true&quot;); &quot;true&quot;; IF(OR([.H773]=&quot;false reach&quot;; [.I773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71.c.i </text:p>
          </table:table-cell>
          <table:table-cell table:formula="of:=IF(OR([.E774]=&quot;true&quot;; [.F774]=&quot;true&quot;; [.G774]=&quot;true&quot;; [.H774]=&quot;true&quot;; [.I774]=&quot;true&quot;; [.J774]=&quot;true&quot;); &quot;true&quot;; IF(OR([.E774]=&quot;false reach&quot;; [.F774]=&quot;false reach&quot;; [.G774]=&quot;false reach&quot;; [.H774]=&quot;false reach&quot;; [.I774]=&quot;false reach&quot;; [.J774]=&quot;false reach&quot;); &quot;false&quot;; &quot;unknown&quot;))" office:value-type="string" office:string-value="true">
            <text:p>true</text:p>
          </table:table-cell>
          <table:table-cell table:style-name="ce3" table:formula="of:=IF(OR([.F774]=&quot;true&quot;; [.G774]=&quot;true&quot;); &quot;true&quot;; IF(OR([.F774]=&quot;false reach&quot;; [.G774]=&quot;false reach&quot;); &quot;false&quot;; &quot;unknown&quot;))" office:value-type="string" office:string-value="true">
            <text:p>true</text:p>
          </table:table-cell>
          <table:table-cell table:style-name="ce3" table:formula="of:=IF(OR([.H774]=&quot;true&quot;; [.I774]=&quot;true&quot;); &quot;true&quot;; IF(OR([.H774]=&quot;false reach&quot;; [.I7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72.c.i </text:p>
          </table:table-cell>
          <table:table-cell table:formula="of:=IF(OR([.E775]=&quot;true&quot;; [.F775]=&quot;true&quot;; [.G775]=&quot;true&quot;; [.H775]=&quot;true&quot;; [.I775]=&quot;true&quot;; [.J775]=&quot;true&quot;); &quot;true&quot;; IF(OR([.E775]=&quot;false reach&quot;; [.F775]=&quot;false reach&quot;; [.G775]=&quot;false reach&quot;; [.H775]=&quot;false reach&quot;; [.I775]=&quot;false reach&quot;; [.J775]=&quot;false reach&quot;); &quot;false&quot;; &quot;unknown&quot;))" office:value-type="string" office:string-value="true">
            <text:p>true</text:p>
          </table:table-cell>
          <table:table-cell table:style-name="ce3" table:formula="of:=IF(OR([.F775]=&quot;true&quot;; [.G775]=&quot;true&quot;); &quot;true&quot;; IF(OR([.F775]=&quot;false reach&quot;; [.G775]=&quot;false reach&quot;); &quot;false&quot;; &quot;unknown&quot;))" office:value-type="string" office:string-value="true">
            <text:p>true</text:p>
          </table:table-cell>
          <table:table-cell table:style-name="ce3" table:formula="of:=IF(OR([.H775]=&quot;true&quot;; [.I775]=&quot;true&quot;); &quot;true&quot;; IF(OR([.H775]=&quot;false reach&quot;; [.I7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73.c.i </text:p>
          </table:table-cell>
          <table:table-cell table:formula="of:=IF(OR([.E776]=&quot;true&quot;; [.F776]=&quot;true&quot;; [.G776]=&quot;true&quot;; [.H776]=&quot;true&quot;; [.I776]=&quot;true&quot;; [.J776]=&quot;true&quot;); &quot;true&quot;; IF(OR([.E776]=&quot;false reach&quot;; [.F776]=&quot;false reach&quot;; [.G776]=&quot;false reach&quot;; [.H776]=&quot;false reach&quot;; [.I776]=&quot;false reach&quot;; [.J776]=&quot;false reach&quot;); &quot;false&quot;; &quot;unknown&quot;))" office:value-type="string" office:string-value="true">
            <text:p>true</text:p>
          </table:table-cell>
          <table:table-cell table:style-name="ce3" table:formula="of:=IF(OR([.F776]=&quot;true&quot;; [.G776]=&quot;true&quot;); &quot;true&quot;; IF(OR([.F776]=&quot;false reach&quot;; [.G776]=&quot;false reach&quot;); &quot;false&quot;; &quot;unknown&quot;))" office:value-type="string" office:string-value="true">
            <text:p>true</text:p>
          </table:table-cell>
          <table:table-cell table:style-name="ce3" table:formula="of:=IF(OR([.H776]=&quot;true&quot;; [.I776]=&quot;true&quot;); &quot;true&quot;; IF(OR([.H776]=&quot;false reach&quot;; [.I77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74.c.i </text:p>
          </table:table-cell>
          <table:table-cell table:formula="of:=IF(OR([.E777]=&quot;true&quot;; [.F777]=&quot;true&quot;; [.G777]=&quot;true&quot;; [.H777]=&quot;true&quot;; [.I777]=&quot;true&quot;; [.J777]=&quot;true&quot;); &quot;true&quot;; IF(OR([.E777]=&quot;false reach&quot;; [.F777]=&quot;false reach&quot;; [.G777]=&quot;false reach&quot;; [.H777]=&quot;false reach&quot;; [.I777]=&quot;false reach&quot;; [.J777]=&quot;false reach&quot;); &quot;false&quot;; &quot;unknown&quot;))" office:value-type="string" office:string-value="true">
            <text:p>true</text:p>
          </table:table-cell>
          <table:table-cell table:style-name="ce3" table:formula="of:=IF(OR([.F777]=&quot;true&quot;; [.G777]=&quot;true&quot;); &quot;true&quot;; IF(OR([.F777]=&quot;false reach&quot;; [.G777]=&quot;false reach&quot;); &quot;false&quot;; &quot;unknown&quot;))" office:value-type="string" office:string-value="true">
            <text:p>true</text:p>
          </table:table-cell>
          <table:table-cell table:style-name="ce3" table:formula="of:=IF(OR([.H777]=&quot;true&quot;; [.I777]=&quot;true&quot;); &quot;true&quot;; IF(OR([.H777]=&quot;false reach&quot;; [.I7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75.c.i </text:p>
          </table:table-cell>
          <table:table-cell table:formula="of:=IF(OR([.E778]=&quot;true&quot;; [.F778]=&quot;true&quot;; [.G778]=&quot;true&quot;; [.H778]=&quot;true&quot;; [.I778]=&quot;true&quot;; [.J778]=&quot;true&quot;); &quot;true&quot;; IF(OR([.E778]=&quot;false reach&quot;; [.F778]=&quot;false reach&quot;; [.G778]=&quot;false reach&quot;; [.H778]=&quot;false reach&quot;; [.I778]=&quot;false reach&quot;; [.J778]=&quot;false reach&quot;); &quot;false&quot;; &quot;unknown&quot;))" office:value-type="string" office:string-value="unknown">
            <text:p>unknown</text:p>
          </table:table-cell>
          <table:table-cell table:style-name="ce3" table:formula="of:=IF(OR([.F778]=&quot;true&quot;; [.G778]=&quot;true&quot;); &quot;true&quot;; IF(OR([.F778]=&quot;false reach&quot;; [.G778]=&quot;false reach&quot;); &quot;false&quot;; &quot;unknown&quot;))" office:value-type="string" office:string-value="unknown">
            <text:p>unknown</text:p>
          </table:table-cell>
          <table:table-cell table:style-name="ce3" table:formula="of:=IF(OR([.H778]=&quot;true&quot;; [.I778]=&quot;true&quot;); &quot;true&quot;; IF(OR([.H778]=&quot;false reach&quot;; [.I7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</text:p>
          </table:table-cell>
          <table:table-cell table:style-name="ce3"/>
        </table:table-row>
        <table:table-row table:style-name="ro3">
          <table:table-cell office:value-type="string">
            <text:p>Problem08_76.c.i </text:p>
          </table:table-cell>
          <table:table-cell table:formula="of:=IF(OR([.E779]=&quot;true&quot;; [.F779]=&quot;true&quot;; [.G779]=&quot;true&quot;; [.H779]=&quot;true&quot;; [.I779]=&quot;true&quot;; [.J779]=&quot;true&quot;); &quot;true&quot;; IF(OR([.E779]=&quot;false reach&quot;; [.F779]=&quot;false reach&quot;; [.G779]=&quot;false reach&quot;; [.H779]=&quot;false reach&quot;; [.I779]=&quot;false reach&quot;; [.J779]=&quot;false reach&quot;); &quot;false&quot;; &quot;unknown&quot;))" office:value-type="string" office:string-value="unknown">
            <text:p>unknown</text:p>
          </table:table-cell>
          <table:table-cell table:style-name="ce3" table:formula="of:=IF(OR([.F779]=&quot;true&quot;; [.G779]=&quot;true&quot;); &quot;true&quot;; IF(OR([.F779]=&quot;false reach&quot;; [.G779]=&quot;false reach&quot;); &quot;false&quot;; &quot;unknown&quot;))" office:value-type="string" office:string-value="unknown">
            <text:p>unknown</text:p>
          </table:table-cell>
          <table:table-cell table:style-name="ce3" table:formula="of:=IF(OR([.H779]=&quot;true&quot;; [.I779]=&quot;true&quot;); &quot;true&quot;; IF(OR([.H779]=&quot;false reach&quot;; [.I7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77.c.i </text:p>
          </table:table-cell>
          <table:table-cell table:formula="of:=IF(OR([.E780]=&quot;true&quot;; [.F780]=&quot;true&quot;; [.G780]=&quot;true&quot;; [.H780]=&quot;true&quot;; [.I780]=&quot;true&quot;; [.J780]=&quot;true&quot;); &quot;true&quot;; IF(OR([.E780]=&quot;false reach&quot;; [.F780]=&quot;false reach&quot;; [.G780]=&quot;false reach&quot;; [.H780]=&quot;false reach&quot;; [.I780]=&quot;false reach&quot;; [.J780]=&quot;false reach&quot;); &quot;false&quot;; &quot;unknown&quot;))" office:value-type="string" office:string-value="true">
            <text:p>true</text:p>
          </table:table-cell>
          <table:table-cell table:style-name="ce3" table:formula="of:=IF(OR([.F780]=&quot;true&quot;; [.G780]=&quot;true&quot;); &quot;true&quot;; IF(OR([.F780]=&quot;false reach&quot;; [.G780]=&quot;false reach&quot;); &quot;false&quot;; &quot;unknown&quot;))" office:value-type="string" office:string-value="true">
            <text:p>true</text:p>
          </table:table-cell>
          <table:table-cell table:style-name="ce3" table:formula="of:=IF(OR([.H780]=&quot;true&quot;; [.I780]=&quot;true&quot;); &quot;true&quot;; IF(OR([.H780]=&quot;false reach&quot;; [.I7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78.c.i </text:p>
          </table:table-cell>
          <table:table-cell table:formula="of:=IF(OR([.E781]=&quot;true&quot;; [.F781]=&quot;true&quot;; [.G781]=&quot;true&quot;; [.H781]=&quot;true&quot;; [.I781]=&quot;true&quot;; [.J781]=&quot;true&quot;); &quot;true&quot;; IF(OR([.E781]=&quot;false reach&quot;; [.F781]=&quot;false reach&quot;; [.G781]=&quot;false reach&quot;; [.H781]=&quot;false reach&quot;; [.I781]=&quot;false reach&quot;; [.J781]=&quot;false reach&quot;); &quot;false&quot;; &quot;unknown&quot;))" office:value-type="string" office:string-value="unknown">
            <text:p>unknown</text:p>
          </table:table-cell>
          <table:table-cell table:style-name="ce3" table:formula="of:=IF(OR([.F781]=&quot;true&quot;; [.G781]=&quot;true&quot;); &quot;true&quot;; IF(OR([.F781]=&quot;false reach&quot;; [.G781]=&quot;false reach&quot;); &quot;false&quot;; &quot;unknown&quot;))" office:value-type="string" office:string-value="unknown">
            <text:p>unknown</text:p>
          </table:table-cell>
          <table:table-cell table:style-name="ce3" table:formula="of:=IF(OR([.H781]=&quot;true&quot;; [.I781]=&quot;true&quot;); &quot;true&quot;; IF(OR([.H781]=&quot;false reach&quot;; [.I7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79.c.i </text:p>
          </table:table-cell>
          <table:table-cell table:formula="of:=IF(OR([.E782]=&quot;true&quot;; [.F782]=&quot;true&quot;; [.G782]=&quot;true&quot;; [.H782]=&quot;true&quot;; [.I782]=&quot;true&quot;; [.J782]=&quot;true&quot;); &quot;true&quot;; IF(OR([.E782]=&quot;false reach&quot;; [.F782]=&quot;false reach&quot;; [.G782]=&quot;false reach&quot;; [.H782]=&quot;false reach&quot;; [.I782]=&quot;false reach&quot;; [.J782]=&quot;false reach&quot;); &quot;false&quot;; &quot;unknown&quot;))" office:value-type="string" office:string-value="unknown">
            <text:p>unknown</text:p>
          </table:table-cell>
          <table:table-cell table:style-name="ce3" table:formula="of:=IF(OR([.F782]=&quot;true&quot;; [.G782]=&quot;true&quot;); &quot;true&quot;; IF(OR([.F782]=&quot;false reach&quot;; [.G782]=&quot;false reach&quot;); &quot;false&quot;; &quot;unknown&quot;))" office:value-type="string" office:string-value="unknown">
            <text:p>unknown</text:p>
          </table:table-cell>
          <table:table-cell table:style-name="ce3" table:formula="of:=IF(OR([.H782]=&quot;true&quot;; [.I782]=&quot;true&quot;); &quot;true&quot;; IF(OR([.H782]=&quot;false reach&quot;; [.I78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80.c.i </text:p>
          </table:table-cell>
          <table:table-cell table:formula="of:=IF(OR([.E783]=&quot;true&quot;; [.F783]=&quot;true&quot;; [.G783]=&quot;true&quot;; [.H783]=&quot;true&quot;; [.I783]=&quot;true&quot;; [.J783]=&quot;true&quot;); &quot;true&quot;; IF(OR([.E783]=&quot;false reach&quot;; [.F783]=&quot;false reach&quot;; [.G783]=&quot;false reach&quot;; [.H783]=&quot;false reach&quot;; [.I783]=&quot;false reach&quot;; [.J783]=&quot;false reach&quot;); &quot;false&quot;; &quot;unknown&quot;))" office:value-type="string" office:string-value="true">
            <text:p>true</text:p>
          </table:table-cell>
          <table:table-cell table:style-name="ce3" table:formula="of:=IF(OR([.F783]=&quot;true&quot;; [.G783]=&quot;true&quot;); &quot;true&quot;; IF(OR([.F783]=&quot;false reach&quot;; [.G783]=&quot;false reach&quot;); &quot;false&quot;; &quot;unknown&quot;))" office:value-type="string" office:string-value="true">
            <text:p>true</text:p>
          </table:table-cell>
          <table:table-cell table:style-name="ce3" table:formula="of:=IF(OR([.H783]=&quot;true&quot;; [.I783]=&quot;true&quot;); &quot;true&quot;; IF(OR([.H783]=&quot;false reach&quot;; [.I7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81.c.i </text:p>
          </table:table-cell>
          <table:table-cell table:formula="of:=IF(OR([.E784]=&quot;true&quot;; [.F784]=&quot;true&quot;; [.G784]=&quot;true&quot;; [.H784]=&quot;true&quot;; [.I784]=&quot;true&quot;; [.J784]=&quot;true&quot;); &quot;true&quot;; IF(OR([.E784]=&quot;false reach&quot;; [.F784]=&quot;false reach&quot;; [.G784]=&quot;false reach&quot;; [.H784]=&quot;false reach&quot;; [.I784]=&quot;false reach&quot;; [.J784]=&quot;false reach&quot;); &quot;false&quot;; &quot;unknown&quot;))" office:value-type="string" office:string-value="unknown">
            <text:p>unknown</text:p>
          </table:table-cell>
          <table:table-cell table:style-name="ce3" table:formula="of:=IF(OR([.F784]=&quot;true&quot;; [.G784]=&quot;true&quot;); &quot;true&quot;; IF(OR([.F784]=&quot;false reach&quot;; [.G784]=&quot;false reach&quot;); &quot;false&quot;; &quot;unknown&quot;))" office:value-type="string" office:string-value="unknown">
            <text:p>unknown</text:p>
          </table:table-cell>
          <table:table-cell table:style-name="ce3" table:formula="of:=IF(OR([.H784]=&quot;true&quot;; [.I784]=&quot;true&quot;); &quot;true&quot;; IF(OR([.H784]=&quot;false reach&quot;; [.I7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82.c.i </text:p>
          </table:table-cell>
          <table:table-cell table:formula="of:=IF(OR([.E785]=&quot;true&quot;; [.F785]=&quot;true&quot;; [.G785]=&quot;true&quot;; [.H785]=&quot;true&quot;; [.I785]=&quot;true&quot;; [.J785]=&quot;true&quot;); &quot;true&quot;; IF(OR([.E785]=&quot;false reach&quot;; [.F785]=&quot;false reach&quot;; [.G785]=&quot;false reach&quot;; [.H785]=&quot;false reach&quot;; [.I785]=&quot;false reach&quot;; [.J785]=&quot;false reach&quot;); &quot;false&quot;; &quot;unknown&quot;))" office:value-type="string" office:string-value="true">
            <text:p>true</text:p>
          </table:table-cell>
          <table:table-cell table:style-name="ce3" table:formula="of:=IF(OR([.F785]=&quot;true&quot;; [.G785]=&quot;true&quot;); &quot;true&quot;; IF(OR([.F785]=&quot;false reach&quot;; [.G785]=&quot;false reach&quot;); &quot;false&quot;; &quot;unknown&quot;))" office:value-type="string" office:string-value="true">
            <text:p>true</text:p>
          </table:table-cell>
          <table:table-cell table:style-name="ce3" table:formula="of:=IF(OR([.H785]=&quot;true&quot;; [.I785]=&quot;true&quot;); &quot;true&quot;; IF(OR([.H785]=&quot;false reach&quot;; [.I7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83.c.i </text:p>
          </table:table-cell>
          <table:table-cell table:formula="of:=IF(OR([.E786]=&quot;true&quot;; [.F786]=&quot;true&quot;; [.G786]=&quot;true&quot;; [.H786]=&quot;true&quot;; [.I786]=&quot;true&quot;; [.J786]=&quot;true&quot;); &quot;true&quot;; IF(OR([.E786]=&quot;false reach&quot;; [.F786]=&quot;false reach&quot;; [.G786]=&quot;false reach&quot;; [.H786]=&quot;false reach&quot;; [.I786]=&quot;false reach&quot;; [.J786]=&quot;false reach&quot;); &quot;false&quot;; &quot;unknown&quot;))" office:value-type="string" office:string-value="true">
            <text:p>true</text:p>
          </table:table-cell>
          <table:table-cell table:style-name="ce3" table:formula="of:=IF(OR([.F786]=&quot;true&quot;; [.G786]=&quot;true&quot;); &quot;true&quot;; IF(OR([.F786]=&quot;false reach&quot;; [.G786]=&quot;false reach&quot;); &quot;false&quot;; &quot;unknown&quot;))" office:value-type="string" office:string-value="true">
            <text:p>true</text:p>
          </table:table-cell>
          <table:table-cell table:style-name="ce3" table:formula="of:=IF(OR([.H786]=&quot;true&quot;; [.I786]=&quot;true&quot;); &quot;true&quot;; IF(OR([.H786]=&quot;false reach&quot;; [.I78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84.c.i </text:p>
          </table:table-cell>
          <table:table-cell table:formula="of:=IF(OR([.E787]=&quot;true&quot;; [.F787]=&quot;true&quot;; [.G787]=&quot;true&quot;; [.H787]=&quot;true&quot;; [.I787]=&quot;true&quot;; [.J787]=&quot;true&quot;); &quot;true&quot;; IF(OR([.E787]=&quot;false reach&quot;; [.F787]=&quot;false reach&quot;; [.G787]=&quot;false reach&quot;; [.H787]=&quot;false reach&quot;; [.I787]=&quot;false reach&quot;; [.J787]=&quot;false reach&quot;); &quot;false&quot;; &quot;unknown&quot;))" office:value-type="string" office:string-value="unknown">
            <text:p>unknown</text:p>
          </table:table-cell>
          <table:table-cell table:style-name="ce3" table:formula="of:=IF(OR([.F787]=&quot;true&quot;; [.G787]=&quot;true&quot;); &quot;true&quot;; IF(OR([.F787]=&quot;false reach&quot;; [.G787]=&quot;false reach&quot;); &quot;false&quot;; &quot;unknown&quot;))" office:value-type="string" office:string-value="unknown">
            <text:p>unknown</text:p>
          </table:table-cell>
          <table:table-cell table:style-name="ce3" table:formula="of:=IF(OR([.H787]=&quot;true&quot;; [.I787]=&quot;true&quot;); &quot;true&quot;; IF(OR([.H787]=&quot;false reach&quot;; [.I7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85.c.i </text:p>
          </table:table-cell>
          <table:table-cell table:formula="of:=IF(OR([.E788]=&quot;true&quot;; [.F788]=&quot;true&quot;; [.G788]=&quot;true&quot;; [.H788]=&quot;true&quot;; [.I788]=&quot;true&quot;; [.J788]=&quot;true&quot;); &quot;true&quot;; IF(OR([.E788]=&quot;false reach&quot;; [.F788]=&quot;false reach&quot;; [.G788]=&quot;false reach&quot;; [.H788]=&quot;false reach&quot;; [.I788]=&quot;false reach&quot;; [.J788]=&quot;false reach&quot;); &quot;false&quot;; &quot;unknown&quot;))" office:value-type="string" office:string-value="false">
            <text:p>false</text:p>
          </table:table-cell>
          <table:table-cell table:style-name="ce3" table:formula="of:=IF(OR([.F788]=&quot;true&quot;; [.G788]=&quot;true&quot;); &quot;true&quot;; IF(OR([.F788]=&quot;false reach&quot;; [.G788]=&quot;false reach&quot;); &quot;false&quot;; &quot;unknown&quot;))" office:value-type="string" office:string-value="unknown">
            <text:p>unknown</text:p>
          </table:table-cell>
          <table:table-cell table:style-name="ce3" table:formula="of:=IF(OR([.H788]=&quot;true&quot;; [.I788]=&quot;true&quot;); &quot;true&quot;; IF(OR([.H788]=&quot;false reach&quot;; [.I78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86.c.i </text:p>
          </table:table-cell>
          <table:table-cell table:formula="of:=IF(OR([.E789]=&quot;true&quot;; [.F789]=&quot;true&quot;; [.G789]=&quot;true&quot;; [.H789]=&quot;true&quot;; [.I789]=&quot;true&quot;; [.J789]=&quot;true&quot;); &quot;true&quot;; IF(OR([.E789]=&quot;false reach&quot;; [.F789]=&quot;false reach&quot;; [.G789]=&quot;false reach&quot;; [.H789]=&quot;false reach&quot;; [.I789]=&quot;false reach&quot;; [.J789]=&quot;false reach&quot;); &quot;false&quot;; &quot;unknown&quot;))" office:value-type="string" office:string-value="true">
            <text:p>true</text:p>
          </table:table-cell>
          <table:table-cell table:style-name="ce3" table:formula="of:=IF(OR([.F789]=&quot;true&quot;; [.G789]=&quot;true&quot;); &quot;true&quot;; IF(OR([.F789]=&quot;false reach&quot;; [.G789]=&quot;false reach&quot;); &quot;false&quot;; &quot;unknown&quot;))" office:value-type="string" office:string-value="true">
            <text:p>true</text:p>
          </table:table-cell>
          <table:table-cell table:style-name="ce3" table:formula="of:=IF(OR([.H789]=&quot;true&quot;; [.I789]=&quot;true&quot;); &quot;true&quot;; IF(OR([.H789]=&quot;false reach&quot;; [.I7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87.c.i </text:p>
          </table:table-cell>
          <table:table-cell table:formula="of:=IF(OR([.E790]=&quot;true&quot;; [.F790]=&quot;true&quot;; [.G790]=&quot;true&quot;; [.H790]=&quot;true&quot;; [.I790]=&quot;true&quot;; [.J790]=&quot;true&quot;); &quot;true&quot;; IF(OR([.E790]=&quot;false reach&quot;; [.F790]=&quot;false reach&quot;; [.G790]=&quot;false reach&quot;; [.H790]=&quot;false reach&quot;; [.I790]=&quot;false reach&quot;; [.J790]=&quot;false reach&quot;); &quot;false&quot;; &quot;unknown&quot;))" office:value-type="string" office:string-value="true">
            <text:p>true</text:p>
          </table:table-cell>
          <table:table-cell table:style-name="ce3" table:formula="of:=IF(OR([.F790]=&quot;true&quot;; [.G790]=&quot;true&quot;); &quot;true&quot;; IF(OR([.F790]=&quot;false reach&quot;; [.G790]=&quot;false reach&quot;); &quot;false&quot;; &quot;unknown&quot;))" office:value-type="string" office:string-value="true">
            <text:p>true</text:p>
          </table:table-cell>
          <table:table-cell table:style-name="ce3" table:formula="of:=IF(OR([.H790]=&quot;true&quot;; [.I790]=&quot;true&quot;); &quot;true&quot;; IF(OR([.H790]=&quot;false reach&quot;; [.I7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88.c.i </text:p>
          </table:table-cell>
          <table:table-cell table:formula="of:=IF(OR([.E791]=&quot;true&quot;; [.F791]=&quot;true&quot;; [.G791]=&quot;true&quot;; [.H791]=&quot;true&quot;; [.I791]=&quot;true&quot;; [.J791]=&quot;true&quot;); &quot;true&quot;; IF(OR([.E791]=&quot;false reach&quot;; [.F791]=&quot;false reach&quot;; [.G791]=&quot;false reach&quot;; [.H791]=&quot;false reach&quot;; [.I791]=&quot;false reach&quot;; [.J791]=&quot;false reach&quot;); &quot;false&quot;; &quot;unknown&quot;))" office:value-type="string" office:string-value="true">
            <text:p>true</text:p>
          </table:table-cell>
          <table:table-cell table:style-name="ce3" table:formula="of:=IF(OR([.F791]=&quot;true&quot;; [.G791]=&quot;true&quot;); &quot;true&quot;; IF(OR([.F791]=&quot;false reach&quot;; [.G791]=&quot;false reach&quot;); &quot;false&quot;; &quot;unknown&quot;))" office:value-type="string" office:string-value="true">
            <text:p>true</text:p>
          </table:table-cell>
          <table:table-cell table:style-name="ce3" table:formula="of:=IF(OR([.H791]=&quot;true&quot;; [.I791]=&quot;true&quot;); &quot;true&quot;; IF(OR([.H791]=&quot;false reach&quot;; [.I79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89.c.i </text:p>
          </table:table-cell>
          <table:table-cell table:formula="of:=IF(OR([.E792]=&quot;true&quot;; [.F792]=&quot;true&quot;; [.G792]=&quot;true&quot;; [.H792]=&quot;true&quot;; [.I792]=&quot;true&quot;; [.J792]=&quot;true&quot;); &quot;true&quot;; IF(OR([.E792]=&quot;false reach&quot;; [.F792]=&quot;false reach&quot;; [.G792]=&quot;false reach&quot;; [.H792]=&quot;false reach&quot;; [.I792]=&quot;false reach&quot;; [.J792]=&quot;false reach&quot;); &quot;false&quot;; &quot;unknown&quot;))" office:value-type="string" office:string-value="true">
            <text:p>true</text:p>
          </table:table-cell>
          <table:table-cell table:style-name="ce3" table:formula="of:=IF(OR([.F792]=&quot;true&quot;; [.G792]=&quot;true&quot;); &quot;true&quot;; IF(OR([.F792]=&quot;false reach&quot;; [.G792]=&quot;false reach&quot;); &quot;false&quot;; &quot;unknown&quot;))" office:value-type="string" office:string-value="true">
            <text:p>true</text:p>
          </table:table-cell>
          <table:table-cell table:style-name="ce3" table:formula="of:=IF(OR([.H792]=&quot;true&quot;; [.I792]=&quot;true&quot;); &quot;true&quot;; IF(OR([.H792]=&quot;false reach&quot;; [.I7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0.c.i </text:p>
          </table:table-cell>
          <table:table-cell table:formula="of:=IF(OR([.E793]=&quot;true&quot;; [.F793]=&quot;true&quot;; [.G793]=&quot;true&quot;; [.H793]=&quot;true&quot;; [.I793]=&quot;true&quot;; [.J793]=&quot;true&quot;); &quot;true&quot;; IF(OR([.E793]=&quot;false reach&quot;; [.F793]=&quot;false reach&quot;; [.G793]=&quot;false reach&quot;; [.H793]=&quot;false reach&quot;; [.I793]=&quot;false reach&quot;; [.J793]=&quot;false reach&quot;); &quot;false&quot;; &quot;unknown&quot;))" office:value-type="string" office:string-value="true">
            <text:p>true</text:p>
          </table:table-cell>
          <table:table-cell table:style-name="ce3" table:formula="of:=IF(OR([.F793]=&quot;true&quot;; [.G793]=&quot;true&quot;); &quot;true&quot;; IF(OR([.F793]=&quot;false reach&quot;; [.G793]=&quot;false reach&quot;); &quot;false&quot;; &quot;unknown&quot;))" office:value-type="string" office:string-value="unknown">
            <text:p>unknown</text:p>
          </table:table-cell>
          <table:table-cell table:style-name="ce3" table:formula="of:=IF(OR([.H793]=&quot;true&quot;; [.I793]=&quot;true&quot;); &quot;true&quot;; IF(OR([.H793]=&quot;false reach&quot;; [.I79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1.c.i </text:p>
          </table:table-cell>
          <table:table-cell table:formula="of:=IF(OR([.E794]=&quot;true&quot;; [.F794]=&quot;true&quot;; [.G794]=&quot;true&quot;; [.H794]=&quot;true&quot;; [.I794]=&quot;true&quot;; [.J794]=&quot;true&quot;); &quot;true&quot;; IF(OR([.E794]=&quot;false reach&quot;; [.F794]=&quot;false reach&quot;; [.G794]=&quot;false reach&quot;; [.H794]=&quot;false reach&quot;; [.I794]=&quot;false reach&quot;; [.J794]=&quot;false reach&quot;); &quot;false&quot;; &quot;unknown&quot;))" office:value-type="string" office:string-value="true">
            <text:p>true</text:p>
          </table:table-cell>
          <table:table-cell table:style-name="ce3" table:formula="of:=IF(OR([.F794]=&quot;true&quot;; [.G794]=&quot;true&quot;); &quot;true&quot;; IF(OR([.F794]=&quot;false reach&quot;; [.G794]=&quot;false reach&quot;); &quot;false&quot;; &quot;unknown&quot;))" office:value-type="string" office:string-value="true">
            <text:p>true</text:p>
          </table:table-cell>
          <table:table-cell table:style-name="ce3" table:formula="of:=IF(OR([.H794]=&quot;true&quot;; [.I794]=&quot;true&quot;); &quot;true&quot;; IF(OR([.H794]=&quot;false reach&quot;; [.I7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2.c.i </text:p>
          </table:table-cell>
          <table:table-cell table:formula="of:=IF(OR([.E795]=&quot;true&quot;; [.F795]=&quot;true&quot;; [.G795]=&quot;true&quot;; [.H795]=&quot;true&quot;; [.I795]=&quot;true&quot;; [.J795]=&quot;true&quot;); &quot;true&quot;; IF(OR([.E795]=&quot;false reach&quot;; [.F795]=&quot;false reach&quot;; [.G795]=&quot;false reach&quot;; [.H795]=&quot;false reach&quot;; [.I795]=&quot;false reach&quot;; [.J795]=&quot;false reach&quot;); &quot;false&quot;; &quot;unknown&quot;))" office:value-type="string" office:string-value="unknown">
            <text:p>unknown</text:p>
          </table:table-cell>
          <table:table-cell table:style-name="ce3" table:formula="of:=IF(OR([.F795]=&quot;true&quot;; [.G795]=&quot;true&quot;); &quot;true&quot;; IF(OR([.F795]=&quot;false reach&quot;; [.G795]=&quot;false reach&quot;); &quot;false&quot;; &quot;unknown&quot;))" office:value-type="string" office:string-value="unknown">
            <text:p>unknown</text:p>
          </table:table-cell>
          <table:table-cell table:style-name="ce3" table:formula="of:=IF(OR([.H795]=&quot;true&quot;; [.I795]=&quot;true&quot;); &quot;true&quot;; IF(OR([.H795]=&quot;false reach&quot;; [.I7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93.c.i </text:p>
          </table:table-cell>
          <table:table-cell table:formula="of:=IF(OR([.E796]=&quot;true&quot;; [.F796]=&quot;true&quot;; [.G796]=&quot;true&quot;; [.H796]=&quot;true&quot;; [.I796]=&quot;true&quot;; [.J796]=&quot;true&quot;); &quot;true&quot;; IF(OR([.E796]=&quot;false reach&quot;; [.F796]=&quot;false reach&quot;; [.G796]=&quot;false reach&quot;; [.H796]=&quot;false reach&quot;; [.I796]=&quot;false reach&quot;; [.J796]=&quot;false reach&quot;); &quot;false&quot;; &quot;unknown&quot;))" office:value-type="string" office:string-value="true">
            <text:p>true</text:p>
          </table:table-cell>
          <table:table-cell table:style-name="ce3" table:formula="of:=IF(OR([.F796]=&quot;true&quot;; [.G796]=&quot;true&quot;); &quot;true&quot;; IF(OR([.F796]=&quot;false reach&quot;; [.G796]=&quot;false reach&quot;); &quot;false&quot;; &quot;unknown&quot;))" office:value-type="string" office:string-value="unknown">
            <text:p>unknown</text:p>
          </table:table-cell>
          <table:table-cell table:style-name="ce3" table:formula="of:=IF(OR([.H796]=&quot;true&quot;; [.I796]=&quot;true&quot;); &quot;true&quot;; IF(OR([.H796]=&quot;false reach&quot;; [.I79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4.c.i </text:p>
          </table:table-cell>
          <table:table-cell table:formula="of:=IF(OR([.E797]=&quot;true&quot;; [.F797]=&quot;true&quot;; [.G797]=&quot;true&quot;; [.H797]=&quot;true&quot;; [.I797]=&quot;true&quot;; [.J797]=&quot;true&quot;); &quot;true&quot;; IF(OR([.E797]=&quot;false reach&quot;; [.F797]=&quot;false reach&quot;; [.G797]=&quot;false reach&quot;; [.H797]=&quot;false reach&quot;; [.I797]=&quot;false reach&quot;; [.J797]=&quot;false reach&quot;); &quot;false&quot;; &quot;unknown&quot;))" office:value-type="string" office:string-value="true">
            <text:p>true</text:p>
          </table:table-cell>
          <table:table-cell table:style-name="ce3" table:formula="of:=IF(OR([.F797]=&quot;true&quot;; [.G797]=&quot;true&quot;); &quot;true&quot;; IF(OR([.F797]=&quot;false reach&quot;; [.G797]=&quot;false reach&quot;); &quot;false&quot;; &quot;unknown&quot;))" office:value-type="string" office:string-value="true">
            <text:p>true</text:p>
          </table:table-cell>
          <table:table-cell table:style-name="ce3" table:formula="of:=IF(OR([.H797]=&quot;true&quot;; [.I797]=&quot;true&quot;); &quot;true&quot;; IF(OR([.H797]=&quot;false reach&quot;; [.I79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5.c.i </text:p>
          </table:table-cell>
          <table:table-cell table:formula="of:=IF(OR([.E798]=&quot;true&quot;; [.F798]=&quot;true&quot;; [.G798]=&quot;true&quot;; [.H798]=&quot;true&quot;; [.I798]=&quot;true&quot;; [.J798]=&quot;true&quot;); &quot;true&quot;; IF(OR([.E798]=&quot;false reach&quot;; [.F798]=&quot;false reach&quot;; [.G798]=&quot;false reach&quot;; [.H798]=&quot;false reach&quot;; [.I798]=&quot;false reach&quot;; [.J798]=&quot;false reach&quot;); &quot;false&quot;; &quot;unknown&quot;))" office:value-type="string" office:string-value="true">
            <text:p>true</text:p>
          </table:table-cell>
          <table:table-cell table:style-name="ce3" table:formula="of:=IF(OR([.F798]=&quot;true&quot;; [.G798]=&quot;true&quot;); &quot;true&quot;; IF(OR([.F798]=&quot;false reach&quot;; [.G798]=&quot;false reach&quot;); &quot;false&quot;; &quot;unknown&quot;))" office:value-type="string" office:string-value="true">
            <text:p>true</text:p>
          </table:table-cell>
          <table:table-cell table:style-name="ce3" table:formula="of:=IF(OR([.H798]=&quot;true&quot;; [.I798]=&quot;true&quot;); &quot;true&quot;; IF(OR([.H798]=&quot;false reach&quot;; [.I7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6.c.i </text:p>
          </table:table-cell>
          <table:table-cell table:formula="of:=IF(OR([.E799]=&quot;true&quot;; [.F799]=&quot;true&quot;; [.G799]=&quot;true&quot;; [.H799]=&quot;true&quot;; [.I799]=&quot;true&quot;; [.J799]=&quot;true&quot;); &quot;true&quot;; IF(OR([.E799]=&quot;false reach&quot;; [.F799]=&quot;false reach&quot;; [.G799]=&quot;false reach&quot;; [.H799]=&quot;false reach&quot;; [.I799]=&quot;false reach&quot;; [.J799]=&quot;false reach&quot;); &quot;false&quot;; &quot;unknown&quot;))" office:value-type="string" office:string-value="unknown">
            <text:p>unknown</text:p>
          </table:table-cell>
          <table:table-cell table:style-name="ce3" table:formula="of:=IF(OR([.F799]=&quot;true&quot;; [.G799]=&quot;true&quot;); &quot;true&quot;; IF(OR([.F799]=&quot;false reach&quot;; [.G799]=&quot;false reach&quot;); &quot;false&quot;; &quot;unknown&quot;))" office:value-type="string" office:string-value="unknown">
            <text:p>unknown</text:p>
          </table:table-cell>
          <table:table-cell table:style-name="ce3" table:formula="of:=IF(OR([.H799]=&quot;true&quot;; [.I799]=&quot;true&quot;); &quot;true&quot;; IF(OR([.H799]=&quot;false reach&quot;; [.I7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8_97.c.i </text:p>
          </table:table-cell>
          <table:table-cell table:formula="of:=IF(OR([.E800]=&quot;true&quot;; [.F800]=&quot;true&quot;; [.G800]=&quot;true&quot;; [.H800]=&quot;true&quot;; [.I800]=&quot;true&quot;; [.J800]=&quot;true&quot;); &quot;true&quot;; IF(OR([.E800]=&quot;false reach&quot;; [.F800]=&quot;false reach&quot;; [.G800]=&quot;false reach&quot;; [.H800]=&quot;false reach&quot;; [.I800]=&quot;false reach&quot;; [.J800]=&quot;false reach&quot;); &quot;false&quot;; &quot;unknown&quot;))" office:value-type="string" office:string-value="true">
            <text:p>true</text:p>
          </table:table-cell>
          <table:table-cell table:style-name="ce3" table:formula="of:=IF(OR([.F800]=&quot;true&quot;; [.G800]=&quot;true&quot;); &quot;true&quot;; IF(OR([.F800]=&quot;false reach&quot;; [.G800]=&quot;false reach&quot;); &quot;false&quot;; &quot;unknown&quot;))" office:value-type="string" office:string-value="true">
            <text:p>true</text:p>
          </table:table-cell>
          <table:table-cell table:style-name="ce3" table:formula="of:=IF(OR([.H800]=&quot;true&quot;; [.I800]=&quot;true&quot;); &quot;true&quot;; IF(OR([.H800]=&quot;false reach&quot;; [.I80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8.c.i </text:p>
          </table:table-cell>
          <table:table-cell table:formula="of:=IF(OR([.E801]=&quot;true&quot;; [.F801]=&quot;true&quot;; [.G801]=&quot;true&quot;; [.H801]=&quot;true&quot;; [.I801]=&quot;true&quot;; [.J801]=&quot;true&quot;); &quot;true&quot;; IF(OR([.E801]=&quot;false reach&quot;; [.F801]=&quot;false reach&quot;; [.G801]=&quot;false reach&quot;; [.H801]=&quot;false reach&quot;; [.I801]=&quot;false reach&quot;; [.J801]=&quot;false reach&quot;); &quot;false&quot;; &quot;unknown&quot;))" office:value-type="string" office:string-value="true">
            <text:p>true</text:p>
          </table:table-cell>
          <table:table-cell table:style-name="ce3" table:formula="of:=IF(OR([.F801]=&quot;true&quot;; [.G801]=&quot;true&quot;); &quot;true&quot;; IF(OR([.F801]=&quot;false reach&quot;; [.G801]=&quot;false reach&quot;); &quot;false&quot;; &quot;unknown&quot;))" office:value-type="string" office:string-value="true">
            <text:p>true</text:p>
          </table:table-cell>
          <table:table-cell table:style-name="ce3" table:formula="of:=IF(OR([.H801]=&quot;true&quot;; [.I801]=&quot;true&quot;); &quot;true&quot;; IF(OR([.H801]=&quot;false reach&quot;; [.I8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8_99.c.i </text:p>
          </table:table-cell>
          <table:table-cell table:formula="of:=IF(OR([.E802]=&quot;true&quot;; [.F802]=&quot;true&quot;; [.G802]=&quot;true&quot;; [.H802]=&quot;true&quot;; [.I802]=&quot;true&quot;; [.J802]=&quot;true&quot;); &quot;true&quot;; IF(OR([.E802]=&quot;false reach&quot;; [.F802]=&quot;false reach&quot;; [.G802]=&quot;false reach&quot;; [.H802]=&quot;false reach&quot;; [.I802]=&quot;false reach&quot;; [.J802]=&quot;false reach&quot;); &quot;false&quot;; &quot;unknown&quot;))" office:value-type="string" office:string-value="true">
            <text:p>true</text:p>
          </table:table-cell>
          <table:table-cell table:style-name="ce3" table:formula="of:=IF(OR([.F802]=&quot;true&quot;; [.G802]=&quot;true&quot;); &quot;true&quot;; IF(OR([.F802]=&quot;false reach&quot;; [.G802]=&quot;false reach&quot;); &quot;false&quot;; &quot;unknown&quot;))" office:value-type="string" office:string-value="true">
            <text:p>true</text:p>
          </table:table-cell>
          <table:table-cell table:style-name="ce3" table:formula="of:=IF(OR([.H802]=&quot;true&quot;; [.I802]=&quot;true&quot;); &quot;true&quot;; IF(OR([.H802]=&quot;false reach&quot;; [.I8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00.c.i </text:p>
          </table:table-cell>
          <table:table-cell table:formula="of:=IF(OR([.E803]=&quot;true&quot;; [.F803]=&quot;true&quot;; [.G803]=&quot;true&quot;; [.H803]=&quot;true&quot;; [.I803]=&quot;true&quot;; [.J803]=&quot;true&quot;); &quot;true&quot;; IF(OR([.E803]=&quot;false reach&quot;; [.F803]=&quot;false reach&quot;; [.G803]=&quot;false reach&quot;; [.H803]=&quot;false reach&quot;; [.I803]=&quot;false reach&quot;; [.J803]=&quot;false reach&quot;); &quot;false&quot;; &quot;unknown&quot;))" office:value-type="string" office:string-value="unknown">
            <text:p>unknown</text:p>
          </table:table-cell>
          <table:table-cell table:style-name="ce3" table:formula="of:=IF(OR([.F803]=&quot;true&quot;; [.G803]=&quot;true&quot;); &quot;true&quot;; IF(OR([.F803]=&quot;false reach&quot;; [.G803]=&quot;false reach&quot;); &quot;false&quot;; &quot;unknown&quot;))" office:value-type="string" office:string-value="unknown">
            <text:p>unknown</text:p>
          </table:table-cell>
          <table:table-cell table:style-name="ce3" table:formula="of:=IF(OR([.H803]=&quot;true&quot;; [.I803]=&quot;true&quot;); &quot;true&quot;; IF(OR([.H803]=&quot;false reach&quot;; [.I8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01.c.i </text:p>
          </table:table-cell>
          <table:table-cell table:formula="of:=IF(OR([.E804]=&quot;true&quot;; [.F804]=&quot;true&quot;; [.G804]=&quot;true&quot;; [.H804]=&quot;true&quot;; [.I804]=&quot;true&quot;; [.J804]=&quot;true&quot;); &quot;true&quot;; IF(OR([.E804]=&quot;false reach&quot;; [.F804]=&quot;false reach&quot;; [.G804]=&quot;false reach&quot;; [.H804]=&quot;false reach&quot;; [.I804]=&quot;false reach&quot;; [.J804]=&quot;false reach&quot;); &quot;false&quot;; &quot;unknown&quot;))" office:value-type="string" office:string-value="true">
            <text:p>true</text:p>
          </table:table-cell>
          <table:table-cell table:style-name="ce3" table:formula="of:=IF(OR([.F804]=&quot;true&quot;; [.G804]=&quot;true&quot;); &quot;true&quot;; IF(OR([.F804]=&quot;false reach&quot;; [.G804]=&quot;false reach&quot;); &quot;false&quot;; &quot;unknown&quot;))" office:value-type="string" office:string-value="unknown">
            <text:p>unknown</text:p>
          </table:table-cell>
          <table:table-cell table:style-name="ce3" table:formula="of:=IF(OR([.H804]=&quot;true&quot;; [.I804]=&quot;true&quot;); &quot;true&quot;; IF(OR([.H804]=&quot;false reach&quot;; [.I8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02.c.i </text:p>
          </table:table-cell>
          <table:table-cell table:formula="of:=IF(OR([.E805]=&quot;true&quot;; [.F805]=&quot;true&quot;; [.G805]=&quot;true&quot;; [.H805]=&quot;true&quot;; [.I805]=&quot;true&quot;; [.J805]=&quot;true&quot;); &quot;true&quot;; IF(OR([.E805]=&quot;false reach&quot;; [.F805]=&quot;false reach&quot;; [.G805]=&quot;false reach&quot;; [.H805]=&quot;false reach&quot;; [.I805]=&quot;false reach&quot;; [.J805]=&quot;false reach&quot;); &quot;false&quot;; &quot;unknown&quot;))" office:value-type="string" office:string-value="true">
            <text:p>true</text:p>
          </table:table-cell>
          <table:table-cell table:style-name="ce3" table:formula="of:=IF(OR([.F805]=&quot;true&quot;; [.G805]=&quot;true&quot;); &quot;true&quot;; IF(OR([.F805]=&quot;false reach&quot;; [.G805]=&quot;false reach&quot;); &quot;false&quot;; &quot;unknown&quot;))" office:value-type="string" office:string-value="true">
            <text:p>true</text:p>
          </table:table-cell>
          <table:table-cell table:style-name="ce3" table:formula="of:=IF(OR([.H805]=&quot;true&quot;; [.I805]=&quot;true&quot;); &quot;true&quot;; IF(OR([.H805]=&quot;false reach&quot;; [.I8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03.c.i </text:p>
          </table:table-cell>
          <table:table-cell table:formula="of:=IF(OR([.E806]=&quot;true&quot;; [.F806]=&quot;true&quot;; [.G806]=&quot;true&quot;; [.H806]=&quot;true&quot;; [.I806]=&quot;true&quot;; [.J806]=&quot;true&quot;); &quot;true&quot;; IF(OR([.E806]=&quot;false reach&quot;; [.F806]=&quot;false reach&quot;; [.G806]=&quot;false reach&quot;; [.H806]=&quot;false reach&quot;; [.I806]=&quot;false reach&quot;; [.J806]=&quot;false reach&quot;); &quot;false&quot;; &quot;unknown&quot;))" office:value-type="string" office:string-value="true">
            <text:p>true</text:p>
          </table:table-cell>
          <table:table-cell table:style-name="ce3" table:formula="of:=IF(OR([.F806]=&quot;true&quot;; [.G806]=&quot;true&quot;); &quot;true&quot;; IF(OR([.F806]=&quot;false reach&quot;; [.G806]=&quot;false reach&quot;); &quot;false&quot;; &quot;unknown&quot;))" office:value-type="string" office:string-value="true">
            <text:p>true</text:p>
          </table:table-cell>
          <table:table-cell table:style-name="ce3" table:formula="of:=IF(OR([.H806]=&quot;true&quot;; [.I806]=&quot;true&quot;); &quot;true&quot;; IF(OR([.H806]=&quot;false reach&quot;; [.I80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04.c.i </text:p>
          </table:table-cell>
          <table:table-cell table:formula="of:=IF(OR([.E807]=&quot;true&quot;; [.F807]=&quot;true&quot;; [.G807]=&quot;true&quot;; [.H807]=&quot;true&quot;; [.I807]=&quot;true&quot;; [.J807]=&quot;true&quot;); &quot;true&quot;; IF(OR([.E807]=&quot;false reach&quot;; [.F807]=&quot;false reach&quot;; [.G807]=&quot;false reach&quot;; [.H807]=&quot;false reach&quot;; [.I807]=&quot;false reach&quot;; [.J807]=&quot;false reach&quot;); &quot;false&quot;; &quot;unknown&quot;))" office:value-type="string" office:string-value="false">
            <text:p>false</text:p>
          </table:table-cell>
          <table:table-cell table:style-name="ce3" table:formula="of:=IF(OR([.F807]=&quot;true&quot;; [.G807]=&quot;true&quot;); &quot;true&quot;; IF(OR([.F807]=&quot;false reach&quot;; [.G807]=&quot;false reach&quot;); &quot;false&quot;; &quot;unknown&quot;))" office:value-type="string" office:string-value="unknown">
            <text:p>unknown</text:p>
          </table:table-cell>
          <table:table-cell table:style-name="ce3" table:formula="of:=IF(OR([.H807]=&quot;true&quot;; [.I807]=&quot;true&quot;); &quot;true&quot;; IF(OR([.H807]=&quot;false reach&quot;; [.I80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05.c.i </text:p>
          </table:table-cell>
          <table:table-cell table:formula="of:=IF(OR([.E808]=&quot;true&quot;; [.F808]=&quot;true&quot;; [.G808]=&quot;true&quot;; [.H808]=&quot;true&quot;; [.I808]=&quot;true&quot;; [.J808]=&quot;true&quot;); &quot;true&quot;; IF(OR([.E808]=&quot;false reach&quot;; [.F808]=&quot;false reach&quot;; [.G808]=&quot;false reach&quot;; [.H808]=&quot;false reach&quot;; [.I808]=&quot;false reach&quot;; [.J808]=&quot;false reach&quot;); &quot;false&quot;; &quot;unknown&quot;))" office:value-type="string" office:string-value="true">
            <text:p>true</text:p>
          </table:table-cell>
          <table:table-cell table:style-name="ce3" table:formula="of:=IF(OR([.F808]=&quot;true&quot;; [.G808]=&quot;true&quot;); &quot;true&quot;; IF(OR([.F808]=&quot;false reach&quot;; [.G808]=&quot;false reach&quot;); &quot;false&quot;; &quot;unknown&quot;))" office:value-type="string" office:string-value="unknown">
            <text:p>unknown</text:p>
          </table:table-cell>
          <table:table-cell table:style-name="ce3" table:formula="of:=IF(OR([.H808]=&quot;true&quot;; [.I808]=&quot;true&quot;); &quot;true&quot;; IF(OR([.H808]=&quot;false reach&quot;; [.I808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06.c.i </text:p>
          </table:table-cell>
          <table:table-cell table:formula="of:=IF(OR([.E809]=&quot;true&quot;; [.F809]=&quot;true&quot;; [.G809]=&quot;true&quot;; [.H809]=&quot;true&quot;; [.I809]=&quot;true&quot;; [.J809]=&quot;true&quot;); &quot;true&quot;; IF(OR([.E809]=&quot;false reach&quot;; [.F809]=&quot;false reach&quot;; [.G809]=&quot;false reach&quot;; [.H809]=&quot;false reach&quot;; [.I809]=&quot;false reach&quot;; [.J809]=&quot;false reach&quot;); &quot;false&quot;; &quot;unknown&quot;))" office:value-type="string" office:string-value="true">
            <text:p>true</text:p>
          </table:table-cell>
          <table:table-cell table:style-name="ce3" table:formula="of:=IF(OR([.F809]=&quot;true&quot;; [.G809]=&quot;true&quot;); &quot;true&quot;; IF(OR([.F809]=&quot;false reach&quot;; [.G809]=&quot;false reach&quot;); &quot;false&quot;; &quot;unknown&quot;))" office:value-type="string" office:string-value="unknown">
            <text:p>unknown</text:p>
          </table:table-cell>
          <table:table-cell table:style-name="ce3" table:formula="of:=IF(OR([.H809]=&quot;true&quot;; [.I809]=&quot;true&quot;); &quot;true&quot;; IF(OR([.H809]=&quot;false reach&quot;; [.I8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07.c.i </text:p>
          </table:table-cell>
          <table:table-cell table:formula="of:=IF(OR([.E810]=&quot;true&quot;; [.F810]=&quot;true&quot;; [.G810]=&quot;true&quot;; [.H810]=&quot;true&quot;; [.I810]=&quot;true&quot;; [.J810]=&quot;true&quot;); &quot;true&quot;; IF(OR([.E810]=&quot;false reach&quot;; [.F810]=&quot;false reach&quot;; [.G810]=&quot;false reach&quot;; [.H810]=&quot;false reach&quot;; [.I810]=&quot;false reach&quot;; [.J810]=&quot;false reach&quot;); &quot;false&quot;; &quot;unknown&quot;))" office:value-type="string" office:string-value="unknown">
            <text:p>unknown</text:p>
          </table:table-cell>
          <table:table-cell table:style-name="ce3" table:formula="of:=IF(OR([.F810]=&quot;true&quot;; [.G810]=&quot;true&quot;); &quot;true&quot;; IF(OR([.F810]=&quot;false reach&quot;; [.G810]=&quot;false reach&quot;); &quot;false&quot;; &quot;unknown&quot;))" office:value-type="string" office:string-value="unknown">
            <text:p>unknown</text:p>
          </table:table-cell>
          <table:table-cell table:style-name="ce3" table:formula="of:=IF(OR([.H810]=&quot;true&quot;; [.I810]=&quot;true&quot;); &quot;true&quot;; IF(OR([.H810]=&quot;false reach&quot;; [.I810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08.c.i </text:p>
          </table:table-cell>
          <table:table-cell table:formula="of:=IF(OR([.E811]=&quot;true&quot;; [.F811]=&quot;true&quot;; [.G811]=&quot;true&quot;; [.H811]=&quot;true&quot;; [.I811]=&quot;true&quot;; [.J811]=&quot;true&quot;); &quot;true&quot;; IF(OR([.E811]=&quot;false reach&quot;; [.F811]=&quot;false reach&quot;; [.G811]=&quot;false reach&quot;; [.H811]=&quot;false reach&quot;; [.I811]=&quot;false reach&quot;; [.J811]=&quot;false reach&quot;); &quot;false&quot;; &quot;unknown&quot;))" office:value-type="string" office:string-value="false">
            <text:p>false</text:p>
          </table:table-cell>
          <table:table-cell table:style-name="ce3" table:formula="of:=IF(OR([.F811]=&quot;true&quot;; [.G811]=&quot;true&quot;); &quot;true&quot;; IF(OR([.F811]=&quot;false reach&quot;; [.G811]=&quot;false reach&quot;); &quot;false&quot;; &quot;unknown&quot;))" office:value-type="string" office:string-value="unknown">
            <text:p>unknown</text:p>
          </table:table-cell>
          <table:table-cell table:style-name="ce3" table:formula="of:=IF(OR([.H811]=&quot;true&quot;; [.I811]=&quot;true&quot;); &quot;true&quot;; IF(OR([.H811]=&quot;false reach&quot;; [.I81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09.c.i </text:p>
          </table:table-cell>
          <table:table-cell table:formula="of:=IF(OR([.E812]=&quot;true&quot;; [.F812]=&quot;true&quot;; [.G812]=&quot;true&quot;; [.H812]=&quot;true&quot;; [.I812]=&quot;true&quot;; [.J812]=&quot;true&quot;); &quot;true&quot;; IF(OR([.E812]=&quot;false reach&quot;; [.F812]=&quot;false reach&quot;; [.G812]=&quot;false reach&quot;; [.H812]=&quot;false reach&quot;; [.I812]=&quot;false reach&quot;; [.J812]=&quot;false reach&quot;); &quot;false&quot;; &quot;unknown&quot;))" office:value-type="string" office:string-value="false">
            <text:p>false</text:p>
          </table:table-cell>
          <table:table-cell table:style-name="ce3" table:formula="of:=IF(OR([.F812]=&quot;true&quot;; [.G812]=&quot;true&quot;); &quot;true&quot;; IF(OR([.F812]=&quot;false reach&quot;; [.G812]=&quot;false reach&quot;); &quot;false&quot;; &quot;unknown&quot;))" office:value-type="string" office:string-value="unknown">
            <text:p>unknown</text:p>
          </table:table-cell>
          <table:table-cell table:style-name="ce3" table:formula="of:=IF(OR([.H812]=&quot;true&quot;; [.I812]=&quot;true&quot;); &quot;true&quot;; IF(OR([.H812]=&quot;false reach&quot;; [.I81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0.c.i </text:p>
          </table:table-cell>
          <table:table-cell table:formula="of:=IF(OR([.E813]=&quot;true&quot;; [.F813]=&quot;true&quot;; [.G813]=&quot;true&quot;; [.H813]=&quot;true&quot;; [.I813]=&quot;true&quot;; [.J813]=&quot;true&quot;); &quot;true&quot;; IF(OR([.E813]=&quot;false reach&quot;; [.F813]=&quot;false reach&quot;; [.G813]=&quot;false reach&quot;; [.H813]=&quot;false reach&quot;; [.I813]=&quot;false reach&quot;; [.J813]=&quot;false reach&quot;); &quot;false&quot;; &quot;unknown&quot;))" office:value-type="string" office:string-value="false">
            <text:p>false</text:p>
          </table:table-cell>
          <table:table-cell table:style-name="ce3" table:formula="of:=IF(OR([.F813]=&quot;true&quot;; [.G813]=&quot;true&quot;); &quot;true&quot;; IF(OR([.F813]=&quot;false reach&quot;; [.G813]=&quot;false reach&quot;); &quot;false&quot;; &quot;unknown&quot;))" office:value-type="string" office:string-value="unknown">
            <text:p>unknown</text:p>
          </table:table-cell>
          <table:table-cell table:style-name="ce3" table:formula="of:=IF(OR([.H813]=&quot;true&quot;; [.I813]=&quot;true&quot;); &quot;true&quot;; IF(OR([.H813]=&quot;false reach&quot;; [.I81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1.c.i </text:p>
          </table:table-cell>
          <table:table-cell table:formula="of:=IF(OR([.E814]=&quot;true&quot;; [.F814]=&quot;true&quot;; [.G814]=&quot;true&quot;; [.H814]=&quot;true&quot;; [.I814]=&quot;true&quot;; [.J814]=&quot;true&quot;); &quot;true&quot;; IF(OR([.E814]=&quot;false reach&quot;; [.F814]=&quot;false reach&quot;; [.G814]=&quot;false reach&quot;; [.H814]=&quot;false reach&quot;; [.I814]=&quot;false reach&quot;; [.J814]=&quot;false reach&quot;); &quot;false&quot;; &quot;unknown&quot;))" office:value-type="string" office:string-value="false">
            <text:p>false</text:p>
          </table:table-cell>
          <table:table-cell table:style-name="ce3" table:formula="of:=IF(OR([.F814]=&quot;true&quot;; [.G814]=&quot;true&quot;); &quot;true&quot;; IF(OR([.F814]=&quot;false reach&quot;; [.G814]=&quot;false reach&quot;); &quot;false&quot;; &quot;unknown&quot;))" office:value-type="string" office:string-value="unknown">
            <text:p>unknown</text:p>
          </table:table-cell>
          <table:table-cell table:style-name="ce3" table:formula="of:=IF(OR([.H814]=&quot;true&quot;; [.I814]=&quot;true&quot;); &quot;true&quot;; IF(OR([.H814]=&quot;false reach&quot;; [.I81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2.c.i </text:p>
          </table:table-cell>
          <table:table-cell table:formula="of:=IF(OR([.E815]=&quot;true&quot;; [.F815]=&quot;true&quot;; [.G815]=&quot;true&quot;; [.H815]=&quot;true&quot;; [.I815]=&quot;true&quot;; [.J815]=&quot;true&quot;); &quot;true&quot;; IF(OR([.E815]=&quot;false reach&quot;; [.F815]=&quot;false reach&quot;; [.G815]=&quot;false reach&quot;; [.H815]=&quot;false reach&quot;; [.I815]=&quot;false reach&quot;; [.J815]=&quot;false reach&quot;); &quot;false&quot;; &quot;unknown&quot;))" office:value-type="string" office:string-value="true">
            <text:p>true</text:p>
          </table:table-cell>
          <table:table-cell table:style-name="ce3" table:formula="of:=IF(OR([.F815]=&quot;true&quot;; [.G815]=&quot;true&quot;); &quot;true&quot;; IF(OR([.F815]=&quot;false reach&quot;; [.G815]=&quot;false reach&quot;); &quot;false&quot;; &quot;unknown&quot;))" office:value-type="string" office:string-value="true">
            <text:p>true</text:p>
          </table:table-cell>
          <table:table-cell table:style-name="ce3" table:formula="of:=IF(OR([.H815]=&quot;true&quot;; [.I815]=&quot;true&quot;); &quot;true&quot;; IF(OR([.H815]=&quot;false reach&quot;; [.I8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13.c.i </text:p>
          </table:table-cell>
          <table:table-cell table:formula="of:=IF(OR([.E816]=&quot;true&quot;; [.F816]=&quot;true&quot;; [.G816]=&quot;true&quot;; [.H816]=&quot;true&quot;; [.I816]=&quot;true&quot;; [.J816]=&quot;true&quot;); &quot;true&quot;; IF(OR([.E816]=&quot;false reach&quot;; [.F816]=&quot;false reach&quot;; [.G816]=&quot;false reach&quot;; [.H816]=&quot;false reach&quot;; [.I816]=&quot;false reach&quot;; [.J816]=&quot;false reach&quot;); &quot;false&quot;; &quot;unknown&quot;))" office:value-type="string" office:string-value="false">
            <text:p>false</text:p>
          </table:table-cell>
          <table:table-cell table:style-name="ce3" table:formula="of:=IF(OR([.F816]=&quot;true&quot;; [.G816]=&quot;true&quot;); &quot;true&quot;; IF(OR([.F816]=&quot;false reach&quot;; [.G816]=&quot;false reach&quot;); &quot;false&quot;; &quot;unknown&quot;))" office:value-type="string" office:string-value="unknown">
            <text:p>unknown</text:p>
          </table:table-cell>
          <table:table-cell table:style-name="ce3" table:formula="of:=IF(OR([.H816]=&quot;true&quot;; [.I816]=&quot;true&quot;); &quot;true&quot;; IF(OR([.H816]=&quot;false reach&quot;; [.I81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4.c.i </text:p>
          </table:table-cell>
          <table:table-cell table:formula="of:=IF(OR([.E817]=&quot;true&quot;; [.F817]=&quot;true&quot;; [.G817]=&quot;true&quot;; [.H817]=&quot;true&quot;; [.I817]=&quot;true&quot;; [.J817]=&quot;true&quot;); &quot;true&quot;; IF(OR([.E817]=&quot;false reach&quot;; [.F817]=&quot;false reach&quot;; [.G817]=&quot;false reach&quot;; [.H817]=&quot;false reach&quot;; [.I817]=&quot;false reach&quot;; [.J817]=&quot;false reach&quot;); &quot;false&quot;; &quot;unknown&quot;))" office:value-type="string" office:string-value="true">
            <text:p>true</text:p>
          </table:table-cell>
          <table:table-cell table:style-name="ce3" table:formula="of:=IF(OR([.F817]=&quot;true&quot;; [.G817]=&quot;true&quot;); &quot;true&quot;; IF(OR([.F817]=&quot;false reach&quot;; [.G817]=&quot;false reach&quot;); &quot;false&quot;; &quot;unknown&quot;))" office:value-type="string" office:string-value="true">
            <text:p>true</text:p>
          </table:table-cell>
          <table:table-cell table:style-name="ce3" table:formula="of:=IF(OR([.H817]=&quot;true&quot;; [.I817]=&quot;true&quot;); &quot;true&quot;; IF(OR([.H817]=&quot;false reach&quot;; [.I81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15.c.i </text:p>
          </table:table-cell>
          <table:table-cell table:formula="of:=IF(OR([.E818]=&quot;true&quot;; [.F818]=&quot;true&quot;; [.G818]=&quot;true&quot;; [.H818]=&quot;true&quot;; [.I818]=&quot;true&quot;; [.J818]=&quot;true&quot;); &quot;true&quot;; IF(OR([.E818]=&quot;false reach&quot;; [.F818]=&quot;false reach&quot;; [.G818]=&quot;false reach&quot;; [.H818]=&quot;false reach&quot;; [.I818]=&quot;false reach&quot;; [.J818]=&quot;false reach&quot;); &quot;false&quot;; &quot;unknown&quot;))" office:value-type="string" office:string-value="false">
            <text:p>false</text:p>
          </table:table-cell>
          <table:table-cell table:style-name="ce3" table:formula="of:=IF(OR([.F818]=&quot;true&quot;; [.G818]=&quot;true&quot;); &quot;true&quot;; IF(OR([.F818]=&quot;false reach&quot;; [.G818]=&quot;false reach&quot;); &quot;false&quot;; &quot;unknown&quot;))" office:value-type="string" office:string-value="unknown">
            <text:p>unknown</text:p>
          </table:table-cell>
          <table:table-cell table:style-name="ce3" table:formula="of:=IF(OR([.H818]=&quot;true&quot;; [.I818]=&quot;true&quot;); &quot;true&quot;; IF(OR([.H818]=&quot;false reach&quot;; [.I81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6.c.i </text:p>
          </table:table-cell>
          <table:table-cell table:formula="of:=IF(OR([.E819]=&quot;true&quot;; [.F819]=&quot;true&quot;; [.G819]=&quot;true&quot;; [.H819]=&quot;true&quot;; [.I819]=&quot;true&quot;; [.J819]=&quot;true&quot;); &quot;true&quot;; IF(OR([.E819]=&quot;false reach&quot;; [.F819]=&quot;false reach&quot;; [.G819]=&quot;false reach&quot;; [.H819]=&quot;false reach&quot;; [.I819]=&quot;false reach&quot;; [.J819]=&quot;false reach&quot;); &quot;false&quot;; &quot;unknown&quot;))" office:value-type="string" office:string-value="false">
            <text:p>false</text:p>
          </table:table-cell>
          <table:table-cell table:style-name="ce3" table:formula="of:=IF(OR([.F819]=&quot;true&quot;; [.G819]=&quot;true&quot;); &quot;true&quot;; IF(OR([.F819]=&quot;false reach&quot;; [.G819]=&quot;false reach&quot;); &quot;false&quot;; &quot;unknown&quot;))" office:value-type="string" office:string-value="unknown">
            <text:p>unknown</text:p>
          </table:table-cell>
          <table:table-cell table:style-name="ce3" table:formula="of:=IF(OR([.H819]=&quot;true&quot;; [.I819]=&quot;true&quot;); &quot;true&quot;; IF(OR([.H819]=&quot;false reach&quot;; [.I81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7.c.i </text:p>
          </table:table-cell>
          <table:table-cell table:formula="of:=IF(OR([.E820]=&quot;true&quot;; [.F820]=&quot;true&quot;; [.G820]=&quot;true&quot;; [.H820]=&quot;true&quot;; [.I820]=&quot;true&quot;; [.J820]=&quot;true&quot;); &quot;true&quot;; IF(OR([.E820]=&quot;false reach&quot;; [.F820]=&quot;false reach&quot;; [.G820]=&quot;false reach&quot;; [.H820]=&quot;false reach&quot;; [.I820]=&quot;false reach&quot;; [.J820]=&quot;false reach&quot;); &quot;false&quot;; &quot;unknown&quot;))" office:value-type="string" office:string-value="false">
            <text:p>false</text:p>
          </table:table-cell>
          <table:table-cell table:style-name="ce3" table:formula="of:=IF(OR([.F820]=&quot;true&quot;; [.G820]=&quot;true&quot;); &quot;true&quot;; IF(OR([.F820]=&quot;false reach&quot;; [.G820]=&quot;false reach&quot;); &quot;false&quot;; &quot;unknown&quot;))" office:value-type="string" office:string-value="unknown">
            <text:p>unknown</text:p>
          </table:table-cell>
          <table:table-cell table:style-name="ce3" table:formula="of:=IF(OR([.H820]=&quot;true&quot;; [.I820]=&quot;true&quot;); &quot;true&quot;; IF(OR([.H820]=&quot;false reach&quot;; [.I82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8.c.i </text:p>
          </table:table-cell>
          <table:table-cell table:formula="of:=IF(OR([.E821]=&quot;true&quot;; [.F821]=&quot;true&quot;; [.G821]=&quot;true&quot;; [.H821]=&quot;true&quot;; [.I821]=&quot;true&quot;; [.J821]=&quot;true&quot;); &quot;true&quot;; IF(OR([.E821]=&quot;false reach&quot;; [.F821]=&quot;false reach&quot;; [.G821]=&quot;false reach&quot;; [.H821]=&quot;false reach&quot;; [.I821]=&quot;false reach&quot;; [.J821]=&quot;false reach&quot;); &quot;false&quot;; &quot;unknown&quot;))" office:value-type="string" office:string-value="unknown">
            <text:p>unknown</text:p>
          </table:table-cell>
          <table:table-cell table:style-name="ce3" table:formula="of:=IF(OR([.F821]=&quot;true&quot;; [.G821]=&quot;true&quot;); &quot;true&quot;; IF(OR([.F821]=&quot;false reach&quot;; [.G821]=&quot;false reach&quot;); &quot;false&quot;; &quot;unknown&quot;))" office:value-type="string" office:string-value="unknown">
            <text:p>unknown</text:p>
          </table:table-cell>
          <table:table-cell table:style-name="ce3" table:formula="of:=IF(OR([.H821]=&quot;true&quot;; [.I821]=&quot;true&quot;); &quot;true&quot;; IF(OR([.H821]=&quot;false reach&quot;; [.I8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19.c.i </text:p>
          </table:table-cell>
          <table:table-cell table:formula="of:=IF(OR([.E822]=&quot;true&quot;; [.F822]=&quot;true&quot;; [.G822]=&quot;true&quot;; [.H822]=&quot;true&quot;; [.I822]=&quot;true&quot;; [.J822]=&quot;true&quot;); &quot;true&quot;; IF(OR([.E822]=&quot;false reach&quot;; [.F822]=&quot;false reach&quot;; [.G822]=&quot;false reach&quot;; [.H822]=&quot;false reach&quot;; [.I822]=&quot;false reach&quot;; [.J822]=&quot;false reach&quot;); &quot;false&quot;; &quot;unknown&quot;))" office:value-type="string" office:string-value="false">
            <text:p>false</text:p>
          </table:table-cell>
          <table:table-cell table:style-name="ce3" table:formula="of:=IF(OR([.F822]=&quot;true&quot;; [.G822]=&quot;true&quot;); &quot;true&quot;; IF(OR([.F822]=&quot;false reach&quot;; [.G822]=&quot;false reach&quot;); &quot;false&quot;; &quot;unknown&quot;))" office:value-type="string" office:string-value="unknown">
            <text:p>unknown</text:p>
          </table:table-cell>
          <table:table-cell table:style-name="ce3" table:formula="of:=IF(OR([.H822]=&quot;true&quot;; [.I822]=&quot;true&quot;); &quot;true&quot;; IF(OR([.H822]=&quot;false reach&quot;; [.I82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20.c.i </text:p>
          </table:table-cell>
          <table:table-cell table:formula="of:=IF(OR([.E823]=&quot;true&quot;; [.F823]=&quot;true&quot;; [.G823]=&quot;true&quot;; [.H823]=&quot;true&quot;; [.I823]=&quot;true&quot;; [.J823]=&quot;true&quot;); &quot;true&quot;; IF(OR([.E823]=&quot;false reach&quot;; [.F823]=&quot;false reach&quot;; [.G823]=&quot;false reach&quot;; [.H823]=&quot;false reach&quot;; [.I823]=&quot;false reach&quot;; [.J823]=&quot;false reach&quot;); &quot;false&quot;; &quot;unknown&quot;))" office:value-type="string" office:string-value="false">
            <text:p>false</text:p>
          </table:table-cell>
          <table:table-cell table:style-name="ce3" table:formula="of:=IF(OR([.F823]=&quot;true&quot;; [.G823]=&quot;true&quot;); &quot;true&quot;; IF(OR([.F823]=&quot;false reach&quot;; [.G823]=&quot;false reach&quot;); &quot;false&quot;; &quot;unknown&quot;))" office:value-type="string" office:string-value="unknown">
            <text:p>unknown</text:p>
          </table:table-cell>
          <table:table-cell table:style-name="ce3" table:formula="of:=IF(OR([.H823]=&quot;true&quot;; [.I823]=&quot;true&quot;); &quot;true&quot;; IF(OR([.H823]=&quot;false reach&quot;; [.I82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21.c.i </text:p>
          </table:table-cell>
          <table:table-cell table:formula="of:=IF(OR([.E824]=&quot;true&quot;; [.F824]=&quot;true&quot;; [.G824]=&quot;true&quot;; [.H824]=&quot;true&quot;; [.I824]=&quot;true&quot;; [.J824]=&quot;true&quot;); &quot;true&quot;; IF(OR([.E824]=&quot;false reach&quot;; [.F824]=&quot;false reach&quot;; [.G824]=&quot;false reach&quot;; [.H824]=&quot;false reach&quot;; [.I824]=&quot;false reach&quot;; [.J824]=&quot;false reach&quot;); &quot;false&quot;; &quot;unknown&quot;))" office:value-type="string" office:string-value="unknown">
            <text:p>unknown</text:p>
          </table:table-cell>
          <table:table-cell table:style-name="ce3" table:formula="of:=IF(OR([.F824]=&quot;true&quot;; [.G824]=&quot;true&quot;); &quot;true&quot;; IF(OR([.F824]=&quot;false reach&quot;; [.G824]=&quot;false reach&quot;); &quot;false&quot;; &quot;unknown&quot;))" office:value-type="string" office:string-value="unknown">
            <text:p>unknown</text:p>
          </table:table-cell>
          <table:table-cell table:style-name="ce3" table:formula="of:=IF(OR([.H824]=&quot;true&quot;; [.I824]=&quot;true&quot;); &quot;true&quot;; IF(OR([.H824]=&quot;false reach&quot;; [.I82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22.c.i </text:p>
          </table:table-cell>
          <table:table-cell table:formula="of:=IF(OR([.E825]=&quot;true&quot;; [.F825]=&quot;true&quot;; [.G825]=&quot;true&quot;; [.H825]=&quot;true&quot;; [.I825]=&quot;true&quot;; [.J825]=&quot;true&quot;); &quot;true&quot;; IF(OR([.E825]=&quot;false reach&quot;; [.F825]=&quot;false reach&quot;; [.G825]=&quot;false reach&quot;; [.H825]=&quot;false reach&quot;; [.I825]=&quot;false reach&quot;; [.J825]=&quot;false reach&quot;); &quot;false&quot;; &quot;unknown&quot;))" office:value-type="string" office:string-value="unknown">
            <text:p>unknown</text:p>
          </table:table-cell>
          <table:table-cell table:style-name="ce3" table:formula="of:=IF(OR([.F825]=&quot;true&quot;; [.G825]=&quot;true&quot;); &quot;true&quot;; IF(OR([.F825]=&quot;false reach&quot;; [.G825]=&quot;false reach&quot;); &quot;false&quot;; &quot;unknown&quot;))" office:value-type="string" office:string-value="unknown">
            <text:p>unknown</text:p>
          </table:table-cell>
          <table:table-cell table:style-name="ce3" table:formula="of:=IF(OR([.H825]=&quot;true&quot;; [.I825]=&quot;true&quot;); &quot;true&quot;; IF(OR([.H825]=&quot;false reach&quot;; [.I8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23.c.i </text:p>
          </table:table-cell>
          <table:table-cell table:formula="of:=IF(OR([.E826]=&quot;true&quot;; [.F826]=&quot;true&quot;; [.G826]=&quot;true&quot;; [.H826]=&quot;true&quot;; [.I826]=&quot;true&quot;; [.J826]=&quot;true&quot;); &quot;true&quot;; IF(OR([.E826]=&quot;false reach&quot;; [.F826]=&quot;false reach&quot;; [.G826]=&quot;false reach&quot;; [.H826]=&quot;false reach&quot;; [.I826]=&quot;false reach&quot;; [.J826]=&quot;false reach&quot;); &quot;false&quot;; &quot;unknown&quot;))" office:value-type="string" office:string-value="false">
            <text:p>false</text:p>
          </table:table-cell>
          <table:table-cell table:style-name="ce3" table:formula="of:=IF(OR([.F826]=&quot;true&quot;; [.G826]=&quot;true&quot;); &quot;true&quot;; IF(OR([.F826]=&quot;false reach&quot;; [.G826]=&quot;false reach&quot;); &quot;false&quot;; &quot;unknown&quot;))" office:value-type="string" office:string-value="unknown">
            <text:p>unknown</text:p>
          </table:table-cell>
          <table:table-cell table:style-name="ce3" table:formula="of:=IF(OR([.H826]=&quot;true&quot;; [.I826]=&quot;true&quot;); &quot;true&quot;; IF(OR([.H826]=&quot;false reach&quot;; [.I82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24.c.i </text:p>
          </table:table-cell>
          <table:table-cell table:formula="of:=IF(OR([.E827]=&quot;true&quot;; [.F827]=&quot;true&quot;; [.G827]=&quot;true&quot;; [.H827]=&quot;true&quot;; [.I827]=&quot;true&quot;; [.J827]=&quot;true&quot;); &quot;true&quot;; IF(OR([.E827]=&quot;false reach&quot;; [.F827]=&quot;false reach&quot;; [.G827]=&quot;false reach&quot;; [.H827]=&quot;false reach&quot;; [.I827]=&quot;false reach&quot;; [.J827]=&quot;false reach&quot;); &quot;false&quot;; &quot;unknown&quot;))" office:value-type="string" office:string-value="false">
            <text:p>false</text:p>
          </table:table-cell>
          <table:table-cell table:style-name="ce3" table:formula="of:=IF(OR([.F827]=&quot;true&quot;; [.G827]=&quot;true&quot;); &quot;true&quot;; IF(OR([.F827]=&quot;false reach&quot;; [.G827]=&quot;false reach&quot;); &quot;false&quot;; &quot;unknown&quot;))" office:value-type="string" office:string-value="unknown">
            <text:p>unknown</text:p>
          </table:table-cell>
          <table:table-cell table:style-name="ce3" table:formula="of:=IF(OR([.H827]=&quot;true&quot;; [.I827]=&quot;true&quot;); &quot;true&quot;; IF(OR([.H827]=&quot;false reach&quot;; [.I82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25.c.i </text:p>
          </table:table-cell>
          <table:table-cell table:formula="of:=IF(OR([.E828]=&quot;true&quot;; [.F828]=&quot;true&quot;; [.G828]=&quot;true&quot;; [.H828]=&quot;true&quot;; [.I828]=&quot;true&quot;; [.J828]=&quot;true&quot;); &quot;true&quot;; IF(OR([.E828]=&quot;false reach&quot;; [.F828]=&quot;false reach&quot;; [.G828]=&quot;false reach&quot;; [.H828]=&quot;false reach&quot;; [.I828]=&quot;false reach&quot;; [.J828]=&quot;false reach&quot;); &quot;false&quot;; &quot;unknown&quot;))" office:value-type="string" office:string-value="true">
            <text:p>true</text:p>
          </table:table-cell>
          <table:table-cell table:style-name="ce3" table:formula="of:=IF(OR([.F828]=&quot;true&quot;; [.G828]=&quot;true&quot;); &quot;true&quot;; IF(OR([.F828]=&quot;false reach&quot;; [.G828]=&quot;false reach&quot;); &quot;false&quot;; &quot;unknown&quot;))" office:value-type="string" office:string-value="unknown">
            <text:p>unknown</text:p>
          </table:table-cell>
          <table:table-cell table:style-name="ce3" table:formula="of:=IF(OR([.H828]=&quot;true&quot;; [.I828]=&quot;true&quot;); &quot;true&quot;; IF(OR([.H828]=&quot;false reach&quot;; [.I82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26.c.i </text:p>
          </table:table-cell>
          <table:table-cell table:formula="of:=IF(OR([.E829]=&quot;true&quot;; [.F829]=&quot;true&quot;; [.G829]=&quot;true&quot;; [.H829]=&quot;true&quot;; [.I829]=&quot;true&quot;; [.J829]=&quot;true&quot;); &quot;true&quot;; IF(OR([.E829]=&quot;false reach&quot;; [.F829]=&quot;false reach&quot;; [.G829]=&quot;false reach&quot;; [.H829]=&quot;false reach&quot;; [.I829]=&quot;false reach&quot;; [.J829]=&quot;false reach&quot;); &quot;false&quot;; &quot;unknown&quot;))" office:value-type="string" office:string-value="true">
            <text:p>true</text:p>
          </table:table-cell>
          <table:table-cell table:style-name="ce3" table:formula="of:=IF(OR([.F829]=&quot;true&quot;; [.G829]=&quot;true&quot;); &quot;true&quot;; IF(OR([.F829]=&quot;false reach&quot;; [.G829]=&quot;false reach&quot;); &quot;false&quot;; &quot;unknown&quot;))" office:value-type="string" office:string-value="unknown">
            <text:p>unknown</text:p>
          </table:table-cell>
          <table:table-cell table:style-name="ce3" table:formula="of:=IF(OR([.H829]=&quot;true&quot;; [.I829]=&quot;true&quot;); &quot;true&quot;; IF(OR([.H829]=&quot;false reach&quot;; [.I8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27.c.i </text:p>
          </table:table-cell>
          <table:table-cell table:formula="of:=IF(OR([.E830]=&quot;true&quot;; [.F830]=&quot;true&quot;; [.G830]=&quot;true&quot;; [.H830]=&quot;true&quot;; [.I830]=&quot;true&quot;; [.J830]=&quot;true&quot;); &quot;true&quot;; IF(OR([.E830]=&quot;false reach&quot;; [.F830]=&quot;false reach&quot;; [.G830]=&quot;false reach&quot;; [.H830]=&quot;false reach&quot;; [.I830]=&quot;false reach&quot;; [.J830]=&quot;false reach&quot;); &quot;false&quot;; &quot;unknown&quot;))" office:value-type="string" office:string-value="unknown">
            <text:p>unknown</text:p>
          </table:table-cell>
          <table:table-cell table:style-name="ce3" table:formula="of:=IF(OR([.F830]=&quot;true&quot;; [.G830]=&quot;true&quot;); &quot;true&quot;; IF(OR([.F830]=&quot;false reach&quot;; [.G830]=&quot;false reach&quot;); &quot;false&quot;; &quot;unknown&quot;))" office:value-type="string" office:string-value="unknown">
            <text:p>unknown</text:p>
          </table:table-cell>
          <table:table-cell table:style-name="ce3" table:formula="of:=IF(OR([.H830]=&quot;true&quot;; [.I830]=&quot;true&quot;); &quot;true&quot;; IF(OR([.H830]=&quot;false reach&quot;; [.I8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28.c.i </text:p>
          </table:table-cell>
          <table:table-cell table:formula="of:=IF(OR([.E831]=&quot;true&quot;; [.F831]=&quot;true&quot;; [.G831]=&quot;true&quot;; [.H831]=&quot;true&quot;; [.I831]=&quot;true&quot;; [.J831]=&quot;true&quot;); &quot;true&quot;; IF(OR([.E831]=&quot;false reach&quot;; [.F831]=&quot;false reach&quot;; [.G831]=&quot;false reach&quot;; [.H831]=&quot;false reach&quot;; [.I831]=&quot;false reach&quot;; [.J831]=&quot;false reach&quot;); &quot;false&quot;; &quot;unknown&quot;))" office:value-type="string" office:string-value="false">
            <text:p>false</text:p>
          </table:table-cell>
          <table:table-cell table:style-name="ce3" table:formula="of:=IF(OR([.F831]=&quot;true&quot;; [.G831]=&quot;true&quot;); &quot;true&quot;; IF(OR([.F831]=&quot;false reach&quot;; [.G831]=&quot;false reach&quot;); &quot;false&quot;; &quot;unknown&quot;))" office:value-type="string" office:string-value="unknown">
            <text:p>unknown</text:p>
          </table:table-cell>
          <table:table-cell table:style-name="ce3" table:formula="of:=IF(OR([.H831]=&quot;true&quot;; [.I831]=&quot;true&quot;); &quot;true&quot;; IF(OR([.H831]=&quot;false reach&quot;; [.I83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29.c.i </text:p>
          </table:table-cell>
          <table:table-cell table:formula="of:=IF(OR([.E832]=&quot;true&quot;; [.F832]=&quot;true&quot;; [.G832]=&quot;true&quot;; [.H832]=&quot;true&quot;; [.I832]=&quot;true&quot;; [.J832]=&quot;true&quot;); &quot;true&quot;; IF(OR([.E832]=&quot;false reach&quot;; [.F832]=&quot;false reach&quot;; [.G832]=&quot;false reach&quot;; [.H832]=&quot;false reach&quot;; [.I832]=&quot;false reach&quot;; [.J832]=&quot;false reach&quot;); &quot;false&quot;; &quot;unknown&quot;))" office:value-type="string" office:string-value="unknown">
            <text:p>unknown</text:p>
          </table:table-cell>
          <table:table-cell table:style-name="ce3" table:formula="of:=IF(OR([.F832]=&quot;true&quot;; [.G832]=&quot;true&quot;); &quot;true&quot;; IF(OR([.F832]=&quot;false reach&quot;; [.G832]=&quot;false reach&quot;); &quot;false&quot;; &quot;unknown&quot;))" office:value-type="string" office:string-value="unknown">
            <text:p>unknown</text:p>
          </table:table-cell>
          <table:table-cell table:style-name="ce3" table:formula="of:=IF(OR([.H832]=&quot;true&quot;; [.I832]=&quot;true&quot;); &quot;true&quot;; IF(OR([.H832]=&quot;false reach&quot;; [.I8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0.c.i </text:p>
          </table:table-cell>
          <table:table-cell table:formula="of:=IF(OR([.E833]=&quot;true&quot;; [.F833]=&quot;true&quot;; [.G833]=&quot;true&quot;; [.H833]=&quot;true&quot;; [.I833]=&quot;true&quot;; [.J833]=&quot;true&quot;); &quot;true&quot;; IF(OR([.E833]=&quot;false reach&quot;; [.F833]=&quot;false reach&quot;; [.G833]=&quot;false reach&quot;; [.H833]=&quot;false reach&quot;; [.I833]=&quot;false reach&quot;; [.J833]=&quot;false reach&quot;); &quot;false&quot;; &quot;unknown&quot;))" office:value-type="string" office:string-value="true">
            <text:p>true</text:p>
          </table:table-cell>
          <table:table-cell table:style-name="ce3" table:formula="of:=IF(OR([.F833]=&quot;true&quot;; [.G833]=&quot;true&quot;); &quot;true&quot;; IF(OR([.F833]=&quot;false reach&quot;; [.G833]=&quot;false reach&quot;); &quot;false&quot;; &quot;unknown&quot;))" office:value-type="string" office:string-value="true">
            <text:p>true</text:p>
          </table:table-cell>
          <table:table-cell table:style-name="ce3" table:formula="of:=IF(OR([.H833]=&quot;true&quot;; [.I833]=&quot;true&quot;); &quot;true&quot;; IF(OR([.H833]=&quot;false reach&quot;; [.I8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31.c.i </text:p>
          </table:table-cell>
          <table:table-cell table:formula="of:=IF(OR([.E834]=&quot;true&quot;; [.F834]=&quot;true&quot;; [.G834]=&quot;true&quot;; [.H834]=&quot;true&quot;; [.I834]=&quot;true&quot;; [.J834]=&quot;true&quot;); &quot;true&quot;; IF(OR([.E834]=&quot;false reach&quot;; [.F834]=&quot;false reach&quot;; [.G834]=&quot;false reach&quot;; [.H834]=&quot;false reach&quot;; [.I834]=&quot;false reach&quot;; [.J834]=&quot;false reach&quot;); &quot;false&quot;; &quot;unknown&quot;))" office:value-type="string" office:string-value="unknown">
            <text:p>unknown</text:p>
          </table:table-cell>
          <table:table-cell table:style-name="ce3" table:formula="of:=IF(OR([.F834]=&quot;true&quot;; [.G834]=&quot;true&quot;); &quot;true&quot;; IF(OR([.F834]=&quot;false reach&quot;; [.G834]=&quot;false reach&quot;); &quot;false&quot;; &quot;unknown&quot;))" office:value-type="string" office:string-value="unknown">
            <text:p>unknown</text:p>
          </table:table-cell>
          <table:table-cell table:style-name="ce3" table:formula="of:=IF(OR([.H834]=&quot;true&quot;; [.I834]=&quot;true&quot;); &quot;true&quot;; IF(OR([.H834]=&quot;false reach&quot;; [.I8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2.c.i </text:p>
          </table:table-cell>
          <table:table-cell table:formula="of:=IF(OR([.E835]=&quot;true&quot;; [.F835]=&quot;true&quot;; [.G835]=&quot;true&quot;; [.H835]=&quot;true&quot;; [.I835]=&quot;true&quot;; [.J835]=&quot;true&quot;); &quot;true&quot;; IF(OR([.E835]=&quot;false reach&quot;; [.F835]=&quot;false reach&quot;; [.G835]=&quot;false reach&quot;; [.H835]=&quot;false reach&quot;; [.I835]=&quot;false reach&quot;; [.J835]=&quot;false reach&quot;); &quot;false&quot;; &quot;unknown&quot;))" office:value-type="string" office:string-value="false">
            <text:p>false</text:p>
          </table:table-cell>
          <table:table-cell table:style-name="ce3" table:formula="of:=IF(OR([.F835]=&quot;true&quot;; [.G835]=&quot;true&quot;); &quot;true&quot;; IF(OR([.F835]=&quot;false reach&quot;; [.G835]=&quot;false reach&quot;); &quot;false&quot;; &quot;unknown&quot;))" office:value-type="string" office:string-value="unknown">
            <text:p>unknown</text:p>
          </table:table-cell>
          <table:table-cell table:style-name="ce3" table:formula="of:=IF(OR([.H835]=&quot;true&quot;; [.I835]=&quot;true&quot;); &quot;true&quot;; IF(OR([.H835]=&quot;false reach&quot;; [.I83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3.c.i </text:p>
          </table:table-cell>
          <table:table-cell table:formula="of:=IF(OR([.E836]=&quot;true&quot;; [.F836]=&quot;true&quot;; [.G836]=&quot;true&quot;; [.H836]=&quot;true&quot;; [.I836]=&quot;true&quot;; [.J836]=&quot;true&quot;); &quot;true&quot;; IF(OR([.E836]=&quot;false reach&quot;; [.F836]=&quot;false reach&quot;; [.G836]=&quot;false reach&quot;; [.H836]=&quot;false reach&quot;; [.I836]=&quot;false reach&quot;; [.J836]=&quot;false reach&quot;); &quot;false&quot;; &quot;unknown&quot;))" office:value-type="string" office:string-value="false">
            <text:p>false</text:p>
          </table:table-cell>
          <table:table-cell table:style-name="ce3" table:formula="of:=IF(OR([.F836]=&quot;true&quot;; [.G836]=&quot;true&quot;); &quot;true&quot;; IF(OR([.F836]=&quot;false reach&quot;; [.G836]=&quot;false reach&quot;); &quot;false&quot;; &quot;unknown&quot;))" office:value-type="string" office:string-value="unknown">
            <text:p>unknown</text:p>
          </table:table-cell>
          <table:table-cell table:style-name="ce3" table:formula="of:=IF(OR([.H836]=&quot;true&quot;; [.I836]=&quot;true&quot;); &quot;true&quot;; IF(OR([.H836]=&quot;false reach&quot;; [.I83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4.c.i </text:p>
          </table:table-cell>
          <table:table-cell table:formula="of:=IF(OR([.E837]=&quot;true&quot;; [.F837]=&quot;true&quot;; [.G837]=&quot;true&quot;; [.H837]=&quot;true&quot;; [.I837]=&quot;true&quot;; [.J837]=&quot;true&quot;); &quot;true&quot;; IF(OR([.E837]=&quot;false reach&quot;; [.F837]=&quot;false reach&quot;; [.G837]=&quot;false reach&quot;; [.H837]=&quot;false reach&quot;; [.I837]=&quot;false reach&quot;; [.J837]=&quot;false reach&quot;); &quot;false&quot;; &quot;unknown&quot;))" office:value-type="string" office:string-value="false">
            <text:p>false</text:p>
          </table:table-cell>
          <table:table-cell table:style-name="ce3" table:formula="of:=IF(OR([.F837]=&quot;true&quot;; [.G837]=&quot;true&quot;); &quot;true&quot;; IF(OR([.F837]=&quot;false reach&quot;; [.G837]=&quot;false reach&quot;); &quot;false&quot;; &quot;unknown&quot;))" office:value-type="string" office:string-value="unknown">
            <text:p>unknown</text:p>
          </table:table-cell>
          <table:table-cell table:style-name="ce3" table:formula="of:=IF(OR([.H837]=&quot;true&quot;; [.I837]=&quot;true&quot;); &quot;true&quot;; IF(OR([.H837]=&quot;false reach&quot;; [.I83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5.c.i </text:p>
          </table:table-cell>
          <table:table-cell table:formula="of:=IF(OR([.E838]=&quot;true&quot;; [.F838]=&quot;true&quot;; [.G838]=&quot;true&quot;; [.H838]=&quot;true&quot;; [.I838]=&quot;true&quot;; [.J838]=&quot;true&quot;); &quot;true&quot;; IF(OR([.E838]=&quot;false reach&quot;; [.F838]=&quot;false reach&quot;; [.G838]=&quot;false reach&quot;; [.H838]=&quot;false reach&quot;; [.I838]=&quot;false reach&quot;; [.J838]=&quot;false reach&quot;); &quot;false&quot;; &quot;unknown&quot;))" office:value-type="string" office:string-value="true">
            <text:p>true</text:p>
          </table:table-cell>
          <table:table-cell table:style-name="ce3" table:formula="of:=IF(OR([.F838]=&quot;true&quot;; [.G838]=&quot;true&quot;); &quot;true&quot;; IF(OR([.F838]=&quot;false reach&quot;; [.G838]=&quot;false reach&quot;); &quot;false&quot;; &quot;unknown&quot;))" office:value-type="string" office:string-value="true">
            <text:p>true</text:p>
          </table:table-cell>
          <table:table-cell table:style-name="ce3" table:formula="of:=IF(OR([.H838]=&quot;true&quot;; [.I838]=&quot;true&quot;); &quot;true&quot;; IF(OR([.H838]=&quot;false reach&quot;; [.I8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36.c.i </text:p>
          </table:table-cell>
          <table:table-cell table:formula="of:=IF(OR([.E839]=&quot;true&quot;; [.F839]=&quot;true&quot;; [.G839]=&quot;true&quot;; [.H839]=&quot;true&quot;; [.I839]=&quot;true&quot;; [.J839]=&quot;true&quot;); &quot;true&quot;; IF(OR([.E839]=&quot;false reach&quot;; [.F839]=&quot;false reach&quot;; [.G839]=&quot;false reach&quot;; [.H839]=&quot;false reach&quot;; [.I839]=&quot;false reach&quot;; [.J839]=&quot;false reach&quot;); &quot;false&quot;; &quot;unknown&quot;))" office:value-type="string" office:string-value="true">
            <text:p>true</text:p>
          </table:table-cell>
          <table:table-cell table:style-name="ce3" table:formula="of:=IF(OR([.F839]=&quot;true&quot;; [.G839]=&quot;true&quot;); &quot;true&quot;; IF(OR([.F839]=&quot;false reach&quot;; [.G839]=&quot;false reach&quot;); &quot;false&quot;; &quot;unknown&quot;))" office:value-type="string" office:string-value="unknown">
            <text:p>unknown</text:p>
          </table:table-cell>
          <table:table-cell table:style-name="ce3" table:formula="of:=IF(OR([.H839]=&quot;true&quot;; [.I839]=&quot;true&quot;); &quot;true&quot;; IF(OR([.H839]=&quot;false reach&quot;; [.I8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37.c.i </text:p>
          </table:table-cell>
          <table:table-cell table:formula="of:=IF(OR([.E840]=&quot;true&quot;; [.F840]=&quot;true&quot;; [.G840]=&quot;true&quot;; [.H840]=&quot;true&quot;; [.I840]=&quot;true&quot;; [.J840]=&quot;true&quot;); &quot;true&quot;; IF(OR([.E840]=&quot;false reach&quot;; [.F840]=&quot;false reach&quot;; [.G840]=&quot;false reach&quot;; [.H840]=&quot;false reach&quot;; [.I840]=&quot;false reach&quot;; [.J840]=&quot;false reach&quot;); &quot;false&quot;; &quot;unknown&quot;))" office:value-type="string" office:string-value="unknown">
            <text:p>unknown</text:p>
          </table:table-cell>
          <table:table-cell table:style-name="ce3" table:formula="of:=IF(OR([.F840]=&quot;true&quot;; [.G840]=&quot;true&quot;); &quot;true&quot;; IF(OR([.F840]=&quot;false reach&quot;; [.G840]=&quot;false reach&quot;); &quot;false&quot;; &quot;unknown&quot;))" office:value-type="string" office:string-value="unknown">
            <text:p>unknown</text:p>
          </table:table-cell>
          <table:table-cell table:style-name="ce3" table:formula="of:=IF(OR([.H840]=&quot;true&quot;; [.I840]=&quot;true&quot;); &quot;true&quot;; IF(OR([.H840]=&quot;false reach&quot;; [.I8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8.c.i </text:p>
          </table:table-cell>
          <table:table-cell table:formula="of:=IF(OR([.E841]=&quot;true&quot;; [.F841]=&quot;true&quot;; [.G841]=&quot;true&quot;; [.H841]=&quot;true&quot;; [.I841]=&quot;true&quot;; [.J841]=&quot;true&quot;); &quot;true&quot;; IF(OR([.E841]=&quot;false reach&quot;; [.F841]=&quot;false reach&quot;; [.G841]=&quot;false reach&quot;; [.H841]=&quot;false reach&quot;; [.I841]=&quot;false reach&quot;; [.J841]=&quot;false reach&quot;); &quot;false&quot;; &quot;unknown&quot;))" office:value-type="string" office:string-value="false">
            <text:p>false</text:p>
          </table:table-cell>
          <table:table-cell table:style-name="ce3" table:formula="of:=IF(OR([.F841]=&quot;true&quot;; [.G841]=&quot;true&quot;); &quot;true&quot;; IF(OR([.F841]=&quot;false reach&quot;; [.G841]=&quot;false reach&quot;); &quot;false&quot;; &quot;unknown&quot;))" office:value-type="string" office:string-value="unknown">
            <text:p>unknown</text:p>
          </table:table-cell>
          <table:table-cell table:style-name="ce3" table:formula="of:=IF(OR([.H841]=&quot;true&quot;; [.I841]=&quot;true&quot;); &quot;true&quot;; IF(OR([.H841]=&quot;false reach&quot;; [.I84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39.c.i </text:p>
          </table:table-cell>
          <table:table-cell table:formula="of:=IF(OR([.E842]=&quot;true&quot;; [.F842]=&quot;true&quot;; [.G842]=&quot;true&quot;; [.H842]=&quot;true&quot;; [.I842]=&quot;true&quot;; [.J842]=&quot;true&quot;); &quot;true&quot;; IF(OR([.E842]=&quot;false reach&quot;; [.F842]=&quot;false reach&quot;; [.G842]=&quot;false reach&quot;; [.H842]=&quot;false reach&quot;; [.I842]=&quot;false reach&quot;; [.J842]=&quot;false reach&quot;); &quot;false&quot;; &quot;unknown&quot;))" office:value-type="string" office:string-value="false">
            <text:p>false</text:p>
          </table:table-cell>
          <table:table-cell table:style-name="ce3" table:formula="of:=IF(OR([.F842]=&quot;true&quot;; [.G842]=&quot;true&quot;); &quot;true&quot;; IF(OR([.F842]=&quot;false reach&quot;; [.G842]=&quot;false reach&quot;); &quot;false&quot;; &quot;unknown&quot;))" office:value-type="string" office:string-value="unknown">
            <text:p>unknown</text:p>
          </table:table-cell>
          <table:table-cell table:style-name="ce3" table:formula="of:=IF(OR([.H842]=&quot;true&quot;; [.I842]=&quot;true&quot;); &quot;true&quot;; IF(OR([.H842]=&quot;false reach&quot;; [.I84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40.c.i </text:p>
          </table:table-cell>
          <table:table-cell table:formula="of:=IF(OR([.E843]=&quot;true&quot;; [.F843]=&quot;true&quot;; [.G843]=&quot;true&quot;; [.H843]=&quot;true&quot;; [.I843]=&quot;true&quot;; [.J843]=&quot;true&quot;); &quot;true&quot;; IF(OR([.E843]=&quot;false reach&quot;; [.F843]=&quot;false reach&quot;; [.G843]=&quot;false reach&quot;; [.H843]=&quot;false reach&quot;; [.I843]=&quot;false reach&quot;; [.J843]=&quot;false reach&quot;); &quot;false&quot;; &quot;unknown&quot;))" office:value-type="string" office:string-value="unknown">
            <text:p>unknown</text:p>
          </table:table-cell>
          <table:table-cell table:style-name="ce3" table:formula="of:=IF(OR([.F843]=&quot;true&quot;; [.G843]=&quot;true&quot;); &quot;true&quot;; IF(OR([.F843]=&quot;false reach&quot;; [.G843]=&quot;false reach&quot;); &quot;false&quot;; &quot;unknown&quot;))" office:value-type="string" office:string-value="unknown">
            <text:p>unknown</text:p>
          </table:table-cell>
          <table:table-cell table:style-name="ce3" table:formula="of:=IF(OR([.H843]=&quot;true&quot;; [.I843]=&quot;true&quot;); &quot;true&quot;; IF(OR([.H843]=&quot;false reach&quot;; [.I8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41.c.i </text:p>
          </table:table-cell>
          <table:table-cell table:formula="of:=IF(OR([.E844]=&quot;true&quot;; [.F844]=&quot;true&quot;; [.G844]=&quot;true&quot;; [.H844]=&quot;true&quot;; [.I844]=&quot;true&quot;; [.J844]=&quot;true&quot;); &quot;true&quot;; IF(OR([.E844]=&quot;false reach&quot;; [.F844]=&quot;false reach&quot;; [.G844]=&quot;false reach&quot;; [.H844]=&quot;false reach&quot;; [.I844]=&quot;false reach&quot;; [.J844]=&quot;false reach&quot;); &quot;false&quot;; &quot;unknown&quot;))" office:value-type="string" office:string-value="true">
            <text:p>true</text:p>
          </table:table-cell>
          <table:table-cell table:style-name="ce3" table:formula="of:=IF(OR([.F844]=&quot;true&quot;; [.G844]=&quot;true&quot;); &quot;true&quot;; IF(OR([.F844]=&quot;false reach&quot;; [.G844]=&quot;false reach&quot;); &quot;false&quot;; &quot;unknown&quot;))" office:value-type="string" office:string-value="true">
            <text:p>true</text:p>
          </table:table-cell>
          <table:table-cell table:style-name="ce3" table:formula="of:=IF(OR([.H844]=&quot;true&quot;; [.I844]=&quot;true&quot;); &quot;true&quot;; IF(OR([.H844]=&quot;false reach&quot;; [.I8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42.c.i </text:p>
          </table:table-cell>
          <table:table-cell table:formula="of:=IF(OR([.E845]=&quot;true&quot;; [.F845]=&quot;true&quot;; [.G845]=&quot;true&quot;; [.H845]=&quot;true&quot;; [.I845]=&quot;true&quot;; [.J845]=&quot;true&quot;); &quot;true&quot;; IF(OR([.E845]=&quot;false reach&quot;; [.F845]=&quot;false reach&quot;; [.G845]=&quot;false reach&quot;; [.H845]=&quot;false reach&quot;; [.I845]=&quot;false reach&quot;; [.J845]=&quot;false reach&quot;); &quot;false&quot;; &quot;unknown&quot;))" office:value-type="string" office:string-value="true">
            <text:p>true</text:p>
          </table:table-cell>
          <table:table-cell table:style-name="ce3" table:formula="of:=IF(OR([.F845]=&quot;true&quot;; [.G845]=&quot;true&quot;); &quot;true&quot;; IF(OR([.F845]=&quot;false reach&quot;; [.G845]=&quot;false reach&quot;); &quot;false&quot;; &quot;unknown&quot;))" office:value-type="string" office:string-value="unknown">
            <text:p>unknown</text:p>
          </table:table-cell>
          <table:table-cell table:style-name="ce3" table:formula="of:=IF(OR([.H845]=&quot;true&quot;; [.I845]=&quot;true&quot;); &quot;true&quot;; IF(OR([.H845]=&quot;false reach&quot;; [.I84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43.c.i </text:p>
          </table:table-cell>
          <table:table-cell table:formula="of:=IF(OR([.E846]=&quot;true&quot;; [.F846]=&quot;true&quot;; [.G846]=&quot;true&quot;; [.H846]=&quot;true&quot;; [.I846]=&quot;true&quot;; [.J846]=&quot;true&quot;); &quot;true&quot;; IF(OR([.E846]=&quot;false reach&quot;; [.F846]=&quot;false reach&quot;; [.G846]=&quot;false reach&quot;; [.H846]=&quot;false reach&quot;; [.I846]=&quot;false reach&quot;; [.J846]=&quot;false reach&quot;); &quot;false&quot;; &quot;unknown&quot;))" office:value-type="string" office:string-value="false">
            <text:p>false</text:p>
          </table:table-cell>
          <table:table-cell table:style-name="ce3" table:formula="of:=IF(OR([.F846]=&quot;true&quot;; [.G846]=&quot;true&quot;); &quot;true&quot;; IF(OR([.F846]=&quot;false reach&quot;; [.G846]=&quot;false reach&quot;); &quot;false&quot;; &quot;unknown&quot;))" office:value-type="string" office:string-value="unknown">
            <text:p>unknown</text:p>
          </table:table-cell>
          <table:table-cell table:style-name="ce3" table:formula="of:=IF(OR([.H846]=&quot;true&quot;; [.I846]=&quot;true&quot;); &quot;true&quot;; IF(OR([.H846]=&quot;false reach&quot;; [.I84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44.c.i </text:p>
          </table:table-cell>
          <table:table-cell table:formula="of:=IF(OR([.E847]=&quot;true&quot;; [.F847]=&quot;true&quot;; [.G847]=&quot;true&quot;; [.H847]=&quot;true&quot;; [.I847]=&quot;true&quot;; [.J847]=&quot;true&quot;); &quot;true&quot;; IF(OR([.E847]=&quot;false reach&quot;; [.F847]=&quot;false reach&quot;; [.G847]=&quot;false reach&quot;; [.H847]=&quot;false reach&quot;; [.I847]=&quot;false reach&quot;; [.J847]=&quot;false reach&quot;); &quot;false&quot;; &quot;unknown&quot;))" office:value-type="string" office:string-value="unknown">
            <text:p>unknown</text:p>
          </table:table-cell>
          <table:table-cell table:style-name="ce3" table:formula="of:=IF(OR([.F847]=&quot;true&quot;; [.G847]=&quot;true&quot;); &quot;true&quot;; IF(OR([.F847]=&quot;false reach&quot;; [.G847]=&quot;false reach&quot;); &quot;false&quot;; &quot;unknown&quot;))" office:value-type="string" office:string-value="unknown">
            <text:p>unknown</text:p>
          </table:table-cell>
          <table:table-cell table:style-name="ce3" table:formula="of:=IF(OR([.H847]=&quot;true&quot;; [.I847]=&quot;true&quot;); &quot;true&quot;; IF(OR([.H847]=&quot;false reach&quot;; [.I8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45.c.i </text:p>
          </table:table-cell>
          <table:table-cell table:formula="of:=IF(OR([.E848]=&quot;true&quot;; [.F848]=&quot;true&quot;; [.G848]=&quot;true&quot;; [.H848]=&quot;true&quot;; [.I848]=&quot;true&quot;; [.J848]=&quot;true&quot;); &quot;true&quot;; IF(OR([.E848]=&quot;false reach&quot;; [.F848]=&quot;false reach&quot;; [.G848]=&quot;false reach&quot;; [.H848]=&quot;false reach&quot;; [.I848]=&quot;false reach&quot;; [.J848]=&quot;false reach&quot;); &quot;false&quot;; &quot;unknown&quot;))" office:value-type="string" office:string-value="true">
            <text:p>true</text:p>
          </table:table-cell>
          <table:table-cell table:style-name="ce3" table:formula="of:=IF(OR([.F848]=&quot;true&quot;; [.G848]=&quot;true&quot;); &quot;true&quot;; IF(OR([.F848]=&quot;false reach&quot;; [.G848]=&quot;false reach&quot;); &quot;false&quot;; &quot;unknown&quot;))" office:value-type="string" office:string-value="unknown">
            <text:p>unknown</text:p>
          </table:table-cell>
          <table:table-cell table:style-name="ce3" table:formula="of:=IF(OR([.H848]=&quot;true&quot;; [.I848]=&quot;true&quot;); &quot;true&quot;; IF(OR([.H848]=&quot;false reach&quot;; [.I84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46.c.i </text:p>
          </table:table-cell>
          <table:table-cell table:formula="of:=IF(OR([.E849]=&quot;true&quot;; [.F849]=&quot;true&quot;; [.G849]=&quot;true&quot;; [.H849]=&quot;true&quot;; [.I849]=&quot;true&quot;; [.J849]=&quot;true&quot;); &quot;true&quot;; IF(OR([.E849]=&quot;false reach&quot;; [.F849]=&quot;false reach&quot;; [.G849]=&quot;false reach&quot;; [.H849]=&quot;false reach&quot;; [.I849]=&quot;false reach&quot;; [.J849]=&quot;false reach&quot;); &quot;false&quot;; &quot;unknown&quot;))" office:value-type="string" office:string-value="false">
            <text:p>false</text:p>
          </table:table-cell>
          <table:table-cell table:style-name="ce3" table:formula="of:=IF(OR([.F849]=&quot;true&quot;; [.G849]=&quot;true&quot;); &quot;true&quot;; IF(OR([.F849]=&quot;false reach&quot;; [.G849]=&quot;false reach&quot;); &quot;false&quot;; &quot;unknown&quot;))" office:value-type="string" office:string-value="unknown">
            <text:p>unknown</text:p>
          </table:table-cell>
          <table:table-cell table:style-name="ce3" table:formula="of:=IF(OR([.H849]=&quot;true&quot;; [.I849]=&quot;true&quot;); &quot;true&quot;; IF(OR([.H849]=&quot;false reach&quot;; [.I84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47.c.i </text:p>
          </table:table-cell>
          <table:table-cell table:formula="of:=IF(OR([.E850]=&quot;true&quot;; [.F850]=&quot;true&quot;; [.G850]=&quot;true&quot;; [.H850]=&quot;true&quot;; [.I850]=&quot;true&quot;; [.J850]=&quot;true&quot;); &quot;true&quot;; IF(OR([.E850]=&quot;false reach&quot;; [.F850]=&quot;false reach&quot;; [.G850]=&quot;false reach&quot;; [.H850]=&quot;false reach&quot;; [.I850]=&quot;false reach&quot;; [.J850]=&quot;false reach&quot;); &quot;false&quot;; &quot;unknown&quot;))" office:value-type="string" office:string-value="unknown">
            <text:p>unknown</text:p>
          </table:table-cell>
          <table:table-cell table:style-name="ce3" table:formula="of:=IF(OR([.F850]=&quot;true&quot;; [.G850]=&quot;true&quot;); &quot;true&quot;; IF(OR([.F850]=&quot;false reach&quot;; [.G850]=&quot;false reach&quot;); &quot;false&quot;; &quot;unknown&quot;))" office:value-type="string" office:string-value="unknown">
            <text:p>unknown</text:p>
          </table:table-cell>
          <table:table-cell table:style-name="ce3" table:formula="of:=IF(OR([.H850]=&quot;true&quot;; [.I850]=&quot;true&quot;); &quot;true&quot;; IF(OR([.H850]=&quot;false reach&quot;; [.I8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48.c.i </text:p>
          </table:table-cell>
          <table:table-cell table:formula="of:=IF(OR([.E851]=&quot;true&quot;; [.F851]=&quot;true&quot;; [.G851]=&quot;true&quot;; [.H851]=&quot;true&quot;; [.I851]=&quot;true&quot;; [.J851]=&quot;true&quot;); &quot;true&quot;; IF(OR([.E851]=&quot;false reach&quot;; [.F851]=&quot;false reach&quot;; [.G851]=&quot;false reach&quot;; [.H851]=&quot;false reach&quot;; [.I851]=&quot;false reach&quot;; [.J851]=&quot;false reach&quot;); &quot;false&quot;; &quot;unknown&quot;))" office:value-type="string" office:string-value="true">
            <text:p>true</text:p>
          </table:table-cell>
          <table:table-cell table:style-name="ce3" table:formula="of:=IF(OR([.F851]=&quot;true&quot;; [.G851]=&quot;true&quot;); &quot;true&quot;; IF(OR([.F851]=&quot;false reach&quot;; [.G851]=&quot;false reach&quot;); &quot;false&quot;; &quot;unknown&quot;))" office:value-type="string" office:string-value="unknown">
            <text:p>unknown</text:p>
          </table:table-cell>
          <table:table-cell table:style-name="ce3" table:formula="of:=IF(OR([.H851]=&quot;true&quot;; [.I851]=&quot;true&quot;); &quot;true&quot;; IF(OR([.H851]=&quot;false reach&quot;; [.I85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49.c.i </text:p>
          </table:table-cell>
          <table:table-cell table:formula="of:=IF(OR([.E852]=&quot;true&quot;; [.F852]=&quot;true&quot;; [.G852]=&quot;true&quot;; [.H852]=&quot;true&quot;; [.I852]=&quot;true&quot;; [.J852]=&quot;true&quot;); &quot;true&quot;; IF(OR([.E852]=&quot;false reach&quot;; [.F852]=&quot;false reach&quot;; [.G852]=&quot;false reach&quot;; [.H852]=&quot;false reach&quot;; [.I852]=&quot;false reach&quot;; [.J852]=&quot;false reach&quot;); &quot;false&quot;; &quot;unknown&quot;))" office:value-type="string" office:string-value="false">
            <text:p>false</text:p>
          </table:table-cell>
          <table:table-cell table:style-name="ce3" table:formula="of:=IF(OR([.F852]=&quot;true&quot;; [.G852]=&quot;true&quot;); &quot;true&quot;; IF(OR([.F852]=&quot;false reach&quot;; [.G852]=&quot;false reach&quot;); &quot;false&quot;; &quot;unknown&quot;))" office:value-type="string" office:string-value="unknown">
            <text:p>unknown</text:p>
          </table:table-cell>
          <table:table-cell table:style-name="ce3" table:formula="of:=IF(OR([.H852]=&quot;true&quot;; [.I852]=&quot;true&quot;); &quot;true&quot;; IF(OR([.H852]=&quot;false reach&quot;; [.I85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0.c.i </text:p>
          </table:table-cell>
          <table:table-cell table:formula="of:=IF(OR([.E853]=&quot;true&quot;; [.F853]=&quot;true&quot;; [.G853]=&quot;true&quot;; [.H853]=&quot;true&quot;; [.I853]=&quot;true&quot;; [.J853]=&quot;true&quot;); &quot;true&quot;; IF(OR([.E853]=&quot;false reach&quot;; [.F853]=&quot;false reach&quot;; [.G853]=&quot;false reach&quot;; [.H853]=&quot;false reach&quot;; [.I853]=&quot;false reach&quot;; [.J853]=&quot;false reach&quot;); &quot;false&quot;; &quot;unknown&quot;))" office:value-type="string" office:string-value="true">
            <text:p>true</text:p>
          </table:table-cell>
          <table:table-cell table:style-name="ce3" table:formula="of:=IF(OR([.F853]=&quot;true&quot;; [.G853]=&quot;true&quot;); &quot;true&quot;; IF(OR([.F853]=&quot;false reach&quot;; [.G853]=&quot;false reach&quot;); &quot;false&quot;; &quot;unknown&quot;))" office:value-type="string" office:string-value="unknown">
            <text:p>unknown</text:p>
          </table:table-cell>
          <table:table-cell table:style-name="ce3" table:formula="of:=IF(OR([.H853]=&quot;true&quot;; [.I853]=&quot;true&quot;); &quot;true&quot;; IF(OR([.H853]=&quot;false reach&quot;; [.I85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51.c.i </text:p>
          </table:table-cell>
          <table:table-cell table:formula="of:=IF(OR([.E854]=&quot;true&quot;; [.F854]=&quot;true&quot;; [.G854]=&quot;true&quot;; [.H854]=&quot;true&quot;; [.I854]=&quot;true&quot;; [.J854]=&quot;true&quot;); &quot;true&quot;; IF(OR([.E854]=&quot;false reach&quot;; [.F854]=&quot;false reach&quot;; [.G854]=&quot;false reach&quot;; [.H854]=&quot;false reach&quot;; [.I854]=&quot;false reach&quot;; [.J854]=&quot;false reach&quot;); &quot;false&quot;; &quot;unknown&quot;))" office:value-type="string" office:string-value="false">
            <text:p>false</text:p>
          </table:table-cell>
          <table:table-cell table:style-name="ce3" table:formula="of:=IF(OR([.F854]=&quot;true&quot;; [.G854]=&quot;true&quot;); &quot;true&quot;; IF(OR([.F854]=&quot;false reach&quot;; [.G854]=&quot;false reach&quot;); &quot;false&quot;; &quot;unknown&quot;))" office:value-type="string" office:string-value="unknown">
            <text:p>unknown</text:p>
          </table:table-cell>
          <table:table-cell table:style-name="ce3" table:formula="of:=IF(OR([.H854]=&quot;true&quot;; [.I854]=&quot;true&quot;); &quot;true&quot;; IF(OR([.H854]=&quot;false reach&quot;; [.I85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2.c.i </text:p>
          </table:table-cell>
          <table:table-cell table:formula="of:=IF(OR([.E855]=&quot;true&quot;; [.F855]=&quot;true&quot;; [.G855]=&quot;true&quot;; [.H855]=&quot;true&quot;; [.I855]=&quot;true&quot;; [.J855]=&quot;true&quot;); &quot;true&quot;; IF(OR([.E855]=&quot;false reach&quot;; [.F855]=&quot;false reach&quot;; [.G855]=&quot;false reach&quot;; [.H855]=&quot;false reach&quot;; [.I855]=&quot;false reach&quot;; [.J855]=&quot;false reach&quot;); &quot;false&quot;; &quot;unknown&quot;))" office:value-type="string" office:string-value="true">
            <text:p>true</text:p>
          </table:table-cell>
          <table:table-cell table:style-name="ce3" table:formula="of:=IF(OR([.F855]=&quot;true&quot;; [.G855]=&quot;true&quot;); &quot;true&quot;; IF(OR([.F855]=&quot;false reach&quot;; [.G855]=&quot;false reach&quot;); &quot;false&quot;; &quot;unknown&quot;))" office:value-type="string" office:string-value="unknown">
            <text:p>unknown</text:p>
          </table:table-cell>
          <table:table-cell table:style-name="ce3" table:formula="of:=IF(OR([.H855]=&quot;true&quot;; [.I855]=&quot;true&quot;); &quot;true&quot;; IF(OR([.H855]=&quot;false reach&quot;; [.I8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53.c.i </text:p>
          </table:table-cell>
          <table:table-cell table:formula="of:=IF(OR([.E856]=&quot;true&quot;; [.F856]=&quot;true&quot;; [.G856]=&quot;true&quot;; [.H856]=&quot;true&quot;; [.I856]=&quot;true&quot;; [.J856]=&quot;true&quot;); &quot;true&quot;; IF(OR([.E856]=&quot;false reach&quot;; [.F856]=&quot;false reach&quot;; [.G856]=&quot;false reach&quot;; [.H856]=&quot;false reach&quot;; [.I856]=&quot;false reach&quot;; [.J856]=&quot;false reach&quot;); &quot;false&quot;; &quot;unknown&quot;))" office:value-type="string" office:string-value="unknown">
            <text:p>unknown</text:p>
          </table:table-cell>
          <table:table-cell table:style-name="ce3" table:formula="of:=IF(OR([.F856]=&quot;true&quot;; [.G856]=&quot;true&quot;); &quot;true&quot;; IF(OR([.F856]=&quot;false reach&quot;; [.G856]=&quot;false reach&quot;); &quot;false&quot;; &quot;unknown&quot;))" office:value-type="string" office:string-value="unknown">
            <text:p>unknown</text:p>
          </table:table-cell>
          <table:table-cell table:style-name="ce3" table:formula="of:=IF(OR([.H856]=&quot;true&quot;; [.I856]=&quot;true&quot;); &quot;true&quot;; IF(OR([.H856]=&quot;false reach&quot;; [.I85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4.c.i </text:p>
          </table:table-cell>
          <table:table-cell table:formula="of:=IF(OR([.E857]=&quot;true&quot;; [.F857]=&quot;true&quot;; [.G857]=&quot;true&quot;; [.H857]=&quot;true&quot;; [.I857]=&quot;true&quot;; [.J857]=&quot;true&quot;); &quot;true&quot;; IF(OR([.E857]=&quot;false reach&quot;; [.F857]=&quot;false reach&quot;; [.G857]=&quot;false reach&quot;; [.H857]=&quot;false reach&quot;; [.I857]=&quot;false reach&quot;; [.J857]=&quot;false reach&quot;); &quot;false&quot;; &quot;unknown&quot;))" office:value-type="string" office:string-value="false">
            <text:p>false</text:p>
          </table:table-cell>
          <table:table-cell table:style-name="ce3" table:formula="of:=IF(OR([.F857]=&quot;true&quot;; [.G857]=&quot;true&quot;); &quot;true&quot;; IF(OR([.F857]=&quot;false reach&quot;; [.G857]=&quot;false reach&quot;); &quot;false&quot;; &quot;unknown&quot;))" office:value-type="string" office:string-value="unknown">
            <text:p>unknown</text:p>
          </table:table-cell>
          <table:table-cell table:style-name="ce3" table:formula="of:=IF(OR([.H857]=&quot;true&quot;; [.I857]=&quot;true&quot;); &quot;true&quot;; IF(OR([.H857]=&quot;false reach&quot;; [.I85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5.c.i </text:p>
          </table:table-cell>
          <table:table-cell table:formula="of:=IF(OR([.E858]=&quot;true&quot;; [.F858]=&quot;true&quot;; [.G858]=&quot;true&quot;; [.H858]=&quot;true&quot;; [.I858]=&quot;true&quot;; [.J858]=&quot;true&quot;); &quot;true&quot;; IF(OR([.E858]=&quot;false reach&quot;; [.F858]=&quot;false reach&quot;; [.G858]=&quot;false reach&quot;; [.H858]=&quot;false reach&quot;; [.I858]=&quot;false reach&quot;; [.J858]=&quot;false reach&quot;); &quot;false&quot;; &quot;unknown&quot;))" office:value-type="string" office:string-value="unknown">
            <text:p>unknown</text:p>
          </table:table-cell>
          <table:table-cell table:style-name="ce3" table:formula="of:=IF(OR([.F858]=&quot;true&quot;; [.G858]=&quot;true&quot;); &quot;true&quot;; IF(OR([.F858]=&quot;false reach&quot;; [.G858]=&quot;false reach&quot;); &quot;false&quot;; &quot;unknown&quot;))" office:value-type="string" office:string-value="unknown">
            <text:p>unknown</text:p>
          </table:table-cell>
          <table:table-cell table:style-name="ce3" table:formula="of:=IF(OR([.H858]=&quot;true&quot;; [.I858]=&quot;true&quot;); &quot;true&quot;; IF(OR([.H858]=&quot;false reach&quot;; [.I85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6.c.i </text:p>
          </table:table-cell>
          <table:table-cell table:formula="of:=IF(OR([.E859]=&quot;true&quot;; [.F859]=&quot;true&quot;; [.G859]=&quot;true&quot;; [.H859]=&quot;true&quot;; [.I859]=&quot;true&quot;; [.J859]=&quot;true&quot;); &quot;true&quot;; IF(OR([.E859]=&quot;false reach&quot;; [.F859]=&quot;false reach&quot;; [.G859]=&quot;false reach&quot;; [.H859]=&quot;false reach&quot;; [.I859]=&quot;false reach&quot;; [.J859]=&quot;false reach&quot;); &quot;false&quot;; &quot;unknown&quot;))" office:value-type="string" office:string-value="false">
            <text:p>false</text:p>
          </table:table-cell>
          <table:table-cell table:style-name="ce3" table:formula="of:=IF(OR([.F859]=&quot;true&quot;; [.G859]=&quot;true&quot;); &quot;true&quot;; IF(OR([.F859]=&quot;false reach&quot;; [.G859]=&quot;false reach&quot;); &quot;false&quot;; &quot;unknown&quot;))" office:value-type="string" office:string-value="unknown">
            <text:p>unknown</text:p>
          </table:table-cell>
          <table:table-cell table:style-name="ce3" table:formula="of:=IF(OR([.H859]=&quot;true&quot;; [.I859]=&quot;true&quot;); &quot;true&quot;; IF(OR([.H859]=&quot;false reach&quot;; [.I85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7.c.i </text:p>
          </table:table-cell>
          <table:table-cell table:formula="of:=IF(OR([.E860]=&quot;true&quot;; [.F860]=&quot;true&quot;; [.G860]=&quot;true&quot;; [.H860]=&quot;true&quot;; [.I860]=&quot;true&quot;; [.J860]=&quot;true&quot;); &quot;true&quot;; IF(OR([.E860]=&quot;false reach&quot;; [.F860]=&quot;false reach&quot;; [.G860]=&quot;false reach&quot;; [.H860]=&quot;false reach&quot;; [.I860]=&quot;false reach&quot;; [.J860]=&quot;false reach&quot;); &quot;false&quot;; &quot;unknown&quot;))" office:value-type="string" office:string-value="unknown">
            <text:p>unknown</text:p>
          </table:table-cell>
          <table:table-cell table:style-name="ce3" table:formula="of:=IF(OR([.F860]=&quot;true&quot;; [.G860]=&quot;true&quot;); &quot;true&quot;; IF(OR([.F860]=&quot;false reach&quot;; [.G860]=&quot;false reach&quot;); &quot;false&quot;; &quot;unknown&quot;))" office:value-type="string" office:string-value="unknown">
            <text:p>unknown</text:p>
          </table:table-cell>
          <table:table-cell table:style-name="ce3" table:formula="of:=IF(OR([.H860]=&quot;true&quot;; [.I860]=&quot;true&quot;); &quot;true&quot;; IF(OR([.H860]=&quot;false reach&quot;; [.I8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58.c.i </text:p>
          </table:table-cell>
          <table:table-cell table:formula="of:=IF(OR([.E861]=&quot;true&quot;; [.F861]=&quot;true&quot;; [.G861]=&quot;true&quot;; [.H861]=&quot;true&quot;; [.I861]=&quot;true&quot;; [.J861]=&quot;true&quot;); &quot;true&quot;; IF(OR([.E861]=&quot;false reach&quot;; [.F861]=&quot;false reach&quot;; [.G861]=&quot;false reach&quot;; [.H861]=&quot;false reach&quot;; [.I861]=&quot;false reach&quot;; [.J861]=&quot;false reach&quot;); &quot;false&quot;; &quot;unknown&quot;))" office:value-type="string" office:string-value="false">
            <text:p>false</text:p>
          </table:table-cell>
          <table:table-cell table:style-name="ce3" table:formula="of:=IF(OR([.F861]=&quot;true&quot;; [.G861]=&quot;true&quot;); &quot;true&quot;; IF(OR([.F861]=&quot;false reach&quot;; [.G861]=&quot;false reach&quot;); &quot;false&quot;; &quot;unknown&quot;))" office:value-type="string" office:string-value="unknown">
            <text:p>unknown</text:p>
          </table:table-cell>
          <table:table-cell table:style-name="ce3" table:formula="of:=IF(OR([.H861]=&quot;true&quot;; [.I861]=&quot;true&quot;); &quot;true&quot;; IF(OR([.H861]=&quot;false reach&quot;; [.I86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59.c.i </text:p>
          </table:table-cell>
          <table:table-cell table:formula="of:=IF(OR([.E862]=&quot;true&quot;; [.F862]=&quot;true&quot;; [.G862]=&quot;true&quot;; [.H862]=&quot;true&quot;; [.I862]=&quot;true&quot;; [.J862]=&quot;true&quot;); &quot;true&quot;; IF(OR([.E862]=&quot;false reach&quot;; [.F862]=&quot;false reach&quot;; [.G862]=&quot;false reach&quot;; [.H862]=&quot;false reach&quot;; [.I862]=&quot;false reach&quot;; [.J862]=&quot;false reach&quot;); &quot;false&quot;; &quot;unknown&quot;))" office:value-type="string" office:string-value="false">
            <text:p>false</text:p>
          </table:table-cell>
          <table:table-cell table:style-name="ce3" table:formula="of:=IF(OR([.F862]=&quot;true&quot;; [.G862]=&quot;true&quot;); &quot;true&quot;; IF(OR([.F862]=&quot;false reach&quot;; [.G862]=&quot;false reach&quot;); &quot;false&quot;; &quot;unknown&quot;))" office:value-type="string" office:string-value="unknown">
            <text:p>unknown</text:p>
          </table:table-cell>
          <table:table-cell table:style-name="ce3" table:formula="of:=IF(OR([.H862]=&quot;true&quot;; [.I862]=&quot;true&quot;); &quot;true&quot;; IF(OR([.H862]=&quot;false reach&quot;; [.I86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0.c.i </text:p>
          </table:table-cell>
          <table:table-cell table:formula="of:=IF(OR([.E863]=&quot;true&quot;; [.F863]=&quot;true&quot;; [.G863]=&quot;true&quot;; [.H863]=&quot;true&quot;; [.I863]=&quot;true&quot;; [.J863]=&quot;true&quot;); &quot;true&quot;; IF(OR([.E863]=&quot;false reach&quot;; [.F863]=&quot;false reach&quot;; [.G863]=&quot;false reach&quot;; [.H863]=&quot;false reach&quot;; [.I863]=&quot;false reach&quot;; [.J863]=&quot;false reach&quot;); &quot;false&quot;; &quot;unknown&quot;))" office:value-type="string" office:string-value="false">
            <text:p>false</text:p>
          </table:table-cell>
          <table:table-cell table:style-name="ce3" table:formula="of:=IF(OR([.F863]=&quot;true&quot;; [.G863]=&quot;true&quot;); &quot;true&quot;; IF(OR([.F863]=&quot;false reach&quot;; [.G863]=&quot;false reach&quot;); &quot;false&quot;; &quot;unknown&quot;))" office:value-type="string" office:string-value="unknown">
            <text:p>unknown</text:p>
          </table:table-cell>
          <table:table-cell table:style-name="ce3" table:formula="of:=IF(OR([.H863]=&quot;true&quot;; [.I863]=&quot;true&quot;); &quot;true&quot;; IF(OR([.H863]=&quot;false reach&quot;; [.I86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1.c.i </text:p>
          </table:table-cell>
          <table:table-cell table:formula="of:=IF(OR([.E864]=&quot;true&quot;; [.F864]=&quot;true&quot;; [.G864]=&quot;true&quot;; [.H864]=&quot;true&quot;; [.I864]=&quot;true&quot;; [.J864]=&quot;true&quot;); &quot;true&quot;; IF(OR([.E864]=&quot;false reach&quot;; [.F864]=&quot;false reach&quot;; [.G864]=&quot;false reach&quot;; [.H864]=&quot;false reach&quot;; [.I864]=&quot;false reach&quot;; [.J864]=&quot;false reach&quot;); &quot;false&quot;; &quot;unknown&quot;))" office:value-type="string" office:string-value="false">
            <text:p>false</text:p>
          </table:table-cell>
          <table:table-cell table:style-name="ce3" table:formula="of:=IF(OR([.F864]=&quot;true&quot;; [.G864]=&quot;true&quot;); &quot;true&quot;; IF(OR([.F864]=&quot;false reach&quot;; [.G864]=&quot;false reach&quot;); &quot;false&quot;; &quot;unknown&quot;))" office:value-type="string" office:string-value="unknown">
            <text:p>unknown</text:p>
          </table:table-cell>
          <table:table-cell table:style-name="ce3" table:formula="of:=IF(OR([.H864]=&quot;true&quot;; [.I864]=&quot;true&quot;); &quot;true&quot;; IF(OR([.H864]=&quot;false reach&quot;; [.I86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2.c.i </text:p>
          </table:table-cell>
          <table:table-cell table:formula="of:=IF(OR([.E865]=&quot;true&quot;; [.F865]=&quot;true&quot;; [.G865]=&quot;true&quot;; [.H865]=&quot;true&quot;; [.I865]=&quot;true&quot;; [.J865]=&quot;true&quot;); &quot;true&quot;; IF(OR([.E865]=&quot;false reach&quot;; [.F865]=&quot;false reach&quot;; [.G865]=&quot;false reach&quot;; [.H865]=&quot;false reach&quot;; [.I865]=&quot;false reach&quot;; [.J865]=&quot;false reach&quot;); &quot;false&quot;; &quot;unknown&quot;))" office:value-type="string" office:string-value="unknown">
            <text:p>unknown</text:p>
          </table:table-cell>
          <table:table-cell table:style-name="ce3" table:formula="of:=IF(OR([.F865]=&quot;true&quot;; [.G865]=&quot;true&quot;); &quot;true&quot;; IF(OR([.F865]=&quot;false reach&quot;; [.G865]=&quot;false reach&quot;); &quot;false&quot;; &quot;unknown&quot;))" office:value-type="string" office:string-value="unknown">
            <text:p>unknown</text:p>
          </table:table-cell>
          <table:table-cell table:style-name="ce3" table:formula="of:=IF(OR([.H865]=&quot;true&quot;; [.I865]=&quot;true&quot;); &quot;true&quot;; IF(OR([.H865]=&quot;false reach&quot;; [.I8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3.c.i </text:p>
          </table:table-cell>
          <table:table-cell table:formula="of:=IF(OR([.E866]=&quot;true&quot;; [.F866]=&quot;true&quot;; [.G866]=&quot;true&quot;; [.H866]=&quot;true&quot;; [.I866]=&quot;true&quot;; [.J866]=&quot;true&quot;); &quot;true&quot;; IF(OR([.E866]=&quot;false reach&quot;; [.F866]=&quot;false reach&quot;; [.G866]=&quot;false reach&quot;; [.H866]=&quot;false reach&quot;; [.I866]=&quot;false reach&quot;; [.J866]=&quot;false reach&quot;); &quot;false&quot;; &quot;unknown&quot;))" office:value-type="string" office:string-value="false">
            <text:p>false</text:p>
          </table:table-cell>
          <table:table-cell table:style-name="ce3" table:formula="of:=IF(OR([.F866]=&quot;true&quot;; [.G866]=&quot;true&quot;); &quot;true&quot;; IF(OR([.F866]=&quot;false reach&quot;; [.G866]=&quot;false reach&quot;); &quot;false&quot;; &quot;unknown&quot;))" office:value-type="string" office:string-value="unknown">
            <text:p>unknown</text:p>
          </table:table-cell>
          <table:table-cell table:style-name="ce3" table:formula="of:=IF(OR([.H866]=&quot;true&quot;; [.I866]=&quot;true&quot;); &quot;true&quot;; IF(OR([.H866]=&quot;false reach&quot;; [.I86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4.c.i </text:p>
          </table:table-cell>
          <table:table-cell table:formula="of:=IF(OR([.E867]=&quot;true&quot;; [.F867]=&quot;true&quot;; [.G867]=&quot;true&quot;; [.H867]=&quot;true&quot;; [.I867]=&quot;true&quot;; [.J867]=&quot;true&quot;); &quot;true&quot;; IF(OR([.E867]=&quot;false reach&quot;; [.F867]=&quot;false reach&quot;; [.G867]=&quot;false reach&quot;; [.H867]=&quot;false reach&quot;; [.I867]=&quot;false reach&quot;; [.J867]=&quot;false reach&quot;); &quot;false&quot;; &quot;unknown&quot;))" office:value-type="string" office:string-value="true">
            <text:p>true</text:p>
          </table:table-cell>
          <table:table-cell table:style-name="ce3" table:formula="of:=IF(OR([.F867]=&quot;true&quot;; [.G867]=&quot;true&quot;); &quot;true&quot;; IF(OR([.F867]=&quot;false reach&quot;; [.G867]=&quot;false reach&quot;); &quot;false&quot;; &quot;unknown&quot;))" office:value-type="string" office:string-value="unknown">
            <text:p>unknown</text:p>
          </table:table-cell>
          <table:table-cell table:style-name="ce3" table:formula="of:=IF(OR([.H867]=&quot;true&quot;; [.I867]=&quot;true&quot;); &quot;true&quot;; IF(OR([.H867]=&quot;false reach&quot;; [.I8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65.c.i </text:p>
          </table:table-cell>
          <table:table-cell table:formula="of:=IF(OR([.E868]=&quot;true&quot;; [.F868]=&quot;true&quot;; [.G868]=&quot;true&quot;; [.H868]=&quot;true&quot;; [.I868]=&quot;true&quot;; [.J868]=&quot;true&quot;); &quot;true&quot;; IF(OR([.E868]=&quot;false reach&quot;; [.F868]=&quot;false reach&quot;; [.G868]=&quot;false reach&quot;; [.H868]=&quot;false reach&quot;; [.I868]=&quot;false reach&quot;; [.J868]=&quot;false reach&quot;); &quot;false&quot;; &quot;unknown&quot;))" office:value-type="string" office:string-value="false">
            <text:p>false</text:p>
          </table:table-cell>
          <table:table-cell table:style-name="ce3" table:formula="of:=IF(OR([.F868]=&quot;true&quot;; [.G868]=&quot;true&quot;); &quot;true&quot;; IF(OR([.F868]=&quot;false reach&quot;; [.G868]=&quot;false reach&quot;); &quot;false&quot;; &quot;unknown&quot;))" office:value-type="string" office:string-value="unknown">
            <text:p>unknown</text:p>
          </table:table-cell>
          <table:table-cell table:style-name="ce3" table:formula="of:=IF(OR([.H868]=&quot;true&quot;; [.I868]=&quot;true&quot;); &quot;true&quot;; IF(OR([.H868]=&quot;false reach&quot;; [.I86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6.c.i </text:p>
          </table:table-cell>
          <table:table-cell table:formula="of:=IF(OR([.E869]=&quot;true&quot;; [.F869]=&quot;true&quot;; [.G869]=&quot;true&quot;; [.H869]=&quot;true&quot;; [.I869]=&quot;true&quot;; [.J869]=&quot;true&quot;); &quot;true&quot;; IF(OR([.E869]=&quot;false reach&quot;; [.F869]=&quot;false reach&quot;; [.G869]=&quot;false reach&quot;; [.H869]=&quot;false reach&quot;; [.I869]=&quot;false reach&quot;; [.J869]=&quot;false reach&quot;); &quot;false&quot;; &quot;unknown&quot;))" office:value-type="string" office:string-value="false">
            <text:p>false</text:p>
          </table:table-cell>
          <table:table-cell table:style-name="ce3" table:formula="of:=IF(OR([.F869]=&quot;true&quot;; [.G869]=&quot;true&quot;); &quot;true&quot;; IF(OR([.F869]=&quot;false reach&quot;; [.G869]=&quot;false reach&quot;); &quot;false&quot;; &quot;unknown&quot;))" office:value-type="string" office:string-value="unknown">
            <text:p>unknown</text:p>
          </table:table-cell>
          <table:table-cell table:style-name="ce3" table:formula="of:=IF(OR([.H869]=&quot;true&quot;; [.I869]=&quot;true&quot;); &quot;true&quot;; IF(OR([.H869]=&quot;false reach&quot;; [.I86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7.c.i </text:p>
          </table:table-cell>
          <table:table-cell table:formula="of:=IF(OR([.E870]=&quot;true&quot;; [.F870]=&quot;true&quot;; [.G870]=&quot;true&quot;; [.H870]=&quot;true&quot;; [.I870]=&quot;true&quot;; [.J870]=&quot;true&quot;); &quot;true&quot;; IF(OR([.E870]=&quot;false reach&quot;; [.F870]=&quot;false reach&quot;; [.G870]=&quot;false reach&quot;; [.H870]=&quot;false reach&quot;; [.I870]=&quot;false reach&quot;; [.J870]=&quot;false reach&quot;); &quot;false&quot;; &quot;unknown&quot;))" office:value-type="string" office:string-value="unknown">
            <text:p>unknown</text:p>
          </table:table-cell>
          <table:table-cell table:style-name="ce3" table:formula="of:=IF(OR([.F870]=&quot;true&quot;; [.G870]=&quot;true&quot;); &quot;true&quot;; IF(OR([.F870]=&quot;false reach&quot;; [.G870]=&quot;false reach&quot;); &quot;false&quot;; &quot;unknown&quot;))" office:value-type="string" office:string-value="unknown">
            <text:p>unknown</text:p>
          </table:table-cell>
          <table:table-cell table:style-name="ce3" table:formula="of:=IF(OR([.H870]=&quot;true&quot;; [.I870]=&quot;true&quot;); &quot;true&quot;; IF(OR([.H870]=&quot;false reach&quot;; [.I8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8.c.i </text:p>
          </table:table-cell>
          <table:table-cell table:formula="of:=IF(OR([.E871]=&quot;true&quot;; [.F871]=&quot;true&quot;; [.G871]=&quot;true&quot;; [.H871]=&quot;true&quot;; [.I871]=&quot;true&quot;; [.J871]=&quot;true&quot;); &quot;true&quot;; IF(OR([.E871]=&quot;false reach&quot;; [.F871]=&quot;false reach&quot;; [.G871]=&quot;false reach&quot;; [.H871]=&quot;false reach&quot;; [.I871]=&quot;false reach&quot;; [.J871]=&quot;false reach&quot;); &quot;false&quot;; &quot;unknown&quot;))" office:value-type="string" office:string-value="false">
            <text:p>false</text:p>
          </table:table-cell>
          <table:table-cell table:style-name="ce3" table:formula="of:=IF(OR([.F871]=&quot;true&quot;; [.G871]=&quot;true&quot;); &quot;true&quot;; IF(OR([.F871]=&quot;false reach&quot;; [.G871]=&quot;false reach&quot;); &quot;false&quot;; &quot;unknown&quot;))" office:value-type="string" office:string-value="unknown">
            <text:p>unknown</text:p>
          </table:table-cell>
          <table:table-cell table:style-name="ce3" table:formula="of:=IF(OR([.H871]=&quot;true&quot;; [.I871]=&quot;true&quot;); &quot;true&quot;; IF(OR([.H871]=&quot;false reach&quot;; [.I87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69.c.i </text:p>
          </table:table-cell>
          <table:table-cell table:formula="of:=IF(OR([.E872]=&quot;true&quot;; [.F872]=&quot;true&quot;; [.G872]=&quot;true&quot;; [.H872]=&quot;true&quot;; [.I872]=&quot;true&quot;; [.J872]=&quot;true&quot;); &quot;true&quot;; IF(OR([.E872]=&quot;false reach&quot;; [.F872]=&quot;false reach&quot;; [.G872]=&quot;false reach&quot;; [.H872]=&quot;false reach&quot;; [.I872]=&quot;false reach&quot;; [.J872]=&quot;false reach&quot;); &quot;false&quot;; &quot;unknown&quot;))" office:value-type="string" office:string-value="false">
            <text:p>false</text:p>
          </table:table-cell>
          <table:table-cell table:style-name="ce3" table:formula="of:=IF(OR([.F872]=&quot;true&quot;; [.G872]=&quot;true&quot;); &quot;true&quot;; IF(OR([.F872]=&quot;false reach&quot;; [.G872]=&quot;false reach&quot;); &quot;false&quot;; &quot;unknown&quot;))" office:value-type="string" office:string-value="unknown">
            <text:p>unknown</text:p>
          </table:table-cell>
          <table:table-cell table:style-name="ce3" table:formula="of:=IF(OR([.H872]=&quot;true&quot;; [.I872]=&quot;true&quot;); &quot;true&quot;; IF(OR([.H872]=&quot;false reach&quot;; [.I87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70.c.i </text:p>
          </table:table-cell>
          <table:table-cell table:formula="of:=IF(OR([.E873]=&quot;true&quot;; [.F873]=&quot;true&quot;; [.G873]=&quot;true&quot;; [.H873]=&quot;true&quot;; [.I873]=&quot;true&quot;; [.J873]=&quot;true&quot;); &quot;true&quot;; IF(OR([.E873]=&quot;false reach&quot;; [.F873]=&quot;false reach&quot;; [.G873]=&quot;false reach&quot;; [.H873]=&quot;false reach&quot;; [.I873]=&quot;false reach&quot;; [.J873]=&quot;false reach&quot;); &quot;false&quot;; &quot;unknown&quot;))" office:value-type="string" office:string-value="false">
            <text:p>false</text:p>
          </table:table-cell>
          <table:table-cell table:style-name="ce3" table:formula="of:=IF(OR([.F873]=&quot;true&quot;; [.G873]=&quot;true&quot;); &quot;true&quot;; IF(OR([.F873]=&quot;false reach&quot;; [.G873]=&quot;false reach&quot;); &quot;false&quot;; &quot;unknown&quot;))" office:value-type="string" office:string-value="unknown">
            <text:p>unknown</text:p>
          </table:table-cell>
          <table:table-cell table:style-name="ce3" table:formula="of:=IF(OR([.H873]=&quot;true&quot;; [.I873]=&quot;true&quot;); &quot;true&quot;; IF(OR([.H873]=&quot;false reach&quot;; [.I873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71.c.i </text:p>
          </table:table-cell>
          <table:table-cell table:formula="of:=IF(OR([.E874]=&quot;true&quot;; [.F874]=&quot;true&quot;; [.G874]=&quot;true&quot;; [.H874]=&quot;true&quot;; [.I874]=&quot;true&quot;; [.J874]=&quot;true&quot;); &quot;true&quot;; IF(OR([.E874]=&quot;false reach&quot;; [.F874]=&quot;false reach&quot;; [.G874]=&quot;false reach&quot;; [.H874]=&quot;false reach&quot;; [.I874]=&quot;false reach&quot;; [.J874]=&quot;false reach&quot;); &quot;false&quot;; &quot;unknown&quot;))" office:value-type="string" office:string-value="false">
            <text:p>false</text:p>
          </table:table-cell>
          <table:table-cell table:style-name="ce3" table:formula="of:=IF(OR([.F874]=&quot;true&quot;; [.G874]=&quot;true&quot;); &quot;true&quot;; IF(OR([.F874]=&quot;false reach&quot;; [.G874]=&quot;false reach&quot;); &quot;false&quot;; &quot;unknown&quot;))" office:value-type="string" office:string-value="unknown">
            <text:p>unknown</text:p>
          </table:table-cell>
          <table:table-cell table:style-name="ce3" table:formula="of:=IF(OR([.H874]=&quot;true&quot;; [.I874]=&quot;true&quot;); &quot;true&quot;; IF(OR([.H874]=&quot;false reach&quot;; [.I87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72.c.i </text:p>
          </table:table-cell>
          <table:table-cell table:formula="of:=IF(OR([.E875]=&quot;true&quot;; [.F875]=&quot;true&quot;; [.G875]=&quot;true&quot;; [.H875]=&quot;true&quot;; [.I875]=&quot;true&quot;; [.J875]=&quot;true&quot;); &quot;true&quot;; IF(OR([.E875]=&quot;false reach&quot;; [.F875]=&quot;false reach&quot;; [.G875]=&quot;false reach&quot;; [.H875]=&quot;false reach&quot;; [.I875]=&quot;false reach&quot;; [.J875]=&quot;false reach&quot;); &quot;false&quot;; &quot;unknown&quot;))" office:value-type="string" office:string-value="false">
            <text:p>false</text:p>
          </table:table-cell>
          <table:table-cell table:style-name="ce3" table:formula="of:=IF(OR([.F875]=&quot;true&quot;; [.G875]=&quot;true&quot;); &quot;true&quot;; IF(OR([.F875]=&quot;false reach&quot;; [.G875]=&quot;false reach&quot;); &quot;false&quot;; &quot;unknown&quot;))" office:value-type="string" office:string-value="unknown">
            <text:p>unknown</text:p>
          </table:table-cell>
          <table:table-cell table:style-name="ce3" table:formula="of:=IF(OR([.H875]=&quot;true&quot;; [.I875]=&quot;true&quot;); &quot;true&quot;; IF(OR([.H875]=&quot;false reach&quot;; [.I87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73.c.i </text:p>
          </table:table-cell>
          <table:table-cell table:formula="of:=IF(OR([.E876]=&quot;true&quot;; [.F876]=&quot;true&quot;; [.G876]=&quot;true&quot;; [.H876]=&quot;true&quot;; [.I876]=&quot;true&quot;; [.J876]=&quot;true&quot;); &quot;true&quot;; IF(OR([.E876]=&quot;false reach&quot;; [.F876]=&quot;false reach&quot;; [.G876]=&quot;false reach&quot;; [.H876]=&quot;false reach&quot;; [.I876]=&quot;false reach&quot;; [.J876]=&quot;false reach&quot;); &quot;false&quot;; &quot;unknown&quot;))" office:value-type="string" office:string-value="false">
            <text:p>false</text:p>
          </table:table-cell>
          <table:table-cell table:style-name="ce3" table:formula="of:=IF(OR([.F876]=&quot;true&quot;; [.G876]=&quot;true&quot;); &quot;true&quot;; IF(OR([.F876]=&quot;false reach&quot;; [.G876]=&quot;false reach&quot;); &quot;false&quot;; &quot;unknown&quot;))" office:value-type="string" office:string-value="unknown">
            <text:p>unknown</text:p>
          </table:table-cell>
          <table:table-cell table:style-name="ce3" table:formula="of:=IF(OR([.H876]=&quot;true&quot;; [.I876]=&quot;true&quot;); &quot;true&quot;; IF(OR([.H876]=&quot;false reach&quot;; [.I87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74.c.i </text:p>
          </table:table-cell>
          <table:table-cell table:formula="of:=IF(OR([.E877]=&quot;true&quot;; [.F877]=&quot;true&quot;; [.G877]=&quot;true&quot;; [.H877]=&quot;true&quot;; [.I877]=&quot;true&quot;; [.J877]=&quot;true&quot;); &quot;true&quot;; IF(OR([.E877]=&quot;false reach&quot;; [.F877]=&quot;false reach&quot;; [.G877]=&quot;false reach&quot;; [.H877]=&quot;false reach&quot;; [.I877]=&quot;false reach&quot;; [.J877]=&quot;false reach&quot;); &quot;false&quot;; &quot;unknown&quot;))" office:value-type="string" office:string-value="unknown">
            <text:p>unknown</text:p>
          </table:table-cell>
          <table:table-cell table:style-name="ce3" table:formula="of:=IF(OR([.F877]=&quot;true&quot;; [.G877]=&quot;true&quot;); &quot;true&quot;; IF(OR([.F877]=&quot;false reach&quot;; [.G877]=&quot;false reach&quot;); &quot;false&quot;; &quot;unknown&quot;))" office:value-type="string" office:string-value="unknown">
            <text:p>unknown</text:p>
          </table:table-cell>
          <table:table-cell table:style-name="ce3" table:formula="of:=IF(OR([.H877]=&quot;true&quot;; [.I877]=&quot;true&quot;); &quot;true&quot;; IF(OR([.H877]=&quot;false reach&quot;; [.I8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float" office:value="-0">
            <text:p>0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75.c.i </text:p>
          </table:table-cell>
          <table:table-cell table:formula="of:=IF(OR([.E878]=&quot;true&quot;; [.F878]=&quot;true&quot;; [.G878]=&quot;true&quot;; [.H878]=&quot;true&quot;; [.I878]=&quot;true&quot;; [.J878]=&quot;true&quot;); &quot;true&quot;; IF(OR([.E878]=&quot;false reach&quot;; [.F878]=&quot;false reach&quot;; [.G878]=&quot;false reach&quot;; [.H878]=&quot;false reach&quot;; [.I878]=&quot;false reach&quot;; [.J878]=&quot;false reach&quot;); &quot;false&quot;; &quot;unknown&quot;))" office:value-type="string" office:string-value="false">
            <text:p>false</text:p>
          </table:table-cell>
          <table:table-cell table:style-name="ce3" table:formula="of:=IF(OR([.F878]=&quot;true&quot;; [.G878]=&quot;true&quot;); &quot;true&quot;; IF(OR([.F878]=&quot;false reach&quot;; [.G878]=&quot;false reach&quot;); &quot;false&quot;; &quot;unknown&quot;))" office:value-type="string" office:string-value="unknown">
            <text:p>unknown</text:p>
          </table:table-cell>
          <table:table-cell table:style-name="ce3" table:formula="of:=IF(OR([.H878]=&quot;true&quot;; [.I878]=&quot;true&quot;); &quot;true&quot;; IF(OR([.H878]=&quot;false reach&quot;; [.I87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killed by signal 9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76.c.i </text:p>
          </table:table-cell>
          <table:table-cell table:formula="of:=IF(OR([.E879]=&quot;true&quot;; [.F879]=&quot;true&quot;; [.G879]=&quot;true&quot;; [.H879]=&quot;true&quot;; [.I879]=&quot;true&quot;; [.J879]=&quot;true&quot;); &quot;true&quot;; IF(OR([.E879]=&quot;false reach&quot;; [.F879]=&quot;false reach&quot;; [.G879]=&quot;false reach&quot;; [.H879]=&quot;false reach&quot;; [.I879]=&quot;false reach&quot;; [.J879]=&quot;false reach&quot;); &quot;false&quot;; &quot;unknown&quot;))" office:value-type="string" office:string-value="unknown">
            <text:p>unknown</text:p>
          </table:table-cell>
          <table:table-cell table:style-name="ce3" table:formula="of:=IF(OR([.F879]=&quot;true&quot;; [.G879]=&quot;true&quot;); &quot;true&quot;; IF(OR([.F879]=&quot;false reach&quot;; [.G879]=&quot;false reach&quot;); &quot;false&quot;; &quot;unknown&quot;))" office:value-type="string" office:string-value="unknown">
            <text:p>unknown</text:p>
          </table:table-cell>
          <table:table-cell table:style-name="ce3" table:formula="of:=IF(OR([.H879]=&quot;true&quot;; [.I879]=&quot;true&quot;); &quot;true&quot;; IF(OR([.H879]=&quot;false reach&quot;; [.I87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77.c.i </text:p>
          </table:table-cell>
          <table:table-cell table:formula="of:=IF(OR([.E880]=&quot;true&quot;; [.F880]=&quot;true&quot;; [.G880]=&quot;true&quot;; [.H880]=&quot;true&quot;; [.I880]=&quot;true&quot;; [.J880]=&quot;true&quot;); &quot;true&quot;; IF(OR([.E880]=&quot;false reach&quot;; [.F880]=&quot;false reach&quot;; [.G880]=&quot;false reach&quot;; [.H880]=&quot;false reach&quot;; [.I880]=&quot;false reach&quot;; [.J880]=&quot;false reach&quot;); &quot;false&quot;; &quot;unknown&quot;))" office:value-type="string" office:string-value="true">
            <text:p>true</text:p>
          </table:table-cell>
          <table:table-cell table:style-name="ce3" table:formula="of:=IF(OR([.F880]=&quot;true&quot;; [.G880]=&quot;true&quot;); &quot;true&quot;; IF(OR([.F880]=&quot;false reach&quot;; [.G880]=&quot;false reach&quot;); &quot;false&quot;; &quot;unknown&quot;))" office:value-type="string" office:string-value="true">
            <text:p>true</text:p>
          </table:table-cell>
          <table:table-cell table:style-name="ce3" table:formula="of:=IF(OR([.H880]=&quot;true&quot;; [.I880]=&quot;true&quot;); &quot;true&quot;; IF(OR([.H880]=&quot;false reach&quot;; [.I8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78.c.i </text:p>
          </table:table-cell>
          <table:table-cell table:formula="of:=IF(OR([.E881]=&quot;true&quot;; [.F881]=&quot;true&quot;; [.G881]=&quot;true&quot;; [.H881]=&quot;true&quot;; [.I881]=&quot;true&quot;; [.J881]=&quot;true&quot;); &quot;true&quot;; IF(OR([.E881]=&quot;false reach&quot;; [.F881]=&quot;false reach&quot;; [.G881]=&quot;false reach&quot;; [.H881]=&quot;false reach&quot;; [.I881]=&quot;false reach&quot;; [.J881]=&quot;false reach&quot;); &quot;false&quot;; &quot;unknown&quot;))" office:value-type="string" office:string-value="unknown">
            <text:p>unknown</text:p>
          </table:table-cell>
          <table:table-cell table:style-name="ce3" table:formula="of:=IF(OR([.F881]=&quot;true&quot;; [.G881]=&quot;true&quot;); &quot;true&quot;; IF(OR([.F881]=&quot;false reach&quot;; [.G881]=&quot;false reach&quot;); &quot;false&quot;; &quot;unknown&quot;))" office:value-type="string" office:string-value="unknown">
            <text:p>unknown</text:p>
          </table:table-cell>
          <table:table-cell table:style-name="ce3" table:formula="of:=IF(OR([.H881]=&quot;true&quot;; [.I881]=&quot;true&quot;); &quot;true&quot;; IF(OR([.H881]=&quot;false reach&quot;; [.I8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79.c.i </text:p>
          </table:table-cell>
          <table:table-cell table:formula="of:=IF(OR([.E882]=&quot;true&quot;; [.F882]=&quot;true&quot;; [.G882]=&quot;true&quot;; [.H882]=&quot;true&quot;; [.I882]=&quot;true&quot;; [.J882]=&quot;true&quot;); &quot;true&quot;; IF(OR([.E882]=&quot;false reach&quot;; [.F882]=&quot;false reach&quot;; [.G882]=&quot;false reach&quot;; [.H882]=&quot;false reach&quot;; [.I882]=&quot;false reach&quot;; [.J882]=&quot;false reach&quot;); &quot;false&quot;; &quot;unknown&quot;))" office:value-type="string" office:string-value="true">
            <text:p>true</text:p>
          </table:table-cell>
          <table:table-cell table:style-name="ce3" table:formula="of:=IF(OR([.F882]=&quot;true&quot;; [.G882]=&quot;true&quot;); &quot;true&quot;; IF(OR([.F882]=&quot;false reach&quot;; [.G882]=&quot;false reach&quot;); &quot;false&quot;; &quot;unknown&quot;))" office:value-type="string" office:string-value="unknown">
            <text:p>unknown</text:p>
          </table:table-cell>
          <table:table-cell table:style-name="ce3" table:formula="of:=IF(OR([.H882]=&quot;true&quot;; [.I882]=&quot;true&quot;); &quot;true&quot;; IF(OR([.H882]=&quot;false reach&quot;; [.I8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80.c.i </text:p>
          </table:table-cell>
          <table:table-cell table:formula="of:=IF(OR([.E883]=&quot;true&quot;; [.F883]=&quot;true&quot;; [.G883]=&quot;true&quot;; [.H883]=&quot;true&quot;; [.I883]=&quot;true&quot;; [.J883]=&quot;true&quot;); &quot;true&quot;; IF(OR([.E883]=&quot;false reach&quot;; [.F883]=&quot;false reach&quot;; [.G883]=&quot;false reach&quot;; [.H883]=&quot;false reach&quot;; [.I883]=&quot;false reach&quot;; [.J883]=&quot;false reach&quot;); &quot;false&quot;; &quot;unknown&quot;))" office:value-type="string" office:string-value="true">
            <text:p>true</text:p>
          </table:table-cell>
          <table:table-cell table:style-name="ce3" table:formula="of:=IF(OR([.F883]=&quot;true&quot;; [.G883]=&quot;true&quot;); &quot;true&quot;; IF(OR([.F883]=&quot;false reach&quot;; [.G883]=&quot;false reach&quot;); &quot;false&quot;; &quot;unknown&quot;))" office:value-type="string" office:string-value="true">
            <text:p>true</text:p>
          </table:table-cell>
          <table:table-cell table:style-name="ce3" table:formula="of:=IF(OR([.H883]=&quot;true&quot;; [.I883]=&quot;true&quot;); &quot;true&quot;; IF(OR([.H883]=&quot;false reach&quot;; [.I8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81.c.i </text:p>
          </table:table-cell>
          <table:table-cell table:formula="of:=IF(OR([.E884]=&quot;true&quot;; [.F884]=&quot;true&quot;; [.G884]=&quot;true&quot;; [.H884]=&quot;true&quot;; [.I884]=&quot;true&quot;; [.J884]=&quot;true&quot;); &quot;true&quot;; IF(OR([.E884]=&quot;false reach&quot;; [.F884]=&quot;false reach&quot;; [.G884]=&quot;false reach&quot;; [.H884]=&quot;false reach&quot;; [.I884]=&quot;false reach&quot;; [.J884]=&quot;false reach&quot;); &quot;false&quot;; &quot;unknown&quot;))" office:value-type="string" office:string-value="unknown">
            <text:p>unknown</text:p>
          </table:table-cell>
          <table:table-cell table:style-name="ce3" table:formula="of:=IF(OR([.F884]=&quot;true&quot;; [.G884]=&quot;true&quot;); &quot;true&quot;; IF(OR([.F884]=&quot;false reach&quot;; [.G884]=&quot;false reach&quot;); &quot;false&quot;; &quot;unknown&quot;))" office:value-type="string" office:string-value="unknown">
            <text:p>unknown</text:p>
          </table:table-cell>
          <table:table-cell table:style-name="ce3" table:formula="of:=IF(OR([.H884]=&quot;true&quot;; [.I884]=&quot;true&quot;); &quot;true&quot;; IF(OR([.H884]=&quot;false reach&quot;; [.I884]=&quot;false reach&quot;); &quot;false&quot;; &quot;unknown&quot;))" office:value-type="string" office:string-value="unknown">
            <text:p>unknown</text:p>
          </table:table-cell>
          <table:table-cell office:value-type="string">
            <text:p>killed </text:p>
          </table:table-cell>
          <table:table-cell office:value-type="float" office:value="-0">
            <text:p>0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82.c.i </text:p>
          </table:table-cell>
          <table:table-cell table:formula="of:=IF(OR([.E885]=&quot;true&quot;; [.F885]=&quot;true&quot;; [.G885]=&quot;true&quot;; [.H885]=&quot;true&quot;; [.I885]=&quot;true&quot;; [.J885]=&quot;true&quot;); &quot;true&quot;; IF(OR([.E885]=&quot;false reach&quot;; [.F885]=&quot;false reach&quot;; [.G885]=&quot;false reach&quot;; [.H885]=&quot;false reach&quot;; [.I885]=&quot;false reach&quot;; [.J885]=&quot;false reach&quot;); &quot;false&quot;; &quot;unknown&quot;))" office:value-type="string" office:string-value="false">
            <text:p>false</text:p>
          </table:table-cell>
          <table:table-cell table:style-name="ce3" table:formula="of:=IF(OR([.F885]=&quot;true&quot;; [.G885]=&quot;true&quot;); &quot;true&quot;; IF(OR([.F885]=&quot;false reach&quot;; [.G885]=&quot;false reach&quot;); &quot;false&quot;; &quot;unknown&quot;))" office:value-type="string" office:string-value="unknown">
            <text:p>unknown</text:p>
          </table:table-cell>
          <table:table-cell table:style-name="ce3" table:formula="of:=IF(OR([.H885]=&quot;true&quot;; [.I885]=&quot;true&quot;); &quot;true&quot;; IF(OR([.H885]=&quot;false reach&quot;; [.I88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83.c.i </text:p>
          </table:table-cell>
          <table:table-cell table:formula="of:=IF(OR([.E886]=&quot;true&quot;; [.F886]=&quot;true&quot;; [.G886]=&quot;true&quot;; [.H886]=&quot;true&quot;; [.I886]=&quot;true&quot;; [.J886]=&quot;true&quot;); &quot;true&quot;; IF(OR([.E886]=&quot;false reach&quot;; [.F886]=&quot;false reach&quot;; [.G886]=&quot;false reach&quot;; [.H886]=&quot;false reach&quot;; [.I886]=&quot;false reach&quot;; [.J886]=&quot;false reach&quot;); &quot;false&quot;; &quot;unknown&quot;))" office:value-type="string" office:string-value="unknown">
            <text:p>unknown</text:p>
          </table:table-cell>
          <table:table-cell table:style-name="ce3" table:formula="of:=IF(OR([.F886]=&quot;true&quot;; [.G886]=&quot;true&quot;); &quot;true&quot;; IF(OR([.F886]=&quot;false reach&quot;; [.G886]=&quot;false reach&quot;); &quot;false&quot;; &quot;unknown&quot;))" office:value-type="string" office:string-value="unknown">
            <text:p>unknown</text:p>
          </table:table-cell>
          <table:table-cell table:style-name="ce3" table:formula="of:=IF(OR([.H886]=&quot;true&quot;; [.I886]=&quot;true&quot;); &quot;true&quot;; IF(OR([.H886]=&quot;false reach&quot;; [.I88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84.c.i </text:p>
          </table:table-cell>
          <table:table-cell table:formula="of:=IF(OR([.E887]=&quot;true&quot;; [.F887]=&quot;true&quot;; [.G887]=&quot;true&quot;; [.H887]=&quot;true&quot;; [.I887]=&quot;true&quot;; [.J887]=&quot;true&quot;); &quot;true&quot;; IF(OR([.E887]=&quot;false reach&quot;; [.F887]=&quot;false reach&quot;; [.G887]=&quot;false reach&quot;; [.H887]=&quot;false reach&quot;; [.I887]=&quot;false reach&quot;; [.J887]=&quot;false reach&quot;); &quot;false&quot;; &quot;unknown&quot;))" office:value-type="string" office:string-value="false">
            <text:p>false</text:p>
          </table:table-cell>
          <table:table-cell table:style-name="ce3" table:formula="of:=IF(OR([.F887]=&quot;true&quot;; [.G887]=&quot;true&quot;); &quot;true&quot;; IF(OR([.F887]=&quot;false reach&quot;; [.G887]=&quot;false reach&quot;); &quot;false&quot;; &quot;unknown&quot;))" office:value-type="string" office:string-value="unknown">
            <text:p>unknown</text:p>
          </table:table-cell>
          <table:table-cell table:style-name="ce3" table:formula="of:=IF(OR([.H887]=&quot;true&quot;; [.I887]=&quot;true&quot;); &quot;true&quot;; IF(OR([.H887]=&quot;false reach&quot;; [.I88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float" office:value="-0">
            <text:p>0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85.c.i </text:p>
          </table:table-cell>
          <table:table-cell table:formula="of:=IF(OR([.E888]=&quot;true&quot;; [.F888]=&quot;true&quot;; [.G888]=&quot;true&quot;; [.H888]=&quot;true&quot;; [.I888]=&quot;true&quot;; [.J888]=&quot;true&quot;); &quot;true&quot;; IF(OR([.E888]=&quot;false reach&quot;; [.F888]=&quot;false reach&quot;; [.G888]=&quot;false reach&quot;; [.H888]=&quot;false reach&quot;; [.I888]=&quot;false reach&quot;; [.J888]=&quot;false reach&quot;); &quot;false&quot;; &quot;unknown&quot;))" office:value-type="string" office:string-value="false">
            <text:p>false</text:p>
          </table:table-cell>
          <table:table-cell table:style-name="ce3" table:formula="of:=IF(OR([.F888]=&quot;true&quot;; [.G888]=&quot;true&quot;); &quot;true&quot;; IF(OR([.F888]=&quot;false reach&quot;; [.G888]=&quot;false reach&quot;); &quot;false&quot;; &quot;unknown&quot;))" office:value-type="string" office:string-value="unknown">
            <text:p>unknown</text:p>
          </table:table-cell>
          <table:table-cell table:style-name="ce3" table:formula="of:=IF(OR([.H888]=&quot;true&quot;; [.I888]=&quot;true&quot;); &quot;true&quot;; IF(OR([.H888]=&quot;false reach&quot;; [.I888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86.c.i </text:p>
          </table:table-cell>
          <table:table-cell table:formula="of:=IF(OR([.E889]=&quot;true&quot;; [.F889]=&quot;true&quot;; [.G889]=&quot;true&quot;; [.H889]=&quot;true&quot;; [.I889]=&quot;true&quot;; [.J889]=&quot;true&quot;); &quot;true&quot;; IF(OR([.E889]=&quot;false reach&quot;; [.F889]=&quot;false reach&quot;; [.G889]=&quot;false reach&quot;; [.H889]=&quot;false reach&quot;; [.I889]=&quot;false reach&quot;; [.J889]=&quot;false reach&quot;); &quot;false&quot;; &quot;unknown&quot;))" office:value-type="string" office:string-value="true">
            <text:p>true</text:p>
          </table:table-cell>
          <table:table-cell table:style-name="ce3" table:formula="of:=IF(OR([.F889]=&quot;true&quot;; [.G889]=&quot;true&quot;); &quot;true&quot;; IF(OR([.F889]=&quot;false reach&quot;; [.G889]=&quot;false reach&quot;); &quot;false&quot;; &quot;unknown&quot;))" office:value-type="string" office:string-value="true">
            <text:p>true</text:p>
          </table:table-cell>
          <table:table-cell table:style-name="ce3" table:formula="of:=IF(OR([.H889]=&quot;true&quot;; [.I889]=&quot;true&quot;); &quot;true&quot;; IF(OR([.H889]=&quot;false reach&quot;; [.I88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87.c.i </text:p>
          </table:table-cell>
          <table:table-cell table:formula="of:=IF(OR([.E890]=&quot;true&quot;; [.F890]=&quot;true&quot;; [.G890]=&quot;true&quot;; [.H890]=&quot;true&quot;; [.I890]=&quot;true&quot;; [.J890]=&quot;true&quot;); &quot;true&quot;; IF(OR([.E890]=&quot;false reach&quot;; [.F890]=&quot;false reach&quot;; [.G890]=&quot;false reach&quot;; [.H890]=&quot;false reach&quot;; [.I890]=&quot;false reach&quot;; [.J890]=&quot;false reach&quot;); &quot;false&quot;; &quot;unknown&quot;))" office:value-type="string" office:string-value="true">
            <text:p>true</text:p>
          </table:table-cell>
          <table:table-cell table:style-name="ce3" table:formula="of:=IF(OR([.F890]=&quot;true&quot;; [.G890]=&quot;true&quot;); &quot;true&quot;; IF(OR([.F890]=&quot;false reach&quot;; [.G890]=&quot;false reach&quot;); &quot;false&quot;; &quot;unknown&quot;))" office:value-type="string" office:string-value="unknown">
            <text:p>unknown</text:p>
          </table:table-cell>
          <table:table-cell table:style-name="ce3" table:formula="of:=IF(OR([.H890]=&quot;true&quot;; [.I890]=&quot;true&quot;); &quot;true&quot;; IF(OR([.H890]=&quot;false reach&quot;; [.I89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float" office:value="-0">
            <text:p>0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88.c.i </text:p>
          </table:table-cell>
          <table:table-cell table:formula="of:=IF(OR([.E891]=&quot;true&quot;; [.F891]=&quot;true&quot;; [.G891]=&quot;true&quot;; [.H891]=&quot;true&quot;; [.I891]=&quot;true&quot;; [.J891]=&quot;true&quot;); &quot;true&quot;; IF(OR([.E891]=&quot;false reach&quot;; [.F891]=&quot;false reach&quot;; [.G891]=&quot;false reach&quot;; [.H891]=&quot;false reach&quot;; [.I891]=&quot;false reach&quot;; [.J891]=&quot;false reach&quot;); &quot;false&quot;; &quot;unknown&quot;))" office:value-type="string" office:string-value="false">
            <text:p>false</text:p>
          </table:table-cell>
          <table:table-cell table:style-name="ce3" table:formula="of:=IF(OR([.F891]=&quot;true&quot;; [.G891]=&quot;true&quot;); &quot;true&quot;; IF(OR([.F891]=&quot;false reach&quot;; [.G891]=&quot;false reach&quot;); &quot;false&quot;; &quot;unknown&quot;))" office:value-type="string" office:string-value="unknown">
            <text:p>unknown</text:p>
          </table:table-cell>
          <table:table-cell table:style-name="ce3" table:formula="of:=IF(OR([.H891]=&quot;true&quot;; [.I891]=&quot;true&quot;); &quot;true&quot;; IF(OR([.H891]=&quot;false reach&quot;; [.I89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float" office:value="-0">
            <text:p>0</text:p>
          </table:table-cell>
          <table:table-cell table:style-name="ce3"/>
        </table:table-row>
        <table:table-row table:style-name="ro3">
          <table:table-cell office:value-type="string">
            <text:p>Problem09_89.c.i </text:p>
          </table:table-cell>
          <table:table-cell table:formula="of:=IF(OR([.E892]=&quot;true&quot;; [.F892]=&quot;true&quot;; [.G892]=&quot;true&quot;; [.H892]=&quot;true&quot;; [.I892]=&quot;true&quot;; [.J892]=&quot;true&quot;); &quot;true&quot;; IF(OR([.E892]=&quot;false reach&quot;; [.F892]=&quot;false reach&quot;; [.G892]=&quot;false reach&quot;; [.H892]=&quot;false reach&quot;; [.I892]=&quot;false reach&quot;; [.J892]=&quot;false reach&quot;); &quot;false&quot;; &quot;unknown&quot;))" office:value-type="string" office:string-value="false">
            <text:p>false</text:p>
          </table:table-cell>
          <table:table-cell table:style-name="ce3" table:formula="of:=IF(OR([.F892]=&quot;true&quot;; [.G892]=&quot;true&quot;); &quot;true&quot;; IF(OR([.F892]=&quot;false reach&quot;; [.G892]=&quot;false reach&quot;); &quot;false&quot;; &quot;unknown&quot;))" office:value-type="string" office:string-value="unknown">
            <text:p>unknown</text:p>
          </table:table-cell>
          <table:table-cell table:style-name="ce3" table:formula="of:=IF(OR([.H892]=&quot;true&quot;; [.I892]=&quot;true&quot;); &quot;true&quot;; IF(OR([.H892]=&quot;false reach&quot;; [.I892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0.c.i </text:p>
          </table:table-cell>
          <table:table-cell table:formula="of:=IF(OR([.E893]=&quot;true&quot;; [.F893]=&quot;true&quot;; [.G893]=&quot;true&quot;; [.H893]=&quot;true&quot;; [.I893]=&quot;true&quot;; [.J893]=&quot;true&quot;); &quot;true&quot;; IF(OR([.E893]=&quot;false reach&quot;; [.F893]=&quot;false reach&quot;; [.G893]=&quot;false reach&quot;; [.H893]=&quot;false reach&quot;; [.I893]=&quot;false reach&quot;; [.J893]=&quot;false reach&quot;); &quot;false&quot;; &quot;unknown&quot;))" office:value-type="string" office:string-value="unknown">
            <text:p>unknown</text:p>
          </table:table-cell>
          <table:table-cell table:style-name="ce3" table:formula="of:=IF(OR([.F893]=&quot;true&quot;; [.G893]=&quot;true&quot;); &quot;true&quot;; IF(OR([.F893]=&quot;false reach&quot;; [.G893]=&quot;false reach&quot;); &quot;false&quot;; &quot;unknown&quot;))" office:value-type="string" office:string-value="unknown">
            <text:p>unknown</text:p>
          </table:table-cell>
          <table:table-cell table:style-name="ce3" table:formula="of:=IF(OR([.H893]=&quot;true&quot;; [.I893]=&quot;true&quot;); &quot;true&quot;; IF(OR([.H893]=&quot;false reach&quot;; [.I8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1.c.i </text:p>
          </table:table-cell>
          <table:table-cell table:formula="of:=IF(OR([.E894]=&quot;true&quot;; [.F894]=&quot;true&quot;; [.G894]=&quot;true&quot;; [.H894]=&quot;true&quot;; [.I894]=&quot;true&quot;; [.J894]=&quot;true&quot;); &quot;true&quot;; IF(OR([.E894]=&quot;false reach&quot;; [.F894]=&quot;false reach&quot;; [.G894]=&quot;false reach&quot;; [.H894]=&quot;false reach&quot;; [.I894]=&quot;false reach&quot;; [.J894]=&quot;false reach&quot;); &quot;false&quot;; &quot;unknown&quot;))" office:value-type="string" office:string-value="false">
            <text:p>false</text:p>
          </table:table-cell>
          <table:table-cell table:style-name="ce3" table:formula="of:=IF(OR([.F894]=&quot;true&quot;; [.G894]=&quot;true&quot;); &quot;true&quot;; IF(OR([.F894]=&quot;false reach&quot;; [.G894]=&quot;false reach&quot;); &quot;false&quot;; &quot;unknown&quot;))" office:value-type="string" office:string-value="unknown">
            <text:p>unknown</text:p>
          </table:table-cell>
          <table:table-cell table:style-name="ce3" table:formula="of:=IF(OR([.H894]=&quot;true&quot;; [.I894]=&quot;true&quot;); &quot;true&quot;; IF(OR([.H894]=&quot;false reach&quot;; [.I894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2.c.i </text:p>
          </table:table-cell>
          <table:table-cell table:formula="of:=IF(OR([.E895]=&quot;true&quot;; [.F895]=&quot;true&quot;; [.G895]=&quot;true&quot;; [.H895]=&quot;true&quot;; [.I895]=&quot;true&quot;; [.J895]=&quot;true&quot;); &quot;true&quot;; IF(OR([.E895]=&quot;false reach&quot;; [.F895]=&quot;false reach&quot;; [.G895]=&quot;false reach&quot;; [.H895]=&quot;false reach&quot;; [.I895]=&quot;false reach&quot;; [.J895]=&quot;false reach&quot;); &quot;false&quot;; &quot;unknown&quot;))" office:value-type="string" office:string-value="false">
            <text:p>false</text:p>
          </table:table-cell>
          <table:table-cell table:style-name="ce3" table:formula="of:=IF(OR([.F895]=&quot;true&quot;; [.G895]=&quot;true&quot;); &quot;true&quot;; IF(OR([.F895]=&quot;false reach&quot;; [.G895]=&quot;false reach&quot;); &quot;false&quot;; &quot;unknown&quot;))" office:value-type="string" office:string-value="unknown">
            <text:p>unknown</text:p>
          </table:table-cell>
          <table:table-cell table:style-name="ce3" table:formula="of:=IF(OR([.H895]=&quot;true&quot;; [.I895]=&quot;true&quot;); &quot;true&quot;; IF(OR([.H895]=&quot;false reach&quot;; [.I895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3.c.i </text:p>
          </table:table-cell>
          <table:table-cell table:formula="of:=IF(OR([.E896]=&quot;true&quot;; [.F896]=&quot;true&quot;; [.G896]=&quot;true&quot;; [.H896]=&quot;true&quot;; [.I896]=&quot;true&quot;; [.J896]=&quot;true&quot;); &quot;true&quot;; IF(OR([.E896]=&quot;false reach&quot;; [.F896]=&quot;false reach&quot;; [.G896]=&quot;false reach&quot;; [.H896]=&quot;false reach&quot;; [.I896]=&quot;false reach&quot;; [.J896]=&quot;false reach&quot;); &quot;false&quot;; &quot;unknown&quot;))" office:value-type="string" office:string-value="false">
            <text:p>false</text:p>
          </table:table-cell>
          <table:table-cell table:style-name="ce3" table:formula="of:=IF(OR([.F896]=&quot;true&quot;; [.G896]=&quot;true&quot;); &quot;true&quot;; IF(OR([.F896]=&quot;false reach&quot;; [.G896]=&quot;false reach&quot;); &quot;false&quot;; &quot;unknown&quot;))" office:value-type="string" office:string-value="unknown">
            <text:p>unknown</text:p>
          </table:table-cell>
          <table:table-cell table:style-name="ce3" table:formula="of:=IF(OR([.H896]=&quot;true&quot;; [.I896]=&quot;true&quot;); &quot;true&quot;; IF(OR([.H896]=&quot;false reach&quot;; [.I896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4.c.i </text:p>
          </table:table-cell>
          <table:table-cell table:formula="of:=IF(OR([.E897]=&quot;true&quot;; [.F897]=&quot;true&quot;; [.G897]=&quot;true&quot;; [.H897]=&quot;true&quot;; [.I897]=&quot;true&quot;; [.J897]=&quot;true&quot;); &quot;true&quot;; IF(OR([.E897]=&quot;false reach&quot;; [.F897]=&quot;false reach&quot;; [.G897]=&quot;false reach&quot;; [.H897]=&quot;false reach&quot;; [.I897]=&quot;false reach&quot;; [.J897]=&quot;false reach&quot;); &quot;false&quot;; &quot;unknown&quot;))" office:value-type="string" office:string-value="false">
            <text:p>false</text:p>
          </table:table-cell>
          <table:table-cell table:style-name="ce3" table:formula="of:=IF(OR([.F897]=&quot;true&quot;; [.G897]=&quot;true&quot;); &quot;true&quot;; IF(OR([.F897]=&quot;false reach&quot;; [.G897]=&quot;false reach&quot;); &quot;false&quot;; &quot;unknown&quot;))" office:value-type="string" office:string-value="unknown">
            <text:p>unknown</text:p>
          </table:table-cell>
          <table:table-cell table:style-name="ce3" table:formula="of:=IF(OR([.H897]=&quot;true&quot;; [.I897]=&quot;true&quot;); &quot;true&quot;; IF(OR([.H897]=&quot;false reach&quot;; [.I897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5.c.i </text:p>
          </table:table-cell>
          <table:table-cell table:formula="of:=IF(OR([.E898]=&quot;true&quot;; [.F898]=&quot;true&quot;; [.G898]=&quot;true&quot;; [.H898]=&quot;true&quot;; [.I898]=&quot;true&quot;; [.J898]=&quot;true&quot;); &quot;true&quot;; IF(OR([.E898]=&quot;false reach&quot;; [.F898]=&quot;false reach&quot;; [.G898]=&quot;false reach&quot;; [.H898]=&quot;false reach&quot;; [.I898]=&quot;false reach&quot;; [.J898]=&quot;false reach&quot;); &quot;false&quot;; &quot;unknown&quot;))" office:value-type="string" office:string-value="true">
            <text:p>true</text:p>
          </table:table-cell>
          <table:table-cell table:style-name="ce3" table:formula="of:=IF(OR([.F898]=&quot;true&quot;; [.G898]=&quot;true&quot;); &quot;true&quot;; IF(OR([.F898]=&quot;false reach&quot;; [.G898]=&quot;false reach&quot;); &quot;false&quot;; &quot;unknown&quot;))" office:value-type="string" office:string-value="true">
            <text:p>true</text:p>
          </table:table-cell>
          <table:table-cell table:style-name="ce3" table:formula="of:=IF(OR([.H898]=&quot;true&quot;; [.I898]=&quot;true&quot;); &quot;true&quot;; IF(OR([.H898]=&quot;false reach&quot;; [.I8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 table:style-name="ce3"/>
        </table:table-row>
        <table:table-row table:style-name="ro3">
          <table:table-cell office:value-type="string">
            <text:p>Problem09_96.c.i </text:p>
          </table:table-cell>
          <table:table-cell table:formula="of:=IF(OR([.E899]=&quot;true&quot;; [.F899]=&quot;true&quot;; [.G899]=&quot;true&quot;; [.H899]=&quot;true&quot;; [.I899]=&quot;true&quot;; [.J899]=&quot;true&quot;); &quot;true&quot;; IF(OR([.E899]=&quot;false reach&quot;; [.F899]=&quot;false reach&quot;; [.G899]=&quot;false reach&quot;; [.H899]=&quot;false reach&quot;; [.I899]=&quot;false reach&quot;; [.J899]=&quot;false reach&quot;); &quot;false&quot;; &quot;unknown&quot;))" office:value-type="string" office:string-value="false">
            <text:p>false</text:p>
          </table:table-cell>
          <table:table-cell table:style-name="ce3" table:formula="of:=IF(OR([.F899]=&quot;true&quot;; [.G899]=&quot;true&quot;); &quot;true&quot;; IF(OR([.F899]=&quot;false reach&quot;; [.G899]=&quot;false reach&quot;); &quot;false&quot;; &quot;unknown&quot;))" office:value-type="string" office:string-value="unknown">
            <text:p>unknown</text:p>
          </table:table-cell>
          <table:table-cell table:style-name="ce3" table:formula="of:=IF(OR([.H899]=&quot;true&quot;; [.I899]=&quot;true&quot;); &quot;true&quot;; IF(OR([.H899]=&quot;false reach&quot;; [.I899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7.c.i </text:p>
          </table:table-cell>
          <table:table-cell table:formula="of:=IF(OR([.E900]=&quot;true&quot;; [.F900]=&quot;true&quot;; [.G900]=&quot;true&quot;; [.H900]=&quot;true&quot;; [.I900]=&quot;true&quot;; [.J900]=&quot;true&quot;); &quot;true&quot;; IF(OR([.E900]=&quot;false reach&quot;; [.F900]=&quot;false reach&quot;; [.G900]=&quot;false reach&quot;; [.H900]=&quot;false reach&quot;; [.I900]=&quot;false reach&quot;; [.J900]=&quot;false reach&quot;); &quot;false&quot;; &quot;unknown&quot;))" office:value-type="string" office:string-value="false">
            <text:p>false</text:p>
          </table:table-cell>
          <table:table-cell table:style-name="ce3" table:formula="of:=IF(OR([.F900]=&quot;true&quot;; [.G900]=&quot;true&quot;); &quot;true&quot;; IF(OR([.F900]=&quot;false reach&quot;; [.G900]=&quot;false reach&quot;); &quot;false&quot;; &quot;unknown&quot;))" office:value-type="string" office:string-value="unknown">
            <text:p>unknown</text:p>
          </table:table-cell>
          <table:table-cell table:style-name="ce3" table:formula="of:=IF(OR([.H900]=&quot;true&quot;; [.I900]=&quot;true&quot;); &quot;true&quot;; IF(OR([.H900]=&quot;false reach&quot;; [.I900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8.c.i </text:p>
          </table:table-cell>
          <table:table-cell table:formula="of:=IF(OR([.E901]=&quot;true&quot;; [.F901]=&quot;true&quot;; [.G901]=&quot;true&quot;; [.H901]=&quot;true&quot;; [.I901]=&quot;true&quot;; [.J901]=&quot;true&quot;); &quot;true&quot;; IF(OR([.E901]=&quot;false reach&quot;; [.F901]=&quot;false reach&quot;; [.G901]=&quot;false reach&quot;; [.H901]=&quot;false reach&quot;; [.I901]=&quot;false reach&quot;; [.J901]=&quot;false reach&quot;); &quot;false&quot;; &quot;unknown&quot;))" office:value-type="string" office:string-value="false">
            <text:p>false</text:p>
          </table:table-cell>
          <table:table-cell table:style-name="ce3" table:formula="of:=IF(OR([.F901]=&quot;true&quot;; [.G901]=&quot;true&quot;); &quot;true&quot;; IF(OR([.F901]=&quot;false reach&quot;; [.G901]=&quot;false reach&quot;); &quot;false&quot;; &quot;unknown&quot;))" office:value-type="string" office:string-value="unknown">
            <text:p>unknown</text:p>
          </table:table-cell>
          <table:table-cell table:style-name="ce3" table:formula="of:=IF(OR([.H901]=&quot;true&quot;; [.I901]=&quot;true&quot;); &quot;true&quot;; IF(OR([.H901]=&quot;false reach&quot;; [.I901]=&quot;false reach&quot;); &quot;false&quot;; &quot;unknown&quot;))" office:value-type="string" office:string-value="unknown">
            <text:p>unknown</text:p>
          </table:table-cell>
          <table:table-cell table:style-name="ce1" office:value-type="string">
            <text:p>false reach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out of memory</text:p>
          </table:table-cell>
          <table:table-cell table:style-name="ce3"/>
        </table:table-row>
        <table:table-row table:style-name="ro3">
          <table:table-cell office:value-type="string">
            <text:p>Problem09_99.c.i </text:p>
          </table:table-cell>
          <table:table-cell table:formula="of:=IF(OR([.E902]=&quot;true&quot;; [.F902]=&quot;true&quot;; [.G902]=&quot;true&quot;; [.H902]=&quot;true&quot;; [.I902]=&quot;true&quot;; [.J902]=&quot;true&quot;); &quot;true&quot;; IF(OR([.E902]=&quot;false reach&quot;; [.F902]=&quot;false reach&quot;; [.G902]=&quot;false reach&quot;; [.H902]=&quot;false reach&quot;; [.I902]=&quot;false reach&quot;; [.J902]=&quot;false reach&quot;); &quot;false&quot;; &quot;unknown&quot;))" office:value-type="string" office:string-value="true">
            <text:p>true</text:p>
          </table:table-cell>
          <table:table-cell table:style-name="ce3" table:formula="of:=IF(OR([.F902]=&quot;true&quot;; [.G902]=&quot;true&quot;); &quot;true&quot;; IF(OR([.F902]=&quot;false reach&quot;; [.G902]=&quot;false reach&quot;); &quot;false&quot;; &quot;unknown&quot;))" office:value-type="string" office:string-value="unknown">
            <text:p>unknown</text:p>
          </table:table-cell>
          <table:table-cell table:style-name="ce3" table:formula="of:=IF(OR([.H902]=&quot;true&quot;; [.I902]=&quot;true&quot;); &quot;true&quot;; IF(OR([.H902]=&quot;false reach&quot;; [.I90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4" office:value-type="string">
            <text:p>true</text:p>
          </table:table-cell>
          <table:table-cell table:style-name="ce3"/>
        </table:table-row>
        <table:table-row table:style-name="ro3">
          <table:table-cell table:style-name="ce1" office:value-type="string">
            <text:p>#trues</text:p>
          </table:table-cell>
          <table:table-cell table:formula="of:=COUNTIF([.$B$3:.$B$902]; &quot;true&quot;)" office:value-type="float" office:value="543">
            <text:p>543</text:p>
          </table:table-cell>
          <table:table-cell table:formula="of:=COUNTIF([.$C$3:.$C$902]; &quot;true&quot;)" office:value-type="float" office:value="465">
            <text:p>465</text:p>
          </table:table-cell>
          <table:table-cell table:formula="of:=COUNTIF([.$D$3:.$D$902]; &quot;true&quot;)" office:value-type="float" office:value="511">
            <text:p>511</text:p>
          </table:table-cell>
          <table:table-cell table:formula="of:=COUNTIF([.E$3:.E$902]; &quot;true&quot;)" office:value-type="float" office:value="61">
            <text:p>61</text:p>
          </table:table-cell>
          <table:table-cell table:formula="of:=COUNTIF([.F$3:.F$902]; &quot;true&quot;)" office:value-type="float" office:value="433">
            <text:p>433</text:p>
          </table:table-cell>
          <table:table-cell table:formula="of:=COUNTIF([.G$3:.G$902]; &quot;true&quot;)" office:value-type="float" office:value="299">
            <text:p>299</text:p>
          </table:table-cell>
          <table:table-cell table:formula="of:=COUNTIF([.H$3:.H$902]; &quot;true&quot;)" office:value-type="float" office:value="491">
            <text:p>491</text:p>
          </table:table-cell>
          <table:table-cell table:formula="of:=COUNTIF([.I$3:.I$902]; &quot;true&quot;)" office:value-type="float" office:value="475">
            <text:p>475</text:p>
          </table:table-cell>
          <table:table-cell/>
        </table:table-row>
        <table:table-row table:style-name="ro2">
          <table:table-cell office:value-type="string">
            <text:p>#falses</text:p>
          </table:table-cell>
          <table:table-cell table:formula="of:=COUNTIF([.$B$3:.$B$902]; &quot;false&quot;)" office:value-type="float" office:value="224">
            <text:p>224</text:p>
          </table:table-cell>
          <table:table-cell table:formula="of:=COUNTIF([.$C$3:.$C$902]; &quot;false&quot;)" office:value-type="float" office:value="80">
            <text:p>80</text:p>
          </table:table-cell>
          <table:table-cell table:formula="of:=COUNTIF([.$D$3:.$D$902]; &quot;false&quot;)" office:value-type="float" office:value="32">
            <text:p>32</text:p>
          </table:table-cell>
          <table:table-cell table:formula="of:=COUNTIF([.E$3:.E$902]; &quot;false reach&quot;)" office:value-type="float" office:value="224">
            <text:p>224</text:p>
          </table:table-cell>
          <table:table-cell table:formula="of:=COUNTIF([.F$3:.F$902]; &quot;false reach&quot;)" office:value-type="float" office:value="80">
            <text:p>80</text:p>
          </table:table-cell>
          <table:table-cell table:formula="of:=COUNTIF([.G$3:.G$902]; &quot;false reach&quot;)" office:value-type="float" office:value="78">
            <text:p>78</text:p>
          </table:table-cell>
          <table:table-cell table:formula="of:=COUNTIF([.H$3:.H$902]; &quot;false reach&quot;)" office:value-type="float" office:value="27">
            <text:p>27</text:p>
          </table:table-cell>
          <table:table-cell table:formula="of:=COUNTIF([.I$3:.I$902]; &quot;false reach&quot;)" office:value-type="float" office:value="11">
            <text:p>11</text:p>
          </table:table-cell>
          <table:table-cell/>
        </table:table-row>
        <table:table-row table:style-name="ro3">
          <table:table-cell table:style-name="ce2" office:value-type="string">
            <text:p>#solved</text:p>
          </table:table-cell>
          <table:table-cell table:style-name="ce2" table:formula="of:=[.B904]+[.B903]" office:value-type="float" office:value="767">
            <text:p>767</text:p>
          </table:table-cell>
          <table:table-cell table:style-name="ce2" table:formula="of:=[.C904]+[.C903]" office:value-type="float" office:value="545">
            <text:p>545</text:p>
          </table:table-cell>
          <table:table-cell table:style-name="ce2" table:formula="of:=[.D904]+[.D903]" office:value-type="float" office:value="543">
            <text:p>543</text:p>
          </table:table-cell>
          <table:table-cell table:formula="of:=[.E904]+[.E903]" office:value-type="float" office:value="285">
            <text:p>285</text:p>
          </table:table-cell>
          <table:table-cell table:formula="of:=[.F904]+[.F903]" office:value-type="float" office:value="513">
            <text:p>513</text:p>
          </table:table-cell>
          <table:table-cell table:formula="of:=[.G904]+[.G903]" office:value-type="float" office:value="377">
            <text:p>377</text:p>
          </table:table-cell>
          <table:table-cell table:formula="of:=[.H904]+[.H903]" office:value-type="float" office:value="518">
            <text:p>518</text:p>
          </table:table-cell>
          <table:table-cell table:formula="of:=[.I904]+[.I903]" office:value-type="float" office:value="486">
            <text:p>486</text:p>
          </table:table-cell>
          <table:table-cell/>
        </table:table-row>
        <table:table-row table:style-name="ro3">
          <table:table-cell office:value-type="string">
            <text:p>#unknowns</text:p>
          </table:table-cell>
          <table:table-cell table:formula="of:=COUNTIF([.$B$3:.$B$902]; &quot;unknown&quot;)" office:value-type="float" office:value="133">
            <text:p>133</text:p>
          </table:table-cell>
          <table:table-cell table:formula="of:=COUNTIF([.$C$3:.$C$902]; &quot;unknown&quot;)" office:value-type="float" office:value="355">
            <text:p>355</text:p>
          </table:table-cell>
          <table:table-cell table:formula="of:=COUNTIF([.$D$3:.$D$902]; &quot;unknown&quot;)" office:value-type="float" office:value="357">
            <text:p>357</text:p>
          </table:table-cell>
          <table:table-cell table:formula="of:=[.$B$907]-[.E905]" office:value-type="float" office:value="615">
            <text:p>615</text:p>
          </table:table-cell>
          <table:table-cell table:formula="of:=[.$B$907]-[.F905]" office:value-type="float" office:value="387">
            <text:p>387</text:p>
          </table:table-cell>
          <table:table-cell table:formula="of:=[.$B$907]-[.G905]" office:value-type="float" office:value="523">
            <text:p>523</text:p>
          </table:table-cell>
          <table:table-cell table:formula="of:=[.$B$907]-[.H905]" office:value-type="float" office:value="382">
            <text:p>382</text:p>
          </table:table-cell>
          <table:table-cell table:formula="of:=[.$B$907]-[.I905]" office:value-type="float" office:value="414">
            <text:p>414</text:p>
          </table:table-cell>
          <table:table-cell/>
        </table:table-row>
        <table:table-row table:style-name="ro3">
          <table:table-cell office:value-type="string">
            <text:p>#total</text:p>
          </table:table-cell>
          <table:table-cell table:formula="of:=[.B906]+[.B905]" office:value-type="float" office:value="900">
            <text:p>900</text:p>
          </table:table-cell>
          <table:table-cell table:formula="of:=[.C906]+[.C905]" office:value-type="float" office:value="900">
            <text:p>900</text:p>
          </table:table-cell>
          <table:table-cell table:formula="of:=[.D906]+[.D905]" office:value-type="float" office:value="900">
            <text:p>900</text:p>
          </table:table-cell>
          <table:table-cell table:formula="of:=[.E906]+[.E905]" office:value-type="float" office:value="900">
            <text:p>900</text:p>
          </table:table-cell>
          <table:table-cell table:formula="of:=[.F906]+[.F905]" office:value-type="float" office:value="900">
            <text:p>900</text:p>
          </table:table-cell>
          <table:table-cell table:formula="of:=[.G906]+[.G905]" office:value-type="float" office:value="900">
            <text:p>900</text:p>
          </table:table-cell>
          <table:table-cell table:formula="of:=[.H906]+[.H905]" office:value-type="float" office:value="900">
            <text:p>900</text:p>
          </table:table-cell>
          <table:table-cell table:formula="of:=[.I906]+[.I905]" office:value-type="float" office:value="900">
            <text:p>900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table:number-columns-repeated="4"/>
          <table:table-cell office:value-type="string">
            <text:p>A rerun of Problem 10 with more RAM (-heap 175000M) did not yield any results either (maybe try also more time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test/results/eca2014Explicit-all.14-10-15_2136.results.valueAnalysis-noref.ProblemsEasy.xml</text:p>
          </table:table-cell>
          <table:table-cell office:value-type="string">
            <text:p>test/results/eca2014Explicit-all.14-10-15_2136.results.valueAnalysis-DEFAULT-dynamicItp.ProblemsEasy.xml</text:p>
          </table:table-cell>
          <table:table-cell table:number-columns-repeated="2" office:value-type="string">
            <text:p>test/results/eca2014Explicit-all.14-10-15_2136.results.valueAnalysis-DEFAULT-staticItp.ProblemsEasy.xml</text:p>
          </table:table-cell>
          <table:table-cell office:value-type="string">
            <text:p>test/results/eca2014Explicit-all.14-10-15_2136.results.valueAnalysis-BEST-staticItp.ProblemsEasy.xml</text:p>
          </table:table-cell>
          <table:table-cell/>
        </table:table-row>
        <table:table-row table:style-name="ro3">
          <table:table-cell office:value-type="string">
            <text:p>Problem10_00.c.i </text:p>
          </table:table-cell>
          <table:table-cell table:formula="of:=IF(OR([.E911]=&quot;true&quot;; [.F911]=&quot;true&quot;; [.G911]=&quot;true&quot;; [.H911]=&quot;true&quot;; [.I911]=&quot;true&quot;; [.J911]=&quot;true&quot;); &quot;true&quot;; IF(OR([.E911]=&quot;false reach&quot;; [.F911]=&quot;false reach&quot;; [.G911]=&quot;false reach&quot;; [.H911]=&quot;false reach&quot;; [.I911]=&quot;false reach&quot;; [.J911]=&quot;false reach&quot;); &quot;false&quot;; &quot;unknown&quot;))" office:value-type="string" office:string-value="unknown">
            <text:p>unknown</text:p>
          </table:table-cell>
          <table:table-cell table:style-name="ce3" table:formula="of:=IF(OR([.F911]=&quot;true&quot;; [.G911]=&quot;true&quot;); &quot;true&quot;; IF(OR([.F911]=&quot;false reach&quot;; [.G911]=&quot;false reach&quot;); &quot;false&quot;; &quot;unknown&quot;))" office:value-type="string" office:string-value="unknown">
            <text:p>unknown</text:p>
          </table:table-cell>
          <table:table-cell table:style-name="ce3" table:formula="of:=IF(OR([.H911]=&quot;true&quot;; [.I911]=&quot;true&quot;); &quot;true&quot;; IF(OR([.H911]=&quot;false reach&quot;; [.I9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1.c.i </text:p>
          </table:table-cell>
          <table:table-cell table:formula="of:=IF(OR([.E912]=&quot;true&quot;; [.F912]=&quot;true&quot;; [.G912]=&quot;true&quot;; [.H912]=&quot;true&quot;; [.I912]=&quot;true&quot;; [.J912]=&quot;true&quot;); &quot;true&quot;; IF(OR([.E912]=&quot;false reach&quot;; [.F912]=&quot;false reach&quot;; [.G912]=&quot;false reach&quot;; [.H912]=&quot;false reach&quot;; [.I912]=&quot;false reach&quot;; [.J912]=&quot;false reach&quot;); &quot;false&quot;; &quot;unknown&quot;))" office:value-type="string" office:string-value="unknown">
            <text:p>unknown</text:p>
          </table:table-cell>
          <table:table-cell table:style-name="ce3" table:formula="of:=IF(OR([.F912]=&quot;true&quot;; [.G912]=&quot;true&quot;); &quot;true&quot;; IF(OR([.F912]=&quot;false reach&quot;; [.G912]=&quot;false reach&quot;); &quot;false&quot;; &quot;unknown&quot;))" office:value-type="string" office:string-value="unknown">
            <text:p>unknown</text:p>
          </table:table-cell>
          <table:table-cell table:style-name="ce3" table:formula="of:=IF(OR([.H912]=&quot;true&quot;; [.I912]=&quot;true&quot;); &quot;true&quot;; IF(OR([.H912]=&quot;false reach&quot;; [.I9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2.c.i </text:p>
          </table:table-cell>
          <table:table-cell table:formula="of:=IF(OR([.E913]=&quot;true&quot;; [.F913]=&quot;true&quot;; [.G913]=&quot;true&quot;; [.H913]=&quot;true&quot;; [.I913]=&quot;true&quot;; [.J913]=&quot;true&quot;); &quot;true&quot;; IF(OR([.E913]=&quot;false reach&quot;; [.F913]=&quot;false reach&quot;; [.G913]=&quot;false reach&quot;; [.H913]=&quot;false reach&quot;; [.I913]=&quot;false reach&quot;; [.J913]=&quot;false reach&quot;); &quot;false&quot;; &quot;unknown&quot;))" office:value-type="string" office:string-value="unknown">
            <text:p>unknown</text:p>
          </table:table-cell>
          <table:table-cell table:style-name="ce3" table:formula="of:=IF(OR([.F913]=&quot;true&quot;; [.G913]=&quot;true&quot;); &quot;true&quot;; IF(OR([.F913]=&quot;false reach&quot;; [.G913]=&quot;false reach&quot;); &quot;false&quot;; &quot;unknown&quot;))" office:value-type="string" office:string-value="unknown">
            <text:p>unknown</text:p>
          </table:table-cell>
          <table:table-cell table:style-name="ce3" table:formula="of:=IF(OR([.H913]=&quot;true&quot;; [.I913]=&quot;true&quot;); &quot;true&quot;; IF(OR([.H913]=&quot;false reach&quot;; [.I9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3.c.i </text:p>
          </table:table-cell>
          <table:table-cell table:formula="of:=IF(OR([.E914]=&quot;true&quot;; [.F914]=&quot;true&quot;; [.G914]=&quot;true&quot;; [.H914]=&quot;true&quot;; [.I914]=&quot;true&quot;; [.J914]=&quot;true&quot;); &quot;true&quot;; IF(OR([.E914]=&quot;false reach&quot;; [.F914]=&quot;false reach&quot;; [.G914]=&quot;false reach&quot;; [.H914]=&quot;false reach&quot;; [.I914]=&quot;false reach&quot;; [.J914]=&quot;false reach&quot;); &quot;false&quot;; &quot;unknown&quot;))" office:value-type="string" office:string-value="unknown">
            <text:p>unknown</text:p>
          </table:table-cell>
          <table:table-cell table:style-name="ce3" table:formula="of:=IF(OR([.F914]=&quot;true&quot;; [.G914]=&quot;true&quot;); &quot;true&quot;; IF(OR([.F914]=&quot;false reach&quot;; [.G914]=&quot;false reach&quot;); &quot;false&quot;; &quot;unknown&quot;))" office:value-type="string" office:string-value="unknown">
            <text:p>unknown</text:p>
          </table:table-cell>
          <table:table-cell table:style-name="ce3" table:formula="of:=IF(OR([.H914]=&quot;true&quot;; [.I914]=&quot;true&quot;); &quot;true&quot;; IF(OR([.H914]=&quot;false reach&quot;; [.I9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4.c.i </text:p>
          </table:table-cell>
          <table:table-cell table:formula="of:=IF(OR([.E915]=&quot;true&quot;; [.F915]=&quot;true&quot;; [.G915]=&quot;true&quot;; [.H915]=&quot;true&quot;; [.I915]=&quot;true&quot;; [.J915]=&quot;true&quot;); &quot;true&quot;; IF(OR([.E915]=&quot;false reach&quot;; [.F915]=&quot;false reach&quot;; [.G915]=&quot;false reach&quot;; [.H915]=&quot;false reach&quot;; [.I915]=&quot;false reach&quot;; [.J915]=&quot;false reach&quot;); &quot;false&quot;; &quot;unknown&quot;))" office:value-type="string" office:string-value="unknown">
            <text:p>unknown</text:p>
          </table:table-cell>
          <table:table-cell table:style-name="ce3" table:formula="of:=IF(OR([.F915]=&quot;true&quot;; [.G915]=&quot;true&quot;); &quot;true&quot;; IF(OR([.F915]=&quot;false reach&quot;; [.G915]=&quot;false reach&quot;); &quot;false&quot;; &quot;unknown&quot;))" office:value-type="string" office:string-value="unknown">
            <text:p>unknown</text:p>
          </table:table-cell>
          <table:table-cell table:style-name="ce3" table:formula="of:=IF(OR([.H915]=&quot;true&quot;; [.I915]=&quot;true&quot;); &quot;true&quot;; IF(OR([.H915]=&quot;false reach&quot;; [.I9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5.c.i </text:p>
          </table:table-cell>
          <table:table-cell table:formula="of:=IF(OR([.E916]=&quot;true&quot;; [.F916]=&quot;true&quot;; [.G916]=&quot;true&quot;; [.H916]=&quot;true&quot;; [.I916]=&quot;true&quot;; [.J916]=&quot;true&quot;); &quot;true&quot;; IF(OR([.E916]=&quot;false reach&quot;; [.F916]=&quot;false reach&quot;; [.G916]=&quot;false reach&quot;; [.H916]=&quot;false reach&quot;; [.I916]=&quot;false reach&quot;; [.J916]=&quot;false reach&quot;); &quot;false&quot;; &quot;unknown&quot;))" office:value-type="string" office:string-value="false">
            <text:p>false</text:p>
          </table:table-cell>
          <table:table-cell table:style-name="ce3" table:formula="of:=IF(OR([.F916]=&quot;true&quot;; [.G916]=&quot;true&quot;); &quot;true&quot;; IF(OR([.F916]=&quot;false reach&quot;; [.G916]=&quot;false reach&quot;); &quot;false&quot;; &quot;unknown&quot;))" office:value-type="string" office:string-value="unknown">
            <text:p>unknown</text:p>
          </table:table-cell>
          <table:table-cell table:style-name="ce3" table:formula="of:=IF(OR([.H916]=&quot;true&quot;; [.I916]=&quot;true&quot;); &quot;true&quot;; IF(OR([.H916]=&quot;false reach&quot;; [.I91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6.c.i </text:p>
          </table:table-cell>
          <table:table-cell table:formula="of:=IF(OR([.E917]=&quot;true&quot;; [.F917]=&quot;true&quot;; [.G917]=&quot;true&quot;; [.H917]=&quot;true&quot;; [.I917]=&quot;true&quot;; [.J917]=&quot;true&quot;); &quot;true&quot;; IF(OR([.E917]=&quot;false reach&quot;; [.F917]=&quot;false reach&quot;; [.G917]=&quot;false reach&quot;; [.H917]=&quot;false reach&quot;; [.I917]=&quot;false reach&quot;; [.J917]=&quot;false reach&quot;); &quot;false&quot;; &quot;unknown&quot;))" office:value-type="string" office:string-value="false">
            <text:p>false</text:p>
          </table:table-cell>
          <table:table-cell table:style-name="ce3" table:formula="of:=IF(OR([.F917]=&quot;true&quot;; [.G917]=&quot;true&quot;); &quot;true&quot;; IF(OR([.F917]=&quot;false reach&quot;; [.G917]=&quot;false reach&quot;); &quot;false&quot;; &quot;unknown&quot;))" office:value-type="string" office:string-value="unknown">
            <text:p>unknown</text:p>
          </table:table-cell>
          <table:table-cell table:style-name="ce3" table:formula="of:=IF(OR([.H917]=&quot;true&quot;; [.I917]=&quot;true&quot;); &quot;true&quot;; IF(OR([.H917]=&quot;false reach&quot;; [.I91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7.c.i </text:p>
          </table:table-cell>
          <table:table-cell table:formula="of:=IF(OR([.E918]=&quot;true&quot;; [.F918]=&quot;true&quot;; [.G918]=&quot;true&quot;; [.H918]=&quot;true&quot;; [.I918]=&quot;true&quot;; [.J918]=&quot;true&quot;); &quot;true&quot;; IF(OR([.E918]=&quot;false reach&quot;; [.F918]=&quot;false reach&quot;; [.G918]=&quot;false reach&quot;; [.H918]=&quot;false reach&quot;; [.I918]=&quot;false reach&quot;; [.J918]=&quot;false reach&quot;); &quot;false&quot;; &quot;unknown&quot;))" office:value-type="string" office:string-value="unknown">
            <text:p>unknown</text:p>
          </table:table-cell>
          <table:table-cell table:style-name="ce3" table:formula="of:=IF(OR([.F918]=&quot;true&quot;; [.G918]=&quot;true&quot;); &quot;true&quot;; IF(OR([.F918]=&quot;false reach&quot;; [.G918]=&quot;false reach&quot;); &quot;false&quot;; &quot;unknown&quot;))" office:value-type="string" office:string-value="unknown">
            <text:p>unknown</text:p>
          </table:table-cell>
          <table:table-cell table:style-name="ce3" table:formula="of:=IF(OR([.H918]=&quot;true&quot;; [.I918]=&quot;true&quot;); &quot;true&quot;; IF(OR([.H918]=&quot;false reach&quot;; [.I9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8.c.i </text:p>
          </table:table-cell>
          <table:table-cell table:formula="of:=IF(OR([.E919]=&quot;true&quot;; [.F919]=&quot;true&quot;; [.G919]=&quot;true&quot;; [.H919]=&quot;true&quot;; [.I919]=&quot;true&quot;; [.J919]=&quot;true&quot;); &quot;true&quot;; IF(OR([.E919]=&quot;false reach&quot;; [.F919]=&quot;false reach&quot;; [.G919]=&quot;false reach&quot;; [.H919]=&quot;false reach&quot;; [.I919]=&quot;false reach&quot;; [.J919]=&quot;false reach&quot;); &quot;false&quot;; &quot;unknown&quot;))" office:value-type="string" office:string-value="unknown">
            <text:p>unknown</text:p>
          </table:table-cell>
          <table:table-cell table:style-name="ce3" table:formula="of:=IF(OR([.F919]=&quot;true&quot;; [.G919]=&quot;true&quot;); &quot;true&quot;; IF(OR([.F919]=&quot;false reach&quot;; [.G919]=&quot;false reach&quot;); &quot;false&quot;; &quot;unknown&quot;))" office:value-type="string" office:string-value="unknown">
            <text:p>unknown</text:p>
          </table:table-cell>
          <table:table-cell table:style-name="ce3" table:formula="of:=IF(OR([.H919]=&quot;true&quot;; [.I919]=&quot;true&quot;); &quot;true&quot;; IF(OR([.H919]=&quot;false reach&quot;; [.I9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09.c.i </text:p>
          </table:table-cell>
          <table:table-cell table:formula="of:=IF(OR([.E920]=&quot;true&quot;; [.F920]=&quot;true&quot;; [.G920]=&quot;true&quot;; [.H920]=&quot;true&quot;; [.I920]=&quot;true&quot;; [.J920]=&quot;true&quot;); &quot;true&quot;; IF(OR([.E920]=&quot;false reach&quot;; [.F920]=&quot;false reach&quot;; [.G920]=&quot;false reach&quot;; [.H920]=&quot;false reach&quot;; [.I920]=&quot;false reach&quot;; [.J920]=&quot;false reach&quot;); &quot;false&quot;; &quot;unknown&quot;))" office:value-type="string" office:string-value="unknown">
            <text:p>unknown</text:p>
          </table:table-cell>
          <table:table-cell table:style-name="ce3" table:formula="of:=IF(OR([.F920]=&quot;true&quot;; [.G920]=&quot;true&quot;); &quot;true&quot;; IF(OR([.F920]=&quot;false reach&quot;; [.G920]=&quot;false reach&quot;); &quot;false&quot;; &quot;unknown&quot;))" office:value-type="string" office:string-value="unknown">
            <text:p>unknown</text:p>
          </table:table-cell>
          <table:table-cell table:style-name="ce3" table:formula="of:=IF(OR([.H920]=&quot;true&quot;; [.I920]=&quot;true&quot;); &quot;true&quot;; IF(OR([.H920]=&quot;false reach&quot;; [.I9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0.c.i </text:p>
          </table:table-cell>
          <table:table-cell table:formula="of:=IF(OR([.E921]=&quot;true&quot;; [.F921]=&quot;true&quot;; [.G921]=&quot;true&quot;; [.H921]=&quot;true&quot;; [.I921]=&quot;true&quot;; [.J921]=&quot;true&quot;); &quot;true&quot;; IF(OR([.E921]=&quot;false reach&quot;; [.F921]=&quot;false reach&quot;; [.G921]=&quot;false reach&quot;; [.H921]=&quot;false reach&quot;; [.I921]=&quot;false reach&quot;; [.J921]=&quot;false reach&quot;); &quot;false&quot;; &quot;unknown&quot;))" office:value-type="string" office:string-value="unknown">
            <text:p>unknown</text:p>
          </table:table-cell>
          <table:table-cell table:style-name="ce3" table:formula="of:=IF(OR([.F921]=&quot;true&quot;; [.G921]=&quot;true&quot;); &quot;true&quot;; IF(OR([.F921]=&quot;false reach&quot;; [.G921]=&quot;false reach&quot;); &quot;false&quot;; &quot;unknown&quot;))" office:value-type="string" office:string-value="unknown">
            <text:p>unknown</text:p>
          </table:table-cell>
          <table:table-cell table:style-name="ce3" table:formula="of:=IF(OR([.H921]=&quot;true&quot;; [.I921]=&quot;true&quot;); &quot;true&quot;; IF(OR([.H921]=&quot;false reach&quot;; [.I9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1.c.i </text:p>
          </table:table-cell>
          <table:table-cell table:formula="of:=IF(OR([.E922]=&quot;true&quot;; [.F922]=&quot;true&quot;; [.G922]=&quot;true&quot;; [.H922]=&quot;true&quot;; [.I922]=&quot;true&quot;; [.J922]=&quot;true&quot;); &quot;true&quot;; IF(OR([.E922]=&quot;false reach&quot;; [.F922]=&quot;false reach&quot;; [.G922]=&quot;false reach&quot;; [.H922]=&quot;false reach&quot;; [.I922]=&quot;false reach&quot;; [.J922]=&quot;false reach&quot;); &quot;false&quot;; &quot;unknown&quot;))" office:value-type="string" office:string-value="false">
            <text:p>false</text:p>
          </table:table-cell>
          <table:table-cell table:style-name="ce3" table:formula="of:=IF(OR([.F922]=&quot;true&quot;; [.G922]=&quot;true&quot;); &quot;true&quot;; IF(OR([.F922]=&quot;false reach&quot;; [.G922]=&quot;false reach&quot;); &quot;false&quot;; &quot;unknown&quot;))" office:value-type="string" office:string-value="unknown">
            <text:p>unknown</text:p>
          </table:table-cell>
          <table:table-cell table:style-name="ce3" table:formula="of:=IF(OR([.H922]=&quot;true&quot;; [.I922]=&quot;true&quot;); &quot;true&quot;; IF(OR([.H922]=&quot;false reach&quot;; [.I92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2.c.i </text:p>
          </table:table-cell>
          <table:table-cell table:formula="of:=IF(OR([.E923]=&quot;true&quot;; [.F923]=&quot;true&quot;; [.G923]=&quot;true&quot;; [.H923]=&quot;true&quot;; [.I923]=&quot;true&quot;; [.J923]=&quot;true&quot;); &quot;true&quot;; IF(OR([.E923]=&quot;false reach&quot;; [.F923]=&quot;false reach&quot;; [.G923]=&quot;false reach&quot;; [.H923]=&quot;false reach&quot;; [.I923]=&quot;false reach&quot;; [.J923]=&quot;false reach&quot;); &quot;false&quot;; &quot;unknown&quot;))" office:value-type="string" office:string-value="unknown">
            <text:p>unknown</text:p>
          </table:table-cell>
          <table:table-cell table:style-name="ce3" table:formula="of:=IF(OR([.F923]=&quot;true&quot;; [.G923]=&quot;true&quot;); &quot;true&quot;; IF(OR([.F923]=&quot;false reach&quot;; [.G923]=&quot;false reach&quot;); &quot;false&quot;; &quot;unknown&quot;))" office:value-type="string" office:string-value="unknown">
            <text:p>unknown</text:p>
          </table:table-cell>
          <table:table-cell table:style-name="ce3" table:formula="of:=IF(OR([.H923]=&quot;true&quot;; [.I923]=&quot;true&quot;); &quot;true&quot;; IF(OR([.H923]=&quot;false reach&quot;; [.I92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3.c.i </text:p>
          </table:table-cell>
          <table:table-cell table:formula="of:=IF(OR([.E924]=&quot;true&quot;; [.F924]=&quot;true&quot;; [.G924]=&quot;true&quot;; [.H924]=&quot;true&quot;; [.I924]=&quot;true&quot;; [.J924]=&quot;true&quot;); &quot;true&quot;; IF(OR([.E924]=&quot;false reach&quot;; [.F924]=&quot;false reach&quot;; [.G924]=&quot;false reach&quot;; [.H924]=&quot;false reach&quot;; [.I924]=&quot;false reach&quot;; [.J924]=&quot;false reach&quot;); &quot;false&quot;; &quot;unknown&quot;))" office:value-type="string" office:string-value="false">
            <text:p>false</text:p>
          </table:table-cell>
          <table:table-cell table:style-name="ce3" table:formula="of:=IF(OR([.F924]=&quot;true&quot;; [.G924]=&quot;true&quot;); &quot;true&quot;; IF(OR([.F924]=&quot;false reach&quot;; [.G924]=&quot;false reach&quot;); &quot;false&quot;; &quot;unknown&quot;))" office:value-type="string" office:string-value="unknown">
            <text:p>unknown</text:p>
          </table:table-cell>
          <table:table-cell table:style-name="ce3" table:formula="of:=IF(OR([.H924]=&quot;true&quot;; [.I924]=&quot;true&quot;); &quot;true&quot;; IF(OR([.H924]=&quot;false reach&quot;; [.I92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4.c.i </text:p>
          </table:table-cell>
          <table:table-cell table:formula="of:=IF(OR([.E925]=&quot;true&quot;; [.F925]=&quot;true&quot;; [.G925]=&quot;true&quot;; [.H925]=&quot;true&quot;; [.I925]=&quot;true&quot;; [.J925]=&quot;true&quot;); &quot;true&quot;; IF(OR([.E925]=&quot;false reach&quot;; [.F925]=&quot;false reach&quot;; [.G925]=&quot;false reach&quot;; [.H925]=&quot;false reach&quot;; [.I925]=&quot;false reach&quot;; [.J925]=&quot;false reach&quot;); &quot;false&quot;; &quot;unknown&quot;))" office:value-type="string" office:string-value="unknown">
            <text:p>unknown</text:p>
          </table:table-cell>
          <table:table-cell table:style-name="ce3" table:formula="of:=IF(OR([.F925]=&quot;true&quot;; [.G925]=&quot;true&quot;); &quot;true&quot;; IF(OR([.F925]=&quot;false reach&quot;; [.G925]=&quot;false reach&quot;); &quot;false&quot;; &quot;unknown&quot;))" office:value-type="string" office:string-value="unknown">
            <text:p>unknown</text:p>
          </table:table-cell>
          <table:table-cell table:style-name="ce3" table:formula="of:=IF(OR([.H925]=&quot;true&quot;; [.I925]=&quot;true&quot;); &quot;true&quot;; IF(OR([.H925]=&quot;false reach&quot;; [.I9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5.c.i </text:p>
          </table:table-cell>
          <table:table-cell table:formula="of:=IF(OR([.E926]=&quot;true&quot;; [.F926]=&quot;true&quot;; [.G926]=&quot;true&quot;; [.H926]=&quot;true&quot;; [.I926]=&quot;true&quot;; [.J926]=&quot;true&quot;); &quot;true&quot;; IF(OR([.E926]=&quot;false reach&quot;; [.F926]=&quot;false reach&quot;; [.G926]=&quot;false reach&quot;; [.H926]=&quot;false reach&quot;; [.I926]=&quot;false reach&quot;; [.J926]=&quot;false reach&quot;); &quot;false&quot;; &quot;unknown&quot;))" office:value-type="string" office:string-value="unknown">
            <text:p>unknown</text:p>
          </table:table-cell>
          <table:table-cell table:style-name="ce3" table:formula="of:=IF(OR([.F926]=&quot;true&quot;; [.G926]=&quot;true&quot;); &quot;true&quot;; IF(OR([.F926]=&quot;false reach&quot;; [.G926]=&quot;false reach&quot;); &quot;false&quot;; &quot;unknown&quot;))" office:value-type="string" office:string-value="unknown">
            <text:p>unknown</text:p>
          </table:table-cell>
          <table:table-cell table:style-name="ce3" table:formula="of:=IF(OR([.H926]=&quot;true&quot;; [.I926]=&quot;true&quot;); &quot;true&quot;; IF(OR([.H926]=&quot;false reach&quot;; [.I9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6.c.i </text:p>
          </table:table-cell>
          <table:table-cell table:formula="of:=IF(OR([.E927]=&quot;true&quot;; [.F927]=&quot;true&quot;; [.G927]=&quot;true&quot;; [.H927]=&quot;true&quot;; [.I927]=&quot;true&quot;; [.J927]=&quot;true&quot;); &quot;true&quot;; IF(OR([.E927]=&quot;false reach&quot;; [.F927]=&quot;false reach&quot;; [.G927]=&quot;false reach&quot;; [.H927]=&quot;false reach&quot;; [.I927]=&quot;false reach&quot;; [.J927]=&quot;false reach&quot;); &quot;false&quot;; &quot;unknown&quot;))" office:value-type="string" office:string-value="false">
            <text:p>false</text:p>
          </table:table-cell>
          <table:table-cell table:style-name="ce3" table:formula="of:=IF(OR([.F927]=&quot;true&quot;; [.G927]=&quot;true&quot;); &quot;true&quot;; IF(OR([.F927]=&quot;false reach&quot;; [.G927]=&quot;false reach&quot;); &quot;false&quot;; &quot;unknown&quot;))" office:value-type="string" office:string-value="unknown">
            <text:p>unknown</text:p>
          </table:table-cell>
          <table:table-cell table:style-name="ce3" table:formula="of:=IF(OR([.H927]=&quot;true&quot;; [.I927]=&quot;true&quot;); &quot;true&quot;; IF(OR([.H927]=&quot;false reach&quot;; [.I92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7.c.i </text:p>
          </table:table-cell>
          <table:table-cell table:formula="of:=IF(OR([.E928]=&quot;true&quot;; [.F928]=&quot;true&quot;; [.G928]=&quot;true&quot;; [.H928]=&quot;true&quot;; [.I928]=&quot;true&quot;; [.J928]=&quot;true&quot;); &quot;true&quot;; IF(OR([.E928]=&quot;false reach&quot;; [.F928]=&quot;false reach&quot;; [.G928]=&quot;false reach&quot;; [.H928]=&quot;false reach&quot;; [.I928]=&quot;false reach&quot;; [.J928]=&quot;false reach&quot;); &quot;false&quot;; &quot;unknown&quot;))" office:value-type="string" office:string-value="unknown">
            <text:p>unknown</text:p>
          </table:table-cell>
          <table:table-cell table:style-name="ce3" table:formula="of:=IF(OR([.F928]=&quot;true&quot;; [.G928]=&quot;true&quot;); &quot;true&quot;; IF(OR([.F928]=&quot;false reach&quot;; [.G928]=&quot;false reach&quot;); &quot;false&quot;; &quot;unknown&quot;))" office:value-type="string" office:string-value="unknown">
            <text:p>unknown</text:p>
          </table:table-cell>
          <table:table-cell table:style-name="ce3" table:formula="of:=IF(OR([.H928]=&quot;true&quot;; [.I928]=&quot;true&quot;); &quot;true&quot;; IF(OR([.H928]=&quot;false reach&quot;; [.I92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8.c.i </text:p>
          </table:table-cell>
          <table:table-cell table:formula="of:=IF(OR([.E929]=&quot;true&quot;; [.F929]=&quot;true&quot;; [.G929]=&quot;true&quot;; [.H929]=&quot;true&quot;; [.I929]=&quot;true&quot;; [.J929]=&quot;true&quot;); &quot;true&quot;; IF(OR([.E929]=&quot;false reach&quot;; [.F929]=&quot;false reach&quot;; [.G929]=&quot;false reach&quot;; [.H929]=&quot;false reach&quot;; [.I929]=&quot;false reach&quot;; [.J929]=&quot;false reach&quot;); &quot;false&quot;; &quot;unknown&quot;))" office:value-type="string" office:string-value="false">
            <text:p>false</text:p>
          </table:table-cell>
          <table:table-cell table:style-name="ce3" table:formula="of:=IF(OR([.F929]=&quot;true&quot;; [.G929]=&quot;true&quot;); &quot;true&quot;; IF(OR([.F929]=&quot;false reach&quot;; [.G929]=&quot;false reach&quot;); &quot;false&quot;; &quot;unknown&quot;))" office:value-type="string" office:string-value="unknown">
            <text:p>unknown</text:p>
          </table:table-cell>
          <table:table-cell table:style-name="ce3" table:formula="of:=IF(OR([.H929]=&quot;true&quot;; [.I929]=&quot;true&quot;); &quot;true&quot;; IF(OR([.H929]=&quot;false reach&quot;; [.I92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19.c.i </text:p>
          </table:table-cell>
          <table:table-cell table:formula="of:=IF(OR([.E930]=&quot;true&quot;; [.F930]=&quot;true&quot;; [.G930]=&quot;true&quot;; [.H930]=&quot;true&quot;; [.I930]=&quot;true&quot;; [.J930]=&quot;true&quot;); &quot;true&quot;; IF(OR([.E930]=&quot;false reach&quot;; [.F930]=&quot;false reach&quot;; [.G930]=&quot;false reach&quot;; [.H930]=&quot;false reach&quot;; [.I930]=&quot;false reach&quot;; [.J930]=&quot;false reach&quot;); &quot;false&quot;; &quot;unknown&quot;))" office:value-type="string" office:string-value="unknown">
            <text:p>unknown</text:p>
          </table:table-cell>
          <table:table-cell table:style-name="ce3" table:formula="of:=IF(OR([.F930]=&quot;true&quot;; [.G930]=&quot;true&quot;); &quot;true&quot;; IF(OR([.F930]=&quot;false reach&quot;; [.G930]=&quot;false reach&quot;); &quot;false&quot;; &quot;unknown&quot;))" office:value-type="string" office:string-value="unknown">
            <text:p>unknown</text:p>
          </table:table-cell>
          <table:table-cell table:style-name="ce3" table:formula="of:=IF(OR([.H930]=&quot;true&quot;; [.I930]=&quot;true&quot;); &quot;true&quot;; IF(OR([.H930]=&quot;false reach&quot;; [.I9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0.c.i </text:p>
          </table:table-cell>
          <table:table-cell table:formula="of:=IF(OR([.E931]=&quot;true&quot;; [.F931]=&quot;true&quot;; [.G931]=&quot;true&quot;; [.H931]=&quot;true&quot;; [.I931]=&quot;true&quot;; [.J931]=&quot;true&quot;); &quot;true&quot;; IF(OR([.E931]=&quot;false reach&quot;; [.F931]=&quot;false reach&quot;; [.G931]=&quot;false reach&quot;; [.H931]=&quot;false reach&quot;; [.I931]=&quot;false reach&quot;; [.J931]=&quot;false reach&quot;); &quot;false&quot;; &quot;unknown&quot;))" office:value-type="string" office:string-value="unknown">
            <text:p>unknown</text:p>
          </table:table-cell>
          <table:table-cell table:style-name="ce3" table:formula="of:=IF(OR([.F931]=&quot;true&quot;; [.G931]=&quot;true&quot;); &quot;true&quot;; IF(OR([.F931]=&quot;false reach&quot;; [.G931]=&quot;false reach&quot;); &quot;false&quot;; &quot;unknown&quot;))" office:value-type="string" office:string-value="unknown">
            <text:p>unknown</text:p>
          </table:table-cell>
          <table:table-cell table:style-name="ce3" table:formula="of:=IF(OR([.H931]=&quot;true&quot;; [.I931]=&quot;true&quot;); &quot;true&quot;; IF(OR([.H931]=&quot;false reach&quot;; [.I9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1.c.i </text:p>
          </table:table-cell>
          <table:table-cell table:formula="of:=IF(OR([.E932]=&quot;true&quot;; [.F932]=&quot;true&quot;; [.G932]=&quot;true&quot;; [.H932]=&quot;true&quot;; [.I932]=&quot;true&quot;; [.J932]=&quot;true&quot;); &quot;true&quot;; IF(OR([.E932]=&quot;false reach&quot;; [.F932]=&quot;false reach&quot;; [.G932]=&quot;false reach&quot;; [.H932]=&quot;false reach&quot;; [.I932]=&quot;false reach&quot;; [.J932]=&quot;false reach&quot;); &quot;false&quot;; &quot;unknown&quot;))" office:value-type="string" office:string-value="false">
            <text:p>false</text:p>
          </table:table-cell>
          <table:table-cell table:style-name="ce3" table:formula="of:=IF(OR([.F932]=&quot;true&quot;; [.G932]=&quot;true&quot;); &quot;true&quot;; IF(OR([.F932]=&quot;false reach&quot;; [.G932]=&quot;false reach&quot;); &quot;false&quot;; &quot;unknown&quot;))" office:value-type="string" office:string-value="unknown">
            <text:p>unknown</text:p>
          </table:table-cell>
          <table:table-cell table:style-name="ce3" table:formula="of:=IF(OR([.H932]=&quot;true&quot;; [.I932]=&quot;true&quot;); &quot;true&quot;; IF(OR([.H932]=&quot;false reach&quot;; [.I93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2.c.i </text:p>
          </table:table-cell>
          <table:table-cell table:formula="of:=IF(OR([.E933]=&quot;true&quot;; [.F933]=&quot;true&quot;; [.G933]=&quot;true&quot;; [.H933]=&quot;true&quot;; [.I933]=&quot;true&quot;; [.J933]=&quot;true&quot;); &quot;true&quot;; IF(OR([.E933]=&quot;false reach&quot;; [.F933]=&quot;false reach&quot;; [.G933]=&quot;false reach&quot;; [.H933]=&quot;false reach&quot;; [.I933]=&quot;false reach&quot;; [.J933]=&quot;false reach&quot;); &quot;false&quot;; &quot;unknown&quot;))" office:value-type="string" office:string-value="unknown">
            <text:p>unknown</text:p>
          </table:table-cell>
          <table:table-cell table:style-name="ce3" table:formula="of:=IF(OR([.F933]=&quot;true&quot;; [.G933]=&quot;true&quot;); &quot;true&quot;; IF(OR([.F933]=&quot;false reach&quot;; [.G933]=&quot;false reach&quot;); &quot;false&quot;; &quot;unknown&quot;))" office:value-type="string" office:string-value="unknown">
            <text:p>unknown</text:p>
          </table:table-cell>
          <table:table-cell table:style-name="ce3" table:formula="of:=IF(OR([.H933]=&quot;true&quot;; [.I933]=&quot;true&quot;); &quot;true&quot;; IF(OR([.H933]=&quot;false reach&quot;; [.I9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3.c.i </text:p>
          </table:table-cell>
          <table:table-cell table:formula="of:=IF(OR([.E934]=&quot;true&quot;; [.F934]=&quot;true&quot;; [.G934]=&quot;true&quot;; [.H934]=&quot;true&quot;; [.I934]=&quot;true&quot;; [.J934]=&quot;true&quot;); &quot;true&quot;; IF(OR([.E934]=&quot;false reach&quot;; [.F934]=&quot;false reach&quot;; [.G934]=&quot;false reach&quot;; [.H934]=&quot;false reach&quot;; [.I934]=&quot;false reach&quot;; [.J934]=&quot;false reach&quot;); &quot;false&quot;; &quot;unknown&quot;))" office:value-type="string" office:string-value="unknown">
            <text:p>unknown</text:p>
          </table:table-cell>
          <table:table-cell table:style-name="ce3" table:formula="of:=IF(OR([.F934]=&quot;true&quot;; [.G934]=&quot;true&quot;); &quot;true&quot;; IF(OR([.F934]=&quot;false reach&quot;; [.G934]=&quot;false reach&quot;); &quot;false&quot;; &quot;unknown&quot;))" office:value-type="string" office:string-value="unknown">
            <text:p>unknown</text:p>
          </table:table-cell>
          <table:table-cell table:style-name="ce3" table:formula="of:=IF(OR([.H934]=&quot;true&quot;; [.I934]=&quot;true&quot;); &quot;true&quot;; IF(OR([.H934]=&quot;false reach&quot;; [.I9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4.c.i </text:p>
          </table:table-cell>
          <table:table-cell table:formula="of:=IF(OR([.E935]=&quot;true&quot;; [.F935]=&quot;true&quot;; [.G935]=&quot;true&quot;; [.H935]=&quot;true&quot;; [.I935]=&quot;true&quot;; [.J935]=&quot;true&quot;); &quot;true&quot;; IF(OR([.E935]=&quot;false reach&quot;; [.F935]=&quot;false reach&quot;; [.G935]=&quot;false reach&quot;; [.H935]=&quot;false reach&quot;; [.I935]=&quot;false reach&quot;; [.J935]=&quot;false reach&quot;); &quot;false&quot;; &quot;unknown&quot;))" office:value-type="string" office:string-value="false">
            <text:p>false</text:p>
          </table:table-cell>
          <table:table-cell table:style-name="ce3" table:formula="of:=IF(OR([.F935]=&quot;true&quot;; [.G935]=&quot;true&quot;); &quot;true&quot;; IF(OR([.F935]=&quot;false reach&quot;; [.G935]=&quot;false reach&quot;); &quot;false&quot;; &quot;unknown&quot;))" office:value-type="string" office:string-value="unknown">
            <text:p>unknown</text:p>
          </table:table-cell>
          <table:table-cell table:style-name="ce3" table:formula="of:=IF(OR([.H935]=&quot;true&quot;; [.I935]=&quot;true&quot;); &quot;true&quot;; IF(OR([.H935]=&quot;false reach&quot;; [.I93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5.c.i </text:p>
          </table:table-cell>
          <table:table-cell table:formula="of:=IF(OR([.E936]=&quot;true&quot;; [.F936]=&quot;true&quot;; [.G936]=&quot;true&quot;; [.H936]=&quot;true&quot;; [.I936]=&quot;true&quot;; [.J936]=&quot;true&quot;); &quot;true&quot;; IF(OR([.E936]=&quot;false reach&quot;; [.F936]=&quot;false reach&quot;; [.G936]=&quot;false reach&quot;; [.H936]=&quot;false reach&quot;; [.I936]=&quot;false reach&quot;; [.J936]=&quot;false reach&quot;); &quot;false&quot;; &quot;unknown&quot;))" office:value-type="string" office:string-value="false">
            <text:p>false</text:p>
          </table:table-cell>
          <table:table-cell table:style-name="ce3" table:formula="of:=IF(OR([.F936]=&quot;true&quot;; [.G936]=&quot;true&quot;); &quot;true&quot;; IF(OR([.F936]=&quot;false reach&quot;; [.G936]=&quot;false reach&quot;); &quot;false&quot;; &quot;unknown&quot;))" office:value-type="string" office:string-value="unknown">
            <text:p>unknown</text:p>
          </table:table-cell>
          <table:table-cell table:style-name="ce3" table:formula="of:=IF(OR([.H936]=&quot;true&quot;; [.I936]=&quot;true&quot;); &quot;true&quot;; IF(OR([.H936]=&quot;false reach&quot;; [.I93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6.c.i </text:p>
          </table:table-cell>
          <table:table-cell table:formula="of:=IF(OR([.E937]=&quot;true&quot;; [.F937]=&quot;true&quot;; [.G937]=&quot;true&quot;; [.H937]=&quot;true&quot;; [.I937]=&quot;true&quot;; [.J937]=&quot;true&quot;); &quot;true&quot;; IF(OR([.E937]=&quot;false reach&quot;; [.F937]=&quot;false reach&quot;; [.G937]=&quot;false reach&quot;; [.H937]=&quot;false reach&quot;; [.I937]=&quot;false reach&quot;; [.J937]=&quot;false reach&quot;); &quot;false&quot;; &quot;unknown&quot;))" office:value-type="string" office:string-value="unknown">
            <text:p>unknown</text:p>
          </table:table-cell>
          <table:table-cell table:style-name="ce3" table:formula="of:=IF(OR([.F937]=&quot;true&quot;; [.G937]=&quot;true&quot;); &quot;true&quot;; IF(OR([.F937]=&quot;false reach&quot;; [.G937]=&quot;false reach&quot;); &quot;false&quot;; &quot;unknown&quot;))" office:value-type="string" office:string-value="unknown">
            <text:p>unknown</text:p>
          </table:table-cell>
          <table:table-cell table:style-name="ce3" table:formula="of:=IF(OR([.H937]=&quot;true&quot;; [.I937]=&quot;true&quot;); &quot;true&quot;; IF(OR([.H937]=&quot;false reach&quot;; [.I9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7.c.i </text:p>
          </table:table-cell>
          <table:table-cell table:formula="of:=IF(OR([.E938]=&quot;true&quot;; [.F938]=&quot;true&quot;; [.G938]=&quot;true&quot;; [.H938]=&quot;true&quot;; [.I938]=&quot;true&quot;; [.J938]=&quot;true&quot;); &quot;true&quot;; IF(OR([.E938]=&quot;false reach&quot;; [.F938]=&quot;false reach&quot;; [.G938]=&quot;false reach&quot;; [.H938]=&quot;false reach&quot;; [.I938]=&quot;false reach&quot;; [.J938]=&quot;false reach&quot;); &quot;false&quot;; &quot;unknown&quot;))" office:value-type="string" office:string-value="unknown">
            <text:p>unknown</text:p>
          </table:table-cell>
          <table:table-cell table:style-name="ce3" table:formula="of:=IF(OR([.F938]=&quot;true&quot;; [.G938]=&quot;true&quot;); &quot;true&quot;; IF(OR([.F938]=&quot;false reach&quot;; [.G938]=&quot;false reach&quot;); &quot;false&quot;; &quot;unknown&quot;))" office:value-type="string" office:string-value="unknown">
            <text:p>unknown</text:p>
          </table:table-cell>
          <table:table-cell table:style-name="ce3" table:formula="of:=IF(OR([.H938]=&quot;true&quot;; [.I938]=&quot;true&quot;); &quot;true&quot;; IF(OR([.H938]=&quot;false reach&quot;; [.I9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8.c.i </text:p>
          </table:table-cell>
          <table:table-cell table:formula="of:=IF(OR([.E939]=&quot;true&quot;; [.F939]=&quot;true&quot;; [.G939]=&quot;true&quot;; [.H939]=&quot;true&quot;; [.I939]=&quot;true&quot;; [.J939]=&quot;true&quot;); &quot;true&quot;; IF(OR([.E939]=&quot;false reach&quot;; [.F939]=&quot;false reach&quot;; [.G939]=&quot;false reach&quot;; [.H939]=&quot;false reach&quot;; [.I939]=&quot;false reach&quot;; [.J939]=&quot;false reach&quot;); &quot;false&quot;; &quot;unknown&quot;))" office:value-type="string" office:string-value="unknown">
            <text:p>unknown</text:p>
          </table:table-cell>
          <table:table-cell table:style-name="ce3" table:formula="of:=IF(OR([.F939]=&quot;true&quot;; [.G939]=&quot;true&quot;); &quot;true&quot;; IF(OR([.F939]=&quot;false reach&quot;; [.G939]=&quot;false reach&quot;); &quot;false&quot;; &quot;unknown&quot;))" office:value-type="string" office:string-value="unknown">
            <text:p>unknown</text:p>
          </table:table-cell>
          <table:table-cell table:style-name="ce3" table:formula="of:=IF(OR([.H939]=&quot;true&quot;; [.I939]=&quot;true&quot;); &quot;true&quot;; IF(OR([.H939]=&quot;false reach&quot;; [.I93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29.c.i </text:p>
          </table:table-cell>
          <table:table-cell table:formula="of:=IF(OR([.E940]=&quot;true&quot;; [.F940]=&quot;true&quot;; [.G940]=&quot;true&quot;; [.H940]=&quot;true&quot;; [.I940]=&quot;true&quot;; [.J940]=&quot;true&quot;); &quot;true&quot;; IF(OR([.E940]=&quot;false reach&quot;; [.F940]=&quot;false reach&quot;; [.G940]=&quot;false reach&quot;; [.H940]=&quot;false reach&quot;; [.I940]=&quot;false reach&quot;; [.J940]=&quot;false reach&quot;); &quot;false&quot;; &quot;unknown&quot;))" office:value-type="string" office:string-value="unknown">
            <text:p>unknown</text:p>
          </table:table-cell>
          <table:table-cell table:style-name="ce3" table:formula="of:=IF(OR([.F940]=&quot;true&quot;; [.G940]=&quot;true&quot;); &quot;true&quot;; IF(OR([.F940]=&quot;false reach&quot;; [.G940]=&quot;false reach&quot;); &quot;false&quot;; &quot;unknown&quot;))" office:value-type="string" office:string-value="unknown">
            <text:p>unknown</text:p>
          </table:table-cell>
          <table:table-cell table:style-name="ce3" table:formula="of:=IF(OR([.H940]=&quot;true&quot;; [.I940]=&quot;true&quot;); &quot;true&quot;; IF(OR([.H940]=&quot;false reach&quot;; [.I9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0.c.i </text:p>
          </table:table-cell>
          <table:table-cell table:formula="of:=IF(OR([.E941]=&quot;true&quot;; [.F941]=&quot;true&quot;; [.G941]=&quot;true&quot;; [.H941]=&quot;true&quot;; [.I941]=&quot;true&quot;; [.J941]=&quot;true&quot;); &quot;true&quot;; IF(OR([.E941]=&quot;false reach&quot;; [.F941]=&quot;false reach&quot;; [.G941]=&quot;false reach&quot;; [.H941]=&quot;false reach&quot;; [.I941]=&quot;false reach&quot;; [.J941]=&quot;false reach&quot;); &quot;false&quot;; &quot;unknown&quot;))" office:value-type="string" office:string-value="unknown">
            <text:p>unknown</text:p>
          </table:table-cell>
          <table:table-cell table:style-name="ce3" table:formula="of:=IF(OR([.F941]=&quot;true&quot;; [.G941]=&quot;true&quot;); &quot;true&quot;; IF(OR([.F941]=&quot;false reach&quot;; [.G941]=&quot;false reach&quot;); &quot;false&quot;; &quot;unknown&quot;))" office:value-type="string" office:string-value="unknown">
            <text:p>unknown</text:p>
          </table:table-cell>
          <table:table-cell table:style-name="ce3" table:formula="of:=IF(OR([.H941]=&quot;true&quot;; [.I941]=&quot;true&quot;); &quot;true&quot;; IF(OR([.H941]=&quot;false reach&quot;; [.I94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1.c.i </text:p>
          </table:table-cell>
          <table:table-cell table:formula="of:=IF(OR([.E942]=&quot;true&quot;; [.F942]=&quot;true&quot;; [.G942]=&quot;true&quot;; [.H942]=&quot;true&quot;; [.I942]=&quot;true&quot;; [.J942]=&quot;true&quot;); &quot;true&quot;; IF(OR([.E942]=&quot;false reach&quot;; [.F942]=&quot;false reach&quot;; [.G942]=&quot;false reach&quot;; [.H942]=&quot;false reach&quot;; [.I942]=&quot;false reach&quot;; [.J942]=&quot;false reach&quot;); &quot;false&quot;; &quot;unknown&quot;))" office:value-type="string" office:string-value="false">
            <text:p>false</text:p>
          </table:table-cell>
          <table:table-cell table:style-name="ce3" table:formula="of:=IF(OR([.F942]=&quot;true&quot;; [.G942]=&quot;true&quot;); &quot;true&quot;; IF(OR([.F942]=&quot;false reach&quot;; [.G942]=&quot;false reach&quot;); &quot;false&quot;; &quot;unknown&quot;))" office:value-type="string" office:string-value="unknown">
            <text:p>unknown</text:p>
          </table:table-cell>
          <table:table-cell table:style-name="ce3" table:formula="of:=IF(OR([.H942]=&quot;true&quot;; [.I942]=&quot;true&quot;); &quot;true&quot;; IF(OR([.H942]=&quot;false reach&quot;; [.I94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2.c.i </text:p>
          </table:table-cell>
          <table:table-cell table:formula="of:=IF(OR([.E943]=&quot;true&quot;; [.F943]=&quot;true&quot;; [.G943]=&quot;true&quot;; [.H943]=&quot;true&quot;; [.I943]=&quot;true&quot;; [.J943]=&quot;true&quot;); &quot;true&quot;; IF(OR([.E943]=&quot;false reach&quot;; [.F943]=&quot;false reach&quot;; [.G943]=&quot;false reach&quot;; [.H943]=&quot;false reach&quot;; [.I943]=&quot;false reach&quot;; [.J943]=&quot;false reach&quot;); &quot;false&quot;; &quot;unknown&quot;))" office:value-type="string" office:string-value="unknown">
            <text:p>unknown</text:p>
          </table:table-cell>
          <table:table-cell table:style-name="ce3" table:formula="of:=IF(OR([.F943]=&quot;true&quot;; [.G943]=&quot;true&quot;); &quot;true&quot;; IF(OR([.F943]=&quot;false reach&quot;; [.G943]=&quot;false reach&quot;); &quot;false&quot;; &quot;unknown&quot;))" office:value-type="string" office:string-value="unknown">
            <text:p>unknown</text:p>
          </table:table-cell>
          <table:table-cell table:style-name="ce3" table:formula="of:=IF(OR([.H943]=&quot;true&quot;; [.I943]=&quot;true&quot;); &quot;true&quot;; IF(OR([.H943]=&quot;false reach&quot;; [.I9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3.c.i </text:p>
          </table:table-cell>
          <table:table-cell table:formula="of:=IF(OR([.E944]=&quot;true&quot;; [.F944]=&quot;true&quot;; [.G944]=&quot;true&quot;; [.H944]=&quot;true&quot;; [.I944]=&quot;true&quot;; [.J944]=&quot;true&quot;); &quot;true&quot;; IF(OR([.E944]=&quot;false reach&quot;; [.F944]=&quot;false reach&quot;; [.G944]=&quot;false reach&quot;; [.H944]=&quot;false reach&quot;; [.I944]=&quot;false reach&quot;; [.J944]=&quot;false reach&quot;); &quot;false&quot;; &quot;unknown&quot;))" office:value-type="string" office:string-value="unknown">
            <text:p>unknown</text:p>
          </table:table-cell>
          <table:table-cell table:style-name="ce3" table:formula="of:=IF(OR([.F944]=&quot;true&quot;; [.G944]=&quot;true&quot;); &quot;true&quot;; IF(OR([.F944]=&quot;false reach&quot;; [.G944]=&quot;false reach&quot;); &quot;false&quot;; &quot;unknown&quot;))" office:value-type="string" office:string-value="unknown">
            <text:p>unknown</text:p>
          </table:table-cell>
          <table:table-cell table:style-name="ce3" table:formula="of:=IF(OR([.H944]=&quot;true&quot;; [.I944]=&quot;true&quot;); &quot;true&quot;; IF(OR([.H944]=&quot;false reach&quot;; [.I94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4.c.i </text:p>
          </table:table-cell>
          <table:table-cell table:formula="of:=IF(OR([.E945]=&quot;true&quot;; [.F945]=&quot;true&quot;; [.G945]=&quot;true&quot;; [.H945]=&quot;true&quot;; [.I945]=&quot;true&quot;; [.J945]=&quot;true&quot;); &quot;true&quot;; IF(OR([.E945]=&quot;false reach&quot;; [.F945]=&quot;false reach&quot;; [.G945]=&quot;false reach&quot;; [.H945]=&quot;false reach&quot;; [.I945]=&quot;false reach&quot;; [.J945]=&quot;false reach&quot;); &quot;false&quot;; &quot;unknown&quot;))" office:value-type="string" office:string-value="unknown">
            <text:p>unknown</text:p>
          </table:table-cell>
          <table:table-cell table:style-name="ce3" table:formula="of:=IF(OR([.F945]=&quot;true&quot;; [.G945]=&quot;true&quot;); &quot;true&quot;; IF(OR([.F945]=&quot;false reach&quot;; [.G945]=&quot;false reach&quot;); &quot;false&quot;; &quot;unknown&quot;))" office:value-type="string" office:string-value="unknown">
            <text:p>unknown</text:p>
          </table:table-cell>
          <table:table-cell table:style-name="ce3" table:formula="of:=IF(OR([.H945]=&quot;true&quot;; [.I945]=&quot;true&quot;); &quot;true&quot;; IF(OR([.H945]=&quot;false reach&quot;; [.I9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5.c.i </text:p>
          </table:table-cell>
          <table:table-cell table:formula="of:=IF(OR([.E946]=&quot;true&quot;; [.F946]=&quot;true&quot;; [.G946]=&quot;true&quot;; [.H946]=&quot;true&quot;; [.I946]=&quot;true&quot;; [.J946]=&quot;true&quot;); &quot;true&quot;; IF(OR([.E946]=&quot;false reach&quot;; [.F946]=&quot;false reach&quot;; [.G946]=&quot;false reach&quot;; [.H946]=&quot;false reach&quot;; [.I946]=&quot;false reach&quot;; [.J946]=&quot;false reach&quot;); &quot;false&quot;; &quot;unknown&quot;))" office:value-type="string" office:string-value="unknown">
            <text:p>unknown</text:p>
          </table:table-cell>
          <table:table-cell table:style-name="ce3" table:formula="of:=IF(OR([.F946]=&quot;true&quot;; [.G946]=&quot;true&quot;); &quot;true&quot;; IF(OR([.F946]=&quot;false reach&quot;; [.G946]=&quot;false reach&quot;); &quot;false&quot;; &quot;unknown&quot;))" office:value-type="string" office:string-value="unknown">
            <text:p>unknown</text:p>
          </table:table-cell>
          <table:table-cell table:style-name="ce3" table:formula="of:=IF(OR([.H946]=&quot;true&quot;; [.I946]=&quot;true&quot;); &quot;true&quot;; IF(OR([.H946]=&quot;false reach&quot;; [.I9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6.c.i </text:p>
          </table:table-cell>
          <table:table-cell table:formula="of:=IF(OR([.E947]=&quot;true&quot;; [.F947]=&quot;true&quot;; [.G947]=&quot;true&quot;; [.H947]=&quot;true&quot;; [.I947]=&quot;true&quot;; [.J947]=&quot;true&quot;); &quot;true&quot;; IF(OR([.E947]=&quot;false reach&quot;; [.F947]=&quot;false reach&quot;; [.G947]=&quot;false reach&quot;; [.H947]=&quot;false reach&quot;; [.I947]=&quot;false reach&quot;; [.J947]=&quot;false reach&quot;); &quot;false&quot;; &quot;unknown&quot;))" office:value-type="string" office:string-value="unknown">
            <text:p>unknown</text:p>
          </table:table-cell>
          <table:table-cell table:style-name="ce3" table:formula="of:=IF(OR([.F947]=&quot;true&quot;; [.G947]=&quot;true&quot;); &quot;true&quot;; IF(OR([.F947]=&quot;false reach&quot;; [.G947]=&quot;false reach&quot;); &quot;false&quot;; &quot;unknown&quot;))" office:value-type="string" office:string-value="unknown">
            <text:p>unknown</text:p>
          </table:table-cell>
          <table:table-cell table:style-name="ce3" table:formula="of:=IF(OR([.H947]=&quot;true&quot;; [.I947]=&quot;true&quot;); &quot;true&quot;; IF(OR([.H947]=&quot;false reach&quot;; [.I9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7.c.i </text:p>
          </table:table-cell>
          <table:table-cell table:formula="of:=IF(OR([.E948]=&quot;true&quot;; [.F948]=&quot;true&quot;; [.G948]=&quot;true&quot;; [.H948]=&quot;true&quot;; [.I948]=&quot;true&quot;; [.J948]=&quot;true&quot;); &quot;true&quot;; IF(OR([.E948]=&quot;false reach&quot;; [.F948]=&quot;false reach&quot;; [.G948]=&quot;false reach&quot;; [.H948]=&quot;false reach&quot;; [.I948]=&quot;false reach&quot;; [.J948]=&quot;false reach&quot;); &quot;false&quot;; &quot;unknown&quot;))" office:value-type="string" office:string-value="false">
            <text:p>false</text:p>
          </table:table-cell>
          <table:table-cell table:style-name="ce3" table:formula="of:=IF(OR([.F948]=&quot;true&quot;; [.G948]=&quot;true&quot;); &quot;true&quot;; IF(OR([.F948]=&quot;false reach&quot;; [.G948]=&quot;false reach&quot;); &quot;false&quot;; &quot;unknown&quot;))" office:value-type="string" office:string-value="unknown">
            <text:p>unknown</text:p>
          </table:table-cell>
          <table:table-cell table:style-name="ce3" table:formula="of:=IF(OR([.H948]=&quot;true&quot;; [.I948]=&quot;true&quot;); &quot;true&quot;; IF(OR([.H948]=&quot;false reach&quot;; [.I94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8.c.i </text:p>
          </table:table-cell>
          <table:table-cell table:formula="of:=IF(OR([.E949]=&quot;true&quot;; [.F949]=&quot;true&quot;; [.G949]=&quot;true&quot;; [.H949]=&quot;true&quot;; [.I949]=&quot;true&quot;; [.J949]=&quot;true&quot;); &quot;true&quot;; IF(OR([.E949]=&quot;false reach&quot;; [.F949]=&quot;false reach&quot;; [.G949]=&quot;false reach&quot;; [.H949]=&quot;false reach&quot;; [.I949]=&quot;false reach&quot;; [.J949]=&quot;false reach&quot;); &quot;false&quot;; &quot;unknown&quot;))" office:value-type="string" office:string-value="unknown">
            <text:p>unknown</text:p>
          </table:table-cell>
          <table:table-cell table:style-name="ce3" table:formula="of:=IF(OR([.F949]=&quot;true&quot;; [.G949]=&quot;true&quot;); &quot;true&quot;; IF(OR([.F949]=&quot;false reach&quot;; [.G949]=&quot;false reach&quot;); &quot;false&quot;; &quot;unknown&quot;))" office:value-type="string" office:string-value="unknown">
            <text:p>unknown</text:p>
          </table:table-cell>
          <table:table-cell table:style-name="ce3" table:formula="of:=IF(OR([.H949]=&quot;true&quot;; [.I949]=&quot;true&quot;); &quot;true&quot;; IF(OR([.H949]=&quot;false reach&quot;; [.I94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39.c.i </text:p>
          </table:table-cell>
          <table:table-cell table:formula="of:=IF(OR([.E950]=&quot;true&quot;; [.F950]=&quot;true&quot;; [.G950]=&quot;true&quot;; [.H950]=&quot;true&quot;; [.I950]=&quot;true&quot;; [.J950]=&quot;true&quot;); &quot;true&quot;; IF(OR([.E950]=&quot;false reach&quot;; [.F950]=&quot;false reach&quot;; [.G950]=&quot;false reach&quot;; [.H950]=&quot;false reach&quot;; [.I950]=&quot;false reach&quot;; [.J950]=&quot;false reach&quot;); &quot;false&quot;; &quot;unknown&quot;))" office:value-type="string" office:string-value="false">
            <text:p>false</text:p>
          </table:table-cell>
          <table:table-cell table:style-name="ce3" table:formula="of:=IF(OR([.F950]=&quot;true&quot;; [.G950]=&quot;true&quot;); &quot;true&quot;; IF(OR([.F950]=&quot;false reach&quot;; [.G950]=&quot;false reach&quot;); &quot;false&quot;; &quot;unknown&quot;))" office:value-type="string" office:string-value="unknown">
            <text:p>unknown</text:p>
          </table:table-cell>
          <table:table-cell table:style-name="ce3" table:formula="of:=IF(OR([.H950]=&quot;true&quot;; [.I950]=&quot;true&quot;); &quot;true&quot;; IF(OR([.H950]=&quot;false reach&quot;; [.I95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0.c.i </text:p>
          </table:table-cell>
          <table:table-cell table:formula="of:=IF(OR([.E951]=&quot;true&quot;; [.F951]=&quot;true&quot;; [.G951]=&quot;true&quot;; [.H951]=&quot;true&quot;; [.I951]=&quot;true&quot;; [.J951]=&quot;true&quot;); &quot;true&quot;; IF(OR([.E951]=&quot;false reach&quot;; [.F951]=&quot;false reach&quot;; [.G951]=&quot;false reach&quot;; [.H951]=&quot;false reach&quot;; [.I951]=&quot;false reach&quot;; [.J951]=&quot;false reach&quot;); &quot;false&quot;; &quot;unknown&quot;))" office:value-type="string" office:string-value="false">
            <text:p>false</text:p>
          </table:table-cell>
          <table:table-cell table:style-name="ce3" table:formula="of:=IF(OR([.F951]=&quot;true&quot;; [.G951]=&quot;true&quot;); &quot;true&quot;; IF(OR([.F951]=&quot;false reach&quot;; [.G951]=&quot;false reach&quot;); &quot;false&quot;; &quot;unknown&quot;))" office:value-type="string" office:string-value="unknown">
            <text:p>unknown</text:p>
          </table:table-cell>
          <table:table-cell table:style-name="ce3" table:formula="of:=IF(OR([.H951]=&quot;true&quot;; [.I951]=&quot;true&quot;); &quot;true&quot;; IF(OR([.H951]=&quot;false reach&quot;; [.I95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1.c.i </text:p>
          </table:table-cell>
          <table:table-cell table:formula="of:=IF(OR([.E952]=&quot;true&quot;; [.F952]=&quot;true&quot;; [.G952]=&quot;true&quot;; [.H952]=&quot;true&quot;; [.I952]=&quot;true&quot;; [.J952]=&quot;true&quot;); &quot;true&quot;; IF(OR([.E952]=&quot;false reach&quot;; [.F952]=&quot;false reach&quot;; [.G952]=&quot;false reach&quot;; [.H952]=&quot;false reach&quot;; [.I952]=&quot;false reach&quot;; [.J952]=&quot;false reach&quot;); &quot;false&quot;; &quot;unknown&quot;))" office:value-type="string" office:string-value="unknown">
            <text:p>unknown</text:p>
          </table:table-cell>
          <table:table-cell table:style-name="ce3" table:formula="of:=IF(OR([.F952]=&quot;true&quot;; [.G952]=&quot;true&quot;); &quot;true&quot;; IF(OR([.F952]=&quot;false reach&quot;; [.G952]=&quot;false reach&quot;); &quot;false&quot;; &quot;unknown&quot;))" office:value-type="string" office:string-value="unknown">
            <text:p>unknown</text:p>
          </table:table-cell>
          <table:table-cell table:style-name="ce3" table:formula="of:=IF(OR([.H952]=&quot;true&quot;; [.I952]=&quot;true&quot;); &quot;true&quot;; IF(OR([.H952]=&quot;false reach&quot;; [.I9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2.c.i </text:p>
          </table:table-cell>
          <table:table-cell table:formula="of:=IF(OR([.E953]=&quot;true&quot;; [.F953]=&quot;true&quot;; [.G953]=&quot;true&quot;; [.H953]=&quot;true&quot;; [.I953]=&quot;true&quot;; [.J953]=&quot;true&quot;); &quot;true&quot;; IF(OR([.E953]=&quot;false reach&quot;; [.F953]=&quot;false reach&quot;; [.G953]=&quot;false reach&quot;; [.H953]=&quot;false reach&quot;; [.I953]=&quot;false reach&quot;; [.J953]=&quot;false reach&quot;); &quot;false&quot;; &quot;unknown&quot;))" office:value-type="string" office:string-value="unknown">
            <text:p>unknown</text:p>
          </table:table-cell>
          <table:table-cell table:style-name="ce3" table:formula="of:=IF(OR([.F953]=&quot;true&quot;; [.G953]=&quot;true&quot;); &quot;true&quot;; IF(OR([.F953]=&quot;false reach&quot;; [.G953]=&quot;false reach&quot;); &quot;false&quot;; &quot;unknown&quot;))" office:value-type="string" office:string-value="unknown">
            <text:p>unknown</text:p>
          </table:table-cell>
          <table:table-cell table:style-name="ce3" table:formula="of:=IF(OR([.H953]=&quot;true&quot;; [.I953]=&quot;true&quot;); &quot;true&quot;; IF(OR([.H953]=&quot;false reach&quot;; [.I9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3.c.i </text:p>
          </table:table-cell>
          <table:table-cell table:formula="of:=IF(OR([.E954]=&quot;true&quot;; [.F954]=&quot;true&quot;; [.G954]=&quot;true&quot;; [.H954]=&quot;true&quot;; [.I954]=&quot;true&quot;; [.J954]=&quot;true&quot;); &quot;true&quot;; IF(OR([.E954]=&quot;false reach&quot;; [.F954]=&quot;false reach&quot;; [.G954]=&quot;false reach&quot;; [.H954]=&quot;false reach&quot;; [.I954]=&quot;false reach&quot;; [.J954]=&quot;false reach&quot;); &quot;false&quot;; &quot;unknown&quot;))" office:value-type="string" office:string-value="unknown">
            <text:p>unknown</text:p>
          </table:table-cell>
          <table:table-cell table:style-name="ce3" table:formula="of:=IF(OR([.F954]=&quot;true&quot;; [.G954]=&quot;true&quot;); &quot;true&quot;; IF(OR([.F954]=&quot;false reach&quot;; [.G954]=&quot;false reach&quot;); &quot;false&quot;; &quot;unknown&quot;))" office:value-type="string" office:string-value="unknown">
            <text:p>unknown</text:p>
          </table:table-cell>
          <table:table-cell table:style-name="ce3" table:formula="of:=IF(OR([.H954]=&quot;true&quot;; [.I954]=&quot;true&quot;); &quot;true&quot;; IF(OR([.H954]=&quot;false reach&quot;; [.I95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4.c.i </text:p>
          </table:table-cell>
          <table:table-cell table:formula="of:=IF(OR([.E955]=&quot;true&quot;; [.F955]=&quot;true&quot;; [.G955]=&quot;true&quot;; [.H955]=&quot;true&quot;; [.I955]=&quot;true&quot;; [.J955]=&quot;true&quot;); &quot;true&quot;; IF(OR([.E955]=&quot;false reach&quot;; [.F955]=&quot;false reach&quot;; [.G955]=&quot;false reach&quot;; [.H955]=&quot;false reach&quot;; [.I955]=&quot;false reach&quot;; [.J955]=&quot;false reach&quot;); &quot;false&quot;; &quot;unknown&quot;))" office:value-type="string" office:string-value="unknown">
            <text:p>unknown</text:p>
          </table:table-cell>
          <table:table-cell table:style-name="ce3" table:formula="of:=IF(OR([.F955]=&quot;true&quot;; [.G955]=&quot;true&quot;); &quot;true&quot;; IF(OR([.F955]=&quot;false reach&quot;; [.G955]=&quot;false reach&quot;); &quot;false&quot;; &quot;unknown&quot;))" office:value-type="string" office:string-value="unknown">
            <text:p>unknown</text:p>
          </table:table-cell>
          <table:table-cell table:style-name="ce3" table:formula="of:=IF(OR([.H955]=&quot;true&quot;; [.I955]=&quot;true&quot;); &quot;true&quot;; IF(OR([.H955]=&quot;false reach&quot;; [.I9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5.c.i </text:p>
          </table:table-cell>
          <table:table-cell table:formula="of:=IF(OR([.E956]=&quot;true&quot;; [.F956]=&quot;true&quot;; [.G956]=&quot;true&quot;; [.H956]=&quot;true&quot;; [.I956]=&quot;true&quot;; [.J956]=&quot;true&quot;); &quot;true&quot;; IF(OR([.E956]=&quot;false reach&quot;; [.F956]=&quot;false reach&quot;; [.G956]=&quot;false reach&quot;; [.H956]=&quot;false reach&quot;; [.I956]=&quot;false reach&quot;; [.J956]=&quot;false reach&quot;); &quot;false&quot;; &quot;unknown&quot;))" office:value-type="string" office:string-value="unknown">
            <text:p>unknown</text:p>
          </table:table-cell>
          <table:table-cell table:style-name="ce3" table:formula="of:=IF(OR([.F956]=&quot;true&quot;; [.G956]=&quot;true&quot;); &quot;true&quot;; IF(OR([.F956]=&quot;false reach&quot;; [.G956]=&quot;false reach&quot;); &quot;false&quot;; &quot;unknown&quot;))" office:value-type="string" office:string-value="unknown">
            <text:p>unknown</text:p>
          </table:table-cell>
          <table:table-cell table:style-name="ce3" table:formula="of:=IF(OR([.H956]=&quot;true&quot;; [.I956]=&quot;true&quot;); &quot;true&quot;; IF(OR([.H956]=&quot;false reach&quot;; [.I95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6.c.i </text:p>
          </table:table-cell>
          <table:table-cell table:formula="of:=IF(OR([.E957]=&quot;true&quot;; [.F957]=&quot;true&quot;; [.G957]=&quot;true&quot;; [.H957]=&quot;true&quot;; [.I957]=&quot;true&quot;; [.J957]=&quot;true&quot;); &quot;true&quot;; IF(OR([.E957]=&quot;false reach&quot;; [.F957]=&quot;false reach&quot;; [.G957]=&quot;false reach&quot;; [.H957]=&quot;false reach&quot;; [.I957]=&quot;false reach&quot;; [.J957]=&quot;false reach&quot;); &quot;false&quot;; &quot;unknown&quot;))" office:value-type="string" office:string-value="unknown">
            <text:p>unknown</text:p>
          </table:table-cell>
          <table:table-cell table:style-name="ce3" table:formula="of:=IF(OR([.F957]=&quot;true&quot;; [.G957]=&quot;true&quot;); &quot;true&quot;; IF(OR([.F957]=&quot;false reach&quot;; [.G957]=&quot;false reach&quot;); &quot;false&quot;; &quot;unknown&quot;))" office:value-type="string" office:string-value="unknown">
            <text:p>unknown</text:p>
          </table:table-cell>
          <table:table-cell table:style-name="ce3" table:formula="of:=IF(OR([.H957]=&quot;true&quot;; [.I957]=&quot;true&quot;); &quot;true&quot;; IF(OR([.H957]=&quot;false reach&quot;; [.I9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7.c.i </text:p>
          </table:table-cell>
          <table:table-cell table:formula="of:=IF(OR([.E958]=&quot;true&quot;; [.F958]=&quot;true&quot;; [.G958]=&quot;true&quot;; [.H958]=&quot;true&quot;; [.I958]=&quot;true&quot;; [.J958]=&quot;true&quot;); &quot;true&quot;; IF(OR([.E958]=&quot;false reach&quot;; [.F958]=&quot;false reach&quot;; [.G958]=&quot;false reach&quot;; [.H958]=&quot;false reach&quot;; [.I958]=&quot;false reach&quot;; [.J958]=&quot;false reach&quot;); &quot;false&quot;; &quot;unknown&quot;))" office:value-type="string" office:string-value="unknown">
            <text:p>unknown</text:p>
          </table:table-cell>
          <table:table-cell table:style-name="ce3" table:formula="of:=IF(OR([.F958]=&quot;true&quot;; [.G958]=&quot;true&quot;); &quot;true&quot;; IF(OR([.F958]=&quot;false reach&quot;; [.G958]=&quot;false reach&quot;); &quot;false&quot;; &quot;unknown&quot;))" office:value-type="string" office:string-value="unknown">
            <text:p>unknown</text:p>
          </table:table-cell>
          <table:table-cell table:style-name="ce3" table:formula="of:=IF(OR([.H958]=&quot;true&quot;; [.I958]=&quot;true&quot;); &quot;true&quot;; IF(OR([.H958]=&quot;false reach&quot;; [.I9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8.c.i </text:p>
          </table:table-cell>
          <table:table-cell table:formula="of:=IF(OR([.E959]=&quot;true&quot;; [.F959]=&quot;true&quot;; [.G959]=&quot;true&quot;; [.H959]=&quot;true&quot;; [.I959]=&quot;true&quot;; [.J959]=&quot;true&quot;); &quot;true&quot;; IF(OR([.E959]=&quot;false reach&quot;; [.F959]=&quot;false reach&quot;; [.G959]=&quot;false reach&quot;; [.H959]=&quot;false reach&quot;; [.I959]=&quot;false reach&quot;; [.J959]=&quot;false reach&quot;); &quot;false&quot;; &quot;unknown&quot;))" office:value-type="string" office:string-value="unknown">
            <text:p>unknown</text:p>
          </table:table-cell>
          <table:table-cell table:style-name="ce3" table:formula="of:=IF(OR([.F959]=&quot;true&quot;; [.G959]=&quot;true&quot;); &quot;true&quot;; IF(OR([.F959]=&quot;false reach&quot;; [.G959]=&quot;false reach&quot;); &quot;false&quot;; &quot;unknown&quot;))" office:value-type="string" office:string-value="unknown">
            <text:p>unknown</text:p>
          </table:table-cell>
          <table:table-cell table:style-name="ce3" table:formula="of:=IF(OR([.H959]=&quot;true&quot;; [.I959]=&quot;true&quot;); &quot;true&quot;; IF(OR([.H959]=&quot;false reach&quot;; [.I95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49.c.i </text:p>
          </table:table-cell>
          <table:table-cell table:formula="of:=IF(OR([.E960]=&quot;true&quot;; [.F960]=&quot;true&quot;; [.G960]=&quot;true&quot;; [.H960]=&quot;true&quot;; [.I960]=&quot;true&quot;; [.J960]=&quot;true&quot;); &quot;true&quot;; IF(OR([.E960]=&quot;false reach&quot;; [.F960]=&quot;false reach&quot;; [.G960]=&quot;false reach&quot;; [.H960]=&quot;false reach&quot;; [.I960]=&quot;false reach&quot;; [.J960]=&quot;false reach&quot;); &quot;false&quot;; &quot;unknown&quot;))" office:value-type="string" office:string-value="unknown">
            <text:p>unknown</text:p>
          </table:table-cell>
          <table:table-cell table:style-name="ce3" table:formula="of:=IF(OR([.F960]=&quot;true&quot;; [.G960]=&quot;true&quot;); &quot;true&quot;; IF(OR([.F960]=&quot;false reach&quot;; [.G960]=&quot;false reach&quot;); &quot;false&quot;; &quot;unknown&quot;))" office:value-type="string" office:string-value="unknown">
            <text:p>unknown</text:p>
          </table:table-cell>
          <table:table-cell table:style-name="ce3" table:formula="of:=IF(OR([.H960]=&quot;true&quot;; [.I960]=&quot;true&quot;); &quot;true&quot;; IF(OR([.H960]=&quot;false reach&quot;; [.I9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0.c.i </text:p>
          </table:table-cell>
          <table:table-cell table:formula="of:=IF(OR([.E961]=&quot;true&quot;; [.F961]=&quot;true&quot;; [.G961]=&quot;true&quot;; [.H961]=&quot;true&quot;; [.I961]=&quot;true&quot;; [.J961]=&quot;true&quot;); &quot;true&quot;; IF(OR([.E961]=&quot;false reach&quot;; [.F961]=&quot;false reach&quot;; [.G961]=&quot;false reach&quot;; [.H961]=&quot;false reach&quot;; [.I961]=&quot;false reach&quot;; [.J961]=&quot;false reach&quot;); &quot;false&quot;; &quot;unknown&quot;))" office:value-type="string" office:string-value="unknown">
            <text:p>unknown</text:p>
          </table:table-cell>
          <table:table-cell table:style-name="ce3" table:formula="of:=IF(OR([.F961]=&quot;true&quot;; [.G961]=&quot;true&quot;); &quot;true&quot;; IF(OR([.F961]=&quot;false reach&quot;; [.G961]=&quot;false reach&quot;); &quot;false&quot;; &quot;unknown&quot;))" office:value-type="string" office:string-value="unknown">
            <text:p>unknown</text:p>
          </table:table-cell>
          <table:table-cell table:style-name="ce3" table:formula="of:=IF(OR([.H961]=&quot;true&quot;; [.I961]=&quot;true&quot;); &quot;true&quot;; IF(OR([.H961]=&quot;false reach&quot;; [.I9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1.c.i </text:p>
          </table:table-cell>
          <table:table-cell table:formula="of:=IF(OR([.E962]=&quot;true&quot;; [.F962]=&quot;true&quot;; [.G962]=&quot;true&quot;; [.H962]=&quot;true&quot;; [.I962]=&quot;true&quot;; [.J962]=&quot;true&quot;); &quot;true&quot;; IF(OR([.E962]=&quot;false reach&quot;; [.F962]=&quot;false reach&quot;; [.G962]=&quot;false reach&quot;; [.H962]=&quot;false reach&quot;; [.I962]=&quot;false reach&quot;; [.J962]=&quot;false reach&quot;); &quot;false&quot;; &quot;unknown&quot;))" office:value-type="string" office:string-value="false">
            <text:p>false</text:p>
          </table:table-cell>
          <table:table-cell table:style-name="ce3" table:formula="of:=IF(OR([.F962]=&quot;true&quot;; [.G962]=&quot;true&quot;); &quot;true&quot;; IF(OR([.F962]=&quot;false reach&quot;; [.G962]=&quot;false reach&quot;); &quot;false&quot;; &quot;unknown&quot;))" office:value-type="string" office:string-value="unknown">
            <text:p>unknown</text:p>
          </table:table-cell>
          <table:table-cell table:style-name="ce3" table:formula="of:=IF(OR([.H962]=&quot;true&quot;; [.I962]=&quot;true&quot;); &quot;true&quot;; IF(OR([.H962]=&quot;false reach&quot;; [.I96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2.c.i </text:p>
          </table:table-cell>
          <table:table-cell table:formula="of:=IF(OR([.E963]=&quot;true&quot;; [.F963]=&quot;true&quot;; [.G963]=&quot;true&quot;; [.H963]=&quot;true&quot;; [.I963]=&quot;true&quot;; [.J963]=&quot;true&quot;); &quot;true&quot;; IF(OR([.E963]=&quot;false reach&quot;; [.F963]=&quot;false reach&quot;; [.G963]=&quot;false reach&quot;; [.H963]=&quot;false reach&quot;; [.I963]=&quot;false reach&quot;; [.J963]=&quot;false reach&quot;); &quot;false&quot;; &quot;unknown&quot;))" office:value-type="string" office:string-value="unknown">
            <text:p>unknown</text:p>
          </table:table-cell>
          <table:table-cell table:style-name="ce3" table:formula="of:=IF(OR([.F963]=&quot;true&quot;; [.G963]=&quot;true&quot;); &quot;true&quot;; IF(OR([.F963]=&quot;false reach&quot;; [.G963]=&quot;false reach&quot;); &quot;false&quot;; &quot;unknown&quot;))" office:value-type="string" office:string-value="unknown">
            <text:p>unknown</text:p>
          </table:table-cell>
          <table:table-cell table:style-name="ce3" table:formula="of:=IF(OR([.H963]=&quot;true&quot;; [.I963]=&quot;true&quot;); &quot;true&quot;; IF(OR([.H963]=&quot;false reach&quot;; [.I96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3.c.i </text:p>
          </table:table-cell>
          <table:table-cell table:formula="of:=IF(OR([.E964]=&quot;true&quot;; [.F964]=&quot;true&quot;; [.G964]=&quot;true&quot;; [.H964]=&quot;true&quot;; [.I964]=&quot;true&quot;; [.J964]=&quot;true&quot;); &quot;true&quot;; IF(OR([.E964]=&quot;false reach&quot;; [.F964]=&quot;false reach&quot;; [.G964]=&quot;false reach&quot;; [.H964]=&quot;false reach&quot;; [.I964]=&quot;false reach&quot;; [.J964]=&quot;false reach&quot;); &quot;false&quot;; &quot;unknown&quot;))" office:value-type="string" office:string-value="unknown">
            <text:p>unknown</text:p>
          </table:table-cell>
          <table:table-cell table:style-name="ce3" table:formula="of:=IF(OR([.F964]=&quot;true&quot;; [.G964]=&quot;true&quot;); &quot;true&quot;; IF(OR([.F964]=&quot;false reach&quot;; [.G964]=&quot;false reach&quot;); &quot;false&quot;; &quot;unknown&quot;))" office:value-type="string" office:string-value="unknown">
            <text:p>unknown</text:p>
          </table:table-cell>
          <table:table-cell table:style-name="ce3" table:formula="of:=IF(OR([.H964]=&quot;true&quot;; [.I964]=&quot;true&quot;); &quot;true&quot;; IF(OR([.H964]=&quot;false reach&quot;; [.I9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4.c.i </text:p>
          </table:table-cell>
          <table:table-cell table:formula="of:=IF(OR([.E965]=&quot;true&quot;; [.F965]=&quot;true&quot;; [.G965]=&quot;true&quot;; [.H965]=&quot;true&quot;; [.I965]=&quot;true&quot;; [.J965]=&quot;true&quot;); &quot;true&quot;; IF(OR([.E965]=&quot;false reach&quot;; [.F965]=&quot;false reach&quot;; [.G965]=&quot;false reach&quot;; [.H965]=&quot;false reach&quot;; [.I965]=&quot;false reach&quot;; [.J965]=&quot;false reach&quot;); &quot;false&quot;; &quot;unknown&quot;))" office:value-type="string" office:string-value="unknown">
            <text:p>unknown</text:p>
          </table:table-cell>
          <table:table-cell table:style-name="ce3" table:formula="of:=IF(OR([.F965]=&quot;true&quot;; [.G965]=&quot;true&quot;); &quot;true&quot;; IF(OR([.F965]=&quot;false reach&quot;; [.G965]=&quot;false reach&quot;); &quot;false&quot;; &quot;unknown&quot;))" office:value-type="string" office:string-value="unknown">
            <text:p>unknown</text:p>
          </table:table-cell>
          <table:table-cell table:style-name="ce3" table:formula="of:=IF(OR([.H965]=&quot;true&quot;; [.I965]=&quot;true&quot;); &quot;true&quot;; IF(OR([.H965]=&quot;false reach&quot;; [.I96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5.c.i </text:p>
          </table:table-cell>
          <table:table-cell table:formula="of:=IF(OR([.E966]=&quot;true&quot;; [.F966]=&quot;true&quot;; [.G966]=&quot;true&quot;; [.H966]=&quot;true&quot;; [.I966]=&quot;true&quot;; [.J966]=&quot;true&quot;); &quot;true&quot;; IF(OR([.E966]=&quot;false reach&quot;; [.F966]=&quot;false reach&quot;; [.G966]=&quot;false reach&quot;; [.H966]=&quot;false reach&quot;; [.I966]=&quot;false reach&quot;; [.J966]=&quot;false reach&quot;); &quot;false&quot;; &quot;unknown&quot;))" office:value-type="string" office:string-value="false">
            <text:p>false</text:p>
          </table:table-cell>
          <table:table-cell table:style-name="ce3" table:formula="of:=IF(OR([.F966]=&quot;true&quot;; [.G966]=&quot;true&quot;); &quot;true&quot;; IF(OR([.F966]=&quot;false reach&quot;; [.G966]=&quot;false reach&quot;); &quot;false&quot;; &quot;unknown&quot;))" office:value-type="string" office:string-value="unknown">
            <text:p>unknown</text:p>
          </table:table-cell>
          <table:table-cell table:style-name="ce3" table:formula="of:=IF(OR([.H966]=&quot;true&quot;; [.I966]=&quot;true&quot;); &quot;true&quot;; IF(OR([.H966]=&quot;false reach&quot;; [.I96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6.c.i </text:p>
          </table:table-cell>
          <table:table-cell table:formula="of:=IF(OR([.E967]=&quot;true&quot;; [.F967]=&quot;true&quot;; [.G967]=&quot;true&quot;; [.H967]=&quot;true&quot;; [.I967]=&quot;true&quot;; [.J967]=&quot;true&quot;); &quot;true&quot;; IF(OR([.E967]=&quot;false reach&quot;; [.F967]=&quot;false reach&quot;; [.G967]=&quot;false reach&quot;; [.H967]=&quot;false reach&quot;; [.I967]=&quot;false reach&quot;; [.J967]=&quot;false reach&quot;); &quot;false&quot;; &quot;unknown&quot;))" office:value-type="string" office:string-value="false">
            <text:p>false</text:p>
          </table:table-cell>
          <table:table-cell table:style-name="ce3" table:formula="of:=IF(OR([.F967]=&quot;true&quot;; [.G967]=&quot;true&quot;); &quot;true&quot;; IF(OR([.F967]=&quot;false reach&quot;; [.G967]=&quot;false reach&quot;); &quot;false&quot;; &quot;unknown&quot;))" office:value-type="string" office:string-value="unknown">
            <text:p>unknown</text:p>
          </table:table-cell>
          <table:table-cell table:style-name="ce3" table:formula="of:=IF(OR([.H967]=&quot;true&quot;; [.I967]=&quot;true&quot;); &quot;true&quot;; IF(OR([.H967]=&quot;false reach&quot;; [.I96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7.c.i </text:p>
          </table:table-cell>
          <table:table-cell table:formula="of:=IF(OR([.E968]=&quot;true&quot;; [.F968]=&quot;true&quot;; [.G968]=&quot;true&quot;; [.H968]=&quot;true&quot;; [.I968]=&quot;true&quot;; [.J968]=&quot;true&quot;); &quot;true&quot;; IF(OR([.E968]=&quot;false reach&quot;; [.F968]=&quot;false reach&quot;; [.G968]=&quot;false reach&quot;; [.H968]=&quot;false reach&quot;; [.I968]=&quot;false reach&quot;; [.J968]=&quot;false reach&quot;); &quot;false&quot;; &quot;unknown&quot;))" office:value-type="string" office:string-value="unknown">
            <text:p>unknown</text:p>
          </table:table-cell>
          <table:table-cell table:style-name="ce3" table:formula="of:=IF(OR([.F968]=&quot;true&quot;; [.G968]=&quot;true&quot;); &quot;true&quot;; IF(OR([.F968]=&quot;false reach&quot;; [.G968]=&quot;false reach&quot;); &quot;false&quot;; &quot;unknown&quot;))" office:value-type="string" office:string-value="unknown">
            <text:p>unknown</text:p>
          </table:table-cell>
          <table:table-cell table:style-name="ce3" table:formula="of:=IF(OR([.H968]=&quot;true&quot;; [.I968]=&quot;true&quot;); &quot;true&quot;; IF(OR([.H968]=&quot;false reach&quot;; [.I9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8.c.i </text:p>
          </table:table-cell>
          <table:table-cell table:formula="of:=IF(OR([.E969]=&quot;true&quot;; [.F969]=&quot;true&quot;; [.G969]=&quot;true&quot;; [.H969]=&quot;true&quot;; [.I969]=&quot;true&quot;; [.J969]=&quot;true&quot;); &quot;true&quot;; IF(OR([.E969]=&quot;false reach&quot;; [.F969]=&quot;false reach&quot;; [.G969]=&quot;false reach&quot;; [.H969]=&quot;false reach&quot;; [.I969]=&quot;false reach&quot;; [.J969]=&quot;false reach&quot;); &quot;false&quot;; &quot;unknown&quot;))" office:value-type="string" office:string-value="unknown">
            <text:p>unknown</text:p>
          </table:table-cell>
          <table:table-cell table:style-name="ce3" table:formula="of:=IF(OR([.F969]=&quot;true&quot;; [.G969]=&quot;true&quot;); &quot;true&quot;; IF(OR([.F969]=&quot;false reach&quot;; [.G969]=&quot;false reach&quot;); &quot;false&quot;; &quot;unknown&quot;))" office:value-type="string" office:string-value="unknown">
            <text:p>unknown</text:p>
          </table:table-cell>
          <table:table-cell table:style-name="ce3" table:formula="of:=IF(OR([.H969]=&quot;true&quot;; [.I969]=&quot;true&quot;); &quot;true&quot;; IF(OR([.H969]=&quot;false reach&quot;; [.I9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59.c.i </text:p>
          </table:table-cell>
          <table:table-cell table:formula="of:=IF(OR([.E970]=&quot;true&quot;; [.F970]=&quot;true&quot;; [.G970]=&quot;true&quot;; [.H970]=&quot;true&quot;; [.I970]=&quot;true&quot;; [.J970]=&quot;true&quot;); &quot;true&quot;; IF(OR([.E970]=&quot;false reach&quot;; [.F970]=&quot;false reach&quot;; [.G970]=&quot;false reach&quot;; [.H970]=&quot;false reach&quot;; [.I970]=&quot;false reach&quot;; [.J970]=&quot;false reach&quot;); &quot;false&quot;; &quot;unknown&quot;))" office:value-type="string" office:string-value="unknown">
            <text:p>unknown</text:p>
          </table:table-cell>
          <table:table-cell table:style-name="ce3" table:formula="of:=IF(OR([.F970]=&quot;true&quot;; [.G970]=&quot;true&quot;); &quot;true&quot;; IF(OR([.F970]=&quot;false reach&quot;; [.G970]=&quot;false reach&quot;); &quot;false&quot;; &quot;unknown&quot;))" office:value-type="string" office:string-value="unknown">
            <text:p>unknown</text:p>
          </table:table-cell>
          <table:table-cell table:style-name="ce3" table:formula="of:=IF(OR([.H970]=&quot;true&quot;; [.I970]=&quot;true&quot;); &quot;true&quot;; IF(OR([.H970]=&quot;false reach&quot;; [.I9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0.c.i </text:p>
          </table:table-cell>
          <table:table-cell table:formula="of:=IF(OR([.E971]=&quot;true&quot;; [.F971]=&quot;true&quot;; [.G971]=&quot;true&quot;; [.H971]=&quot;true&quot;; [.I971]=&quot;true&quot;; [.J971]=&quot;true&quot;); &quot;true&quot;; IF(OR([.E971]=&quot;false reach&quot;; [.F971]=&quot;false reach&quot;; [.G971]=&quot;false reach&quot;; [.H971]=&quot;false reach&quot;; [.I971]=&quot;false reach&quot;; [.J971]=&quot;false reach&quot;); &quot;false&quot;; &quot;unknown&quot;))" office:value-type="string" office:string-value="unknown">
            <text:p>unknown</text:p>
          </table:table-cell>
          <table:table-cell table:style-name="ce3" table:formula="of:=IF(OR([.F971]=&quot;true&quot;; [.G971]=&quot;true&quot;); &quot;true&quot;; IF(OR([.F971]=&quot;false reach&quot;; [.G971]=&quot;false reach&quot;); &quot;false&quot;; &quot;unknown&quot;))" office:value-type="string" office:string-value="unknown">
            <text:p>unknown</text:p>
          </table:table-cell>
          <table:table-cell table:style-name="ce3" table:formula="of:=IF(OR([.H971]=&quot;true&quot;; [.I971]=&quot;true&quot;); &quot;true&quot;; IF(OR([.H971]=&quot;false reach&quot;; [.I97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1.c.i </text:p>
          </table:table-cell>
          <table:table-cell table:formula="of:=IF(OR([.E972]=&quot;true&quot;; [.F972]=&quot;true&quot;; [.G972]=&quot;true&quot;; [.H972]=&quot;true&quot;; [.I972]=&quot;true&quot;; [.J972]=&quot;true&quot;); &quot;true&quot;; IF(OR([.E972]=&quot;false reach&quot;; [.F972]=&quot;false reach&quot;; [.G972]=&quot;false reach&quot;; [.H972]=&quot;false reach&quot;; [.I972]=&quot;false reach&quot;; [.J972]=&quot;false reach&quot;); &quot;false&quot;; &quot;unknown&quot;))" office:value-type="string" office:string-value="unknown">
            <text:p>unknown</text:p>
          </table:table-cell>
          <table:table-cell table:style-name="ce3" table:formula="of:=IF(OR([.F972]=&quot;true&quot;; [.G972]=&quot;true&quot;); &quot;true&quot;; IF(OR([.F972]=&quot;false reach&quot;; [.G972]=&quot;false reach&quot;); &quot;false&quot;; &quot;unknown&quot;))" office:value-type="string" office:string-value="unknown">
            <text:p>unknown</text:p>
          </table:table-cell>
          <table:table-cell table:style-name="ce3" table:formula="of:=IF(OR([.H972]=&quot;true&quot;; [.I972]=&quot;true&quot;); &quot;true&quot;; IF(OR([.H972]=&quot;false reach&quot;; [.I97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2.c.i </text:p>
          </table:table-cell>
          <table:table-cell table:formula="of:=IF(OR([.E973]=&quot;true&quot;; [.F973]=&quot;true&quot;; [.G973]=&quot;true&quot;; [.H973]=&quot;true&quot;; [.I973]=&quot;true&quot;; [.J973]=&quot;true&quot;); &quot;true&quot;; IF(OR([.E973]=&quot;false reach&quot;; [.F973]=&quot;false reach&quot;; [.G973]=&quot;false reach&quot;; [.H973]=&quot;false reach&quot;; [.I973]=&quot;false reach&quot;; [.J973]=&quot;false reach&quot;); &quot;false&quot;; &quot;unknown&quot;))" office:value-type="string" office:string-value="unknown">
            <text:p>unknown</text:p>
          </table:table-cell>
          <table:table-cell table:style-name="ce3" table:formula="of:=IF(OR([.F973]=&quot;true&quot;; [.G973]=&quot;true&quot;); &quot;true&quot;; IF(OR([.F973]=&quot;false reach&quot;; [.G973]=&quot;false reach&quot;); &quot;false&quot;; &quot;unknown&quot;))" office:value-type="string" office:string-value="unknown">
            <text:p>unknown</text:p>
          </table:table-cell>
          <table:table-cell table:style-name="ce3" table:formula="of:=IF(OR([.H973]=&quot;true&quot;; [.I973]=&quot;true&quot;); &quot;true&quot;; IF(OR([.H973]=&quot;false reach&quot;; [.I9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3.c.i </text:p>
          </table:table-cell>
          <table:table-cell table:formula="of:=IF(OR([.E974]=&quot;true&quot;; [.F974]=&quot;true&quot;; [.G974]=&quot;true&quot;; [.H974]=&quot;true&quot;; [.I974]=&quot;true&quot;; [.J974]=&quot;true&quot;); &quot;true&quot;; IF(OR([.E974]=&quot;false reach&quot;; [.F974]=&quot;false reach&quot;; [.G974]=&quot;false reach&quot;; [.H974]=&quot;false reach&quot;; [.I974]=&quot;false reach&quot;; [.J974]=&quot;false reach&quot;); &quot;false&quot;; &quot;unknown&quot;))" office:value-type="string" office:string-value="false">
            <text:p>false</text:p>
          </table:table-cell>
          <table:table-cell table:style-name="ce3" table:formula="of:=IF(OR([.F974]=&quot;true&quot;; [.G974]=&quot;true&quot;); &quot;true&quot;; IF(OR([.F974]=&quot;false reach&quot;; [.G974]=&quot;false reach&quot;); &quot;false&quot;; &quot;unknown&quot;))" office:value-type="string" office:string-value="unknown">
            <text:p>unknown</text:p>
          </table:table-cell>
          <table:table-cell table:style-name="ce3" table:formula="of:=IF(OR([.H974]=&quot;true&quot;; [.I974]=&quot;true&quot;); &quot;true&quot;; IF(OR([.H974]=&quot;false reach&quot;; [.I97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4.c.i </text:p>
          </table:table-cell>
          <table:table-cell table:formula="of:=IF(OR([.E975]=&quot;true&quot;; [.F975]=&quot;true&quot;; [.G975]=&quot;true&quot;; [.H975]=&quot;true&quot;; [.I975]=&quot;true&quot;; [.J975]=&quot;true&quot;); &quot;true&quot;; IF(OR([.E975]=&quot;false reach&quot;; [.F975]=&quot;false reach&quot;; [.G975]=&quot;false reach&quot;; [.H975]=&quot;false reach&quot;; [.I975]=&quot;false reach&quot;; [.J975]=&quot;false reach&quot;); &quot;false&quot;; &quot;unknown&quot;))" office:value-type="string" office:string-value="unknown">
            <text:p>unknown</text:p>
          </table:table-cell>
          <table:table-cell table:style-name="ce3" table:formula="of:=IF(OR([.F975]=&quot;true&quot;; [.G975]=&quot;true&quot;); &quot;true&quot;; IF(OR([.F975]=&quot;false reach&quot;; [.G975]=&quot;false reach&quot;); &quot;false&quot;; &quot;unknown&quot;))" office:value-type="string" office:string-value="unknown">
            <text:p>unknown</text:p>
          </table:table-cell>
          <table:table-cell table:style-name="ce3" table:formula="of:=IF(OR([.H975]=&quot;true&quot;; [.I975]=&quot;true&quot;); &quot;true&quot;; IF(OR([.H975]=&quot;false reach&quot;; [.I97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5.c.i </text:p>
          </table:table-cell>
          <table:table-cell table:formula="of:=IF(OR([.E976]=&quot;true&quot;; [.F976]=&quot;true&quot;; [.G976]=&quot;true&quot;; [.H976]=&quot;true&quot;; [.I976]=&quot;true&quot;; [.J976]=&quot;true&quot;); &quot;true&quot;; IF(OR([.E976]=&quot;false reach&quot;; [.F976]=&quot;false reach&quot;; [.G976]=&quot;false reach&quot;; [.H976]=&quot;false reach&quot;; [.I976]=&quot;false reach&quot;; [.J976]=&quot;false reach&quot;); &quot;false&quot;; &quot;unknown&quot;))" office:value-type="string" office:string-value="unknown">
            <text:p>unknown</text:p>
          </table:table-cell>
          <table:table-cell table:style-name="ce3" table:formula="of:=IF(OR([.F976]=&quot;true&quot;; [.G976]=&quot;true&quot;); &quot;true&quot;; IF(OR([.F976]=&quot;false reach&quot;; [.G976]=&quot;false reach&quot;); &quot;false&quot;; &quot;unknown&quot;))" office:value-type="string" office:string-value="unknown">
            <text:p>unknown</text:p>
          </table:table-cell>
          <table:table-cell table:style-name="ce3" table:formula="of:=IF(OR([.H976]=&quot;true&quot;; [.I976]=&quot;true&quot;); &quot;true&quot;; IF(OR([.H976]=&quot;false reach&quot;; [.I9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6.c.i </text:p>
          </table:table-cell>
          <table:table-cell table:formula="of:=IF(OR([.E977]=&quot;true&quot;; [.F977]=&quot;true&quot;; [.G977]=&quot;true&quot;; [.H977]=&quot;true&quot;; [.I977]=&quot;true&quot;; [.J977]=&quot;true&quot;); &quot;true&quot;; IF(OR([.E977]=&quot;false reach&quot;; [.F977]=&quot;false reach&quot;; [.G977]=&quot;false reach&quot;; [.H977]=&quot;false reach&quot;; [.I977]=&quot;false reach&quot;; [.J977]=&quot;false reach&quot;); &quot;false&quot;; &quot;unknown&quot;))" office:value-type="string" office:string-value="unknown">
            <text:p>unknown</text:p>
          </table:table-cell>
          <table:table-cell table:style-name="ce3" table:formula="of:=IF(OR([.F977]=&quot;true&quot;; [.G977]=&quot;true&quot;); &quot;true&quot;; IF(OR([.F977]=&quot;false reach&quot;; [.G977]=&quot;false reach&quot;); &quot;false&quot;; &quot;unknown&quot;))" office:value-type="string" office:string-value="unknown">
            <text:p>unknown</text:p>
          </table:table-cell>
          <table:table-cell table:style-name="ce3" table:formula="of:=IF(OR([.H977]=&quot;true&quot;; [.I977]=&quot;true&quot;); &quot;true&quot;; IF(OR([.H977]=&quot;false reach&quot;; [.I9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7.c.i </text:p>
          </table:table-cell>
          <table:table-cell table:formula="of:=IF(OR([.E978]=&quot;true&quot;; [.F978]=&quot;true&quot;; [.G978]=&quot;true&quot;; [.H978]=&quot;true&quot;; [.I978]=&quot;true&quot;; [.J978]=&quot;true&quot;); &quot;true&quot;; IF(OR([.E978]=&quot;false reach&quot;; [.F978]=&quot;false reach&quot;; [.G978]=&quot;false reach&quot;; [.H978]=&quot;false reach&quot;; [.I978]=&quot;false reach&quot;; [.J978]=&quot;false reach&quot;); &quot;false&quot;; &quot;unknown&quot;))" office:value-type="string" office:string-value="unknown">
            <text:p>unknown</text:p>
          </table:table-cell>
          <table:table-cell table:style-name="ce3" table:formula="of:=IF(OR([.F978]=&quot;true&quot;; [.G978]=&quot;true&quot;); &quot;true&quot;; IF(OR([.F978]=&quot;false reach&quot;; [.G978]=&quot;false reach&quot;); &quot;false&quot;; &quot;unknown&quot;))" office:value-type="string" office:string-value="unknown">
            <text:p>unknown</text:p>
          </table:table-cell>
          <table:table-cell table:style-name="ce3" table:formula="of:=IF(OR([.H978]=&quot;true&quot;; [.I978]=&quot;true&quot;); &quot;true&quot;; IF(OR([.H978]=&quot;false reach&quot;; [.I9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8.c.i </text:p>
          </table:table-cell>
          <table:table-cell table:formula="of:=IF(OR([.E979]=&quot;true&quot;; [.F979]=&quot;true&quot;; [.G979]=&quot;true&quot;; [.H979]=&quot;true&quot;; [.I979]=&quot;true&quot;; [.J979]=&quot;true&quot;); &quot;true&quot;; IF(OR([.E979]=&quot;false reach&quot;; [.F979]=&quot;false reach&quot;; [.G979]=&quot;false reach&quot;; [.H979]=&quot;false reach&quot;; [.I979]=&quot;false reach&quot;; [.J979]=&quot;false reach&quot;); &quot;false&quot;; &quot;unknown&quot;))" office:value-type="string" office:string-value="unknown">
            <text:p>unknown</text:p>
          </table:table-cell>
          <table:table-cell table:style-name="ce3" table:formula="of:=IF(OR([.F979]=&quot;true&quot;; [.G979]=&quot;true&quot;); &quot;true&quot;; IF(OR([.F979]=&quot;false reach&quot;; [.G979]=&quot;false reach&quot;); &quot;false&quot;; &quot;unknown&quot;))" office:value-type="string" office:string-value="unknown">
            <text:p>unknown</text:p>
          </table:table-cell>
          <table:table-cell table:style-name="ce3" table:formula="of:=IF(OR([.H979]=&quot;true&quot;; [.I979]=&quot;true&quot;); &quot;true&quot;; IF(OR([.H979]=&quot;false reach&quot;; [.I9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69.c.i </text:p>
          </table:table-cell>
          <table:table-cell table:formula="of:=IF(OR([.E980]=&quot;true&quot;; [.F980]=&quot;true&quot;; [.G980]=&quot;true&quot;; [.H980]=&quot;true&quot;; [.I980]=&quot;true&quot;; [.J980]=&quot;true&quot;); &quot;true&quot;; IF(OR([.E980]=&quot;false reach&quot;; [.F980]=&quot;false reach&quot;; [.G980]=&quot;false reach&quot;; [.H980]=&quot;false reach&quot;; [.I980]=&quot;false reach&quot;; [.J980]=&quot;false reach&quot;); &quot;false&quot;; &quot;unknown&quot;))" office:value-type="string" office:string-value="unknown">
            <text:p>unknown</text:p>
          </table:table-cell>
          <table:table-cell table:style-name="ce3" table:formula="of:=IF(OR([.F980]=&quot;true&quot;; [.G980]=&quot;true&quot;); &quot;true&quot;; IF(OR([.F980]=&quot;false reach&quot;; [.G980]=&quot;false reach&quot;); &quot;false&quot;; &quot;unknown&quot;))" office:value-type="string" office:string-value="unknown">
            <text:p>unknown</text:p>
          </table:table-cell>
          <table:table-cell table:style-name="ce3" table:formula="of:=IF(OR([.H980]=&quot;true&quot;; [.I980]=&quot;true&quot;); &quot;true&quot;; IF(OR([.H980]=&quot;false reach&quot;; [.I9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0.c.i </text:p>
          </table:table-cell>
          <table:table-cell table:formula="of:=IF(OR([.E981]=&quot;true&quot;; [.F981]=&quot;true&quot;; [.G981]=&quot;true&quot;; [.H981]=&quot;true&quot;; [.I981]=&quot;true&quot;; [.J981]=&quot;true&quot;); &quot;true&quot;; IF(OR([.E981]=&quot;false reach&quot;; [.F981]=&quot;false reach&quot;; [.G981]=&quot;false reach&quot;; [.H981]=&quot;false reach&quot;; [.I981]=&quot;false reach&quot;; [.J981]=&quot;false reach&quot;); &quot;false&quot;; &quot;unknown&quot;))" office:value-type="string" office:string-value="unknown">
            <text:p>unknown</text:p>
          </table:table-cell>
          <table:table-cell table:style-name="ce3" table:formula="of:=IF(OR([.F981]=&quot;true&quot;; [.G981]=&quot;true&quot;); &quot;true&quot;; IF(OR([.F981]=&quot;false reach&quot;; [.G981]=&quot;false reach&quot;); &quot;false&quot;; &quot;unknown&quot;))" office:value-type="string" office:string-value="unknown">
            <text:p>unknown</text:p>
          </table:table-cell>
          <table:table-cell table:style-name="ce3" table:formula="of:=IF(OR([.H981]=&quot;true&quot;; [.I981]=&quot;true&quot;); &quot;true&quot;; IF(OR([.H981]=&quot;false reach&quot;; [.I9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1.c.i </text:p>
          </table:table-cell>
          <table:table-cell table:formula="of:=IF(OR([.E982]=&quot;true&quot;; [.F982]=&quot;true&quot;; [.G982]=&quot;true&quot;; [.H982]=&quot;true&quot;; [.I982]=&quot;true&quot;; [.J982]=&quot;true&quot;); &quot;true&quot;; IF(OR([.E982]=&quot;false reach&quot;; [.F982]=&quot;false reach&quot;; [.G982]=&quot;false reach&quot;; [.H982]=&quot;false reach&quot;; [.I982]=&quot;false reach&quot;; [.J982]=&quot;false reach&quot;); &quot;false&quot;; &quot;unknown&quot;))" office:value-type="string" office:string-value="unknown">
            <text:p>unknown</text:p>
          </table:table-cell>
          <table:table-cell table:style-name="ce3" table:formula="of:=IF(OR([.F982]=&quot;true&quot;; [.G982]=&quot;true&quot;); &quot;true&quot;; IF(OR([.F982]=&quot;false reach&quot;; [.G982]=&quot;false reach&quot;); &quot;false&quot;; &quot;unknown&quot;))" office:value-type="string" office:string-value="unknown">
            <text:p>unknown</text:p>
          </table:table-cell>
          <table:table-cell table:style-name="ce3" table:formula="of:=IF(OR([.H982]=&quot;true&quot;; [.I982]=&quot;true&quot;); &quot;true&quot;; IF(OR([.H982]=&quot;false reach&quot;; [.I98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2.c.i </text:p>
          </table:table-cell>
          <table:table-cell table:formula="of:=IF(OR([.E983]=&quot;true&quot;; [.F983]=&quot;true&quot;; [.G983]=&quot;true&quot;; [.H983]=&quot;true&quot;; [.I983]=&quot;true&quot;; [.J983]=&quot;true&quot;); &quot;true&quot;; IF(OR([.E983]=&quot;false reach&quot;; [.F983]=&quot;false reach&quot;; [.G983]=&quot;false reach&quot;; [.H983]=&quot;false reach&quot;; [.I983]=&quot;false reach&quot;; [.J983]=&quot;false reach&quot;); &quot;false&quot;; &quot;unknown&quot;))" office:value-type="string" office:string-value="unknown">
            <text:p>unknown</text:p>
          </table:table-cell>
          <table:table-cell table:style-name="ce3" table:formula="of:=IF(OR([.F983]=&quot;true&quot;; [.G983]=&quot;true&quot;); &quot;true&quot;; IF(OR([.F983]=&quot;false reach&quot;; [.G983]=&quot;false reach&quot;); &quot;false&quot;; &quot;unknown&quot;))" office:value-type="string" office:string-value="unknown">
            <text:p>unknown</text:p>
          </table:table-cell>
          <table:table-cell table:style-name="ce3" table:formula="of:=IF(OR([.H983]=&quot;true&quot;; [.I983]=&quot;true&quot;); &quot;true&quot;; IF(OR([.H983]=&quot;false reach&quot;; [.I9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3.c.i </text:p>
          </table:table-cell>
          <table:table-cell table:formula="of:=IF(OR([.E984]=&quot;true&quot;; [.F984]=&quot;true&quot;; [.G984]=&quot;true&quot;; [.H984]=&quot;true&quot;; [.I984]=&quot;true&quot;; [.J984]=&quot;true&quot;); &quot;true&quot;; IF(OR([.E984]=&quot;false reach&quot;; [.F984]=&quot;false reach&quot;; [.G984]=&quot;false reach&quot;; [.H984]=&quot;false reach&quot;; [.I984]=&quot;false reach&quot;; [.J984]=&quot;false reach&quot;); &quot;false&quot;; &quot;unknown&quot;))" office:value-type="string" office:string-value="false">
            <text:p>false</text:p>
          </table:table-cell>
          <table:table-cell table:style-name="ce3" table:formula="of:=IF(OR([.F984]=&quot;true&quot;; [.G984]=&quot;true&quot;); &quot;true&quot;; IF(OR([.F984]=&quot;false reach&quot;; [.G984]=&quot;false reach&quot;); &quot;false&quot;; &quot;unknown&quot;))" office:value-type="string" office:string-value="unknown">
            <text:p>unknown</text:p>
          </table:table-cell>
          <table:table-cell table:style-name="ce3" table:formula="of:=IF(OR([.H984]=&quot;true&quot;; [.I984]=&quot;true&quot;); &quot;true&quot;; IF(OR([.H984]=&quot;false reach&quot;; [.I98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4.c.i </text:p>
          </table:table-cell>
          <table:table-cell table:formula="of:=IF(OR([.E985]=&quot;true&quot;; [.F985]=&quot;true&quot;; [.G985]=&quot;true&quot;; [.H985]=&quot;true&quot;; [.I985]=&quot;true&quot;; [.J985]=&quot;true&quot;); &quot;true&quot;; IF(OR([.E985]=&quot;false reach&quot;; [.F985]=&quot;false reach&quot;; [.G985]=&quot;false reach&quot;; [.H985]=&quot;false reach&quot;; [.I985]=&quot;false reach&quot;; [.J985]=&quot;false reach&quot;); &quot;false&quot;; &quot;unknown&quot;))" office:value-type="string" office:string-value="false">
            <text:p>false</text:p>
          </table:table-cell>
          <table:table-cell table:style-name="ce3" table:formula="of:=IF(OR([.F985]=&quot;true&quot;; [.G985]=&quot;true&quot;); &quot;true&quot;; IF(OR([.F985]=&quot;false reach&quot;; [.G985]=&quot;false reach&quot;); &quot;false&quot;; &quot;unknown&quot;))" office:value-type="string" office:string-value="unknown">
            <text:p>unknown</text:p>
          </table:table-cell>
          <table:table-cell table:style-name="ce3" table:formula="of:=IF(OR([.H985]=&quot;true&quot;; [.I985]=&quot;true&quot;); &quot;true&quot;; IF(OR([.H985]=&quot;false reach&quot;; [.I98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5.c.i </text:p>
          </table:table-cell>
          <table:table-cell table:formula="of:=IF(OR([.E986]=&quot;true&quot;; [.F986]=&quot;true&quot;; [.G986]=&quot;true&quot;; [.H986]=&quot;true&quot;; [.I986]=&quot;true&quot;; [.J986]=&quot;true&quot;); &quot;true&quot;; IF(OR([.E986]=&quot;false reach&quot;; [.F986]=&quot;false reach&quot;; [.G986]=&quot;false reach&quot;; [.H986]=&quot;false reach&quot;; [.I986]=&quot;false reach&quot;; [.J986]=&quot;false reach&quot;); &quot;false&quot;; &quot;unknown&quot;))" office:value-type="string" office:string-value="unknown">
            <text:p>unknown</text:p>
          </table:table-cell>
          <table:table-cell table:style-name="ce3" table:formula="of:=IF(OR([.F986]=&quot;true&quot;; [.G986]=&quot;true&quot;); &quot;true&quot;; IF(OR([.F986]=&quot;false reach&quot;; [.G986]=&quot;false reach&quot;); &quot;false&quot;; &quot;unknown&quot;))" office:value-type="string" office:string-value="unknown">
            <text:p>unknown</text:p>
          </table:table-cell>
          <table:table-cell table:style-name="ce3" table:formula="of:=IF(OR([.H986]=&quot;true&quot;; [.I986]=&quot;true&quot;); &quot;true&quot;; IF(OR([.H986]=&quot;false reach&quot;; [.I9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6.c.i </text:p>
          </table:table-cell>
          <table:table-cell table:formula="of:=IF(OR([.E987]=&quot;true&quot;; [.F987]=&quot;true&quot;; [.G987]=&quot;true&quot;; [.H987]=&quot;true&quot;; [.I987]=&quot;true&quot;; [.J987]=&quot;true&quot;); &quot;true&quot;; IF(OR([.E987]=&quot;false reach&quot;; [.F987]=&quot;false reach&quot;; [.G987]=&quot;false reach&quot;; [.H987]=&quot;false reach&quot;; [.I987]=&quot;false reach&quot;; [.J987]=&quot;false reach&quot;); &quot;false&quot;; &quot;unknown&quot;))" office:value-type="string" office:string-value="unknown">
            <text:p>unknown</text:p>
          </table:table-cell>
          <table:table-cell table:style-name="ce3" table:formula="of:=IF(OR([.F987]=&quot;true&quot;; [.G987]=&quot;true&quot;); &quot;true&quot;; IF(OR([.F987]=&quot;false reach&quot;; [.G987]=&quot;false reach&quot;); &quot;false&quot;; &quot;unknown&quot;))" office:value-type="string" office:string-value="unknown">
            <text:p>unknown</text:p>
          </table:table-cell>
          <table:table-cell table:style-name="ce3" table:formula="of:=IF(OR([.H987]=&quot;true&quot;; [.I987]=&quot;true&quot;); &quot;true&quot;; IF(OR([.H987]=&quot;false reach&quot;; [.I9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7.c.i </text:p>
          </table:table-cell>
          <table:table-cell table:formula="of:=IF(OR([.E988]=&quot;true&quot;; [.F988]=&quot;true&quot;; [.G988]=&quot;true&quot;; [.H988]=&quot;true&quot;; [.I988]=&quot;true&quot;; [.J988]=&quot;true&quot;); &quot;true&quot;; IF(OR([.E988]=&quot;false reach&quot;; [.F988]=&quot;false reach&quot;; [.G988]=&quot;false reach&quot;; [.H988]=&quot;false reach&quot;; [.I988]=&quot;false reach&quot;; [.J988]=&quot;false reach&quot;); &quot;false&quot;; &quot;unknown&quot;))" office:value-type="string" office:string-value="false">
            <text:p>false</text:p>
          </table:table-cell>
          <table:table-cell table:style-name="ce3" table:formula="of:=IF(OR([.F988]=&quot;true&quot;; [.G988]=&quot;true&quot;); &quot;true&quot;; IF(OR([.F988]=&quot;false reach&quot;; [.G988]=&quot;false reach&quot;); &quot;false&quot;; &quot;unknown&quot;))" office:value-type="string" office:string-value="unknown">
            <text:p>unknown</text:p>
          </table:table-cell>
          <table:table-cell table:style-name="ce3" table:formula="of:=IF(OR([.H988]=&quot;true&quot;; [.I988]=&quot;true&quot;); &quot;true&quot;; IF(OR([.H988]=&quot;false reach&quot;; [.I98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8.c.i </text:p>
          </table:table-cell>
          <table:table-cell table:formula="of:=IF(OR([.E989]=&quot;true&quot;; [.F989]=&quot;true&quot;; [.G989]=&quot;true&quot;; [.H989]=&quot;true&quot;; [.I989]=&quot;true&quot;; [.J989]=&quot;true&quot;); &quot;true&quot;; IF(OR([.E989]=&quot;false reach&quot;; [.F989]=&quot;false reach&quot;; [.G989]=&quot;false reach&quot;; [.H989]=&quot;false reach&quot;; [.I989]=&quot;false reach&quot;; [.J989]=&quot;false reach&quot;); &quot;false&quot;; &quot;unknown&quot;))" office:value-type="string" office:string-value="unknown">
            <text:p>unknown</text:p>
          </table:table-cell>
          <table:table-cell table:style-name="ce3" table:formula="of:=IF(OR([.F989]=&quot;true&quot;; [.G989]=&quot;true&quot;); &quot;true&quot;; IF(OR([.F989]=&quot;false reach&quot;; [.G989]=&quot;false reach&quot;); &quot;false&quot;; &quot;unknown&quot;))" office:value-type="string" office:string-value="unknown">
            <text:p>unknown</text:p>
          </table:table-cell>
          <table:table-cell table:style-name="ce3" table:formula="of:=IF(OR([.H989]=&quot;true&quot;; [.I989]=&quot;true&quot;); &quot;true&quot;; IF(OR([.H989]=&quot;false reach&quot;; [.I9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79.c.i </text:p>
          </table:table-cell>
          <table:table-cell table:formula="of:=IF(OR([.E990]=&quot;true&quot;; [.F990]=&quot;true&quot;; [.G990]=&quot;true&quot;; [.H990]=&quot;true&quot;; [.I990]=&quot;true&quot;; [.J990]=&quot;true&quot;); &quot;true&quot;; IF(OR([.E990]=&quot;false reach&quot;; [.F990]=&quot;false reach&quot;; [.G990]=&quot;false reach&quot;; [.H990]=&quot;false reach&quot;; [.I990]=&quot;false reach&quot;; [.J990]=&quot;false reach&quot;); &quot;false&quot;; &quot;unknown&quot;))" office:value-type="string" office:string-value="unknown">
            <text:p>unknown</text:p>
          </table:table-cell>
          <table:table-cell table:style-name="ce3" table:formula="of:=IF(OR([.F990]=&quot;true&quot;; [.G990]=&quot;true&quot;); &quot;true&quot;; IF(OR([.F990]=&quot;false reach&quot;; [.G990]=&quot;false reach&quot;); &quot;false&quot;; &quot;unknown&quot;))" office:value-type="string" office:string-value="unknown">
            <text:p>unknown</text:p>
          </table:table-cell>
          <table:table-cell table:style-name="ce3" table:formula="of:=IF(OR([.H990]=&quot;true&quot;; [.I990]=&quot;true&quot;); &quot;true&quot;; IF(OR([.H990]=&quot;false reach&quot;; [.I9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0.c.i </text:p>
          </table:table-cell>
          <table:table-cell table:formula="of:=IF(OR([.E991]=&quot;true&quot;; [.F991]=&quot;true&quot;; [.G991]=&quot;true&quot;; [.H991]=&quot;true&quot;; [.I991]=&quot;true&quot;; [.J991]=&quot;true&quot;); &quot;true&quot;; IF(OR([.E991]=&quot;false reach&quot;; [.F991]=&quot;false reach&quot;; [.G991]=&quot;false reach&quot;; [.H991]=&quot;false reach&quot;; [.I991]=&quot;false reach&quot;; [.J991]=&quot;false reach&quot;); &quot;false&quot;; &quot;unknown&quot;))" office:value-type="string" office:string-value="unknown">
            <text:p>unknown</text:p>
          </table:table-cell>
          <table:table-cell table:style-name="ce3" table:formula="of:=IF(OR([.F991]=&quot;true&quot;; [.G991]=&quot;true&quot;); &quot;true&quot;; IF(OR([.F991]=&quot;false reach&quot;; [.G991]=&quot;false reach&quot;); &quot;false&quot;; &quot;unknown&quot;))" office:value-type="string" office:string-value="unknown">
            <text:p>unknown</text:p>
          </table:table-cell>
          <table:table-cell table:style-name="ce3" table:formula="of:=IF(OR([.H991]=&quot;true&quot;; [.I991]=&quot;true&quot;); &quot;true&quot;; IF(OR([.H991]=&quot;false reach&quot;; [.I9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1.c.i </text:p>
          </table:table-cell>
          <table:table-cell table:formula="of:=IF(OR([.E992]=&quot;true&quot;; [.F992]=&quot;true&quot;; [.G992]=&quot;true&quot;; [.H992]=&quot;true&quot;; [.I992]=&quot;true&quot;; [.J992]=&quot;true&quot;); &quot;true&quot;; IF(OR([.E992]=&quot;false reach&quot;; [.F992]=&quot;false reach&quot;; [.G992]=&quot;false reach&quot;; [.H992]=&quot;false reach&quot;; [.I992]=&quot;false reach&quot;; [.J992]=&quot;false reach&quot;); &quot;false&quot;; &quot;unknown&quot;))" office:value-type="string" office:string-value="unknown">
            <text:p>unknown</text:p>
          </table:table-cell>
          <table:table-cell table:style-name="ce3" table:formula="of:=IF(OR([.F992]=&quot;true&quot;; [.G992]=&quot;true&quot;); &quot;true&quot;; IF(OR([.F992]=&quot;false reach&quot;; [.G992]=&quot;false reach&quot;); &quot;false&quot;; &quot;unknown&quot;))" office:value-type="string" office:string-value="unknown">
            <text:p>unknown</text:p>
          </table:table-cell>
          <table:table-cell table:style-name="ce3" table:formula="of:=IF(OR([.H992]=&quot;true&quot;; [.I992]=&quot;true&quot;); &quot;true&quot;; IF(OR([.H992]=&quot;false reach&quot;; [.I9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2.c.i </text:p>
          </table:table-cell>
          <table:table-cell table:formula="of:=IF(OR([.E993]=&quot;true&quot;; [.F993]=&quot;true&quot;; [.G993]=&quot;true&quot;; [.H993]=&quot;true&quot;; [.I993]=&quot;true&quot;; [.J993]=&quot;true&quot;); &quot;true&quot;; IF(OR([.E993]=&quot;false reach&quot;; [.F993]=&quot;false reach&quot;; [.G993]=&quot;false reach&quot;; [.H993]=&quot;false reach&quot;; [.I993]=&quot;false reach&quot;; [.J993]=&quot;false reach&quot;); &quot;false&quot;; &quot;unknown&quot;))" office:value-type="string" office:string-value="unknown">
            <text:p>unknown</text:p>
          </table:table-cell>
          <table:table-cell table:style-name="ce3" table:formula="of:=IF(OR([.F993]=&quot;true&quot;; [.G993]=&quot;true&quot;); &quot;true&quot;; IF(OR([.F993]=&quot;false reach&quot;; [.G993]=&quot;false reach&quot;); &quot;false&quot;; &quot;unknown&quot;))" office:value-type="string" office:string-value="unknown">
            <text:p>unknown</text:p>
          </table:table-cell>
          <table:table-cell table:style-name="ce3" table:formula="of:=IF(OR([.H993]=&quot;true&quot;; [.I993]=&quot;true&quot;); &quot;true&quot;; IF(OR([.H993]=&quot;false reach&quot;; [.I9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3.c.i </text:p>
          </table:table-cell>
          <table:table-cell table:formula="of:=IF(OR([.E994]=&quot;true&quot;; [.F994]=&quot;true&quot;; [.G994]=&quot;true&quot;; [.H994]=&quot;true&quot;; [.I994]=&quot;true&quot;; [.J994]=&quot;true&quot;); &quot;true&quot;; IF(OR([.E994]=&quot;false reach&quot;; [.F994]=&quot;false reach&quot;; [.G994]=&quot;false reach&quot;; [.H994]=&quot;false reach&quot;; [.I994]=&quot;false reach&quot;; [.J994]=&quot;false reach&quot;); &quot;false&quot;; &quot;unknown&quot;))" office:value-type="string" office:string-value="unknown">
            <text:p>unknown</text:p>
          </table:table-cell>
          <table:table-cell table:style-name="ce3" table:formula="of:=IF(OR([.F994]=&quot;true&quot;; [.G994]=&quot;true&quot;); &quot;true&quot;; IF(OR([.F994]=&quot;false reach&quot;; [.G994]=&quot;false reach&quot;); &quot;false&quot;; &quot;unknown&quot;))" office:value-type="string" office:string-value="unknown">
            <text:p>unknown</text:p>
          </table:table-cell>
          <table:table-cell table:style-name="ce3" table:formula="of:=IF(OR([.H994]=&quot;true&quot;; [.I994]=&quot;true&quot;); &quot;true&quot;; IF(OR([.H994]=&quot;false reach&quot;; [.I9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4.c.i </text:p>
          </table:table-cell>
          <table:table-cell table:formula="of:=IF(OR([.E995]=&quot;true&quot;; [.F995]=&quot;true&quot;; [.G995]=&quot;true&quot;; [.H995]=&quot;true&quot;; [.I995]=&quot;true&quot;; [.J995]=&quot;true&quot;); &quot;true&quot;; IF(OR([.E995]=&quot;false reach&quot;; [.F995]=&quot;false reach&quot;; [.G995]=&quot;false reach&quot;; [.H995]=&quot;false reach&quot;; [.I995]=&quot;false reach&quot;; [.J995]=&quot;false reach&quot;); &quot;false&quot;; &quot;unknown&quot;))" office:value-type="string" office:string-value="false">
            <text:p>false</text:p>
          </table:table-cell>
          <table:table-cell table:style-name="ce3" table:formula="of:=IF(OR([.F995]=&quot;true&quot;; [.G995]=&quot;true&quot;); &quot;true&quot;; IF(OR([.F995]=&quot;false reach&quot;; [.G995]=&quot;false reach&quot;); &quot;false&quot;; &quot;unknown&quot;))" office:value-type="string" office:string-value="unknown">
            <text:p>unknown</text:p>
          </table:table-cell>
          <table:table-cell table:style-name="ce3" table:formula="of:=IF(OR([.H995]=&quot;true&quot;; [.I995]=&quot;true&quot;); &quot;true&quot;; IF(OR([.H995]=&quot;false reach&quot;; [.I99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5.c.i </text:p>
          </table:table-cell>
          <table:table-cell table:formula="of:=IF(OR([.E996]=&quot;true&quot;; [.F996]=&quot;true&quot;; [.G996]=&quot;true&quot;; [.H996]=&quot;true&quot;; [.I996]=&quot;true&quot;; [.J996]=&quot;true&quot;); &quot;true&quot;; IF(OR([.E996]=&quot;false reach&quot;; [.F996]=&quot;false reach&quot;; [.G996]=&quot;false reach&quot;; [.H996]=&quot;false reach&quot;; [.I996]=&quot;false reach&quot;; [.J996]=&quot;false reach&quot;); &quot;false&quot;; &quot;unknown&quot;))" office:value-type="string" office:string-value="unknown">
            <text:p>unknown</text:p>
          </table:table-cell>
          <table:table-cell table:style-name="ce3" table:formula="of:=IF(OR([.F996]=&quot;true&quot;; [.G996]=&quot;true&quot;); &quot;true&quot;; IF(OR([.F996]=&quot;false reach&quot;; [.G996]=&quot;false reach&quot;); &quot;false&quot;; &quot;unknown&quot;))" office:value-type="string" office:string-value="unknown">
            <text:p>unknown</text:p>
          </table:table-cell>
          <table:table-cell table:style-name="ce3" table:formula="of:=IF(OR([.H996]=&quot;true&quot;; [.I996]=&quot;true&quot;); &quot;true&quot;; IF(OR([.H996]=&quot;false reach&quot;; [.I9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6.c.i </text:p>
          </table:table-cell>
          <table:table-cell table:formula="of:=IF(OR([.E997]=&quot;true&quot;; [.F997]=&quot;true&quot;; [.G997]=&quot;true&quot;; [.H997]=&quot;true&quot;; [.I997]=&quot;true&quot;; [.J997]=&quot;true&quot;); &quot;true&quot;; IF(OR([.E997]=&quot;false reach&quot;; [.F997]=&quot;false reach&quot;; [.G997]=&quot;false reach&quot;; [.H997]=&quot;false reach&quot;; [.I997]=&quot;false reach&quot;; [.J997]=&quot;false reach&quot;); &quot;false&quot;; &quot;unknown&quot;))" office:value-type="string" office:string-value="unknown">
            <text:p>unknown</text:p>
          </table:table-cell>
          <table:table-cell table:style-name="ce3" table:formula="of:=IF(OR([.F997]=&quot;true&quot;; [.G997]=&quot;true&quot;); &quot;true&quot;; IF(OR([.F997]=&quot;false reach&quot;; [.G997]=&quot;false reach&quot;); &quot;false&quot;; &quot;unknown&quot;))" office:value-type="string" office:string-value="unknown">
            <text:p>unknown</text:p>
          </table:table-cell>
          <table:table-cell table:style-name="ce3" table:formula="of:=IF(OR([.H997]=&quot;true&quot;; [.I997]=&quot;true&quot;); &quot;true&quot;; IF(OR([.H997]=&quot;false reach&quot;; [.I9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7.c.i </text:p>
          </table:table-cell>
          <table:table-cell table:formula="of:=IF(OR([.E998]=&quot;true&quot;; [.F998]=&quot;true&quot;; [.G998]=&quot;true&quot;; [.H998]=&quot;true&quot;; [.I998]=&quot;true&quot;; [.J998]=&quot;true&quot;); &quot;true&quot;; IF(OR([.E998]=&quot;false reach&quot;; [.F998]=&quot;false reach&quot;; [.G998]=&quot;false reach&quot;; [.H998]=&quot;false reach&quot;; [.I998]=&quot;false reach&quot;; [.J998]=&quot;false reach&quot;); &quot;false&quot;; &quot;unknown&quot;))" office:value-type="string" office:string-value="unknown">
            <text:p>unknown</text:p>
          </table:table-cell>
          <table:table-cell table:style-name="ce3" table:formula="of:=IF(OR([.F998]=&quot;true&quot;; [.G998]=&quot;true&quot;); &quot;true&quot;; IF(OR([.F998]=&quot;false reach&quot;; [.G998]=&quot;false reach&quot;); &quot;false&quot;; &quot;unknown&quot;))" office:value-type="string" office:string-value="unknown">
            <text:p>unknown</text:p>
          </table:table-cell>
          <table:table-cell table:style-name="ce3" table:formula="of:=IF(OR([.H998]=&quot;true&quot;; [.I998]=&quot;true&quot;); &quot;true&quot;; IF(OR([.H998]=&quot;false reach&quot;; [.I99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8.c.i </text:p>
          </table:table-cell>
          <table:table-cell table:formula="of:=IF(OR([.E999]=&quot;true&quot;; [.F999]=&quot;true&quot;; [.G999]=&quot;true&quot;; [.H999]=&quot;true&quot;; [.I999]=&quot;true&quot;; [.J999]=&quot;true&quot;); &quot;true&quot;; IF(OR([.E999]=&quot;false reach&quot;; [.F999]=&quot;false reach&quot;; [.G999]=&quot;false reach&quot;; [.H999]=&quot;false reach&quot;; [.I999]=&quot;false reach&quot;; [.J999]=&quot;false reach&quot;); &quot;false&quot;; &quot;unknown&quot;))" office:value-type="string" office:string-value="unknown">
            <text:p>unknown</text:p>
          </table:table-cell>
          <table:table-cell table:style-name="ce3" table:formula="of:=IF(OR([.F999]=&quot;true&quot;; [.G999]=&quot;true&quot;); &quot;true&quot;; IF(OR([.F999]=&quot;false reach&quot;; [.G999]=&quot;false reach&quot;); &quot;false&quot;; &quot;unknown&quot;))" office:value-type="string" office:string-value="unknown">
            <text:p>unknown</text:p>
          </table:table-cell>
          <table:table-cell table:style-name="ce3" table:formula="of:=IF(OR([.H999]=&quot;true&quot;; [.I999]=&quot;true&quot;); &quot;true&quot;; IF(OR([.H999]=&quot;false reach&quot;; [.I9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89.c.i </text:p>
          </table:table-cell>
          <table:table-cell table:formula="of:=IF(OR([.E1000]=&quot;true&quot;; [.F1000]=&quot;true&quot;; [.G1000]=&quot;true&quot;; [.H1000]=&quot;true&quot;; [.I1000]=&quot;true&quot;; [.J1000]=&quot;true&quot;); &quot;true&quot;; IF(OR([.E1000]=&quot;false reach&quot;; [.F1000]=&quot;false reach&quot;; [.G1000]=&quot;false reach&quot;; [.H1000]=&quot;false reach&quot;; [.I1000]=&quot;false reach&quot;; [.J1000]=&quot;false reach&quot;); &quot;false&quot;; &quot;unknown&quot;))" office:value-type="string" office:string-value="unknown">
            <text:p>unknown</text:p>
          </table:table-cell>
          <table:table-cell table:style-name="ce3" table:formula="of:=IF(OR([.F1000]=&quot;true&quot;; [.G1000]=&quot;true&quot;); &quot;true&quot;; IF(OR([.F1000]=&quot;false reach&quot;; [.G1000]=&quot;false reach&quot;); &quot;false&quot;; &quot;unknown&quot;))" office:value-type="string" office:string-value="unknown">
            <text:p>unknown</text:p>
          </table:table-cell>
          <table:table-cell table:style-name="ce3" table:formula="of:=IF(OR([.H1000]=&quot;true&quot;; [.I1000]=&quot;true&quot;); &quot;true&quot;; IF(OR([.H1000]=&quot;false reach&quot;; [.I10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0.c.i </text:p>
          </table:table-cell>
          <table:table-cell table:formula="of:=IF(OR([.E1001]=&quot;true&quot;; [.F1001]=&quot;true&quot;; [.G1001]=&quot;true&quot;; [.H1001]=&quot;true&quot;; [.I1001]=&quot;true&quot;; [.J1001]=&quot;true&quot;); &quot;true&quot;; IF(OR([.E1001]=&quot;false reach&quot;; [.F1001]=&quot;false reach&quot;; [.G1001]=&quot;false reach&quot;; [.H1001]=&quot;false reach&quot;; [.I1001]=&quot;false reach&quot;; [.J1001]=&quot;false reach&quot;); &quot;false&quot;; &quot;unknown&quot;))" office:value-type="string" office:string-value="false">
            <text:p>false</text:p>
          </table:table-cell>
          <table:table-cell table:style-name="ce3" table:formula="of:=IF(OR([.F1001]=&quot;true&quot;; [.G1001]=&quot;true&quot;); &quot;true&quot;; IF(OR([.F1001]=&quot;false reach&quot;; [.G1001]=&quot;false reach&quot;); &quot;false&quot;; &quot;unknown&quot;))" office:value-type="string" office:string-value="unknown">
            <text:p>unknown</text:p>
          </table:table-cell>
          <table:table-cell table:style-name="ce3" table:formula="of:=IF(OR([.H1001]=&quot;true&quot;; [.I1001]=&quot;true&quot;); &quot;true&quot;; IF(OR([.H1001]=&quot;false reach&quot;; [.I100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1.c.i </text:p>
          </table:table-cell>
          <table:table-cell table:formula="of:=IF(OR([.E1002]=&quot;true&quot;; [.F1002]=&quot;true&quot;; [.G1002]=&quot;true&quot;; [.H1002]=&quot;true&quot;; [.I1002]=&quot;true&quot;; [.J1002]=&quot;true&quot;); &quot;true&quot;; IF(OR([.E1002]=&quot;false reach&quot;; [.F1002]=&quot;false reach&quot;; [.G1002]=&quot;false reach&quot;; [.H1002]=&quot;false reach&quot;; [.I1002]=&quot;false reach&quot;; [.J1002]=&quot;false reach&quot;); &quot;false&quot;; &quot;unknown&quot;))" office:value-type="string" office:string-value="false">
            <text:p>false</text:p>
          </table:table-cell>
          <table:table-cell table:style-name="ce3" table:formula="of:=IF(OR([.F1002]=&quot;true&quot;; [.G1002]=&quot;true&quot;); &quot;true&quot;; IF(OR([.F1002]=&quot;false reach&quot;; [.G1002]=&quot;false reach&quot;); &quot;false&quot;; &quot;unknown&quot;))" office:value-type="string" office:string-value="unknown">
            <text:p>unknown</text:p>
          </table:table-cell>
          <table:table-cell table:style-name="ce3" table:formula="of:=IF(OR([.H1002]=&quot;true&quot;; [.I1002]=&quot;true&quot;); &quot;true&quot;; IF(OR([.H1002]=&quot;false reach&quot;; [.I100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2.c.i </text:p>
          </table:table-cell>
          <table:table-cell table:formula="of:=IF(OR([.E1003]=&quot;true&quot;; [.F1003]=&quot;true&quot;; [.G1003]=&quot;true&quot;; [.H1003]=&quot;true&quot;; [.I1003]=&quot;true&quot;; [.J1003]=&quot;true&quot;); &quot;true&quot;; IF(OR([.E1003]=&quot;false reach&quot;; [.F1003]=&quot;false reach&quot;; [.G1003]=&quot;false reach&quot;; [.H1003]=&quot;false reach&quot;; [.I1003]=&quot;false reach&quot;; [.J1003]=&quot;false reach&quot;); &quot;false&quot;; &quot;unknown&quot;))" office:value-type="string" office:string-value="unknown">
            <text:p>unknown</text:p>
          </table:table-cell>
          <table:table-cell table:style-name="ce3" table:formula="of:=IF(OR([.F1003]=&quot;true&quot;; [.G1003]=&quot;true&quot;); &quot;true&quot;; IF(OR([.F1003]=&quot;false reach&quot;; [.G1003]=&quot;false reach&quot;); &quot;false&quot;; &quot;unknown&quot;))" office:value-type="string" office:string-value="unknown">
            <text:p>unknown</text:p>
          </table:table-cell>
          <table:table-cell table:style-name="ce3" table:formula="of:=IF(OR([.H1003]=&quot;true&quot;; [.I1003]=&quot;true&quot;); &quot;true&quot;; IF(OR([.H1003]=&quot;false reach&quot;; [.I10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3.c.i </text:p>
          </table:table-cell>
          <table:table-cell table:formula="of:=IF(OR([.E1004]=&quot;true&quot;; [.F1004]=&quot;true&quot;; [.G1004]=&quot;true&quot;; [.H1004]=&quot;true&quot;; [.I1004]=&quot;true&quot;; [.J1004]=&quot;true&quot;); &quot;true&quot;; IF(OR([.E1004]=&quot;false reach&quot;; [.F1004]=&quot;false reach&quot;; [.G1004]=&quot;false reach&quot;; [.H1004]=&quot;false reach&quot;; [.I1004]=&quot;false reach&quot;; [.J1004]=&quot;false reach&quot;); &quot;false&quot;; &quot;unknown&quot;))" office:value-type="string" office:string-value="unknown">
            <text:p>unknown</text:p>
          </table:table-cell>
          <table:table-cell table:style-name="ce3" table:formula="of:=IF(OR([.F1004]=&quot;true&quot;; [.G1004]=&quot;true&quot;); &quot;true&quot;; IF(OR([.F1004]=&quot;false reach&quot;; [.G1004]=&quot;false reach&quot;); &quot;false&quot;; &quot;unknown&quot;))" office:value-type="string" office:string-value="unknown">
            <text:p>unknown</text:p>
          </table:table-cell>
          <table:table-cell table:style-name="ce3" table:formula="of:=IF(OR([.H1004]=&quot;true&quot;; [.I1004]=&quot;true&quot;); &quot;true&quot;; IF(OR([.H1004]=&quot;false reach&quot;; [.I100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4.c.i </text:p>
          </table:table-cell>
          <table:table-cell table:formula="of:=IF(OR([.E1005]=&quot;true&quot;; [.F1005]=&quot;true&quot;; [.G1005]=&quot;true&quot;; [.H1005]=&quot;true&quot;; [.I1005]=&quot;true&quot;; [.J1005]=&quot;true&quot;); &quot;true&quot;; IF(OR([.E1005]=&quot;false reach&quot;; [.F1005]=&quot;false reach&quot;; [.G1005]=&quot;false reach&quot;; [.H1005]=&quot;false reach&quot;; [.I1005]=&quot;false reach&quot;; [.J1005]=&quot;false reach&quot;); &quot;false&quot;; &quot;unknown&quot;))" office:value-type="string" office:string-value="unknown">
            <text:p>unknown</text:p>
          </table:table-cell>
          <table:table-cell table:style-name="ce3" table:formula="of:=IF(OR([.F1005]=&quot;true&quot;; [.G1005]=&quot;true&quot;); &quot;true&quot;; IF(OR([.F1005]=&quot;false reach&quot;; [.G1005]=&quot;false reach&quot;); &quot;false&quot;; &quot;unknown&quot;))" office:value-type="string" office:string-value="unknown">
            <text:p>unknown</text:p>
          </table:table-cell>
          <table:table-cell table:style-name="ce3" table:formula="of:=IF(OR([.H1005]=&quot;true&quot;; [.I1005]=&quot;true&quot;); &quot;true&quot;; IF(OR([.H1005]=&quot;false reach&quot;; [.I10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5.c.i </text:p>
          </table:table-cell>
          <table:table-cell table:formula="of:=IF(OR([.E1006]=&quot;true&quot;; [.F1006]=&quot;true&quot;; [.G1006]=&quot;true&quot;; [.H1006]=&quot;true&quot;; [.I1006]=&quot;true&quot;; [.J1006]=&quot;true&quot;); &quot;true&quot;; IF(OR([.E1006]=&quot;false reach&quot;; [.F1006]=&quot;false reach&quot;; [.G1006]=&quot;false reach&quot;; [.H1006]=&quot;false reach&quot;; [.I1006]=&quot;false reach&quot;; [.J1006]=&quot;false reach&quot;); &quot;false&quot;; &quot;unknown&quot;))" office:value-type="string" office:string-value="unknown">
            <text:p>unknown</text:p>
          </table:table-cell>
          <table:table-cell table:style-name="ce3" table:formula="of:=IF(OR([.F1006]=&quot;true&quot;; [.G1006]=&quot;true&quot;); &quot;true&quot;; IF(OR([.F1006]=&quot;false reach&quot;; [.G1006]=&quot;false reach&quot;); &quot;false&quot;; &quot;unknown&quot;))" office:value-type="string" office:string-value="unknown">
            <text:p>unknown</text:p>
          </table:table-cell>
          <table:table-cell table:style-name="ce3" table:formula="of:=IF(OR([.H1006]=&quot;true&quot;; [.I1006]=&quot;true&quot;); &quot;true&quot;; IF(OR([.H1006]=&quot;false reach&quot;; [.I10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6.c.i </text:p>
          </table:table-cell>
          <table:table-cell table:formula="of:=IF(OR([.E1007]=&quot;true&quot;; [.F1007]=&quot;true&quot;; [.G1007]=&quot;true&quot;; [.H1007]=&quot;true&quot;; [.I1007]=&quot;true&quot;; [.J1007]=&quot;true&quot;); &quot;true&quot;; IF(OR([.E1007]=&quot;false reach&quot;; [.F1007]=&quot;false reach&quot;; [.G1007]=&quot;false reach&quot;; [.H1007]=&quot;false reach&quot;; [.I1007]=&quot;false reach&quot;; [.J1007]=&quot;false reach&quot;); &quot;false&quot;; &quot;unknown&quot;))" office:value-type="string" office:string-value="unknown">
            <text:p>unknown</text:p>
          </table:table-cell>
          <table:table-cell table:style-name="ce3" table:formula="of:=IF(OR([.F1007]=&quot;true&quot;; [.G1007]=&quot;true&quot;); &quot;true&quot;; IF(OR([.F1007]=&quot;false reach&quot;; [.G1007]=&quot;false reach&quot;); &quot;false&quot;; &quot;unknown&quot;))" office:value-type="string" office:string-value="unknown">
            <text:p>unknown</text:p>
          </table:table-cell>
          <table:table-cell table:style-name="ce3" table:formula="of:=IF(OR([.H1007]=&quot;true&quot;; [.I1007]=&quot;true&quot;); &quot;true&quot;; IF(OR([.H1007]=&quot;false reach&quot;; [.I10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7.c.i </text:p>
          </table:table-cell>
          <table:table-cell table:formula="of:=IF(OR([.E1008]=&quot;true&quot;; [.F1008]=&quot;true&quot;; [.G1008]=&quot;true&quot;; [.H1008]=&quot;true&quot;; [.I1008]=&quot;true&quot;; [.J1008]=&quot;true&quot;); &quot;true&quot;; IF(OR([.E1008]=&quot;false reach&quot;; [.F1008]=&quot;false reach&quot;; [.G1008]=&quot;false reach&quot;; [.H1008]=&quot;false reach&quot;; [.I1008]=&quot;false reach&quot;; [.J1008]=&quot;false reach&quot;); &quot;false&quot;; &quot;unknown&quot;))" office:value-type="string" office:string-value="unknown">
            <text:p>unknown</text:p>
          </table:table-cell>
          <table:table-cell table:style-name="ce3" table:formula="of:=IF(OR([.F1008]=&quot;true&quot;; [.G1008]=&quot;true&quot;); &quot;true&quot;; IF(OR([.F1008]=&quot;false reach&quot;; [.G1008]=&quot;false reach&quot;); &quot;false&quot;; &quot;unknown&quot;))" office:value-type="string" office:string-value="unknown">
            <text:p>unknown</text:p>
          </table:table-cell>
          <table:table-cell table:style-name="ce3" table:formula="of:=IF(OR([.H1008]=&quot;true&quot;; [.I1008]=&quot;true&quot;); &quot;true&quot;; IF(OR([.H1008]=&quot;false reach&quot;; [.I10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8.c.i </text:p>
          </table:table-cell>
          <table:table-cell table:formula="of:=IF(OR([.E1009]=&quot;true&quot;; [.F1009]=&quot;true&quot;; [.G1009]=&quot;true&quot;; [.H1009]=&quot;true&quot;; [.I1009]=&quot;true&quot;; [.J1009]=&quot;true&quot;); &quot;true&quot;; IF(OR([.E1009]=&quot;false reach&quot;; [.F1009]=&quot;false reach&quot;; [.G1009]=&quot;false reach&quot;; [.H1009]=&quot;false reach&quot;; [.I1009]=&quot;false reach&quot;; [.J1009]=&quot;false reach&quot;); &quot;false&quot;; &quot;unknown&quot;))" office:value-type="string" office:string-value="unknown">
            <text:p>unknown</text:p>
          </table:table-cell>
          <table:table-cell table:style-name="ce3" table:formula="of:=IF(OR([.F1009]=&quot;true&quot;; [.G1009]=&quot;true&quot;); &quot;true&quot;; IF(OR([.F1009]=&quot;false reach&quot;; [.G1009]=&quot;false reach&quot;); &quot;false&quot;; &quot;unknown&quot;))" office:value-type="string" office:string-value="unknown">
            <text:p>unknown</text:p>
          </table:table-cell>
          <table:table-cell table:style-name="ce3" table:formula="of:=IF(OR([.H1009]=&quot;true&quot;; [.I1009]=&quot;true&quot;); &quot;true&quot;; IF(OR([.H1009]=&quot;false reach&quot;; [.I10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0_99.c.i </text:p>
          </table:table-cell>
          <table:table-cell table:formula="of:=IF(OR([.E1010]=&quot;true&quot;; [.F1010]=&quot;true&quot;; [.G1010]=&quot;true&quot;; [.H1010]=&quot;true&quot;; [.I1010]=&quot;true&quot;; [.J1010]=&quot;true&quot;); &quot;true&quot;; IF(OR([.E1010]=&quot;false reach&quot;; [.F1010]=&quot;false reach&quot;; [.G1010]=&quot;false reach&quot;; [.H1010]=&quot;false reach&quot;; [.I1010]=&quot;false reach&quot;; [.J1010]=&quot;false reach&quot;); &quot;false&quot;; &quot;unknown&quot;))" office:value-type="string" office:string-value="unknown">
            <text:p>unknown</text:p>
          </table:table-cell>
          <table:table-cell table:style-name="ce3" table:formula="of:=IF(OR([.F1010]=&quot;true&quot;; [.G1010]=&quot;true&quot;); &quot;true&quot;; IF(OR([.F1010]=&quot;false reach&quot;; [.G1010]=&quot;false reach&quot;); &quot;false&quot;; &quot;unknown&quot;))" office:value-type="string" office:string-value="unknown">
            <text:p>unknown</text:p>
          </table:table-cell>
          <table:table-cell table:style-name="ce3" table:formula="of:=IF(OR([.H1010]=&quot;true&quot;; [.I1010]=&quot;true&quot;); &quot;true&quot;; IF(OR([.H1010]=&quot;false reach&quot;; [.I10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0.c.i </text:p>
          </table:table-cell>
          <table:table-cell table:formula="of:=IF(OR([.E1011]=&quot;true&quot;; [.F1011]=&quot;true&quot;; [.G1011]=&quot;true&quot;; [.H1011]=&quot;true&quot;; [.I1011]=&quot;true&quot;; [.J1011]=&quot;true&quot;); &quot;true&quot;; IF(OR([.E1011]=&quot;false reach&quot;; [.F1011]=&quot;false reach&quot;; [.G1011]=&quot;false reach&quot;; [.H1011]=&quot;false reach&quot;; [.I1011]=&quot;false reach&quot;; [.J1011]=&quot;false reach&quot;); &quot;false&quot;; &quot;unknown&quot;))" office:value-type="string" office:string-value="unknown">
            <text:p>unknown</text:p>
          </table:table-cell>
          <table:table-cell table:style-name="ce3" table:formula="of:=IF(OR([.F1011]=&quot;true&quot;; [.G1011]=&quot;true&quot;); &quot;true&quot;; IF(OR([.F1011]=&quot;false reach&quot;; [.G1011]=&quot;false reach&quot;); &quot;false&quot;; &quot;unknown&quot;))" office:value-type="string" office:string-value="unknown">
            <text:p>unknown</text:p>
          </table:table-cell>
          <table:table-cell table:style-name="ce3" table:formula="of:=IF(OR([.H1011]=&quot;true&quot;; [.I1011]=&quot;true&quot;); &quot;true&quot;; IF(OR([.H1011]=&quot;false reach&quot;; [.I10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1.c.i </text:p>
          </table:table-cell>
          <table:table-cell table:formula="of:=IF(OR([.E1012]=&quot;true&quot;; [.F1012]=&quot;true&quot;; [.G1012]=&quot;true&quot;; [.H1012]=&quot;true&quot;; [.I1012]=&quot;true&quot;; [.J1012]=&quot;true&quot;); &quot;true&quot;; IF(OR([.E1012]=&quot;false reach&quot;; [.F1012]=&quot;false reach&quot;; [.G1012]=&quot;false reach&quot;; [.H1012]=&quot;false reach&quot;; [.I1012]=&quot;false reach&quot;; [.J1012]=&quot;false reach&quot;); &quot;false&quot;; &quot;unknown&quot;))" office:value-type="string" office:string-value="false">
            <text:p>false</text:p>
          </table:table-cell>
          <table:table-cell table:style-name="ce3" table:formula="of:=IF(OR([.F1012]=&quot;true&quot;; [.G1012]=&quot;true&quot;); &quot;true&quot;; IF(OR([.F1012]=&quot;false reach&quot;; [.G1012]=&quot;false reach&quot;); &quot;false&quot;; &quot;unknown&quot;))" office:value-type="string" office:string-value="unknown">
            <text:p>unknown</text:p>
          </table:table-cell>
          <table:table-cell table:style-name="ce3" table:formula="of:=IF(OR([.H1012]=&quot;true&quot;; [.I1012]=&quot;true&quot;); &quot;true&quot;; IF(OR([.H1012]=&quot;false reach&quot;; [.I101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2.c.i </text:p>
          </table:table-cell>
          <table:table-cell table:formula="of:=IF(OR([.E1013]=&quot;true&quot;; [.F1013]=&quot;true&quot;; [.G1013]=&quot;true&quot;; [.H1013]=&quot;true&quot;; [.I1013]=&quot;true&quot;; [.J1013]=&quot;true&quot;); &quot;true&quot;; IF(OR([.E1013]=&quot;false reach&quot;; [.F1013]=&quot;false reach&quot;; [.G1013]=&quot;false reach&quot;; [.H1013]=&quot;false reach&quot;; [.I1013]=&quot;false reach&quot;; [.J1013]=&quot;false reach&quot;); &quot;false&quot;; &quot;unknown&quot;))" office:value-type="string" office:string-value="unknown">
            <text:p>unknown</text:p>
          </table:table-cell>
          <table:table-cell table:style-name="ce3" table:formula="of:=IF(OR([.F1013]=&quot;true&quot;; [.G1013]=&quot;true&quot;); &quot;true&quot;; IF(OR([.F1013]=&quot;false reach&quot;; [.G1013]=&quot;false reach&quot;); &quot;false&quot;; &quot;unknown&quot;))" office:value-type="string" office:string-value="unknown">
            <text:p>unknown</text:p>
          </table:table-cell>
          <table:table-cell table:style-name="ce3" table:formula="of:=IF(OR([.H1013]=&quot;true&quot;; [.I1013]=&quot;true&quot;); &quot;true&quot;; IF(OR([.H1013]=&quot;false reach&quot;; [.I101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3.c.i </text:p>
          </table:table-cell>
          <table:table-cell table:formula="of:=IF(OR([.E1014]=&quot;true&quot;; [.F1014]=&quot;true&quot;; [.G1014]=&quot;true&quot;; [.H1014]=&quot;true&quot;; [.I1014]=&quot;true&quot;; [.J1014]=&quot;true&quot;); &quot;true&quot;; IF(OR([.E1014]=&quot;false reach&quot;; [.F1014]=&quot;false reach&quot;; [.G1014]=&quot;false reach&quot;; [.H1014]=&quot;false reach&quot;; [.I1014]=&quot;false reach&quot;; [.J1014]=&quot;false reach&quot;); &quot;false&quot;; &quot;unknown&quot;))" office:value-type="string" office:string-value="unknown">
            <text:p>unknown</text:p>
          </table:table-cell>
          <table:table-cell table:style-name="ce3" table:formula="of:=IF(OR([.F1014]=&quot;true&quot;; [.G1014]=&quot;true&quot;); &quot;true&quot;; IF(OR([.F1014]=&quot;false reach&quot;; [.G1014]=&quot;false reach&quot;); &quot;false&quot;; &quot;unknown&quot;))" office:value-type="string" office:string-value="unknown">
            <text:p>unknown</text:p>
          </table:table-cell>
          <table:table-cell table:style-name="ce3" table:formula="of:=IF(OR([.H1014]=&quot;true&quot;; [.I1014]=&quot;true&quot;); &quot;true&quot;; IF(OR([.H1014]=&quot;false reach&quot;; [.I101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4.c.i </text:p>
          </table:table-cell>
          <table:table-cell table:formula="of:=IF(OR([.E1015]=&quot;true&quot;; [.F1015]=&quot;true&quot;; [.G1015]=&quot;true&quot;; [.H1015]=&quot;true&quot;; [.I1015]=&quot;true&quot;; [.J1015]=&quot;true&quot;); &quot;true&quot;; IF(OR([.E1015]=&quot;false reach&quot;; [.F1015]=&quot;false reach&quot;; [.G1015]=&quot;false reach&quot;; [.H1015]=&quot;false reach&quot;; [.I1015]=&quot;false reach&quot;; [.J1015]=&quot;false reach&quot;); &quot;false&quot;; &quot;unknown&quot;))" office:value-type="string" office:string-value="unknown">
            <text:p>unknown</text:p>
          </table:table-cell>
          <table:table-cell table:style-name="ce3" table:formula="of:=IF(OR([.F1015]=&quot;true&quot;; [.G1015]=&quot;true&quot;); &quot;true&quot;; IF(OR([.F1015]=&quot;false reach&quot;; [.G1015]=&quot;false reach&quot;); &quot;false&quot;; &quot;unknown&quot;))" office:value-type="string" office:string-value="unknown">
            <text:p>unknown</text:p>
          </table:table-cell>
          <table:table-cell table:style-name="ce3" table:formula="of:=IF(OR([.H1015]=&quot;true&quot;; [.I1015]=&quot;true&quot;); &quot;true&quot;; IF(OR([.H1015]=&quot;false reach&quot;; [.I10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5.c.i </text:p>
          </table:table-cell>
          <table:table-cell table:formula="of:=IF(OR([.E1016]=&quot;true&quot;; [.F1016]=&quot;true&quot;; [.G1016]=&quot;true&quot;; [.H1016]=&quot;true&quot;; [.I1016]=&quot;true&quot;; [.J1016]=&quot;true&quot;); &quot;true&quot;; IF(OR([.E1016]=&quot;false reach&quot;; [.F1016]=&quot;false reach&quot;; [.G1016]=&quot;false reach&quot;; [.H1016]=&quot;false reach&quot;; [.I1016]=&quot;false reach&quot;; [.J1016]=&quot;false reach&quot;); &quot;false&quot;; &quot;unknown&quot;))" office:value-type="string" office:string-value="unknown">
            <text:p>unknown</text:p>
          </table:table-cell>
          <table:table-cell table:style-name="ce3" table:formula="of:=IF(OR([.F1016]=&quot;true&quot;; [.G1016]=&quot;true&quot;); &quot;true&quot;; IF(OR([.F1016]=&quot;false reach&quot;; [.G1016]=&quot;false reach&quot;); &quot;false&quot;; &quot;unknown&quot;))" office:value-type="string" office:string-value="unknown">
            <text:p>unknown</text:p>
          </table:table-cell>
          <table:table-cell table:style-name="ce3" table:formula="of:=IF(OR([.H1016]=&quot;true&quot;; [.I1016]=&quot;true&quot;); &quot;true&quot;; IF(OR([.H1016]=&quot;false reach&quot;; [.I10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6.c.i </text:p>
          </table:table-cell>
          <table:table-cell table:formula="of:=IF(OR([.E1017]=&quot;true&quot;; [.F1017]=&quot;true&quot;; [.G1017]=&quot;true&quot;; [.H1017]=&quot;true&quot;; [.I1017]=&quot;true&quot;; [.J1017]=&quot;true&quot;); &quot;true&quot;; IF(OR([.E1017]=&quot;false reach&quot;; [.F1017]=&quot;false reach&quot;; [.G1017]=&quot;false reach&quot;; [.H1017]=&quot;false reach&quot;; [.I1017]=&quot;false reach&quot;; [.J1017]=&quot;false reach&quot;); &quot;false&quot;; &quot;unknown&quot;))" office:value-type="string" office:string-value="unknown">
            <text:p>unknown</text:p>
          </table:table-cell>
          <table:table-cell table:style-name="ce3" table:formula="of:=IF(OR([.F1017]=&quot;true&quot;; [.G1017]=&quot;true&quot;); &quot;true&quot;; IF(OR([.F1017]=&quot;false reach&quot;; [.G1017]=&quot;false reach&quot;); &quot;false&quot;; &quot;unknown&quot;))" office:value-type="string" office:string-value="unknown">
            <text:p>unknown</text:p>
          </table:table-cell>
          <table:table-cell table:style-name="ce3" table:formula="of:=IF(OR([.H1017]=&quot;true&quot;; [.I1017]=&quot;true&quot;); &quot;true&quot;; IF(OR([.H1017]=&quot;false reach&quot;; [.I10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7.c.i </text:p>
          </table:table-cell>
          <table:table-cell table:formula="of:=IF(OR([.E1018]=&quot;true&quot;; [.F1018]=&quot;true&quot;; [.G1018]=&quot;true&quot;; [.H1018]=&quot;true&quot;; [.I1018]=&quot;true&quot;; [.J1018]=&quot;true&quot;); &quot;true&quot;; IF(OR([.E1018]=&quot;false reach&quot;; [.F1018]=&quot;false reach&quot;; [.G1018]=&quot;false reach&quot;; [.H1018]=&quot;false reach&quot;; [.I1018]=&quot;false reach&quot;; [.J1018]=&quot;false reach&quot;); &quot;false&quot;; &quot;unknown&quot;))" office:value-type="string" office:string-value="unknown">
            <text:p>unknown</text:p>
          </table:table-cell>
          <table:table-cell table:style-name="ce3" table:formula="of:=IF(OR([.F1018]=&quot;true&quot;; [.G1018]=&quot;true&quot;); &quot;true&quot;; IF(OR([.F1018]=&quot;false reach&quot;; [.G1018]=&quot;false reach&quot;); &quot;false&quot;; &quot;unknown&quot;))" office:value-type="string" office:string-value="unknown">
            <text:p>unknown</text:p>
          </table:table-cell>
          <table:table-cell table:style-name="ce3" table:formula="of:=IF(OR([.H1018]=&quot;true&quot;; [.I1018]=&quot;true&quot;); &quot;true&quot;; IF(OR([.H1018]=&quot;false reach&quot;; [.I10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8.c.i </text:p>
          </table:table-cell>
          <table:table-cell table:formula="of:=IF(OR([.E1019]=&quot;true&quot;; [.F1019]=&quot;true&quot;; [.G1019]=&quot;true&quot;; [.H1019]=&quot;true&quot;; [.I1019]=&quot;true&quot;; [.J1019]=&quot;true&quot;); &quot;true&quot;; IF(OR([.E1019]=&quot;false reach&quot;; [.F1019]=&quot;false reach&quot;; [.G1019]=&quot;false reach&quot;; [.H1019]=&quot;false reach&quot;; [.I1019]=&quot;false reach&quot;; [.J1019]=&quot;false reach&quot;); &quot;false&quot;; &quot;unknown&quot;))" office:value-type="string" office:string-value="unknown">
            <text:p>unknown</text:p>
          </table:table-cell>
          <table:table-cell table:style-name="ce3" table:formula="of:=IF(OR([.F1019]=&quot;true&quot;; [.G1019]=&quot;true&quot;); &quot;true&quot;; IF(OR([.F1019]=&quot;false reach&quot;; [.G1019]=&quot;false reach&quot;); &quot;false&quot;; &quot;unknown&quot;))" office:value-type="string" office:string-value="unknown">
            <text:p>unknown</text:p>
          </table:table-cell>
          <table:table-cell table:style-name="ce3" table:formula="of:=IF(OR([.H1019]=&quot;true&quot;; [.I1019]=&quot;true&quot;); &quot;true&quot;; IF(OR([.H1019]=&quot;false reach&quot;; [.I10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09.c.i </text:p>
          </table:table-cell>
          <table:table-cell table:formula="of:=IF(OR([.E1020]=&quot;true&quot;; [.F1020]=&quot;true&quot;; [.G1020]=&quot;true&quot;; [.H1020]=&quot;true&quot;; [.I1020]=&quot;true&quot;; [.J1020]=&quot;true&quot;); &quot;true&quot;; IF(OR([.E1020]=&quot;false reach&quot;; [.F1020]=&quot;false reach&quot;; [.G1020]=&quot;false reach&quot;; [.H1020]=&quot;false reach&quot;; [.I1020]=&quot;false reach&quot;; [.J1020]=&quot;false reach&quot;); &quot;false&quot;; &quot;unknown&quot;))" office:value-type="string" office:string-value="unknown">
            <text:p>unknown</text:p>
          </table:table-cell>
          <table:table-cell table:style-name="ce3" table:formula="of:=IF(OR([.F1020]=&quot;true&quot;; [.G1020]=&quot;true&quot;); &quot;true&quot;; IF(OR([.F1020]=&quot;false reach&quot;; [.G1020]=&quot;false reach&quot;); &quot;false&quot;; &quot;unknown&quot;))" office:value-type="string" office:string-value="unknown">
            <text:p>unknown</text:p>
          </table:table-cell>
          <table:table-cell table:style-name="ce3" table:formula="of:=IF(OR([.H1020]=&quot;true&quot;; [.I1020]=&quot;true&quot;); &quot;true&quot;; IF(OR([.H1020]=&quot;false reach&quot;; [.I10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0.c.i </text:p>
          </table:table-cell>
          <table:table-cell table:formula="of:=IF(OR([.E1021]=&quot;true&quot;; [.F1021]=&quot;true&quot;; [.G1021]=&quot;true&quot;; [.H1021]=&quot;true&quot;; [.I1021]=&quot;true&quot;; [.J1021]=&quot;true&quot;); &quot;true&quot;; IF(OR([.E1021]=&quot;false reach&quot;; [.F1021]=&quot;false reach&quot;; [.G1021]=&quot;false reach&quot;; [.H1021]=&quot;false reach&quot;; [.I1021]=&quot;false reach&quot;; [.J1021]=&quot;false reach&quot;); &quot;false&quot;; &quot;unknown&quot;))" office:value-type="string" office:string-value="unknown">
            <text:p>unknown</text:p>
          </table:table-cell>
          <table:table-cell table:style-name="ce3" table:formula="of:=IF(OR([.F1021]=&quot;true&quot;; [.G1021]=&quot;true&quot;); &quot;true&quot;; IF(OR([.F1021]=&quot;false reach&quot;; [.G1021]=&quot;false reach&quot;); &quot;false&quot;; &quot;unknown&quot;))" office:value-type="string" office:string-value="unknown">
            <text:p>unknown</text:p>
          </table:table-cell>
          <table:table-cell table:style-name="ce3" table:formula="of:=IF(OR([.H1021]=&quot;true&quot;; [.I1021]=&quot;true&quot;); &quot;true&quot;; IF(OR([.H1021]=&quot;false reach&quot;; [.I10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1.c.i </text:p>
          </table:table-cell>
          <table:table-cell table:formula="of:=IF(OR([.E1022]=&quot;true&quot;; [.F1022]=&quot;true&quot;; [.G1022]=&quot;true&quot;; [.H1022]=&quot;true&quot;; [.I1022]=&quot;true&quot;; [.J1022]=&quot;true&quot;); &quot;true&quot;; IF(OR([.E1022]=&quot;false reach&quot;; [.F1022]=&quot;false reach&quot;; [.G1022]=&quot;false reach&quot;; [.H1022]=&quot;false reach&quot;; [.I1022]=&quot;false reach&quot;; [.J1022]=&quot;false reach&quot;); &quot;false&quot;; &quot;unknown&quot;))" office:value-type="string" office:string-value="unknown">
            <text:p>unknown</text:p>
          </table:table-cell>
          <table:table-cell table:style-name="ce3" table:formula="of:=IF(OR([.F1022]=&quot;true&quot;; [.G1022]=&quot;true&quot;); &quot;true&quot;; IF(OR([.F1022]=&quot;false reach&quot;; [.G1022]=&quot;false reach&quot;); &quot;false&quot;; &quot;unknown&quot;))" office:value-type="string" office:string-value="unknown">
            <text:p>unknown</text:p>
          </table:table-cell>
          <table:table-cell table:style-name="ce3" table:formula="of:=IF(OR([.H1022]=&quot;true&quot;; [.I1022]=&quot;true&quot;); &quot;true&quot;; IF(OR([.H1022]=&quot;false reach&quot;; [.I102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2.c.i </text:p>
          </table:table-cell>
          <table:table-cell table:formula="of:=IF(OR([.E1023]=&quot;true&quot;; [.F1023]=&quot;true&quot;; [.G1023]=&quot;true&quot;; [.H1023]=&quot;true&quot;; [.I1023]=&quot;true&quot;; [.J1023]=&quot;true&quot;); &quot;true&quot;; IF(OR([.E1023]=&quot;false reach&quot;; [.F1023]=&quot;false reach&quot;; [.G1023]=&quot;false reach&quot;; [.H1023]=&quot;false reach&quot;; [.I1023]=&quot;false reach&quot;; [.J1023]=&quot;false reach&quot;); &quot;false&quot;; &quot;unknown&quot;))" office:value-type="string" office:string-value="unknown">
            <text:p>unknown</text:p>
          </table:table-cell>
          <table:table-cell table:style-name="ce3" table:formula="of:=IF(OR([.F1023]=&quot;true&quot;; [.G1023]=&quot;true&quot;); &quot;true&quot;; IF(OR([.F1023]=&quot;false reach&quot;; [.G1023]=&quot;false reach&quot;); &quot;false&quot;; &quot;unknown&quot;))" office:value-type="string" office:string-value="unknown">
            <text:p>unknown</text:p>
          </table:table-cell>
          <table:table-cell table:style-name="ce3" table:formula="of:=IF(OR([.H1023]=&quot;true&quot;; [.I1023]=&quot;true&quot;); &quot;true&quot;; IF(OR([.H1023]=&quot;false reach&quot;; [.I102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3.c.i </text:p>
          </table:table-cell>
          <table:table-cell table:formula="of:=IF(OR([.E1024]=&quot;true&quot;; [.F1024]=&quot;true&quot;; [.G1024]=&quot;true&quot;; [.H1024]=&quot;true&quot;; [.I1024]=&quot;true&quot;; [.J1024]=&quot;true&quot;); &quot;true&quot;; IF(OR([.E1024]=&quot;false reach&quot;; [.F1024]=&quot;false reach&quot;; [.G1024]=&quot;false reach&quot;; [.H1024]=&quot;false reach&quot;; [.I1024]=&quot;false reach&quot;; [.J1024]=&quot;false reach&quot;); &quot;false&quot;; &quot;unknown&quot;))" office:value-type="string" office:string-value="false">
            <text:p>false</text:p>
          </table:table-cell>
          <table:table-cell table:style-name="ce3" table:formula="of:=IF(OR([.F1024]=&quot;true&quot;; [.G1024]=&quot;true&quot;); &quot;true&quot;; IF(OR([.F1024]=&quot;false reach&quot;; [.G1024]=&quot;false reach&quot;); &quot;false&quot;; &quot;unknown&quot;))" office:value-type="string" office:string-value="unknown">
            <text:p>unknown</text:p>
          </table:table-cell>
          <table:table-cell table:style-name="ce3" table:formula="of:=IF(OR([.H1024]=&quot;true&quot;; [.I1024]=&quot;true&quot;); &quot;true&quot;; IF(OR([.H1024]=&quot;false reach&quot;; [.I102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4.c.i </text:p>
          </table:table-cell>
          <table:table-cell table:formula="of:=IF(OR([.E1025]=&quot;true&quot;; [.F1025]=&quot;true&quot;; [.G1025]=&quot;true&quot;; [.H1025]=&quot;true&quot;; [.I1025]=&quot;true&quot;; [.J1025]=&quot;true&quot;); &quot;true&quot;; IF(OR([.E1025]=&quot;false reach&quot;; [.F1025]=&quot;false reach&quot;; [.G1025]=&quot;false reach&quot;; [.H1025]=&quot;false reach&quot;; [.I1025]=&quot;false reach&quot;; [.J1025]=&quot;false reach&quot;); &quot;false&quot;; &quot;unknown&quot;))" office:value-type="string" office:string-value="false">
            <text:p>false</text:p>
          </table:table-cell>
          <table:table-cell table:style-name="ce3" table:formula="of:=IF(OR([.F1025]=&quot;true&quot;; [.G1025]=&quot;true&quot;); &quot;true&quot;; IF(OR([.F1025]=&quot;false reach&quot;; [.G1025]=&quot;false reach&quot;); &quot;false&quot;; &quot;unknown&quot;))" office:value-type="string" office:string-value="unknown">
            <text:p>unknown</text:p>
          </table:table-cell>
          <table:table-cell table:style-name="ce3" table:formula="of:=IF(OR([.H1025]=&quot;true&quot;; [.I1025]=&quot;true&quot;); &quot;true&quot;; IF(OR([.H1025]=&quot;false reach&quot;; [.I102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5.c.i </text:p>
          </table:table-cell>
          <table:table-cell table:formula="of:=IF(OR([.E1026]=&quot;true&quot;; [.F1026]=&quot;true&quot;; [.G1026]=&quot;true&quot;; [.H1026]=&quot;true&quot;; [.I1026]=&quot;true&quot;; [.J1026]=&quot;true&quot;); &quot;true&quot;; IF(OR([.E1026]=&quot;false reach&quot;; [.F1026]=&quot;false reach&quot;; [.G1026]=&quot;false reach&quot;; [.H1026]=&quot;false reach&quot;; [.I1026]=&quot;false reach&quot;; [.J1026]=&quot;false reach&quot;); &quot;false&quot;; &quot;unknown&quot;))" office:value-type="string" office:string-value="unknown">
            <text:p>unknown</text:p>
          </table:table-cell>
          <table:table-cell table:style-name="ce3" table:formula="of:=IF(OR([.F1026]=&quot;true&quot;; [.G1026]=&quot;true&quot;); &quot;true&quot;; IF(OR([.F1026]=&quot;false reach&quot;; [.G1026]=&quot;false reach&quot;); &quot;false&quot;; &quot;unknown&quot;))" office:value-type="string" office:string-value="unknown">
            <text:p>unknown</text:p>
          </table:table-cell>
          <table:table-cell table:style-name="ce3" table:formula="of:=IF(OR([.H1026]=&quot;true&quot;; [.I1026]=&quot;true&quot;); &quot;true&quot;; IF(OR([.H1026]=&quot;false reach&quot;; [.I10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6.c.i </text:p>
          </table:table-cell>
          <table:table-cell table:formula="of:=IF(OR([.E1027]=&quot;true&quot;; [.F1027]=&quot;true&quot;; [.G1027]=&quot;true&quot;; [.H1027]=&quot;true&quot;; [.I1027]=&quot;true&quot;; [.J1027]=&quot;true&quot;); &quot;true&quot;; IF(OR([.E1027]=&quot;false reach&quot;; [.F1027]=&quot;false reach&quot;; [.G1027]=&quot;false reach&quot;; [.H1027]=&quot;false reach&quot;; [.I1027]=&quot;false reach&quot;; [.J1027]=&quot;false reach&quot;); &quot;false&quot;; &quot;unknown&quot;))" office:value-type="string" office:string-value="unknown">
            <text:p>unknown</text:p>
          </table:table-cell>
          <table:table-cell table:style-name="ce3" table:formula="of:=IF(OR([.F1027]=&quot;true&quot;; [.G1027]=&quot;true&quot;); &quot;true&quot;; IF(OR([.F1027]=&quot;false reach&quot;; [.G1027]=&quot;false reach&quot;); &quot;false&quot;; &quot;unknown&quot;))" office:value-type="string" office:string-value="unknown">
            <text:p>unknown</text:p>
          </table:table-cell>
          <table:table-cell table:style-name="ce3" table:formula="of:=IF(OR([.H1027]=&quot;true&quot;; [.I1027]=&quot;true&quot;); &quot;true&quot;; IF(OR([.H1027]=&quot;false reach&quot;; [.I10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7.c.i </text:p>
          </table:table-cell>
          <table:table-cell table:formula="of:=IF(OR([.E1028]=&quot;true&quot;; [.F1028]=&quot;true&quot;; [.G1028]=&quot;true&quot;; [.H1028]=&quot;true&quot;; [.I1028]=&quot;true&quot;; [.J1028]=&quot;true&quot;); &quot;true&quot;; IF(OR([.E1028]=&quot;false reach&quot;; [.F1028]=&quot;false reach&quot;; [.G1028]=&quot;false reach&quot;; [.H1028]=&quot;false reach&quot;; [.I1028]=&quot;false reach&quot;; [.J1028]=&quot;false reach&quot;); &quot;false&quot;; &quot;unknown&quot;))" office:value-type="string" office:string-value="unknown">
            <text:p>unknown</text:p>
          </table:table-cell>
          <table:table-cell table:style-name="ce3" table:formula="of:=IF(OR([.F1028]=&quot;true&quot;; [.G1028]=&quot;true&quot;); &quot;true&quot;; IF(OR([.F1028]=&quot;false reach&quot;; [.G1028]=&quot;false reach&quot;); &quot;false&quot;; &quot;unknown&quot;))" office:value-type="string" office:string-value="unknown">
            <text:p>unknown</text:p>
          </table:table-cell>
          <table:table-cell table:style-name="ce3" table:formula="of:=IF(OR([.H1028]=&quot;true&quot;; [.I1028]=&quot;true&quot;); &quot;true&quot;; IF(OR([.H1028]=&quot;false reach&quot;; [.I102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8.c.i </text:p>
          </table:table-cell>
          <table:table-cell table:formula="of:=IF(OR([.E1029]=&quot;true&quot;; [.F1029]=&quot;true&quot;; [.G1029]=&quot;true&quot;; [.H1029]=&quot;true&quot;; [.I1029]=&quot;true&quot;; [.J1029]=&quot;true&quot;); &quot;true&quot;; IF(OR([.E1029]=&quot;false reach&quot;; [.F1029]=&quot;false reach&quot;; [.G1029]=&quot;false reach&quot;; [.H1029]=&quot;false reach&quot;; [.I1029]=&quot;false reach&quot;; [.J1029]=&quot;false reach&quot;); &quot;false&quot;; &quot;unknown&quot;))" office:value-type="string" office:string-value="unknown">
            <text:p>unknown</text:p>
          </table:table-cell>
          <table:table-cell table:style-name="ce3" table:formula="of:=IF(OR([.F1029]=&quot;true&quot;; [.G1029]=&quot;true&quot;); &quot;true&quot;; IF(OR([.F1029]=&quot;false reach&quot;; [.G1029]=&quot;false reach&quot;); &quot;false&quot;; &quot;unknown&quot;))" office:value-type="string" office:string-value="unknown">
            <text:p>unknown</text:p>
          </table:table-cell>
          <table:table-cell table:style-name="ce3" table:formula="of:=IF(OR([.H1029]=&quot;true&quot;; [.I1029]=&quot;true&quot;); &quot;true&quot;; IF(OR([.H1029]=&quot;false reach&quot;; [.I102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19.c.i </text:p>
          </table:table-cell>
          <table:table-cell table:formula="of:=IF(OR([.E1030]=&quot;true&quot;; [.F1030]=&quot;true&quot;; [.G1030]=&quot;true&quot;; [.H1030]=&quot;true&quot;; [.I1030]=&quot;true&quot;; [.J1030]=&quot;true&quot;); &quot;true&quot;; IF(OR([.E1030]=&quot;false reach&quot;; [.F1030]=&quot;false reach&quot;; [.G1030]=&quot;false reach&quot;; [.H1030]=&quot;false reach&quot;; [.I1030]=&quot;false reach&quot;; [.J1030]=&quot;false reach&quot;); &quot;false&quot;; &quot;unknown&quot;))" office:value-type="string" office:string-value="false">
            <text:p>false</text:p>
          </table:table-cell>
          <table:table-cell table:style-name="ce3" table:formula="of:=IF(OR([.F1030]=&quot;true&quot;; [.G1030]=&quot;true&quot;); &quot;true&quot;; IF(OR([.F1030]=&quot;false reach&quot;; [.G1030]=&quot;false reach&quot;); &quot;false&quot;; &quot;unknown&quot;))" office:value-type="string" office:string-value="unknown">
            <text:p>unknown</text:p>
          </table:table-cell>
          <table:table-cell table:style-name="ce3" table:formula="of:=IF(OR([.H1030]=&quot;true&quot;; [.I1030]=&quot;true&quot;); &quot;true&quot;; IF(OR([.H1030]=&quot;false reach&quot;; [.I103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0.c.i </text:p>
          </table:table-cell>
          <table:table-cell table:formula="of:=IF(OR([.E1031]=&quot;true&quot;; [.F1031]=&quot;true&quot;; [.G1031]=&quot;true&quot;; [.H1031]=&quot;true&quot;; [.I1031]=&quot;true&quot;; [.J1031]=&quot;true&quot;); &quot;true&quot;; IF(OR([.E1031]=&quot;false reach&quot;; [.F1031]=&quot;false reach&quot;; [.G1031]=&quot;false reach&quot;; [.H1031]=&quot;false reach&quot;; [.I1031]=&quot;false reach&quot;; [.J1031]=&quot;false reach&quot;); &quot;false&quot;; &quot;unknown&quot;))" office:value-type="string" office:string-value="false">
            <text:p>false</text:p>
          </table:table-cell>
          <table:table-cell table:style-name="ce3" table:formula="of:=IF(OR([.F1031]=&quot;true&quot;; [.G1031]=&quot;true&quot;); &quot;true&quot;; IF(OR([.F1031]=&quot;false reach&quot;; [.G1031]=&quot;false reach&quot;); &quot;false&quot;; &quot;unknown&quot;))" office:value-type="string" office:string-value="unknown">
            <text:p>unknown</text:p>
          </table:table-cell>
          <table:table-cell table:style-name="ce3" table:formula="of:=IF(OR([.H1031]=&quot;true&quot;; [.I1031]=&quot;true&quot;); &quot;true&quot;; IF(OR([.H1031]=&quot;false reach&quot;; [.I103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1.c.i </text:p>
          </table:table-cell>
          <table:table-cell table:formula="of:=IF(OR([.E1032]=&quot;true&quot;; [.F1032]=&quot;true&quot;; [.G1032]=&quot;true&quot;; [.H1032]=&quot;true&quot;; [.I1032]=&quot;true&quot;; [.J1032]=&quot;true&quot;); &quot;true&quot;; IF(OR([.E1032]=&quot;false reach&quot;; [.F1032]=&quot;false reach&quot;; [.G1032]=&quot;false reach&quot;; [.H1032]=&quot;false reach&quot;; [.I1032]=&quot;false reach&quot;; [.J1032]=&quot;false reach&quot;); &quot;false&quot;; &quot;unknown&quot;))" office:value-type="string" office:string-value="false">
            <text:p>false</text:p>
          </table:table-cell>
          <table:table-cell table:style-name="ce3" table:formula="of:=IF(OR([.F1032]=&quot;true&quot;; [.G1032]=&quot;true&quot;); &quot;true&quot;; IF(OR([.F1032]=&quot;false reach&quot;; [.G1032]=&quot;false reach&quot;); &quot;false&quot;; &quot;unknown&quot;))" office:value-type="string" office:string-value="unknown">
            <text:p>unknown</text:p>
          </table:table-cell>
          <table:table-cell table:style-name="ce3" table:formula="of:=IF(OR([.H1032]=&quot;true&quot;; [.I1032]=&quot;true&quot;); &quot;true&quot;; IF(OR([.H1032]=&quot;false reach&quot;; [.I103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2.c.i </text:p>
          </table:table-cell>
          <table:table-cell table:formula="of:=IF(OR([.E1033]=&quot;true&quot;; [.F1033]=&quot;true&quot;; [.G1033]=&quot;true&quot;; [.H1033]=&quot;true&quot;; [.I1033]=&quot;true&quot;; [.J1033]=&quot;true&quot;); &quot;true&quot;; IF(OR([.E1033]=&quot;false reach&quot;; [.F1033]=&quot;false reach&quot;; [.G1033]=&quot;false reach&quot;; [.H1033]=&quot;false reach&quot;; [.I1033]=&quot;false reach&quot;; [.J1033]=&quot;false reach&quot;); &quot;false&quot;; &quot;unknown&quot;))" office:value-type="string" office:string-value="unknown">
            <text:p>unknown</text:p>
          </table:table-cell>
          <table:table-cell table:style-name="ce3" table:formula="of:=IF(OR([.F1033]=&quot;true&quot;; [.G1033]=&quot;true&quot;); &quot;true&quot;; IF(OR([.F1033]=&quot;false reach&quot;; [.G1033]=&quot;false reach&quot;); &quot;false&quot;; &quot;unknown&quot;))" office:value-type="string" office:string-value="unknown">
            <text:p>unknown</text:p>
          </table:table-cell>
          <table:table-cell table:style-name="ce3" table:formula="of:=IF(OR([.H1033]=&quot;true&quot;; [.I1033]=&quot;true&quot;); &quot;true&quot;; IF(OR([.H1033]=&quot;false reach&quot;; [.I10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3.c.i </text:p>
          </table:table-cell>
          <table:table-cell table:formula="of:=IF(OR([.E1034]=&quot;true&quot;; [.F1034]=&quot;true&quot;; [.G1034]=&quot;true&quot;; [.H1034]=&quot;true&quot;; [.I1034]=&quot;true&quot;; [.J1034]=&quot;true&quot;); &quot;true&quot;; IF(OR([.E1034]=&quot;false reach&quot;; [.F1034]=&quot;false reach&quot;; [.G1034]=&quot;false reach&quot;; [.H1034]=&quot;false reach&quot;; [.I1034]=&quot;false reach&quot;; [.J1034]=&quot;false reach&quot;); &quot;false&quot;; &quot;unknown&quot;))" office:value-type="string" office:string-value="unknown">
            <text:p>unknown</text:p>
          </table:table-cell>
          <table:table-cell table:style-name="ce3" table:formula="of:=IF(OR([.F1034]=&quot;true&quot;; [.G1034]=&quot;true&quot;); &quot;true&quot;; IF(OR([.F1034]=&quot;false reach&quot;; [.G1034]=&quot;false reach&quot;); &quot;false&quot;; &quot;unknown&quot;))" office:value-type="string" office:string-value="unknown">
            <text:p>unknown</text:p>
          </table:table-cell>
          <table:table-cell table:style-name="ce3" table:formula="of:=IF(OR([.H1034]=&quot;true&quot;; [.I1034]=&quot;true&quot;); &quot;true&quot;; IF(OR([.H1034]=&quot;false reach&quot;; [.I10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4.c.i </text:p>
          </table:table-cell>
          <table:table-cell table:formula="of:=IF(OR([.E1035]=&quot;true&quot;; [.F1035]=&quot;true&quot;; [.G1035]=&quot;true&quot;; [.H1035]=&quot;true&quot;; [.I1035]=&quot;true&quot;; [.J1035]=&quot;true&quot;); &quot;true&quot;; IF(OR([.E1035]=&quot;false reach&quot;; [.F1035]=&quot;false reach&quot;; [.G1035]=&quot;false reach&quot;; [.H1035]=&quot;false reach&quot;; [.I1035]=&quot;false reach&quot;; [.J1035]=&quot;false reach&quot;); &quot;false&quot;; &quot;unknown&quot;))" office:value-type="string" office:string-value="unknown">
            <text:p>unknown</text:p>
          </table:table-cell>
          <table:table-cell table:style-name="ce3" table:formula="of:=IF(OR([.F1035]=&quot;true&quot;; [.G1035]=&quot;true&quot;); &quot;true&quot;; IF(OR([.F1035]=&quot;false reach&quot;; [.G1035]=&quot;false reach&quot;); &quot;false&quot;; &quot;unknown&quot;))" office:value-type="string" office:string-value="unknown">
            <text:p>unknown</text:p>
          </table:table-cell>
          <table:table-cell table:style-name="ce3" table:formula="of:=IF(OR([.H1035]=&quot;true&quot;; [.I1035]=&quot;true&quot;); &quot;true&quot;; IF(OR([.H1035]=&quot;false reach&quot;; [.I10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5.c.i </text:p>
          </table:table-cell>
          <table:table-cell table:formula="of:=IF(OR([.E1036]=&quot;true&quot;; [.F1036]=&quot;true&quot;; [.G1036]=&quot;true&quot;; [.H1036]=&quot;true&quot;; [.I1036]=&quot;true&quot;; [.J1036]=&quot;true&quot;); &quot;true&quot;; IF(OR([.E1036]=&quot;false reach&quot;; [.F1036]=&quot;false reach&quot;; [.G1036]=&quot;false reach&quot;; [.H1036]=&quot;false reach&quot;; [.I1036]=&quot;false reach&quot;; [.J1036]=&quot;false reach&quot;); &quot;false&quot;; &quot;unknown&quot;))" office:value-type="string" office:string-value="unknown">
            <text:p>unknown</text:p>
          </table:table-cell>
          <table:table-cell table:style-name="ce3" table:formula="of:=IF(OR([.F1036]=&quot;true&quot;; [.G1036]=&quot;true&quot;); &quot;true&quot;; IF(OR([.F1036]=&quot;false reach&quot;; [.G1036]=&quot;false reach&quot;); &quot;false&quot;; &quot;unknown&quot;))" office:value-type="string" office:string-value="unknown">
            <text:p>unknown</text:p>
          </table:table-cell>
          <table:table-cell table:style-name="ce3" table:formula="of:=IF(OR([.H1036]=&quot;true&quot;; [.I1036]=&quot;true&quot;); &quot;true&quot;; IF(OR([.H1036]=&quot;false reach&quot;; [.I10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6.c.i </text:p>
          </table:table-cell>
          <table:table-cell table:formula="of:=IF(OR([.E1037]=&quot;true&quot;; [.F1037]=&quot;true&quot;; [.G1037]=&quot;true&quot;; [.H1037]=&quot;true&quot;; [.I1037]=&quot;true&quot;; [.J1037]=&quot;true&quot;); &quot;true&quot;; IF(OR([.E1037]=&quot;false reach&quot;; [.F1037]=&quot;false reach&quot;; [.G1037]=&quot;false reach&quot;; [.H1037]=&quot;false reach&quot;; [.I1037]=&quot;false reach&quot;; [.J1037]=&quot;false reach&quot;); &quot;false&quot;; &quot;unknown&quot;))" office:value-type="string" office:string-value="unknown">
            <text:p>unknown</text:p>
          </table:table-cell>
          <table:table-cell table:style-name="ce3" table:formula="of:=IF(OR([.F1037]=&quot;true&quot;; [.G1037]=&quot;true&quot;); &quot;true&quot;; IF(OR([.F1037]=&quot;false reach&quot;; [.G1037]=&quot;false reach&quot;); &quot;false&quot;; &quot;unknown&quot;))" office:value-type="string" office:string-value="unknown">
            <text:p>unknown</text:p>
          </table:table-cell>
          <table:table-cell table:style-name="ce3" table:formula="of:=IF(OR([.H1037]=&quot;true&quot;; [.I1037]=&quot;true&quot;); &quot;true&quot;; IF(OR([.H1037]=&quot;false reach&quot;; [.I10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7.c.i </text:p>
          </table:table-cell>
          <table:table-cell table:formula="of:=IF(OR([.E1038]=&quot;true&quot;; [.F1038]=&quot;true&quot;; [.G1038]=&quot;true&quot;; [.H1038]=&quot;true&quot;; [.I1038]=&quot;true&quot;; [.J1038]=&quot;true&quot;); &quot;true&quot;; IF(OR([.E1038]=&quot;false reach&quot;; [.F1038]=&quot;false reach&quot;; [.G1038]=&quot;false reach&quot;; [.H1038]=&quot;false reach&quot;; [.I1038]=&quot;false reach&quot;; [.J1038]=&quot;false reach&quot;); &quot;false&quot;; &quot;unknown&quot;))" office:value-type="string" office:string-value="false">
            <text:p>false</text:p>
          </table:table-cell>
          <table:table-cell table:style-name="ce3" table:formula="of:=IF(OR([.F1038]=&quot;true&quot;; [.G1038]=&quot;true&quot;); &quot;true&quot;; IF(OR([.F1038]=&quot;false reach&quot;; [.G1038]=&quot;false reach&quot;); &quot;false&quot;; &quot;unknown&quot;))" office:value-type="string" office:string-value="unknown">
            <text:p>unknown</text:p>
          </table:table-cell>
          <table:table-cell table:style-name="ce3" table:formula="of:=IF(OR([.H1038]=&quot;true&quot;; [.I1038]=&quot;true&quot;); &quot;true&quot;; IF(OR([.H1038]=&quot;false reach&quot;; [.I103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8.c.i </text:p>
          </table:table-cell>
          <table:table-cell table:formula="of:=IF(OR([.E1039]=&quot;true&quot;; [.F1039]=&quot;true&quot;; [.G1039]=&quot;true&quot;; [.H1039]=&quot;true&quot;; [.I1039]=&quot;true&quot;; [.J1039]=&quot;true&quot;); &quot;true&quot;; IF(OR([.E1039]=&quot;false reach&quot;; [.F1039]=&quot;false reach&quot;; [.G1039]=&quot;false reach&quot;; [.H1039]=&quot;false reach&quot;; [.I1039]=&quot;false reach&quot;; [.J1039]=&quot;false reach&quot;); &quot;false&quot;; &quot;unknown&quot;))" office:value-type="string" office:string-value="unknown">
            <text:p>unknown</text:p>
          </table:table-cell>
          <table:table-cell table:style-name="ce3" table:formula="of:=IF(OR([.F1039]=&quot;true&quot;; [.G1039]=&quot;true&quot;); &quot;true&quot;; IF(OR([.F1039]=&quot;false reach&quot;; [.G1039]=&quot;false reach&quot;); &quot;false&quot;; &quot;unknown&quot;))" office:value-type="string" office:string-value="unknown">
            <text:p>unknown</text:p>
          </table:table-cell>
          <table:table-cell table:style-name="ce3" table:formula="of:=IF(OR([.H1039]=&quot;true&quot;; [.I1039]=&quot;true&quot;); &quot;true&quot;; IF(OR([.H1039]=&quot;false reach&quot;; [.I103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29.c.i </text:p>
          </table:table-cell>
          <table:table-cell table:formula="of:=IF(OR([.E1040]=&quot;true&quot;; [.F1040]=&quot;true&quot;; [.G1040]=&quot;true&quot;; [.H1040]=&quot;true&quot;; [.I1040]=&quot;true&quot;; [.J1040]=&quot;true&quot;); &quot;true&quot;; IF(OR([.E1040]=&quot;false reach&quot;; [.F1040]=&quot;false reach&quot;; [.G1040]=&quot;false reach&quot;; [.H1040]=&quot;false reach&quot;; [.I1040]=&quot;false reach&quot;; [.J1040]=&quot;false reach&quot;); &quot;false&quot;; &quot;unknown&quot;))" office:value-type="string" office:string-value="unknown">
            <text:p>unknown</text:p>
          </table:table-cell>
          <table:table-cell table:style-name="ce3" table:formula="of:=IF(OR([.F1040]=&quot;true&quot;; [.G1040]=&quot;true&quot;); &quot;true&quot;; IF(OR([.F1040]=&quot;false reach&quot;; [.G1040]=&quot;false reach&quot;); &quot;false&quot;; &quot;unknown&quot;))" office:value-type="string" office:string-value="unknown">
            <text:p>unknown</text:p>
          </table:table-cell>
          <table:table-cell table:style-name="ce3" table:formula="of:=IF(OR([.H1040]=&quot;true&quot;; [.I1040]=&quot;true&quot;); &quot;true&quot;; IF(OR([.H1040]=&quot;false reach&quot;; [.I10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0.c.i </text:p>
          </table:table-cell>
          <table:table-cell table:formula="of:=IF(OR([.E1041]=&quot;true&quot;; [.F1041]=&quot;true&quot;; [.G1041]=&quot;true&quot;; [.H1041]=&quot;true&quot;; [.I1041]=&quot;true&quot;; [.J1041]=&quot;true&quot;); &quot;true&quot;; IF(OR([.E1041]=&quot;false reach&quot;; [.F1041]=&quot;false reach&quot;; [.G1041]=&quot;false reach&quot;; [.H1041]=&quot;false reach&quot;; [.I1041]=&quot;false reach&quot;; [.J1041]=&quot;false reach&quot;); &quot;false&quot;; &quot;unknown&quot;))" office:value-type="string" office:string-value="unknown">
            <text:p>unknown</text:p>
          </table:table-cell>
          <table:table-cell table:style-name="ce3" table:formula="of:=IF(OR([.F1041]=&quot;true&quot;; [.G1041]=&quot;true&quot;); &quot;true&quot;; IF(OR([.F1041]=&quot;false reach&quot;; [.G1041]=&quot;false reach&quot;); &quot;false&quot;; &quot;unknown&quot;))" office:value-type="string" office:string-value="unknown">
            <text:p>unknown</text:p>
          </table:table-cell>
          <table:table-cell table:style-name="ce3" table:formula="of:=IF(OR([.H1041]=&quot;true&quot;; [.I1041]=&quot;true&quot;); &quot;true&quot;; IF(OR([.H1041]=&quot;false reach&quot;; [.I104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1.c.i </text:p>
          </table:table-cell>
          <table:table-cell table:formula="of:=IF(OR([.E1042]=&quot;true&quot;; [.F1042]=&quot;true&quot;; [.G1042]=&quot;true&quot;; [.H1042]=&quot;true&quot;; [.I1042]=&quot;true&quot;; [.J1042]=&quot;true&quot;); &quot;true&quot;; IF(OR([.E1042]=&quot;false reach&quot;; [.F1042]=&quot;false reach&quot;; [.G1042]=&quot;false reach&quot;; [.H1042]=&quot;false reach&quot;; [.I1042]=&quot;false reach&quot;; [.J1042]=&quot;false reach&quot;); &quot;false&quot;; &quot;unknown&quot;))" office:value-type="string" office:string-value="false">
            <text:p>false</text:p>
          </table:table-cell>
          <table:table-cell table:style-name="ce3" table:formula="of:=IF(OR([.F1042]=&quot;true&quot;; [.G1042]=&quot;true&quot;); &quot;true&quot;; IF(OR([.F1042]=&quot;false reach&quot;; [.G1042]=&quot;false reach&quot;); &quot;false&quot;; &quot;unknown&quot;))" office:value-type="string" office:string-value="unknown">
            <text:p>unknown</text:p>
          </table:table-cell>
          <table:table-cell table:style-name="ce3" table:formula="of:=IF(OR([.H1042]=&quot;true&quot;; [.I1042]=&quot;true&quot;); &quot;true&quot;; IF(OR([.H1042]=&quot;false reach&quot;; [.I104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2.c.i </text:p>
          </table:table-cell>
          <table:table-cell table:formula="of:=IF(OR([.E1043]=&quot;true&quot;; [.F1043]=&quot;true&quot;; [.G1043]=&quot;true&quot;; [.H1043]=&quot;true&quot;; [.I1043]=&quot;true&quot;; [.J1043]=&quot;true&quot;); &quot;true&quot;; IF(OR([.E1043]=&quot;false reach&quot;; [.F1043]=&quot;false reach&quot;; [.G1043]=&quot;false reach&quot;; [.H1043]=&quot;false reach&quot;; [.I1043]=&quot;false reach&quot;; [.J1043]=&quot;false reach&quot;); &quot;false&quot;; &quot;unknown&quot;))" office:value-type="string" office:string-value="false">
            <text:p>false</text:p>
          </table:table-cell>
          <table:table-cell table:style-name="ce3" table:formula="of:=IF(OR([.F1043]=&quot;true&quot;; [.G1043]=&quot;true&quot;); &quot;true&quot;; IF(OR([.F1043]=&quot;false reach&quot;; [.G1043]=&quot;false reach&quot;); &quot;false&quot;; &quot;unknown&quot;))" office:value-type="string" office:string-value="unknown">
            <text:p>unknown</text:p>
          </table:table-cell>
          <table:table-cell table:style-name="ce3" table:formula="of:=IF(OR([.H1043]=&quot;true&quot;; [.I1043]=&quot;true&quot;); &quot;true&quot;; IF(OR([.H1043]=&quot;false reach&quot;; [.I104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3.c.i </text:p>
          </table:table-cell>
          <table:table-cell table:formula="of:=IF(OR([.E1044]=&quot;true&quot;; [.F1044]=&quot;true&quot;; [.G1044]=&quot;true&quot;; [.H1044]=&quot;true&quot;; [.I1044]=&quot;true&quot;; [.J1044]=&quot;true&quot;); &quot;true&quot;; IF(OR([.E1044]=&quot;false reach&quot;; [.F1044]=&quot;false reach&quot;; [.G1044]=&quot;false reach&quot;; [.H1044]=&quot;false reach&quot;; [.I1044]=&quot;false reach&quot;; [.J1044]=&quot;false reach&quot;); &quot;false&quot;; &quot;unknown&quot;))" office:value-type="string" office:string-value="false">
            <text:p>false</text:p>
          </table:table-cell>
          <table:table-cell table:style-name="ce3" table:formula="of:=IF(OR([.F1044]=&quot;true&quot;; [.G1044]=&quot;true&quot;); &quot;true&quot;; IF(OR([.F1044]=&quot;false reach&quot;; [.G1044]=&quot;false reach&quot;); &quot;false&quot;; &quot;unknown&quot;))" office:value-type="string" office:string-value="unknown">
            <text:p>unknown</text:p>
          </table:table-cell>
          <table:table-cell table:style-name="ce3" table:formula="of:=IF(OR([.H1044]=&quot;true&quot;; [.I1044]=&quot;true&quot;); &quot;true&quot;; IF(OR([.H1044]=&quot;false reach&quot;; [.I104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4.c.i </text:p>
          </table:table-cell>
          <table:table-cell table:formula="of:=IF(OR([.E1045]=&quot;true&quot;; [.F1045]=&quot;true&quot;; [.G1045]=&quot;true&quot;; [.H1045]=&quot;true&quot;; [.I1045]=&quot;true&quot;; [.J1045]=&quot;true&quot;); &quot;true&quot;; IF(OR([.E1045]=&quot;false reach&quot;; [.F1045]=&quot;false reach&quot;; [.G1045]=&quot;false reach&quot;; [.H1045]=&quot;false reach&quot;; [.I1045]=&quot;false reach&quot;; [.J1045]=&quot;false reach&quot;); &quot;false&quot;; &quot;unknown&quot;))" office:value-type="string" office:string-value="unknown">
            <text:p>unknown</text:p>
          </table:table-cell>
          <table:table-cell table:style-name="ce3" table:formula="of:=IF(OR([.F1045]=&quot;true&quot;; [.G1045]=&quot;true&quot;); &quot;true&quot;; IF(OR([.F1045]=&quot;false reach&quot;; [.G1045]=&quot;false reach&quot;); &quot;false&quot;; &quot;unknown&quot;))" office:value-type="string" office:string-value="unknown">
            <text:p>unknown</text:p>
          </table:table-cell>
          <table:table-cell table:style-name="ce3" table:formula="of:=IF(OR([.H1045]=&quot;true&quot;; [.I1045]=&quot;true&quot;); &quot;true&quot;; IF(OR([.H1045]=&quot;false reach&quot;; [.I10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5.c.i </text:p>
          </table:table-cell>
          <table:table-cell table:formula="of:=IF(OR([.E1046]=&quot;true&quot;; [.F1046]=&quot;true&quot;; [.G1046]=&quot;true&quot;; [.H1046]=&quot;true&quot;; [.I1046]=&quot;true&quot;; [.J1046]=&quot;true&quot;); &quot;true&quot;; IF(OR([.E1046]=&quot;false reach&quot;; [.F1046]=&quot;false reach&quot;; [.G1046]=&quot;false reach&quot;; [.H1046]=&quot;false reach&quot;; [.I1046]=&quot;false reach&quot;; [.J1046]=&quot;false reach&quot;); &quot;false&quot;; &quot;unknown&quot;))" office:value-type="string" office:string-value="unknown">
            <text:p>unknown</text:p>
          </table:table-cell>
          <table:table-cell table:style-name="ce3" table:formula="of:=IF(OR([.F1046]=&quot;true&quot;; [.G1046]=&quot;true&quot;); &quot;true&quot;; IF(OR([.F1046]=&quot;false reach&quot;; [.G1046]=&quot;false reach&quot;); &quot;false&quot;; &quot;unknown&quot;))" office:value-type="string" office:string-value="unknown">
            <text:p>unknown</text:p>
          </table:table-cell>
          <table:table-cell table:style-name="ce3" table:formula="of:=IF(OR([.H1046]=&quot;true&quot;; [.I1046]=&quot;true&quot;); &quot;true&quot;; IF(OR([.H1046]=&quot;false reach&quot;; [.I10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6.c.i </text:p>
          </table:table-cell>
          <table:table-cell table:formula="of:=IF(OR([.E1047]=&quot;true&quot;; [.F1047]=&quot;true&quot;; [.G1047]=&quot;true&quot;; [.H1047]=&quot;true&quot;; [.I1047]=&quot;true&quot;; [.J1047]=&quot;true&quot;); &quot;true&quot;; IF(OR([.E1047]=&quot;false reach&quot;; [.F1047]=&quot;false reach&quot;; [.G1047]=&quot;false reach&quot;; [.H1047]=&quot;false reach&quot;; [.I1047]=&quot;false reach&quot;; [.J1047]=&quot;false reach&quot;); &quot;false&quot;; &quot;unknown&quot;))" office:value-type="string" office:string-value="unknown">
            <text:p>unknown</text:p>
          </table:table-cell>
          <table:table-cell table:style-name="ce3" table:formula="of:=IF(OR([.F1047]=&quot;true&quot;; [.G1047]=&quot;true&quot;); &quot;true&quot;; IF(OR([.F1047]=&quot;false reach&quot;; [.G1047]=&quot;false reach&quot;); &quot;false&quot;; &quot;unknown&quot;))" office:value-type="string" office:string-value="unknown">
            <text:p>unknown</text:p>
          </table:table-cell>
          <table:table-cell table:style-name="ce3" table:formula="of:=IF(OR([.H1047]=&quot;true&quot;; [.I1047]=&quot;true&quot;); &quot;true&quot;; IF(OR([.H1047]=&quot;false reach&quot;; [.I10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7.c.i </text:p>
          </table:table-cell>
          <table:table-cell table:formula="of:=IF(OR([.E1048]=&quot;true&quot;; [.F1048]=&quot;true&quot;; [.G1048]=&quot;true&quot;; [.H1048]=&quot;true&quot;; [.I1048]=&quot;true&quot;; [.J1048]=&quot;true&quot;); &quot;true&quot;; IF(OR([.E1048]=&quot;false reach&quot;; [.F1048]=&quot;false reach&quot;; [.G1048]=&quot;false reach&quot;; [.H1048]=&quot;false reach&quot;; [.I1048]=&quot;false reach&quot;; [.J1048]=&quot;false reach&quot;); &quot;false&quot;; &quot;unknown&quot;))" office:value-type="string" office:string-value="unknown">
            <text:p>unknown</text:p>
          </table:table-cell>
          <table:table-cell table:style-name="ce3" table:formula="of:=IF(OR([.F1048]=&quot;true&quot;; [.G1048]=&quot;true&quot;); &quot;true&quot;; IF(OR([.F1048]=&quot;false reach&quot;; [.G1048]=&quot;false reach&quot;); &quot;false&quot;; &quot;unknown&quot;))" office:value-type="string" office:string-value="unknown">
            <text:p>unknown</text:p>
          </table:table-cell>
          <table:table-cell table:style-name="ce3" table:formula="of:=IF(OR([.H1048]=&quot;true&quot;; [.I1048]=&quot;true&quot;); &quot;true&quot;; IF(OR([.H1048]=&quot;false reach&quot;; [.I10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8.c.i </text:p>
          </table:table-cell>
          <table:table-cell table:formula="of:=IF(OR([.E1049]=&quot;true&quot;; [.F1049]=&quot;true&quot;; [.G1049]=&quot;true&quot;; [.H1049]=&quot;true&quot;; [.I1049]=&quot;true&quot;; [.J1049]=&quot;true&quot;); &quot;true&quot;; IF(OR([.E1049]=&quot;false reach&quot;; [.F1049]=&quot;false reach&quot;; [.G1049]=&quot;false reach&quot;; [.H1049]=&quot;false reach&quot;; [.I1049]=&quot;false reach&quot;; [.J1049]=&quot;false reach&quot;); &quot;false&quot;; &quot;unknown&quot;))" office:value-type="string" office:string-value="false">
            <text:p>false</text:p>
          </table:table-cell>
          <table:table-cell table:style-name="ce3" table:formula="of:=IF(OR([.F1049]=&quot;true&quot;; [.G1049]=&quot;true&quot;); &quot;true&quot;; IF(OR([.F1049]=&quot;false reach&quot;; [.G1049]=&quot;false reach&quot;); &quot;false&quot;; &quot;unknown&quot;))" office:value-type="string" office:string-value="unknown">
            <text:p>unknown</text:p>
          </table:table-cell>
          <table:table-cell table:style-name="ce3" table:formula="of:=IF(OR([.H1049]=&quot;true&quot;; [.I1049]=&quot;true&quot;); &quot;true&quot;; IF(OR([.H1049]=&quot;false reach&quot;; [.I104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39.c.i </text:p>
          </table:table-cell>
          <table:table-cell table:formula="of:=IF(OR([.E1050]=&quot;true&quot;; [.F1050]=&quot;true&quot;; [.G1050]=&quot;true&quot;; [.H1050]=&quot;true&quot;; [.I1050]=&quot;true&quot;; [.J1050]=&quot;true&quot;); &quot;true&quot;; IF(OR([.E1050]=&quot;false reach&quot;; [.F1050]=&quot;false reach&quot;; [.G1050]=&quot;false reach&quot;; [.H1050]=&quot;false reach&quot;; [.I1050]=&quot;false reach&quot;; [.J1050]=&quot;false reach&quot;); &quot;false&quot;; &quot;unknown&quot;))" office:value-type="string" office:string-value="false">
            <text:p>false</text:p>
          </table:table-cell>
          <table:table-cell table:style-name="ce3" table:formula="of:=IF(OR([.F1050]=&quot;true&quot;; [.G1050]=&quot;true&quot;); &quot;true&quot;; IF(OR([.F1050]=&quot;false reach&quot;; [.G1050]=&quot;false reach&quot;); &quot;false&quot;; &quot;unknown&quot;))" office:value-type="string" office:string-value="unknown">
            <text:p>unknown</text:p>
          </table:table-cell>
          <table:table-cell table:style-name="ce3" table:formula="of:=IF(OR([.H1050]=&quot;true&quot;; [.I1050]=&quot;true&quot;); &quot;true&quot;; IF(OR([.H1050]=&quot;false reach&quot;; [.I105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0.c.i </text:p>
          </table:table-cell>
          <table:table-cell table:formula="of:=IF(OR([.E1051]=&quot;true&quot;; [.F1051]=&quot;true&quot;; [.G1051]=&quot;true&quot;; [.H1051]=&quot;true&quot;; [.I1051]=&quot;true&quot;; [.J1051]=&quot;true&quot;); &quot;true&quot;; IF(OR([.E1051]=&quot;false reach&quot;; [.F1051]=&quot;false reach&quot;; [.G1051]=&quot;false reach&quot;; [.H1051]=&quot;false reach&quot;; [.I1051]=&quot;false reach&quot;; [.J1051]=&quot;false reach&quot;); &quot;false&quot;; &quot;unknown&quot;))" office:value-type="string" office:string-value="unknown">
            <text:p>unknown</text:p>
          </table:table-cell>
          <table:table-cell table:style-name="ce3" table:formula="of:=IF(OR([.F1051]=&quot;true&quot;; [.G1051]=&quot;true&quot;); &quot;true&quot;; IF(OR([.F1051]=&quot;false reach&quot;; [.G1051]=&quot;false reach&quot;); &quot;false&quot;; &quot;unknown&quot;))" office:value-type="string" office:string-value="unknown">
            <text:p>unknown</text:p>
          </table:table-cell>
          <table:table-cell table:style-name="ce3" table:formula="of:=IF(OR([.H1051]=&quot;true&quot;; [.I1051]=&quot;true&quot;); &quot;true&quot;; IF(OR([.H1051]=&quot;false reach&quot;; [.I10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1.c.i </text:p>
          </table:table-cell>
          <table:table-cell table:formula="of:=IF(OR([.E1052]=&quot;true&quot;; [.F1052]=&quot;true&quot;; [.G1052]=&quot;true&quot;; [.H1052]=&quot;true&quot;; [.I1052]=&quot;true&quot;; [.J1052]=&quot;true&quot;); &quot;true&quot;; IF(OR([.E1052]=&quot;false reach&quot;; [.F1052]=&quot;false reach&quot;; [.G1052]=&quot;false reach&quot;; [.H1052]=&quot;false reach&quot;; [.I1052]=&quot;false reach&quot;; [.J1052]=&quot;false reach&quot;); &quot;false&quot;; &quot;unknown&quot;))" office:value-type="string" office:string-value="unknown">
            <text:p>unknown</text:p>
          </table:table-cell>
          <table:table-cell table:style-name="ce3" table:formula="of:=IF(OR([.F1052]=&quot;true&quot;; [.G1052]=&quot;true&quot;); &quot;true&quot;; IF(OR([.F1052]=&quot;false reach&quot;; [.G1052]=&quot;false reach&quot;); &quot;false&quot;; &quot;unknown&quot;))" office:value-type="string" office:string-value="unknown">
            <text:p>unknown</text:p>
          </table:table-cell>
          <table:table-cell table:style-name="ce3" table:formula="of:=IF(OR([.H1052]=&quot;true&quot;; [.I1052]=&quot;true&quot;); &quot;true&quot;; IF(OR([.H1052]=&quot;false reach&quot;; [.I10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2.c.i </text:p>
          </table:table-cell>
          <table:table-cell table:formula="of:=IF(OR([.E1053]=&quot;true&quot;; [.F1053]=&quot;true&quot;; [.G1053]=&quot;true&quot;; [.H1053]=&quot;true&quot;; [.I1053]=&quot;true&quot;; [.J1053]=&quot;true&quot;); &quot;true&quot;; IF(OR([.E1053]=&quot;false reach&quot;; [.F1053]=&quot;false reach&quot;; [.G1053]=&quot;false reach&quot;; [.H1053]=&quot;false reach&quot;; [.I1053]=&quot;false reach&quot;; [.J1053]=&quot;false reach&quot;); &quot;false&quot;; &quot;unknown&quot;))" office:value-type="string" office:string-value="false">
            <text:p>false</text:p>
          </table:table-cell>
          <table:table-cell table:style-name="ce3" table:formula="of:=IF(OR([.F1053]=&quot;true&quot;; [.G1053]=&quot;true&quot;); &quot;true&quot;; IF(OR([.F1053]=&quot;false reach&quot;; [.G1053]=&quot;false reach&quot;); &quot;false&quot;; &quot;unknown&quot;))" office:value-type="string" office:string-value="unknown">
            <text:p>unknown</text:p>
          </table:table-cell>
          <table:table-cell table:style-name="ce3" table:formula="of:=IF(OR([.H1053]=&quot;true&quot;; [.I1053]=&quot;true&quot;); &quot;true&quot;; IF(OR([.H1053]=&quot;false reach&quot;; [.I105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3.c.i </text:p>
          </table:table-cell>
          <table:table-cell table:formula="of:=IF(OR([.E1054]=&quot;true&quot;; [.F1054]=&quot;true&quot;; [.G1054]=&quot;true&quot;; [.H1054]=&quot;true&quot;; [.I1054]=&quot;true&quot;; [.J1054]=&quot;true&quot;); &quot;true&quot;; IF(OR([.E1054]=&quot;false reach&quot;; [.F1054]=&quot;false reach&quot;; [.G1054]=&quot;false reach&quot;; [.H1054]=&quot;false reach&quot;; [.I1054]=&quot;false reach&quot;; [.J1054]=&quot;false reach&quot;); &quot;false&quot;; &quot;unknown&quot;))" office:value-type="string" office:string-value="false">
            <text:p>false</text:p>
          </table:table-cell>
          <table:table-cell table:style-name="ce3" table:formula="of:=IF(OR([.F1054]=&quot;true&quot;; [.G1054]=&quot;true&quot;); &quot;true&quot;; IF(OR([.F1054]=&quot;false reach&quot;; [.G1054]=&quot;false reach&quot;); &quot;false&quot;; &quot;unknown&quot;))" office:value-type="string" office:string-value="unknown">
            <text:p>unknown</text:p>
          </table:table-cell>
          <table:table-cell table:style-name="ce3" table:formula="of:=IF(OR([.H1054]=&quot;true&quot;; [.I1054]=&quot;true&quot;); &quot;true&quot;; IF(OR([.H1054]=&quot;false reach&quot;; [.I105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4.c.i </text:p>
          </table:table-cell>
          <table:table-cell table:formula="of:=IF(OR([.E1055]=&quot;true&quot;; [.F1055]=&quot;true&quot;; [.G1055]=&quot;true&quot;; [.H1055]=&quot;true&quot;; [.I1055]=&quot;true&quot;; [.J1055]=&quot;true&quot;); &quot;true&quot;; IF(OR([.E1055]=&quot;false reach&quot;; [.F1055]=&quot;false reach&quot;; [.G1055]=&quot;false reach&quot;; [.H1055]=&quot;false reach&quot;; [.I1055]=&quot;false reach&quot;; [.J1055]=&quot;false reach&quot;); &quot;false&quot;; &quot;unknown&quot;))" office:value-type="string" office:string-value="unknown">
            <text:p>unknown</text:p>
          </table:table-cell>
          <table:table-cell table:style-name="ce3" table:formula="of:=IF(OR([.F1055]=&quot;true&quot;; [.G1055]=&quot;true&quot;); &quot;true&quot;; IF(OR([.F1055]=&quot;false reach&quot;; [.G1055]=&quot;false reach&quot;); &quot;false&quot;; &quot;unknown&quot;))" office:value-type="string" office:string-value="unknown">
            <text:p>unknown</text:p>
          </table:table-cell>
          <table:table-cell table:style-name="ce3" table:formula="of:=IF(OR([.H1055]=&quot;true&quot;; [.I1055]=&quot;true&quot;); &quot;true&quot;; IF(OR([.H1055]=&quot;false reach&quot;; [.I10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5.c.i </text:p>
          </table:table-cell>
          <table:table-cell table:formula="of:=IF(OR([.E1056]=&quot;true&quot;; [.F1056]=&quot;true&quot;; [.G1056]=&quot;true&quot;; [.H1056]=&quot;true&quot;; [.I1056]=&quot;true&quot;; [.J1056]=&quot;true&quot;); &quot;true&quot;; IF(OR([.E1056]=&quot;false reach&quot;; [.F1056]=&quot;false reach&quot;; [.G1056]=&quot;false reach&quot;; [.H1056]=&quot;false reach&quot;; [.I1056]=&quot;false reach&quot;; [.J1056]=&quot;false reach&quot;); &quot;false&quot;; &quot;unknown&quot;))" office:value-type="string" office:string-value="unknown">
            <text:p>unknown</text:p>
          </table:table-cell>
          <table:table-cell table:style-name="ce3" table:formula="of:=IF(OR([.F1056]=&quot;true&quot;; [.G1056]=&quot;true&quot;); &quot;true&quot;; IF(OR([.F1056]=&quot;false reach&quot;; [.G1056]=&quot;false reach&quot;); &quot;false&quot;; &quot;unknown&quot;))" office:value-type="string" office:string-value="unknown">
            <text:p>unknown</text:p>
          </table:table-cell>
          <table:table-cell table:style-name="ce3" table:formula="of:=IF(OR([.H1056]=&quot;true&quot;; [.I1056]=&quot;true&quot;); &quot;true&quot;; IF(OR([.H1056]=&quot;false reach&quot;; [.I105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6.c.i </text:p>
          </table:table-cell>
          <table:table-cell table:formula="of:=IF(OR([.E1057]=&quot;true&quot;; [.F1057]=&quot;true&quot;; [.G1057]=&quot;true&quot;; [.H1057]=&quot;true&quot;; [.I1057]=&quot;true&quot;; [.J1057]=&quot;true&quot;); &quot;true&quot;; IF(OR([.E1057]=&quot;false reach&quot;; [.F1057]=&quot;false reach&quot;; [.G1057]=&quot;false reach&quot;; [.H1057]=&quot;false reach&quot;; [.I1057]=&quot;false reach&quot;; [.J1057]=&quot;false reach&quot;); &quot;false&quot;; &quot;unknown&quot;))" office:value-type="string" office:string-value="false">
            <text:p>false</text:p>
          </table:table-cell>
          <table:table-cell table:style-name="ce3" table:formula="of:=IF(OR([.F1057]=&quot;true&quot;; [.G1057]=&quot;true&quot;); &quot;true&quot;; IF(OR([.F1057]=&quot;false reach&quot;; [.G1057]=&quot;false reach&quot;); &quot;false&quot;; &quot;unknown&quot;))" office:value-type="string" office:string-value="unknown">
            <text:p>unknown</text:p>
          </table:table-cell>
          <table:table-cell table:style-name="ce3" table:formula="of:=IF(OR([.H1057]=&quot;true&quot;; [.I1057]=&quot;true&quot;); &quot;true&quot;; IF(OR([.H1057]=&quot;false reach&quot;; [.I105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7.c.i </text:p>
          </table:table-cell>
          <table:table-cell table:formula="of:=IF(OR([.E1058]=&quot;true&quot;; [.F1058]=&quot;true&quot;; [.G1058]=&quot;true&quot;; [.H1058]=&quot;true&quot;; [.I1058]=&quot;true&quot;; [.J1058]=&quot;true&quot;); &quot;true&quot;; IF(OR([.E1058]=&quot;false reach&quot;; [.F1058]=&quot;false reach&quot;; [.G1058]=&quot;false reach&quot;; [.H1058]=&quot;false reach&quot;; [.I1058]=&quot;false reach&quot;; [.J1058]=&quot;false reach&quot;); &quot;false&quot;; &quot;unknown&quot;))" office:value-type="string" office:string-value="unknown">
            <text:p>unknown</text:p>
          </table:table-cell>
          <table:table-cell table:style-name="ce3" table:formula="of:=IF(OR([.F1058]=&quot;true&quot;; [.G1058]=&quot;true&quot;); &quot;true&quot;; IF(OR([.F1058]=&quot;false reach&quot;; [.G1058]=&quot;false reach&quot;); &quot;false&quot;; &quot;unknown&quot;))" office:value-type="string" office:string-value="unknown">
            <text:p>unknown</text:p>
          </table:table-cell>
          <table:table-cell table:style-name="ce3" table:formula="of:=IF(OR([.H1058]=&quot;true&quot;; [.I1058]=&quot;true&quot;); &quot;true&quot;; IF(OR([.H1058]=&quot;false reach&quot;; [.I10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8.c.i </text:p>
          </table:table-cell>
          <table:table-cell table:formula="of:=IF(OR([.E1059]=&quot;true&quot;; [.F1059]=&quot;true&quot;; [.G1059]=&quot;true&quot;; [.H1059]=&quot;true&quot;; [.I1059]=&quot;true&quot;; [.J1059]=&quot;true&quot;); &quot;true&quot;; IF(OR([.E1059]=&quot;false reach&quot;; [.F1059]=&quot;false reach&quot;; [.G1059]=&quot;false reach&quot;; [.H1059]=&quot;false reach&quot;; [.I1059]=&quot;false reach&quot;; [.J1059]=&quot;false reach&quot;); &quot;false&quot;; &quot;unknown&quot;))" office:value-type="string" office:string-value="false">
            <text:p>false</text:p>
          </table:table-cell>
          <table:table-cell table:style-name="ce3" table:formula="of:=IF(OR([.F1059]=&quot;true&quot;; [.G1059]=&quot;true&quot;); &quot;true&quot;; IF(OR([.F1059]=&quot;false reach&quot;; [.G1059]=&quot;false reach&quot;); &quot;false&quot;; &quot;unknown&quot;))" office:value-type="string" office:string-value="unknown">
            <text:p>unknown</text:p>
          </table:table-cell>
          <table:table-cell table:style-name="ce3" table:formula="of:=IF(OR([.H1059]=&quot;true&quot;; [.I1059]=&quot;true&quot;); &quot;true&quot;; IF(OR([.H1059]=&quot;false reach&quot;; [.I105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49.c.i </text:p>
          </table:table-cell>
          <table:table-cell table:formula="of:=IF(OR([.E1060]=&quot;true&quot;; [.F1060]=&quot;true&quot;; [.G1060]=&quot;true&quot;; [.H1060]=&quot;true&quot;; [.I1060]=&quot;true&quot;; [.J1060]=&quot;true&quot;); &quot;true&quot;; IF(OR([.E1060]=&quot;false reach&quot;; [.F1060]=&quot;false reach&quot;; [.G1060]=&quot;false reach&quot;; [.H1060]=&quot;false reach&quot;; [.I1060]=&quot;false reach&quot;; [.J1060]=&quot;false reach&quot;); &quot;false&quot;; &quot;unknown&quot;))" office:value-type="string" office:string-value="false">
            <text:p>false</text:p>
          </table:table-cell>
          <table:table-cell table:style-name="ce3" table:formula="of:=IF(OR([.F1060]=&quot;true&quot;; [.G1060]=&quot;true&quot;); &quot;true&quot;; IF(OR([.F1060]=&quot;false reach&quot;; [.G1060]=&quot;false reach&quot;); &quot;false&quot;; &quot;unknown&quot;))" office:value-type="string" office:string-value="unknown">
            <text:p>unknown</text:p>
          </table:table-cell>
          <table:table-cell table:style-name="ce3" table:formula="of:=IF(OR([.H1060]=&quot;true&quot;; [.I1060]=&quot;true&quot;); &quot;true&quot;; IF(OR([.H1060]=&quot;false reach&quot;; [.I106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0.c.i </text:p>
          </table:table-cell>
          <table:table-cell table:formula="of:=IF(OR([.E1061]=&quot;true&quot;; [.F1061]=&quot;true&quot;; [.G1061]=&quot;true&quot;; [.H1061]=&quot;true&quot;; [.I1061]=&quot;true&quot;; [.J1061]=&quot;true&quot;); &quot;true&quot;; IF(OR([.E1061]=&quot;false reach&quot;; [.F1061]=&quot;false reach&quot;; [.G1061]=&quot;false reach&quot;; [.H1061]=&quot;false reach&quot;; [.I1061]=&quot;false reach&quot;; [.J1061]=&quot;false reach&quot;); &quot;false&quot;; &quot;unknown&quot;))" office:value-type="string" office:string-value="unknown">
            <text:p>unknown</text:p>
          </table:table-cell>
          <table:table-cell table:style-name="ce3" table:formula="of:=IF(OR([.F1061]=&quot;true&quot;; [.G1061]=&quot;true&quot;); &quot;true&quot;; IF(OR([.F1061]=&quot;false reach&quot;; [.G1061]=&quot;false reach&quot;); &quot;false&quot;; &quot;unknown&quot;))" office:value-type="string" office:string-value="unknown">
            <text:p>unknown</text:p>
          </table:table-cell>
          <table:table-cell table:style-name="ce3" table:formula="of:=IF(OR([.H1061]=&quot;true&quot;; [.I1061]=&quot;true&quot;); &quot;true&quot;; IF(OR([.H1061]=&quot;false reach&quot;; [.I10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1.c.i </text:p>
          </table:table-cell>
          <table:table-cell table:formula="of:=IF(OR([.E1062]=&quot;true&quot;; [.F1062]=&quot;true&quot;; [.G1062]=&quot;true&quot;; [.H1062]=&quot;true&quot;; [.I1062]=&quot;true&quot;; [.J1062]=&quot;true&quot;); &quot;true&quot;; IF(OR([.E1062]=&quot;false reach&quot;; [.F1062]=&quot;false reach&quot;; [.G1062]=&quot;false reach&quot;; [.H1062]=&quot;false reach&quot;; [.I1062]=&quot;false reach&quot;; [.J1062]=&quot;false reach&quot;); &quot;false&quot;; &quot;unknown&quot;))" office:value-type="string" office:string-value="unknown">
            <text:p>unknown</text:p>
          </table:table-cell>
          <table:table-cell table:style-name="ce3" table:formula="of:=IF(OR([.F1062]=&quot;true&quot;; [.G1062]=&quot;true&quot;); &quot;true&quot;; IF(OR([.F1062]=&quot;false reach&quot;; [.G1062]=&quot;false reach&quot;); &quot;false&quot;; &quot;unknown&quot;))" office:value-type="string" office:string-value="unknown">
            <text:p>unknown</text:p>
          </table:table-cell>
          <table:table-cell table:style-name="ce3" table:formula="of:=IF(OR([.H1062]=&quot;true&quot;; [.I1062]=&quot;true&quot;); &quot;true&quot;; IF(OR([.H1062]=&quot;false reach&quot;; [.I10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2.c.i </text:p>
          </table:table-cell>
          <table:table-cell table:formula="of:=IF(OR([.E1063]=&quot;true&quot;; [.F1063]=&quot;true&quot;; [.G1063]=&quot;true&quot;; [.H1063]=&quot;true&quot;; [.I1063]=&quot;true&quot;; [.J1063]=&quot;true&quot;); &quot;true&quot;; IF(OR([.E1063]=&quot;false reach&quot;; [.F1063]=&quot;false reach&quot;; [.G1063]=&quot;false reach&quot;; [.H1063]=&quot;false reach&quot;; [.I1063]=&quot;false reach&quot;; [.J1063]=&quot;false reach&quot;); &quot;false&quot;; &quot;unknown&quot;))" office:value-type="string" office:string-value="false">
            <text:p>false</text:p>
          </table:table-cell>
          <table:table-cell table:style-name="ce3" table:formula="of:=IF(OR([.F1063]=&quot;true&quot;; [.G1063]=&quot;true&quot;); &quot;true&quot;; IF(OR([.F1063]=&quot;false reach&quot;; [.G1063]=&quot;false reach&quot;); &quot;false&quot;; &quot;unknown&quot;))" office:value-type="string" office:string-value="unknown">
            <text:p>unknown</text:p>
          </table:table-cell>
          <table:table-cell table:style-name="ce3" table:formula="of:=IF(OR([.H1063]=&quot;true&quot;; [.I1063]=&quot;true&quot;); &quot;true&quot;; IF(OR([.H1063]=&quot;false reach&quot;; [.I106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3.c.i </text:p>
          </table:table-cell>
          <table:table-cell table:formula="of:=IF(OR([.E1064]=&quot;true&quot;; [.F1064]=&quot;true&quot;; [.G1064]=&quot;true&quot;; [.H1064]=&quot;true&quot;; [.I1064]=&quot;true&quot;; [.J1064]=&quot;true&quot;); &quot;true&quot;; IF(OR([.E1064]=&quot;false reach&quot;; [.F1064]=&quot;false reach&quot;; [.G1064]=&quot;false reach&quot;; [.H1064]=&quot;false reach&quot;; [.I1064]=&quot;false reach&quot;; [.J1064]=&quot;false reach&quot;); &quot;false&quot;; &quot;unknown&quot;))" office:value-type="string" office:string-value="unknown">
            <text:p>unknown</text:p>
          </table:table-cell>
          <table:table-cell table:style-name="ce3" table:formula="of:=IF(OR([.F1064]=&quot;true&quot;; [.G1064]=&quot;true&quot;); &quot;true&quot;; IF(OR([.F1064]=&quot;false reach&quot;; [.G1064]=&quot;false reach&quot;); &quot;false&quot;; &quot;unknown&quot;))" office:value-type="string" office:string-value="unknown">
            <text:p>unknown</text:p>
          </table:table-cell>
          <table:table-cell table:style-name="ce3" table:formula="of:=IF(OR([.H1064]=&quot;true&quot;; [.I1064]=&quot;true&quot;); &quot;true&quot;; IF(OR([.H1064]=&quot;false reach&quot;; [.I106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4.c.i </text:p>
          </table:table-cell>
          <table:table-cell table:formula="of:=IF(OR([.E1065]=&quot;true&quot;; [.F1065]=&quot;true&quot;; [.G1065]=&quot;true&quot;; [.H1065]=&quot;true&quot;; [.I1065]=&quot;true&quot;; [.J1065]=&quot;true&quot;); &quot;true&quot;; IF(OR([.E1065]=&quot;false reach&quot;; [.F1065]=&quot;false reach&quot;; [.G1065]=&quot;false reach&quot;; [.H1065]=&quot;false reach&quot;; [.I1065]=&quot;false reach&quot;; [.J1065]=&quot;false reach&quot;); &quot;false&quot;; &quot;unknown&quot;))" office:value-type="string" office:string-value="false">
            <text:p>false</text:p>
          </table:table-cell>
          <table:table-cell table:style-name="ce3" table:formula="of:=IF(OR([.F1065]=&quot;true&quot;; [.G1065]=&quot;true&quot;); &quot;true&quot;; IF(OR([.F1065]=&quot;false reach&quot;; [.G1065]=&quot;false reach&quot;); &quot;false&quot;; &quot;unknown&quot;))" office:value-type="string" office:string-value="unknown">
            <text:p>unknown</text:p>
          </table:table-cell>
          <table:table-cell table:style-name="ce3" table:formula="of:=IF(OR([.H1065]=&quot;true&quot;; [.I1065]=&quot;true&quot;); &quot;true&quot;; IF(OR([.H1065]=&quot;false reach&quot;; [.I106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5.c.i </text:p>
          </table:table-cell>
          <table:table-cell table:formula="of:=IF(OR([.E1066]=&quot;true&quot;; [.F1066]=&quot;true&quot;; [.G1066]=&quot;true&quot;; [.H1066]=&quot;true&quot;; [.I1066]=&quot;true&quot;; [.J1066]=&quot;true&quot;); &quot;true&quot;; IF(OR([.E1066]=&quot;false reach&quot;; [.F1066]=&quot;false reach&quot;; [.G1066]=&quot;false reach&quot;; [.H1066]=&quot;false reach&quot;; [.I1066]=&quot;false reach&quot;; [.J1066]=&quot;false reach&quot;); &quot;false&quot;; &quot;unknown&quot;))" office:value-type="string" office:string-value="unknown">
            <text:p>unknown</text:p>
          </table:table-cell>
          <table:table-cell table:style-name="ce3" table:formula="of:=IF(OR([.F1066]=&quot;true&quot;; [.G1066]=&quot;true&quot;); &quot;true&quot;; IF(OR([.F1066]=&quot;false reach&quot;; [.G1066]=&quot;false reach&quot;); &quot;false&quot;; &quot;unknown&quot;))" office:value-type="string" office:string-value="unknown">
            <text:p>unknown</text:p>
          </table:table-cell>
          <table:table-cell table:style-name="ce3" table:formula="of:=IF(OR([.H1066]=&quot;true&quot;; [.I1066]=&quot;true&quot;); &quot;true&quot;; IF(OR([.H1066]=&quot;false reach&quot;; [.I10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6.c.i </text:p>
          </table:table-cell>
          <table:table-cell table:formula="of:=IF(OR([.E1067]=&quot;true&quot;; [.F1067]=&quot;true&quot;; [.G1067]=&quot;true&quot;; [.H1067]=&quot;true&quot;; [.I1067]=&quot;true&quot;; [.J1067]=&quot;true&quot;); &quot;true&quot;; IF(OR([.E1067]=&quot;false reach&quot;; [.F1067]=&quot;false reach&quot;; [.G1067]=&quot;false reach&quot;; [.H1067]=&quot;false reach&quot;; [.I1067]=&quot;false reach&quot;; [.J1067]=&quot;false reach&quot;); &quot;false&quot;; &quot;unknown&quot;))" office:value-type="string" office:string-value="unknown">
            <text:p>unknown</text:p>
          </table:table-cell>
          <table:table-cell table:style-name="ce3" table:formula="of:=IF(OR([.F1067]=&quot;true&quot;; [.G1067]=&quot;true&quot;); &quot;true&quot;; IF(OR([.F1067]=&quot;false reach&quot;; [.G1067]=&quot;false reach&quot;); &quot;false&quot;; &quot;unknown&quot;))" office:value-type="string" office:string-value="unknown">
            <text:p>unknown</text:p>
          </table:table-cell>
          <table:table-cell table:style-name="ce3" table:formula="of:=IF(OR([.H1067]=&quot;true&quot;; [.I1067]=&quot;true&quot;); &quot;true&quot;; IF(OR([.H1067]=&quot;false reach&quot;; [.I10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7.c.i </text:p>
          </table:table-cell>
          <table:table-cell table:formula="of:=IF(OR([.E1068]=&quot;true&quot;; [.F1068]=&quot;true&quot;; [.G1068]=&quot;true&quot;; [.H1068]=&quot;true&quot;; [.I1068]=&quot;true&quot;; [.J1068]=&quot;true&quot;); &quot;true&quot;; IF(OR([.E1068]=&quot;false reach&quot;; [.F1068]=&quot;false reach&quot;; [.G1068]=&quot;false reach&quot;; [.H1068]=&quot;false reach&quot;; [.I1068]=&quot;false reach&quot;; [.J1068]=&quot;false reach&quot;); &quot;false&quot;; &quot;unknown&quot;))" office:value-type="string" office:string-value="unknown">
            <text:p>unknown</text:p>
          </table:table-cell>
          <table:table-cell table:style-name="ce3" table:formula="of:=IF(OR([.F1068]=&quot;true&quot;; [.G1068]=&quot;true&quot;); &quot;true&quot;; IF(OR([.F1068]=&quot;false reach&quot;; [.G1068]=&quot;false reach&quot;); &quot;false&quot;; &quot;unknown&quot;))" office:value-type="string" office:string-value="unknown">
            <text:p>unknown</text:p>
          </table:table-cell>
          <table:table-cell table:style-name="ce3" table:formula="of:=IF(OR([.H1068]=&quot;true&quot;; [.I1068]=&quot;true&quot;); &quot;true&quot;; IF(OR([.H1068]=&quot;false reach&quot;; [.I10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8.c.i </text:p>
          </table:table-cell>
          <table:table-cell table:formula="of:=IF(OR([.E1069]=&quot;true&quot;; [.F1069]=&quot;true&quot;; [.G1069]=&quot;true&quot;; [.H1069]=&quot;true&quot;; [.I1069]=&quot;true&quot;; [.J1069]=&quot;true&quot;); &quot;true&quot;; IF(OR([.E1069]=&quot;false reach&quot;; [.F1069]=&quot;false reach&quot;; [.G1069]=&quot;false reach&quot;; [.H1069]=&quot;false reach&quot;; [.I1069]=&quot;false reach&quot;; [.J1069]=&quot;false reach&quot;); &quot;false&quot;; &quot;unknown&quot;))" office:value-type="string" office:string-value="unknown">
            <text:p>unknown</text:p>
          </table:table-cell>
          <table:table-cell table:style-name="ce3" table:formula="of:=IF(OR([.F1069]=&quot;true&quot;; [.G1069]=&quot;true&quot;); &quot;true&quot;; IF(OR([.F1069]=&quot;false reach&quot;; [.G1069]=&quot;false reach&quot;); &quot;false&quot;; &quot;unknown&quot;))" office:value-type="string" office:string-value="unknown">
            <text:p>unknown</text:p>
          </table:table-cell>
          <table:table-cell table:style-name="ce3" table:formula="of:=IF(OR([.H1069]=&quot;true&quot;; [.I1069]=&quot;true&quot;); &quot;true&quot;; IF(OR([.H1069]=&quot;false reach&quot;; [.I10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59.c.i </text:p>
          </table:table-cell>
          <table:table-cell table:formula="of:=IF(OR([.E1070]=&quot;true&quot;; [.F1070]=&quot;true&quot;; [.G1070]=&quot;true&quot;; [.H1070]=&quot;true&quot;; [.I1070]=&quot;true&quot;; [.J1070]=&quot;true&quot;); &quot;true&quot;; IF(OR([.E1070]=&quot;false reach&quot;; [.F1070]=&quot;false reach&quot;; [.G1070]=&quot;false reach&quot;; [.H1070]=&quot;false reach&quot;; [.I1070]=&quot;false reach&quot;; [.J1070]=&quot;false reach&quot;); &quot;false&quot;; &quot;unknown&quot;))" office:value-type="string" office:string-value="unknown">
            <text:p>unknown</text:p>
          </table:table-cell>
          <table:table-cell table:style-name="ce3" table:formula="of:=IF(OR([.F1070]=&quot;true&quot;; [.G1070]=&quot;true&quot;); &quot;true&quot;; IF(OR([.F1070]=&quot;false reach&quot;; [.G1070]=&quot;false reach&quot;); &quot;false&quot;; &quot;unknown&quot;))" office:value-type="string" office:string-value="unknown">
            <text:p>unknown</text:p>
          </table:table-cell>
          <table:table-cell table:style-name="ce3" table:formula="of:=IF(OR([.H1070]=&quot;true&quot;; [.I1070]=&quot;true&quot;); &quot;true&quot;; IF(OR([.H1070]=&quot;false reach&quot;; [.I10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0.c.i </text:p>
          </table:table-cell>
          <table:table-cell table:formula="of:=IF(OR([.E1071]=&quot;true&quot;; [.F1071]=&quot;true&quot;; [.G1071]=&quot;true&quot;; [.H1071]=&quot;true&quot;; [.I1071]=&quot;true&quot;; [.J1071]=&quot;true&quot;); &quot;true&quot;; IF(OR([.E1071]=&quot;false reach&quot;; [.F1071]=&quot;false reach&quot;; [.G1071]=&quot;false reach&quot;; [.H1071]=&quot;false reach&quot;; [.I1071]=&quot;false reach&quot;; [.J1071]=&quot;false reach&quot;); &quot;false&quot;; &quot;unknown&quot;))" office:value-type="string" office:string-value="false">
            <text:p>false</text:p>
          </table:table-cell>
          <table:table-cell table:style-name="ce3" table:formula="of:=IF(OR([.F1071]=&quot;true&quot;; [.G1071]=&quot;true&quot;); &quot;true&quot;; IF(OR([.F1071]=&quot;false reach&quot;; [.G1071]=&quot;false reach&quot;); &quot;false&quot;; &quot;unknown&quot;))" office:value-type="string" office:string-value="unknown">
            <text:p>unknown</text:p>
          </table:table-cell>
          <table:table-cell table:style-name="ce3" table:formula="of:=IF(OR([.H1071]=&quot;true&quot;; [.I1071]=&quot;true&quot;); &quot;true&quot;; IF(OR([.H1071]=&quot;false reach&quot;; [.I107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1.c.i </text:p>
          </table:table-cell>
          <table:table-cell table:formula="of:=IF(OR([.E1072]=&quot;true&quot;; [.F1072]=&quot;true&quot;; [.G1072]=&quot;true&quot;; [.H1072]=&quot;true&quot;; [.I1072]=&quot;true&quot;; [.J1072]=&quot;true&quot;); &quot;true&quot;; IF(OR([.E1072]=&quot;false reach&quot;; [.F1072]=&quot;false reach&quot;; [.G1072]=&quot;false reach&quot;; [.H1072]=&quot;false reach&quot;; [.I1072]=&quot;false reach&quot;; [.J1072]=&quot;false reach&quot;); &quot;false&quot;; &quot;unknown&quot;))" office:value-type="string" office:string-value="false">
            <text:p>false</text:p>
          </table:table-cell>
          <table:table-cell table:style-name="ce3" table:formula="of:=IF(OR([.F1072]=&quot;true&quot;; [.G1072]=&quot;true&quot;); &quot;true&quot;; IF(OR([.F1072]=&quot;false reach&quot;; [.G1072]=&quot;false reach&quot;); &quot;false&quot;; &quot;unknown&quot;))" office:value-type="string" office:string-value="unknown">
            <text:p>unknown</text:p>
          </table:table-cell>
          <table:table-cell table:style-name="ce3" table:formula="of:=IF(OR([.H1072]=&quot;true&quot;; [.I1072]=&quot;true&quot;); &quot;true&quot;; IF(OR([.H1072]=&quot;false reach&quot;; [.I107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2.c.i </text:p>
          </table:table-cell>
          <table:table-cell table:formula="of:=IF(OR([.E1073]=&quot;true&quot;; [.F1073]=&quot;true&quot;; [.G1073]=&quot;true&quot;; [.H1073]=&quot;true&quot;; [.I1073]=&quot;true&quot;; [.J1073]=&quot;true&quot;); &quot;true&quot;; IF(OR([.E1073]=&quot;false reach&quot;; [.F1073]=&quot;false reach&quot;; [.G1073]=&quot;false reach&quot;; [.H1073]=&quot;false reach&quot;; [.I1073]=&quot;false reach&quot;; [.J1073]=&quot;false reach&quot;); &quot;false&quot;; &quot;unknown&quot;))" office:value-type="string" office:string-value="unknown">
            <text:p>unknown</text:p>
          </table:table-cell>
          <table:table-cell table:style-name="ce3" table:formula="of:=IF(OR([.F1073]=&quot;true&quot;; [.G1073]=&quot;true&quot;); &quot;true&quot;; IF(OR([.F1073]=&quot;false reach&quot;; [.G1073]=&quot;false reach&quot;); &quot;false&quot;; &quot;unknown&quot;))" office:value-type="string" office:string-value="unknown">
            <text:p>unknown</text:p>
          </table:table-cell>
          <table:table-cell table:style-name="ce3" table:formula="of:=IF(OR([.H1073]=&quot;true&quot;; [.I1073]=&quot;true&quot;); &quot;true&quot;; IF(OR([.H1073]=&quot;false reach&quot;; [.I10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3.c.i </text:p>
          </table:table-cell>
          <table:table-cell table:formula="of:=IF(OR([.E1074]=&quot;true&quot;; [.F1074]=&quot;true&quot;; [.G1074]=&quot;true&quot;; [.H1074]=&quot;true&quot;; [.I1074]=&quot;true&quot;; [.J1074]=&quot;true&quot;); &quot;true&quot;; IF(OR([.E1074]=&quot;false reach&quot;; [.F1074]=&quot;false reach&quot;; [.G1074]=&quot;false reach&quot;; [.H1074]=&quot;false reach&quot;; [.I1074]=&quot;false reach&quot;; [.J1074]=&quot;false reach&quot;); &quot;false&quot;; &quot;unknown&quot;))" office:value-type="string" office:string-value="false">
            <text:p>false</text:p>
          </table:table-cell>
          <table:table-cell table:style-name="ce3" table:formula="of:=IF(OR([.F1074]=&quot;true&quot;; [.G1074]=&quot;true&quot;); &quot;true&quot;; IF(OR([.F1074]=&quot;false reach&quot;; [.G1074]=&quot;false reach&quot;); &quot;false&quot;; &quot;unknown&quot;))" office:value-type="string" office:string-value="unknown">
            <text:p>unknown</text:p>
          </table:table-cell>
          <table:table-cell table:style-name="ce3" table:formula="of:=IF(OR([.H1074]=&quot;true&quot;; [.I1074]=&quot;true&quot;); &quot;true&quot;; IF(OR([.H1074]=&quot;false reach&quot;; [.I107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4.c.i </text:p>
          </table:table-cell>
          <table:table-cell table:formula="of:=IF(OR([.E1075]=&quot;true&quot;; [.F1075]=&quot;true&quot;; [.G1075]=&quot;true&quot;; [.H1075]=&quot;true&quot;; [.I1075]=&quot;true&quot;; [.J1075]=&quot;true&quot;); &quot;true&quot;; IF(OR([.E1075]=&quot;false reach&quot;; [.F1075]=&quot;false reach&quot;; [.G1075]=&quot;false reach&quot;; [.H1075]=&quot;false reach&quot;; [.I1075]=&quot;false reach&quot;; [.J1075]=&quot;false reach&quot;); &quot;false&quot;; &quot;unknown&quot;))" office:value-type="string" office:string-value="unknown">
            <text:p>unknown</text:p>
          </table:table-cell>
          <table:table-cell table:style-name="ce3" table:formula="of:=IF(OR([.F1075]=&quot;true&quot;; [.G1075]=&quot;true&quot;); &quot;true&quot;; IF(OR([.F1075]=&quot;false reach&quot;; [.G1075]=&quot;false reach&quot;); &quot;false&quot;; &quot;unknown&quot;))" office:value-type="string" office:string-value="unknown">
            <text:p>unknown</text:p>
          </table:table-cell>
          <table:table-cell table:style-name="ce3" table:formula="of:=IF(OR([.H1075]=&quot;true&quot;; [.I1075]=&quot;true&quot;); &quot;true&quot;; IF(OR([.H1075]=&quot;false reach&quot;; [.I107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5.c.i </text:p>
          </table:table-cell>
          <table:table-cell table:formula="of:=IF(OR([.E1076]=&quot;true&quot;; [.F1076]=&quot;true&quot;; [.G1076]=&quot;true&quot;; [.H1076]=&quot;true&quot;; [.I1076]=&quot;true&quot;; [.J1076]=&quot;true&quot;); &quot;true&quot;; IF(OR([.E1076]=&quot;false reach&quot;; [.F1076]=&quot;false reach&quot;; [.G1076]=&quot;false reach&quot;; [.H1076]=&quot;false reach&quot;; [.I1076]=&quot;false reach&quot;; [.J1076]=&quot;false reach&quot;); &quot;false&quot;; &quot;unknown&quot;))" office:value-type="string" office:string-value="unknown">
            <text:p>unknown</text:p>
          </table:table-cell>
          <table:table-cell table:style-name="ce3" table:formula="of:=IF(OR([.F1076]=&quot;true&quot;; [.G1076]=&quot;true&quot;); &quot;true&quot;; IF(OR([.F1076]=&quot;false reach&quot;; [.G1076]=&quot;false reach&quot;); &quot;false&quot;; &quot;unknown&quot;))" office:value-type="string" office:string-value="unknown">
            <text:p>unknown</text:p>
          </table:table-cell>
          <table:table-cell table:style-name="ce3" table:formula="of:=IF(OR([.H1076]=&quot;true&quot;; [.I1076]=&quot;true&quot;); &quot;true&quot;; IF(OR([.H1076]=&quot;false reach&quot;; [.I10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6.c.i </text:p>
          </table:table-cell>
          <table:table-cell table:formula="of:=IF(OR([.E1077]=&quot;true&quot;; [.F1077]=&quot;true&quot;; [.G1077]=&quot;true&quot;; [.H1077]=&quot;true&quot;; [.I1077]=&quot;true&quot;; [.J1077]=&quot;true&quot;); &quot;true&quot;; IF(OR([.E1077]=&quot;false reach&quot;; [.F1077]=&quot;false reach&quot;; [.G1077]=&quot;false reach&quot;; [.H1077]=&quot;false reach&quot;; [.I1077]=&quot;false reach&quot;; [.J1077]=&quot;false reach&quot;); &quot;false&quot;; &quot;unknown&quot;))" office:value-type="string" office:string-value="unknown">
            <text:p>unknown</text:p>
          </table:table-cell>
          <table:table-cell table:style-name="ce3" table:formula="of:=IF(OR([.F1077]=&quot;true&quot;; [.G1077]=&quot;true&quot;); &quot;true&quot;; IF(OR([.F1077]=&quot;false reach&quot;; [.G1077]=&quot;false reach&quot;); &quot;false&quot;; &quot;unknown&quot;))" office:value-type="string" office:string-value="unknown">
            <text:p>unknown</text:p>
          </table:table-cell>
          <table:table-cell table:style-name="ce3" table:formula="of:=IF(OR([.H1077]=&quot;true&quot;; [.I1077]=&quot;true&quot;); &quot;true&quot;; IF(OR([.H1077]=&quot;false reach&quot;; [.I10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7.c.i </text:p>
          </table:table-cell>
          <table:table-cell table:formula="of:=IF(OR([.E1078]=&quot;true&quot;; [.F1078]=&quot;true&quot;; [.G1078]=&quot;true&quot;; [.H1078]=&quot;true&quot;; [.I1078]=&quot;true&quot;; [.J1078]=&quot;true&quot;); &quot;true&quot;; IF(OR([.E1078]=&quot;false reach&quot;; [.F1078]=&quot;false reach&quot;; [.G1078]=&quot;false reach&quot;; [.H1078]=&quot;false reach&quot;; [.I1078]=&quot;false reach&quot;; [.J1078]=&quot;false reach&quot;); &quot;false&quot;; &quot;unknown&quot;))" office:value-type="string" office:string-value="unknown">
            <text:p>unknown</text:p>
          </table:table-cell>
          <table:table-cell table:style-name="ce3" table:formula="of:=IF(OR([.F1078]=&quot;true&quot;; [.G1078]=&quot;true&quot;); &quot;true&quot;; IF(OR([.F1078]=&quot;false reach&quot;; [.G1078]=&quot;false reach&quot;); &quot;false&quot;; &quot;unknown&quot;))" office:value-type="string" office:string-value="unknown">
            <text:p>unknown</text:p>
          </table:table-cell>
          <table:table-cell table:style-name="ce3" table:formula="of:=IF(OR([.H1078]=&quot;true&quot;; [.I1078]=&quot;true&quot;); &quot;true&quot;; IF(OR([.H1078]=&quot;false reach&quot;; [.I107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8.c.i </text:p>
          </table:table-cell>
          <table:table-cell table:formula="of:=IF(OR([.E1079]=&quot;true&quot;; [.F1079]=&quot;true&quot;; [.G1079]=&quot;true&quot;; [.H1079]=&quot;true&quot;; [.I1079]=&quot;true&quot;; [.J1079]=&quot;true&quot;); &quot;true&quot;; IF(OR([.E1079]=&quot;false reach&quot;; [.F1079]=&quot;false reach&quot;; [.G1079]=&quot;false reach&quot;; [.H1079]=&quot;false reach&quot;; [.I1079]=&quot;false reach&quot;; [.J1079]=&quot;false reach&quot;); &quot;false&quot;; &quot;unknown&quot;))" office:value-type="string" office:string-value="unknown">
            <text:p>unknown</text:p>
          </table:table-cell>
          <table:table-cell table:style-name="ce3" table:formula="of:=IF(OR([.F1079]=&quot;true&quot;; [.G1079]=&quot;true&quot;); &quot;true&quot;; IF(OR([.F1079]=&quot;false reach&quot;; [.G1079]=&quot;false reach&quot;); &quot;false&quot;; &quot;unknown&quot;))" office:value-type="string" office:string-value="unknown">
            <text:p>unknown</text:p>
          </table:table-cell>
          <table:table-cell table:style-name="ce3" table:formula="of:=IF(OR([.H1079]=&quot;true&quot;; [.I1079]=&quot;true&quot;); &quot;true&quot;; IF(OR([.H1079]=&quot;false reach&quot;; [.I10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69.c.i </text:p>
          </table:table-cell>
          <table:table-cell table:formula="of:=IF(OR([.E1080]=&quot;true&quot;; [.F1080]=&quot;true&quot;; [.G1080]=&quot;true&quot;; [.H1080]=&quot;true&quot;; [.I1080]=&quot;true&quot;; [.J1080]=&quot;true&quot;); &quot;true&quot;; IF(OR([.E1080]=&quot;false reach&quot;; [.F1080]=&quot;false reach&quot;; [.G1080]=&quot;false reach&quot;; [.H1080]=&quot;false reach&quot;; [.I1080]=&quot;false reach&quot;; [.J1080]=&quot;false reach&quot;); &quot;false&quot;; &quot;unknown&quot;))" office:value-type="string" office:string-value="false">
            <text:p>false</text:p>
          </table:table-cell>
          <table:table-cell table:style-name="ce3" table:formula="of:=IF(OR([.F1080]=&quot;true&quot;; [.G1080]=&quot;true&quot;); &quot;true&quot;; IF(OR([.F1080]=&quot;false reach&quot;; [.G1080]=&quot;false reach&quot;); &quot;false&quot;; &quot;unknown&quot;))" office:value-type="string" office:string-value="unknown">
            <text:p>unknown</text:p>
          </table:table-cell>
          <table:table-cell table:style-name="ce3" table:formula="of:=IF(OR([.H1080]=&quot;true&quot;; [.I1080]=&quot;true&quot;); &quot;true&quot;; IF(OR([.H1080]=&quot;false reach&quot;; [.I108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0.c.i </text:p>
          </table:table-cell>
          <table:table-cell table:formula="of:=IF(OR([.E1081]=&quot;true&quot;; [.F1081]=&quot;true&quot;; [.G1081]=&quot;true&quot;; [.H1081]=&quot;true&quot;; [.I1081]=&quot;true&quot;; [.J1081]=&quot;true&quot;); &quot;true&quot;; IF(OR([.E1081]=&quot;false reach&quot;; [.F1081]=&quot;false reach&quot;; [.G1081]=&quot;false reach&quot;; [.H1081]=&quot;false reach&quot;; [.I1081]=&quot;false reach&quot;; [.J1081]=&quot;false reach&quot;); &quot;false&quot;; &quot;unknown&quot;))" office:value-type="string" office:string-value="unknown">
            <text:p>unknown</text:p>
          </table:table-cell>
          <table:table-cell table:style-name="ce3" table:formula="of:=IF(OR([.F1081]=&quot;true&quot;; [.G1081]=&quot;true&quot;); &quot;true&quot;; IF(OR([.F1081]=&quot;false reach&quot;; [.G1081]=&quot;false reach&quot;); &quot;false&quot;; &quot;unknown&quot;))" office:value-type="string" office:string-value="unknown">
            <text:p>unknown</text:p>
          </table:table-cell>
          <table:table-cell table:style-name="ce3" table:formula="of:=IF(OR([.H1081]=&quot;true&quot;; [.I1081]=&quot;true&quot;); &quot;true&quot;; IF(OR([.H1081]=&quot;false reach&quot;; [.I108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1.c.i </text:p>
          </table:table-cell>
          <table:table-cell table:formula="of:=IF(OR([.E1082]=&quot;true&quot;; [.F1082]=&quot;true&quot;; [.G1082]=&quot;true&quot;; [.H1082]=&quot;true&quot;; [.I1082]=&quot;true&quot;; [.J1082]=&quot;true&quot;); &quot;true&quot;; IF(OR([.E1082]=&quot;false reach&quot;; [.F1082]=&quot;false reach&quot;; [.G1082]=&quot;false reach&quot;; [.H1082]=&quot;false reach&quot;; [.I1082]=&quot;false reach&quot;; [.J1082]=&quot;false reach&quot;); &quot;false&quot;; &quot;unknown&quot;))" office:value-type="string" office:string-value="false">
            <text:p>false</text:p>
          </table:table-cell>
          <table:table-cell table:style-name="ce3" table:formula="of:=IF(OR([.F1082]=&quot;true&quot;; [.G1082]=&quot;true&quot;); &quot;true&quot;; IF(OR([.F1082]=&quot;false reach&quot;; [.G1082]=&quot;false reach&quot;); &quot;false&quot;; &quot;unknown&quot;))" office:value-type="string" office:string-value="unknown">
            <text:p>unknown</text:p>
          </table:table-cell>
          <table:table-cell table:style-name="ce3" table:formula="of:=IF(OR([.H1082]=&quot;true&quot;; [.I1082]=&quot;true&quot;); &quot;true&quot;; IF(OR([.H1082]=&quot;false reach&quot;; [.I108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2.c.i </text:p>
          </table:table-cell>
          <table:table-cell table:formula="of:=IF(OR([.E1083]=&quot;true&quot;; [.F1083]=&quot;true&quot;; [.G1083]=&quot;true&quot;; [.H1083]=&quot;true&quot;; [.I1083]=&quot;true&quot;; [.J1083]=&quot;true&quot;); &quot;true&quot;; IF(OR([.E1083]=&quot;false reach&quot;; [.F1083]=&quot;false reach&quot;; [.G1083]=&quot;false reach&quot;; [.H1083]=&quot;false reach&quot;; [.I1083]=&quot;false reach&quot;; [.J1083]=&quot;false reach&quot;); &quot;false&quot;; &quot;unknown&quot;))" office:value-type="string" office:string-value="unknown">
            <text:p>unknown</text:p>
          </table:table-cell>
          <table:table-cell table:style-name="ce3" table:formula="of:=IF(OR([.F1083]=&quot;true&quot;; [.G1083]=&quot;true&quot;); &quot;true&quot;; IF(OR([.F1083]=&quot;false reach&quot;; [.G1083]=&quot;false reach&quot;); &quot;false&quot;; &quot;unknown&quot;))" office:value-type="string" office:string-value="unknown">
            <text:p>unknown</text:p>
          </table:table-cell>
          <table:table-cell table:style-name="ce3" table:formula="of:=IF(OR([.H1083]=&quot;true&quot;; [.I1083]=&quot;true&quot;); &quot;true&quot;; IF(OR([.H1083]=&quot;false reach&quot;; [.I10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3.c.i </text:p>
          </table:table-cell>
          <table:table-cell table:formula="of:=IF(OR([.E1084]=&quot;true&quot;; [.F1084]=&quot;true&quot;; [.G1084]=&quot;true&quot;; [.H1084]=&quot;true&quot;; [.I1084]=&quot;true&quot;; [.J1084]=&quot;true&quot;); &quot;true&quot;; IF(OR([.E1084]=&quot;false reach&quot;; [.F1084]=&quot;false reach&quot;; [.G1084]=&quot;false reach&quot;; [.H1084]=&quot;false reach&quot;; [.I1084]=&quot;false reach&quot;; [.J1084]=&quot;false reach&quot;); &quot;false&quot;; &quot;unknown&quot;))" office:value-type="string" office:string-value="unknown">
            <text:p>unknown</text:p>
          </table:table-cell>
          <table:table-cell table:style-name="ce3" table:formula="of:=IF(OR([.F1084]=&quot;true&quot;; [.G1084]=&quot;true&quot;); &quot;true&quot;; IF(OR([.F1084]=&quot;false reach&quot;; [.G1084]=&quot;false reach&quot;); &quot;false&quot;; &quot;unknown&quot;))" office:value-type="string" office:string-value="unknown">
            <text:p>unknown</text:p>
          </table:table-cell>
          <table:table-cell table:style-name="ce3" table:formula="of:=IF(OR([.H1084]=&quot;true&quot;; [.I1084]=&quot;true&quot;); &quot;true&quot;; IF(OR([.H1084]=&quot;false reach&quot;; [.I10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4.c.i </text:p>
          </table:table-cell>
          <table:table-cell table:formula="of:=IF(OR([.E1085]=&quot;true&quot;; [.F1085]=&quot;true&quot;; [.G1085]=&quot;true&quot;; [.H1085]=&quot;true&quot;; [.I1085]=&quot;true&quot;; [.J1085]=&quot;true&quot;); &quot;true&quot;; IF(OR([.E1085]=&quot;false reach&quot;; [.F1085]=&quot;false reach&quot;; [.G1085]=&quot;false reach&quot;; [.H1085]=&quot;false reach&quot;; [.I1085]=&quot;false reach&quot;; [.J1085]=&quot;false reach&quot;); &quot;false&quot;; &quot;unknown&quot;))" office:value-type="string" office:string-value="unknown">
            <text:p>unknown</text:p>
          </table:table-cell>
          <table:table-cell table:style-name="ce3" table:formula="of:=IF(OR([.F1085]=&quot;true&quot;; [.G1085]=&quot;true&quot;); &quot;true&quot;; IF(OR([.F1085]=&quot;false reach&quot;; [.G1085]=&quot;false reach&quot;); &quot;false&quot;; &quot;unknown&quot;))" office:value-type="string" office:string-value="unknown">
            <text:p>unknown</text:p>
          </table:table-cell>
          <table:table-cell table:style-name="ce3" table:formula="of:=IF(OR([.H1085]=&quot;true&quot;; [.I1085]=&quot;true&quot;); &quot;true&quot;; IF(OR([.H1085]=&quot;false reach&quot;; [.I108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5.c.i </text:p>
          </table:table-cell>
          <table:table-cell table:formula="of:=IF(OR([.E1086]=&quot;true&quot;; [.F1086]=&quot;true&quot;; [.G1086]=&quot;true&quot;; [.H1086]=&quot;true&quot;; [.I1086]=&quot;true&quot;; [.J1086]=&quot;true&quot;); &quot;true&quot;; IF(OR([.E1086]=&quot;false reach&quot;; [.F1086]=&quot;false reach&quot;; [.G1086]=&quot;false reach&quot;; [.H1086]=&quot;false reach&quot;; [.I1086]=&quot;false reach&quot;; [.J1086]=&quot;false reach&quot;); &quot;false&quot;; &quot;unknown&quot;))" office:value-type="string" office:string-value="unknown">
            <text:p>unknown</text:p>
          </table:table-cell>
          <table:table-cell table:style-name="ce3" table:formula="of:=IF(OR([.F1086]=&quot;true&quot;; [.G1086]=&quot;true&quot;); &quot;true&quot;; IF(OR([.F1086]=&quot;false reach&quot;; [.G1086]=&quot;false reach&quot;); &quot;false&quot;; &quot;unknown&quot;))" office:value-type="string" office:string-value="unknown">
            <text:p>unknown</text:p>
          </table:table-cell>
          <table:table-cell table:style-name="ce3" table:formula="of:=IF(OR([.H1086]=&quot;true&quot;; [.I1086]=&quot;true&quot;); &quot;true&quot;; IF(OR([.H1086]=&quot;false reach&quot;; [.I10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6.c.i </text:p>
          </table:table-cell>
          <table:table-cell table:formula="of:=IF(OR([.E1087]=&quot;true&quot;; [.F1087]=&quot;true&quot;; [.G1087]=&quot;true&quot;; [.H1087]=&quot;true&quot;; [.I1087]=&quot;true&quot;; [.J1087]=&quot;true&quot;); &quot;true&quot;; IF(OR([.E1087]=&quot;false reach&quot;; [.F1087]=&quot;false reach&quot;; [.G1087]=&quot;false reach&quot;; [.H1087]=&quot;false reach&quot;; [.I1087]=&quot;false reach&quot;; [.J1087]=&quot;false reach&quot;); &quot;false&quot;; &quot;unknown&quot;))" office:value-type="string" office:string-value="unknown">
            <text:p>unknown</text:p>
          </table:table-cell>
          <table:table-cell table:style-name="ce3" table:formula="of:=IF(OR([.F1087]=&quot;true&quot;; [.G1087]=&quot;true&quot;); &quot;true&quot;; IF(OR([.F1087]=&quot;false reach&quot;; [.G1087]=&quot;false reach&quot;); &quot;false&quot;; &quot;unknown&quot;))" office:value-type="string" office:string-value="unknown">
            <text:p>unknown</text:p>
          </table:table-cell>
          <table:table-cell table:style-name="ce3" table:formula="of:=IF(OR([.H1087]=&quot;true&quot;; [.I1087]=&quot;true&quot;); &quot;true&quot;; IF(OR([.H1087]=&quot;false reach&quot;; [.I108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7.c.i </text:p>
          </table:table-cell>
          <table:table-cell table:formula="of:=IF(OR([.E1088]=&quot;true&quot;; [.F1088]=&quot;true&quot;; [.G1088]=&quot;true&quot;; [.H1088]=&quot;true&quot;; [.I1088]=&quot;true&quot;; [.J1088]=&quot;true&quot;); &quot;true&quot;; IF(OR([.E1088]=&quot;false reach&quot;; [.F1088]=&quot;false reach&quot;; [.G1088]=&quot;false reach&quot;; [.H1088]=&quot;false reach&quot;; [.I1088]=&quot;false reach&quot;; [.J1088]=&quot;false reach&quot;); &quot;false&quot;; &quot;unknown&quot;))" office:value-type="string" office:string-value="false">
            <text:p>false</text:p>
          </table:table-cell>
          <table:table-cell table:style-name="ce3" table:formula="of:=IF(OR([.F1088]=&quot;true&quot;; [.G1088]=&quot;true&quot;); &quot;true&quot;; IF(OR([.F1088]=&quot;false reach&quot;; [.G1088]=&quot;false reach&quot;); &quot;false&quot;; &quot;unknown&quot;))" office:value-type="string" office:string-value="unknown">
            <text:p>unknown</text:p>
          </table:table-cell>
          <table:table-cell table:style-name="ce3" table:formula="of:=IF(OR([.H1088]=&quot;true&quot;; [.I1088]=&quot;true&quot;); &quot;true&quot;; IF(OR([.H1088]=&quot;false reach&quot;; [.I108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8.c.i </text:p>
          </table:table-cell>
          <table:table-cell table:formula="of:=IF(OR([.E1089]=&quot;true&quot;; [.F1089]=&quot;true&quot;; [.G1089]=&quot;true&quot;; [.H1089]=&quot;true&quot;; [.I1089]=&quot;true&quot;; [.J1089]=&quot;true&quot;); &quot;true&quot;; IF(OR([.E1089]=&quot;false reach&quot;; [.F1089]=&quot;false reach&quot;; [.G1089]=&quot;false reach&quot;; [.H1089]=&quot;false reach&quot;; [.I1089]=&quot;false reach&quot;; [.J1089]=&quot;false reach&quot;); &quot;false&quot;; &quot;unknown&quot;))" office:value-type="string" office:string-value="false">
            <text:p>false</text:p>
          </table:table-cell>
          <table:table-cell table:style-name="ce3" table:formula="of:=IF(OR([.F1089]=&quot;true&quot;; [.G1089]=&quot;true&quot;); &quot;true&quot;; IF(OR([.F1089]=&quot;false reach&quot;; [.G1089]=&quot;false reach&quot;); &quot;false&quot;; &quot;unknown&quot;))" office:value-type="string" office:string-value="unknown">
            <text:p>unknown</text:p>
          </table:table-cell>
          <table:table-cell table:style-name="ce3" table:formula="of:=IF(OR([.H1089]=&quot;true&quot;; [.I1089]=&quot;true&quot;); &quot;true&quot;; IF(OR([.H1089]=&quot;false reach&quot;; [.I108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79.c.i </text:p>
          </table:table-cell>
          <table:table-cell table:formula="of:=IF(OR([.E1090]=&quot;true&quot;; [.F1090]=&quot;true&quot;; [.G1090]=&quot;true&quot;; [.H1090]=&quot;true&quot;; [.I1090]=&quot;true&quot;; [.J1090]=&quot;true&quot;); &quot;true&quot;; IF(OR([.E1090]=&quot;false reach&quot;; [.F1090]=&quot;false reach&quot;; [.G1090]=&quot;false reach&quot;; [.H1090]=&quot;false reach&quot;; [.I1090]=&quot;false reach&quot;; [.J1090]=&quot;false reach&quot;); &quot;false&quot;; &quot;unknown&quot;))" office:value-type="string" office:string-value="false">
            <text:p>false</text:p>
          </table:table-cell>
          <table:table-cell table:style-name="ce3" table:formula="of:=IF(OR([.F1090]=&quot;true&quot;; [.G1090]=&quot;true&quot;); &quot;true&quot;; IF(OR([.F1090]=&quot;false reach&quot;; [.G1090]=&quot;false reach&quot;); &quot;false&quot;; &quot;unknown&quot;))" office:value-type="string" office:string-value="unknown">
            <text:p>unknown</text:p>
          </table:table-cell>
          <table:table-cell table:style-name="ce3" table:formula="of:=IF(OR([.H1090]=&quot;true&quot;; [.I1090]=&quot;true&quot;); &quot;true&quot;; IF(OR([.H1090]=&quot;false reach&quot;; [.I109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0.c.i </text:p>
          </table:table-cell>
          <table:table-cell table:formula="of:=IF(OR([.E1091]=&quot;true&quot;; [.F1091]=&quot;true&quot;; [.G1091]=&quot;true&quot;; [.H1091]=&quot;true&quot;; [.I1091]=&quot;true&quot;; [.J1091]=&quot;true&quot;); &quot;true&quot;; IF(OR([.E1091]=&quot;false reach&quot;; [.F1091]=&quot;false reach&quot;; [.G1091]=&quot;false reach&quot;; [.H1091]=&quot;false reach&quot;; [.I1091]=&quot;false reach&quot;; [.J1091]=&quot;false reach&quot;); &quot;false&quot;; &quot;unknown&quot;))" office:value-type="string" office:string-value="unknown">
            <text:p>unknown</text:p>
          </table:table-cell>
          <table:table-cell table:style-name="ce3" table:formula="of:=IF(OR([.F1091]=&quot;true&quot;; [.G1091]=&quot;true&quot;); &quot;true&quot;; IF(OR([.F1091]=&quot;false reach&quot;; [.G1091]=&quot;false reach&quot;); &quot;false&quot;; &quot;unknown&quot;))" office:value-type="string" office:string-value="unknown">
            <text:p>unknown</text:p>
          </table:table-cell>
          <table:table-cell table:style-name="ce3" table:formula="of:=IF(OR([.H1091]=&quot;true&quot;; [.I1091]=&quot;true&quot;); &quot;true&quot;; IF(OR([.H1091]=&quot;false reach&quot;; [.I109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1.c.i </text:p>
          </table:table-cell>
          <table:table-cell table:formula="of:=IF(OR([.E1092]=&quot;true&quot;; [.F1092]=&quot;true&quot;; [.G1092]=&quot;true&quot;; [.H1092]=&quot;true&quot;; [.I1092]=&quot;true&quot;; [.J1092]=&quot;true&quot;); &quot;true&quot;; IF(OR([.E1092]=&quot;false reach&quot;; [.F1092]=&quot;false reach&quot;; [.G1092]=&quot;false reach&quot;; [.H1092]=&quot;false reach&quot;; [.I1092]=&quot;false reach&quot;; [.J1092]=&quot;false reach&quot;); &quot;false&quot;; &quot;unknown&quot;))" office:value-type="string" office:string-value="false">
            <text:p>false</text:p>
          </table:table-cell>
          <table:table-cell table:style-name="ce3" table:formula="of:=IF(OR([.F1092]=&quot;true&quot;; [.G1092]=&quot;true&quot;); &quot;true&quot;; IF(OR([.F1092]=&quot;false reach&quot;; [.G1092]=&quot;false reach&quot;); &quot;false&quot;; &quot;unknown&quot;))" office:value-type="string" office:string-value="unknown">
            <text:p>unknown</text:p>
          </table:table-cell>
          <table:table-cell table:style-name="ce3" table:formula="of:=IF(OR([.H1092]=&quot;true&quot;; [.I1092]=&quot;true&quot;); &quot;true&quot;; IF(OR([.H1092]=&quot;false reach&quot;; [.I109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2.c.i </text:p>
          </table:table-cell>
          <table:table-cell table:formula="of:=IF(OR([.E1093]=&quot;true&quot;; [.F1093]=&quot;true&quot;; [.G1093]=&quot;true&quot;; [.H1093]=&quot;true&quot;; [.I1093]=&quot;true&quot;; [.J1093]=&quot;true&quot;); &quot;true&quot;; IF(OR([.E1093]=&quot;false reach&quot;; [.F1093]=&quot;false reach&quot;; [.G1093]=&quot;false reach&quot;; [.H1093]=&quot;false reach&quot;; [.I1093]=&quot;false reach&quot;; [.J1093]=&quot;false reach&quot;); &quot;false&quot;; &quot;unknown&quot;))" office:value-type="string" office:string-value="unknown">
            <text:p>unknown</text:p>
          </table:table-cell>
          <table:table-cell table:style-name="ce3" table:formula="of:=IF(OR([.F1093]=&quot;true&quot;; [.G1093]=&quot;true&quot;); &quot;true&quot;; IF(OR([.F1093]=&quot;false reach&quot;; [.G1093]=&quot;false reach&quot;); &quot;false&quot;; &quot;unknown&quot;))" office:value-type="string" office:string-value="unknown">
            <text:p>unknown</text:p>
          </table:table-cell>
          <table:table-cell table:style-name="ce3" table:formula="of:=IF(OR([.H1093]=&quot;true&quot;; [.I1093]=&quot;true&quot;); &quot;true&quot;; IF(OR([.H1093]=&quot;false reach&quot;; [.I10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3.c.i </text:p>
          </table:table-cell>
          <table:table-cell table:formula="of:=IF(OR([.E1094]=&quot;true&quot;; [.F1094]=&quot;true&quot;; [.G1094]=&quot;true&quot;; [.H1094]=&quot;true&quot;; [.I1094]=&quot;true&quot;; [.J1094]=&quot;true&quot;); &quot;true&quot;; IF(OR([.E1094]=&quot;false reach&quot;; [.F1094]=&quot;false reach&quot;; [.G1094]=&quot;false reach&quot;; [.H1094]=&quot;false reach&quot;; [.I1094]=&quot;false reach&quot;; [.J1094]=&quot;false reach&quot;); &quot;false&quot;; &quot;unknown&quot;))" office:value-type="string" office:string-value="unknown">
            <text:p>unknown</text:p>
          </table:table-cell>
          <table:table-cell table:style-name="ce3" table:formula="of:=IF(OR([.F1094]=&quot;true&quot;; [.G1094]=&quot;true&quot;); &quot;true&quot;; IF(OR([.F1094]=&quot;false reach&quot;; [.G1094]=&quot;false reach&quot;); &quot;false&quot;; &quot;unknown&quot;))" office:value-type="string" office:string-value="unknown">
            <text:p>unknown</text:p>
          </table:table-cell>
          <table:table-cell table:style-name="ce3" table:formula="of:=IF(OR([.H1094]=&quot;true&quot;; [.I1094]=&quot;true&quot;); &quot;true&quot;; IF(OR([.H1094]=&quot;false reach&quot;; [.I10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4.c.i </text:p>
          </table:table-cell>
          <table:table-cell table:formula="of:=IF(OR([.E1095]=&quot;true&quot;; [.F1095]=&quot;true&quot;; [.G1095]=&quot;true&quot;; [.H1095]=&quot;true&quot;; [.I1095]=&quot;true&quot;; [.J1095]=&quot;true&quot;); &quot;true&quot;; IF(OR([.E1095]=&quot;false reach&quot;; [.F1095]=&quot;false reach&quot;; [.G1095]=&quot;false reach&quot;; [.H1095]=&quot;false reach&quot;; [.I1095]=&quot;false reach&quot;; [.J1095]=&quot;false reach&quot;); &quot;false&quot;; &quot;unknown&quot;))" office:value-type="string" office:string-value="unknown">
            <text:p>unknown</text:p>
          </table:table-cell>
          <table:table-cell table:style-name="ce3" table:formula="of:=IF(OR([.F1095]=&quot;true&quot;; [.G1095]=&quot;true&quot;); &quot;true&quot;; IF(OR([.F1095]=&quot;false reach&quot;; [.G1095]=&quot;false reach&quot;); &quot;false&quot;; &quot;unknown&quot;))" office:value-type="string" office:string-value="unknown">
            <text:p>unknown</text:p>
          </table:table-cell>
          <table:table-cell table:style-name="ce3" table:formula="of:=IF(OR([.H1095]=&quot;true&quot;; [.I1095]=&quot;true&quot;); &quot;true&quot;; IF(OR([.H1095]=&quot;false reach&quot;; [.I10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5.c.i </text:p>
          </table:table-cell>
          <table:table-cell table:formula="of:=IF(OR([.E1096]=&quot;true&quot;; [.F1096]=&quot;true&quot;; [.G1096]=&quot;true&quot;; [.H1096]=&quot;true&quot;; [.I1096]=&quot;true&quot;; [.J1096]=&quot;true&quot;); &quot;true&quot;; IF(OR([.E1096]=&quot;false reach&quot;; [.F1096]=&quot;false reach&quot;; [.G1096]=&quot;false reach&quot;; [.H1096]=&quot;false reach&quot;; [.I1096]=&quot;false reach&quot;; [.J1096]=&quot;false reach&quot;); &quot;false&quot;; &quot;unknown&quot;))" office:value-type="string" office:string-value="false">
            <text:p>false</text:p>
          </table:table-cell>
          <table:table-cell table:style-name="ce3" table:formula="of:=IF(OR([.F1096]=&quot;true&quot;; [.G1096]=&quot;true&quot;); &quot;true&quot;; IF(OR([.F1096]=&quot;false reach&quot;; [.G1096]=&quot;false reach&quot;); &quot;false&quot;; &quot;unknown&quot;))" office:value-type="string" office:string-value="unknown">
            <text:p>unknown</text:p>
          </table:table-cell>
          <table:table-cell table:style-name="ce3" table:formula="of:=IF(OR([.H1096]=&quot;true&quot;; [.I1096]=&quot;true&quot;); &quot;true&quot;; IF(OR([.H1096]=&quot;false reach&quot;; [.I109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6.c.i </text:p>
          </table:table-cell>
          <table:table-cell table:formula="of:=IF(OR([.E1097]=&quot;true&quot;; [.F1097]=&quot;true&quot;; [.G1097]=&quot;true&quot;; [.H1097]=&quot;true&quot;; [.I1097]=&quot;true&quot;; [.J1097]=&quot;true&quot;); &quot;true&quot;; IF(OR([.E1097]=&quot;false reach&quot;; [.F1097]=&quot;false reach&quot;; [.G1097]=&quot;false reach&quot;; [.H1097]=&quot;false reach&quot;; [.I1097]=&quot;false reach&quot;; [.J1097]=&quot;false reach&quot;); &quot;false&quot;; &quot;unknown&quot;))" office:value-type="string" office:string-value="false">
            <text:p>false</text:p>
          </table:table-cell>
          <table:table-cell table:style-name="ce3" table:formula="of:=IF(OR([.F1097]=&quot;true&quot;; [.G1097]=&quot;true&quot;); &quot;true&quot;; IF(OR([.F1097]=&quot;false reach&quot;; [.G1097]=&quot;false reach&quot;); &quot;false&quot;; &quot;unknown&quot;))" office:value-type="string" office:string-value="unknown">
            <text:p>unknown</text:p>
          </table:table-cell>
          <table:table-cell table:style-name="ce3" table:formula="of:=IF(OR([.H1097]=&quot;true&quot;; [.I1097]=&quot;true&quot;); &quot;true&quot;; IF(OR([.H1097]=&quot;false reach&quot;; [.I109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7.c.i </text:p>
          </table:table-cell>
          <table:table-cell table:formula="of:=IF(OR([.E1098]=&quot;true&quot;; [.F1098]=&quot;true&quot;; [.G1098]=&quot;true&quot;; [.H1098]=&quot;true&quot;; [.I1098]=&quot;true&quot;; [.J1098]=&quot;true&quot;); &quot;true&quot;; IF(OR([.E1098]=&quot;false reach&quot;; [.F1098]=&quot;false reach&quot;; [.G1098]=&quot;false reach&quot;; [.H1098]=&quot;false reach&quot;; [.I1098]=&quot;false reach&quot;; [.J1098]=&quot;false reach&quot;); &quot;false&quot;; &quot;unknown&quot;))" office:value-type="string" office:string-value="unknown">
            <text:p>unknown</text:p>
          </table:table-cell>
          <table:table-cell table:style-name="ce3" table:formula="of:=IF(OR([.F1098]=&quot;true&quot;; [.G1098]=&quot;true&quot;); &quot;true&quot;; IF(OR([.F1098]=&quot;false reach&quot;; [.G1098]=&quot;false reach&quot;); &quot;false&quot;; &quot;unknown&quot;))" office:value-type="string" office:string-value="unknown">
            <text:p>unknown</text:p>
          </table:table-cell>
          <table:table-cell table:style-name="ce3" table:formula="of:=IF(OR([.H1098]=&quot;true&quot;; [.I1098]=&quot;true&quot;); &quot;true&quot;; IF(OR([.H1098]=&quot;false reach&quot;; [.I109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8.c.i </text:p>
          </table:table-cell>
          <table:table-cell table:formula="of:=IF(OR([.E1099]=&quot;true&quot;; [.F1099]=&quot;true&quot;; [.G1099]=&quot;true&quot;; [.H1099]=&quot;true&quot;; [.I1099]=&quot;true&quot;; [.J1099]=&quot;true&quot;); &quot;true&quot;; IF(OR([.E1099]=&quot;false reach&quot;; [.F1099]=&quot;false reach&quot;; [.G1099]=&quot;false reach&quot;; [.H1099]=&quot;false reach&quot;; [.I1099]=&quot;false reach&quot;; [.J1099]=&quot;false reach&quot;); &quot;false&quot;; &quot;unknown&quot;))" office:value-type="string" office:string-value="unknown">
            <text:p>unknown</text:p>
          </table:table-cell>
          <table:table-cell table:style-name="ce3" table:formula="of:=IF(OR([.F1099]=&quot;true&quot;; [.G1099]=&quot;true&quot;); &quot;true&quot;; IF(OR([.F1099]=&quot;false reach&quot;; [.G1099]=&quot;false reach&quot;); &quot;false&quot;; &quot;unknown&quot;))" office:value-type="string" office:string-value="unknown">
            <text:p>unknown</text:p>
          </table:table-cell>
          <table:table-cell table:style-name="ce3" table:formula="of:=IF(OR([.H1099]=&quot;true&quot;; [.I1099]=&quot;true&quot;); &quot;true&quot;; IF(OR([.H1099]=&quot;false reach&quot;; [.I109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89.c.i </text:p>
          </table:table-cell>
          <table:table-cell table:formula="of:=IF(OR([.E1100]=&quot;true&quot;; [.F1100]=&quot;true&quot;; [.G1100]=&quot;true&quot;; [.H1100]=&quot;true&quot;; [.I1100]=&quot;true&quot;; [.J1100]=&quot;true&quot;); &quot;true&quot;; IF(OR([.E1100]=&quot;false reach&quot;; [.F1100]=&quot;false reach&quot;; [.G1100]=&quot;false reach&quot;; [.H1100]=&quot;false reach&quot;; [.I1100]=&quot;false reach&quot;; [.J1100]=&quot;false reach&quot;); &quot;false&quot;; &quot;unknown&quot;))" office:value-type="string" office:string-value="unknown">
            <text:p>unknown</text:p>
          </table:table-cell>
          <table:table-cell table:style-name="ce3" table:formula="of:=IF(OR([.F1100]=&quot;true&quot;; [.G1100]=&quot;true&quot;); &quot;true&quot;; IF(OR([.F1100]=&quot;false reach&quot;; [.G1100]=&quot;false reach&quot;); &quot;false&quot;; &quot;unknown&quot;))" office:value-type="string" office:string-value="unknown">
            <text:p>unknown</text:p>
          </table:table-cell>
          <table:table-cell table:style-name="ce3" table:formula="of:=IF(OR([.H1100]=&quot;true&quot;; [.I1100]=&quot;true&quot;); &quot;true&quot;; IF(OR([.H1100]=&quot;false reach&quot;; [.I11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0.c.i </text:p>
          </table:table-cell>
          <table:table-cell table:formula="of:=IF(OR([.E1101]=&quot;true&quot;; [.F1101]=&quot;true&quot;; [.G1101]=&quot;true&quot;; [.H1101]=&quot;true&quot;; [.I1101]=&quot;true&quot;; [.J1101]=&quot;true&quot;); &quot;true&quot;; IF(OR([.E1101]=&quot;false reach&quot;; [.F1101]=&quot;false reach&quot;; [.G1101]=&quot;false reach&quot;; [.H1101]=&quot;false reach&quot;; [.I1101]=&quot;false reach&quot;; [.J1101]=&quot;false reach&quot;); &quot;false&quot;; &quot;unknown&quot;))" office:value-type="string" office:string-value="unknown">
            <text:p>unknown</text:p>
          </table:table-cell>
          <table:table-cell table:style-name="ce3" table:formula="of:=IF(OR([.F1101]=&quot;true&quot;; [.G1101]=&quot;true&quot;); &quot;true&quot;; IF(OR([.F1101]=&quot;false reach&quot;; [.G1101]=&quot;false reach&quot;); &quot;false&quot;; &quot;unknown&quot;))" office:value-type="string" office:string-value="unknown">
            <text:p>unknown</text:p>
          </table:table-cell>
          <table:table-cell table:style-name="ce3" table:formula="of:=IF(OR([.H1101]=&quot;true&quot;; [.I1101]=&quot;true&quot;); &quot;true&quot;; IF(OR([.H1101]=&quot;false reach&quot;; [.I11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1.c.i </text:p>
          </table:table-cell>
          <table:table-cell table:formula="of:=IF(OR([.E1102]=&quot;true&quot;; [.F1102]=&quot;true&quot;; [.G1102]=&quot;true&quot;; [.H1102]=&quot;true&quot;; [.I1102]=&quot;true&quot;; [.J1102]=&quot;true&quot;); &quot;true&quot;; IF(OR([.E1102]=&quot;false reach&quot;; [.F1102]=&quot;false reach&quot;; [.G1102]=&quot;false reach&quot;; [.H1102]=&quot;false reach&quot;; [.I1102]=&quot;false reach&quot;; [.J1102]=&quot;false reach&quot;); &quot;false&quot;; &quot;unknown&quot;))" office:value-type="string" office:string-value="unknown">
            <text:p>unknown</text:p>
          </table:table-cell>
          <table:table-cell table:style-name="ce3" table:formula="of:=IF(OR([.F1102]=&quot;true&quot;; [.G1102]=&quot;true&quot;); &quot;true&quot;; IF(OR([.F1102]=&quot;false reach&quot;; [.G1102]=&quot;false reach&quot;); &quot;false&quot;; &quot;unknown&quot;))" office:value-type="string" office:string-value="unknown">
            <text:p>unknown</text:p>
          </table:table-cell>
          <table:table-cell table:style-name="ce3" table:formula="of:=IF(OR([.H1102]=&quot;true&quot;; [.I1102]=&quot;true&quot;); &quot;true&quot;; IF(OR([.H1102]=&quot;false reach&quot;; [.I11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2.c.i </text:p>
          </table:table-cell>
          <table:table-cell table:formula="of:=IF(OR([.E1103]=&quot;true&quot;; [.F1103]=&quot;true&quot;; [.G1103]=&quot;true&quot;; [.H1103]=&quot;true&quot;; [.I1103]=&quot;true&quot;; [.J1103]=&quot;true&quot;); &quot;true&quot;; IF(OR([.E1103]=&quot;false reach&quot;; [.F1103]=&quot;false reach&quot;; [.G1103]=&quot;false reach&quot;; [.H1103]=&quot;false reach&quot;; [.I1103]=&quot;false reach&quot;; [.J1103]=&quot;false reach&quot;); &quot;false&quot;; &quot;unknown&quot;))" office:value-type="string" office:string-value="unknown">
            <text:p>unknown</text:p>
          </table:table-cell>
          <table:table-cell table:style-name="ce3" table:formula="of:=IF(OR([.F1103]=&quot;true&quot;; [.G1103]=&quot;true&quot;); &quot;true&quot;; IF(OR([.F1103]=&quot;false reach&quot;; [.G1103]=&quot;false reach&quot;); &quot;false&quot;; &quot;unknown&quot;))" office:value-type="string" office:string-value="unknown">
            <text:p>unknown</text:p>
          </table:table-cell>
          <table:table-cell table:style-name="ce3" table:formula="of:=IF(OR([.H1103]=&quot;true&quot;; [.I1103]=&quot;true&quot;); &quot;true&quot;; IF(OR([.H1103]=&quot;false reach&quot;; [.I11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3.c.i </text:p>
          </table:table-cell>
          <table:table-cell table:formula="of:=IF(OR([.E1104]=&quot;true&quot;; [.F1104]=&quot;true&quot;; [.G1104]=&quot;true&quot;; [.H1104]=&quot;true&quot;; [.I1104]=&quot;true&quot;; [.J1104]=&quot;true&quot;); &quot;true&quot;; IF(OR([.E1104]=&quot;false reach&quot;; [.F1104]=&quot;false reach&quot;; [.G1104]=&quot;false reach&quot;; [.H1104]=&quot;false reach&quot;; [.I1104]=&quot;false reach&quot;; [.J1104]=&quot;false reach&quot;); &quot;false&quot;; &quot;unknown&quot;))" office:value-type="string" office:string-value="unknown">
            <text:p>unknown</text:p>
          </table:table-cell>
          <table:table-cell table:style-name="ce3" table:formula="of:=IF(OR([.F1104]=&quot;true&quot;; [.G1104]=&quot;true&quot;); &quot;true&quot;; IF(OR([.F1104]=&quot;false reach&quot;; [.G1104]=&quot;false reach&quot;); &quot;false&quot;; &quot;unknown&quot;))" office:value-type="string" office:string-value="unknown">
            <text:p>unknown</text:p>
          </table:table-cell>
          <table:table-cell table:style-name="ce3" table:formula="of:=IF(OR([.H1104]=&quot;true&quot;; [.I1104]=&quot;true&quot;); &quot;true&quot;; IF(OR([.H1104]=&quot;false reach&quot;; [.I110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4.c.i </text:p>
          </table:table-cell>
          <table:table-cell table:formula="of:=IF(OR([.E1105]=&quot;true&quot;; [.F1105]=&quot;true&quot;; [.G1105]=&quot;true&quot;; [.H1105]=&quot;true&quot;; [.I1105]=&quot;true&quot;; [.J1105]=&quot;true&quot;); &quot;true&quot;; IF(OR([.E1105]=&quot;false reach&quot;; [.F1105]=&quot;false reach&quot;; [.G1105]=&quot;false reach&quot;; [.H1105]=&quot;false reach&quot;; [.I1105]=&quot;false reach&quot;; [.J1105]=&quot;false reach&quot;); &quot;false&quot;; &quot;unknown&quot;))" office:value-type="string" office:string-value="unknown">
            <text:p>unknown</text:p>
          </table:table-cell>
          <table:table-cell table:style-name="ce3" table:formula="of:=IF(OR([.F1105]=&quot;true&quot;; [.G1105]=&quot;true&quot;); &quot;true&quot;; IF(OR([.F1105]=&quot;false reach&quot;; [.G1105]=&quot;false reach&quot;); &quot;false&quot;; &quot;unknown&quot;))" office:value-type="string" office:string-value="unknown">
            <text:p>unknown</text:p>
          </table:table-cell>
          <table:table-cell table:style-name="ce3" table:formula="of:=IF(OR([.H1105]=&quot;true&quot;; [.I1105]=&quot;true&quot;); &quot;true&quot;; IF(OR([.H1105]=&quot;false reach&quot;; [.I11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5.c.i </text:p>
          </table:table-cell>
          <table:table-cell table:formula="of:=IF(OR([.E1106]=&quot;true&quot;; [.F1106]=&quot;true&quot;; [.G1106]=&quot;true&quot;; [.H1106]=&quot;true&quot;; [.I1106]=&quot;true&quot;; [.J1106]=&quot;true&quot;); &quot;true&quot;; IF(OR([.E1106]=&quot;false reach&quot;; [.F1106]=&quot;false reach&quot;; [.G1106]=&quot;false reach&quot;; [.H1106]=&quot;false reach&quot;; [.I1106]=&quot;false reach&quot;; [.J1106]=&quot;false reach&quot;); &quot;false&quot;; &quot;unknown&quot;))" office:value-type="string" office:string-value="false">
            <text:p>false</text:p>
          </table:table-cell>
          <table:table-cell table:style-name="ce3" table:formula="of:=IF(OR([.F1106]=&quot;true&quot;; [.G1106]=&quot;true&quot;); &quot;true&quot;; IF(OR([.F1106]=&quot;false reach&quot;; [.G1106]=&quot;false reach&quot;); &quot;false&quot;; &quot;unknown&quot;))" office:value-type="string" office:string-value="unknown">
            <text:p>unknown</text:p>
          </table:table-cell>
          <table:table-cell table:style-name="ce3" table:formula="of:=IF(OR([.H1106]=&quot;true&quot;; [.I1106]=&quot;true&quot;); &quot;true&quot;; IF(OR([.H1106]=&quot;false reach&quot;; [.I110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6.c.i </text:p>
          </table:table-cell>
          <table:table-cell table:formula="of:=IF(OR([.E1107]=&quot;true&quot;; [.F1107]=&quot;true&quot;; [.G1107]=&quot;true&quot;; [.H1107]=&quot;true&quot;; [.I1107]=&quot;true&quot;; [.J1107]=&quot;true&quot;); &quot;true&quot;; IF(OR([.E1107]=&quot;false reach&quot;; [.F1107]=&quot;false reach&quot;; [.G1107]=&quot;false reach&quot;; [.H1107]=&quot;false reach&quot;; [.I1107]=&quot;false reach&quot;; [.J1107]=&quot;false reach&quot;); &quot;false&quot;; &quot;unknown&quot;))" office:value-type="string" office:string-value="unknown">
            <text:p>unknown</text:p>
          </table:table-cell>
          <table:table-cell table:style-name="ce3" table:formula="of:=IF(OR([.F1107]=&quot;true&quot;; [.G1107]=&quot;true&quot;); &quot;true&quot;; IF(OR([.F1107]=&quot;false reach&quot;; [.G1107]=&quot;false reach&quot;); &quot;false&quot;; &quot;unknown&quot;))" office:value-type="string" office:string-value="unknown">
            <text:p>unknown</text:p>
          </table:table-cell>
          <table:table-cell table:style-name="ce3" table:formula="of:=IF(OR([.H1107]=&quot;true&quot;; [.I1107]=&quot;true&quot;); &quot;true&quot;; IF(OR([.H1107]=&quot;false reach&quot;; [.I110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7.c.i </text:p>
          </table:table-cell>
          <table:table-cell table:formula="of:=IF(OR([.E1108]=&quot;true&quot;; [.F1108]=&quot;true&quot;; [.G1108]=&quot;true&quot;; [.H1108]=&quot;true&quot;; [.I1108]=&quot;true&quot;; [.J1108]=&quot;true&quot;); &quot;true&quot;; IF(OR([.E1108]=&quot;false reach&quot;; [.F1108]=&quot;false reach&quot;; [.G1108]=&quot;false reach&quot;; [.H1108]=&quot;false reach&quot;; [.I1108]=&quot;false reach&quot;; [.J1108]=&quot;false reach&quot;); &quot;false&quot;; &quot;unknown&quot;))" office:value-type="string" office:string-value="false">
            <text:p>false</text:p>
          </table:table-cell>
          <table:table-cell table:style-name="ce3" table:formula="of:=IF(OR([.F1108]=&quot;true&quot;; [.G1108]=&quot;true&quot;); &quot;true&quot;; IF(OR([.F1108]=&quot;false reach&quot;; [.G1108]=&quot;false reach&quot;); &quot;false&quot;; &quot;unknown&quot;))" office:value-type="string" office:string-value="unknown">
            <text:p>unknown</text:p>
          </table:table-cell>
          <table:table-cell table:style-name="ce3" table:formula="of:=IF(OR([.H1108]=&quot;true&quot;; [.I1108]=&quot;true&quot;); &quot;true&quot;; IF(OR([.H1108]=&quot;false reach&quot;; [.I110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8.c.i </text:p>
          </table:table-cell>
          <table:table-cell table:formula="of:=IF(OR([.E1109]=&quot;true&quot;; [.F1109]=&quot;true&quot;; [.G1109]=&quot;true&quot;; [.H1109]=&quot;true&quot;; [.I1109]=&quot;true&quot;; [.J1109]=&quot;true&quot;); &quot;true&quot;; IF(OR([.E1109]=&quot;false reach&quot;; [.F1109]=&quot;false reach&quot;; [.G1109]=&quot;false reach&quot;; [.H1109]=&quot;false reach&quot;; [.I1109]=&quot;false reach&quot;; [.J1109]=&quot;false reach&quot;); &quot;false&quot;; &quot;unknown&quot;))" office:value-type="string" office:string-value="unknown">
            <text:p>unknown</text:p>
          </table:table-cell>
          <table:table-cell table:style-name="ce3" table:formula="of:=IF(OR([.F1109]=&quot;true&quot;; [.G1109]=&quot;true&quot;); &quot;true&quot;; IF(OR([.F1109]=&quot;false reach&quot;; [.G1109]=&quot;false reach&quot;); &quot;false&quot;; &quot;unknown&quot;))" office:value-type="string" office:string-value="unknown">
            <text:p>unknown</text:p>
          </table:table-cell>
          <table:table-cell table:style-name="ce3" table:formula="of:=IF(OR([.H1109]=&quot;true&quot;; [.I1109]=&quot;true&quot;); &quot;true&quot;; IF(OR([.H1109]=&quot;false reach&quot;; [.I11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1_99.c.i </text:p>
          </table:table-cell>
          <table:table-cell table:formula="of:=IF(OR([.E1110]=&quot;true&quot;; [.F1110]=&quot;true&quot;; [.G1110]=&quot;true&quot;; [.H1110]=&quot;true&quot;; [.I1110]=&quot;true&quot;; [.J1110]=&quot;true&quot;); &quot;true&quot;; IF(OR([.E1110]=&quot;false reach&quot;; [.F1110]=&quot;false reach&quot;; [.G1110]=&quot;false reach&quot;; [.H1110]=&quot;false reach&quot;; [.I1110]=&quot;false reach&quot;; [.J1110]=&quot;false reach&quot;); &quot;false&quot;; &quot;unknown&quot;))" office:value-type="string" office:string-value="unknown">
            <text:p>unknown</text:p>
          </table:table-cell>
          <table:table-cell table:style-name="ce3" table:formula="of:=IF(OR([.F1110]=&quot;true&quot;; [.G1110]=&quot;true&quot;); &quot;true&quot;; IF(OR([.F1110]=&quot;false reach&quot;; [.G1110]=&quot;false reach&quot;); &quot;false&quot;; &quot;unknown&quot;))" office:value-type="string" office:string-value="unknown">
            <text:p>unknown</text:p>
          </table:table-cell>
          <table:table-cell table:style-name="ce3" table:formula="of:=IF(OR([.H1110]=&quot;true&quot;; [.I1110]=&quot;true&quot;); &quot;true&quot;; IF(OR([.H1110]=&quot;false reach&quot;; [.I11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0.c.i </text:p>
          </table:table-cell>
          <table:table-cell table:formula="of:=IF(OR([.E1111]=&quot;true&quot;; [.F1111]=&quot;true&quot;; [.G1111]=&quot;true&quot;; [.H1111]=&quot;true&quot;; [.I1111]=&quot;true&quot;; [.J1111]=&quot;true&quot;); &quot;true&quot;; IF(OR([.E1111]=&quot;false reach&quot;; [.F1111]=&quot;false reach&quot;; [.G1111]=&quot;false reach&quot;; [.H1111]=&quot;false reach&quot;; [.I1111]=&quot;false reach&quot;; [.J1111]=&quot;false reach&quot;); &quot;false&quot;; &quot;unknown&quot;))" office:value-type="string" office:string-value="false">
            <text:p>false</text:p>
          </table:table-cell>
          <table:table-cell table:style-name="ce3" table:formula="of:=IF(OR([.F1111]=&quot;true&quot;; [.G1111]=&quot;true&quot;); &quot;true&quot;; IF(OR([.F1111]=&quot;false reach&quot;; [.G1111]=&quot;false reach&quot;); &quot;false&quot;; &quot;unknown&quot;))" office:value-type="string" office:string-value="unknown">
            <text:p>unknown</text:p>
          </table:table-cell>
          <table:table-cell table:style-name="ce3" table:formula="of:=IF(OR([.H1111]=&quot;true&quot;; [.I1111]=&quot;true&quot;); &quot;true&quot;; IF(OR([.H1111]=&quot;false reach&quot;; [.I111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1.c.i </text:p>
          </table:table-cell>
          <table:table-cell table:formula="of:=IF(OR([.E1112]=&quot;true&quot;; [.F1112]=&quot;true&quot;; [.G1112]=&quot;true&quot;; [.H1112]=&quot;true&quot;; [.I1112]=&quot;true&quot;; [.J1112]=&quot;true&quot;); &quot;true&quot;; IF(OR([.E1112]=&quot;false reach&quot;; [.F1112]=&quot;false reach&quot;; [.G1112]=&quot;false reach&quot;; [.H1112]=&quot;false reach&quot;; [.I1112]=&quot;false reach&quot;; [.J1112]=&quot;false reach&quot;); &quot;false&quot;; &quot;unknown&quot;))" office:value-type="string" office:string-value="unknown">
            <text:p>unknown</text:p>
          </table:table-cell>
          <table:table-cell table:style-name="ce3" table:formula="of:=IF(OR([.F1112]=&quot;true&quot;; [.G1112]=&quot;true&quot;); &quot;true&quot;; IF(OR([.F1112]=&quot;false reach&quot;; [.G1112]=&quot;false reach&quot;); &quot;false&quot;; &quot;unknown&quot;))" office:value-type="string" office:string-value="unknown">
            <text:p>unknown</text:p>
          </table:table-cell>
          <table:table-cell table:style-name="ce3" table:formula="of:=IF(OR([.H1112]=&quot;true&quot;; [.I1112]=&quot;true&quot;); &quot;true&quot;; IF(OR([.H1112]=&quot;false reach&quot;; [.I11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2.c.i </text:p>
          </table:table-cell>
          <table:table-cell table:formula="of:=IF(OR([.E1113]=&quot;true&quot;; [.F1113]=&quot;true&quot;; [.G1113]=&quot;true&quot;; [.H1113]=&quot;true&quot;; [.I1113]=&quot;true&quot;; [.J1113]=&quot;true&quot;); &quot;true&quot;; IF(OR([.E1113]=&quot;false reach&quot;; [.F1113]=&quot;false reach&quot;; [.G1113]=&quot;false reach&quot;; [.H1113]=&quot;false reach&quot;; [.I1113]=&quot;false reach&quot;; [.J1113]=&quot;false reach&quot;); &quot;false&quot;; &quot;unknown&quot;))" office:value-type="string" office:string-value="false">
            <text:p>false</text:p>
          </table:table-cell>
          <table:table-cell table:style-name="ce3" table:formula="of:=IF(OR([.F1113]=&quot;true&quot;; [.G1113]=&quot;true&quot;); &quot;true&quot;; IF(OR([.F1113]=&quot;false reach&quot;; [.G1113]=&quot;false reach&quot;); &quot;false&quot;; &quot;unknown&quot;))" office:value-type="string" office:string-value="unknown">
            <text:p>unknown</text:p>
          </table:table-cell>
          <table:table-cell table:style-name="ce3" table:formula="of:=IF(OR([.H1113]=&quot;true&quot;; [.I1113]=&quot;true&quot;); &quot;true&quot;; IF(OR([.H1113]=&quot;false reach&quot;; [.I111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3.c.i </text:p>
          </table:table-cell>
          <table:table-cell table:formula="of:=IF(OR([.E1114]=&quot;true&quot;; [.F1114]=&quot;true&quot;; [.G1114]=&quot;true&quot;; [.H1114]=&quot;true&quot;; [.I1114]=&quot;true&quot;; [.J1114]=&quot;true&quot;); &quot;true&quot;; IF(OR([.E1114]=&quot;false reach&quot;; [.F1114]=&quot;false reach&quot;; [.G1114]=&quot;false reach&quot;; [.H1114]=&quot;false reach&quot;; [.I1114]=&quot;false reach&quot;; [.J1114]=&quot;false reach&quot;); &quot;false&quot;; &quot;unknown&quot;))" office:value-type="string" office:string-value="false">
            <text:p>false</text:p>
          </table:table-cell>
          <table:table-cell table:style-name="ce3" table:formula="of:=IF(OR([.F1114]=&quot;true&quot;; [.G1114]=&quot;true&quot;); &quot;true&quot;; IF(OR([.F1114]=&quot;false reach&quot;; [.G1114]=&quot;false reach&quot;); &quot;false&quot;; &quot;unknown&quot;))" office:value-type="string" office:string-value="unknown">
            <text:p>unknown</text:p>
          </table:table-cell>
          <table:table-cell table:style-name="ce3" table:formula="of:=IF(OR([.H1114]=&quot;true&quot;; [.I1114]=&quot;true&quot;); &quot;true&quot;; IF(OR([.H1114]=&quot;false reach&quot;; [.I111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4.c.i </text:p>
          </table:table-cell>
          <table:table-cell table:formula="of:=IF(OR([.E1115]=&quot;true&quot;; [.F1115]=&quot;true&quot;; [.G1115]=&quot;true&quot;; [.H1115]=&quot;true&quot;; [.I1115]=&quot;true&quot;; [.J1115]=&quot;true&quot;); &quot;true&quot;; IF(OR([.E1115]=&quot;false reach&quot;; [.F1115]=&quot;false reach&quot;; [.G1115]=&quot;false reach&quot;; [.H1115]=&quot;false reach&quot;; [.I1115]=&quot;false reach&quot;; [.J1115]=&quot;false reach&quot;); &quot;false&quot;; &quot;unknown&quot;))" office:value-type="string" office:string-value="unknown">
            <text:p>unknown</text:p>
          </table:table-cell>
          <table:table-cell table:style-name="ce3" table:formula="of:=IF(OR([.F1115]=&quot;true&quot;; [.G1115]=&quot;true&quot;); &quot;true&quot;; IF(OR([.F1115]=&quot;false reach&quot;; [.G1115]=&quot;false reach&quot;); &quot;false&quot;; &quot;unknown&quot;))" office:value-type="string" office:string-value="unknown">
            <text:p>unknown</text:p>
          </table:table-cell>
          <table:table-cell table:style-name="ce3" table:formula="of:=IF(OR([.H1115]=&quot;true&quot;; [.I1115]=&quot;true&quot;); &quot;true&quot;; IF(OR([.H1115]=&quot;false reach&quot;; [.I111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5.c.i </text:p>
          </table:table-cell>
          <table:table-cell table:formula="of:=IF(OR([.E1116]=&quot;true&quot;; [.F1116]=&quot;true&quot;; [.G1116]=&quot;true&quot;; [.H1116]=&quot;true&quot;; [.I1116]=&quot;true&quot;; [.J1116]=&quot;true&quot;); &quot;true&quot;; IF(OR([.E1116]=&quot;false reach&quot;; [.F1116]=&quot;false reach&quot;; [.G1116]=&quot;false reach&quot;; [.H1116]=&quot;false reach&quot;; [.I1116]=&quot;false reach&quot;; [.J1116]=&quot;false reach&quot;); &quot;false&quot;; &quot;unknown&quot;))" office:value-type="string" office:string-value="unknown">
            <text:p>unknown</text:p>
          </table:table-cell>
          <table:table-cell table:style-name="ce3" table:formula="of:=IF(OR([.F1116]=&quot;true&quot;; [.G1116]=&quot;true&quot;); &quot;true&quot;; IF(OR([.F1116]=&quot;false reach&quot;; [.G1116]=&quot;false reach&quot;); &quot;false&quot;; &quot;unknown&quot;))" office:value-type="string" office:string-value="unknown">
            <text:p>unknown</text:p>
          </table:table-cell>
          <table:table-cell table:style-name="ce3" table:formula="of:=IF(OR([.H1116]=&quot;true&quot;; [.I1116]=&quot;true&quot;); &quot;true&quot;; IF(OR([.H1116]=&quot;false reach&quot;; [.I111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6.c.i </text:p>
          </table:table-cell>
          <table:table-cell table:formula="of:=IF(OR([.E1117]=&quot;true&quot;; [.F1117]=&quot;true&quot;; [.G1117]=&quot;true&quot;; [.H1117]=&quot;true&quot;; [.I1117]=&quot;true&quot;; [.J1117]=&quot;true&quot;); &quot;true&quot;; IF(OR([.E1117]=&quot;false reach&quot;; [.F1117]=&quot;false reach&quot;; [.G1117]=&quot;false reach&quot;; [.H1117]=&quot;false reach&quot;; [.I1117]=&quot;false reach&quot;; [.J1117]=&quot;false reach&quot;); &quot;false&quot;; &quot;unknown&quot;))" office:value-type="string" office:string-value="false">
            <text:p>false</text:p>
          </table:table-cell>
          <table:table-cell table:style-name="ce3" table:formula="of:=IF(OR([.F1117]=&quot;true&quot;; [.G1117]=&quot;true&quot;); &quot;true&quot;; IF(OR([.F1117]=&quot;false reach&quot;; [.G1117]=&quot;false reach&quot;); &quot;false&quot;; &quot;unknown&quot;))" office:value-type="string" office:string-value="unknown">
            <text:p>unknown</text:p>
          </table:table-cell>
          <table:table-cell table:style-name="ce3" table:formula="of:=IF(OR([.H1117]=&quot;true&quot;; [.I1117]=&quot;true&quot;); &quot;true&quot;; IF(OR([.H1117]=&quot;false reach&quot;; [.I111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7.c.i </text:p>
          </table:table-cell>
          <table:table-cell table:formula="of:=IF(OR([.E1118]=&quot;true&quot;; [.F1118]=&quot;true&quot;; [.G1118]=&quot;true&quot;; [.H1118]=&quot;true&quot;; [.I1118]=&quot;true&quot;; [.J1118]=&quot;true&quot;); &quot;true&quot;; IF(OR([.E1118]=&quot;false reach&quot;; [.F1118]=&quot;false reach&quot;; [.G1118]=&quot;false reach&quot;; [.H1118]=&quot;false reach&quot;; [.I1118]=&quot;false reach&quot;; [.J1118]=&quot;false reach&quot;); &quot;false&quot;; &quot;unknown&quot;))" office:value-type="string" office:string-value="unknown">
            <text:p>unknown</text:p>
          </table:table-cell>
          <table:table-cell table:style-name="ce3" table:formula="of:=IF(OR([.F1118]=&quot;true&quot;; [.G1118]=&quot;true&quot;); &quot;true&quot;; IF(OR([.F1118]=&quot;false reach&quot;; [.G1118]=&quot;false reach&quot;); &quot;false&quot;; &quot;unknown&quot;))" office:value-type="string" office:string-value="unknown">
            <text:p>unknown</text:p>
          </table:table-cell>
          <table:table-cell table:style-name="ce3" table:formula="of:=IF(OR([.H1118]=&quot;true&quot;; [.I1118]=&quot;true&quot;); &quot;true&quot;; IF(OR([.H1118]=&quot;false reach&quot;; [.I111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8.c.i </text:p>
          </table:table-cell>
          <table:table-cell table:formula="of:=IF(OR([.E1119]=&quot;true&quot;; [.F1119]=&quot;true&quot;; [.G1119]=&quot;true&quot;; [.H1119]=&quot;true&quot;; [.I1119]=&quot;true&quot;; [.J1119]=&quot;true&quot;); &quot;true&quot;; IF(OR([.E1119]=&quot;false reach&quot;; [.F1119]=&quot;false reach&quot;; [.G1119]=&quot;false reach&quot;; [.H1119]=&quot;false reach&quot;; [.I1119]=&quot;false reach&quot;; [.J1119]=&quot;false reach&quot;); &quot;false&quot;; &quot;unknown&quot;))" office:value-type="string" office:string-value="unknown">
            <text:p>unknown</text:p>
          </table:table-cell>
          <table:table-cell table:style-name="ce3" table:formula="of:=IF(OR([.F1119]=&quot;true&quot;; [.G1119]=&quot;true&quot;); &quot;true&quot;; IF(OR([.F1119]=&quot;false reach&quot;; [.G1119]=&quot;false reach&quot;); &quot;false&quot;; &quot;unknown&quot;))" office:value-type="string" office:string-value="unknown">
            <text:p>unknown</text:p>
          </table:table-cell>
          <table:table-cell table:style-name="ce3" table:formula="of:=IF(OR([.H1119]=&quot;true&quot;; [.I1119]=&quot;true&quot;); &quot;true&quot;; IF(OR([.H1119]=&quot;false reach&quot;; [.I11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09.c.i </text:p>
          </table:table-cell>
          <table:table-cell table:formula="of:=IF(OR([.E1120]=&quot;true&quot;; [.F1120]=&quot;true&quot;; [.G1120]=&quot;true&quot;; [.H1120]=&quot;true&quot;; [.I1120]=&quot;true&quot;; [.J1120]=&quot;true&quot;); &quot;true&quot;; IF(OR([.E1120]=&quot;false reach&quot;; [.F1120]=&quot;false reach&quot;; [.G1120]=&quot;false reach&quot;; [.H1120]=&quot;false reach&quot;; [.I1120]=&quot;false reach&quot;; [.J1120]=&quot;false reach&quot;); &quot;false&quot;; &quot;unknown&quot;))" office:value-type="string" office:string-value="unknown">
            <text:p>unknown</text:p>
          </table:table-cell>
          <table:table-cell table:style-name="ce3" table:formula="of:=IF(OR([.F1120]=&quot;true&quot;; [.G1120]=&quot;true&quot;); &quot;true&quot;; IF(OR([.F1120]=&quot;false reach&quot;; [.G1120]=&quot;false reach&quot;); &quot;false&quot;; &quot;unknown&quot;))" office:value-type="string" office:string-value="unknown">
            <text:p>unknown</text:p>
          </table:table-cell>
          <table:table-cell table:style-name="ce3" table:formula="of:=IF(OR([.H1120]=&quot;true&quot;; [.I1120]=&quot;true&quot;); &quot;true&quot;; IF(OR([.H1120]=&quot;false reach&quot;; [.I112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0.c.i </text:p>
          </table:table-cell>
          <table:table-cell table:formula="of:=IF(OR([.E1121]=&quot;true&quot;; [.F1121]=&quot;true&quot;; [.G1121]=&quot;true&quot;; [.H1121]=&quot;true&quot;; [.I1121]=&quot;true&quot;; [.J1121]=&quot;true&quot;); &quot;true&quot;; IF(OR([.E1121]=&quot;false reach&quot;; [.F1121]=&quot;false reach&quot;; [.G1121]=&quot;false reach&quot;; [.H1121]=&quot;false reach&quot;; [.I1121]=&quot;false reach&quot;; [.J1121]=&quot;false reach&quot;); &quot;false&quot;; &quot;unknown&quot;))" office:value-type="string" office:string-value="unknown">
            <text:p>unknown</text:p>
          </table:table-cell>
          <table:table-cell table:style-name="ce3" table:formula="of:=IF(OR([.F1121]=&quot;true&quot;; [.G1121]=&quot;true&quot;); &quot;true&quot;; IF(OR([.F1121]=&quot;false reach&quot;; [.G1121]=&quot;false reach&quot;); &quot;false&quot;; &quot;unknown&quot;))" office:value-type="string" office:string-value="unknown">
            <text:p>unknown</text:p>
          </table:table-cell>
          <table:table-cell table:style-name="ce3" table:formula="of:=IF(OR([.H1121]=&quot;true&quot;; [.I1121]=&quot;true&quot;); &quot;true&quot;; IF(OR([.H1121]=&quot;false reach&quot;; [.I11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1.c.i </text:p>
          </table:table-cell>
          <table:table-cell table:formula="of:=IF(OR([.E1122]=&quot;true&quot;; [.F1122]=&quot;true&quot;; [.G1122]=&quot;true&quot;; [.H1122]=&quot;true&quot;; [.I1122]=&quot;true&quot;; [.J1122]=&quot;true&quot;); &quot;true&quot;; IF(OR([.E1122]=&quot;false reach&quot;; [.F1122]=&quot;false reach&quot;; [.G1122]=&quot;false reach&quot;; [.H1122]=&quot;false reach&quot;; [.I1122]=&quot;false reach&quot;; [.J1122]=&quot;false reach&quot;); &quot;false&quot;; &quot;unknown&quot;))" office:value-type="string" office:string-value="false">
            <text:p>false</text:p>
          </table:table-cell>
          <table:table-cell table:style-name="ce3" table:formula="of:=IF(OR([.F1122]=&quot;true&quot;; [.G1122]=&quot;true&quot;); &quot;true&quot;; IF(OR([.F1122]=&quot;false reach&quot;; [.G1122]=&quot;false reach&quot;); &quot;false&quot;; &quot;unknown&quot;))" office:value-type="string" office:string-value="unknown">
            <text:p>unknown</text:p>
          </table:table-cell>
          <table:table-cell table:style-name="ce3" table:formula="of:=IF(OR([.H1122]=&quot;true&quot;; [.I1122]=&quot;true&quot;); &quot;true&quot;; IF(OR([.H1122]=&quot;false reach&quot;; [.I112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2.c.i </text:p>
          </table:table-cell>
          <table:table-cell table:formula="of:=IF(OR([.E1123]=&quot;true&quot;; [.F1123]=&quot;true&quot;; [.G1123]=&quot;true&quot;; [.H1123]=&quot;true&quot;; [.I1123]=&quot;true&quot;; [.J1123]=&quot;true&quot;); &quot;true&quot;; IF(OR([.E1123]=&quot;false reach&quot;; [.F1123]=&quot;false reach&quot;; [.G1123]=&quot;false reach&quot;; [.H1123]=&quot;false reach&quot;; [.I1123]=&quot;false reach&quot;; [.J1123]=&quot;false reach&quot;); &quot;false&quot;; &quot;unknown&quot;))" office:value-type="string" office:string-value="false">
            <text:p>false</text:p>
          </table:table-cell>
          <table:table-cell table:style-name="ce3" table:formula="of:=IF(OR([.F1123]=&quot;true&quot;; [.G1123]=&quot;true&quot;); &quot;true&quot;; IF(OR([.F1123]=&quot;false reach&quot;; [.G1123]=&quot;false reach&quot;); &quot;false&quot;; &quot;unknown&quot;))" office:value-type="string" office:string-value="unknown">
            <text:p>unknown</text:p>
          </table:table-cell>
          <table:table-cell table:style-name="ce3" table:formula="of:=IF(OR([.H1123]=&quot;true&quot;; [.I1123]=&quot;true&quot;); &quot;true&quot;; IF(OR([.H1123]=&quot;false reach&quot;; [.I112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3.c.i </text:p>
          </table:table-cell>
          <table:table-cell table:formula="of:=IF(OR([.E1124]=&quot;true&quot;; [.F1124]=&quot;true&quot;; [.G1124]=&quot;true&quot;; [.H1124]=&quot;true&quot;; [.I1124]=&quot;true&quot;; [.J1124]=&quot;true&quot;); &quot;true&quot;; IF(OR([.E1124]=&quot;false reach&quot;; [.F1124]=&quot;false reach&quot;; [.G1124]=&quot;false reach&quot;; [.H1124]=&quot;false reach&quot;; [.I1124]=&quot;false reach&quot;; [.J1124]=&quot;false reach&quot;); &quot;false&quot;; &quot;unknown&quot;))" office:value-type="string" office:string-value="false">
            <text:p>false</text:p>
          </table:table-cell>
          <table:table-cell table:style-name="ce3" table:formula="of:=IF(OR([.F1124]=&quot;true&quot;; [.G1124]=&quot;true&quot;); &quot;true&quot;; IF(OR([.F1124]=&quot;false reach&quot;; [.G1124]=&quot;false reach&quot;); &quot;false&quot;; &quot;unknown&quot;))" office:value-type="string" office:string-value="unknown">
            <text:p>unknown</text:p>
          </table:table-cell>
          <table:table-cell table:style-name="ce3" table:formula="of:=IF(OR([.H1124]=&quot;true&quot;; [.I1124]=&quot;true&quot;); &quot;true&quot;; IF(OR([.H1124]=&quot;false reach&quot;; [.I112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4.c.i </text:p>
          </table:table-cell>
          <table:table-cell table:formula="of:=IF(OR([.E1125]=&quot;true&quot;; [.F1125]=&quot;true&quot;; [.G1125]=&quot;true&quot;; [.H1125]=&quot;true&quot;; [.I1125]=&quot;true&quot;; [.J1125]=&quot;true&quot;); &quot;true&quot;; IF(OR([.E1125]=&quot;false reach&quot;; [.F1125]=&quot;false reach&quot;; [.G1125]=&quot;false reach&quot;; [.H1125]=&quot;false reach&quot;; [.I1125]=&quot;false reach&quot;; [.J1125]=&quot;false reach&quot;); &quot;false&quot;; &quot;unknown&quot;))" office:value-type="string" office:string-value="unknown">
            <text:p>unknown</text:p>
          </table:table-cell>
          <table:table-cell table:style-name="ce3" table:formula="of:=IF(OR([.F1125]=&quot;true&quot;; [.G1125]=&quot;true&quot;); &quot;true&quot;; IF(OR([.F1125]=&quot;false reach&quot;; [.G1125]=&quot;false reach&quot;); &quot;false&quot;; &quot;unknown&quot;))" office:value-type="string" office:string-value="unknown">
            <text:p>unknown</text:p>
          </table:table-cell>
          <table:table-cell table:style-name="ce3" table:formula="of:=IF(OR([.H1125]=&quot;true&quot;; [.I1125]=&quot;true&quot;); &quot;true&quot;; IF(OR([.H1125]=&quot;false reach&quot;; [.I112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5.c.i </text:p>
          </table:table-cell>
          <table:table-cell table:formula="of:=IF(OR([.E1126]=&quot;true&quot;; [.F1126]=&quot;true&quot;; [.G1126]=&quot;true&quot;; [.H1126]=&quot;true&quot;; [.I1126]=&quot;true&quot;; [.J1126]=&quot;true&quot;); &quot;true&quot;; IF(OR([.E1126]=&quot;false reach&quot;; [.F1126]=&quot;false reach&quot;; [.G1126]=&quot;false reach&quot;; [.H1126]=&quot;false reach&quot;; [.I1126]=&quot;false reach&quot;; [.J1126]=&quot;false reach&quot;); &quot;false&quot;; &quot;unknown&quot;))" office:value-type="string" office:string-value="unknown">
            <text:p>unknown</text:p>
          </table:table-cell>
          <table:table-cell table:style-name="ce3" table:formula="of:=IF(OR([.F1126]=&quot;true&quot;; [.G1126]=&quot;true&quot;); &quot;true&quot;; IF(OR([.F1126]=&quot;false reach&quot;; [.G1126]=&quot;false reach&quot;); &quot;false&quot;; &quot;unknown&quot;))" office:value-type="string" office:string-value="unknown">
            <text:p>unknown</text:p>
          </table:table-cell>
          <table:table-cell table:style-name="ce3" table:formula="of:=IF(OR([.H1126]=&quot;true&quot;; [.I1126]=&quot;true&quot;); &quot;true&quot;; IF(OR([.H1126]=&quot;false reach&quot;; [.I112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6.c.i </text:p>
          </table:table-cell>
          <table:table-cell table:formula="of:=IF(OR([.E1127]=&quot;true&quot;; [.F1127]=&quot;true&quot;; [.G1127]=&quot;true&quot;; [.H1127]=&quot;true&quot;; [.I1127]=&quot;true&quot;; [.J1127]=&quot;true&quot;); &quot;true&quot;; IF(OR([.E1127]=&quot;false reach&quot;; [.F1127]=&quot;false reach&quot;; [.G1127]=&quot;false reach&quot;; [.H1127]=&quot;false reach&quot;; [.I1127]=&quot;false reach&quot;; [.J1127]=&quot;false reach&quot;); &quot;false&quot;; &quot;unknown&quot;))" office:value-type="string" office:string-value="unknown">
            <text:p>unknown</text:p>
          </table:table-cell>
          <table:table-cell table:style-name="ce3" table:formula="of:=IF(OR([.F1127]=&quot;true&quot;; [.G1127]=&quot;true&quot;); &quot;true&quot;; IF(OR([.F1127]=&quot;false reach&quot;; [.G1127]=&quot;false reach&quot;); &quot;false&quot;; &quot;unknown&quot;))" office:value-type="string" office:string-value="unknown">
            <text:p>unknown</text:p>
          </table:table-cell>
          <table:table-cell table:style-name="ce3" table:formula="of:=IF(OR([.H1127]=&quot;true&quot;; [.I1127]=&quot;true&quot;); &quot;true&quot;; IF(OR([.H1127]=&quot;false reach&quot;; [.I11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7.c.i </text:p>
          </table:table-cell>
          <table:table-cell table:formula="of:=IF(OR([.E1128]=&quot;true&quot;; [.F1128]=&quot;true&quot;; [.G1128]=&quot;true&quot;; [.H1128]=&quot;true&quot;; [.I1128]=&quot;true&quot;; [.J1128]=&quot;true&quot;); &quot;true&quot;; IF(OR([.E1128]=&quot;false reach&quot;; [.F1128]=&quot;false reach&quot;; [.G1128]=&quot;false reach&quot;; [.H1128]=&quot;false reach&quot;; [.I1128]=&quot;false reach&quot;; [.J1128]=&quot;false reach&quot;); &quot;false&quot;; &quot;unknown&quot;))" office:value-type="string" office:string-value="unknown">
            <text:p>unknown</text:p>
          </table:table-cell>
          <table:table-cell table:style-name="ce3" table:formula="of:=IF(OR([.F1128]=&quot;true&quot;; [.G1128]=&quot;true&quot;); &quot;true&quot;; IF(OR([.F1128]=&quot;false reach&quot;; [.G1128]=&quot;false reach&quot;); &quot;false&quot;; &quot;unknown&quot;))" office:value-type="string" office:string-value="unknown">
            <text:p>unknown</text:p>
          </table:table-cell>
          <table:table-cell table:style-name="ce3" table:formula="of:=IF(OR([.H1128]=&quot;true&quot;; [.I1128]=&quot;true&quot;); &quot;true&quot;; IF(OR([.H1128]=&quot;false reach&quot;; [.I112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8.c.i </text:p>
          </table:table-cell>
          <table:table-cell table:formula="of:=IF(OR([.E1129]=&quot;true&quot;; [.F1129]=&quot;true&quot;; [.G1129]=&quot;true&quot;; [.H1129]=&quot;true&quot;; [.I1129]=&quot;true&quot;; [.J1129]=&quot;true&quot;); &quot;true&quot;; IF(OR([.E1129]=&quot;false reach&quot;; [.F1129]=&quot;false reach&quot;; [.G1129]=&quot;false reach&quot;; [.H1129]=&quot;false reach&quot;; [.I1129]=&quot;false reach&quot;; [.J1129]=&quot;false reach&quot;); &quot;false&quot;; &quot;unknown&quot;))" office:value-type="string" office:string-value="unknown">
            <text:p>unknown</text:p>
          </table:table-cell>
          <table:table-cell table:style-name="ce3" table:formula="of:=IF(OR([.F1129]=&quot;true&quot;; [.G1129]=&quot;true&quot;); &quot;true&quot;; IF(OR([.F1129]=&quot;false reach&quot;; [.G1129]=&quot;false reach&quot;); &quot;false&quot;; &quot;unknown&quot;))" office:value-type="string" office:string-value="unknown">
            <text:p>unknown</text:p>
          </table:table-cell>
          <table:table-cell table:style-name="ce3" table:formula="of:=IF(OR([.H1129]=&quot;true&quot;; [.I1129]=&quot;true&quot;); &quot;true&quot;; IF(OR([.H1129]=&quot;false reach&quot;; [.I112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19.c.i </text:p>
          </table:table-cell>
          <table:table-cell table:formula="of:=IF(OR([.E1130]=&quot;true&quot;; [.F1130]=&quot;true&quot;; [.G1130]=&quot;true&quot;; [.H1130]=&quot;true&quot;; [.I1130]=&quot;true&quot;; [.J1130]=&quot;true&quot;); &quot;true&quot;; IF(OR([.E1130]=&quot;false reach&quot;; [.F1130]=&quot;false reach&quot;; [.G1130]=&quot;false reach&quot;; [.H1130]=&quot;false reach&quot;; [.I1130]=&quot;false reach&quot;; [.J1130]=&quot;false reach&quot;); &quot;false&quot;; &quot;unknown&quot;))" office:value-type="string" office:string-value="unknown">
            <text:p>unknown</text:p>
          </table:table-cell>
          <table:table-cell table:style-name="ce3" table:formula="of:=IF(OR([.F1130]=&quot;true&quot;; [.G1130]=&quot;true&quot;); &quot;true&quot;; IF(OR([.F1130]=&quot;false reach&quot;; [.G1130]=&quot;false reach&quot;); &quot;false&quot;; &quot;unknown&quot;))" office:value-type="string" office:string-value="unknown">
            <text:p>unknown</text:p>
          </table:table-cell>
          <table:table-cell table:style-name="ce3" table:formula="of:=IF(OR([.H1130]=&quot;true&quot;; [.I1130]=&quot;true&quot;); &quot;true&quot;; IF(OR([.H1130]=&quot;false reach&quot;; [.I113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0.c.i </text:p>
          </table:table-cell>
          <table:table-cell table:formula="of:=IF(OR([.E1131]=&quot;true&quot;; [.F1131]=&quot;true&quot;; [.G1131]=&quot;true&quot;; [.H1131]=&quot;true&quot;; [.I1131]=&quot;true&quot;; [.J1131]=&quot;true&quot;); &quot;true&quot;; IF(OR([.E1131]=&quot;false reach&quot;; [.F1131]=&quot;false reach&quot;; [.G1131]=&quot;false reach&quot;; [.H1131]=&quot;false reach&quot;; [.I1131]=&quot;false reach&quot;; [.J1131]=&quot;false reach&quot;); &quot;false&quot;; &quot;unknown&quot;))" office:value-type="string" office:string-value="false">
            <text:p>false</text:p>
          </table:table-cell>
          <table:table-cell table:style-name="ce3" table:formula="of:=IF(OR([.F1131]=&quot;true&quot;; [.G1131]=&quot;true&quot;); &quot;true&quot;; IF(OR([.F1131]=&quot;false reach&quot;; [.G1131]=&quot;false reach&quot;); &quot;false&quot;; &quot;unknown&quot;))" office:value-type="string" office:string-value="unknown">
            <text:p>unknown</text:p>
          </table:table-cell>
          <table:table-cell table:style-name="ce3" table:formula="of:=IF(OR([.H1131]=&quot;true&quot;; [.I1131]=&quot;true&quot;); &quot;true&quot;; IF(OR([.H1131]=&quot;false reach&quot;; [.I113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1.c.i </text:p>
          </table:table-cell>
          <table:table-cell table:formula="of:=IF(OR([.E1132]=&quot;true&quot;; [.F1132]=&quot;true&quot;; [.G1132]=&quot;true&quot;; [.H1132]=&quot;true&quot;; [.I1132]=&quot;true&quot;; [.J1132]=&quot;true&quot;); &quot;true&quot;; IF(OR([.E1132]=&quot;false reach&quot;; [.F1132]=&quot;false reach&quot;; [.G1132]=&quot;false reach&quot;; [.H1132]=&quot;false reach&quot;; [.I1132]=&quot;false reach&quot;; [.J1132]=&quot;false reach&quot;); &quot;false&quot;; &quot;unknown&quot;))" office:value-type="string" office:string-value="unknown">
            <text:p>unknown</text:p>
          </table:table-cell>
          <table:table-cell table:style-name="ce3" table:formula="of:=IF(OR([.F1132]=&quot;true&quot;; [.G1132]=&quot;true&quot;); &quot;true&quot;; IF(OR([.F1132]=&quot;false reach&quot;; [.G1132]=&quot;false reach&quot;); &quot;false&quot;; &quot;unknown&quot;))" office:value-type="string" office:string-value="unknown">
            <text:p>unknown</text:p>
          </table:table-cell>
          <table:table-cell table:style-name="ce3" table:formula="of:=IF(OR([.H1132]=&quot;true&quot;; [.I1132]=&quot;true&quot;); &quot;true&quot;; IF(OR([.H1132]=&quot;false reach&quot;; [.I113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2.c.i </text:p>
          </table:table-cell>
          <table:table-cell table:formula="of:=IF(OR([.E1133]=&quot;true&quot;; [.F1133]=&quot;true&quot;; [.G1133]=&quot;true&quot;; [.H1133]=&quot;true&quot;; [.I1133]=&quot;true&quot;; [.J1133]=&quot;true&quot;); &quot;true&quot;; IF(OR([.E1133]=&quot;false reach&quot;; [.F1133]=&quot;false reach&quot;; [.G1133]=&quot;false reach&quot;; [.H1133]=&quot;false reach&quot;; [.I1133]=&quot;false reach&quot;; [.J1133]=&quot;false reach&quot;); &quot;false&quot;; &quot;unknown&quot;))" office:value-type="string" office:string-value="unknown">
            <text:p>unknown</text:p>
          </table:table-cell>
          <table:table-cell table:style-name="ce3" table:formula="of:=IF(OR([.F1133]=&quot;true&quot;; [.G1133]=&quot;true&quot;); &quot;true&quot;; IF(OR([.F1133]=&quot;false reach&quot;; [.G1133]=&quot;false reach&quot;); &quot;false&quot;; &quot;unknown&quot;))" office:value-type="string" office:string-value="unknown">
            <text:p>unknown</text:p>
          </table:table-cell>
          <table:table-cell table:style-name="ce3" table:formula="of:=IF(OR([.H1133]=&quot;true&quot;; [.I1133]=&quot;true&quot;); &quot;true&quot;; IF(OR([.H1133]=&quot;false reach&quot;; [.I113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3.c.i </text:p>
          </table:table-cell>
          <table:table-cell table:formula="of:=IF(OR([.E1134]=&quot;true&quot;; [.F1134]=&quot;true&quot;; [.G1134]=&quot;true&quot;; [.H1134]=&quot;true&quot;; [.I1134]=&quot;true&quot;; [.J1134]=&quot;true&quot;); &quot;true&quot;; IF(OR([.E1134]=&quot;false reach&quot;; [.F1134]=&quot;false reach&quot;; [.G1134]=&quot;false reach&quot;; [.H1134]=&quot;false reach&quot;; [.I1134]=&quot;false reach&quot;; [.J1134]=&quot;false reach&quot;); &quot;false&quot;; &quot;unknown&quot;))" office:value-type="string" office:string-value="unknown">
            <text:p>unknown</text:p>
          </table:table-cell>
          <table:table-cell table:style-name="ce3" table:formula="of:=IF(OR([.F1134]=&quot;true&quot;; [.G1134]=&quot;true&quot;); &quot;true&quot;; IF(OR([.F1134]=&quot;false reach&quot;; [.G1134]=&quot;false reach&quot;); &quot;false&quot;; &quot;unknown&quot;))" office:value-type="string" office:string-value="unknown">
            <text:p>unknown</text:p>
          </table:table-cell>
          <table:table-cell table:style-name="ce3" table:formula="of:=IF(OR([.H1134]=&quot;true&quot;; [.I1134]=&quot;true&quot;); &quot;true&quot;; IF(OR([.H1134]=&quot;false reach&quot;; [.I113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4.c.i </text:p>
          </table:table-cell>
          <table:table-cell table:formula="of:=IF(OR([.E1135]=&quot;true&quot;; [.F1135]=&quot;true&quot;; [.G1135]=&quot;true&quot;; [.H1135]=&quot;true&quot;; [.I1135]=&quot;true&quot;; [.J1135]=&quot;true&quot;); &quot;true&quot;; IF(OR([.E1135]=&quot;false reach&quot;; [.F1135]=&quot;false reach&quot;; [.G1135]=&quot;false reach&quot;; [.H1135]=&quot;false reach&quot;; [.I1135]=&quot;false reach&quot;; [.J1135]=&quot;false reach&quot;); &quot;false&quot;; &quot;unknown&quot;))" office:value-type="string" office:string-value="unknown">
            <text:p>unknown</text:p>
          </table:table-cell>
          <table:table-cell table:style-name="ce3" table:formula="of:=IF(OR([.F1135]=&quot;true&quot;; [.G1135]=&quot;true&quot;); &quot;true&quot;; IF(OR([.F1135]=&quot;false reach&quot;; [.G1135]=&quot;false reach&quot;); &quot;false&quot;; &quot;unknown&quot;))" office:value-type="string" office:string-value="unknown">
            <text:p>unknown</text:p>
          </table:table-cell>
          <table:table-cell table:style-name="ce3" table:formula="of:=IF(OR([.H1135]=&quot;true&quot;; [.I1135]=&quot;true&quot;); &quot;true&quot;; IF(OR([.H1135]=&quot;false reach&quot;; [.I113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5.c.i </text:p>
          </table:table-cell>
          <table:table-cell table:formula="of:=IF(OR([.E1136]=&quot;true&quot;; [.F1136]=&quot;true&quot;; [.G1136]=&quot;true&quot;; [.H1136]=&quot;true&quot;; [.I1136]=&quot;true&quot;; [.J1136]=&quot;true&quot;); &quot;true&quot;; IF(OR([.E1136]=&quot;false reach&quot;; [.F1136]=&quot;false reach&quot;; [.G1136]=&quot;false reach&quot;; [.H1136]=&quot;false reach&quot;; [.I1136]=&quot;false reach&quot;; [.J1136]=&quot;false reach&quot;); &quot;false&quot;; &quot;unknown&quot;))" office:value-type="string" office:string-value="unknown">
            <text:p>unknown</text:p>
          </table:table-cell>
          <table:table-cell table:style-name="ce3" table:formula="of:=IF(OR([.F1136]=&quot;true&quot;; [.G1136]=&quot;true&quot;); &quot;true&quot;; IF(OR([.F1136]=&quot;false reach&quot;; [.G1136]=&quot;false reach&quot;); &quot;false&quot;; &quot;unknown&quot;))" office:value-type="string" office:string-value="unknown">
            <text:p>unknown</text:p>
          </table:table-cell>
          <table:table-cell table:style-name="ce3" table:formula="of:=IF(OR([.H1136]=&quot;true&quot;; [.I1136]=&quot;true&quot;); &quot;true&quot;; IF(OR([.H1136]=&quot;false reach&quot;; [.I113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6.c.i </text:p>
          </table:table-cell>
          <table:table-cell table:formula="of:=IF(OR([.E1137]=&quot;true&quot;; [.F1137]=&quot;true&quot;; [.G1137]=&quot;true&quot;; [.H1137]=&quot;true&quot;; [.I1137]=&quot;true&quot;; [.J1137]=&quot;true&quot;); &quot;true&quot;; IF(OR([.E1137]=&quot;false reach&quot;; [.F1137]=&quot;false reach&quot;; [.G1137]=&quot;false reach&quot;; [.H1137]=&quot;false reach&quot;; [.I1137]=&quot;false reach&quot;; [.J1137]=&quot;false reach&quot;); &quot;false&quot;; &quot;unknown&quot;))" office:value-type="string" office:string-value="unknown">
            <text:p>unknown</text:p>
          </table:table-cell>
          <table:table-cell table:style-name="ce3" table:formula="of:=IF(OR([.F1137]=&quot;true&quot;; [.G1137]=&quot;true&quot;); &quot;true&quot;; IF(OR([.F1137]=&quot;false reach&quot;; [.G1137]=&quot;false reach&quot;); &quot;false&quot;; &quot;unknown&quot;))" office:value-type="string" office:string-value="unknown">
            <text:p>unknown</text:p>
          </table:table-cell>
          <table:table-cell table:style-name="ce3" table:formula="of:=IF(OR([.H1137]=&quot;true&quot;; [.I1137]=&quot;true&quot;); &quot;true&quot;; IF(OR([.H1137]=&quot;false reach&quot;; [.I113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7.c.i </text:p>
          </table:table-cell>
          <table:table-cell table:formula="of:=IF(OR([.E1138]=&quot;true&quot;; [.F1138]=&quot;true&quot;; [.G1138]=&quot;true&quot;; [.H1138]=&quot;true&quot;; [.I1138]=&quot;true&quot;; [.J1138]=&quot;true&quot;); &quot;true&quot;; IF(OR([.E1138]=&quot;false reach&quot;; [.F1138]=&quot;false reach&quot;; [.G1138]=&quot;false reach&quot;; [.H1138]=&quot;false reach&quot;; [.I1138]=&quot;false reach&quot;; [.J1138]=&quot;false reach&quot;); &quot;false&quot;; &quot;unknown&quot;))" office:value-type="string" office:string-value="unknown">
            <text:p>unknown</text:p>
          </table:table-cell>
          <table:table-cell table:style-name="ce3" table:formula="of:=IF(OR([.F1138]=&quot;true&quot;; [.G1138]=&quot;true&quot;); &quot;true&quot;; IF(OR([.F1138]=&quot;false reach&quot;; [.G1138]=&quot;false reach&quot;); &quot;false&quot;; &quot;unknown&quot;))" office:value-type="string" office:string-value="unknown">
            <text:p>unknown</text:p>
          </table:table-cell>
          <table:table-cell table:style-name="ce3" table:formula="of:=IF(OR([.H1138]=&quot;true&quot;; [.I1138]=&quot;true&quot;); &quot;true&quot;; IF(OR([.H1138]=&quot;false reach&quot;; [.I113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8.c.i </text:p>
          </table:table-cell>
          <table:table-cell table:formula="of:=IF(OR([.E1139]=&quot;true&quot;; [.F1139]=&quot;true&quot;; [.G1139]=&quot;true&quot;; [.H1139]=&quot;true&quot;; [.I1139]=&quot;true&quot;; [.J1139]=&quot;true&quot;); &quot;true&quot;; IF(OR([.E1139]=&quot;false reach&quot;; [.F1139]=&quot;false reach&quot;; [.G1139]=&quot;false reach&quot;; [.H1139]=&quot;false reach&quot;; [.I1139]=&quot;false reach&quot;; [.J1139]=&quot;false reach&quot;); &quot;false&quot;; &quot;unknown&quot;))" office:value-type="string" office:string-value="unknown">
            <text:p>unknown</text:p>
          </table:table-cell>
          <table:table-cell table:style-name="ce3" table:formula="of:=IF(OR([.F1139]=&quot;true&quot;; [.G1139]=&quot;true&quot;); &quot;true&quot;; IF(OR([.F1139]=&quot;false reach&quot;; [.G1139]=&quot;false reach&quot;); &quot;false&quot;; &quot;unknown&quot;))" office:value-type="string" office:string-value="unknown">
            <text:p>unknown</text:p>
          </table:table-cell>
          <table:table-cell table:style-name="ce3" table:formula="of:=IF(OR([.H1139]=&quot;true&quot;; [.I1139]=&quot;true&quot;); &quot;true&quot;; IF(OR([.H1139]=&quot;false reach&quot;; [.I113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29.c.i </text:p>
          </table:table-cell>
          <table:table-cell table:formula="of:=IF(OR([.E1140]=&quot;true&quot;; [.F1140]=&quot;true&quot;; [.G1140]=&quot;true&quot;; [.H1140]=&quot;true&quot;; [.I1140]=&quot;true&quot;; [.J1140]=&quot;true&quot;); &quot;true&quot;; IF(OR([.E1140]=&quot;false reach&quot;; [.F1140]=&quot;false reach&quot;; [.G1140]=&quot;false reach&quot;; [.H1140]=&quot;false reach&quot;; [.I1140]=&quot;false reach&quot;; [.J1140]=&quot;false reach&quot;); &quot;false&quot;; &quot;unknown&quot;))" office:value-type="string" office:string-value="unknown">
            <text:p>unknown</text:p>
          </table:table-cell>
          <table:table-cell table:style-name="ce3" table:formula="of:=IF(OR([.F1140]=&quot;true&quot;; [.G1140]=&quot;true&quot;); &quot;true&quot;; IF(OR([.F1140]=&quot;false reach&quot;; [.G1140]=&quot;false reach&quot;); &quot;false&quot;; &quot;unknown&quot;))" office:value-type="string" office:string-value="unknown">
            <text:p>unknown</text:p>
          </table:table-cell>
          <table:table-cell table:style-name="ce3" table:formula="of:=IF(OR([.H1140]=&quot;true&quot;; [.I1140]=&quot;true&quot;); &quot;true&quot;; IF(OR([.H1140]=&quot;false reach&quot;; [.I114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0.c.i </text:p>
          </table:table-cell>
          <table:table-cell table:formula="of:=IF(OR([.E1141]=&quot;true&quot;; [.F1141]=&quot;true&quot;; [.G1141]=&quot;true&quot;; [.H1141]=&quot;true&quot;; [.I1141]=&quot;true&quot;; [.J1141]=&quot;true&quot;); &quot;true&quot;; IF(OR([.E1141]=&quot;false reach&quot;; [.F1141]=&quot;false reach&quot;; [.G1141]=&quot;false reach&quot;; [.H1141]=&quot;false reach&quot;; [.I1141]=&quot;false reach&quot;; [.J1141]=&quot;false reach&quot;); &quot;false&quot;; &quot;unknown&quot;))" office:value-type="string" office:string-value="false">
            <text:p>false</text:p>
          </table:table-cell>
          <table:table-cell table:style-name="ce3" table:formula="of:=IF(OR([.F1141]=&quot;true&quot;; [.G1141]=&quot;true&quot;); &quot;true&quot;; IF(OR([.F1141]=&quot;false reach&quot;; [.G1141]=&quot;false reach&quot;); &quot;false&quot;; &quot;unknown&quot;))" office:value-type="string" office:string-value="unknown">
            <text:p>unknown</text:p>
          </table:table-cell>
          <table:table-cell table:style-name="ce3" table:formula="of:=IF(OR([.H1141]=&quot;true&quot;; [.I1141]=&quot;true&quot;); &quot;true&quot;; IF(OR([.H1141]=&quot;false reach&quot;; [.I114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1.c.i </text:p>
          </table:table-cell>
          <table:table-cell table:formula="of:=IF(OR([.E1142]=&quot;true&quot;; [.F1142]=&quot;true&quot;; [.G1142]=&quot;true&quot;; [.H1142]=&quot;true&quot;; [.I1142]=&quot;true&quot;; [.J1142]=&quot;true&quot;); &quot;true&quot;; IF(OR([.E1142]=&quot;false reach&quot;; [.F1142]=&quot;false reach&quot;; [.G1142]=&quot;false reach&quot;; [.H1142]=&quot;false reach&quot;; [.I1142]=&quot;false reach&quot;; [.J1142]=&quot;false reach&quot;); &quot;false&quot;; &quot;unknown&quot;))" office:value-type="string" office:string-value="unknown">
            <text:p>unknown</text:p>
          </table:table-cell>
          <table:table-cell table:style-name="ce3" table:formula="of:=IF(OR([.F1142]=&quot;true&quot;; [.G1142]=&quot;true&quot;); &quot;true&quot;; IF(OR([.F1142]=&quot;false reach&quot;; [.G1142]=&quot;false reach&quot;); &quot;false&quot;; &quot;unknown&quot;))" office:value-type="string" office:string-value="unknown">
            <text:p>unknown</text:p>
          </table:table-cell>
          <table:table-cell table:style-name="ce3" table:formula="of:=IF(OR([.H1142]=&quot;true&quot;; [.I1142]=&quot;true&quot;); &quot;true&quot;; IF(OR([.H1142]=&quot;false reach&quot;; [.I114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2.c.i </text:p>
          </table:table-cell>
          <table:table-cell table:formula="of:=IF(OR([.E1143]=&quot;true&quot;; [.F1143]=&quot;true&quot;; [.G1143]=&quot;true&quot;; [.H1143]=&quot;true&quot;; [.I1143]=&quot;true&quot;; [.J1143]=&quot;true&quot;); &quot;true&quot;; IF(OR([.E1143]=&quot;false reach&quot;; [.F1143]=&quot;false reach&quot;; [.G1143]=&quot;false reach&quot;; [.H1143]=&quot;false reach&quot;; [.I1143]=&quot;false reach&quot;; [.J1143]=&quot;false reach&quot;); &quot;false&quot;; &quot;unknown&quot;))" office:value-type="string" office:string-value="unknown">
            <text:p>unknown</text:p>
          </table:table-cell>
          <table:table-cell table:style-name="ce3" table:formula="of:=IF(OR([.F1143]=&quot;true&quot;; [.G1143]=&quot;true&quot;); &quot;true&quot;; IF(OR([.F1143]=&quot;false reach&quot;; [.G1143]=&quot;false reach&quot;); &quot;false&quot;; &quot;unknown&quot;))" office:value-type="string" office:string-value="unknown">
            <text:p>unknown</text:p>
          </table:table-cell>
          <table:table-cell table:style-name="ce3" table:formula="of:=IF(OR([.H1143]=&quot;true&quot;; [.I1143]=&quot;true&quot;); &quot;true&quot;; IF(OR([.H1143]=&quot;false reach&quot;; [.I114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3.c.i </text:p>
          </table:table-cell>
          <table:table-cell table:formula="of:=IF(OR([.E1144]=&quot;true&quot;; [.F1144]=&quot;true&quot;; [.G1144]=&quot;true&quot;; [.H1144]=&quot;true&quot;; [.I1144]=&quot;true&quot;; [.J1144]=&quot;true&quot;); &quot;true&quot;; IF(OR([.E1144]=&quot;false reach&quot;; [.F1144]=&quot;false reach&quot;; [.G1144]=&quot;false reach&quot;; [.H1144]=&quot;false reach&quot;; [.I1144]=&quot;false reach&quot;; [.J1144]=&quot;false reach&quot;); &quot;false&quot;; &quot;unknown&quot;))" office:value-type="string" office:string-value="false">
            <text:p>false</text:p>
          </table:table-cell>
          <table:table-cell table:style-name="ce3" table:formula="of:=IF(OR([.F1144]=&quot;true&quot;; [.G1144]=&quot;true&quot;); &quot;true&quot;; IF(OR([.F1144]=&quot;false reach&quot;; [.G1144]=&quot;false reach&quot;); &quot;false&quot;; &quot;unknown&quot;))" office:value-type="string" office:string-value="unknown">
            <text:p>unknown</text:p>
          </table:table-cell>
          <table:table-cell table:style-name="ce3" table:formula="of:=IF(OR([.H1144]=&quot;true&quot;; [.I1144]=&quot;true&quot;); &quot;true&quot;; IF(OR([.H1144]=&quot;false reach&quot;; [.I114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4.c.i </text:p>
          </table:table-cell>
          <table:table-cell table:formula="of:=IF(OR([.E1145]=&quot;true&quot;; [.F1145]=&quot;true&quot;; [.G1145]=&quot;true&quot;; [.H1145]=&quot;true&quot;; [.I1145]=&quot;true&quot;; [.J1145]=&quot;true&quot;); &quot;true&quot;; IF(OR([.E1145]=&quot;false reach&quot;; [.F1145]=&quot;false reach&quot;; [.G1145]=&quot;false reach&quot;; [.H1145]=&quot;false reach&quot;; [.I1145]=&quot;false reach&quot;; [.J1145]=&quot;false reach&quot;); &quot;false&quot;; &quot;unknown&quot;))" office:value-type="string" office:string-value="unknown">
            <text:p>unknown</text:p>
          </table:table-cell>
          <table:table-cell table:style-name="ce3" table:formula="of:=IF(OR([.F1145]=&quot;true&quot;; [.G1145]=&quot;true&quot;); &quot;true&quot;; IF(OR([.F1145]=&quot;false reach&quot;; [.G1145]=&quot;false reach&quot;); &quot;false&quot;; &quot;unknown&quot;))" office:value-type="string" office:string-value="unknown">
            <text:p>unknown</text:p>
          </table:table-cell>
          <table:table-cell table:style-name="ce3" table:formula="of:=IF(OR([.H1145]=&quot;true&quot;; [.I1145]=&quot;true&quot;); &quot;true&quot;; IF(OR([.H1145]=&quot;false reach&quot;; [.I11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5.c.i </text:p>
          </table:table-cell>
          <table:table-cell table:formula="of:=IF(OR([.E1146]=&quot;true&quot;; [.F1146]=&quot;true&quot;; [.G1146]=&quot;true&quot;; [.H1146]=&quot;true&quot;; [.I1146]=&quot;true&quot;; [.J1146]=&quot;true&quot;); &quot;true&quot;; IF(OR([.E1146]=&quot;false reach&quot;; [.F1146]=&quot;false reach&quot;; [.G1146]=&quot;false reach&quot;; [.H1146]=&quot;false reach&quot;; [.I1146]=&quot;false reach&quot;; [.J1146]=&quot;false reach&quot;); &quot;false&quot;; &quot;unknown&quot;))" office:value-type="string" office:string-value="unknown">
            <text:p>unknown</text:p>
          </table:table-cell>
          <table:table-cell table:style-name="ce3" table:formula="of:=IF(OR([.F1146]=&quot;true&quot;; [.G1146]=&quot;true&quot;); &quot;true&quot;; IF(OR([.F1146]=&quot;false reach&quot;; [.G1146]=&quot;false reach&quot;); &quot;false&quot;; &quot;unknown&quot;))" office:value-type="string" office:string-value="unknown">
            <text:p>unknown</text:p>
          </table:table-cell>
          <table:table-cell table:style-name="ce3" table:formula="of:=IF(OR([.H1146]=&quot;true&quot;; [.I1146]=&quot;true&quot;); &quot;true&quot;; IF(OR([.H1146]=&quot;false reach&quot;; [.I11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6.c.i </text:p>
          </table:table-cell>
          <table:table-cell table:formula="of:=IF(OR([.E1147]=&quot;true&quot;; [.F1147]=&quot;true&quot;; [.G1147]=&quot;true&quot;; [.H1147]=&quot;true&quot;; [.I1147]=&quot;true&quot;; [.J1147]=&quot;true&quot;); &quot;true&quot;; IF(OR([.E1147]=&quot;false reach&quot;; [.F1147]=&quot;false reach&quot;; [.G1147]=&quot;false reach&quot;; [.H1147]=&quot;false reach&quot;; [.I1147]=&quot;false reach&quot;; [.J1147]=&quot;false reach&quot;); &quot;false&quot;; &quot;unknown&quot;))" office:value-type="string" office:string-value="unknown">
            <text:p>unknown</text:p>
          </table:table-cell>
          <table:table-cell table:style-name="ce3" table:formula="of:=IF(OR([.F1147]=&quot;true&quot;; [.G1147]=&quot;true&quot;); &quot;true&quot;; IF(OR([.F1147]=&quot;false reach&quot;; [.G1147]=&quot;false reach&quot;); &quot;false&quot;; &quot;unknown&quot;))" office:value-type="string" office:string-value="unknown">
            <text:p>unknown</text:p>
          </table:table-cell>
          <table:table-cell table:style-name="ce3" table:formula="of:=IF(OR([.H1147]=&quot;true&quot;; [.I1147]=&quot;true&quot;); &quot;true&quot;; IF(OR([.H1147]=&quot;false reach&quot;; [.I114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7.c.i </text:p>
          </table:table-cell>
          <table:table-cell table:formula="of:=IF(OR([.E1148]=&quot;true&quot;; [.F1148]=&quot;true&quot;; [.G1148]=&quot;true&quot;; [.H1148]=&quot;true&quot;; [.I1148]=&quot;true&quot;; [.J1148]=&quot;true&quot;); &quot;true&quot;; IF(OR([.E1148]=&quot;false reach&quot;; [.F1148]=&quot;false reach&quot;; [.G1148]=&quot;false reach&quot;; [.H1148]=&quot;false reach&quot;; [.I1148]=&quot;false reach&quot;; [.J1148]=&quot;false reach&quot;); &quot;false&quot;; &quot;unknown&quot;))" office:value-type="string" office:string-value="unknown">
            <text:p>unknown</text:p>
          </table:table-cell>
          <table:table-cell table:style-name="ce3" table:formula="of:=IF(OR([.F1148]=&quot;true&quot;; [.G1148]=&quot;true&quot;); &quot;true&quot;; IF(OR([.F1148]=&quot;false reach&quot;; [.G1148]=&quot;false reach&quot;); &quot;false&quot;; &quot;unknown&quot;))" office:value-type="string" office:string-value="unknown">
            <text:p>unknown</text:p>
          </table:table-cell>
          <table:table-cell table:style-name="ce3" table:formula="of:=IF(OR([.H1148]=&quot;true&quot;; [.I1148]=&quot;true&quot;); &quot;true&quot;; IF(OR([.H1148]=&quot;false reach&quot;; [.I114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8.c.i </text:p>
          </table:table-cell>
          <table:table-cell table:formula="of:=IF(OR([.E1149]=&quot;true&quot;; [.F1149]=&quot;true&quot;; [.G1149]=&quot;true&quot;; [.H1149]=&quot;true&quot;; [.I1149]=&quot;true&quot;; [.J1149]=&quot;true&quot;); &quot;true&quot;; IF(OR([.E1149]=&quot;false reach&quot;; [.F1149]=&quot;false reach&quot;; [.G1149]=&quot;false reach&quot;; [.H1149]=&quot;false reach&quot;; [.I1149]=&quot;false reach&quot;; [.J1149]=&quot;false reach&quot;); &quot;false&quot;; &quot;unknown&quot;))" office:value-type="string" office:string-value="false">
            <text:p>false</text:p>
          </table:table-cell>
          <table:table-cell table:style-name="ce3" table:formula="of:=IF(OR([.F1149]=&quot;true&quot;; [.G1149]=&quot;true&quot;); &quot;true&quot;; IF(OR([.F1149]=&quot;false reach&quot;; [.G1149]=&quot;false reach&quot;); &quot;false&quot;; &quot;unknown&quot;))" office:value-type="string" office:string-value="unknown">
            <text:p>unknown</text:p>
          </table:table-cell>
          <table:table-cell table:style-name="ce3" table:formula="of:=IF(OR([.H1149]=&quot;true&quot;; [.I1149]=&quot;true&quot;); &quot;true&quot;; IF(OR([.H1149]=&quot;false reach&quot;; [.I114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39.c.i </text:p>
          </table:table-cell>
          <table:table-cell table:formula="of:=IF(OR([.E1150]=&quot;true&quot;; [.F1150]=&quot;true&quot;; [.G1150]=&quot;true&quot;; [.H1150]=&quot;true&quot;; [.I1150]=&quot;true&quot;; [.J1150]=&quot;true&quot;); &quot;true&quot;; IF(OR([.E1150]=&quot;false reach&quot;; [.F1150]=&quot;false reach&quot;; [.G1150]=&quot;false reach&quot;; [.H1150]=&quot;false reach&quot;; [.I1150]=&quot;false reach&quot;; [.J1150]=&quot;false reach&quot;); &quot;false&quot;; &quot;unknown&quot;))" office:value-type="string" office:string-value="false">
            <text:p>false</text:p>
          </table:table-cell>
          <table:table-cell table:style-name="ce3" table:formula="of:=IF(OR([.F1150]=&quot;true&quot;; [.G1150]=&quot;true&quot;); &quot;true&quot;; IF(OR([.F1150]=&quot;false reach&quot;; [.G1150]=&quot;false reach&quot;); &quot;false&quot;; &quot;unknown&quot;))" office:value-type="string" office:string-value="unknown">
            <text:p>unknown</text:p>
          </table:table-cell>
          <table:table-cell table:style-name="ce3" table:formula="of:=IF(OR([.H1150]=&quot;true&quot;; [.I1150]=&quot;true&quot;); &quot;true&quot;; IF(OR([.H1150]=&quot;false reach&quot;; [.I115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0.c.i </text:p>
          </table:table-cell>
          <table:table-cell table:formula="of:=IF(OR([.E1151]=&quot;true&quot;; [.F1151]=&quot;true&quot;; [.G1151]=&quot;true&quot;; [.H1151]=&quot;true&quot;; [.I1151]=&quot;true&quot;; [.J1151]=&quot;true&quot;); &quot;true&quot;; IF(OR([.E1151]=&quot;false reach&quot;; [.F1151]=&quot;false reach&quot;; [.G1151]=&quot;false reach&quot;; [.H1151]=&quot;false reach&quot;; [.I1151]=&quot;false reach&quot;; [.J1151]=&quot;false reach&quot;); &quot;false&quot;; &quot;unknown&quot;))" office:value-type="string" office:string-value="unknown">
            <text:p>unknown</text:p>
          </table:table-cell>
          <table:table-cell table:style-name="ce3" table:formula="of:=IF(OR([.F1151]=&quot;true&quot;; [.G1151]=&quot;true&quot;); &quot;true&quot;; IF(OR([.F1151]=&quot;false reach&quot;; [.G1151]=&quot;false reach&quot;); &quot;false&quot;; &quot;unknown&quot;))" office:value-type="string" office:string-value="unknown">
            <text:p>unknown</text:p>
          </table:table-cell>
          <table:table-cell table:style-name="ce3" table:formula="of:=IF(OR([.H1151]=&quot;true&quot;; [.I1151]=&quot;true&quot;); &quot;true&quot;; IF(OR([.H1151]=&quot;false reach&quot;; [.I11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1.c.i </text:p>
          </table:table-cell>
          <table:table-cell table:formula="of:=IF(OR([.E1152]=&quot;true&quot;; [.F1152]=&quot;true&quot;; [.G1152]=&quot;true&quot;; [.H1152]=&quot;true&quot;; [.I1152]=&quot;true&quot;; [.J1152]=&quot;true&quot;); &quot;true&quot;; IF(OR([.E1152]=&quot;false reach&quot;; [.F1152]=&quot;false reach&quot;; [.G1152]=&quot;false reach&quot;; [.H1152]=&quot;false reach&quot;; [.I1152]=&quot;false reach&quot;; [.J1152]=&quot;false reach&quot;); &quot;false&quot;; &quot;unknown&quot;))" office:value-type="string" office:string-value="unknown">
            <text:p>unknown</text:p>
          </table:table-cell>
          <table:table-cell table:style-name="ce3" table:formula="of:=IF(OR([.F1152]=&quot;true&quot;; [.G1152]=&quot;true&quot;); &quot;true&quot;; IF(OR([.F1152]=&quot;false reach&quot;; [.G1152]=&quot;false reach&quot;); &quot;false&quot;; &quot;unknown&quot;))" office:value-type="string" office:string-value="unknown">
            <text:p>unknown</text:p>
          </table:table-cell>
          <table:table-cell table:style-name="ce3" table:formula="of:=IF(OR([.H1152]=&quot;true&quot;; [.I1152]=&quot;true&quot;); &quot;true&quot;; IF(OR([.H1152]=&quot;false reach&quot;; [.I11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2.c.i </text:p>
          </table:table-cell>
          <table:table-cell table:formula="of:=IF(OR([.E1153]=&quot;true&quot;; [.F1153]=&quot;true&quot;; [.G1153]=&quot;true&quot;; [.H1153]=&quot;true&quot;; [.I1153]=&quot;true&quot;; [.J1153]=&quot;true&quot;); &quot;true&quot;; IF(OR([.E1153]=&quot;false reach&quot;; [.F1153]=&quot;false reach&quot;; [.G1153]=&quot;false reach&quot;; [.H1153]=&quot;false reach&quot;; [.I1153]=&quot;false reach&quot;; [.J1153]=&quot;false reach&quot;); &quot;false&quot;; &quot;unknown&quot;))" office:value-type="string" office:string-value="unknown">
            <text:p>unknown</text:p>
          </table:table-cell>
          <table:table-cell table:style-name="ce3" table:formula="of:=IF(OR([.F1153]=&quot;true&quot;; [.G1153]=&quot;true&quot;); &quot;true&quot;; IF(OR([.F1153]=&quot;false reach&quot;; [.G1153]=&quot;false reach&quot;); &quot;false&quot;; &quot;unknown&quot;))" office:value-type="string" office:string-value="unknown">
            <text:p>unknown</text:p>
          </table:table-cell>
          <table:table-cell table:style-name="ce3" table:formula="of:=IF(OR([.H1153]=&quot;true&quot;; [.I1153]=&quot;true&quot;); &quot;true&quot;; IF(OR([.H1153]=&quot;false reach&quot;; [.I11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3.c.i </text:p>
          </table:table-cell>
          <table:table-cell table:formula="of:=IF(OR([.E1154]=&quot;true&quot;; [.F1154]=&quot;true&quot;; [.G1154]=&quot;true&quot;; [.H1154]=&quot;true&quot;; [.I1154]=&quot;true&quot;; [.J1154]=&quot;true&quot;); &quot;true&quot;; IF(OR([.E1154]=&quot;false reach&quot;; [.F1154]=&quot;false reach&quot;; [.G1154]=&quot;false reach&quot;; [.H1154]=&quot;false reach&quot;; [.I1154]=&quot;false reach&quot;; [.J1154]=&quot;false reach&quot;); &quot;false&quot;; &quot;unknown&quot;))" office:value-type="string" office:string-value="unknown">
            <text:p>unknown</text:p>
          </table:table-cell>
          <table:table-cell table:style-name="ce3" table:formula="of:=IF(OR([.F1154]=&quot;true&quot;; [.G1154]=&quot;true&quot;); &quot;true&quot;; IF(OR([.F1154]=&quot;false reach&quot;; [.G1154]=&quot;false reach&quot;); &quot;false&quot;; &quot;unknown&quot;))" office:value-type="string" office:string-value="unknown">
            <text:p>unknown</text:p>
          </table:table-cell>
          <table:table-cell table:style-name="ce3" table:formula="of:=IF(OR([.H1154]=&quot;true&quot;; [.I1154]=&quot;true&quot;); &quot;true&quot;; IF(OR([.H1154]=&quot;false reach&quot;; [.I115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4.c.i </text:p>
          </table:table-cell>
          <table:table-cell table:formula="of:=IF(OR([.E1155]=&quot;true&quot;; [.F1155]=&quot;true&quot;; [.G1155]=&quot;true&quot;; [.H1155]=&quot;true&quot;; [.I1155]=&quot;true&quot;; [.J1155]=&quot;true&quot;); &quot;true&quot;; IF(OR([.E1155]=&quot;false reach&quot;; [.F1155]=&quot;false reach&quot;; [.G1155]=&quot;false reach&quot;; [.H1155]=&quot;false reach&quot;; [.I1155]=&quot;false reach&quot;; [.J1155]=&quot;false reach&quot;); &quot;false&quot;; &quot;unknown&quot;))" office:value-type="string" office:string-value="unknown">
            <text:p>unknown</text:p>
          </table:table-cell>
          <table:table-cell table:style-name="ce3" table:formula="of:=IF(OR([.F1155]=&quot;true&quot;; [.G1155]=&quot;true&quot;); &quot;true&quot;; IF(OR([.F1155]=&quot;false reach&quot;; [.G1155]=&quot;false reach&quot;); &quot;false&quot;; &quot;unknown&quot;))" office:value-type="string" office:string-value="unknown">
            <text:p>unknown</text:p>
          </table:table-cell>
          <table:table-cell table:style-name="ce3" table:formula="of:=IF(OR([.H1155]=&quot;true&quot;; [.I1155]=&quot;true&quot;); &quot;true&quot;; IF(OR([.H1155]=&quot;false reach&quot;; [.I115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5.c.i </text:p>
          </table:table-cell>
          <table:table-cell table:formula="of:=IF(OR([.E1156]=&quot;true&quot;; [.F1156]=&quot;true&quot;; [.G1156]=&quot;true&quot;; [.H1156]=&quot;true&quot;; [.I1156]=&quot;true&quot;; [.J1156]=&quot;true&quot;); &quot;true&quot;; IF(OR([.E1156]=&quot;false reach&quot;; [.F1156]=&quot;false reach&quot;; [.G1156]=&quot;false reach&quot;; [.H1156]=&quot;false reach&quot;; [.I1156]=&quot;false reach&quot;; [.J1156]=&quot;false reach&quot;); &quot;false&quot;; &quot;unknown&quot;))" office:value-type="string" office:string-value="unknown">
            <text:p>unknown</text:p>
          </table:table-cell>
          <table:table-cell table:style-name="ce3" table:formula="of:=IF(OR([.F1156]=&quot;true&quot;; [.G1156]=&quot;true&quot;); &quot;true&quot;; IF(OR([.F1156]=&quot;false reach&quot;; [.G1156]=&quot;false reach&quot;); &quot;false&quot;; &quot;unknown&quot;))" office:value-type="string" office:string-value="unknown">
            <text:p>unknown</text:p>
          </table:table-cell>
          <table:table-cell table:style-name="ce3" table:formula="of:=IF(OR([.H1156]=&quot;true&quot;; [.I1156]=&quot;true&quot;); &quot;true&quot;; IF(OR([.H1156]=&quot;false reach&quot;; [.I115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6.c.i </text:p>
          </table:table-cell>
          <table:table-cell table:formula="of:=IF(OR([.E1157]=&quot;true&quot;; [.F1157]=&quot;true&quot;; [.G1157]=&quot;true&quot;; [.H1157]=&quot;true&quot;; [.I1157]=&quot;true&quot;; [.J1157]=&quot;true&quot;); &quot;true&quot;; IF(OR([.E1157]=&quot;false reach&quot;; [.F1157]=&quot;false reach&quot;; [.G1157]=&quot;false reach&quot;; [.H1157]=&quot;false reach&quot;; [.I1157]=&quot;false reach&quot;; [.J1157]=&quot;false reach&quot;); &quot;false&quot;; &quot;unknown&quot;))" office:value-type="string" office:string-value="unknown">
            <text:p>unknown</text:p>
          </table:table-cell>
          <table:table-cell table:style-name="ce3" table:formula="of:=IF(OR([.F1157]=&quot;true&quot;; [.G1157]=&quot;true&quot;); &quot;true&quot;; IF(OR([.F1157]=&quot;false reach&quot;; [.G1157]=&quot;false reach&quot;); &quot;false&quot;; &quot;unknown&quot;))" office:value-type="string" office:string-value="unknown">
            <text:p>unknown</text:p>
          </table:table-cell>
          <table:table-cell table:style-name="ce3" table:formula="of:=IF(OR([.H1157]=&quot;true&quot;; [.I1157]=&quot;true&quot;); &quot;true&quot;; IF(OR([.H1157]=&quot;false reach&quot;; [.I115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7.c.i </text:p>
          </table:table-cell>
          <table:table-cell table:formula="of:=IF(OR([.E1158]=&quot;true&quot;; [.F1158]=&quot;true&quot;; [.G1158]=&quot;true&quot;; [.H1158]=&quot;true&quot;; [.I1158]=&quot;true&quot;; [.J1158]=&quot;true&quot;); &quot;true&quot;; IF(OR([.E1158]=&quot;false reach&quot;; [.F1158]=&quot;false reach&quot;; [.G1158]=&quot;false reach&quot;; [.H1158]=&quot;false reach&quot;; [.I1158]=&quot;false reach&quot;; [.J1158]=&quot;false reach&quot;); &quot;false&quot;; &quot;unknown&quot;))" office:value-type="string" office:string-value="unknown">
            <text:p>unknown</text:p>
          </table:table-cell>
          <table:table-cell table:style-name="ce3" table:formula="of:=IF(OR([.F1158]=&quot;true&quot;; [.G1158]=&quot;true&quot;); &quot;true&quot;; IF(OR([.F1158]=&quot;false reach&quot;; [.G1158]=&quot;false reach&quot;); &quot;false&quot;; &quot;unknown&quot;))" office:value-type="string" office:string-value="unknown">
            <text:p>unknown</text:p>
          </table:table-cell>
          <table:table-cell table:style-name="ce3" table:formula="of:=IF(OR([.H1158]=&quot;true&quot;; [.I1158]=&quot;true&quot;); &quot;true&quot;; IF(OR([.H1158]=&quot;false reach&quot;; [.I115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8.c.i </text:p>
          </table:table-cell>
          <table:table-cell table:formula="of:=IF(OR([.E1159]=&quot;true&quot;; [.F1159]=&quot;true&quot;; [.G1159]=&quot;true&quot;; [.H1159]=&quot;true&quot;; [.I1159]=&quot;true&quot;; [.J1159]=&quot;true&quot;); &quot;true&quot;; IF(OR([.E1159]=&quot;false reach&quot;; [.F1159]=&quot;false reach&quot;; [.G1159]=&quot;false reach&quot;; [.H1159]=&quot;false reach&quot;; [.I1159]=&quot;false reach&quot;; [.J1159]=&quot;false reach&quot;); &quot;false&quot;; &quot;unknown&quot;))" office:value-type="string" office:string-value="false">
            <text:p>false</text:p>
          </table:table-cell>
          <table:table-cell table:style-name="ce3" table:formula="of:=IF(OR([.F1159]=&quot;true&quot;; [.G1159]=&quot;true&quot;); &quot;true&quot;; IF(OR([.F1159]=&quot;false reach&quot;; [.G1159]=&quot;false reach&quot;); &quot;false&quot;; &quot;unknown&quot;))" office:value-type="string" office:string-value="unknown">
            <text:p>unknown</text:p>
          </table:table-cell>
          <table:table-cell table:style-name="ce3" table:formula="of:=IF(OR([.H1159]=&quot;true&quot;; [.I1159]=&quot;true&quot;); &quot;true&quot;; IF(OR([.H1159]=&quot;false reach&quot;; [.I115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49.c.i </text:p>
          </table:table-cell>
          <table:table-cell table:formula="of:=IF(OR([.E1160]=&quot;true&quot;; [.F1160]=&quot;true&quot;; [.G1160]=&quot;true&quot;; [.H1160]=&quot;true&quot;; [.I1160]=&quot;true&quot;; [.J1160]=&quot;true&quot;); &quot;true&quot;; IF(OR([.E1160]=&quot;false reach&quot;; [.F1160]=&quot;false reach&quot;; [.G1160]=&quot;false reach&quot;; [.H1160]=&quot;false reach&quot;; [.I1160]=&quot;false reach&quot;; [.J1160]=&quot;false reach&quot;); &quot;false&quot;; &quot;unknown&quot;))" office:value-type="string" office:string-value="unknown">
            <text:p>unknown</text:p>
          </table:table-cell>
          <table:table-cell table:style-name="ce3" table:formula="of:=IF(OR([.F1160]=&quot;true&quot;; [.G1160]=&quot;true&quot;); &quot;true&quot;; IF(OR([.F1160]=&quot;false reach&quot;; [.G1160]=&quot;false reach&quot;); &quot;false&quot;; &quot;unknown&quot;))" office:value-type="string" office:string-value="unknown">
            <text:p>unknown</text:p>
          </table:table-cell>
          <table:table-cell table:style-name="ce3" table:formula="of:=IF(OR([.H1160]=&quot;true&quot;; [.I1160]=&quot;true&quot;); &quot;true&quot;; IF(OR([.H1160]=&quot;false reach&quot;; [.I11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0.c.i </text:p>
          </table:table-cell>
          <table:table-cell table:formula="of:=IF(OR([.E1161]=&quot;true&quot;; [.F1161]=&quot;true&quot;; [.G1161]=&quot;true&quot;; [.H1161]=&quot;true&quot;; [.I1161]=&quot;true&quot;; [.J1161]=&quot;true&quot;); &quot;true&quot;; IF(OR([.E1161]=&quot;false reach&quot;; [.F1161]=&quot;false reach&quot;; [.G1161]=&quot;false reach&quot;; [.H1161]=&quot;false reach&quot;; [.I1161]=&quot;false reach&quot;; [.J1161]=&quot;false reach&quot;); &quot;false&quot;; &quot;unknown&quot;))" office:value-type="string" office:string-value="unknown">
            <text:p>unknown</text:p>
          </table:table-cell>
          <table:table-cell table:style-name="ce3" table:formula="of:=IF(OR([.F1161]=&quot;true&quot;; [.G1161]=&quot;true&quot;); &quot;true&quot;; IF(OR([.F1161]=&quot;false reach&quot;; [.G1161]=&quot;false reach&quot;); &quot;false&quot;; &quot;unknown&quot;))" office:value-type="string" office:string-value="unknown">
            <text:p>unknown</text:p>
          </table:table-cell>
          <table:table-cell table:style-name="ce3" table:formula="of:=IF(OR([.H1161]=&quot;true&quot;; [.I1161]=&quot;true&quot;); &quot;true&quot;; IF(OR([.H1161]=&quot;false reach&quot;; [.I11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1.c.i </text:p>
          </table:table-cell>
          <table:table-cell table:formula="of:=IF(OR([.E1162]=&quot;true&quot;; [.F1162]=&quot;true&quot;; [.G1162]=&quot;true&quot;; [.H1162]=&quot;true&quot;; [.I1162]=&quot;true&quot;; [.J1162]=&quot;true&quot;); &quot;true&quot;; IF(OR([.E1162]=&quot;false reach&quot;; [.F1162]=&quot;false reach&quot;; [.G1162]=&quot;false reach&quot;; [.H1162]=&quot;false reach&quot;; [.I1162]=&quot;false reach&quot;; [.J1162]=&quot;false reach&quot;); &quot;false&quot;; &quot;unknown&quot;))" office:value-type="string" office:string-value="unknown">
            <text:p>unknown</text:p>
          </table:table-cell>
          <table:table-cell table:style-name="ce3" table:formula="of:=IF(OR([.F1162]=&quot;true&quot;; [.G1162]=&quot;true&quot;); &quot;true&quot;; IF(OR([.F1162]=&quot;false reach&quot;; [.G1162]=&quot;false reach&quot;); &quot;false&quot;; &quot;unknown&quot;))" office:value-type="string" office:string-value="unknown">
            <text:p>unknown</text:p>
          </table:table-cell>
          <table:table-cell table:style-name="ce3" table:formula="of:=IF(OR([.H1162]=&quot;true&quot;; [.I1162]=&quot;true&quot;); &quot;true&quot;; IF(OR([.H1162]=&quot;false reach&quot;; [.I11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2.c.i </text:p>
          </table:table-cell>
          <table:table-cell table:formula="of:=IF(OR([.E1163]=&quot;true&quot;; [.F1163]=&quot;true&quot;; [.G1163]=&quot;true&quot;; [.H1163]=&quot;true&quot;; [.I1163]=&quot;true&quot;; [.J1163]=&quot;true&quot;); &quot;true&quot;; IF(OR([.E1163]=&quot;false reach&quot;; [.F1163]=&quot;false reach&quot;; [.G1163]=&quot;false reach&quot;; [.H1163]=&quot;false reach&quot;; [.I1163]=&quot;false reach&quot;; [.J1163]=&quot;false reach&quot;); &quot;false&quot;; &quot;unknown&quot;))" office:value-type="string" office:string-value="false">
            <text:p>false</text:p>
          </table:table-cell>
          <table:table-cell table:style-name="ce3" table:formula="of:=IF(OR([.F1163]=&quot;true&quot;; [.G1163]=&quot;true&quot;); &quot;true&quot;; IF(OR([.F1163]=&quot;false reach&quot;; [.G1163]=&quot;false reach&quot;); &quot;false&quot;; &quot;unknown&quot;))" office:value-type="string" office:string-value="unknown">
            <text:p>unknown</text:p>
          </table:table-cell>
          <table:table-cell table:style-name="ce3" table:formula="of:=IF(OR([.H1163]=&quot;true&quot;; [.I1163]=&quot;true&quot;); &quot;true&quot;; IF(OR([.H1163]=&quot;false reach&quot;; [.I116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3.c.i </text:p>
          </table:table-cell>
          <table:table-cell table:formula="of:=IF(OR([.E1164]=&quot;true&quot;; [.F1164]=&quot;true&quot;; [.G1164]=&quot;true&quot;; [.H1164]=&quot;true&quot;; [.I1164]=&quot;true&quot;; [.J1164]=&quot;true&quot;); &quot;true&quot;; IF(OR([.E1164]=&quot;false reach&quot;; [.F1164]=&quot;false reach&quot;; [.G1164]=&quot;false reach&quot;; [.H1164]=&quot;false reach&quot;; [.I1164]=&quot;false reach&quot;; [.J1164]=&quot;false reach&quot;); &quot;false&quot;; &quot;unknown&quot;))" office:value-type="string" office:string-value="false">
            <text:p>false</text:p>
          </table:table-cell>
          <table:table-cell table:style-name="ce3" table:formula="of:=IF(OR([.F1164]=&quot;true&quot;; [.G1164]=&quot;true&quot;); &quot;true&quot;; IF(OR([.F1164]=&quot;false reach&quot;; [.G1164]=&quot;false reach&quot;); &quot;false&quot;; &quot;unknown&quot;))" office:value-type="string" office:string-value="unknown">
            <text:p>unknown</text:p>
          </table:table-cell>
          <table:table-cell table:style-name="ce3" table:formula="of:=IF(OR([.H1164]=&quot;true&quot;; [.I1164]=&quot;true&quot;); &quot;true&quot;; IF(OR([.H1164]=&quot;false reach&quot;; [.I116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4.c.i </text:p>
          </table:table-cell>
          <table:table-cell table:formula="of:=IF(OR([.E1165]=&quot;true&quot;; [.F1165]=&quot;true&quot;; [.G1165]=&quot;true&quot;; [.H1165]=&quot;true&quot;; [.I1165]=&quot;true&quot;; [.J1165]=&quot;true&quot;); &quot;true&quot;; IF(OR([.E1165]=&quot;false reach&quot;; [.F1165]=&quot;false reach&quot;; [.G1165]=&quot;false reach&quot;; [.H1165]=&quot;false reach&quot;; [.I1165]=&quot;false reach&quot;; [.J1165]=&quot;false reach&quot;); &quot;false&quot;; &quot;unknown&quot;))" office:value-type="string" office:string-value="false">
            <text:p>false</text:p>
          </table:table-cell>
          <table:table-cell table:style-name="ce3" table:formula="of:=IF(OR([.F1165]=&quot;true&quot;; [.G1165]=&quot;true&quot;); &quot;true&quot;; IF(OR([.F1165]=&quot;false reach&quot;; [.G1165]=&quot;false reach&quot;); &quot;false&quot;; &quot;unknown&quot;))" office:value-type="string" office:string-value="unknown">
            <text:p>unknown</text:p>
          </table:table-cell>
          <table:table-cell table:style-name="ce3" table:formula="of:=IF(OR([.H1165]=&quot;true&quot;; [.I1165]=&quot;true&quot;); &quot;true&quot;; IF(OR([.H1165]=&quot;false reach&quot;; [.I116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5.c.i </text:p>
          </table:table-cell>
          <table:table-cell table:formula="of:=IF(OR([.E1166]=&quot;true&quot;; [.F1166]=&quot;true&quot;; [.G1166]=&quot;true&quot;; [.H1166]=&quot;true&quot;; [.I1166]=&quot;true&quot;; [.J1166]=&quot;true&quot;); &quot;true&quot;; IF(OR([.E1166]=&quot;false reach&quot;; [.F1166]=&quot;false reach&quot;; [.G1166]=&quot;false reach&quot;; [.H1166]=&quot;false reach&quot;; [.I1166]=&quot;false reach&quot;; [.J1166]=&quot;false reach&quot;); &quot;false&quot;; &quot;unknown&quot;))" office:value-type="string" office:string-value="unknown">
            <text:p>unknown</text:p>
          </table:table-cell>
          <table:table-cell table:style-name="ce3" table:formula="of:=IF(OR([.F1166]=&quot;true&quot;; [.G1166]=&quot;true&quot;); &quot;true&quot;; IF(OR([.F1166]=&quot;false reach&quot;; [.G1166]=&quot;false reach&quot;); &quot;false&quot;; &quot;unknown&quot;))" office:value-type="string" office:string-value="unknown">
            <text:p>unknown</text:p>
          </table:table-cell>
          <table:table-cell table:style-name="ce3" table:formula="of:=IF(OR([.H1166]=&quot;true&quot;; [.I1166]=&quot;true&quot;); &quot;true&quot;; IF(OR([.H1166]=&quot;false reach&quot;; [.I116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6.c.i </text:p>
          </table:table-cell>
          <table:table-cell table:formula="of:=IF(OR([.E1167]=&quot;true&quot;; [.F1167]=&quot;true&quot;; [.G1167]=&quot;true&quot;; [.H1167]=&quot;true&quot;; [.I1167]=&quot;true&quot;; [.J1167]=&quot;true&quot;); &quot;true&quot;; IF(OR([.E1167]=&quot;false reach&quot;; [.F1167]=&quot;false reach&quot;; [.G1167]=&quot;false reach&quot;; [.H1167]=&quot;false reach&quot;; [.I1167]=&quot;false reach&quot;; [.J1167]=&quot;false reach&quot;); &quot;false&quot;; &quot;unknown&quot;))" office:value-type="string" office:string-value="unknown">
            <text:p>unknown</text:p>
          </table:table-cell>
          <table:table-cell table:style-name="ce3" table:formula="of:=IF(OR([.F1167]=&quot;true&quot;; [.G1167]=&quot;true&quot;); &quot;true&quot;; IF(OR([.F1167]=&quot;false reach&quot;; [.G1167]=&quot;false reach&quot;); &quot;false&quot;; &quot;unknown&quot;))" office:value-type="string" office:string-value="unknown">
            <text:p>unknown</text:p>
          </table:table-cell>
          <table:table-cell table:style-name="ce3" table:formula="of:=IF(OR([.H1167]=&quot;true&quot;; [.I1167]=&quot;true&quot;); &quot;true&quot;; IF(OR([.H1167]=&quot;false reach&quot;; [.I11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7.c.i </text:p>
          </table:table-cell>
          <table:table-cell table:formula="of:=IF(OR([.E1168]=&quot;true&quot;; [.F1168]=&quot;true&quot;; [.G1168]=&quot;true&quot;; [.H1168]=&quot;true&quot;; [.I1168]=&quot;true&quot;; [.J1168]=&quot;true&quot;); &quot;true&quot;; IF(OR([.E1168]=&quot;false reach&quot;; [.F1168]=&quot;false reach&quot;; [.G1168]=&quot;false reach&quot;; [.H1168]=&quot;false reach&quot;; [.I1168]=&quot;false reach&quot;; [.J1168]=&quot;false reach&quot;); &quot;false&quot;; &quot;unknown&quot;))" office:value-type="string" office:string-value="unknown">
            <text:p>unknown</text:p>
          </table:table-cell>
          <table:table-cell table:style-name="ce3" table:formula="of:=IF(OR([.F1168]=&quot;true&quot;; [.G1168]=&quot;true&quot;); &quot;true&quot;; IF(OR([.F1168]=&quot;false reach&quot;; [.G1168]=&quot;false reach&quot;); &quot;false&quot;; &quot;unknown&quot;))" office:value-type="string" office:string-value="unknown">
            <text:p>unknown</text:p>
          </table:table-cell>
          <table:table-cell table:style-name="ce3" table:formula="of:=IF(OR([.H1168]=&quot;true&quot;; [.I1168]=&quot;true&quot;); &quot;true&quot;; IF(OR([.H1168]=&quot;false reach&quot;; [.I116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8.c.i </text:p>
          </table:table-cell>
          <table:table-cell table:formula="of:=IF(OR([.E1169]=&quot;true&quot;; [.F1169]=&quot;true&quot;; [.G1169]=&quot;true&quot;; [.H1169]=&quot;true&quot;; [.I1169]=&quot;true&quot;; [.J1169]=&quot;true&quot;); &quot;true&quot;; IF(OR([.E1169]=&quot;false reach&quot;; [.F1169]=&quot;false reach&quot;; [.G1169]=&quot;false reach&quot;; [.H1169]=&quot;false reach&quot;; [.I1169]=&quot;false reach&quot;; [.J1169]=&quot;false reach&quot;); &quot;false&quot;; &quot;unknown&quot;))" office:value-type="string" office:string-value="unknown">
            <text:p>unknown</text:p>
          </table:table-cell>
          <table:table-cell table:style-name="ce3" table:formula="of:=IF(OR([.F1169]=&quot;true&quot;; [.G1169]=&quot;true&quot;); &quot;true&quot;; IF(OR([.F1169]=&quot;false reach&quot;; [.G1169]=&quot;false reach&quot;); &quot;false&quot;; &quot;unknown&quot;))" office:value-type="string" office:string-value="unknown">
            <text:p>unknown</text:p>
          </table:table-cell>
          <table:table-cell table:style-name="ce3" table:formula="of:=IF(OR([.H1169]=&quot;true&quot;; [.I1169]=&quot;true&quot;); &quot;true&quot;; IF(OR([.H1169]=&quot;false reach&quot;; [.I116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59.c.i </text:p>
          </table:table-cell>
          <table:table-cell table:formula="of:=IF(OR([.E1170]=&quot;true&quot;; [.F1170]=&quot;true&quot;; [.G1170]=&quot;true&quot;; [.H1170]=&quot;true&quot;; [.I1170]=&quot;true&quot;; [.J1170]=&quot;true&quot;); &quot;true&quot;; IF(OR([.E1170]=&quot;false reach&quot;; [.F1170]=&quot;false reach&quot;; [.G1170]=&quot;false reach&quot;; [.H1170]=&quot;false reach&quot;; [.I1170]=&quot;false reach&quot;; [.J1170]=&quot;false reach&quot;); &quot;false&quot;; &quot;unknown&quot;))" office:value-type="string" office:string-value="false">
            <text:p>false</text:p>
          </table:table-cell>
          <table:table-cell table:style-name="ce3" table:formula="of:=IF(OR([.F1170]=&quot;true&quot;; [.G1170]=&quot;true&quot;); &quot;true&quot;; IF(OR([.F1170]=&quot;false reach&quot;; [.G1170]=&quot;false reach&quot;); &quot;false&quot;; &quot;unknown&quot;))" office:value-type="string" office:string-value="unknown">
            <text:p>unknown</text:p>
          </table:table-cell>
          <table:table-cell table:style-name="ce3" table:formula="of:=IF(OR([.H1170]=&quot;true&quot;; [.I1170]=&quot;true&quot;); &quot;true&quot;; IF(OR([.H1170]=&quot;false reach&quot;; [.I117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0.c.i </text:p>
          </table:table-cell>
          <table:table-cell table:formula="of:=IF(OR([.E1171]=&quot;true&quot;; [.F1171]=&quot;true&quot;; [.G1171]=&quot;true&quot;; [.H1171]=&quot;true&quot;; [.I1171]=&quot;true&quot;; [.J1171]=&quot;true&quot;); &quot;true&quot;; IF(OR([.E1171]=&quot;false reach&quot;; [.F1171]=&quot;false reach&quot;; [.G1171]=&quot;false reach&quot;; [.H1171]=&quot;false reach&quot;; [.I1171]=&quot;false reach&quot;; [.J1171]=&quot;false reach&quot;); &quot;false&quot;; &quot;unknown&quot;))" office:value-type="string" office:string-value="false">
            <text:p>false</text:p>
          </table:table-cell>
          <table:table-cell table:style-name="ce3" table:formula="of:=IF(OR([.F1171]=&quot;true&quot;; [.G1171]=&quot;true&quot;); &quot;true&quot;; IF(OR([.F1171]=&quot;false reach&quot;; [.G1171]=&quot;false reach&quot;); &quot;false&quot;; &quot;unknown&quot;))" office:value-type="string" office:string-value="unknown">
            <text:p>unknown</text:p>
          </table:table-cell>
          <table:table-cell table:style-name="ce3" table:formula="of:=IF(OR([.H1171]=&quot;true&quot;; [.I1171]=&quot;true&quot;); &quot;true&quot;; IF(OR([.H1171]=&quot;false reach&quot;; [.I117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1.c.i </text:p>
          </table:table-cell>
          <table:table-cell table:formula="of:=IF(OR([.E1172]=&quot;true&quot;; [.F1172]=&quot;true&quot;; [.G1172]=&quot;true&quot;; [.H1172]=&quot;true&quot;; [.I1172]=&quot;true&quot;; [.J1172]=&quot;true&quot;); &quot;true&quot;; IF(OR([.E1172]=&quot;false reach&quot;; [.F1172]=&quot;false reach&quot;; [.G1172]=&quot;false reach&quot;; [.H1172]=&quot;false reach&quot;; [.I1172]=&quot;false reach&quot;; [.J1172]=&quot;false reach&quot;); &quot;false&quot;; &quot;unknown&quot;))" office:value-type="string" office:string-value="false">
            <text:p>false</text:p>
          </table:table-cell>
          <table:table-cell table:style-name="ce3" table:formula="of:=IF(OR([.F1172]=&quot;true&quot;; [.G1172]=&quot;true&quot;); &quot;true&quot;; IF(OR([.F1172]=&quot;false reach&quot;; [.G1172]=&quot;false reach&quot;); &quot;false&quot;; &quot;unknown&quot;))" office:value-type="string" office:string-value="unknown">
            <text:p>unknown</text:p>
          </table:table-cell>
          <table:table-cell table:style-name="ce3" table:formula="of:=IF(OR([.H1172]=&quot;true&quot;; [.I1172]=&quot;true&quot;); &quot;true&quot;; IF(OR([.H1172]=&quot;false reach&quot;; [.I117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2.c.i </text:p>
          </table:table-cell>
          <table:table-cell table:formula="of:=IF(OR([.E1173]=&quot;true&quot;; [.F1173]=&quot;true&quot;; [.G1173]=&quot;true&quot;; [.H1173]=&quot;true&quot;; [.I1173]=&quot;true&quot;; [.J1173]=&quot;true&quot;); &quot;true&quot;; IF(OR([.E1173]=&quot;false reach&quot;; [.F1173]=&quot;false reach&quot;; [.G1173]=&quot;false reach&quot;; [.H1173]=&quot;false reach&quot;; [.I1173]=&quot;false reach&quot;; [.J1173]=&quot;false reach&quot;); &quot;false&quot;; &quot;unknown&quot;))" office:value-type="string" office:string-value="unknown">
            <text:p>unknown</text:p>
          </table:table-cell>
          <table:table-cell table:style-name="ce3" table:formula="of:=IF(OR([.F1173]=&quot;true&quot;; [.G1173]=&quot;true&quot;); &quot;true&quot;; IF(OR([.F1173]=&quot;false reach&quot;; [.G1173]=&quot;false reach&quot;); &quot;false&quot;; &quot;unknown&quot;))" office:value-type="string" office:string-value="unknown">
            <text:p>unknown</text:p>
          </table:table-cell>
          <table:table-cell table:style-name="ce3" table:formula="of:=IF(OR([.H1173]=&quot;true&quot;; [.I1173]=&quot;true&quot;); &quot;true&quot;; IF(OR([.H1173]=&quot;false reach&quot;; [.I117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3.c.i </text:p>
          </table:table-cell>
          <table:table-cell table:formula="of:=IF(OR([.E1174]=&quot;true&quot;; [.F1174]=&quot;true&quot;; [.G1174]=&quot;true&quot;; [.H1174]=&quot;true&quot;; [.I1174]=&quot;true&quot;; [.J1174]=&quot;true&quot;); &quot;true&quot;; IF(OR([.E1174]=&quot;false reach&quot;; [.F1174]=&quot;false reach&quot;; [.G1174]=&quot;false reach&quot;; [.H1174]=&quot;false reach&quot;; [.I1174]=&quot;false reach&quot;; [.J1174]=&quot;false reach&quot;); &quot;false&quot;; &quot;unknown&quot;))" office:value-type="string" office:string-value="unknown">
            <text:p>unknown</text:p>
          </table:table-cell>
          <table:table-cell table:style-name="ce3" table:formula="of:=IF(OR([.F1174]=&quot;true&quot;; [.G1174]=&quot;true&quot;); &quot;true&quot;; IF(OR([.F1174]=&quot;false reach&quot;; [.G1174]=&quot;false reach&quot;); &quot;false&quot;; &quot;unknown&quot;))" office:value-type="string" office:string-value="unknown">
            <text:p>unknown</text:p>
          </table:table-cell>
          <table:table-cell table:style-name="ce3" table:formula="of:=IF(OR([.H1174]=&quot;true&quot;; [.I1174]=&quot;true&quot;); &quot;true&quot;; IF(OR([.H1174]=&quot;false reach&quot;; [.I117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4.c.i </text:p>
          </table:table-cell>
          <table:table-cell table:formula="of:=IF(OR([.E1175]=&quot;true&quot;; [.F1175]=&quot;true&quot;; [.G1175]=&quot;true&quot;; [.H1175]=&quot;true&quot;; [.I1175]=&quot;true&quot;; [.J1175]=&quot;true&quot;); &quot;true&quot;; IF(OR([.E1175]=&quot;false reach&quot;; [.F1175]=&quot;false reach&quot;; [.G1175]=&quot;false reach&quot;; [.H1175]=&quot;false reach&quot;; [.I1175]=&quot;false reach&quot;; [.J1175]=&quot;false reach&quot;); &quot;false&quot;; &quot;unknown&quot;))" office:value-type="string" office:string-value="false">
            <text:p>false</text:p>
          </table:table-cell>
          <table:table-cell table:style-name="ce3" table:formula="of:=IF(OR([.F1175]=&quot;true&quot;; [.G1175]=&quot;true&quot;); &quot;true&quot;; IF(OR([.F1175]=&quot;false reach&quot;; [.G1175]=&quot;false reach&quot;); &quot;false&quot;; &quot;unknown&quot;))" office:value-type="string" office:string-value="unknown">
            <text:p>unknown</text:p>
          </table:table-cell>
          <table:table-cell table:style-name="ce3" table:formula="of:=IF(OR([.H1175]=&quot;true&quot;; [.I1175]=&quot;true&quot;); &quot;true&quot;; IF(OR([.H1175]=&quot;false reach&quot;; [.I117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5.c.i </text:p>
          </table:table-cell>
          <table:table-cell table:formula="of:=IF(OR([.E1176]=&quot;true&quot;; [.F1176]=&quot;true&quot;; [.G1176]=&quot;true&quot;; [.H1176]=&quot;true&quot;; [.I1176]=&quot;true&quot;; [.J1176]=&quot;true&quot;); &quot;true&quot;; IF(OR([.E1176]=&quot;false reach&quot;; [.F1176]=&quot;false reach&quot;; [.G1176]=&quot;false reach&quot;; [.H1176]=&quot;false reach&quot;; [.I1176]=&quot;false reach&quot;; [.J1176]=&quot;false reach&quot;); &quot;false&quot;; &quot;unknown&quot;))" office:value-type="string" office:string-value="unknown">
            <text:p>unknown</text:p>
          </table:table-cell>
          <table:table-cell table:style-name="ce3" table:formula="of:=IF(OR([.F1176]=&quot;true&quot;; [.G1176]=&quot;true&quot;); &quot;true&quot;; IF(OR([.F1176]=&quot;false reach&quot;; [.G1176]=&quot;false reach&quot;); &quot;false&quot;; &quot;unknown&quot;))" office:value-type="string" office:string-value="unknown">
            <text:p>unknown</text:p>
          </table:table-cell>
          <table:table-cell table:style-name="ce3" table:formula="of:=IF(OR([.H1176]=&quot;true&quot;; [.I1176]=&quot;true&quot;); &quot;true&quot;; IF(OR([.H1176]=&quot;false reach&quot;; [.I11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6.c.i </text:p>
          </table:table-cell>
          <table:table-cell table:formula="of:=IF(OR([.E1177]=&quot;true&quot;; [.F1177]=&quot;true&quot;; [.G1177]=&quot;true&quot;; [.H1177]=&quot;true&quot;; [.I1177]=&quot;true&quot;; [.J1177]=&quot;true&quot;); &quot;true&quot;; IF(OR([.E1177]=&quot;false reach&quot;; [.F1177]=&quot;false reach&quot;; [.G1177]=&quot;false reach&quot;; [.H1177]=&quot;false reach&quot;; [.I1177]=&quot;false reach&quot;; [.J1177]=&quot;false reach&quot;); &quot;false&quot;; &quot;unknown&quot;))" office:value-type="string" office:string-value="unknown">
            <text:p>unknown</text:p>
          </table:table-cell>
          <table:table-cell table:style-name="ce3" table:formula="of:=IF(OR([.F1177]=&quot;true&quot;; [.G1177]=&quot;true&quot;); &quot;true&quot;; IF(OR([.F1177]=&quot;false reach&quot;; [.G1177]=&quot;false reach&quot;); &quot;false&quot;; &quot;unknown&quot;))" office:value-type="string" office:string-value="unknown">
            <text:p>unknown</text:p>
          </table:table-cell>
          <table:table-cell table:style-name="ce3" table:formula="of:=IF(OR([.H1177]=&quot;true&quot;; [.I1177]=&quot;true&quot;); &quot;true&quot;; IF(OR([.H1177]=&quot;false reach&quot;; [.I117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7.c.i </text:p>
          </table:table-cell>
          <table:table-cell table:formula="of:=IF(OR([.E1178]=&quot;true&quot;; [.F1178]=&quot;true&quot;; [.G1178]=&quot;true&quot;; [.H1178]=&quot;true&quot;; [.I1178]=&quot;true&quot;; [.J1178]=&quot;true&quot;); &quot;true&quot;; IF(OR([.E1178]=&quot;false reach&quot;; [.F1178]=&quot;false reach&quot;; [.G1178]=&quot;false reach&quot;; [.H1178]=&quot;false reach&quot;; [.I1178]=&quot;false reach&quot;; [.J1178]=&quot;false reach&quot;); &quot;false&quot;; &quot;unknown&quot;))" office:value-type="string" office:string-value="false">
            <text:p>false</text:p>
          </table:table-cell>
          <table:table-cell table:style-name="ce3" table:formula="of:=IF(OR([.F1178]=&quot;true&quot;; [.G1178]=&quot;true&quot;); &quot;true&quot;; IF(OR([.F1178]=&quot;false reach&quot;; [.G1178]=&quot;false reach&quot;); &quot;false&quot;; &quot;unknown&quot;))" office:value-type="string" office:string-value="unknown">
            <text:p>unknown</text:p>
          </table:table-cell>
          <table:table-cell table:style-name="ce3" table:formula="of:=IF(OR([.H1178]=&quot;true&quot;; [.I1178]=&quot;true&quot;); &quot;true&quot;; IF(OR([.H1178]=&quot;false reach&quot;; [.I117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8.c.i </text:p>
          </table:table-cell>
          <table:table-cell table:formula="of:=IF(OR([.E1179]=&quot;true&quot;; [.F1179]=&quot;true&quot;; [.G1179]=&quot;true&quot;; [.H1179]=&quot;true&quot;; [.I1179]=&quot;true&quot;; [.J1179]=&quot;true&quot;); &quot;true&quot;; IF(OR([.E1179]=&quot;false reach&quot;; [.F1179]=&quot;false reach&quot;; [.G1179]=&quot;false reach&quot;; [.H1179]=&quot;false reach&quot;; [.I1179]=&quot;false reach&quot;; [.J1179]=&quot;false reach&quot;); &quot;false&quot;; &quot;unknown&quot;))" office:value-type="string" office:string-value="unknown">
            <text:p>unknown</text:p>
          </table:table-cell>
          <table:table-cell table:style-name="ce3" table:formula="of:=IF(OR([.F1179]=&quot;true&quot;; [.G1179]=&quot;true&quot;); &quot;true&quot;; IF(OR([.F1179]=&quot;false reach&quot;; [.G1179]=&quot;false reach&quot;); &quot;false&quot;; &quot;unknown&quot;))" office:value-type="string" office:string-value="unknown">
            <text:p>unknown</text:p>
          </table:table-cell>
          <table:table-cell table:style-name="ce3" table:formula="of:=IF(OR([.H1179]=&quot;true&quot;; [.I1179]=&quot;true&quot;); &quot;true&quot;; IF(OR([.H1179]=&quot;false reach&quot;; [.I117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69.c.i </text:p>
          </table:table-cell>
          <table:table-cell table:formula="of:=IF(OR([.E1180]=&quot;true&quot;; [.F1180]=&quot;true&quot;; [.G1180]=&quot;true&quot;; [.H1180]=&quot;true&quot;; [.I1180]=&quot;true&quot;; [.J1180]=&quot;true&quot;); &quot;true&quot;; IF(OR([.E1180]=&quot;false reach&quot;; [.F1180]=&quot;false reach&quot;; [.G1180]=&quot;false reach&quot;; [.H1180]=&quot;false reach&quot;; [.I1180]=&quot;false reach&quot;; [.J1180]=&quot;false reach&quot;); &quot;false&quot;; &quot;unknown&quot;))" office:value-type="string" office:string-value="unknown">
            <text:p>unknown</text:p>
          </table:table-cell>
          <table:table-cell table:style-name="ce3" table:formula="of:=IF(OR([.F1180]=&quot;true&quot;; [.G1180]=&quot;true&quot;); &quot;true&quot;; IF(OR([.F1180]=&quot;false reach&quot;; [.G1180]=&quot;false reach&quot;); &quot;false&quot;; &quot;unknown&quot;))" office:value-type="string" office:string-value="unknown">
            <text:p>unknown</text:p>
          </table:table-cell>
          <table:table-cell table:style-name="ce3" table:formula="of:=IF(OR([.H1180]=&quot;true&quot;; [.I1180]=&quot;true&quot;); &quot;true&quot;; IF(OR([.H1180]=&quot;false reach&quot;; [.I118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0.c.i </text:p>
          </table:table-cell>
          <table:table-cell table:formula="of:=IF(OR([.E1181]=&quot;true&quot;; [.F1181]=&quot;true&quot;; [.G1181]=&quot;true&quot;; [.H1181]=&quot;true&quot;; [.I1181]=&quot;true&quot;; [.J1181]=&quot;true&quot;); &quot;true&quot;; IF(OR([.E1181]=&quot;false reach&quot;; [.F1181]=&quot;false reach&quot;; [.G1181]=&quot;false reach&quot;; [.H1181]=&quot;false reach&quot;; [.I1181]=&quot;false reach&quot;; [.J1181]=&quot;false reach&quot;); &quot;false&quot;; &quot;unknown&quot;))" office:value-type="string" office:string-value="false">
            <text:p>false</text:p>
          </table:table-cell>
          <table:table-cell table:style-name="ce3" table:formula="of:=IF(OR([.F1181]=&quot;true&quot;; [.G1181]=&quot;true&quot;); &quot;true&quot;; IF(OR([.F1181]=&quot;false reach&quot;; [.G1181]=&quot;false reach&quot;); &quot;false&quot;; &quot;unknown&quot;))" office:value-type="string" office:string-value="unknown">
            <text:p>unknown</text:p>
          </table:table-cell>
          <table:table-cell table:style-name="ce3" table:formula="of:=IF(OR([.H1181]=&quot;true&quot;; [.I1181]=&quot;true&quot;); &quot;true&quot;; IF(OR([.H1181]=&quot;false reach&quot;; [.I118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1.c.i </text:p>
          </table:table-cell>
          <table:table-cell table:formula="of:=IF(OR([.E1182]=&quot;true&quot;; [.F1182]=&quot;true&quot;; [.G1182]=&quot;true&quot;; [.H1182]=&quot;true&quot;; [.I1182]=&quot;true&quot;; [.J1182]=&quot;true&quot;); &quot;true&quot;; IF(OR([.E1182]=&quot;false reach&quot;; [.F1182]=&quot;false reach&quot;; [.G1182]=&quot;false reach&quot;; [.H1182]=&quot;false reach&quot;; [.I1182]=&quot;false reach&quot;; [.J1182]=&quot;false reach&quot;); &quot;false&quot;; &quot;unknown&quot;))" office:value-type="string" office:string-value="unknown">
            <text:p>unknown</text:p>
          </table:table-cell>
          <table:table-cell table:style-name="ce3" table:formula="of:=IF(OR([.F1182]=&quot;true&quot;; [.G1182]=&quot;true&quot;); &quot;true&quot;; IF(OR([.F1182]=&quot;false reach&quot;; [.G1182]=&quot;false reach&quot;); &quot;false&quot;; &quot;unknown&quot;))" office:value-type="string" office:string-value="unknown">
            <text:p>unknown</text:p>
          </table:table-cell>
          <table:table-cell table:style-name="ce3" table:formula="of:=IF(OR([.H1182]=&quot;true&quot;; [.I1182]=&quot;true&quot;); &quot;true&quot;; IF(OR([.H1182]=&quot;false reach&quot;; [.I118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2.c.i </text:p>
          </table:table-cell>
          <table:table-cell table:formula="of:=IF(OR([.E1183]=&quot;true&quot;; [.F1183]=&quot;true&quot;; [.G1183]=&quot;true&quot;; [.H1183]=&quot;true&quot;; [.I1183]=&quot;true&quot;; [.J1183]=&quot;true&quot;); &quot;true&quot;; IF(OR([.E1183]=&quot;false reach&quot;; [.F1183]=&quot;false reach&quot;; [.G1183]=&quot;false reach&quot;; [.H1183]=&quot;false reach&quot;; [.I1183]=&quot;false reach&quot;; [.J1183]=&quot;false reach&quot;); &quot;false&quot;; &quot;unknown&quot;))" office:value-type="string" office:string-value="unknown">
            <text:p>unknown</text:p>
          </table:table-cell>
          <table:table-cell table:style-name="ce3" table:formula="of:=IF(OR([.F1183]=&quot;true&quot;; [.G1183]=&quot;true&quot;); &quot;true&quot;; IF(OR([.F1183]=&quot;false reach&quot;; [.G1183]=&quot;false reach&quot;); &quot;false&quot;; &quot;unknown&quot;))" office:value-type="string" office:string-value="unknown">
            <text:p>unknown</text:p>
          </table:table-cell>
          <table:table-cell table:style-name="ce3" table:formula="of:=IF(OR([.H1183]=&quot;true&quot;; [.I1183]=&quot;true&quot;); &quot;true&quot;; IF(OR([.H1183]=&quot;false reach&quot;; [.I118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3.c.i </text:p>
          </table:table-cell>
          <table:table-cell table:formula="of:=IF(OR([.E1184]=&quot;true&quot;; [.F1184]=&quot;true&quot;; [.G1184]=&quot;true&quot;; [.H1184]=&quot;true&quot;; [.I1184]=&quot;true&quot;; [.J1184]=&quot;true&quot;); &quot;true&quot;; IF(OR([.E1184]=&quot;false reach&quot;; [.F1184]=&quot;false reach&quot;; [.G1184]=&quot;false reach&quot;; [.H1184]=&quot;false reach&quot;; [.I1184]=&quot;false reach&quot;; [.J1184]=&quot;false reach&quot;); &quot;false&quot;; &quot;unknown&quot;))" office:value-type="string" office:string-value="unknown">
            <text:p>unknown</text:p>
          </table:table-cell>
          <table:table-cell table:style-name="ce3" table:formula="of:=IF(OR([.F1184]=&quot;true&quot;; [.G1184]=&quot;true&quot;); &quot;true&quot;; IF(OR([.F1184]=&quot;false reach&quot;; [.G1184]=&quot;false reach&quot;); &quot;false&quot;; &quot;unknown&quot;))" office:value-type="string" office:string-value="unknown">
            <text:p>unknown</text:p>
          </table:table-cell>
          <table:table-cell table:style-name="ce3" table:formula="of:=IF(OR([.H1184]=&quot;true&quot;; [.I1184]=&quot;true&quot;); &quot;true&quot;; IF(OR([.H1184]=&quot;false reach&quot;; [.I118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4.c.i </text:p>
          </table:table-cell>
          <table:table-cell table:formula="of:=IF(OR([.E1185]=&quot;true&quot;; [.F1185]=&quot;true&quot;; [.G1185]=&quot;true&quot;; [.H1185]=&quot;true&quot;; [.I1185]=&quot;true&quot;; [.J1185]=&quot;true&quot;); &quot;true&quot;; IF(OR([.E1185]=&quot;false reach&quot;; [.F1185]=&quot;false reach&quot;; [.G1185]=&quot;false reach&quot;; [.H1185]=&quot;false reach&quot;; [.I1185]=&quot;false reach&quot;; [.J1185]=&quot;false reach&quot;); &quot;false&quot;; &quot;unknown&quot;))" office:value-type="string" office:string-value="false">
            <text:p>false</text:p>
          </table:table-cell>
          <table:table-cell table:style-name="ce3" table:formula="of:=IF(OR([.F1185]=&quot;true&quot;; [.G1185]=&quot;true&quot;); &quot;true&quot;; IF(OR([.F1185]=&quot;false reach&quot;; [.G1185]=&quot;false reach&quot;); &quot;false&quot;; &quot;unknown&quot;))" office:value-type="string" office:string-value="unknown">
            <text:p>unknown</text:p>
          </table:table-cell>
          <table:table-cell table:style-name="ce3" table:formula="of:=IF(OR([.H1185]=&quot;true&quot;; [.I1185]=&quot;true&quot;); &quot;true&quot;; IF(OR([.H1185]=&quot;false reach&quot;; [.I118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5.c.i </text:p>
          </table:table-cell>
          <table:table-cell table:formula="of:=IF(OR([.E1186]=&quot;true&quot;; [.F1186]=&quot;true&quot;; [.G1186]=&quot;true&quot;; [.H1186]=&quot;true&quot;; [.I1186]=&quot;true&quot;; [.J1186]=&quot;true&quot;); &quot;true&quot;; IF(OR([.E1186]=&quot;false reach&quot;; [.F1186]=&quot;false reach&quot;; [.G1186]=&quot;false reach&quot;; [.H1186]=&quot;false reach&quot;; [.I1186]=&quot;false reach&quot;; [.J1186]=&quot;false reach&quot;); &quot;false&quot;; &quot;unknown&quot;))" office:value-type="string" office:string-value="unknown">
            <text:p>unknown</text:p>
          </table:table-cell>
          <table:table-cell table:style-name="ce3" table:formula="of:=IF(OR([.F1186]=&quot;true&quot;; [.G1186]=&quot;true&quot;); &quot;true&quot;; IF(OR([.F1186]=&quot;false reach&quot;; [.G1186]=&quot;false reach&quot;); &quot;false&quot;; &quot;unknown&quot;))" office:value-type="string" office:string-value="unknown">
            <text:p>unknown</text:p>
          </table:table-cell>
          <table:table-cell table:style-name="ce3" table:formula="of:=IF(OR([.H1186]=&quot;true&quot;; [.I1186]=&quot;true&quot;); &quot;true&quot;; IF(OR([.H1186]=&quot;false reach&quot;; [.I118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6.c.i </text:p>
          </table:table-cell>
          <table:table-cell table:formula="of:=IF(OR([.E1187]=&quot;true&quot;; [.F1187]=&quot;true&quot;; [.G1187]=&quot;true&quot;; [.H1187]=&quot;true&quot;; [.I1187]=&quot;true&quot;; [.J1187]=&quot;true&quot;); &quot;true&quot;; IF(OR([.E1187]=&quot;false reach&quot;; [.F1187]=&quot;false reach&quot;; [.G1187]=&quot;false reach&quot;; [.H1187]=&quot;false reach&quot;; [.I1187]=&quot;false reach&quot;; [.J1187]=&quot;false reach&quot;); &quot;false&quot;; &quot;unknown&quot;))" office:value-type="string" office:string-value="false">
            <text:p>false</text:p>
          </table:table-cell>
          <table:table-cell table:style-name="ce3" table:formula="of:=IF(OR([.F1187]=&quot;true&quot;; [.G1187]=&quot;true&quot;); &quot;true&quot;; IF(OR([.F1187]=&quot;false reach&quot;; [.G1187]=&quot;false reach&quot;); &quot;false&quot;; &quot;unknown&quot;))" office:value-type="string" office:string-value="unknown">
            <text:p>unknown</text:p>
          </table:table-cell>
          <table:table-cell table:style-name="ce3" table:formula="of:=IF(OR([.H1187]=&quot;true&quot;; [.I1187]=&quot;true&quot;); &quot;true&quot;; IF(OR([.H1187]=&quot;false reach&quot;; [.I118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7.c.i </text:p>
          </table:table-cell>
          <table:table-cell table:formula="of:=IF(OR([.E1188]=&quot;true&quot;; [.F1188]=&quot;true&quot;; [.G1188]=&quot;true&quot;; [.H1188]=&quot;true&quot;; [.I1188]=&quot;true&quot;; [.J1188]=&quot;true&quot;); &quot;true&quot;; IF(OR([.E1188]=&quot;false reach&quot;; [.F1188]=&quot;false reach&quot;; [.G1188]=&quot;false reach&quot;; [.H1188]=&quot;false reach&quot;; [.I1188]=&quot;false reach&quot;; [.J1188]=&quot;false reach&quot;); &quot;false&quot;; &quot;unknown&quot;))" office:value-type="string" office:string-value="unknown">
            <text:p>unknown</text:p>
          </table:table-cell>
          <table:table-cell table:style-name="ce3" table:formula="of:=IF(OR([.F1188]=&quot;true&quot;; [.G1188]=&quot;true&quot;); &quot;true&quot;; IF(OR([.F1188]=&quot;false reach&quot;; [.G1188]=&quot;false reach&quot;); &quot;false&quot;; &quot;unknown&quot;))" office:value-type="string" office:string-value="unknown">
            <text:p>unknown</text:p>
          </table:table-cell>
          <table:table-cell table:style-name="ce3" table:formula="of:=IF(OR([.H1188]=&quot;true&quot;; [.I1188]=&quot;true&quot;); &quot;true&quot;; IF(OR([.H1188]=&quot;false reach&quot;; [.I118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8.c.i </text:p>
          </table:table-cell>
          <table:table-cell table:formula="of:=IF(OR([.E1189]=&quot;true&quot;; [.F1189]=&quot;true&quot;; [.G1189]=&quot;true&quot;; [.H1189]=&quot;true&quot;; [.I1189]=&quot;true&quot;; [.J1189]=&quot;true&quot;); &quot;true&quot;; IF(OR([.E1189]=&quot;false reach&quot;; [.F1189]=&quot;false reach&quot;; [.G1189]=&quot;false reach&quot;; [.H1189]=&quot;false reach&quot;; [.I1189]=&quot;false reach&quot;; [.J1189]=&quot;false reach&quot;); &quot;false&quot;; &quot;unknown&quot;))" office:value-type="string" office:string-value="unknown">
            <text:p>unknown</text:p>
          </table:table-cell>
          <table:table-cell table:style-name="ce3" table:formula="of:=IF(OR([.F1189]=&quot;true&quot;; [.G1189]=&quot;true&quot;); &quot;true&quot;; IF(OR([.F1189]=&quot;false reach&quot;; [.G1189]=&quot;false reach&quot;); &quot;false&quot;; &quot;unknown&quot;))" office:value-type="string" office:string-value="unknown">
            <text:p>unknown</text:p>
          </table:table-cell>
          <table:table-cell table:style-name="ce3" table:formula="of:=IF(OR([.H1189]=&quot;true&quot;; [.I1189]=&quot;true&quot;); &quot;true&quot;; IF(OR([.H1189]=&quot;false reach&quot;; [.I11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79.c.i </text:p>
          </table:table-cell>
          <table:table-cell table:formula="of:=IF(OR([.E1190]=&quot;true&quot;; [.F1190]=&quot;true&quot;; [.G1190]=&quot;true&quot;; [.H1190]=&quot;true&quot;; [.I1190]=&quot;true&quot;; [.J1190]=&quot;true&quot;); &quot;true&quot;; IF(OR([.E1190]=&quot;false reach&quot;; [.F1190]=&quot;false reach&quot;; [.G1190]=&quot;false reach&quot;; [.H1190]=&quot;false reach&quot;; [.I1190]=&quot;false reach&quot;; [.J1190]=&quot;false reach&quot;); &quot;false&quot;; &quot;unknown&quot;))" office:value-type="string" office:string-value="unknown">
            <text:p>unknown</text:p>
          </table:table-cell>
          <table:table-cell table:style-name="ce3" table:formula="of:=IF(OR([.F1190]=&quot;true&quot;; [.G1190]=&quot;true&quot;); &quot;true&quot;; IF(OR([.F1190]=&quot;false reach&quot;; [.G1190]=&quot;false reach&quot;); &quot;false&quot;; &quot;unknown&quot;))" office:value-type="string" office:string-value="unknown">
            <text:p>unknown</text:p>
          </table:table-cell>
          <table:table-cell table:style-name="ce3" table:formula="of:=IF(OR([.H1190]=&quot;true&quot;; [.I1190]=&quot;true&quot;); &quot;true&quot;; IF(OR([.H1190]=&quot;false reach&quot;; [.I11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0.c.i </text:p>
          </table:table-cell>
          <table:table-cell table:formula="of:=IF(OR([.E1191]=&quot;true&quot;; [.F1191]=&quot;true&quot;; [.G1191]=&quot;true&quot;; [.H1191]=&quot;true&quot;; [.I1191]=&quot;true&quot;; [.J1191]=&quot;true&quot;); &quot;true&quot;; IF(OR([.E1191]=&quot;false reach&quot;; [.F1191]=&quot;false reach&quot;; [.G1191]=&quot;false reach&quot;; [.H1191]=&quot;false reach&quot;; [.I1191]=&quot;false reach&quot;; [.J1191]=&quot;false reach&quot;); &quot;false&quot;; &quot;unknown&quot;))" office:value-type="string" office:string-value="false">
            <text:p>false</text:p>
          </table:table-cell>
          <table:table-cell table:style-name="ce3" table:formula="of:=IF(OR([.F1191]=&quot;true&quot;; [.G1191]=&quot;true&quot;); &quot;true&quot;; IF(OR([.F1191]=&quot;false reach&quot;; [.G1191]=&quot;false reach&quot;); &quot;false&quot;; &quot;unknown&quot;))" office:value-type="string" office:string-value="unknown">
            <text:p>unknown</text:p>
          </table:table-cell>
          <table:table-cell table:style-name="ce3" table:formula="of:=IF(OR([.H1191]=&quot;true&quot;; [.I1191]=&quot;true&quot;); &quot;true&quot;; IF(OR([.H1191]=&quot;false reach&quot;; [.I119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1.c.i </text:p>
          </table:table-cell>
          <table:table-cell table:formula="of:=IF(OR([.E1192]=&quot;true&quot;; [.F1192]=&quot;true&quot;; [.G1192]=&quot;true&quot;; [.H1192]=&quot;true&quot;; [.I1192]=&quot;true&quot;; [.J1192]=&quot;true&quot;); &quot;true&quot;; IF(OR([.E1192]=&quot;false reach&quot;; [.F1192]=&quot;false reach&quot;; [.G1192]=&quot;false reach&quot;; [.H1192]=&quot;false reach&quot;; [.I1192]=&quot;false reach&quot;; [.J1192]=&quot;false reach&quot;); &quot;false&quot;; &quot;unknown&quot;))" office:value-type="string" office:string-value="unknown">
            <text:p>unknown</text:p>
          </table:table-cell>
          <table:table-cell table:style-name="ce3" table:formula="of:=IF(OR([.F1192]=&quot;true&quot;; [.G1192]=&quot;true&quot;); &quot;true&quot;; IF(OR([.F1192]=&quot;false reach&quot;; [.G1192]=&quot;false reach&quot;); &quot;false&quot;; &quot;unknown&quot;))" office:value-type="string" office:string-value="unknown">
            <text:p>unknown</text:p>
          </table:table-cell>
          <table:table-cell table:style-name="ce3" table:formula="of:=IF(OR([.H1192]=&quot;true&quot;; [.I1192]=&quot;true&quot;); &quot;true&quot;; IF(OR([.H1192]=&quot;false reach&quot;; [.I119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2.c.i </text:p>
          </table:table-cell>
          <table:table-cell table:formula="of:=IF(OR([.E1193]=&quot;true&quot;; [.F1193]=&quot;true&quot;; [.G1193]=&quot;true&quot;; [.H1193]=&quot;true&quot;; [.I1193]=&quot;true&quot;; [.J1193]=&quot;true&quot;); &quot;true&quot;; IF(OR([.E1193]=&quot;false reach&quot;; [.F1193]=&quot;false reach&quot;; [.G1193]=&quot;false reach&quot;; [.H1193]=&quot;false reach&quot;; [.I1193]=&quot;false reach&quot;; [.J1193]=&quot;false reach&quot;); &quot;false&quot;; &quot;unknown&quot;))" office:value-type="string" office:string-value="unknown">
            <text:p>unknown</text:p>
          </table:table-cell>
          <table:table-cell table:style-name="ce3" table:formula="of:=IF(OR([.F1193]=&quot;true&quot;; [.G1193]=&quot;true&quot;); &quot;true&quot;; IF(OR([.F1193]=&quot;false reach&quot;; [.G1193]=&quot;false reach&quot;); &quot;false&quot;; &quot;unknown&quot;))" office:value-type="string" office:string-value="unknown">
            <text:p>unknown</text:p>
          </table:table-cell>
          <table:table-cell table:style-name="ce3" table:formula="of:=IF(OR([.H1193]=&quot;true&quot;; [.I1193]=&quot;true&quot;); &quot;true&quot;; IF(OR([.H1193]=&quot;false reach&quot;; [.I11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3.c.i </text:p>
          </table:table-cell>
          <table:table-cell table:formula="of:=IF(OR([.E1194]=&quot;true&quot;; [.F1194]=&quot;true&quot;; [.G1194]=&quot;true&quot;; [.H1194]=&quot;true&quot;; [.I1194]=&quot;true&quot;; [.J1194]=&quot;true&quot;); &quot;true&quot;; IF(OR([.E1194]=&quot;false reach&quot;; [.F1194]=&quot;false reach&quot;; [.G1194]=&quot;false reach&quot;; [.H1194]=&quot;false reach&quot;; [.I1194]=&quot;false reach&quot;; [.J1194]=&quot;false reach&quot;); &quot;false&quot;; &quot;unknown&quot;))" office:value-type="string" office:string-value="unknown">
            <text:p>unknown</text:p>
          </table:table-cell>
          <table:table-cell table:style-name="ce3" table:formula="of:=IF(OR([.F1194]=&quot;true&quot;; [.G1194]=&quot;true&quot;); &quot;true&quot;; IF(OR([.F1194]=&quot;false reach&quot;; [.G1194]=&quot;false reach&quot;); &quot;false&quot;; &quot;unknown&quot;))" office:value-type="string" office:string-value="unknown">
            <text:p>unknown</text:p>
          </table:table-cell>
          <table:table-cell table:style-name="ce3" table:formula="of:=IF(OR([.H1194]=&quot;true&quot;; [.I1194]=&quot;true&quot;); &quot;true&quot;; IF(OR([.H1194]=&quot;false reach&quot;; [.I119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4.c.i </text:p>
          </table:table-cell>
          <table:table-cell table:formula="of:=IF(OR([.E1195]=&quot;true&quot;; [.F1195]=&quot;true&quot;; [.G1195]=&quot;true&quot;; [.H1195]=&quot;true&quot;; [.I1195]=&quot;true&quot;; [.J1195]=&quot;true&quot;); &quot;true&quot;; IF(OR([.E1195]=&quot;false reach&quot;; [.F1195]=&quot;false reach&quot;; [.G1195]=&quot;false reach&quot;; [.H1195]=&quot;false reach&quot;; [.I1195]=&quot;false reach&quot;; [.J1195]=&quot;false reach&quot;); &quot;false&quot;; &quot;unknown&quot;))" office:value-type="string" office:string-value="unknown">
            <text:p>unknown</text:p>
          </table:table-cell>
          <table:table-cell table:style-name="ce3" table:formula="of:=IF(OR([.F1195]=&quot;true&quot;; [.G1195]=&quot;true&quot;); &quot;true&quot;; IF(OR([.F1195]=&quot;false reach&quot;; [.G1195]=&quot;false reach&quot;); &quot;false&quot;; &quot;unknown&quot;))" office:value-type="string" office:string-value="unknown">
            <text:p>unknown</text:p>
          </table:table-cell>
          <table:table-cell table:style-name="ce3" table:formula="of:=IF(OR([.H1195]=&quot;true&quot;; [.I1195]=&quot;true&quot;); &quot;true&quot;; IF(OR([.H1195]=&quot;false reach&quot;; [.I11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5.c.i </text:p>
          </table:table-cell>
          <table:table-cell table:formula="of:=IF(OR([.E1196]=&quot;true&quot;; [.F1196]=&quot;true&quot;; [.G1196]=&quot;true&quot;; [.H1196]=&quot;true&quot;; [.I1196]=&quot;true&quot;; [.J1196]=&quot;true&quot;); &quot;true&quot;; IF(OR([.E1196]=&quot;false reach&quot;; [.F1196]=&quot;false reach&quot;; [.G1196]=&quot;false reach&quot;; [.H1196]=&quot;false reach&quot;; [.I1196]=&quot;false reach&quot;; [.J1196]=&quot;false reach&quot;); &quot;false&quot;; &quot;unknown&quot;))" office:value-type="string" office:string-value="unknown">
            <text:p>unknown</text:p>
          </table:table-cell>
          <table:table-cell table:style-name="ce3" table:formula="of:=IF(OR([.F1196]=&quot;true&quot;; [.G1196]=&quot;true&quot;); &quot;true&quot;; IF(OR([.F1196]=&quot;false reach&quot;; [.G1196]=&quot;false reach&quot;); &quot;false&quot;; &quot;unknown&quot;))" office:value-type="string" office:string-value="unknown">
            <text:p>unknown</text:p>
          </table:table-cell>
          <table:table-cell table:style-name="ce3" table:formula="of:=IF(OR([.H1196]=&quot;true&quot;; [.I1196]=&quot;true&quot;); &quot;true&quot;; IF(OR([.H1196]=&quot;false reach&quot;; [.I119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6.c.i </text:p>
          </table:table-cell>
          <table:table-cell table:formula="of:=IF(OR([.E1197]=&quot;true&quot;; [.F1197]=&quot;true&quot;; [.G1197]=&quot;true&quot;; [.H1197]=&quot;true&quot;; [.I1197]=&quot;true&quot;; [.J1197]=&quot;true&quot;); &quot;true&quot;; IF(OR([.E1197]=&quot;false reach&quot;; [.F1197]=&quot;false reach&quot;; [.G1197]=&quot;false reach&quot;; [.H1197]=&quot;false reach&quot;; [.I1197]=&quot;false reach&quot;; [.J1197]=&quot;false reach&quot;); &quot;false&quot;; &quot;unknown&quot;))" office:value-type="string" office:string-value="unknown">
            <text:p>unknown</text:p>
          </table:table-cell>
          <table:table-cell table:style-name="ce3" table:formula="of:=IF(OR([.F1197]=&quot;true&quot;; [.G1197]=&quot;true&quot;); &quot;true&quot;; IF(OR([.F1197]=&quot;false reach&quot;; [.G1197]=&quot;false reach&quot;); &quot;false&quot;; &quot;unknown&quot;))" office:value-type="string" office:string-value="unknown">
            <text:p>unknown</text:p>
          </table:table-cell>
          <table:table-cell table:style-name="ce3" table:formula="of:=IF(OR([.H1197]=&quot;true&quot;; [.I1197]=&quot;true&quot;); &quot;true&quot;; IF(OR([.H1197]=&quot;false reach&quot;; [.I119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7.c.i </text:p>
          </table:table-cell>
          <table:table-cell table:formula="of:=IF(OR([.E1198]=&quot;true&quot;; [.F1198]=&quot;true&quot;; [.G1198]=&quot;true&quot;; [.H1198]=&quot;true&quot;; [.I1198]=&quot;true&quot;; [.J1198]=&quot;true&quot;); &quot;true&quot;; IF(OR([.E1198]=&quot;false reach&quot;; [.F1198]=&quot;false reach&quot;; [.G1198]=&quot;false reach&quot;; [.H1198]=&quot;false reach&quot;; [.I1198]=&quot;false reach&quot;; [.J1198]=&quot;false reach&quot;); &quot;false&quot;; &quot;unknown&quot;))" office:value-type="string" office:string-value="false">
            <text:p>false</text:p>
          </table:table-cell>
          <table:table-cell table:style-name="ce3" table:formula="of:=IF(OR([.F1198]=&quot;true&quot;; [.G1198]=&quot;true&quot;); &quot;true&quot;; IF(OR([.F1198]=&quot;false reach&quot;; [.G1198]=&quot;false reach&quot;); &quot;false&quot;; &quot;unknown&quot;))" office:value-type="string" office:string-value="unknown">
            <text:p>unknown</text:p>
          </table:table-cell>
          <table:table-cell table:style-name="ce3" table:formula="of:=IF(OR([.H1198]=&quot;true&quot;; [.I1198]=&quot;true&quot;); &quot;true&quot;; IF(OR([.H1198]=&quot;false reach&quot;; [.I119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8.c.i </text:p>
          </table:table-cell>
          <table:table-cell table:formula="of:=IF(OR([.E1199]=&quot;true&quot;; [.F1199]=&quot;true&quot;; [.G1199]=&quot;true&quot;; [.H1199]=&quot;true&quot;; [.I1199]=&quot;true&quot;; [.J1199]=&quot;true&quot;); &quot;true&quot;; IF(OR([.E1199]=&quot;false reach&quot;; [.F1199]=&quot;false reach&quot;; [.G1199]=&quot;false reach&quot;; [.H1199]=&quot;false reach&quot;; [.I1199]=&quot;false reach&quot;; [.J1199]=&quot;false reach&quot;); &quot;false&quot;; &quot;unknown&quot;))" office:value-type="string" office:string-value="false">
            <text:p>false</text:p>
          </table:table-cell>
          <table:table-cell table:style-name="ce3" table:formula="of:=IF(OR([.F1199]=&quot;true&quot;; [.G1199]=&quot;true&quot;); &quot;true&quot;; IF(OR([.F1199]=&quot;false reach&quot;; [.G1199]=&quot;false reach&quot;); &quot;false&quot;; &quot;unknown&quot;))" office:value-type="string" office:string-value="unknown">
            <text:p>unknown</text:p>
          </table:table-cell>
          <table:table-cell table:style-name="ce3" table:formula="of:=IF(OR([.H1199]=&quot;true&quot;; [.I1199]=&quot;true&quot;); &quot;true&quot;; IF(OR([.H1199]=&quot;false reach&quot;; [.I119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89.c.i </text:p>
          </table:table-cell>
          <table:table-cell table:formula="of:=IF(OR([.E1200]=&quot;true&quot;; [.F1200]=&quot;true&quot;; [.G1200]=&quot;true&quot;; [.H1200]=&quot;true&quot;; [.I1200]=&quot;true&quot;; [.J1200]=&quot;true&quot;); &quot;true&quot;; IF(OR([.E1200]=&quot;false reach&quot;; [.F1200]=&quot;false reach&quot;; [.G1200]=&quot;false reach&quot;; [.H1200]=&quot;false reach&quot;; [.I1200]=&quot;false reach&quot;; [.J1200]=&quot;false reach&quot;); &quot;false&quot;; &quot;unknown&quot;))" office:value-type="string" office:string-value="unknown">
            <text:p>unknown</text:p>
          </table:table-cell>
          <table:table-cell table:style-name="ce3" table:formula="of:=IF(OR([.F1200]=&quot;true&quot;; [.G1200]=&quot;true&quot;); &quot;true&quot;; IF(OR([.F1200]=&quot;false reach&quot;; [.G1200]=&quot;false reach&quot;); &quot;false&quot;; &quot;unknown&quot;))" office:value-type="string" office:string-value="unknown">
            <text:p>unknown</text:p>
          </table:table-cell>
          <table:table-cell table:style-name="ce3" table:formula="of:=IF(OR([.H1200]=&quot;true&quot;; [.I1200]=&quot;true&quot;); &quot;true&quot;; IF(OR([.H1200]=&quot;false reach&quot;; [.I12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0.c.i </text:p>
          </table:table-cell>
          <table:table-cell table:formula="of:=IF(OR([.E1201]=&quot;true&quot;; [.F1201]=&quot;true&quot;; [.G1201]=&quot;true&quot;; [.H1201]=&quot;true&quot;; [.I1201]=&quot;true&quot;; [.J1201]=&quot;true&quot;); &quot;true&quot;; IF(OR([.E1201]=&quot;false reach&quot;; [.F1201]=&quot;false reach&quot;; [.G1201]=&quot;false reach&quot;; [.H1201]=&quot;false reach&quot;; [.I1201]=&quot;false reach&quot;; [.J1201]=&quot;false reach&quot;); &quot;false&quot;; &quot;unknown&quot;))" office:value-type="string" office:string-value="false">
            <text:p>false</text:p>
          </table:table-cell>
          <table:table-cell table:style-name="ce3" table:formula="of:=IF(OR([.F1201]=&quot;true&quot;; [.G1201]=&quot;true&quot;); &quot;true&quot;; IF(OR([.F1201]=&quot;false reach&quot;; [.G1201]=&quot;false reach&quot;); &quot;false&quot;; &quot;unknown&quot;))" office:value-type="string" office:string-value="unknown">
            <text:p>unknown</text:p>
          </table:table-cell>
          <table:table-cell table:style-name="ce3" table:formula="of:=IF(OR([.H1201]=&quot;true&quot;; [.I1201]=&quot;true&quot;); &quot;true&quot;; IF(OR([.H1201]=&quot;false reach&quot;; [.I120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1.c.i </text:p>
          </table:table-cell>
          <table:table-cell table:formula="of:=IF(OR([.E1202]=&quot;true&quot;; [.F1202]=&quot;true&quot;; [.G1202]=&quot;true&quot;; [.H1202]=&quot;true&quot;; [.I1202]=&quot;true&quot;; [.J1202]=&quot;true&quot;); &quot;true&quot;; IF(OR([.E1202]=&quot;false reach&quot;; [.F1202]=&quot;false reach&quot;; [.G1202]=&quot;false reach&quot;; [.H1202]=&quot;false reach&quot;; [.I1202]=&quot;false reach&quot;; [.J1202]=&quot;false reach&quot;); &quot;false&quot;; &quot;unknown&quot;))" office:value-type="string" office:string-value="unknown">
            <text:p>unknown</text:p>
          </table:table-cell>
          <table:table-cell table:style-name="ce3" table:formula="of:=IF(OR([.F1202]=&quot;true&quot;; [.G1202]=&quot;true&quot;); &quot;true&quot;; IF(OR([.F1202]=&quot;false reach&quot;; [.G1202]=&quot;false reach&quot;); &quot;false&quot;; &quot;unknown&quot;))" office:value-type="string" office:string-value="unknown">
            <text:p>unknown</text:p>
          </table:table-cell>
          <table:table-cell table:style-name="ce3" table:formula="of:=IF(OR([.H1202]=&quot;true&quot;; [.I1202]=&quot;true&quot;); &quot;true&quot;; IF(OR([.H1202]=&quot;false reach&quot;; [.I120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2.c.i </text:p>
          </table:table-cell>
          <table:table-cell table:formula="of:=IF(OR([.E1203]=&quot;true&quot;; [.F1203]=&quot;true&quot;; [.G1203]=&quot;true&quot;; [.H1203]=&quot;true&quot;; [.I1203]=&quot;true&quot;; [.J1203]=&quot;true&quot;); &quot;true&quot;; IF(OR([.E1203]=&quot;false reach&quot;; [.F1203]=&quot;false reach&quot;; [.G1203]=&quot;false reach&quot;; [.H1203]=&quot;false reach&quot;; [.I1203]=&quot;false reach&quot;; [.J1203]=&quot;false reach&quot;); &quot;false&quot;; &quot;unknown&quot;))" office:value-type="string" office:string-value="unknown">
            <text:p>unknown</text:p>
          </table:table-cell>
          <table:table-cell table:style-name="ce3" table:formula="of:=IF(OR([.F1203]=&quot;true&quot;; [.G1203]=&quot;true&quot;); &quot;true&quot;; IF(OR([.F1203]=&quot;false reach&quot;; [.G1203]=&quot;false reach&quot;); &quot;false&quot;; &quot;unknown&quot;))" office:value-type="string" office:string-value="unknown">
            <text:p>unknown</text:p>
          </table:table-cell>
          <table:table-cell table:style-name="ce3" table:formula="of:=IF(OR([.H1203]=&quot;true&quot;; [.I1203]=&quot;true&quot;); &quot;true&quot;; IF(OR([.H1203]=&quot;false reach&quot;; [.I12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3.c.i </text:p>
          </table:table-cell>
          <table:table-cell table:formula="of:=IF(OR([.E1204]=&quot;true&quot;; [.F1204]=&quot;true&quot;; [.G1204]=&quot;true&quot;; [.H1204]=&quot;true&quot;; [.I1204]=&quot;true&quot;; [.J1204]=&quot;true&quot;); &quot;true&quot;; IF(OR([.E1204]=&quot;false reach&quot;; [.F1204]=&quot;false reach&quot;; [.G1204]=&quot;false reach&quot;; [.H1204]=&quot;false reach&quot;; [.I1204]=&quot;false reach&quot;; [.J1204]=&quot;false reach&quot;); &quot;false&quot;; &quot;unknown&quot;))" office:value-type="string" office:string-value="unknown">
            <text:p>unknown</text:p>
          </table:table-cell>
          <table:table-cell table:style-name="ce3" table:formula="of:=IF(OR([.F1204]=&quot;true&quot;; [.G1204]=&quot;true&quot;); &quot;true&quot;; IF(OR([.F1204]=&quot;false reach&quot;; [.G1204]=&quot;false reach&quot;); &quot;false&quot;; &quot;unknown&quot;))" office:value-type="string" office:string-value="unknown">
            <text:p>unknown</text:p>
          </table:table-cell>
          <table:table-cell table:style-name="ce3" table:formula="of:=IF(OR([.H1204]=&quot;true&quot;; [.I1204]=&quot;true&quot;); &quot;true&quot;; IF(OR([.H1204]=&quot;false reach&quot;; [.I1204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4.c.i </text:p>
          </table:table-cell>
          <table:table-cell table:formula="of:=IF(OR([.E1205]=&quot;true&quot;; [.F1205]=&quot;true&quot;; [.G1205]=&quot;true&quot;; [.H1205]=&quot;true&quot;; [.I1205]=&quot;true&quot;; [.J1205]=&quot;true&quot;); &quot;true&quot;; IF(OR([.E1205]=&quot;false reach&quot;; [.F1205]=&quot;false reach&quot;; [.G1205]=&quot;false reach&quot;; [.H1205]=&quot;false reach&quot;; [.I1205]=&quot;false reach&quot;; [.J1205]=&quot;false reach&quot;); &quot;false&quot;; &quot;unknown&quot;))" office:value-type="string" office:string-value="unknown">
            <text:p>unknown</text:p>
          </table:table-cell>
          <table:table-cell table:style-name="ce3" table:formula="of:=IF(OR([.F1205]=&quot;true&quot;; [.G1205]=&quot;true&quot;); &quot;true&quot;; IF(OR([.F1205]=&quot;false reach&quot;; [.G1205]=&quot;false reach&quot;); &quot;false&quot;; &quot;unknown&quot;))" office:value-type="string" office:string-value="unknown">
            <text:p>unknown</text:p>
          </table:table-cell>
          <table:table-cell table:style-name="ce3" table:formula="of:=IF(OR([.H1205]=&quot;true&quot;; [.I1205]=&quot;true&quot;); &quot;true&quot;; IF(OR([.H1205]=&quot;false reach&quot;; [.I120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 table:style-name="ce3"/>
        </table:table-row>
        <table:table-row table:style-name="ro3">
          <table:table-cell office:value-type="string">
            <text:p>Problem12_95.c.i </text:p>
          </table:table-cell>
          <table:table-cell table:formula="of:=IF(OR([.E1206]=&quot;true&quot;; [.F1206]=&quot;true&quot;; [.G1206]=&quot;true&quot;; [.H1206]=&quot;true&quot;; [.I1206]=&quot;true&quot;; [.J1206]=&quot;true&quot;); &quot;true&quot;; IF(OR([.E1206]=&quot;false reach&quot;; [.F1206]=&quot;false reach&quot;; [.G1206]=&quot;false reach&quot;; [.H1206]=&quot;false reach&quot;; [.I1206]=&quot;false reach&quot;; [.J1206]=&quot;false reach&quot;); &quot;false&quot;; &quot;unknown&quot;))" office:value-type="string" office:string-value="false">
            <text:p>false</text:p>
          </table:table-cell>
          <table:table-cell table:style-name="ce3" table:formula="of:=IF(OR([.F1206]=&quot;true&quot;; [.G1206]=&quot;true&quot;); &quot;true&quot;; IF(OR([.F1206]=&quot;false reach&quot;; [.G1206]=&quot;false reach&quot;); &quot;false&quot;; &quot;unknown&quot;))" office:value-type="string" office:string-value="unknown">
            <text:p>unknown</text:p>
          </table:table-cell>
          <table:table-cell table:style-name="ce3" table:formula="of:=IF(OR([.H1206]=&quot;true&quot;; [.I1206]=&quot;true&quot;); &quot;true&quot;; IF(OR([.H1206]=&quot;false reach&quot;; [.I120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6.c.i </text:p>
          </table:table-cell>
          <table:table-cell table:formula="of:=IF(OR([.E1207]=&quot;true&quot;; [.F1207]=&quot;true&quot;; [.G1207]=&quot;true&quot;; [.H1207]=&quot;true&quot;; [.I1207]=&quot;true&quot;; [.J1207]=&quot;true&quot;); &quot;true&quot;; IF(OR([.E1207]=&quot;false reach&quot;; [.F1207]=&quot;false reach&quot;; [.G1207]=&quot;false reach&quot;; [.H1207]=&quot;false reach&quot;; [.I1207]=&quot;false reach&quot;; [.J1207]=&quot;false reach&quot;); &quot;false&quot;; &quot;unknown&quot;))" office:value-type="string" office:string-value="false">
            <text:p>false</text:p>
          </table:table-cell>
          <table:table-cell table:style-name="ce3" table:formula="of:=IF(OR([.F1207]=&quot;true&quot;; [.G1207]=&quot;true&quot;); &quot;true&quot;; IF(OR([.F1207]=&quot;false reach&quot;; [.G1207]=&quot;false reach&quot;); &quot;false&quot;; &quot;unknown&quot;))" office:value-type="string" office:string-value="unknown">
            <text:p>unknown</text:p>
          </table:table-cell>
          <table:table-cell table:style-name="ce3" table:formula="of:=IF(OR([.H1207]=&quot;true&quot;; [.I1207]=&quot;true&quot;); &quot;true&quot;; IF(OR([.H1207]=&quot;false reach&quot;; [.I120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7.c.i </text:p>
          </table:table-cell>
          <table:table-cell table:formula="of:=IF(OR([.E1208]=&quot;true&quot;; [.F1208]=&quot;true&quot;; [.G1208]=&quot;true&quot;; [.H1208]=&quot;true&quot;; [.I1208]=&quot;true&quot;; [.J1208]=&quot;true&quot;); &quot;true&quot;; IF(OR([.E1208]=&quot;false reach&quot;; [.F1208]=&quot;false reach&quot;; [.G1208]=&quot;false reach&quot;; [.H1208]=&quot;false reach&quot;; [.I1208]=&quot;false reach&quot;; [.J1208]=&quot;false reach&quot;); &quot;false&quot;; &quot;unknown&quot;))" office:value-type="string" office:string-value="unknown">
            <text:p>unknown</text:p>
          </table:table-cell>
          <table:table-cell table:style-name="ce3" table:formula="of:=IF(OR([.F1208]=&quot;true&quot;; [.G1208]=&quot;true&quot;); &quot;true&quot;; IF(OR([.F1208]=&quot;false reach&quot;; [.G1208]=&quot;false reach&quot;); &quot;false&quot;; &quot;unknown&quot;))" office:value-type="string" office:string-value="unknown">
            <text:p>unknown</text:p>
          </table:table-cell>
          <table:table-cell table:style-name="ce3" table:formula="of:=IF(OR([.H1208]=&quot;true&quot;; [.I1208]=&quot;true&quot;); &quot;true&quot;; IF(OR([.H1208]=&quot;false reach&quot;; [.I120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8.c.i </text:p>
          </table:table-cell>
          <table:table-cell table:formula="of:=IF(OR([.E1209]=&quot;true&quot;; [.F1209]=&quot;true&quot;; [.G1209]=&quot;true&quot;; [.H1209]=&quot;true&quot;; [.I1209]=&quot;true&quot;; [.J1209]=&quot;true&quot;); &quot;true&quot;; IF(OR([.E1209]=&quot;false reach&quot;; [.F1209]=&quot;false reach&quot;; [.G1209]=&quot;false reach&quot;; [.H1209]=&quot;false reach&quot;; [.I1209]=&quot;false reach&quot;; [.J1209]=&quot;false reach&quot;); &quot;false&quot;; &quot;unknown&quot;))" office:value-type="string" office:string-value="unknown">
            <text:p>unknown</text:p>
          </table:table-cell>
          <table:table-cell table:style-name="ce3" table:formula="of:=IF(OR([.F1209]=&quot;true&quot;; [.G1209]=&quot;true&quot;); &quot;true&quot;; IF(OR([.F1209]=&quot;false reach&quot;; [.G1209]=&quot;false reach&quot;); &quot;false&quot;; &quot;unknown&quot;))" office:value-type="string" office:string-value="unknown">
            <text:p>unknown</text:p>
          </table:table-cell>
          <table:table-cell table:style-name="ce3" table:formula="of:=IF(OR([.H1209]=&quot;true&quot;; [.I1209]=&quot;true&quot;); &quot;true&quot;; IF(OR([.H1209]=&quot;false reach&quot;; [.I120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office:value-type="string">
            <text:p>Problem12_99.c.i </text:p>
          </table:table-cell>
          <table:table-cell table:formula="of:=IF(OR([.E1210]=&quot;true&quot;; [.F1210]=&quot;true&quot;; [.G1210]=&quot;true&quot;; [.H1210]=&quot;true&quot;; [.I1210]=&quot;true&quot;; [.J1210]=&quot;true&quot;); &quot;true&quot;; IF(OR([.E1210]=&quot;false reach&quot;; [.F1210]=&quot;false reach&quot;; [.G1210]=&quot;false reach&quot;; [.H1210]=&quot;false reach&quot;; [.I1210]=&quot;false reach&quot;; [.J1210]=&quot;false reach&quot;); &quot;false&quot;; &quot;unknown&quot;))" office:value-type="string" office:string-value="unknown">
            <text:p>unknown</text:p>
          </table:table-cell>
          <table:table-cell table:style-name="ce3" table:formula="of:=IF(OR([.F1210]=&quot;true&quot;; [.G1210]=&quot;true&quot;); &quot;true&quot;; IF(OR([.F1210]=&quot;false reach&quot;; [.G1210]=&quot;false reach&quot;); &quot;false&quot;; &quot;unknown&quot;))" office:value-type="string" office:string-value="unknown">
            <text:p>unknown</text:p>
          </table:table-cell>
          <table:table-cell table:style-name="ce3" table:formula="of:=IF(OR([.H1210]=&quot;true&quot;; [.I1210]=&quot;true&quot;); &quot;true&quot;; IF(OR([.H1210]=&quot;false reach&quot;; [.I12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 table:style-name="ce3"/>
        </table:table-row>
        <table:table-row table:style-name="ro3">
          <table:table-cell table:style-name="ce1" office:value-type="string">
            <text:p>#trues</text:p>
          </table:table-cell>
          <table:table-cell table:formula="of:=COUNTIF([.$B$3:.$B$1210]; &quot;true&quot;)" office:value-type="float" office:value="543">
            <text:p>543</text:p>
          </table:table-cell>
          <table:table-cell table:formula="of:=COUNTIF([.$C$911:.$C$1210]; &quot;true&quot;)" office:value-type="float" office:value="0">
            <text:p>0</text:p>
          </table:table-cell>
          <table:table-cell table:formula="of:=COUNTIF([.$D$911:.$D$1210]; &quot;true&quot;)" office:value-type="float" office:value="0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2">
          <table:table-cell office:value-type="string">
            <text:p>#falses</text:p>
          </table:table-cell>
          <table:table-cell table:formula="of:=COUNTIF([.$B$3:.$B$1210]; &quot;false&quot;)" office:value-type="float" office:value="309">
            <text:p>309</text:p>
          </table:table-cell>
          <table:table-cell table:formula="of:=COUNTIF([.$C$911:.$C$1210]; &quot;false&quot;)" office:value-type="float" office:value="0">
            <text:p>0</text:p>
          </table:table-cell>
          <table:table-cell table:formula="of:=COUNTIF([.$D$911:.$D$1210]; &quot;false&quot;)"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style-name="ce2" office:value-type="string">
            <text:p>#solved</text:p>
          </table:table-cell>
          <table:table-cell table:style-name="ce2" table:formula="of:=SUM([.B1211:.B1212])" office:value-type="float" office:value="852">
            <text:p>852</text:p>
          </table:table-cell>
          <table:table-cell table:style-name="ce2" table:formula="of:=[.C1212]+[.C1211]" office:value-type="float" office:value="0">
            <text:p>0</text:p>
          </table:table-cell>
          <table:table-cell table:style-name="ce2" table:formula="of:=[.D1212]+[.D1211]" office:value-type="float" office:value="0">
            <text:p>0</text:p>
          </table:table-cell>
          <table:table-cell table:number-columns-repeated="4"/>
          <table:table-cell table:style-name="ce2" table:number-columns-repeated="2"/>
        </table:table-row>
        <table:table-row table:style-name="ro3">
          <table:table-cell office:value-type="string">
            <text:p>#unknowns</text:p>
          </table:table-cell>
          <table:table-cell table:formula="of:=COUNTIF([.$B$3:.$B$1210]; &quot;unknown&quot;)" office:value-type="float" office:value="348">
            <text:p>348</text:p>
          </table:table-cell>
          <table:table-cell table:formula="of:=COUNTIF([.$C$911:.$C$1210]; &quot;unknown&quot;)" office:value-type="float" office:value="300">
            <text:p>300</text:p>
          </table:table-cell>
          <table:table-cell table:formula="of:=COUNTIF([.$D$911:.$D$1210]; &quot;unknown&quot;)" office:value-type="float" office:value="300">
            <text:p>300</text:p>
          </table:table-cell>
          <table:table-cell table:number-columns-repeated="6"/>
        </table:table-row>
        <table:table-row table:style-name="ro3">
          <table:table-cell office:value-type="string">
            <text:p>#total</text:p>
          </table:table-cell>
          <table:table-cell table:formula="of:=SUM([.B1213:.B1214])" office:value-type="float" office:value="1200">
            <text:p>1200</text:p>
          </table:table-cell>
          <table:table-cell table:formula="of:=[.C1214]+[.C1213]" office:value-type="float" office:value="300">
            <text:p>300</text:p>
          </table:table-cell>
          <table:table-cell table:formula="of:=[.D1214]+[.D1213]" office:value-type="float" office:value="300">
            <text:p>300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test/results/eca2014Explicit-all.14-10-13_1746.results.valueAnalysis-noref.ProblemsEasy.xml</text:p>
          </table:table-cell>
          <table:table-cell office:value-type="string">
            <text:p>test/results/eca2014Explicit-all.14-10-13_1746.results.valueAnalysis-DEFAULT-dynamicItp.ProblemsEasy.xml</text:p>
          </table:table-cell>
          <table:table-cell office:value-type="string">
            <text:p>test/results/eca2014Explicit-all.14-10-13_1746.results.valueAnalysis-DEFAULT-staticItp.ProblemsEasy.xml</text:p>
          </table:table-cell>
          <table:table-cell office:value-type="string">
            <text:p>test/results/eca2014Explicit-all.14-10-13_1746.results.valueAnalysis-BEST-dynamicItp.ProblemsEasy.xml</text:p>
          </table:table-cell>
          <table:table-cell office:value-type="string">
            <text:p>test/results/eca2014Explicit-all.14-10-13_1746.results.valueAnalysis-BEST-staticItp.ProblemsEasy.xml</text:p>
          </table:table-cell>
          <table:table-cell/>
        </table:table-row>
        <table:table-row table:style-name="ro3">
          <table:table-cell office:value-type="string">
            <text:p>Problem17_00.c.i </text:p>
          </table:table-cell>
          <table:table-cell table:formula="of:=IF(OR([.E1217]=&quot;true&quot;; [.F1217]=&quot;true&quot;; [.G1217]=&quot;true&quot;; [.H1217]=&quot;true&quot;; [.I1217]=&quot;true&quot;; [.J1217]=&quot;true&quot;); &quot;true&quot;; IF(OR([.E1217]=&quot;false reach&quot;; [.F1217]=&quot;false reach&quot;; [.G1217]=&quot;false reach&quot;; [.H1217]=&quot;false reach&quot;; [.I1217]=&quot;false reach&quot;; [.J1217]=&quot;false reach&quot;); &quot;false&quot;; &quot;unknown&quot;))" office:value-type="string" office:string-value="true">
            <text:p>true</text:p>
          </table:table-cell>
          <table:table-cell table:style-name="ce3" table:formula="of:=IF(OR([.F1217]=&quot;true&quot;; [.G1217]=&quot;true&quot;); &quot;true&quot;; IF(OR([.F1217]=&quot;false reach&quot;; [.G1217]=&quot;false reach&quot;); &quot;false&quot;; &quot;unknown&quot;))" office:value-type="string" office:string-value="unknown">
            <text:p>unknown</text:p>
          </table:table-cell>
          <table:table-cell table:style-name="ce3" table:formula="of:=IF(OR([.H1217]=&quot;true&quot;; [.I1217]=&quot;true&quot;); &quot;true&quot;; IF(OR([.H1217]=&quot;false reach&quot;; [.I1217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01.c.i </text:p>
          </table:table-cell>
          <table:table-cell table:formula="of:=IF(OR([.E1218]=&quot;true&quot;; [.F1218]=&quot;true&quot;; [.G1218]=&quot;true&quot;; [.H1218]=&quot;true&quot;; [.I1218]=&quot;true&quot;; [.J1218]=&quot;true&quot;); &quot;true&quot;; IF(OR([.E1218]=&quot;false reach&quot;; [.F1218]=&quot;false reach&quot;; [.G1218]=&quot;false reach&quot;; [.H1218]=&quot;false reach&quot;; [.I1218]=&quot;false reach&quot;; [.J1218]=&quot;false reach&quot;); &quot;false&quot;; &quot;unknown&quot;))" office:value-type="string" office:string-value="false">
            <text:p>false</text:p>
          </table:table-cell>
          <table:table-cell table:style-name="ce3" table:formula="of:=IF(OR([.F1218]=&quot;true&quot;; [.G1218]=&quot;true&quot;); &quot;true&quot;; IF(OR([.F1218]=&quot;false reach&quot;; [.G1218]=&quot;false reach&quot;); &quot;false&quot;; &quot;unknown&quot;))" office:value-type="string" office:string-value="unknown">
            <text:p>unknown</text:p>
          </table:table-cell>
          <table:table-cell table:style-name="ce3" table:formula="of:=IF(OR([.H1218]=&quot;true&quot;; [.I1218]=&quot;true&quot;); &quot;true&quot;; IF(OR([.H1218]=&quot;false reach&quot;; [.I121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02.c.i </text:p>
          </table:table-cell>
          <table:table-cell table:formula="of:=IF(OR([.E1219]=&quot;true&quot;; [.F1219]=&quot;true&quot;; [.G1219]=&quot;true&quot;; [.H1219]=&quot;true&quot;; [.I1219]=&quot;true&quot;; [.J1219]=&quot;true&quot;); &quot;true&quot;; IF(OR([.E1219]=&quot;false reach&quot;; [.F1219]=&quot;false reach&quot;; [.G1219]=&quot;false reach&quot;; [.H1219]=&quot;false reach&quot;; [.I1219]=&quot;false reach&quot;; [.J1219]=&quot;false reach&quot;); &quot;false&quot;; &quot;unknown&quot;))" office:value-type="string" office:string-value="unknown">
            <text:p>unknown</text:p>
          </table:table-cell>
          <table:table-cell table:style-name="ce3" table:formula="of:=IF(OR([.F1219]=&quot;true&quot;; [.G1219]=&quot;true&quot;); &quot;true&quot;; IF(OR([.F1219]=&quot;false reach&quot;; [.G1219]=&quot;false reach&quot;); &quot;false&quot;; &quot;unknown&quot;))" office:value-type="string" office:string-value="unknown">
            <text:p>unknown</text:p>
          </table:table-cell>
          <table:table-cell table:style-name="ce3" table:formula="of:=IF(OR([.H1219]=&quot;true&quot;; [.I1219]=&quot;true&quot;); &quot;true&quot;; IF(OR([.H1219]=&quot;false reach&quot;; [.I121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03.c.i </text:p>
          </table:table-cell>
          <table:table-cell table:formula="of:=IF(OR([.E1220]=&quot;true&quot;; [.F1220]=&quot;true&quot;; [.G1220]=&quot;true&quot;; [.H1220]=&quot;true&quot;; [.I1220]=&quot;true&quot;; [.J1220]=&quot;true&quot;); &quot;true&quot;; IF(OR([.E1220]=&quot;false reach&quot;; [.F1220]=&quot;false reach&quot;; [.G1220]=&quot;false reach&quot;; [.H1220]=&quot;false reach&quot;; [.I1220]=&quot;false reach&quot;; [.J1220]=&quot;false reach&quot;); &quot;false&quot;; &quot;unknown&quot;))" office:value-type="string" office:string-value="unknown">
            <text:p>unknown</text:p>
          </table:table-cell>
          <table:table-cell table:style-name="ce3" table:formula="of:=IF(OR([.F1220]=&quot;true&quot;; [.G1220]=&quot;true&quot;); &quot;true&quot;; IF(OR([.F1220]=&quot;false reach&quot;; [.G1220]=&quot;false reach&quot;); &quot;false&quot;; &quot;unknown&quot;))" office:value-type="string" office:string-value="unknown">
            <text:p>unknown</text:p>
          </table:table-cell>
          <table:table-cell table:style-name="ce3" table:formula="of:=IF(OR([.H1220]=&quot;true&quot;; [.I1220]=&quot;true&quot;); &quot;true&quot;; IF(OR([.H1220]=&quot;false reach&quot;; [.I122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04.c.i </text:p>
          </table:table-cell>
          <table:table-cell table:formula="of:=IF(OR([.E1221]=&quot;true&quot;; [.F1221]=&quot;true&quot;; [.G1221]=&quot;true&quot;; [.H1221]=&quot;true&quot;; [.I1221]=&quot;true&quot;; [.J1221]=&quot;true&quot;); &quot;true&quot;; IF(OR([.E1221]=&quot;false reach&quot;; [.F1221]=&quot;false reach&quot;; [.G1221]=&quot;false reach&quot;; [.H1221]=&quot;false reach&quot;; [.I1221]=&quot;false reach&quot;; [.J1221]=&quot;false reach&quot;); &quot;false&quot;; &quot;unknown&quot;))" office:value-type="string" office:string-value="true">
            <text:p>true</text:p>
          </table:table-cell>
          <table:table-cell table:style-name="ce3" table:formula="of:=IF(OR([.F1221]=&quot;true&quot;; [.G1221]=&quot;true&quot;); &quot;true&quot;; IF(OR([.F1221]=&quot;false reach&quot;; [.G1221]=&quot;false reach&quot;); &quot;false&quot;; &quot;unknown&quot;))" office:value-type="string" office:string-value="true">
            <text:p>true</text:p>
          </table:table-cell>
          <table:table-cell table:style-name="ce3" table:formula="of:=IF(OR([.H1221]=&quot;true&quot;; [.I1221]=&quot;true&quot;); &quot;true&quot;; IF(OR([.H1221]=&quot;false reach&quot;; [.I122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05.c.i </text:p>
          </table:table-cell>
          <table:table-cell table:formula="of:=IF(OR([.E1222]=&quot;true&quot;; [.F1222]=&quot;true&quot;; [.G1222]=&quot;true&quot;; [.H1222]=&quot;true&quot;; [.I1222]=&quot;true&quot;; [.J1222]=&quot;true&quot;); &quot;true&quot;; IF(OR([.E1222]=&quot;false reach&quot;; [.F1222]=&quot;false reach&quot;; [.G1222]=&quot;false reach&quot;; [.H1222]=&quot;false reach&quot;; [.I1222]=&quot;false reach&quot;; [.J1222]=&quot;false reach&quot;); &quot;false&quot;; &quot;unknown&quot;))" office:value-type="string" office:string-value="true">
            <text:p>true</text:p>
          </table:table-cell>
          <table:table-cell table:style-name="ce3" table:formula="of:=IF(OR([.F1222]=&quot;true&quot;; [.G1222]=&quot;true&quot;); &quot;true&quot;; IF(OR([.F1222]=&quot;false reach&quot;; [.G1222]=&quot;false reach&quot;); &quot;false&quot;; &quot;unknown&quot;))" office:value-type="string" office:string-value="unknown">
            <text:p>unknown</text:p>
          </table:table-cell>
          <table:table-cell table:style-name="ce3" table:formula="of:=IF(OR([.H1222]=&quot;true&quot;; [.I1222]=&quot;true&quot;); &quot;true&quot;; IF(OR([.H1222]=&quot;false reach&quot;; [.I122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06.c.i </text:p>
          </table:table-cell>
          <table:table-cell table:formula="of:=IF(OR([.E1223]=&quot;true&quot;; [.F1223]=&quot;true&quot;; [.G1223]=&quot;true&quot;; [.H1223]=&quot;true&quot;; [.I1223]=&quot;true&quot;; [.J1223]=&quot;true&quot;); &quot;true&quot;; IF(OR([.E1223]=&quot;false reach&quot;; [.F1223]=&quot;false reach&quot;; [.G1223]=&quot;false reach&quot;; [.H1223]=&quot;false reach&quot;; [.I1223]=&quot;false reach&quot;; [.J1223]=&quot;false reach&quot;); &quot;false&quot;; &quot;unknown&quot;))" office:value-type="string" office:string-value="false">
            <text:p>false</text:p>
          </table:table-cell>
          <table:table-cell table:style-name="ce3" table:formula="of:=IF(OR([.F1223]=&quot;true&quot;; [.G1223]=&quot;true&quot;); &quot;true&quot;; IF(OR([.F1223]=&quot;false reach&quot;; [.G1223]=&quot;false reach&quot;); &quot;false&quot;; &quot;unknown&quot;))" office:value-type="string" office:string-value="unknown">
            <text:p>unknown</text:p>
          </table:table-cell>
          <table:table-cell table:style-name="ce3" table:formula="of:=IF(OR([.H1223]=&quot;true&quot;; [.I1223]=&quot;true&quot;); &quot;true&quot;; IF(OR([.H1223]=&quot;false reach&quot;; [.I122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07.c.i </text:p>
          </table:table-cell>
          <table:table-cell table:formula="of:=IF(OR([.E1224]=&quot;true&quot;; [.F1224]=&quot;true&quot;; [.G1224]=&quot;true&quot;; [.H1224]=&quot;true&quot;; [.I1224]=&quot;true&quot;; [.J1224]=&quot;true&quot;); &quot;true&quot;; IF(OR([.E1224]=&quot;false reach&quot;; [.F1224]=&quot;false reach&quot;; [.G1224]=&quot;false reach&quot;; [.H1224]=&quot;false reach&quot;; [.I1224]=&quot;false reach&quot;; [.J1224]=&quot;false reach&quot;); &quot;false&quot;; &quot;unknown&quot;))" office:value-type="string" office:string-value="unknown">
            <text:p>unknown</text:p>
          </table:table-cell>
          <table:table-cell table:style-name="ce3" table:formula="of:=IF(OR([.F1224]=&quot;true&quot;; [.G1224]=&quot;true&quot;); &quot;true&quot;; IF(OR([.F1224]=&quot;false reach&quot;; [.G1224]=&quot;false reach&quot;); &quot;false&quot;; &quot;unknown&quot;))" office:value-type="string" office:string-value="unknown">
            <text:p>unknown</text:p>
          </table:table-cell>
          <table:table-cell table:style-name="ce3" table:formula="of:=IF(OR([.H1224]=&quot;true&quot;; [.I1224]=&quot;true&quot;); &quot;true&quot;; IF(OR([.H1224]=&quot;false reach&quot;; [.I122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08.c.i </text:p>
          </table:table-cell>
          <table:table-cell table:formula="of:=IF(OR([.E1225]=&quot;true&quot;; [.F1225]=&quot;true&quot;; [.G1225]=&quot;true&quot;; [.H1225]=&quot;true&quot;; [.I1225]=&quot;true&quot;; [.J1225]=&quot;true&quot;); &quot;true&quot;; IF(OR([.E1225]=&quot;false reach&quot;; [.F1225]=&quot;false reach&quot;; [.G1225]=&quot;false reach&quot;; [.H1225]=&quot;false reach&quot;; [.I1225]=&quot;false reach&quot;; [.J1225]=&quot;false reach&quot;); &quot;false&quot;; &quot;unknown&quot;))" office:value-type="string" office:string-value="unknown">
            <text:p>unknown</text:p>
          </table:table-cell>
          <table:table-cell table:style-name="ce3" table:formula="of:=IF(OR([.F1225]=&quot;true&quot;; [.G1225]=&quot;true&quot;); &quot;true&quot;; IF(OR([.F1225]=&quot;false reach&quot;; [.G1225]=&quot;false reach&quot;); &quot;false&quot;; &quot;unknown&quot;))" office:value-type="string" office:string-value="unknown">
            <text:p>unknown</text:p>
          </table:table-cell>
          <table:table-cell table:style-name="ce3" table:formula="of:=IF(OR([.H1225]=&quot;true&quot;; [.I1225]=&quot;true&quot;); &quot;true&quot;; IF(OR([.H1225]=&quot;false reach&quot;; [.I122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09.c.i </text:p>
          </table:table-cell>
          <table:table-cell table:formula="of:=IF(OR([.E1226]=&quot;true&quot;; [.F1226]=&quot;true&quot;; [.G1226]=&quot;true&quot;; [.H1226]=&quot;true&quot;; [.I1226]=&quot;true&quot;; [.J1226]=&quot;true&quot;); &quot;true&quot;; IF(OR([.E1226]=&quot;false reach&quot;; [.F1226]=&quot;false reach&quot;; [.G1226]=&quot;false reach&quot;; [.H1226]=&quot;false reach&quot;; [.I1226]=&quot;false reach&quot;; [.J1226]=&quot;false reach&quot;); &quot;false&quot;; &quot;unknown&quot;))" office:value-type="string" office:string-value="false">
            <text:p>false</text:p>
          </table:table-cell>
          <table:table-cell table:style-name="ce3" table:formula="of:=IF(OR([.F1226]=&quot;true&quot;; [.G1226]=&quot;true&quot;); &quot;true&quot;; IF(OR([.F1226]=&quot;false reach&quot;; [.G1226]=&quot;false reach&quot;); &quot;false&quot;; &quot;unknown&quot;))" office:value-type="string" office:string-value="unknown">
            <text:p>unknown</text:p>
          </table:table-cell>
          <table:table-cell table:style-name="ce3" table:formula="of:=IF(OR([.H1226]=&quot;true&quot;; [.I1226]=&quot;true&quot;); &quot;true&quot;; IF(OR([.H1226]=&quot;false reach&quot;; [.I122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10.c.i </text:p>
          </table:table-cell>
          <table:table-cell table:formula="of:=IF(OR([.E1227]=&quot;true&quot;; [.F1227]=&quot;true&quot;; [.G1227]=&quot;true&quot;; [.H1227]=&quot;true&quot;; [.I1227]=&quot;true&quot;; [.J1227]=&quot;true&quot;); &quot;true&quot;; IF(OR([.E1227]=&quot;false reach&quot;; [.F1227]=&quot;false reach&quot;; [.G1227]=&quot;false reach&quot;; [.H1227]=&quot;false reach&quot;; [.I1227]=&quot;false reach&quot;; [.J1227]=&quot;false reach&quot;); &quot;false&quot;; &quot;unknown&quot;))" office:value-type="string" office:string-value="true">
            <text:p>true</text:p>
          </table:table-cell>
          <table:table-cell table:style-name="ce3" table:formula="of:=IF(OR([.F1227]=&quot;true&quot;; [.G1227]=&quot;true&quot;); &quot;true&quot;; IF(OR([.F1227]=&quot;false reach&quot;; [.G1227]=&quot;false reach&quot;); &quot;false&quot;; &quot;unknown&quot;))" office:value-type="string" office:string-value="true">
            <text:p>true</text:p>
          </table:table-cell>
          <table:table-cell table:style-name="ce3" table:formula="of:=IF(OR([.H1227]=&quot;true&quot;; [.I1227]=&quot;true&quot;); &quot;true&quot;; IF(OR([.H1227]=&quot;false reach&quot;; [.I122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11.c.i </text:p>
          </table:table-cell>
          <table:table-cell table:formula="of:=IF(OR([.E1228]=&quot;true&quot;; [.F1228]=&quot;true&quot;; [.G1228]=&quot;true&quot;; [.H1228]=&quot;true&quot;; [.I1228]=&quot;true&quot;; [.J1228]=&quot;true&quot;); &quot;true&quot;; IF(OR([.E1228]=&quot;false reach&quot;; [.F1228]=&quot;false reach&quot;; [.G1228]=&quot;false reach&quot;; [.H1228]=&quot;false reach&quot;; [.I1228]=&quot;false reach&quot;; [.J1228]=&quot;false reach&quot;); &quot;false&quot;; &quot;unknown&quot;))" office:value-type="string" office:string-value="unknown">
            <text:p>unknown</text:p>
          </table:table-cell>
          <table:table-cell table:style-name="ce3" table:formula="of:=IF(OR([.F1228]=&quot;true&quot;; [.G1228]=&quot;true&quot;); &quot;true&quot;; IF(OR([.F1228]=&quot;false reach&quot;; [.G1228]=&quot;false reach&quot;); &quot;false&quot;; &quot;unknown&quot;))" office:value-type="string" office:string-value="unknown">
            <text:p>unknown</text:p>
          </table:table-cell>
          <table:table-cell table:style-name="ce3" table:formula="of:=IF(OR([.H1228]=&quot;true&quot;; [.I1228]=&quot;true&quot;); &quot;true&quot;; IF(OR([.H1228]=&quot;false reach&quot;; [.I122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12.c.i </text:p>
          </table:table-cell>
          <table:table-cell table:formula="of:=IF(OR([.E1229]=&quot;true&quot;; [.F1229]=&quot;true&quot;; [.G1229]=&quot;true&quot;; [.H1229]=&quot;true&quot;; [.I1229]=&quot;true&quot;; [.J1229]=&quot;true&quot;); &quot;true&quot;; IF(OR([.E1229]=&quot;false reach&quot;; [.F1229]=&quot;false reach&quot;; [.G1229]=&quot;false reach&quot;; [.H1229]=&quot;false reach&quot;; [.I1229]=&quot;false reach&quot;; [.J1229]=&quot;false reach&quot;); &quot;false&quot;; &quot;unknown&quot;))" office:value-type="string" office:string-value="true">
            <text:p>true</text:p>
          </table:table-cell>
          <table:table-cell table:style-name="ce3" table:formula="of:=IF(OR([.F1229]=&quot;true&quot;; [.G1229]=&quot;true&quot;); &quot;true&quot;; IF(OR([.F1229]=&quot;false reach&quot;; [.G1229]=&quot;false reach&quot;); &quot;false&quot;; &quot;unknown&quot;))" office:value-type="string" office:string-value="unknown">
            <text:p>unknown</text:p>
          </table:table-cell>
          <table:table-cell table:style-name="ce3" table:formula="of:=IF(OR([.H1229]=&quot;true&quot;; [.I1229]=&quot;true&quot;); &quot;true&quot;; IF(OR([.H1229]=&quot;false reach&quot;; [.I1229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13.c.i </text:p>
          </table:table-cell>
          <table:table-cell table:formula="of:=IF(OR([.E1230]=&quot;true&quot;; [.F1230]=&quot;true&quot;; [.G1230]=&quot;true&quot;; [.H1230]=&quot;true&quot;; [.I1230]=&quot;true&quot;; [.J1230]=&quot;true&quot;); &quot;true&quot;; IF(OR([.E1230]=&quot;false reach&quot;; [.F1230]=&quot;false reach&quot;; [.G1230]=&quot;false reach&quot;; [.H1230]=&quot;false reach&quot;; [.I1230]=&quot;false reach&quot;; [.J1230]=&quot;false reach&quot;); &quot;false&quot;; &quot;unknown&quot;))" office:value-type="string" office:string-value="true">
            <text:p>true</text:p>
          </table:table-cell>
          <table:table-cell table:style-name="ce3" table:formula="of:=IF(OR([.F1230]=&quot;true&quot;; [.G1230]=&quot;true&quot;); &quot;true&quot;; IF(OR([.F1230]=&quot;false reach&quot;; [.G1230]=&quot;false reach&quot;); &quot;false&quot;; &quot;unknown&quot;))" office:value-type="string" office:string-value="true">
            <text:p>true</text:p>
          </table:table-cell>
          <table:table-cell table:style-name="ce3" table:formula="of:=IF(OR([.H1230]=&quot;true&quot;; [.I1230]=&quot;true&quot;); &quot;true&quot;; IF(OR([.H1230]=&quot;false reach&quot;; [.I123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14.c.i </text:p>
          </table:table-cell>
          <table:table-cell table:formula="of:=IF(OR([.E1231]=&quot;true&quot;; [.F1231]=&quot;true&quot;; [.G1231]=&quot;true&quot;; [.H1231]=&quot;true&quot;; [.I1231]=&quot;true&quot;; [.J1231]=&quot;true&quot;); &quot;true&quot;; IF(OR([.E1231]=&quot;false reach&quot;; [.F1231]=&quot;false reach&quot;; [.G1231]=&quot;false reach&quot;; [.H1231]=&quot;false reach&quot;; [.I1231]=&quot;false reach&quot;; [.J1231]=&quot;false reach&quot;); &quot;false&quot;; &quot;unknown&quot;))" office:value-type="string" office:string-value="true">
            <text:p>true</text:p>
          </table:table-cell>
          <table:table-cell table:style-name="ce3" table:formula="of:=IF(OR([.F1231]=&quot;true&quot;; [.G1231]=&quot;true&quot;); &quot;true&quot;; IF(OR([.F1231]=&quot;false reach&quot;; [.G1231]=&quot;false reach&quot;); &quot;false&quot;; &quot;unknown&quot;))" office:value-type="string" office:string-value="true">
            <text:p>true</text:p>
          </table:table-cell>
          <table:table-cell table:style-name="ce3" table:formula="of:=IF(OR([.H1231]=&quot;true&quot;; [.I1231]=&quot;true&quot;); &quot;true&quot;; IF(OR([.H1231]=&quot;false reach&quot;; [.I123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15.c.i </text:p>
          </table:table-cell>
          <table:table-cell table:formula="of:=IF(OR([.E1232]=&quot;true&quot;; [.F1232]=&quot;true&quot;; [.G1232]=&quot;true&quot;; [.H1232]=&quot;true&quot;; [.I1232]=&quot;true&quot;; [.J1232]=&quot;true&quot;); &quot;true&quot;; IF(OR([.E1232]=&quot;false reach&quot;; [.F1232]=&quot;false reach&quot;; [.G1232]=&quot;false reach&quot;; [.H1232]=&quot;false reach&quot;; [.I1232]=&quot;false reach&quot;; [.J1232]=&quot;false reach&quot;); &quot;false&quot;; &quot;unknown&quot;))" office:value-type="string" office:string-value="false">
            <text:p>false</text:p>
          </table:table-cell>
          <table:table-cell table:style-name="ce3" table:formula="of:=IF(OR([.F1232]=&quot;true&quot;; [.G1232]=&quot;true&quot;); &quot;true&quot;; IF(OR([.F1232]=&quot;false reach&quot;; [.G1232]=&quot;false reach&quot;); &quot;false&quot;; &quot;unknown&quot;))" office:value-type="string" office:string-value="unknown">
            <text:p>unknown</text:p>
          </table:table-cell>
          <table:table-cell table:style-name="ce3" table:formula="of:=IF(OR([.H1232]=&quot;true&quot;; [.I1232]=&quot;true&quot;); &quot;true&quot;; IF(OR([.H1232]=&quot;false reach&quot;; [.I123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16.c.i </text:p>
          </table:table-cell>
          <table:table-cell table:formula="of:=IF(OR([.E1233]=&quot;true&quot;; [.F1233]=&quot;true&quot;; [.G1233]=&quot;true&quot;; [.H1233]=&quot;true&quot;; [.I1233]=&quot;true&quot;; [.J1233]=&quot;true&quot;); &quot;true&quot;; IF(OR([.E1233]=&quot;false reach&quot;; [.F1233]=&quot;false reach&quot;; [.G1233]=&quot;false reach&quot;; [.H1233]=&quot;false reach&quot;; [.I1233]=&quot;false reach&quot;; [.J1233]=&quot;false reach&quot;); &quot;false&quot;; &quot;unknown&quot;))" office:value-type="string" office:string-value="true">
            <text:p>true</text:p>
          </table:table-cell>
          <table:table-cell table:style-name="ce3" table:formula="of:=IF(OR([.F1233]=&quot;true&quot;; [.G1233]=&quot;true&quot;); &quot;true&quot;; IF(OR([.F1233]=&quot;false reach&quot;; [.G1233]=&quot;false reach&quot;); &quot;false&quot;; &quot;unknown&quot;))" office:value-type="string" office:string-value="true">
            <text:p>true</text:p>
          </table:table-cell>
          <table:table-cell table:style-name="ce3" table:formula="of:=IF(OR([.H1233]=&quot;true&quot;; [.I1233]=&quot;true&quot;); &quot;true&quot;; IF(OR([.H1233]=&quot;false reach&quot;; [.I12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17.c.i </text:p>
          </table:table-cell>
          <table:table-cell table:formula="of:=IF(OR([.E1234]=&quot;true&quot;; [.F1234]=&quot;true&quot;; [.G1234]=&quot;true&quot;; [.H1234]=&quot;true&quot;; [.I1234]=&quot;true&quot;; [.J1234]=&quot;true&quot;); &quot;true&quot;; IF(OR([.E1234]=&quot;false reach&quot;; [.F1234]=&quot;false reach&quot;; [.G1234]=&quot;false reach&quot;; [.H1234]=&quot;false reach&quot;; [.I1234]=&quot;false reach&quot;; [.J1234]=&quot;false reach&quot;); &quot;false&quot;; &quot;unknown&quot;))" office:value-type="string" office:string-value="false">
            <text:p>false</text:p>
          </table:table-cell>
          <table:table-cell table:style-name="ce3" table:formula="of:=IF(OR([.F1234]=&quot;true&quot;; [.G1234]=&quot;true&quot;); &quot;true&quot;; IF(OR([.F1234]=&quot;false reach&quot;; [.G1234]=&quot;false reach&quot;); &quot;false&quot;; &quot;unknown&quot;))" office:value-type="string" office:string-value="unknown">
            <text:p>unknown</text:p>
          </table:table-cell>
          <table:table-cell table:style-name="ce3" table:formula="of:=IF(OR([.H1234]=&quot;true&quot;; [.I1234]=&quot;true&quot;); &quot;true&quot;; IF(OR([.H1234]=&quot;false reach&quot;; [.I123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18.c.i </text:p>
          </table:table-cell>
          <table:table-cell table:formula="of:=IF(OR([.E1235]=&quot;true&quot;; [.F1235]=&quot;true&quot;; [.G1235]=&quot;true&quot;; [.H1235]=&quot;true&quot;; [.I1235]=&quot;true&quot;; [.J1235]=&quot;true&quot;); &quot;true&quot;; IF(OR([.E1235]=&quot;false reach&quot;; [.F1235]=&quot;false reach&quot;; [.G1235]=&quot;false reach&quot;; [.H1235]=&quot;false reach&quot;; [.I1235]=&quot;false reach&quot;; [.J1235]=&quot;false reach&quot;); &quot;false&quot;; &quot;unknown&quot;))" office:value-type="string" office:string-value="unknown">
            <text:p>unknown</text:p>
          </table:table-cell>
          <table:table-cell table:style-name="ce3" table:formula="of:=IF(OR([.F1235]=&quot;true&quot;; [.G1235]=&quot;true&quot;); &quot;true&quot;; IF(OR([.F1235]=&quot;false reach&quot;; [.G1235]=&quot;false reach&quot;); &quot;false&quot;; &quot;unknown&quot;))" office:value-type="string" office:string-value="unknown">
            <text:p>unknown</text:p>
          </table:table-cell>
          <table:table-cell table:style-name="ce3" table:formula="of:=IF(OR([.H1235]=&quot;true&quot;; [.I1235]=&quot;true&quot;); &quot;true&quot;; IF(OR([.H1235]=&quot;false reach&quot;; [.I1235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19.c.i </text:p>
          </table:table-cell>
          <table:table-cell table:formula="of:=IF(OR([.E1236]=&quot;true&quot;; [.F1236]=&quot;true&quot;; [.G1236]=&quot;true&quot;; [.H1236]=&quot;true&quot;; [.I1236]=&quot;true&quot;; [.J1236]=&quot;true&quot;); &quot;true&quot;; IF(OR([.E1236]=&quot;false reach&quot;; [.F1236]=&quot;false reach&quot;; [.G1236]=&quot;false reach&quot;; [.H1236]=&quot;false reach&quot;; [.I1236]=&quot;false reach&quot;; [.J1236]=&quot;false reach&quot;); &quot;false&quot;; &quot;unknown&quot;))" office:value-type="string" office:string-value="true">
            <text:p>true</text:p>
          </table:table-cell>
          <table:table-cell table:style-name="ce3" table:formula="of:=IF(OR([.F1236]=&quot;true&quot;; [.G1236]=&quot;true&quot;); &quot;true&quot;; IF(OR([.F1236]=&quot;false reach&quot;; [.G1236]=&quot;false reach&quot;); &quot;false&quot;; &quot;unknown&quot;))" office:value-type="string" office:string-value="unknown">
            <text:p>unknown</text:p>
          </table:table-cell>
          <table:table-cell table:style-name="ce3" table:formula="of:=IF(OR([.H1236]=&quot;true&quot;; [.I1236]=&quot;true&quot;); &quot;true&quot;; IF(OR([.H1236]=&quot;false reach&quot;; [.I123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20.c.i </text:p>
          </table:table-cell>
          <table:table-cell table:formula="of:=IF(OR([.E1237]=&quot;true&quot;; [.F1237]=&quot;true&quot;; [.G1237]=&quot;true&quot;; [.H1237]=&quot;true&quot;; [.I1237]=&quot;true&quot;; [.J1237]=&quot;true&quot;); &quot;true&quot;; IF(OR([.E1237]=&quot;false reach&quot;; [.F1237]=&quot;false reach&quot;; [.G1237]=&quot;false reach&quot;; [.H1237]=&quot;false reach&quot;; [.I1237]=&quot;false reach&quot;; [.J1237]=&quot;false reach&quot;); &quot;false&quot;; &quot;unknown&quot;))" office:value-type="string" office:string-value="unknown">
            <text:p>unknown</text:p>
          </table:table-cell>
          <table:table-cell table:style-name="ce3" table:formula="of:=IF(OR([.F1237]=&quot;true&quot;; [.G1237]=&quot;true&quot;); &quot;true&quot;; IF(OR([.F1237]=&quot;false reach&quot;; [.G1237]=&quot;false reach&quot;); &quot;false&quot;; &quot;unknown&quot;))" office:value-type="string" office:string-value="unknown">
            <text:p>unknown</text:p>
          </table:table-cell>
          <table:table-cell table:style-name="ce3" table:formula="of:=IF(OR([.H1237]=&quot;true&quot;; [.I1237]=&quot;true&quot;); &quot;true&quot;; IF(OR([.H1237]=&quot;false reach&quot;; [.I1237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21.c.i </text:p>
          </table:table-cell>
          <table:table-cell table:formula="of:=IF(OR([.E1238]=&quot;true&quot;; [.F1238]=&quot;true&quot;; [.G1238]=&quot;true&quot;; [.H1238]=&quot;true&quot;; [.I1238]=&quot;true&quot;; [.J1238]=&quot;true&quot;); &quot;true&quot;; IF(OR([.E1238]=&quot;false reach&quot;; [.F1238]=&quot;false reach&quot;; [.G1238]=&quot;false reach&quot;; [.H1238]=&quot;false reach&quot;; [.I1238]=&quot;false reach&quot;; [.J1238]=&quot;false reach&quot;); &quot;false&quot;; &quot;unknown&quot;))" office:value-type="string" office:string-value="true">
            <text:p>true</text:p>
          </table:table-cell>
          <table:table-cell table:style-name="ce3" table:formula="of:=IF(OR([.F1238]=&quot;true&quot;; [.G1238]=&quot;true&quot;); &quot;true&quot;; IF(OR([.F1238]=&quot;false reach&quot;; [.G1238]=&quot;false reach&quot;); &quot;false&quot;; &quot;unknown&quot;))" office:value-type="string" office:string-value="true">
            <text:p>true</text:p>
          </table:table-cell>
          <table:table-cell table:style-name="ce3" table:formula="of:=IF(OR([.H1238]=&quot;true&quot;; [.I1238]=&quot;true&quot;); &quot;true&quot;; IF(OR([.H1238]=&quot;false reach&quot;; [.I123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22.c.i </text:p>
          </table:table-cell>
          <table:table-cell table:formula="of:=IF(OR([.E1239]=&quot;true&quot;; [.F1239]=&quot;true&quot;; [.G1239]=&quot;true&quot;; [.H1239]=&quot;true&quot;; [.I1239]=&quot;true&quot;; [.J1239]=&quot;true&quot;); &quot;true&quot;; IF(OR([.E1239]=&quot;false reach&quot;; [.F1239]=&quot;false reach&quot;; [.G1239]=&quot;false reach&quot;; [.H1239]=&quot;false reach&quot;; [.I1239]=&quot;false reach&quot;; [.J1239]=&quot;false reach&quot;); &quot;false&quot;; &quot;unknown&quot;))" office:value-type="string" office:string-value="false">
            <text:p>false</text:p>
          </table:table-cell>
          <table:table-cell table:style-name="ce3" table:formula="of:=IF(OR([.F1239]=&quot;true&quot;; [.G1239]=&quot;true&quot;); &quot;true&quot;; IF(OR([.F1239]=&quot;false reach&quot;; [.G1239]=&quot;false reach&quot;); &quot;false&quot;; &quot;unknown&quot;))" office:value-type="string" office:string-value="unknown">
            <text:p>unknown</text:p>
          </table:table-cell>
          <table:table-cell table:style-name="ce3" table:formula="of:=IF(OR([.H1239]=&quot;true&quot;; [.I1239]=&quot;true&quot;); &quot;true&quot;; IF(OR([.H1239]=&quot;false reach&quot;; [.I123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23.c.i </text:p>
          </table:table-cell>
          <table:table-cell table:formula="of:=IF(OR([.E1240]=&quot;true&quot;; [.F1240]=&quot;true&quot;; [.G1240]=&quot;true&quot;; [.H1240]=&quot;true&quot;; [.I1240]=&quot;true&quot;; [.J1240]=&quot;true&quot;); &quot;true&quot;; IF(OR([.E1240]=&quot;false reach&quot;; [.F1240]=&quot;false reach&quot;; [.G1240]=&quot;false reach&quot;; [.H1240]=&quot;false reach&quot;; [.I1240]=&quot;false reach&quot;; [.J1240]=&quot;false reach&quot;); &quot;false&quot;; &quot;unknown&quot;))" office:value-type="string" office:string-value="true">
            <text:p>true</text:p>
          </table:table-cell>
          <table:table-cell table:style-name="ce3" table:formula="of:=IF(OR([.F1240]=&quot;true&quot;; [.G1240]=&quot;true&quot;); &quot;true&quot;; IF(OR([.F1240]=&quot;false reach&quot;; [.G1240]=&quot;false reach&quot;); &quot;false&quot;; &quot;unknown&quot;))" office:value-type="string" office:string-value="true">
            <text:p>true</text:p>
          </table:table-cell>
          <table:table-cell table:style-name="ce3" table:formula="of:=IF(OR([.H1240]=&quot;true&quot;; [.I1240]=&quot;true&quot;); &quot;true&quot;; IF(OR([.H1240]=&quot;false reach&quot;; [.I124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24.c.i </text:p>
          </table:table-cell>
          <table:table-cell table:formula="of:=IF(OR([.E1241]=&quot;true&quot;; [.F1241]=&quot;true&quot;; [.G1241]=&quot;true&quot;; [.H1241]=&quot;true&quot;; [.I1241]=&quot;true&quot;; [.J1241]=&quot;true&quot;); &quot;true&quot;; IF(OR([.E1241]=&quot;false reach&quot;; [.F1241]=&quot;false reach&quot;; [.G1241]=&quot;false reach&quot;; [.H1241]=&quot;false reach&quot;; [.I1241]=&quot;false reach&quot;; [.J1241]=&quot;false reach&quot;); &quot;false&quot;; &quot;unknown&quot;))" office:value-type="string" office:string-value="unknown">
            <text:p>unknown</text:p>
          </table:table-cell>
          <table:table-cell table:style-name="ce3" table:formula="of:=IF(OR([.F1241]=&quot;true&quot;; [.G1241]=&quot;true&quot;); &quot;true&quot;; IF(OR([.F1241]=&quot;false reach&quot;; [.G1241]=&quot;false reach&quot;); &quot;false&quot;; &quot;unknown&quot;))" office:value-type="string" office:string-value="unknown">
            <text:p>unknown</text:p>
          </table:table-cell>
          <table:table-cell table:style-name="ce3" table:formula="of:=IF(OR([.H1241]=&quot;true&quot;; [.I1241]=&quot;true&quot;); &quot;true&quot;; IF(OR([.H1241]=&quot;false reach&quot;; [.I124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25.c.i </text:p>
          </table:table-cell>
          <table:table-cell table:formula="of:=IF(OR([.E1242]=&quot;true&quot;; [.F1242]=&quot;true&quot;; [.G1242]=&quot;true&quot;; [.H1242]=&quot;true&quot;; [.I1242]=&quot;true&quot;; [.J1242]=&quot;true&quot;); &quot;true&quot;; IF(OR([.E1242]=&quot;false reach&quot;; [.F1242]=&quot;false reach&quot;; [.G1242]=&quot;false reach&quot;; [.H1242]=&quot;false reach&quot;; [.I1242]=&quot;false reach&quot;; [.J1242]=&quot;false reach&quot;); &quot;false&quot;; &quot;unknown&quot;))" office:value-type="string" office:string-value="true">
            <text:p>true</text:p>
          </table:table-cell>
          <table:table-cell table:style-name="ce3" table:formula="of:=IF(OR([.F1242]=&quot;true&quot;; [.G1242]=&quot;true&quot;); &quot;true&quot;; IF(OR([.F1242]=&quot;false reach&quot;; [.G1242]=&quot;false reach&quot;); &quot;false&quot;; &quot;unknown&quot;))" office:value-type="string" office:string-value="true">
            <text:p>true</text:p>
          </table:table-cell>
          <table:table-cell table:style-name="ce3" table:formula="of:=IF(OR([.H1242]=&quot;true&quot;; [.I1242]=&quot;true&quot;); &quot;true&quot;; IF(OR([.H1242]=&quot;false reach&quot;; [.I12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26.c.i </text:p>
          </table:table-cell>
          <table:table-cell table:formula="of:=IF(OR([.E1243]=&quot;true&quot;; [.F1243]=&quot;true&quot;; [.G1243]=&quot;true&quot;; [.H1243]=&quot;true&quot;; [.I1243]=&quot;true&quot;; [.J1243]=&quot;true&quot;); &quot;true&quot;; IF(OR([.E1243]=&quot;false reach&quot;; [.F1243]=&quot;false reach&quot;; [.G1243]=&quot;false reach&quot;; [.H1243]=&quot;false reach&quot;; [.I1243]=&quot;false reach&quot;; [.J1243]=&quot;false reach&quot;); &quot;false&quot;; &quot;unknown&quot;))" office:value-type="string" office:string-value="false">
            <text:p>false</text:p>
          </table:table-cell>
          <table:table-cell table:style-name="ce3" table:formula="of:=IF(OR([.F1243]=&quot;true&quot;; [.G1243]=&quot;true&quot;); &quot;true&quot;; IF(OR([.F1243]=&quot;false reach&quot;; [.G1243]=&quot;false reach&quot;); &quot;false&quot;; &quot;unknown&quot;))" office:value-type="string" office:string-value="unknown">
            <text:p>unknown</text:p>
          </table:table-cell>
          <table:table-cell table:style-name="ce3" table:formula="of:=IF(OR([.H1243]=&quot;true&quot;; [.I1243]=&quot;true&quot;); &quot;true&quot;; IF(OR([.H1243]=&quot;false reach&quot;; [.I124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27.c.i </text:p>
          </table:table-cell>
          <table:table-cell table:formula="of:=IF(OR([.E1244]=&quot;true&quot;; [.F1244]=&quot;true&quot;; [.G1244]=&quot;true&quot;; [.H1244]=&quot;true&quot;; [.I1244]=&quot;true&quot;; [.J1244]=&quot;true&quot;); &quot;true&quot;; IF(OR([.E1244]=&quot;false reach&quot;; [.F1244]=&quot;false reach&quot;; [.G1244]=&quot;false reach&quot;; [.H1244]=&quot;false reach&quot;; [.I1244]=&quot;false reach&quot;; [.J1244]=&quot;false reach&quot;); &quot;false&quot;; &quot;unknown&quot;))" office:value-type="string" office:string-value="false">
            <text:p>false</text:p>
          </table:table-cell>
          <table:table-cell table:style-name="ce3" table:formula="of:=IF(OR([.F1244]=&quot;true&quot;; [.G1244]=&quot;true&quot;); &quot;true&quot;; IF(OR([.F1244]=&quot;false reach&quot;; [.G1244]=&quot;false reach&quot;); &quot;false&quot;; &quot;unknown&quot;))" office:value-type="string" office:string-value="unknown">
            <text:p>unknown</text:p>
          </table:table-cell>
          <table:table-cell table:style-name="ce3" table:formula="of:=IF(OR([.H1244]=&quot;true&quot;; [.I1244]=&quot;true&quot;); &quot;true&quot;; IF(OR([.H1244]=&quot;false reach&quot;; [.I124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28.c.i </text:p>
          </table:table-cell>
          <table:table-cell table:formula="of:=IF(OR([.E1245]=&quot;true&quot;; [.F1245]=&quot;true&quot;; [.G1245]=&quot;true&quot;; [.H1245]=&quot;true&quot;; [.I1245]=&quot;true&quot;; [.J1245]=&quot;true&quot;); &quot;true&quot;; IF(OR([.E1245]=&quot;false reach&quot;; [.F1245]=&quot;false reach&quot;; [.G1245]=&quot;false reach&quot;; [.H1245]=&quot;false reach&quot;; [.I1245]=&quot;false reach&quot;; [.J1245]=&quot;false reach&quot;); &quot;false&quot;; &quot;unknown&quot;))" office:value-type="string" office:string-value="false">
            <text:p>false</text:p>
          </table:table-cell>
          <table:table-cell table:style-name="ce3" table:formula="of:=IF(OR([.F1245]=&quot;true&quot;; [.G1245]=&quot;true&quot;); &quot;true&quot;; IF(OR([.F1245]=&quot;false reach&quot;; [.G1245]=&quot;false reach&quot;); &quot;false&quot;; &quot;unknown&quot;))" office:value-type="string" office:string-value="unknown">
            <text:p>unknown</text:p>
          </table:table-cell>
          <table:table-cell table:style-name="ce3" table:formula="of:=IF(OR([.H1245]=&quot;true&quot;; [.I1245]=&quot;true&quot;); &quot;true&quot;; IF(OR([.H1245]=&quot;false reach&quot;; [.I124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29.c.i </text:p>
          </table:table-cell>
          <table:table-cell table:formula="of:=IF(OR([.E1246]=&quot;true&quot;; [.F1246]=&quot;true&quot;; [.G1246]=&quot;true&quot;; [.H1246]=&quot;true&quot;; [.I1246]=&quot;true&quot;; [.J1246]=&quot;true&quot;); &quot;true&quot;; IF(OR([.E1246]=&quot;false reach&quot;; [.F1246]=&quot;false reach&quot;; [.G1246]=&quot;false reach&quot;; [.H1246]=&quot;false reach&quot;; [.I1246]=&quot;false reach&quot;; [.J1246]=&quot;false reach&quot;); &quot;false&quot;; &quot;unknown&quot;))" office:value-type="string" office:string-value="unknown">
            <text:p>unknown</text:p>
          </table:table-cell>
          <table:table-cell table:style-name="ce3" table:formula="of:=IF(OR([.F1246]=&quot;true&quot;; [.G1246]=&quot;true&quot;); &quot;true&quot;; IF(OR([.F1246]=&quot;false reach&quot;; [.G1246]=&quot;false reach&quot;); &quot;false&quot;; &quot;unknown&quot;))" office:value-type="string" office:string-value="unknown">
            <text:p>unknown</text:p>
          </table:table-cell>
          <table:table-cell table:style-name="ce3" table:formula="of:=IF(OR([.H1246]=&quot;true&quot;; [.I1246]=&quot;true&quot;); &quot;true&quot;; IF(OR([.H1246]=&quot;false reach&quot;; [.I12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30.c.i </text:p>
          </table:table-cell>
          <table:table-cell table:formula="of:=IF(OR([.E1247]=&quot;true&quot;; [.F1247]=&quot;true&quot;; [.G1247]=&quot;true&quot;; [.H1247]=&quot;true&quot;; [.I1247]=&quot;true&quot;; [.J1247]=&quot;true&quot;); &quot;true&quot;; IF(OR([.E1247]=&quot;false reach&quot;; [.F1247]=&quot;false reach&quot;; [.G1247]=&quot;false reach&quot;; [.H1247]=&quot;false reach&quot;; [.I1247]=&quot;false reach&quot;; [.J1247]=&quot;false reach&quot;); &quot;false&quot;; &quot;unknown&quot;))" office:value-type="string" office:string-value="unknown">
            <text:p>unknown</text:p>
          </table:table-cell>
          <table:table-cell table:style-name="ce3" table:formula="of:=IF(OR([.F1247]=&quot;true&quot;; [.G1247]=&quot;true&quot;); &quot;true&quot;; IF(OR([.F1247]=&quot;false reach&quot;; [.G1247]=&quot;false reach&quot;); &quot;false&quot;; &quot;unknown&quot;))" office:value-type="string" office:string-value="unknown">
            <text:p>unknown</text:p>
          </table:table-cell>
          <table:table-cell table:style-name="ce3" table:formula="of:=IF(OR([.H1247]=&quot;true&quot;; [.I1247]=&quot;true&quot;); &quot;true&quot;; IF(OR([.H1247]=&quot;false reach&quot;; [.I1247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31.c.i </text:p>
          </table:table-cell>
          <table:table-cell table:formula="of:=IF(OR([.E1248]=&quot;true&quot;; [.F1248]=&quot;true&quot;; [.G1248]=&quot;true&quot;; [.H1248]=&quot;true&quot;; [.I1248]=&quot;true&quot;; [.J1248]=&quot;true&quot;); &quot;true&quot;; IF(OR([.E1248]=&quot;false reach&quot;; [.F1248]=&quot;false reach&quot;; [.G1248]=&quot;false reach&quot;; [.H1248]=&quot;false reach&quot;; [.I1248]=&quot;false reach&quot;; [.J1248]=&quot;false reach&quot;); &quot;false&quot;; &quot;unknown&quot;))" office:value-type="string" office:string-value="false">
            <text:p>false</text:p>
          </table:table-cell>
          <table:table-cell table:style-name="ce3" table:formula="of:=IF(OR([.F1248]=&quot;true&quot;; [.G1248]=&quot;true&quot;); &quot;true&quot;; IF(OR([.F1248]=&quot;false reach&quot;; [.G1248]=&quot;false reach&quot;); &quot;false&quot;; &quot;unknown&quot;))" office:value-type="string" office:string-value="unknown">
            <text:p>unknown</text:p>
          </table:table-cell>
          <table:table-cell table:style-name="ce3" table:formula="of:=IF(OR([.H1248]=&quot;true&quot;; [.I1248]=&quot;true&quot;); &quot;true&quot;; IF(OR([.H1248]=&quot;false reach&quot;; [.I124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32.c.i </text:p>
          </table:table-cell>
          <table:table-cell table:formula="of:=IF(OR([.E1249]=&quot;true&quot;; [.F1249]=&quot;true&quot;; [.G1249]=&quot;true&quot;; [.H1249]=&quot;true&quot;; [.I1249]=&quot;true&quot;; [.J1249]=&quot;true&quot;); &quot;true&quot;; IF(OR([.E1249]=&quot;false reach&quot;; [.F1249]=&quot;false reach&quot;; [.G1249]=&quot;false reach&quot;; [.H1249]=&quot;false reach&quot;; [.I1249]=&quot;false reach&quot;; [.J1249]=&quot;false reach&quot;); &quot;false&quot;; &quot;unknown&quot;))" office:value-type="string" office:string-value="true">
            <text:p>true</text:p>
          </table:table-cell>
          <table:table-cell table:style-name="ce3" table:formula="of:=IF(OR([.F1249]=&quot;true&quot;; [.G1249]=&quot;true&quot;); &quot;true&quot;; IF(OR([.F1249]=&quot;false reach&quot;; [.G1249]=&quot;false reach&quot;); &quot;false&quot;; &quot;unknown&quot;))" office:value-type="string" office:string-value="true">
            <text:p>true</text:p>
          </table:table-cell>
          <table:table-cell table:style-name="ce3" table:formula="of:=IF(OR([.H1249]=&quot;true&quot;; [.I1249]=&quot;true&quot;); &quot;true&quot;; IF(OR([.H1249]=&quot;false reach&quot;; [.I124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33.c.i </text:p>
          </table:table-cell>
          <table:table-cell table:formula="of:=IF(OR([.E1250]=&quot;true&quot;; [.F1250]=&quot;true&quot;; [.G1250]=&quot;true&quot;; [.H1250]=&quot;true&quot;; [.I1250]=&quot;true&quot;; [.J1250]=&quot;true&quot;); &quot;true&quot;; IF(OR([.E1250]=&quot;false reach&quot;; [.F1250]=&quot;false reach&quot;; [.G1250]=&quot;false reach&quot;; [.H1250]=&quot;false reach&quot;; [.I1250]=&quot;false reach&quot;; [.J1250]=&quot;false reach&quot;); &quot;false&quot;; &quot;unknown&quot;))" office:value-type="string" office:string-value="false">
            <text:p>false</text:p>
          </table:table-cell>
          <table:table-cell table:style-name="ce3" table:formula="of:=IF(OR([.F1250]=&quot;true&quot;; [.G1250]=&quot;true&quot;); &quot;true&quot;; IF(OR([.F1250]=&quot;false reach&quot;; [.G1250]=&quot;false reach&quot;); &quot;false&quot;; &quot;unknown&quot;))" office:value-type="string" office:string-value="unknown">
            <text:p>unknown</text:p>
          </table:table-cell>
          <table:table-cell table:style-name="ce3" table:formula="of:=IF(OR([.H1250]=&quot;true&quot;; [.I1250]=&quot;true&quot;); &quot;true&quot;; IF(OR([.H1250]=&quot;false reach&quot;; [.I125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34.c.i </text:p>
          </table:table-cell>
          <table:table-cell table:formula="of:=IF(OR([.E1251]=&quot;true&quot;; [.F1251]=&quot;true&quot;; [.G1251]=&quot;true&quot;; [.H1251]=&quot;true&quot;; [.I1251]=&quot;true&quot;; [.J1251]=&quot;true&quot;); &quot;true&quot;; IF(OR([.E1251]=&quot;false reach&quot;; [.F1251]=&quot;false reach&quot;; [.G1251]=&quot;false reach&quot;; [.H1251]=&quot;false reach&quot;; [.I1251]=&quot;false reach&quot;; [.J1251]=&quot;false reach&quot;); &quot;false&quot;; &quot;unknown&quot;))" office:value-type="string" office:string-value="unknown">
            <text:p>unknown</text:p>
          </table:table-cell>
          <table:table-cell table:style-name="ce3" table:formula="of:=IF(OR([.F1251]=&quot;true&quot;; [.G1251]=&quot;true&quot;); &quot;true&quot;; IF(OR([.F1251]=&quot;false reach&quot;; [.G1251]=&quot;false reach&quot;); &quot;false&quot;; &quot;unknown&quot;))" office:value-type="string" office:string-value="unknown">
            <text:p>unknown</text:p>
          </table:table-cell>
          <table:table-cell table:style-name="ce3" table:formula="of:=IF(OR([.H1251]=&quot;true&quot;; [.I1251]=&quot;true&quot;); &quot;true&quot;; IF(OR([.H1251]=&quot;false reach&quot;; [.I125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35.c.i </text:p>
          </table:table-cell>
          <table:table-cell table:formula="of:=IF(OR([.E1252]=&quot;true&quot;; [.F1252]=&quot;true&quot;; [.G1252]=&quot;true&quot;; [.H1252]=&quot;true&quot;; [.I1252]=&quot;true&quot;; [.J1252]=&quot;true&quot;); &quot;true&quot;; IF(OR([.E1252]=&quot;false reach&quot;; [.F1252]=&quot;false reach&quot;; [.G1252]=&quot;false reach&quot;; [.H1252]=&quot;false reach&quot;; [.I1252]=&quot;false reach&quot;; [.J1252]=&quot;false reach&quot;); &quot;false&quot;; &quot;unknown&quot;))" office:value-type="string" office:string-value="true">
            <text:p>true</text:p>
          </table:table-cell>
          <table:table-cell table:style-name="ce3" table:formula="of:=IF(OR([.F1252]=&quot;true&quot;; [.G1252]=&quot;true&quot;); &quot;true&quot;; IF(OR([.F1252]=&quot;false reach&quot;; [.G1252]=&quot;false reach&quot;); &quot;false&quot;; &quot;unknown&quot;))" office:value-type="string" office:string-value="true">
            <text:p>true</text:p>
          </table:table-cell>
          <table:table-cell table:style-name="ce3" table:formula="of:=IF(OR([.H1252]=&quot;true&quot;; [.I1252]=&quot;true&quot;); &quot;true&quot;; IF(OR([.H1252]=&quot;false reach&quot;; [.I12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36.c.i </text:p>
          </table:table-cell>
          <table:table-cell table:formula="of:=IF(OR([.E1253]=&quot;true&quot;; [.F1253]=&quot;true&quot;; [.G1253]=&quot;true&quot;; [.H1253]=&quot;true&quot;; [.I1253]=&quot;true&quot;; [.J1253]=&quot;true&quot;); &quot;true&quot;; IF(OR([.E1253]=&quot;false reach&quot;; [.F1253]=&quot;false reach&quot;; [.G1253]=&quot;false reach&quot;; [.H1253]=&quot;false reach&quot;; [.I1253]=&quot;false reach&quot;; [.J1253]=&quot;false reach&quot;); &quot;false&quot;; &quot;unknown&quot;))" office:value-type="string" office:string-value="unknown">
            <text:p>unknown</text:p>
          </table:table-cell>
          <table:table-cell table:style-name="ce3" table:formula="of:=IF(OR([.F1253]=&quot;true&quot;; [.G1253]=&quot;true&quot;); &quot;true&quot;; IF(OR([.F1253]=&quot;false reach&quot;; [.G1253]=&quot;false reach&quot;); &quot;false&quot;; &quot;unknown&quot;))" office:value-type="string" office:string-value="unknown">
            <text:p>unknown</text:p>
          </table:table-cell>
          <table:table-cell table:style-name="ce3" table:formula="of:=IF(OR([.H1253]=&quot;true&quot;; [.I1253]=&quot;true&quot;); &quot;true&quot;; IF(OR([.H1253]=&quot;false reach&quot;; [.I125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37.c.i </text:p>
          </table:table-cell>
          <table:table-cell table:formula="of:=IF(OR([.E1254]=&quot;true&quot;; [.F1254]=&quot;true&quot;; [.G1254]=&quot;true&quot;; [.H1254]=&quot;true&quot;; [.I1254]=&quot;true&quot;; [.J1254]=&quot;true&quot;); &quot;true&quot;; IF(OR([.E1254]=&quot;false reach&quot;; [.F1254]=&quot;false reach&quot;; [.G1254]=&quot;false reach&quot;; [.H1254]=&quot;false reach&quot;; [.I1254]=&quot;false reach&quot;; [.J1254]=&quot;false reach&quot;); &quot;false&quot;; &quot;unknown&quot;))" office:value-type="string" office:string-value="true">
            <text:p>true</text:p>
          </table:table-cell>
          <table:table-cell table:style-name="ce3" table:formula="of:=IF(OR([.F1254]=&quot;true&quot;; [.G1254]=&quot;true&quot;); &quot;true&quot;; IF(OR([.F1254]=&quot;false reach&quot;; [.G1254]=&quot;false reach&quot;); &quot;false&quot;; &quot;unknown&quot;))" office:value-type="string" office:string-value="true">
            <text:p>true</text:p>
          </table:table-cell>
          <table:table-cell table:style-name="ce3" table:formula="of:=IF(OR([.H1254]=&quot;true&quot;; [.I1254]=&quot;true&quot;); &quot;true&quot;; IF(OR([.H1254]=&quot;false reach&quot;; [.I12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38.c.i </text:p>
          </table:table-cell>
          <table:table-cell table:formula="of:=IF(OR([.E1255]=&quot;true&quot;; [.F1255]=&quot;true&quot;; [.G1255]=&quot;true&quot;; [.H1255]=&quot;true&quot;; [.I1255]=&quot;true&quot;; [.J1255]=&quot;true&quot;); &quot;true&quot;; IF(OR([.E1255]=&quot;false reach&quot;; [.F1255]=&quot;false reach&quot;; [.G1255]=&quot;false reach&quot;; [.H1255]=&quot;false reach&quot;; [.I1255]=&quot;false reach&quot;; [.J1255]=&quot;false reach&quot;); &quot;false&quot;; &quot;unknown&quot;))" office:value-type="string" office:string-value="unknown">
            <text:p>unknown</text:p>
          </table:table-cell>
          <table:table-cell table:style-name="ce3" table:formula="of:=IF(OR([.F1255]=&quot;true&quot;; [.G1255]=&quot;true&quot;); &quot;true&quot;; IF(OR([.F1255]=&quot;false reach&quot;; [.G1255]=&quot;false reach&quot;); &quot;false&quot;; &quot;unknown&quot;))" office:value-type="string" office:string-value="unknown">
            <text:p>unknown</text:p>
          </table:table-cell>
          <table:table-cell table:style-name="ce3" table:formula="of:=IF(OR([.H1255]=&quot;true&quot;; [.I1255]=&quot;true&quot;); &quot;true&quot;; IF(OR([.H1255]=&quot;false reach&quot;; [.I1255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39.c.i </text:p>
          </table:table-cell>
          <table:table-cell table:formula="of:=IF(OR([.E1256]=&quot;true&quot;; [.F1256]=&quot;true&quot;; [.G1256]=&quot;true&quot;; [.H1256]=&quot;true&quot;; [.I1256]=&quot;true&quot;; [.J1256]=&quot;true&quot;); &quot;true&quot;; IF(OR([.E1256]=&quot;false reach&quot;; [.F1256]=&quot;false reach&quot;; [.G1256]=&quot;false reach&quot;; [.H1256]=&quot;false reach&quot;; [.I1256]=&quot;false reach&quot;; [.J1256]=&quot;false reach&quot;); &quot;false&quot;; &quot;unknown&quot;))" office:value-type="string" office:string-value="true">
            <text:p>true</text:p>
          </table:table-cell>
          <table:table-cell table:style-name="ce3" table:formula="of:=IF(OR([.F1256]=&quot;true&quot;; [.G1256]=&quot;true&quot;); &quot;true&quot;; IF(OR([.F1256]=&quot;false reach&quot;; [.G1256]=&quot;false reach&quot;); &quot;false&quot;; &quot;unknown&quot;))" office:value-type="string" office:string-value="true">
            <text:p>true</text:p>
          </table:table-cell>
          <table:table-cell table:style-name="ce3" table:formula="of:=IF(OR([.H1256]=&quot;true&quot;; [.I1256]=&quot;true&quot;); &quot;true&quot;; IF(OR([.H1256]=&quot;false reach&quot;; [.I125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0.c.i </text:p>
          </table:table-cell>
          <table:table-cell table:formula="of:=IF(OR([.E1257]=&quot;true&quot;; [.F1257]=&quot;true&quot;; [.G1257]=&quot;true&quot;; [.H1257]=&quot;true&quot;; [.I1257]=&quot;true&quot;; [.J1257]=&quot;true&quot;); &quot;true&quot;; IF(OR([.E1257]=&quot;false reach&quot;; [.F1257]=&quot;false reach&quot;; [.G1257]=&quot;false reach&quot;; [.H1257]=&quot;false reach&quot;; [.I1257]=&quot;false reach&quot;; [.J1257]=&quot;false reach&quot;); &quot;false&quot;; &quot;unknown&quot;))" office:value-type="string" office:string-value="false">
            <text:p>false</text:p>
          </table:table-cell>
          <table:table-cell table:style-name="ce3" table:formula="of:=IF(OR([.F1257]=&quot;true&quot;; [.G1257]=&quot;true&quot;); &quot;true&quot;; IF(OR([.F1257]=&quot;false reach&quot;; [.G1257]=&quot;false reach&quot;); &quot;false&quot;; &quot;unknown&quot;))" office:value-type="string" office:string-value="unknown">
            <text:p>unknown</text:p>
          </table:table-cell>
          <table:table-cell table:style-name="ce3" table:formula="of:=IF(OR([.H1257]=&quot;true&quot;; [.I1257]=&quot;true&quot;); &quot;true&quot;; IF(OR([.H1257]=&quot;false reach&quot;; [.I125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41.c.i </text:p>
          </table:table-cell>
          <table:table-cell table:formula="of:=IF(OR([.E1258]=&quot;true&quot;; [.F1258]=&quot;true&quot;; [.G1258]=&quot;true&quot;; [.H1258]=&quot;true&quot;; [.I1258]=&quot;true&quot;; [.J1258]=&quot;true&quot;); &quot;true&quot;; IF(OR([.E1258]=&quot;false reach&quot;; [.F1258]=&quot;false reach&quot;; [.G1258]=&quot;false reach&quot;; [.H1258]=&quot;false reach&quot;; [.I1258]=&quot;false reach&quot;; [.J1258]=&quot;false reach&quot;); &quot;false&quot;; &quot;unknown&quot;))" office:value-type="string" office:string-value="true">
            <text:p>true</text:p>
          </table:table-cell>
          <table:table-cell table:style-name="ce3" table:formula="of:=IF(OR([.F1258]=&quot;true&quot;; [.G1258]=&quot;true&quot;); &quot;true&quot;; IF(OR([.F1258]=&quot;false reach&quot;; [.G1258]=&quot;false reach&quot;); &quot;false&quot;; &quot;unknown&quot;))" office:value-type="string" office:string-value="true">
            <text:p>true</text:p>
          </table:table-cell>
          <table:table-cell table:style-name="ce3" table:formula="of:=IF(OR([.H1258]=&quot;true&quot;; [.I1258]=&quot;true&quot;); &quot;true&quot;; IF(OR([.H1258]=&quot;false reach&quot;; [.I12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2.c.i </text:p>
          </table:table-cell>
          <table:table-cell table:formula="of:=IF(OR([.E1259]=&quot;true&quot;; [.F1259]=&quot;true&quot;; [.G1259]=&quot;true&quot;; [.H1259]=&quot;true&quot;; [.I1259]=&quot;true&quot;; [.J1259]=&quot;true&quot;); &quot;true&quot;; IF(OR([.E1259]=&quot;false reach&quot;; [.F1259]=&quot;false reach&quot;; [.G1259]=&quot;false reach&quot;; [.H1259]=&quot;false reach&quot;; [.I1259]=&quot;false reach&quot;; [.J1259]=&quot;false reach&quot;); &quot;false&quot;; &quot;unknown&quot;))" office:value-type="string" office:string-value="true">
            <text:p>true</text:p>
          </table:table-cell>
          <table:table-cell table:style-name="ce3" table:formula="of:=IF(OR([.F1259]=&quot;true&quot;; [.G1259]=&quot;true&quot;); &quot;true&quot;; IF(OR([.F1259]=&quot;false reach&quot;; [.G1259]=&quot;false reach&quot;); &quot;false&quot;; &quot;unknown&quot;))" office:value-type="string" office:string-value="true">
            <text:p>true</text:p>
          </table:table-cell>
          <table:table-cell table:style-name="ce3" table:formula="of:=IF(OR([.H1259]=&quot;true&quot;; [.I1259]=&quot;true&quot;); &quot;true&quot;; IF(OR([.H1259]=&quot;false reach&quot;; [.I12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3.c.i </text:p>
          </table:table-cell>
          <table:table-cell table:formula="of:=IF(OR([.E1260]=&quot;true&quot;; [.F1260]=&quot;true&quot;; [.G1260]=&quot;true&quot;; [.H1260]=&quot;true&quot;; [.I1260]=&quot;true&quot;; [.J1260]=&quot;true&quot;); &quot;true&quot;; IF(OR([.E1260]=&quot;false reach&quot;; [.F1260]=&quot;false reach&quot;; [.G1260]=&quot;false reach&quot;; [.H1260]=&quot;false reach&quot;; [.I1260]=&quot;false reach&quot;; [.J1260]=&quot;false reach&quot;); &quot;false&quot;; &quot;unknown&quot;))" office:value-type="string" office:string-value="true">
            <text:p>true</text:p>
          </table:table-cell>
          <table:table-cell table:style-name="ce3" table:formula="of:=IF(OR([.F1260]=&quot;true&quot;; [.G1260]=&quot;true&quot;); &quot;true&quot;; IF(OR([.F1260]=&quot;false reach&quot;; [.G1260]=&quot;false reach&quot;); &quot;false&quot;; &quot;unknown&quot;))" office:value-type="string" office:string-value="unknown">
            <text:p>unknown</text:p>
          </table:table-cell>
          <table:table-cell table:style-name="ce3" table:formula="of:=IF(OR([.H1260]=&quot;true&quot;; [.I1260]=&quot;true&quot;); &quot;true&quot;; IF(OR([.H1260]=&quot;false reach&quot;; [.I1260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4.c.i </text:p>
          </table:table-cell>
          <table:table-cell table:formula="of:=IF(OR([.E1261]=&quot;true&quot;; [.F1261]=&quot;true&quot;; [.G1261]=&quot;true&quot;; [.H1261]=&quot;true&quot;; [.I1261]=&quot;true&quot;; [.J1261]=&quot;true&quot;); &quot;true&quot;; IF(OR([.E1261]=&quot;false reach&quot;; [.F1261]=&quot;false reach&quot;; [.G1261]=&quot;false reach&quot;; [.H1261]=&quot;false reach&quot;; [.I1261]=&quot;false reach&quot;; [.J1261]=&quot;false reach&quot;); &quot;false&quot;; &quot;unknown&quot;))" office:value-type="string" office:string-value="true">
            <text:p>true</text:p>
          </table:table-cell>
          <table:table-cell table:style-name="ce3" table:formula="of:=IF(OR([.F1261]=&quot;true&quot;; [.G1261]=&quot;true&quot;); &quot;true&quot;; IF(OR([.F1261]=&quot;false reach&quot;; [.G1261]=&quot;false reach&quot;); &quot;false&quot;; &quot;unknown&quot;))" office:value-type="string" office:string-value="unknown">
            <text:p>unknown</text:p>
          </table:table-cell>
          <table:table-cell table:style-name="ce3" table:formula="of:=IF(OR([.H1261]=&quot;true&quot;; [.I1261]=&quot;true&quot;); &quot;true&quot;; IF(OR([.H1261]=&quot;false reach&quot;; [.I126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5.c.i </text:p>
          </table:table-cell>
          <table:table-cell table:formula="of:=IF(OR([.E1262]=&quot;true&quot;; [.F1262]=&quot;true&quot;; [.G1262]=&quot;true&quot;; [.H1262]=&quot;true&quot;; [.I1262]=&quot;true&quot;; [.J1262]=&quot;true&quot;); &quot;true&quot;; IF(OR([.E1262]=&quot;false reach&quot;; [.F1262]=&quot;false reach&quot;; [.G1262]=&quot;false reach&quot;; [.H1262]=&quot;false reach&quot;; [.I1262]=&quot;false reach&quot;; [.J1262]=&quot;false reach&quot;); &quot;false&quot;; &quot;unknown&quot;))" office:value-type="string" office:string-value="true">
            <text:p>true</text:p>
          </table:table-cell>
          <table:table-cell table:style-name="ce3" table:formula="of:=IF(OR([.F1262]=&quot;true&quot;; [.G1262]=&quot;true&quot;); &quot;true&quot;; IF(OR([.F1262]=&quot;false reach&quot;; [.G1262]=&quot;false reach&quot;); &quot;false&quot;; &quot;unknown&quot;))" office:value-type="string" office:string-value="unknown">
            <text:p>unknown</text:p>
          </table:table-cell>
          <table:table-cell table:style-name="ce3" table:formula="of:=IF(OR([.H1262]=&quot;true&quot;; [.I1262]=&quot;true&quot;); &quot;true&quot;; IF(OR([.H1262]=&quot;false reach&quot;; [.I126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6.c.i </text:p>
          </table:table-cell>
          <table:table-cell table:formula="of:=IF(OR([.E1263]=&quot;true&quot;; [.F1263]=&quot;true&quot;; [.G1263]=&quot;true&quot;; [.H1263]=&quot;true&quot;; [.I1263]=&quot;true&quot;; [.J1263]=&quot;true&quot;); &quot;true&quot;; IF(OR([.E1263]=&quot;false reach&quot;; [.F1263]=&quot;false reach&quot;; [.G1263]=&quot;false reach&quot;; [.H1263]=&quot;false reach&quot;; [.I1263]=&quot;false reach&quot;; [.J1263]=&quot;false reach&quot;); &quot;false&quot;; &quot;unknown&quot;))" office:value-type="string" office:string-value="false">
            <text:p>false</text:p>
          </table:table-cell>
          <table:table-cell table:style-name="ce3" table:formula="of:=IF(OR([.F1263]=&quot;true&quot;; [.G1263]=&quot;true&quot;); &quot;true&quot;; IF(OR([.F1263]=&quot;false reach&quot;; [.G1263]=&quot;false reach&quot;); &quot;false&quot;; &quot;unknown&quot;))" office:value-type="string" office:string-value="unknown">
            <text:p>unknown</text:p>
          </table:table-cell>
          <table:table-cell table:style-name="ce3" table:formula="of:=IF(OR([.H1263]=&quot;true&quot;; [.I1263]=&quot;true&quot;); &quot;true&quot;; IF(OR([.H1263]=&quot;false reach&quot;; [.I126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47.c.i </text:p>
          </table:table-cell>
          <table:table-cell table:formula="of:=IF(OR([.E1264]=&quot;true&quot;; [.F1264]=&quot;true&quot;; [.G1264]=&quot;true&quot;; [.H1264]=&quot;true&quot;; [.I1264]=&quot;true&quot;; [.J1264]=&quot;true&quot;); &quot;true&quot;; IF(OR([.E1264]=&quot;false reach&quot;; [.F1264]=&quot;false reach&quot;; [.G1264]=&quot;false reach&quot;; [.H1264]=&quot;false reach&quot;; [.I1264]=&quot;false reach&quot;; [.J1264]=&quot;false reach&quot;); &quot;false&quot;; &quot;unknown&quot;))" office:value-type="string" office:string-value="true">
            <text:p>true</text:p>
          </table:table-cell>
          <table:table-cell table:style-name="ce3" table:formula="of:=IF(OR([.F1264]=&quot;true&quot;; [.G1264]=&quot;true&quot;); &quot;true&quot;; IF(OR([.F1264]=&quot;false reach&quot;; [.G1264]=&quot;false reach&quot;); &quot;false&quot;; &quot;unknown&quot;))" office:value-type="string" office:string-value="true">
            <text:p>true</text:p>
          </table:table-cell>
          <table:table-cell table:style-name="ce3" table:formula="of:=IF(OR([.H1264]=&quot;true&quot;; [.I1264]=&quot;true&quot;); &quot;true&quot;; IF(OR([.H1264]=&quot;false reach&quot;; [.I12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48.c.i </text:p>
          </table:table-cell>
          <table:table-cell table:formula="of:=IF(OR([.E1265]=&quot;true&quot;; [.F1265]=&quot;true&quot;; [.G1265]=&quot;true&quot;; [.H1265]=&quot;true&quot;; [.I1265]=&quot;true&quot;; [.J1265]=&quot;true&quot;); &quot;true&quot;; IF(OR([.E1265]=&quot;false reach&quot;; [.F1265]=&quot;false reach&quot;; [.G1265]=&quot;false reach&quot;; [.H1265]=&quot;false reach&quot;; [.I1265]=&quot;false reach&quot;; [.J1265]=&quot;false reach&quot;); &quot;false&quot;; &quot;unknown&quot;))" office:value-type="string" office:string-value="false">
            <text:p>false</text:p>
          </table:table-cell>
          <table:table-cell table:style-name="ce3" table:formula="of:=IF(OR([.F1265]=&quot;true&quot;; [.G1265]=&quot;true&quot;); &quot;true&quot;; IF(OR([.F1265]=&quot;false reach&quot;; [.G1265]=&quot;false reach&quot;); &quot;false&quot;; &quot;unknown&quot;))" office:value-type="string" office:string-value="unknown">
            <text:p>unknown</text:p>
          </table:table-cell>
          <table:table-cell table:style-name="ce3" table:formula="of:=IF(OR([.H1265]=&quot;true&quot;; [.I1265]=&quot;true&quot;); &quot;true&quot;; IF(OR([.H1265]=&quot;false reach&quot;; [.I126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49.c.i </text:p>
          </table:table-cell>
          <table:table-cell table:formula="of:=IF(OR([.E1266]=&quot;true&quot;; [.F1266]=&quot;true&quot;; [.G1266]=&quot;true&quot;; [.H1266]=&quot;true&quot;; [.I1266]=&quot;true&quot;; [.J1266]=&quot;true&quot;); &quot;true&quot;; IF(OR([.E1266]=&quot;false reach&quot;; [.F1266]=&quot;false reach&quot;; [.G1266]=&quot;false reach&quot;; [.H1266]=&quot;false reach&quot;; [.I1266]=&quot;false reach&quot;; [.J1266]=&quot;false reach&quot;); &quot;false&quot;; &quot;unknown&quot;))" office:value-type="string" office:string-value="true">
            <text:p>true</text:p>
          </table:table-cell>
          <table:table-cell table:style-name="ce3" table:formula="of:=IF(OR([.F1266]=&quot;true&quot;; [.G1266]=&quot;true&quot;); &quot;true&quot;; IF(OR([.F1266]=&quot;false reach&quot;; [.G1266]=&quot;false reach&quot;); &quot;false&quot;; &quot;unknown&quot;))" office:value-type="string" office:string-value="true">
            <text:p>true</text:p>
          </table:table-cell>
          <table:table-cell table:style-name="ce3" table:formula="of:=IF(OR([.H1266]=&quot;true&quot;; [.I1266]=&quot;true&quot;); &quot;true&quot;; IF(OR([.H1266]=&quot;false reach&quot;; [.I1266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50.c.i </text:p>
          </table:table-cell>
          <table:table-cell table:formula="of:=IF(OR([.E1267]=&quot;true&quot;; [.F1267]=&quot;true&quot;; [.G1267]=&quot;true&quot;; [.H1267]=&quot;true&quot;; [.I1267]=&quot;true&quot;; [.J1267]=&quot;true&quot;); &quot;true&quot;; IF(OR([.E1267]=&quot;false reach&quot;; [.F1267]=&quot;false reach&quot;; [.G1267]=&quot;false reach&quot;; [.H1267]=&quot;false reach&quot;; [.I1267]=&quot;false reach&quot;; [.J1267]=&quot;false reach&quot;); &quot;false&quot;; &quot;unknown&quot;))" office:value-type="string" office:string-value="true">
            <text:p>true</text:p>
          </table:table-cell>
          <table:table-cell table:style-name="ce3" table:formula="of:=IF(OR([.F1267]=&quot;true&quot;; [.G1267]=&quot;true&quot;); &quot;true&quot;; IF(OR([.F1267]=&quot;false reach&quot;; [.G1267]=&quot;false reach&quot;); &quot;false&quot;; &quot;unknown&quot;))" office:value-type="string" office:string-value="true">
            <text:p>true</text:p>
          </table:table-cell>
          <table:table-cell table:style-name="ce3" table:formula="of:=IF(OR([.H1267]=&quot;true&quot;; [.I1267]=&quot;true&quot;); &quot;true&quot;; IF(OR([.H1267]=&quot;false reach&quot;; [.I126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51.c.i </text:p>
          </table:table-cell>
          <table:table-cell table:formula="of:=IF(OR([.E1268]=&quot;true&quot;; [.F1268]=&quot;true&quot;; [.G1268]=&quot;true&quot;; [.H1268]=&quot;true&quot;; [.I1268]=&quot;true&quot;; [.J1268]=&quot;true&quot;); &quot;true&quot;; IF(OR([.E1268]=&quot;false reach&quot;; [.F1268]=&quot;false reach&quot;; [.G1268]=&quot;false reach&quot;; [.H1268]=&quot;false reach&quot;; [.I1268]=&quot;false reach&quot;; [.J1268]=&quot;false reach&quot;); &quot;false&quot;; &quot;unknown&quot;))" office:value-type="string" office:string-value="true">
            <text:p>true</text:p>
          </table:table-cell>
          <table:table-cell table:style-name="ce3" table:formula="of:=IF(OR([.F1268]=&quot;true&quot;; [.G1268]=&quot;true&quot;); &quot;true&quot;; IF(OR([.F1268]=&quot;false reach&quot;; [.G1268]=&quot;false reach&quot;); &quot;false&quot;; &quot;unknown&quot;))" office:value-type="string" office:string-value="unknown">
            <text:p>unknown</text:p>
          </table:table-cell>
          <table:table-cell table:style-name="ce3" table:formula="of:=IF(OR([.H1268]=&quot;true&quot;; [.I1268]=&quot;true&quot;); &quot;true&quot;; IF(OR([.H1268]=&quot;false reach&quot;; [.I1268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52.c.i </text:p>
          </table:table-cell>
          <table:table-cell table:formula="of:=IF(OR([.E1269]=&quot;true&quot;; [.F1269]=&quot;true&quot;; [.G1269]=&quot;true&quot;; [.H1269]=&quot;true&quot;; [.I1269]=&quot;true&quot;; [.J1269]=&quot;true&quot;); &quot;true&quot;; IF(OR([.E1269]=&quot;false reach&quot;; [.F1269]=&quot;false reach&quot;; [.G1269]=&quot;false reach&quot;; [.H1269]=&quot;false reach&quot;; [.I1269]=&quot;false reach&quot;; [.J1269]=&quot;false reach&quot;); &quot;false&quot;; &quot;unknown&quot;))" office:value-type="string" office:string-value="unknown">
            <text:p>unknown</text:p>
          </table:table-cell>
          <table:table-cell table:style-name="ce3" table:formula="of:=IF(OR([.F1269]=&quot;true&quot;; [.G1269]=&quot;true&quot;); &quot;true&quot;; IF(OR([.F1269]=&quot;false reach&quot;; [.G1269]=&quot;false reach&quot;); &quot;false&quot;; &quot;unknown&quot;))" office:value-type="string" office:string-value="unknown">
            <text:p>unknown</text:p>
          </table:table-cell>
          <table:table-cell table:style-name="ce3" table:formula="of:=IF(OR([.H1269]=&quot;true&quot;; [.I1269]=&quot;true&quot;); &quot;true&quot;; IF(OR([.H1269]=&quot;false reach&quot;; [.I126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53.c.i </text:p>
          </table:table-cell>
          <table:table-cell table:formula="of:=IF(OR([.E1270]=&quot;true&quot;; [.F1270]=&quot;true&quot;; [.G1270]=&quot;true&quot;; [.H1270]=&quot;true&quot;; [.I1270]=&quot;true&quot;; [.J1270]=&quot;true&quot;); &quot;true&quot;; IF(OR([.E1270]=&quot;false reach&quot;; [.F1270]=&quot;false reach&quot;; [.G1270]=&quot;false reach&quot;; [.H1270]=&quot;false reach&quot;; [.I1270]=&quot;false reach&quot;; [.J1270]=&quot;false reach&quot;); &quot;false&quot;; &quot;unknown&quot;))" office:value-type="string" office:string-value="unknown">
            <text:p>unknown</text:p>
          </table:table-cell>
          <table:table-cell table:style-name="ce3" table:formula="of:=IF(OR([.F1270]=&quot;true&quot;; [.G1270]=&quot;true&quot;); &quot;true&quot;; IF(OR([.F1270]=&quot;false reach&quot;; [.G1270]=&quot;false reach&quot;); &quot;false&quot;; &quot;unknown&quot;))" office:value-type="string" office:string-value="unknown">
            <text:p>unknown</text:p>
          </table:table-cell>
          <table:table-cell table:style-name="ce3" table:formula="of:=IF(OR([.H1270]=&quot;true&quot;; [.I1270]=&quot;true&quot;); &quot;true&quot;; IF(OR([.H1270]=&quot;false reach&quot;; [.I12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54.c.i </text:p>
          </table:table-cell>
          <table:table-cell table:formula="of:=IF(OR([.E1271]=&quot;true&quot;; [.F1271]=&quot;true&quot;; [.G1271]=&quot;true&quot;; [.H1271]=&quot;true&quot;; [.I1271]=&quot;true&quot;; [.J1271]=&quot;true&quot;); &quot;true&quot;; IF(OR([.E1271]=&quot;false reach&quot;; [.F1271]=&quot;false reach&quot;; [.G1271]=&quot;false reach&quot;; [.H1271]=&quot;false reach&quot;; [.I1271]=&quot;false reach&quot;; [.J1271]=&quot;false reach&quot;); &quot;false&quot;; &quot;unknown&quot;))" office:value-type="string" office:string-value="false">
            <text:p>false</text:p>
          </table:table-cell>
          <table:table-cell table:style-name="ce3" table:formula="of:=IF(OR([.F1271]=&quot;true&quot;; [.G1271]=&quot;true&quot;); &quot;true&quot;; IF(OR([.F1271]=&quot;false reach&quot;; [.G1271]=&quot;false reach&quot;); &quot;false&quot;; &quot;unknown&quot;))" office:value-type="string" office:string-value="unknown">
            <text:p>unknown</text:p>
          </table:table-cell>
          <table:table-cell table:style-name="ce3" table:formula="of:=IF(OR([.H1271]=&quot;true&quot;; [.I1271]=&quot;true&quot;); &quot;true&quot;; IF(OR([.H1271]=&quot;false reach&quot;; [.I127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55.c.i </text:p>
          </table:table-cell>
          <table:table-cell table:formula="of:=IF(OR([.E1272]=&quot;true&quot;; [.F1272]=&quot;true&quot;; [.G1272]=&quot;true&quot;; [.H1272]=&quot;true&quot;; [.I1272]=&quot;true&quot;; [.J1272]=&quot;true&quot;); &quot;true&quot;; IF(OR([.E1272]=&quot;false reach&quot;; [.F1272]=&quot;false reach&quot;; [.G1272]=&quot;false reach&quot;; [.H1272]=&quot;false reach&quot;; [.I1272]=&quot;false reach&quot;; [.J1272]=&quot;false reach&quot;); &quot;false&quot;; &quot;unknown&quot;))" office:value-type="string" office:string-value="unknown">
            <text:p>unknown</text:p>
          </table:table-cell>
          <table:table-cell table:style-name="ce3" table:formula="of:=IF(OR([.F1272]=&quot;true&quot;; [.G1272]=&quot;true&quot;); &quot;true&quot;; IF(OR([.F1272]=&quot;false reach&quot;; [.G1272]=&quot;false reach&quot;); &quot;false&quot;; &quot;unknown&quot;))" office:value-type="string" office:string-value="unknown">
            <text:p>unknown</text:p>
          </table:table-cell>
          <table:table-cell table:style-name="ce3" table:formula="of:=IF(OR([.H1272]=&quot;true&quot;; [.I1272]=&quot;true&quot;); &quot;true&quot;; IF(OR([.H1272]=&quot;false reach&quot;; [.I1272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56.c.i </text:p>
          </table:table-cell>
          <table:table-cell table:formula="of:=IF(OR([.E1273]=&quot;true&quot;; [.F1273]=&quot;true&quot;; [.G1273]=&quot;true&quot;; [.H1273]=&quot;true&quot;; [.I1273]=&quot;true&quot;; [.J1273]=&quot;true&quot;); &quot;true&quot;; IF(OR([.E1273]=&quot;false reach&quot;; [.F1273]=&quot;false reach&quot;; [.G1273]=&quot;false reach&quot;; [.H1273]=&quot;false reach&quot;; [.I1273]=&quot;false reach&quot;; [.J1273]=&quot;false reach&quot;); &quot;false&quot;; &quot;unknown&quot;))" office:value-type="string" office:string-value="false">
            <text:p>false</text:p>
          </table:table-cell>
          <table:table-cell table:style-name="ce3" table:formula="of:=IF(OR([.F1273]=&quot;true&quot;; [.G1273]=&quot;true&quot;); &quot;true&quot;; IF(OR([.F1273]=&quot;false reach&quot;; [.G1273]=&quot;false reach&quot;); &quot;false&quot;; &quot;unknown&quot;))" office:value-type="string" office:string-value="unknown">
            <text:p>unknown</text:p>
          </table:table-cell>
          <table:table-cell table:style-name="ce3" table:formula="of:=IF(OR([.H1273]=&quot;true&quot;; [.I1273]=&quot;true&quot;); &quot;true&quot;; IF(OR([.H1273]=&quot;false reach&quot;; [.I127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57.c.i </text:p>
          </table:table-cell>
          <table:table-cell table:formula="of:=IF(OR([.E1274]=&quot;true&quot;; [.F1274]=&quot;true&quot;; [.G1274]=&quot;true&quot;; [.H1274]=&quot;true&quot;; [.I1274]=&quot;true&quot;; [.J1274]=&quot;true&quot;); &quot;true&quot;; IF(OR([.E1274]=&quot;false reach&quot;; [.F1274]=&quot;false reach&quot;; [.G1274]=&quot;false reach&quot;; [.H1274]=&quot;false reach&quot;; [.I1274]=&quot;false reach&quot;; [.J1274]=&quot;false reach&quot;); &quot;false&quot;; &quot;unknown&quot;))" office:value-type="string" office:string-value="unknown">
            <text:p>unknown</text:p>
          </table:table-cell>
          <table:table-cell table:style-name="ce3" table:formula="of:=IF(OR([.F1274]=&quot;true&quot;; [.G1274]=&quot;true&quot;); &quot;true&quot;; IF(OR([.F1274]=&quot;false reach&quot;; [.G1274]=&quot;false reach&quot;); &quot;false&quot;; &quot;unknown&quot;))" office:value-type="string" office:string-value="unknown">
            <text:p>unknown</text:p>
          </table:table-cell>
          <table:table-cell table:style-name="ce3" table:formula="of:=IF(OR([.H1274]=&quot;true&quot;; [.I1274]=&quot;true&quot;); &quot;true&quot;; IF(OR([.H1274]=&quot;false reach&quot;; [.I1274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58.c.i </text:p>
          </table:table-cell>
          <table:table-cell table:formula="of:=IF(OR([.E1275]=&quot;true&quot;; [.F1275]=&quot;true&quot;; [.G1275]=&quot;true&quot;; [.H1275]=&quot;true&quot;; [.I1275]=&quot;true&quot;; [.J1275]=&quot;true&quot;); &quot;true&quot;; IF(OR([.E1275]=&quot;false reach&quot;; [.F1275]=&quot;false reach&quot;; [.G1275]=&quot;false reach&quot;; [.H1275]=&quot;false reach&quot;; [.I1275]=&quot;false reach&quot;; [.J1275]=&quot;false reach&quot;); &quot;false&quot;; &quot;unknown&quot;))" office:value-type="string" office:string-value="true">
            <text:p>true</text:p>
          </table:table-cell>
          <table:table-cell table:style-name="ce3" table:formula="of:=IF(OR([.F1275]=&quot;true&quot;; [.G1275]=&quot;true&quot;); &quot;true&quot;; IF(OR([.F1275]=&quot;false reach&quot;; [.G1275]=&quot;false reach&quot;); &quot;false&quot;; &quot;unknown&quot;))" office:value-type="string" office:string-value="unknown">
            <text:p>unknown</text:p>
          </table:table-cell>
          <table:table-cell table:style-name="ce3" table:formula="of:=IF(OR([.H1275]=&quot;true&quot;; [.I1275]=&quot;true&quot;); &quot;true&quot;; IF(OR([.H1275]=&quot;false reach&quot;; [.I127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59.c.i </text:p>
          </table:table-cell>
          <table:table-cell table:formula="of:=IF(OR([.E1276]=&quot;true&quot;; [.F1276]=&quot;true&quot;; [.G1276]=&quot;true&quot;; [.H1276]=&quot;true&quot;; [.I1276]=&quot;true&quot;; [.J1276]=&quot;true&quot;); &quot;true&quot;; IF(OR([.E1276]=&quot;false reach&quot;; [.F1276]=&quot;false reach&quot;; [.G1276]=&quot;false reach&quot;; [.H1276]=&quot;false reach&quot;; [.I1276]=&quot;false reach&quot;; [.J1276]=&quot;false reach&quot;); &quot;false&quot;; &quot;unknown&quot;))" office:value-type="string" office:string-value="unknown">
            <text:p>unknown</text:p>
          </table:table-cell>
          <table:table-cell table:style-name="ce3" table:formula="of:=IF(OR([.F1276]=&quot;true&quot;; [.G1276]=&quot;true&quot;); &quot;true&quot;; IF(OR([.F1276]=&quot;false reach&quot;; [.G1276]=&quot;false reach&quot;); &quot;false&quot;; &quot;unknown&quot;))" office:value-type="string" office:string-value="unknown">
            <text:p>unknown</text:p>
          </table:table-cell>
          <table:table-cell table:style-name="ce3" table:formula="of:=IF(OR([.H1276]=&quot;true&quot;; [.I1276]=&quot;true&quot;); &quot;true&quot;; IF(OR([.H1276]=&quot;false reach&quot;; [.I127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60.c.i </text:p>
          </table:table-cell>
          <table:table-cell table:formula="of:=IF(OR([.E1277]=&quot;true&quot;; [.F1277]=&quot;true&quot;; [.G1277]=&quot;true&quot;; [.H1277]=&quot;true&quot;; [.I1277]=&quot;true&quot;; [.J1277]=&quot;true&quot;); &quot;true&quot;; IF(OR([.E1277]=&quot;false reach&quot;; [.F1277]=&quot;false reach&quot;; [.G1277]=&quot;false reach&quot;; [.H1277]=&quot;false reach&quot;; [.I1277]=&quot;false reach&quot;; [.J1277]=&quot;false reach&quot;); &quot;false&quot;; &quot;unknown&quot;))" office:value-type="string" office:string-value="unknown">
            <text:p>unknown</text:p>
          </table:table-cell>
          <table:table-cell table:style-name="ce3" table:formula="of:=IF(OR([.F1277]=&quot;true&quot;; [.G1277]=&quot;true&quot;); &quot;true&quot;; IF(OR([.F1277]=&quot;false reach&quot;; [.G1277]=&quot;false reach&quot;); &quot;false&quot;; &quot;unknown&quot;))" office:value-type="string" office:string-value="unknown">
            <text:p>unknown</text:p>
          </table:table-cell>
          <table:table-cell table:style-name="ce3" table:formula="of:=IF(OR([.H1277]=&quot;true&quot;; [.I1277]=&quot;true&quot;); &quot;true&quot;; IF(OR([.H1277]=&quot;false reach&quot;; [.I1277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61.c.i </text:p>
          </table:table-cell>
          <table:table-cell table:formula="of:=IF(OR([.E1278]=&quot;true&quot;; [.F1278]=&quot;true&quot;; [.G1278]=&quot;true&quot;; [.H1278]=&quot;true&quot;; [.I1278]=&quot;true&quot;; [.J1278]=&quot;true&quot;); &quot;true&quot;; IF(OR([.E1278]=&quot;false reach&quot;; [.F1278]=&quot;false reach&quot;; [.G1278]=&quot;false reach&quot;; [.H1278]=&quot;false reach&quot;; [.I1278]=&quot;false reach&quot;; [.J1278]=&quot;false reach&quot;); &quot;false&quot;; &quot;unknown&quot;))" office:value-type="string" office:string-value="false">
            <text:p>false</text:p>
          </table:table-cell>
          <table:table-cell table:style-name="ce3" table:formula="of:=IF(OR([.F1278]=&quot;true&quot;; [.G1278]=&quot;true&quot;); &quot;true&quot;; IF(OR([.F1278]=&quot;false reach&quot;; [.G1278]=&quot;false reach&quot;); &quot;false&quot;; &quot;unknown&quot;))" office:value-type="string" office:string-value="unknown">
            <text:p>unknown</text:p>
          </table:table-cell>
          <table:table-cell table:style-name="ce3" table:formula="of:=IF(OR([.H1278]=&quot;true&quot;; [.I1278]=&quot;true&quot;); &quot;true&quot;; IF(OR([.H1278]=&quot;false reach&quot;; [.I127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62.c.i </text:p>
          </table:table-cell>
          <table:table-cell table:formula="of:=IF(OR([.E1279]=&quot;true&quot;; [.F1279]=&quot;true&quot;; [.G1279]=&quot;true&quot;; [.H1279]=&quot;true&quot;; [.I1279]=&quot;true&quot;; [.J1279]=&quot;true&quot;); &quot;true&quot;; IF(OR([.E1279]=&quot;false reach&quot;; [.F1279]=&quot;false reach&quot;; [.G1279]=&quot;false reach&quot;; [.H1279]=&quot;false reach&quot;; [.I1279]=&quot;false reach&quot;; [.J1279]=&quot;false reach&quot;); &quot;false&quot;; &quot;unknown&quot;))" office:value-type="string" office:string-value="unknown">
            <text:p>unknown</text:p>
          </table:table-cell>
          <table:table-cell table:style-name="ce3" table:formula="of:=IF(OR([.F1279]=&quot;true&quot;; [.G1279]=&quot;true&quot;); &quot;true&quot;; IF(OR([.F1279]=&quot;false reach&quot;; [.G1279]=&quot;false reach&quot;); &quot;false&quot;; &quot;unknown&quot;))" office:value-type="string" office:string-value="unknown">
            <text:p>unknown</text:p>
          </table:table-cell>
          <table:table-cell table:style-name="ce3" table:formula="of:=IF(OR([.H1279]=&quot;true&quot;; [.I1279]=&quot;true&quot;); &quot;true&quot;; IF(OR([.H1279]=&quot;false reach&quot;; [.I1279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63.c.i </text:p>
          </table:table-cell>
          <table:table-cell table:formula="of:=IF(OR([.E1280]=&quot;true&quot;; [.F1280]=&quot;true&quot;; [.G1280]=&quot;true&quot;; [.H1280]=&quot;true&quot;; [.I1280]=&quot;true&quot;; [.J1280]=&quot;true&quot;); &quot;true&quot;; IF(OR([.E1280]=&quot;false reach&quot;; [.F1280]=&quot;false reach&quot;; [.G1280]=&quot;false reach&quot;; [.H1280]=&quot;false reach&quot;; [.I1280]=&quot;false reach&quot;; [.J1280]=&quot;false reach&quot;); &quot;false&quot;; &quot;unknown&quot;))" office:value-type="string" office:string-value="true">
            <text:p>true</text:p>
          </table:table-cell>
          <table:table-cell table:style-name="ce3" table:formula="of:=IF(OR([.F1280]=&quot;true&quot;; [.G1280]=&quot;true&quot;); &quot;true&quot;; IF(OR([.F1280]=&quot;false reach&quot;; [.G1280]=&quot;false reach&quot;); &quot;false&quot;; &quot;unknown&quot;))" office:value-type="string" office:string-value="true">
            <text:p>true</text:p>
          </table:table-cell>
          <table:table-cell table:style-name="ce3" table:formula="of:=IF(OR([.H1280]=&quot;true&quot;; [.I1280]=&quot;true&quot;); &quot;true&quot;; IF(OR([.H1280]=&quot;false reach&quot;; [.I12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64.c.i </text:p>
          </table:table-cell>
          <table:table-cell table:formula="of:=IF(OR([.E1281]=&quot;true&quot;; [.F1281]=&quot;true&quot;; [.G1281]=&quot;true&quot;; [.H1281]=&quot;true&quot;; [.I1281]=&quot;true&quot;; [.J1281]=&quot;true&quot;); &quot;true&quot;; IF(OR([.E1281]=&quot;false reach&quot;; [.F1281]=&quot;false reach&quot;; [.G1281]=&quot;false reach&quot;; [.H1281]=&quot;false reach&quot;; [.I1281]=&quot;false reach&quot;; [.J1281]=&quot;false reach&quot;); &quot;false&quot;; &quot;unknown&quot;))" office:value-type="string" office:string-value="true">
            <text:p>true</text:p>
          </table:table-cell>
          <table:table-cell table:style-name="ce3" table:formula="of:=IF(OR([.F1281]=&quot;true&quot;; [.G1281]=&quot;true&quot;); &quot;true&quot;; IF(OR([.F1281]=&quot;false reach&quot;; [.G1281]=&quot;false reach&quot;); &quot;false&quot;; &quot;unknown&quot;))" office:value-type="string" office:string-value="true">
            <text:p>true</text:p>
          </table:table-cell>
          <table:table-cell table:style-name="ce3" table:formula="of:=IF(OR([.H1281]=&quot;true&quot;; [.I1281]=&quot;true&quot;); &quot;true&quot;; IF(OR([.H1281]=&quot;false reach&quot;; [.I128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65.c.i </text:p>
          </table:table-cell>
          <table:table-cell table:formula="of:=IF(OR([.E1282]=&quot;true&quot;; [.F1282]=&quot;true&quot;; [.G1282]=&quot;true&quot;; [.H1282]=&quot;true&quot;; [.I1282]=&quot;true&quot;; [.J1282]=&quot;true&quot;); &quot;true&quot;; IF(OR([.E1282]=&quot;false reach&quot;; [.F1282]=&quot;false reach&quot;; [.G1282]=&quot;false reach&quot;; [.H1282]=&quot;false reach&quot;; [.I1282]=&quot;false reach&quot;; [.J1282]=&quot;false reach&quot;); &quot;false&quot;; &quot;unknown&quot;))" office:value-type="string" office:string-value="true">
            <text:p>true</text:p>
          </table:table-cell>
          <table:table-cell table:style-name="ce3" table:formula="of:=IF(OR([.F1282]=&quot;true&quot;; [.G1282]=&quot;true&quot;); &quot;true&quot;; IF(OR([.F1282]=&quot;false reach&quot;; [.G1282]=&quot;false reach&quot;); &quot;false&quot;; &quot;unknown&quot;))" office:value-type="string" office:string-value="unknown">
            <text:p>unknown</text:p>
          </table:table-cell>
          <table:table-cell table:style-name="ce3" table:formula="of:=IF(OR([.H1282]=&quot;true&quot;; [.I1282]=&quot;true&quot;); &quot;true&quot;; IF(OR([.H1282]=&quot;false reach&quot;; [.I12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66.c.i </text:p>
          </table:table-cell>
          <table:table-cell table:formula="of:=IF(OR([.E1283]=&quot;true&quot;; [.F1283]=&quot;true&quot;; [.G1283]=&quot;true&quot;; [.H1283]=&quot;true&quot;; [.I1283]=&quot;true&quot;; [.J1283]=&quot;true&quot;); &quot;true&quot;; IF(OR([.E1283]=&quot;false reach&quot;; [.F1283]=&quot;false reach&quot;; [.G1283]=&quot;false reach&quot;; [.H1283]=&quot;false reach&quot;; [.I1283]=&quot;false reach&quot;; [.J1283]=&quot;false reach&quot;); &quot;false&quot;; &quot;unknown&quot;))" office:value-type="string" office:string-value="false">
            <text:p>false</text:p>
          </table:table-cell>
          <table:table-cell table:style-name="ce3" table:formula="of:=IF(OR([.F1283]=&quot;true&quot;; [.G1283]=&quot;true&quot;); &quot;true&quot;; IF(OR([.F1283]=&quot;false reach&quot;; [.G1283]=&quot;false reach&quot;); &quot;false&quot;; &quot;unknown&quot;))" office:value-type="string" office:string-value="unknown">
            <text:p>unknown</text:p>
          </table:table-cell>
          <table:table-cell table:style-name="ce3" table:formula="of:=IF(OR([.H1283]=&quot;true&quot;; [.I1283]=&quot;true&quot;); &quot;true&quot;; IF(OR([.H1283]=&quot;false reach&quot;; [.I128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67.c.i </text:p>
          </table:table-cell>
          <table:table-cell table:formula="of:=IF(OR([.E1284]=&quot;true&quot;; [.F1284]=&quot;true&quot;; [.G1284]=&quot;true&quot;; [.H1284]=&quot;true&quot;; [.I1284]=&quot;true&quot;; [.J1284]=&quot;true&quot;); &quot;true&quot;; IF(OR([.E1284]=&quot;false reach&quot;; [.F1284]=&quot;false reach&quot;; [.G1284]=&quot;false reach&quot;; [.H1284]=&quot;false reach&quot;; [.I1284]=&quot;false reach&quot;; [.J1284]=&quot;false reach&quot;); &quot;false&quot;; &quot;unknown&quot;))" office:value-type="string" office:string-value="unknown">
            <text:p>unknown</text:p>
          </table:table-cell>
          <table:table-cell table:style-name="ce3" table:formula="of:=IF(OR([.F1284]=&quot;true&quot;; [.G1284]=&quot;true&quot;); &quot;true&quot;; IF(OR([.F1284]=&quot;false reach&quot;; [.G1284]=&quot;false reach&quot;); &quot;false&quot;; &quot;unknown&quot;))" office:value-type="string" office:string-value="unknown">
            <text:p>unknown</text:p>
          </table:table-cell>
          <table:table-cell table:style-name="ce3" table:formula="of:=IF(OR([.H1284]=&quot;true&quot;; [.I1284]=&quot;true&quot;); &quot;true&quot;; IF(OR([.H1284]=&quot;false reach&quot;; [.I1284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68.c.i </text:p>
          </table:table-cell>
          <table:table-cell table:formula="of:=IF(OR([.E1285]=&quot;true&quot;; [.F1285]=&quot;true&quot;; [.G1285]=&quot;true&quot;; [.H1285]=&quot;true&quot;; [.I1285]=&quot;true&quot;; [.J1285]=&quot;true&quot;); &quot;true&quot;; IF(OR([.E1285]=&quot;false reach&quot;; [.F1285]=&quot;false reach&quot;; [.G1285]=&quot;false reach&quot;; [.H1285]=&quot;false reach&quot;; [.I1285]=&quot;false reach&quot;; [.J1285]=&quot;false reach&quot;); &quot;false&quot;; &quot;unknown&quot;))" office:value-type="string" office:string-value="true">
            <text:p>true</text:p>
          </table:table-cell>
          <table:table-cell table:style-name="ce3" table:formula="of:=IF(OR([.F1285]=&quot;true&quot;; [.G1285]=&quot;true&quot;); &quot;true&quot;; IF(OR([.F1285]=&quot;false reach&quot;; [.G1285]=&quot;false reach&quot;); &quot;false&quot;; &quot;unknown&quot;))" office:value-type="string" office:string-value="unknown">
            <text:p>unknown</text:p>
          </table:table-cell>
          <table:table-cell table:style-name="ce3" table:formula="of:=IF(OR([.H1285]=&quot;true&quot;; [.I1285]=&quot;true&quot;); &quot;true&quot;; IF(OR([.H1285]=&quot;false reach&quot;; [.I128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69.c.i </text:p>
          </table:table-cell>
          <table:table-cell table:formula="of:=IF(OR([.E1286]=&quot;true&quot;; [.F1286]=&quot;true&quot;; [.G1286]=&quot;true&quot;; [.H1286]=&quot;true&quot;; [.I1286]=&quot;true&quot;; [.J1286]=&quot;true&quot;); &quot;true&quot;; IF(OR([.E1286]=&quot;false reach&quot;; [.F1286]=&quot;false reach&quot;; [.G1286]=&quot;false reach&quot;; [.H1286]=&quot;false reach&quot;; [.I1286]=&quot;false reach&quot;; [.J1286]=&quot;false reach&quot;); &quot;false&quot;; &quot;unknown&quot;))" office:value-type="string" office:string-value="false">
            <text:p>false</text:p>
          </table:table-cell>
          <table:table-cell table:style-name="ce3" table:formula="of:=IF(OR([.F1286]=&quot;true&quot;; [.G1286]=&quot;true&quot;); &quot;true&quot;; IF(OR([.F1286]=&quot;false reach&quot;; [.G1286]=&quot;false reach&quot;); &quot;false&quot;; &quot;unknown&quot;))" office:value-type="string" office:string-value="unknown">
            <text:p>unknown</text:p>
          </table:table-cell>
          <table:table-cell table:style-name="ce3" table:formula="of:=IF(OR([.H1286]=&quot;true&quot;; [.I1286]=&quot;true&quot;); &quot;true&quot;; IF(OR([.H1286]=&quot;false reach&quot;; [.I128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70.c.i </text:p>
          </table:table-cell>
          <table:table-cell table:formula="of:=IF(OR([.E1287]=&quot;true&quot;; [.F1287]=&quot;true&quot;; [.G1287]=&quot;true&quot;; [.H1287]=&quot;true&quot;; [.I1287]=&quot;true&quot;; [.J1287]=&quot;true&quot;); &quot;true&quot;; IF(OR([.E1287]=&quot;false reach&quot;; [.F1287]=&quot;false reach&quot;; [.G1287]=&quot;false reach&quot;; [.H1287]=&quot;false reach&quot;; [.I1287]=&quot;false reach&quot;; [.J1287]=&quot;false reach&quot;); &quot;false&quot;; &quot;unknown&quot;))" office:value-type="string" office:string-value="true">
            <text:p>true</text:p>
          </table:table-cell>
          <table:table-cell table:style-name="ce3" table:formula="of:=IF(OR([.F1287]=&quot;true&quot;; [.G1287]=&quot;true&quot;); &quot;true&quot;; IF(OR([.F1287]=&quot;false reach&quot;; [.G1287]=&quot;false reach&quot;); &quot;false&quot;; &quot;unknown&quot;))" office:value-type="string" office:string-value="true">
            <text:p>true</text:p>
          </table:table-cell>
          <table:table-cell table:style-name="ce3" table:formula="of:=IF(OR([.H1287]=&quot;true&quot;; [.I1287]=&quot;true&quot;); &quot;true&quot;; IF(OR([.H1287]=&quot;false reach&quot;; [.I12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71.c.i </text:p>
          </table:table-cell>
          <table:table-cell table:formula="of:=IF(OR([.E1288]=&quot;true&quot;; [.F1288]=&quot;true&quot;; [.G1288]=&quot;true&quot;; [.H1288]=&quot;true&quot;; [.I1288]=&quot;true&quot;; [.J1288]=&quot;true&quot;); &quot;true&quot;; IF(OR([.E1288]=&quot;false reach&quot;; [.F1288]=&quot;false reach&quot;; [.G1288]=&quot;false reach&quot;; [.H1288]=&quot;false reach&quot;; [.I1288]=&quot;false reach&quot;; [.J1288]=&quot;false reach&quot;); &quot;false&quot;; &quot;unknown&quot;))" office:value-type="string" office:string-value="true">
            <text:p>true</text:p>
          </table:table-cell>
          <table:table-cell table:style-name="ce3" table:formula="of:=IF(OR([.F1288]=&quot;true&quot;; [.G1288]=&quot;true&quot;); &quot;true&quot;; IF(OR([.F1288]=&quot;false reach&quot;; [.G1288]=&quot;false reach&quot;); &quot;false&quot;; &quot;unknown&quot;))" office:value-type="string" office:string-value="true">
            <text:p>true</text:p>
          </table:table-cell>
          <table:table-cell table:style-name="ce3" table:formula="of:=IF(OR([.H1288]=&quot;true&quot;; [.I1288]=&quot;true&quot;); &quot;true&quot;; IF(OR([.H1288]=&quot;false reach&quot;; [.I128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72.c.i </text:p>
          </table:table-cell>
          <table:table-cell table:formula="of:=IF(OR([.E1289]=&quot;true&quot;; [.F1289]=&quot;true&quot;; [.G1289]=&quot;true&quot;; [.H1289]=&quot;true&quot;; [.I1289]=&quot;true&quot;; [.J1289]=&quot;true&quot;); &quot;true&quot;; IF(OR([.E1289]=&quot;false reach&quot;; [.F1289]=&quot;false reach&quot;; [.G1289]=&quot;false reach&quot;; [.H1289]=&quot;false reach&quot;; [.I1289]=&quot;false reach&quot;; [.J1289]=&quot;false reach&quot;); &quot;false&quot;; &quot;unknown&quot;))" office:value-type="string" office:string-value="unknown">
            <text:p>unknown</text:p>
          </table:table-cell>
          <table:table-cell table:style-name="ce3" table:formula="of:=IF(OR([.F1289]=&quot;true&quot;; [.G1289]=&quot;true&quot;); &quot;true&quot;; IF(OR([.F1289]=&quot;false reach&quot;; [.G1289]=&quot;false reach&quot;); &quot;false&quot;; &quot;unknown&quot;))" office:value-type="string" office:string-value="unknown">
            <text:p>unknown</text:p>
          </table:table-cell>
          <table:table-cell table:style-name="ce3" table:formula="of:=IF(OR([.H1289]=&quot;true&quot;; [.I1289]=&quot;true&quot;); &quot;true&quot;; IF(OR([.H1289]=&quot;false reach&quot;; [.I1289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73.c.i </text:p>
          </table:table-cell>
          <table:table-cell table:formula="of:=IF(OR([.E1290]=&quot;true&quot;; [.F1290]=&quot;true&quot;; [.G1290]=&quot;true&quot;; [.H1290]=&quot;true&quot;; [.I1290]=&quot;true&quot;; [.J1290]=&quot;true&quot;); &quot;true&quot;; IF(OR([.E1290]=&quot;false reach&quot;; [.F1290]=&quot;false reach&quot;; [.G1290]=&quot;false reach&quot;; [.H1290]=&quot;false reach&quot;; [.I1290]=&quot;false reach&quot;; [.J1290]=&quot;false reach&quot;); &quot;false&quot;; &quot;unknown&quot;))" office:value-type="string" office:string-value="unknown">
            <text:p>unknown</text:p>
          </table:table-cell>
          <table:table-cell table:style-name="ce3" table:formula="of:=IF(OR([.F1290]=&quot;true&quot;; [.G1290]=&quot;true&quot;); &quot;true&quot;; IF(OR([.F1290]=&quot;false reach&quot;; [.G1290]=&quot;false reach&quot;); &quot;false&quot;; &quot;unknown&quot;))" office:value-type="string" office:string-value="unknown">
            <text:p>unknown</text:p>
          </table:table-cell>
          <table:table-cell table:style-name="ce3" table:formula="of:=IF(OR([.H1290]=&quot;true&quot;; [.I1290]=&quot;true&quot;); &quot;true&quot;; IF(OR([.H1290]=&quot;false reach&quot;; [.I129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74.c.i </text:p>
          </table:table-cell>
          <table:table-cell table:formula="of:=IF(OR([.E1291]=&quot;true&quot;; [.F1291]=&quot;true&quot;; [.G1291]=&quot;true&quot;; [.H1291]=&quot;true&quot;; [.I1291]=&quot;true&quot;; [.J1291]=&quot;true&quot;); &quot;true&quot;; IF(OR([.E1291]=&quot;false reach&quot;; [.F1291]=&quot;false reach&quot;; [.G1291]=&quot;false reach&quot;; [.H1291]=&quot;false reach&quot;; [.I1291]=&quot;false reach&quot;; [.J1291]=&quot;false reach&quot;); &quot;false&quot;; &quot;unknown&quot;))" office:value-type="string" office:string-value="false">
            <text:p>false</text:p>
          </table:table-cell>
          <table:table-cell table:style-name="ce3" table:formula="of:=IF(OR([.F1291]=&quot;true&quot;; [.G1291]=&quot;true&quot;); &quot;true&quot;; IF(OR([.F1291]=&quot;false reach&quot;; [.G1291]=&quot;false reach&quot;); &quot;false&quot;; &quot;unknown&quot;))" office:value-type="string" office:string-value="unknown">
            <text:p>unknown</text:p>
          </table:table-cell>
          <table:table-cell table:style-name="ce3" table:formula="of:=IF(OR([.H1291]=&quot;true&quot;; [.I1291]=&quot;true&quot;); &quot;true&quot;; IF(OR([.H1291]=&quot;false reach&quot;; [.I129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75.c.i </text:p>
          </table:table-cell>
          <table:table-cell table:formula="of:=IF(OR([.E1292]=&quot;true&quot;; [.F1292]=&quot;true&quot;; [.G1292]=&quot;true&quot;; [.H1292]=&quot;true&quot;; [.I1292]=&quot;true&quot;; [.J1292]=&quot;true&quot;); &quot;true&quot;; IF(OR([.E1292]=&quot;false reach&quot;; [.F1292]=&quot;false reach&quot;; [.G1292]=&quot;false reach&quot;; [.H1292]=&quot;false reach&quot;; [.I1292]=&quot;false reach&quot;; [.J1292]=&quot;false reach&quot;); &quot;false&quot;; &quot;unknown&quot;))" office:value-type="string" office:string-value="true">
            <text:p>true</text:p>
          </table:table-cell>
          <table:table-cell table:style-name="ce3" table:formula="of:=IF(OR([.F1292]=&quot;true&quot;; [.G1292]=&quot;true&quot;); &quot;true&quot;; IF(OR([.F1292]=&quot;false reach&quot;; [.G1292]=&quot;false reach&quot;); &quot;false&quot;; &quot;unknown&quot;))" office:value-type="string" office:string-value="true">
            <text:p>true</text:p>
          </table:table-cell>
          <table:table-cell table:style-name="ce3" table:formula="of:=IF(OR([.H1292]=&quot;true&quot;; [.I1292]=&quot;true&quot;); &quot;true&quot;; IF(OR([.H1292]=&quot;false reach&quot;; [.I129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76.c.i </text:p>
          </table:table-cell>
          <table:table-cell table:formula="of:=IF(OR([.E1293]=&quot;true&quot;; [.F1293]=&quot;true&quot;; [.G1293]=&quot;true&quot;; [.H1293]=&quot;true&quot;; [.I1293]=&quot;true&quot;; [.J1293]=&quot;true&quot;); &quot;true&quot;; IF(OR([.E1293]=&quot;false reach&quot;; [.F1293]=&quot;false reach&quot;; [.G1293]=&quot;false reach&quot;; [.H1293]=&quot;false reach&quot;; [.I1293]=&quot;false reach&quot;; [.J1293]=&quot;false reach&quot;); &quot;false&quot;; &quot;unknown&quot;))" office:value-type="string" office:string-value="true">
            <text:p>true</text:p>
          </table:table-cell>
          <table:table-cell table:style-name="ce3" table:formula="of:=IF(OR([.F1293]=&quot;true&quot;; [.G1293]=&quot;true&quot;); &quot;true&quot;; IF(OR([.F1293]=&quot;false reach&quot;; [.G1293]=&quot;false reach&quot;); &quot;false&quot;; &quot;unknown&quot;))" office:value-type="string" office:string-value="unknown">
            <text:p>unknown</text:p>
          </table:table-cell>
          <table:table-cell table:style-name="ce3" table:formula="of:=IF(OR([.H1293]=&quot;true&quot;; [.I1293]=&quot;true&quot;); &quot;true&quot;; IF(OR([.H1293]=&quot;false reach&quot;; [.I1293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77.c.i </text:p>
          </table:table-cell>
          <table:table-cell table:formula="of:=IF(OR([.E1294]=&quot;true&quot;; [.F1294]=&quot;true&quot;; [.G1294]=&quot;true&quot;; [.H1294]=&quot;true&quot;; [.I1294]=&quot;true&quot;; [.J1294]=&quot;true&quot;); &quot;true&quot;; IF(OR([.E1294]=&quot;false reach&quot;; [.F1294]=&quot;false reach&quot;; [.G1294]=&quot;false reach&quot;; [.H1294]=&quot;false reach&quot;; [.I1294]=&quot;false reach&quot;; [.J1294]=&quot;false reach&quot;); &quot;false&quot;; &quot;unknown&quot;))" office:value-type="string" office:string-value="false">
            <text:p>false</text:p>
          </table:table-cell>
          <table:table-cell table:style-name="ce3" table:formula="of:=IF(OR([.F1294]=&quot;true&quot;; [.G1294]=&quot;true&quot;); &quot;true&quot;; IF(OR([.F1294]=&quot;false reach&quot;; [.G1294]=&quot;false reach&quot;); &quot;false&quot;; &quot;unknown&quot;))" office:value-type="string" office:string-value="unknown">
            <text:p>unknown</text:p>
          </table:table-cell>
          <table:table-cell table:style-name="ce3" table:formula="of:=IF(OR([.H1294]=&quot;true&quot;; [.I1294]=&quot;true&quot;); &quot;true&quot;; IF(OR([.H1294]=&quot;false reach&quot;; [.I129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78.c.i </text:p>
          </table:table-cell>
          <table:table-cell table:formula="of:=IF(OR([.E1295]=&quot;true&quot;; [.F1295]=&quot;true&quot;; [.G1295]=&quot;true&quot;; [.H1295]=&quot;true&quot;; [.I1295]=&quot;true&quot;; [.J1295]=&quot;true&quot;); &quot;true&quot;; IF(OR([.E1295]=&quot;false reach&quot;; [.F1295]=&quot;false reach&quot;; [.G1295]=&quot;false reach&quot;; [.H1295]=&quot;false reach&quot;; [.I1295]=&quot;false reach&quot;; [.J1295]=&quot;false reach&quot;); &quot;false&quot;; &quot;unknown&quot;))" office:value-type="string" office:string-value="true">
            <text:p>true</text:p>
          </table:table-cell>
          <table:table-cell table:style-name="ce3" table:formula="of:=IF(OR([.F1295]=&quot;true&quot;; [.G1295]=&quot;true&quot;); &quot;true&quot;; IF(OR([.F1295]=&quot;false reach&quot;; [.G1295]=&quot;false reach&quot;); &quot;false&quot;; &quot;unknown&quot;))" office:value-type="string" office:string-value="unknown">
            <text:p>unknown</text:p>
          </table:table-cell>
          <table:table-cell table:style-name="ce3" table:formula="of:=IF(OR([.H1295]=&quot;true&quot;; [.I1295]=&quot;true&quot;); &quot;true&quot;; IF(OR([.H1295]=&quot;false reach&quot;; [.I1295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79.c.i </text:p>
          </table:table-cell>
          <table:table-cell table:formula="of:=IF(OR([.E1296]=&quot;true&quot;; [.F1296]=&quot;true&quot;; [.G1296]=&quot;true&quot;; [.H1296]=&quot;true&quot;; [.I1296]=&quot;true&quot;; [.J1296]=&quot;true&quot;); &quot;true&quot;; IF(OR([.E1296]=&quot;false reach&quot;; [.F1296]=&quot;false reach&quot;; [.G1296]=&quot;false reach&quot;; [.H1296]=&quot;false reach&quot;; [.I1296]=&quot;false reach&quot;; [.J1296]=&quot;false reach&quot;); &quot;false&quot;; &quot;unknown&quot;))" office:value-type="string" office:string-value="true">
            <text:p>true</text:p>
          </table:table-cell>
          <table:table-cell table:style-name="ce3" table:formula="of:=IF(OR([.F1296]=&quot;true&quot;; [.G1296]=&quot;true&quot;); &quot;true&quot;; IF(OR([.F1296]=&quot;false reach&quot;; [.G1296]=&quot;false reach&quot;); &quot;false&quot;; &quot;unknown&quot;))" office:value-type="string" office:string-value="unknown">
            <text:p>unknown</text:p>
          </table:table-cell>
          <table:table-cell table:style-name="ce3" table:formula="of:=IF(OR([.H1296]=&quot;true&quot;; [.I1296]=&quot;true&quot;); &quot;true&quot;; IF(OR([.H1296]=&quot;false reach&quot;; [.I1296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0.c.i </text:p>
          </table:table-cell>
          <table:table-cell table:formula="of:=IF(OR([.E1297]=&quot;true&quot;; [.F1297]=&quot;true&quot;; [.G1297]=&quot;true&quot;; [.H1297]=&quot;true&quot;; [.I1297]=&quot;true&quot;; [.J1297]=&quot;true&quot;); &quot;true&quot;; IF(OR([.E1297]=&quot;false reach&quot;; [.F1297]=&quot;false reach&quot;; [.G1297]=&quot;false reach&quot;; [.H1297]=&quot;false reach&quot;; [.I1297]=&quot;false reach&quot;; [.J1297]=&quot;false reach&quot;); &quot;false&quot;; &quot;unknown&quot;))" office:value-type="string" office:string-value="false">
            <text:p>false</text:p>
          </table:table-cell>
          <table:table-cell table:style-name="ce3" table:formula="of:=IF(OR([.F1297]=&quot;true&quot;; [.G1297]=&quot;true&quot;); &quot;true&quot;; IF(OR([.F1297]=&quot;false reach&quot;; [.G1297]=&quot;false reach&quot;); &quot;false&quot;; &quot;unknown&quot;))" office:value-type="string" office:string-value="unknown">
            <text:p>unknown</text:p>
          </table:table-cell>
          <table:table-cell table:style-name="ce3" table:formula="of:=IF(OR([.H1297]=&quot;true&quot;; [.I1297]=&quot;true&quot;); &quot;true&quot;; IF(OR([.H1297]=&quot;false reach&quot;; [.I129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81.c.i </text:p>
          </table:table-cell>
          <table:table-cell table:formula="of:=IF(OR([.E1298]=&quot;true&quot;; [.F1298]=&quot;true&quot;; [.G1298]=&quot;true&quot;; [.H1298]=&quot;true&quot;; [.I1298]=&quot;true&quot;; [.J1298]=&quot;true&quot;); &quot;true&quot;; IF(OR([.E1298]=&quot;false reach&quot;; [.F1298]=&quot;false reach&quot;; [.G1298]=&quot;false reach&quot;; [.H1298]=&quot;false reach&quot;; [.I1298]=&quot;false reach&quot;; [.J1298]=&quot;false reach&quot;); &quot;false&quot;; &quot;unknown&quot;))" office:value-type="string" office:string-value="true">
            <text:p>true</text:p>
          </table:table-cell>
          <table:table-cell table:style-name="ce3" table:formula="of:=IF(OR([.F1298]=&quot;true&quot;; [.G1298]=&quot;true&quot;); &quot;true&quot;; IF(OR([.F1298]=&quot;false reach&quot;; [.G1298]=&quot;false reach&quot;); &quot;false&quot;; &quot;unknown&quot;))" office:value-type="string" office:string-value="true">
            <text:p>true</text:p>
          </table:table-cell>
          <table:table-cell table:style-name="ce3" table:formula="of:=IF(OR([.H1298]=&quot;true&quot;; [.I1298]=&quot;true&quot;); &quot;true&quot;; IF(OR([.H1298]=&quot;false reach&quot;; [.I12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2.c.i </text:p>
          </table:table-cell>
          <table:table-cell table:formula="of:=IF(OR([.E1299]=&quot;true&quot;; [.F1299]=&quot;true&quot;; [.G1299]=&quot;true&quot;; [.H1299]=&quot;true&quot;; [.I1299]=&quot;true&quot;; [.J1299]=&quot;true&quot;); &quot;true&quot;; IF(OR([.E1299]=&quot;false reach&quot;; [.F1299]=&quot;false reach&quot;; [.G1299]=&quot;false reach&quot;; [.H1299]=&quot;false reach&quot;; [.I1299]=&quot;false reach&quot;; [.J1299]=&quot;false reach&quot;); &quot;false&quot;; &quot;unknown&quot;))" office:value-type="string" office:string-value="true">
            <text:p>true</text:p>
          </table:table-cell>
          <table:table-cell table:style-name="ce3" table:formula="of:=IF(OR([.F1299]=&quot;true&quot;; [.G1299]=&quot;true&quot;); &quot;true&quot;; IF(OR([.F1299]=&quot;false reach&quot;; [.G1299]=&quot;false reach&quot;); &quot;false&quot;; &quot;unknown&quot;))" office:value-type="string" office:string-value="true">
            <text:p>true</text:p>
          </table:table-cell>
          <table:table-cell table:style-name="ce3" table:formula="of:=IF(OR([.H1299]=&quot;true&quot;; [.I1299]=&quot;true&quot;); &quot;true&quot;; IF(OR([.H1299]=&quot;false reach&quot;; [.I12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3.c.i </text:p>
          </table:table-cell>
          <table:table-cell table:formula="of:=IF(OR([.E1300]=&quot;true&quot;; [.F1300]=&quot;true&quot;; [.G1300]=&quot;true&quot;; [.H1300]=&quot;true&quot;; [.I1300]=&quot;true&quot;; [.J1300]=&quot;true&quot;); &quot;true&quot;; IF(OR([.E1300]=&quot;false reach&quot;; [.F1300]=&quot;false reach&quot;; [.G1300]=&quot;false reach&quot;; [.H1300]=&quot;false reach&quot;; [.I1300]=&quot;false reach&quot;; [.J1300]=&quot;false reach&quot;); &quot;false&quot;; &quot;unknown&quot;))" office:value-type="string" office:string-value="unknown">
            <text:p>unknown</text:p>
          </table:table-cell>
          <table:table-cell table:style-name="ce3" table:formula="of:=IF(OR([.F1300]=&quot;true&quot;; [.G1300]=&quot;true&quot;); &quot;true&quot;; IF(OR([.F1300]=&quot;false reach&quot;; [.G1300]=&quot;false reach&quot;); &quot;false&quot;; &quot;unknown&quot;))" office:value-type="string" office:string-value="unknown">
            <text:p>unknown</text:p>
          </table:table-cell>
          <table:table-cell table:style-name="ce3" table:formula="of:=IF(OR([.H1300]=&quot;true&quot;; [.I1300]=&quot;true&quot;); &quot;true&quot;; IF(OR([.H1300]=&quot;false reach&quot;; [.I13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84.c.i </text:p>
          </table:table-cell>
          <table:table-cell table:formula="of:=IF(OR([.E1301]=&quot;true&quot;; [.F1301]=&quot;true&quot;; [.G1301]=&quot;true&quot;; [.H1301]=&quot;true&quot;; [.I1301]=&quot;true&quot;; [.J1301]=&quot;true&quot;); &quot;true&quot;; IF(OR([.E1301]=&quot;false reach&quot;; [.F1301]=&quot;false reach&quot;; [.G1301]=&quot;false reach&quot;; [.H1301]=&quot;false reach&quot;; [.I1301]=&quot;false reach&quot;; [.J1301]=&quot;false reach&quot;); &quot;false&quot;; &quot;unknown&quot;))" office:value-type="string" office:string-value="true">
            <text:p>true</text:p>
          </table:table-cell>
          <table:table-cell table:style-name="ce3" table:formula="of:=IF(OR([.F1301]=&quot;true&quot;; [.G1301]=&quot;true&quot;); &quot;true&quot;; IF(OR([.F1301]=&quot;false reach&quot;; [.G1301]=&quot;false reach&quot;); &quot;false&quot;; &quot;unknown&quot;))" office:value-type="string" office:string-value="unknown">
            <text:p>unknown</text:p>
          </table:table-cell>
          <table:table-cell table:style-name="ce3" table:formula="of:=IF(OR([.H1301]=&quot;true&quot;; [.I1301]=&quot;true&quot;); &quot;true&quot;; IF(OR([.H1301]=&quot;false reach&quot;; [.I130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5.c.i </text:p>
          </table:table-cell>
          <table:table-cell table:formula="of:=IF(OR([.E1302]=&quot;true&quot;; [.F1302]=&quot;true&quot;; [.G1302]=&quot;true&quot;; [.H1302]=&quot;true&quot;; [.I1302]=&quot;true&quot;; [.J1302]=&quot;true&quot;); &quot;true&quot;; IF(OR([.E1302]=&quot;false reach&quot;; [.F1302]=&quot;false reach&quot;; [.G1302]=&quot;false reach&quot;; [.H1302]=&quot;false reach&quot;; [.I1302]=&quot;false reach&quot;; [.J1302]=&quot;false reach&quot;); &quot;false&quot;; &quot;unknown&quot;))" office:value-type="string" office:string-value="true">
            <text:p>true</text:p>
          </table:table-cell>
          <table:table-cell table:style-name="ce3" table:formula="of:=IF(OR([.F1302]=&quot;true&quot;; [.G1302]=&quot;true&quot;); &quot;true&quot;; IF(OR([.F1302]=&quot;false reach&quot;; [.G1302]=&quot;false reach&quot;); &quot;false&quot;; &quot;unknown&quot;))" office:value-type="string" office:string-value="unknown">
            <text:p>unknown</text:p>
          </table:table-cell>
          <table:table-cell table:style-name="ce3" table:formula="of:=IF(OR([.H1302]=&quot;true&quot;; [.I1302]=&quot;true&quot;); &quot;true&quot;; IF(OR([.H1302]=&quot;false reach&quot;; [.I1302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6.c.i </text:p>
          </table:table-cell>
          <table:table-cell table:formula="of:=IF(OR([.E1303]=&quot;true&quot;; [.F1303]=&quot;true&quot;; [.G1303]=&quot;true&quot;; [.H1303]=&quot;true&quot;; [.I1303]=&quot;true&quot;; [.J1303]=&quot;true&quot;); &quot;true&quot;; IF(OR([.E1303]=&quot;false reach&quot;; [.F1303]=&quot;false reach&quot;; [.G1303]=&quot;false reach&quot;; [.H1303]=&quot;false reach&quot;; [.I1303]=&quot;false reach&quot;; [.J1303]=&quot;false reach&quot;); &quot;false&quot;; &quot;unknown&quot;))" office:value-type="string" office:string-value="unknown">
            <text:p>unknown</text:p>
          </table:table-cell>
          <table:table-cell table:style-name="ce3" table:formula="of:=IF(OR([.F1303]=&quot;true&quot;; [.G1303]=&quot;true&quot;); &quot;true&quot;; IF(OR([.F1303]=&quot;false reach&quot;; [.G1303]=&quot;false reach&quot;); &quot;false&quot;; &quot;unknown&quot;))" office:value-type="string" office:string-value="unknown">
            <text:p>unknown</text:p>
          </table:table-cell>
          <table:table-cell table:style-name="ce3" table:formula="of:=IF(OR([.H1303]=&quot;true&quot;; [.I1303]=&quot;true&quot;); &quot;true&quot;; IF(OR([.H1303]=&quot;false reach&quot;; [.I1303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87.c.i </text:p>
          </table:table-cell>
          <table:table-cell table:formula="of:=IF(OR([.E1304]=&quot;true&quot;; [.F1304]=&quot;true&quot;; [.G1304]=&quot;true&quot;; [.H1304]=&quot;true&quot;; [.I1304]=&quot;true&quot;; [.J1304]=&quot;true&quot;); &quot;true&quot;; IF(OR([.E1304]=&quot;false reach&quot;; [.F1304]=&quot;false reach&quot;; [.G1304]=&quot;false reach&quot;; [.H1304]=&quot;false reach&quot;; [.I1304]=&quot;false reach&quot;; [.J1304]=&quot;false reach&quot;); &quot;false&quot;; &quot;unknown&quot;))" office:value-type="string" office:string-value="true">
            <text:p>true</text:p>
          </table:table-cell>
          <table:table-cell table:style-name="ce3" table:formula="of:=IF(OR([.F1304]=&quot;true&quot;; [.G1304]=&quot;true&quot;); &quot;true&quot;; IF(OR([.F1304]=&quot;false reach&quot;; [.G1304]=&quot;false reach&quot;); &quot;false&quot;; &quot;unknown&quot;))" office:value-type="string" office:string-value="true">
            <text:p>true</text:p>
          </table:table-cell>
          <table:table-cell table:style-name="ce3" table:formula="of:=IF(OR([.H1304]=&quot;true&quot;; [.I1304]=&quot;true&quot;); &quot;true&quot;; IF(OR([.H1304]=&quot;false reach&quot;; [.I13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8.c.i </text:p>
          </table:table-cell>
          <table:table-cell table:formula="of:=IF(OR([.E1305]=&quot;true&quot;; [.F1305]=&quot;true&quot;; [.G1305]=&quot;true&quot;; [.H1305]=&quot;true&quot;; [.I1305]=&quot;true&quot;; [.J1305]=&quot;true&quot;); &quot;true&quot;; IF(OR([.E1305]=&quot;false reach&quot;; [.F1305]=&quot;false reach&quot;; [.G1305]=&quot;false reach&quot;; [.H1305]=&quot;false reach&quot;; [.I1305]=&quot;false reach&quot;; [.J1305]=&quot;false reach&quot;); &quot;false&quot;; &quot;unknown&quot;))" office:value-type="string" office:string-value="true">
            <text:p>true</text:p>
          </table:table-cell>
          <table:table-cell table:style-name="ce3" table:formula="of:=IF(OR([.F1305]=&quot;true&quot;; [.G1305]=&quot;true&quot;); &quot;true&quot;; IF(OR([.F1305]=&quot;false reach&quot;; [.G1305]=&quot;false reach&quot;); &quot;false&quot;; &quot;unknown&quot;))" office:value-type="string" office:string-value="true">
            <text:p>true</text:p>
          </table:table-cell>
          <table:table-cell table:style-name="ce3" table:formula="of:=IF(OR([.H1305]=&quot;true&quot;; [.I1305]=&quot;true&quot;); &quot;true&quot;; IF(OR([.H1305]=&quot;false reach&quot;; [.I13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89.c.i </text:p>
          </table:table-cell>
          <table:table-cell table:formula="of:=IF(OR([.E1306]=&quot;true&quot;; [.F1306]=&quot;true&quot;; [.G1306]=&quot;true&quot;; [.H1306]=&quot;true&quot;; [.I1306]=&quot;true&quot;; [.J1306]=&quot;true&quot;); &quot;true&quot;; IF(OR([.E1306]=&quot;false reach&quot;; [.F1306]=&quot;false reach&quot;; [.G1306]=&quot;false reach&quot;; [.H1306]=&quot;false reach&quot;; [.I1306]=&quot;false reach&quot;; [.J1306]=&quot;false reach&quot;); &quot;false&quot;; &quot;unknown&quot;))" office:value-type="string" office:string-value="unknown">
            <text:p>unknown</text:p>
          </table:table-cell>
          <table:table-cell table:style-name="ce3" table:formula="of:=IF(OR([.F1306]=&quot;true&quot;; [.G1306]=&quot;true&quot;); &quot;true&quot;; IF(OR([.F1306]=&quot;false reach&quot;; [.G1306]=&quot;false reach&quot;); &quot;false&quot;; &quot;unknown&quot;))" office:value-type="string" office:string-value="unknown">
            <text:p>unknown</text:p>
          </table:table-cell>
          <table:table-cell table:style-name="ce3" table:formula="of:=IF(OR([.H1306]=&quot;true&quot;; [.I1306]=&quot;true&quot;); &quot;true&quot;; IF(OR([.H1306]=&quot;false reach&quot;; [.I13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90.c.i </text:p>
          </table:table-cell>
          <table:table-cell table:formula="of:=IF(OR([.E1307]=&quot;true&quot;; [.F1307]=&quot;true&quot;; [.G1307]=&quot;true&quot;; [.H1307]=&quot;true&quot;; [.I1307]=&quot;true&quot;; [.J1307]=&quot;true&quot;); &quot;true&quot;; IF(OR([.E1307]=&quot;false reach&quot;; [.F1307]=&quot;false reach&quot;; [.G1307]=&quot;false reach&quot;; [.H1307]=&quot;false reach&quot;; [.I1307]=&quot;false reach&quot;; [.J1307]=&quot;false reach&quot;); &quot;false&quot;; &quot;unknown&quot;))" office:value-type="string" office:string-value="true">
            <text:p>true</text:p>
          </table:table-cell>
          <table:table-cell table:style-name="ce3" table:formula="of:=IF(OR([.F1307]=&quot;true&quot;; [.G1307]=&quot;true&quot;); &quot;true&quot;; IF(OR([.F1307]=&quot;false reach&quot;; [.G1307]=&quot;false reach&quot;); &quot;false&quot;; &quot;unknown&quot;))" office:value-type="string" office:string-value="unknown">
            <text:p>unknown</text:p>
          </table:table-cell>
          <table:table-cell table:style-name="ce3" table:formula="of:=IF(OR([.H1307]=&quot;true&quot;; [.I1307]=&quot;true&quot;); &quot;true&quot;; IF(OR([.H1307]=&quot;false reach&quot;; [.I13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91.c.i </text:p>
          </table:table-cell>
          <table:table-cell table:formula="of:=IF(OR([.E1308]=&quot;true&quot;; [.F1308]=&quot;true&quot;; [.G1308]=&quot;true&quot;; [.H1308]=&quot;true&quot;; [.I1308]=&quot;true&quot;; [.J1308]=&quot;true&quot;); &quot;true&quot;; IF(OR([.E1308]=&quot;false reach&quot;; [.F1308]=&quot;false reach&quot;; [.G1308]=&quot;false reach&quot;; [.H1308]=&quot;false reach&quot;; [.I1308]=&quot;false reach&quot;; [.J1308]=&quot;false reach&quot;); &quot;false&quot;; &quot;unknown&quot;))" office:value-type="string" office:string-value="true">
            <text:p>true</text:p>
          </table:table-cell>
          <table:table-cell table:style-name="ce3" table:formula="of:=IF(OR([.F1308]=&quot;true&quot;; [.G1308]=&quot;true&quot;); &quot;true&quot;; IF(OR([.F1308]=&quot;false reach&quot;; [.G1308]=&quot;false reach&quot;); &quot;false&quot;; &quot;unknown&quot;))" office:value-type="string" office:string-value="unknown">
            <text:p>unknown</text:p>
          </table:table-cell>
          <table:table-cell table:style-name="ce3" table:formula="of:=IF(OR([.H1308]=&quot;true&quot;; [.I1308]=&quot;true&quot;); &quot;true&quot;; IF(OR([.H1308]=&quot;false reach&quot;; [.I130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92.c.i </text:p>
          </table:table-cell>
          <table:table-cell table:formula="of:=IF(OR([.E1309]=&quot;true&quot;; [.F1309]=&quot;true&quot;; [.G1309]=&quot;true&quot;; [.H1309]=&quot;true&quot;; [.I1309]=&quot;true&quot;; [.J1309]=&quot;true&quot;); &quot;true&quot;; IF(OR([.E1309]=&quot;false reach&quot;; [.F1309]=&quot;false reach&quot;; [.G1309]=&quot;false reach&quot;; [.H1309]=&quot;false reach&quot;; [.I1309]=&quot;false reach&quot;; [.J1309]=&quot;false reach&quot;); &quot;false&quot;; &quot;unknown&quot;))" office:value-type="string" office:string-value="true">
            <text:p>true</text:p>
          </table:table-cell>
          <table:table-cell table:style-name="ce3" table:formula="of:=IF(OR([.F1309]=&quot;true&quot;; [.G1309]=&quot;true&quot;); &quot;true&quot;; IF(OR([.F1309]=&quot;false reach&quot;; [.G1309]=&quot;false reach&quot;); &quot;false&quot;; &quot;unknown&quot;))" office:value-type="string" office:string-value="true">
            <text:p>true</text:p>
          </table:table-cell>
          <table:table-cell table:style-name="ce3" table:formula="of:=IF(OR([.H1309]=&quot;true&quot;; [.I1309]=&quot;true&quot;); &quot;true&quot;; IF(OR([.H1309]=&quot;false reach&quot;; [.I130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93.c.i </text:p>
          </table:table-cell>
          <table:table-cell table:formula="of:=IF(OR([.E1310]=&quot;true&quot;; [.F1310]=&quot;true&quot;; [.G1310]=&quot;true&quot;; [.H1310]=&quot;true&quot;; [.I1310]=&quot;true&quot;; [.J1310]=&quot;true&quot;); &quot;true&quot;; IF(OR([.E1310]=&quot;false reach&quot;; [.F1310]=&quot;false reach&quot;; [.G1310]=&quot;false reach&quot;; [.H1310]=&quot;false reach&quot;; [.I1310]=&quot;false reach&quot;; [.J1310]=&quot;false reach&quot;); &quot;false&quot;; &quot;unknown&quot;))" office:value-type="string" office:string-value="true">
            <text:p>true</text:p>
          </table:table-cell>
          <table:table-cell table:style-name="ce3" table:formula="of:=IF(OR([.F1310]=&quot;true&quot;; [.G1310]=&quot;true&quot;); &quot;true&quot;; IF(OR([.F1310]=&quot;false reach&quot;; [.G1310]=&quot;false reach&quot;); &quot;false&quot;; &quot;unknown&quot;))" office:value-type="string" office:string-value="true">
            <text:p>true</text:p>
          </table:table-cell>
          <table:table-cell table:style-name="ce3" table:formula="of:=IF(OR([.H1310]=&quot;true&quot;; [.I1310]=&quot;true&quot;); &quot;true&quot;; IF(OR([.H1310]=&quot;false reach&quot;; [.I131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94.c.i </text:p>
          </table:table-cell>
          <table:table-cell table:formula="of:=IF(OR([.E1311]=&quot;true&quot;; [.F1311]=&quot;true&quot;; [.G1311]=&quot;true&quot;; [.H1311]=&quot;true&quot;; [.I1311]=&quot;true&quot;; [.J1311]=&quot;true&quot;); &quot;true&quot;; IF(OR([.E1311]=&quot;false reach&quot;; [.F1311]=&quot;false reach&quot;; [.G1311]=&quot;false reach&quot;; [.H1311]=&quot;false reach&quot;; [.I1311]=&quot;false reach&quot;; [.J1311]=&quot;false reach&quot;); &quot;false&quot;; &quot;unknown&quot;))" office:value-type="string" office:string-value="true">
            <text:p>true</text:p>
          </table:table-cell>
          <table:table-cell table:style-name="ce3" table:formula="of:=IF(OR([.F1311]=&quot;true&quot;; [.G1311]=&quot;true&quot;); &quot;true&quot;; IF(OR([.F1311]=&quot;false reach&quot;; [.G1311]=&quot;false reach&quot;); &quot;false&quot;; &quot;unknown&quot;))" office:value-type="string" office:string-value="true">
            <text:p>true</text:p>
          </table:table-cell>
          <table:table-cell table:style-name="ce3" table:formula="of:=IF(OR([.H1311]=&quot;true&quot;; [.I1311]=&quot;true&quot;); &quot;true&quot;; IF(OR([.H1311]=&quot;false reach&quot;; [.I13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95.c.i </text:p>
          </table:table-cell>
          <table:table-cell table:formula="of:=IF(OR([.E1312]=&quot;true&quot;; [.F1312]=&quot;true&quot;; [.G1312]=&quot;true&quot;; [.H1312]=&quot;true&quot;; [.I1312]=&quot;true&quot;; [.J1312]=&quot;true&quot;); &quot;true&quot;; IF(OR([.E1312]=&quot;false reach&quot;; [.F1312]=&quot;false reach&quot;; [.G1312]=&quot;false reach&quot;; [.H1312]=&quot;false reach&quot;; [.I1312]=&quot;false reach&quot;; [.J1312]=&quot;false reach&quot;); &quot;false&quot;; &quot;unknown&quot;))" office:value-type="string" office:string-value="true">
            <text:p>true</text:p>
          </table:table-cell>
          <table:table-cell table:style-name="ce3" table:formula="of:=IF(OR([.F1312]=&quot;true&quot;; [.G1312]=&quot;true&quot;); &quot;true&quot;; IF(OR([.F1312]=&quot;false reach&quot;; [.G1312]=&quot;false reach&quot;); &quot;false&quot;; &quot;unknown&quot;))" office:value-type="string" office:string-value="true">
            <text:p>true</text:p>
          </table:table-cell>
          <table:table-cell table:style-name="ce3" table:formula="of:=IF(OR([.H1312]=&quot;true&quot;; [.I1312]=&quot;true&quot;); &quot;true&quot;; IF(OR([.H1312]=&quot;false reach&quot;; [.I131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96.c.i </text:p>
          </table:table-cell>
          <table:table-cell table:formula="of:=IF(OR([.E1313]=&quot;true&quot;; [.F1313]=&quot;true&quot;; [.G1313]=&quot;true&quot;; [.H1313]=&quot;true&quot;; [.I1313]=&quot;true&quot;; [.J1313]=&quot;true&quot;); &quot;true&quot;; IF(OR([.E1313]=&quot;false reach&quot;; [.F1313]=&quot;false reach&quot;; [.G1313]=&quot;false reach&quot;; [.H1313]=&quot;false reach&quot;; [.I1313]=&quot;false reach&quot;; [.J1313]=&quot;false reach&quot;); &quot;false&quot;; &quot;unknown&quot;))" office:value-type="string" office:string-value="false">
            <text:p>false</text:p>
          </table:table-cell>
          <table:table-cell table:style-name="ce3" table:formula="of:=IF(OR([.F1313]=&quot;true&quot;; [.G1313]=&quot;true&quot;); &quot;true&quot;; IF(OR([.F1313]=&quot;false reach&quot;; [.G1313]=&quot;false reach&quot;); &quot;false&quot;; &quot;unknown&quot;))" office:value-type="string" office:string-value="unknown">
            <text:p>unknown</text:p>
          </table:table-cell>
          <table:table-cell table:style-name="ce3" table:formula="of:=IF(OR([.H1313]=&quot;true&quot;; [.I1313]=&quot;true&quot;); &quot;true&quot;; IF(OR([.H1313]=&quot;false reach&quot;; [.I131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7_97.c.i </text:p>
          </table:table-cell>
          <table:table-cell table:formula="of:=IF(OR([.E1314]=&quot;true&quot;; [.F1314]=&quot;true&quot;; [.G1314]=&quot;true&quot;; [.H1314]=&quot;true&quot;; [.I1314]=&quot;true&quot;; [.J1314]=&quot;true&quot;); &quot;true&quot;; IF(OR([.E1314]=&quot;false reach&quot;; [.F1314]=&quot;false reach&quot;; [.G1314]=&quot;false reach&quot;; [.H1314]=&quot;false reach&quot;; [.I1314]=&quot;false reach&quot;; [.J1314]=&quot;false reach&quot;); &quot;false&quot;; &quot;unknown&quot;))" office:value-type="string" office:string-value="false">
            <text:p>false</text:p>
          </table:table-cell>
          <table:table-cell table:style-name="ce3" table:formula="of:=IF(OR([.F1314]=&quot;true&quot;; [.G1314]=&quot;true&quot;); &quot;true&quot;; IF(OR([.F1314]=&quot;false reach&quot;; [.G1314]=&quot;false reach&quot;); &quot;false&quot;; &quot;unknown&quot;))" office:value-type="string" office:string-value="unknown">
            <text:p>unknown</text:p>
          </table:table-cell>
          <table:table-cell table:style-name="ce3" table:formula="of:=IF(OR([.H1314]=&quot;true&quot;; [.I1314]=&quot;true&quot;); &quot;true&quot;; IF(OR([.H1314]=&quot;false reach&quot;; [.I131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7_98.c.i </text:p>
          </table:table-cell>
          <table:table-cell table:formula="of:=IF(OR([.E1315]=&quot;true&quot;; [.F1315]=&quot;true&quot;; [.G1315]=&quot;true&quot;; [.H1315]=&quot;true&quot;; [.I1315]=&quot;true&quot;; [.J1315]=&quot;true&quot;); &quot;true&quot;; IF(OR([.E1315]=&quot;false reach&quot;; [.F1315]=&quot;false reach&quot;; [.G1315]=&quot;false reach&quot;; [.H1315]=&quot;false reach&quot;; [.I1315]=&quot;false reach&quot;; [.J1315]=&quot;false reach&quot;); &quot;false&quot;; &quot;unknown&quot;))" office:value-type="string" office:string-value="true">
            <text:p>true</text:p>
          </table:table-cell>
          <table:table-cell table:style-name="ce3" table:formula="of:=IF(OR([.F1315]=&quot;true&quot;; [.G1315]=&quot;true&quot;); &quot;true&quot;; IF(OR([.F1315]=&quot;false reach&quot;; [.G1315]=&quot;false reach&quot;); &quot;false&quot;; &quot;unknown&quot;))" office:value-type="string" office:string-value="true">
            <text:p>true</text:p>
          </table:table-cell>
          <table:table-cell table:style-name="ce3" table:formula="of:=IF(OR([.H1315]=&quot;true&quot;; [.I1315]=&quot;true&quot;); &quot;true&quot;; IF(OR([.H1315]=&quot;false reach&quot;; [.I131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7_99.c.i </text:p>
          </table:table-cell>
          <table:table-cell table:formula="of:=IF(OR([.E1316]=&quot;true&quot;; [.F1316]=&quot;true&quot;; [.G1316]=&quot;true&quot;; [.H1316]=&quot;true&quot;; [.I1316]=&quot;true&quot;; [.J1316]=&quot;true&quot;); &quot;true&quot;; IF(OR([.E1316]=&quot;false reach&quot;; [.F1316]=&quot;false reach&quot;; [.G1316]=&quot;false reach&quot;; [.H1316]=&quot;false reach&quot;; [.I1316]=&quot;false reach&quot;; [.J1316]=&quot;false reach&quot;); &quot;false&quot;; &quot;unknown&quot;))" office:value-type="string" office:string-value="unknown">
            <text:p>unknown</text:p>
          </table:table-cell>
          <table:table-cell table:style-name="ce3" table:formula="of:=IF(OR([.F1316]=&quot;true&quot;; [.G1316]=&quot;true&quot;); &quot;true&quot;; IF(OR([.F1316]=&quot;false reach&quot;; [.G1316]=&quot;false reach&quot;); &quot;false&quot;; &quot;unknown&quot;))" office:value-type="string" office:string-value="unknown">
            <text:p>unknown</text:p>
          </table:table-cell>
          <table:table-cell table:style-name="ce3" table:formula="of:=IF(OR([.H1316]=&quot;true&quot;; [.I1316]=&quot;true&quot;); &quot;true&quot;; IF(OR([.H1316]=&quot;false reach&quot;; [.I131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0.c.i </text:p>
          </table:table-cell>
          <table:table-cell table:formula="of:=IF(OR([.E1317]=&quot;true&quot;; [.F1317]=&quot;true&quot;; [.G1317]=&quot;true&quot;; [.H1317]=&quot;true&quot;; [.I1317]=&quot;true&quot;; [.J1317]=&quot;true&quot;); &quot;true&quot;; IF(OR([.E1317]=&quot;false reach&quot;; [.F1317]=&quot;false reach&quot;; [.G1317]=&quot;false reach&quot;; [.H1317]=&quot;false reach&quot;; [.I1317]=&quot;false reach&quot;; [.J1317]=&quot;false reach&quot;); &quot;false&quot;; &quot;unknown&quot;))" office:value-type="string" office:string-value="unknown">
            <text:p>unknown</text:p>
          </table:table-cell>
          <table:table-cell table:style-name="ce3" table:formula="of:=IF(OR([.F1317]=&quot;true&quot;; [.G1317]=&quot;true&quot;); &quot;true&quot;; IF(OR([.F1317]=&quot;false reach&quot;; [.G1317]=&quot;false reach&quot;); &quot;false&quot;; &quot;unknown&quot;))" office:value-type="string" office:string-value="unknown">
            <text:p>unknown</text:p>
          </table:table-cell>
          <table:table-cell table:style-name="ce3" table:formula="of:=IF(OR([.H1317]=&quot;true&quot;; [.I1317]=&quot;true&quot;); &quot;true&quot;; IF(OR([.H1317]=&quot;false reach&quot;; [.I131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1.c.i </text:p>
          </table:table-cell>
          <table:table-cell table:formula="of:=IF(OR([.E1318]=&quot;true&quot;; [.F1318]=&quot;true&quot;; [.G1318]=&quot;true&quot;; [.H1318]=&quot;true&quot;; [.I1318]=&quot;true&quot;; [.J1318]=&quot;true&quot;); &quot;true&quot;; IF(OR([.E1318]=&quot;false reach&quot;; [.F1318]=&quot;false reach&quot;; [.G1318]=&quot;false reach&quot;; [.H1318]=&quot;false reach&quot;; [.I1318]=&quot;false reach&quot;; [.J1318]=&quot;false reach&quot;); &quot;false&quot;; &quot;unknown&quot;))" office:value-type="string" office:string-value="true">
            <text:p>true</text:p>
          </table:table-cell>
          <table:table-cell table:style-name="ce3" table:formula="of:=IF(OR([.F1318]=&quot;true&quot;; [.G1318]=&quot;true&quot;); &quot;true&quot;; IF(OR([.F1318]=&quot;false reach&quot;; [.G1318]=&quot;false reach&quot;); &quot;false&quot;; &quot;unknown&quot;))" office:value-type="string" office:string-value="unknown">
            <text:p>unknown</text:p>
          </table:table-cell>
          <table:table-cell table:style-name="ce3" table:formula="of:=IF(OR([.H1318]=&quot;true&quot;; [.I1318]=&quot;true&quot;); &quot;true&quot;; IF(OR([.H1318]=&quot;false reach&quot;; [.I131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02.c.i </text:p>
          </table:table-cell>
          <table:table-cell table:formula="of:=IF(OR([.E1319]=&quot;true&quot;; [.F1319]=&quot;true&quot;; [.G1319]=&quot;true&quot;; [.H1319]=&quot;true&quot;; [.I1319]=&quot;true&quot;; [.J1319]=&quot;true&quot;); &quot;true&quot;; IF(OR([.E1319]=&quot;false reach&quot;; [.F1319]=&quot;false reach&quot;; [.G1319]=&quot;false reach&quot;; [.H1319]=&quot;false reach&quot;; [.I1319]=&quot;false reach&quot;; [.J1319]=&quot;false reach&quot;); &quot;false&quot;; &quot;unknown&quot;))" office:value-type="string" office:string-value="false">
            <text:p>false</text:p>
          </table:table-cell>
          <table:table-cell table:style-name="ce3" table:formula="of:=IF(OR([.F1319]=&quot;true&quot;; [.G1319]=&quot;true&quot;); &quot;true&quot;; IF(OR([.F1319]=&quot;false reach&quot;; [.G1319]=&quot;false reach&quot;); &quot;false&quot;; &quot;unknown&quot;))" office:value-type="string" office:string-value="unknown">
            <text:p>unknown</text:p>
          </table:table-cell>
          <table:table-cell table:style-name="ce3" table:formula="of:=IF(OR([.H1319]=&quot;true&quot;; [.I1319]=&quot;true&quot;); &quot;true&quot;; IF(OR([.H1319]=&quot;false reach&quot;; [.I131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3.c.i </text:p>
          </table:table-cell>
          <table:table-cell table:formula="of:=IF(OR([.E1320]=&quot;true&quot;; [.F1320]=&quot;true&quot;; [.G1320]=&quot;true&quot;; [.H1320]=&quot;true&quot;; [.I1320]=&quot;true&quot;; [.J1320]=&quot;true&quot;); &quot;true&quot;; IF(OR([.E1320]=&quot;false reach&quot;; [.F1320]=&quot;false reach&quot;; [.G1320]=&quot;false reach&quot;; [.H1320]=&quot;false reach&quot;; [.I1320]=&quot;false reach&quot;; [.J1320]=&quot;false reach&quot;); &quot;false&quot;; &quot;unknown&quot;))" office:value-type="string" office:string-value="false">
            <text:p>false</text:p>
          </table:table-cell>
          <table:table-cell table:style-name="ce3" table:formula="of:=IF(OR([.F1320]=&quot;true&quot;; [.G1320]=&quot;true&quot;); &quot;true&quot;; IF(OR([.F1320]=&quot;false reach&quot;; [.G1320]=&quot;false reach&quot;); &quot;false&quot;; &quot;unknown&quot;))" office:value-type="string" office:string-value="unknown">
            <text:p>unknown</text:p>
          </table:table-cell>
          <table:table-cell table:style-name="ce3" table:formula="of:=IF(OR([.H1320]=&quot;true&quot;; [.I1320]=&quot;true&quot;); &quot;true&quot;; IF(OR([.H1320]=&quot;false reach&quot;; [.I132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4.c.i </text:p>
          </table:table-cell>
          <table:table-cell table:formula="of:=IF(OR([.E1321]=&quot;true&quot;; [.F1321]=&quot;true&quot;; [.G1321]=&quot;true&quot;; [.H1321]=&quot;true&quot;; [.I1321]=&quot;true&quot;; [.J1321]=&quot;true&quot;); &quot;true&quot;; IF(OR([.E1321]=&quot;false reach&quot;; [.F1321]=&quot;false reach&quot;; [.G1321]=&quot;false reach&quot;; [.H1321]=&quot;false reach&quot;; [.I1321]=&quot;false reach&quot;; [.J1321]=&quot;false reach&quot;); &quot;false&quot;; &quot;unknown&quot;))" office:value-type="string" office:string-value="unknown">
            <text:p>unknown</text:p>
          </table:table-cell>
          <table:table-cell table:style-name="ce3" table:formula="of:=IF(OR([.F1321]=&quot;true&quot;; [.G1321]=&quot;true&quot;); &quot;true&quot;; IF(OR([.F1321]=&quot;false reach&quot;; [.G1321]=&quot;false reach&quot;); &quot;false&quot;; &quot;unknown&quot;))" office:value-type="string" office:string-value="unknown">
            <text:p>unknown</text:p>
          </table:table-cell>
          <table:table-cell table:style-name="ce3" table:formula="of:=IF(OR([.H1321]=&quot;true&quot;; [.I1321]=&quot;true&quot;); &quot;true&quot;; IF(OR([.H1321]=&quot;false reach&quot;; [.I13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5.c.i </text:p>
          </table:table-cell>
          <table:table-cell table:formula="of:=IF(OR([.E1322]=&quot;true&quot;; [.F1322]=&quot;true&quot;; [.G1322]=&quot;true&quot;; [.H1322]=&quot;true&quot;; [.I1322]=&quot;true&quot;; [.J1322]=&quot;true&quot;); &quot;true&quot;; IF(OR([.E1322]=&quot;false reach&quot;; [.F1322]=&quot;false reach&quot;; [.G1322]=&quot;false reach&quot;; [.H1322]=&quot;false reach&quot;; [.I1322]=&quot;false reach&quot;; [.J1322]=&quot;false reach&quot;); &quot;false&quot;; &quot;unknown&quot;))" office:value-type="string" office:string-value="false">
            <text:p>false</text:p>
          </table:table-cell>
          <table:table-cell table:style-name="ce3" table:formula="of:=IF(OR([.F1322]=&quot;true&quot;; [.G1322]=&quot;true&quot;); &quot;true&quot;; IF(OR([.F1322]=&quot;false reach&quot;; [.G1322]=&quot;false reach&quot;); &quot;false&quot;; &quot;unknown&quot;))" office:value-type="string" office:string-value="unknown">
            <text:p>unknown</text:p>
          </table:table-cell>
          <table:table-cell table:style-name="ce3" table:formula="of:=IF(OR([.H1322]=&quot;true&quot;; [.I1322]=&quot;true&quot;); &quot;true&quot;; IF(OR([.H1322]=&quot;false reach&quot;; [.I132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6.c.i </text:p>
          </table:table-cell>
          <table:table-cell table:formula="of:=IF(OR([.E1323]=&quot;true&quot;; [.F1323]=&quot;true&quot;; [.G1323]=&quot;true&quot;; [.H1323]=&quot;true&quot;; [.I1323]=&quot;true&quot;; [.J1323]=&quot;true&quot;); &quot;true&quot;; IF(OR([.E1323]=&quot;false reach&quot;; [.F1323]=&quot;false reach&quot;; [.G1323]=&quot;false reach&quot;; [.H1323]=&quot;false reach&quot;; [.I1323]=&quot;false reach&quot;; [.J1323]=&quot;false reach&quot;); &quot;false&quot;; &quot;unknown&quot;))" office:value-type="string" office:string-value="true">
            <text:p>true</text:p>
          </table:table-cell>
          <table:table-cell table:style-name="ce3" table:formula="of:=IF(OR([.F1323]=&quot;true&quot;; [.G1323]=&quot;true&quot;); &quot;true&quot;; IF(OR([.F1323]=&quot;false reach&quot;; [.G1323]=&quot;false reach&quot;); &quot;false&quot;; &quot;unknown&quot;))" office:value-type="string" office:string-value="true">
            <text:p>true</text:p>
          </table:table-cell>
          <table:table-cell table:style-name="ce3" table:formula="of:=IF(OR([.H1323]=&quot;true&quot;; [.I1323]=&quot;true&quot;); &quot;true&quot;; IF(OR([.H1323]=&quot;false reach&quot;; [.I132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07.c.i </text:p>
          </table:table-cell>
          <table:table-cell table:formula="of:=IF(OR([.E1324]=&quot;true&quot;; [.F1324]=&quot;true&quot;; [.G1324]=&quot;true&quot;; [.H1324]=&quot;true&quot;; [.I1324]=&quot;true&quot;; [.J1324]=&quot;true&quot;); &quot;true&quot;; IF(OR([.E1324]=&quot;false reach&quot;; [.F1324]=&quot;false reach&quot;; [.G1324]=&quot;false reach&quot;; [.H1324]=&quot;false reach&quot;; [.I1324]=&quot;false reach&quot;; [.J1324]=&quot;false reach&quot;); &quot;false&quot;; &quot;unknown&quot;))" office:value-type="string" office:string-value="false">
            <text:p>false</text:p>
          </table:table-cell>
          <table:table-cell table:style-name="ce3" table:formula="of:=IF(OR([.F1324]=&quot;true&quot;; [.G1324]=&quot;true&quot;); &quot;true&quot;; IF(OR([.F1324]=&quot;false reach&quot;; [.G1324]=&quot;false reach&quot;); &quot;false&quot;; &quot;unknown&quot;))" office:value-type="string" office:string-value="unknown">
            <text:p>unknown</text:p>
          </table:table-cell>
          <table:table-cell table:style-name="ce3" table:formula="of:=IF(OR([.H1324]=&quot;true&quot;; [.I1324]=&quot;true&quot;); &quot;true&quot;; IF(OR([.H1324]=&quot;false reach&quot;; [.I132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8.c.i </text:p>
          </table:table-cell>
          <table:table-cell table:formula="of:=IF(OR([.E1325]=&quot;true&quot;; [.F1325]=&quot;true&quot;; [.G1325]=&quot;true&quot;; [.H1325]=&quot;true&quot;; [.I1325]=&quot;true&quot;; [.J1325]=&quot;true&quot;); &quot;true&quot;; IF(OR([.E1325]=&quot;false reach&quot;; [.F1325]=&quot;false reach&quot;; [.G1325]=&quot;false reach&quot;; [.H1325]=&quot;false reach&quot;; [.I1325]=&quot;false reach&quot;; [.J1325]=&quot;false reach&quot;); &quot;false&quot;; &quot;unknown&quot;))" office:value-type="string" office:string-value="false">
            <text:p>false</text:p>
          </table:table-cell>
          <table:table-cell table:style-name="ce3" table:formula="of:=IF(OR([.F1325]=&quot;true&quot;; [.G1325]=&quot;true&quot;); &quot;true&quot;; IF(OR([.F1325]=&quot;false reach&quot;; [.G1325]=&quot;false reach&quot;); &quot;false&quot;; &quot;unknown&quot;))" office:value-type="string" office:string-value="unknown">
            <text:p>unknown</text:p>
          </table:table-cell>
          <table:table-cell table:style-name="ce3" table:formula="of:=IF(OR([.H1325]=&quot;true&quot;; [.I1325]=&quot;true&quot;); &quot;true&quot;; IF(OR([.H1325]=&quot;false reach&quot;; [.I132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09.c.i </text:p>
          </table:table-cell>
          <table:table-cell table:formula="of:=IF(OR([.E1326]=&quot;true&quot;; [.F1326]=&quot;true&quot;; [.G1326]=&quot;true&quot;; [.H1326]=&quot;true&quot;; [.I1326]=&quot;true&quot;; [.J1326]=&quot;true&quot;); &quot;true&quot;; IF(OR([.E1326]=&quot;false reach&quot;; [.F1326]=&quot;false reach&quot;; [.G1326]=&quot;false reach&quot;; [.H1326]=&quot;false reach&quot;; [.I1326]=&quot;false reach&quot;; [.J1326]=&quot;false reach&quot;); &quot;false&quot;; &quot;unknown&quot;))" office:value-type="string" office:string-value="unknown">
            <text:p>unknown</text:p>
          </table:table-cell>
          <table:table-cell table:style-name="ce3" table:formula="of:=IF(OR([.F1326]=&quot;true&quot;; [.G1326]=&quot;true&quot;); &quot;true&quot;; IF(OR([.F1326]=&quot;false reach&quot;; [.G1326]=&quot;false reach&quot;); &quot;false&quot;; &quot;unknown&quot;))" office:value-type="string" office:string-value="unknown">
            <text:p>unknown</text:p>
          </table:table-cell>
          <table:table-cell table:style-name="ce3" table:formula="of:=IF(OR([.H1326]=&quot;true&quot;; [.I1326]=&quot;true&quot;); &quot;true&quot;; IF(OR([.H1326]=&quot;false reach&quot;; [.I1326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10.c.i </text:p>
          </table:table-cell>
          <table:table-cell table:formula="of:=IF(OR([.E1327]=&quot;true&quot;; [.F1327]=&quot;true&quot;; [.G1327]=&quot;true&quot;; [.H1327]=&quot;true&quot;; [.I1327]=&quot;true&quot;; [.J1327]=&quot;true&quot;); &quot;true&quot;; IF(OR([.E1327]=&quot;false reach&quot;; [.F1327]=&quot;false reach&quot;; [.G1327]=&quot;false reach&quot;; [.H1327]=&quot;false reach&quot;; [.I1327]=&quot;false reach&quot;; [.J1327]=&quot;false reach&quot;); &quot;false&quot;; &quot;unknown&quot;))" office:value-type="string" office:string-value="unknown">
            <text:p>unknown</text:p>
          </table:table-cell>
          <table:table-cell table:style-name="ce3" table:formula="of:=IF(OR([.F1327]=&quot;true&quot;; [.G1327]=&quot;true&quot;); &quot;true&quot;; IF(OR([.F1327]=&quot;false reach&quot;; [.G1327]=&quot;false reach&quot;); &quot;false&quot;; &quot;unknown&quot;))" office:value-type="string" office:string-value="unknown">
            <text:p>unknown</text:p>
          </table:table-cell>
          <table:table-cell table:style-name="ce3" table:formula="of:=IF(OR([.H1327]=&quot;true&quot;; [.I1327]=&quot;true&quot;); &quot;true&quot;; IF(OR([.H1327]=&quot;false reach&quot;; [.I132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11.c.i </text:p>
          </table:table-cell>
          <table:table-cell table:formula="of:=IF(OR([.E1328]=&quot;true&quot;; [.F1328]=&quot;true&quot;; [.G1328]=&quot;true&quot;; [.H1328]=&quot;true&quot;; [.I1328]=&quot;true&quot;; [.J1328]=&quot;true&quot;); &quot;true&quot;; IF(OR([.E1328]=&quot;false reach&quot;; [.F1328]=&quot;false reach&quot;; [.G1328]=&quot;false reach&quot;; [.H1328]=&quot;false reach&quot;; [.I1328]=&quot;false reach&quot;; [.J1328]=&quot;false reach&quot;); &quot;false&quot;; &quot;unknown&quot;))" office:value-type="string" office:string-value="unknown">
            <text:p>unknown</text:p>
          </table:table-cell>
          <table:table-cell table:style-name="ce3" table:formula="of:=IF(OR([.F1328]=&quot;true&quot;; [.G1328]=&quot;true&quot;); &quot;true&quot;; IF(OR([.F1328]=&quot;false reach&quot;; [.G1328]=&quot;false reach&quot;); &quot;false&quot;; &quot;unknown&quot;))" office:value-type="string" office:string-value="unknown">
            <text:p>unknown</text:p>
          </table:table-cell>
          <table:table-cell table:style-name="ce3" table:formula="of:=IF(OR([.H1328]=&quot;true&quot;; [.I1328]=&quot;true&quot;); &quot;true&quot;; IF(OR([.H1328]=&quot;false reach&quot;; [.I1328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12.c.i </text:p>
          </table:table-cell>
          <table:table-cell table:formula="of:=IF(OR([.E1329]=&quot;true&quot;; [.F1329]=&quot;true&quot;; [.G1329]=&quot;true&quot;; [.H1329]=&quot;true&quot;; [.I1329]=&quot;true&quot;; [.J1329]=&quot;true&quot;); &quot;true&quot;; IF(OR([.E1329]=&quot;false reach&quot;; [.F1329]=&quot;false reach&quot;; [.G1329]=&quot;false reach&quot;; [.H1329]=&quot;false reach&quot;; [.I1329]=&quot;false reach&quot;; [.J1329]=&quot;false reach&quot;); &quot;false&quot;; &quot;unknown&quot;))" office:value-type="string" office:string-value="true">
            <text:p>true</text:p>
          </table:table-cell>
          <table:table-cell table:style-name="ce3" table:formula="of:=IF(OR([.F1329]=&quot;true&quot;; [.G1329]=&quot;true&quot;); &quot;true&quot;; IF(OR([.F1329]=&quot;false reach&quot;; [.G1329]=&quot;false reach&quot;); &quot;false&quot;; &quot;unknown&quot;))" office:value-type="string" office:string-value="true">
            <text:p>true</text:p>
          </table:table-cell>
          <table:table-cell table:style-name="ce3" table:formula="of:=IF(OR([.H1329]=&quot;true&quot;; [.I1329]=&quot;true&quot;); &quot;true&quot;; IF(OR([.H1329]=&quot;false reach&quot;; [.I132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13.c.i </text:p>
          </table:table-cell>
          <table:table-cell table:formula="of:=IF(OR([.E1330]=&quot;true&quot;; [.F1330]=&quot;true&quot;; [.G1330]=&quot;true&quot;; [.H1330]=&quot;true&quot;; [.I1330]=&quot;true&quot;; [.J1330]=&quot;true&quot;); &quot;true&quot;; IF(OR([.E1330]=&quot;false reach&quot;; [.F1330]=&quot;false reach&quot;; [.G1330]=&quot;false reach&quot;; [.H1330]=&quot;false reach&quot;; [.I1330]=&quot;false reach&quot;; [.J1330]=&quot;false reach&quot;); &quot;false&quot;; &quot;unknown&quot;))" office:value-type="string" office:string-value="false">
            <text:p>false</text:p>
          </table:table-cell>
          <table:table-cell table:style-name="ce3" table:formula="of:=IF(OR([.F1330]=&quot;true&quot;; [.G1330]=&quot;true&quot;); &quot;true&quot;; IF(OR([.F1330]=&quot;false reach&quot;; [.G1330]=&quot;false reach&quot;); &quot;false&quot;; &quot;unknown&quot;))" office:value-type="string" office:string-value="unknown">
            <text:p>unknown</text:p>
          </table:table-cell>
          <table:table-cell table:style-name="ce3" table:formula="of:=IF(OR([.H1330]=&quot;true&quot;; [.I1330]=&quot;true&quot;); &quot;true&quot;; IF(OR([.H1330]=&quot;false reach&quot;; [.I133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14.c.i </text:p>
          </table:table-cell>
          <table:table-cell table:formula="of:=IF(OR([.E1331]=&quot;true&quot;; [.F1331]=&quot;true&quot;; [.G1331]=&quot;true&quot;; [.H1331]=&quot;true&quot;; [.I1331]=&quot;true&quot;; [.J1331]=&quot;true&quot;); &quot;true&quot;; IF(OR([.E1331]=&quot;false reach&quot;; [.F1331]=&quot;false reach&quot;; [.G1331]=&quot;false reach&quot;; [.H1331]=&quot;false reach&quot;; [.I1331]=&quot;false reach&quot;; [.J1331]=&quot;false reach&quot;); &quot;false&quot;; &quot;unknown&quot;))" office:value-type="string" office:string-value="unknown">
            <text:p>unknown</text:p>
          </table:table-cell>
          <table:table-cell table:style-name="ce3" table:formula="of:=IF(OR([.F1331]=&quot;true&quot;; [.G1331]=&quot;true&quot;); &quot;true&quot;; IF(OR([.F1331]=&quot;false reach&quot;; [.G1331]=&quot;false reach&quot;); &quot;false&quot;; &quot;unknown&quot;))" office:value-type="string" office:string-value="unknown">
            <text:p>unknown</text:p>
          </table:table-cell>
          <table:table-cell table:style-name="ce3" table:formula="of:=IF(OR([.H1331]=&quot;true&quot;; [.I1331]=&quot;true&quot;); &quot;true&quot;; IF(OR([.H1331]=&quot;false reach&quot;; [.I133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15.c.i </text:p>
          </table:table-cell>
          <table:table-cell table:formula="of:=IF(OR([.E1332]=&quot;true&quot;; [.F1332]=&quot;true&quot;; [.G1332]=&quot;true&quot;; [.H1332]=&quot;true&quot;; [.I1332]=&quot;true&quot;; [.J1332]=&quot;true&quot;); &quot;true&quot;; IF(OR([.E1332]=&quot;false reach&quot;; [.F1332]=&quot;false reach&quot;; [.G1332]=&quot;false reach&quot;; [.H1332]=&quot;false reach&quot;; [.I1332]=&quot;false reach&quot;; [.J1332]=&quot;false reach&quot;); &quot;false&quot;; &quot;unknown&quot;))" office:value-type="string" office:string-value="true">
            <text:p>true</text:p>
          </table:table-cell>
          <table:table-cell table:style-name="ce3" table:formula="of:=IF(OR([.F1332]=&quot;true&quot;; [.G1332]=&quot;true&quot;); &quot;true&quot;; IF(OR([.F1332]=&quot;false reach&quot;; [.G1332]=&quot;false reach&quot;); &quot;false&quot;; &quot;unknown&quot;))" office:value-type="string" office:string-value="unknown">
            <text:p>unknown</text:p>
          </table:table-cell>
          <table:table-cell table:style-name="ce3" table:formula="of:=IF(OR([.H1332]=&quot;true&quot;; [.I1332]=&quot;true&quot;); &quot;true&quot;; IF(OR([.H1332]=&quot;false reach&quot;; [.I133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16.c.i </text:p>
          </table:table-cell>
          <table:table-cell table:formula="of:=IF(OR([.E1333]=&quot;true&quot;; [.F1333]=&quot;true&quot;; [.G1333]=&quot;true&quot;; [.H1333]=&quot;true&quot;; [.I1333]=&quot;true&quot;; [.J1333]=&quot;true&quot;); &quot;true&quot;; IF(OR([.E1333]=&quot;false reach&quot;; [.F1333]=&quot;false reach&quot;; [.G1333]=&quot;false reach&quot;; [.H1333]=&quot;false reach&quot;; [.I1333]=&quot;false reach&quot;; [.J1333]=&quot;false reach&quot;); &quot;false&quot;; &quot;unknown&quot;))" office:value-type="string" office:string-value="true">
            <text:p>true</text:p>
          </table:table-cell>
          <table:table-cell table:style-name="ce3" table:formula="of:=IF(OR([.F1333]=&quot;true&quot;; [.G1333]=&quot;true&quot;); &quot;true&quot;; IF(OR([.F1333]=&quot;false reach&quot;; [.G1333]=&quot;false reach&quot;); &quot;false&quot;; &quot;unknown&quot;))" office:value-type="string" office:string-value="true">
            <text:p>true</text:p>
          </table:table-cell>
          <table:table-cell table:style-name="ce3" table:formula="of:=IF(OR([.H1333]=&quot;true&quot;; [.I1333]=&quot;true&quot;); &quot;true&quot;; IF(OR([.H1333]=&quot;false reach&quot;; [.I133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17.c.i </text:p>
          </table:table-cell>
          <table:table-cell table:formula="of:=IF(OR([.E1334]=&quot;true&quot;; [.F1334]=&quot;true&quot;; [.G1334]=&quot;true&quot;; [.H1334]=&quot;true&quot;; [.I1334]=&quot;true&quot;; [.J1334]=&quot;true&quot;); &quot;true&quot;; IF(OR([.E1334]=&quot;false reach&quot;; [.F1334]=&quot;false reach&quot;; [.G1334]=&quot;false reach&quot;; [.H1334]=&quot;false reach&quot;; [.I1334]=&quot;false reach&quot;; [.J1334]=&quot;false reach&quot;); &quot;false&quot;; &quot;unknown&quot;))" office:value-type="string" office:string-value="true">
            <text:p>true</text:p>
          </table:table-cell>
          <table:table-cell table:style-name="ce3" table:formula="of:=IF(OR([.F1334]=&quot;true&quot;; [.G1334]=&quot;true&quot;); &quot;true&quot;; IF(OR([.F1334]=&quot;false reach&quot;; [.G1334]=&quot;false reach&quot;); &quot;false&quot;; &quot;unknown&quot;))" office:value-type="string" office:string-value="true">
            <text:p>true</text:p>
          </table:table-cell>
          <table:table-cell table:style-name="ce3" table:formula="of:=IF(OR([.H1334]=&quot;true&quot;; [.I1334]=&quot;true&quot;); &quot;true&quot;; IF(OR([.H1334]=&quot;false reach&quot;; [.I133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18.c.i </text:p>
          </table:table-cell>
          <table:table-cell table:formula="of:=IF(OR([.E1335]=&quot;true&quot;; [.F1335]=&quot;true&quot;; [.G1335]=&quot;true&quot;; [.H1335]=&quot;true&quot;; [.I1335]=&quot;true&quot;; [.J1335]=&quot;true&quot;); &quot;true&quot;; IF(OR([.E1335]=&quot;false reach&quot;; [.F1335]=&quot;false reach&quot;; [.G1335]=&quot;false reach&quot;; [.H1335]=&quot;false reach&quot;; [.I1335]=&quot;false reach&quot;; [.J1335]=&quot;false reach&quot;); &quot;false&quot;; &quot;unknown&quot;))" office:value-type="string" office:string-value="true">
            <text:p>true</text:p>
          </table:table-cell>
          <table:table-cell table:style-name="ce3" table:formula="of:=IF(OR([.F1335]=&quot;true&quot;; [.G1335]=&quot;true&quot;); &quot;true&quot;; IF(OR([.F1335]=&quot;false reach&quot;; [.G1335]=&quot;false reach&quot;); &quot;false&quot;; &quot;unknown&quot;))" office:value-type="string" office:string-value="unknown">
            <text:p>unknown</text:p>
          </table:table-cell>
          <table:table-cell table:style-name="ce3" table:formula="of:=IF(OR([.H1335]=&quot;true&quot;; [.I1335]=&quot;true&quot;); &quot;true&quot;; IF(OR([.H1335]=&quot;false reach&quot;; [.I133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19.c.i </text:p>
          </table:table-cell>
          <table:table-cell table:formula="of:=IF(OR([.E1336]=&quot;true&quot;; [.F1336]=&quot;true&quot;; [.G1336]=&quot;true&quot;; [.H1336]=&quot;true&quot;; [.I1336]=&quot;true&quot;; [.J1336]=&quot;true&quot;); &quot;true&quot;; IF(OR([.E1336]=&quot;false reach&quot;; [.F1336]=&quot;false reach&quot;; [.G1336]=&quot;false reach&quot;; [.H1336]=&quot;false reach&quot;; [.I1336]=&quot;false reach&quot;; [.J1336]=&quot;false reach&quot;); &quot;false&quot;; &quot;unknown&quot;))" office:value-type="string" office:string-value="false">
            <text:p>false</text:p>
          </table:table-cell>
          <table:table-cell table:style-name="ce3" table:formula="of:=IF(OR([.F1336]=&quot;true&quot;; [.G1336]=&quot;true&quot;); &quot;true&quot;; IF(OR([.F1336]=&quot;false reach&quot;; [.G1336]=&quot;false reach&quot;); &quot;false&quot;; &quot;unknown&quot;))" office:value-type="string" office:string-value="unknown">
            <text:p>unknown</text:p>
          </table:table-cell>
          <table:table-cell table:style-name="ce3" table:formula="of:=IF(OR([.H1336]=&quot;true&quot;; [.I1336]=&quot;true&quot;); &quot;true&quot;; IF(OR([.H1336]=&quot;false reach&quot;; [.I133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20.c.i </text:p>
          </table:table-cell>
          <table:table-cell table:formula="of:=IF(OR([.E1337]=&quot;true&quot;; [.F1337]=&quot;true&quot;; [.G1337]=&quot;true&quot;; [.H1337]=&quot;true&quot;; [.I1337]=&quot;true&quot;; [.J1337]=&quot;true&quot;); &quot;true&quot;; IF(OR([.E1337]=&quot;false reach&quot;; [.F1337]=&quot;false reach&quot;; [.G1337]=&quot;false reach&quot;; [.H1337]=&quot;false reach&quot;; [.I1337]=&quot;false reach&quot;; [.J1337]=&quot;false reach&quot;); &quot;false&quot;; &quot;unknown&quot;))" office:value-type="string" office:string-value="false">
            <text:p>false</text:p>
          </table:table-cell>
          <table:table-cell table:style-name="ce3" table:formula="of:=IF(OR([.F1337]=&quot;true&quot;; [.G1337]=&quot;true&quot;); &quot;true&quot;; IF(OR([.F1337]=&quot;false reach&quot;; [.G1337]=&quot;false reach&quot;); &quot;false&quot;; &quot;unknown&quot;))" office:value-type="string" office:string-value="unknown">
            <text:p>unknown</text:p>
          </table:table-cell>
          <table:table-cell table:style-name="ce3" table:formula="of:=IF(OR([.H1337]=&quot;true&quot;; [.I1337]=&quot;true&quot;); &quot;true&quot;; IF(OR([.H1337]=&quot;false reach&quot;; [.I133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21.c.i </text:p>
          </table:table-cell>
          <table:table-cell table:formula="of:=IF(OR([.E1338]=&quot;true&quot;; [.F1338]=&quot;true&quot;; [.G1338]=&quot;true&quot;; [.H1338]=&quot;true&quot;; [.I1338]=&quot;true&quot;; [.J1338]=&quot;true&quot;); &quot;true&quot;; IF(OR([.E1338]=&quot;false reach&quot;; [.F1338]=&quot;false reach&quot;; [.G1338]=&quot;false reach&quot;; [.H1338]=&quot;false reach&quot;; [.I1338]=&quot;false reach&quot;; [.J1338]=&quot;false reach&quot;); &quot;false&quot;; &quot;unknown&quot;))" office:value-type="string" office:string-value="unknown">
            <text:p>unknown</text:p>
          </table:table-cell>
          <table:table-cell table:style-name="ce3" table:formula="of:=IF(OR([.F1338]=&quot;true&quot;; [.G1338]=&quot;true&quot;); &quot;true&quot;; IF(OR([.F1338]=&quot;false reach&quot;; [.G1338]=&quot;false reach&quot;); &quot;false&quot;; &quot;unknown&quot;))" office:value-type="string" office:string-value="unknown">
            <text:p>unknown</text:p>
          </table:table-cell>
          <table:table-cell table:style-name="ce3" table:formula="of:=IF(OR([.H1338]=&quot;true&quot;; [.I1338]=&quot;true&quot;); &quot;true&quot;; IF(OR([.H1338]=&quot;false reach&quot;; [.I1338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22.c.i </text:p>
          </table:table-cell>
          <table:table-cell table:formula="of:=IF(OR([.E1339]=&quot;true&quot;; [.F1339]=&quot;true&quot;; [.G1339]=&quot;true&quot;; [.H1339]=&quot;true&quot;; [.I1339]=&quot;true&quot;; [.J1339]=&quot;true&quot;); &quot;true&quot;; IF(OR([.E1339]=&quot;false reach&quot;; [.F1339]=&quot;false reach&quot;; [.G1339]=&quot;false reach&quot;; [.H1339]=&quot;false reach&quot;; [.I1339]=&quot;false reach&quot;; [.J1339]=&quot;false reach&quot;); &quot;false&quot;; &quot;unknown&quot;))" office:value-type="string" office:string-value="true">
            <text:p>true</text:p>
          </table:table-cell>
          <table:table-cell table:style-name="ce3" table:formula="of:=IF(OR([.F1339]=&quot;true&quot;; [.G1339]=&quot;true&quot;); &quot;true&quot;; IF(OR([.F1339]=&quot;false reach&quot;; [.G1339]=&quot;false reach&quot;); &quot;false&quot;; &quot;unknown&quot;))" office:value-type="string" office:string-value="true">
            <text:p>true</text:p>
          </table:table-cell>
          <table:table-cell table:style-name="ce3" table:formula="of:=IF(OR([.H1339]=&quot;true&quot;; [.I1339]=&quot;true&quot;); &quot;true&quot;; IF(OR([.H1339]=&quot;false reach&quot;; [.I133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23.c.i </text:p>
          </table:table-cell>
          <table:table-cell table:formula="of:=IF(OR([.E1340]=&quot;true&quot;; [.F1340]=&quot;true&quot;; [.G1340]=&quot;true&quot;; [.H1340]=&quot;true&quot;; [.I1340]=&quot;true&quot;; [.J1340]=&quot;true&quot;); &quot;true&quot;; IF(OR([.E1340]=&quot;false reach&quot;; [.F1340]=&quot;false reach&quot;; [.G1340]=&quot;false reach&quot;; [.H1340]=&quot;false reach&quot;; [.I1340]=&quot;false reach&quot;; [.J1340]=&quot;false reach&quot;); &quot;false&quot;; &quot;unknown&quot;))" office:value-type="string" office:string-value="unknown">
            <text:p>unknown</text:p>
          </table:table-cell>
          <table:table-cell table:style-name="ce3" table:formula="of:=IF(OR([.F1340]=&quot;true&quot;; [.G1340]=&quot;true&quot;); &quot;true&quot;; IF(OR([.F1340]=&quot;false reach&quot;; [.G1340]=&quot;false reach&quot;); &quot;false&quot;; &quot;unknown&quot;))" office:value-type="string" office:string-value="unknown">
            <text:p>unknown</text:p>
          </table:table-cell>
          <table:table-cell table:style-name="ce3" table:formula="of:=IF(OR([.H1340]=&quot;true&quot;; [.I1340]=&quot;true&quot;); &quot;true&quot;; IF(OR([.H1340]=&quot;false reach&quot;; [.I1340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24.c.i </text:p>
          </table:table-cell>
          <table:table-cell table:formula="of:=IF(OR([.E1341]=&quot;true&quot;; [.F1341]=&quot;true&quot;; [.G1341]=&quot;true&quot;; [.H1341]=&quot;true&quot;; [.I1341]=&quot;true&quot;; [.J1341]=&quot;true&quot;); &quot;true&quot;; IF(OR([.E1341]=&quot;false reach&quot;; [.F1341]=&quot;false reach&quot;; [.G1341]=&quot;false reach&quot;; [.H1341]=&quot;false reach&quot;; [.I1341]=&quot;false reach&quot;; [.J1341]=&quot;false reach&quot;); &quot;false&quot;; &quot;unknown&quot;))" office:value-type="string" office:string-value="false">
            <text:p>false</text:p>
          </table:table-cell>
          <table:table-cell table:style-name="ce3" table:formula="of:=IF(OR([.F1341]=&quot;true&quot;; [.G1341]=&quot;true&quot;); &quot;true&quot;; IF(OR([.F1341]=&quot;false reach&quot;; [.G1341]=&quot;false reach&quot;); &quot;false&quot;; &quot;unknown&quot;))" office:value-type="string" office:string-value="unknown">
            <text:p>unknown</text:p>
          </table:table-cell>
          <table:table-cell table:style-name="ce3" table:formula="of:=IF(OR([.H1341]=&quot;true&quot;; [.I1341]=&quot;true&quot;); &quot;true&quot;; IF(OR([.H1341]=&quot;false reach&quot;; [.I134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25.c.i </text:p>
          </table:table-cell>
          <table:table-cell table:formula="of:=IF(OR([.E1342]=&quot;true&quot;; [.F1342]=&quot;true&quot;; [.G1342]=&quot;true&quot;; [.H1342]=&quot;true&quot;; [.I1342]=&quot;true&quot;; [.J1342]=&quot;true&quot;); &quot;true&quot;; IF(OR([.E1342]=&quot;false reach&quot;; [.F1342]=&quot;false reach&quot;; [.G1342]=&quot;false reach&quot;; [.H1342]=&quot;false reach&quot;; [.I1342]=&quot;false reach&quot;; [.J1342]=&quot;false reach&quot;); &quot;false&quot;; &quot;unknown&quot;))" office:value-type="string" office:string-value="true">
            <text:p>true</text:p>
          </table:table-cell>
          <table:table-cell table:style-name="ce3" table:formula="of:=IF(OR([.F1342]=&quot;true&quot;; [.G1342]=&quot;true&quot;); &quot;true&quot;; IF(OR([.F1342]=&quot;false reach&quot;; [.G1342]=&quot;false reach&quot;); &quot;false&quot;; &quot;unknown&quot;))" office:value-type="string" office:string-value="true">
            <text:p>true</text:p>
          </table:table-cell>
          <table:table-cell table:style-name="ce3" table:formula="of:=IF(OR([.H1342]=&quot;true&quot;; [.I1342]=&quot;true&quot;); &quot;true&quot;; IF(OR([.H1342]=&quot;false reach&quot;; [.I134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26.c.i </text:p>
          </table:table-cell>
          <table:table-cell table:formula="of:=IF(OR([.E1343]=&quot;true&quot;; [.F1343]=&quot;true&quot;; [.G1343]=&quot;true&quot;; [.H1343]=&quot;true&quot;; [.I1343]=&quot;true&quot;; [.J1343]=&quot;true&quot;); &quot;true&quot;; IF(OR([.E1343]=&quot;false reach&quot;; [.F1343]=&quot;false reach&quot;; [.G1343]=&quot;false reach&quot;; [.H1343]=&quot;false reach&quot;; [.I1343]=&quot;false reach&quot;; [.J1343]=&quot;false reach&quot;); &quot;false&quot;; &quot;unknown&quot;))" office:value-type="string" office:string-value="unknown">
            <text:p>unknown</text:p>
          </table:table-cell>
          <table:table-cell table:style-name="ce3" table:formula="of:=IF(OR([.F1343]=&quot;true&quot;; [.G1343]=&quot;true&quot;); &quot;true&quot;; IF(OR([.F1343]=&quot;false reach&quot;; [.G1343]=&quot;false reach&quot;); &quot;false&quot;; &quot;unknown&quot;))" office:value-type="string" office:string-value="unknown">
            <text:p>unknown</text:p>
          </table:table-cell>
          <table:table-cell table:style-name="ce3" table:formula="of:=IF(OR([.H1343]=&quot;true&quot;; [.I1343]=&quot;true&quot;); &quot;true&quot;; IF(OR([.H1343]=&quot;false reach&quot;; [.I1343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8_27.c.i </text:p>
          </table:table-cell>
          <table:table-cell table:formula="of:=IF(OR([.E1344]=&quot;true&quot;; [.F1344]=&quot;true&quot;; [.G1344]=&quot;true&quot;; [.H1344]=&quot;true&quot;; [.I1344]=&quot;true&quot;; [.J1344]=&quot;true&quot;); &quot;true&quot;; IF(OR([.E1344]=&quot;false reach&quot;; [.F1344]=&quot;false reach&quot;; [.G1344]=&quot;false reach&quot;; [.H1344]=&quot;false reach&quot;; [.I1344]=&quot;false reach&quot;; [.J1344]=&quot;false reach&quot;); &quot;false&quot;; &quot;unknown&quot;))" office:value-type="string" office:string-value="true">
            <text:p>true</text:p>
          </table:table-cell>
          <table:table-cell table:style-name="ce3" table:formula="of:=IF(OR([.F1344]=&quot;true&quot;; [.G1344]=&quot;true&quot;); &quot;true&quot;; IF(OR([.F1344]=&quot;false reach&quot;; [.G1344]=&quot;false reach&quot;); &quot;false&quot;; &quot;unknown&quot;))" office:value-type="string" office:string-value="true">
            <text:p>true</text:p>
          </table:table-cell>
          <table:table-cell table:style-name="ce3" table:formula="of:=IF(OR([.H1344]=&quot;true&quot;; [.I1344]=&quot;true&quot;); &quot;true&quot;; IF(OR([.H1344]=&quot;false reach&quot;; [.I134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28.c.i </text:p>
          </table:table-cell>
          <table:table-cell table:formula="of:=IF(OR([.E1345]=&quot;true&quot;; [.F1345]=&quot;true&quot;; [.G1345]=&quot;true&quot;; [.H1345]=&quot;true&quot;; [.I1345]=&quot;true&quot;; [.J1345]=&quot;true&quot;); &quot;true&quot;; IF(OR([.E1345]=&quot;false reach&quot;; [.F1345]=&quot;false reach&quot;; [.G1345]=&quot;false reach&quot;; [.H1345]=&quot;false reach&quot;; [.I1345]=&quot;false reach&quot;; [.J1345]=&quot;false reach&quot;); &quot;false&quot;; &quot;unknown&quot;))" office:value-type="string" office:string-value="unknown">
            <text:p>unknown</text:p>
          </table:table-cell>
          <table:table-cell table:style-name="ce3" table:formula="of:=IF(OR([.F1345]=&quot;true&quot;; [.G1345]=&quot;true&quot;); &quot;true&quot;; IF(OR([.F1345]=&quot;false reach&quot;; [.G1345]=&quot;false reach&quot;); &quot;false&quot;; &quot;unknown&quot;))" office:value-type="string" office:string-value="unknown">
            <text:p>unknown</text:p>
          </table:table-cell>
          <table:table-cell table:style-name="ce3" table:formula="of:=IF(OR([.H1345]=&quot;true&quot;; [.I1345]=&quot;true&quot;); &quot;true&quot;; IF(OR([.H1345]=&quot;false reach&quot;; [.I1345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29.c.i </text:p>
          </table:table-cell>
          <table:table-cell table:formula="of:=IF(OR([.E1346]=&quot;true&quot;; [.F1346]=&quot;true&quot;; [.G1346]=&quot;true&quot;; [.H1346]=&quot;true&quot;; [.I1346]=&quot;true&quot;; [.J1346]=&quot;true&quot;); &quot;true&quot;; IF(OR([.E1346]=&quot;false reach&quot;; [.F1346]=&quot;false reach&quot;; [.G1346]=&quot;false reach&quot;; [.H1346]=&quot;false reach&quot;; [.I1346]=&quot;false reach&quot;; [.J1346]=&quot;false reach&quot;); &quot;false&quot;; &quot;unknown&quot;))" office:value-type="string" office:string-value="unknown">
            <text:p>unknown</text:p>
          </table:table-cell>
          <table:table-cell table:style-name="ce3" table:formula="of:=IF(OR([.F1346]=&quot;true&quot;; [.G1346]=&quot;true&quot;); &quot;true&quot;; IF(OR([.F1346]=&quot;false reach&quot;; [.G1346]=&quot;false reach&quot;); &quot;false&quot;; &quot;unknown&quot;))" office:value-type="string" office:string-value="unknown">
            <text:p>unknown</text:p>
          </table:table-cell>
          <table:table-cell table:style-name="ce3" table:formula="of:=IF(OR([.H1346]=&quot;true&quot;; [.I1346]=&quot;true&quot;); &quot;true&quot;; IF(OR([.H1346]=&quot;false reach&quot;; [.I134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0.c.i </text:p>
          </table:table-cell>
          <table:table-cell table:formula="of:=IF(OR([.E1347]=&quot;true&quot;; [.F1347]=&quot;true&quot;; [.G1347]=&quot;true&quot;; [.H1347]=&quot;true&quot;; [.I1347]=&quot;true&quot;; [.J1347]=&quot;true&quot;); &quot;true&quot;; IF(OR([.E1347]=&quot;false reach&quot;; [.F1347]=&quot;false reach&quot;; [.G1347]=&quot;false reach&quot;; [.H1347]=&quot;false reach&quot;; [.I1347]=&quot;false reach&quot;; [.J1347]=&quot;false reach&quot;); &quot;false&quot;; &quot;unknown&quot;))" office:value-type="string" office:string-value="false">
            <text:p>false</text:p>
          </table:table-cell>
          <table:table-cell table:style-name="ce3" table:formula="of:=IF(OR([.F1347]=&quot;true&quot;; [.G1347]=&quot;true&quot;); &quot;true&quot;; IF(OR([.F1347]=&quot;false reach&quot;; [.G1347]=&quot;false reach&quot;); &quot;false&quot;; &quot;unknown&quot;))" office:value-type="string" office:string-value="unknown">
            <text:p>unknown</text:p>
          </table:table-cell>
          <table:table-cell table:style-name="ce3" table:formula="of:=IF(OR([.H1347]=&quot;true&quot;; [.I1347]=&quot;true&quot;); &quot;true&quot;; IF(OR([.H1347]=&quot;false reach&quot;; [.I134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1.c.i </text:p>
          </table:table-cell>
          <table:table-cell table:formula="of:=IF(OR([.E1348]=&quot;true&quot;; [.F1348]=&quot;true&quot;; [.G1348]=&quot;true&quot;; [.H1348]=&quot;true&quot;; [.I1348]=&quot;true&quot;; [.J1348]=&quot;true&quot;); &quot;true&quot;; IF(OR([.E1348]=&quot;false reach&quot;; [.F1348]=&quot;false reach&quot;; [.G1348]=&quot;false reach&quot;; [.H1348]=&quot;false reach&quot;; [.I1348]=&quot;false reach&quot;; [.J1348]=&quot;false reach&quot;); &quot;false&quot;; &quot;unknown&quot;))" office:value-type="string" office:string-value="false">
            <text:p>false</text:p>
          </table:table-cell>
          <table:table-cell table:style-name="ce3" table:formula="of:=IF(OR([.F1348]=&quot;true&quot;; [.G1348]=&quot;true&quot;); &quot;true&quot;; IF(OR([.F1348]=&quot;false reach&quot;; [.G1348]=&quot;false reach&quot;); &quot;false&quot;; &quot;unknown&quot;))" office:value-type="string" office:string-value="unknown">
            <text:p>unknown</text:p>
          </table:table-cell>
          <table:table-cell table:style-name="ce3" table:formula="of:=IF(OR([.H1348]=&quot;true&quot;; [.I1348]=&quot;true&quot;); &quot;true&quot;; IF(OR([.H1348]=&quot;false reach&quot;; [.I134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2.c.i </text:p>
          </table:table-cell>
          <table:table-cell table:formula="of:=IF(OR([.E1349]=&quot;true&quot;; [.F1349]=&quot;true&quot;; [.G1349]=&quot;true&quot;; [.H1349]=&quot;true&quot;; [.I1349]=&quot;true&quot;; [.J1349]=&quot;true&quot;); &quot;true&quot;; IF(OR([.E1349]=&quot;false reach&quot;; [.F1349]=&quot;false reach&quot;; [.G1349]=&quot;false reach&quot;; [.H1349]=&quot;false reach&quot;; [.I1349]=&quot;false reach&quot;; [.J1349]=&quot;false reach&quot;); &quot;false&quot;; &quot;unknown&quot;))" office:value-type="string" office:string-value="false">
            <text:p>false</text:p>
          </table:table-cell>
          <table:table-cell table:style-name="ce3" table:formula="of:=IF(OR([.F1349]=&quot;true&quot;; [.G1349]=&quot;true&quot;); &quot;true&quot;; IF(OR([.F1349]=&quot;false reach&quot;; [.G1349]=&quot;false reach&quot;); &quot;false&quot;; &quot;unknown&quot;))" office:value-type="string" office:string-value="unknown">
            <text:p>unknown</text:p>
          </table:table-cell>
          <table:table-cell table:style-name="ce3" table:formula="of:=IF(OR([.H1349]=&quot;true&quot;; [.I1349]=&quot;true&quot;); &quot;true&quot;; IF(OR([.H1349]=&quot;false reach&quot;; [.I134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3.c.i </text:p>
          </table:table-cell>
          <table:table-cell table:formula="of:=IF(OR([.E1350]=&quot;true&quot;; [.F1350]=&quot;true&quot;; [.G1350]=&quot;true&quot;; [.H1350]=&quot;true&quot;; [.I1350]=&quot;true&quot;; [.J1350]=&quot;true&quot;); &quot;true&quot;; IF(OR([.E1350]=&quot;false reach&quot;; [.F1350]=&quot;false reach&quot;; [.G1350]=&quot;false reach&quot;; [.H1350]=&quot;false reach&quot;; [.I1350]=&quot;false reach&quot;; [.J1350]=&quot;false reach&quot;); &quot;false&quot;; &quot;unknown&quot;))" office:value-type="string" office:string-value="unknown">
            <text:p>unknown</text:p>
          </table:table-cell>
          <table:table-cell table:style-name="ce3" table:formula="of:=IF(OR([.F1350]=&quot;true&quot;; [.G1350]=&quot;true&quot;); &quot;true&quot;; IF(OR([.F1350]=&quot;false reach&quot;; [.G1350]=&quot;false reach&quot;); &quot;false&quot;; &quot;unknown&quot;))" office:value-type="string" office:string-value="unknown">
            <text:p>unknown</text:p>
          </table:table-cell>
          <table:table-cell table:style-name="ce3" table:formula="of:=IF(OR([.H1350]=&quot;true&quot;; [.I1350]=&quot;true&quot;); &quot;true&quot;; IF(OR([.H1350]=&quot;false reach&quot;; [.I135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4.c.i </text:p>
          </table:table-cell>
          <table:table-cell table:formula="of:=IF(OR([.E1351]=&quot;true&quot;; [.F1351]=&quot;true&quot;; [.G1351]=&quot;true&quot;; [.H1351]=&quot;true&quot;; [.I1351]=&quot;true&quot;; [.J1351]=&quot;true&quot;); &quot;true&quot;; IF(OR([.E1351]=&quot;false reach&quot;; [.F1351]=&quot;false reach&quot;; [.G1351]=&quot;false reach&quot;; [.H1351]=&quot;false reach&quot;; [.I1351]=&quot;false reach&quot;; [.J1351]=&quot;false reach&quot;); &quot;false&quot;; &quot;unknown&quot;))" office:value-type="string" office:string-value="false">
            <text:p>false</text:p>
          </table:table-cell>
          <table:table-cell table:style-name="ce3" table:formula="of:=IF(OR([.F1351]=&quot;true&quot;; [.G1351]=&quot;true&quot;); &quot;true&quot;; IF(OR([.F1351]=&quot;false reach&quot;; [.G1351]=&quot;false reach&quot;); &quot;false&quot;; &quot;unknown&quot;))" office:value-type="string" office:string-value="unknown">
            <text:p>unknown</text:p>
          </table:table-cell>
          <table:table-cell table:style-name="ce3" table:formula="of:=IF(OR([.H1351]=&quot;true&quot;; [.I1351]=&quot;true&quot;); &quot;true&quot;; IF(OR([.H1351]=&quot;false reach&quot;; [.I135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5.c.i </text:p>
          </table:table-cell>
          <table:table-cell table:formula="of:=IF(OR([.E1352]=&quot;true&quot;; [.F1352]=&quot;true&quot;; [.G1352]=&quot;true&quot;; [.H1352]=&quot;true&quot;; [.I1352]=&quot;true&quot;; [.J1352]=&quot;true&quot;); &quot;true&quot;; IF(OR([.E1352]=&quot;false reach&quot;; [.F1352]=&quot;false reach&quot;; [.G1352]=&quot;false reach&quot;; [.H1352]=&quot;false reach&quot;; [.I1352]=&quot;false reach&quot;; [.J1352]=&quot;false reach&quot;); &quot;false&quot;; &quot;unknown&quot;))" office:value-type="string" office:string-value="true">
            <text:p>true</text:p>
          </table:table-cell>
          <table:table-cell table:style-name="ce3" table:formula="of:=IF(OR([.F1352]=&quot;true&quot;; [.G1352]=&quot;true&quot;); &quot;true&quot;; IF(OR([.F1352]=&quot;false reach&quot;; [.G1352]=&quot;false reach&quot;); &quot;false&quot;; &quot;unknown&quot;))" office:value-type="string" office:string-value="unknown">
            <text:p>unknown</text:p>
          </table:table-cell>
          <table:table-cell table:style-name="ce3" table:formula="of:=IF(OR([.H1352]=&quot;true&quot;; [.I1352]=&quot;true&quot;); &quot;true&quot;; IF(OR([.H1352]=&quot;false reach&quot;; [.I135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36.c.i </text:p>
          </table:table-cell>
          <table:table-cell table:formula="of:=IF(OR([.E1353]=&quot;true&quot;; [.F1353]=&quot;true&quot;; [.G1353]=&quot;true&quot;; [.H1353]=&quot;true&quot;; [.I1353]=&quot;true&quot;; [.J1353]=&quot;true&quot;); &quot;true&quot;; IF(OR([.E1353]=&quot;false reach&quot;; [.F1353]=&quot;false reach&quot;; [.G1353]=&quot;false reach&quot;; [.H1353]=&quot;false reach&quot;; [.I1353]=&quot;false reach&quot;; [.J1353]=&quot;false reach&quot;); &quot;false&quot;; &quot;unknown&quot;))" office:value-type="string" office:string-value="false">
            <text:p>false</text:p>
          </table:table-cell>
          <table:table-cell table:style-name="ce3" table:formula="of:=IF(OR([.F1353]=&quot;true&quot;; [.G1353]=&quot;true&quot;); &quot;true&quot;; IF(OR([.F1353]=&quot;false reach&quot;; [.G1353]=&quot;false reach&quot;); &quot;false&quot;; &quot;unknown&quot;))" office:value-type="string" office:string-value="unknown">
            <text:p>unknown</text:p>
          </table:table-cell>
          <table:table-cell table:style-name="ce3" table:formula="of:=IF(OR([.H1353]=&quot;true&quot;; [.I1353]=&quot;true&quot;); &quot;true&quot;; IF(OR([.H1353]=&quot;false reach&quot;; [.I135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37.c.i </text:p>
          </table:table-cell>
          <table:table-cell table:formula="of:=IF(OR([.E1354]=&quot;true&quot;; [.F1354]=&quot;true&quot;; [.G1354]=&quot;true&quot;; [.H1354]=&quot;true&quot;; [.I1354]=&quot;true&quot;; [.J1354]=&quot;true&quot;); &quot;true&quot;; IF(OR([.E1354]=&quot;false reach&quot;; [.F1354]=&quot;false reach&quot;; [.G1354]=&quot;false reach&quot;; [.H1354]=&quot;false reach&quot;; [.I1354]=&quot;false reach&quot;; [.J1354]=&quot;false reach&quot;); &quot;false&quot;; &quot;unknown&quot;))" office:value-type="string" office:string-value="true">
            <text:p>true</text:p>
          </table:table-cell>
          <table:table-cell table:style-name="ce3" table:formula="of:=IF(OR([.F1354]=&quot;true&quot;; [.G1354]=&quot;true&quot;); &quot;true&quot;; IF(OR([.F1354]=&quot;false reach&quot;; [.G1354]=&quot;false reach&quot;); &quot;false&quot;; &quot;unknown&quot;))" office:value-type="string" office:string-value="true">
            <text:p>true</text:p>
          </table:table-cell>
          <table:table-cell table:style-name="ce3" table:formula="of:=IF(OR([.H1354]=&quot;true&quot;; [.I1354]=&quot;true&quot;); &quot;true&quot;; IF(OR([.H1354]=&quot;false reach&quot;; [.I13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38.c.i </text:p>
          </table:table-cell>
          <table:table-cell table:formula="of:=IF(OR([.E1355]=&quot;true&quot;; [.F1355]=&quot;true&quot;; [.G1355]=&quot;true&quot;; [.H1355]=&quot;true&quot;; [.I1355]=&quot;true&quot;; [.J1355]=&quot;true&quot;); &quot;true&quot;; IF(OR([.E1355]=&quot;false reach&quot;; [.F1355]=&quot;false reach&quot;; [.G1355]=&quot;false reach&quot;; [.H1355]=&quot;false reach&quot;; [.I1355]=&quot;false reach&quot;; [.J1355]=&quot;false reach&quot;); &quot;false&quot;; &quot;unknown&quot;))" office:value-type="string" office:string-value="true">
            <text:p>true</text:p>
          </table:table-cell>
          <table:table-cell table:style-name="ce3" table:formula="of:=IF(OR([.F1355]=&quot;true&quot;; [.G1355]=&quot;true&quot;); &quot;true&quot;; IF(OR([.F1355]=&quot;false reach&quot;; [.G1355]=&quot;false reach&quot;); &quot;false&quot;; &quot;unknown&quot;))" office:value-type="string" office:string-value="true">
            <text:p>true</text:p>
          </table:table-cell>
          <table:table-cell table:style-name="ce3" table:formula="of:=IF(OR([.H1355]=&quot;true&quot;; [.I1355]=&quot;true&quot;); &quot;true&quot;; IF(OR([.H1355]=&quot;false reach&quot;; [.I135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39.c.i </text:p>
          </table:table-cell>
          <table:table-cell table:formula="of:=IF(OR([.E1356]=&quot;true&quot;; [.F1356]=&quot;true&quot;; [.G1356]=&quot;true&quot;; [.H1356]=&quot;true&quot;; [.I1356]=&quot;true&quot;; [.J1356]=&quot;true&quot;); &quot;true&quot;; IF(OR([.E1356]=&quot;false reach&quot;; [.F1356]=&quot;false reach&quot;; [.G1356]=&quot;false reach&quot;; [.H1356]=&quot;false reach&quot;; [.I1356]=&quot;false reach&quot;; [.J1356]=&quot;false reach&quot;); &quot;false&quot;; &quot;unknown&quot;))" office:value-type="string" office:string-value="unknown">
            <text:p>unknown</text:p>
          </table:table-cell>
          <table:table-cell table:style-name="ce3" table:formula="of:=IF(OR([.F1356]=&quot;true&quot;; [.G1356]=&quot;true&quot;); &quot;true&quot;; IF(OR([.F1356]=&quot;false reach&quot;; [.G1356]=&quot;false reach&quot;); &quot;false&quot;; &quot;unknown&quot;))" office:value-type="string" office:string-value="unknown">
            <text:p>unknown</text:p>
          </table:table-cell>
          <table:table-cell table:style-name="ce3" table:formula="of:=IF(OR([.H1356]=&quot;true&quot;; [.I1356]=&quot;true&quot;); &quot;true&quot;; IF(OR([.H1356]=&quot;false reach&quot;; [.I135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40.c.i </text:p>
          </table:table-cell>
          <table:table-cell table:formula="of:=IF(OR([.E1357]=&quot;true&quot;; [.F1357]=&quot;true&quot;; [.G1357]=&quot;true&quot;; [.H1357]=&quot;true&quot;; [.I1357]=&quot;true&quot;; [.J1357]=&quot;true&quot;); &quot;true&quot;; IF(OR([.E1357]=&quot;false reach&quot;; [.F1357]=&quot;false reach&quot;; [.G1357]=&quot;false reach&quot;; [.H1357]=&quot;false reach&quot;; [.I1357]=&quot;false reach&quot;; [.J1357]=&quot;false reach&quot;); &quot;false&quot;; &quot;unknown&quot;))" office:value-type="string" office:string-value="false">
            <text:p>false</text:p>
          </table:table-cell>
          <table:table-cell table:style-name="ce3" table:formula="of:=IF(OR([.F1357]=&quot;true&quot;; [.G1357]=&quot;true&quot;); &quot;true&quot;; IF(OR([.F1357]=&quot;false reach&quot;; [.G1357]=&quot;false reach&quot;); &quot;false&quot;; &quot;unknown&quot;))" office:value-type="string" office:string-value="unknown">
            <text:p>unknown</text:p>
          </table:table-cell>
          <table:table-cell table:style-name="ce3" table:formula="of:=IF(OR([.H1357]=&quot;true&quot;; [.I1357]=&quot;true&quot;); &quot;true&quot;; IF(OR([.H1357]=&quot;false reach&quot;; [.I135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41.c.i </text:p>
          </table:table-cell>
          <table:table-cell table:formula="of:=IF(OR([.E1358]=&quot;true&quot;; [.F1358]=&quot;true&quot;; [.G1358]=&quot;true&quot;; [.H1358]=&quot;true&quot;; [.I1358]=&quot;true&quot;; [.J1358]=&quot;true&quot;); &quot;true&quot;; IF(OR([.E1358]=&quot;false reach&quot;; [.F1358]=&quot;false reach&quot;; [.G1358]=&quot;false reach&quot;; [.H1358]=&quot;false reach&quot;; [.I1358]=&quot;false reach&quot;; [.J1358]=&quot;false reach&quot;); &quot;false&quot;; &quot;unknown&quot;))" office:value-type="string" office:string-value="true">
            <text:p>true</text:p>
          </table:table-cell>
          <table:table-cell table:style-name="ce3" table:formula="of:=IF(OR([.F1358]=&quot;true&quot;; [.G1358]=&quot;true&quot;); &quot;true&quot;; IF(OR([.F1358]=&quot;false reach&quot;; [.G1358]=&quot;false reach&quot;); &quot;false&quot;; &quot;unknown&quot;))" office:value-type="string" office:string-value="true">
            <text:p>true</text:p>
          </table:table-cell>
          <table:table-cell table:style-name="ce3" table:formula="of:=IF(OR([.H1358]=&quot;true&quot;; [.I1358]=&quot;true&quot;); &quot;true&quot;; IF(OR([.H1358]=&quot;false reach&quot;; [.I135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42.c.i </text:p>
          </table:table-cell>
          <table:table-cell table:formula="of:=IF(OR([.E1359]=&quot;true&quot;; [.F1359]=&quot;true&quot;; [.G1359]=&quot;true&quot;; [.H1359]=&quot;true&quot;; [.I1359]=&quot;true&quot;; [.J1359]=&quot;true&quot;); &quot;true&quot;; IF(OR([.E1359]=&quot;false reach&quot;; [.F1359]=&quot;false reach&quot;; [.G1359]=&quot;false reach&quot;; [.H1359]=&quot;false reach&quot;; [.I1359]=&quot;false reach&quot;; [.J1359]=&quot;false reach&quot;); &quot;false&quot;; &quot;unknown&quot;))" office:value-type="string" office:string-value="true">
            <text:p>true</text:p>
          </table:table-cell>
          <table:table-cell table:style-name="ce3" table:formula="of:=IF(OR([.F1359]=&quot;true&quot;; [.G1359]=&quot;true&quot;); &quot;true&quot;; IF(OR([.F1359]=&quot;false reach&quot;; [.G1359]=&quot;false reach&quot;); &quot;false&quot;; &quot;unknown&quot;))" office:value-type="string" office:string-value="unknown">
            <text:p>unknown</text:p>
          </table:table-cell>
          <table:table-cell table:style-name="ce3" table:formula="of:=IF(OR([.H1359]=&quot;true&quot;; [.I1359]=&quot;true&quot;); &quot;true&quot;; IF(OR([.H1359]=&quot;false reach&quot;; [.I13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43.c.i </text:p>
          </table:table-cell>
          <table:table-cell table:formula="of:=IF(OR([.E1360]=&quot;true&quot;; [.F1360]=&quot;true&quot;; [.G1360]=&quot;true&quot;; [.H1360]=&quot;true&quot;; [.I1360]=&quot;true&quot;; [.J1360]=&quot;true&quot;); &quot;true&quot;; IF(OR([.E1360]=&quot;false reach&quot;; [.F1360]=&quot;false reach&quot;; [.G1360]=&quot;false reach&quot;; [.H1360]=&quot;false reach&quot;; [.I1360]=&quot;false reach&quot;; [.J1360]=&quot;false reach&quot;); &quot;false&quot;; &quot;unknown&quot;))" office:value-type="string" office:string-value="unknown">
            <text:p>unknown</text:p>
          </table:table-cell>
          <table:table-cell table:style-name="ce3" table:formula="of:=IF(OR([.F1360]=&quot;true&quot;; [.G1360]=&quot;true&quot;); &quot;true&quot;; IF(OR([.F1360]=&quot;false reach&quot;; [.G1360]=&quot;false reach&quot;); &quot;false&quot;; &quot;unknown&quot;))" office:value-type="string" office:string-value="unknown">
            <text:p>unknown</text:p>
          </table:table-cell>
          <table:table-cell table:style-name="ce3" table:formula="of:=IF(OR([.H1360]=&quot;true&quot;; [.I1360]=&quot;true&quot;); &quot;true&quot;; IF(OR([.H1360]=&quot;false reach&quot;; [.I136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44.c.i </text:p>
          </table:table-cell>
          <table:table-cell table:formula="of:=IF(OR([.E1361]=&quot;true&quot;; [.F1361]=&quot;true&quot;; [.G1361]=&quot;true&quot;; [.H1361]=&quot;true&quot;; [.I1361]=&quot;true&quot;; [.J1361]=&quot;true&quot;); &quot;true&quot;; IF(OR([.E1361]=&quot;false reach&quot;; [.F1361]=&quot;false reach&quot;; [.G1361]=&quot;false reach&quot;; [.H1361]=&quot;false reach&quot;; [.I1361]=&quot;false reach&quot;; [.J1361]=&quot;false reach&quot;); &quot;false&quot;; &quot;unknown&quot;))" office:value-type="string" office:string-value="unknown">
            <text:p>unknown</text:p>
          </table:table-cell>
          <table:table-cell table:style-name="ce3" table:formula="of:=IF(OR([.F1361]=&quot;true&quot;; [.G1361]=&quot;true&quot;); &quot;true&quot;; IF(OR([.F1361]=&quot;false reach&quot;; [.G1361]=&quot;false reach&quot;); &quot;false&quot;; &quot;unknown&quot;))" office:value-type="string" office:string-value="unknown">
            <text:p>unknown</text:p>
          </table:table-cell>
          <table:table-cell table:style-name="ce3" table:formula="of:=IF(OR([.H1361]=&quot;true&quot;; [.I1361]=&quot;true&quot;); &quot;true&quot;; IF(OR([.H1361]=&quot;false reach&quot;; [.I136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45.c.i </text:p>
          </table:table-cell>
          <table:table-cell table:formula="of:=IF(OR([.E1362]=&quot;true&quot;; [.F1362]=&quot;true&quot;; [.G1362]=&quot;true&quot;; [.H1362]=&quot;true&quot;; [.I1362]=&quot;true&quot;; [.J1362]=&quot;true&quot;); &quot;true&quot;; IF(OR([.E1362]=&quot;false reach&quot;; [.F1362]=&quot;false reach&quot;; [.G1362]=&quot;false reach&quot;; [.H1362]=&quot;false reach&quot;; [.I1362]=&quot;false reach&quot;; [.J1362]=&quot;false reach&quot;); &quot;false&quot;; &quot;unknown&quot;))" office:value-type="string" office:string-value="unknown">
            <text:p>unknown</text:p>
          </table:table-cell>
          <table:table-cell table:style-name="ce3" table:formula="of:=IF(OR([.F1362]=&quot;true&quot;; [.G1362]=&quot;true&quot;); &quot;true&quot;; IF(OR([.F1362]=&quot;false reach&quot;; [.G1362]=&quot;false reach&quot;); &quot;false&quot;; &quot;unknown&quot;))" office:value-type="string" office:string-value="unknown">
            <text:p>unknown</text:p>
          </table:table-cell>
          <table:table-cell table:style-name="ce3" table:formula="of:=IF(OR([.H1362]=&quot;true&quot;; [.I1362]=&quot;true&quot;); &quot;true&quot;; IF(OR([.H1362]=&quot;false reach&quot;; [.I136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46.c.i </text:p>
          </table:table-cell>
          <table:table-cell table:formula="of:=IF(OR([.E1363]=&quot;true&quot;; [.F1363]=&quot;true&quot;; [.G1363]=&quot;true&quot;; [.H1363]=&quot;true&quot;; [.I1363]=&quot;true&quot;; [.J1363]=&quot;true&quot;); &quot;true&quot;; IF(OR([.E1363]=&quot;false reach&quot;; [.F1363]=&quot;false reach&quot;; [.G1363]=&quot;false reach&quot;; [.H1363]=&quot;false reach&quot;; [.I1363]=&quot;false reach&quot;; [.J1363]=&quot;false reach&quot;); &quot;false&quot;; &quot;unknown&quot;))" office:value-type="string" office:string-value="true">
            <text:p>true</text:p>
          </table:table-cell>
          <table:table-cell table:style-name="ce3" table:formula="of:=IF(OR([.F1363]=&quot;true&quot;; [.G1363]=&quot;true&quot;); &quot;true&quot;; IF(OR([.F1363]=&quot;false reach&quot;; [.G1363]=&quot;false reach&quot;); &quot;false&quot;; &quot;unknown&quot;))" office:value-type="string" office:string-value="unknown">
            <text:p>unknown</text:p>
          </table:table-cell>
          <table:table-cell table:style-name="ce3" table:formula="of:=IF(OR([.H1363]=&quot;true&quot;; [.I1363]=&quot;true&quot;); &quot;true&quot;; IF(OR([.H1363]=&quot;false reach&quot;; [.I136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47.c.i </text:p>
          </table:table-cell>
          <table:table-cell table:formula="of:=IF(OR([.E1364]=&quot;true&quot;; [.F1364]=&quot;true&quot;; [.G1364]=&quot;true&quot;; [.H1364]=&quot;true&quot;; [.I1364]=&quot;true&quot;; [.J1364]=&quot;true&quot;); &quot;true&quot;; IF(OR([.E1364]=&quot;false reach&quot;; [.F1364]=&quot;false reach&quot;; [.G1364]=&quot;false reach&quot;; [.H1364]=&quot;false reach&quot;; [.I1364]=&quot;false reach&quot;; [.J1364]=&quot;false reach&quot;); &quot;false&quot;; &quot;unknown&quot;))" office:value-type="string" office:string-value="true">
            <text:p>true</text:p>
          </table:table-cell>
          <table:table-cell table:style-name="ce3" table:formula="of:=IF(OR([.F1364]=&quot;true&quot;; [.G1364]=&quot;true&quot;); &quot;true&quot;; IF(OR([.F1364]=&quot;false reach&quot;; [.G1364]=&quot;false reach&quot;); &quot;false&quot;; &quot;unknown&quot;))" office:value-type="string" office:string-value="true">
            <text:p>true</text:p>
          </table:table-cell>
          <table:table-cell table:style-name="ce3" table:formula="of:=IF(OR([.H1364]=&quot;true&quot;; [.I1364]=&quot;true&quot;); &quot;true&quot;; IF(OR([.H1364]=&quot;false reach&quot;; [.I136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48.c.i </text:p>
          </table:table-cell>
          <table:table-cell table:formula="of:=IF(OR([.E1365]=&quot;true&quot;; [.F1365]=&quot;true&quot;; [.G1365]=&quot;true&quot;; [.H1365]=&quot;true&quot;; [.I1365]=&quot;true&quot;; [.J1365]=&quot;true&quot;); &quot;true&quot;; IF(OR([.E1365]=&quot;false reach&quot;; [.F1365]=&quot;false reach&quot;; [.G1365]=&quot;false reach&quot;; [.H1365]=&quot;false reach&quot;; [.I1365]=&quot;false reach&quot;; [.J1365]=&quot;false reach&quot;); &quot;false&quot;; &quot;unknown&quot;))" office:value-type="string" office:string-value="false">
            <text:p>false</text:p>
          </table:table-cell>
          <table:table-cell table:style-name="ce3" table:formula="of:=IF(OR([.F1365]=&quot;true&quot;; [.G1365]=&quot;true&quot;); &quot;true&quot;; IF(OR([.F1365]=&quot;false reach&quot;; [.G1365]=&quot;false reach&quot;); &quot;false&quot;; &quot;unknown&quot;))" office:value-type="string" office:string-value="unknown">
            <text:p>unknown</text:p>
          </table:table-cell>
          <table:table-cell table:style-name="ce3" table:formula="of:=IF(OR([.H1365]=&quot;true&quot;; [.I1365]=&quot;true&quot;); &quot;true&quot;; IF(OR([.H1365]=&quot;false reach&quot;; [.I136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49.c.i </text:p>
          </table:table-cell>
          <table:table-cell table:formula="of:=IF(OR([.E1366]=&quot;true&quot;; [.F1366]=&quot;true&quot;; [.G1366]=&quot;true&quot;; [.H1366]=&quot;true&quot;; [.I1366]=&quot;true&quot;; [.J1366]=&quot;true&quot;); &quot;true&quot;; IF(OR([.E1366]=&quot;false reach&quot;; [.F1366]=&quot;false reach&quot;; [.G1366]=&quot;false reach&quot;; [.H1366]=&quot;false reach&quot;; [.I1366]=&quot;false reach&quot;; [.J1366]=&quot;false reach&quot;); &quot;false&quot;; &quot;unknown&quot;))" office:value-type="string" office:string-value="true">
            <text:p>true</text:p>
          </table:table-cell>
          <table:table-cell table:style-name="ce3" table:formula="of:=IF(OR([.F1366]=&quot;true&quot;; [.G1366]=&quot;true&quot;); &quot;true&quot;; IF(OR([.F1366]=&quot;false reach&quot;; [.G1366]=&quot;false reach&quot;); &quot;false&quot;; &quot;unknown&quot;))" office:value-type="string" office:string-value="true">
            <text:p>true</text:p>
          </table:table-cell>
          <table:table-cell table:style-name="ce3" table:formula="of:=IF(OR([.H1366]=&quot;true&quot;; [.I1366]=&quot;true&quot;); &quot;true&quot;; IF(OR([.H1366]=&quot;false reach&quot;; [.I1366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50.c.i </text:p>
          </table:table-cell>
          <table:table-cell table:formula="of:=IF(OR([.E1367]=&quot;true&quot;; [.F1367]=&quot;true&quot;; [.G1367]=&quot;true&quot;; [.H1367]=&quot;true&quot;; [.I1367]=&quot;true&quot;; [.J1367]=&quot;true&quot;); &quot;true&quot;; IF(OR([.E1367]=&quot;false reach&quot;; [.F1367]=&quot;false reach&quot;; [.G1367]=&quot;false reach&quot;; [.H1367]=&quot;false reach&quot;; [.I1367]=&quot;false reach&quot;; [.J1367]=&quot;false reach&quot;); &quot;false&quot;; &quot;unknown&quot;))" office:value-type="string" office:string-value="unknown">
            <text:p>unknown</text:p>
          </table:table-cell>
          <table:table-cell table:style-name="ce3" table:formula="of:=IF(OR([.F1367]=&quot;true&quot;; [.G1367]=&quot;true&quot;); &quot;true&quot;; IF(OR([.F1367]=&quot;false reach&quot;; [.G1367]=&quot;false reach&quot;); &quot;false&quot;; &quot;unknown&quot;))" office:value-type="string" office:string-value="unknown">
            <text:p>unknown</text:p>
          </table:table-cell>
          <table:table-cell table:style-name="ce3" table:formula="of:=IF(OR([.H1367]=&quot;true&quot;; [.I1367]=&quot;true&quot;); &quot;true&quot;; IF(OR([.H1367]=&quot;false reach&quot;; [.I1367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51.c.i </text:p>
          </table:table-cell>
          <table:table-cell table:formula="of:=IF(OR([.E1368]=&quot;true&quot;; [.F1368]=&quot;true&quot;; [.G1368]=&quot;true&quot;; [.H1368]=&quot;true&quot;; [.I1368]=&quot;true&quot;; [.J1368]=&quot;true&quot;); &quot;true&quot;; IF(OR([.E1368]=&quot;false reach&quot;; [.F1368]=&quot;false reach&quot;; [.G1368]=&quot;false reach&quot;; [.H1368]=&quot;false reach&quot;; [.I1368]=&quot;false reach&quot;; [.J1368]=&quot;false reach&quot;); &quot;false&quot;; &quot;unknown&quot;))" office:value-type="string" office:string-value="unknown">
            <text:p>unknown</text:p>
          </table:table-cell>
          <table:table-cell table:style-name="ce3" table:formula="of:=IF(OR([.F1368]=&quot;true&quot;; [.G1368]=&quot;true&quot;); &quot;true&quot;; IF(OR([.F1368]=&quot;false reach&quot;; [.G1368]=&quot;false reach&quot;); &quot;false&quot;; &quot;unknown&quot;))" office:value-type="string" office:string-value="unknown">
            <text:p>unknown</text:p>
          </table:table-cell>
          <table:table-cell table:style-name="ce3" table:formula="of:=IF(OR([.H1368]=&quot;true&quot;; [.I1368]=&quot;true&quot;); &quot;true&quot;; IF(OR([.H1368]=&quot;false reach&quot;; [.I1368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52.c.i </text:p>
          </table:table-cell>
          <table:table-cell table:formula="of:=IF(OR([.E1369]=&quot;true&quot;; [.F1369]=&quot;true&quot;; [.G1369]=&quot;true&quot;; [.H1369]=&quot;true&quot;; [.I1369]=&quot;true&quot;; [.J1369]=&quot;true&quot;); &quot;true&quot;; IF(OR([.E1369]=&quot;false reach&quot;; [.F1369]=&quot;false reach&quot;; [.G1369]=&quot;false reach&quot;; [.H1369]=&quot;false reach&quot;; [.I1369]=&quot;false reach&quot;; [.J1369]=&quot;false reach&quot;); &quot;false&quot;; &quot;unknown&quot;))" office:value-type="string" office:string-value="true">
            <text:p>true</text:p>
          </table:table-cell>
          <table:table-cell table:style-name="ce3" table:formula="of:=IF(OR([.F1369]=&quot;true&quot;; [.G1369]=&quot;true&quot;); &quot;true&quot;; IF(OR([.F1369]=&quot;false reach&quot;; [.G1369]=&quot;false reach&quot;); &quot;false&quot;; &quot;unknown&quot;))" office:value-type="string" office:string-value="unknown">
            <text:p>unknown</text:p>
          </table:table-cell>
          <table:table-cell table:style-name="ce3" table:formula="of:=IF(OR([.H1369]=&quot;true&quot;; [.I1369]=&quot;true&quot;); &quot;true&quot;; IF(OR([.H1369]=&quot;false reach&quot;; [.I136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53.c.i </text:p>
          </table:table-cell>
          <table:table-cell table:formula="of:=IF(OR([.E1370]=&quot;true&quot;; [.F1370]=&quot;true&quot;; [.G1370]=&quot;true&quot;; [.H1370]=&quot;true&quot;; [.I1370]=&quot;true&quot;; [.J1370]=&quot;true&quot;); &quot;true&quot;; IF(OR([.E1370]=&quot;false reach&quot;; [.F1370]=&quot;false reach&quot;; [.G1370]=&quot;false reach&quot;; [.H1370]=&quot;false reach&quot;; [.I1370]=&quot;false reach&quot;; [.J1370]=&quot;false reach&quot;); &quot;false&quot;; &quot;unknown&quot;))" office:value-type="string" office:string-value="unknown">
            <text:p>unknown</text:p>
          </table:table-cell>
          <table:table-cell table:style-name="ce3" table:formula="of:=IF(OR([.F1370]=&quot;true&quot;; [.G1370]=&quot;true&quot;); &quot;true&quot;; IF(OR([.F1370]=&quot;false reach&quot;; [.G1370]=&quot;false reach&quot;); &quot;false&quot;; &quot;unknown&quot;))" office:value-type="string" office:string-value="unknown">
            <text:p>unknown</text:p>
          </table:table-cell>
          <table:table-cell table:style-name="ce3" table:formula="of:=IF(OR([.H1370]=&quot;true&quot;; [.I1370]=&quot;true&quot;); &quot;true&quot;; IF(OR([.H1370]=&quot;false reach&quot;; [.I13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54.c.i </text:p>
          </table:table-cell>
          <table:table-cell table:formula="of:=IF(OR([.E1371]=&quot;true&quot;; [.F1371]=&quot;true&quot;; [.G1371]=&quot;true&quot;; [.H1371]=&quot;true&quot;; [.I1371]=&quot;true&quot;; [.J1371]=&quot;true&quot;); &quot;true&quot;; IF(OR([.E1371]=&quot;false reach&quot;; [.F1371]=&quot;false reach&quot;; [.G1371]=&quot;false reach&quot;; [.H1371]=&quot;false reach&quot;; [.I1371]=&quot;false reach&quot;; [.J1371]=&quot;false reach&quot;); &quot;false&quot;; &quot;unknown&quot;))" office:value-type="string" office:string-value="true">
            <text:p>true</text:p>
          </table:table-cell>
          <table:table-cell table:style-name="ce3" table:formula="of:=IF(OR([.F1371]=&quot;true&quot;; [.G1371]=&quot;true&quot;); &quot;true&quot;; IF(OR([.F1371]=&quot;false reach&quot;; [.G1371]=&quot;false reach&quot;); &quot;false&quot;; &quot;unknown&quot;))" office:value-type="string" office:string-value="true">
            <text:p>true</text:p>
          </table:table-cell>
          <table:table-cell table:style-name="ce3" table:formula="of:=IF(OR([.H1371]=&quot;true&quot;; [.I1371]=&quot;true&quot;); &quot;true&quot;; IF(OR([.H1371]=&quot;false reach&quot;; [.I137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55.c.i </text:p>
          </table:table-cell>
          <table:table-cell table:formula="of:=IF(OR([.E1372]=&quot;true&quot;; [.F1372]=&quot;true&quot;; [.G1372]=&quot;true&quot;; [.H1372]=&quot;true&quot;; [.I1372]=&quot;true&quot;; [.J1372]=&quot;true&quot;); &quot;true&quot;; IF(OR([.E1372]=&quot;false reach&quot;; [.F1372]=&quot;false reach&quot;; [.G1372]=&quot;false reach&quot;; [.H1372]=&quot;false reach&quot;; [.I1372]=&quot;false reach&quot;; [.J1372]=&quot;false reach&quot;); &quot;false&quot;; &quot;unknown&quot;))" office:value-type="string" office:string-value="unknown">
            <text:p>unknown</text:p>
          </table:table-cell>
          <table:table-cell table:style-name="ce3" table:formula="of:=IF(OR([.F1372]=&quot;true&quot;; [.G1372]=&quot;true&quot;); &quot;true&quot;; IF(OR([.F1372]=&quot;false reach&quot;; [.G1372]=&quot;false reach&quot;); &quot;false&quot;; &quot;unknown&quot;))" office:value-type="string" office:string-value="unknown">
            <text:p>unknown</text:p>
          </table:table-cell>
          <table:table-cell table:style-name="ce3" table:formula="of:=IF(OR([.H1372]=&quot;true&quot;; [.I1372]=&quot;true&quot;); &quot;true&quot;; IF(OR([.H1372]=&quot;false reach&quot;; [.I137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56.c.i </text:p>
          </table:table-cell>
          <table:table-cell table:formula="of:=IF(OR([.E1373]=&quot;true&quot;; [.F1373]=&quot;true&quot;; [.G1373]=&quot;true&quot;; [.H1373]=&quot;true&quot;; [.I1373]=&quot;true&quot;; [.J1373]=&quot;true&quot;); &quot;true&quot;; IF(OR([.E1373]=&quot;false reach&quot;; [.F1373]=&quot;false reach&quot;; [.G1373]=&quot;false reach&quot;; [.H1373]=&quot;false reach&quot;; [.I1373]=&quot;false reach&quot;; [.J1373]=&quot;false reach&quot;); &quot;false&quot;; &quot;unknown&quot;))" office:value-type="string" office:string-value="true">
            <text:p>true</text:p>
          </table:table-cell>
          <table:table-cell table:style-name="ce3" table:formula="of:=IF(OR([.F1373]=&quot;true&quot;; [.G1373]=&quot;true&quot;); &quot;true&quot;; IF(OR([.F1373]=&quot;false reach&quot;; [.G1373]=&quot;false reach&quot;); &quot;false&quot;; &quot;unknown&quot;))" office:value-type="string" office:string-value="unknown">
            <text:p>unknown</text:p>
          </table:table-cell>
          <table:table-cell table:style-name="ce3" table:formula="of:=IF(OR([.H1373]=&quot;true&quot;; [.I1373]=&quot;true&quot;); &quot;true&quot;; IF(OR([.H1373]=&quot;false reach&quot;; [.I137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57.c.i </text:p>
          </table:table-cell>
          <table:table-cell table:formula="of:=IF(OR([.E1374]=&quot;true&quot;; [.F1374]=&quot;true&quot;; [.G1374]=&quot;true&quot;; [.H1374]=&quot;true&quot;; [.I1374]=&quot;true&quot;; [.J1374]=&quot;true&quot;); &quot;true&quot;; IF(OR([.E1374]=&quot;false reach&quot;; [.F1374]=&quot;false reach&quot;; [.G1374]=&quot;false reach&quot;; [.H1374]=&quot;false reach&quot;; [.I1374]=&quot;false reach&quot;; [.J1374]=&quot;false reach&quot;); &quot;false&quot;; &quot;unknown&quot;))" office:value-type="string" office:string-value="true">
            <text:p>true</text:p>
          </table:table-cell>
          <table:table-cell table:style-name="ce3" table:formula="of:=IF(OR([.F1374]=&quot;true&quot;; [.G1374]=&quot;true&quot;); &quot;true&quot;; IF(OR([.F1374]=&quot;false reach&quot;; [.G1374]=&quot;false reach&quot;); &quot;false&quot;; &quot;unknown&quot;))" office:value-type="string" office:string-value="true">
            <text:p>true</text:p>
          </table:table-cell>
          <table:table-cell table:style-name="ce3" table:formula="of:=IF(OR([.H1374]=&quot;true&quot;; [.I1374]=&quot;true&quot;); &quot;true&quot;; IF(OR([.H1374]=&quot;false reach&quot;; [.I137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58.c.i </text:p>
          </table:table-cell>
          <table:table-cell table:formula="of:=IF(OR([.E1375]=&quot;true&quot;; [.F1375]=&quot;true&quot;; [.G1375]=&quot;true&quot;; [.H1375]=&quot;true&quot;; [.I1375]=&quot;true&quot;; [.J1375]=&quot;true&quot;); &quot;true&quot;; IF(OR([.E1375]=&quot;false reach&quot;; [.F1375]=&quot;false reach&quot;; [.G1375]=&quot;false reach&quot;; [.H1375]=&quot;false reach&quot;; [.I1375]=&quot;false reach&quot;; [.J1375]=&quot;false reach&quot;); &quot;false&quot;; &quot;unknown&quot;))" office:value-type="string" office:string-value="true">
            <text:p>true</text:p>
          </table:table-cell>
          <table:table-cell table:style-name="ce3" table:formula="of:=IF(OR([.F1375]=&quot;true&quot;; [.G1375]=&quot;true&quot;); &quot;true&quot;; IF(OR([.F1375]=&quot;false reach&quot;; [.G1375]=&quot;false reach&quot;); &quot;false&quot;; &quot;unknown&quot;))" office:value-type="string" office:string-value="true">
            <text:p>true</text:p>
          </table:table-cell>
          <table:table-cell table:style-name="ce3" table:formula="of:=IF(OR([.H1375]=&quot;true&quot;; [.I1375]=&quot;true&quot;); &quot;true&quot;; IF(OR([.H1375]=&quot;false reach&quot;; [.I137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59.c.i </text:p>
          </table:table-cell>
          <table:table-cell table:formula="of:=IF(OR([.E1376]=&quot;true&quot;; [.F1376]=&quot;true&quot;; [.G1376]=&quot;true&quot;; [.H1376]=&quot;true&quot;; [.I1376]=&quot;true&quot;; [.J1376]=&quot;true&quot;); &quot;true&quot;; IF(OR([.E1376]=&quot;false reach&quot;; [.F1376]=&quot;false reach&quot;; [.G1376]=&quot;false reach&quot;; [.H1376]=&quot;false reach&quot;; [.I1376]=&quot;false reach&quot;; [.J1376]=&quot;false reach&quot;); &quot;false&quot;; &quot;unknown&quot;))" office:value-type="string" office:string-value="false">
            <text:p>false</text:p>
          </table:table-cell>
          <table:table-cell table:style-name="ce3" table:formula="of:=IF(OR([.F1376]=&quot;true&quot;; [.G1376]=&quot;true&quot;); &quot;true&quot;; IF(OR([.F1376]=&quot;false reach&quot;; [.G1376]=&quot;false reach&quot;); &quot;false&quot;; &quot;unknown&quot;))" office:value-type="string" office:string-value="unknown">
            <text:p>unknown</text:p>
          </table:table-cell>
          <table:table-cell table:style-name="ce3" table:formula="of:=IF(OR([.H1376]=&quot;true&quot;; [.I1376]=&quot;true&quot;); &quot;true&quot;; IF(OR([.H1376]=&quot;false reach&quot;; [.I137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60.c.i </text:p>
          </table:table-cell>
          <table:table-cell table:formula="of:=IF(OR([.E1377]=&quot;true&quot;; [.F1377]=&quot;true&quot;; [.G1377]=&quot;true&quot;; [.H1377]=&quot;true&quot;; [.I1377]=&quot;true&quot;; [.J1377]=&quot;true&quot;); &quot;true&quot;; IF(OR([.E1377]=&quot;false reach&quot;; [.F1377]=&quot;false reach&quot;; [.G1377]=&quot;false reach&quot;; [.H1377]=&quot;false reach&quot;; [.I1377]=&quot;false reach&quot;; [.J1377]=&quot;false reach&quot;); &quot;false&quot;; &quot;unknown&quot;))" office:value-type="string" office:string-value="true">
            <text:p>true</text:p>
          </table:table-cell>
          <table:table-cell table:style-name="ce3" table:formula="of:=IF(OR([.F1377]=&quot;true&quot;; [.G1377]=&quot;true&quot;); &quot;true&quot;; IF(OR([.F1377]=&quot;false reach&quot;; [.G1377]=&quot;false reach&quot;); &quot;false&quot;; &quot;unknown&quot;))" office:value-type="string" office:string-value="true">
            <text:p>true</text:p>
          </table:table-cell>
          <table:table-cell table:style-name="ce3" table:formula="of:=IF(OR([.H1377]=&quot;true&quot;; [.I1377]=&quot;true&quot;); &quot;true&quot;; IF(OR([.H1377]=&quot;false reach&quot;; [.I137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1.c.i </text:p>
          </table:table-cell>
          <table:table-cell table:formula="of:=IF(OR([.E1378]=&quot;true&quot;; [.F1378]=&quot;true&quot;; [.G1378]=&quot;true&quot;; [.H1378]=&quot;true&quot;; [.I1378]=&quot;true&quot;; [.J1378]=&quot;true&quot;); &quot;true&quot;; IF(OR([.E1378]=&quot;false reach&quot;; [.F1378]=&quot;false reach&quot;; [.G1378]=&quot;false reach&quot;; [.H1378]=&quot;false reach&quot;; [.I1378]=&quot;false reach&quot;; [.J1378]=&quot;false reach&quot;); &quot;false&quot;; &quot;unknown&quot;))" office:value-type="string" office:string-value="true">
            <text:p>true</text:p>
          </table:table-cell>
          <table:table-cell table:style-name="ce3" table:formula="of:=IF(OR([.F1378]=&quot;true&quot;; [.G1378]=&quot;true&quot;); &quot;true&quot;; IF(OR([.F1378]=&quot;false reach&quot;; [.G1378]=&quot;false reach&quot;); &quot;false&quot;; &quot;unknown&quot;))" office:value-type="string" office:string-value="true">
            <text:p>true</text:p>
          </table:table-cell>
          <table:table-cell table:style-name="ce3" table:formula="of:=IF(OR([.H1378]=&quot;true&quot;; [.I1378]=&quot;true&quot;); &quot;true&quot;; IF(OR([.H1378]=&quot;false reach&quot;; [.I137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2.c.i </text:p>
          </table:table-cell>
          <table:table-cell table:formula="of:=IF(OR([.E1379]=&quot;true&quot;; [.F1379]=&quot;true&quot;; [.G1379]=&quot;true&quot;; [.H1379]=&quot;true&quot;; [.I1379]=&quot;true&quot;; [.J1379]=&quot;true&quot;); &quot;true&quot;; IF(OR([.E1379]=&quot;false reach&quot;; [.F1379]=&quot;false reach&quot;; [.G1379]=&quot;false reach&quot;; [.H1379]=&quot;false reach&quot;; [.I1379]=&quot;false reach&quot;; [.J1379]=&quot;false reach&quot;); &quot;false&quot;; &quot;unknown&quot;))" office:value-type="string" office:string-value="true">
            <text:p>true</text:p>
          </table:table-cell>
          <table:table-cell table:style-name="ce3" table:formula="of:=IF(OR([.F1379]=&quot;true&quot;; [.G1379]=&quot;true&quot;); &quot;true&quot;; IF(OR([.F1379]=&quot;false reach&quot;; [.G1379]=&quot;false reach&quot;); &quot;false&quot;; &quot;unknown&quot;))" office:value-type="string" office:string-value="unknown">
            <text:p>unknown</text:p>
          </table:table-cell>
          <table:table-cell table:style-name="ce3" table:formula="of:=IF(OR([.H1379]=&quot;true&quot;; [.I1379]=&quot;true&quot;); &quot;true&quot;; IF(OR([.H1379]=&quot;false reach&quot;; [.I137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3.c.i </text:p>
          </table:table-cell>
          <table:table-cell table:formula="of:=IF(OR([.E1380]=&quot;true&quot;; [.F1380]=&quot;true&quot;; [.G1380]=&quot;true&quot;; [.H1380]=&quot;true&quot;; [.I1380]=&quot;true&quot;; [.J1380]=&quot;true&quot;); &quot;true&quot;; IF(OR([.E1380]=&quot;false reach&quot;; [.F1380]=&quot;false reach&quot;; [.G1380]=&quot;false reach&quot;; [.H1380]=&quot;false reach&quot;; [.I1380]=&quot;false reach&quot;; [.J1380]=&quot;false reach&quot;); &quot;false&quot;; &quot;unknown&quot;))" office:value-type="string" office:string-value="true">
            <text:p>true</text:p>
          </table:table-cell>
          <table:table-cell table:style-name="ce3" table:formula="of:=IF(OR([.F1380]=&quot;true&quot;; [.G1380]=&quot;true&quot;); &quot;true&quot;; IF(OR([.F1380]=&quot;false reach&quot;; [.G1380]=&quot;false reach&quot;); &quot;false&quot;; &quot;unknown&quot;))" office:value-type="string" office:string-value="unknown">
            <text:p>unknown</text:p>
          </table:table-cell>
          <table:table-cell table:style-name="ce3" table:formula="of:=IF(OR([.H1380]=&quot;true&quot;; [.I1380]=&quot;true&quot;); &quot;true&quot;; IF(OR([.H1380]=&quot;false reach&quot;; [.I1380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4.c.i </text:p>
          </table:table-cell>
          <table:table-cell table:formula="of:=IF(OR([.E1381]=&quot;true&quot;; [.F1381]=&quot;true&quot;; [.G1381]=&quot;true&quot;; [.H1381]=&quot;true&quot;; [.I1381]=&quot;true&quot;; [.J1381]=&quot;true&quot;); &quot;true&quot;; IF(OR([.E1381]=&quot;false reach&quot;; [.F1381]=&quot;false reach&quot;; [.G1381]=&quot;false reach&quot;; [.H1381]=&quot;false reach&quot;; [.I1381]=&quot;false reach&quot;; [.J1381]=&quot;false reach&quot;); &quot;false&quot;; &quot;unknown&quot;))" office:value-type="string" office:string-value="false">
            <text:p>false</text:p>
          </table:table-cell>
          <table:table-cell table:style-name="ce3" table:formula="of:=IF(OR([.F1381]=&quot;true&quot;; [.G1381]=&quot;true&quot;); &quot;true&quot;; IF(OR([.F1381]=&quot;false reach&quot;; [.G1381]=&quot;false reach&quot;); &quot;false&quot;; &quot;unknown&quot;))" office:value-type="string" office:string-value="unknown">
            <text:p>unknown</text:p>
          </table:table-cell>
          <table:table-cell table:style-name="ce3" table:formula="of:=IF(OR([.H1381]=&quot;true&quot;; [.I1381]=&quot;true&quot;); &quot;true&quot;; IF(OR([.H1381]=&quot;false reach&quot;; [.I138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65.c.i </text:p>
          </table:table-cell>
          <table:table-cell table:formula="of:=IF(OR([.E1382]=&quot;true&quot;; [.F1382]=&quot;true&quot;; [.G1382]=&quot;true&quot;; [.H1382]=&quot;true&quot;; [.I1382]=&quot;true&quot;; [.J1382]=&quot;true&quot;); &quot;true&quot;; IF(OR([.E1382]=&quot;false reach&quot;; [.F1382]=&quot;false reach&quot;; [.G1382]=&quot;false reach&quot;; [.H1382]=&quot;false reach&quot;; [.I1382]=&quot;false reach&quot;; [.J1382]=&quot;false reach&quot;); &quot;false&quot;; &quot;unknown&quot;))" office:value-type="string" office:string-value="true">
            <text:p>true</text:p>
          </table:table-cell>
          <table:table-cell table:style-name="ce3" table:formula="of:=IF(OR([.F1382]=&quot;true&quot;; [.G1382]=&quot;true&quot;); &quot;true&quot;; IF(OR([.F1382]=&quot;false reach&quot;; [.G1382]=&quot;false reach&quot;); &quot;false&quot;; &quot;unknown&quot;))" office:value-type="string" office:string-value="true">
            <text:p>true</text:p>
          </table:table-cell>
          <table:table-cell table:style-name="ce3" table:formula="of:=IF(OR([.H1382]=&quot;true&quot;; [.I1382]=&quot;true&quot;); &quot;true&quot;; IF(OR([.H1382]=&quot;false reach&quot;; [.I1382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6.c.i </text:p>
          </table:table-cell>
          <table:table-cell table:formula="of:=IF(OR([.E1383]=&quot;true&quot;; [.F1383]=&quot;true&quot;; [.G1383]=&quot;true&quot;; [.H1383]=&quot;true&quot;; [.I1383]=&quot;true&quot;; [.J1383]=&quot;true&quot;); &quot;true&quot;; IF(OR([.E1383]=&quot;false reach&quot;; [.F1383]=&quot;false reach&quot;; [.G1383]=&quot;false reach&quot;; [.H1383]=&quot;false reach&quot;; [.I1383]=&quot;false reach&quot;; [.J1383]=&quot;false reach&quot;); &quot;false&quot;; &quot;unknown&quot;))" office:value-type="string" office:string-value="true">
            <text:p>true</text:p>
          </table:table-cell>
          <table:table-cell table:style-name="ce3" table:formula="of:=IF(OR([.F1383]=&quot;true&quot;; [.G1383]=&quot;true&quot;); &quot;true&quot;; IF(OR([.F1383]=&quot;false reach&quot;; [.G1383]=&quot;false reach&quot;); &quot;false&quot;; &quot;unknown&quot;))" office:value-type="string" office:string-value="true">
            <text:p>true</text:p>
          </table:table-cell>
          <table:table-cell table:style-name="ce3" table:formula="of:=IF(OR([.H1383]=&quot;true&quot;; [.I1383]=&quot;true&quot;); &quot;true&quot;; IF(OR([.H1383]=&quot;false reach&quot;; [.I138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7.c.i </text:p>
          </table:table-cell>
          <table:table-cell table:formula="of:=IF(OR([.E1384]=&quot;true&quot;; [.F1384]=&quot;true&quot;; [.G1384]=&quot;true&quot;; [.H1384]=&quot;true&quot;; [.I1384]=&quot;true&quot;; [.J1384]=&quot;true&quot;); &quot;true&quot;; IF(OR([.E1384]=&quot;false reach&quot;; [.F1384]=&quot;false reach&quot;; [.G1384]=&quot;false reach&quot;; [.H1384]=&quot;false reach&quot;; [.I1384]=&quot;false reach&quot;; [.J1384]=&quot;false reach&quot;); &quot;false&quot;; &quot;unknown&quot;))" office:value-type="string" office:string-value="true">
            <text:p>true</text:p>
          </table:table-cell>
          <table:table-cell table:style-name="ce3" table:formula="of:=IF(OR([.F1384]=&quot;true&quot;; [.G1384]=&quot;true&quot;); &quot;true&quot;; IF(OR([.F1384]=&quot;false reach&quot;; [.G1384]=&quot;false reach&quot;); &quot;false&quot;; &quot;unknown&quot;))" office:value-type="string" office:string-value="unknown">
            <text:p>unknown</text:p>
          </table:table-cell>
          <table:table-cell table:style-name="ce3" table:formula="of:=IF(OR([.H1384]=&quot;true&quot;; [.I1384]=&quot;true&quot;); &quot;true&quot;; IF(OR([.H1384]=&quot;false reach&quot;; [.I138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68.c.i </text:p>
          </table:table-cell>
          <table:table-cell table:formula="of:=IF(OR([.E1385]=&quot;true&quot;; [.F1385]=&quot;true&quot;; [.G1385]=&quot;true&quot;; [.H1385]=&quot;true&quot;; [.I1385]=&quot;true&quot;; [.J1385]=&quot;true&quot;); &quot;true&quot;; IF(OR([.E1385]=&quot;false reach&quot;; [.F1385]=&quot;false reach&quot;; [.G1385]=&quot;false reach&quot;; [.H1385]=&quot;false reach&quot;; [.I1385]=&quot;false reach&quot;; [.J1385]=&quot;false reach&quot;); &quot;false&quot;; &quot;unknown&quot;))" office:value-type="string" office:string-value="unknown">
            <text:p>unknown</text:p>
          </table:table-cell>
          <table:table-cell table:style-name="ce3" table:formula="of:=IF(OR([.F1385]=&quot;true&quot;; [.G1385]=&quot;true&quot;); &quot;true&quot;; IF(OR([.F1385]=&quot;false reach&quot;; [.G1385]=&quot;false reach&quot;); &quot;false&quot;; &quot;unknown&quot;))" office:value-type="string" office:string-value="unknown">
            <text:p>unknown</text:p>
          </table:table-cell>
          <table:table-cell table:style-name="ce3" table:formula="of:=IF(OR([.H1385]=&quot;true&quot;; [.I1385]=&quot;true&quot;); &quot;true&quot;; IF(OR([.H1385]=&quot;false reach&quot;; [.I138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69.c.i </text:p>
          </table:table-cell>
          <table:table-cell table:formula="of:=IF(OR([.E1386]=&quot;true&quot;; [.F1386]=&quot;true&quot;; [.G1386]=&quot;true&quot;; [.H1386]=&quot;true&quot;; [.I1386]=&quot;true&quot;; [.J1386]=&quot;true&quot;); &quot;true&quot;; IF(OR([.E1386]=&quot;false reach&quot;; [.F1386]=&quot;false reach&quot;; [.G1386]=&quot;false reach&quot;; [.H1386]=&quot;false reach&quot;; [.I1386]=&quot;false reach&quot;; [.J1386]=&quot;false reach&quot;); &quot;false&quot;; &quot;unknown&quot;))" office:value-type="string" office:string-value="false">
            <text:p>false</text:p>
          </table:table-cell>
          <table:table-cell table:style-name="ce3" table:formula="of:=IF(OR([.F1386]=&quot;true&quot;; [.G1386]=&quot;true&quot;); &quot;true&quot;; IF(OR([.F1386]=&quot;false reach&quot;; [.G1386]=&quot;false reach&quot;); &quot;false&quot;; &quot;unknown&quot;))" office:value-type="string" office:string-value="unknown">
            <text:p>unknown</text:p>
          </table:table-cell>
          <table:table-cell table:style-name="ce3" table:formula="of:=IF(OR([.H1386]=&quot;true&quot;; [.I1386]=&quot;true&quot;); &quot;true&quot;; IF(OR([.H1386]=&quot;false reach&quot;; [.I138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0.c.i </text:p>
          </table:table-cell>
          <table:table-cell table:formula="of:=IF(OR([.E1387]=&quot;true&quot;; [.F1387]=&quot;true&quot;; [.G1387]=&quot;true&quot;; [.H1387]=&quot;true&quot;; [.I1387]=&quot;true&quot;; [.J1387]=&quot;true&quot;); &quot;true&quot;; IF(OR([.E1387]=&quot;false reach&quot;; [.F1387]=&quot;false reach&quot;; [.G1387]=&quot;false reach&quot;; [.H1387]=&quot;false reach&quot;; [.I1387]=&quot;false reach&quot;; [.J1387]=&quot;false reach&quot;); &quot;false&quot;; &quot;unknown&quot;))" office:value-type="string" office:string-value="true">
            <text:p>true</text:p>
          </table:table-cell>
          <table:table-cell table:style-name="ce3" table:formula="of:=IF(OR([.F1387]=&quot;true&quot;; [.G1387]=&quot;true&quot;); &quot;true&quot;; IF(OR([.F1387]=&quot;false reach&quot;; [.G1387]=&quot;false reach&quot;); &quot;false&quot;; &quot;unknown&quot;))" office:value-type="string" office:string-value="true">
            <text:p>true</text:p>
          </table:table-cell>
          <table:table-cell table:style-name="ce3" table:formula="of:=IF(OR([.H1387]=&quot;true&quot;; [.I1387]=&quot;true&quot;); &quot;true&quot;; IF(OR([.H1387]=&quot;false reach&quot;; [.I138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71.c.i </text:p>
          </table:table-cell>
          <table:table-cell table:formula="of:=IF(OR([.E1388]=&quot;true&quot;; [.F1388]=&quot;true&quot;; [.G1388]=&quot;true&quot;; [.H1388]=&quot;true&quot;; [.I1388]=&quot;true&quot;; [.J1388]=&quot;true&quot;); &quot;true&quot;; IF(OR([.E1388]=&quot;false reach&quot;; [.F1388]=&quot;false reach&quot;; [.G1388]=&quot;false reach&quot;; [.H1388]=&quot;false reach&quot;; [.I1388]=&quot;false reach&quot;; [.J1388]=&quot;false reach&quot;); &quot;false&quot;; &quot;unknown&quot;))" office:value-type="string" office:string-value="false">
            <text:p>false</text:p>
          </table:table-cell>
          <table:table-cell table:style-name="ce3" table:formula="of:=IF(OR([.F1388]=&quot;true&quot;; [.G1388]=&quot;true&quot;); &quot;true&quot;; IF(OR([.F1388]=&quot;false reach&quot;; [.G1388]=&quot;false reach&quot;); &quot;false&quot;; &quot;unknown&quot;))" office:value-type="string" office:string-value="unknown">
            <text:p>unknown</text:p>
          </table:table-cell>
          <table:table-cell table:style-name="ce3" table:formula="of:=IF(OR([.H1388]=&quot;true&quot;; [.I1388]=&quot;true&quot;); &quot;true&quot;; IF(OR([.H1388]=&quot;false reach&quot;; [.I138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2.c.i </text:p>
          </table:table-cell>
          <table:table-cell table:formula="of:=IF(OR([.E1389]=&quot;true&quot;; [.F1389]=&quot;true&quot;; [.G1389]=&quot;true&quot;; [.H1389]=&quot;true&quot;; [.I1389]=&quot;true&quot;; [.J1389]=&quot;true&quot;); &quot;true&quot;; IF(OR([.E1389]=&quot;false reach&quot;; [.F1389]=&quot;false reach&quot;; [.G1389]=&quot;false reach&quot;; [.H1389]=&quot;false reach&quot;; [.I1389]=&quot;false reach&quot;; [.J1389]=&quot;false reach&quot;); &quot;false&quot;; &quot;unknown&quot;))" office:value-type="string" office:string-value="unknown">
            <text:p>unknown</text:p>
          </table:table-cell>
          <table:table-cell table:style-name="ce3" table:formula="of:=IF(OR([.F1389]=&quot;true&quot;; [.G1389]=&quot;true&quot;); &quot;true&quot;; IF(OR([.F1389]=&quot;false reach&quot;; [.G1389]=&quot;false reach&quot;); &quot;false&quot;; &quot;unknown&quot;))" office:value-type="string" office:string-value="unknown">
            <text:p>unknown</text:p>
          </table:table-cell>
          <table:table-cell table:style-name="ce3" table:formula="of:=IF(OR([.H1389]=&quot;true&quot;; [.I1389]=&quot;true&quot;); &quot;true&quot;; IF(OR([.H1389]=&quot;false reach&quot;; [.I1389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3.c.i </text:p>
          </table:table-cell>
          <table:table-cell table:formula="of:=IF(OR([.E1390]=&quot;true&quot;; [.F1390]=&quot;true&quot;; [.G1390]=&quot;true&quot;; [.H1390]=&quot;true&quot;; [.I1390]=&quot;true&quot;; [.J1390]=&quot;true&quot;); &quot;true&quot;; IF(OR([.E1390]=&quot;false reach&quot;; [.F1390]=&quot;false reach&quot;; [.G1390]=&quot;false reach&quot;; [.H1390]=&quot;false reach&quot;; [.I1390]=&quot;false reach&quot;; [.J1390]=&quot;false reach&quot;); &quot;false&quot;; &quot;unknown&quot;))" office:value-type="string" office:string-value="unknown">
            <text:p>unknown</text:p>
          </table:table-cell>
          <table:table-cell table:style-name="ce3" table:formula="of:=IF(OR([.F1390]=&quot;true&quot;; [.G1390]=&quot;true&quot;); &quot;true&quot;; IF(OR([.F1390]=&quot;false reach&quot;; [.G1390]=&quot;false reach&quot;); &quot;false&quot;; &quot;unknown&quot;))" office:value-type="string" office:string-value="unknown">
            <text:p>unknown</text:p>
          </table:table-cell>
          <table:table-cell table:style-name="ce3" table:formula="of:=IF(OR([.H1390]=&quot;true&quot;; [.I1390]=&quot;true&quot;); &quot;true&quot;; IF(OR([.H1390]=&quot;false reach&quot;; [.I139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4.c.i </text:p>
          </table:table-cell>
          <table:table-cell table:formula="of:=IF(OR([.E1391]=&quot;true&quot;; [.F1391]=&quot;true&quot;; [.G1391]=&quot;true&quot;; [.H1391]=&quot;true&quot;; [.I1391]=&quot;true&quot;; [.J1391]=&quot;true&quot;); &quot;true&quot;; IF(OR([.E1391]=&quot;false reach&quot;; [.F1391]=&quot;false reach&quot;; [.G1391]=&quot;false reach&quot;; [.H1391]=&quot;false reach&quot;; [.I1391]=&quot;false reach&quot;; [.J1391]=&quot;false reach&quot;); &quot;false&quot;; &quot;unknown&quot;))" office:value-type="string" office:string-value="false">
            <text:p>false</text:p>
          </table:table-cell>
          <table:table-cell table:style-name="ce3" table:formula="of:=IF(OR([.F1391]=&quot;true&quot;; [.G1391]=&quot;true&quot;); &quot;true&quot;; IF(OR([.F1391]=&quot;false reach&quot;; [.G1391]=&quot;false reach&quot;); &quot;false&quot;; &quot;unknown&quot;))" office:value-type="string" office:string-value="unknown">
            <text:p>unknown</text:p>
          </table:table-cell>
          <table:table-cell table:style-name="ce3" table:formula="of:=IF(OR([.H1391]=&quot;true&quot;; [.I1391]=&quot;true&quot;); &quot;true&quot;; IF(OR([.H1391]=&quot;false reach&quot;; [.I139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5.c.i </text:p>
          </table:table-cell>
          <table:table-cell table:formula="of:=IF(OR([.E1392]=&quot;true&quot;; [.F1392]=&quot;true&quot;; [.G1392]=&quot;true&quot;; [.H1392]=&quot;true&quot;; [.I1392]=&quot;true&quot;; [.J1392]=&quot;true&quot;); &quot;true&quot;; IF(OR([.E1392]=&quot;false reach&quot;; [.F1392]=&quot;false reach&quot;; [.G1392]=&quot;false reach&quot;; [.H1392]=&quot;false reach&quot;; [.I1392]=&quot;false reach&quot;; [.J1392]=&quot;false reach&quot;); &quot;false&quot;; &quot;unknown&quot;))" office:value-type="string" office:string-value="false">
            <text:p>false</text:p>
          </table:table-cell>
          <table:table-cell table:style-name="ce3" table:formula="of:=IF(OR([.F1392]=&quot;true&quot;; [.G1392]=&quot;true&quot;); &quot;true&quot;; IF(OR([.F1392]=&quot;false reach&quot;; [.G1392]=&quot;false reach&quot;); &quot;false&quot;; &quot;unknown&quot;))" office:value-type="string" office:string-value="unknown">
            <text:p>unknown</text:p>
          </table:table-cell>
          <table:table-cell table:style-name="ce3" table:formula="of:=IF(OR([.H1392]=&quot;true&quot;; [.I1392]=&quot;true&quot;); &quot;true&quot;; IF(OR([.H1392]=&quot;false reach&quot;; [.I139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6.c.i </text:p>
          </table:table-cell>
          <table:table-cell table:formula="of:=IF(OR([.E1393]=&quot;true&quot;; [.F1393]=&quot;true&quot;; [.G1393]=&quot;true&quot;; [.H1393]=&quot;true&quot;; [.I1393]=&quot;true&quot;; [.J1393]=&quot;true&quot;); &quot;true&quot;; IF(OR([.E1393]=&quot;false reach&quot;; [.F1393]=&quot;false reach&quot;; [.G1393]=&quot;false reach&quot;; [.H1393]=&quot;false reach&quot;; [.I1393]=&quot;false reach&quot;; [.J1393]=&quot;false reach&quot;); &quot;false&quot;; &quot;unknown&quot;))" office:value-type="string" office:string-value="unknown">
            <text:p>unknown</text:p>
          </table:table-cell>
          <table:table-cell table:style-name="ce3" table:formula="of:=IF(OR([.F1393]=&quot;true&quot;; [.G1393]=&quot;true&quot;); &quot;true&quot;; IF(OR([.F1393]=&quot;false reach&quot;; [.G1393]=&quot;false reach&quot;); &quot;false&quot;; &quot;unknown&quot;))" office:value-type="string" office:string-value="unknown">
            <text:p>unknown</text:p>
          </table:table-cell>
          <table:table-cell table:style-name="ce3" table:formula="of:=IF(OR([.H1393]=&quot;true&quot;; [.I1393]=&quot;true&quot;); &quot;true&quot;; IF(OR([.H1393]=&quot;false reach&quot;; [.I139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7.c.i </text:p>
          </table:table-cell>
          <table:table-cell table:formula="of:=IF(OR([.E1394]=&quot;true&quot;; [.F1394]=&quot;true&quot;; [.G1394]=&quot;true&quot;; [.H1394]=&quot;true&quot;; [.I1394]=&quot;true&quot;; [.J1394]=&quot;true&quot;); &quot;true&quot;; IF(OR([.E1394]=&quot;false reach&quot;; [.F1394]=&quot;false reach&quot;; [.G1394]=&quot;false reach&quot;; [.H1394]=&quot;false reach&quot;; [.I1394]=&quot;false reach&quot;; [.J1394]=&quot;false reach&quot;); &quot;false&quot;; &quot;unknown&quot;))" office:value-type="string" office:string-value="true">
            <text:p>true</text:p>
          </table:table-cell>
          <table:table-cell table:style-name="ce3" table:formula="of:=IF(OR([.F1394]=&quot;true&quot;; [.G1394]=&quot;true&quot;); &quot;true&quot;; IF(OR([.F1394]=&quot;false reach&quot;; [.G1394]=&quot;false reach&quot;); &quot;false&quot;; &quot;unknown&quot;))" office:value-type="string" office:string-value="true">
            <text:p>true</text:p>
          </table:table-cell>
          <table:table-cell table:style-name="ce3" table:formula="of:=IF(OR([.H1394]=&quot;true&quot;; [.I1394]=&quot;true&quot;); &quot;true&quot;; IF(OR([.H1394]=&quot;false reach&quot;; [.I139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78.c.i </text:p>
          </table:table-cell>
          <table:table-cell table:formula="of:=IF(OR([.E1395]=&quot;true&quot;; [.F1395]=&quot;true&quot;; [.G1395]=&quot;true&quot;; [.H1395]=&quot;true&quot;; [.I1395]=&quot;true&quot;; [.J1395]=&quot;true&quot;); &quot;true&quot;; IF(OR([.E1395]=&quot;false reach&quot;; [.F1395]=&quot;false reach&quot;; [.G1395]=&quot;false reach&quot;; [.H1395]=&quot;false reach&quot;; [.I1395]=&quot;false reach&quot;; [.J1395]=&quot;false reach&quot;); &quot;false&quot;; &quot;unknown&quot;))" office:value-type="string" office:string-value="unknown">
            <text:p>unknown</text:p>
          </table:table-cell>
          <table:table-cell table:style-name="ce3" table:formula="of:=IF(OR([.F1395]=&quot;true&quot;; [.G1395]=&quot;true&quot;); &quot;true&quot;; IF(OR([.F1395]=&quot;false reach&quot;; [.G1395]=&quot;false reach&quot;); &quot;false&quot;; &quot;unknown&quot;))" office:value-type="string" office:string-value="unknown">
            <text:p>unknown</text:p>
          </table:table-cell>
          <table:table-cell table:style-name="ce3" table:formula="of:=IF(OR([.H1395]=&quot;true&quot;; [.I1395]=&quot;true&quot;); &quot;true&quot;; IF(OR([.H1395]=&quot;false reach&quot;; [.I139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79.c.i </text:p>
          </table:table-cell>
          <table:table-cell table:formula="of:=IF(OR([.E1396]=&quot;true&quot;; [.F1396]=&quot;true&quot;; [.G1396]=&quot;true&quot;; [.H1396]=&quot;true&quot;; [.I1396]=&quot;true&quot;; [.J1396]=&quot;true&quot;); &quot;true&quot;; IF(OR([.E1396]=&quot;false reach&quot;; [.F1396]=&quot;false reach&quot;; [.G1396]=&quot;false reach&quot;; [.H1396]=&quot;false reach&quot;; [.I1396]=&quot;false reach&quot;; [.J1396]=&quot;false reach&quot;); &quot;false&quot;; &quot;unknown&quot;))" office:value-type="string" office:string-value="false">
            <text:p>false</text:p>
          </table:table-cell>
          <table:table-cell table:style-name="ce3" table:formula="of:=IF(OR([.F1396]=&quot;true&quot;; [.G1396]=&quot;true&quot;); &quot;true&quot;; IF(OR([.F1396]=&quot;false reach&quot;; [.G1396]=&quot;false reach&quot;); &quot;false&quot;; &quot;unknown&quot;))" office:value-type="string" office:string-value="unknown">
            <text:p>unknown</text:p>
          </table:table-cell>
          <table:table-cell table:style-name="ce3" table:formula="of:=IF(OR([.H1396]=&quot;true&quot;; [.I1396]=&quot;true&quot;); &quot;true&quot;; IF(OR([.H1396]=&quot;false reach&quot;; [.I139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80.c.i </text:p>
          </table:table-cell>
          <table:table-cell table:formula="of:=IF(OR([.E1397]=&quot;true&quot;; [.F1397]=&quot;true&quot;; [.G1397]=&quot;true&quot;; [.H1397]=&quot;true&quot;; [.I1397]=&quot;true&quot;; [.J1397]=&quot;true&quot;); &quot;true&quot;; IF(OR([.E1397]=&quot;false reach&quot;; [.F1397]=&quot;false reach&quot;; [.G1397]=&quot;false reach&quot;; [.H1397]=&quot;false reach&quot;; [.I1397]=&quot;false reach&quot;; [.J1397]=&quot;false reach&quot;); &quot;false&quot;; &quot;unknown&quot;))" office:value-type="string" office:string-value="false">
            <text:p>false</text:p>
          </table:table-cell>
          <table:table-cell table:style-name="ce3" table:formula="of:=IF(OR([.F1397]=&quot;true&quot;; [.G1397]=&quot;true&quot;); &quot;true&quot;; IF(OR([.F1397]=&quot;false reach&quot;; [.G1397]=&quot;false reach&quot;); &quot;false&quot;; &quot;unknown&quot;))" office:value-type="string" office:string-value="unknown">
            <text:p>unknown</text:p>
          </table:table-cell>
          <table:table-cell table:style-name="ce3" table:formula="of:=IF(OR([.H1397]=&quot;true&quot;; [.I1397]=&quot;true&quot;); &quot;true&quot;; IF(OR([.H1397]=&quot;false reach&quot;; [.I139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81.c.i </text:p>
          </table:table-cell>
          <table:table-cell table:formula="of:=IF(OR([.E1398]=&quot;true&quot;; [.F1398]=&quot;true&quot;; [.G1398]=&quot;true&quot;; [.H1398]=&quot;true&quot;; [.I1398]=&quot;true&quot;; [.J1398]=&quot;true&quot;); &quot;true&quot;; IF(OR([.E1398]=&quot;false reach&quot;; [.F1398]=&quot;false reach&quot;; [.G1398]=&quot;false reach&quot;; [.H1398]=&quot;false reach&quot;; [.I1398]=&quot;false reach&quot;; [.J1398]=&quot;false reach&quot;); &quot;false&quot;; &quot;unknown&quot;))" office:value-type="string" office:string-value="true">
            <text:p>true</text:p>
          </table:table-cell>
          <table:table-cell table:style-name="ce3" table:formula="of:=IF(OR([.F1398]=&quot;true&quot;; [.G1398]=&quot;true&quot;); &quot;true&quot;; IF(OR([.F1398]=&quot;false reach&quot;; [.G1398]=&quot;false reach&quot;); &quot;false&quot;; &quot;unknown&quot;))" office:value-type="string" office:string-value="true">
            <text:p>true</text:p>
          </table:table-cell>
          <table:table-cell table:style-name="ce3" table:formula="of:=IF(OR([.H1398]=&quot;true&quot;; [.I1398]=&quot;true&quot;); &quot;true&quot;; IF(OR([.H1398]=&quot;false reach&quot;; [.I1398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4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82.c.i </text:p>
          </table:table-cell>
          <table:table-cell table:formula="of:=IF(OR([.E1399]=&quot;true&quot;; [.F1399]=&quot;true&quot;; [.G1399]=&quot;true&quot;; [.H1399]=&quot;true&quot;; [.I1399]=&quot;true&quot;; [.J1399]=&quot;true&quot;); &quot;true&quot;; IF(OR([.E1399]=&quot;false reach&quot;; [.F1399]=&quot;false reach&quot;; [.G1399]=&quot;false reach&quot;; [.H1399]=&quot;false reach&quot;; [.I1399]=&quot;false reach&quot;; [.J1399]=&quot;false reach&quot;); &quot;false&quot;; &quot;unknown&quot;))" office:value-type="string" office:string-value="true">
            <text:p>true</text:p>
          </table:table-cell>
          <table:table-cell table:style-name="ce3" table:formula="of:=IF(OR([.F1399]=&quot;true&quot;; [.G1399]=&quot;true&quot;); &quot;true&quot;; IF(OR([.F1399]=&quot;false reach&quot;; [.G1399]=&quot;false reach&quot;); &quot;false&quot;; &quot;unknown&quot;))" office:value-type="string" office:string-value="true">
            <text:p>true</text:p>
          </table:table-cell>
          <table:table-cell table:style-name="ce3" table:formula="of:=IF(OR([.H1399]=&quot;true&quot;; [.I1399]=&quot;true&quot;); &quot;true&quot;; IF(OR([.H1399]=&quot;false reach&quot;; [.I139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83.c.i </text:p>
          </table:table-cell>
          <table:table-cell table:formula="of:=IF(OR([.E1400]=&quot;true&quot;; [.F1400]=&quot;true&quot;; [.G1400]=&quot;true&quot;; [.H1400]=&quot;true&quot;; [.I1400]=&quot;true&quot;; [.J1400]=&quot;true&quot;); &quot;true&quot;; IF(OR([.E1400]=&quot;false reach&quot;; [.F1400]=&quot;false reach&quot;; [.G1400]=&quot;false reach&quot;; [.H1400]=&quot;false reach&quot;; [.I1400]=&quot;false reach&quot;; [.J1400]=&quot;false reach&quot;); &quot;false&quot;; &quot;unknown&quot;))" office:value-type="string" office:string-value="unknown">
            <text:p>unknown</text:p>
          </table:table-cell>
          <table:table-cell table:style-name="ce3" table:formula="of:=IF(OR([.F1400]=&quot;true&quot;; [.G1400]=&quot;true&quot;); &quot;true&quot;; IF(OR([.F1400]=&quot;false reach&quot;; [.G1400]=&quot;false reach&quot;); &quot;false&quot;; &quot;unknown&quot;))" office:value-type="string" office:string-value="unknown">
            <text:p>unknown</text:p>
          </table:table-cell>
          <table:table-cell table:style-name="ce3" table:formula="of:=IF(OR([.H1400]=&quot;true&quot;; [.I1400]=&quot;true&quot;); &quot;true&quot;; IF(OR([.H1400]=&quot;false reach&quot;; [.I140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84.c.i </text:p>
          </table:table-cell>
          <table:table-cell table:formula="of:=IF(OR([.E1401]=&quot;true&quot;; [.F1401]=&quot;true&quot;; [.G1401]=&quot;true&quot;; [.H1401]=&quot;true&quot;; [.I1401]=&quot;true&quot;; [.J1401]=&quot;true&quot;); &quot;true&quot;; IF(OR([.E1401]=&quot;false reach&quot;; [.F1401]=&quot;false reach&quot;; [.G1401]=&quot;false reach&quot;; [.H1401]=&quot;false reach&quot;; [.I1401]=&quot;false reach&quot;; [.J1401]=&quot;false reach&quot;); &quot;false&quot;; &quot;unknown&quot;))" office:value-type="string" office:string-value="unknown">
            <text:p>unknown</text:p>
          </table:table-cell>
          <table:table-cell table:style-name="ce3" table:formula="of:=IF(OR([.F1401]=&quot;true&quot;; [.G1401]=&quot;true&quot;); &quot;true&quot;; IF(OR([.F1401]=&quot;false reach&quot;; [.G1401]=&quot;false reach&quot;); &quot;false&quot;; &quot;unknown&quot;))" office:value-type="string" office:string-value="unknown">
            <text:p>unknown</text:p>
          </table:table-cell>
          <table:table-cell table:style-name="ce3" table:formula="of:=IF(OR([.H1401]=&quot;true&quot;; [.I1401]=&quot;true&quot;); &quot;true&quot;; IF(OR([.H1401]=&quot;false reach&quot;; [.I140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85.c.i </text:p>
          </table:table-cell>
          <table:table-cell table:formula="of:=IF(OR([.E1402]=&quot;true&quot;; [.F1402]=&quot;true&quot;; [.G1402]=&quot;true&quot;; [.H1402]=&quot;true&quot;; [.I1402]=&quot;true&quot;; [.J1402]=&quot;true&quot;); &quot;true&quot;; IF(OR([.E1402]=&quot;false reach&quot;; [.F1402]=&quot;false reach&quot;; [.G1402]=&quot;false reach&quot;; [.H1402]=&quot;false reach&quot;; [.I1402]=&quot;false reach&quot;; [.J1402]=&quot;false reach&quot;); &quot;false&quot;; &quot;unknown&quot;))" office:value-type="string" office:string-value="false">
            <text:p>false</text:p>
          </table:table-cell>
          <table:table-cell table:style-name="ce3" table:formula="of:=IF(OR([.F1402]=&quot;true&quot;; [.G1402]=&quot;true&quot;); &quot;true&quot;; IF(OR([.F1402]=&quot;false reach&quot;; [.G1402]=&quot;false reach&quot;); &quot;false&quot;; &quot;unknown&quot;))" office:value-type="string" office:string-value="unknown">
            <text:p>unknown</text:p>
          </table:table-cell>
          <table:table-cell table:style-name="ce3" table:formula="of:=IF(OR([.H1402]=&quot;true&quot;; [.I1402]=&quot;true&quot;); &quot;true&quot;; IF(OR([.H1402]=&quot;false reach&quot;; [.I140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86.c.i </text:p>
          </table:table-cell>
          <table:table-cell table:formula="of:=IF(OR([.E1403]=&quot;true&quot;; [.F1403]=&quot;true&quot;; [.G1403]=&quot;true&quot;; [.H1403]=&quot;true&quot;; [.I1403]=&quot;true&quot;; [.J1403]=&quot;true&quot;); &quot;true&quot;; IF(OR([.E1403]=&quot;false reach&quot;; [.F1403]=&quot;false reach&quot;; [.G1403]=&quot;false reach&quot;; [.H1403]=&quot;false reach&quot;; [.I1403]=&quot;false reach&quot;; [.J1403]=&quot;false reach&quot;); &quot;false&quot;; &quot;unknown&quot;))" office:value-type="string" office:string-value="unknown">
            <text:p>unknown</text:p>
          </table:table-cell>
          <table:table-cell table:style-name="ce3" table:formula="of:=IF(OR([.F1403]=&quot;true&quot;; [.G1403]=&quot;true&quot;); &quot;true&quot;; IF(OR([.F1403]=&quot;false reach&quot;; [.G1403]=&quot;false reach&quot;); &quot;false&quot;; &quot;unknown&quot;))" office:value-type="string" office:string-value="unknown">
            <text:p>unknown</text:p>
          </table:table-cell>
          <table:table-cell table:style-name="ce3" table:formula="of:=IF(OR([.H1403]=&quot;true&quot;; [.I1403]=&quot;true&quot;); &quot;true&quot;; IF(OR([.H1403]=&quot;false reach&quot;; [.I1403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87.c.i </text:p>
          </table:table-cell>
          <table:table-cell table:formula="of:=IF(OR([.E1404]=&quot;true&quot;; [.F1404]=&quot;true&quot;; [.G1404]=&quot;true&quot;; [.H1404]=&quot;true&quot;; [.I1404]=&quot;true&quot;; [.J1404]=&quot;true&quot;); &quot;true&quot;; IF(OR([.E1404]=&quot;false reach&quot;; [.F1404]=&quot;false reach&quot;; [.G1404]=&quot;false reach&quot;; [.H1404]=&quot;false reach&quot;; [.I1404]=&quot;false reach&quot;; [.J1404]=&quot;false reach&quot;); &quot;false&quot;; &quot;unknown&quot;))" office:value-type="string" office:string-value="true">
            <text:p>true</text:p>
          </table:table-cell>
          <table:table-cell table:style-name="ce3" table:formula="of:=IF(OR([.F1404]=&quot;true&quot;; [.G1404]=&quot;true&quot;); &quot;true&quot;; IF(OR([.F1404]=&quot;false reach&quot;; [.G1404]=&quot;false reach&quot;); &quot;false&quot;; &quot;unknown&quot;))" office:value-type="string" office:string-value="true">
            <text:p>true</text:p>
          </table:table-cell>
          <table:table-cell table:style-name="ce3" table:formula="of:=IF(OR([.H1404]=&quot;true&quot;; [.I1404]=&quot;true&quot;); &quot;true&quot;; IF(OR([.H1404]=&quot;false reach&quot;; [.I140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88.c.i </text:p>
          </table:table-cell>
          <table:table-cell table:formula="of:=IF(OR([.E1405]=&quot;true&quot;; [.F1405]=&quot;true&quot;; [.G1405]=&quot;true&quot;; [.H1405]=&quot;true&quot;; [.I1405]=&quot;true&quot;; [.J1405]=&quot;true&quot;); &quot;true&quot;; IF(OR([.E1405]=&quot;false reach&quot;; [.F1405]=&quot;false reach&quot;; [.G1405]=&quot;false reach&quot;; [.H1405]=&quot;false reach&quot;; [.I1405]=&quot;false reach&quot;; [.J1405]=&quot;false reach&quot;); &quot;false&quot;; &quot;unknown&quot;))" office:value-type="string" office:string-value="true">
            <text:p>true</text:p>
          </table:table-cell>
          <table:table-cell table:style-name="ce3" table:formula="of:=IF(OR([.F1405]=&quot;true&quot;; [.G1405]=&quot;true&quot;); &quot;true&quot;; IF(OR([.F1405]=&quot;false reach&quot;; [.G1405]=&quot;false reach&quot;); &quot;false&quot;; &quot;unknown&quot;))" office:value-type="string" office:string-value="true">
            <text:p>true</text:p>
          </table:table-cell>
          <table:table-cell table:style-name="ce3" table:formula="of:=IF(OR([.H1405]=&quot;true&quot;; [.I1405]=&quot;true&quot;); &quot;true&quot;; IF(OR([.H1405]=&quot;false reach&quot;; [.I1405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89.c.i </text:p>
          </table:table-cell>
          <table:table-cell table:formula="of:=IF(OR([.E1406]=&quot;true&quot;; [.F1406]=&quot;true&quot;; [.G1406]=&quot;true&quot;; [.H1406]=&quot;true&quot;; [.I1406]=&quot;true&quot;; [.J1406]=&quot;true&quot;); &quot;true&quot;; IF(OR([.E1406]=&quot;false reach&quot;; [.F1406]=&quot;false reach&quot;; [.G1406]=&quot;false reach&quot;; [.H1406]=&quot;false reach&quot;; [.I1406]=&quot;false reach&quot;; [.J1406]=&quot;false reach&quot;); &quot;false&quot;; &quot;unknown&quot;))" office:value-type="string" office:string-value="unknown">
            <text:p>unknown</text:p>
          </table:table-cell>
          <table:table-cell table:style-name="ce3" table:formula="of:=IF(OR([.F1406]=&quot;true&quot;; [.G1406]=&quot;true&quot;); &quot;true&quot;; IF(OR([.F1406]=&quot;false reach&quot;; [.G1406]=&quot;false reach&quot;); &quot;false&quot;; &quot;unknown&quot;))" office:value-type="string" office:string-value="unknown">
            <text:p>unknown</text:p>
          </table:table-cell>
          <table:table-cell table:style-name="ce3" table:formula="of:=IF(OR([.H1406]=&quot;true&quot;; [.I1406]=&quot;true&quot;); &quot;true&quot;; IF(OR([.H1406]=&quot;false reach&quot;; [.I1406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8_90.c.i </text:p>
          </table:table-cell>
          <table:table-cell table:formula="of:=IF(OR([.E1407]=&quot;true&quot;; [.F1407]=&quot;true&quot;; [.G1407]=&quot;true&quot;; [.H1407]=&quot;true&quot;; [.I1407]=&quot;true&quot;; [.J1407]=&quot;true&quot;); &quot;true&quot;; IF(OR([.E1407]=&quot;false reach&quot;; [.F1407]=&quot;false reach&quot;; [.G1407]=&quot;false reach&quot;; [.H1407]=&quot;false reach&quot;; [.I1407]=&quot;false reach&quot;; [.J1407]=&quot;false reach&quot;); &quot;false&quot;; &quot;unknown&quot;))" office:value-type="string" office:string-value="true">
            <text:p>true</text:p>
          </table:table-cell>
          <table:table-cell table:style-name="ce3" table:formula="of:=IF(OR([.F1407]=&quot;true&quot;; [.G1407]=&quot;true&quot;); &quot;true&quot;; IF(OR([.F1407]=&quot;false reach&quot;; [.G1407]=&quot;false reach&quot;); &quot;false&quot;; &quot;unknown&quot;))" office:value-type="string" office:string-value="true">
            <text:p>true</text:p>
          </table:table-cell>
          <table:table-cell table:style-name="ce3" table:formula="of:=IF(OR([.H1407]=&quot;true&quot;; [.I1407]=&quot;true&quot;); &quot;true&quot;; IF(OR([.H1407]=&quot;false reach&quot;; [.I1407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91.c.i </text:p>
          </table:table-cell>
          <table:table-cell table:formula="of:=IF(OR([.E1408]=&quot;true&quot;; [.F1408]=&quot;true&quot;; [.G1408]=&quot;true&quot;; [.H1408]=&quot;true&quot;; [.I1408]=&quot;true&quot;; [.J1408]=&quot;true&quot;); &quot;true&quot;; IF(OR([.E1408]=&quot;false reach&quot;; [.F1408]=&quot;false reach&quot;; [.G1408]=&quot;false reach&quot;; [.H1408]=&quot;false reach&quot;; [.I1408]=&quot;false reach&quot;; [.J1408]=&quot;false reach&quot;); &quot;false&quot;; &quot;unknown&quot;))" office:value-type="string" office:string-value="false">
            <text:p>false</text:p>
          </table:table-cell>
          <table:table-cell table:style-name="ce3" table:formula="of:=IF(OR([.F1408]=&quot;true&quot;; [.G1408]=&quot;true&quot;); &quot;true&quot;; IF(OR([.F1408]=&quot;false reach&quot;; [.G1408]=&quot;false reach&quot;); &quot;false&quot;; &quot;unknown&quot;))" office:value-type="string" office:string-value="unknown">
            <text:p>unknown</text:p>
          </table:table-cell>
          <table:table-cell table:style-name="ce3" table:formula="of:=IF(OR([.H1408]=&quot;true&quot;; [.I1408]=&quot;true&quot;); &quot;true&quot;; IF(OR([.H1408]=&quot;false reach&quot;; [.I140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92.c.i </text:p>
          </table:table-cell>
          <table:table-cell table:formula="of:=IF(OR([.E1409]=&quot;true&quot;; [.F1409]=&quot;true&quot;; [.G1409]=&quot;true&quot;; [.H1409]=&quot;true&quot;; [.I1409]=&quot;true&quot;; [.J1409]=&quot;true&quot;); &quot;true&quot;; IF(OR([.E1409]=&quot;false reach&quot;; [.F1409]=&quot;false reach&quot;; [.G1409]=&quot;false reach&quot;; [.H1409]=&quot;false reach&quot;; [.I1409]=&quot;false reach&quot;; [.J1409]=&quot;false reach&quot;); &quot;false&quot;; &quot;unknown&quot;))" office:value-type="string" office:string-value="false">
            <text:p>false</text:p>
          </table:table-cell>
          <table:table-cell table:style-name="ce3" table:formula="of:=IF(OR([.F1409]=&quot;true&quot;; [.G1409]=&quot;true&quot;); &quot;true&quot;; IF(OR([.F1409]=&quot;false reach&quot;; [.G1409]=&quot;false reach&quot;); &quot;false&quot;; &quot;unknown&quot;))" office:value-type="string" office:string-value="unknown">
            <text:p>unknown</text:p>
          </table:table-cell>
          <table:table-cell table:style-name="ce3" table:formula="of:=IF(OR([.H1409]=&quot;true&quot;; [.I1409]=&quot;true&quot;); &quot;true&quot;; IF(OR([.H1409]=&quot;false reach&quot;; [.I140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93.c.i </text:p>
          </table:table-cell>
          <table:table-cell table:formula="of:=IF(OR([.E1410]=&quot;true&quot;; [.F1410]=&quot;true&quot;; [.G1410]=&quot;true&quot;; [.H1410]=&quot;true&quot;; [.I1410]=&quot;true&quot;; [.J1410]=&quot;true&quot;); &quot;true&quot;; IF(OR([.E1410]=&quot;false reach&quot;; [.F1410]=&quot;false reach&quot;; [.G1410]=&quot;false reach&quot;; [.H1410]=&quot;false reach&quot;; [.I1410]=&quot;false reach&quot;; [.J1410]=&quot;false reach&quot;); &quot;false&quot;; &quot;unknown&quot;))" office:value-type="string" office:string-value="unknown">
            <text:p>unknown</text:p>
          </table:table-cell>
          <table:table-cell table:style-name="ce3" table:formula="of:=IF(OR([.F1410]=&quot;true&quot;; [.G1410]=&quot;true&quot;); &quot;true&quot;; IF(OR([.F1410]=&quot;false reach&quot;; [.G1410]=&quot;false reach&quot;); &quot;false&quot;; &quot;unknown&quot;))" office:value-type="string" office:string-value="unknown">
            <text:p>unknown</text:p>
          </table:table-cell>
          <table:table-cell table:style-name="ce3" table:formula="of:=IF(OR([.H1410]=&quot;true&quot;; [.I1410]=&quot;true&quot;); &quot;true&quot;; IF(OR([.H1410]=&quot;false reach&quot;; [.I141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94.c.i </text:p>
          </table:table-cell>
          <table:table-cell table:formula="of:=IF(OR([.E1411]=&quot;true&quot;; [.F1411]=&quot;true&quot;; [.G1411]=&quot;true&quot;; [.H1411]=&quot;true&quot;; [.I1411]=&quot;true&quot;; [.J1411]=&quot;true&quot;); &quot;true&quot;; IF(OR([.E1411]=&quot;false reach&quot;; [.F1411]=&quot;false reach&quot;; [.G1411]=&quot;false reach&quot;; [.H1411]=&quot;false reach&quot;; [.I1411]=&quot;false reach&quot;; [.J1411]=&quot;false reach&quot;); &quot;false&quot;; &quot;unknown&quot;))" office:value-type="string" office:string-value="true">
            <text:p>true</text:p>
          </table:table-cell>
          <table:table-cell table:style-name="ce3" table:formula="of:=IF(OR([.F1411]=&quot;true&quot;; [.G1411]=&quot;true&quot;); &quot;true&quot;; IF(OR([.F1411]=&quot;false reach&quot;; [.G1411]=&quot;false reach&quot;); &quot;false&quot;; &quot;unknown&quot;))" office:value-type="string" office:string-value="true">
            <text:p>true</text:p>
          </table:table-cell>
          <table:table-cell table:style-name="ce3" table:formula="of:=IF(OR([.H1411]=&quot;true&quot;; [.I1411]=&quot;true&quot;); &quot;true&quot;; IF(OR([.H1411]=&quot;false reach&quot;; [.I1411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95.c.i </text:p>
          </table:table-cell>
          <table:table-cell table:formula="of:=IF(OR([.E1412]=&quot;true&quot;; [.F1412]=&quot;true&quot;; [.G1412]=&quot;true&quot;; [.H1412]=&quot;true&quot;; [.I1412]=&quot;true&quot;; [.J1412]=&quot;true&quot;); &quot;true&quot;; IF(OR([.E1412]=&quot;false reach&quot;; [.F1412]=&quot;false reach&quot;; [.G1412]=&quot;false reach&quot;; [.H1412]=&quot;false reach&quot;; [.I1412]=&quot;false reach&quot;; [.J1412]=&quot;false reach&quot;); &quot;false&quot;; &quot;unknown&quot;))" office:value-type="string" office:string-value="unknown">
            <text:p>unknown</text:p>
          </table:table-cell>
          <table:table-cell table:style-name="ce3" table:formula="of:=IF(OR([.F1412]=&quot;true&quot;; [.G1412]=&quot;true&quot;); &quot;true&quot;; IF(OR([.F1412]=&quot;false reach&quot;; [.G1412]=&quot;false reach&quot;); &quot;false&quot;; &quot;unknown&quot;))" office:value-type="string" office:string-value="unknown">
            <text:p>unknown</text:p>
          </table:table-cell>
          <table:table-cell table:style-name="ce3" table:formula="of:=IF(OR([.H1412]=&quot;true&quot;; [.I1412]=&quot;true&quot;); &quot;true&quot;; IF(OR([.H1412]=&quot;false reach&quot;; [.I141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96.c.i </text:p>
          </table:table-cell>
          <table:table-cell table:formula="of:=IF(OR([.E1413]=&quot;true&quot;; [.F1413]=&quot;true&quot;; [.G1413]=&quot;true&quot;; [.H1413]=&quot;true&quot;; [.I1413]=&quot;true&quot;; [.J1413]=&quot;true&quot;); &quot;true&quot;; IF(OR([.E1413]=&quot;false reach&quot;; [.F1413]=&quot;false reach&quot;; [.G1413]=&quot;false reach&quot;; [.H1413]=&quot;false reach&quot;; [.I1413]=&quot;false reach&quot;; [.J1413]=&quot;false reach&quot;); &quot;false&quot;; &quot;unknown&quot;))" office:value-type="string" office:string-value="true">
            <text:p>true</text:p>
          </table:table-cell>
          <table:table-cell table:style-name="ce3" table:formula="of:=IF(OR([.F1413]=&quot;true&quot;; [.G1413]=&quot;true&quot;); &quot;true&quot;; IF(OR([.F1413]=&quot;false reach&quot;; [.G1413]=&quot;false reach&quot;); &quot;false&quot;; &quot;unknown&quot;))" office:value-type="string" office:string-value="unknown">
            <text:p>unknown</text:p>
          </table:table-cell>
          <table:table-cell table:style-name="ce3" table:formula="of:=IF(OR([.H1413]=&quot;true&quot;; [.I1413]=&quot;true&quot;); &quot;true&quot;; IF(OR([.H1413]=&quot;false reach&quot;; [.I141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style-name="ce4" office:value-type="string">
            <text:p>true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97.c.i </text:p>
          </table:table-cell>
          <table:table-cell table:formula="of:=IF(OR([.E1414]=&quot;true&quot;; [.F1414]=&quot;true&quot;; [.G1414]=&quot;true&quot;; [.H1414]=&quot;true&quot;; [.I1414]=&quot;true&quot;; [.J1414]=&quot;true&quot;); &quot;true&quot;; IF(OR([.E1414]=&quot;false reach&quot;; [.F1414]=&quot;false reach&quot;; [.G1414]=&quot;false reach&quot;; [.H1414]=&quot;false reach&quot;; [.I1414]=&quot;false reach&quot;; [.J1414]=&quot;false reach&quot;); &quot;false&quot;; &quot;unknown&quot;))" office:value-type="string" office:string-value="true">
            <text:p>true</text:p>
          </table:table-cell>
          <table:table-cell table:style-name="ce3" table:formula="of:=IF(OR([.F1414]=&quot;true&quot;; [.G1414]=&quot;true&quot;); &quot;true&quot;; IF(OR([.F1414]=&quot;false reach&quot;; [.G1414]=&quot;false reach&quot;); &quot;false&quot;; &quot;unknown&quot;))" office:value-type="string" office:string-value="true">
            <text:p>true</text:p>
          </table:table-cell>
          <table:table-cell table:style-name="ce3" table:formula="of:=IF(OR([.H1414]=&quot;true&quot;; [.I1414]=&quot;true&quot;); &quot;true&quot;; IF(OR([.H1414]=&quot;false reach&quot;; [.I141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8_98.c.i </text:p>
          </table:table-cell>
          <table:table-cell table:formula="of:=IF(OR([.E1415]=&quot;true&quot;; [.F1415]=&quot;true&quot;; [.G1415]=&quot;true&quot;; [.H1415]=&quot;true&quot;; [.I1415]=&quot;true&quot;; [.J1415]=&quot;true&quot;); &quot;true&quot;; IF(OR([.E1415]=&quot;false reach&quot;; [.F1415]=&quot;false reach&quot;; [.G1415]=&quot;false reach&quot;; [.H1415]=&quot;false reach&quot;; [.I1415]=&quot;false reach&quot;; [.J1415]=&quot;false reach&quot;); &quot;false&quot;; &quot;unknown&quot;))" office:value-type="string" office:string-value="false">
            <text:p>false</text:p>
          </table:table-cell>
          <table:table-cell table:style-name="ce3" table:formula="of:=IF(OR([.F1415]=&quot;true&quot;; [.G1415]=&quot;true&quot;); &quot;true&quot;; IF(OR([.F1415]=&quot;false reach&quot;; [.G1415]=&quot;false reach&quot;); &quot;false&quot;; &quot;unknown&quot;))" office:value-type="string" office:string-value="unknown">
            <text:p>unknown</text:p>
          </table:table-cell>
          <table:table-cell table:style-name="ce3" table:formula="of:=IF(OR([.H1415]=&quot;true&quot;; [.I1415]=&quot;true&quot;); &quot;true&quot;; IF(OR([.H1415]=&quot;false reach&quot;; [.I141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8_99.c.i </text:p>
          </table:table-cell>
          <table:table-cell table:formula="of:=IF(OR([.E1416]=&quot;true&quot;; [.F1416]=&quot;true&quot;; [.G1416]=&quot;true&quot;; [.H1416]=&quot;true&quot;; [.I1416]=&quot;true&quot;; [.J1416]=&quot;true&quot;); &quot;true&quot;; IF(OR([.E1416]=&quot;false reach&quot;; [.F1416]=&quot;false reach&quot;; [.G1416]=&quot;false reach&quot;; [.H1416]=&quot;false reach&quot;; [.I1416]=&quot;false reach&quot;; [.J1416]=&quot;false reach&quot;); &quot;false&quot;; &quot;unknown&quot;))" office:value-type="string" office:string-value="unknown">
            <text:p>unknown</text:p>
          </table:table-cell>
          <table:table-cell table:style-name="ce3" table:formula="of:=IF(OR([.F1416]=&quot;true&quot;; [.G1416]=&quot;true&quot;); &quot;true&quot;; IF(OR([.F1416]=&quot;false reach&quot;; [.G1416]=&quot;false reach&quot;); &quot;false&quot;; &quot;unknown&quot;))" office:value-type="string" office:string-value="unknown">
            <text:p>unknown</text:p>
          </table:table-cell>
          <table:table-cell table:style-name="ce3" table:formula="of:=IF(OR([.H1416]=&quot;true&quot;; [.I1416]=&quot;true&quot;); &quot;true&quot;; IF(OR([.H1416]=&quot;false reach&quot;; [.I1416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00.c.i </text:p>
          </table:table-cell>
          <table:table-cell table:formula="of:=IF(OR([.E1417]=&quot;true&quot;; [.F1417]=&quot;true&quot;; [.G1417]=&quot;true&quot;; [.H1417]=&quot;true&quot;; [.I1417]=&quot;true&quot;; [.J1417]=&quot;true&quot;); &quot;true&quot;; IF(OR([.E1417]=&quot;false reach&quot;; [.F1417]=&quot;false reach&quot;; [.G1417]=&quot;false reach&quot;; [.H1417]=&quot;false reach&quot;; [.I1417]=&quot;false reach&quot;; [.J1417]=&quot;false reach&quot;); &quot;false&quot;; &quot;unknown&quot;))" office:value-type="string" office:string-value="false">
            <text:p>false</text:p>
          </table:table-cell>
          <table:table-cell table:style-name="ce3" table:formula="of:=IF(OR([.F1417]=&quot;true&quot;; [.G1417]=&quot;true&quot;); &quot;true&quot;; IF(OR([.F1417]=&quot;false reach&quot;; [.G1417]=&quot;false reach&quot;); &quot;false&quot;; &quot;unknown&quot;))" office:value-type="string" office:string-value="unknown">
            <text:p>unknown</text:p>
          </table:table-cell>
          <table:table-cell table:style-name="ce3" table:formula="of:=IF(OR([.H1417]=&quot;true&quot;; [.I1417]=&quot;true&quot;); &quot;true&quot;; IF(OR([.H1417]=&quot;false reach&quot;; [.I141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01.c.i </text:p>
          </table:table-cell>
          <table:table-cell table:formula="of:=IF(OR([.E1418]=&quot;true&quot;; [.F1418]=&quot;true&quot;; [.G1418]=&quot;true&quot;; [.H1418]=&quot;true&quot;; [.I1418]=&quot;true&quot;; [.J1418]=&quot;true&quot;); &quot;true&quot;; IF(OR([.E1418]=&quot;false reach&quot;; [.F1418]=&quot;false reach&quot;; [.G1418]=&quot;false reach&quot;; [.H1418]=&quot;false reach&quot;; [.I1418]=&quot;false reach&quot;; [.J1418]=&quot;false reach&quot;); &quot;false&quot;; &quot;unknown&quot;))" office:value-type="string" office:string-value="unknown">
            <text:p>unknown</text:p>
          </table:table-cell>
          <table:table-cell table:style-name="ce3" table:formula="of:=IF(OR([.F1418]=&quot;true&quot;; [.G1418]=&quot;true&quot;); &quot;true&quot;; IF(OR([.F1418]=&quot;false reach&quot;; [.G1418]=&quot;false reach&quot;); &quot;false&quot;; &quot;unknown&quot;))" office:value-type="string" office:string-value="unknown">
            <text:p>unknown</text:p>
          </table:table-cell>
          <table:table-cell table:style-name="ce3" table:formula="of:=IF(OR([.H1418]=&quot;true&quot;; [.I1418]=&quot;true&quot;); &quot;true&quot;; IF(OR([.H1418]=&quot;false reach&quot;; [.I141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02.c.i </text:p>
          </table:table-cell>
          <table:table-cell table:formula="of:=IF(OR([.E1419]=&quot;true&quot;; [.F1419]=&quot;true&quot;; [.G1419]=&quot;true&quot;; [.H1419]=&quot;true&quot;; [.I1419]=&quot;true&quot;; [.J1419]=&quot;true&quot;); &quot;true&quot;; IF(OR([.E1419]=&quot;false reach&quot;; [.F1419]=&quot;false reach&quot;; [.G1419]=&quot;false reach&quot;; [.H1419]=&quot;false reach&quot;; [.I1419]=&quot;false reach&quot;; [.J1419]=&quot;false reach&quot;); &quot;false&quot;; &quot;unknown&quot;))" office:value-type="string" office:string-value="true">
            <text:p>true</text:p>
          </table:table-cell>
          <table:table-cell table:style-name="ce3" table:formula="of:=IF(OR([.F1419]=&quot;true&quot;; [.G1419]=&quot;true&quot;); &quot;true&quot;; IF(OR([.F1419]=&quot;false reach&quot;; [.G1419]=&quot;false reach&quot;); &quot;false&quot;; &quot;unknown&quot;))" office:value-type="string" office:string-value="true">
            <text:p>true</text:p>
          </table:table-cell>
          <table:table-cell table:style-name="ce3" table:formula="of:=IF(OR([.H1419]=&quot;true&quot;; [.I1419]=&quot;true&quot;); &quot;true&quot;; IF(OR([.H1419]=&quot;false reach&quot;; [.I141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03.c.i </text:p>
          </table:table-cell>
          <table:table-cell table:formula="of:=IF(OR([.E1420]=&quot;true&quot;; [.F1420]=&quot;true&quot;; [.G1420]=&quot;true&quot;; [.H1420]=&quot;true&quot;; [.I1420]=&quot;true&quot;; [.J1420]=&quot;true&quot;); &quot;true&quot;; IF(OR([.E1420]=&quot;false reach&quot;; [.F1420]=&quot;false reach&quot;; [.G1420]=&quot;false reach&quot;; [.H1420]=&quot;false reach&quot;; [.I1420]=&quot;false reach&quot;; [.J1420]=&quot;false reach&quot;); &quot;false&quot;; &quot;unknown&quot;))" office:value-type="string" office:string-value="false">
            <text:p>false</text:p>
          </table:table-cell>
          <table:table-cell table:style-name="ce3" table:formula="of:=IF(OR([.F1420]=&quot;true&quot;; [.G1420]=&quot;true&quot;); &quot;true&quot;; IF(OR([.F1420]=&quot;false reach&quot;; [.G1420]=&quot;false reach&quot;); &quot;false&quot;; &quot;unknown&quot;))" office:value-type="string" office:string-value="unknown">
            <text:p>unknown</text:p>
          </table:table-cell>
          <table:table-cell table:style-name="ce3" table:formula="of:=IF(OR([.H1420]=&quot;true&quot;; [.I1420]=&quot;true&quot;); &quot;true&quot;; IF(OR([.H1420]=&quot;false reach&quot;; [.I142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04.c.i </text:p>
          </table:table-cell>
          <table:table-cell table:formula="of:=IF(OR([.E1421]=&quot;true&quot;; [.F1421]=&quot;true&quot;; [.G1421]=&quot;true&quot;; [.H1421]=&quot;true&quot;; [.I1421]=&quot;true&quot;; [.J1421]=&quot;true&quot;); &quot;true&quot;; IF(OR([.E1421]=&quot;false reach&quot;; [.F1421]=&quot;false reach&quot;; [.G1421]=&quot;false reach&quot;; [.H1421]=&quot;false reach&quot;; [.I1421]=&quot;false reach&quot;; [.J1421]=&quot;false reach&quot;); &quot;false&quot;; &quot;unknown&quot;))" office:value-type="string" office:string-value="unknown">
            <text:p>unknown</text:p>
          </table:table-cell>
          <table:table-cell table:style-name="ce3" table:formula="of:=IF(OR([.F1421]=&quot;true&quot;; [.G1421]=&quot;true&quot;); &quot;true&quot;; IF(OR([.F1421]=&quot;false reach&quot;; [.G1421]=&quot;false reach&quot;); &quot;false&quot;; &quot;unknown&quot;))" office:value-type="string" office:string-value="unknown">
            <text:p>unknown</text:p>
          </table:table-cell>
          <table:table-cell table:style-name="ce3" table:formula="of:=IF(OR([.H1421]=&quot;true&quot;; [.I1421]=&quot;true&quot;); &quot;true&quot;; IF(OR([.H1421]=&quot;false reach&quot;; [.I142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05.c.i </text:p>
          </table:table-cell>
          <table:table-cell table:formula="of:=IF(OR([.E1422]=&quot;true&quot;; [.F1422]=&quot;true&quot;; [.G1422]=&quot;true&quot;; [.H1422]=&quot;true&quot;; [.I1422]=&quot;true&quot;; [.J1422]=&quot;true&quot;); &quot;true&quot;; IF(OR([.E1422]=&quot;false reach&quot;; [.F1422]=&quot;false reach&quot;; [.G1422]=&quot;false reach&quot;; [.H1422]=&quot;false reach&quot;; [.I1422]=&quot;false reach&quot;; [.J1422]=&quot;false reach&quot;); &quot;false&quot;; &quot;unknown&quot;))" office:value-type="string" office:string-value="false">
            <text:p>false</text:p>
          </table:table-cell>
          <table:table-cell table:style-name="ce3" table:formula="of:=IF(OR([.F1422]=&quot;true&quot;; [.G1422]=&quot;true&quot;); &quot;true&quot;; IF(OR([.F1422]=&quot;false reach&quot;; [.G1422]=&quot;false reach&quot;); &quot;false&quot;; &quot;unknown&quot;))" office:value-type="string" office:string-value="unknown">
            <text:p>unknown</text:p>
          </table:table-cell>
          <table:table-cell table:style-name="ce3" table:formula="of:=IF(OR([.H1422]=&quot;true&quot;; [.I1422]=&quot;true&quot;); &quot;true&quot;; IF(OR([.H1422]=&quot;false reach&quot;; [.I142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06.c.i </text:p>
          </table:table-cell>
          <table:table-cell table:formula="of:=IF(OR([.E1423]=&quot;true&quot;; [.F1423]=&quot;true&quot;; [.G1423]=&quot;true&quot;; [.H1423]=&quot;true&quot;; [.I1423]=&quot;true&quot;; [.J1423]=&quot;true&quot;); &quot;true&quot;; IF(OR([.E1423]=&quot;false reach&quot;; [.F1423]=&quot;false reach&quot;; [.G1423]=&quot;false reach&quot;; [.H1423]=&quot;false reach&quot;; [.I1423]=&quot;false reach&quot;; [.J1423]=&quot;false reach&quot;); &quot;false&quot;; &quot;unknown&quot;))" office:value-type="string" office:string-value="false">
            <text:p>false</text:p>
          </table:table-cell>
          <table:table-cell table:style-name="ce3" table:formula="of:=IF(OR([.F1423]=&quot;true&quot;; [.G1423]=&quot;true&quot;); &quot;true&quot;; IF(OR([.F1423]=&quot;false reach&quot;; [.G1423]=&quot;false reach&quot;); &quot;false&quot;; &quot;unknown&quot;))" office:value-type="string" office:string-value="unknown">
            <text:p>unknown</text:p>
          </table:table-cell>
          <table:table-cell table:style-name="ce3" table:formula="of:=IF(OR([.H1423]=&quot;true&quot;; [.I1423]=&quot;true&quot;); &quot;true&quot;; IF(OR([.H1423]=&quot;false reach&quot;; [.I142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07.c.i </text:p>
          </table:table-cell>
          <table:table-cell table:formula="of:=IF(OR([.E1424]=&quot;true&quot;; [.F1424]=&quot;true&quot;; [.G1424]=&quot;true&quot;; [.H1424]=&quot;true&quot;; [.I1424]=&quot;true&quot;; [.J1424]=&quot;true&quot;); &quot;true&quot;; IF(OR([.E1424]=&quot;false reach&quot;; [.F1424]=&quot;false reach&quot;; [.G1424]=&quot;false reach&quot;; [.H1424]=&quot;false reach&quot;; [.I1424]=&quot;false reach&quot;; [.J1424]=&quot;false reach&quot;); &quot;false&quot;; &quot;unknown&quot;))" office:value-type="string" office:string-value="unknown">
            <text:p>unknown</text:p>
          </table:table-cell>
          <table:table-cell table:style-name="ce3" table:formula="of:=IF(OR([.F1424]=&quot;true&quot;; [.G1424]=&quot;true&quot;); &quot;true&quot;; IF(OR([.F1424]=&quot;false reach&quot;; [.G1424]=&quot;false reach&quot;); &quot;false&quot;; &quot;unknown&quot;))" office:value-type="string" office:string-value="unknown">
            <text:p>unknown</text:p>
          </table:table-cell>
          <table:table-cell table:style-name="ce3" table:formula="of:=IF(OR([.H1424]=&quot;true&quot;; [.I1424]=&quot;true&quot;); &quot;true&quot;; IF(OR([.H1424]=&quot;false reach&quot;; [.I1424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08.c.i </text:p>
          </table:table-cell>
          <table:table-cell table:formula="of:=IF(OR([.E1425]=&quot;true&quot;; [.F1425]=&quot;true&quot;; [.G1425]=&quot;true&quot;; [.H1425]=&quot;true&quot;; [.I1425]=&quot;true&quot;; [.J1425]=&quot;true&quot;); &quot;true&quot;; IF(OR([.E1425]=&quot;false reach&quot;; [.F1425]=&quot;false reach&quot;; [.G1425]=&quot;false reach&quot;; [.H1425]=&quot;false reach&quot;; [.I1425]=&quot;false reach&quot;; [.J1425]=&quot;false reach&quot;); &quot;false&quot;; &quot;unknown&quot;))" office:value-type="string" office:string-value="unknown">
            <text:p>unknown</text:p>
          </table:table-cell>
          <table:table-cell table:style-name="ce3" table:formula="of:=IF(OR([.F1425]=&quot;true&quot;; [.G1425]=&quot;true&quot;); &quot;true&quot;; IF(OR([.F1425]=&quot;false reach&quot;; [.G1425]=&quot;false reach&quot;); &quot;false&quot;; &quot;unknown&quot;))" office:value-type="string" office:string-value="unknown">
            <text:p>unknown</text:p>
          </table:table-cell>
          <table:table-cell table:style-name="ce3" table:formula="of:=IF(OR([.H1425]=&quot;true&quot;; [.I1425]=&quot;true&quot;); &quot;true&quot;; IF(OR([.H1425]=&quot;false reach&quot;; [.I1425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09.c.i </text:p>
          </table:table-cell>
          <table:table-cell table:formula="of:=IF(OR([.E1426]=&quot;true&quot;; [.F1426]=&quot;true&quot;; [.G1426]=&quot;true&quot;; [.H1426]=&quot;true&quot;; [.I1426]=&quot;true&quot;; [.J1426]=&quot;true&quot;); &quot;true&quot;; IF(OR([.E1426]=&quot;false reach&quot;; [.F1426]=&quot;false reach&quot;; [.G1426]=&quot;false reach&quot;; [.H1426]=&quot;false reach&quot;; [.I1426]=&quot;false reach&quot;; [.J1426]=&quot;false reach&quot;); &quot;false&quot;; &quot;unknown&quot;))" office:value-type="string" office:string-value="false">
            <text:p>false</text:p>
          </table:table-cell>
          <table:table-cell table:style-name="ce3" table:formula="of:=IF(OR([.F1426]=&quot;true&quot;; [.G1426]=&quot;true&quot;); &quot;true&quot;; IF(OR([.F1426]=&quot;false reach&quot;; [.G1426]=&quot;false reach&quot;); &quot;false&quot;; &quot;unknown&quot;))" office:value-type="string" office:string-value="unknown">
            <text:p>unknown</text:p>
          </table:table-cell>
          <table:table-cell table:style-name="ce3" table:formula="of:=IF(OR([.H1426]=&quot;true&quot;; [.I1426]=&quot;true&quot;); &quot;true&quot;; IF(OR([.H1426]=&quot;false reach&quot;; [.I142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10.c.i </text:p>
          </table:table-cell>
          <table:table-cell table:formula="of:=IF(OR([.E1427]=&quot;true&quot;; [.F1427]=&quot;true&quot;; [.G1427]=&quot;true&quot;; [.H1427]=&quot;true&quot;; [.I1427]=&quot;true&quot;; [.J1427]=&quot;true&quot;); &quot;true&quot;; IF(OR([.E1427]=&quot;false reach&quot;; [.F1427]=&quot;false reach&quot;; [.G1427]=&quot;false reach&quot;; [.H1427]=&quot;false reach&quot;; [.I1427]=&quot;false reach&quot;; [.J1427]=&quot;false reach&quot;); &quot;false&quot;; &quot;unknown&quot;))" office:value-type="string" office:string-value="false">
            <text:p>false</text:p>
          </table:table-cell>
          <table:table-cell table:style-name="ce3" table:formula="of:=IF(OR([.F1427]=&quot;true&quot;; [.G1427]=&quot;true&quot;); &quot;true&quot;; IF(OR([.F1427]=&quot;false reach&quot;; [.G1427]=&quot;false reach&quot;); &quot;false&quot;; &quot;unknown&quot;))" office:value-type="string" office:string-value="unknown">
            <text:p>unknown</text:p>
          </table:table-cell>
          <table:table-cell table:style-name="ce3" table:formula="of:=IF(OR([.H1427]=&quot;true&quot;; [.I1427]=&quot;true&quot;); &quot;true&quot;; IF(OR([.H1427]=&quot;false reach&quot;; [.I142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11.c.i </text:p>
          </table:table-cell>
          <table:table-cell table:formula="of:=IF(OR([.E1428]=&quot;true&quot;; [.F1428]=&quot;true&quot;; [.G1428]=&quot;true&quot;; [.H1428]=&quot;true&quot;; [.I1428]=&quot;true&quot;; [.J1428]=&quot;true&quot;); &quot;true&quot;; IF(OR([.E1428]=&quot;false reach&quot;; [.F1428]=&quot;false reach&quot;; [.G1428]=&quot;false reach&quot;; [.H1428]=&quot;false reach&quot;; [.I1428]=&quot;false reach&quot;; [.J1428]=&quot;false reach&quot;); &quot;false&quot;; &quot;unknown&quot;))" office:value-type="string" office:string-value="false">
            <text:p>false</text:p>
          </table:table-cell>
          <table:table-cell table:style-name="ce3" table:formula="of:=IF(OR([.F1428]=&quot;true&quot;; [.G1428]=&quot;true&quot;); &quot;true&quot;; IF(OR([.F1428]=&quot;false reach&quot;; [.G1428]=&quot;false reach&quot;); &quot;false&quot;; &quot;unknown&quot;))" office:value-type="string" office:string-value="unknown">
            <text:p>unknown</text:p>
          </table:table-cell>
          <table:table-cell table:style-name="ce3" table:formula="of:=IF(OR([.H1428]=&quot;true&quot;; [.I1428]=&quot;true&quot;); &quot;true&quot;; IF(OR([.H1428]=&quot;false reach&quot;; [.I142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12.c.i </text:p>
          </table:table-cell>
          <table:table-cell table:formula="of:=IF(OR([.E1429]=&quot;true&quot;; [.F1429]=&quot;true&quot;; [.G1429]=&quot;true&quot;; [.H1429]=&quot;true&quot;; [.I1429]=&quot;true&quot;; [.J1429]=&quot;true&quot;); &quot;true&quot;; IF(OR([.E1429]=&quot;false reach&quot;; [.F1429]=&quot;false reach&quot;; [.G1429]=&quot;false reach&quot;; [.H1429]=&quot;false reach&quot;; [.I1429]=&quot;false reach&quot;; [.J1429]=&quot;false reach&quot;); &quot;false&quot;; &quot;unknown&quot;))" office:value-type="string" office:string-value="false">
            <text:p>false</text:p>
          </table:table-cell>
          <table:table-cell table:style-name="ce3" table:formula="of:=IF(OR([.F1429]=&quot;true&quot;; [.G1429]=&quot;true&quot;); &quot;true&quot;; IF(OR([.F1429]=&quot;false reach&quot;; [.G1429]=&quot;false reach&quot;); &quot;false&quot;; &quot;unknown&quot;))" office:value-type="string" office:string-value="unknown">
            <text:p>unknown</text:p>
          </table:table-cell>
          <table:table-cell table:style-name="ce3" table:formula="of:=IF(OR([.H1429]=&quot;true&quot;; [.I1429]=&quot;true&quot;); &quot;true&quot;; IF(OR([.H1429]=&quot;false reach&quot;; [.I142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13.c.i </text:p>
          </table:table-cell>
          <table:table-cell table:formula="of:=IF(OR([.E1430]=&quot;true&quot;; [.F1430]=&quot;true&quot;; [.G1430]=&quot;true&quot;; [.H1430]=&quot;true&quot;; [.I1430]=&quot;true&quot;; [.J1430]=&quot;true&quot;); &quot;true&quot;; IF(OR([.E1430]=&quot;false reach&quot;; [.F1430]=&quot;false reach&quot;; [.G1430]=&quot;false reach&quot;; [.H1430]=&quot;false reach&quot;; [.I1430]=&quot;false reach&quot;; [.J1430]=&quot;false reach&quot;); &quot;false&quot;; &quot;unknown&quot;))" office:value-type="string" office:string-value="unknown">
            <text:p>unknown</text:p>
          </table:table-cell>
          <table:table-cell table:style-name="ce3" table:formula="of:=IF(OR([.F1430]=&quot;true&quot;; [.G1430]=&quot;true&quot;); &quot;true&quot;; IF(OR([.F1430]=&quot;false reach&quot;; [.G1430]=&quot;false reach&quot;); &quot;false&quot;; &quot;unknown&quot;))" office:value-type="string" office:string-value="unknown">
            <text:p>unknown</text:p>
          </table:table-cell>
          <table:table-cell table:style-name="ce3" table:formula="of:=IF(OR([.H1430]=&quot;true&quot;; [.I1430]=&quot;true&quot;); &quot;true&quot;; IF(OR([.H1430]=&quot;false reach&quot;; [.I1430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14.c.i </text:p>
          </table:table-cell>
          <table:table-cell table:formula="of:=IF(OR([.E1431]=&quot;true&quot;; [.F1431]=&quot;true&quot;; [.G1431]=&quot;true&quot;; [.H1431]=&quot;true&quot;; [.I1431]=&quot;true&quot;; [.J1431]=&quot;true&quot;); &quot;true&quot;; IF(OR([.E1431]=&quot;false reach&quot;; [.F1431]=&quot;false reach&quot;; [.G1431]=&quot;false reach&quot;; [.H1431]=&quot;false reach&quot;; [.I1431]=&quot;false reach&quot;; [.J1431]=&quot;false reach&quot;); &quot;false&quot;; &quot;unknown&quot;))" office:value-type="string" office:string-value="unknown">
            <text:p>unknown</text:p>
          </table:table-cell>
          <table:table-cell table:style-name="ce3" table:formula="of:=IF(OR([.F1431]=&quot;true&quot;; [.G1431]=&quot;true&quot;); &quot;true&quot;; IF(OR([.F1431]=&quot;false reach&quot;; [.G1431]=&quot;false reach&quot;); &quot;false&quot;; &quot;unknown&quot;))" office:value-type="string" office:string-value="unknown">
            <text:p>unknown</text:p>
          </table:table-cell>
          <table:table-cell table:style-name="ce3" table:formula="of:=IF(OR([.H1431]=&quot;true&quot;; [.I1431]=&quot;true&quot;); &quot;true&quot;; IF(OR([.H1431]=&quot;false reach&quot;; [.I1431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15.c.i </text:p>
          </table:table-cell>
          <table:table-cell table:formula="of:=IF(OR([.E1432]=&quot;true&quot;; [.F1432]=&quot;true&quot;; [.G1432]=&quot;true&quot;; [.H1432]=&quot;true&quot;; [.I1432]=&quot;true&quot;; [.J1432]=&quot;true&quot;); &quot;true&quot;; IF(OR([.E1432]=&quot;false reach&quot;; [.F1432]=&quot;false reach&quot;; [.G1432]=&quot;false reach&quot;; [.H1432]=&quot;false reach&quot;; [.I1432]=&quot;false reach&quot;; [.J1432]=&quot;false reach&quot;); &quot;false&quot;; &quot;unknown&quot;))" office:value-type="string" office:string-value="unknown">
            <text:p>unknown</text:p>
          </table:table-cell>
          <table:table-cell table:style-name="ce3" table:formula="of:=IF(OR([.F1432]=&quot;true&quot;; [.G1432]=&quot;true&quot;); &quot;true&quot;; IF(OR([.F1432]=&quot;false reach&quot;; [.G1432]=&quot;false reach&quot;); &quot;false&quot;; &quot;unknown&quot;))" office:value-type="string" office:string-value="unknown">
            <text:p>unknown</text:p>
          </table:table-cell>
          <table:table-cell table:style-name="ce3" table:formula="of:=IF(OR([.H1432]=&quot;true&quot;; [.I1432]=&quot;true&quot;); &quot;true&quot;; IF(OR([.H1432]=&quot;false reach&quot;; [.I143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16.c.i </text:p>
          </table:table-cell>
          <table:table-cell table:formula="of:=IF(OR([.E1433]=&quot;true&quot;; [.F1433]=&quot;true&quot;; [.G1433]=&quot;true&quot;; [.H1433]=&quot;true&quot;; [.I1433]=&quot;true&quot;; [.J1433]=&quot;true&quot;); &quot;true&quot;; IF(OR([.E1433]=&quot;false reach&quot;; [.F1433]=&quot;false reach&quot;; [.G1433]=&quot;false reach&quot;; [.H1433]=&quot;false reach&quot;; [.I1433]=&quot;false reach&quot;; [.J1433]=&quot;false reach&quot;); &quot;false&quot;; &quot;unknown&quot;))" office:value-type="string" office:string-value="false">
            <text:p>false</text:p>
          </table:table-cell>
          <table:table-cell table:style-name="ce3" table:formula="of:=IF(OR([.F1433]=&quot;true&quot;; [.G1433]=&quot;true&quot;); &quot;true&quot;; IF(OR([.F1433]=&quot;false reach&quot;; [.G1433]=&quot;false reach&quot;); &quot;false&quot;; &quot;unknown&quot;))" office:value-type="string" office:string-value="unknown">
            <text:p>unknown</text:p>
          </table:table-cell>
          <table:table-cell table:style-name="ce3" table:formula="of:=IF(OR([.H1433]=&quot;true&quot;; [.I1433]=&quot;true&quot;); &quot;true&quot;; IF(OR([.H1433]=&quot;false reach&quot;; [.I143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17.c.i </text:p>
          </table:table-cell>
          <table:table-cell table:formula="of:=IF(OR([.E1434]=&quot;true&quot;; [.F1434]=&quot;true&quot;; [.G1434]=&quot;true&quot;; [.H1434]=&quot;true&quot;; [.I1434]=&quot;true&quot;; [.J1434]=&quot;true&quot;); &quot;true&quot;; IF(OR([.E1434]=&quot;false reach&quot;; [.F1434]=&quot;false reach&quot;; [.G1434]=&quot;false reach&quot;; [.H1434]=&quot;false reach&quot;; [.I1434]=&quot;false reach&quot;; [.J1434]=&quot;false reach&quot;); &quot;false&quot;; &quot;unknown&quot;))" office:value-type="string" office:string-value="unknown">
            <text:p>unknown</text:p>
          </table:table-cell>
          <table:table-cell table:style-name="ce3" table:formula="of:=IF(OR([.F1434]=&quot;true&quot;; [.G1434]=&quot;true&quot;); &quot;true&quot;; IF(OR([.F1434]=&quot;false reach&quot;; [.G1434]=&quot;false reach&quot;); &quot;false&quot;; &quot;unknown&quot;))" office:value-type="string" office:string-value="unknown">
            <text:p>unknown</text:p>
          </table:table-cell>
          <table:table-cell table:style-name="ce3" table:formula="of:=IF(OR([.H1434]=&quot;true&quot;; [.I1434]=&quot;true&quot;); &quot;true&quot;; IF(OR([.H1434]=&quot;false reach&quot;; [.I1434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18.c.i </text:p>
          </table:table-cell>
          <table:table-cell table:formula="of:=IF(OR([.E1435]=&quot;true&quot;; [.F1435]=&quot;true&quot;; [.G1435]=&quot;true&quot;; [.H1435]=&quot;true&quot;; [.I1435]=&quot;true&quot;; [.J1435]=&quot;true&quot;); &quot;true&quot;; IF(OR([.E1435]=&quot;false reach&quot;; [.F1435]=&quot;false reach&quot;; [.G1435]=&quot;false reach&quot;; [.H1435]=&quot;false reach&quot;; [.I1435]=&quot;false reach&quot;; [.J1435]=&quot;false reach&quot;); &quot;false&quot;; &quot;unknown&quot;))" office:value-type="string" office:string-value="false">
            <text:p>false</text:p>
          </table:table-cell>
          <table:table-cell table:style-name="ce3" table:formula="of:=IF(OR([.F1435]=&quot;true&quot;; [.G1435]=&quot;true&quot;); &quot;true&quot;; IF(OR([.F1435]=&quot;false reach&quot;; [.G1435]=&quot;false reach&quot;); &quot;false&quot;; &quot;unknown&quot;))" office:value-type="string" office:string-value="unknown">
            <text:p>unknown</text:p>
          </table:table-cell>
          <table:table-cell table:style-name="ce3" table:formula="of:=IF(OR([.H1435]=&quot;true&quot;; [.I1435]=&quot;true&quot;); &quot;true&quot;; IF(OR([.H1435]=&quot;false reach&quot;; [.I143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19.c.i </text:p>
          </table:table-cell>
          <table:table-cell table:formula="of:=IF(OR([.E1436]=&quot;true&quot;; [.F1436]=&quot;true&quot;; [.G1436]=&quot;true&quot;; [.H1436]=&quot;true&quot;; [.I1436]=&quot;true&quot;; [.J1436]=&quot;true&quot;); &quot;true&quot;; IF(OR([.E1436]=&quot;false reach&quot;; [.F1436]=&quot;false reach&quot;; [.G1436]=&quot;false reach&quot;; [.H1436]=&quot;false reach&quot;; [.I1436]=&quot;false reach&quot;; [.J1436]=&quot;false reach&quot;); &quot;false&quot;; &quot;unknown&quot;))" office:value-type="string" office:string-value="false">
            <text:p>false</text:p>
          </table:table-cell>
          <table:table-cell table:style-name="ce3" table:formula="of:=IF(OR([.F1436]=&quot;true&quot;; [.G1436]=&quot;true&quot;); &quot;true&quot;; IF(OR([.F1436]=&quot;false reach&quot;; [.G1436]=&quot;false reach&quot;); &quot;false&quot;; &quot;unknown&quot;))" office:value-type="string" office:string-value="unknown">
            <text:p>unknown</text:p>
          </table:table-cell>
          <table:table-cell table:style-name="ce3" table:formula="of:=IF(OR([.H1436]=&quot;true&quot;; [.I1436]=&quot;true&quot;); &quot;true&quot;; IF(OR([.H1436]=&quot;false reach&quot;; [.I143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20.c.i </text:p>
          </table:table-cell>
          <table:table-cell table:formula="of:=IF(OR([.E1437]=&quot;true&quot;; [.F1437]=&quot;true&quot;; [.G1437]=&quot;true&quot;; [.H1437]=&quot;true&quot;; [.I1437]=&quot;true&quot;; [.J1437]=&quot;true&quot;); &quot;true&quot;; IF(OR([.E1437]=&quot;false reach&quot;; [.F1437]=&quot;false reach&quot;; [.G1437]=&quot;false reach&quot;; [.H1437]=&quot;false reach&quot;; [.I1437]=&quot;false reach&quot;; [.J1437]=&quot;false reach&quot;); &quot;false&quot;; &quot;unknown&quot;))" office:value-type="string" office:string-value="unknown">
            <text:p>unknown</text:p>
          </table:table-cell>
          <table:table-cell table:style-name="ce3" table:formula="of:=IF(OR([.F1437]=&quot;true&quot;; [.G1437]=&quot;true&quot;); &quot;true&quot;; IF(OR([.F1437]=&quot;false reach&quot;; [.G1437]=&quot;false reach&quot;); &quot;false&quot;; &quot;unknown&quot;))" office:value-type="string" office:string-value="unknown">
            <text:p>unknown</text:p>
          </table:table-cell>
          <table:table-cell table:style-name="ce3" table:formula="of:=IF(OR([.H1437]=&quot;true&quot;; [.I1437]=&quot;true&quot;); &quot;true&quot;; IF(OR([.H1437]=&quot;false reach&quot;; [.I1437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21.c.i </text:p>
          </table:table-cell>
          <table:table-cell table:formula="of:=IF(OR([.E1438]=&quot;true&quot;; [.F1438]=&quot;true&quot;; [.G1438]=&quot;true&quot;; [.H1438]=&quot;true&quot;; [.I1438]=&quot;true&quot;; [.J1438]=&quot;true&quot;); &quot;true&quot;; IF(OR([.E1438]=&quot;false reach&quot;; [.F1438]=&quot;false reach&quot;; [.G1438]=&quot;false reach&quot;; [.H1438]=&quot;false reach&quot;; [.I1438]=&quot;false reach&quot;; [.J1438]=&quot;false reach&quot;); &quot;false&quot;; &quot;unknown&quot;))" office:value-type="string" office:string-value="false">
            <text:p>false</text:p>
          </table:table-cell>
          <table:table-cell table:style-name="ce3" table:formula="of:=IF(OR([.F1438]=&quot;true&quot;; [.G1438]=&quot;true&quot;); &quot;true&quot;; IF(OR([.F1438]=&quot;false reach&quot;; [.G1438]=&quot;false reach&quot;); &quot;false&quot;; &quot;unknown&quot;))" office:value-type="string" office:string-value="unknown">
            <text:p>unknown</text:p>
          </table:table-cell>
          <table:table-cell table:style-name="ce3" table:formula="of:=IF(OR([.H1438]=&quot;true&quot;; [.I1438]=&quot;true&quot;); &quot;true&quot;; IF(OR([.H1438]=&quot;false reach&quot;; [.I143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22.c.i </text:p>
          </table:table-cell>
          <table:table-cell table:formula="of:=IF(OR([.E1439]=&quot;true&quot;; [.F1439]=&quot;true&quot;; [.G1439]=&quot;true&quot;; [.H1439]=&quot;true&quot;; [.I1439]=&quot;true&quot;; [.J1439]=&quot;true&quot;); &quot;true&quot;; IF(OR([.E1439]=&quot;false reach&quot;; [.F1439]=&quot;false reach&quot;; [.G1439]=&quot;false reach&quot;; [.H1439]=&quot;false reach&quot;; [.I1439]=&quot;false reach&quot;; [.J1439]=&quot;false reach&quot;); &quot;false&quot;; &quot;unknown&quot;))" office:value-type="string" office:string-value="false">
            <text:p>false</text:p>
          </table:table-cell>
          <table:table-cell table:style-name="ce3" table:formula="of:=IF(OR([.F1439]=&quot;true&quot;; [.G1439]=&quot;true&quot;); &quot;true&quot;; IF(OR([.F1439]=&quot;false reach&quot;; [.G1439]=&quot;false reach&quot;); &quot;false&quot;; &quot;unknown&quot;))" office:value-type="string" office:string-value="unknown">
            <text:p>unknown</text:p>
          </table:table-cell>
          <table:table-cell table:style-name="ce3" table:formula="of:=IF(OR([.H1439]=&quot;true&quot;; [.I1439]=&quot;true&quot;); &quot;true&quot;; IF(OR([.H1439]=&quot;false reach&quot;; [.I143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23.c.i </text:p>
          </table:table-cell>
          <table:table-cell table:formula="of:=IF(OR([.E1440]=&quot;true&quot;; [.F1440]=&quot;true&quot;; [.G1440]=&quot;true&quot;; [.H1440]=&quot;true&quot;; [.I1440]=&quot;true&quot;; [.J1440]=&quot;true&quot;); &quot;true&quot;; IF(OR([.E1440]=&quot;false reach&quot;; [.F1440]=&quot;false reach&quot;; [.G1440]=&quot;false reach&quot;; [.H1440]=&quot;false reach&quot;; [.I1440]=&quot;false reach&quot;; [.J1440]=&quot;false reach&quot;); &quot;false&quot;; &quot;unknown&quot;))" office:value-type="string" office:string-value="unknown">
            <text:p>unknown</text:p>
          </table:table-cell>
          <table:table-cell table:style-name="ce3" table:formula="of:=IF(OR([.F1440]=&quot;true&quot;; [.G1440]=&quot;true&quot;); &quot;true&quot;; IF(OR([.F1440]=&quot;false reach&quot;; [.G1440]=&quot;false reach&quot;); &quot;false&quot;; &quot;unknown&quot;))" office:value-type="string" office:string-value="unknown">
            <text:p>unknown</text:p>
          </table:table-cell>
          <table:table-cell table:style-name="ce3" table:formula="of:=IF(OR([.H1440]=&quot;true&quot;; [.I1440]=&quot;true&quot;); &quot;true&quot;; IF(OR([.H1440]=&quot;false reach&quot;; [.I1440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24.c.i </text:p>
          </table:table-cell>
          <table:table-cell table:formula="of:=IF(OR([.E1441]=&quot;true&quot;; [.F1441]=&quot;true&quot;; [.G1441]=&quot;true&quot;; [.H1441]=&quot;true&quot;; [.I1441]=&quot;true&quot;; [.J1441]=&quot;true&quot;); &quot;true&quot;; IF(OR([.E1441]=&quot;false reach&quot;; [.F1441]=&quot;false reach&quot;; [.G1441]=&quot;false reach&quot;; [.H1441]=&quot;false reach&quot;; [.I1441]=&quot;false reach&quot;; [.J1441]=&quot;false reach&quot;); &quot;false&quot;; &quot;unknown&quot;))" office:value-type="string" office:string-value="unknown">
            <text:p>unknown</text:p>
          </table:table-cell>
          <table:table-cell table:style-name="ce3" table:formula="of:=IF(OR([.F1441]=&quot;true&quot;; [.G1441]=&quot;true&quot;); &quot;true&quot;; IF(OR([.F1441]=&quot;false reach&quot;; [.G1441]=&quot;false reach&quot;); &quot;false&quot;; &quot;unknown&quot;))" office:value-type="string" office:string-value="unknown">
            <text:p>unknown</text:p>
          </table:table-cell>
          <table:table-cell table:style-name="ce3" table:formula="of:=IF(OR([.H1441]=&quot;true&quot;; [.I1441]=&quot;true&quot;); &quot;true&quot;; IF(OR([.H1441]=&quot;false reach&quot;; [.I144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25.c.i </text:p>
          </table:table-cell>
          <table:table-cell table:formula="of:=IF(OR([.E1442]=&quot;true&quot;; [.F1442]=&quot;true&quot;; [.G1442]=&quot;true&quot;; [.H1442]=&quot;true&quot;; [.I1442]=&quot;true&quot;; [.J1442]=&quot;true&quot;); &quot;true&quot;; IF(OR([.E1442]=&quot;false reach&quot;; [.F1442]=&quot;false reach&quot;; [.G1442]=&quot;false reach&quot;; [.H1442]=&quot;false reach&quot;; [.I1442]=&quot;false reach&quot;; [.J1442]=&quot;false reach&quot;); &quot;false&quot;; &quot;unknown&quot;))" office:value-type="string" office:string-value="true">
            <text:p>true</text:p>
          </table:table-cell>
          <table:table-cell table:style-name="ce3" table:formula="of:=IF(OR([.F1442]=&quot;true&quot;; [.G1442]=&quot;true&quot;); &quot;true&quot;; IF(OR([.F1442]=&quot;false reach&quot;; [.G1442]=&quot;false reach&quot;); &quot;false&quot;; &quot;unknown&quot;))" office:value-type="string" office:string-value="true">
            <text:p>true</text:p>
          </table:table-cell>
          <table:table-cell table:style-name="ce3" table:formula="of:=IF(OR([.H1442]=&quot;true&quot;; [.I1442]=&quot;true&quot;); &quot;true&quot;; IF(OR([.H1442]=&quot;false reach&quot;; [.I1442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26.c.i </text:p>
          </table:table-cell>
          <table:table-cell table:formula="of:=IF(OR([.E1443]=&quot;true&quot;; [.F1443]=&quot;true&quot;; [.G1443]=&quot;true&quot;; [.H1443]=&quot;true&quot;; [.I1443]=&quot;true&quot;; [.J1443]=&quot;true&quot;); &quot;true&quot;; IF(OR([.E1443]=&quot;false reach&quot;; [.F1443]=&quot;false reach&quot;; [.G1443]=&quot;false reach&quot;; [.H1443]=&quot;false reach&quot;; [.I1443]=&quot;false reach&quot;; [.J1443]=&quot;false reach&quot;); &quot;false&quot;; &quot;unknown&quot;))" office:value-type="string" office:string-value="true">
            <text:p>true</text:p>
          </table:table-cell>
          <table:table-cell table:style-name="ce3" table:formula="of:=IF(OR([.F1443]=&quot;true&quot;; [.G1443]=&quot;true&quot;); &quot;true&quot;; IF(OR([.F1443]=&quot;false reach&quot;; [.G1443]=&quot;false reach&quot;); &quot;false&quot;; &quot;unknown&quot;))" office:value-type="string" office:string-value="unknown">
            <text:p>unknown</text:p>
          </table:table-cell>
          <table:table-cell table:style-name="ce3" table:formula="of:=IF(OR([.H1443]=&quot;true&quot;; [.I1443]=&quot;true&quot;); &quot;true&quot;; IF(OR([.H1443]=&quot;false reach&quot;; [.I1443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27.c.i </text:p>
          </table:table-cell>
          <table:table-cell table:formula="of:=IF(OR([.E1444]=&quot;true&quot;; [.F1444]=&quot;true&quot;; [.G1444]=&quot;true&quot;; [.H1444]=&quot;true&quot;; [.I1444]=&quot;true&quot;; [.J1444]=&quot;true&quot;); &quot;true&quot;; IF(OR([.E1444]=&quot;false reach&quot;; [.F1444]=&quot;false reach&quot;; [.G1444]=&quot;false reach&quot;; [.H1444]=&quot;false reach&quot;; [.I1444]=&quot;false reach&quot;; [.J1444]=&quot;false reach&quot;); &quot;false&quot;; &quot;unknown&quot;))" office:value-type="string" office:string-value="false">
            <text:p>false</text:p>
          </table:table-cell>
          <table:table-cell table:style-name="ce3" table:formula="of:=IF(OR([.F1444]=&quot;true&quot;; [.G1444]=&quot;true&quot;); &quot;true&quot;; IF(OR([.F1444]=&quot;false reach&quot;; [.G1444]=&quot;false reach&quot;); &quot;false&quot;; &quot;unknown&quot;))" office:value-type="string" office:string-value="unknown">
            <text:p>unknown</text:p>
          </table:table-cell>
          <table:table-cell table:style-name="ce3" table:formula="of:=IF(OR([.H1444]=&quot;true&quot;; [.I1444]=&quot;true&quot;); &quot;true&quot;; IF(OR([.H1444]=&quot;false reach&quot;; [.I144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28.c.i </text:p>
          </table:table-cell>
          <table:table-cell table:formula="of:=IF(OR([.E1445]=&quot;true&quot;; [.F1445]=&quot;true&quot;; [.G1445]=&quot;true&quot;; [.H1445]=&quot;true&quot;; [.I1445]=&quot;true&quot;; [.J1445]=&quot;true&quot;); &quot;true&quot;; IF(OR([.E1445]=&quot;false reach&quot;; [.F1445]=&quot;false reach&quot;; [.G1445]=&quot;false reach&quot;; [.H1445]=&quot;false reach&quot;; [.I1445]=&quot;false reach&quot;; [.J1445]=&quot;false reach&quot;); &quot;false&quot;; &quot;unknown&quot;))" office:value-type="string" office:string-value="unknown">
            <text:p>unknown</text:p>
          </table:table-cell>
          <table:table-cell table:style-name="ce3" table:formula="of:=IF(OR([.F1445]=&quot;true&quot;; [.G1445]=&quot;true&quot;); &quot;true&quot;; IF(OR([.F1445]=&quot;false reach&quot;; [.G1445]=&quot;false reach&quot;); &quot;false&quot;; &quot;unknown&quot;))" office:value-type="string" office:string-value="unknown">
            <text:p>unknown</text:p>
          </table:table-cell>
          <table:table-cell table:style-name="ce3" table:formula="of:=IF(OR([.H1445]=&quot;true&quot;; [.I1445]=&quot;true&quot;); &quot;true&quot;; IF(OR([.H1445]=&quot;false reach&quot;; [.I1445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29.c.i </text:p>
          </table:table-cell>
          <table:table-cell table:formula="of:=IF(OR([.E1446]=&quot;true&quot;; [.F1446]=&quot;true&quot;; [.G1446]=&quot;true&quot;; [.H1446]=&quot;true&quot;; [.I1446]=&quot;true&quot;; [.J1446]=&quot;true&quot;); &quot;true&quot;; IF(OR([.E1446]=&quot;false reach&quot;; [.F1446]=&quot;false reach&quot;; [.G1446]=&quot;false reach&quot;; [.H1446]=&quot;false reach&quot;; [.I1446]=&quot;false reach&quot;; [.J1446]=&quot;false reach&quot;); &quot;false&quot;; &quot;unknown&quot;))" office:value-type="string" office:string-value="false">
            <text:p>false</text:p>
          </table:table-cell>
          <table:table-cell table:style-name="ce3" table:formula="of:=IF(OR([.F1446]=&quot;true&quot;; [.G1446]=&quot;true&quot;); &quot;true&quot;; IF(OR([.F1446]=&quot;false reach&quot;; [.G1446]=&quot;false reach&quot;); &quot;false&quot;; &quot;unknown&quot;))" office:value-type="string" office:string-value="unknown">
            <text:p>unknown</text:p>
          </table:table-cell>
          <table:table-cell table:style-name="ce3" table:formula="of:=IF(OR([.H1446]=&quot;true&quot;; [.I1446]=&quot;true&quot;); &quot;true&quot;; IF(OR([.H1446]=&quot;false reach&quot;; [.I144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30.c.i </text:p>
          </table:table-cell>
          <table:table-cell table:formula="of:=IF(OR([.E1447]=&quot;true&quot;; [.F1447]=&quot;true&quot;; [.G1447]=&quot;true&quot;; [.H1447]=&quot;true&quot;; [.I1447]=&quot;true&quot;; [.J1447]=&quot;true&quot;); &quot;true&quot;; IF(OR([.E1447]=&quot;false reach&quot;; [.F1447]=&quot;false reach&quot;; [.G1447]=&quot;false reach&quot;; [.H1447]=&quot;false reach&quot;; [.I1447]=&quot;false reach&quot;; [.J1447]=&quot;false reach&quot;); &quot;false&quot;; &quot;unknown&quot;))" office:value-type="string" office:string-value="unknown">
            <text:p>unknown</text:p>
          </table:table-cell>
          <table:table-cell table:style-name="ce3" table:formula="of:=IF(OR([.F1447]=&quot;true&quot;; [.G1447]=&quot;true&quot;); &quot;true&quot;; IF(OR([.F1447]=&quot;false reach&quot;; [.G1447]=&quot;false reach&quot;); &quot;false&quot;; &quot;unknown&quot;))" office:value-type="string" office:string-value="unknown">
            <text:p>unknown</text:p>
          </table:table-cell>
          <table:table-cell table:style-name="ce3" table:formula="of:=IF(OR([.H1447]=&quot;true&quot;; [.I1447]=&quot;true&quot;); &quot;true&quot;; IF(OR([.H1447]=&quot;false reach&quot;; [.I1447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31.c.i </text:p>
          </table:table-cell>
          <table:table-cell table:formula="of:=IF(OR([.E1448]=&quot;true&quot;; [.F1448]=&quot;true&quot;; [.G1448]=&quot;true&quot;; [.H1448]=&quot;true&quot;; [.I1448]=&quot;true&quot;; [.J1448]=&quot;true&quot;); &quot;true&quot;; IF(OR([.E1448]=&quot;false reach&quot;; [.F1448]=&quot;false reach&quot;; [.G1448]=&quot;false reach&quot;; [.H1448]=&quot;false reach&quot;; [.I1448]=&quot;false reach&quot;; [.J1448]=&quot;false reach&quot;); &quot;false&quot;; &quot;unknown&quot;))" office:value-type="string" office:string-value="true">
            <text:p>true</text:p>
          </table:table-cell>
          <table:table-cell table:style-name="ce3" table:formula="of:=IF(OR([.F1448]=&quot;true&quot;; [.G1448]=&quot;true&quot;); &quot;true&quot;; IF(OR([.F1448]=&quot;false reach&quot;; [.G1448]=&quot;false reach&quot;); &quot;false&quot;; &quot;unknown&quot;))" office:value-type="string" office:string-value="unknown">
            <text:p>unknown</text:p>
          </table:table-cell>
          <table:table-cell table:style-name="ce3" table:formula="of:=IF(OR([.H1448]=&quot;true&quot;; [.I1448]=&quot;true&quot;); &quot;true&quot;; IF(OR([.H1448]=&quot;false reach&quot;; [.I1448]=&quot;false reach&quot;); &quot;false&quot;; &quot;unknown&quot;))" office:value-type="string" office:string-value="true">
            <text:p>true</text:p>
          </table:table-cell>
          <table:table-cell table:number-columns-repeated="3" office:value-type="string">
            <text:p>timeout </text:p>
          </table:table-cell>
          <table:table-cell table:number-columns-repeated="2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32.c.i </text:p>
          </table:table-cell>
          <table:table-cell table:formula="of:=IF(OR([.E1449]=&quot;true&quot;; [.F1449]=&quot;true&quot;; [.G1449]=&quot;true&quot;; [.H1449]=&quot;true&quot;; [.I1449]=&quot;true&quot;; [.J1449]=&quot;true&quot;); &quot;true&quot;; IF(OR([.E1449]=&quot;false reach&quot;; [.F1449]=&quot;false reach&quot;; [.G1449]=&quot;false reach&quot;; [.H1449]=&quot;false reach&quot;; [.I1449]=&quot;false reach&quot;; [.J1449]=&quot;false reach&quot;); &quot;false&quot;; &quot;unknown&quot;))" office:value-type="string" office:string-value="false">
            <text:p>false</text:p>
          </table:table-cell>
          <table:table-cell table:style-name="ce3" table:formula="of:=IF(OR([.F1449]=&quot;true&quot;; [.G1449]=&quot;true&quot;); &quot;true&quot;; IF(OR([.F1449]=&quot;false reach&quot;; [.G1449]=&quot;false reach&quot;); &quot;false&quot;; &quot;unknown&quot;))" office:value-type="string" office:string-value="unknown">
            <text:p>unknown</text:p>
          </table:table-cell>
          <table:table-cell table:style-name="ce3" table:formula="of:=IF(OR([.H1449]=&quot;true&quot;; [.I1449]=&quot;true&quot;); &quot;true&quot;; IF(OR([.H1449]=&quot;false reach&quot;; [.I144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33.c.i </text:p>
          </table:table-cell>
          <table:table-cell table:formula="of:=IF(OR([.E1450]=&quot;true&quot;; [.F1450]=&quot;true&quot;; [.G1450]=&quot;true&quot;; [.H1450]=&quot;true&quot;; [.I1450]=&quot;true&quot;; [.J1450]=&quot;true&quot;); &quot;true&quot;; IF(OR([.E1450]=&quot;false reach&quot;; [.F1450]=&quot;false reach&quot;; [.G1450]=&quot;false reach&quot;; [.H1450]=&quot;false reach&quot;; [.I1450]=&quot;false reach&quot;; [.J1450]=&quot;false reach&quot;); &quot;false&quot;; &quot;unknown&quot;))" office:value-type="string" office:string-value="unknown">
            <text:p>unknown</text:p>
          </table:table-cell>
          <table:table-cell table:style-name="ce3" table:formula="of:=IF(OR([.F1450]=&quot;true&quot;; [.G1450]=&quot;true&quot;); &quot;true&quot;; IF(OR([.F1450]=&quot;false reach&quot;; [.G1450]=&quot;false reach&quot;); &quot;false&quot;; &quot;unknown&quot;))" office:value-type="string" office:string-value="unknown">
            <text:p>unknown</text:p>
          </table:table-cell>
          <table:table-cell table:style-name="ce3" table:formula="of:=IF(OR([.H1450]=&quot;true&quot;; [.I1450]=&quot;true&quot;); &quot;true&quot;; IF(OR([.H1450]=&quot;false reach&quot;; [.I1450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34.c.i </text:p>
          </table:table-cell>
          <table:table-cell table:formula="of:=IF(OR([.E1451]=&quot;true&quot;; [.F1451]=&quot;true&quot;; [.G1451]=&quot;true&quot;; [.H1451]=&quot;true&quot;; [.I1451]=&quot;true&quot;; [.J1451]=&quot;true&quot;); &quot;true&quot;; IF(OR([.E1451]=&quot;false reach&quot;; [.F1451]=&quot;false reach&quot;; [.G1451]=&quot;false reach&quot;; [.H1451]=&quot;false reach&quot;; [.I1451]=&quot;false reach&quot;; [.J1451]=&quot;false reach&quot;); &quot;false&quot;; &quot;unknown&quot;))" office:value-type="string" office:string-value="false">
            <text:p>false</text:p>
          </table:table-cell>
          <table:table-cell table:style-name="ce3" table:formula="of:=IF(OR([.F1451]=&quot;true&quot;; [.G1451]=&quot;true&quot;); &quot;true&quot;; IF(OR([.F1451]=&quot;false reach&quot;; [.G1451]=&quot;false reach&quot;); &quot;false&quot;; &quot;unknown&quot;))" office:value-type="string" office:string-value="unknown">
            <text:p>unknown</text:p>
          </table:table-cell>
          <table:table-cell table:style-name="ce3" table:formula="of:=IF(OR([.H1451]=&quot;true&quot;; [.I1451]=&quot;true&quot;); &quot;true&quot;; IF(OR([.H1451]=&quot;false reach&quot;; [.I145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35.c.i </text:p>
          </table:table-cell>
          <table:table-cell table:formula="of:=IF(OR([.E1452]=&quot;true&quot;; [.F1452]=&quot;true&quot;; [.G1452]=&quot;true&quot;; [.H1452]=&quot;true&quot;; [.I1452]=&quot;true&quot;; [.J1452]=&quot;true&quot;); &quot;true&quot;; IF(OR([.E1452]=&quot;false reach&quot;; [.F1452]=&quot;false reach&quot;; [.G1452]=&quot;false reach&quot;; [.H1452]=&quot;false reach&quot;; [.I1452]=&quot;false reach&quot;; [.J1452]=&quot;false reach&quot;); &quot;false&quot;; &quot;unknown&quot;))" office:value-type="string" office:string-value="unknown">
            <text:p>unknown</text:p>
          </table:table-cell>
          <table:table-cell table:style-name="ce3" table:formula="of:=IF(OR([.F1452]=&quot;true&quot;; [.G1452]=&quot;true&quot;); &quot;true&quot;; IF(OR([.F1452]=&quot;false reach&quot;; [.G1452]=&quot;false reach&quot;); &quot;false&quot;; &quot;unknown&quot;))" office:value-type="string" office:string-value="unknown">
            <text:p>unknown</text:p>
          </table:table-cell>
          <table:table-cell table:style-name="ce3" table:formula="of:=IF(OR([.H1452]=&quot;true&quot;; [.I1452]=&quot;true&quot;); &quot;true&quot;; IF(OR([.H1452]=&quot;false reach&quot;; [.I1452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36.c.i </text:p>
          </table:table-cell>
          <table:table-cell table:formula="of:=IF(OR([.E1453]=&quot;true&quot;; [.F1453]=&quot;true&quot;; [.G1453]=&quot;true&quot;; [.H1453]=&quot;true&quot;; [.I1453]=&quot;true&quot;; [.J1453]=&quot;true&quot;); &quot;true&quot;; IF(OR([.E1453]=&quot;false reach&quot;; [.F1453]=&quot;false reach&quot;; [.G1453]=&quot;false reach&quot;; [.H1453]=&quot;false reach&quot;; [.I1453]=&quot;false reach&quot;; [.J1453]=&quot;false reach&quot;); &quot;false&quot;; &quot;unknown&quot;))" office:value-type="string" office:string-value="unknown">
            <text:p>unknown</text:p>
          </table:table-cell>
          <table:table-cell table:style-name="ce3" table:formula="of:=IF(OR([.F1453]=&quot;true&quot;; [.G1453]=&quot;true&quot;); &quot;true&quot;; IF(OR([.F1453]=&quot;false reach&quot;; [.G1453]=&quot;false reach&quot;); &quot;false&quot;; &quot;unknown&quot;))" office:value-type="string" office:string-value="unknown">
            <text:p>unknown</text:p>
          </table:table-cell>
          <table:table-cell table:style-name="ce3" table:formula="of:=IF(OR([.H1453]=&quot;true&quot;; [.I1453]=&quot;true&quot;); &quot;true&quot;; IF(OR([.H1453]=&quot;false reach&quot;; [.I1453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37.c.i </text:p>
          </table:table-cell>
          <table:table-cell table:formula="of:=IF(OR([.E1454]=&quot;true&quot;; [.F1454]=&quot;true&quot;; [.G1454]=&quot;true&quot;; [.H1454]=&quot;true&quot;; [.I1454]=&quot;true&quot;; [.J1454]=&quot;true&quot;); &quot;true&quot;; IF(OR([.E1454]=&quot;false reach&quot;; [.F1454]=&quot;false reach&quot;; [.G1454]=&quot;false reach&quot;; [.H1454]=&quot;false reach&quot;; [.I1454]=&quot;false reach&quot;; [.J1454]=&quot;false reach&quot;); &quot;false&quot;; &quot;unknown&quot;))" office:value-type="string" office:string-value="true">
            <text:p>true</text:p>
          </table:table-cell>
          <table:table-cell table:style-name="ce3" table:formula="of:=IF(OR([.F1454]=&quot;true&quot;; [.G1454]=&quot;true&quot;); &quot;true&quot;; IF(OR([.F1454]=&quot;false reach&quot;; [.G1454]=&quot;false reach&quot;); &quot;false&quot;; &quot;unknown&quot;))" office:value-type="string" office:string-value="true">
            <text:p>true</text:p>
          </table:table-cell>
          <table:table-cell table:style-name="ce3" table:formula="of:=IF(OR([.H1454]=&quot;true&quot;; [.I1454]=&quot;true&quot;); &quot;true&quot;; IF(OR([.H1454]=&quot;false reach&quot;; [.I1454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38.c.i </text:p>
          </table:table-cell>
          <table:table-cell table:formula="of:=IF(OR([.E1455]=&quot;true&quot;; [.F1455]=&quot;true&quot;; [.G1455]=&quot;true&quot;; [.H1455]=&quot;true&quot;; [.I1455]=&quot;true&quot;; [.J1455]=&quot;true&quot;); &quot;true&quot;; IF(OR([.E1455]=&quot;false reach&quot;; [.F1455]=&quot;false reach&quot;; [.G1455]=&quot;false reach&quot;; [.H1455]=&quot;false reach&quot;; [.I1455]=&quot;false reach&quot;; [.J1455]=&quot;false reach&quot;); &quot;false&quot;; &quot;unknown&quot;))" office:value-type="string" office:string-value="false">
            <text:p>false</text:p>
          </table:table-cell>
          <table:table-cell table:style-name="ce3" table:formula="of:=IF(OR([.F1455]=&quot;true&quot;; [.G1455]=&quot;true&quot;); &quot;true&quot;; IF(OR([.F1455]=&quot;false reach&quot;; [.G1455]=&quot;false reach&quot;); &quot;false&quot;; &quot;unknown&quot;))" office:value-type="string" office:string-value="unknown">
            <text:p>unknown</text:p>
          </table:table-cell>
          <table:table-cell table:style-name="ce3" table:formula="of:=IF(OR([.H1455]=&quot;true&quot;; [.I1455]=&quot;true&quot;); &quot;true&quot;; IF(OR([.H1455]=&quot;false reach&quot;; [.I145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39.c.i </text:p>
          </table:table-cell>
          <table:table-cell table:formula="of:=IF(OR([.E1456]=&quot;true&quot;; [.F1456]=&quot;true&quot;; [.G1456]=&quot;true&quot;; [.H1456]=&quot;true&quot;; [.I1456]=&quot;true&quot;; [.J1456]=&quot;true&quot;); &quot;true&quot;; IF(OR([.E1456]=&quot;false reach&quot;; [.F1456]=&quot;false reach&quot;; [.G1456]=&quot;false reach&quot;; [.H1456]=&quot;false reach&quot;; [.I1456]=&quot;false reach&quot;; [.J1456]=&quot;false reach&quot;); &quot;false&quot;; &quot;unknown&quot;))" office:value-type="string" office:string-value="false">
            <text:p>false</text:p>
          </table:table-cell>
          <table:table-cell table:style-name="ce3" table:formula="of:=IF(OR([.F1456]=&quot;true&quot;; [.G1456]=&quot;true&quot;); &quot;true&quot;; IF(OR([.F1456]=&quot;false reach&quot;; [.G1456]=&quot;false reach&quot;); &quot;false&quot;; &quot;unknown&quot;))" office:value-type="string" office:string-value="unknown">
            <text:p>unknown</text:p>
          </table:table-cell>
          <table:table-cell table:style-name="ce3" table:formula="of:=IF(OR([.H1456]=&quot;true&quot;; [.I1456]=&quot;true&quot;); &quot;true&quot;; IF(OR([.H1456]=&quot;false reach&quot;; [.I145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40.c.i </text:p>
          </table:table-cell>
          <table:table-cell table:formula="of:=IF(OR([.E1457]=&quot;true&quot;; [.F1457]=&quot;true&quot;; [.G1457]=&quot;true&quot;; [.H1457]=&quot;true&quot;; [.I1457]=&quot;true&quot;; [.J1457]=&quot;true&quot;); &quot;true&quot;; IF(OR([.E1457]=&quot;false reach&quot;; [.F1457]=&quot;false reach&quot;; [.G1457]=&quot;false reach&quot;; [.H1457]=&quot;false reach&quot;; [.I1457]=&quot;false reach&quot;; [.J1457]=&quot;false reach&quot;); &quot;false&quot;; &quot;unknown&quot;))" office:value-type="string" office:string-value="false">
            <text:p>false</text:p>
          </table:table-cell>
          <table:table-cell table:style-name="ce3" table:formula="of:=IF(OR([.F1457]=&quot;true&quot;; [.G1457]=&quot;true&quot;); &quot;true&quot;; IF(OR([.F1457]=&quot;false reach&quot;; [.G1457]=&quot;false reach&quot;); &quot;false&quot;; &quot;unknown&quot;))" office:value-type="string" office:string-value="unknown">
            <text:p>unknown</text:p>
          </table:table-cell>
          <table:table-cell table:style-name="ce3" table:formula="of:=IF(OR([.H1457]=&quot;true&quot;; [.I1457]=&quot;true&quot;); &quot;true&quot;; IF(OR([.H1457]=&quot;false reach&quot;; [.I145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41.c.i </text:p>
          </table:table-cell>
          <table:table-cell table:formula="of:=IF(OR([.E1458]=&quot;true&quot;; [.F1458]=&quot;true&quot;; [.G1458]=&quot;true&quot;; [.H1458]=&quot;true&quot;; [.I1458]=&quot;true&quot;; [.J1458]=&quot;true&quot;); &quot;true&quot;; IF(OR([.E1458]=&quot;false reach&quot;; [.F1458]=&quot;false reach&quot;; [.G1458]=&quot;false reach&quot;; [.H1458]=&quot;false reach&quot;; [.I1458]=&quot;false reach&quot;; [.J1458]=&quot;false reach&quot;); &quot;false&quot;; &quot;unknown&quot;))" office:value-type="string" office:string-value="unknown">
            <text:p>unknown</text:p>
          </table:table-cell>
          <table:table-cell table:style-name="ce3" table:formula="of:=IF(OR([.F1458]=&quot;true&quot;; [.G1458]=&quot;true&quot;); &quot;true&quot;; IF(OR([.F1458]=&quot;false reach&quot;; [.G1458]=&quot;false reach&quot;); &quot;false&quot;; &quot;unknown&quot;))" office:value-type="string" office:string-value="unknown">
            <text:p>unknown</text:p>
          </table:table-cell>
          <table:table-cell table:style-name="ce3" table:formula="of:=IF(OR([.H1458]=&quot;true&quot;; [.I1458]=&quot;true&quot;); &quot;true&quot;; IF(OR([.H1458]=&quot;false reach&quot;; [.I1458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42.c.i </text:p>
          </table:table-cell>
          <table:table-cell table:formula="of:=IF(OR([.E1459]=&quot;true&quot;; [.F1459]=&quot;true&quot;; [.G1459]=&quot;true&quot;; [.H1459]=&quot;true&quot;; [.I1459]=&quot;true&quot;; [.J1459]=&quot;true&quot;); &quot;true&quot;; IF(OR([.E1459]=&quot;false reach&quot;; [.F1459]=&quot;false reach&quot;; [.G1459]=&quot;false reach&quot;; [.H1459]=&quot;false reach&quot;; [.I1459]=&quot;false reach&quot;; [.J1459]=&quot;false reach&quot;); &quot;false&quot;; &quot;unknown&quot;))" office:value-type="string" office:string-value="true">
            <text:p>true</text:p>
          </table:table-cell>
          <table:table-cell table:style-name="ce3" table:formula="of:=IF(OR([.F1459]=&quot;true&quot;; [.G1459]=&quot;true&quot;); &quot;true&quot;; IF(OR([.F1459]=&quot;false reach&quot;; [.G1459]=&quot;false reach&quot;); &quot;false&quot;; &quot;unknown&quot;))" office:value-type="string" office:string-value="true">
            <text:p>true</text:p>
          </table:table-cell>
          <table:table-cell table:style-name="ce3" table:formula="of:=IF(OR([.H1459]=&quot;true&quot;; [.I1459]=&quot;true&quot;); &quot;true&quot;; IF(OR([.H1459]=&quot;false reach&quot;; [.I1459]=&quot;false reach&quot;); &quot;false&quot;; &quot;unknown&quot;))" office:value-type="string" office:string-value="true">
            <text:p>true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43.c.i </text:p>
          </table:table-cell>
          <table:table-cell table:formula="of:=IF(OR([.E1460]=&quot;true&quot;; [.F1460]=&quot;true&quot;; [.G1460]=&quot;true&quot;; [.H1460]=&quot;true&quot;; [.I1460]=&quot;true&quot;; [.J1460]=&quot;true&quot;); &quot;true&quot;; IF(OR([.E1460]=&quot;false reach&quot;; [.F1460]=&quot;false reach&quot;; [.G1460]=&quot;false reach&quot;; [.H1460]=&quot;false reach&quot;; [.I1460]=&quot;false reach&quot;; [.J1460]=&quot;false reach&quot;); &quot;false&quot;; &quot;unknown&quot;))" office:value-type="string" office:string-value="false">
            <text:p>false</text:p>
          </table:table-cell>
          <table:table-cell table:style-name="ce3" table:formula="of:=IF(OR([.F1460]=&quot;true&quot;; [.G1460]=&quot;true&quot;); &quot;true&quot;; IF(OR([.F1460]=&quot;false reach&quot;; [.G1460]=&quot;false reach&quot;); &quot;false&quot;; &quot;unknown&quot;))" office:value-type="string" office:string-value="unknown">
            <text:p>unknown</text:p>
          </table:table-cell>
          <table:table-cell table:style-name="ce3" table:formula="of:=IF(OR([.H1460]=&quot;true&quot;; [.I1460]=&quot;true&quot;); &quot;true&quot;; IF(OR([.H1460]=&quot;false reach&quot;; [.I146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44.c.i </text:p>
          </table:table-cell>
          <table:table-cell table:formula="of:=IF(OR([.E1461]=&quot;true&quot;; [.F1461]=&quot;true&quot;; [.G1461]=&quot;true&quot;; [.H1461]=&quot;true&quot;; [.I1461]=&quot;true&quot;; [.J1461]=&quot;true&quot;); &quot;true&quot;; IF(OR([.E1461]=&quot;false reach&quot;; [.F1461]=&quot;false reach&quot;; [.G1461]=&quot;false reach&quot;; [.H1461]=&quot;false reach&quot;; [.I1461]=&quot;false reach&quot;; [.J1461]=&quot;false reach&quot;); &quot;false&quot;; &quot;unknown&quot;))" office:value-type="string" office:string-value="false">
            <text:p>false</text:p>
          </table:table-cell>
          <table:table-cell table:style-name="ce3" table:formula="of:=IF(OR([.F1461]=&quot;true&quot;; [.G1461]=&quot;true&quot;); &quot;true&quot;; IF(OR([.F1461]=&quot;false reach&quot;; [.G1461]=&quot;false reach&quot;); &quot;false&quot;; &quot;unknown&quot;))" office:value-type="string" office:string-value="unknown">
            <text:p>unknown</text:p>
          </table:table-cell>
          <table:table-cell table:style-name="ce3" table:formula="of:=IF(OR([.H1461]=&quot;true&quot;; [.I1461]=&quot;true&quot;); &quot;true&quot;; IF(OR([.H1461]=&quot;false reach&quot;; [.I146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45.c.i </text:p>
          </table:table-cell>
          <table:table-cell table:formula="of:=IF(OR([.E1462]=&quot;true&quot;; [.F1462]=&quot;true&quot;; [.G1462]=&quot;true&quot;; [.H1462]=&quot;true&quot;; [.I1462]=&quot;true&quot;; [.J1462]=&quot;true&quot;); &quot;true&quot;; IF(OR([.E1462]=&quot;false reach&quot;; [.F1462]=&quot;false reach&quot;; [.G1462]=&quot;false reach&quot;; [.H1462]=&quot;false reach&quot;; [.I1462]=&quot;false reach&quot;; [.J1462]=&quot;false reach&quot;); &quot;false&quot;; &quot;unknown&quot;))" office:value-type="string" office:string-value="unknown">
            <text:p>unknown</text:p>
          </table:table-cell>
          <table:table-cell table:style-name="ce3" table:formula="of:=IF(OR([.F1462]=&quot;true&quot;; [.G1462]=&quot;true&quot;); &quot;true&quot;; IF(OR([.F1462]=&quot;false reach&quot;; [.G1462]=&quot;false reach&quot;); &quot;false&quot;; &quot;unknown&quot;))" office:value-type="string" office:string-value="unknown">
            <text:p>unknown</text:p>
          </table:table-cell>
          <table:table-cell table:style-name="ce3" table:formula="of:=IF(OR([.H1462]=&quot;true&quot;; [.I1462]=&quot;true&quot;); &quot;true&quot;; IF(OR([.H1462]=&quot;false reach&quot;; [.I1462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46.c.i </text:p>
          </table:table-cell>
          <table:table-cell table:formula="of:=IF(OR([.E1463]=&quot;true&quot;; [.F1463]=&quot;true&quot;; [.G1463]=&quot;true&quot;; [.H1463]=&quot;true&quot;; [.I1463]=&quot;true&quot;; [.J1463]=&quot;true&quot;); &quot;true&quot;; IF(OR([.E1463]=&quot;false reach&quot;; [.F1463]=&quot;false reach&quot;; [.G1463]=&quot;false reach&quot;; [.H1463]=&quot;false reach&quot;; [.I1463]=&quot;false reach&quot;; [.J1463]=&quot;false reach&quot;); &quot;false&quot;; &quot;unknown&quot;))" office:value-type="string" office:string-value="unknown">
            <text:p>unknown</text:p>
          </table:table-cell>
          <table:table-cell table:style-name="ce3" table:formula="of:=IF(OR([.F1463]=&quot;true&quot;; [.G1463]=&quot;true&quot;); &quot;true&quot;; IF(OR([.F1463]=&quot;false reach&quot;; [.G1463]=&quot;false reach&quot;); &quot;false&quot;; &quot;unknown&quot;))" office:value-type="string" office:string-value="unknown">
            <text:p>unknown</text:p>
          </table:table-cell>
          <table:table-cell table:style-name="ce3" table:formula="of:=IF(OR([.H1463]=&quot;true&quot;; [.I1463]=&quot;true&quot;); &quot;true&quot;; IF(OR([.H1463]=&quot;false reach&quot;; [.I1463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47.c.i </text:p>
          </table:table-cell>
          <table:table-cell table:formula="of:=IF(OR([.E1464]=&quot;true&quot;; [.F1464]=&quot;true&quot;; [.G1464]=&quot;true&quot;; [.H1464]=&quot;true&quot;; [.I1464]=&quot;true&quot;; [.J1464]=&quot;true&quot;); &quot;true&quot;; IF(OR([.E1464]=&quot;false reach&quot;; [.F1464]=&quot;false reach&quot;; [.G1464]=&quot;false reach&quot;; [.H1464]=&quot;false reach&quot;; [.I1464]=&quot;false reach&quot;; [.J1464]=&quot;false reach&quot;); &quot;false&quot;; &quot;unknown&quot;))" office:value-type="string" office:string-value="true">
            <text:p>true</text:p>
          </table:table-cell>
          <table:table-cell table:style-name="ce3" table:formula="of:=IF(OR([.F1464]=&quot;true&quot;; [.G1464]=&quot;true&quot;); &quot;true&quot;; IF(OR([.F1464]=&quot;false reach&quot;; [.G1464]=&quot;false reach&quot;); &quot;false&quot;; &quot;unknown&quot;))" office:value-type="string" office:string-value="true">
            <text:p>true</text:p>
          </table:table-cell>
          <table:table-cell table:style-name="ce3" table:formula="of:=IF(OR([.H1464]=&quot;true&quot;; [.I1464]=&quot;true&quot;); &quot;true&quot;; IF(OR([.H1464]=&quot;false reach&quot;; [.I1464]=&quot;false reach&quot;); &quot;false&quot;; &quot;unknown&quot;))" office:value-type="string" office:string-value="true">
            <text:p>true</text:p>
          </table:table-cell>
          <table:table-cell table:number-columns-repeated="2" office:value-type="string">
            <text:p>timeout </text:p>
          </table:table-cell>
          <table:table-cell table:number-columns-repeated="3" table:style-name="ce4" office:value-type="string">
            <text:p>true</text:p>
          </table:table-cell>
          <table:table-cell/>
        </table:table-row>
        <table:table-row table:style-name="ro3">
          <table:table-cell office:value-type="string">
            <text:p>Problem19_48.c.i </text:p>
          </table:table-cell>
          <table:table-cell table:formula="of:=IF(OR([.E1465]=&quot;true&quot;; [.F1465]=&quot;true&quot;; [.G1465]=&quot;true&quot;; [.H1465]=&quot;true&quot;; [.I1465]=&quot;true&quot;; [.J1465]=&quot;true&quot;); &quot;true&quot;; IF(OR([.E1465]=&quot;false reach&quot;; [.F1465]=&quot;false reach&quot;; [.G1465]=&quot;false reach&quot;; [.H1465]=&quot;false reach&quot;; [.I1465]=&quot;false reach&quot;; [.J1465]=&quot;false reach&quot;); &quot;false&quot;; &quot;unknown&quot;))" office:value-type="string" office:string-value="unknown">
            <text:p>unknown</text:p>
          </table:table-cell>
          <table:table-cell table:style-name="ce3" table:formula="of:=IF(OR([.F1465]=&quot;true&quot;; [.G1465]=&quot;true&quot;); &quot;true&quot;; IF(OR([.F1465]=&quot;false reach&quot;; [.G1465]=&quot;false reach&quot;); &quot;false&quot;; &quot;unknown&quot;))" office:value-type="string" office:string-value="unknown">
            <text:p>unknown</text:p>
          </table:table-cell>
          <table:table-cell table:style-name="ce3" table:formula="of:=IF(OR([.H1465]=&quot;true&quot;; [.I1465]=&quot;true&quot;); &quot;true&quot;; IF(OR([.H1465]=&quot;false reach&quot;; [.I1465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49.c.i </text:p>
          </table:table-cell>
          <table:table-cell table:formula="of:=IF(OR([.E1466]=&quot;true&quot;; [.F1466]=&quot;true&quot;; [.G1466]=&quot;true&quot;; [.H1466]=&quot;true&quot;; [.I1466]=&quot;true&quot;; [.J1466]=&quot;true&quot;); &quot;true&quot;; IF(OR([.E1466]=&quot;false reach&quot;; [.F1466]=&quot;false reach&quot;; [.G1466]=&quot;false reach&quot;; [.H1466]=&quot;false reach&quot;; [.I1466]=&quot;false reach&quot;; [.J1466]=&quot;false reach&quot;); &quot;false&quot;; &quot;unknown&quot;))" office:value-type="string" office:string-value="unknown">
            <text:p>unknown</text:p>
          </table:table-cell>
          <table:table-cell table:style-name="ce3" table:formula="of:=IF(OR([.F1466]=&quot;true&quot;; [.G1466]=&quot;true&quot;); &quot;true&quot;; IF(OR([.F1466]=&quot;false reach&quot;; [.G1466]=&quot;false reach&quot;); &quot;false&quot;; &quot;unknown&quot;))" office:value-type="string" office:string-value="unknown">
            <text:p>unknown</text:p>
          </table:table-cell>
          <table:table-cell table:style-name="ce3" table:formula="of:=IF(OR([.H1466]=&quot;true&quot;; [.I1466]=&quot;true&quot;); &quot;true&quot;; IF(OR([.H1466]=&quot;false reach&quot;; [.I1466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0.c.i </text:p>
          </table:table-cell>
          <table:table-cell table:formula="of:=IF(OR([.E1467]=&quot;true&quot;; [.F1467]=&quot;true&quot;; [.G1467]=&quot;true&quot;; [.H1467]=&quot;true&quot;; [.I1467]=&quot;true&quot;; [.J1467]=&quot;true&quot;); &quot;true&quot;; IF(OR([.E1467]=&quot;false reach&quot;; [.F1467]=&quot;false reach&quot;; [.G1467]=&quot;false reach&quot;; [.H1467]=&quot;false reach&quot;; [.I1467]=&quot;false reach&quot;; [.J1467]=&quot;false reach&quot;); &quot;false&quot;; &quot;unknown&quot;))" office:value-type="string" office:string-value="false">
            <text:p>false</text:p>
          </table:table-cell>
          <table:table-cell table:style-name="ce3" table:formula="of:=IF(OR([.F1467]=&quot;true&quot;; [.G1467]=&quot;true&quot;); &quot;true&quot;; IF(OR([.F1467]=&quot;false reach&quot;; [.G1467]=&quot;false reach&quot;); &quot;false&quot;; &quot;unknown&quot;))" office:value-type="string" office:string-value="unknown">
            <text:p>unknown</text:p>
          </table:table-cell>
          <table:table-cell table:style-name="ce3" table:formula="of:=IF(OR([.H1467]=&quot;true&quot;; [.I1467]=&quot;true&quot;); &quot;true&quot;; IF(OR([.H1467]=&quot;false reach&quot;; [.I146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1.c.i </text:p>
          </table:table-cell>
          <table:table-cell table:formula="of:=IF(OR([.E1468]=&quot;true&quot;; [.F1468]=&quot;true&quot;; [.G1468]=&quot;true&quot;; [.H1468]=&quot;true&quot;; [.I1468]=&quot;true&quot;; [.J1468]=&quot;true&quot;); &quot;true&quot;; IF(OR([.E1468]=&quot;false reach&quot;; [.F1468]=&quot;false reach&quot;; [.G1468]=&quot;false reach&quot;; [.H1468]=&quot;false reach&quot;; [.I1468]=&quot;false reach&quot;; [.J1468]=&quot;false reach&quot;); &quot;false&quot;; &quot;unknown&quot;))" office:value-type="string" office:string-value="false">
            <text:p>false</text:p>
          </table:table-cell>
          <table:table-cell table:style-name="ce3" table:formula="of:=IF(OR([.F1468]=&quot;true&quot;; [.G1468]=&quot;true&quot;); &quot;true&quot;; IF(OR([.F1468]=&quot;false reach&quot;; [.G1468]=&quot;false reach&quot;); &quot;false&quot;; &quot;unknown&quot;))" office:value-type="string" office:string-value="unknown">
            <text:p>unknown</text:p>
          </table:table-cell>
          <table:table-cell table:style-name="ce3" table:formula="of:=IF(OR([.H1468]=&quot;true&quot;; [.I1468]=&quot;true&quot;); &quot;true&quot;; IF(OR([.H1468]=&quot;false reach&quot;; [.I146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2.c.i </text:p>
          </table:table-cell>
          <table:table-cell table:formula="of:=IF(OR([.E1469]=&quot;true&quot;; [.F1469]=&quot;true&quot;; [.G1469]=&quot;true&quot;; [.H1469]=&quot;true&quot;; [.I1469]=&quot;true&quot;; [.J1469]=&quot;true&quot;); &quot;true&quot;; IF(OR([.E1469]=&quot;false reach&quot;; [.F1469]=&quot;false reach&quot;; [.G1469]=&quot;false reach&quot;; [.H1469]=&quot;false reach&quot;; [.I1469]=&quot;false reach&quot;; [.J1469]=&quot;false reach&quot;); &quot;false&quot;; &quot;unknown&quot;))" office:value-type="string" office:string-value="false">
            <text:p>false</text:p>
          </table:table-cell>
          <table:table-cell table:style-name="ce3" table:formula="of:=IF(OR([.F1469]=&quot;true&quot;; [.G1469]=&quot;true&quot;); &quot;true&quot;; IF(OR([.F1469]=&quot;false reach&quot;; [.G1469]=&quot;false reach&quot;); &quot;false&quot;; &quot;unknown&quot;))" office:value-type="string" office:string-value="unknown">
            <text:p>unknown</text:p>
          </table:table-cell>
          <table:table-cell table:style-name="ce3" table:formula="of:=IF(OR([.H1469]=&quot;true&quot;; [.I1469]=&quot;true&quot;); &quot;true&quot;; IF(OR([.H1469]=&quot;false reach&quot;; [.I146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3.c.i </text:p>
          </table:table-cell>
          <table:table-cell table:formula="of:=IF(OR([.E1470]=&quot;true&quot;; [.F1470]=&quot;true&quot;; [.G1470]=&quot;true&quot;; [.H1470]=&quot;true&quot;; [.I1470]=&quot;true&quot;; [.J1470]=&quot;true&quot;); &quot;true&quot;; IF(OR([.E1470]=&quot;false reach&quot;; [.F1470]=&quot;false reach&quot;; [.G1470]=&quot;false reach&quot;; [.H1470]=&quot;false reach&quot;; [.I1470]=&quot;false reach&quot;; [.J1470]=&quot;false reach&quot;); &quot;false&quot;; &quot;unknown&quot;))" office:value-type="string" office:string-value="unknown">
            <text:p>unknown</text:p>
          </table:table-cell>
          <table:table-cell table:style-name="ce3" table:formula="of:=IF(OR([.F1470]=&quot;true&quot;; [.G1470]=&quot;true&quot;); &quot;true&quot;; IF(OR([.F1470]=&quot;false reach&quot;; [.G1470]=&quot;false reach&quot;); &quot;false&quot;; &quot;unknown&quot;))" office:value-type="string" office:string-value="unknown">
            <text:p>unknown</text:p>
          </table:table-cell>
          <table:table-cell table:style-name="ce3" table:formula="of:=IF(OR([.H1470]=&quot;true&quot;; [.I1470]=&quot;true&quot;); &quot;true&quot;; IF(OR([.H1470]=&quot;false reach&quot;; [.I1470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54.c.i </text:p>
          </table:table-cell>
          <table:table-cell table:formula="of:=IF(OR([.E1471]=&quot;true&quot;; [.F1471]=&quot;true&quot;; [.G1471]=&quot;true&quot;; [.H1471]=&quot;true&quot;; [.I1471]=&quot;true&quot;; [.J1471]=&quot;true&quot;); &quot;true&quot;; IF(OR([.E1471]=&quot;false reach&quot;; [.F1471]=&quot;false reach&quot;; [.G1471]=&quot;false reach&quot;; [.H1471]=&quot;false reach&quot;; [.I1471]=&quot;false reach&quot;; [.J1471]=&quot;false reach&quot;); &quot;false&quot;; &quot;unknown&quot;))" office:value-type="string" office:string-value="unknown">
            <text:p>unknown</text:p>
          </table:table-cell>
          <table:table-cell table:style-name="ce3" table:formula="of:=IF(OR([.F1471]=&quot;true&quot;; [.G1471]=&quot;true&quot;); &quot;true&quot;; IF(OR([.F1471]=&quot;false reach&quot;; [.G1471]=&quot;false reach&quot;); &quot;false&quot;; &quot;unknown&quot;))" office:value-type="string" office:string-value="unknown">
            <text:p>unknown</text:p>
          </table:table-cell>
          <table:table-cell table:style-name="ce3" table:formula="of:=IF(OR([.H1471]=&quot;true&quot;; [.I1471]=&quot;true&quot;); &quot;true&quot;; IF(OR([.H1471]=&quot;false reach&quot;; [.I1471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5.c.i </text:p>
          </table:table-cell>
          <table:table-cell table:formula="of:=IF(OR([.E1472]=&quot;true&quot;; [.F1472]=&quot;true&quot;; [.G1472]=&quot;true&quot;; [.H1472]=&quot;true&quot;; [.I1472]=&quot;true&quot;; [.J1472]=&quot;true&quot;); &quot;true&quot;; IF(OR([.E1472]=&quot;false reach&quot;; [.F1472]=&quot;false reach&quot;; [.G1472]=&quot;false reach&quot;; [.H1472]=&quot;false reach&quot;; [.I1472]=&quot;false reach&quot;; [.J1472]=&quot;false reach&quot;); &quot;false&quot;; &quot;unknown&quot;))" office:value-type="string" office:string-value="false">
            <text:p>false</text:p>
          </table:table-cell>
          <table:table-cell table:style-name="ce3" table:formula="of:=IF(OR([.F1472]=&quot;true&quot;; [.G1472]=&quot;true&quot;); &quot;true&quot;; IF(OR([.F1472]=&quot;false reach&quot;; [.G1472]=&quot;false reach&quot;); &quot;false&quot;; &quot;unknown&quot;))" office:value-type="string" office:string-value="unknown">
            <text:p>unknown</text:p>
          </table:table-cell>
          <table:table-cell table:style-name="ce3" table:formula="of:=IF(OR([.H1472]=&quot;true&quot;; [.I1472]=&quot;true&quot;); &quot;true&quot;; IF(OR([.H1472]=&quot;false reach&quot;; [.I147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6.c.i </text:p>
          </table:table-cell>
          <table:table-cell table:formula="of:=IF(OR([.E1473]=&quot;true&quot;; [.F1473]=&quot;true&quot;; [.G1473]=&quot;true&quot;; [.H1473]=&quot;true&quot;; [.I1473]=&quot;true&quot;; [.J1473]=&quot;true&quot;); &quot;true&quot;; IF(OR([.E1473]=&quot;false reach&quot;; [.F1473]=&quot;false reach&quot;; [.G1473]=&quot;false reach&quot;; [.H1473]=&quot;false reach&quot;; [.I1473]=&quot;false reach&quot;; [.J1473]=&quot;false reach&quot;); &quot;false&quot;; &quot;unknown&quot;))" office:value-type="string" office:string-value="false">
            <text:p>false</text:p>
          </table:table-cell>
          <table:table-cell table:style-name="ce3" table:formula="of:=IF(OR([.F1473]=&quot;true&quot;; [.G1473]=&quot;true&quot;); &quot;true&quot;; IF(OR([.F1473]=&quot;false reach&quot;; [.G1473]=&quot;false reach&quot;); &quot;false&quot;; &quot;unknown&quot;))" office:value-type="string" office:string-value="unknown">
            <text:p>unknown</text:p>
          </table:table-cell>
          <table:table-cell table:style-name="ce3" table:formula="of:=IF(OR([.H1473]=&quot;true&quot;; [.I1473]=&quot;true&quot;); &quot;true&quot;; IF(OR([.H1473]=&quot;false reach&quot;; [.I147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7.c.i </text:p>
          </table:table-cell>
          <table:table-cell table:formula="of:=IF(OR([.E1474]=&quot;true&quot;; [.F1474]=&quot;true&quot;; [.G1474]=&quot;true&quot;; [.H1474]=&quot;true&quot;; [.I1474]=&quot;true&quot;; [.J1474]=&quot;true&quot;); &quot;true&quot;; IF(OR([.E1474]=&quot;false reach&quot;; [.F1474]=&quot;false reach&quot;; [.G1474]=&quot;false reach&quot;; [.H1474]=&quot;false reach&quot;; [.I1474]=&quot;false reach&quot;; [.J1474]=&quot;false reach&quot;); &quot;false&quot;; &quot;unknown&quot;))" office:value-type="string" office:string-value="false">
            <text:p>false</text:p>
          </table:table-cell>
          <table:table-cell table:style-name="ce3" table:formula="of:=IF(OR([.F1474]=&quot;true&quot;; [.G1474]=&quot;true&quot;); &quot;true&quot;; IF(OR([.F1474]=&quot;false reach&quot;; [.G1474]=&quot;false reach&quot;); &quot;false&quot;; &quot;unknown&quot;))" office:value-type="string" office:string-value="unknown">
            <text:p>unknown</text:p>
          </table:table-cell>
          <table:table-cell table:style-name="ce3" table:formula="of:=IF(OR([.H1474]=&quot;true&quot;; [.I1474]=&quot;true&quot;); &quot;true&quot;; IF(OR([.H1474]=&quot;false reach&quot;; [.I147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58.c.i </text:p>
          </table:table-cell>
          <table:table-cell table:formula="of:=IF(OR([.E1475]=&quot;true&quot;; [.F1475]=&quot;true&quot;; [.G1475]=&quot;true&quot;; [.H1475]=&quot;true&quot;; [.I1475]=&quot;true&quot;; [.J1475]=&quot;true&quot;); &quot;true&quot;; IF(OR([.E1475]=&quot;false reach&quot;; [.F1475]=&quot;false reach&quot;; [.G1475]=&quot;false reach&quot;; [.H1475]=&quot;false reach&quot;; [.I1475]=&quot;false reach&quot;; [.J1475]=&quot;false reach&quot;); &quot;false&quot;; &quot;unknown&quot;))" office:value-type="string" office:string-value="false">
            <text:p>false</text:p>
          </table:table-cell>
          <table:table-cell table:style-name="ce3" table:formula="of:=IF(OR([.F1475]=&quot;true&quot;; [.G1475]=&quot;true&quot;); &quot;true&quot;; IF(OR([.F1475]=&quot;false reach&quot;; [.G1475]=&quot;false reach&quot;); &quot;false&quot;; &quot;unknown&quot;))" office:value-type="string" office:string-value="unknown">
            <text:p>unknown</text:p>
          </table:table-cell>
          <table:table-cell table:style-name="ce3" table:formula="of:=IF(OR([.H1475]=&quot;true&quot;; [.I1475]=&quot;true&quot;); &quot;true&quot;; IF(OR([.H1475]=&quot;false reach&quot;; [.I147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59.c.i </text:p>
          </table:table-cell>
          <table:table-cell table:formula="of:=IF(OR([.E1476]=&quot;true&quot;; [.F1476]=&quot;true&quot;; [.G1476]=&quot;true&quot;; [.H1476]=&quot;true&quot;; [.I1476]=&quot;true&quot;; [.J1476]=&quot;true&quot;); &quot;true&quot;; IF(OR([.E1476]=&quot;false reach&quot;; [.F1476]=&quot;false reach&quot;; [.G1476]=&quot;false reach&quot;; [.H1476]=&quot;false reach&quot;; [.I1476]=&quot;false reach&quot;; [.J1476]=&quot;false reach&quot;); &quot;false&quot;; &quot;unknown&quot;))" office:value-type="string" office:string-value="unknown">
            <text:p>unknown</text:p>
          </table:table-cell>
          <table:table-cell table:style-name="ce3" table:formula="of:=IF(OR([.F1476]=&quot;true&quot;; [.G1476]=&quot;true&quot;); &quot;true&quot;; IF(OR([.F1476]=&quot;false reach&quot;; [.G1476]=&quot;false reach&quot;); &quot;false&quot;; &quot;unknown&quot;))" office:value-type="string" office:string-value="unknown">
            <text:p>unknown</text:p>
          </table:table-cell>
          <table:table-cell table:style-name="ce3" table:formula="of:=IF(OR([.H1476]=&quot;true&quot;; [.I1476]=&quot;true&quot;); &quot;true&quot;; IF(OR([.H1476]=&quot;false reach&quot;; [.I1476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0.c.i </text:p>
          </table:table-cell>
          <table:table-cell table:formula="of:=IF(OR([.E1477]=&quot;true&quot;; [.F1477]=&quot;true&quot;; [.G1477]=&quot;true&quot;; [.H1477]=&quot;true&quot;; [.I1477]=&quot;true&quot;; [.J1477]=&quot;true&quot;); &quot;true&quot;; IF(OR([.E1477]=&quot;false reach&quot;; [.F1477]=&quot;false reach&quot;; [.G1477]=&quot;false reach&quot;; [.H1477]=&quot;false reach&quot;; [.I1477]=&quot;false reach&quot;; [.J1477]=&quot;false reach&quot;); &quot;false&quot;; &quot;unknown&quot;))" office:value-type="string" office:string-value="false">
            <text:p>false</text:p>
          </table:table-cell>
          <table:table-cell table:style-name="ce3" table:formula="of:=IF(OR([.F1477]=&quot;true&quot;; [.G1477]=&quot;true&quot;); &quot;true&quot;; IF(OR([.F1477]=&quot;false reach&quot;; [.G1477]=&quot;false reach&quot;); &quot;false&quot;; &quot;unknown&quot;))" office:value-type="string" office:string-value="unknown">
            <text:p>unknown</text:p>
          </table:table-cell>
          <table:table-cell table:style-name="ce3" table:formula="of:=IF(OR([.H1477]=&quot;true&quot;; [.I1477]=&quot;true&quot;); &quot;true&quot;; IF(OR([.H1477]=&quot;false reach&quot;; [.I147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1.c.i </text:p>
          </table:table-cell>
          <table:table-cell table:formula="of:=IF(OR([.E1478]=&quot;true&quot;; [.F1478]=&quot;true&quot;; [.G1478]=&quot;true&quot;; [.H1478]=&quot;true&quot;; [.I1478]=&quot;true&quot;; [.J1478]=&quot;true&quot;); &quot;true&quot;; IF(OR([.E1478]=&quot;false reach&quot;; [.F1478]=&quot;false reach&quot;; [.G1478]=&quot;false reach&quot;; [.H1478]=&quot;false reach&quot;; [.I1478]=&quot;false reach&quot;; [.J1478]=&quot;false reach&quot;); &quot;false&quot;; &quot;unknown&quot;))" office:value-type="string" office:string-value="unknown">
            <text:p>unknown</text:p>
          </table:table-cell>
          <table:table-cell table:style-name="ce3" table:formula="of:=IF(OR([.F1478]=&quot;true&quot;; [.G1478]=&quot;true&quot;); &quot;true&quot;; IF(OR([.F1478]=&quot;false reach&quot;; [.G1478]=&quot;false reach&quot;); &quot;false&quot;; &quot;unknown&quot;))" office:value-type="string" office:string-value="unknown">
            <text:p>unknown</text:p>
          </table:table-cell>
          <table:table-cell table:style-name="ce3" table:formula="of:=IF(OR([.H1478]=&quot;true&quot;; [.I1478]=&quot;true&quot;); &quot;true&quot;; IF(OR([.H1478]=&quot;false reach&quot;; [.I1478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2.c.i </text:p>
          </table:table-cell>
          <table:table-cell table:formula="of:=IF(OR([.E1479]=&quot;true&quot;; [.F1479]=&quot;true&quot;; [.G1479]=&quot;true&quot;; [.H1479]=&quot;true&quot;; [.I1479]=&quot;true&quot;; [.J1479]=&quot;true&quot;); &quot;true&quot;; IF(OR([.E1479]=&quot;false reach&quot;; [.F1479]=&quot;false reach&quot;; [.G1479]=&quot;false reach&quot;; [.H1479]=&quot;false reach&quot;; [.I1479]=&quot;false reach&quot;; [.J1479]=&quot;false reach&quot;); &quot;false&quot;; &quot;unknown&quot;))" office:value-type="string" office:string-value="false">
            <text:p>false</text:p>
          </table:table-cell>
          <table:table-cell table:style-name="ce3" table:formula="of:=IF(OR([.F1479]=&quot;true&quot;; [.G1479]=&quot;true&quot;); &quot;true&quot;; IF(OR([.F1479]=&quot;false reach&quot;; [.G1479]=&quot;false reach&quot;); &quot;false&quot;; &quot;unknown&quot;))" office:value-type="string" office:string-value="unknown">
            <text:p>unknown</text:p>
          </table:table-cell>
          <table:table-cell table:style-name="ce3" table:formula="of:=IF(OR([.H1479]=&quot;true&quot;; [.I1479]=&quot;true&quot;); &quot;true&quot;; IF(OR([.H1479]=&quot;false reach&quot;; [.I147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3.c.i </text:p>
          </table:table-cell>
          <table:table-cell table:formula="of:=IF(OR([.E1480]=&quot;true&quot;; [.F1480]=&quot;true&quot;; [.G1480]=&quot;true&quot;; [.H1480]=&quot;true&quot;; [.I1480]=&quot;true&quot;; [.J1480]=&quot;true&quot;); &quot;true&quot;; IF(OR([.E1480]=&quot;false reach&quot;; [.F1480]=&quot;false reach&quot;; [.G1480]=&quot;false reach&quot;; [.H1480]=&quot;false reach&quot;; [.I1480]=&quot;false reach&quot;; [.J1480]=&quot;false reach&quot;); &quot;false&quot;; &quot;unknown&quot;))" office:value-type="string" office:string-value="unknown">
            <text:p>unknown</text:p>
          </table:table-cell>
          <table:table-cell table:style-name="ce3" table:formula="of:=IF(OR([.F1480]=&quot;true&quot;; [.G1480]=&quot;true&quot;); &quot;true&quot;; IF(OR([.F1480]=&quot;false reach&quot;; [.G1480]=&quot;false reach&quot;); &quot;false&quot;; &quot;unknown&quot;))" office:value-type="string" office:string-value="unknown">
            <text:p>unknown</text:p>
          </table:table-cell>
          <table:table-cell table:style-name="ce3" table:formula="of:=IF(OR([.H1480]=&quot;true&quot;; [.I1480]=&quot;true&quot;); &quot;true&quot;; IF(OR([.H1480]=&quot;false reach&quot;; [.I1480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64.c.i </text:p>
          </table:table-cell>
          <table:table-cell table:formula="of:=IF(OR([.E1481]=&quot;true&quot;; [.F1481]=&quot;true&quot;; [.G1481]=&quot;true&quot;; [.H1481]=&quot;true&quot;; [.I1481]=&quot;true&quot;; [.J1481]=&quot;true&quot;); &quot;true&quot;; IF(OR([.E1481]=&quot;false reach&quot;; [.F1481]=&quot;false reach&quot;; [.G1481]=&quot;false reach&quot;; [.H1481]=&quot;false reach&quot;; [.I1481]=&quot;false reach&quot;; [.J1481]=&quot;false reach&quot;); &quot;false&quot;; &quot;unknown&quot;))" office:value-type="string" office:string-value="false">
            <text:p>false</text:p>
          </table:table-cell>
          <table:table-cell table:style-name="ce3" table:formula="of:=IF(OR([.F1481]=&quot;true&quot;; [.G1481]=&quot;true&quot;); &quot;true&quot;; IF(OR([.F1481]=&quot;false reach&quot;; [.G1481]=&quot;false reach&quot;); &quot;false&quot;; &quot;unknown&quot;))" office:value-type="string" office:string-value="unknown">
            <text:p>unknown</text:p>
          </table:table-cell>
          <table:table-cell table:style-name="ce3" table:formula="of:=IF(OR([.H1481]=&quot;true&quot;; [.I1481]=&quot;true&quot;); &quot;true&quot;; IF(OR([.H1481]=&quot;false reach&quot;; [.I148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5.c.i </text:p>
          </table:table-cell>
          <table:table-cell table:formula="of:=IF(OR([.E1482]=&quot;true&quot;; [.F1482]=&quot;true&quot;; [.G1482]=&quot;true&quot;; [.H1482]=&quot;true&quot;; [.I1482]=&quot;true&quot;; [.J1482]=&quot;true&quot;); &quot;true&quot;; IF(OR([.E1482]=&quot;false reach&quot;; [.F1482]=&quot;false reach&quot;; [.G1482]=&quot;false reach&quot;; [.H1482]=&quot;false reach&quot;; [.I1482]=&quot;false reach&quot;; [.J1482]=&quot;false reach&quot;); &quot;false&quot;; &quot;unknown&quot;))" office:value-type="string" office:string-value="false">
            <text:p>false</text:p>
          </table:table-cell>
          <table:table-cell table:style-name="ce3" table:formula="of:=IF(OR([.F1482]=&quot;true&quot;; [.G1482]=&quot;true&quot;); &quot;true&quot;; IF(OR([.F1482]=&quot;false reach&quot;; [.G1482]=&quot;false reach&quot;); &quot;false&quot;; &quot;unknown&quot;))" office:value-type="string" office:string-value="unknown">
            <text:p>unknown</text:p>
          </table:table-cell>
          <table:table-cell table:style-name="ce3" table:formula="of:=IF(OR([.H1482]=&quot;true&quot;; [.I1482]=&quot;true&quot;); &quot;true&quot;; IF(OR([.H1482]=&quot;false reach&quot;; [.I148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66.c.i </text:p>
          </table:table-cell>
          <table:table-cell table:formula="of:=IF(OR([.E1483]=&quot;true&quot;; [.F1483]=&quot;true&quot;; [.G1483]=&quot;true&quot;; [.H1483]=&quot;true&quot;; [.I1483]=&quot;true&quot;; [.J1483]=&quot;true&quot;); &quot;true&quot;; IF(OR([.E1483]=&quot;false reach&quot;; [.F1483]=&quot;false reach&quot;; [.G1483]=&quot;false reach&quot;; [.H1483]=&quot;false reach&quot;; [.I1483]=&quot;false reach&quot;; [.J1483]=&quot;false reach&quot;); &quot;false&quot;; &quot;unknown&quot;))" office:value-type="string" office:string-value="false">
            <text:p>false</text:p>
          </table:table-cell>
          <table:table-cell table:style-name="ce3" table:formula="of:=IF(OR([.F1483]=&quot;true&quot;; [.G1483]=&quot;true&quot;); &quot;true&quot;; IF(OR([.F1483]=&quot;false reach&quot;; [.G1483]=&quot;false reach&quot;); &quot;false&quot;; &quot;unknown&quot;))" office:value-type="string" office:string-value="unknown">
            <text:p>unknown</text:p>
          </table:table-cell>
          <table:table-cell table:style-name="ce3" table:formula="of:=IF(OR([.H1483]=&quot;true&quot;; [.I1483]=&quot;true&quot;); &quot;true&quot;; IF(OR([.H1483]=&quot;false reach&quot;; [.I148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7.c.i </text:p>
          </table:table-cell>
          <table:table-cell table:formula="of:=IF(OR([.E1484]=&quot;true&quot;; [.F1484]=&quot;true&quot;; [.G1484]=&quot;true&quot;; [.H1484]=&quot;true&quot;; [.I1484]=&quot;true&quot;; [.J1484]=&quot;true&quot;); &quot;true&quot;; IF(OR([.E1484]=&quot;false reach&quot;; [.F1484]=&quot;false reach&quot;; [.G1484]=&quot;false reach&quot;; [.H1484]=&quot;false reach&quot;; [.I1484]=&quot;false reach&quot;; [.J1484]=&quot;false reach&quot;); &quot;false&quot;; &quot;unknown&quot;))" office:value-type="string" office:string-value="false">
            <text:p>false</text:p>
          </table:table-cell>
          <table:table-cell table:style-name="ce3" table:formula="of:=IF(OR([.F1484]=&quot;true&quot;; [.G1484]=&quot;true&quot;); &quot;true&quot;; IF(OR([.F1484]=&quot;false reach&quot;; [.G1484]=&quot;false reach&quot;); &quot;false&quot;; &quot;unknown&quot;))" office:value-type="string" office:string-value="unknown">
            <text:p>unknown</text:p>
          </table:table-cell>
          <table:table-cell table:style-name="ce3" table:formula="of:=IF(OR([.H1484]=&quot;true&quot;; [.I1484]=&quot;true&quot;); &quot;true&quot;; IF(OR([.H1484]=&quot;false reach&quot;; [.I148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68.c.i </text:p>
          </table:table-cell>
          <table:table-cell table:formula="of:=IF(OR([.E1485]=&quot;true&quot;; [.F1485]=&quot;true&quot;; [.G1485]=&quot;true&quot;; [.H1485]=&quot;true&quot;; [.I1485]=&quot;true&quot;; [.J1485]=&quot;true&quot;); &quot;true&quot;; IF(OR([.E1485]=&quot;false reach&quot;; [.F1485]=&quot;false reach&quot;; [.G1485]=&quot;false reach&quot;; [.H1485]=&quot;false reach&quot;; [.I1485]=&quot;false reach&quot;; [.J1485]=&quot;false reach&quot;); &quot;false&quot;; &quot;unknown&quot;))" office:value-type="string" office:string-value="false">
            <text:p>false</text:p>
          </table:table-cell>
          <table:table-cell table:style-name="ce3" table:formula="of:=IF(OR([.F1485]=&quot;true&quot;; [.G1485]=&quot;true&quot;); &quot;true&quot;; IF(OR([.F1485]=&quot;false reach&quot;; [.G1485]=&quot;false reach&quot;); &quot;false&quot;; &quot;unknown&quot;))" office:value-type="string" office:string-value="unknown">
            <text:p>unknown</text:p>
          </table:table-cell>
          <table:table-cell table:style-name="ce3" table:formula="of:=IF(OR([.H1485]=&quot;true&quot;; [.I1485]=&quot;true&quot;); &quot;true&quot;; IF(OR([.H1485]=&quot;false reach&quot;; [.I148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69.c.i </text:p>
          </table:table-cell>
          <table:table-cell table:formula="of:=IF(OR([.E1486]=&quot;true&quot;; [.F1486]=&quot;true&quot;; [.G1486]=&quot;true&quot;; [.H1486]=&quot;true&quot;; [.I1486]=&quot;true&quot;; [.J1486]=&quot;true&quot;); &quot;true&quot;; IF(OR([.E1486]=&quot;false reach&quot;; [.F1486]=&quot;false reach&quot;; [.G1486]=&quot;false reach&quot;; [.H1486]=&quot;false reach&quot;; [.I1486]=&quot;false reach&quot;; [.J1486]=&quot;false reach&quot;); &quot;false&quot;; &quot;unknown&quot;))" office:value-type="string" office:string-value="unknown">
            <text:p>unknown</text:p>
          </table:table-cell>
          <table:table-cell table:style-name="ce3" table:formula="of:=IF(OR([.F1486]=&quot;true&quot;; [.G1486]=&quot;true&quot;); &quot;true&quot;; IF(OR([.F1486]=&quot;false reach&quot;; [.G1486]=&quot;false reach&quot;); &quot;false&quot;; &quot;unknown&quot;))" office:value-type="string" office:string-value="unknown">
            <text:p>unknown</text:p>
          </table:table-cell>
          <table:table-cell table:style-name="ce3" table:formula="of:=IF(OR([.H1486]=&quot;true&quot;; [.I1486]=&quot;true&quot;); &quot;true&quot;; IF(OR([.H1486]=&quot;false reach&quot;; [.I1486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70.c.i </text:p>
          </table:table-cell>
          <table:table-cell table:formula="of:=IF(OR([.E1487]=&quot;true&quot;; [.F1487]=&quot;true&quot;; [.G1487]=&quot;true&quot;; [.H1487]=&quot;true&quot;; [.I1487]=&quot;true&quot;; [.J1487]=&quot;true&quot;); &quot;true&quot;; IF(OR([.E1487]=&quot;false reach&quot;; [.F1487]=&quot;false reach&quot;; [.G1487]=&quot;false reach&quot;; [.H1487]=&quot;false reach&quot;; [.I1487]=&quot;false reach&quot;; [.J1487]=&quot;false reach&quot;); &quot;false&quot;; &quot;unknown&quot;))" office:value-type="string" office:string-value="false">
            <text:p>false</text:p>
          </table:table-cell>
          <table:table-cell table:style-name="ce3" table:formula="of:=IF(OR([.F1487]=&quot;true&quot;; [.G1487]=&quot;true&quot;); &quot;true&quot;; IF(OR([.F1487]=&quot;false reach&quot;; [.G1487]=&quot;false reach&quot;); &quot;false&quot;; &quot;unknown&quot;))" office:value-type="string" office:string-value="unknown">
            <text:p>unknown</text:p>
          </table:table-cell>
          <table:table-cell table:style-name="ce3" table:formula="of:=IF(OR([.H1487]=&quot;true&quot;; [.I1487]=&quot;true&quot;); &quot;true&quot;; IF(OR([.H1487]=&quot;false reach&quot;; [.I148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71.c.i </text:p>
          </table:table-cell>
          <table:table-cell table:formula="of:=IF(OR([.E1488]=&quot;true&quot;; [.F1488]=&quot;true&quot;; [.G1488]=&quot;true&quot;; [.H1488]=&quot;true&quot;; [.I1488]=&quot;true&quot;; [.J1488]=&quot;true&quot;); &quot;true&quot;; IF(OR([.E1488]=&quot;false reach&quot;; [.F1488]=&quot;false reach&quot;; [.G1488]=&quot;false reach&quot;; [.H1488]=&quot;false reach&quot;; [.I1488]=&quot;false reach&quot;; [.J1488]=&quot;false reach&quot;); &quot;false&quot;; &quot;unknown&quot;))" office:value-type="string" office:string-value="false">
            <text:p>false</text:p>
          </table:table-cell>
          <table:table-cell table:style-name="ce3" table:formula="of:=IF(OR([.F1488]=&quot;true&quot;; [.G1488]=&quot;true&quot;); &quot;true&quot;; IF(OR([.F1488]=&quot;false reach&quot;; [.G1488]=&quot;false reach&quot;); &quot;false&quot;; &quot;unknown&quot;))" office:value-type="string" office:string-value="unknown">
            <text:p>unknown</text:p>
          </table:table-cell>
          <table:table-cell table:style-name="ce3" table:formula="of:=IF(OR([.H1488]=&quot;true&quot;; [.I1488]=&quot;true&quot;); &quot;true&quot;; IF(OR([.H1488]=&quot;false reach&quot;; [.I1488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72.c.i </text:p>
          </table:table-cell>
          <table:table-cell table:formula="of:=IF(OR([.E1489]=&quot;true&quot;; [.F1489]=&quot;true&quot;; [.G1489]=&quot;true&quot;; [.H1489]=&quot;true&quot;; [.I1489]=&quot;true&quot;; [.J1489]=&quot;true&quot;); &quot;true&quot;; IF(OR([.E1489]=&quot;false reach&quot;; [.F1489]=&quot;false reach&quot;; [.G1489]=&quot;false reach&quot;; [.H1489]=&quot;false reach&quot;; [.I1489]=&quot;false reach&quot;; [.J1489]=&quot;false reach&quot;); &quot;false&quot;; &quot;unknown&quot;))" office:value-type="string" office:string-value="unknown">
            <text:p>unknown</text:p>
          </table:table-cell>
          <table:table-cell table:style-name="ce3" table:formula="of:=IF(OR([.F1489]=&quot;true&quot;; [.G1489]=&quot;true&quot;); &quot;true&quot;; IF(OR([.F1489]=&quot;false reach&quot;; [.G1489]=&quot;false reach&quot;); &quot;false&quot;; &quot;unknown&quot;))" office:value-type="string" office:string-value="unknown">
            <text:p>unknown</text:p>
          </table:table-cell>
          <table:table-cell table:style-name="ce3" table:formula="of:=IF(OR([.H1489]=&quot;true&quot;; [.I1489]=&quot;true&quot;); &quot;true&quot;; IF(OR([.H1489]=&quot;false reach&quot;; [.I1489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73.c.i </text:p>
          </table:table-cell>
          <table:table-cell table:formula="of:=IF(OR([.E1490]=&quot;true&quot;; [.F1490]=&quot;true&quot;; [.G1490]=&quot;true&quot;; [.H1490]=&quot;true&quot;; [.I1490]=&quot;true&quot;; [.J1490]=&quot;true&quot;); &quot;true&quot;; IF(OR([.E1490]=&quot;false reach&quot;; [.F1490]=&quot;false reach&quot;; [.G1490]=&quot;false reach&quot;; [.H1490]=&quot;false reach&quot;; [.I1490]=&quot;false reach&quot;; [.J1490]=&quot;false reach&quot;); &quot;false&quot;; &quot;unknown&quot;))" office:value-type="string" office:string-value="unknown">
            <text:p>unknown</text:p>
          </table:table-cell>
          <table:table-cell table:style-name="ce3" table:formula="of:=IF(OR([.F1490]=&quot;true&quot;; [.G1490]=&quot;true&quot;); &quot;true&quot;; IF(OR([.F1490]=&quot;false reach&quot;; [.G1490]=&quot;false reach&quot;); &quot;false&quot;; &quot;unknown&quot;))" office:value-type="string" office:string-value="unknown">
            <text:p>unknown</text:p>
          </table:table-cell>
          <table:table-cell table:style-name="ce3" table:formula="of:=IF(OR([.H1490]=&quot;true&quot;; [.I1490]=&quot;true&quot;); &quot;true&quot;; IF(OR([.H1490]=&quot;false reach&quot;; [.I1490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74.c.i </text:p>
          </table:table-cell>
          <table:table-cell table:formula="of:=IF(OR([.E1491]=&quot;true&quot;; [.F1491]=&quot;true&quot;; [.G1491]=&quot;true&quot;; [.H1491]=&quot;true&quot;; [.I1491]=&quot;true&quot;; [.J1491]=&quot;true&quot;); &quot;true&quot;; IF(OR([.E1491]=&quot;false reach&quot;; [.F1491]=&quot;false reach&quot;; [.G1491]=&quot;false reach&quot;; [.H1491]=&quot;false reach&quot;; [.I1491]=&quot;false reach&quot;; [.J1491]=&quot;false reach&quot;); &quot;false&quot;; &quot;unknown&quot;))" office:value-type="string" office:string-value="unknown">
            <text:p>unknown</text:p>
          </table:table-cell>
          <table:table-cell table:style-name="ce3" table:formula="of:=IF(OR([.F1491]=&quot;true&quot;; [.G1491]=&quot;true&quot;); &quot;true&quot;; IF(OR([.F1491]=&quot;false reach&quot;; [.G1491]=&quot;false reach&quot;); &quot;false&quot;; &quot;unknown&quot;))" office:value-type="string" office:string-value="unknown">
            <text:p>unknown</text:p>
          </table:table-cell>
          <table:table-cell table:style-name="ce3" table:formula="of:=IF(OR([.H1491]=&quot;true&quot;; [.I1491]=&quot;true&quot;); &quot;true&quot;; IF(OR([.H1491]=&quot;false reach&quot;; [.I1491]=&quot;false reach&quot;); &quot;false&quot;; &quot;unknown&quot;))" office:value-type="string" office:string-value="unknown">
            <text:p>unknown</text:p>
          </table:table-cell>
          <table:table-cell table:number-columns-repeated="4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75.c.i </text:p>
          </table:table-cell>
          <table:table-cell table:formula="of:=IF(OR([.E1492]=&quot;true&quot;; [.F1492]=&quot;true&quot;; [.G1492]=&quot;true&quot;; [.H1492]=&quot;true&quot;; [.I1492]=&quot;true&quot;; [.J1492]=&quot;true&quot;); &quot;true&quot;; IF(OR([.E1492]=&quot;false reach&quot;; [.F1492]=&quot;false reach&quot;; [.G1492]=&quot;false reach&quot;; [.H1492]=&quot;false reach&quot;; [.I1492]=&quot;false reach&quot;; [.J1492]=&quot;false reach&quot;); &quot;false&quot;; &quot;unknown&quot;))" office:value-type="string" office:string-value="false">
            <text:p>false</text:p>
          </table:table-cell>
          <table:table-cell table:style-name="ce3" table:formula="of:=IF(OR([.F1492]=&quot;true&quot;; [.G1492]=&quot;true&quot;); &quot;true&quot;; IF(OR([.F1492]=&quot;false reach&quot;; [.G1492]=&quot;false reach&quot;); &quot;false&quot;; &quot;unknown&quot;))" office:value-type="string" office:string-value="unknown">
            <text:p>unknown</text:p>
          </table:table-cell>
          <table:table-cell table:style-name="ce3" table:formula="of:=IF(OR([.H1492]=&quot;true&quot;; [.I1492]=&quot;true&quot;); &quot;true&quot;; IF(OR([.H1492]=&quot;false reach&quot;; [.I149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76.c.i </text:p>
          </table:table-cell>
          <table:table-cell table:formula="of:=IF(OR([.E1493]=&quot;true&quot;; [.F1493]=&quot;true&quot;; [.G1493]=&quot;true&quot;; [.H1493]=&quot;true&quot;; [.I1493]=&quot;true&quot;; [.J1493]=&quot;true&quot;); &quot;true&quot;; IF(OR([.E1493]=&quot;false reach&quot;; [.F1493]=&quot;false reach&quot;; [.G1493]=&quot;false reach&quot;; [.H1493]=&quot;false reach&quot;; [.I1493]=&quot;false reach&quot;; [.J1493]=&quot;false reach&quot;); &quot;false&quot;; &quot;unknown&quot;))" office:value-type="string" office:string-value="unknown">
            <text:p>unknown</text:p>
          </table:table-cell>
          <table:table-cell table:style-name="ce3" table:formula="of:=IF(OR([.F1493]=&quot;true&quot;; [.G1493]=&quot;true&quot;); &quot;true&quot;; IF(OR([.F1493]=&quot;false reach&quot;; [.G1493]=&quot;false reach&quot;); &quot;false&quot;; &quot;unknown&quot;))" office:value-type="string" office:string-value="unknown">
            <text:p>unknown</text:p>
          </table:table-cell>
          <table:table-cell table:style-name="ce3" table:formula="of:=IF(OR([.H1493]=&quot;true&quot;; [.I1493]=&quot;true&quot;); &quot;true&quot;; IF(OR([.H1493]=&quot;false reach&quot;; [.I1493]=&quot;false reach&quot;); &quot;false&quot;; &quot;unknown&quot;))" office:value-type="string" office:string-value="unknown">
            <text:p>unknown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77.c.i </text:p>
          </table:table-cell>
          <table:table-cell table:formula="of:=IF(OR([.E1494]=&quot;true&quot;; [.F1494]=&quot;true&quot;; [.G1494]=&quot;true&quot;; [.H1494]=&quot;true&quot;; [.I1494]=&quot;true&quot;; [.J1494]=&quot;true&quot;); &quot;true&quot;; IF(OR([.E1494]=&quot;false reach&quot;; [.F1494]=&quot;false reach&quot;; [.G1494]=&quot;false reach&quot;; [.H1494]=&quot;false reach&quot;; [.I1494]=&quot;false reach&quot;; [.J1494]=&quot;false reach&quot;); &quot;false&quot;; &quot;unknown&quot;))" office:value-type="string" office:string-value="false">
            <text:p>false</text:p>
          </table:table-cell>
          <table:table-cell table:style-name="ce3" table:formula="of:=IF(OR([.F1494]=&quot;true&quot;; [.G1494]=&quot;true&quot;); &quot;true&quot;; IF(OR([.F1494]=&quot;false reach&quot;; [.G1494]=&quot;false reach&quot;); &quot;false&quot;; &quot;unknown&quot;))" office:value-type="string" office:string-value="unknown">
            <text:p>unknown</text:p>
          </table:table-cell>
          <table:table-cell table:style-name="ce3" table:formula="of:=IF(OR([.H1494]=&quot;true&quot;; [.I1494]=&quot;true&quot;); &quot;true&quot;; IF(OR([.H1494]=&quot;false reach&quot;; [.I149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78.c.i </text:p>
          </table:table-cell>
          <table:table-cell table:formula="of:=IF(OR([.E1495]=&quot;true&quot;; [.F1495]=&quot;true&quot;; [.G1495]=&quot;true&quot;; [.H1495]=&quot;true&quot;; [.I1495]=&quot;true&quot;; [.J1495]=&quot;true&quot;); &quot;true&quot;; IF(OR([.E1495]=&quot;false reach&quot;; [.F1495]=&quot;false reach&quot;; [.G1495]=&quot;false reach&quot;; [.H1495]=&quot;false reach&quot;; [.I1495]=&quot;false reach&quot;; [.J1495]=&quot;false reach&quot;); &quot;false&quot;; &quot;unknown&quot;))" office:value-type="string" office:string-value="false">
            <text:p>false</text:p>
          </table:table-cell>
          <table:table-cell table:style-name="ce3" table:formula="of:=IF(OR([.F1495]=&quot;true&quot;; [.G1495]=&quot;true&quot;); &quot;true&quot;; IF(OR([.F1495]=&quot;false reach&quot;; [.G1495]=&quot;false reach&quot;); &quot;false&quot;; &quot;unknown&quot;))" office:value-type="string" office:string-value="unknown">
            <text:p>unknown</text:p>
          </table:table-cell>
          <table:table-cell table:style-name="ce3" table:formula="of:=IF(OR([.H1495]=&quot;true&quot;; [.I1495]=&quot;true&quot;); &quot;true&quot;; IF(OR([.H1495]=&quot;false reach&quot;; [.I149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79.c.i </text:p>
          </table:table-cell>
          <table:table-cell table:formula="of:=IF(OR([.E1496]=&quot;true&quot;; [.F1496]=&quot;true&quot;; [.G1496]=&quot;true&quot;; [.H1496]=&quot;true&quot;; [.I1496]=&quot;true&quot;; [.J1496]=&quot;true&quot;); &quot;true&quot;; IF(OR([.E1496]=&quot;false reach&quot;; [.F1496]=&quot;false reach&quot;; [.G1496]=&quot;false reach&quot;; [.H1496]=&quot;false reach&quot;; [.I1496]=&quot;false reach&quot;; [.J1496]=&quot;false reach&quot;); &quot;false&quot;; &quot;unknown&quot;))" office:value-type="string" office:string-value="false">
            <text:p>false</text:p>
          </table:table-cell>
          <table:table-cell table:style-name="ce3" table:formula="of:=IF(OR([.F1496]=&quot;true&quot;; [.G1496]=&quot;true&quot;); &quot;true&quot;; IF(OR([.F1496]=&quot;false reach&quot;; [.G1496]=&quot;false reach&quot;); &quot;false&quot;; &quot;unknown&quot;))" office:value-type="string" office:string-value="unknown">
            <text:p>unknown</text:p>
          </table:table-cell>
          <table:table-cell table:style-name="ce3" table:formula="of:=IF(OR([.H1496]=&quot;true&quot;; [.I1496]=&quot;true&quot;); &quot;true&quot;; IF(OR([.H1496]=&quot;false reach&quot;; [.I149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0.c.i </text:p>
          </table:table-cell>
          <table:table-cell table:formula="of:=IF(OR([.E1497]=&quot;true&quot;; [.F1497]=&quot;true&quot;; [.G1497]=&quot;true&quot;; [.H1497]=&quot;true&quot;; [.I1497]=&quot;true&quot;; [.J1497]=&quot;true&quot;); &quot;true&quot;; IF(OR([.E1497]=&quot;false reach&quot;; [.F1497]=&quot;false reach&quot;; [.G1497]=&quot;false reach&quot;; [.H1497]=&quot;false reach&quot;; [.I1497]=&quot;false reach&quot;; [.J1497]=&quot;false reach&quot;); &quot;false&quot;; &quot;unknown&quot;))" office:value-type="string" office:string-value="false">
            <text:p>false</text:p>
          </table:table-cell>
          <table:table-cell table:style-name="ce3" table:formula="of:=IF(OR([.F1497]=&quot;true&quot;; [.G1497]=&quot;true&quot;); &quot;true&quot;; IF(OR([.F1497]=&quot;false reach&quot;; [.G1497]=&quot;false reach&quot;); &quot;false&quot;; &quot;unknown&quot;))" office:value-type="string" office:string-value="unknown">
            <text:p>unknown</text:p>
          </table:table-cell>
          <table:table-cell table:style-name="ce3" table:formula="of:=IF(OR([.H1497]=&quot;true&quot;; [.I1497]=&quot;true&quot;); &quot;true&quot;; IF(OR([.H1497]=&quot;false reach&quot;; [.I149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1.c.i </text:p>
          </table:table-cell>
          <table:table-cell table:formula="of:=IF(OR([.E1498]=&quot;true&quot;; [.F1498]=&quot;true&quot;; [.G1498]=&quot;true&quot;; [.H1498]=&quot;true&quot;; [.I1498]=&quot;true&quot;; [.J1498]=&quot;true&quot;); &quot;true&quot;; IF(OR([.E1498]=&quot;false reach&quot;; [.F1498]=&quot;false reach&quot;; [.G1498]=&quot;false reach&quot;; [.H1498]=&quot;false reach&quot;; [.I1498]=&quot;false reach&quot;; [.J1498]=&quot;false reach&quot;); &quot;false&quot;; &quot;unknown&quot;))" office:value-type="string" office:string-value="unknown">
            <text:p>unknown</text:p>
          </table:table-cell>
          <table:table-cell table:style-name="ce3" table:formula="of:=IF(OR([.F1498]=&quot;true&quot;; [.G1498]=&quot;true&quot;); &quot;true&quot;; IF(OR([.F1498]=&quot;false reach&quot;; [.G1498]=&quot;false reach&quot;); &quot;false&quot;; &quot;unknown&quot;))" office:value-type="string" office:string-value="unknown">
            <text:p>unknown</text:p>
          </table:table-cell>
          <table:table-cell table:style-name="ce3" table:formula="of:=IF(OR([.H1498]=&quot;true&quot;; [.I1498]=&quot;true&quot;); &quot;true&quot;; IF(OR([.H1498]=&quot;false reach&quot;; [.I1498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2.c.i </text:p>
          </table:table-cell>
          <table:table-cell table:formula="of:=IF(OR([.E1499]=&quot;true&quot;; [.F1499]=&quot;true&quot;; [.G1499]=&quot;true&quot;; [.H1499]=&quot;true&quot;; [.I1499]=&quot;true&quot;; [.J1499]=&quot;true&quot;); &quot;true&quot;; IF(OR([.E1499]=&quot;false reach&quot;; [.F1499]=&quot;false reach&quot;; [.G1499]=&quot;false reach&quot;; [.H1499]=&quot;false reach&quot;; [.I1499]=&quot;false reach&quot;; [.J1499]=&quot;false reach&quot;); &quot;false&quot;; &quot;unknown&quot;))" office:value-type="string" office:string-value="unknown">
            <text:p>unknown</text:p>
          </table:table-cell>
          <table:table-cell table:style-name="ce3" table:formula="of:=IF(OR([.F1499]=&quot;true&quot;; [.G1499]=&quot;true&quot;); &quot;true&quot;; IF(OR([.F1499]=&quot;false reach&quot;; [.G1499]=&quot;false reach&quot;); &quot;false&quot;; &quot;unknown&quot;))" office:value-type="string" office:string-value="unknown">
            <text:p>unknown</text:p>
          </table:table-cell>
          <table:table-cell table:style-name="ce3" table:formula="of:=IF(OR([.H1499]=&quot;true&quot;; [.I1499]=&quot;true&quot;); &quot;true&quot;; IF(OR([.H1499]=&quot;false reach&quot;; [.I1499]=&quot;false reach&quot;); &quot;false&quot;; &quot;unknown&quot;))" office:value-type="string" office:string-value="unknown">
            <text:p>unknown</text:p>
          </table:table-cell>
          <table:table-cell table:number-columns-repeated="5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3.c.i </text:p>
          </table:table-cell>
          <table:table-cell table:formula="of:=IF(OR([.E1500]=&quot;true&quot;; [.F1500]=&quot;true&quot;; [.G1500]=&quot;true&quot;; [.H1500]=&quot;true&quot;; [.I1500]=&quot;true&quot;; [.J1500]=&quot;true&quot;); &quot;true&quot;; IF(OR([.E1500]=&quot;false reach&quot;; [.F1500]=&quot;false reach&quot;; [.G1500]=&quot;false reach&quot;; [.H1500]=&quot;false reach&quot;; [.I1500]=&quot;false reach&quot;; [.J1500]=&quot;false reach&quot;); &quot;false&quot;; &quot;unknown&quot;))" office:value-type="string" office:string-value="false">
            <text:p>false</text:p>
          </table:table-cell>
          <table:table-cell table:style-name="ce3" table:formula="of:=IF(OR([.F1500]=&quot;true&quot;; [.G1500]=&quot;true&quot;); &quot;true&quot;; IF(OR([.F1500]=&quot;false reach&quot;; [.G1500]=&quot;false reach&quot;); &quot;false&quot;; &quot;unknown&quot;))" office:value-type="string" office:string-value="unknown">
            <text:p>unknown</text:p>
          </table:table-cell>
          <table:table-cell table:style-name="ce3" table:formula="of:=IF(OR([.H1500]=&quot;true&quot;; [.I1500]=&quot;true&quot;); &quot;true&quot;; IF(OR([.H1500]=&quot;false reach&quot;; [.I150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4.c.i </text:p>
          </table:table-cell>
          <table:table-cell table:formula="of:=IF(OR([.E1501]=&quot;true&quot;; [.F1501]=&quot;true&quot;; [.G1501]=&quot;true&quot;; [.H1501]=&quot;true&quot;; [.I1501]=&quot;true&quot;; [.J1501]=&quot;true&quot;); &quot;true&quot;; IF(OR([.E1501]=&quot;false reach&quot;; [.F1501]=&quot;false reach&quot;; [.G1501]=&quot;false reach&quot;; [.H1501]=&quot;false reach&quot;; [.I1501]=&quot;false reach&quot;; [.J1501]=&quot;false reach&quot;); &quot;false&quot;; &quot;unknown&quot;))" office:value-type="string" office:string-value="false">
            <text:p>false</text:p>
          </table:table-cell>
          <table:table-cell table:style-name="ce3" table:formula="of:=IF(OR([.F1501]=&quot;true&quot;; [.G1501]=&quot;true&quot;); &quot;true&quot;; IF(OR([.F1501]=&quot;false reach&quot;; [.G1501]=&quot;false reach&quot;); &quot;false&quot;; &quot;unknown&quot;))" office:value-type="string" office:string-value="unknown">
            <text:p>unknown</text:p>
          </table:table-cell>
          <table:table-cell table:style-name="ce3" table:formula="of:=IF(OR([.H1501]=&quot;true&quot;; [.I1501]=&quot;true&quot;); &quot;true&quot;; IF(OR([.H1501]=&quot;false reach&quot;; [.I1501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5.c.i </text:p>
          </table:table-cell>
          <table:table-cell table:formula="of:=IF(OR([.E1502]=&quot;true&quot;; [.F1502]=&quot;true&quot;; [.G1502]=&quot;true&quot;; [.H1502]=&quot;true&quot;; [.I1502]=&quot;true&quot;; [.J1502]=&quot;true&quot;); &quot;true&quot;; IF(OR([.E1502]=&quot;false reach&quot;; [.F1502]=&quot;false reach&quot;; [.G1502]=&quot;false reach&quot;; [.H1502]=&quot;false reach&quot;; [.I1502]=&quot;false reach&quot;; [.J1502]=&quot;false reach&quot;); &quot;false&quot;; &quot;unknown&quot;))" office:value-type="string" office:string-value="false">
            <text:p>false</text:p>
          </table:table-cell>
          <table:table-cell table:style-name="ce3" table:formula="of:=IF(OR([.F1502]=&quot;true&quot;; [.G1502]=&quot;true&quot;); &quot;true&quot;; IF(OR([.F1502]=&quot;false reach&quot;; [.G1502]=&quot;false reach&quot;); &quot;false&quot;; &quot;unknown&quot;))" office:value-type="string" office:string-value="unknown">
            <text:p>unknown</text:p>
          </table:table-cell>
          <table:table-cell table:style-name="ce3" table:formula="of:=IF(OR([.H1502]=&quot;true&quot;; [.I1502]=&quot;true&quot;); &quot;true&quot;; IF(OR([.H1502]=&quot;false reach&quot;; [.I150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2"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86.c.i </text:p>
          </table:table-cell>
          <table:table-cell table:formula="of:=IF(OR([.E1503]=&quot;true&quot;; [.F1503]=&quot;true&quot;; [.G1503]=&quot;true&quot;; [.H1503]=&quot;true&quot;; [.I1503]=&quot;true&quot;; [.J1503]=&quot;true&quot;); &quot;true&quot;; IF(OR([.E1503]=&quot;false reach&quot;; [.F1503]=&quot;false reach&quot;; [.G1503]=&quot;false reach&quot;; [.H1503]=&quot;false reach&quot;; [.I1503]=&quot;false reach&quot;; [.J1503]=&quot;false reach&quot;); &quot;false&quot;; &quot;unknown&quot;))" office:value-type="string" office:string-value="false">
            <text:p>false</text:p>
          </table:table-cell>
          <table:table-cell table:style-name="ce3" table:formula="of:=IF(OR([.F1503]=&quot;true&quot;; [.G1503]=&quot;true&quot;); &quot;true&quot;; IF(OR([.F1503]=&quot;false reach&quot;; [.G1503]=&quot;false reach&quot;); &quot;false&quot;; &quot;unknown&quot;))" office:value-type="string" office:string-value="unknown">
            <text:p>unknown</text:p>
          </table:table-cell>
          <table:table-cell table:style-name="ce3" table:formula="of:=IF(OR([.H1503]=&quot;true&quot;; [.I1503]=&quot;true&quot;); &quot;true&quot;; IF(OR([.H1503]=&quot;false reach&quot;; [.I150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87.c.i </text:p>
          </table:table-cell>
          <table:table-cell table:formula="of:=IF(OR([.E1504]=&quot;true&quot;; [.F1504]=&quot;true&quot;; [.G1504]=&quot;true&quot;; [.H1504]=&quot;true&quot;; [.I1504]=&quot;true&quot;; [.J1504]=&quot;true&quot;); &quot;true&quot;; IF(OR([.E1504]=&quot;false reach&quot;; [.F1504]=&quot;false reach&quot;; [.G1504]=&quot;false reach&quot;; [.H1504]=&quot;false reach&quot;; [.I1504]=&quot;false reach&quot;; [.J1504]=&quot;false reach&quot;); &quot;false&quot;; &quot;unknown&quot;))" office:value-type="string" office:string-value="unknown">
            <text:p>unknown</text:p>
          </table:table-cell>
          <table:table-cell table:style-name="ce3" table:formula="of:=IF(OR([.F1504]=&quot;true&quot;; [.G1504]=&quot;true&quot;); &quot;true&quot;; IF(OR([.F1504]=&quot;false reach&quot;; [.G1504]=&quot;false reach&quot;); &quot;false&quot;; &quot;unknown&quot;))" office:value-type="string" office:string-value="unknown">
            <text:p>unknown</text:p>
          </table:table-cell>
          <table:table-cell table:style-name="ce3" table:formula="of:=IF(OR([.H1504]=&quot;true&quot;; [.I1504]=&quot;true&quot;); &quot;true&quot;; IF(OR([.H1504]=&quot;false reach&quot;; [.I1504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88.c.i </text:p>
          </table:table-cell>
          <table:table-cell table:formula="of:=IF(OR([.E1505]=&quot;true&quot;; [.F1505]=&quot;true&quot;; [.G1505]=&quot;true&quot;; [.H1505]=&quot;true&quot;; [.I1505]=&quot;true&quot;; [.J1505]=&quot;true&quot;); &quot;true&quot;; IF(OR([.E1505]=&quot;false reach&quot;; [.F1505]=&quot;false reach&quot;; [.G1505]=&quot;false reach&quot;; [.H1505]=&quot;false reach&quot;; [.I1505]=&quot;false reach&quot;; [.J1505]=&quot;false reach&quot;); &quot;false&quot;; &quot;unknown&quot;))" office:value-type="string" office:string-value="false">
            <text:p>false</text:p>
          </table:table-cell>
          <table:table-cell table:style-name="ce3" table:formula="of:=IF(OR([.F1505]=&quot;true&quot;; [.G1505]=&quot;true&quot;); &quot;true&quot;; IF(OR([.F1505]=&quot;false reach&quot;; [.G1505]=&quot;false reach&quot;); &quot;false&quot;; &quot;unknown&quot;))" office:value-type="string" office:string-value="unknown">
            <text:p>unknown</text:p>
          </table:table-cell>
          <table:table-cell table:style-name="ce3" table:formula="of:=IF(OR([.H1505]=&quot;true&quot;; [.I1505]=&quot;true&quot;); &quot;true&quot;; IF(OR([.H1505]=&quot;false reach&quot;; [.I150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89.c.i </text:p>
          </table:table-cell>
          <table:table-cell table:formula="of:=IF(OR([.E1506]=&quot;true&quot;; [.F1506]=&quot;true&quot;; [.G1506]=&quot;true&quot;; [.H1506]=&quot;true&quot;; [.I1506]=&quot;true&quot;; [.J1506]=&quot;true&quot;); &quot;true&quot;; IF(OR([.E1506]=&quot;false reach&quot;; [.F1506]=&quot;false reach&quot;; [.G1506]=&quot;false reach&quot;; [.H1506]=&quot;false reach&quot;; [.I1506]=&quot;false reach&quot;; [.J1506]=&quot;false reach&quot;); &quot;false&quot;; &quot;unknown&quot;))" office:value-type="string" office:string-value="false">
            <text:p>false</text:p>
          </table:table-cell>
          <table:table-cell table:style-name="ce3" table:formula="of:=IF(OR([.F1506]=&quot;true&quot;; [.G1506]=&quot;true&quot;); &quot;true&quot;; IF(OR([.F1506]=&quot;false reach&quot;; [.G1506]=&quot;false reach&quot;); &quot;false&quot;; &quot;unknown&quot;))" office:value-type="string" office:string-value="unknown">
            <text:p>unknown</text:p>
          </table:table-cell>
          <table:table-cell table:style-name="ce3" table:formula="of:=IF(OR([.H1506]=&quot;true&quot;; [.I1506]=&quot;true&quot;); &quot;true&quot;; IF(OR([.H1506]=&quot;false reach&quot;; [.I150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90.c.i </text:p>
          </table:table-cell>
          <table:table-cell table:formula="of:=IF(OR([.E1507]=&quot;true&quot;; [.F1507]=&quot;true&quot;; [.G1507]=&quot;true&quot;; [.H1507]=&quot;true&quot;; [.I1507]=&quot;true&quot;; [.J1507]=&quot;true&quot;); &quot;true&quot;; IF(OR([.E1507]=&quot;false reach&quot;; [.F1507]=&quot;false reach&quot;; [.G1507]=&quot;false reach&quot;; [.H1507]=&quot;false reach&quot;; [.I1507]=&quot;false reach&quot;; [.J1507]=&quot;false reach&quot;); &quot;false&quot;; &quot;unknown&quot;))" office:value-type="string" office:string-value="false">
            <text:p>false</text:p>
          </table:table-cell>
          <table:table-cell table:style-name="ce3" table:formula="of:=IF(OR([.F1507]=&quot;true&quot;; [.G1507]=&quot;true&quot;); &quot;true&quot;; IF(OR([.F1507]=&quot;false reach&quot;; [.G1507]=&quot;false reach&quot;); &quot;false&quot;; &quot;unknown&quot;))" office:value-type="string" office:string-value="unknown">
            <text:p>unknown</text:p>
          </table:table-cell>
          <table:table-cell table:style-name="ce3" table:formula="of:=IF(OR([.H1507]=&quot;true&quot;; [.I1507]=&quot;true&quot;); &quot;true&quot;; IF(OR([.H1507]=&quot;false reach&quot;; [.I1507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91.c.i </text:p>
          </table:table-cell>
          <table:table-cell table:formula="of:=IF(OR([.E1508]=&quot;true&quot;; [.F1508]=&quot;true&quot;; [.G1508]=&quot;true&quot;; [.H1508]=&quot;true&quot;; [.I1508]=&quot;true&quot;; [.J1508]=&quot;true&quot;); &quot;true&quot;; IF(OR([.E1508]=&quot;false reach&quot;; [.F1508]=&quot;false reach&quot;; [.G1508]=&quot;false reach&quot;; [.H1508]=&quot;false reach&quot;; [.I1508]=&quot;false reach&quot;; [.J1508]=&quot;false reach&quot;); &quot;false&quot;; &quot;unknown&quot;))" office:value-type="string" office:string-value="unknown">
            <text:p>unknown</text:p>
          </table:table-cell>
          <table:table-cell table:style-name="ce3" table:formula="of:=IF(OR([.F1508]=&quot;true&quot;; [.G1508]=&quot;true&quot;); &quot;true&quot;; IF(OR([.F1508]=&quot;false reach&quot;; [.G1508]=&quot;false reach&quot;); &quot;false&quot;; &quot;unknown&quot;))" office:value-type="string" office:string-value="unknown">
            <text:p>unknown</text:p>
          </table:table-cell>
          <table:table-cell table:style-name="ce3" table:formula="of:=IF(OR([.H1508]=&quot;true&quot;; [.I1508]=&quot;true&quot;); &quot;true&quot;; IF(OR([.H1508]=&quot;false reach&quot;; [.I1508]=&quot;false reach&quot;); &quot;false&quot;; &quot;unknown&quot;))" office:value-type="string" office:string-value="unknown">
            <text:p>unknown</text:p>
          </table:table-cell>
          <table:table-cell table:number-columns-repeated="2" office:value-type="string">
            <text:p>timeout </text:p>
          </table:table-cell>
          <table:table-cell office:value-type="string">
            <text:p>out of memory </text:p>
          </table:table-cell>
          <table:table-cell table:number-columns-repeated="2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92.c.i </text:p>
          </table:table-cell>
          <table:table-cell table:formula="of:=IF(OR([.E1509]=&quot;true&quot;; [.F1509]=&quot;true&quot;; [.G1509]=&quot;true&quot;; [.H1509]=&quot;true&quot;; [.I1509]=&quot;true&quot;; [.J1509]=&quot;true&quot;); &quot;true&quot;; IF(OR([.E1509]=&quot;false reach&quot;; [.F1509]=&quot;false reach&quot;; [.G1509]=&quot;false reach&quot;; [.H1509]=&quot;false reach&quot;; [.I1509]=&quot;false reach&quot;; [.J1509]=&quot;false reach&quot;); &quot;false&quot;; &quot;unknown&quot;))" office:value-type="string" office:string-value="false">
            <text:p>false</text:p>
          </table:table-cell>
          <table:table-cell table:style-name="ce3" table:formula="of:=IF(OR([.F1509]=&quot;true&quot;; [.G1509]=&quot;true&quot;); &quot;true&quot;; IF(OR([.F1509]=&quot;false reach&quot;; [.G1509]=&quot;false reach&quot;); &quot;false&quot;; &quot;unknown&quot;))" office:value-type="string" office:string-value="unknown">
            <text:p>unknown</text:p>
          </table:table-cell>
          <table:table-cell table:style-name="ce3" table:formula="of:=IF(OR([.H1509]=&quot;true&quot;; [.I1509]=&quot;true&quot;); &quot;true&quot;; IF(OR([.H1509]=&quot;false reach&quot;; [.I1509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93.c.i </text:p>
          </table:table-cell>
          <table:table-cell table:formula="of:=IF(OR([.E1510]=&quot;true&quot;; [.F1510]=&quot;true&quot;; [.G1510]=&quot;true&quot;; [.H1510]=&quot;true&quot;; [.I1510]=&quot;true&quot;; [.J1510]=&quot;true&quot;); &quot;true&quot;; IF(OR([.E1510]=&quot;false reach&quot;; [.F1510]=&quot;false reach&quot;; [.G1510]=&quot;false reach&quot;; [.H1510]=&quot;false reach&quot;; [.I1510]=&quot;false reach&quot;; [.J1510]=&quot;false reach&quot;); &quot;false&quot;; &quot;unknown&quot;))" office:value-type="string" office:string-value="false">
            <text:p>false</text:p>
          </table:table-cell>
          <table:table-cell table:style-name="ce3" table:formula="of:=IF(OR([.F1510]=&quot;true&quot;; [.G1510]=&quot;true&quot;); &quot;true&quot;; IF(OR([.F1510]=&quot;false reach&quot;; [.G1510]=&quot;false reach&quot;); &quot;false&quot;; &quot;unknown&quot;))" office:value-type="string" office:string-value="unknown">
            <text:p>unknown</text:p>
          </table:table-cell>
          <table:table-cell table:style-name="ce3" table:formula="of:=IF(OR([.H1510]=&quot;true&quot;; [.I1510]=&quot;true&quot;); &quot;true&quot;; IF(OR([.H1510]=&quot;false reach&quot;; [.I1510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94.c.i </text:p>
          </table:table-cell>
          <table:table-cell table:formula="of:=IF(OR([.E1511]=&quot;true&quot;; [.F1511]=&quot;true&quot;; [.G1511]=&quot;true&quot;; [.H1511]=&quot;true&quot;; [.I1511]=&quot;true&quot;; [.J1511]=&quot;true&quot;); &quot;true&quot;; IF(OR([.E1511]=&quot;false reach&quot;; [.F1511]=&quot;false reach&quot;; [.G1511]=&quot;false reach&quot;; [.H1511]=&quot;false reach&quot;; [.I1511]=&quot;false reach&quot;; [.J1511]=&quot;false reach&quot;); &quot;false&quot;; &quot;unknown&quot;))" office:value-type="string" office:string-value="unknown">
            <text:p>unknown</text:p>
          </table:table-cell>
          <table:table-cell table:style-name="ce3" table:formula="of:=IF(OR([.F1511]=&quot;true&quot;; [.G1511]=&quot;true&quot;); &quot;true&quot;; IF(OR([.F1511]=&quot;false reach&quot;; [.G1511]=&quot;false reach&quot;); &quot;false&quot;; &quot;unknown&quot;))" office:value-type="string" office:string-value="unknown">
            <text:p>unknown</text:p>
          </table:table-cell>
          <table:table-cell table:style-name="ce3" table:formula="of:=IF(OR([.H1511]=&quot;true&quot;; [.I1511]=&quot;true&quot;); &quot;true&quot;; IF(OR([.H1511]=&quot;false reach&quot;; [.I1511]=&quot;false reach&quot;); &quot;false&quot;; &quot;unknown&quot;))" office:value-type="string" office:string-value="unknown">
            <text:p>unknown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95.c.i </text:p>
          </table:table-cell>
          <table:table-cell table:formula="of:=IF(OR([.E1512]=&quot;true&quot;; [.F1512]=&quot;true&quot;; [.G1512]=&quot;true&quot;; [.H1512]=&quot;true&quot;; [.I1512]=&quot;true&quot;; [.J1512]=&quot;true&quot;); &quot;true&quot;; IF(OR([.E1512]=&quot;false reach&quot;; [.F1512]=&quot;false reach&quot;; [.G1512]=&quot;false reach&quot;; [.H1512]=&quot;false reach&quot;; [.I1512]=&quot;false reach&quot;; [.J1512]=&quot;false reach&quot;); &quot;false&quot;; &quot;unknown&quot;))" office:value-type="string" office:string-value="false">
            <text:p>false</text:p>
          </table:table-cell>
          <table:table-cell table:style-name="ce3" table:formula="of:=IF(OR([.F1512]=&quot;true&quot;; [.G1512]=&quot;true&quot;); &quot;true&quot;; IF(OR([.F1512]=&quot;false reach&quot;; [.G1512]=&quot;false reach&quot;); &quot;false&quot;; &quot;unknown&quot;))" office:value-type="string" office:string-value="unknown">
            <text:p>unknown</text:p>
          </table:table-cell>
          <table:table-cell table:style-name="ce3" table:formula="of:=IF(OR([.H1512]=&quot;true&quot;; [.I1512]=&quot;true&quot;); &quot;true&quot;; IF(OR([.H1512]=&quot;false reach&quot;; [.I1512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timeout </text:p>
          </table:table-cell>
          <table:table-cell/>
        </table:table-row>
        <table:table-row table:style-name="ro3">
          <table:table-cell office:value-type="string">
            <text:p>Problem19_96.c.i </text:p>
          </table:table-cell>
          <table:table-cell table:formula="of:=IF(OR([.E1513]=&quot;true&quot;; [.F1513]=&quot;true&quot;; [.G1513]=&quot;true&quot;; [.H1513]=&quot;true&quot;; [.I1513]=&quot;true&quot;; [.J1513]=&quot;true&quot;); &quot;true&quot;; IF(OR([.E1513]=&quot;false reach&quot;; [.F1513]=&quot;false reach&quot;; [.G1513]=&quot;false reach&quot;; [.H1513]=&quot;false reach&quot;; [.I1513]=&quot;false reach&quot;; [.J1513]=&quot;false reach&quot;); &quot;false&quot;; &quot;unknown&quot;))" office:value-type="string" office:string-value="false">
            <text:p>false</text:p>
          </table:table-cell>
          <table:table-cell table:style-name="ce3" table:formula="of:=IF(OR([.F1513]=&quot;true&quot;; [.G1513]=&quot;true&quot;); &quot;true&quot;; IF(OR([.F1513]=&quot;false reach&quot;; [.G1513]=&quot;false reach&quot;); &quot;false&quot;; &quot;unknown&quot;))" office:value-type="string" office:string-value="unknown">
            <text:p>unknown</text:p>
          </table:table-cell>
          <table:table-cell table:style-name="ce3" table:formula="of:=IF(OR([.H1513]=&quot;true&quot;; [.I1513]=&quot;true&quot;); &quot;true&quot;; IF(OR([.H1513]=&quot;false reach&quot;; [.I1513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timeout </text:p>
          </table:table-cell>
          <table:table-cell table:number-columns-repeated="3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97.c.i </text:p>
          </table:table-cell>
          <table:table-cell table:formula="of:=IF(OR([.E1514]=&quot;true&quot;; [.F1514]=&quot;true&quot;; [.G1514]=&quot;true&quot;; [.H1514]=&quot;true&quot;; [.I1514]=&quot;true&quot;; [.J1514]=&quot;true&quot;); &quot;true&quot;; IF(OR([.E1514]=&quot;false reach&quot;; [.F1514]=&quot;false reach&quot;; [.G1514]=&quot;false reach&quot;; [.H1514]=&quot;false reach&quot;; [.I1514]=&quot;false reach&quot;; [.J1514]=&quot;false reach&quot;); &quot;false&quot;; &quot;unknown&quot;))" office:value-type="string" office:string-value="false">
            <text:p>false</text:p>
          </table:table-cell>
          <table:table-cell table:style-name="ce3" table:formula="of:=IF(OR([.F1514]=&quot;true&quot;; [.G1514]=&quot;true&quot;); &quot;true&quot;; IF(OR([.F1514]=&quot;false reach&quot;; [.G1514]=&quot;false reach&quot;); &quot;false&quot;; &quot;unknown&quot;))" office:value-type="string" office:string-value="unknown">
            <text:p>unknown</text:p>
          </table:table-cell>
          <table:table-cell table:style-name="ce3" table:formula="of:=IF(OR([.H1514]=&quot;true&quot;; [.I1514]=&quot;true&quot;); &quot;true&quot;; IF(OR([.H1514]=&quot;false reach&quot;; [.I1514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3" office:value-type="string">
            <text:p>timeout </text:p>
          </table:table-cell>
          <table:table-cell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98.c.i </text:p>
          </table:table-cell>
          <table:table-cell table:formula="of:=IF(OR([.E1515]=&quot;true&quot;; [.F1515]=&quot;true&quot;; [.G1515]=&quot;true&quot;; [.H1515]=&quot;true&quot;; [.I1515]=&quot;true&quot;; [.J1515]=&quot;true&quot;); &quot;true&quot;; IF(OR([.E1515]=&quot;false reach&quot;; [.F1515]=&quot;false reach&quot;; [.G1515]=&quot;false reach&quot;; [.H1515]=&quot;false reach&quot;; [.I1515]=&quot;false reach&quot;; [.J1515]=&quot;false reach&quot;); &quot;false&quot;; &quot;unknown&quot;))" office:value-type="string" office:string-value="false">
            <text:p>false</text:p>
          </table:table-cell>
          <table:table-cell table:style-name="ce3" table:formula="of:=IF(OR([.F1515]=&quot;true&quot;; [.G1515]=&quot;true&quot;); &quot;true&quot;; IF(OR([.F1515]=&quot;false reach&quot;; [.G1515]=&quot;false reach&quot;); &quot;false&quot;; &quot;unknown&quot;))" office:value-type="string" office:string-value="unknown">
            <text:p>unknown</text:p>
          </table:table-cell>
          <table:table-cell table:style-name="ce3" table:formula="of:=IF(OR([.H1515]=&quot;true&quot;; [.I1515]=&quot;true&quot;); &quot;true&quot;; IF(OR([.H1515]=&quot;false reach&quot;; [.I1515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table:number-columns-repeated="4" office:value-type="string">
            <text:p>out of memory </text:p>
          </table:table-cell>
          <table:table-cell/>
        </table:table-row>
        <table:table-row table:style-name="ro3">
          <table:table-cell office:value-type="string">
            <text:p>Problem19_99.c.i </text:p>
          </table:table-cell>
          <table:table-cell table:formula="of:=IF(OR([.E1516]=&quot;true&quot;; [.F1516]=&quot;true&quot;; [.G1516]=&quot;true&quot;; [.H1516]=&quot;true&quot;; [.I1516]=&quot;true&quot;; [.J1516]=&quot;true&quot;); &quot;true&quot;; IF(OR([.E1516]=&quot;false reach&quot;; [.F1516]=&quot;false reach&quot;; [.G1516]=&quot;false reach&quot;; [.H1516]=&quot;false reach&quot;; [.I1516]=&quot;false reach&quot;; [.J1516]=&quot;false reach&quot;); &quot;false&quot;; &quot;unknown&quot;))" office:value-type="string" office:string-value="false">
            <text:p>false</text:p>
          </table:table-cell>
          <table:table-cell table:style-name="ce3" table:formula="of:=IF(OR([.F1516]=&quot;true&quot;; [.G1516]=&quot;true&quot;); &quot;true&quot;; IF(OR([.F1516]=&quot;false reach&quot;; [.G1516]=&quot;false reach&quot;); &quot;false&quot;; &quot;unknown&quot;))" office:value-type="string" office:string-value="unknown">
            <text:p>unknown</text:p>
          </table:table-cell>
          <table:table-cell table:style-name="ce3" table:formula="of:=IF(OR([.H1516]=&quot;true&quot;; [.I1516]=&quot;true&quot;); &quot;true&quot;; IF(OR([.H1516]=&quot;false reach&quot;; [.I1516]=&quot;false reach&quot;); &quot;false&quot;; &quot;unknown&quot;))" office:value-type="string" office:string-value="unknown">
            <text:p>unknown</text:p>
          </table:table-cell>
          <table:table-cell office:value-type="string">
            <text:p>false reach</text:p>
          </table:table-cell>
          <table:table-cell office:value-type="string">
            <text:p>out of memory </text:p>
          </table:table-cell>
          <table:table-cell office:value-type="string">
            <text:p>timeout </text:p>
          </table:table-cell>
          <table:table-cell table:number-columns-repeated="2" office:value-type="string">
            <text:p>out of memory </text:p>
          </table:table-cell>
          <table:table-cell/>
        </table:table-row>
        <table:table-row table:style-name="ro3">
          <table:table-cell table:style-name="ce1" office:value-type="string">
            <text:p>#trues</text:p>
          </table:table-cell>
          <table:table-cell table:formula="of:=COUNTIF([.B$1217:.B$1516]; &quot;true&quot;)" office:value-type="float" office:value="96">
            <text:p>96</text:p>
          </table:table-cell>
          <table:table-cell table:formula="of:=COUNTIF([.$C$1217:.$C$1516]; &quot;true&quot;)" office:value-type="float" office:value="64">
            <text:p>64</text:p>
          </table:table-cell>
          <table:table-cell table:formula="of:=COUNTIF([.$D$1217:.$D$1516]; &quot;true&quot;)" office:value-type="float" office:value="96">
            <text:p>96</text:p>
          </table:table-cell>
          <table:table-cell table:formula="of:=COUNTIF([.E$1217:.E$1516]; &quot;true&quot;)" office:value-type="float" office:value="0">
            <text:p>0</text:p>
          </table:table-cell>
          <table:table-cell table:formula="of:=COUNTIF([.F$1217:.F$1516]; &quot;true&quot;)" office:value-type="float" office:value="8">
            <text:p>8</text:p>
          </table:table-cell>
          <table:table-cell table:formula="of:=COUNTIF([.G$1217:.G$1516]; &quot;true&quot;)" office:value-type="float" office:value="64">
            <text:p>64</text:p>
          </table:table-cell>
          <table:table-cell table:formula="of:=COUNTIF([.H$1217:.H$1516]; &quot;true&quot;)" office:value-type="float" office:value="94">
            <text:p>94</text:p>
          </table:table-cell>
          <table:table-cell table:formula="of:=COUNTIF([.I$1217:.I$1516]; &quot;true&quot;)" office:value-type="float" office:value="92">
            <text:p>92</text:p>
          </table:table-cell>
          <table:table-cell/>
        </table:table-row>
        <table:table-row table:style-name="ro2">
          <table:table-cell office:value-type="string">
            <text:p>#falses</text:p>
          </table:table-cell>
          <table:table-cell table:formula="of:=COUNTIF([.$B$1217:.$B$1516]; &quot;false&quot;)" office:value-type="float" office:value="109">
            <text:p>109</text:p>
          </table:table-cell>
          <table:table-cell table:formula="of:=COUNTIF([.$C$1217:.$C$1516]; &quot;false&quot;)" office:value-type="float" office:value="0">
            <text:p>0</text:p>
          </table:table-cell>
          <table:table-cell table:formula="of:=COUNTIF([.$D$1217:.$D$1516]; &quot;false&quot;)" office:value-type="float" office:value="0">
            <text:p>0</text:p>
          </table:table-cell>
          <table:table-cell table:formula="of:=COUNTIF([.E$1217:.E$1516]; &quot;false reach&quot;)" office:value-type="float" office:value="109">
            <text:p>109</text:p>
          </table:table-cell>
          <table:table-cell table:formula="of:=COUNTIF([.F$1217:.F$1516]; &quot;false reach&quot;)" office:value-type="float" office:value="0">
            <text:p>0</text:p>
          </table:table-cell>
          <table:table-cell table:formula="of:=COUNTIF([.G$1217:.G$1516]; &quot;false reach&quot;)" office:value-type="float" office:value="0">
            <text:p>0</text:p>
          </table:table-cell>
          <table:table-cell table:formula="of:=COUNTIF([.H$1217:.H$1516]; &quot;false reach&quot;)" office:value-type="float" office:value="0">
            <text:p>0</text:p>
          </table:table-cell>
          <table:table-cell table:formula="of:=COUNTIF([.I$1217:.I$1516]; &quot;false reach&quot;)" office:value-type="float" office:value="0">
            <text:p>0</text:p>
          </table:table-cell>
          <table:table-cell/>
        </table:table-row>
        <table:table-row table:style-name="ro3">
          <table:table-cell table:style-name="ce2" office:value-type="string">
            <text:p>#solved</text:p>
          </table:table-cell>
          <table:table-cell table:style-name="ce2" table:formula="of:=[.B1518]+[.B1517]" office:value-type="float" office:value="205">
            <text:p>205</text:p>
          </table:table-cell>
          <table:table-cell table:style-name="ce2" table:formula="of:=[.C1518]+[.C1517]" office:value-type="float" office:value="64">
            <text:p>64</text:p>
          </table:table-cell>
          <table:table-cell table:style-name="ce2" table:formula="of:=[.D1518]+[.D1517]" office:value-type="float" office:value="96">
            <text:p>96</text:p>
          </table:table-cell>
          <table:table-cell table:formula="of:=[.E1517]+[.E1518]" office:value-type="float" office:value="109">
            <text:p>109</text:p>
          </table:table-cell>
          <table:table-cell table:formula="of:=[.F1517]+[.F1518]" office:value-type="float" office:value="8">
            <text:p>8</text:p>
          </table:table-cell>
          <table:table-cell table:formula="of:=[.G1517]+[.G1518]" office:value-type="float" office:value="64">
            <text:p>64</text:p>
          </table:table-cell>
          <table:table-cell table:formula="of:=[.H1517]+[.H1518]" office:value-type="float" office:value="94">
            <text:p>94</text:p>
          </table:table-cell>
          <table:table-cell table:formula="of:=[.I1517]+[.I1518]" office:value-type="float" office:value="92">
            <text:p>92</text:p>
          </table:table-cell>
          <table:table-cell/>
        </table:table-row>
        <table:table-row table:style-name="ro3">
          <table:table-cell office:value-type="string">
            <text:p>#unknowns</text:p>
          </table:table-cell>
          <table:table-cell table:formula="of:=COUNTIF([.$B$1217:.$B$1516]; &quot;unknown&quot;)" office:value-type="float" office:value="95">
            <text:p>95</text:p>
          </table:table-cell>
          <table:table-cell table:formula="of:=COUNTIF([.$C$1217:.$C$1516]; &quot;unknown&quot;)" office:value-type="float" office:value="236">
            <text:p>236</text:p>
          </table:table-cell>
          <table:table-cell table:formula="of:=COUNTIF([.$D$1217:.$D$1516]; &quot;unknown&quot;)" office:value-type="float" office:value="204">
            <text:p>204</text:p>
          </table:table-cell>
          <table:table-cell table:formula="of:=[.$B$1521]-[.E1519]" office:value-type="float" office:value="191">
            <text:p>191</text:p>
          </table:table-cell>
          <table:table-cell table:formula="of:=[.$B$1521]-[.F1519]" office:value-type="float" office:value="292">
            <text:p>292</text:p>
          </table:table-cell>
          <table:table-cell table:formula="of:=[.$B$1521]-[.G1519]" office:value-type="float" office:value="236">
            <text:p>236</text:p>
          </table:table-cell>
          <table:table-cell table:formula="of:=[.$B$1521]-[.H1519]" office:value-type="float" office:value="206">
            <text:p>206</text:p>
          </table:table-cell>
          <table:table-cell table:formula="of:=[.$B$1521]-[.I1519]" office:value-type="float" office:value="208">
            <text:p>208</text:p>
          </table:table-cell>
          <table:table-cell/>
        </table:table-row>
        <table:table-row table:style-name="ro3">
          <table:table-cell office:value-type="string">
            <text:p>#total</text:p>
          </table:table-cell>
          <table:table-cell table:formula="of:=[.B1520]+[.B1519]" office:value-type="float" office:value="300">
            <text:p>300</text:p>
          </table:table-cell>
          <table:table-cell table:formula="of:=[.C1520]+[.C1519]" office:value-type="float" office:value="300">
            <text:p>300</text:p>
          </table:table-cell>
          <table:table-cell table:formula="of:=[.D1520]+[.D1519]" office:value-type="float" office:value="300">
            <text:p>300</text:p>
          </table:table-cell>
          <table:table-cell table:formula="of:=[.E1520]+[.E1519]" office:value-type="float" office:value="300">
            <text:p>300</text:p>
          </table:table-cell>
          <table:table-cell table:formula="of:=[.F1520]+[.F1519]" office:value-type="float" office:value="300">
            <text:p>300</text:p>
          </table:table-cell>
          <table:table-cell table:formula="of:=[.G1520]+[.G1519]" office:value-type="float" office:value="300">
            <text:p>300</text:p>
          </table:table-cell>
          <table:table-cell table:formula="of:=[.H1520]+[.H1519]" office:value-type="float" office:value="300">
            <text:p>300</text:p>
          </table:table-cell>
          <table:table-cell table:formula="of:=[.I1520]+[.I1519]" office:value-type="float" office:value="300">
            <text:p>300</text:p>
          </table:table-cell>
          <table:table-cell/>
        </table:table-row>
        <table:table-row table:style-name="ro3" table:number-rows-repeated="1047054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  <table:database-ranges>
        <table:database-range table:name="__Anonymous_Sheet_DB__0" table:target-range-address="AggregatedResults.B1:AggregatedResults.B15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Löwe</meta:initial-creator>
    <meta:creation-date>2014-09-04T08:49:11</meta:creation-date>
    <dc:date>2014-10-20T10:49:51</dc:date>
    <dc:creator>Stefan Löwe</dc:creator>
    <meta:editing-duration>P7DT23H44M55S</meta:editing-duration>
    <meta:editing-cycles>39</meta:editing-cycles>
    <meta:generator>LibreOffice/3.5$Linux_X86_64 LibreOffice_project/350m1$Build-2</meta:generator>
    <meta:document-statistic meta:table-count="1" meta:cell-count="15136" meta:object-count="0"/>
  </office:meta>
</office:document-meta>
</file>